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382in"/>
    </style:style>
    <style:style style:name="co12" style:family="table-column">
      <style:table-column-properties fo:break-before="auto" style:column-width="0.7146in"/>
    </style:style>
    <style:style style:name="co13" style:family="table-column">
      <style:table-column-properties fo:break-before="auto" style:column-width="0.80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68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2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6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4" table:number-columns-repeated="6" table:default-cell-style-name="Default"/>
        <table:table-column table:style-name="co8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926" table:default-cell-style-name="Default"/>
        <table:table-row table:style-name="ro1">
          <table:table-cell table:style-name="ce1" office:value-type="string">
            <text:p>DEPARTAMENT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TIPO</text:p>
          </table:table-cell>
          <table:table-cell table:style-name="ce2" office:value-type="date" office:date-value="2009-01-01">
            <text:p>01/09</text:p>
          </table:table-cell>
          <table:table-cell table:style-name="ce2" office:value-type="date" office:date-value="2009-02-01">
            <text:p>02/09</text:p>
          </table:table-cell>
          <table:table-cell table:style-name="ce2" office:value-type="date" office:date-value="2009-03-01">
            <text:p>03/09</text:p>
          </table:table-cell>
          <table:table-cell table:style-name="ce2" office:value-type="date" office:date-value="2009-04-01">
            <text:p>04/09</text:p>
          </table:table-cell>
          <table:table-cell table:style-name="ce2" office:value-type="date" office:date-value="2009-05-01">
            <text:p>05/09</text:p>
          </table:table-cell>
          <table:table-cell table:style-name="ce2" office:value-type="date" office:date-value="2009-06-01">
            <text:p>06/09</text:p>
          </table:table-cell>
          <table:table-cell table:style-name="ce2" office:value-type="date" office:date-value="2009-07-01">
            <text:p>07/09</text:p>
          </table:table-cell>
          <table:table-cell table:style-name="ce2" office:value-type="date" office:date-value="2009-08-01">
            <text:p>08/09</text:p>
          </table:table-cell>
          <table:table-cell table:style-name="ce2" office:value-type="date" office:date-value="2009-09-01">
            <text:p>09/09</text:p>
          </table:table-cell>
          <table:table-cell table:style-name="ce2" office:value-type="date" office:date-value="2009-10-01">
            <text:p>10/09</text:p>
          </table:table-cell>
          <table:table-cell table:style-name="ce2" office:value-type="date" office:date-value="2009-11-01">
            <text:p>11/09</text:p>
          </table:table-cell>
          <table:table-cell table:style-name="ce2" office:value-type="date" office:date-value="2009-12-01">
            <text:p>12/09</text:p>
          </table:table-cell>
          <table:table-cell table:style-name="ce2" office:value-type="date" office:date-value="2010-01-01">
            <text:p>01/10</text:p>
          </table:table-cell>
          <table:table-cell table:style-name="ce2" office:value-type="date" office:date-value="2010-02-01">
            <text:p>02/10</text:p>
          </table:table-cell>
          <table:table-cell table:style-name="ce2" office:value-type="date" office:date-value="2010-03-01">
            <text:p>03/10</text:p>
          </table:table-cell>
          <table:table-cell table:style-name="ce2" office:value-type="date" office:date-value="2010-04-01">
            <text:p>04/10</text:p>
          </table:table-cell>
          <table:table-cell table:style-name="ce2" office:value-type="date" office:date-value="2010-05-01">
            <text:p>05/10</text:p>
          </table:table-cell>
          <table:table-cell table:style-name="ce2" office:value-type="date" office:date-value="2010-06-01">
            <text:p>06/10</text:p>
          </table:table-cell>
          <table:table-cell table:style-name="ce2" office:value-type="date" office:date-value="2010-07-01">
            <text:p>07/10</text:p>
          </table:table-cell>
          <table:table-cell table:style-name="ce2" office:value-type="date" office:date-value="2010-08-01">
            <text:p>08/10</text:p>
          </table:table-cell>
          <table:table-cell table:style-name="ce2" office:value-type="date" office:date-value="2010-09-01">
            <text:p>09/10</text:p>
          </table:table-cell>
          <table:table-cell table:style-name="ce2" office:value-type="date" office:date-value="2010-10-01">
            <text:p>10/10</text:p>
          </table:table-cell>
          <table:table-cell table:style-name="ce2" office:value-type="date" office:date-value="2010-11-01">
            <text:p>11/10</text:p>
          </table:table-cell>
          <table:table-cell table:style-name="ce2" office:value-type="date" office:date-value="2010-12-01">
            <text:p>12/10</text:p>
          </table:table-cell>
          <table:table-cell table:style-name="ce2" office:value-type="date" office:date-value="2011-01-01">
            <text:p>01/11</text:p>
          </table:table-cell>
          <table:table-cell table:style-name="ce2" office:value-type="date" office:date-value="2011-02-01">
            <text:p>02/11</text:p>
          </table:table-cell>
          <table:table-cell table:style-name="ce2" office:value-type="date" office:date-value="2011-03-01">
            <text:p>03/11</text:p>
          </table:table-cell>
          <table:table-cell table:style-name="ce2" office:value-type="date" office:date-value="2011-04-01">
            <text:p>04/11</text:p>
          </table:table-cell>
          <table:table-cell table:style-name="ce2" office:value-type="date" office:date-value="2011-05-01">
            <text:p>05/11</text:p>
          </table:table-cell>
          <table:table-cell table:style-name="ce2" office:value-type="date" office:date-value="2011-06-01">
            <text:p>06/11</text:p>
          </table:table-cell>
          <table:table-cell table:style-name="ce2" office:value-type="date" office:date-value="2011-07-01">
            <text:p>07/11</text:p>
          </table:table-cell>
          <table:table-cell table:style-name="ce2" office:value-type="date" office:date-value="2011-08-01">
            <text:p>08/11</text:p>
          </table:table-cell>
          <table:table-cell table:style-name="ce2" office:value-type="date" office:date-value="2011-09-01">
            <text:p>09/11</text:p>
          </table:table-cell>
          <table:table-cell table:style-name="ce2" office:value-type="date" office:date-value="2011-10-01">
            <text:p>10/11</text:p>
          </table:table-cell>
          <table:table-cell table:style-name="ce2" office:value-type="date" office:date-value="2011-11-01">
            <text:p>11/11</text:p>
          </table:table-cell>
          <table:table-cell table:style-name="ce2" office:value-type="date" office:date-value="2011-12-01">
            <text:p>12/11</text:p>
          </table:table-cell>
          <table:table-cell table:style-name="ce2" office:value-type="date" office:date-value="2012-01-01">
            <text:p>01/12</text:p>
          </table:table-cell>
          <table:table-cell table:style-name="ce2" office:value-type="date" office:date-value="2012-02-01">
            <text:p>02/12</text:p>
          </table:table-cell>
          <table:table-cell table:style-name="ce2" office:value-type="date" office:date-value="2012-03-01">
            <text:p>03/12</text:p>
          </table:table-cell>
          <table:table-cell table:style-name="ce2" office:value-type="date" office:date-value="2012-04-01">
            <text:p>04/12</text:p>
          </table:table-cell>
          <table:table-cell table:style-name="ce2" office:value-type="date" office:date-value="2012-05-01">
            <text:p>05/12</text:p>
          </table:table-cell>
          <table:table-cell table:style-name="ce2" office:value-type="date" office:date-value="2012-06-01">
            <text:p>06/12</text:p>
          </table:table-cell>
          <table:table-cell table:style-name="ce2" office:value-type="date" office:date-value="2012-07-01">
            <text:p>07/12</text:p>
          </table:table-cell>
          <table:table-cell table:style-name="ce2" office:value-type="date" office:date-value="2012-08-01">
            <text:p>08/12</text:p>
          </table:table-cell>
          <table:table-cell table:style-name="ce2" office:value-type="date" office:date-value="2012-09-01">
            <text:p>09/12</text:p>
          </table:table-cell>
          <table:table-cell table:style-name="ce2" office:value-type="date" office:date-value="2012-10-01">
            <text:p>10/12</text:p>
          </table:table-cell>
          <table:table-cell table:style-name="ce2" office:value-type="date" office:date-value="2012-11-01">
            <text:p>11/12</text:p>
          </table:table-cell>
          <table:table-cell table:style-name="ce2" office:value-type="date" office:date-value="2012-12-01">
            <text:p>12/12</text:p>
          </table:table-cell>
          <table:table-cell table:style-name="ce2" office:value-type="date" office:date-value="2013-01-01">
            <text:p>01/13</text:p>
          </table:table-cell>
          <table:table-cell table:style-name="ce2" office:value-type="date" office:date-value="2013-02-01">
            <text:p>02/13</text:p>
          </table:table-cell>
          <table:table-cell table:style-name="ce2" office:value-type="date" office:date-value="2013-03-01">
            <text:p>03/13</text:p>
          </table:table-cell>
          <table:table-cell table:style-name="ce2" office:value-type="date" office:date-value="2013-04-01">
            <text:p>04/13</text:p>
          </table:table-cell>
          <table:table-cell table:style-name="ce2" office:value-type="date" office:date-value="2013-05-01">
            <text:p>05/13</text:p>
          </table:table-cell>
          <table:table-cell table:style-name="ce2" office:value-type="date" office:date-value="2013-06-01">
            <text:p>06/13</text:p>
          </table:table-cell>
          <table:table-cell table:style-name="ce2" office:value-type="date" office:date-value="2013-07-01">
            <text:p>07/13</text:p>
          </table:table-cell>
          <table:table-cell table:style-name="ce2" office:value-type="date" office:date-value="2013-08-01">
            <text:p>08/13</text:p>
          </table:table-cell>
          <table:table-cell table:style-name="ce2" office:value-type="date" office:date-value="2013-09-01">
            <text:p>09/13</text:p>
          </table:table-cell>
          <table:table-cell table:style-name="ce2" office:value-type="date" office:date-value="2013-10-01">
            <text:p>10/13</text:p>
          </table:table-cell>
          <table:table-cell table:style-name="ce2" office:value-type="date" office:date-value="2013-11-01">
            <text:p>11/13</text:p>
          </table:table-cell>
          <table:table-cell table:style-name="ce2" office:value-type="date" office:date-value="2013-12-01">
            <text:p>12/13</text:p>
          </table:table-cell>
          <table:table-cell table:style-name="ce2" office:value-type="date" office:date-value="2014-01-01">
            <text:p>01/14</text:p>
          </table:table-cell>
          <table:table-cell table:style-name="ce2" office:value-type="date" office:date-value="2014-02-01">
            <text:p>02/14</text:p>
          </table:table-cell>
          <table:table-cell table:style-name="ce2" office:value-type="date" office:date-value="2014-03-01">
            <text:p>03/14</text:p>
          </table:table-cell>
          <table:table-cell table:style-name="ce2" office:value-type="date" office:date-value="2014-04-01">
            <text:p>04/14</text:p>
          </table:table-cell>
          <table:table-cell table:style-name="ce1"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ACHIRAS </text:p>
          </table:table-cell>
          <table:table-cell office:value-type="string">
            <text:p>Municipio</text:p>
          </table:table-cell>
          <table:table-cell office:value-type="float" office:value="132125">
            <text:p>132125</text:p>
          </table:table-cell>
          <table:table-cell office:value-type="float" office:value="155035">
            <text:p>155035</text:p>
          </table:table-cell>
          <table:table-cell office:value-type="float" office:value="140264">
            <text:p>140264</text:p>
          </table:table-cell>
          <table:table-cell office:value-type="float" office:value="148031">
            <text:p>148031</text:p>
          </table:table-cell>
          <table:table-cell office:value-type="float" office:value="159411">
            <text:p>159411</text:p>
          </table:table-cell>
          <table:table-cell office:value-type="float" office:value="169126">
            <text:p>169126</text:p>
          </table:table-cell>
          <table:table-cell office:value-type="float" office:value="163073">
            <text:p>163073</text:p>
          </table:table-cell>
          <table:table-cell office:value-type="float" office:value="157950">
            <text:p>157950</text:p>
          </table:table-cell>
          <table:table-cell office:value-type="float" office:value="158955">
            <text:p>158955</text:p>
          </table:table-cell>
          <table:table-cell office:value-type="float" office:value="169008">
            <text:p>169008</text:p>
          </table:table-cell>
          <table:table-cell office:value-type="float" office:value="162593">
            <text:p>162593</text:p>
          </table:table-cell>
          <table:table-cell office:value-type="float" office:value="175190">
            <text:p>175190</text:p>
          </table:table-cell>
          <table:table-cell office:value-type="float" office:value="173094">
            <text:p>173094</text:p>
          </table:table-cell>
          <table:table-cell office:value-type="float" office:value="192122">
            <text:p>192122</text:p>
          </table:table-cell>
          <table:table-cell office:value-type="float" office:value="182713">
            <text:p>182713</text:p>
          </table:table-cell>
          <table:table-cell office:value-type="float" office:value="185296">
            <text:p>185296</text:p>
          </table:table-cell>
          <table:table-cell office:value-type="float" office:value="222169">
            <text:p>222169</text:p>
          </table:table-cell>
          <table:table-cell office:value-type="float" office:value="232554">
            <text:p>232554</text:p>
          </table:table-cell>
          <table:table-cell office:value-type="float" office:value="218777">
            <text:p>218777</text:p>
          </table:table-cell>
          <table:table-cell office:value-type="float" office:value="211682">
            <text:p>211682</text:p>
          </table:table-cell>
          <table:table-cell office:value-type="float" office:value="222896">
            <text:p>222896</text:p>
          </table:table-cell>
          <table:table-cell office:value-type="float" office:value="212868">
            <text:p>212868</text:p>
          </table:table-cell>
          <table:table-cell office:value-type="float" office:value="226344">
            <text:p>226344</text:p>
          </table:table-cell>
          <table:table-cell office:value-type="float" office:value="197031">
            <text:p>197031</text:p>
          </table:table-cell>
          <table:table-cell office:value-type="float" office:value="254878">
            <text:p>254878</text:p>
          </table:table-cell>
          <table:table-cell office:value-type="float" office:value="252590">
            <text:p>252590</text:p>
          </table:table-cell>
          <table:table-cell office:value-type="float" office:value="247391">
            <text:p>247391</text:p>
          </table:table-cell>
          <table:table-cell office:value-type="float" office:value="244608">
            <text:p>244608</text:p>
          </table:table-cell>
          <table:table-cell office:value-type="float" office:value="301663">
            <text:p>301663</text:p>
          </table:table-cell>
          <table:table-cell office:value-type="float" office:value="302731">
            <text:p>302731</text:p>
          </table:table-cell>
          <table:table-cell office:value-type="float" office:value="289225">
            <text:p>289225</text:p>
          </table:table-cell>
          <table:table-cell office:value-type="float" office:value="295090">
            <text:p>295090</text:p>
          </table:table-cell>
          <table:table-cell office:value-type="float" office:value="300695">
            <text:p>300695</text:p>
          </table:table-cell>
          <table:table-cell office:value-type="float" office:value="289753">
            <text:p>289753</text:p>
          </table:table-cell>
          <table:table-cell office:value-type="float" office:value="323005">
            <text:p>323005</text:p>
          </table:table-cell>
          <table:table-cell office:value-type="float" office:value="312662">
            <text:p>312662</text:p>
          </table:table-cell>
          <table:table-cell office:value-type="float" office:value="350548">
            <text:p>350548</text:p>
          </table:table-cell>
          <table:table-cell office:value-type="float" office:value="303043">
            <text:p>303043</text:p>
          </table:table-cell>
          <table:table-cell office:value-type="float" office:value="298174">
            <text:p>298174</text:p>
          </table:table-cell>
          <table:table-cell office:value-type="float" office:value="284907">
            <text:p>284907</text:p>
          </table:table-cell>
          <table:table-cell office:value-type="float" office:value="372596">
            <text:p>372596</text:p>
          </table:table-cell>
          <table:table-cell office:value-type="float" office:value="369499">
            <text:p>369499</text:p>
          </table:table-cell>
          <table:table-cell office:value-type="float" office:value="344520">
            <text:p>344520</text:p>
          </table:table-cell>
          <table:table-cell office:value-type="float" office:value="368444">
            <text:p>368444</text:p>
          </table:table-cell>
          <table:table-cell office:value-type="float" office:value="358017">
            <text:p>358017</text:p>
          </table:table-cell>
          <table:table-cell office:value-type="float" office:value="386946.1">
            <text:p>386946,1</text:p>
          </table:table-cell>
          <table:table-cell office:value-type="float" office:value="395878.4">
            <text:p>395878,4</text:p>
          </table:table-cell>
          <table:table-cell office:value-type="float" office:value="385858.7">
            <text:p>385858,7</text:p>
          </table:table-cell>
          <table:table-cell office:value-type="float" office:value="426771">
            <text:p>426771</text:p>
          </table:table-cell>
          <table:table-cell office:value-type="float" office:value="460010">
            <text:p>460010</text:p>
          </table:table-cell>
          <table:table-cell office:value-type="float" office:value="405565">
            <text:p>405565</text:p>
          </table:table-cell>
          <table:table-cell office:value-type="float" office:value="424282">
            <text:p>424282</text:p>
          </table:table-cell>
          <table:table-cell office:value-type="float" office:value="503042">
            <text:p>503042</text:p>
          </table:table-cell>
          <table:table-cell office:value-type="float" office:value="511613">
            <text:p>511613</text:p>
          </table:table-cell>
          <table:table-cell office:value-type="float" office:value="498069.5">
            <text:p>498069,5</text:p>
          </table:table-cell>
          <table:table-cell office:value-type="float" office:value="506882.1">
            <text:p>506882,1</text:p>
          </table:table-cell>
          <table:table-cell office:value-type="float" office:value="491208.2">
            <text:p>491208,2</text:p>
          </table:table-cell>
          <table:table-cell office:value-type="float" office:value="509451.01">
            <text:p>509451,01</text:p>
          </table:table-cell>
          <table:table-cell office:value-type="float" office:value="529636.08">
            <text:p>529636,08</text:p>
          </table:table-cell>
          <table:table-cell office:value-type="float" office:value="516228.3">
            <text:p>516228,3</text:p>
          </table:table-cell>
          <table:table-cell office:value-type="float" office:value="608330.87">
            <text:p>608330,87</text:p>
          </table:table-cell>
          <table:table-cell office:value-type="float" office:value="647430.63">
            <text:p>647430,63</text:p>
          </table:table-cell>
          <table:table-cell office:value-type="float" office:value="544634.49">
            <text:p>544634,49</text:p>
          </table:table-cell>
          <table:table-cell office:value-type="float" office:value="584966">
            <text:p>584966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ADELIA MARIA </text:p>
          </table:table-cell>
          <table:table-cell office:value-type="string">
            <text:p>Municipio</text:p>
          </table:table-cell>
          <table:table-cell office:value-type="float" office:value="245982">
            <text:p>245982</text:p>
          </table:table-cell>
          <table:table-cell office:value-type="float" office:value="288634">
            <text:p>288634</text:p>
          </table:table-cell>
          <table:table-cell office:value-type="float" office:value="261134">
            <text:p>261134</text:p>
          </table:table-cell>
          <table:table-cell office:value-type="float" office:value="275594">
            <text:p>275594</text:p>
          </table:table-cell>
          <table:table-cell office:value-type="float" office:value="296781">
            <text:p>296781</text:p>
          </table:table-cell>
          <table:table-cell office:value-type="float" office:value="314868">
            <text:p>314868</text:p>
          </table:table-cell>
          <table:table-cell office:value-type="float" office:value="303599">
            <text:p>303599</text:p>
          </table:table-cell>
          <table:table-cell office:value-type="float" office:value="294060">
            <text:p>294060</text:p>
          </table:table-cell>
          <table:table-cell office:value-type="float" office:value="295932">
            <text:p>295932</text:p>
          </table:table-cell>
          <table:table-cell office:value-type="float" office:value="314648">
            <text:p>314648</text:p>
          </table:table-cell>
          <table:table-cell office:value-type="float" office:value="302705">
            <text:p>302705</text:p>
          </table:table-cell>
          <table:table-cell office:value-type="float" office:value="326156">
            <text:p>326156</text:p>
          </table:table-cell>
          <table:table-cell office:value-type="float" office:value="322256">
            <text:p>322256</text:p>
          </table:table-cell>
          <table:table-cell office:value-type="float" office:value="357679">
            <text:p>357679</text:p>
          </table:table-cell>
          <table:table-cell office:value-type="float" office:value="340163">
            <text:p>340163</text:p>
          </table:table-cell>
          <table:table-cell office:value-type="float" office:value="344971">
            <text:p>344971</text:p>
          </table:table-cell>
          <table:table-cell office:value-type="float" office:value="413619">
            <text:p>413619</text:p>
          </table:table-cell>
          <table:table-cell office:value-type="float" office:value="432953">
            <text:p>432953</text:p>
          </table:table-cell>
          <table:table-cell office:value-type="float" office:value="407304">
            <text:p>407304</text:p>
          </table:table-cell>
          <table:table-cell office:value-type="float" office:value="394096">
            <text:p>394096</text:p>
          </table:table-cell>
          <table:table-cell office:value-type="float" office:value="414974">
            <text:p>414974</text:p>
          </table:table-cell>
          <table:table-cell office:value-type="float" office:value="396303">
            <text:p>396303</text:p>
          </table:table-cell>
          <table:table-cell office:value-type="float" office:value="421392">
            <text:p>421392</text:p>
          </table:table-cell>
          <table:table-cell office:value-type="float" office:value="366819">
            <text:p>366819</text:p>
          </table:table-cell>
          <table:table-cell office:value-type="float" office:value="474516">
            <text:p>474516</text:p>
          </table:table-cell>
          <table:table-cell office:value-type="float" office:value="470255">
            <text:p>470255</text:p>
          </table:table-cell>
          <table:table-cell office:value-type="float" office:value="447019">
            <text:p>447019</text:p>
          </table:table-cell>
          <table:table-cell office:value-type="float" office:value="451002">
            <text:p>451002</text:p>
          </table:table-cell>
          <table:table-cell office:value-type="float" office:value="556199">
            <text:p>556199</text:p>
          </table:table-cell>
          <table:table-cell office:value-type="float" office:value="558167">
            <text:p>558167</text:p>
          </table:table-cell>
          <table:table-cell office:value-type="float" office:value="533265">
            <text:p>533265</text:p>
          </table:table-cell>
          <table:table-cell office:value-type="float" office:value="544079">
            <text:p>544079</text:p>
          </table:table-cell>
          <table:table-cell office:value-type="float" office:value="554414">
            <text:p>554414</text:p>
          </table:table-cell>
          <table:table-cell office:value-type="float" office:value="534238">
            <text:p>534238</text:p>
          </table:table-cell>
          <table:table-cell office:value-type="float" office:value="595549">
            <text:p>595549</text:p>
          </table:table-cell>
          <table:table-cell office:value-type="float" office:value="576478">
            <text:p>576478</text:p>
          </table:table-cell>
          <table:table-cell office:value-type="float" office:value="646332">
            <text:p>646332</text:p>
          </table:table-cell>
          <table:table-cell office:value-type="float" office:value="558743">
            <text:p>558743</text:p>
          </table:table-cell>
          <table:table-cell office:value-type="float" office:value="549765">
            <text:p>549765</text:p>
          </table:table-cell>
          <table:table-cell office:value-type="float" office:value="525305">
            <text:p>525305</text:p>
          </table:table-cell>
          <table:table-cell office:value-type="float" office:value="686982">
            <text:p>686982</text:p>
          </table:table-cell>
          <table:table-cell office:value-type="float" office:value="681273">
            <text:p>681273</text:p>
          </table:table-cell>
          <table:table-cell office:value-type="float" office:value="635217">
            <text:p>635217</text:p>
          </table:table-cell>
          <table:table-cell office:value-type="float" office:value="679327">
            <text:p>679327</text:p>
          </table:table-cell>
          <table:table-cell office:value-type="float" office:value="660102">
            <text:p>660102</text:p>
          </table:table-cell>
          <table:table-cell office:value-type="float" office:value="713441.1">
            <text:p>713441,1</text:p>
          </table:table-cell>
          <table:table-cell office:value-type="float" office:value="729910.2">
            <text:p>729910,2</text:p>
          </table:table-cell>
          <table:table-cell office:value-type="float" office:value="711436.3">
            <text:p>711436,3</text:p>
          </table:table-cell>
          <table:table-cell office:value-type="float" office:value="786870">
            <text:p>786870</text:p>
          </table:table-cell>
          <table:table-cell office:value-type="float" office:value="848155">
            <text:p>848155</text:p>
          </table:table-cell>
          <table:table-cell office:value-type="float" office:value="747770">
            <text:p>747770</text:p>
          </table:table-cell>
          <table:table-cell office:value-type="float" office:value="782280">
            <text:p>782280</text:p>
          </table:table-cell>
          <table:table-cell office:value-type="float" office:value="927496">
            <text:p>927496</text:p>
          </table:table-cell>
          <table:table-cell office:value-type="float" office:value="943298">
            <text:p>943298</text:p>
          </table:table-cell>
          <table:table-cell office:value-type="float" office:value="918327.5">
            <text:p>918327,5</text:p>
          </table:table-cell>
          <table:table-cell office:value-type="float" office:value="934576">
            <text:p>934576</text:p>
          </table:table-cell>
          <table:table-cell office:value-type="float" office:value="905676.9">
            <text:p>905676,9</text:p>
          </table:table-cell>
          <table:table-cell office:value-type="float" office:value="939312.48">
            <text:p>939312,48</text:p>
          </table:table-cell>
          <table:table-cell office:value-type="float" office:value="976529.18">
            <text:p>976529,18</text:p>
          </table:table-cell>
          <table:table-cell office:value-type="float" office:value="951808.27">
            <text:p>951808,27</text:p>
          </table:table-cell>
          <table:table-cell office:value-type="float" office:value="1121624.59">
            <text:p>1121624,59</text:p>
          </table:table-cell>
          <table:table-cell office:value-type="float" office:value="1193715.71">
            <text:p>1193715,71</text:p>
          </table:table-cell>
          <table:table-cell office:value-type="float" office:value="1004182.87">
            <text:p>1004182,87</text:p>
          </table:table-cell>
          <table:table-cell office:value-type="float" office:value="1078545">
            <text:p>1078545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AGUA DE ORO </text:p>
          </table:table-cell>
          <table:table-cell office:value-type="string">
            <text:p>Municipio</text:p>
          </table:table-cell>
          <table:table-cell office:value-type="float" office:value="118634">
            <text:p>118634</text:p>
          </table:table-cell>
          <table:table-cell office:value-type="float" office:value="139204">
            <text:p>139204</text:p>
          </table:table-cell>
          <table:table-cell office:value-type="float" office:value="125941">
            <text:p>125941</text:p>
          </table:table-cell>
          <table:table-cell office:value-type="float" office:value="132915">
            <text:p>132915</text:p>
          </table:table-cell>
          <table:table-cell office:value-type="float" office:value="143133">
            <text:p>143133</text:p>
          </table:table-cell>
          <table:table-cell office:value-type="float" office:value="151856">
            <text:p>151856</text:p>
          </table:table-cell>
          <table:table-cell office:value-type="float" office:value="146422">
            <text:p>146422</text:p>
          </table:table-cell>
          <table:table-cell office:value-type="float" office:value="141821">
            <text:p>141821</text:p>
          </table:table-cell>
          <table:table-cell office:value-type="float" office:value="142724">
            <text:p>142724</text:p>
          </table:table-cell>
          <table:table-cell office:value-type="float" office:value="151750">
            <text:p>151750</text:p>
          </table:table-cell>
          <table:table-cell office:value-type="float" office:value="145990">
            <text:p>145990</text:p>
          </table:table-cell>
          <table:table-cell office:value-type="float" office:value="157301">
            <text:p>157301</text:p>
          </table:table-cell>
          <table:table-cell office:value-type="float" office:value="155419">
            <text:p>155419</text:p>
          </table:table-cell>
          <table:table-cell office:value-type="float" office:value="172504">
            <text:p>172504</text:p>
          </table:table-cell>
          <table:table-cell office:value-type="float" office:value="164056">
            <text:p>164056</text:p>
          </table:table-cell>
          <table:table-cell office:value-type="float" office:value="166375">
            <text:p>166375</text:p>
          </table:table-cell>
          <table:table-cell office:value-type="float" office:value="199483">
            <text:p>199483</text:p>
          </table:table-cell>
          <table:table-cell office:value-type="float" office:value="208807">
            <text:p>208807</text:p>
          </table:table-cell>
          <table:table-cell office:value-type="float" office:value="196437">
            <text:p>196437</text:p>
          </table:table-cell>
          <table:table-cell office:value-type="float" office:value="190067">
            <text:p>190067</text:p>
          </table:table-cell>
          <table:table-cell office:value-type="float" office:value="200136">
            <text:p>200136</text:p>
          </table:table-cell>
          <table:table-cell office:value-type="float" office:value="191131">
            <text:p>191131</text:p>
          </table:table-cell>
          <table:table-cell office:value-type="float" office:value="203231">
            <text:p>203231</text:p>
          </table:table-cell>
          <table:table-cell office:value-type="float" office:value="176913">
            <text:p>176913</text:p>
          </table:table-cell>
          <table:table-cell office:value-type="float" office:value="228852">
            <text:p>228852</text:p>
          </table:table-cell>
          <table:table-cell office:value-type="float" office:value="226797">
            <text:p>226797</text:p>
          </table:table-cell>
          <table:table-cell office:value-type="float" office:value="225773">
            <text:p>225773</text:p>
          </table:table-cell>
          <table:table-cell office:value-type="float" office:value="220811">
            <text:p>220811</text:p>
          </table:table-cell>
          <table:table-cell office:value-type="float" office:value="272316">
            <text:p>272316</text:p>
          </table:table-cell>
          <table:table-cell office:value-type="float" office:value="273279">
            <text:p>273279</text:p>
          </table:table-cell>
          <table:table-cell office:value-type="float" office:value="261087">
            <text:p>261087</text:p>
          </table:table-cell>
          <table:table-cell office:value-type="float" office:value="266382">
            <text:p>266382</text:p>
          </table:table-cell>
          <table:table-cell office:value-type="float" office:value="271442">
            <text:p>271442</text:p>
          </table:table-cell>
          <table:table-cell office:value-type="float" office:value="261564">
            <text:p>261564</text:p>
          </table:table-cell>
          <table:table-cell office:value-type="float" office:value="291582">
            <text:p>291582</text:p>
          </table:table-cell>
          <table:table-cell office:value-type="float" office:value="282244">
            <text:p>282244</text:p>
          </table:table-cell>
          <table:table-cell office:value-type="float" office:value="316445">
            <text:p>316445</text:p>
          </table:table-cell>
          <table:table-cell office:value-type="float" office:value="273561">
            <text:p>273561</text:p>
          </table:table-cell>
          <table:table-cell office:value-type="float" office:value="269165">
            <text:p>269165</text:p>
          </table:table-cell>
          <table:table-cell office:value-type="float" office:value="257190">
            <text:p>257190</text:p>
          </table:table-cell>
          <table:table-cell office:value-type="float" office:value="336347">
            <text:p>336347</text:p>
          </table:table-cell>
          <table:table-cell office:value-type="float" office:value="333552">
            <text:p>333552</text:p>
          </table:table-cell>
          <table:table-cell office:value-type="float" office:value="311003">
            <text:p>311003</text:p>
          </table:table-cell>
          <table:table-cell office:value-type="float" office:value="332599">
            <text:p>332599</text:p>
          </table:table-cell>
          <table:table-cell office:value-type="float" office:value="323187">
            <text:p>323187</text:p>
          </table:table-cell>
          <table:table-cell office:value-type="float" office:value="349301.7">
            <text:p>349301,7</text:p>
          </table:table-cell>
          <table:table-cell office:value-type="float" office:value="357365">
            <text:p>357365</text:p>
          </table:table-cell>
          <table:table-cell office:value-type="float" office:value="348320.1">
            <text:p>348320,1</text:p>
          </table:table-cell>
          <table:table-cell office:value-type="float" office:value="385252">
            <text:p>385252</text:p>
          </table:table-cell>
          <table:table-cell office:value-type="float" office:value="415258">
            <text:p>415258</text:p>
          </table:table-cell>
          <table:table-cell office:value-type="float" office:value="366109">
            <text:p>366109</text:p>
          </table:table-cell>
          <table:table-cell office:value-type="float" office:value="383006">
            <text:p>383006</text:p>
          </table:table-cell>
          <table:table-cell office:value-type="float" office:value="454103">
            <text:p>454103</text:p>
          </table:table-cell>
          <table:table-cell office:value-type="float" office:value="461840">
            <text:p>461840</text:p>
          </table:table-cell>
          <table:table-cell office:value-type="float" office:value="449614.4">
            <text:p>449614,4</text:p>
          </table:table-cell>
          <table:table-cell office:value-type="float" office:value="457569.6">
            <text:p>457569,6</text:p>
          </table:table-cell>
          <table:table-cell office:value-type="float" office:value="443420.6">
            <text:p>443420,6</text:p>
          </table:table-cell>
          <table:table-cell office:value-type="float" office:value="459888.62">
            <text:p>459888,62</text:p>
          </table:table-cell>
          <table:table-cell office:value-type="float" office:value="478109.96">
            <text:p>478109,96</text:p>
          </table:table-cell>
          <table:table-cell office:value-type="float" office:value="466006.58">
            <text:p>466006,58</text:p>
          </table:table-cell>
          <table:table-cell office:value-type="float" office:value="549148.87">
            <text:p>549148,87</text:p>
          </table:table-cell>
          <table:table-cell office:value-type="float" office:value="584444.78">
            <text:p>584444,78</text:p>
          </table:table-cell>
          <table:table-cell office:value-type="float" office:value="491649.25">
            <text:p>491649,25</text:p>
          </table:table-cell>
          <table:table-cell office:value-type="float" office:value="528057">
            <text:p>528057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ALCIRA </text:p>
          </table:table-cell>
          <table:table-cell office:value-type="string">
            <text:p>Municipio</text:p>
          </table:table-cell>
          <table:table-cell office:value-type="float" office:value="211328">
            <text:p>211328</text:p>
          </table:table-cell>
          <table:table-cell office:value-type="float" office:value="247970">
            <text:p>247970</text:p>
          </table:table-cell>
          <table:table-cell office:value-type="float" office:value="224345">
            <text:p>224345</text:p>
          </table:table-cell>
          <table:table-cell office:value-type="float" office:value="236768">
            <text:p>236768</text:p>
          </table:table-cell>
          <table:table-cell office:value-type="float" office:value="254969">
            <text:p>254969</text:p>
          </table:table-cell>
          <table:table-cell office:value-type="float" office:value="270508">
            <text:p>270508</text:p>
          </table:table-cell>
          <table:table-cell office:value-type="float" office:value="260827">
            <text:p>260827</text:p>
          </table:table-cell>
          <table:table-cell office:value-type="float" office:value="252632">
            <text:p>252632</text:p>
          </table:table-cell>
          <table:table-cell office:value-type="float" office:value="254240">
            <text:p>254240</text:p>
          </table:table-cell>
          <table:table-cell office:value-type="float" office:value="270319">
            <text:p>270319</text:p>
          </table:table-cell>
          <table:table-cell office:value-type="float" office:value="260059">
            <text:p>260059</text:p>
          </table:table-cell>
          <table:table-cell office:value-type="float" office:value="280207">
            <text:p>280207</text:p>
          </table:table-cell>
          <table:table-cell office:value-type="float" office:value="276855">
            <text:p>276855</text:p>
          </table:table-cell>
          <table:table-cell office:value-type="float" office:value="307288">
            <text:p>307288</text:p>
          </table:table-cell>
          <table:table-cell office:value-type="float" office:value="292240">
            <text:p>292240</text:p>
          </table:table-cell>
          <table:table-cell office:value-type="float" office:value="296371">
            <text:p>296371</text:p>
          </table:table-cell>
          <table:table-cell office:value-type="float" office:value="355348">
            <text:p>355348</text:p>
          </table:table-cell>
          <table:table-cell office:value-type="float" office:value="371958">
            <text:p>371958</text:p>
          </table:table-cell>
          <table:table-cell office:value-type="float" office:value="349922">
            <text:p>349922</text:p>
          </table:table-cell>
          <table:table-cell office:value-type="float" office:value="338574">
            <text:p>338574</text:p>
          </table:table-cell>
          <table:table-cell office:value-type="float" office:value="356511">
            <text:p>356511</text:p>
          </table:table-cell>
          <table:table-cell office:value-type="float" office:value="340470">
            <text:p>340470</text:p>
          </table:table-cell>
          <table:table-cell office:value-type="float" office:value="362025">
            <text:p>362025</text:p>
          </table:table-cell>
          <table:table-cell office:value-type="float" office:value="315141">
            <text:p>315141</text:p>
          </table:table-cell>
          <table:table-cell office:value-type="float" office:value="407664">
            <text:p>407664</text:p>
          </table:table-cell>
          <table:table-cell office:value-type="float" office:value="404004">
            <text:p>404004</text:p>
          </table:table-cell>
          <table:table-cell office:value-type="float" office:value="390667">
            <text:p>390667</text:p>
          </table:table-cell>
          <table:table-cell office:value-type="float" office:value="389610">
            <text:p>389610</text:p>
          </table:table-cell>
          <table:table-cell office:value-type="float" office:value="480487">
            <text:p>480487</text:p>
          </table:table-cell>
          <table:table-cell office:value-type="float" office:value="482188">
            <text:p>482188</text:p>
          </table:table-cell>
          <table:table-cell office:value-type="float" office:value="460675">
            <text:p>460675</text:p>
          </table:table-cell>
          <table:table-cell office:value-type="float" office:value="470018">
            <text:p>470018</text:p>
          </table:table-cell>
          <table:table-cell office:value-type="float" office:value="478945">
            <text:p>478945</text:p>
          </table:table-cell>
          <table:table-cell office:value-type="float" office:value="461517">
            <text:p>461517</text:p>
          </table:table-cell>
          <table:table-cell office:value-type="float" office:value="514481">
            <text:p>514481</text:p>
          </table:table-cell>
          <table:table-cell office:value-type="float" office:value="498006">
            <text:p>498006</text:p>
          </table:table-cell>
          <table:table-cell office:value-type="float" office:value="558351">
            <text:p>558351</text:p>
          </table:table-cell>
          <table:table-cell office:value-type="float" office:value="482685">
            <text:p>482685</text:p>
          </table:table-cell>
          <table:table-cell office:value-type="float" office:value="474929">
            <text:p>474929</text:p>
          </table:table-cell>
          <table:table-cell office:value-type="float" office:value="453799">
            <text:p>453799</text:p>
          </table:table-cell>
          <table:table-cell office:value-type="float" office:value="593468">
            <text:p>593468</text:p>
          </table:table-cell>
          <table:table-cell office:value-type="float" office:value="588536">
            <text:p>588536</text:p>
          </table:table-cell>
          <table:table-cell office:value-type="float" office:value="548750">
            <text:p>548750</text:p>
          </table:table-cell>
          <table:table-cell office:value-type="float" office:value="586855">
            <text:p>586855</text:p>
          </table:table-cell>
          <table:table-cell office:value-type="float" office:value="570247">
            <text:p>570247</text:p>
          </table:table-cell>
          <table:table-cell office:value-type="float" office:value="616325.4">
            <text:p>616325,4</text:p>
          </table:table-cell>
          <table:table-cell office:value-type="float" office:value="630552.7">
            <text:p>630552,7</text:p>
          </table:table-cell>
          <table:table-cell office:value-type="float" office:value="614594.5">
            <text:p>614594,5</text:p>
          </table:table-cell>
          <table:table-cell office:value-type="float" office:value="679759">
            <text:p>679759</text:p>
          </table:table-cell>
          <table:table-cell office:value-type="float" office:value="732701">
            <text:p>732701</text:p>
          </table:table-cell>
          <table:table-cell office:value-type="float" office:value="645981">
            <text:p>645981</text:p>
          </table:table-cell>
          <table:table-cell office:value-type="float" office:value="675794">
            <text:p>675794</text:p>
          </table:table-cell>
          <table:table-cell office:value-type="float" office:value="801242">
            <text:p>801242</text:p>
          </table:table-cell>
          <table:table-cell office:value-type="float" office:value="814893">
            <text:p>814893</text:p>
          </table:table-cell>
          <table:table-cell office:value-type="float" office:value="793322.1">
            <text:p>793322,1</text:p>
          </table:table-cell>
          <table:table-cell office:value-type="float" office:value="807358.8">
            <text:p>807358,8</text:p>
          </table:table-cell>
          <table:table-cell office:value-type="float" office:value="782393.5">
            <text:p>782393,5</text:p>
          </table:table-cell>
          <table:table-cell office:value-type="float" office:value="811450.48">
            <text:p>811450,48</text:p>
          </table:table-cell>
          <table:table-cell office:value-type="float" office:value="843601.13">
            <text:p>843601,13</text:p>
          </table:table-cell>
          <table:table-cell office:value-type="float" office:value="822245.31">
            <text:p>822245,31</text:p>
          </table:table-cell>
          <table:table-cell office:value-type="float" office:value="968945.73">
            <text:p>968945,73</text:p>
          </table:table-cell>
          <table:table-cell office:value-type="float" office:value="1031223.59">
            <text:p>1031223,59</text:p>
          </table:table-cell>
          <table:table-cell office:value-type="float" office:value="867490.52">
            <text:p>867490,52</text:p>
          </table:table-cell>
          <table:table-cell office:value-type="float" office:value="931731">
            <text:p>931731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ALEJANDRO </text:p>
          </table:table-cell>
          <table:table-cell office:value-type="string">
            <text:p>Municipio</text:p>
          </table:table-cell>
          <table:table-cell office:value-type="float" office:value="197997">
            <text:p>197997</text:p>
          </table:table-cell>
          <table:table-cell office:value-type="float" office:value="232328">
            <text:p>232328</text:p>
          </table:table-cell>
          <table:table-cell office:value-type="float" office:value="210193">
            <text:p>210193</text:p>
          </table:table-cell>
          <table:table-cell office:value-type="float" office:value="221832">
            <text:p>221832</text:p>
          </table:table-cell>
          <table:table-cell office:value-type="float" office:value="238886">
            <text:p>238886</text:p>
          </table:table-cell>
          <table:table-cell office:value-type="float" office:value="253445">
            <text:p>253445</text:p>
          </table:table-cell>
          <table:table-cell office:value-type="float" office:value="244374">
            <text:p>244374</text:p>
          </table:table-cell>
          <table:table-cell office:value-type="float" office:value="236696">
            <text:p>236696</text:p>
          </table:table-cell>
          <table:table-cell office:value-type="float" office:value="238203">
            <text:p>238203</text:p>
          </table:table-cell>
          <table:table-cell office:value-type="float" office:value="253268">
            <text:p>253268</text:p>
          </table:table-cell>
          <table:table-cell office:value-type="float" office:value="243655">
            <text:p>243655</text:p>
          </table:table-cell>
          <table:table-cell office:value-type="float" office:value="262531">
            <text:p>262531</text:p>
          </table:table-cell>
          <table:table-cell office:value-type="float" office:value="259391">
            <text:p>259391</text:p>
          </table:table-cell>
          <table:table-cell office:value-type="float" office:value="287905">
            <text:p>287905</text:p>
          </table:table-cell>
          <table:table-cell office:value-type="float" office:value="273806">
            <text:p>273806</text:p>
          </table:table-cell>
          <table:table-cell office:value-type="float" office:value="277676">
            <text:p>277676</text:p>
          </table:table-cell>
          <table:table-cell office:value-type="float" office:value="332932">
            <text:p>332932</text:p>
          </table:table-cell>
          <table:table-cell office:value-type="float" office:value="348495">
            <text:p>348495</text:p>
          </table:table-cell>
          <table:table-cell office:value-type="float" office:value="327849">
            <text:p>327849</text:p>
          </table:table-cell>
          <table:table-cell office:value-type="float" office:value="317217">
            <text:p>317217</text:p>
          </table:table-cell>
          <table:table-cell office:value-type="float" office:value="334022">
            <text:p>334022</text:p>
          </table:table-cell>
          <table:table-cell office:value-type="float" office:value="318994">
            <text:p>318994</text:p>
          </table:table-cell>
          <table:table-cell office:value-type="float" office:value="339188">
            <text:p>339188</text:p>
          </table:table-cell>
          <table:table-cell office:value-type="float" office:value="295263">
            <text:p>295263</text:p>
          </table:table-cell>
          <table:table-cell office:value-type="float" office:value="381949">
            <text:p>381949</text:p>
          </table:table-cell>
          <table:table-cell office:value-type="float" office:value="378519">
            <text:p>378519</text:p>
          </table:table-cell>
          <table:table-cell office:value-type="float" office:value="377082">
            <text:p>377082</text:p>
          </table:table-cell>
          <table:table-cell office:value-type="float" office:value="368617">
            <text:p>368617</text:p>
          </table:table-cell>
          <table:table-cell office:value-type="float" office:value="454597">
            <text:p>454597</text:p>
          </table:table-cell>
          <table:table-cell office:value-type="float" office:value="456206">
            <text:p>456206</text:p>
          </table:table-cell>
          <table:table-cell office:value-type="float" office:value="435853">
            <text:p>435853</text:p>
          </table:table-cell>
          <table:table-cell office:value-type="float" office:value="444692">
            <text:p>444692</text:p>
          </table:table-cell>
          <table:table-cell office:value-type="float" office:value="453138">
            <text:p>453138</text:p>
          </table:table-cell>
          <table:table-cell office:value-type="float" office:value="436649">
            <text:p>436649</text:p>
          </table:table-cell>
          <table:table-cell office:value-type="float" office:value="486759">
            <text:p>486759</text:p>
          </table:table-cell>
          <table:table-cell office:value-type="float" office:value="471172">
            <text:p>471172</text:p>
          </table:table-cell>
          <table:table-cell office:value-type="float" office:value="528266">
            <text:p>528266</text:p>
          </table:table-cell>
          <table:table-cell office:value-type="float" office:value="456677">
            <text:p>456677</text:p>
          </table:table-cell>
          <table:table-cell office:value-type="float" office:value="449338">
            <text:p>449338</text:p>
          </table:table-cell>
          <table:table-cell office:value-type="float" office:value="429347">
            <text:p>429347</text:p>
          </table:table-cell>
          <table:table-cell office:value-type="float" office:value="561491">
            <text:p>561491</text:p>
          </table:table-cell>
          <table:table-cell office:value-type="float" office:value="556824">
            <text:p>556824</text:p>
          </table:table-cell>
          <table:table-cell office:value-type="float" office:value="519182">
            <text:p>519182</text:p>
          </table:table-cell>
          <table:table-cell office:value-type="float" office:value="555234">
            <text:p>555234</text:p>
          </table:table-cell>
          <table:table-cell office:value-type="float" office:value="539521">
            <text:p>539521</text:p>
          </table:table-cell>
          <table:table-cell office:value-type="float" office:value="583116.1">
            <text:p>583116,1</text:p>
          </table:table-cell>
          <table:table-cell office:value-type="float" office:value="596576.7">
            <text:p>596576,7</text:p>
          </table:table-cell>
          <table:table-cell office:value-type="float" office:value="581478.5">
            <text:p>581478,5</text:p>
          </table:table-cell>
          <table:table-cell office:value-type="float" office:value="643131">
            <text:p>643131</text:p>
          </table:table-cell>
          <table:table-cell office:value-type="float" office:value="693221">
            <text:p>693221</text:p>
          </table:table-cell>
          <table:table-cell office:value-type="float" office:value="611174">
            <text:p>611174</text:p>
          </table:table-cell>
          <table:table-cell office:value-type="float" office:value="639380">
            <text:p>639380</text:p>
          </table:table-cell>
          <table:table-cell office:value-type="float" office:value="758069">
            <text:p>758069</text:p>
          </table:table-cell>
          <table:table-cell office:value-type="float" office:value="770985">
            <text:p>770985</text:p>
          </table:table-cell>
          <table:table-cell office:value-type="float" office:value="750575.7">
            <text:p>750575,7</text:p>
          </table:table-cell>
          <table:table-cell office:value-type="float" office:value="763856">
            <text:p>763856</text:p>
          </table:table-cell>
          <table:table-cell office:value-type="float" office:value="740235.9">
            <text:p>740235,9</text:p>
          </table:table-cell>
          <table:table-cell office:value-type="float" office:value="767727.28">
            <text:p>767727,28</text:p>
          </table:table-cell>
          <table:table-cell office:value-type="float" office:value="798145.56">
            <text:p>798145,56</text:p>
          </table:table-cell>
          <table:table-cell office:value-type="float" office:value="777940.45">
            <text:p>777940,45</text:p>
          </table:table-cell>
          <table:table-cell office:value-type="float" office:value="916736.24">
            <text:p>916736,24</text:p>
          </table:table-cell>
          <table:table-cell office:value-type="float" office:value="975658.4">
            <text:p>975658,4</text:p>
          </table:table-cell>
          <table:table-cell office:value-type="float" office:value="820747.72">
            <text:p>820747,72</text:p>
          </table:table-cell>
          <table:table-cell office:value-type="float" office:value="881526">
            <text:p>881526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ALEJO LEDESMA </text:p>
          </table:table-cell>
          <table:table-cell office:value-type="string">
            <text:p>Municipio</text:p>
          </table:table-cell>
          <table:table-cell office:value-type="float" office:value="152338">
            <text:p>152338</text:p>
          </table:table-cell>
          <table:table-cell office:value-type="float" office:value="178753">
            <text:p>178753</text:p>
          </table:table-cell>
          <table:table-cell office:value-type="float" office:value="161722">
            <text:p>161722</text:p>
          </table:table-cell>
          <table:table-cell office:value-type="float" office:value="170677">
            <text:p>170677</text:p>
          </table:table-cell>
          <table:table-cell office:value-type="float" office:value="183798">
            <text:p>183798</text:p>
          </table:table-cell>
          <table:table-cell office:value-type="float" office:value="195000">
            <text:p>195000</text:p>
          </table:table-cell>
          <table:table-cell office:value-type="float" office:value="188021">
            <text:p>188021</text:p>
          </table:table-cell>
          <table:table-cell office:value-type="float" office:value="182113">
            <text:p>182113</text:p>
          </table:table-cell>
          <table:table-cell office:value-type="float" office:value="183273">
            <text:p>183273</text:p>
          </table:table-cell>
          <table:table-cell office:value-type="float" office:value="194864">
            <text:p>194864</text:p>
          </table:table-cell>
          <table:table-cell office:value-type="float" office:value="187467">
            <text:p>187467</text:p>
          </table:table-cell>
          <table:table-cell office:value-type="float" office:value="201991">
            <text:p>201991</text:p>
          </table:table-cell>
          <table:table-cell office:value-type="float" office:value="199575">
            <text:p>199575</text:p>
          </table:table-cell>
          <table:table-cell office:value-type="float" office:value="221513">
            <text:p>221513</text:p>
          </table:table-cell>
          <table:table-cell office:value-type="float" office:value="210665">
            <text:p>210665</text:p>
          </table:table-cell>
          <table:table-cell office:value-type="float" office:value="213643">
            <text:p>213643</text:p>
          </table:table-cell>
          <table:table-cell office:value-type="float" office:value="256157">
            <text:p>256157</text:p>
          </table:table-cell>
          <table:table-cell office:value-type="float" office:value="268131">
            <text:p>268131</text:p>
          </table:table-cell>
          <table:table-cell office:value-type="float" office:value="252246">
            <text:p>252246</text:p>
          </table:table-cell>
          <table:table-cell office:value-type="float" office:value="244066">
            <text:p>244066</text:p>
          </table:table-cell>
          <table:table-cell office:value-type="float" office:value="256996">
            <text:p>256996</text:p>
          </table:table-cell>
          <table:table-cell office:value-type="float" office:value="245433">
            <text:p>245433</text:p>
          </table:table-cell>
          <table:table-cell office:value-type="float" office:value="260971">
            <text:p>260971</text:p>
          </table:table-cell>
          <table:table-cell office:value-type="float" office:value="227174">
            <text:p>227174</text:p>
          </table:table-cell>
          <table:table-cell office:value-type="float" office:value="293871">
            <text:p>293871</text:p>
          </table:table-cell>
          <table:table-cell office:value-type="float" office:value="291232">
            <text:p>291232</text:p>
          </table:table-cell>
          <table:table-cell office:value-type="float" office:value="279535">
            <text:p>279535</text:p>
          </table:table-cell>
          <table:table-cell office:value-type="float" office:value="280181">
            <text:p>280181</text:p>
          </table:table-cell>
          <table:table-cell office:value-type="float" office:value="345534">
            <text:p>345534</text:p>
          </table:table-cell>
          <table:table-cell office:value-type="float" office:value="346756">
            <text:p>346756</text:p>
          </table:table-cell>
          <table:table-cell office:value-type="float" office:value="331286">
            <text:p>331286</text:p>
          </table:table-cell>
          <table:table-cell office:value-type="float" office:value="338004">
            <text:p>338004</text:p>
          </table:table-cell>
          <table:table-cell office:value-type="float" office:value="344425">
            <text:p>344425</text:p>
          </table:table-cell>
          <table:table-cell office:value-type="float" office:value="331891">
            <text:p>331891</text:p>
          </table:table-cell>
          <table:table-cell office:value-type="float" office:value="369979">
            <text:p>369979</text:p>
          </table:table-cell>
          <table:table-cell office:value-type="float" office:value="358132">
            <text:p>358132</text:p>
          </table:table-cell>
          <table:table-cell office:value-type="float" office:value="401528">
            <text:p>401528</text:p>
          </table:table-cell>
          <table:table-cell office:value-type="float" office:value="347114">
            <text:p>347114</text:p>
          </table:table-cell>
          <table:table-cell office:value-type="float" office:value="341536">
            <text:p>341536</text:p>
          </table:table-cell>
          <table:table-cell office:value-type="float" office:value="326341">
            <text:p>326341</text:p>
          </table:table-cell>
          <table:table-cell office:value-type="float" office:value="426782">
            <text:p>426782</text:p>
          </table:table-cell>
          <table:table-cell office:value-type="float" office:value="423235">
            <text:p>423235</text:p>
          </table:table-cell>
          <table:table-cell office:value-type="float" office:value="394623">
            <text:p>394623</text:p>
          </table:table-cell>
          <table:table-cell office:value-type="float" office:value="422026">
            <text:p>422026</text:p>
          </table:table-cell>
          <table:table-cell office:value-type="float" office:value="410083">
            <text:p>410083</text:p>
          </table:table-cell>
          <table:table-cell office:value-type="float" office:value="443218.8">
            <text:p>443218,8</text:p>
          </table:table-cell>
          <table:table-cell office:value-type="float" office:value="453450.1">
            <text:p>453450,1</text:p>
          </table:table-cell>
          <table:table-cell office:value-type="float" office:value="441973.3">
            <text:p>441973,3</text:p>
          </table:table-cell>
          <table:table-cell office:value-type="float" office:value="488836">
            <text:p>488836</text:p>
          </table:table-cell>
          <table:table-cell office:value-type="float" office:value="526908">
            <text:p>526908</text:p>
          </table:table-cell>
          <table:table-cell office:value-type="float" office:value="464545">
            <text:p>464545</text:p>
          </table:table-cell>
          <table:table-cell office:value-type="float" office:value="485985">
            <text:p>485985</text:p>
          </table:table-cell>
          <table:table-cell office:value-type="float" office:value="576198">
            <text:p>576198</text:p>
          </table:table-cell>
          <table:table-cell office:value-type="float" office:value="586015">
            <text:p>586015</text:p>
          </table:table-cell>
          <table:table-cell office:value-type="float" office:value="570502.6">
            <text:p>570502,6</text:p>
          </table:table-cell>
          <table:table-cell office:value-type="float" office:value="580596.9">
            <text:p>580596,9</text:p>
          </table:table-cell>
          <table:table-cell office:value-type="float" office:value="562643.6">
            <text:p>562643,6</text:p>
          </table:table-cell>
          <table:table-cell office:value-type="float" office:value="583539.37">
            <text:p>583539,37</text:p>
          </table:table-cell>
          <table:table-cell office:value-type="float" office:value="606659.9">
            <text:p>606659,9</text:p>
          </table:table-cell>
          <table:table-cell office:value-type="float" office:value="591302.26">
            <text:p>591302,26</text:p>
          </table:table-cell>
          <table:table-cell office:value-type="float" office:value="696799.11">
            <text:p>696799,11</text:p>
          </table:table-cell>
          <table:table-cell office:value-type="float" office:value="741585.07">
            <text:p>741585,07</text:p>
          </table:table-cell>
          <table:table-cell office:value-type="float" office:value="623839.51">
            <text:p>623839,51</text:p>
          </table:table-cell>
          <table:table-cell office:value-type="float" office:value="670036">
            <text:p>670036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ALICIA </text:p>
          </table:table-cell>
          <table:table-cell office:value-type="string">
            <text:p>Municipio</text:p>
          </table:table-cell>
          <table:table-cell office:value-type="float" office:value="148915">
            <text:p>148915</text:p>
          </table:table-cell>
          <table:table-cell office:value-type="float" office:value="174736">
            <text:p>174736</text:p>
          </table:table-cell>
          <table:table-cell office:value-type="float" office:value="158088">
            <text:p>158088</text:p>
          </table:table-cell>
          <table:table-cell office:value-type="float" office:value="166842">
            <text:p>166842</text:p>
          </table:table-cell>
          <table:table-cell office:value-type="float" office:value="179668">
            <text:p>179668</text:p>
          </table:table-cell>
          <table:table-cell office:value-type="float" office:value="190618">
            <text:p>190618</text:p>
          </table:table-cell>
          <table:table-cell office:value-type="float" office:value="183796">
            <text:p>183796</text:p>
          </table:table-cell>
          <table:table-cell office:value-type="float" office:value="178021">
            <text:p>178021</text:p>
          </table:table-cell>
          <table:table-cell office:value-type="float" office:value="179154">
            <text:p>179154</text:p>
          </table:table-cell>
          <table:table-cell office:value-type="float" office:value="190484">
            <text:p>190484</text:p>
          </table:table-cell>
          <table:table-cell office:value-type="float" office:value="183254">
            <text:p>183254</text:p>
          </table:table-cell>
          <table:table-cell office:value-type="float" office:value="197451">
            <text:p>197451</text:p>
          </table:table-cell>
          <table:table-cell office:value-type="float" office:value="195090">
            <text:p>195090</text:p>
          </table:table-cell>
          <table:table-cell office:value-type="float" office:value="216535">
            <text:p>216535</text:p>
          </table:table-cell>
          <table:table-cell office:value-type="float" office:value="205931">
            <text:p>205931</text:p>
          </table:table-cell>
          <table:table-cell office:value-type="float" office:value="208842">
            <text:p>208842</text:p>
          </table:table-cell>
          <table:table-cell office:value-type="float" office:value="250401">
            <text:p>250401</text:p>
          </table:table-cell>
          <table:table-cell office:value-type="float" office:value="262105">
            <text:p>262105</text:p>
          </table:table-cell>
          <table:table-cell office:value-type="float" office:value="246577">
            <text:p>246577</text:p>
          </table:table-cell>
          <table:table-cell office:value-type="float" office:value="238581">
            <text:p>238581</text:p>
          </table:table-cell>
          <table:table-cell office:value-type="float" office:value="251221">
            <text:p>251221</text:p>
          </table:table-cell>
          <table:table-cell office:value-type="float" office:value="239917">
            <text:p>239917</text:p>
          </table:table-cell>
          <table:table-cell office:value-type="float" office:value="255106">
            <text:p>255106</text:p>
          </table:table-cell>
          <table:table-cell office:value-type="float" office:value="222069">
            <text:p>222069</text:p>
          </table:table-cell>
          <table:table-cell office:value-type="float" office:value="287266">
            <text:p>287266</text:p>
          </table:table-cell>
          <table:table-cell office:value-type="float" office:value="284687">
            <text:p>284687</text:p>
          </table:table-cell>
          <table:table-cell office:value-type="float" office:value="284880">
            <text:p>284880</text:p>
          </table:table-cell>
          <table:table-cell office:value-type="float" office:value="277652">
            <text:p>277652</text:p>
          </table:table-cell>
          <table:table-cell office:value-type="float" office:value="342415">
            <text:p>342415</text:p>
          </table:table-cell>
          <table:table-cell office:value-type="float" office:value="343627">
            <text:p>343627</text:p>
          </table:table-cell>
          <table:table-cell office:value-type="float" office:value="328296">
            <text:p>328296</text:p>
          </table:table-cell>
          <table:table-cell office:value-type="float" office:value="334954">
            <text:p>334954</text:p>
          </table:table-cell>
          <table:table-cell office:value-type="float" office:value="341316">
            <text:p>341316</text:p>
          </table:table-cell>
          <table:table-cell office:value-type="float" office:value="328895">
            <text:p>328895</text:p>
          </table:table-cell>
          <table:table-cell office:value-type="float" office:value="366640">
            <text:p>366640</text:p>
          </table:table-cell>
          <table:table-cell office:value-type="float" office:value="354899">
            <text:p>354899</text:p>
          </table:table-cell>
          <table:table-cell office:value-type="float" office:value="397904">
            <text:p>397904</text:p>
          </table:table-cell>
          <table:table-cell office:value-type="float" office:value="343981">
            <text:p>343981</text:p>
          </table:table-cell>
          <table:table-cell office:value-type="float" office:value="338454">
            <text:p>338454</text:p>
          </table:table-cell>
          <table:table-cell office:value-type="float" office:value="323396">
            <text:p>323396</text:p>
          </table:table-cell>
          <table:table-cell office:value-type="float" office:value="422930">
            <text:p>422930</text:p>
          </table:table-cell>
          <table:table-cell office:value-type="float" office:value="419415">
            <text:p>419415</text:p>
          </table:table-cell>
          <table:table-cell office:value-type="float" office:value="391061">
            <text:p>391061</text:p>
          </table:table-cell>
          <table:table-cell office:value-type="float" office:value="418217">
            <text:p>418217</text:p>
          </table:table-cell>
          <table:table-cell office:value-type="float" office:value="406382">
            <text:p>406382</text:p>
          </table:table-cell>
          <table:table-cell office:value-type="float" office:value="439218.6">
            <text:p>439218,6</text:p>
          </table:table-cell>
          <table:table-cell office:value-type="float" office:value="449357.6">
            <text:p>449357,6</text:p>
          </table:table-cell>
          <table:table-cell office:value-type="float" office:value="437984.4">
            <text:p>437984,4</text:p>
          </table:table-cell>
          <table:table-cell office:value-type="float" office:value="484424">
            <text:p>484424</text:p>
          </table:table-cell>
          <table:table-cell office:value-type="float" office:value="522153">
            <text:p>522153</text:p>
          </table:table-cell>
          <table:table-cell office:value-type="float" office:value="460353">
            <text:p>460353</text:p>
          </table:table-cell>
          <table:table-cell office:value-type="float" office:value="481598">
            <text:p>481598</text:p>
          </table:table-cell>
          <table:table-cell office:value-type="float" office:value="570998">
            <text:p>570998</text:p>
          </table:table-cell>
          <table:table-cell office:value-type="float" office:value="580726">
            <text:p>580726</text:p>
          </table:table-cell>
          <table:table-cell office:value-type="float" office:value="565353.7">
            <text:p>565353,7</text:p>
          </table:table-cell>
          <table:table-cell office:value-type="float" office:value="575356.8">
            <text:p>575356,8</text:p>
          </table:table-cell>
          <table:table-cell office:value-type="float" office:value="557565.5">
            <text:p>557565,5</text:p>
          </table:table-cell>
          <table:table-cell office:value-type="float" office:value="578272.72">
            <text:p>578272,72</text:p>
          </table:table-cell>
          <table:table-cell office:value-type="float" office:value="601184.58">
            <text:p>601184,58</text:p>
          </table:table-cell>
          <table:table-cell office:value-type="float" office:value="585965.55">
            <text:p>585965,55</text:p>
          </table:table-cell>
          <table:table-cell office:value-type="float" office:value="690510.25">
            <text:p>690510,25</text:p>
          </table:table-cell>
          <table:table-cell office:value-type="float" office:value="734892">
            <text:p>734892</text:p>
          </table:table-cell>
          <table:table-cell office:value-type="float" office:value="618209.13">
            <text:p>618209,13</text:p>
          </table:table-cell>
          <table:table-cell office:value-type="float" office:value="663989">
            <text:p>663989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ALMAFUERTE </text:p>
          </table:table-cell>
          <table:table-cell office:value-type="string">
            <text:p>Municipio</text:p>
          </table:table-cell>
          <table:table-cell office:value-type="float" office:value="333683">
            <text:p>333683</text:p>
          </table:table-cell>
          <table:table-cell office:value-type="float" office:value="391541">
            <text:p>391541</text:p>
          </table:table-cell>
          <table:table-cell office:value-type="float" office:value="354237">
            <text:p>354237</text:p>
          </table:table-cell>
          <table:table-cell office:value-type="float" office:value="373853">
            <text:p>373853</text:p>
          </table:table-cell>
          <table:table-cell office:value-type="float" office:value="402593">
            <text:p>402593</text:p>
          </table:table-cell>
          <table:table-cell office:value-type="float" office:value="427130">
            <text:p>427130</text:p>
          </table:table-cell>
          <table:table-cell office:value-type="float" office:value="411843">
            <text:p>411843</text:p>
          </table:table-cell>
          <table:table-cell office:value-type="float" office:value="398902">
            <text:p>398902</text:p>
          </table:table-cell>
          <table:table-cell office:value-type="float" office:value="401441">
            <text:p>401441</text:p>
          </table:table-cell>
          <table:table-cell office:value-type="float" office:value="426830">
            <text:p>426830</text:p>
          </table:table-cell>
          <table:table-cell office:value-type="float" office:value="410629">
            <text:p>410629</text:p>
          </table:table-cell>
          <table:table-cell office:value-type="float" office:value="442442">
            <text:p>442442</text:p>
          </table:table-cell>
          <table:table-cell office:value-type="float" office:value="437150">
            <text:p>437150</text:p>
          </table:table-cell>
          <table:table-cell office:value-type="float" office:value="485204">
            <text:p>485204</text:p>
          </table:table-cell>
          <table:table-cell office:value-type="float" office:value="461443">
            <text:p>461443</text:p>
          </table:table-cell>
          <table:table-cell office:value-type="float" office:value="467965">
            <text:p>467965</text:p>
          </table:table-cell>
          <table:table-cell office:value-type="float" office:value="561088">
            <text:p>561088</text:p>
          </table:table-cell>
          <table:table-cell office:value-type="float" office:value="587315">
            <text:p>587315</text:p>
          </table:table-cell>
          <table:table-cell office:value-type="float" office:value="552521">
            <text:p>552521</text:p>
          </table:table-cell>
          <table:table-cell office:value-type="float" office:value="534603">
            <text:p>534603</text:p>
          </table:table-cell>
          <table:table-cell office:value-type="float" office:value="562926">
            <text:p>562926</text:p>
          </table:table-cell>
          <table:table-cell office:value-type="float" office:value="537597">
            <text:p>537597</text:p>
          </table:table-cell>
          <table:table-cell office:value-type="float" office:value="571632">
            <text:p>571632</text:p>
          </table:table-cell>
          <table:table-cell office:value-type="float" office:value="497603">
            <text:p>497603</text:p>
          </table:table-cell>
          <table:table-cell office:value-type="float" office:value="643696">
            <text:p>643696</text:p>
          </table:table-cell>
          <table:table-cell office:value-type="float" office:value="637916">
            <text:p>637916</text:p>
          </table:table-cell>
          <table:table-cell office:value-type="float" office:value="609402">
            <text:p>609402</text:p>
          </table:table-cell>
          <table:table-cell office:value-type="float" office:value="612773">
            <text:p>612773</text:p>
          </table:table-cell>
          <table:table-cell office:value-type="float" office:value="755703">
            <text:p>755703</text:p>
          </table:table-cell>
          <table:table-cell office:value-type="float" office:value="758377">
            <text:p>758377</text:p>
          </table:table-cell>
          <table:table-cell office:value-type="float" office:value="724543">
            <text:p>724543</text:p>
          </table:table-cell>
          <table:table-cell office:value-type="float" office:value="739236">
            <text:p>739236</text:p>
          </table:table-cell>
          <table:table-cell office:value-type="float" office:value="753278">
            <text:p>753278</text:p>
          </table:table-cell>
          <table:table-cell office:value-type="float" office:value="725866">
            <text:p>725866</text:p>
          </table:table-cell>
          <table:table-cell office:value-type="float" office:value="809168">
            <text:p>809168</text:p>
          </table:table-cell>
          <table:table-cell office:value-type="float" office:value="783256">
            <text:p>783256</text:p>
          </table:table-cell>
          <table:table-cell office:value-type="float" office:value="878166">
            <text:p>878166</text:p>
          </table:table-cell>
          <table:table-cell office:value-type="float" office:value="759160">
            <text:p>759160</text:p>
          </table:table-cell>
          <table:table-cell office:value-type="float" office:value="746961">
            <text:p>746961</text:p>
          </table:table-cell>
          <table:table-cell office:value-type="float" office:value="713728">
            <text:p>713728</text:p>
          </table:table-cell>
          <table:table-cell office:value-type="float" office:value="933398">
            <text:p>933398</text:p>
          </table:table-cell>
          <table:table-cell office:value-type="float" office:value="925640">
            <text:p>925640</text:p>
          </table:table-cell>
          <table:table-cell office:value-type="float" office:value="863065">
            <text:p>863065</text:p>
          </table:table-cell>
          <table:table-cell office:value-type="float" office:value="922996">
            <text:p>922996</text:p>
          </table:table-cell>
          <table:table-cell office:value-type="float" office:value="896876">
            <text:p>896876</text:p>
          </table:table-cell>
          <table:table-cell office:value-type="float" office:value="969347">
            <text:p>969347</text:p>
          </table:table-cell>
          <table:table-cell office:value-type="float" office:value="991723.4">
            <text:p>991723,4</text:p>
          </table:table-cell>
          <table:table-cell office:value-type="float" office:value="966624">
            <text:p>966624</text:p>
          </table:table-cell>
          <table:table-cell office:value-type="float" office:value="1069114">
            <text:p>1069114</text:p>
          </table:table-cell>
          <table:table-cell office:value-type="float" office:value="1152381">
            <text:p>1152381</text:p>
          </table:table-cell>
          <table:table-cell office:value-type="float" office:value="1015989">
            <text:p>1015989</text:p>
          </table:table-cell>
          <table:table-cell office:value-type="float" office:value="1062878">
            <text:p>1062878</text:p>
          </table:table-cell>
          <table:table-cell office:value-type="float" office:value="1260181">
            <text:p>1260181</text:p>
          </table:table-cell>
          <table:table-cell office:value-type="float" office:value="1281652">
            <text:p>1281652</text:p>
          </table:table-cell>
          <table:table-cell office:value-type="float" office:value="1247724.6">
            <text:p>1247724,6</text:p>
          </table:table-cell>
          <table:table-cell office:value-type="float" office:value="1269801.3">
            <text:p>1269801,3</text:p>
          </table:table-cell>
          <table:table-cell office:value-type="float" office:value="1230536.3">
            <text:p>1230536,3</text:p>
          </table:table-cell>
          <table:table-cell office:value-type="float" office:value="1276236.71">
            <text:p>1276236,71</text:p>
          </table:table-cell>
          <table:table-cell office:value-type="float" office:value="1326802.75">
            <text:p>1326802,75</text:p>
          </table:table-cell>
          <table:table-cell office:value-type="float" office:value="1293214.64">
            <text:p>1293214,64</text:p>
          </table:table-cell>
          <table:table-cell office:value-type="float" office:value="1523942.78">
            <text:p>1523942,78</text:p>
          </table:table-cell>
          <table:table-cell office:value-type="float" office:value="1621892.44">
            <text:p>1621892,44</text:p>
          </table:table-cell>
          <table:table-cell office:value-type="float" office:value="1364375.61">
            <text:p>1364375,61</text:p>
          </table:table-cell>
          <table:table-cell office:value-type="float" office:value="1465412">
            <text:p>1465412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ALPA CORRAL </text:p>
          </table:table-cell>
          <table:table-cell office:value-type="string">
            <text:p>Municipio</text:p>
          </table:table-cell>
          <table:table-cell office:value-type="float" office:value="93291">
            <text:p>93291</text:p>
          </table:table-cell>
          <table:table-cell office:value-type="float" office:value="109467">
            <text:p>109467</text:p>
          </table:table-cell>
          <table:table-cell office:value-type="float" office:value="99038">
            <text:p>99038</text:p>
          </table:table-cell>
          <table:table-cell office:value-type="float" office:value="104523">
            <text:p>104523</text:p>
          </table:table-cell>
          <table:table-cell office:value-type="float" office:value="112557">
            <text:p>112557</text:p>
          </table:table-cell>
          <table:table-cell office:value-type="float" office:value="119417">
            <text:p>119417</text:p>
          </table:table-cell>
          <table:table-cell office:value-type="float" office:value="115143">
            <text:p>115143</text:p>
          </table:table-cell>
          <table:table-cell office:value-type="float" office:value="111525">
            <text:p>111525</text:p>
          </table:table-cell>
          <table:table-cell office:value-type="float" office:value="112235">
            <text:p>112235</text:p>
          </table:table-cell>
          <table:table-cell office:value-type="float" office:value="119333">
            <text:p>119333</text:p>
          </table:table-cell>
          <table:table-cell office:value-type="float" office:value="114804">
            <text:p>114804</text:p>
          </table:table-cell>
          <table:table-cell office:value-type="float" office:value="123698">
            <text:p>123698</text:p>
          </table:table-cell>
          <table:table-cell office:value-type="float" office:value="122219">
            <text:p>122219</text:p>
          </table:table-cell>
          <table:table-cell office:value-type="float" office:value="135654">
            <text:p>135654</text:p>
          </table:table-cell>
          <table:table-cell office:value-type="float" office:value="129010">
            <text:p>129010</text:p>
          </table:table-cell>
          <table:table-cell office:value-type="float" office:value="130834">
            <text:p>130834</text:p>
          </table:table-cell>
          <table:table-cell office:value-type="float" office:value="156869">
            <text:p>156869</text:p>
          </table:table-cell>
          <table:table-cell office:value-type="float" office:value="164202">
            <text:p>164202</text:p>
          </table:table-cell>
          <table:table-cell office:value-type="float" office:value="154474">
            <text:p>154474</text:p>
          </table:table-cell>
          <table:table-cell office:value-type="float" office:value="149465">
            <text:p>149465</text:p>
          </table:table-cell>
          <table:table-cell office:value-type="float" office:value="157383">
            <text:p>157383</text:p>
          </table:table-cell>
          <table:table-cell office:value-type="float" office:value="150302">
            <text:p>150302</text:p>
          </table:table-cell>
          <table:table-cell office:value-type="float" office:value="159817">
            <text:p>159817</text:p>
          </table:table-cell>
          <table:table-cell office:value-type="float" office:value="139120">
            <text:p>139120</text:p>
          </table:table-cell>
          <table:table-cell office:value-type="float" office:value="179965">
            <text:p>179965</text:p>
          </table:table-cell>
          <table:table-cell office:value-type="float" office:value="178349">
            <text:p>178349</text:p>
          </table:table-cell>
          <table:table-cell office:value-type="float" office:value="173004">
            <text:p>173004</text:p>
          </table:table-cell>
          <table:table-cell office:value-type="float" office:value="172171">
            <text:p>172171</text:p>
          </table:table-cell>
          <table:table-cell office:value-type="float" office:value="212330">
            <text:p>212330</text:p>
          </table:table-cell>
          <table:table-cell office:value-type="float" office:value="213081">
            <text:p>213081</text:p>
          </table:table-cell>
          <table:table-cell office:value-type="float" office:value="203575">
            <text:p>203575</text:p>
          </table:table-cell>
          <table:table-cell office:value-type="float" office:value="207703">
            <text:p>207703</text:p>
          </table:table-cell>
          <table:table-cell office:value-type="float" office:value="211648">
            <text:p>211648</text:p>
          </table:table-cell>
          <table:table-cell office:value-type="float" office:value="203946">
            <text:p>203946</text:p>
          </table:table-cell>
          <table:table-cell office:value-type="float" office:value="227352">
            <text:p>227352</text:p>
          </table:table-cell>
          <table:table-cell office:value-type="float" office:value="220071">
            <text:p>220071</text:p>
          </table:table-cell>
          <table:table-cell office:value-type="float" office:value="246738">
            <text:p>246738</text:p>
          </table:table-cell>
          <table:table-cell office:value-type="float" office:value="213301">
            <text:p>213301</text:p>
          </table:table-cell>
          <table:table-cell office:value-type="float" office:value="209874">
            <text:p>209874</text:p>
          </table:table-cell>
          <table:table-cell office:value-type="float" office:value="200536">
            <text:p>200536</text:p>
          </table:table-cell>
          <table:table-cell office:value-type="float" office:value="262257">
            <text:p>262257</text:p>
          </table:table-cell>
          <table:table-cell office:value-type="float" office:value="260077">
            <text:p>260077</text:p>
          </table:table-cell>
          <table:table-cell office:value-type="float" office:value="242495">
            <text:p>242495</text:p>
          </table:table-cell>
          <table:table-cell office:value-type="float" office:value="259334">
            <text:p>259334</text:p>
          </table:table-cell>
          <table:table-cell office:value-type="float" office:value="251995">
            <text:p>251995</text:p>
          </table:table-cell>
          <table:table-cell office:value-type="float" office:value="272357.3">
            <text:p>272357,3</text:p>
          </table:table-cell>
          <table:table-cell office:value-type="float" office:value="278644.4">
            <text:p>278644,4</text:p>
          </table:table-cell>
          <table:table-cell office:value-type="float" office:value="271591.9">
            <text:p>271591,9</text:p>
          </table:table-cell>
          <table:table-cell office:value-type="float" office:value="300389">
            <text:p>300389</text:p>
          </table:table-cell>
          <table:table-cell office:value-type="float" office:value="323784">
            <text:p>323784</text:p>
          </table:table-cell>
          <table:table-cell office:value-type="float" office:value="285462">
            <text:p>285462</text:p>
          </table:table-cell>
          <table:table-cell office:value-type="float" office:value="298637">
            <text:p>298637</text:p>
          </table:table-cell>
          <table:table-cell office:value-type="float" office:value="354073">
            <text:p>354073</text:p>
          </table:table-cell>
          <table:table-cell office:value-type="float" office:value="360106">
            <text:p>360106</text:p>
          </table:table-cell>
          <table:table-cell office:value-type="float" office:value="350573">
            <text:p>350573</text:p>
          </table:table-cell>
          <table:table-cell office:value-type="float" office:value="356775.9">
            <text:p>356775,9</text:p>
          </table:table-cell>
          <table:table-cell office:value-type="float" office:value="345743.6">
            <text:p>345743,6</text:p>
          </table:table-cell>
          <table:table-cell office:value-type="float" office:value="358584.06">
            <text:p>358584,06</text:p>
          </table:table-cell>
          <table:table-cell office:value-type="float" office:value="372791.6">
            <text:p>372791,6</text:p>
          </table:table-cell>
          <table:table-cell office:value-type="float" office:value="363354.35">
            <text:p>363354,35</text:p>
          </table:table-cell>
          <table:table-cell office:value-type="float" office:value="428182.01">
            <text:p>428182,01</text:p>
          </table:table-cell>
          <table:table-cell office:value-type="float" office:value="455702.91">
            <text:p>455702,91</text:p>
          </table:table-cell>
          <table:table-cell office:value-type="float" office:value="383348.44">
            <text:p>383348,44</text:p>
          </table:table-cell>
          <table:table-cell office:value-type="float" office:value="411736">
            <text:p>411736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ALTA GRACIA </text:p>
          </table:table-cell>
          <table:table-cell office:value-type="string">
            <text:p>Municipio</text:p>
          </table:table-cell>
          <table:table-cell office:value-type="float" office:value="1183079">
            <text:p>1183079</text:p>
          </table:table-cell>
          <table:table-cell office:value-type="float" office:value="1388215">
            <text:p>1388215</text:p>
          </table:table-cell>
          <table:table-cell office:value-type="float" office:value="1255955">
            <text:p>1255955</text:p>
          </table:table-cell>
          <table:table-cell office:value-type="float" office:value="1325501">
            <text:p>1325501</text:p>
          </table:table-cell>
          <table:table-cell office:value-type="float" office:value="1427399">
            <text:p>1427399</text:p>
          </table:table-cell>
          <table:table-cell office:value-type="float" office:value="1514394">
            <text:p>1514394</text:p>
          </table:table-cell>
          <table:table-cell office:value-type="float" office:value="1460195">
            <text:p>1460195</text:p>
          </table:table-cell>
          <table:table-cell office:value-type="float" office:value="1414314">
            <text:p>1414314</text:p>
          </table:table-cell>
          <table:table-cell office:value-type="float" office:value="1423318">
            <text:p>1423318</text:p>
          </table:table-cell>
          <table:table-cell office:value-type="float" office:value="1513335">
            <text:p>1513335</text:p>
          </table:table-cell>
          <table:table-cell office:value-type="float" office:value="1455894">
            <text:p>1455894</text:p>
          </table:table-cell>
          <table:table-cell office:value-type="float" office:value="1568687">
            <text:p>1568687</text:p>
          </table:table-cell>
          <table:table-cell office:value-type="float" office:value="1549925">
            <text:p>1549925</text:p>
          </table:table-cell>
          <table:table-cell office:value-type="float" office:value="1720298">
            <text:p>1720298</text:p>
          </table:table-cell>
          <table:table-cell office:value-type="float" office:value="1636054">
            <text:p>1636054</text:p>
          </table:table-cell>
          <table:table-cell office:value-type="float" office:value="1659178">
            <text:p>1659178</text:p>
          </table:table-cell>
          <table:table-cell office:value-type="float" office:value="1989349">
            <text:p>1989349</text:p>
          </table:table-cell>
          <table:table-cell office:value-type="float" office:value="2082339">
            <text:p>2082339</text:p>
          </table:table-cell>
          <table:table-cell office:value-type="float" office:value="1958973">
            <text:p>1958973</text:p>
          </table:table-cell>
          <table:table-cell office:value-type="float" office:value="1895446">
            <text:p>1895446</text:p>
          </table:table-cell>
          <table:table-cell office:value-type="float" office:value="1995863">
            <text:p>1995863</text:p>
          </table:table-cell>
          <table:table-cell office:value-type="float" office:value="1906062">
            <text:p>1906062</text:p>
          </table:table-cell>
          <table:table-cell office:value-type="float" office:value="2026730">
            <text:p>2026730</text:p>
          </table:table-cell>
          <table:table-cell office:value-type="float" office:value="1764260">
            <text:p>1764260</text:p>
          </table:table-cell>
          <table:table-cell office:value-type="float" office:value="2282236">
            <text:p>2282236</text:p>
          </table:table-cell>
          <table:table-cell office:value-type="float" office:value="2261742">
            <text:p>2261742</text:p>
          </table:table-cell>
          <table:table-cell office:value-type="float" office:value="2241108">
            <text:p>2241108</text:p>
          </table:table-cell>
          <table:table-cell office:value-type="float" office:value="2198672">
            <text:p>2198672</text:p>
          </table:table-cell>
          <table:table-cell office:value-type="float" office:value="2711514">
            <text:p>2711514</text:p>
          </table:table-cell>
          <table:table-cell office:value-type="float" office:value="2721110">
            <text:p>2721110</text:p>
          </table:table-cell>
          <table:table-cell office:value-type="float" office:value="2599708">
            <text:p>2599708</text:p>
          </table:table-cell>
          <table:table-cell office:value-type="float" office:value="2652430">
            <text:p>2652430</text:p>
          </table:table-cell>
          <table:table-cell office:value-type="float" office:value="2702813">
            <text:p>2702813</text:p>
          </table:table-cell>
          <table:table-cell office:value-type="float" office:value="2604456">
            <text:p>2604456</text:p>
          </table:table-cell>
          <table:table-cell office:value-type="float" office:value="2903348">
            <text:p>2903348</text:p>
          </table:table-cell>
          <table:table-cell office:value-type="float" office:value="2810377">
            <text:p>2810377</text:p>
          </table:table-cell>
          <table:table-cell office:value-type="float" office:value="3150918">
            <text:p>3150918</text:p>
          </table:table-cell>
          <table:table-cell office:value-type="float" office:value="2723919">
            <text:p>2723919</text:p>
          </table:table-cell>
          <table:table-cell office:value-type="float" office:value="2680147">
            <text:p>2680147</text:p>
          </table:table-cell>
          <table:table-cell office:value-type="float" office:value="2560905">
            <text:p>2560905</text:p>
          </table:table-cell>
          <table:table-cell office:value-type="float" office:value="3349095">
            <text:p>3349095</text:p>
          </table:table-cell>
          <table:table-cell office:value-type="float" office:value="3321261">
            <text:p>3321261</text:p>
          </table:table-cell>
          <table:table-cell office:value-type="float" office:value="3096737">
            <text:p>3096737</text:p>
          </table:table-cell>
          <table:table-cell office:value-type="float" office:value="3311774">
            <text:p>3311774</text:p>
          </table:table-cell>
          <table:table-cell office:value-type="float" office:value="3218053">
            <text:p>3218053</text:p>
          </table:table-cell>
          <table:table-cell office:value-type="float" office:value="3478083.5">
            <text:p>3478083,5</text:p>
          </table:table-cell>
          <table:table-cell office:value-type="float" office:value="3558371.6">
            <text:p>3558371,6</text:p>
          </table:table-cell>
          <table:table-cell office:value-type="float" office:value="3468310.6">
            <text:p>3468310,6</text:p>
          </table:table-cell>
          <table:table-cell office:value-type="float" office:value="3836053">
            <text:p>3836053</text:p>
          </table:table-cell>
          <table:table-cell office:value-type="float" office:value="4134822">
            <text:p>4134822</text:p>
          </table:table-cell>
          <table:table-cell office:value-type="float" office:value="3645439">
            <text:p>3645439</text:p>
          </table:table-cell>
          <table:table-cell office:value-type="float" office:value="3813680">
            <text:p>3813680</text:p>
          </table:table-cell>
          <table:table-cell office:value-type="float" office:value="4521616">
            <text:p>4521616</text:p>
          </table:table-cell>
          <table:table-cell office:value-type="float" office:value="4598654">
            <text:p>4598654</text:p>
          </table:table-cell>
          <table:table-cell office:value-type="float" office:value="4476920">
            <text:p>4476920</text:p>
          </table:table-cell>
          <table:table-cell office:value-type="float" office:value="4556133.7">
            <text:p>4556133,7</text:p>
          </table:table-cell>
          <table:table-cell office:value-type="float" office:value="4415248.2">
            <text:p>4415248,2</text:p>
          </table:table-cell>
          <table:table-cell office:value-type="float" office:value="4579223.37">
            <text:p>4579223,37</text:p>
          </table:table-cell>
          <table:table-cell office:value-type="float" office:value="4760658.72">
            <text:p>4760658,72</text:p>
          </table:table-cell>
          <table:table-cell office:value-type="float" office:value="4640142.33">
            <text:p>4640142,33</text:p>
          </table:table-cell>
          <table:table-cell office:value-type="float" office:value="5468009.45">
            <text:p>5468009,45</text:p>
          </table:table-cell>
          <table:table-cell office:value-type="float" office:value="5819459.42">
            <text:p>5819459,42</text:p>
          </table:table-cell>
          <table:table-cell office:value-type="float" office:value="4895472.67">
            <text:p>4895472,67</text:p>
          </table:table-cell>
          <table:table-cell office:value-type="float" office:value="5257998">
            <text:p>5257998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ALTO ALEGRE </text:p>
          </table:table-cell>
          <table:table-cell office:value-type="string">
            <text:p>Municipio</text:p>
          </table:table-cell>
          <table:table-cell office:value-type="float" office:value="96057">
            <text:p>96057</text:p>
          </table:table-cell>
          <table:table-cell office:value-type="float" office:value="112712">
            <text:p>112712</text:p>
          </table:table-cell>
          <table:table-cell office:value-type="float" office:value="101974">
            <text:p>101974</text:p>
          </table:table-cell>
          <table:table-cell office:value-type="float" office:value="107620">
            <text:p>107620</text:p>
          </table:table-cell>
          <table:table-cell office:value-type="float" office:value="115894">
            <text:p>115894</text:p>
          </table:table-cell>
          <table:table-cell office:value-type="float" office:value="122957">
            <text:p>122957</text:p>
          </table:table-cell>
          <table:table-cell office:value-type="float" office:value="118556">
            <text:p>118556</text:p>
          </table:table-cell>
          <table:table-cell office:value-type="float" office:value="114831">
            <text:p>114831</text:p>
          </table:table-cell>
          <table:table-cell office:value-type="float" office:value="115562">
            <text:p>115562</text:p>
          </table:table-cell>
          <table:table-cell office:value-type="float" office:value="122871">
            <text:p>122871</text:p>
          </table:table-cell>
          <table:table-cell office:value-type="float" office:value="118207">
            <text:p>118207</text:p>
          </table:table-cell>
          <table:table-cell office:value-type="float" office:value="127365">
            <text:p>127365</text:p>
          </table:table-cell>
          <table:table-cell office:value-type="float" office:value="125842">
            <text:p>125842</text:p>
          </table:table-cell>
          <table:table-cell office:value-type="float" office:value="139675">
            <text:p>139675</text:p>
          </table:table-cell>
          <table:table-cell office:value-type="float" office:value="132835">
            <text:p>132835</text:p>
          </table:table-cell>
          <table:table-cell office:value-type="float" office:value="134712">
            <text:p>134712</text:p>
          </table:table-cell>
          <table:table-cell office:value-type="float" office:value="161520">
            <text:p>161520</text:p>
          </table:table-cell>
          <table:table-cell office:value-type="float" office:value="169070">
            <text:p>169070</text:p>
          </table:table-cell>
          <table:table-cell office:value-type="float" office:value="159053">
            <text:p>159053</text:p>
          </table:table-cell>
          <table:table-cell office:value-type="float" office:value="153895">
            <text:p>153895</text:p>
          </table:table-cell>
          <table:table-cell office:value-type="float" office:value="162048">
            <text:p>162048</text:p>
          </table:table-cell>
          <table:table-cell office:value-type="float" office:value="154757">
            <text:p>154757</text:p>
          </table:table-cell>
          <table:table-cell office:value-type="float" office:value="164555">
            <text:p>164555</text:p>
          </table:table-cell>
          <table:table-cell office:value-type="float" office:value="143244">
            <text:p>143244</text:p>
          </table:table-cell>
          <table:table-cell office:value-type="float" office:value="185300">
            <text:p>185300</text:p>
          </table:table-cell>
          <table:table-cell office:value-type="float" office:value="183636">
            <text:p>183636</text:p>
          </table:table-cell>
          <table:table-cell office:value-type="float" office:value="178813">
            <text:p>178813</text:p>
          </table:table-cell>
          <table:table-cell office:value-type="float" office:value="177495">
            <text:p>177495</text:p>
          </table:table-cell>
          <table:table-cell office:value-type="float" office:value="218896">
            <text:p>218896</text:p>
          </table:table-cell>
          <table:table-cell office:value-type="float" office:value="219670">
            <text:p>219670</text:p>
          </table:table-cell>
          <table:table-cell office:value-type="float" office:value="209870">
            <text:p>209870</text:p>
          </table:table-cell>
          <table:table-cell office:value-type="float" office:value="214126">
            <text:p>214126</text:p>
          </table:table-cell>
          <table:table-cell office:value-type="float" office:value="218193">
            <text:p>218193</text:p>
          </table:table-cell>
          <table:table-cell office:value-type="float" office:value="210253">
            <text:p>210253</text:p>
          </table:table-cell>
          <table:table-cell office:value-type="float" office:value="234382">
            <text:p>234382</text:p>
          </table:table-cell>
          <table:table-cell office:value-type="float" office:value="226877">
            <text:p>226877</text:p>
          </table:table-cell>
          <table:table-cell office:value-type="float" office:value="254368">
            <text:p>254368</text:p>
          </table:table-cell>
          <table:table-cell office:value-type="float" office:value="219897">
            <text:p>219897</text:p>
          </table:table-cell>
          <table:table-cell office:value-type="float" office:value="216363">
            <text:p>216363</text:p>
          </table:table-cell>
          <table:table-cell office:value-type="float" office:value="206737">
            <text:p>206737</text:p>
          </table:table-cell>
          <table:table-cell office:value-type="float" office:value="270366">
            <text:p>270366</text:p>
          </table:table-cell>
          <table:table-cell office:value-type="float" office:value="268120">
            <text:p>268120</text:p>
          </table:table-cell>
          <table:table-cell office:value-type="float" office:value="249994">
            <text:p>249994</text:p>
          </table:table-cell>
          <table:table-cell office:value-type="float" office:value="267354">
            <text:p>267354</text:p>
          </table:table-cell>
          <table:table-cell office:value-type="float" office:value="259788">
            <text:p>259788</text:p>
          </table:table-cell>
          <table:table-cell office:value-type="float" office:value="280779.5">
            <text:p>280779,5</text:p>
          </table:table-cell>
          <table:table-cell office:value-type="float" office:value="287261">
            <text:p>287261</text:p>
          </table:table-cell>
          <table:table-cell office:value-type="float" office:value="279990.5">
            <text:p>279990,5</text:p>
          </table:table-cell>
          <table:table-cell office:value-type="float" office:value="309678">
            <text:p>309678</text:p>
          </table:table-cell>
          <table:table-cell office:value-type="float" office:value="333797">
            <text:p>333797</text:p>
          </table:table-cell>
          <table:table-cell office:value-type="float" office:value="294290">
            <text:p>294290</text:p>
          </table:table-cell>
          <table:table-cell office:value-type="float" office:value="307872">
            <text:p>307872</text:p>
          </table:table-cell>
          <table:table-cell office:value-type="float" office:value="365022">
            <text:p>365022</text:p>
          </table:table-cell>
          <table:table-cell office:value-type="float" office:value="371241">
            <text:p>371241</text:p>
          </table:table-cell>
          <table:table-cell office:value-type="float" office:value="361413.9">
            <text:p>361413,9</text:p>
          </table:table-cell>
          <table:table-cell office:value-type="float" office:value="367808.6">
            <text:p>367808,6</text:p>
          </table:table-cell>
          <table:table-cell office:value-type="float" office:value="356435.1">
            <text:p>356435,1</text:p>
          </table:table-cell>
          <table:table-cell office:value-type="float" office:value="369672.66">
            <text:p>369672,66</text:p>
          </table:table-cell>
          <table:table-cell office:value-type="float" office:value="384319.53">
            <text:p>384319,53</text:p>
          </table:table-cell>
          <table:table-cell office:value-type="float" office:value="374590.46">
            <text:p>374590,46</text:p>
          </table:table-cell>
          <table:table-cell office:value-type="float" office:value="441422.79">
            <text:p>441422,79</text:p>
          </table:table-cell>
          <table:table-cell office:value-type="float" office:value="469794.73">
            <text:p>469794,73</text:p>
          </table:table-cell>
          <table:table-cell office:value-type="float" office:value="395202.83">
            <text:p>395202,83</text:p>
          </table:table-cell>
          <table:table-cell office:value-type="float" office:value="424468">
            <text:p>424468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ALTOS DE CHIPION </text:p>
          </table:table-cell>
          <table:table-cell office:value-type="string">
            <text:p>Municipio</text:p>
          </table:table-cell>
          <table:table-cell office:value-type="float" office:value="115793">
            <text:p>115793</text:p>
          </table:table-cell>
          <table:table-cell office:value-type="float" office:value="135871">
            <text:p>135871</text:p>
          </table:table-cell>
          <table:table-cell office:value-type="float" office:value="122926">
            <text:p>122926</text:p>
          </table:table-cell>
          <table:table-cell office:value-type="float" office:value="129733">
            <text:p>129733</text:p>
          </table:table-cell>
          <table:table-cell office:value-type="float" office:value="139706">
            <text:p>139706</text:p>
          </table:table-cell>
          <table:table-cell office:value-type="float" office:value="148221">
            <text:p>148221</text:p>
          </table:table-cell>
          <table:table-cell office:value-type="float" office:value="142916">
            <text:p>142916</text:p>
          </table:table-cell>
          <table:table-cell office:value-type="float" office:value="138426">
            <text:p>138426</text:p>
          </table:table-cell>
          <table:table-cell office:value-type="float" office:value="139307">
            <text:p>139307</text:p>
          </table:table-cell>
          <table:table-cell office:value-type="float" office:value="148117">
            <text:p>148117</text:p>
          </table:table-cell>
          <table:table-cell office:value-type="float" office:value="142495">
            <text:p>142495</text:p>
          </table:table-cell>
          <table:table-cell office:value-type="float" office:value="153535">
            <text:p>153535</text:p>
          </table:table-cell>
          <table:table-cell office:value-type="float" office:value="151698">
            <text:p>151698</text:p>
          </table:table-cell>
          <table:table-cell office:value-type="float" office:value="168374">
            <text:p>168374</text:p>
          </table:table-cell>
          <table:table-cell office:value-type="float" office:value="160128">
            <text:p>160128</text:p>
          </table:table-cell>
          <table:table-cell office:value-type="float" office:value="162391">
            <text:p>162391</text:p>
          </table:table-cell>
          <table:table-cell office:value-type="float" office:value="194707">
            <text:p>194707</text:p>
          </table:table-cell>
          <table:table-cell office:value-type="float" office:value="203808">
            <text:p>203808</text:p>
          </table:table-cell>
          <table:table-cell office:value-type="float" office:value="191734">
            <text:p>191734</text:p>
          </table:table-cell>
          <table:table-cell office:value-type="float" office:value="185516">
            <text:p>185516</text:p>
          </table:table-cell>
          <table:table-cell office:value-type="float" office:value="195344">
            <text:p>195344</text:p>
          </table:table-cell>
          <table:table-cell office:value-type="float" office:value="186555">
            <text:p>186555</text:p>
          </table:table-cell>
          <table:table-cell office:value-type="float" office:value="198365">
            <text:p>198365</text:p>
          </table:table-cell>
          <table:table-cell office:value-type="float" office:value="172676">
            <text:p>172676</text:p>
          </table:table-cell>
          <table:table-cell office:value-type="float" office:value="223373">
            <text:p>223373</text:p>
          </table:table-cell>
          <table:table-cell office:value-type="float" office:value="221367">
            <text:p>221367</text:p>
          </table:table-cell>
          <table:table-cell office:value-type="float" office:value="214763">
            <text:p>214763</text:p>
          </table:table-cell>
          <table:table-cell office:value-type="float" office:value="213709">
            <text:p>213709</text:p>
          </table:table-cell>
          <table:table-cell office:value-type="float" office:value="263556">
            <text:p>263556</text:p>
          </table:table-cell>
          <table:table-cell office:value-type="float" office:value="264489">
            <text:p>264489</text:p>
          </table:table-cell>
          <table:table-cell office:value-type="float" office:value="252689">
            <text:p>252689</text:p>
          </table:table-cell>
          <table:table-cell office:value-type="float" office:value="257813">
            <text:p>257813</text:p>
          </table:table-cell>
          <table:table-cell office:value-type="float" office:value="262711">
            <text:p>262711</text:p>
          </table:table-cell>
          <table:table-cell office:value-type="float" office:value="253150">
            <text:p>253150</text:p>
          </table:table-cell>
          <table:table-cell office:value-type="float" office:value="282202">
            <text:p>282202</text:p>
          </table:table-cell>
          <table:table-cell office:value-type="float" office:value="273166">
            <text:p>273166</text:p>
          </table:table-cell>
          <table:table-cell office:value-type="float" office:value="306266">
            <text:p>306266</text:p>
          </table:table-cell>
          <table:table-cell office:value-type="float" office:value="264762">
            <text:p>264762</text:p>
          </table:table-cell>
          <table:table-cell office:value-type="float" office:value="260507">
            <text:p>260507</text:p>
          </table:table-cell>
          <table:table-cell office:value-type="float" office:value="248917">
            <text:p>248917</text:p>
          </table:table-cell>
          <table:table-cell office:value-type="float" office:value="325528">
            <text:p>325528</text:p>
          </table:table-cell>
          <table:table-cell office:value-type="float" office:value="322823">
            <text:p>322823</text:p>
          </table:table-cell>
          <table:table-cell office:value-type="float" office:value="300999">
            <text:p>300999</text:p>
          </table:table-cell>
          <table:table-cell office:value-type="float" office:value="321901">
            <text:p>321901</text:p>
          </table:table-cell>
          <table:table-cell office:value-type="float" office:value="312791">
            <text:p>312791</text:p>
          </table:table-cell>
          <table:table-cell office:value-type="float" office:value="338066">
            <text:p>338066</text:p>
          </table:table-cell>
          <table:table-cell office:value-type="float" office:value="345869.9">
            <text:p>345869,9</text:p>
          </table:table-cell>
          <table:table-cell office:value-type="float" office:value="337116">
            <text:p>337116</text:p>
          </table:table-cell>
          <table:table-cell office:value-type="float" office:value="372860">
            <text:p>372860</text:p>
          </table:table-cell>
          <table:table-cell office:value-type="float" office:value="401900">
            <text:p>401900</text:p>
          </table:table-cell>
          <table:table-cell office:value-type="float" office:value="354333">
            <text:p>354333</text:p>
          </table:table-cell>
          <table:table-cell office:value-type="float" office:value="370686">
            <text:p>370686</text:p>
          </table:table-cell>
          <table:table-cell office:value-type="float" office:value="439496">
            <text:p>439496</text:p>
          </table:table-cell>
          <table:table-cell office:value-type="float" office:value="446984">
            <text:p>446984</text:p>
          </table:table-cell>
          <table:table-cell office:value-type="float" office:value="435152">
            <text:p>435152</text:p>
          </table:table-cell>
          <table:table-cell office:value-type="float" office:value="442851.4">
            <text:p>442851,4</text:p>
          </table:table-cell>
          <table:table-cell office:value-type="float" office:value="429157.5">
            <text:p>429157,5</text:p>
          </table:table-cell>
          <table:table-cell office:value-type="float" office:value="445095.78">
            <text:p>445095,78</text:p>
          </table:table-cell>
          <table:table-cell office:value-type="float" office:value="462731.01">
            <text:p>462731,01</text:p>
          </table:table-cell>
          <table:table-cell office:value-type="float" office:value="451016.95">
            <text:p>451016,95</text:p>
          </table:table-cell>
          <table:table-cell office:value-type="float" office:value="531484.87">
            <text:p>531484,87</text:p>
          </table:table-cell>
          <table:table-cell office:value-type="float" office:value="565645.45">
            <text:p>565645,45</text:p>
          </table:table-cell>
          <table:table-cell office:value-type="float" office:value="475834.79">
            <text:p>475834,79</text:p>
          </table:table-cell>
          <table:table-cell office:value-type="float" office:value="511071">
            <text:p>511071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ANISACATE </text:p>
          </table:table-cell>
          <table:table-cell office:value-type="string">
            <text:p>Municipio</text:p>
          </table:table-cell>
          <table:table-cell office:value-type="float" office:value="144144">
            <text:p>144144</text:p>
          </table:table-cell>
          <table:table-cell office:value-type="float" office:value="169137">
            <text:p>169137</text:p>
          </table:table-cell>
          <table:table-cell office:value-type="float" office:value="153023">
            <text:p>153023</text:p>
          </table:table-cell>
          <table:table-cell office:value-type="float" office:value="161496">
            <text:p>161496</text:p>
          </table:table-cell>
          <table:table-cell office:value-type="float" office:value="173911">
            <text:p>173911</text:p>
          </table:table-cell>
          <table:table-cell office:value-type="float" office:value="184510">
            <text:p>184510</text:p>
          </table:table-cell>
          <table:table-cell office:value-type="float" office:value="177907">
            <text:p>177907</text:p>
          </table:table-cell>
          <table:table-cell office:value-type="float" office:value="172317">
            <text:p>172317</text:p>
          </table:table-cell>
          <table:table-cell office:value-type="float" office:value="173414">
            <text:p>173414</text:p>
          </table:table-cell>
          <table:table-cell office:value-type="float" office:value="184381">
            <text:p>184381</text:p>
          </table:table-cell>
          <table:table-cell office:value-type="float" office:value="177383">
            <text:p>177383</text:p>
          </table:table-cell>
          <table:table-cell office:value-type="float" office:value="191125">
            <text:p>191125</text:p>
          </table:table-cell>
          <table:table-cell office:value-type="float" office:value="188839">
            <text:p>188839</text:p>
          </table:table-cell>
          <table:table-cell office:value-type="float" office:value="209597">
            <text:p>209597</text:p>
          </table:table-cell>
          <table:table-cell office:value-type="float" office:value="199333">
            <text:p>199333</text:p>
          </table:table-cell>
          <table:table-cell office:value-type="float" office:value="202150">
            <text:p>202150</text:p>
          </table:table-cell>
          <table:table-cell office:value-type="float" office:value="242377">
            <text:p>242377</text:p>
          </table:table-cell>
          <table:table-cell office:value-type="float" office:value="253707">
            <text:p>253707</text:p>
          </table:table-cell>
          <table:table-cell office:value-type="float" office:value="238676">
            <text:p>238676</text:p>
          </table:table-cell>
          <table:table-cell office:value-type="float" office:value="230937">
            <text:p>230937</text:p>
          </table:table-cell>
          <table:table-cell office:value-type="float" office:value="243171">
            <text:p>243171</text:p>
          </table:table-cell>
          <table:table-cell office:value-type="float" office:value="232230">
            <text:p>232230</text:p>
          </table:table-cell>
          <table:table-cell office:value-type="float" office:value="246932">
            <text:p>246932</text:p>
          </table:table-cell>
          <table:table-cell office:value-type="float" office:value="214953">
            <text:p>214953</text:p>
          </table:table-cell>
          <table:table-cell office:value-type="float" office:value="278062">
            <text:p>278062</text:p>
          </table:table-cell>
          <table:table-cell office:value-type="float" office:value="275565">
            <text:p>275565</text:p>
          </table:table-cell>
          <table:table-cell office:value-type="float" office:value="275814">
            <text:p>275814</text:p>
          </table:table-cell>
          <table:table-cell office:value-type="float" office:value="268776">
            <text:p>268776</text:p>
          </table:table-cell>
          <table:table-cell office:value-type="float" office:value="331468">
            <text:p>331468</text:p>
          </table:table-cell>
          <table:table-cell office:value-type="float" office:value="332641">
            <text:p>332641</text:p>
          </table:table-cell>
          <table:table-cell office:value-type="float" office:value="317801">
            <text:p>317801</text:p>
          </table:table-cell>
          <table:table-cell office:value-type="float" office:value="324246">
            <text:p>324246</text:p>
          </table:table-cell>
          <table:table-cell office:value-type="float" office:value="330405">
            <text:p>330405</text:p>
          </table:table-cell>
          <table:table-cell office:value-type="float" office:value="318381">
            <text:p>318381</text:p>
          </table:table-cell>
          <table:table-cell office:value-type="float" office:value="354919">
            <text:p>354919</text:p>
          </table:table-cell>
          <table:table-cell office:value-type="float" office:value="343554">
            <text:p>343554</text:p>
          </table:table-cell>
          <table:table-cell office:value-type="float" office:value="385183">
            <text:p>385183</text:p>
          </table:table-cell>
          <table:table-cell office:value-type="float" office:value="332985">
            <text:p>332985</text:p>
          </table:table-cell>
          <table:table-cell office:value-type="float" office:value="327634">
            <text:p>327634</text:p>
          </table:table-cell>
          <table:table-cell office:value-type="float" office:value="313057">
            <text:p>313057</text:p>
          </table:table-cell>
          <table:table-cell office:value-type="float" office:value="409409">
            <text:p>409409</text:p>
          </table:table-cell>
          <table:table-cell office:value-type="float" office:value="406007">
            <text:p>406007</text:p>
          </table:table-cell>
          <table:table-cell office:value-type="float" office:value="378560">
            <text:p>378560</text:p>
          </table:table-cell>
          <table:table-cell office:value-type="float" office:value="404847">
            <text:p>404847</text:p>
          </table:table-cell>
          <table:table-cell office:value-type="float" office:value="393390">
            <text:p>393390</text:p>
          </table:table-cell>
          <table:table-cell office:value-type="float" office:value="425177.3">
            <text:p>425177,3</text:p>
          </table:table-cell>
          <table:table-cell office:value-type="float" office:value="434992.1">
            <text:p>434992,1</text:p>
          </table:table-cell>
          <table:table-cell office:value-type="float" office:value="423983.5">
            <text:p>423983,5</text:p>
          </table:table-cell>
          <table:table-cell office:value-type="float" office:value="468937">
            <text:p>468937</text:p>
          </table:table-cell>
          <table:table-cell office:value-type="float" office:value="505460">
            <text:p>505460</text:p>
          </table:table-cell>
          <table:table-cell office:value-type="float" office:value="445636">
            <text:p>445636</text:p>
          </table:table-cell>
          <table:table-cell office:value-type="float" office:value="466202">
            <text:p>466202</text:p>
          </table:table-cell>
          <table:table-cell office:value-type="float" office:value="552744">
            <text:p>552744</text:p>
          </table:table-cell>
          <table:table-cell office:value-type="float" office:value="562161">
            <text:p>562161</text:p>
          </table:table-cell>
          <table:table-cell office:value-type="float" office:value="547279.9">
            <text:p>547279,9</text:p>
          </table:table-cell>
          <table:table-cell office:value-type="float" office:value="556963.3">
            <text:p>556963,3</text:p>
          </table:table-cell>
          <table:table-cell office:value-type="float" office:value="539740.8">
            <text:p>539740,8</text:p>
          </table:table-cell>
          <table:table-cell office:value-type="float" office:value="559785.98">
            <text:p>559785,98</text:p>
          </table:table-cell>
          <table:table-cell office:value-type="float" office:value="581965.38">
            <text:p>581965,38</text:p>
          </table:table-cell>
          <table:table-cell office:value-type="float" office:value="567232.88">
            <text:p>567232,88</text:p>
          </table:table-cell>
          <table:table-cell office:value-type="float" office:value="668435.41">
            <text:p>668435,41</text:p>
          </table:table-cell>
          <table:table-cell office:value-type="float" office:value="711398.32">
            <text:p>711398,32</text:p>
          </table:table-cell>
          <table:table-cell office:value-type="float" office:value="598445.67">
            <text:p>598445,67</text:p>
          </table:table-cell>
          <table:table-cell office:value-type="float" office:value="642762">
            <text:p>642762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ARIAS </text:p>
          </table:table-cell>
          <table:table-cell office:value-type="string">
            <text:p>Municipio</text:p>
          </table:table-cell>
          <table:table-cell office:value-type="float" office:value="247476">
            <text:p>247476</text:p>
          </table:table-cell>
          <table:table-cell office:value-type="float" office:value="290387">
            <text:p>290387</text:p>
          </table:table-cell>
          <table:table-cell office:value-type="float" office:value="262721">
            <text:p>262721</text:p>
          </table:table-cell>
          <table:table-cell office:value-type="float" office:value="277268">
            <text:p>277268</text:p>
          </table:table-cell>
          <table:table-cell office:value-type="float" office:value="298583">
            <text:p>298583</text:p>
          </table:table-cell>
          <table:table-cell office:value-type="float" office:value="316780">
            <text:p>316780</text:p>
          </table:table-cell>
          <table:table-cell office:value-type="float" office:value="305443">
            <text:p>305443</text:p>
          </table:table-cell>
          <table:table-cell office:value-type="float" office:value="295846">
            <text:p>295846</text:p>
          </table:table-cell>
          <table:table-cell office:value-type="float" office:value="297729">
            <text:p>297729</text:p>
          </table:table-cell>
          <table:table-cell office:value-type="float" office:value="316559">
            <text:p>316559</text:p>
          </table:table-cell>
          <table:table-cell office:value-type="float" office:value="304544">
            <text:p>304544</text:p>
          </table:table-cell>
          <table:table-cell office:value-type="float" office:value="328137">
            <text:p>328137</text:p>
          </table:table-cell>
          <table:table-cell office:value-type="float" office:value="324213">
            <text:p>324213</text:p>
          </table:table-cell>
          <table:table-cell office:value-type="float" office:value="359852">
            <text:p>359852</text:p>
          </table:table-cell>
          <table:table-cell office:value-type="float" office:value="342229">
            <text:p>342229</text:p>
          </table:table-cell>
          <table:table-cell office:value-type="float" office:value="347067">
            <text:p>347067</text:p>
          </table:table-cell>
          <table:table-cell office:value-type="float" office:value="416132">
            <text:p>416132</text:p>
          </table:table-cell>
          <table:table-cell office:value-type="float" office:value="435583">
            <text:p>435583</text:p>
          </table:table-cell>
          <table:table-cell office:value-type="float" office:value="409778">
            <text:p>409778</text:p>
          </table:table-cell>
          <table:table-cell office:value-type="float" office:value="396489">
            <text:p>396489</text:p>
          </table:table-cell>
          <table:table-cell office:value-type="float" office:value="417494">
            <text:p>417494</text:p>
          </table:table-cell>
          <table:table-cell office:value-type="float" office:value="398710">
            <text:p>398710</text:p>
          </table:table-cell>
          <table:table-cell office:value-type="float" office:value="423951">
            <text:p>423951</text:p>
          </table:table-cell>
          <table:table-cell office:value-type="float" office:value="369047">
            <text:p>369047</text:p>
          </table:table-cell>
          <table:table-cell office:value-type="float" office:value="477398">
            <text:p>477398</text:p>
          </table:table-cell>
          <table:table-cell office:value-type="float" office:value="473111">
            <text:p>473111</text:p>
          </table:table-cell>
          <table:table-cell office:value-type="float" office:value="440699">
            <text:p>440699</text:p>
          </table:table-cell>
          <table:table-cell office:value-type="float" office:value="450813">
            <text:p>450813</text:p>
          </table:table-cell>
          <table:table-cell office:value-type="float" office:value="555966">
            <text:p>555966</text:p>
          </table:table-cell>
          <table:table-cell office:value-type="float" office:value="557933">
            <text:p>557933</text:p>
          </table:table-cell>
          <table:table-cell office:value-type="float" office:value="533042">
            <text:p>533042</text:p>
          </table:table-cell>
          <table:table-cell office:value-type="float" office:value="543852">
            <text:p>543852</text:p>
          </table:table-cell>
          <table:table-cell office:value-type="float" office:value="554182">
            <text:p>554182</text:p>
          </table:table-cell>
          <table:table-cell office:value-type="float" office:value="534015">
            <text:p>534015</text:p>
          </table:table-cell>
          <table:table-cell office:value-type="float" office:value="595300">
            <text:p>595300</text:p>
          </table:table-cell>
          <table:table-cell office:value-type="float" office:value="576237">
            <text:p>576237</text:p>
          </table:table-cell>
          <table:table-cell office:value-type="float" office:value="646061">
            <text:p>646061</text:p>
          </table:table-cell>
          <table:table-cell office:value-type="float" office:value="558509">
            <text:p>558509</text:p>
          </table:table-cell>
          <table:table-cell office:value-type="float" office:value="549534">
            <text:p>549534</text:p>
          </table:table-cell>
          <table:table-cell office:value-type="float" office:value="525085">
            <text:p>525085</text:p>
          </table:table-cell>
          <table:table-cell office:value-type="float" office:value="686695">
            <text:p>686695</text:p>
          </table:table-cell>
          <table:table-cell office:value-type="float" office:value="680988">
            <text:p>680988</text:p>
          </table:table-cell>
          <table:table-cell office:value-type="float" office:value="634951">
            <text:p>634951</text:p>
          </table:table-cell>
          <table:table-cell office:value-type="float" office:value="679043">
            <text:p>679043</text:p>
          </table:table-cell>
          <table:table-cell office:value-type="float" office:value="659826">
            <text:p>659826</text:p>
          </table:table-cell>
          <table:table-cell office:value-type="float" office:value="713142.5">
            <text:p>713142,5</text:p>
          </table:table-cell>
          <table:table-cell office:value-type="float" office:value="729604.7">
            <text:p>729604,7</text:p>
          </table:table-cell>
          <table:table-cell office:value-type="float" office:value="711138.5">
            <text:p>711138,5</text:p>
          </table:table-cell>
          <table:table-cell office:value-type="float" office:value="786540">
            <text:p>786540</text:p>
          </table:table-cell>
          <table:table-cell office:value-type="float" office:value="847800">
            <text:p>847800</text:p>
          </table:table-cell>
          <table:table-cell office:value-type="float" office:value="747457">
            <text:p>747457</text:p>
          </table:table-cell>
          <table:table-cell office:value-type="float" office:value="781953">
            <text:p>781953</text:p>
          </table:table-cell>
          <table:table-cell office:value-type="float" office:value="927107">
            <text:p>927107</text:p>
          </table:table-cell>
          <table:table-cell office:value-type="float" office:value="942903">
            <text:p>942903</text:p>
          </table:table-cell>
          <table:table-cell office:value-type="float" office:value="917943.1">
            <text:p>917943,1</text:p>
          </table:table-cell>
          <table:table-cell office:value-type="float" office:value="934184.8">
            <text:p>934184,8</text:p>
          </table:table-cell>
          <table:table-cell office:value-type="float" office:value="905297.8">
            <text:p>905297,8</text:p>
          </table:table-cell>
          <table:table-cell office:value-type="float" office:value="938919.29">
            <text:p>938919,29</text:p>
          </table:table-cell>
          <table:table-cell office:value-type="float" office:value="976120.41">
            <text:p>976120,41</text:p>
          </table:table-cell>
          <table:table-cell office:value-type="float" office:value="951409.85">
            <text:p>951409,85</text:p>
          </table:table-cell>
          <table:table-cell office:value-type="float" office:value="1121155.09">
            <text:p>1121155,09</text:p>
          </table:table-cell>
          <table:table-cell office:value-type="float" office:value="1193216.03">
            <text:p>1193216,03</text:p>
          </table:table-cell>
          <table:table-cell office:value-type="float" office:value="1003762.52">
            <text:p>1003762,52</text:p>
          </table:table-cell>
          <table:table-cell office:value-type="float" office:value="1078094">
            <text:p>1078094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ARROYITO </text:p>
          </table:table-cell>
          <table:table-cell office:value-type="string">
            <text:p>Municipio</text:p>
          </table:table-cell>
          <table:table-cell office:value-type="float" office:value="591030">
            <text:p>591030</text:p>
          </table:table-cell>
          <table:table-cell office:value-type="float" office:value="693510">
            <text:p>693510</text:p>
          </table:table-cell>
          <table:table-cell office:value-type="float" office:value="627437">
            <text:p>627437</text:p>
          </table:table-cell>
          <table:table-cell office:value-type="float" office:value="662179">
            <text:p>662179</text:p>
          </table:table-cell>
          <table:table-cell office:value-type="float" office:value="713085">
            <text:p>713085</text:p>
          </table:table-cell>
          <table:table-cell office:value-type="float" office:value="756544">
            <text:p>756544</text:p>
          </table:table-cell>
          <table:table-cell office:value-type="float" office:value="729468">
            <text:p>729468</text:p>
          </table:table-cell>
          <table:table-cell office:value-type="float" office:value="706548">
            <text:p>706548</text:p>
          </table:table-cell>
          <table:table-cell office:value-type="float" office:value="711046">
            <text:p>711046</text:p>
          </table:table-cell>
          <table:table-cell office:value-type="float" office:value="756015">
            <text:p>756015</text:p>
          </table:table-cell>
          <table:table-cell office:value-type="float" office:value="727320">
            <text:p>727320</text:p>
          </table:table-cell>
          <table:table-cell office:value-type="float" office:value="783667">
            <text:p>783667</text:p>
          </table:table-cell>
          <table:table-cell office:value-type="float" office:value="774295">
            <text:p>774295</text:p>
          </table:table-cell>
          <table:table-cell office:value-type="float" office:value="859408">
            <text:p>859408</text:p>
          </table:table-cell>
          <table:table-cell office:value-type="float" office:value="817322">
            <text:p>817322</text:p>
          </table:table-cell>
          <table:table-cell office:value-type="float" office:value="828874">
            <text:p>828874</text:p>
          </table:table-cell>
          <table:table-cell office:value-type="float" office:value="993817">
            <text:p>993817</text:p>
          </table:table-cell>
          <table:table-cell office:value-type="float" office:value="1040272">
            <text:p>1040272</text:p>
          </table:table-cell>
          <table:table-cell office:value-type="float" office:value="978642">
            <text:p>978642</text:p>
          </table:table-cell>
          <table:table-cell office:value-type="float" office:value="946906">
            <text:p>946906</text:p>
          </table:table-cell>
          <table:table-cell office:value-type="float" office:value="997071">
            <text:p>997071</text:p>
          </table:table-cell>
          <table:table-cell office:value-type="float" office:value="952210">
            <text:p>952210</text:p>
          </table:table-cell>
          <table:table-cell office:value-type="float" office:value="1012492">
            <text:p>1012492</text:p>
          </table:table-cell>
          <table:table-cell office:value-type="float" office:value="881370">
            <text:p>881370</text:p>
          </table:table-cell>
          <table:table-cell office:value-type="float" office:value="1140135">
            <text:p>1140135</text:p>
          </table:table-cell>
          <table:table-cell office:value-type="float" office:value="1129896">
            <text:p>1129896</text:p>
          </table:table-cell>
          <table:table-cell office:value-type="float" office:value="1143375">
            <text:p>1143375</text:p>
          </table:table-cell>
          <table:table-cell office:value-type="float" office:value="1106097">
            <text:p>1106097</text:p>
          </table:table-cell>
          <table:table-cell office:value-type="float" office:value="1364095">
            <text:p>1364095</text:p>
          </table:table-cell>
          <table:table-cell office:value-type="float" office:value="1368921">
            <text:p>1368921</text:p>
          </table:table-cell>
          <table:table-cell office:value-type="float" office:value="1307848">
            <text:p>1307848</text:p>
          </table:table-cell>
          <table:table-cell office:value-type="float" office:value="1334371">
            <text:p>1334371</text:p>
          </table:table-cell>
          <table:table-cell office:value-type="float" office:value="1359717">
            <text:p>1359717</text:p>
          </table:table-cell>
          <table:table-cell office:value-type="float" office:value="1310236">
            <text:p>1310236</text:p>
          </table:table-cell>
          <table:table-cell office:value-type="float" office:value="1460602">
            <text:p>1460602</text:p>
          </table:table-cell>
          <table:table-cell office:value-type="float" office:value="1413829">
            <text:p>1413829</text:p>
          </table:table-cell>
          <table:table-cell office:value-type="float" office:value="1585148">
            <text:p>1585148</text:p>
          </table:table-cell>
          <table:table-cell office:value-type="float" office:value="1370335">
            <text:p>1370335</text:p>
          </table:table-cell>
          <table:table-cell office:value-type="float" office:value="1348314">
            <text:p>1348314</text:p>
          </table:table-cell>
          <table:table-cell office:value-type="float" office:value="1288326">
            <text:p>1288326</text:p>
          </table:table-cell>
          <table:table-cell office:value-type="float" office:value="1684845">
            <text:p>1684845</text:p>
          </table:table-cell>
          <table:table-cell office:value-type="float" office:value="1670843">
            <text:p>1670843</text:p>
          </table:table-cell>
          <table:table-cell office:value-type="float" office:value="1557890">
            <text:p>1557890</text:p>
          </table:table-cell>
          <table:table-cell office:value-type="float" office:value="1666070">
            <text:p>1666070</text:p>
          </table:table-cell>
          <table:table-cell office:value-type="float" office:value="1618921">
            <text:p>1618921</text:p>
          </table:table-cell>
          <table:table-cell office:value-type="float" office:value="1749736">
            <text:p>1749736</text:p>
          </table:table-cell>
          <table:table-cell office:value-type="float" office:value="1790126.9">
            <text:p>1790126,9</text:p>
          </table:table-cell>
          <table:table-cell office:value-type="float" office:value="1744821">
            <text:p>1744821</text:p>
          </table:table-cell>
          <table:table-cell office:value-type="float" office:value="1929822">
            <text:p>1929822</text:p>
          </table:table-cell>
          <table:table-cell office:value-type="float" office:value="2080125">
            <text:p>2080125</text:p>
          </table:table-cell>
          <table:table-cell office:value-type="float" office:value="1833929">
            <text:p>1833929</text:p>
          </table:table-cell>
          <table:table-cell office:value-type="float" office:value="1918566">
            <text:p>1918566</text:p>
          </table:table-cell>
          <table:table-cell office:value-type="float" office:value="2274711">
            <text:p>2274711</text:p>
          </table:table-cell>
          <table:table-cell office:value-type="float" office:value="2313468">
            <text:p>2313468</text:p>
          </table:table-cell>
          <table:table-cell office:value-type="float" office:value="2252226">
            <text:p>2252226</text:p>
          </table:table-cell>
          <table:table-cell office:value-type="float" office:value="2292076">
            <text:p>2292076</text:p>
          </table:table-cell>
          <table:table-cell office:value-type="float" office:value="2221200">
            <text:p>2221200</text:p>
          </table:table-cell>
          <table:table-cell office:value-type="float" office:value="2303692.3">
            <text:p>2303692,3</text:p>
          </table:table-cell>
          <table:table-cell office:value-type="float" office:value="2394967.37">
            <text:p>2394967,37</text:p>
          </table:table-cell>
          <table:table-cell office:value-type="float" office:value="2334339.6">
            <text:p>2334339,6</text:p>
          </table:table-cell>
          <table:table-cell office:value-type="float" office:value="2750818.26">
            <text:p>2750818,26</text:p>
          </table:table-cell>
          <table:table-cell office:value-type="float" office:value="2927623.92">
            <text:p>2927623,92</text:p>
          </table:table-cell>
          <table:table-cell office:value-type="float" office:value="2462788.88">
            <text:p>2462788,88</text:p>
          </table:table-cell>
          <table:table-cell office:value-type="float" office:value="2645166">
            <text:p>2645166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ARROYO ALGODON </text:p>
          </table:table-cell>
          <table:table-cell office:value-type="string">
            <text:p>Municipio</text:p>
          </table:table-cell>
          <table:table-cell office:value-type="float" office:value="89717">
            <text:p>89717</text:p>
          </table:table-cell>
          <table:table-cell office:value-type="float" office:value="105274">
            <text:p>105274</text:p>
          </table:table-cell>
          <table:table-cell office:value-type="float" office:value="95244">
            <text:p>95244</text:p>
          </table:table-cell>
          <table:table-cell office:value-type="float" office:value="100518">
            <text:p>100518</text:p>
          </table:table-cell>
          <table:table-cell office:value-type="float" office:value="108245">
            <text:p>108245</text:p>
          </table:table-cell>
          <table:table-cell office:value-type="float" office:value="114842">
            <text:p>114842</text:p>
          </table:table-cell>
          <table:table-cell office:value-type="float" office:value="110732">
            <text:p>110732</text:p>
          </table:table-cell>
          <table:table-cell office:value-type="float" office:value="107253">
            <text:p>107253</text:p>
          </table:table-cell>
          <table:table-cell office:value-type="float" office:value="107936">
            <text:p>107936</text:p>
          </table:table-cell>
          <table:table-cell office:value-type="float" office:value="114762">
            <text:p>114762</text:p>
          </table:table-cell>
          <table:table-cell office:value-type="float" office:value="110406">
            <text:p>110406</text:p>
          </table:table-cell>
          <table:table-cell office:value-type="float" office:value="118959">
            <text:p>118959</text:p>
          </table:table-cell>
          <table:table-cell office:value-type="float" office:value="117537">
            <text:p>117537</text:p>
          </table:table-cell>
          <table:table-cell office:value-type="float" office:value="130457">
            <text:p>130457</text:p>
          </table:table-cell>
          <table:table-cell office:value-type="float" office:value="124068">
            <text:p>124068</text:p>
          </table:table-cell>
          <table:table-cell office:value-type="float" office:value="125822">
            <text:p>125822</text:p>
          </table:table-cell>
          <table:table-cell office:value-type="float" office:value="150860">
            <text:p>150860</text:p>
          </table:table-cell>
          <table:table-cell office:value-type="float" office:value="157912">
            <text:p>157912</text:p>
          </table:table-cell>
          <table:table-cell office:value-type="float" office:value="148556">
            <text:p>148556</text:p>
          </table:table-cell>
          <table:table-cell office:value-type="float" office:value="143739">
            <text:p>143739</text:p>
          </table:table-cell>
          <table:table-cell office:value-type="float" office:value="151354">
            <text:p>151354</text:p>
          </table:table-cell>
          <table:table-cell office:value-type="float" office:value="144544">
            <text:p>144544</text:p>
          </table:table-cell>
          <table:table-cell office:value-type="float" office:value="153695">
            <text:p>153695</text:p>
          </table:table-cell>
          <table:table-cell office:value-type="float" office:value="133790">
            <text:p>133790</text:p>
          </table:table-cell>
          <table:table-cell office:value-type="float" office:value="173071">
            <text:p>173071</text:p>
          </table:table-cell>
          <table:table-cell office:value-type="float" office:value="171516">
            <text:p>171516</text:p>
          </table:table-cell>
          <table:table-cell office:value-type="float" office:value="166197">
            <text:p>166197</text:p>
          </table:table-cell>
          <table:table-cell office:value-type="float" office:value="165517">
            <text:p>165517</text:p>
          </table:table-cell>
          <table:table-cell office:value-type="float" office:value="204124">
            <text:p>204124</text:p>
          </table:table-cell>
          <table:table-cell office:value-type="float" office:value="204846">
            <text:p>204846</text:p>
          </table:table-cell>
          <table:table-cell office:value-type="float" office:value="195707">
            <text:p>195707</text:p>
          </table:table-cell>
          <table:table-cell office:value-type="float" office:value="199676">
            <text:p>199676</text:p>
          </table:table-cell>
          <table:table-cell office:value-type="float" office:value="203469">
            <text:p>203469</text:p>
          </table:table-cell>
          <table:table-cell office:value-type="float" office:value="196064">
            <text:p>196064</text:p>
          </table:table-cell>
          <table:table-cell office:value-type="float" office:value="218565">
            <text:p>218565</text:p>
          </table:table-cell>
          <table:table-cell office:value-type="float" office:value="211566">
            <text:p>211566</text:p>
          </table:table-cell>
          <table:table-cell office:value-type="float" office:value="237202">
            <text:p>237202</text:p>
          </table:table-cell>
          <table:table-cell office:value-type="float" office:value="205058">
            <text:p>205058</text:p>
          </table:table-cell>
          <table:table-cell office:value-type="float" office:value="201763">
            <text:p>201763</text:p>
          </table:table-cell>
          <table:table-cell office:value-type="float" office:value="192786">
            <text:p>192786</text:p>
          </table:table-cell>
          <table:table-cell office:value-type="float" office:value="252121">
            <text:p>252121</text:p>
          </table:table-cell>
          <table:table-cell office:value-type="float" office:value="250026">
            <text:p>250026</text:p>
          </table:table-cell>
          <table:table-cell office:value-type="float" office:value="233124">
            <text:p>233124</text:p>
          </table:table-cell>
          <table:table-cell office:value-type="float" office:value="249312">
            <text:p>249312</text:p>
          </table:table-cell>
          <table:table-cell office:value-type="float" office:value="242256">
            <text:p>242256</text:p>
          </table:table-cell>
          <table:table-cell office:value-type="float" office:value="261831.6">
            <text:p>261831,6</text:p>
          </table:table-cell>
          <table:table-cell office:value-type="float" office:value="267875.7">
            <text:p>267875,7</text:p>
          </table:table-cell>
          <table:table-cell office:value-type="float" office:value="261095.8">
            <text:p>261095,8</text:p>
          </table:table-cell>
          <table:table-cell office:value-type="float" office:value="288780">
            <text:p>288780</text:p>
          </table:table-cell>
          <table:table-cell office:value-type="float" office:value="311271">
            <text:p>311271</text:p>
          </table:table-cell>
          <table:table-cell office:value-type="float" office:value="274430">
            <text:p>274430</text:p>
          </table:table-cell>
          <table:table-cell office:value-type="float" office:value="287095">
            <text:p>287095</text:p>
          </table:table-cell>
          <table:table-cell office:value-type="float" office:value="340389">
            <text:p>340389</text:p>
          </table:table-cell>
          <table:table-cell office:value-type="float" office:value="346189">
            <text:p>346189</text:p>
          </table:table-cell>
          <table:table-cell office:value-type="float" office:value="337024.5">
            <text:p>337024,5</text:p>
          </table:table-cell>
          <table:table-cell office:value-type="float" office:value="342987.6">
            <text:p>342987,6</text:p>
          </table:table-cell>
          <table:table-cell office:value-type="float" office:value="332381.7">
            <text:p>332381,7</text:p>
          </table:table-cell>
          <table:table-cell office:value-type="float" office:value="344725.91">
            <text:p>344725,91</text:p>
          </table:table-cell>
          <table:table-cell office:value-type="float" office:value="358384.36">
            <text:p>358384,36</text:p>
          </table:table-cell>
          <table:table-cell office:value-type="float" office:value="349311.84">
            <text:p>349311,84</text:p>
          </table:table-cell>
          <table:table-cell office:value-type="float" office:value="411634.11">
            <text:p>411634,11</text:p>
          </table:table-cell>
          <table:table-cell office:value-type="float" office:value="438091.41">
            <text:p>438091,41</text:p>
          </table:table-cell>
          <table:table-cell office:value-type="float" office:value="368533.22">
            <text:p>368533,22</text:p>
          </table:table-cell>
          <table:table-cell office:value-type="float" office:value="395824">
            <text:p>395824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ARROYO CABRAL </text:p>
          </table:table-cell>
          <table:table-cell office:value-type="string">
            <text:p>Municipio</text:p>
          </table:table-cell>
          <table:table-cell office:value-type="float" office:value="141016">
            <text:p>141016</text:p>
          </table:table-cell>
          <table:table-cell office:value-type="float" office:value="165467">
            <text:p>165467</text:p>
          </table:table-cell>
          <table:table-cell office:value-type="float" office:value="149702">
            <text:p>149702</text:p>
          </table:table-cell>
          <table:table-cell office:value-type="float" office:value="157991">
            <text:p>157991</text:p>
          </table:table-cell>
          <table:table-cell office:value-type="float" office:value="170137">
            <text:p>170137</text:p>
          </table:table-cell>
          <table:table-cell office:value-type="float" office:value="180506">
            <text:p>180506</text:p>
          </table:table-cell>
          <table:table-cell office:value-type="float" office:value="174046">
            <text:p>174046</text:p>
          </table:table-cell>
          <table:table-cell office:value-type="float" office:value="168577">
            <text:p>168577</text:p>
          </table:table-cell>
          <table:table-cell office:value-type="float" office:value="169651">
            <text:p>169651</text:p>
          </table:table-cell>
          <table:table-cell office:value-type="float" office:value="180380">
            <text:p>180380</text:p>
          </table:table-cell>
          <table:table-cell office:value-type="float" office:value="173534">
            <text:p>173534</text:p>
          </table:table-cell>
          <table:table-cell office:value-type="float" office:value="186978">
            <text:p>186978</text:p>
          </table:table-cell>
          <table:table-cell office:value-type="float" office:value="184741">
            <text:p>184741</text:p>
          </table:table-cell>
          <table:table-cell office:value-type="float" office:value="205049">
            <text:p>205049</text:p>
          </table:table-cell>
          <table:table-cell office:value-type="float" office:value="195007">
            <text:p>195007</text:p>
          </table:table-cell>
          <table:table-cell office:value-type="float" office:value="197764">
            <text:p>197764</text:p>
          </table:table-cell>
          <table:table-cell office:value-type="float" office:value="237118">
            <text:p>237118</text:p>
          </table:table-cell>
          <table:table-cell office:value-type="float" office:value="248202">
            <text:p>248202</text:p>
          </table:table-cell>
          <table:table-cell office:value-type="float" office:value="233497">
            <text:p>233497</text:p>
          </table:table-cell>
          <table:table-cell office:value-type="float" office:value="225925">
            <text:p>225925</text:p>
          </table:table-cell>
          <table:table-cell office:value-type="float" office:value="237894">
            <text:p>237894</text:p>
          </table:table-cell>
          <table:table-cell office:value-type="float" office:value="227191">
            <text:p>227191</text:p>
          </table:table-cell>
          <table:table-cell office:value-type="float" office:value="241574">
            <text:p>241574</text:p>
          </table:table-cell>
          <table:table-cell office:value-type="float" office:value="210290">
            <text:p>210290</text:p>
          </table:table-cell>
          <table:table-cell office:value-type="float" office:value="272028">
            <text:p>272028</text:p>
          </table:table-cell>
          <table:table-cell office:value-type="float" office:value="269585">
            <text:p>269585</text:p>
          </table:table-cell>
          <table:table-cell office:value-type="float" office:value="270477">
            <text:p>270477</text:p>
          </table:table-cell>
          <table:table-cell office:value-type="float" office:value="263154">
            <text:p>263154</text:p>
          </table:table-cell>
          <table:table-cell office:value-type="float" office:value="324535">
            <text:p>324535</text:p>
          </table:table-cell>
          <table:table-cell office:value-type="float" office:value="325683">
            <text:p>325683</text:p>
          </table:table-cell>
          <table:table-cell office:value-type="float" office:value="311153">
            <text:p>311153</text:p>
          </table:table-cell>
          <table:table-cell office:value-type="float" office:value="317463">
            <text:p>317463</text:p>
          </table:table-cell>
          <table:table-cell office:value-type="float" office:value="323493">
            <text:p>323493</text:p>
          </table:table-cell>
          <table:table-cell office:value-type="float" office:value="311721">
            <text:p>311721</text:p>
          </table:table-cell>
          <table:table-cell office:value-type="float" office:value="347495">
            <text:p>347495</text:p>
          </table:table-cell>
          <table:table-cell office:value-type="float" office:value="336367">
            <text:p>336367</text:p>
          </table:table-cell>
          <table:table-cell office:value-type="float" office:value="377126">
            <text:p>377126</text:p>
          </table:table-cell>
          <table:table-cell office:value-type="float" office:value="326019">
            <text:p>326019</text:p>
          </table:table-cell>
          <table:table-cell office:value-type="float" office:value="320780">
            <text:p>320780</text:p>
          </table:table-cell>
          <table:table-cell office:value-type="float" office:value="306509">
            <text:p>306509</text:p>
          </table:table-cell>
          <table:table-cell office:value-type="float" office:value="400845">
            <text:p>400845</text:p>
          </table:table-cell>
          <table:table-cell office:value-type="float" office:value="397514">
            <text:p>397514</text:p>
          </table:table-cell>
          <table:table-cell office:value-type="float" office:value="370641">
            <text:p>370641</text:p>
          </table:table-cell>
          <table:table-cell office:value-type="float" office:value="396378">
            <text:p>396378</text:p>
          </table:table-cell>
          <table:table-cell office:value-type="float" office:value="385161">
            <text:p>385161</text:p>
          </table:table-cell>
          <table:table-cell office:value-type="float" office:value="416283.6">
            <text:p>416283,6</text:p>
          </table:table-cell>
          <table:table-cell office:value-type="float" office:value="425893.1">
            <text:p>425893,1</text:p>
          </table:table-cell>
          <table:table-cell office:value-type="float" office:value="415114.8">
            <text:p>415114,8</text:p>
          </table:table-cell>
          <table:table-cell office:value-type="float" office:value="459128">
            <text:p>459128</text:p>
          </table:table-cell>
          <table:table-cell office:value-type="float" office:value="494887">
            <text:p>494887</text:p>
          </table:table-cell>
          <table:table-cell office:value-type="float" office:value="436314">
            <text:p>436314</text:p>
          </table:table-cell>
          <table:table-cell office:value-type="float" office:value="456450">
            <text:p>456450</text:p>
          </table:table-cell>
          <table:table-cell office:value-type="float" office:value="541182">
            <text:p>541182</text:p>
          </table:table-cell>
          <table:table-cell office:value-type="float" office:value="550402">
            <text:p>550402</text:p>
          </table:table-cell>
          <table:table-cell office:value-type="float" office:value="535832.1">
            <text:p>535832,1</text:p>
          </table:table-cell>
          <table:table-cell office:value-type="float" office:value="545312.9">
            <text:p>545312,9</text:p>
          </table:table-cell>
          <table:table-cell office:value-type="float" office:value="528450.6">
            <text:p>528450,6</text:p>
          </table:table-cell>
          <table:table-cell office:value-type="float" office:value="548076.57">
            <text:p>548076,57</text:p>
          </table:table-cell>
          <table:table-cell office:value-type="float" office:value="569792.02">
            <text:p>569792,02</text:p>
          </table:table-cell>
          <table:table-cell office:value-type="float" office:value="555367.69">
            <text:p>555367,69</text:p>
          </table:table-cell>
          <table:table-cell office:value-type="float" office:value="654453.3">
            <text:p>654453,3</text:p>
          </table:table-cell>
          <table:table-cell office:value-type="float" office:value="696517.53">
            <text:p>696517,53</text:p>
          </table:table-cell>
          <table:table-cell office:value-type="float" office:value="585927.59">
            <text:p>585927,59</text:p>
          </table:table-cell>
          <table:table-cell office:value-type="float" office:value="629317">
            <text:p>629317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AUSONIA </text:p>
          </table:table-cell>
          <table:table-cell office:value-type="string">
            <text:p>Municipio</text:p>
          </table:table-cell>
          <table:table-cell office:value-type="float" office:value="97912">
            <text:p>97912</text:p>
          </table:table-cell>
          <table:table-cell office:value-type="float" office:value="114889">
            <text:p>114889</text:p>
          </table:table-cell>
          <table:table-cell office:value-type="float" office:value="103944">
            <text:p>103944</text:p>
          </table:table-cell>
          <table:table-cell office:value-type="float" office:value="109699">
            <text:p>109699</text:p>
          </table:table-cell>
          <table:table-cell office:value-type="float" office:value="118132">
            <text:p>118132</text:p>
          </table:table-cell>
          <table:table-cell office:value-type="float" office:value="125332">
            <text:p>125332</text:p>
          </table:table-cell>
          <table:table-cell office:value-type="float" office:value="120847">
            <text:p>120847</text:p>
          </table:table-cell>
          <table:table-cell office:value-type="float" office:value="117049">
            <text:p>117049</text:p>
          </table:table-cell>
          <table:table-cell office:value-type="float" office:value="117795">
            <text:p>117795</text:p>
          </table:table-cell>
          <table:table-cell office:value-type="float" office:value="125244">
            <text:p>125244</text:p>
          </table:table-cell>
          <table:table-cell office:value-type="float" office:value="120491">
            <text:p>120491</text:p>
          </table:table-cell>
          <table:table-cell office:value-type="float" office:value="129825">
            <text:p>129825</text:p>
          </table:table-cell>
          <table:table-cell office:value-type="float" office:value="128273">
            <text:p>128273</text:p>
          </table:table-cell>
          <table:table-cell office:value-type="float" office:value="142373">
            <text:p>142373</text:p>
          </table:table-cell>
          <table:table-cell office:value-type="float" office:value="135401">
            <text:p>135401</text:p>
          </table:table-cell>
          <table:table-cell office:value-type="float" office:value="137315">
            <text:p>137315</text:p>
          </table:table-cell>
          <table:table-cell office:value-type="float" office:value="164640">
            <text:p>164640</text:p>
          </table:table-cell>
          <table:table-cell office:value-type="float" office:value="172335">
            <text:p>172335</text:p>
          </table:table-cell>
          <table:table-cell office:value-type="float" office:value="162126">
            <text:p>162126</text:p>
          </table:table-cell>
          <table:table-cell office:value-type="float" office:value="156868">
            <text:p>156868</text:p>
          </table:table-cell>
          <table:table-cell office:value-type="float" office:value="165179">
            <text:p>165179</text:p>
          </table:table-cell>
          <table:table-cell office:value-type="float" office:value="157747">
            <text:p>157747</text:p>
          </table:table-cell>
          <table:table-cell office:value-type="float" office:value="167733">
            <text:p>167733</text:p>
          </table:table-cell>
          <table:table-cell office:value-type="float" office:value="146011">
            <text:p>146011</text:p>
          </table:table-cell>
          <table:table-cell office:value-type="float" office:value="188879">
            <text:p>188879</text:p>
          </table:table-cell>
          <table:table-cell office:value-type="float" office:value="187183">
            <text:p>187183</text:p>
          </table:table-cell>
          <table:table-cell office:value-type="float" office:value="176510">
            <text:p>176510</text:p>
          </table:table-cell>
          <table:table-cell office:value-type="float" office:value="179058">
            <text:p>179058</text:p>
          </table:table-cell>
          <table:table-cell office:value-type="float" office:value="220824">
            <text:p>220824</text:p>
          </table:table-cell>
          <table:table-cell office:value-type="float" office:value="221605">
            <text:p>221605</text:p>
          </table:table-cell>
          <table:table-cell office:value-type="float" office:value="211718">
            <text:p>211718</text:p>
          </table:table-cell>
          <table:table-cell office:value-type="float" office:value="216012">
            <text:p>216012</text:p>
          </table:table-cell>
          <table:table-cell office:value-type="float" office:value="220115">
            <text:p>220115</text:p>
          </table:table-cell>
          <table:table-cell office:value-type="float" office:value="212105">
            <text:p>212105</text:p>
          </table:table-cell>
          <table:table-cell office:value-type="float" office:value="236447">
            <text:p>236447</text:p>
          </table:table-cell>
          <table:table-cell office:value-type="float" office:value="228875">
            <text:p>228875</text:p>
          </table:table-cell>
          <table:table-cell office:value-type="float" office:value="256608">
            <text:p>256608</text:p>
          </table:table-cell>
          <table:table-cell office:value-type="float" office:value="221834">
            <text:p>221834</text:p>
          </table:table-cell>
          <table:table-cell office:value-type="float" office:value="218269">
            <text:p>218269</text:p>
          </table:table-cell>
          <table:table-cell office:value-type="float" office:value="208558">
            <text:p>208558</text:p>
          </table:table-cell>
          <table:table-cell office:value-type="float" office:value="272748">
            <text:p>272748</text:p>
          </table:table-cell>
          <table:table-cell office:value-type="float" office:value="270481">
            <text:p>270481</text:p>
          </table:table-cell>
          <table:table-cell office:value-type="float" office:value="252196">
            <text:p>252196</text:p>
          </table:table-cell>
          <table:table-cell office:value-type="float" office:value="269708">
            <text:p>269708</text:p>
          </table:table-cell>
          <table:table-cell office:value-type="float" office:value="262076">
            <text:p>262076</text:p>
          </table:table-cell>
          <table:table-cell office:value-type="float" office:value="283252.4">
            <text:p>283252,4</text:p>
          </table:table-cell>
          <table:table-cell office:value-type="float" office:value="289791">
            <text:p>289791</text:p>
          </table:table-cell>
          <table:table-cell office:value-type="float" office:value="282456.5">
            <text:p>282456,5</text:p>
          </table:table-cell>
          <table:table-cell office:value-type="float" office:value="312405">
            <text:p>312405</text:p>
          </table:table-cell>
          <table:table-cell office:value-type="float" office:value="336737">
            <text:p>336737</text:p>
          </table:table-cell>
          <table:table-cell office:value-type="float" office:value="296882">
            <text:p>296882</text:p>
          </table:table-cell>
          <table:table-cell office:value-type="float" office:value="310583">
            <text:p>310583</text:p>
          </table:table-cell>
          <table:table-cell office:value-type="float" office:value="368237">
            <text:p>368237</text:p>
          </table:table-cell>
          <table:table-cell office:value-type="float" office:value="374511">
            <text:p>374511</text:p>
          </table:table-cell>
          <table:table-cell office:value-type="float" office:value="364597">
            <text:p>364597</text:p>
          </table:table-cell>
          <table:table-cell office:value-type="float" office:value="371048">
            <text:p>371048</text:p>
          </table:table-cell>
          <table:table-cell office:value-type="float" office:value="359574.4">
            <text:p>359574,4</text:p>
          </table:table-cell>
          <table:table-cell office:value-type="float" office:value="372928.53">
            <text:p>372928,53</text:p>
          </table:table-cell>
          <table:table-cell office:value-type="float" office:value="387704.41">
            <text:p>387704,41</text:p>
          </table:table-cell>
          <table:table-cell office:value-type="float" office:value="377889.64">
            <text:p>377889,64</text:p>
          </table:table-cell>
          <table:table-cell office:value-type="float" office:value="445310.6">
            <text:p>445310,6</text:p>
          </table:table-cell>
          <table:table-cell office:value-type="float" office:value="473932.43">
            <text:p>473932,43</text:p>
          </table:table-cell>
          <table:table-cell office:value-type="float" office:value="398683.55">
            <text:p>398683,55</text:p>
          </table:table-cell>
          <table:table-cell office:value-type="float" office:value="428207">
            <text:p>428207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BALLESTEROS </text:p>
          </table:table-cell>
          <table:table-cell office:value-type="string">
            <text:p>Municipio</text:p>
          </table:table-cell>
          <table:table-cell office:value-type="float" office:value="164040">
            <text:p>164040</text:p>
          </table:table-cell>
          <table:table-cell office:value-type="float" office:value="192484">
            <text:p>192484</text:p>
          </table:table-cell>
          <table:table-cell office:value-type="float" office:value="174145">
            <text:p>174145</text:p>
          </table:table-cell>
          <table:table-cell office:value-type="float" office:value="183788">
            <text:p>183788</text:p>
          </table:table-cell>
          <table:table-cell office:value-type="float" office:value="197917">
            <text:p>197917</text:p>
          </table:table-cell>
          <table:table-cell office:value-type="float" office:value="209979">
            <text:p>209979</text:p>
          </table:table-cell>
          <table:table-cell office:value-type="float" office:value="202464">
            <text:p>202464</text:p>
          </table:table-cell>
          <table:table-cell office:value-type="float" office:value="196102">
            <text:p>196102</text:p>
          </table:table-cell>
          <table:table-cell office:value-type="float" office:value="197351">
            <text:p>197351</text:p>
          </table:table-cell>
          <table:table-cell office:value-type="float" office:value="209832">
            <text:p>209832</text:p>
          </table:table-cell>
          <table:table-cell office:value-type="float" office:value="201868">
            <text:p>201868</text:p>
          </table:table-cell>
          <table:table-cell office:value-type="float" office:value="217507">
            <text:p>217507</text:p>
          </table:table-cell>
          <table:table-cell office:value-type="float" office:value="214906">
            <text:p>214906</text:p>
          </table:table-cell>
          <table:table-cell office:value-type="float" office:value="238529">
            <text:p>238529</text:p>
          </table:table-cell>
          <table:table-cell office:value-type="float" office:value="226848">
            <text:p>226848</text:p>
          </table:table-cell>
          <table:table-cell office:value-type="float" office:value="230054">
            <text:p>230054</text:p>
          </table:table-cell>
          <table:table-cell office:value-type="float" office:value="275834">
            <text:p>275834</text:p>
          </table:table-cell>
          <table:table-cell office:value-type="float" office:value="288728">
            <text:p>288728</text:p>
          </table:table-cell>
          <table:table-cell office:value-type="float" office:value="271622">
            <text:p>271622</text:p>
          </table:table-cell>
          <table:table-cell office:value-type="float" office:value="262814">
            <text:p>262814</text:p>
          </table:table-cell>
          <table:table-cell office:value-type="float" office:value="276737">
            <text:p>276737</text:p>
          </table:table-cell>
          <table:table-cell office:value-type="float" office:value="264286">
            <text:p>264286</text:p>
          </table:table-cell>
          <table:table-cell office:value-type="float" office:value="281017">
            <text:p>281017</text:p>
          </table:table-cell>
          <table:table-cell office:value-type="float" office:value="244624">
            <text:p>244624</text:p>
          </table:table-cell>
          <table:table-cell office:value-type="float" office:value="316445">
            <text:p>316445</text:p>
          </table:table-cell>
          <table:table-cell office:value-type="float" office:value="313603">
            <text:p>313603</text:p>
          </table:table-cell>
          <table:table-cell office:value-type="float" office:value="308047">
            <text:p>308047</text:p>
          </table:table-cell>
          <table:table-cell office:value-type="float" office:value="303985">
            <text:p>303985</text:p>
          </table:table-cell>
          <table:table-cell office:value-type="float" office:value="374889">
            <text:p>374889</text:p>
          </table:table-cell>
          <table:table-cell office:value-type="float" office:value="376216">
            <text:p>376216</text:p>
          </table:table-cell>
          <table:table-cell office:value-type="float" office:value="359431">
            <text:p>359431</text:p>
          </table:table-cell>
          <table:table-cell office:value-type="float" office:value="366720">
            <text:p>366720</text:p>
          </table:table-cell>
          <table:table-cell office:value-type="float" office:value="373686">
            <text:p>373686</text:p>
          </table:table-cell>
          <table:table-cell office:value-type="float" office:value="360087">
            <text:p>360087</text:p>
          </table:table-cell>
          <table:table-cell office:value-type="float" office:value="401412">
            <text:p>401412</text:p>
          </table:table-cell>
          <table:table-cell office:value-type="float" office:value="388558">
            <text:p>388558</text:p>
          </table:table-cell>
          <table:table-cell office:value-type="float" office:value="435641">
            <text:p>435641</text:p>
          </table:table-cell>
          <table:table-cell office:value-type="float" office:value="376604">
            <text:p>376604</text:p>
          </table:table-cell>
          <table:table-cell office:value-type="float" office:value="370552">
            <text:p>370552</text:p>
          </table:table-cell>
          <table:table-cell office:value-type="float" office:value="354066">
            <text:p>354066</text:p>
          </table:table-cell>
          <table:table-cell office:value-type="float" office:value="463040">
            <text:p>463040</text:p>
          </table:table-cell>
          <table:table-cell office:value-type="float" office:value="459192">
            <text:p>459192</text:p>
          </table:table-cell>
          <table:table-cell office:value-type="float" office:value="428149">
            <text:p>428149</text:p>
          </table:table-cell>
          <table:table-cell office:value-type="float" office:value="457880">
            <text:p>457880</text:p>
          </table:table-cell>
          <table:table-cell office:value-type="float" office:value="444922">
            <text:p>444922</text:p>
          </table:table-cell>
          <table:table-cell office:value-type="float" office:value="480873.7">
            <text:p>480873,7</text:p>
          </table:table-cell>
          <table:table-cell office:value-type="float" office:value="491974.2">
            <text:p>491974,2</text:p>
          </table:table-cell>
          <table:table-cell office:value-type="float" office:value="479522.4">
            <text:p>479522,4</text:p>
          </table:table-cell>
          <table:table-cell office:value-type="float" office:value="530366">
            <text:p>530366</text:p>
          </table:table-cell>
          <table:table-cell office:value-type="float" office:value="571673">
            <text:p>571673</text:p>
          </table:table-cell>
          <table:table-cell office:value-type="float" office:value="504012">
            <text:p>504012</text:p>
          </table:table-cell>
          <table:table-cell office:value-type="float" office:value="527273">
            <text:p>527273</text:p>
          </table:table-cell>
          <table:table-cell office:value-type="float" office:value="625151">
            <text:p>625151</text:p>
          </table:table-cell>
          <table:table-cell office:value-type="float" office:value="635802">
            <text:p>635802</text:p>
          </table:table-cell>
          <table:table-cell office:value-type="float" office:value="618971.3">
            <text:p>618971,3</text:p>
          </table:table-cell>
          <table:table-cell office:value-type="float" office:value="629923.1">
            <text:p>629923,1</text:p>
          </table:table-cell>
          <table:table-cell office:value-type="float" office:value="610444.5">
            <text:p>610444,5</text:p>
          </table:table-cell>
          <table:table-cell office:value-type="float" office:value="633115.56">
            <text:p>633115,56</text:p>
          </table:table-cell>
          <table:table-cell office:value-type="float" office:value="658200.36">
            <text:p>658200,36</text:p>
          </table:table-cell>
          <table:table-cell office:value-type="float" office:value="641537.97">
            <text:p>641537,97</text:p>
          </table:table-cell>
          <table:table-cell office:value-type="float" office:value="755997.59">
            <text:p>755997,59</text:p>
          </table:table-cell>
          <table:table-cell office:value-type="float" office:value="804588.46">
            <text:p>804588,46</text:p>
          </table:table-cell>
          <table:table-cell office:value-type="float" office:value="676839.5">
            <text:p>676839,5</text:p>
          </table:table-cell>
          <table:table-cell office:value-type="float" office:value="726961">
            <text:p>726961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BALLESTEROS SUR </text:p>
          </table:table-cell>
          <table:table-cell office:value-type="string">
            <text:p>Municipio</text:p>
          </table:table-cell>
          <table:table-cell office:value-type="float" office:value="86498">
            <text:p>86498</text:p>
          </table:table-cell>
          <table:table-cell office:value-type="float" office:value="101496">
            <text:p>101496</text:p>
          </table:table-cell>
          <table:table-cell office:value-type="float" office:value="91826">
            <text:p>91826</text:p>
          </table:table-cell>
          <table:table-cell office:value-type="float" office:value="96911">
            <text:p>96911</text:p>
          </table:table-cell>
          <table:table-cell office:value-type="float" office:value="104361">
            <text:p>104361</text:p>
          </table:table-cell>
          <table:table-cell office:value-type="float" office:value="110721">
            <text:p>110721</text:p>
          </table:table-cell>
          <table:table-cell office:value-type="float" office:value="106758">
            <text:p>106758</text:p>
          </table:table-cell>
          <table:table-cell office:value-type="float" office:value="103404">
            <text:p>103404</text:p>
          </table:table-cell>
          <table:table-cell office:value-type="float" office:value="104062">
            <text:p>104062</text:p>
          </table:table-cell>
          <table:table-cell office:value-type="float" office:value="110644">
            <text:p>110644</text:p>
          </table:table-cell>
          <table:table-cell office:value-type="float" office:value="106444">
            <text:p>106444</text:p>
          </table:table-cell>
          <table:table-cell office:value-type="float" office:value="114690">
            <text:p>114690</text:p>
          </table:table-cell>
          <table:table-cell office:value-type="float" office:value="113319">
            <text:p>113319</text:p>
          </table:table-cell>
          <table:table-cell office:value-type="float" office:value="125775">
            <text:p>125775</text:p>
          </table:table-cell>
          <table:table-cell office:value-type="float" office:value="119616">
            <text:p>119616</text:p>
          </table:table-cell>
          <table:table-cell office:value-type="float" office:value="121307">
            <text:p>121307</text:p>
          </table:table-cell>
          <table:table-cell office:value-type="float" office:value="145446">
            <text:p>145446</text:p>
          </table:table-cell>
          <table:table-cell office:value-type="float" office:value="152245">
            <text:p>152245</text:p>
          </table:table-cell>
          <table:table-cell office:value-type="float" office:value="143225">
            <text:p>143225</text:p>
          </table:table-cell>
          <table:table-cell office:value-type="float" office:value="138581">
            <text:p>138581</text:p>
          </table:table-cell>
          <table:table-cell office:value-type="float" office:value="145922">
            <text:p>145922</text:p>
          </table:table-cell>
          <table:table-cell office:value-type="float" office:value="139357">
            <text:p>139357</text:p>
          </table:table-cell>
          <table:table-cell office:value-type="float" office:value="148179">
            <text:p>148179</text:p>
          </table:table-cell>
          <table:table-cell office:value-type="float" office:value="128989">
            <text:p>128989</text:p>
          </table:table-cell>
          <table:table-cell office:value-type="float" office:value="166860">
            <text:p>166860</text:p>
          </table:table-cell>
          <table:table-cell office:value-type="float" office:value="165362">
            <text:p>165362</text:p>
          </table:table-cell>
          <table:table-cell office:value-type="float" office:value="160891">
            <text:p>160891</text:p>
          </table:table-cell>
          <table:table-cell office:value-type="float" office:value="159790">
            <text:p>159790</text:p>
          </table:table-cell>
          <table:table-cell office:value-type="float" office:value="197062">
            <text:p>197062</text:p>
          </table:table-cell>
          <table:table-cell office:value-type="float" office:value="197759">
            <text:p>197759</text:p>
          </table:table-cell>
          <table:table-cell office:value-type="float" office:value="188936">
            <text:p>188936</text:p>
          </table:table-cell>
          <table:table-cell office:value-type="float" office:value="192768">
            <text:p>192768</text:p>
          </table:table-cell>
          <table:table-cell office:value-type="float" office:value="196429">
            <text:p>196429</text:p>
          </table:table-cell>
          <table:table-cell office:value-type="float" office:value="189281">
            <text:p>189281</text:p>
          </table:table-cell>
          <table:table-cell office:value-type="float" office:value="211003">
            <text:p>211003</text:p>
          </table:table-cell>
          <table:table-cell office:value-type="float" office:value="204247">
            <text:p>204247</text:p>
          </table:table-cell>
          <table:table-cell office:value-type="float" office:value="228996">
            <text:p>228996</text:p>
          </table:table-cell>
          <table:table-cell office:value-type="float" office:value="197963">
            <text:p>197963</text:p>
          </table:table-cell>
          <table:table-cell office:value-type="float" office:value="194782">
            <text:p>194782</text:p>
          </table:table-cell>
          <table:table-cell office:value-type="float" office:value="186116">
            <text:p>186116</text:p>
          </table:table-cell>
          <table:table-cell office:value-type="float" office:value="243398">
            <text:p>243398</text:p>
          </table:table-cell>
          <table:table-cell office:value-type="float" office:value="241376">
            <text:p>241376</text:p>
          </table:table-cell>
          <table:table-cell office:value-type="float" office:value="225058">
            <text:p>225058</text:p>
          </table:table-cell>
          <table:table-cell office:value-type="float" office:value="240686">
            <text:p>240686</text:p>
          </table:table-cell>
          <table:table-cell office:value-type="float" office:value="233875">
            <text:p>233875</text:p>
          </table:table-cell>
          <table:table-cell office:value-type="float" office:value="252772.8">
            <text:p>252772,8</text:p>
          </table:table-cell>
          <table:table-cell office:value-type="float" office:value="258607.8">
            <text:p>258607,8</text:p>
          </table:table-cell>
          <table:table-cell office:value-type="float" office:value="252062.5">
            <text:p>252062,5</text:p>
          </table:table-cell>
          <table:table-cell office:value-type="float" office:value="278789">
            <text:p>278789</text:p>
          </table:table-cell>
          <table:table-cell office:value-type="float" office:value="300502">
            <text:p>300502</text:p>
          </table:table-cell>
          <table:table-cell office:value-type="float" office:value="264936">
            <text:p>264936</text:p>
          </table:table-cell>
          <table:table-cell office:value-type="float" office:value="277163">
            <text:p>277163</text:p>
          </table:table-cell>
          <table:table-cell office:value-type="float" office:value="328612">
            <text:p>328612</text:p>
          </table:table-cell>
          <table:table-cell office:value-type="float" office:value="334211">
            <text:p>334211</text:p>
          </table:table-cell>
          <table:table-cell office:value-type="float" office:value="325364.2">
            <text:p>325364,2</text:p>
          </table:table-cell>
          <table:table-cell office:value-type="float" office:value="331121.1">
            <text:p>331121,1</text:p>
          </table:table-cell>
          <table:table-cell office:value-type="float" office:value="320882.1">
            <text:p>320882,1</text:p>
          </table:table-cell>
          <table:table-cell office:value-type="float" office:value="332799.2">
            <text:p>332799,2</text:p>
          </table:table-cell>
          <table:table-cell office:value-type="float" office:value="345985.11">
            <text:p>345985,11</text:p>
          </table:table-cell>
          <table:table-cell office:value-type="float" office:value="337226.47">
            <text:p>337226,47</text:p>
          </table:table-cell>
          <table:table-cell office:value-type="float" office:value="397392.54">
            <text:p>397392,54</text:p>
          </table:table-cell>
          <table:table-cell office:value-type="float" office:value="422934.48">
            <text:p>422934,48</text:p>
          </table:table-cell>
          <table:table-cell office:value-type="float" office:value="355782.83">
            <text:p>355782,83</text:p>
          </table:table-cell>
          <table:table-cell office:value-type="float" office:value="382129">
            <text:p>382129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BALNEARIA </text:p>
          </table:table-cell>
          <table:table-cell office:value-type="string">
            <text:p>Municipio</text:p>
          </table:table-cell>
          <table:table-cell office:value-type="float" office:value="222342">
            <text:p>222342</text:p>
          </table:table-cell>
          <table:table-cell office:value-type="float" office:value="260895">
            <text:p>260895</text:p>
          </table:table-cell>
          <table:table-cell office:value-type="float" office:value="236038">
            <text:p>236038</text:p>
          </table:table-cell>
          <table:table-cell office:value-type="float" office:value="249108">
            <text:p>249108</text:p>
          </table:table-cell>
          <table:table-cell office:value-type="float" office:value="268259">
            <text:p>268259</text:p>
          </table:table-cell>
          <table:table-cell office:value-type="float" office:value="284608">
            <text:p>284608</text:p>
          </table:table-cell>
          <table:table-cell office:value-type="float" office:value="274422">
            <text:p>274422</text:p>
          </table:table-cell>
          <table:table-cell office:value-type="float" office:value="265800">
            <text:p>265800</text:p>
          </table:table-cell>
          <table:table-cell office:value-type="float" office:value="267492">
            <text:p>267492</text:p>
          </table:table-cell>
          <table:table-cell office:value-type="float" office:value="284409">
            <text:p>284409</text:p>
          </table:table-cell>
          <table:table-cell office:value-type="float" office:value="273614">
            <text:p>273614</text:p>
          </table:table-cell>
          <table:table-cell office:value-type="float" office:value="294811">
            <text:p>294811</text:p>
          </table:table-cell>
          <table:table-cell office:value-type="float" office:value="291285">
            <text:p>291285</text:p>
          </table:table-cell>
          <table:table-cell office:value-type="float" office:value="323305">
            <text:p>323305</text:p>
          </table:table-cell>
          <table:table-cell office:value-type="float" office:value="307472">
            <text:p>307472</text:p>
          </table:table-cell>
          <table:table-cell office:value-type="float" office:value="311818">
            <text:p>311818</text:p>
          </table:table-cell>
          <table:table-cell office:value-type="float" office:value="373869">
            <text:p>373869</text:p>
          </table:table-cell>
          <table:table-cell office:value-type="float" office:value="391345">
            <text:p>391345</text:p>
          </table:table-cell>
          <table:table-cell office:value-type="float" office:value="368160">
            <text:p>368160</text:p>
          </table:table-cell>
          <table:table-cell office:value-type="float" office:value="356221">
            <text:p>356221</text:p>
          </table:table-cell>
          <table:table-cell office:value-type="float" office:value="375093">
            <text:p>375093</text:p>
          </table:table-cell>
          <table:table-cell office:value-type="float" office:value="358216">
            <text:p>358216</text:p>
          </table:table-cell>
          <table:table-cell office:value-type="float" office:value="380894">
            <text:p>380894</text:p>
          </table:table-cell>
          <table:table-cell office:value-type="float" office:value="331566">
            <text:p>331566</text:p>
          </table:table-cell>
          <table:table-cell office:value-type="float" office:value="428912">
            <text:p>428912</text:p>
          </table:table-cell>
          <table:table-cell office:value-type="float" office:value="425061">
            <text:p>425061</text:p>
          </table:table-cell>
          <table:table-cell office:value-type="float" office:value="414322">
            <text:p>414322</text:p>
          </table:table-cell>
          <table:table-cell office:value-type="float" office:value="410985">
            <text:p>410985</text:p>
          </table:table-cell>
          <table:table-cell office:value-type="float" office:value="506847">
            <text:p>506847</text:p>
          </table:table-cell>
          <table:table-cell office:value-type="float" office:value="508641">
            <text:p>508641</text:p>
          </table:table-cell>
          <table:table-cell office:value-type="float" office:value="485948">
            <text:p>485948</text:p>
          </table:table-cell>
          <table:table-cell office:value-type="float" office:value="495803">
            <text:p>495803</text:p>
          </table:table-cell>
          <table:table-cell office:value-type="float" office:value="505221">
            <text:p>505221</text:p>
          </table:table-cell>
          <table:table-cell office:value-type="float" office:value="486835">
            <text:p>486835</text:p>
          </table:table-cell>
          <table:table-cell office:value-type="float" office:value="542706">
            <text:p>542706</text:p>
          </table:table-cell>
          <table:table-cell office:value-type="float" office:value="525327">
            <text:p>525327</text:p>
          </table:table-cell>
          <table:table-cell office:value-type="float" office:value="588982">
            <text:p>588982</text:p>
          </table:table-cell>
          <table:table-cell office:value-type="float" office:value="509166">
            <text:p>509166</text:p>
          </table:table-cell>
          <table:table-cell office:value-type="float" office:value="500984">
            <text:p>500984</text:p>
          </table:table-cell>
          <table:table-cell office:value-type="float" office:value="478695">
            <text:p>478695</text:p>
          </table:table-cell>
          <table:table-cell office:value-type="float" office:value="626026">
            <text:p>626026</text:p>
          </table:table-cell>
          <table:table-cell office:value-type="float" office:value="620823">
            <text:p>620823</text:p>
          </table:table-cell>
          <table:table-cell office:value-type="float" office:value="578854">
            <text:p>578854</text:p>
          </table:table-cell>
          <table:table-cell office:value-type="float" office:value="619050">
            <text:p>619050</text:p>
          </table:table-cell>
          <table:table-cell office:value-type="float" office:value="601531">
            <text:p>601531</text:p>
          </table:table-cell>
          <table:table-cell office:value-type="float" office:value="650137.3">
            <text:p>650137,3</text:p>
          </table:table-cell>
          <table:table-cell office:value-type="float" office:value="665145">
            <text:p>665145</text:p>
          </table:table-cell>
          <table:table-cell office:value-type="float" office:value="648310.3">
            <text:p>648310,3</text:p>
          </table:table-cell>
          <table:table-cell office:value-type="float" office:value="717050">
            <text:p>717050</text:p>
          </table:table-cell>
          <table:table-cell office:value-type="float" office:value="772898">
            <text:p>772898</text:p>
          </table:table-cell>
          <table:table-cell office:value-type="float" office:value="681420">
            <text:p>681420</text:p>
          </table:table-cell>
          <table:table-cell office:value-type="float" office:value="712868">
            <text:p>712868</text:p>
          </table:table-cell>
          <table:table-cell office:value-type="float" office:value="845199">
            <text:p>845199</text:p>
          </table:table-cell>
          <table:table-cell office:value-type="float" office:value="859599">
            <text:p>859599</text:p>
          </table:table-cell>
          <table:table-cell office:value-type="float" office:value="836844">
            <text:p>836844</text:p>
          </table:table-cell>
          <table:table-cell office:value-type="float" office:value="851650.8">
            <text:p>851650,8</text:p>
          </table:table-cell>
          <table:table-cell office:value-type="float" office:value="825315.9">
            <text:p>825315,9</text:p>
          </table:table-cell>
          <table:table-cell office:value-type="float" office:value="855966.96">
            <text:p>855966,96</text:p>
          </table:table-cell>
          <table:table-cell office:value-type="float" office:value="889881.4">
            <text:p>889881,4</text:p>
          </table:table-cell>
          <table:table-cell office:value-type="float" office:value="867353.99">
            <text:p>867353,99</text:p>
          </table:table-cell>
          <table:table-cell office:value-type="float" office:value="1022102.45">
            <text:p>1022102,45</text:p>
          </table:table-cell>
          <table:table-cell office:value-type="float" office:value="1087796.9">
            <text:p>1087796,9</text:p>
          </table:table-cell>
          <table:table-cell office:value-type="float" office:value="915081.37">
            <text:p>915081,37</text:p>
          </table:table-cell>
          <table:table-cell office:value-type="float" office:value="982846">
            <text:p>982846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BELL VILLE </text:p>
          </table:table-cell>
          <table:table-cell office:value-type="string">
            <text:p>Municipio</text:p>
          </table:table-cell>
          <table:table-cell office:value-type="float" office:value="864142">
            <text:p>864142</text:p>
          </table:table-cell>
          <table:table-cell office:value-type="float" office:value="1013976">
            <text:p>1013976</text:p>
          </table:table-cell>
          <table:table-cell office:value-type="float" office:value="917372">
            <text:p>917372</text:p>
          </table:table-cell>
          <table:table-cell office:value-type="float" office:value="968169">
            <text:p>968169</text:p>
          </table:table-cell>
          <table:table-cell office:value-type="float" office:value="1042597">
            <text:p>1042597</text:p>
          </table:table-cell>
          <table:table-cell office:value-type="float" office:value="1106140">
            <text:p>1106140</text:p>
          </table:table-cell>
          <table:table-cell office:value-type="float" office:value="1066552">
            <text:p>1066552</text:p>
          </table:table-cell>
          <table:table-cell office:value-type="float" office:value="1033040">
            <text:p>1033040</text:p>
          </table:table-cell>
          <table:table-cell office:value-type="float" office:value="1039616">
            <text:p>1039616</text:p>
          </table:table-cell>
          <table:table-cell office:value-type="float" office:value="1105366">
            <text:p>1105366</text:p>
          </table:table-cell>
          <table:table-cell office:value-type="float" office:value="1063410">
            <text:p>1063410</text:p>
          </table:table-cell>
          <table:table-cell office:value-type="float" office:value="1145796">
            <text:p>1145796</text:p>
          </table:table-cell>
          <table:table-cell office:value-type="float" office:value="1132092">
            <text:p>1132092</text:p>
          </table:table-cell>
          <table:table-cell office:value-type="float" office:value="1256535">
            <text:p>1256535</text:p>
          </table:table-cell>
          <table:table-cell office:value-type="float" office:value="1195002">
            <text:p>1195002</text:p>
          </table:table-cell>
          <table:table-cell office:value-type="float" office:value="1211893">
            <text:p>1211893</text:p>
          </table:table-cell>
          <table:table-cell office:value-type="float" office:value="1453055">
            <text:p>1453055</text:p>
          </table:table-cell>
          <table:table-cell office:value-type="float" office:value="1520975">
            <text:p>1520975</text:p>
          </table:table-cell>
          <table:table-cell office:value-type="float" office:value="1430867">
            <text:p>1430867</text:p>
          </table:table-cell>
          <table:table-cell office:value-type="float" office:value="1384467">
            <text:p>1384467</text:p>
          </table:table-cell>
          <table:table-cell office:value-type="float" office:value="1457813">
            <text:p>1457813</text:p>
          </table:table-cell>
          <table:table-cell office:value-type="float" office:value="1392220">
            <text:p>1392220</text:p>
          </table:table-cell>
          <table:table-cell office:value-type="float" office:value="1480359">
            <text:p>1480359</text:p>
          </table:table-cell>
          <table:table-cell office:value-type="float" office:value="1288646">
            <text:p>1288646</text:p>
          </table:table-cell>
          <table:table-cell office:value-type="float" office:value="1666984">
            <text:p>1666984</text:p>
          </table:table-cell>
          <table:table-cell office:value-type="float" office:value="1652015">
            <text:p>1652015</text:p>
          </table:table-cell>
          <table:table-cell office:value-type="float" office:value="1635774">
            <text:p>1635774</text:p>
          </table:table-cell>
          <table:table-cell office:value-type="float" office:value="1605569">
            <text:p>1605569</text:p>
          </table:table-cell>
          <table:table-cell office:value-type="float" office:value="1980069">
            <text:p>1980069</text:p>
          </table:table-cell>
          <table:table-cell office:value-type="float" office:value="1987075">
            <text:p>1987075</text:p>
          </table:table-cell>
          <table:table-cell office:value-type="float" office:value="1898423">
            <text:p>1898423</text:p>
          </table:table-cell>
          <table:table-cell office:value-type="float" office:value="1936923">
            <text:p>1936923</text:p>
          </table:table-cell>
          <table:table-cell office:value-type="float" office:value="1973714">
            <text:p>1973714</text:p>
          </table:table-cell>
          <table:table-cell office:value-type="float" office:value="1901890">
            <text:p>1901890</text:p>
          </table:table-cell>
          <table:table-cell office:value-type="float" office:value="2120155">
            <text:p>2120155</text:p>
          </table:table-cell>
          <table:table-cell office:value-type="float" office:value="2052263">
            <text:p>2052263</text:p>
          </table:table-cell>
          <table:table-cell office:value-type="float" office:value="2300942">
            <text:p>2300942</text:p>
          </table:table-cell>
          <table:table-cell office:value-type="float" office:value="1989127">
            <text:p>1989127</text:p>
          </table:table-cell>
          <table:table-cell office:value-type="float" office:value="1957163">
            <text:p>1957163</text:p>
          </table:table-cell>
          <table:table-cell office:value-type="float" office:value="1870087">
            <text:p>1870087</text:p>
          </table:table-cell>
          <table:table-cell office:value-type="float" office:value="2445658">
            <text:p>2445658</text:p>
          </table:table-cell>
          <table:table-cell office:value-type="float" office:value="2425334">
            <text:p>2425334</text:p>
          </table:table-cell>
          <table:table-cell office:value-type="float" office:value="2261375">
            <text:p>2261375</text:p>
          </table:table-cell>
          <table:table-cell office:value-type="float" office:value="2418405">
            <text:p>2418405</text:p>
          </table:table-cell>
          <table:table-cell office:value-type="float" office:value="2349966">
            <text:p>2349966</text:p>
          </table:table-cell>
          <table:table-cell office:value-type="float" office:value="2539851.7">
            <text:p>2539851,7</text:p>
          </table:table-cell>
          <table:table-cell office:value-type="float" office:value="2598481.7">
            <text:p>2598481,7</text:p>
          </table:table-cell>
          <table:table-cell office:value-type="float" office:value="2532716.4">
            <text:p>2532716,4</text:p>
          </table:table-cell>
          <table:table-cell office:value-type="float" office:value="2801257">
            <text:p>2801257</text:p>
          </table:table-cell>
          <table:table-cell office:value-type="float" office:value="3019432">
            <text:p>3019432</text:p>
          </table:table-cell>
          <table:table-cell office:value-type="float" office:value="2662063">
            <text:p>2662063</text:p>
          </table:table-cell>
          <table:table-cell office:value-type="float" office:value="2784920">
            <text:p>2784920</text:p>
          </table:table-cell>
          <table:table-cell office:value-type="float" office:value="3301886">
            <text:p>3301886</text:p>
          </table:table-cell>
          <table:table-cell office:value-type="float" office:value="3358144">
            <text:p>3358144</text:p>
          </table:table-cell>
          <table:table-cell office:value-type="float" office:value="3269247.6">
            <text:p>3269247,6</text:p>
          </table:table-cell>
          <table:table-cell office:value-type="float" office:value="3327092.3">
            <text:p>3327092,3</text:p>
          </table:table-cell>
          <table:table-cell office:value-type="float" office:value="3224211.3">
            <text:p>3224211,3</text:p>
          </table:table-cell>
          <table:table-cell office:value-type="float" office:value="3343954.09">
            <text:p>3343954,09</text:p>
          </table:table-cell>
          <table:table-cell office:value-type="float" office:value="3476445.58">
            <text:p>3476445,58</text:p>
          </table:table-cell>
          <table:table-cell office:value-type="float" office:value="3388440.12">
            <text:p>3388440,12</text:p>
          </table:table-cell>
          <table:table-cell office:value-type="float" office:value="3992985.52">
            <text:p>3992985,52</text:p>
          </table:table-cell>
          <table:table-cell office:value-type="float" office:value="4249630.03">
            <text:p>4249630,03</text:p>
          </table:table-cell>
          <table:table-cell office:value-type="float" office:value="3574892.77">
            <text:p>3574892,77</text:p>
          </table:table-cell>
          <table:table-cell office:value-type="float" office:value="3839625">
            <text:p>3839625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BENGOLEA </text:p>
          </table:table-cell>
          <table:table-cell office:value-type="string">
            <text:p>Municipio</text:p>
          </table:table-cell>
          <table:table-cell office:value-type="float" office:value="94593">
            <text:p>94593</text:p>
          </table:table-cell>
          <table:table-cell office:value-type="float" office:value="110995">
            <text:p>110995</text:p>
          </table:table-cell>
          <table:table-cell office:value-type="float" office:value="100420">
            <text:p>100420</text:p>
          </table:table-cell>
          <table:table-cell office:value-type="float" office:value="105980">
            <text:p>105980</text:p>
          </table:table-cell>
          <table:table-cell office:value-type="float" office:value="114128">
            <text:p>114128</text:p>
          </table:table-cell>
          <table:table-cell office:value-type="float" office:value="121083">
            <text:p>121083</text:p>
          </table:table-cell>
          <table:table-cell office:value-type="float" office:value="116750">
            <text:p>116750</text:p>
          </table:table-cell>
          <table:table-cell office:value-type="float" office:value="113081">
            <text:p>113081</text:p>
          </table:table-cell>
          <table:table-cell office:value-type="float" office:value="113801">
            <text:p>113801</text:p>
          </table:table-cell>
          <table:table-cell office:value-type="float" office:value="120999">
            <text:p>120999</text:p>
          </table:table-cell>
          <table:table-cell office:value-type="float" office:value="116406">
            <text:p>116406</text:p>
          </table:table-cell>
          <table:table-cell office:value-type="float" office:value="125424">
            <text:p>125424</text:p>
          </table:table-cell>
          <table:table-cell office:value-type="float" office:value="123924">
            <text:p>123924</text:p>
          </table:table-cell>
          <table:table-cell office:value-type="float" office:value="137546">
            <text:p>137546</text:p>
          </table:table-cell>
          <table:table-cell office:value-type="float" office:value="130811">
            <text:p>130811</text:p>
          </table:table-cell>
          <table:table-cell office:value-type="float" office:value="132660">
            <text:p>132660</text:p>
          </table:table-cell>
          <table:table-cell office:value-type="float" office:value="159058">
            <text:p>159058</text:p>
          </table:table-cell>
          <table:table-cell office:value-type="float" office:value="166493">
            <text:p>166493</text:p>
          </table:table-cell>
          <table:table-cell office:value-type="float" office:value="156630">
            <text:p>156630</text:p>
          </table:table-cell>
          <table:table-cell office:value-type="float" office:value="151550">
            <text:p>151550</text:p>
          </table:table-cell>
          <table:table-cell office:value-type="float" office:value="159579">
            <text:p>159579</text:p>
          </table:table-cell>
          <table:table-cell office:value-type="float" office:value="152399">
            <text:p>152399</text:p>
          </table:table-cell>
          <table:table-cell office:value-type="float" office:value="162047">
            <text:p>162047</text:p>
          </table:table-cell>
          <table:table-cell office:value-type="float" office:value="141061">
            <text:p>141061</text:p>
          </table:table-cell>
          <table:table-cell office:value-type="float" office:value="182476">
            <text:p>182476</text:p>
          </table:table-cell>
          <table:table-cell office:value-type="float" office:value="180837">
            <text:p>180837</text:p>
          </table:table-cell>
          <table:table-cell office:value-type="float" office:value="175491">
            <text:p>175491</text:p>
          </table:table-cell>
          <table:table-cell office:value-type="float" office:value="174597">
            <text:p>174597</text:p>
          </table:table-cell>
          <table:table-cell office:value-type="float" office:value="215322">
            <text:p>215322</text:p>
          </table:table-cell>
          <table:table-cell office:value-type="float" office:value="216084">
            <text:p>216084</text:p>
          </table:table-cell>
          <table:table-cell office:value-type="float" office:value="206443">
            <text:p>206443</text:p>
          </table:table-cell>
          <table:table-cell office:value-type="float" office:value="210630">
            <text:p>210630</text:p>
          </table:table-cell>
          <table:table-cell office:value-type="float" office:value="214631">
            <text:p>214631</text:p>
          </table:table-cell>
          <table:table-cell office:value-type="float" office:value="206820">
            <text:p>206820</text:p>
          </table:table-cell>
          <table:table-cell office:value-type="float" office:value="230555">
            <text:p>230555</text:p>
          </table:table-cell>
          <table:table-cell office:value-type="float" office:value="223172">
            <text:p>223172</text:p>
          </table:table-cell>
          <table:table-cell office:value-type="float" office:value="250215">
            <text:p>250215</text:p>
          </table:table-cell>
          <table:table-cell office:value-type="float" office:value="216307">
            <text:p>216307</text:p>
          </table:table-cell>
          <table:table-cell office:value-type="float" office:value="212831">
            <text:p>212831</text:p>
          </table:table-cell>
          <table:table-cell office:value-type="float" office:value="203362">
            <text:p>203362</text:p>
          </table:table-cell>
          <table:table-cell office:value-type="float" office:value="265952">
            <text:p>265952</text:p>
          </table:table-cell>
          <table:table-cell office:value-type="float" office:value="263742">
            <text:p>263742</text:p>
          </table:table-cell>
          <table:table-cell office:value-type="float" office:value="245912">
            <text:p>245912</text:p>
          </table:table-cell>
          <table:table-cell office:value-type="float" office:value="262988">
            <text:p>262988</text:p>
          </table:table-cell>
          <table:table-cell office:value-type="float" office:value="255546">
            <text:p>255546</text:p>
          </table:table-cell>
          <table:table-cell office:value-type="float" office:value="276195.1">
            <text:p>276195,1</text:p>
          </table:table-cell>
          <table:table-cell office:value-type="float" office:value="282570.8">
            <text:p>282570,8</text:p>
          </table:table-cell>
          <table:table-cell office:value-type="float" office:value="275419">
            <text:p>275419</text:p>
          </table:table-cell>
          <table:table-cell office:value-type="float" office:value="304622">
            <text:p>304622</text:p>
          </table:table-cell>
          <table:table-cell office:value-type="float" office:value="328347">
            <text:p>328347</text:p>
          </table:table-cell>
          <table:table-cell office:value-type="float" office:value="289485">
            <text:p>289485</text:p>
          </table:table-cell>
          <table:table-cell office:value-type="float" office:value="302845">
            <text:p>302845</text:p>
          </table:table-cell>
          <table:table-cell office:value-type="float" office:value="359062">
            <text:p>359062</text:p>
          </table:table-cell>
          <table:table-cell office:value-type="float" office:value="365180">
            <text:p>365180</text:p>
          </table:table-cell>
          <table:table-cell office:value-type="float" office:value="355512.9">
            <text:p>355512,9</text:p>
          </table:table-cell>
          <table:table-cell office:value-type="float" office:value="361803.2">
            <text:p>361803,2</text:p>
          </table:table-cell>
          <table:table-cell office:value-type="float" office:value="350615.5">
            <text:p>350615,5</text:p>
          </table:table-cell>
          <table:table-cell office:value-type="float" office:value="363636.87">
            <text:p>363636,87</text:p>
          </table:table-cell>
          <table:table-cell office:value-type="float" office:value="378044.61">
            <text:p>378044,61</text:p>
          </table:table-cell>
          <table:table-cell office:value-type="float" office:value="368474.38">
            <text:p>368474,38</text:p>
          </table:table-cell>
          <table:table-cell office:value-type="float" office:value="434215.52">
            <text:p>434215,52</text:p>
          </table:table-cell>
          <table:table-cell office:value-type="float" office:value="462124.22">
            <text:p>462124,22</text:p>
          </table:table-cell>
          <table:table-cell office:value-type="float" office:value="388750.2">
            <text:p>388750,2</text:p>
          </table:table-cell>
          <table:table-cell office:value-type="float" office:value="417538">
            <text:p>417538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BENJAMIN GOULD </text:p>
          </table:table-cell>
          <table:table-cell office:value-type="string">
            <text:p>Municipio</text:p>
          </table:table-cell>
          <table:table-cell office:value-type="float" office:value="89898">
            <text:p>89898</text:p>
          </table:table-cell>
          <table:table-cell office:value-type="float" office:value="105486">
            <text:p>105486</text:p>
          </table:table-cell>
          <table:table-cell office:value-type="float" office:value="95436">
            <text:p>95436</text:p>
          </table:table-cell>
          <table:table-cell office:value-type="float" office:value="100720">
            <text:p>100720</text:p>
          </table:table-cell>
          <table:table-cell office:value-type="float" office:value="108463">
            <text:p>108463</text:p>
          </table:table-cell>
          <table:table-cell office:value-type="float" office:value="115074">
            <text:p>115074</text:p>
          </table:table-cell>
          <table:table-cell office:value-type="float" office:value="110955">
            <text:p>110955</text:p>
          </table:table-cell>
          <table:table-cell office:value-type="float" office:value="107469">
            <text:p>107469</text:p>
          </table:table-cell>
          <table:table-cell office:value-type="float" office:value="108153">
            <text:p>108153</text:p>
          </table:table-cell>
          <table:table-cell office:value-type="float" office:value="114993">
            <text:p>114993</text:p>
          </table:table-cell>
          <table:table-cell office:value-type="float" office:value="110628">
            <text:p>110628</text:p>
          </table:table-cell>
          <table:table-cell office:value-type="float" office:value="119199">
            <text:p>119199</text:p>
          </table:table-cell>
          <table:table-cell office:value-type="float" office:value="117773">
            <text:p>117773</text:p>
          </table:table-cell>
          <table:table-cell office:value-type="float" office:value="130720">
            <text:p>130720</text:p>
          </table:table-cell>
          <table:table-cell office:value-type="float" office:value="124318">
            <text:p>124318</text:p>
          </table:table-cell>
          <table:table-cell office:value-type="float" office:value="126075">
            <text:p>126075</text:p>
          </table:table-cell>
          <table:table-cell office:value-type="float" office:value="151164">
            <text:p>151164</text:p>
          </table:table-cell>
          <table:table-cell office:value-type="float" office:value="158230">
            <text:p>158230</text:p>
          </table:table-cell>
          <table:table-cell office:value-type="float" office:value="148856">
            <text:p>148856</text:p>
          </table:table-cell>
          <table:table-cell office:value-type="float" office:value="144028">
            <text:p>144028</text:p>
          </table:table-cell>
          <table:table-cell office:value-type="float" office:value="151659">
            <text:p>151659</text:p>
          </table:table-cell>
          <table:table-cell office:value-type="float" office:value="144835">
            <text:p>144835</text:p>
          </table:table-cell>
          <table:table-cell office:value-type="float" office:value="154004">
            <text:p>154004</text:p>
          </table:table-cell>
          <table:table-cell office:value-type="float" office:value="134060">
            <text:p>134060</text:p>
          </table:table-cell>
          <table:table-cell office:value-type="float" office:value="173419">
            <text:p>173419</text:p>
          </table:table-cell>
          <table:table-cell office:value-type="float" office:value="171862">
            <text:p>171862</text:p>
          </table:table-cell>
          <table:table-cell office:value-type="float" office:value="166770">
            <text:p>166770</text:p>
          </table:table-cell>
          <table:table-cell office:value-type="float" office:value="165928">
            <text:p>165928</text:p>
          </table:table-cell>
          <table:table-cell office:value-type="float" office:value="204630">
            <text:p>204630</text:p>
          </table:table-cell>
          <table:table-cell office:value-type="float" office:value="205355">
            <text:p>205355</text:p>
          </table:table-cell>
          <table:table-cell office:value-type="float" office:value="196193">
            <text:p>196193</text:p>
          </table:table-cell>
          <table:table-cell office:value-type="float" office:value="200172">
            <text:p>200172</text:p>
          </table:table-cell>
          <table:table-cell office:value-type="float" office:value="203974">
            <text:p>203974</text:p>
          </table:table-cell>
          <table:table-cell office:value-type="float" office:value="196551">
            <text:p>196551</text:p>
          </table:table-cell>
          <table:table-cell office:value-type="float" office:value="219108">
            <text:p>219108</text:p>
          </table:table-cell>
          <table:table-cell office:value-type="float" office:value="212091">
            <text:p>212091</text:p>
          </table:table-cell>
          <table:table-cell office:value-type="float" office:value="237791">
            <text:p>237791</text:p>
          </table:table-cell>
          <table:table-cell office:value-type="float" office:value="205567">
            <text:p>205567</text:p>
          </table:table-cell>
          <table:table-cell office:value-type="float" office:value="202263">
            <text:p>202263</text:p>
          </table:table-cell>
          <table:table-cell office:value-type="float" office:value="193264">
            <text:p>193264</text:p>
          </table:table-cell>
          <table:table-cell office:value-type="float" office:value="252747">
            <text:p>252747</text:p>
          </table:table-cell>
          <table:table-cell office:value-type="float" office:value="250646">
            <text:p>250646</text:p>
          </table:table-cell>
          <table:table-cell office:value-type="float" office:value="233702">
            <text:p>233702</text:p>
          </table:table-cell>
          <table:table-cell office:value-type="float" office:value="249930">
            <text:p>249930</text:p>
          </table:table-cell>
          <table:table-cell office:value-type="float" office:value="242857">
            <text:p>242857</text:p>
          </table:table-cell>
          <table:table-cell office:value-type="float" office:value="262481.2">
            <text:p>262481,2</text:p>
          </table:table-cell>
          <table:table-cell office:value-type="float" office:value="268540.3">
            <text:p>268540,3</text:p>
          </table:table-cell>
          <table:table-cell office:value-type="float" office:value="261743.6">
            <text:p>261743,6</text:p>
          </table:table-cell>
          <table:table-cell office:value-type="float" office:value="289496">
            <text:p>289496</text:p>
          </table:table-cell>
          <table:table-cell office:value-type="float" office:value="312044">
            <text:p>312044</text:p>
          </table:table-cell>
          <table:table-cell office:value-type="float" office:value="275111">
            <text:p>275111</text:p>
          </table:table-cell>
          <table:table-cell office:value-type="float" office:value="287808">
            <text:p>287808</text:p>
          </table:table-cell>
          <table:table-cell office:value-type="float" office:value="341234">
            <text:p>341234</text:p>
          </table:table-cell>
          <table:table-cell office:value-type="float" office:value="347048">
            <text:p>347048</text:p>
          </table:table-cell>
          <table:table-cell office:value-type="float" office:value="337860.7">
            <text:p>337860,7</text:p>
          </table:table-cell>
          <table:table-cell office:value-type="float" office:value="343838.7">
            <text:p>343838,7</text:p>
          </table:table-cell>
          <table:table-cell office:value-type="float" office:value="333206.4">
            <text:p>333206,4</text:p>
          </table:table-cell>
          <table:table-cell office:value-type="float" office:value="345581.26">
            <text:p>345581,26</text:p>
          </table:table-cell>
          <table:table-cell office:value-type="float" office:value="359273.61">
            <text:p>359273,61</text:p>
          </table:table-cell>
          <table:table-cell office:value-type="float" office:value="350178.57">
            <text:p>350178,57</text:p>
          </table:table-cell>
          <table:table-cell office:value-type="float" office:value="412655.48">
            <text:p>412655,48</text:p>
          </table:table-cell>
          <table:table-cell office:value-type="float" office:value="439178.43">
            <text:p>439178,43</text:p>
          </table:table-cell>
          <table:table-cell office:value-type="float" office:value="369447.65">
            <text:p>369447,65</text:p>
          </table:table-cell>
          <table:table-cell office:value-type="float" office:value="396806">
            <text:p>396806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BERROTARAN </text:p>
          </table:table-cell>
          <table:table-cell office:value-type="string">
            <text:p>Municipio</text:p>
          </table:table-cell>
          <table:table-cell office:value-type="float" office:value="231511">
            <text:p>231511</text:p>
          </table:table-cell>
          <table:table-cell office:value-type="float" office:value="271653">
            <text:p>271653</text:p>
          </table:table-cell>
          <table:table-cell office:value-type="float" office:value="245772">
            <text:p>245772</text:p>
          </table:table-cell>
          <table:table-cell office:value-type="float" office:value="259381">
            <text:p>259381</text:p>
          </table:table-cell>
          <table:table-cell office:value-type="float" office:value="279321">
            <text:p>279321</text:p>
          </table:table-cell>
          <table:table-cell office:value-type="float" office:value="296344">
            <text:p>296344</text:p>
          </table:table-cell>
          <table:table-cell office:value-type="float" office:value="285739">
            <text:p>285739</text:p>
          </table:table-cell>
          <table:table-cell office:value-type="float" office:value="276761">
            <text:p>276761</text:p>
          </table:table-cell>
          <table:table-cell office:value-type="float" office:value="278522">
            <text:p>278522</text:p>
          </table:table-cell>
          <table:table-cell office:value-type="float" office:value="296137">
            <text:p>296137</text:p>
          </table:table-cell>
          <table:table-cell office:value-type="float" office:value="284897">
            <text:p>284897</text:p>
          </table:table-cell>
          <table:table-cell office:value-type="float" office:value="306969">
            <text:p>306969</text:p>
          </table:table-cell>
          <table:table-cell office:value-type="float" office:value="303298">
            <text:p>303298</text:p>
          </table:table-cell>
          <table:table-cell office:value-type="float" office:value="336637">
            <text:p>336637</text:p>
          </table:table-cell>
          <table:table-cell office:value-type="float" office:value="320152">
            <text:p>320152</text:p>
          </table:table-cell>
          <table:table-cell office:value-type="float" office:value="324677">
            <text:p>324677</text:p>
          </table:table-cell>
          <table:table-cell office:value-type="float" office:value="389286">
            <text:p>389286</text:p>
          </table:table-cell>
          <table:table-cell office:value-type="float" office:value="407483">
            <text:p>407483</text:p>
          </table:table-cell>
          <table:table-cell office:value-type="float" office:value="383342">
            <text:p>383342</text:p>
          </table:table-cell>
          <table:table-cell office:value-type="float" office:value="370911">
            <text:p>370911</text:p>
          </table:table-cell>
          <table:table-cell office:value-type="float" office:value="390561">
            <text:p>390561</text:p>
          </table:table-cell>
          <table:table-cell office:value-type="float" office:value="372988">
            <text:p>372988</text:p>
          </table:table-cell>
          <table:table-cell office:value-type="float" office:value="396601">
            <text:p>396601</text:p>
          </table:table-cell>
          <table:table-cell office:value-type="float" office:value="345239">
            <text:p>345239</text:p>
          </table:table-cell>
          <table:table-cell office:value-type="float" office:value="446600">
            <text:p>446600</text:p>
          </table:table-cell>
          <table:table-cell office:value-type="float" office:value="442590">
            <text:p>442590</text:p>
          </table:table-cell>
          <table:table-cell office:value-type="float" office:value="423051">
            <text:p>423051</text:p>
          </table:table-cell>
          <table:table-cell office:value-type="float" office:value="425225">
            <text:p>425225</text:p>
          </table:table-cell>
          <table:table-cell office:value-type="float" office:value="524409">
            <text:p>524409</text:p>
          </table:table-cell>
          <table:table-cell office:value-type="float" office:value="526264">
            <text:p>526264</text:p>
          </table:table-cell>
          <table:table-cell office:value-type="float" office:value="502785">
            <text:p>502785</text:p>
          </table:table-cell>
          <table:table-cell office:value-type="float" office:value="512982">
            <text:p>512982</text:p>
          </table:table-cell>
          <table:table-cell office:value-type="float" office:value="522726">
            <text:p>522726</text:p>
          </table:table-cell>
          <table:table-cell office:value-type="float" office:value="503703">
            <text:p>503703</text:p>
          </table:table-cell>
          <table:table-cell office:value-type="float" office:value="561510">
            <text:p>561510</text:p>
          </table:table-cell>
          <table:table-cell office:value-type="float" office:value="543529">
            <text:p>543529</text:p>
          </table:table-cell>
          <table:table-cell office:value-type="float" office:value="609390">
            <text:p>609390</text:p>
          </table:table-cell>
          <table:table-cell office:value-type="float" office:value="526808">
            <text:p>526808</text:p>
          </table:table-cell>
          <table:table-cell office:value-type="float" office:value="518342">
            <text:p>518342</text:p>
          </table:table-cell>
          <table:table-cell office:value-type="float" office:value="495281">
            <text:p>495281</text:p>
          </table:table-cell>
          <table:table-cell office:value-type="float" office:value="647717">
            <text:p>647717</text:p>
          </table:table-cell>
          <table:table-cell office:value-type="float" office:value="642334">
            <text:p>642334</text:p>
          </table:table-cell>
          <table:table-cell office:value-type="float" office:value="598911">
            <text:p>598911</text:p>
          </table:table-cell>
          <table:table-cell office:value-type="float" office:value="640499">
            <text:p>640499</text:p>
          </table:table-cell>
          <table:table-cell office:value-type="float" office:value="622374">
            <text:p>622374</text:p>
          </table:table-cell>
          <table:table-cell office:value-type="float" office:value="672663.6">
            <text:p>672663,6</text:p>
          </table:table-cell>
          <table:table-cell office:value-type="float" office:value="688191.4">
            <text:p>688191,4</text:p>
          </table:table-cell>
          <table:table-cell office:value-type="float" office:value="670773.4">
            <text:p>670773,4</text:p>
          </table:table-cell>
          <table:table-cell office:value-type="float" office:value="741895">
            <text:p>741895</text:p>
          </table:table-cell>
          <table:table-cell office:value-type="float" office:value="799678">
            <text:p>799678</text:p>
          </table:table-cell>
          <table:table-cell office:value-type="float" office:value="705030">
            <text:p>705030</text:p>
          </table:table-cell>
          <table:table-cell office:value-type="float" office:value="737568">
            <text:p>737568</text:p>
          </table:table-cell>
          <table:table-cell office:value-type="float" office:value="874484">
            <text:p>874484</text:p>
          </table:table-cell>
          <table:table-cell office:value-type="float" office:value="889383">
            <text:p>889383</text:p>
          </table:table-cell>
          <table:table-cell office:value-type="float" office:value="865839.5">
            <text:p>865839,5</text:p>
          </table:table-cell>
          <table:table-cell office:value-type="float" office:value="881159.3">
            <text:p>881159,3</text:p>
          </table:table-cell>
          <table:table-cell office:value-type="float" office:value="853912">
            <text:p>853912</text:p>
          </table:table-cell>
          <table:table-cell office:value-type="float" office:value="885625.07">
            <text:p>885625,07</text:p>
          </table:table-cell>
          <table:table-cell office:value-type="float" office:value="920714.6">
            <text:p>920714,6</text:p>
          </table:table-cell>
          <table:table-cell office:value-type="float" office:value="897406.64">
            <text:p>897406,64</text:p>
          </table:table-cell>
          <table:table-cell office:value-type="float" office:value="1057516.93">
            <text:p>1057516,93</text:p>
          </table:table-cell>
          <table:table-cell office:value-type="float" office:value="1125487.6">
            <text:p>1125487,6</text:p>
          </table:table-cell>
          <table:table-cell office:value-type="float" office:value="946787.71">
            <text:p>946787,71</text:p>
          </table:table-cell>
          <table:table-cell office:value-type="float" office:value="1016900">
            <text:p>1016900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BIALET MASSE </text:p>
          </table:table-cell>
          <table:table-cell office:value-type="string">
            <text:p>Municipio</text:p>
          </table:table-cell>
          <table:table-cell office:value-type="float" office:value="194489">
            <text:p>194489</text:p>
          </table:table-cell>
          <table:table-cell office:value-type="float" office:value="228212">
            <text:p>228212</text:p>
          </table:table-cell>
          <table:table-cell office:value-type="float" office:value="206469">
            <text:p>206469</text:p>
          </table:table-cell>
          <table:table-cell office:value-type="float" office:value="217902">
            <text:p>217902</text:p>
          </table:table-cell>
          <table:table-cell office:value-type="float" office:value="234653">
            <text:p>234653</text:p>
          </table:table-cell>
          <table:table-cell office:value-type="float" office:value="248955">
            <text:p>248955</text:p>
          </table:table-cell>
          <table:table-cell office:value-type="float" office:value="240045">
            <text:p>240045</text:p>
          </table:table-cell>
          <table:table-cell office:value-type="float" office:value="232502">
            <text:p>232502</text:p>
          </table:table-cell>
          <table:table-cell office:value-type="float" office:value="233982">
            <text:p>233982</text:p>
          </table:table-cell>
          <table:table-cell office:value-type="float" office:value="248780">
            <text:p>248780</text:p>
          </table:table-cell>
          <table:table-cell office:value-type="float" office:value="239338">
            <text:p>239338</text:p>
          </table:table-cell>
          <table:table-cell office:value-type="float" office:value="257880">
            <text:p>257880</text:p>
          </table:table-cell>
          <table:table-cell office:value-type="float" office:value="254796">
            <text:p>254796</text:p>
          </table:table-cell>
          <table:table-cell office:value-type="float" office:value="282804">
            <text:p>282804</text:p>
          </table:table-cell>
          <table:table-cell office:value-type="float" office:value="268955">
            <text:p>268955</text:p>
          </table:table-cell>
          <table:table-cell office:value-type="float" office:value="272756">
            <text:p>272756</text:p>
          </table:table-cell>
          <table:table-cell office:value-type="float" office:value="327033">
            <text:p>327033</text:p>
          </table:table-cell>
          <table:table-cell office:value-type="float" office:value="342320">
            <text:p>342320</text:p>
          </table:table-cell>
          <table:table-cell office:value-type="float" office:value="322040">
            <text:p>322040</text:p>
          </table:table-cell>
          <table:table-cell office:value-type="float" office:value="311597">
            <text:p>311597</text:p>
          </table:table-cell>
          <table:table-cell office:value-type="float" office:value="328104">
            <text:p>328104</text:p>
          </table:table-cell>
          <table:table-cell office:value-type="float" office:value="313342">
            <text:p>313342</text:p>
          </table:table-cell>
          <table:table-cell office:value-type="float" office:value="333179">
            <text:p>333179</text:p>
          </table:table-cell>
          <table:table-cell office:value-type="float" office:value="290031">
            <text:p>290031</text:p>
          </table:table-cell>
          <table:table-cell office:value-type="float" office:value="375182">
            <text:p>375182</text:p>
          </table:table-cell>
          <table:table-cell office:value-type="float" office:value="371813">
            <text:p>371813</text:p>
          </table:table-cell>
          <table:table-cell office:value-type="float" office:value="377902">
            <text:p>377902</text:p>
          </table:table-cell>
          <table:table-cell office:value-type="float" office:value="364517">
            <text:p>364517</text:p>
          </table:table-cell>
          <table:table-cell office:value-type="float" office:value="449541">
            <text:p>449541</text:p>
          </table:table-cell>
          <table:table-cell office:value-type="float" office:value="451132">
            <text:p>451132</text:p>
          </table:table-cell>
          <table:table-cell office:value-type="float" office:value="431005">
            <text:p>431005</text:p>
          </table:table-cell>
          <table:table-cell office:value-type="float" office:value="439745">
            <text:p>439745</text:p>
          </table:table-cell>
          <table:table-cell office:value-type="float" office:value="448098">
            <text:p>448098</text:p>
          </table:table-cell>
          <table:table-cell office:value-type="float" office:value="431791">
            <text:p>431791</text:p>
          </table:table-cell>
          <table:table-cell office:value-type="float" office:value="481345">
            <text:p>481345</text:p>
          </table:table-cell>
          <table:table-cell office:value-type="float" office:value="465932">
            <text:p>465932</text:p>
          </table:table-cell>
          <table:table-cell office:value-type="float" office:value="522389">
            <text:p>522389</text:p>
          </table:table-cell>
          <table:table-cell office:value-type="float" office:value="451598">
            <text:p>451598</text:p>
          </table:table-cell>
          <table:table-cell office:value-type="float" office:value="444341">
            <text:p>444341</text:p>
          </table:table-cell>
          <table:table-cell office:value-type="float" office:value="424571">
            <text:p>424571</text:p>
          </table:table-cell>
          <table:table-cell office:value-type="float" office:value="555245">
            <text:p>555245</text:p>
          </table:table-cell>
          <table:table-cell office:value-type="float" office:value="550631">
            <text:p>550631</text:p>
          </table:table-cell>
          <table:table-cell office:value-type="float" office:value="513406">
            <text:p>513406</text:p>
          </table:table-cell>
          <table:table-cell office:value-type="float" office:value="549057">
            <text:p>549057</text:p>
          </table:table-cell>
          <table:table-cell office:value-type="float" office:value="533520">
            <text:p>533520</text:p>
          </table:table-cell>
          <table:table-cell office:value-type="float" office:value="576629.8">
            <text:p>576629,8</text:p>
          </table:table-cell>
          <table:table-cell office:value-type="float" office:value="589940.8">
            <text:p>589940,8</text:p>
          </table:table-cell>
          <table:table-cell office:value-type="float" office:value="575011.4">
            <text:p>575011,4</text:p>
          </table:table-cell>
          <table:table-cell office:value-type="float" office:value="635978">
            <text:p>635978</text:p>
          </table:table-cell>
          <table:table-cell office:value-type="float" office:value="685510">
            <text:p>685510</text:p>
          </table:table-cell>
          <table:table-cell office:value-type="float" office:value="604377">
            <text:p>604377</text:p>
          </table:table-cell>
          <table:table-cell office:value-type="float" office:value="632268">
            <text:p>632268</text:p>
          </table:table-cell>
          <table:table-cell office:value-type="float" office:value="749637">
            <text:p>749637</text:p>
          </table:table-cell>
          <table:table-cell office:value-type="float" office:value="762410">
            <text:p>762410</text:p>
          </table:table-cell>
          <table:table-cell office:value-type="float" office:value="742226.7">
            <text:p>742226,7</text:p>
          </table:table-cell>
          <table:table-cell office:value-type="float" office:value="755359.3">
            <text:p>755359,3</text:p>
          </table:table-cell>
          <table:table-cell office:value-type="float" office:value="732002">
            <text:p>732002</text:p>
          </table:table-cell>
          <table:table-cell office:value-type="float" office:value="759187.51">
            <text:p>759187,51</text:p>
          </table:table-cell>
          <table:table-cell office:value-type="float" office:value="789267.44">
            <text:p>789267,44</text:p>
          </table:table-cell>
          <table:table-cell office:value-type="float" office:value="769288.08">
            <text:p>769288,08</text:p>
          </table:table-cell>
          <table:table-cell office:value-type="float" office:value="906538.98">
            <text:p>906538,98</text:p>
          </table:table-cell>
          <table:table-cell office:value-type="float" office:value="964805.73">
            <text:p>964805,73</text:p>
          </table:table-cell>
          <table:table-cell office:value-type="float" office:value="811618.19">
            <text:p>811618,19</text:p>
          </table:table-cell>
          <table:table-cell office:value-type="float" office:value="871721">
            <text:p>871721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BOWER </text:p>
          </table:table-cell>
          <table:table-cell office:value-type="string">
            <text:p>Municipio</text:p>
          </table:table-cell>
          <table:table-cell table:number-columns-repeated="24" office:value-type="float" office:value="0">
            <text:p>0</text:p>
          </table:table-cell>
          <table:table-cell office:value-type="float" office:value="95781">
            <text:p>95781</text:p>
          </table:table-cell>
          <table:table-cell office:value-type="float" office:value="94921">
            <text:p>94921</text:p>
          </table:table-cell>
          <table:table-cell office:value-type="float" office:value="501830">
            <text:p>501830</text:p>
          </table:table-cell>
          <table:table-cell office:value-type="float" office:value="224411">
            <text:p>224411</text:p>
          </table:table-cell>
          <table:table-cell office:value-type="float" office:value="276756">
            <text:p>276756</text:p>
          </table:table-cell>
          <table:table-cell office:value-type="float" office:value="277735">
            <text:p>277735</text:p>
          </table:table-cell>
          <table:table-cell office:value-type="float" office:value="265344">
            <text:p>265344</text:p>
          </table:table-cell>
          <table:table-cell office:value-type="float" office:value="270725">
            <text:p>270725</text:p>
          </table:table-cell>
          <table:table-cell office:value-type="float" office:value="275867">
            <text:p>275867</text:p>
          </table:table-cell>
          <table:table-cell office:value-type="float" office:value="265828">
            <text:p>265828</text:p>
          </table:table-cell>
          <table:table-cell office:value-type="float" office:value="296336">
            <text:p>296336</text:p>
          </table:table-cell>
          <table:table-cell office:value-type="float" office:value="286846">
            <text:p>286846</text:p>
          </table:table-cell>
          <table:table-cell office:value-type="float" office:value="321604">
            <text:p>321604</text:p>
          </table:table-cell>
          <table:table-cell office:value-type="float" office:value="278022">
            <text:p>278022</text:p>
          </table:table-cell>
          <table:table-cell office:value-type="float" office:value="273554">
            <text:p>273554</text:p>
          </table:table-cell>
          <table:table-cell office:value-type="float" office:value="261383">
            <text:p>261383</text:p>
          </table:table-cell>
          <table:table-cell office:value-type="float" office:value="341831">
            <text:p>341831</text:p>
          </table:table-cell>
          <table:table-cell office:value-type="float" office:value="338990">
            <text:p>338990</text:p>
          </table:table-cell>
          <table:table-cell office:value-type="float" office:value="316074">
            <text:p>316074</text:p>
          </table:table-cell>
          <table:table-cell office:value-type="float" office:value="338022">
            <text:p>338022</text:p>
          </table:table-cell>
          <table:table-cell office:value-type="float" office:value="328456">
            <text:p>328456</text:p>
          </table:table-cell>
          <table:table-cell office:value-type="float" office:value="354996.8">
            <text:p>354996,8</text:p>
          </table:table-cell>
          <table:table-cell office:value-type="float" office:value="363191.6">
            <text:p>363191,6</text:p>
          </table:table-cell>
          <table:table-cell office:value-type="float" office:value="353999.2">
            <text:p>353999,2</text:p>
          </table:table-cell>
          <table:table-cell office:value-type="float" office:value="391534">
            <text:p>391534</text:p>
          </table:table-cell>
          <table:table-cell office:value-type="float" office:value="422028">
            <text:p>422028</text:p>
          </table:table-cell>
          <table:table-cell office:value-type="float" office:value="372078">
            <text:p>372078</text:p>
          </table:table-cell>
          <table:table-cell office:value-type="float" office:value="389250">
            <text:p>389250</text:p>
          </table:table-cell>
          <table:table-cell office:value-type="float" office:value="461507">
            <text:p>461507</text:p>
          </table:table-cell>
          <table:table-cell office:value-type="float" office:value="469370">
            <text:p>469370</text:p>
          </table:table-cell>
          <table:table-cell office:value-type="float" office:value="456945">
            <text:p>456945</text:p>
          </table:table-cell>
          <table:table-cell office:value-type="float" office:value="465030">
            <text:p>465030</text:p>
          </table:table-cell>
          <table:table-cell office:value-type="float" office:value="450650.3">
            <text:p>450650,3</text:p>
          </table:table-cell>
          <table:table-cell office:value-type="float" office:value="467386.79">
            <text:p>467386,79</text:p>
          </table:table-cell>
          <table:table-cell office:value-type="float" office:value="485905.22">
            <text:p>485905,22</text:p>
          </table:table-cell>
          <table:table-cell office:value-type="float" office:value="473604.49">
            <text:p>473604,49</text:p>
          </table:table-cell>
          <table:table-cell office:value-type="float" office:value="558102.36">
            <text:p>558102,36</text:p>
          </table:table-cell>
          <table:table-cell office:value-type="float" office:value="593973.74">
            <text:p>593973,74</text:p>
          </table:table-cell>
          <table:table-cell office:value-type="float" office:value="499665.25">
            <text:p>499665,25</text:p>
          </table:table-cell>
          <table:table-cell office:value-type="float" office:value="536667">
            <text:p>536667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BRINCKMAN </text:p>
          </table:table-cell>
          <table:table-cell office:value-type="string">
            <text:p>Municipio</text:p>
          </table:table-cell>
          <table:table-cell office:value-type="float" office:value="315876">
            <text:p>315876</text:p>
          </table:table-cell>
          <table:table-cell office:value-type="float" office:value="370646">
            <text:p>370646</text:p>
          </table:table-cell>
          <table:table-cell office:value-type="float" office:value="335333">
            <text:p>335333</text:p>
          </table:table-cell>
          <table:table-cell office:value-type="float" office:value="353902">
            <text:p>353902</text:p>
          </table:table-cell>
          <table:table-cell office:value-type="float" office:value="381108">
            <text:p>381108</text:p>
          </table:table-cell>
          <table:table-cell office:value-type="float" office:value="404335">
            <text:p>404335</text:p>
          </table:table-cell>
          <table:table-cell office:value-type="float" office:value="389864">
            <text:p>389864</text:p>
          </table:table-cell>
          <table:table-cell office:value-type="float" office:value="377614">
            <text:p>377614</text:p>
          </table:table-cell>
          <table:table-cell office:value-type="float" office:value="380018">
            <text:p>380018</text:p>
          </table:table-cell>
          <table:table-cell office:value-type="float" office:value="404052">
            <text:p>404052</text:p>
          </table:table-cell>
          <table:table-cell office:value-type="float" office:value="388716">
            <text:p>388716</text:p>
          </table:table-cell>
          <table:table-cell office:value-type="float" office:value="418831">
            <text:p>418831</text:p>
          </table:table-cell>
          <table:table-cell office:value-type="float" office:value="413822">
            <text:p>413822</text:p>
          </table:table-cell>
          <table:table-cell office:value-type="float" office:value="459310">
            <text:p>459310</text:p>
          </table:table-cell>
          <table:table-cell office:value-type="float" office:value="436818">
            <text:p>436818</text:p>
          </table:table-cell>
          <table:table-cell office:value-type="float" office:value="442992">
            <text:p>442992</text:p>
          </table:table-cell>
          <table:table-cell office:value-type="float" office:value="531145">
            <text:p>531145</text:p>
          </table:table-cell>
          <table:table-cell office:value-type="float" office:value="555973">
            <text:p>555973</text:p>
          </table:table-cell>
          <table:table-cell office:value-type="float" office:value="523035">
            <text:p>523035</text:p>
          </table:table-cell>
          <table:table-cell office:value-type="float" office:value="506074">
            <text:p>506074</text:p>
          </table:table-cell>
          <table:table-cell office:value-type="float" office:value="532885">
            <text:p>532885</text:p>
          </table:table-cell>
          <table:table-cell office:value-type="float" office:value="508908">
            <text:p>508908</text:p>
          </table:table-cell>
          <table:table-cell office:value-type="float" office:value="541126">
            <text:p>541126</text:p>
          </table:table-cell>
          <table:table-cell office:value-type="float" office:value="471048">
            <text:p>471048</text:p>
          </table:table-cell>
          <table:table-cell office:value-type="float" office:value="609345">
            <text:p>609345</text:p>
          </table:table-cell>
          <table:table-cell office:value-type="float" office:value="603873">
            <text:p>603873</text:p>
          </table:table-cell>
          <table:table-cell office:value-type="float" office:value="593735">
            <text:p>593735</text:p>
          </table:table-cell>
          <table:table-cell office:value-type="float" office:value="585533">
            <text:p>585533</text:p>
          </table:table-cell>
          <table:table-cell office:value-type="float" office:value="722110">
            <text:p>722110</text:p>
          </table:table-cell>
          <table:table-cell office:value-type="float" office:value="724665">
            <text:p>724665</text:p>
          </table:table-cell>
          <table:table-cell office:value-type="float" office:value="692334">
            <text:p>692334</text:p>
          </table:table-cell>
          <table:table-cell office:value-type="float" office:value="706375">
            <text:p>706375</text:p>
          </table:table-cell>
          <table:table-cell office:value-type="float" office:value="719792">
            <text:p>719792</text:p>
          </table:table-cell>
          <table:table-cell office:value-type="float" office:value="693599">
            <text:p>693599</text:p>
          </table:table-cell>
          <table:table-cell office:value-type="float" office:value="773198">
            <text:p>773198</text:p>
          </table:table-cell>
          <table:table-cell office:value-type="float" office:value="748438">
            <text:p>748438</text:p>
          </table:table-cell>
          <table:table-cell office:value-type="float" office:value="839129">
            <text:p>839129</text:p>
          </table:table-cell>
          <table:table-cell office:value-type="float" office:value="725414">
            <text:p>725414</text:p>
          </table:table-cell>
          <table:table-cell office:value-type="float" office:value="713756">
            <text:p>713756</text:p>
          </table:table-cell>
          <table:table-cell office:value-type="float" office:value="682000">
            <text:p>682000</text:p>
          </table:table-cell>
          <table:table-cell office:value-type="float" office:value="891905">
            <text:p>891905</text:p>
          </table:table-cell>
          <table:table-cell office:value-type="float" office:value="884494">
            <text:p>884494</text:p>
          </table:table-cell>
          <table:table-cell office:value-type="float" office:value="824699">
            <text:p>824699</text:p>
          </table:table-cell>
          <table:table-cell office:value-type="float" office:value="881966">
            <text:p>881966</text:p>
          </table:table-cell>
          <table:table-cell office:value-type="float" office:value="857007">
            <text:p>857007</text:p>
          </table:table-cell>
          <table:table-cell office:value-type="float" office:value="926256.4">
            <text:p>926256,4</text:p>
          </table:table-cell>
          <table:table-cell office:value-type="float" office:value="947638.1">
            <text:p>947638,1</text:p>
          </table:table-cell>
          <table:table-cell office:value-type="float" office:value="923654.5">
            <text:p>923654,5</text:p>
          </table:table-cell>
          <table:table-cell office:value-type="float" office:value="1021588">
            <text:p>1021588</text:p>
          </table:table-cell>
          <table:table-cell office:value-type="float" office:value="1101154">
            <text:p>1101154</text:p>
          </table:table-cell>
          <table:table-cell office:value-type="float" office:value="970825">
            <text:p>970825</text:p>
          </table:table-cell>
          <table:table-cell office:value-type="float" office:value="1015630">
            <text:p>1015630</text:p>
          </table:table-cell>
          <table:table-cell office:value-type="float" office:value="1204162">
            <text:p>1204162</text:p>
          </table:table-cell>
          <table:table-cell office:value-type="float" office:value="1224678">
            <text:p>1224678</text:p>
          </table:table-cell>
          <table:table-cell office:value-type="float" office:value="1192259.2">
            <text:p>1192259,2</text:p>
          </table:table-cell>
          <table:table-cell office:value-type="float" office:value="1213354.5">
            <text:p>1213354,5</text:p>
          </table:table-cell>
          <table:table-cell office:value-type="float" office:value="1175834.9">
            <text:p>1175834,9</text:p>
          </table:table-cell>
          <table:table-cell office:value-type="float" office:value="1219503.81">
            <text:p>1219503,81</text:p>
          </table:table-cell>
          <table:table-cell office:value-type="float" office:value="1267822.02">
            <text:p>1267822,02</text:p>
          </table:table-cell>
          <table:table-cell office:value-type="float" office:value="1235727.02">
            <text:p>1235727,02</text:p>
          </table:table-cell>
          <table:table-cell office:value-type="float" office:value="1456198.54">
            <text:p>1456198,54</text:p>
          </table:table-cell>
          <table:table-cell office:value-type="float" office:value="1549794.01">
            <text:p>1549794,01</text:p>
          </table:table-cell>
          <table:table-cell office:value-type="float" office:value="1303724.65">
            <text:p>1303724,65</text:p>
          </table:table-cell>
          <table:table-cell office:value-type="float" office:value="1400269">
            <text:p>1400269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BUCHARDO </text:p>
          </table:table-cell>
          <table:table-cell office:value-type="string">
            <text:p>Municipio</text:p>
          </table:table-cell>
          <table:table-cell office:value-type="float" office:value="119756">
            <text:p>119756</text:p>
          </table:table-cell>
          <table:table-cell office:value-type="float" office:value="140520">
            <text:p>140520</text:p>
          </table:table-cell>
          <table:table-cell office:value-type="float" office:value="127132">
            <text:p>127132</text:p>
          </table:table-cell>
          <table:table-cell office:value-type="float" office:value="134172">
            <text:p>134172</text:p>
          </table:table-cell>
          <table:table-cell office:value-type="float" office:value="144487">
            <text:p>144487</text:p>
          </table:table-cell>
          <table:table-cell office:value-type="float" office:value="153292">
            <text:p>153292</text:p>
          </table:table-cell>
          <table:table-cell office:value-type="float" office:value="147806">
            <text:p>147806</text:p>
          </table:table-cell>
          <table:table-cell office:value-type="float" office:value="143162">
            <text:p>143162</text:p>
          </table:table-cell>
          <table:table-cell office:value-type="float" office:value="144073">
            <text:p>144073</text:p>
          </table:table-cell>
          <table:table-cell office:value-type="float" office:value="153185">
            <text:p>153185</text:p>
          </table:table-cell>
          <table:table-cell office:value-type="float" office:value="147371">
            <text:p>147371</text:p>
          </table:table-cell>
          <table:table-cell office:value-type="float" office:value="158788">
            <text:p>158788</text:p>
          </table:table-cell>
          <table:table-cell office:value-type="float" office:value="156889">
            <text:p>156889</text:p>
          </table:table-cell>
          <table:table-cell office:value-type="float" office:value="174135">
            <text:p>174135</text:p>
          </table:table-cell>
          <table:table-cell office:value-type="float" office:value="165607">
            <text:p>165607</text:p>
          </table:table-cell>
          <table:table-cell office:value-type="float" office:value="167948">
            <text:p>167948</text:p>
          </table:table-cell>
          <table:table-cell office:value-type="float" office:value="201369">
            <text:p>201369</text:p>
          </table:table-cell>
          <table:table-cell office:value-type="float" office:value="210782">
            <text:p>210782</text:p>
          </table:table-cell>
          <table:table-cell office:value-type="float" office:value="198294">
            <text:p>198294</text:p>
          </table:table-cell>
          <table:table-cell office:value-type="float" office:value="191864">
            <text:p>191864</text:p>
          </table:table-cell>
          <table:table-cell office:value-type="float" office:value="202028">
            <text:p>202028</text:p>
          </table:table-cell>
          <table:table-cell office:value-type="float" office:value="192938">
            <text:p>192938</text:p>
          </table:table-cell>
          <table:table-cell office:value-type="float" office:value="205153">
            <text:p>205153</text:p>
          </table:table-cell>
          <table:table-cell office:value-type="float" office:value="178586">
            <text:p>178586</text:p>
          </table:table-cell>
          <table:table-cell office:value-type="float" office:value="231016">
            <text:p>231016</text:p>
          </table:table-cell>
          <table:table-cell office:value-type="float" office:value="228942">
            <text:p>228942</text:p>
          </table:table-cell>
          <table:table-cell office:value-type="float" office:value="224607">
            <text:p>224607</text:p>
          </table:table-cell>
          <table:table-cell office:value-type="float" office:value="221830">
            <text:p>221830</text:p>
          </table:table-cell>
          <table:table-cell office:value-type="float" office:value="273572">
            <text:p>273572</text:p>
          </table:table-cell>
          <table:table-cell office:value-type="float" office:value="274540">
            <text:p>274540</text:p>
          </table:table-cell>
          <table:table-cell office:value-type="float" office:value="262291">
            <text:p>262291</text:p>
          </table:table-cell>
          <table:table-cell office:value-type="float" office:value="267611">
            <text:p>267611</text:p>
          </table:table-cell>
          <table:table-cell office:value-type="float" office:value="272694">
            <text:p>272694</text:p>
          </table:table-cell>
          <table:table-cell office:value-type="float" office:value="262770">
            <text:p>262770</text:p>
          </table:table-cell>
          <table:table-cell office:value-type="float" office:value="292926">
            <text:p>292926</text:p>
          </table:table-cell>
          <table:table-cell office:value-type="float" office:value="283546">
            <text:p>283546</text:p>
          </table:table-cell>
          <table:table-cell office:value-type="float" office:value="317904">
            <text:p>317904</text:p>
          </table:table-cell>
          <table:table-cell office:value-type="float" office:value="274823">
            <text:p>274823</text:p>
          </table:table-cell>
          <table:table-cell office:value-type="float" office:value="270407">
            <text:p>270407</text:p>
          </table:table-cell>
          <table:table-cell office:value-type="float" office:value="258376">
            <text:p>258376</text:p>
          </table:table-cell>
          <table:table-cell office:value-type="float" office:value="337899">
            <text:p>337899</text:p>
          </table:table-cell>
          <table:table-cell office:value-type="float" office:value="335092">
            <text:p>335092</text:p>
          </table:table-cell>
          <table:table-cell office:value-type="float" office:value="312438">
            <text:p>312438</text:p>
          </table:table-cell>
          <table:table-cell office:value-type="float" office:value="334133">
            <text:p>334133</text:p>
          </table:table-cell>
          <table:table-cell office:value-type="float" office:value="324678">
            <text:p>324678</text:p>
          </table:table-cell>
          <table:table-cell office:value-type="float" office:value="350912.8">
            <text:p>350912,8</text:p>
          </table:table-cell>
          <table:table-cell office:value-type="float" office:value="359013.3">
            <text:p>359013,3</text:p>
          </table:table-cell>
          <table:table-cell office:value-type="float" office:value="349927.7">
            <text:p>349927,7</text:p>
          </table:table-cell>
          <table:table-cell office:value-type="float" office:value="387029">
            <text:p>387029</text:p>
          </table:table-cell>
          <table:table-cell office:value-type="float" office:value="417173">
            <text:p>417173</text:p>
          </table:table-cell>
          <table:table-cell office:value-type="float" office:value="367798">
            <text:p>367798</text:p>
          </table:table-cell>
          <table:table-cell office:value-type="float" office:value="384772">
            <text:p>384772</text:p>
          </table:table-cell>
          <table:table-cell office:value-type="float" office:value="456198">
            <text:p>456198</text:p>
          </table:table-cell>
          <table:table-cell office:value-type="float" office:value="463970">
            <text:p>463970</text:p>
          </table:table-cell>
          <table:table-cell office:value-type="float" office:value="451688.1">
            <text:p>451688,1</text:p>
          </table:table-cell>
          <table:table-cell office:value-type="float" office:value="459680.1">
            <text:p>459680,1</text:p>
          </table:table-cell>
          <table:table-cell office:value-type="float" office:value="445465.8">
            <text:p>445465,8</text:p>
          </table:table-cell>
          <table:table-cell office:value-type="float" office:value="462009.77">
            <text:p>462009,77</text:p>
          </table:table-cell>
          <table:table-cell office:value-type="float" office:value="480315.15">
            <text:p>480315,15</text:p>
          </table:table-cell>
          <table:table-cell office:value-type="float" office:value="468155.94">
            <text:p>468155,94</text:p>
          </table:table-cell>
          <table:table-cell office:value-type="float" office:value="551681.71">
            <text:p>551681,71</text:p>
          </table:table-cell>
          <table:table-cell office:value-type="float" office:value="587140.41">
            <text:p>587140,41</text:p>
          </table:table-cell>
          <table:table-cell office:value-type="float" office:value="493916.88">
            <text:p>493916,88</text:p>
          </table:table-cell>
          <table:table-cell office:value-type="float" office:value="530493">
            <text:p>530493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BULNES </text:p>
          </table:table-cell>
          <table:table-cell office:value-type="string">
            <text:p>Municipio</text:p>
          </table:table-cell>
          <table:table-cell office:value-type="float" office:value="98226">
            <text:p>98226</text:p>
          </table:table-cell>
          <table:table-cell office:value-type="float" office:value="115257">
            <text:p>115257</text:p>
          </table:table-cell>
          <table:table-cell office:value-type="float" office:value="104276">
            <text:p>104276</text:p>
          </table:table-cell>
          <table:table-cell office:value-type="float" office:value="110050">
            <text:p>110050</text:p>
          </table:table-cell>
          <table:table-cell office:value-type="float" office:value="118510">
            <text:p>118510</text:p>
          </table:table-cell>
          <table:table-cell office:value-type="float" office:value="125733">
            <text:p>125733</text:p>
          </table:table-cell>
          <table:table-cell office:value-type="float" office:value="121233">
            <text:p>121233</text:p>
          </table:table-cell>
          <table:table-cell office:value-type="float" office:value="117424">
            <text:p>117424</text:p>
          </table:table-cell>
          <table:table-cell office:value-type="float" office:value="118172">
            <text:p>118172</text:p>
          </table:table-cell>
          <table:table-cell office:value-type="float" office:value="125645">
            <text:p>125645</text:p>
          </table:table-cell>
          <table:table-cell office:value-type="float" office:value="120876">
            <text:p>120876</text:p>
          </table:table-cell>
          <table:table-cell office:value-type="float" office:value="130241">
            <text:p>130241</text:p>
          </table:table-cell>
          <table:table-cell office:value-type="float" office:value="128683">
            <text:p>128683</text:p>
          </table:table-cell>
          <table:table-cell office:value-type="float" office:value="142829">
            <text:p>142829</text:p>
          </table:table-cell>
          <table:table-cell office:value-type="float" office:value="135834">
            <text:p>135834</text:p>
          </table:table-cell>
          <table:table-cell office:value-type="float" office:value="137754">
            <text:p>137754</text:p>
          </table:table-cell>
          <table:table-cell office:value-type="float" office:value="165167">
            <text:p>165167</text:p>
          </table:table-cell>
          <table:table-cell office:value-type="float" office:value="172887">
            <text:p>172887</text:p>
          </table:table-cell>
          <table:table-cell office:value-type="float" office:value="162645">
            <text:p>162645</text:p>
          </table:table-cell>
          <table:table-cell office:value-type="float" office:value="157370">
            <text:p>157370</text:p>
          </table:table-cell>
          <table:table-cell office:value-type="float" office:value="165707">
            <text:p>165707</text:p>
          </table:table-cell>
          <table:table-cell office:value-type="float" office:value="158252">
            <text:p>158252</text:p>
          </table:table-cell>
          <table:table-cell office:value-type="float" office:value="168270">
            <text:p>168270</text:p>
          </table:table-cell>
          <table:table-cell office:value-type="float" office:value="146478">
            <text:p>146478</text:p>
          </table:table-cell>
          <table:table-cell office:value-type="float" office:value="189484">
            <text:p>189484</text:p>
          </table:table-cell>
          <table:table-cell office:value-type="float" office:value="187782">
            <text:p>187782</text:p>
          </table:table-cell>
          <table:table-cell office:value-type="float" office:value="181465">
            <text:p>181465</text:p>
          </table:table-cell>
          <table:table-cell office:value-type="float" office:value="181054">
            <text:p>181054</text:p>
          </table:table-cell>
          <table:table-cell office:value-type="float" office:value="223285">
            <text:p>223285</text:p>
          </table:table-cell>
          <table:table-cell office:value-type="float" office:value="224075">
            <text:p>224075</text:p>
          </table:table-cell>
          <table:table-cell office:value-type="float" office:value="214078">
            <text:p>214078</text:p>
          </table:table-cell>
          <table:table-cell office:value-type="float" office:value="218419">
            <text:p>218419</text:p>
          </table:table-cell>
          <table:table-cell office:value-type="float" office:value="222568">
            <text:p>222568</text:p>
          </table:table-cell>
          <table:table-cell office:value-type="float" office:value="214469">
            <text:p>214469</text:p>
          </table:table-cell>
          <table:table-cell office:value-type="float" office:value="239082">
            <text:p>239082</text:p>
          </table:table-cell>
          <table:table-cell office:value-type="float" office:value="231426">
            <text:p>231426</text:p>
          </table:table-cell>
          <table:table-cell office:value-type="float" office:value="259468">
            <text:p>259468</text:p>
          </table:table-cell>
          <table:table-cell office:value-type="float" office:value="224306">
            <text:p>224306</text:p>
          </table:table-cell>
          <table:table-cell office:value-type="float" office:value="220702">
            <text:p>220702</text:p>
          </table:table-cell>
          <table:table-cell office:value-type="float" office:value="210882">
            <text:p>210882</text:p>
          </table:table-cell>
          <table:table-cell office:value-type="float" office:value="275787">
            <text:p>275787</text:p>
          </table:table-cell>
          <table:table-cell office:value-type="float" office:value="273495">
            <text:p>273495</text:p>
          </table:table-cell>
          <table:table-cell office:value-type="float" office:value="255006">
            <text:p>255006</text:p>
          </table:table-cell>
          <table:table-cell office:value-type="float" office:value="272714">
            <text:p>272714</text:p>
          </table:table-cell>
          <table:table-cell office:value-type="float" office:value="264996">
            <text:p>264996</text:p>
          </table:table-cell>
          <table:table-cell office:value-type="float" office:value="286409.1">
            <text:p>286409,1</text:p>
          </table:table-cell>
          <table:table-cell office:value-type="float" office:value="293020.6">
            <text:p>293020,6</text:p>
          </table:table-cell>
          <table:table-cell office:value-type="float" office:value="285604.3">
            <text:p>285604,3</text:p>
          </table:table-cell>
          <table:table-cell office:value-type="float" office:value="315887">
            <text:p>315887</text:p>
          </table:table-cell>
          <table:table-cell office:value-type="float" office:value="340490">
            <text:p>340490</text:p>
          </table:table-cell>
          <table:table-cell office:value-type="float" office:value="300190">
            <text:p>300190</text:p>
          </table:table-cell>
          <table:table-cell office:value-type="float" office:value="314044">
            <text:p>314044</text:p>
          </table:table-cell>
          <table:table-cell office:value-type="float" office:value="372341">
            <text:p>372341</text:p>
          </table:table-cell>
          <table:table-cell office:value-type="float" office:value="378685">
            <text:p>378685</text:p>
          </table:table-cell>
          <table:table-cell office:value-type="float" office:value="368660.2">
            <text:p>368660,2</text:p>
          </table:table-cell>
          <table:table-cell office:value-type="float" office:value="375183.2">
            <text:p>375183,2</text:p>
          </table:table-cell>
          <table:table-cell office:value-type="float" office:value="363581.7">
            <text:p>363581,7</text:p>
          </table:table-cell>
          <table:table-cell office:value-type="float" office:value="377084.6">
            <text:p>377084,6</text:p>
          </table:table-cell>
          <table:table-cell office:value-type="float" office:value="392025.14">
            <text:p>392025,14</text:p>
          </table:table-cell>
          <table:table-cell office:value-type="float" office:value="382101">
            <text:p>382101</text:p>
          </table:table-cell>
          <table:table-cell office:value-type="float" office:value="450273.33">
            <text:p>450273,33</text:p>
          </table:table-cell>
          <table:table-cell office:value-type="float" office:value="479214.12">
            <text:p>479214,12</text:p>
          </table:table-cell>
          <table:table-cell office:value-type="float" office:value="403126.65">
            <text:p>403126,65</text:p>
          </table:table-cell>
          <table:table-cell office:value-type="float" office:value="432979">
            <text:p>432979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ALCHIN </text:p>
          </table:table-cell>
          <table:table-cell office:value-type="string">
            <text:p>Municipio</text:p>
          </table:table-cell>
          <table:table-cell office:value-type="float" office:value="123990">
            <text:p>123990</text:p>
          </table:table-cell>
          <table:table-cell office:value-type="float" office:value="145489">
            <text:p>145489</text:p>
          </table:table-cell>
          <table:table-cell office:value-type="float" office:value="131628">
            <text:p>131628</text:p>
          </table:table-cell>
          <table:table-cell office:value-type="float" office:value="138916">
            <text:p>138916</text:p>
          </table:table-cell>
          <table:table-cell office:value-type="float" office:value="149596">
            <text:p>149596</text:p>
          </table:table-cell>
          <table:table-cell office:value-type="float" office:value="158713">
            <text:p>158713</text:p>
          </table:table-cell>
          <table:table-cell office:value-type="float" office:value="153033">
            <text:p>153033</text:p>
          </table:table-cell>
          <table:table-cell office:value-type="float" office:value="148224">
            <text:p>148224</text:p>
          </table:table-cell>
          <table:table-cell office:value-type="float" office:value="149168">
            <text:p>149168</text:p>
          </table:table-cell>
          <table:table-cell office:value-type="float" office:value="158602">
            <text:p>158602</text:p>
          </table:table-cell>
          <table:table-cell office:value-type="float" office:value="152582">
            <text:p>152582</text:p>
          </table:table-cell>
          <table:table-cell office:value-type="float" office:value="164403">
            <text:p>164403</text:p>
          </table:table-cell>
          <table:table-cell office:value-type="float" office:value="162437">
            <text:p>162437</text:p>
          </table:table-cell>
          <table:table-cell office:value-type="float" office:value="180292">
            <text:p>180292</text:p>
          </table:table-cell>
          <table:table-cell office:value-type="float" office:value="171463">
            <text:p>171463</text:p>
          </table:table-cell>
          <table:table-cell office:value-type="float" office:value="173887">
            <text:p>173887</text:p>
          </table:table-cell>
          <table:table-cell office:value-type="float" office:value="208490">
            <text:p>208490</text:p>
          </table:table-cell>
          <table:table-cell office:value-type="float" office:value="218235">
            <text:p>218235</text:p>
          </table:table-cell>
          <table:table-cell office:value-type="float" office:value="205306">
            <text:p>205306</text:p>
          </table:table-cell>
          <table:table-cell office:value-type="float" office:value="198648">
            <text:p>198648</text:p>
          </table:table-cell>
          <table:table-cell office:value-type="float" office:value="209172">
            <text:p>209172</text:p>
          </table:table-cell>
          <table:table-cell office:value-type="float" office:value="199761">
            <text:p>199761</text:p>
          </table:table-cell>
          <table:table-cell office:value-type="float" office:value="212407">
            <text:p>212407</text:p>
          </table:table-cell>
          <table:table-cell office:value-type="float" office:value="184899">
            <text:p>184899</text:p>
          </table:table-cell>
          <table:table-cell office:value-type="float" office:value="239185">
            <text:p>239185</text:p>
          </table:table-cell>
          <table:table-cell office:value-type="float" office:value="237037">
            <text:p>237037</text:p>
          </table:table-cell>
          <table:table-cell office:value-type="float" office:value="235106">
            <text:p>235106</text:p>
          </table:table-cell>
          <table:table-cell office:value-type="float" office:value="230502">
            <text:p>230502</text:p>
          </table:table-cell>
          <table:table-cell office:value-type="float" office:value="284267">
            <text:p>284267</text:p>
          </table:table-cell>
          <table:table-cell office:value-type="float" office:value="285273">
            <text:p>285273</text:p>
          </table:table-cell>
          <table:table-cell office:value-type="float" office:value="272546">
            <text:p>272546</text:p>
          </table:table-cell>
          <table:table-cell office:value-type="float" office:value="278073">
            <text:p>278073</text:p>
          </table:table-cell>
          <table:table-cell office:value-type="float" office:value="283355">
            <text:p>283355</text:p>
          </table:table-cell>
          <table:table-cell office:value-type="float" office:value="273043">
            <text:p>273043</text:p>
          </table:table-cell>
          <table:table-cell office:value-type="float" office:value="304378">
            <text:p>304378</text:p>
          </table:table-cell>
          <table:table-cell office:value-type="float" office:value="294631">
            <text:p>294631</text:p>
          </table:table-cell>
          <table:table-cell office:value-type="float" office:value="330333">
            <text:p>330333</text:p>
          </table:table-cell>
          <table:table-cell office:value-type="float" office:value="285568">
            <text:p>285568</text:p>
          </table:table-cell>
          <table:table-cell office:value-type="float" office:value="280979">
            <text:p>280979</text:p>
          </table:table-cell>
          <table:table-cell office:value-type="float" office:value="268478">
            <text:p>268478</text:p>
          </table:table-cell>
          <table:table-cell office:value-type="float" office:value="351109">
            <text:p>351109</text:p>
          </table:table-cell>
          <table:table-cell office:value-type="float" office:value="348191">
            <text:p>348191</text:p>
          </table:table-cell>
          <table:table-cell office:value-type="float" office:value="324653">
            <text:p>324653</text:p>
          </table:table-cell>
          <table:table-cell office:value-type="float" office:value="347197">
            <text:p>347197</text:p>
          </table:table-cell>
          <table:table-cell office:value-type="float" office:value="337371">
            <text:p>337371</text:p>
          </table:table-cell>
          <table:table-cell office:value-type="float" office:value="364631.9">
            <text:p>364631,9</text:p>
          </table:table-cell>
          <table:table-cell office:value-type="float" office:value="373049.1">
            <text:p>373049,1</text:p>
          </table:table-cell>
          <table:table-cell office:value-type="float" office:value="363607.2">
            <text:p>363607,2</text:p>
          </table:table-cell>
          <table:table-cell office:value-type="float" office:value="402160">
            <text:p>402160</text:p>
          </table:table-cell>
          <table:table-cell office:value-type="float" office:value="433483">
            <text:p>433483</text:p>
          </table:table-cell>
          <table:table-cell office:value-type="float" office:value="382177">
            <text:p>382177</text:p>
          </table:table-cell>
          <table:table-cell office:value-type="float" office:value="399815">
            <text:p>399815</text:p>
          </table:table-cell>
          <table:table-cell office:value-type="float" office:value="474033">
            <text:p>474033</text:p>
          </table:table-cell>
          <table:table-cell office:value-type="float" office:value="482109">
            <text:p>482109</text:p>
          </table:table-cell>
          <table:table-cell office:value-type="float" office:value="469347.1">
            <text:p>469347,1</text:p>
          </table:table-cell>
          <table:table-cell office:value-type="float" office:value="477651.5">
            <text:p>477651,5</text:p>
          </table:table-cell>
          <table:table-cell office:value-type="float" office:value="462881.5">
            <text:p>462881,5</text:p>
          </table:table-cell>
          <table:table-cell office:value-type="float" office:value="480072.28">
            <text:p>480072,28</text:p>
          </table:table-cell>
          <table:table-cell office:value-type="float" office:value="499093.32">
            <text:p>499093,32</text:p>
          </table:table-cell>
          <table:table-cell office:value-type="float" office:value="486458.74">
            <text:p>486458,74</text:p>
          </table:table-cell>
          <table:table-cell office:value-type="float" office:value="573249.99">
            <text:p>573249,99</text:p>
          </table:table-cell>
          <table:table-cell office:value-type="float" office:value="610094.97">
            <text:p>610094,97</text:p>
          </table:table-cell>
          <table:table-cell office:value-type="float" office:value="513226.81">
            <text:p>513226,81</text:p>
          </table:table-cell>
          <table:table-cell office:value-type="float" office:value="551232">
            <text:p>551232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ALCHIN OESTE </text:p>
          </table:table-cell>
          <table:table-cell office:value-type="string">
            <text:p>Municipio</text:p>
          </table:table-cell>
          <table:table-cell office:value-type="float" office:value="91947">
            <text:p>91947</text:p>
          </table:table-cell>
          <table:table-cell office:value-type="float" office:value="107890">
            <text:p>107890</text:p>
          </table:table-cell>
          <table:table-cell office:value-type="float" office:value="97611">
            <text:p>97611</text:p>
          </table:table-cell>
          <table:table-cell office:value-type="float" office:value="103016">
            <text:p>103016</text:p>
          </table:table-cell>
          <table:table-cell office:value-type="float" office:value="110935">
            <text:p>110935</text:p>
          </table:table-cell>
          <table:table-cell office:value-type="float" office:value="117696">
            <text:p>117696</text:p>
          </table:table-cell>
          <table:table-cell office:value-type="float" office:value="113484">
            <text:p>113484</text:p>
          </table:table-cell>
          <table:table-cell office:value-type="float" office:value="109918">
            <text:p>109918</text:p>
          </table:table-cell>
          <table:table-cell office:value-type="float" office:value="110618">
            <text:p>110618</text:p>
          </table:table-cell>
          <table:table-cell office:value-type="float" office:value="117614">
            <text:p>117614</text:p>
          </table:table-cell>
          <table:table-cell office:value-type="float" office:value="113150">
            <text:p>113150</text:p>
          </table:table-cell>
          <table:table-cell office:value-type="float" office:value="121916">
            <text:p>121916</text:p>
          </table:table-cell>
          <table:table-cell office:value-type="float" office:value="120457">
            <text:p>120457</text:p>
          </table:table-cell>
          <table:table-cell office:value-type="float" office:value="133699">
            <text:p>133699</text:p>
          </table:table-cell>
          <table:table-cell office:value-type="float" office:value="127151">
            <text:p>127151</text:p>
          </table:table-cell>
          <table:table-cell office:value-type="float" office:value="128948">
            <text:p>128948</text:p>
          </table:table-cell>
          <table:table-cell office:value-type="float" office:value="154609">
            <text:p>154609</text:p>
          </table:table-cell>
          <table:table-cell office:value-type="float" office:value="161836">
            <text:p>161836</text:p>
          </table:table-cell>
          <table:table-cell office:value-type="float" office:value="152248">
            <text:p>152248</text:p>
          </table:table-cell>
          <table:table-cell office:value-type="float" office:value="147311">
            <text:p>147311</text:p>
          </table:table-cell>
          <table:table-cell office:value-type="float" office:value="155115">
            <text:p>155115</text:p>
          </table:table-cell>
          <table:table-cell office:value-type="float" office:value="148136">
            <text:p>148136</text:p>
          </table:table-cell>
          <table:table-cell office:value-type="float" office:value="157514">
            <text:p>157514</text:p>
          </table:table-cell>
          <table:table-cell office:value-type="float" office:value="137115">
            <text:p>137115</text:p>
          </table:table-cell>
          <table:table-cell office:value-type="float" office:value="177371">
            <text:p>177371</text:p>
          </table:table-cell>
          <table:table-cell office:value-type="float" office:value="175779">
            <text:p>175779</text:p>
          </table:table-cell>
          <table:table-cell office:value-type="float" office:value="170691">
            <text:p>170691</text:p>
          </table:table-cell>
          <table:table-cell office:value-type="float" office:value="169748">
            <text:p>169748</text:p>
          </table:table-cell>
          <table:table-cell office:value-type="float" office:value="209342">
            <text:p>209342</text:p>
          </table:table-cell>
          <table:table-cell office:value-type="float" office:value="210083">
            <text:p>210083</text:p>
          </table:table-cell>
          <table:table-cell office:value-type="float" office:value="200710">
            <text:p>200710</text:p>
          </table:table-cell>
          <table:table-cell office:value-type="float" office:value="204780">
            <text:p>204780</text:p>
          </table:table-cell>
          <table:table-cell office:value-type="float" office:value="208670">
            <text:p>208670</text:p>
          </table:table-cell>
          <table:table-cell office:value-type="float" office:value="201076">
            <text:p>201076</text:p>
          </table:table-cell>
          <table:table-cell office:value-type="float" office:value="224153">
            <text:p>224153</text:p>
          </table:table-cell>
          <table:table-cell office:value-type="float" office:value="216975">
            <text:p>216975</text:p>
          </table:table-cell>
          <table:table-cell office:value-type="float" office:value="243266">
            <text:p>243266</text:p>
          </table:table-cell>
          <table:table-cell office:value-type="float" office:value="210300">
            <text:p>210300</text:p>
          </table:table-cell>
          <table:table-cell office:value-type="float" office:value="206920">
            <text:p>206920</text:p>
          </table:table-cell>
          <table:table-cell office:value-type="float" office:value="197714">
            <text:p>197714</text:p>
          </table:table-cell>
          <table:table-cell office:value-type="float" office:value="258566">
            <text:p>258566</text:p>
          </table:table-cell>
          <table:table-cell office:value-type="float" office:value="256417">
            <text:p>256417</text:p>
          </table:table-cell>
          <table:table-cell office:value-type="float" office:value="239083">
            <text:p>239083</text:p>
          </table:table-cell>
          <table:table-cell office:value-type="float" office:value="255685">
            <text:p>255685</text:p>
          </table:table-cell>
          <table:table-cell office:value-type="float" office:value="248449">
            <text:p>248449</text:p>
          </table:table-cell>
          <table:table-cell office:value-type="float" office:value="268524.8">
            <text:p>268524,8</text:p>
          </table:table-cell>
          <table:table-cell office:value-type="float" office:value="274723.4">
            <text:p>274723,4</text:p>
          </table:table-cell>
          <table:table-cell office:value-type="float" office:value="267770.2">
            <text:p>267770,2</text:p>
          </table:table-cell>
          <table:table-cell office:value-type="float" office:value="296162">
            <text:p>296162</text:p>
          </table:table-cell>
          <table:table-cell office:value-type="float" office:value="319228">
            <text:p>319228</text:p>
          </table:table-cell>
          <table:table-cell office:value-type="float" office:value="281445">
            <text:p>281445</text:p>
          </table:table-cell>
          <table:table-cell office:value-type="float" office:value="294434">
            <text:p>294434</text:p>
          </table:table-cell>
          <table:table-cell office:value-type="float" office:value="349091">
            <text:p>349091</text:p>
          </table:table-cell>
          <table:table-cell office:value-type="float" office:value="355038">
            <text:p>355038</text:p>
          </table:table-cell>
          <table:table-cell office:value-type="float" office:value="345639.8">
            <text:p>345639,8</text:p>
          </table:table-cell>
          <table:table-cell office:value-type="float" office:value="351755.4">
            <text:p>351755,4</text:p>
          </table:table-cell>
          <table:table-cell office:value-type="float" office:value="340878.4">
            <text:p>340878,4</text:p>
          </table:table-cell>
          <table:table-cell office:value-type="float" office:value="353538.15">
            <text:p>353538,15</text:p>
          </table:table-cell>
          <table:table-cell office:value-type="float" office:value="367545.76">
            <text:p>367545,76</text:p>
          </table:table-cell>
          <table:table-cell office:value-type="float" office:value="358241.31">
            <text:p>358241,31</text:p>
          </table:table-cell>
          <table:table-cell office:value-type="float" office:value="422156.73">
            <text:p>422156,73</text:p>
          </table:table-cell>
          <table:table-cell office:value-type="float" office:value="449290.36">
            <text:p>449290,36</text:p>
          </table:table-cell>
          <table:table-cell office:value-type="float" office:value="377954.04">
            <text:p>377954,04</text:p>
          </table:table-cell>
          <table:table-cell office:value-type="float" office:value="405942">
            <text:p>405942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AMILO ALDAO </text:p>
          </table:table-cell>
          <table:table-cell office:value-type="string">
            <text:p>Municipio</text:p>
          </table:table-cell>
          <table:table-cell office:value-type="float" office:value="194727">
            <text:p>194727</text:p>
          </table:table-cell>
          <table:table-cell office:value-type="float" office:value="228491">
            <text:p>228491</text:p>
          </table:table-cell>
          <table:table-cell office:value-type="float" office:value="206722">
            <text:p>206722</text:p>
          </table:table-cell>
          <table:table-cell office:value-type="float" office:value="218168">
            <text:p>218168</text:p>
          </table:table-cell>
          <table:table-cell office:value-type="float" office:value="234940">
            <text:p>234940</text:p>
          </table:table-cell>
          <table:table-cell office:value-type="float" office:value="249259">
            <text:p>249259</text:p>
          </table:table-cell>
          <table:table-cell office:value-type="float" office:value="240338">
            <text:p>240338</text:p>
          </table:table-cell>
          <table:table-cell office:value-type="float" office:value="232787">
            <text:p>232787</text:p>
          </table:table-cell>
          <table:table-cell office:value-type="float" office:value="234268">
            <text:p>234268</text:p>
          </table:table-cell>
          <table:table-cell office:value-type="float" office:value="249085">
            <text:p>249085</text:p>
          </table:table-cell>
          <table:table-cell office:value-type="float" office:value="239630">
            <text:p>239630</text:p>
          </table:table-cell>
          <table:table-cell office:value-type="float" office:value="258195">
            <text:p>258195</text:p>
          </table:table-cell>
          <table:table-cell office:value-type="float" office:value="255107">
            <text:p>255107</text:p>
          </table:table-cell>
          <table:table-cell office:value-type="float" office:value="283149">
            <text:p>283149</text:p>
          </table:table-cell>
          <table:table-cell office:value-type="float" office:value="269283">
            <text:p>269283</text:p>
          </table:table-cell>
          <table:table-cell office:value-type="float" office:value="273089">
            <text:p>273089</text:p>
          </table:table-cell>
          <table:table-cell office:value-type="float" office:value="327433">
            <text:p>327433</text:p>
          </table:table-cell>
          <table:table-cell office:value-type="float" office:value="342739">
            <text:p>342739</text:p>
          </table:table-cell>
          <table:table-cell office:value-type="float" office:value="322434">
            <text:p>322434</text:p>
          </table:table-cell>
          <table:table-cell office:value-type="float" office:value="311978">
            <text:p>311978</text:p>
          </table:table-cell>
          <table:table-cell office:value-type="float" office:value="328505">
            <text:p>328505</text:p>
          </table:table-cell>
          <table:table-cell office:value-type="float" office:value="313725">
            <text:p>313725</text:p>
          </table:table-cell>
          <table:table-cell office:value-type="float" office:value="333586">
            <text:p>333586</text:p>
          </table:table-cell>
          <table:table-cell office:value-type="float" office:value="290385">
            <text:p>290385</text:p>
          </table:table-cell>
          <table:table-cell office:value-type="float" office:value="375640">
            <text:p>375640</text:p>
          </table:table-cell>
          <table:table-cell office:value-type="float" office:value="372267">
            <text:p>372267</text:p>
          </table:table-cell>
          <table:table-cell office:value-type="float" office:value="358433">
            <text:p>358433</text:p>
          </table:table-cell>
          <table:table-cell office:value-type="float" office:value="358504">
            <text:p>358504</text:p>
          </table:table-cell>
          <table:table-cell office:value-type="float" office:value="442125">
            <text:p>442125</text:p>
          </table:table-cell>
          <table:table-cell office:value-type="float" office:value="443690">
            <text:p>443690</text:p>
          </table:table-cell>
          <table:table-cell office:value-type="float" office:value="423895">
            <text:p>423895</text:p>
          </table:table-cell>
          <table:table-cell office:value-type="float" office:value="432491">
            <text:p>432491</text:p>
          </table:table-cell>
          <table:table-cell office:value-type="float" office:value="440706">
            <text:p>440706</text:p>
          </table:table-cell>
          <table:table-cell office:value-type="float" office:value="424669">
            <text:p>424669</text:p>
          </table:table-cell>
          <table:table-cell office:value-type="float" office:value="473405">
            <text:p>473405</text:p>
          </table:table-cell>
          <table:table-cell office:value-type="float" office:value="458245">
            <text:p>458245</text:p>
          </table:table-cell>
          <table:table-cell office:value-type="float" office:value="513772">
            <text:p>513772</text:p>
          </table:table-cell>
          <table:table-cell office:value-type="float" office:value="444148">
            <text:p>444148</text:p>
          </table:table-cell>
          <table:table-cell office:value-type="float" office:value="437011">
            <text:p>437011</text:p>
          </table:table-cell>
          <table:table-cell office:value-type="float" office:value="417568">
            <text:p>417568</text:p>
          </table:table-cell>
          <table:table-cell office:value-type="float" office:value="546086">
            <text:p>546086</text:p>
          </table:table-cell>
          <table:table-cell office:value-type="float" office:value="541547">
            <text:p>541547</text:p>
          </table:table-cell>
          <table:table-cell office:value-type="float" office:value="504937">
            <text:p>504937</text:p>
          </table:table-cell>
          <table:table-cell office:value-type="float" office:value="540000">
            <text:p>540000</text:p>
          </table:table-cell>
          <table:table-cell office:value-type="float" office:value="524719">
            <text:p>524719</text:p>
          </table:table-cell>
          <table:table-cell office:value-type="float" office:value="567117.9">
            <text:p>567117,9</text:p>
          </table:table-cell>
          <table:table-cell office:value-type="float" office:value="580209.2">
            <text:p>580209,2</text:p>
          </table:table-cell>
          <table:table-cell office:value-type="float" office:value="565524.2">
            <text:p>565524,2</text:p>
          </table:table-cell>
          <table:table-cell office:value-type="float" office:value="625487">
            <text:p>625487</text:p>
          </table:table-cell>
          <table:table-cell office:value-type="float" office:value="674202">
            <text:p>674202</text:p>
          </table:table-cell>
          <table:table-cell office:value-type="float" office:value="594406">
            <text:p>594406</text:p>
          </table:table-cell>
          <table:table-cell office:value-type="float" office:value="621839">
            <text:p>621839</text:p>
          </table:table-cell>
          <table:table-cell office:value-type="float" office:value="737271">
            <text:p>737271</text:p>
          </table:table-cell>
          <table:table-cell office:value-type="float" office:value="749832">
            <text:p>749832</text:p>
          </table:table-cell>
          <table:table-cell office:value-type="float" office:value="729983.1">
            <text:p>729983,1</text:p>
          </table:table-cell>
          <table:table-cell office:value-type="float" office:value="742899.1">
            <text:p>742899,1</text:p>
          </table:table-cell>
          <table:table-cell office:value-type="float" office:value="719927">
            <text:p>719927</text:p>
          </table:table-cell>
          <table:table-cell office:value-type="float" office:value="746664.13">
            <text:p>746664,13</text:p>
          </table:table-cell>
          <table:table-cell office:value-type="float" office:value="776247.86">
            <text:p>776247,86</text:p>
          </table:table-cell>
          <table:table-cell office:value-type="float" office:value="756597.09">
            <text:p>756597,09</text:p>
          </table:table-cell>
          <table:table-cell office:value-type="float" office:value="891584.92">
            <text:p>891584,92</text:p>
          </table:table-cell>
          <table:table-cell office:value-type="float" office:value="948890.51">
            <text:p>948890,51</text:p>
          </table:table-cell>
          <table:table-cell office:value-type="float" office:value="798229.92">
            <text:p>798229,92</text:p>
          </table:table-cell>
          <table:table-cell office:value-type="float" office:value="857341">
            <text:p>857341</text:p>
          </table:table-cell>
          <table:table-cell table:number-columns-repeated="919"/>
        </table:table-row>
        <table:table-row table:style-name="ro2">
          <table:table-cell office:value-type="string">
            <text:p>TOTORAL</text:p>
          </table:table-cell>
          <table:table-cell office:value-type="string">
            <text:p>CANALS </text:p>
          </table:table-cell>
          <table:table-cell office:value-type="string">
            <text:p>Municipio</text:p>
          </table:table-cell>
          <table:table-cell office:value-type="float" office:value="285575">
            <text:p>285575</text:p>
          </table:table-cell>
          <table:table-cell office:value-type="float" office:value="335091">
            <text:p>335091</text:p>
          </table:table-cell>
          <table:table-cell office:value-type="float" office:value="303166">
            <text:p>303166</text:p>
          </table:table-cell>
          <table:table-cell office:value-type="float" office:value="319953">
            <text:p>319953</text:p>
          </table:table-cell>
          <table:table-cell office:value-type="float" office:value="344550">
            <text:p>344550</text:p>
          </table:table-cell>
          <table:table-cell office:value-type="float" office:value="365548">
            <text:p>365548</text:p>
          </table:table-cell>
          <table:table-cell office:value-type="float" office:value="352466">
            <text:p>352466</text:p>
          </table:table-cell>
          <table:table-cell office:value-type="float" office:value="341391">
            <text:p>341391</text:p>
          </table:table-cell>
          <table:table-cell office:value-type="float" office:value="343564">
            <text:p>343564</text:p>
          </table:table-cell>
          <table:table-cell office:value-type="float" office:value="365293">
            <text:p>365293</text:p>
          </table:table-cell>
          <table:table-cell office:value-type="float" office:value="351428">
            <text:p>351428</text:p>
          </table:table-cell>
          <table:table-cell office:value-type="float" office:value="378654">
            <text:p>378654</text:p>
          </table:table-cell>
          <table:table-cell office:value-type="float" office:value="374125">
            <text:p>374125</text:p>
          </table:table-cell>
          <table:table-cell office:value-type="float" office:value="415250">
            <text:p>415250</text:p>
          </table:table-cell>
          <table:table-cell office:value-type="float" office:value="394915">
            <text:p>394915</text:p>
          </table:table-cell>
          <table:table-cell office:value-type="float" office:value="400497">
            <text:p>400497</text:p>
          </table:table-cell>
          <table:table-cell office:value-type="float" office:value="480194">
            <text:p>480194</text:p>
          </table:table-cell>
          <table:table-cell office:value-type="float" office:value="502640">
            <text:p>502640</text:p>
          </table:table-cell>
          <table:table-cell office:value-type="float" office:value="472862">
            <text:p>472862</text:p>
          </table:table-cell>
          <table:table-cell office:value-type="float" office:value="457528">
            <text:p>457528</text:p>
          </table:table-cell>
          <table:table-cell office:value-type="float" office:value="481767">
            <text:p>481767</text:p>
          </table:table-cell>
          <table:table-cell office:value-type="float" office:value="460090">
            <text:p>460090</text:p>
          </table:table-cell>
          <table:table-cell office:value-type="float" office:value="489218">
            <text:p>489218</text:p>
          </table:table-cell>
          <table:table-cell office:value-type="float" office:value="425863">
            <text:p>425863</text:p>
          </table:table-cell>
          <table:table-cell office:value-type="float" office:value="550892">
            <text:p>550892</text:p>
          </table:table-cell>
          <table:table-cell office:value-type="float" office:value="545945">
            <text:p>545945</text:p>
          </table:table-cell>
          <table:table-cell office:value-type="float" office:value="540882">
            <text:p>540882</text:p>
          </table:table-cell>
          <table:table-cell office:value-type="float" office:value="530695">
            <text:p>530695</text:p>
          </table:table-cell>
          <table:table-cell office:value-type="float" office:value="654480">
            <text:p>654480</text:p>
          </table:table-cell>
          <table:table-cell office:value-type="float" office:value="656795">
            <text:p>656795</text:p>
          </table:table-cell>
          <table:table-cell office:value-type="float" office:value="627493">
            <text:p>627493</text:p>
          </table:table-cell>
          <table:table-cell office:value-type="float" office:value="640219">
            <text:p>640219</text:p>
          </table:table-cell>
          <table:table-cell office:value-type="float" office:value="652379">
            <text:p>652379</text:p>
          </table:table-cell>
          <table:table-cell office:value-type="float" office:value="226690">
            <text:p>226690</text:p>
          </table:table-cell>
          <table:table-cell office:value-type="float" office:value="252705">
            <text:p>252705</text:p>
          </table:table-cell>
          <table:table-cell office:value-type="float" office:value="244613">
            <text:p>244613</text:p>
          </table:table-cell>
          <table:table-cell office:value-type="float" office:value="760539">
            <text:p>760539</text:p>
          </table:table-cell>
          <table:table-cell office:value-type="float" office:value="657473">
            <text:p>657473</text:p>
          </table:table-cell>
          <table:table-cell office:value-type="float" office:value="646908">
            <text:p>646908</text:p>
          </table:table-cell>
          <table:table-cell office:value-type="float" office:value="618127">
            <text:p>618127</text:p>
          </table:table-cell>
          <table:table-cell office:value-type="float" office:value="808373">
            <text:p>808373</text:p>
          </table:table-cell>
          <table:table-cell office:value-type="float" office:value="801655">
            <text:p>801655</text:p>
          </table:table-cell>
          <table:table-cell office:value-type="float" office:value="747461">
            <text:p>747461</text:p>
          </table:table-cell>
          <table:table-cell office:value-type="float" office:value="799364">
            <text:p>799364</text:p>
          </table:table-cell>
          <table:table-cell office:value-type="float" office:value="776743">
            <text:p>776743</text:p>
          </table:table-cell>
          <table:table-cell office:value-type="float" office:value="839506.6">
            <text:p>839506,6</text:p>
          </table:table-cell>
          <table:table-cell office:value-type="float" office:value="858885.8">
            <text:p>858885,8</text:p>
          </table:table-cell>
          <table:table-cell office:value-type="float" office:value="837149.5">
            <text:p>837149,5</text:p>
          </table:table-cell>
          <table:table-cell office:value-type="float" office:value="925910">
            <text:p>925910</text:p>
          </table:table-cell>
          <table:table-cell office:value-type="float" office:value="998024">
            <text:p>998024</text:p>
          </table:table-cell>
          <table:table-cell office:value-type="float" office:value="879901">
            <text:p>879901</text:p>
          </table:table-cell>
          <table:table-cell office:value-type="float" office:value="920510">
            <text:p>920510</text:p>
          </table:table-cell>
          <table:table-cell office:value-type="float" office:value="1091385">
            <text:p>1091385</text:p>
          </table:table-cell>
          <table:table-cell office:value-type="float" office:value="1109979">
            <text:p>1109979</text:p>
          </table:table-cell>
          <table:table-cell office:value-type="float" office:value="1080596.6">
            <text:p>1080596,6</text:p>
          </table:table-cell>
          <table:table-cell office:value-type="float" office:value="1099716.2">
            <text:p>1099716,2</text:p>
          </table:table-cell>
          <table:table-cell office:value-type="float" office:value="1065710.6">
            <text:p>1065710,6</text:p>
          </table:table-cell>
          <table:table-cell office:value-type="float" office:value="1105289.58">
            <text:p>1105289,58</text:p>
          </table:table-cell>
          <table:table-cell office:value-type="float" office:value="1149082.49">
            <text:p>1149082,49</text:p>
          </table:table-cell>
          <table:table-cell office:value-type="float" office:value="1119994.38">
            <text:p>1119994,38</text:p>
          </table:table-cell>
          <table:table-cell office:value-type="float" office:value="1319816.35">
            <text:p>1319816,35</text:p>
          </table:table-cell>
          <table:table-cell office:value-type="float" office:value="1404646.01">
            <text:p>1404646,01</text:p>
          </table:table-cell>
          <table:table-cell office:value-type="float" office:value="1181622.6">
            <text:p>1181622,6</text:p>
          </table:table-cell>
          <table:table-cell office:value-type="float" office:value="1269125">
            <text:p>1269125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CAÑADA DE LUQUE </text:p>
          </table:table-cell>
          <table:table-cell office:value-type="string">
            <text:p>Municipio</text:p>
          </table:table-cell>
          <table:table-cell office:value-type="float" office:value="103806">
            <text:p>103806</text:p>
          </table:table-cell>
          <table:table-cell office:value-type="float" office:value="121805">
            <text:p>121805</text:p>
          </table:table-cell>
          <table:table-cell office:value-type="float" office:value="110200">
            <text:p>110200</text:p>
          </table:table-cell>
          <table:table-cell office:value-type="float" office:value="116302">
            <text:p>116302</text:p>
          </table:table-cell>
          <table:table-cell office:value-type="float" office:value="125243">
            <text:p>125243</text:p>
          </table:table-cell>
          <table:table-cell office:value-type="float" office:value="132876">
            <text:p>132876</text:p>
          </table:table-cell>
          <table:table-cell office:value-type="float" office:value="128120">
            <text:p>128120</text:p>
          </table:table-cell>
          <table:table-cell office:value-type="float" office:value="124095">
            <text:p>124095</text:p>
          </table:table-cell>
          <table:table-cell office:value-type="float" office:value="124885">
            <text:p>124885</text:p>
          </table:table-cell>
          <table:table-cell office:value-type="float" office:value="132783">
            <text:p>132783</text:p>
          </table:table-cell>
          <table:table-cell office:value-type="float" office:value="127743">
            <text:p>127743</text:p>
          </table:table-cell>
          <table:table-cell office:value-type="float" office:value="137639">
            <text:p>137639</text:p>
          </table:table-cell>
          <table:table-cell office:value-type="float" office:value="135993">
            <text:p>135993</text:p>
          </table:table-cell>
          <table:table-cell office:value-type="float" office:value="150942">
            <text:p>150942</text:p>
          </table:table-cell>
          <table:table-cell office:value-type="float" office:value="143550">
            <text:p>143550</text:p>
          </table:table-cell>
          <table:table-cell office:value-type="float" office:value="145579">
            <text:p>145579</text:p>
          </table:table-cell>
          <table:table-cell office:value-type="float" office:value="174549">
            <text:p>174549</text:p>
          </table:table-cell>
          <table:table-cell office:value-type="float" office:value="182708">
            <text:p>182708</text:p>
          </table:table-cell>
          <table:table-cell office:value-type="float" office:value="171884">
            <text:p>171884</text:p>
          </table:table-cell>
          <table:table-cell office:value-type="float" office:value="166310">
            <text:p>166310</text:p>
          </table:table-cell>
          <table:table-cell office:value-type="float" office:value="175121">
            <text:p>175121</text:p>
          </table:table-cell>
          <table:table-cell office:value-type="float" office:value="167241">
            <text:p>167241</text:p>
          </table:table-cell>
          <table:table-cell office:value-type="float" office:value="177829">
            <text:p>177829</text:p>
          </table:table-cell>
          <table:table-cell office:value-type="float" office:value="154799">
            <text:p>154799</text:p>
          </table:table-cell>
          <table:table-cell office:value-type="float" office:value="200248">
            <text:p>200248</text:p>
          </table:table-cell>
          <table:table-cell office:value-type="float" office:value="198449">
            <text:p>198449</text:p>
          </table:table-cell>
          <table:table-cell office:value-type="float" office:value="191871">
            <text:p>191871</text:p>
          </table:table-cell>
          <table:table-cell office:value-type="float" office:value="191371">
            <text:p>191371</text:p>
          </table:table-cell>
          <table:table-cell office:value-type="float" office:value="236008">
            <text:p>236008</text:p>
          </table:table-cell>
          <table:table-cell office:value-type="float" office:value="236843">
            <text:p>236843</text:p>
          </table:table-cell>
          <table:table-cell office:value-type="float" office:value="226277">
            <text:p>226277</text:p>
          </table:table-cell>
          <table:table-cell office:value-type="float" office:value="230865">
            <text:p>230865</text:p>
          </table:table-cell>
          <table:table-cell office:value-type="float" office:value="235251">
            <text:p>235251</text:p>
          </table:table-cell>
          <table:table-cell office:value-type="float" office:value="628639">
            <text:p>628639</text:p>
          </table:table-cell>
          <table:table-cell office:value-type="float" office:value="700783">
            <text:p>700783</text:p>
          </table:table-cell>
          <table:table-cell office:value-type="float" office:value="678342">
            <text:p>678342</text:p>
          </table:table-cell>
          <table:table-cell office:value-type="float" office:value="274253">
            <text:p>274253</text:p>
          </table:table-cell>
          <table:table-cell office:value-type="float" office:value="237088">
            <text:p>237088</text:p>
          </table:table-cell>
          <table:table-cell office:value-type="float" office:value="233278">
            <text:p>233278</text:p>
          </table:table-cell>
          <table:table-cell office:value-type="float" office:value="222899">
            <text:p>222899</text:p>
          </table:table-cell>
          <table:table-cell office:value-type="float" office:value="291502">
            <text:p>291502</text:p>
          </table:table-cell>
          <table:table-cell office:value-type="float" office:value="289080">
            <text:p>289080</text:p>
          </table:table-cell>
          <table:table-cell office:value-type="float" office:value="269537">
            <text:p>269537</text:p>
          </table:table-cell>
          <table:table-cell office:value-type="float" office:value="288254">
            <text:p>288254</text:p>
          </table:table-cell>
          <table:table-cell office:value-type="float" office:value="280097">
            <text:p>280097</text:p>
          </table:table-cell>
          <table:table-cell office:value-type="float" office:value="302729.6">
            <text:p>302729,6</text:p>
          </table:table-cell>
          <table:table-cell office:value-type="float" office:value="309717.8">
            <text:p>309717,8</text:p>
          </table:table-cell>
          <table:table-cell office:value-type="float" office:value="301878.8">
            <text:p>301878,8</text:p>
          </table:table-cell>
          <table:table-cell office:value-type="float" office:value="333887">
            <text:p>333887</text:p>
          </table:table-cell>
          <table:table-cell office:value-type="float" office:value="359892">
            <text:p>359892</text:p>
          </table:table-cell>
          <table:table-cell office:value-type="float" office:value="317296">
            <text:p>317296</text:p>
          </table:table-cell>
          <table:table-cell office:value-type="float" office:value="331940">
            <text:p>331940</text:p>
          </table:table-cell>
          <table:table-cell office:value-type="float" office:value="393558">
            <text:p>393558</text:p>
          </table:table-cell>
          <table:table-cell office:value-type="float" office:value="400263">
            <text:p>400263</text:p>
          </table:table-cell>
          <table:table-cell office:value-type="float" office:value="389667.6">
            <text:p>389667,6</text:p>
          </table:table-cell>
          <table:table-cell office:value-type="float" office:value="396562.2">
            <text:p>396562,2</text:p>
          </table:table-cell>
          <table:table-cell office:value-type="float" office:value="384299.6">
            <text:p>384299,6</text:p>
          </table:table-cell>
          <table:table-cell office:value-type="float" office:value="398571.98">
            <text:p>398571,98</text:p>
          </table:table-cell>
          <table:table-cell office:value-type="float" office:value="414363.88">
            <text:p>414363,88</text:p>
          </table:table-cell>
          <table:table-cell office:value-type="float" office:value="403874.23">
            <text:p>403874,23</text:p>
          </table:table-cell>
          <table:table-cell office:value-type="float" office:value="475931.22">
            <text:p>475931,22</text:p>
          </table:table-cell>
          <table:table-cell office:value-type="float" office:value="506521.14">
            <text:p>506521,14</text:p>
          </table:table-cell>
          <table:table-cell office:value-type="float" office:value="426097.98">
            <text:p>426097,98</text:p>
          </table:table-cell>
          <table:table-cell office:value-type="float" office:value="457651">
            <text:p>457651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AP. GRAL. B. O'HIGGINS </text:p>
          </table:table-cell>
          <table:table-cell office:value-type="string">
            <text:p>Municipio</text:p>
          </table:table-cell>
          <table:table-cell office:value-type="float" office:value="83445">
            <text:p>83445</text:p>
          </table:table-cell>
          <table:table-cell office:value-type="float" office:value="97913">
            <text:p>97913</text:p>
          </table:table-cell>
          <table:table-cell office:value-type="float" office:value="88585">
            <text:p>88585</text:p>
          </table:table-cell>
          <table:table-cell office:value-type="float" office:value="93490">
            <text:p>93490</text:p>
          </table:table-cell>
          <table:table-cell office:value-type="float" office:value="100677">
            <text:p>100677</text:p>
          </table:table-cell>
          <table:table-cell office:value-type="float" office:value="106813">
            <text:p>106813</text:p>
          </table:table-cell>
          <table:table-cell office:value-type="float" office:value="102990">
            <text:p>102990</text:p>
          </table:table-cell>
          <table:table-cell office:value-type="float" office:value="99754">
            <text:p>99754</text:p>
          </table:table-cell>
          <table:table-cell office:value-type="float" office:value="100389">
            <text:p>100389</text:p>
          </table:table-cell>
          <table:table-cell office:value-type="float" office:value="106738">
            <text:p>106738</text:p>
          </table:table-cell>
          <table:table-cell office:value-type="float" office:value="102687">
            <text:p>102687</text:p>
          </table:table-cell>
          <table:table-cell office:value-type="float" office:value="110642">
            <text:p>110642</text:p>
          </table:table-cell>
          <table:table-cell office:value-type="float" office:value="109319">
            <text:p>109319</text:p>
          </table:table-cell>
          <table:table-cell office:value-type="float" office:value="121336">
            <text:p>121336</text:p>
          </table:table-cell>
          <table:table-cell office:value-type="float" office:value="115394">
            <text:p>115394</text:p>
          </table:table-cell>
          <table:table-cell office:value-type="float" office:value="117025">
            <text:p>117025</text:p>
          </table:table-cell>
          <table:table-cell office:value-type="float" office:value="140312">
            <text:p>140312</text:p>
          </table:table-cell>
          <table:table-cell office:value-type="float" office:value="146871">
            <text:p>146871</text:p>
          </table:table-cell>
          <table:table-cell office:value-type="float" office:value="138170">
            <text:p>138170</text:p>
          </table:table-cell>
          <table:table-cell office:value-type="float" office:value="133689">
            <text:p>133689</text:p>
          </table:table-cell>
          <table:table-cell office:value-type="float" office:value="140772">
            <text:p>140772</text:p>
          </table:table-cell>
          <table:table-cell office:value-type="float" office:value="134438">
            <text:p>134438</text:p>
          </table:table-cell>
          <table:table-cell office:value-type="float" office:value="142949">
            <text:p>142949</text:p>
          </table:table-cell>
          <table:table-cell office:value-type="float" office:value="124436">
            <text:p>124436</text:p>
          </table:table-cell>
          <table:table-cell office:value-type="float" office:value="160970">
            <text:p>160970</text:p>
          </table:table-cell>
          <table:table-cell office:value-type="float" office:value="159525">
            <text:p>159525</text:p>
          </table:table-cell>
          <table:table-cell office:value-type="float" office:value="154393">
            <text:p>154393</text:p>
          </table:table-cell>
          <table:table-cell office:value-type="float" office:value="153885">
            <text:p>153885</text:p>
          </table:table-cell>
          <table:table-cell office:value-type="float" office:value="189779">
            <text:p>189779</text:p>
          </table:table-cell>
          <table:table-cell office:value-type="float" office:value="190450">
            <text:p>190450</text:p>
          </table:table-cell>
          <table:table-cell office:value-type="float" office:value="181954">
            <text:p>181954</text:p>
          </table:table-cell>
          <table:table-cell office:value-type="float" office:value="185644">
            <text:p>185644</text:p>
          </table:table-cell>
          <table:table-cell office:value-type="float" office:value="189170">
            <text:p>189170</text:p>
          </table:table-cell>
          <table:table-cell office:value-type="float" office:value="182286">
            <text:p>182286</text:p>
          </table:table-cell>
          <table:table-cell office:value-type="float" office:value="203205">
            <text:p>203205</text:p>
          </table:table-cell>
          <table:table-cell office:value-type="float" office:value="196698">
            <text:p>196698</text:p>
          </table:table-cell>
          <table:table-cell office:value-type="float" office:value="220533">
            <text:p>220533</text:p>
          </table:table-cell>
          <table:table-cell office:value-type="float" office:value="190647">
            <text:p>190647</text:p>
          </table:table-cell>
          <table:table-cell office:value-type="float" office:value="187584">
            <text:p>187584</text:p>
          </table:table-cell>
          <table:table-cell office:value-type="float" office:value="179238">
            <text:p>179238</text:p>
          </table:table-cell>
          <table:table-cell office:value-type="float" office:value="234403">
            <text:p>234403</text:p>
          </table:table-cell>
          <table:table-cell office:value-type="float" office:value="232455">
            <text:p>232455</text:p>
          </table:table-cell>
          <table:table-cell office:value-type="float" office:value="216741">
            <text:p>216741</text:p>
          </table:table-cell>
          <table:table-cell office:value-type="float" office:value="231791">
            <text:p>231791</text:p>
          </table:table-cell>
          <table:table-cell office:value-type="float" office:value="225232">
            <text:p>225232</text:p>
          </table:table-cell>
          <table:table-cell office:value-type="float" office:value="243431.1">
            <text:p>243431,1</text:p>
          </table:table-cell>
          <table:table-cell office:value-type="float" office:value="249050.5">
            <text:p>249050,5</text:p>
          </table:table-cell>
          <table:table-cell office:value-type="float" office:value="242747">
            <text:p>242747</text:p>
          </table:table-cell>
          <table:table-cell office:value-type="float" office:value="268485">
            <text:p>268485</text:p>
          </table:table-cell>
          <table:table-cell office:value-type="float" office:value="289396">
            <text:p>289396</text:p>
          </table:table-cell>
          <table:table-cell office:value-type="float" office:value="255144">
            <text:p>255144</text:p>
          </table:table-cell>
          <table:table-cell office:value-type="float" office:value="266920">
            <text:p>266920</text:p>
          </table:table-cell>
          <table:table-cell office:value-type="float" office:value="316468">
            <text:p>316468</text:p>
          </table:table-cell>
          <table:table-cell office:value-type="float" office:value="321860">
            <text:p>321860</text:p>
          </table:table-cell>
          <table:table-cell office:value-type="float" office:value="313339.8">
            <text:p>313339,8</text:p>
          </table:table-cell>
          <table:table-cell office:value-type="float" office:value="318883.9">
            <text:p>318883,9</text:p>
          </table:table-cell>
          <table:table-cell office:value-type="float" office:value="309023.3">
            <text:p>309023,3</text:p>
          </table:table-cell>
          <table:table-cell office:value-type="float" office:value="320500.01">
            <text:p>320500,01</text:p>
          </table:table-cell>
          <table:table-cell office:value-type="float" office:value="333198.6">
            <text:p>333198,6</text:p>
          </table:table-cell>
          <table:table-cell office:value-type="float" office:value="324763.66">
            <text:p>324763,66</text:p>
          </table:table-cell>
          <table:table-cell office:value-type="float" office:value="382706.17">
            <text:p>382706,17</text:p>
          </table:table-cell>
          <table:table-cell office:value-type="float" office:value="407304.17">
            <text:p>407304,17</text:p>
          </table:table-cell>
          <table:table-cell office:value-type="float" office:value="342634.23">
            <text:p>342634,23</text:p>
          </table:table-cell>
          <table:table-cell office:value-type="float" office:value="368007">
            <text:p>368007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APILLA DEL CARMEN </text:p>
          </table:table-cell>
          <table:table-cell office:value-type="string">
            <text:p>Municipio</text:p>
          </table:table-cell>
          <table:table-cell office:value-type="float" office:value="81086">
            <text:p>81086</text:p>
          </table:table-cell>
          <table:table-cell office:value-type="float" office:value="95146">
            <text:p>95146</text:p>
          </table:table-cell>
          <table:table-cell office:value-type="float" office:value="86081">
            <text:p>86081</text:p>
          </table:table-cell>
          <table:table-cell office:value-type="float" office:value="90848">
            <text:p>90848</text:p>
          </table:table-cell>
          <table:table-cell office:value-type="float" office:value="97832">
            <text:p>97832</text:p>
          </table:table-cell>
          <table:table-cell office:value-type="float" office:value="103794">
            <text:p>103794</text:p>
          </table:table-cell>
          <table:table-cell office:value-type="float" office:value="100079">
            <text:p>100079</text:p>
          </table:table-cell>
          <table:table-cell office:value-type="float" office:value="96935">
            <text:p>96935</text:p>
          </table:table-cell>
          <table:table-cell office:value-type="float" office:value="97552">
            <text:p>97552</text:p>
          </table:table-cell>
          <table:table-cell office:value-type="float" office:value="103721">
            <text:p>103721</text:p>
          </table:table-cell>
          <table:table-cell office:value-type="float" office:value="99785">
            <text:p>99785</text:p>
          </table:table-cell>
          <table:table-cell office:value-type="float" office:value="107515">
            <text:p>107515</text:p>
          </table:table-cell>
          <table:table-cell office:value-type="float" office:value="106229">
            <text:p>106229</text:p>
          </table:table-cell>
          <table:table-cell office:value-type="float" office:value="117906">
            <text:p>117906</text:p>
          </table:table-cell>
          <table:table-cell office:value-type="float" office:value="112132">
            <text:p>112132</text:p>
          </table:table-cell>
          <table:table-cell office:value-type="float" office:value="113717">
            <text:p>113717</text:p>
          </table:table-cell>
          <table:table-cell office:value-type="float" office:value="136347">
            <text:p>136347</text:p>
          </table:table-cell>
          <table:table-cell office:value-type="float" office:value="142720">
            <text:p>142720</text:p>
          </table:table-cell>
          <table:table-cell office:value-type="float" office:value="134265">
            <text:p>134265</text:p>
          </table:table-cell>
          <table:table-cell office:value-type="float" office:value="129911">
            <text:p>129911</text:p>
          </table:table-cell>
          <table:table-cell office:value-type="float" office:value="136793">
            <text:p>136793</text:p>
          </table:table-cell>
          <table:table-cell office:value-type="float" office:value="130638">
            <text:p>130638</text:p>
          </table:table-cell>
          <table:table-cell office:value-type="float" office:value="138909">
            <text:p>138909</text:p>
          </table:table-cell>
          <table:table-cell office:value-type="float" office:value="120919">
            <text:p>120919</text:p>
          </table:table-cell>
          <table:table-cell office:value-type="float" office:value="156421">
            <text:p>156421</text:p>
          </table:table-cell>
          <table:table-cell office:value-type="float" office:value="155016">
            <text:p>155016</text:p>
          </table:table-cell>
          <table:table-cell office:value-type="float" office:value="151197">
            <text:p>151197</text:p>
          </table:table-cell>
          <table:table-cell office:value-type="float" office:value="149914">
            <text:p>149914</text:p>
          </table:table-cell>
          <table:table-cell office:value-type="float" office:value="184882">
            <text:p>184882</text:p>
          </table:table-cell>
          <table:table-cell office:value-type="float" office:value="185536">
            <text:p>185536</text:p>
          </table:table-cell>
          <table:table-cell office:value-type="float" office:value="177258">
            <text:p>177258</text:p>
          </table:table-cell>
          <table:table-cell office:value-type="float" office:value="180853">
            <text:p>180853</text:p>
          </table:table-cell>
          <table:table-cell office:value-type="float" office:value="184288">
            <text:p>184288</text:p>
          </table:table-cell>
          <table:table-cell office:value-type="float" office:value="177582">
            <text:p>177582</text:p>
          </table:table-cell>
          <table:table-cell office:value-type="float" office:value="197962">
            <text:p>197962</text:p>
          </table:table-cell>
          <table:table-cell office:value-type="float" office:value="191622">
            <text:p>191622</text:p>
          </table:table-cell>
          <table:table-cell office:value-type="float" office:value="214842">
            <text:p>214842</text:p>
          </table:table-cell>
          <table:table-cell office:value-type="float" office:value="185727">
            <text:p>185727</text:p>
          </table:table-cell>
          <table:table-cell office:value-type="float" office:value="182743">
            <text:p>182743</text:p>
          </table:table-cell>
          <table:table-cell office:value-type="float" office:value="174612">
            <text:p>174612</text:p>
          </table:table-cell>
          <table:table-cell office:value-type="float" office:value="228354">
            <text:p>228354</text:p>
          </table:table-cell>
          <table:table-cell office:value-type="float" office:value="226456">
            <text:p>226456</text:p>
          </table:table-cell>
          <table:table-cell office:value-type="float" office:value="211147">
            <text:p>211147</text:p>
          </table:table-cell>
          <table:table-cell office:value-type="float" office:value="225810">
            <text:p>225810</text:p>
          </table:table-cell>
          <table:table-cell office:value-type="float" office:value="219419">
            <text:p>219419</text:p>
          </table:table-cell>
          <table:table-cell office:value-type="float" office:value="237149.2">
            <text:p>237149,2</text:p>
          </table:table-cell>
          <table:table-cell office:value-type="float" office:value="242623.5">
            <text:p>242623,5</text:p>
          </table:table-cell>
          <table:table-cell office:value-type="float" office:value="236484.8">
            <text:p>236484,8</text:p>
          </table:table-cell>
          <table:table-cell office:value-type="float" office:value="261557">
            <text:p>261557</text:p>
          </table:table-cell>
          <table:table-cell office:value-type="float" office:value="281928">
            <text:p>281928</text:p>
          </table:table-cell>
          <table:table-cell office:value-type="float" office:value="248560">
            <text:p>248560</text:p>
          </table:table-cell>
          <table:table-cell office:value-type="float" office:value="260031">
            <text:p>260031</text:p>
          </table:table-cell>
          <table:table-cell office:value-type="float" office:value="308301">
            <text:p>308301</text:p>
          </table:table-cell>
          <table:table-cell office:value-type="float" office:value="313554">
            <text:p>313554</text:p>
          </table:table-cell>
          <table:table-cell office:value-type="float" office:value="305253.8">
            <text:p>305253,8</text:p>
          </table:table-cell>
          <table:table-cell office:value-type="float" office:value="310654.9">
            <text:p>310654,9</text:p>
          </table:table-cell>
          <table:table-cell office:value-type="float" office:value="301048.7">
            <text:p>301048,7</text:p>
          </table:table-cell>
          <table:table-cell office:value-type="float" office:value="312229.26">
            <text:p>312229,26</text:p>
          </table:table-cell>
          <table:table-cell office:value-type="float" office:value="324600.16">
            <text:p>324600,16</text:p>
          </table:table-cell>
          <table:table-cell office:value-type="float" office:value="316382.88">
            <text:p>316382,88</text:p>
          </table:table-cell>
          <table:table-cell office:value-type="float" office:value="372830.15">
            <text:p>372830,15</text:p>
          </table:table-cell>
          <table:table-cell office:value-type="float" office:value="396793.38">
            <text:p>396793,38</text:p>
          </table:table-cell>
          <table:table-cell office:value-type="float" office:value="333792.3">
            <text:p>333792,3</text:p>
          </table:table-cell>
          <table:table-cell office:value-type="float" office:value="358510">
            <text:p>358510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APILLA DEL MONTE </text:p>
          </table:table-cell>
          <table:table-cell office:value-type="string">
            <text:p>Municipio</text:p>
          </table:table-cell>
          <table:table-cell office:value-type="float" office:value="306953">
            <text:p>306953</text:p>
          </table:table-cell>
          <table:table-cell office:value-type="float" office:value="360176">
            <text:p>360176</text:p>
          </table:table-cell>
          <table:table-cell office:value-type="float" office:value="325860">
            <text:p>325860</text:p>
          </table:table-cell>
          <table:table-cell office:value-type="float" office:value="343904">
            <text:p>343904</text:p>
          </table:table-cell>
          <table:table-cell office:value-type="float" office:value="370343">
            <text:p>370343</text:p>
          </table:table-cell>
          <table:table-cell office:value-type="float" office:value="392913">
            <text:p>392913</text:p>
          </table:table-cell>
          <table:table-cell office:value-type="float" office:value="378851">
            <text:p>378851</text:p>
          </table:table-cell>
          <table:table-cell office:value-type="float" office:value="366947">
            <text:p>366947</text:p>
          </table:table-cell>
          <table:table-cell office:value-type="float" office:value="369283">
            <text:p>369283</text:p>
          </table:table-cell>
          <table:table-cell office:value-type="float" office:value="392639">
            <text:p>392639</text:p>
          </table:table-cell>
          <table:table-cell office:value-type="float" office:value="377735">
            <text:p>377735</text:p>
          </table:table-cell>
          <table:table-cell office:value-type="float" office:value="407000">
            <text:p>407000</text:p>
          </table:table-cell>
          <table:table-cell office:value-type="float" office:value="402131">
            <text:p>402131</text:p>
          </table:table-cell>
          <table:table-cell office:value-type="float" office:value="446335">
            <text:p>446335</text:p>
          </table:table-cell>
          <table:table-cell office:value-type="float" office:value="424478">
            <text:p>424478</text:p>
          </table:table-cell>
          <table:table-cell office:value-type="float" office:value="430478">
            <text:p>430478</text:p>
          </table:table-cell>
          <table:table-cell office:value-type="float" office:value="516141">
            <text:p>516141</text:p>
          </table:table-cell>
          <table:table-cell office:value-type="float" office:value="540268">
            <text:p>540268</text:p>
          </table:table-cell>
          <table:table-cell office:value-type="float" office:value="508260">
            <text:p>508260</text:p>
          </table:table-cell>
          <table:table-cell office:value-type="float" office:value="491778">
            <text:p>491778</text:p>
          </table:table-cell>
          <table:table-cell office:value-type="float" office:value="517831">
            <text:p>517831</text:p>
          </table:table-cell>
          <table:table-cell office:value-type="float" office:value="494532">
            <text:p>494532</text:p>
          </table:table-cell>
          <table:table-cell office:value-type="float" office:value="525840">
            <text:p>525840</text:p>
          </table:table-cell>
          <table:table-cell office:value-type="float" office:value="457742">
            <text:p>457742</text:p>
          </table:table-cell>
          <table:table-cell office:value-type="float" office:value="592131">
            <text:p>592131</text:p>
          </table:table-cell>
          <table:table-cell office:value-type="float" office:value="586814">
            <text:p>586814</text:p>
          </table:table-cell>
          <table:table-cell office:value-type="float" office:value="574158">
            <text:p>574158</text:p>
          </table:table-cell>
          <table:table-cell table:formula="of:=344568+223516" office:value-type="float" office:value="568084">
            <text:p>568084</text:p>
          </table:table-cell>
          <table:table-cell office:value-type="float" office:value="700590">
            <text:p>700590</text:p>
          </table:table-cell>
          <table:table-cell office:value-type="float" office:value="703071">
            <text:p>703071</text:p>
          </table:table-cell>
          <table:table-cell office:value-type="float" office:value="671702">
            <text:p>671702</text:p>
          </table:table-cell>
          <table:table-cell office:value-type="float" office:value="685324">
            <text:p>685324</text:p>
          </table:table-cell>
          <table:table-cell office:value-type="float" office:value="698342">
            <text:p>698342</text:p>
          </table:table-cell>
          <table:table-cell office:value-type="float" office:value="672929">
            <text:p>672929</text:p>
          </table:table-cell>
          <table:table-cell office:value-type="float" office:value="750156">
            <text:p>750156</text:p>
          </table:table-cell>
          <table:table-cell office:value-type="float" office:value="726135">
            <text:p>726135</text:p>
          </table:table-cell>
          <table:table-cell office:value-type="float" office:value="814122">
            <text:p>814122</text:p>
          </table:table-cell>
          <table:table-cell office:value-type="float" office:value="703796">
            <text:p>703796</text:p>
          </table:table-cell>
          <table:table-cell office:value-type="float" office:value="692485">
            <text:p>692485</text:p>
          </table:table-cell>
          <table:table-cell office:value-type="float" office:value="661676">
            <text:p>661676</text:p>
          </table:table-cell>
          <table:table-cell office:value-type="float" office:value="865325">
            <text:p>865325</text:p>
          </table:table-cell>
          <table:table-cell office:value-type="float" office:value="858135">
            <text:p>858135</text:p>
          </table:table-cell>
          <table:table-cell office:value-type="float" office:value="800122">
            <text:p>800122</text:p>
          </table:table-cell>
          <table:table-cell office:value-type="float" office:value="855684">
            <text:p>855684</text:p>
          </table:table-cell>
          <table:table-cell office:value-type="float" office:value="831468">
            <text:p>831468</text:p>
          </table:table-cell>
          <table:table-cell office:value-type="float" office:value="898653.1">
            <text:p>898653,1</text:p>
          </table:table-cell>
          <table:table-cell office:value-type="float" office:value="919397.6">
            <text:p>919397,6</text:p>
          </table:table-cell>
          <table:table-cell office:value-type="float" office:value="896129.8">
            <text:p>896129,8</text:p>
          </table:table-cell>
          <table:table-cell office:value-type="float" office:value="991144">
            <text:p>991144</text:p>
          </table:table-cell>
          <table:table-cell office:value-type="float" office:value="1068340">
            <text:p>1068340</text:p>
          </table:table-cell>
          <table:table-cell office:value-type="float" office:value="941895">
            <text:p>941895</text:p>
          </table:table-cell>
          <table:table-cell office:value-type="float" office:value="985363">
            <text:p>985363</text:p>
          </table:table-cell>
          <table:table-cell office:value-type="float" office:value="1168277">
            <text:p>1168277</text:p>
          </table:table-cell>
          <table:table-cell office:value-type="float" office:value="1188183">
            <text:p>1188183</text:p>
          </table:table-cell>
          <table:table-cell office:value-type="float" office:value="1156728.8">
            <text:p>1156728,8</text:p>
          </table:table-cell>
          <table:table-cell office:value-type="float" office:value="1177195.4">
            <text:p>1177195,4</text:p>
          </table:table-cell>
          <table:table-cell office:value-type="float" office:value="1140794">
            <text:p>1140794</text:p>
          </table:table-cell>
          <table:table-cell office:value-type="float" office:value="1183161.51">
            <text:p>1183161,51</text:p>
          </table:table-cell>
          <table:table-cell office:value-type="float" office:value="1230040.8">
            <text:p>1230040,8</text:p>
          </table:table-cell>
          <table:table-cell office:value-type="float" office:value="1198902.26">
            <text:p>1198902,26</text:p>
          </table:table-cell>
          <table:table-cell office:value-type="float" office:value="1412802.52">
            <text:p>1412802,52</text:p>
          </table:table-cell>
          <table:table-cell office:value-type="float" office:value="1503609.77">
            <text:p>1503609,77</text:p>
          </table:table-cell>
          <table:table-cell office:value-type="float" office:value="1264873.49">
            <text:p>1264873,49</text:p>
          </table:table-cell>
          <table:table-cell office:value-type="float" office:value="1358541">
            <text:p>1358541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CARNERILLO </text:p>
          </table:table-cell>
          <table:table-cell office:value-type="string">
            <text:p>Municipio</text:p>
          </table:table-cell>
          <table:table-cell office:value-type="float" office:value="120503">
            <text:p>120503</text:p>
          </table:table-cell>
          <table:table-cell office:value-type="float" office:value="141398">
            <text:p>141398</text:p>
          </table:table-cell>
          <table:table-cell office:value-type="float" office:value="127926">
            <text:p>127926</text:p>
          </table:table-cell>
          <table:table-cell office:value-type="float" office:value="135010">
            <text:p>135010</text:p>
          </table:table-cell>
          <table:table-cell office:value-type="float" office:value="145389">
            <text:p>145389</text:p>
          </table:table-cell>
          <table:table-cell office:value-type="float" office:value="154250">
            <text:p>154250</text:p>
          </table:table-cell>
          <table:table-cell office:value-type="float" office:value="148729">
            <text:p>148729</text:p>
          </table:table-cell>
          <table:table-cell office:value-type="float" office:value="144056">
            <text:p>144056</text:p>
          </table:table-cell>
          <table:table-cell office:value-type="float" office:value="144973">
            <text:p>144973</text:p>
          </table:table-cell>
          <table:table-cell office:value-type="float" office:value="154142">
            <text:p>154142</text:p>
          </table:table-cell>
          <table:table-cell office:value-type="float" office:value="148291">
            <text:p>148291</text:p>
          </table:table-cell>
          <table:table-cell office:value-type="float" office:value="159780">
            <text:p>159780</text:p>
          </table:table-cell>
          <table:table-cell office:value-type="float" office:value="157869">
            <text:p>157869</text:p>
          </table:table-cell>
          <table:table-cell office:value-type="float" office:value="175222">
            <text:p>175222</text:p>
          </table:table-cell>
          <table:table-cell office:value-type="float" office:value="166642">
            <text:p>166642</text:p>
          </table:table-cell>
          <table:table-cell office:value-type="float" office:value="168997">
            <text:p>168997</text:p>
          </table:table-cell>
          <table:table-cell office:value-type="float" office:value="202627">
            <text:p>202627</text:p>
          </table:table-cell>
          <table:table-cell office:value-type="float" office:value="212098">
            <text:p>212098</text:p>
          </table:table-cell>
          <table:table-cell office:value-type="float" office:value="199533">
            <text:p>199533</text:p>
          </table:table-cell>
          <table:table-cell office:value-type="float" office:value="193062">
            <text:p>193062</text:p>
          </table:table-cell>
          <table:table-cell office:value-type="float" office:value="203290">
            <text:p>203290</text:p>
          </table:table-cell>
          <table:table-cell office:value-type="float" office:value="194143">
            <text:p>194143</text:p>
          </table:table-cell>
          <table:table-cell office:value-type="float" office:value="206434">
            <text:p>206434</text:p>
          </table:table-cell>
          <table:table-cell office:value-type="float" office:value="179700">
            <text:p>179700</text:p>
          </table:table-cell>
          <table:table-cell office:value-type="float" office:value="232459">
            <text:p>232459</text:p>
          </table:table-cell>
          <table:table-cell office:value-type="float" office:value="230371">
            <text:p>230371</text:p>
          </table:table-cell>
          <table:table-cell office:value-type="float" office:value="225797">
            <text:p>225797</text:p>
          </table:table-cell>
          <table:table-cell office:value-type="float" office:value="223146">
            <text:p>223146</text:p>
          </table:table-cell>
          <table:table-cell office:value-type="float" office:value="275195">
            <text:p>275195</text:p>
          </table:table-cell>
          <table:table-cell office:value-type="float" office:value="276169">
            <text:p>276169</text:p>
          </table:table-cell>
          <table:table-cell office:value-type="float" office:value="263848">
            <text:p>263848</text:p>
          </table:table-cell>
          <table:table-cell office:value-type="float" office:value="269199">
            <text:p>269199</text:p>
          </table:table-cell>
          <table:table-cell office:value-type="float" office:value="274312">
            <text:p>274312</text:p>
          </table:table-cell>
          <table:table-cell office:value-type="float" office:value="264330">
            <text:p>264330</text:p>
          </table:table-cell>
          <table:table-cell office:value-type="float" office:value="294665">
            <text:p>294665</text:p>
          </table:table-cell>
          <table:table-cell office:value-type="float" office:value="285229">
            <text:p>285229</text:p>
          </table:table-cell>
          <table:table-cell office:value-type="float" office:value="319791">
            <text:p>319791</text:p>
          </table:table-cell>
          <table:table-cell office:value-type="float" office:value="276454">
            <text:p>276454</text:p>
          </table:table-cell>
          <table:table-cell office:value-type="float" office:value="272012">
            <text:p>272012</text:p>
          </table:table-cell>
          <table:table-cell office:value-type="float" office:value="259910">
            <text:p>259910</text:p>
          </table:table-cell>
          <table:table-cell office:value-type="float" office:value="339904">
            <text:p>339904</text:p>
          </table:table-cell>
          <table:table-cell office:value-type="float" office:value="337079">
            <text:p>337079</text:p>
          </table:table-cell>
          <table:table-cell office:value-type="float" office:value="314292">
            <text:p>314292</text:p>
          </table:table-cell>
          <table:table-cell office:value-type="float" office:value="336116">
            <text:p>336116</text:p>
          </table:table-cell>
          <table:table-cell office:value-type="float" office:value="326605">
            <text:p>326605</text:p>
          </table:table-cell>
          <table:table-cell office:value-type="float" office:value="352995.4">
            <text:p>352995,4</text:p>
          </table:table-cell>
          <table:table-cell office:value-type="float" office:value="361144">
            <text:p>361144</text:p>
          </table:table-cell>
          <table:table-cell office:value-type="float" office:value="352003.5">
            <text:p>352003,5</text:p>
          </table:table-cell>
          <table:table-cell office:value-type="float" office:value="389326">
            <text:p>389326</text:p>
          </table:table-cell>
          <table:table-cell office:value-type="float" office:value="419649">
            <text:p>419649</text:p>
          </table:table-cell>
          <table:table-cell office:value-type="float" office:value="369981">
            <text:p>369981</text:p>
          </table:table-cell>
          <table:table-cell office:value-type="float" office:value="387056">
            <text:p>387056</text:p>
          </table:table-cell>
          <table:table-cell office:value-type="float" office:value="458905">
            <text:p>458905</text:p>
          </table:table-cell>
          <table:table-cell office:value-type="float" office:value="466724">
            <text:p>466724</text:p>
          </table:table-cell>
          <table:table-cell office:value-type="float" office:value="454368.8">
            <text:p>454368,8</text:p>
          </table:table-cell>
          <table:table-cell office:value-type="float" office:value="462408.2">
            <text:p>462408,2</text:p>
          </table:table-cell>
          <table:table-cell office:value-type="float" office:value="448109.6">
            <text:p>448109,6</text:p>
          </table:table-cell>
          <table:table-cell office:value-type="float" office:value="464751.74">
            <text:p>464751,74</text:p>
          </table:table-cell>
          <table:table-cell office:value-type="float" office:value="483165.76">
            <text:p>483165,76</text:p>
          </table:table-cell>
          <table:table-cell office:value-type="float" office:value="470934.39">
            <text:p>470934,39</text:p>
          </table:table-cell>
          <table:table-cell office:value-type="float" office:value="554955.87">
            <text:p>554955,87</text:p>
          </table:table-cell>
          <table:table-cell office:value-type="float" office:value="590625.02">
            <text:p>590625,02</text:p>
          </table:table-cell>
          <table:table-cell office:value-type="float" office:value="496848.22">
            <text:p>496848,22</text:p>
          </table:table-cell>
          <table:table-cell office:value-type="float" office:value="533641">
            <text:p>533641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ARRILOBO </text:p>
          </table:table-cell>
          <table:table-cell office:value-type="string">
            <text:p>Municipio</text:p>
          </table:table-cell>
          <table:table-cell office:value-type="float" office:value="114230">
            <text:p>114230</text:p>
          </table:table-cell>
          <table:table-cell office:value-type="float" office:value="134036">
            <text:p>134036</text:p>
          </table:table-cell>
          <table:table-cell office:value-type="float" office:value="121266">
            <text:p>121266</text:p>
          </table:table-cell>
          <table:table-cell office:value-type="float" office:value="127981">
            <text:p>127981</text:p>
          </table:table-cell>
          <table:table-cell office:value-type="float" office:value="137820">
            <text:p>137820</text:p>
          </table:table-cell>
          <table:table-cell office:value-type="float" office:value="146219">
            <text:p>146219</text:p>
          </table:table-cell>
          <table:table-cell office:value-type="float" office:value="140986">
            <text:p>140986</text:p>
          </table:table-cell>
          <table:table-cell office:value-type="float" office:value="136556">
            <text:p>136556</text:p>
          </table:table-cell>
          <table:table-cell office:value-type="float" office:value="137426">
            <text:p>137426</text:p>
          </table:table-cell>
          <table:table-cell office:value-type="float" office:value="146117">
            <text:p>146117</text:p>
          </table:table-cell>
          <table:table-cell office:value-type="float" office:value="140571">
            <text:p>140571</text:p>
          </table:table-cell>
          <table:table-cell office:value-type="float" office:value="151461">
            <text:p>151461</text:p>
          </table:table-cell>
          <table:table-cell office:value-type="float" office:value="149650">
            <text:p>149650</text:p>
          </table:table-cell>
          <table:table-cell office:value-type="float" office:value="166100">
            <text:p>166100</text:p>
          </table:table-cell>
          <table:table-cell office:value-type="float" office:value="157966">
            <text:p>157966</text:p>
          </table:table-cell>
          <table:table-cell office:value-type="float" office:value="160199">
            <text:p>160199</text:p>
          </table:table-cell>
          <table:table-cell office:value-type="float" office:value="192078">
            <text:p>192078</text:p>
          </table:table-cell>
          <table:table-cell office:value-type="float" office:value="201056">
            <text:p>201056</text:p>
          </table:table-cell>
          <table:table-cell office:value-type="float" office:value="189145">
            <text:p>189145</text:p>
          </table:table-cell>
          <table:table-cell office:value-type="float" office:value="183011">
            <text:p>183011</text:p>
          </table:table-cell>
          <table:table-cell office:value-type="float" office:value="192707">
            <text:p>192707</text:p>
          </table:table-cell>
          <table:table-cell office:value-type="float" office:value="184036">
            <text:p>184036</text:p>
          </table:table-cell>
          <table:table-cell office:value-type="float" office:value="195687">
            <text:p>195687</text:p>
          </table:table-cell>
          <table:table-cell office:value-type="float" office:value="170345">
            <text:p>170345</text:p>
          </table:table-cell>
          <table:table-cell office:value-type="float" office:value="220357">
            <text:p>220357</text:p>
          </table:table-cell>
          <table:table-cell office:value-type="float" office:value="218378">
            <text:p>218378</text:p>
          </table:table-cell>
          <table:table-cell office:value-type="float" office:value="211922">
            <text:p>211922</text:p>
          </table:table-cell>
          <table:table-cell office:value-type="float" office:value="210842">
            <text:p>210842</text:p>
          </table:table-cell>
          <table:table-cell office:value-type="float" office:value="260021">
            <text:p>260021</text:p>
          </table:table-cell>
          <table:table-cell office:value-type="float" office:value="260941">
            <text:p>260941</text:p>
          </table:table-cell>
          <table:table-cell office:value-type="float" office:value="249300">
            <text:p>249300</text:p>
          </table:table-cell>
          <table:table-cell office:value-type="float" office:value="254355">
            <text:p>254355</text:p>
          </table:table-cell>
          <table:table-cell office:value-type="float" office:value="259187">
            <text:p>259187</text:p>
          </table:table-cell>
          <table:table-cell office:value-type="float" office:value="249755">
            <text:p>249755</text:p>
          </table:table-cell>
          <table:table-cell office:value-type="float" office:value="278417">
            <text:p>278417</text:p>
          </table:table-cell>
          <table:table-cell office:value-type="float" office:value="269502">
            <text:p>269502</text:p>
          </table:table-cell>
          <table:table-cell office:value-type="float" office:value="302158">
            <text:p>302158</text:p>
          </table:table-cell>
          <table:table-cell office:value-type="float" office:value="261211">
            <text:p>261211</text:p>
          </table:table-cell>
          <table:table-cell office:value-type="float" office:value="257013">
            <text:p>257013</text:p>
          </table:table-cell>
          <table:table-cell office:value-type="float" office:value="245578">
            <text:p>245578</text:p>
          </table:table-cell>
          <table:table-cell office:value-type="float" office:value="321162">
            <text:p>321162</text:p>
          </table:table-cell>
          <table:table-cell office:value-type="float" office:value="318493">
            <text:p>318493</text:p>
          </table:table-cell>
          <table:table-cell office:value-type="float" office:value="296962">
            <text:p>296962</text:p>
          </table:table-cell>
          <table:table-cell office:value-type="float" office:value="317583">
            <text:p>317583</text:p>
          </table:table-cell>
          <table:table-cell office:value-type="float" office:value="308596">
            <text:p>308596</text:p>
          </table:table-cell>
          <table:table-cell office:value-type="float" office:value="333531.4">
            <text:p>333531,4</text:p>
          </table:table-cell>
          <table:table-cell office:value-type="float" office:value="341230.7">
            <text:p>341230,7</text:p>
          </table:table-cell>
          <table:table-cell office:value-type="float" office:value="332594.1">
            <text:p>332594,1</text:p>
          </table:table-cell>
          <table:table-cell office:value-type="float" office:value="367859">
            <text:p>367859</text:p>
          </table:table-cell>
          <table:table-cell office:value-type="float" office:value="396510">
            <text:p>396510</text:p>
          </table:table-cell>
          <table:table-cell office:value-type="float" office:value="349580">
            <text:p>349580</text:p>
          </table:table-cell>
          <table:table-cell office:value-type="float" office:value="365714">
            <text:p>365714</text:p>
          </table:table-cell>
          <table:table-cell office:value-type="float" office:value="433601">
            <text:p>433601</text:p>
          </table:table-cell>
          <table:table-cell office:value-type="float" office:value="440989">
            <text:p>440989</text:p>
          </table:table-cell>
          <table:table-cell office:value-type="float" office:value="429315.1">
            <text:p>429315,1</text:p>
          </table:table-cell>
          <table:table-cell office:value-type="float" office:value="436911.3">
            <text:p>436911,3</text:p>
          </table:table-cell>
          <table:table-cell office:value-type="float" office:value="423401">
            <text:p>423401</text:p>
          </table:table-cell>
          <table:table-cell office:value-type="float" office:value="439125.53">
            <text:p>439125,53</text:p>
          </table:table-cell>
          <table:table-cell office:value-type="float" office:value="456524.22">
            <text:p>456524,22</text:p>
          </table:table-cell>
          <table:table-cell office:value-type="float" office:value="444967.27">
            <text:p>444967,27</text:p>
          </table:table-cell>
          <table:table-cell office:value-type="float" office:value="524355.85">
            <text:p>524355,85</text:p>
          </table:table-cell>
          <table:table-cell office:value-type="float" office:value="558058.22">
            <text:p>558058,22</text:p>
          </table:table-cell>
          <table:table-cell office:value-type="float" office:value="469452.23">
            <text:p>469452,23</text:p>
          </table:table-cell>
          <table:table-cell office:value-type="float" office:value="504216">
            <text:p>504216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AVANAGH </text:p>
          </table:table-cell>
          <table:table-cell office:value-type="string">
            <text:p>Municipio</text:p>
          </table:table-cell>
          <table:table-cell office:value-type="float" office:value="102373">
            <text:p>102373</text:p>
          </table:table-cell>
          <table:table-cell office:value-type="float" office:value="120124">
            <text:p>120124</text:p>
          </table:table-cell>
          <table:table-cell office:value-type="float" office:value="108679">
            <text:p>108679</text:p>
          </table:table-cell>
          <table:table-cell office:value-type="float" office:value="114697">
            <text:p>114697</text:p>
          </table:table-cell>
          <table:table-cell office:value-type="float" office:value="123514">
            <text:p>123514</text:p>
          </table:table-cell>
          <table:table-cell office:value-type="float" office:value="131042">
            <text:p>131042</text:p>
          </table:table-cell>
          <table:table-cell office:value-type="float" office:value="126352">
            <text:p>126352</text:p>
          </table:table-cell>
          <table:table-cell office:value-type="float" office:value="122382">
            <text:p>122382</text:p>
          </table:table-cell>
          <table:table-cell office:value-type="float" office:value="123161">
            <text:p>123161</text:p>
          </table:table-cell>
          <table:table-cell office:value-type="float" office:value="130950">
            <text:p>130950</text:p>
          </table:table-cell>
          <table:table-cell office:value-type="float" office:value="125980">
            <text:p>125980</text:p>
          </table:table-cell>
          <table:table-cell office:value-type="float" office:value="135740">
            <text:p>135740</text:p>
          </table:table-cell>
          <table:table-cell office:value-type="float" office:value="134117">
            <text:p>134117</text:p>
          </table:table-cell>
          <table:table-cell office:value-type="float" office:value="148859">
            <text:p>148859</text:p>
          </table:table-cell>
          <table:table-cell office:value-type="float" office:value="141569">
            <text:p>141569</text:p>
          </table:table-cell>
          <table:table-cell office:value-type="float" office:value="143570">
            <text:p>143570</text:p>
          </table:table-cell>
          <table:table-cell office:value-type="float" office:value="172140">
            <text:p>172140</text:p>
          </table:table-cell>
          <table:table-cell office:value-type="float" office:value="180187">
            <text:p>180187</text:p>
          </table:table-cell>
          <table:table-cell office:value-type="float" office:value="169512">
            <text:p>169512</text:p>
          </table:table-cell>
          <table:table-cell office:value-type="float" office:value="164015">
            <text:p>164015</text:p>
          </table:table-cell>
          <table:table-cell office:value-type="float" office:value="172704">
            <text:p>172704</text:p>
          </table:table-cell>
          <table:table-cell office:value-type="float" office:value="164933">
            <text:p>164933</text:p>
          </table:table-cell>
          <table:table-cell office:value-type="float" office:value="175375">
            <text:p>175375</text:p>
          </table:table-cell>
          <table:table-cell office:value-type="float" office:value="152663">
            <text:p>152663</text:p>
          </table:table-cell>
          <table:table-cell office:value-type="float" office:value="197484">
            <text:p>197484</text:p>
          </table:table-cell>
          <table:table-cell office:value-type="float" office:value="195711">
            <text:p>195711</text:p>
          </table:table-cell>
          <table:table-cell office:value-type="float" office:value="188849">
            <text:p>188849</text:p>
          </table:table-cell>
          <table:table-cell office:value-type="float" office:value="188608">
            <text:p>188608</text:p>
          </table:table-cell>
          <table:table-cell office:value-type="float" office:value="232602">
            <text:p>232602</text:p>
          </table:table-cell>
          <table:table-cell office:value-type="float" office:value="233425">
            <text:p>233425</text:p>
          </table:table-cell>
          <table:table-cell office:value-type="float" office:value="223010">
            <text:p>223010</text:p>
          </table:table-cell>
          <table:table-cell office:value-type="float" office:value="227533">
            <text:p>227533</text:p>
          </table:table-cell>
          <table:table-cell office:value-type="float" office:value="231855">
            <text:p>231855</text:p>
          </table:table-cell>
          <table:table-cell office:value-type="float" office:value="223418">
            <text:p>223418</text:p>
          </table:table-cell>
          <table:table-cell office:value-type="float" office:value="249058">
            <text:p>249058</text:p>
          </table:table-cell>
          <table:table-cell office:value-type="float" office:value="241082">
            <text:p>241082</text:p>
          </table:table-cell>
          <table:table-cell office:value-type="float" office:value="270295">
            <text:p>270295</text:p>
          </table:table-cell>
          <table:table-cell office:value-type="float" office:value="233666">
            <text:p>233666</text:p>
          </table:table-cell>
          <table:table-cell office:value-type="float" office:value="229911">
            <text:p>229911</text:p>
          </table:table-cell>
          <table:table-cell office:value-type="float" office:value="219682">
            <text:p>219682</text:p>
          </table:table-cell>
          <table:table-cell office:value-type="float" office:value="287295">
            <text:p>287295</text:p>
          </table:table-cell>
          <table:table-cell office:value-type="float" office:value="284907">
            <text:p>284907</text:p>
          </table:table-cell>
          <table:table-cell office:value-type="float" office:value="265647">
            <text:p>265647</text:p>
          </table:table-cell>
          <table:table-cell office:value-type="float" office:value="284093">
            <text:p>284093</text:p>
          </table:table-cell>
          <table:table-cell office:value-type="float" office:value="276054">
            <text:p>276054</text:p>
          </table:table-cell>
          <table:table-cell office:value-type="float" office:value="298360">
            <text:p>298360</text:p>
          </table:table-cell>
          <table:table-cell office:value-type="float" office:value="305247.3">
            <text:p>305247,3</text:p>
          </table:table-cell>
          <table:table-cell office:value-type="float" office:value="297521.5">
            <text:p>297521,5</text:p>
          </table:table-cell>
          <table:table-cell office:value-type="float" office:value="329068">
            <text:p>329068</text:p>
          </table:table-cell>
          <table:table-cell office:value-type="float" office:value="354697">
            <text:p>354697</text:p>
          </table:table-cell>
          <table:table-cell office:value-type="float" office:value="312716">
            <text:p>312716</text:p>
          </table:table-cell>
          <table:table-cell office:value-type="float" office:value="327148">
            <text:p>327148</text:p>
          </table:table-cell>
          <table:table-cell office:value-type="float" office:value="387877">
            <text:p>387877</text:p>
          </table:table-cell>
          <table:table-cell office:value-type="float" office:value="394486">
            <text:p>394486</text:p>
          </table:table-cell>
          <table:table-cell office:value-type="float" office:value="384043.1">
            <text:p>384043,1</text:p>
          </table:table-cell>
          <table:table-cell office:value-type="float" office:value="390838.2">
            <text:p>390838,2</text:p>
          </table:table-cell>
          <table:table-cell office:value-type="float" office:value="378752.7">
            <text:p>378752,7</text:p>
          </table:table-cell>
          <table:table-cell office:value-type="float" office:value="392819.02">
            <text:p>392819,02</text:p>
          </table:table-cell>
          <table:table-cell office:value-type="float" office:value="408382.98">
            <text:p>408382,98</text:p>
          </table:table-cell>
          <table:table-cell office:value-type="float" office:value="398044.74">
            <text:p>398044,74</text:p>
          </table:table-cell>
          <table:table-cell office:value-type="float" office:value="469061.66">
            <text:p>469061,66</text:p>
          </table:table-cell>
          <table:table-cell office:value-type="float" office:value="499210.05">
            <text:p>499210,05</text:p>
          </table:table-cell>
          <table:table-cell office:value-type="float" office:value="419947.71">
            <text:p>419947,71</text:p>
          </table:table-cell>
          <table:table-cell office:value-type="float" office:value="451046">
            <text:p>451046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CHAJAN </text:p>
          </table:table-cell>
          <table:table-cell office:value-type="string">
            <text:p>Municipio</text:p>
          </table:table-cell>
          <table:table-cell office:value-type="float" office:value="90318">
            <text:p>90318</text:p>
          </table:table-cell>
          <table:table-cell office:value-type="float" office:value="105978">
            <text:p>105978</text:p>
          </table:table-cell>
          <table:table-cell office:value-type="float" office:value="95881">
            <text:p>95881</text:p>
          </table:table-cell>
          <table:table-cell office:value-type="float" office:value="101190">
            <text:p>101190</text:p>
          </table:table-cell>
          <table:table-cell office:value-type="float" office:value="108969">
            <text:p>108969</text:p>
          </table:table-cell>
          <table:table-cell office:value-type="float" office:value="115610">
            <text:p>115610</text:p>
          </table:table-cell>
          <table:table-cell office:value-type="float" office:value="111473">
            <text:p>111473</text:p>
          </table:table-cell>
          <table:table-cell office:value-type="float" office:value="107970">
            <text:p>107970</text:p>
          </table:table-cell>
          <table:table-cell office:value-type="float" office:value="108658">
            <text:p>108658</text:p>
          </table:table-cell>
          <table:table-cell office:value-type="float" office:value="115530">
            <text:p>115530</text:p>
          </table:table-cell>
          <table:table-cell office:value-type="float" office:value="111144">
            <text:p>111144</text:p>
          </table:table-cell>
          <table:table-cell office:value-type="float" office:value="119755">
            <text:p>119755</text:p>
          </table:table-cell>
          <table:table-cell office:value-type="float" office:value="118323">
            <text:p>118323</text:p>
          </table:table-cell>
          <table:table-cell office:value-type="float" office:value="131329">
            <text:p>131329</text:p>
          </table:table-cell>
          <table:table-cell office:value-type="float" office:value="124898">
            <text:p>124898</text:p>
          </table:table-cell>
          <table:table-cell office:value-type="float" office:value="126663">
            <text:p>126663</text:p>
          </table:table-cell>
          <table:table-cell office:value-type="float" office:value="151869">
            <text:p>151869</text:p>
          </table:table-cell>
          <table:table-cell office:value-type="float" office:value="158968">
            <text:p>158968</text:p>
          </table:table-cell>
          <table:table-cell office:value-type="float" office:value="149550">
            <text:p>149550</text:p>
          </table:table-cell>
          <table:table-cell office:value-type="float" office:value="144700">
            <text:p>144700</text:p>
          </table:table-cell>
          <table:table-cell office:value-type="float" office:value="152366">
            <text:p>152366</text:p>
          </table:table-cell>
          <table:table-cell office:value-type="float" office:value="145511">
            <text:p>145511</text:p>
          </table:table-cell>
          <table:table-cell office:value-type="float" office:value="154723">
            <text:p>154723</text:p>
          </table:table-cell>
          <table:table-cell office:value-type="float" office:value="134685">
            <text:p>134685</text:p>
          </table:table-cell>
          <table:table-cell office:value-type="float" office:value="174228">
            <text:p>174228</text:p>
          </table:table-cell>
          <table:table-cell office:value-type="float" office:value="172664">
            <text:p>172664</text:p>
          </table:table-cell>
          <table:table-cell office:value-type="float" office:value="166463">
            <text:p>166463</text:p>
          </table:table-cell>
          <table:table-cell office:value-type="float" office:value="166350">
            <text:p>166350</text:p>
          </table:table-cell>
          <table:table-cell office:value-type="float" office:value="205151">
            <text:p>205151</text:p>
          </table:table-cell>
          <table:table-cell office:value-type="float" office:value="205877">
            <text:p>205877</text:p>
          </table:table-cell>
          <table:table-cell office:value-type="float" office:value="196692">
            <text:p>196692</text:p>
          </table:table-cell>
          <table:table-cell office:value-type="float" office:value="200681">
            <text:p>200681</text:p>
          </table:table-cell>
          <table:table-cell office:value-type="float" office:value="204493">
            <text:p>204493</text:p>
          </table:table-cell>
          <table:table-cell office:value-type="float" office:value="197051">
            <text:p>197051</text:p>
          </table:table-cell>
          <table:table-cell office:value-type="float" office:value="219665">
            <text:p>219665</text:p>
          </table:table-cell>
          <table:table-cell office:value-type="float" office:value="212631">
            <text:p>212631</text:p>
          </table:table-cell>
          <table:table-cell office:value-type="float" office:value="238396">
            <text:p>238396</text:p>
          </table:table-cell>
          <table:table-cell office:value-type="float" office:value="206090">
            <text:p>206090</text:p>
          </table:table-cell>
          <table:table-cell office:value-type="float" office:value="202778">
            <text:p>202778</text:p>
          </table:table-cell>
          <table:table-cell office:value-type="float" office:value="193756">
            <text:p>193756</text:p>
          </table:table-cell>
          <table:table-cell office:value-type="float" office:value="253390">
            <text:p>253390</text:p>
          </table:table-cell>
          <table:table-cell office:value-type="float" office:value="251284">
            <text:p>251284</text:p>
          </table:table-cell>
          <table:table-cell office:value-type="float" office:value="234297">
            <text:p>234297</text:p>
          </table:table-cell>
          <table:table-cell office:value-type="float" office:value="250566">
            <text:p>250566</text:p>
          </table:table-cell>
          <table:table-cell office:value-type="float" office:value="243476">
            <text:p>243476</text:p>
          </table:table-cell>
          <table:table-cell office:value-type="float" office:value="263149.2">
            <text:p>263149,2</text:p>
          </table:table-cell>
          <table:table-cell office:value-type="float" office:value="269223.8">
            <text:p>269223,8</text:p>
          </table:table-cell>
          <table:table-cell office:value-type="float" office:value="262409.7">
            <text:p>262409,7</text:p>
          </table:table-cell>
          <table:table-cell office:value-type="float" office:value="290233">
            <text:p>290233</text:p>
          </table:table-cell>
          <table:table-cell office:value-type="float" office:value="312838">
            <text:p>312838</text:p>
          </table:table-cell>
          <table:table-cell office:value-type="float" office:value="275811">
            <text:p>275811</text:p>
          </table:table-cell>
          <table:table-cell office:value-type="float" office:value="288540">
            <text:p>288540</text:p>
          </table:table-cell>
          <table:table-cell office:value-type="float" office:value="342102">
            <text:p>342102</text:p>
          </table:table-cell>
          <table:table-cell office:value-type="float" office:value="347931">
            <text:p>347931</text:p>
          </table:table-cell>
          <table:table-cell office:value-type="float" office:value="338720.6">
            <text:p>338720,6</text:p>
          </table:table-cell>
          <table:table-cell office:value-type="float" office:value="344713.7">
            <text:p>344713,7</text:p>
          </table:table-cell>
          <table:table-cell office:value-type="float" office:value="334054.4">
            <text:p>334054,4</text:p>
          </table:table-cell>
          <table:table-cell office:value-type="float" office:value="346460.76">
            <text:p>346460,76</text:p>
          </table:table-cell>
          <table:table-cell office:value-type="float" office:value="360187.96">
            <text:p>360187,96</text:p>
          </table:table-cell>
          <table:table-cell office:value-type="float" office:value="351069.77">
            <text:p>351069,77</text:p>
          </table:table-cell>
          <table:table-cell office:value-type="float" office:value="413705.68">
            <text:p>413705,68</text:p>
          </table:table-cell>
          <table:table-cell office:value-type="float" office:value="440296.14">
            <text:p>440296,14</text:p>
          </table:table-cell>
          <table:table-cell office:value-type="float" office:value="370387.88">
            <text:p>370387,88</text:p>
          </table:table-cell>
          <table:table-cell office:value-type="float" office:value="397816">
            <text:p>397816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CHARRAS </text:p>
          </table:table-cell>
          <table:table-cell office:value-type="string">
            <text:p>Municipio</text:p>
          </table:table-cell>
          <table:table-cell office:value-type="float" office:value="97754">
            <text:p>97754</text:p>
          </table:table-cell>
          <table:table-cell office:value-type="float" office:value="114704">
            <text:p>114704</text:p>
          </table:table-cell>
          <table:table-cell office:value-type="float" office:value="103775">
            <text:p>103775</text:p>
          </table:table-cell>
          <table:table-cell office:value-type="float" office:value="109522">
            <text:p>109522</text:p>
          </table:table-cell>
          <table:table-cell office:value-type="float" office:value="117941">
            <text:p>117941</text:p>
          </table:table-cell>
          <table:table-cell office:value-type="float" office:value="125129">
            <text:p>125129</text:p>
          </table:table-cell>
          <table:table-cell office:value-type="float" office:value="120651">
            <text:p>120651</text:p>
          </table:table-cell>
          <table:table-cell office:value-type="float" office:value="116860">
            <text:p>116860</text:p>
          </table:table-cell>
          <table:table-cell office:value-type="float" office:value="117604">
            <text:p>117604</text:p>
          </table:table-cell>
          <table:table-cell office:value-type="float" office:value="125042">
            <text:p>125042</text:p>
          </table:table-cell>
          <table:table-cell office:value-type="float" office:value="120296">
            <text:p>120296</text:p>
          </table:table-cell>
          <table:table-cell office:value-type="float" office:value="129615">
            <text:p>129615</text:p>
          </table:table-cell>
          <table:table-cell office:value-type="float" office:value="128065">
            <text:p>128065</text:p>
          </table:table-cell>
          <table:table-cell office:value-type="float" office:value="142142">
            <text:p>142142</text:p>
          </table:table-cell>
          <table:table-cell office:value-type="float" office:value="135182">
            <text:p>135182</text:p>
          </table:table-cell>
          <table:table-cell office:value-type="float" office:value="137092">
            <text:p>137092</text:p>
          </table:table-cell>
          <table:table-cell office:value-type="float" office:value="164373">
            <text:p>164373</text:p>
          </table:table-cell>
          <table:table-cell office:value-type="float" office:value="172056">
            <text:p>172056</text:p>
          </table:table-cell>
          <table:table-cell office:value-type="float" office:value="161863">
            <text:p>161863</text:p>
          </table:table-cell>
          <table:table-cell office:value-type="float" office:value="156614">
            <text:p>156614</text:p>
          </table:table-cell>
          <table:table-cell office:value-type="float" office:value="164911">
            <text:p>164911</text:p>
          </table:table-cell>
          <table:table-cell office:value-type="float" office:value="157491">
            <text:p>157491</text:p>
          </table:table-cell>
          <table:table-cell office:value-type="float" office:value="167462">
            <text:p>167462</text:p>
          </table:table-cell>
          <table:table-cell office:value-type="float" office:value="145775">
            <text:p>145775</text:p>
          </table:table-cell>
          <table:table-cell office:value-type="float" office:value="188573">
            <text:p>188573</text:p>
          </table:table-cell>
          <table:table-cell office:value-type="float" office:value="186880">
            <text:p>186880</text:p>
          </table:table-cell>
          <table:table-cell office:value-type="float" office:value="181228">
            <text:p>181228</text:p>
          </table:table-cell>
          <table:table-cell office:value-type="float" office:value="180390">
            <text:p>180390</text:p>
          </table:table-cell>
          <table:table-cell office:value-type="float" office:value="222466">
            <text:p>222466</text:p>
          </table:table-cell>
          <table:table-cell office:value-type="float" office:value="223253">
            <text:p>223253</text:p>
          </table:table-cell>
          <table:table-cell office:value-type="float" office:value="213293">
            <text:p>213293</text:p>
          </table:table-cell>
          <table:table-cell office:value-type="float" office:value="217618">
            <text:p>217618</text:p>
          </table:table-cell>
          <table:table-cell office:value-type="float" office:value="221752">
            <text:p>221752</text:p>
          </table:table-cell>
          <table:table-cell office:value-type="float" office:value="213682">
            <text:p>213682</text:p>
          </table:table-cell>
          <table:table-cell office:value-type="float" office:value="238205">
            <text:p>238205</text:p>
          </table:table-cell>
          <table:table-cell office:value-type="float" office:value="230577">
            <text:p>230577</text:p>
          </table:table-cell>
          <table:table-cell office:value-type="float" office:value="258517">
            <text:p>258517</text:p>
          </table:table-cell>
          <table:table-cell office:value-type="float" office:value="223483">
            <text:p>223483</text:p>
          </table:table-cell>
          <table:table-cell office:value-type="float" office:value="219892">
            <text:p>219892</text:p>
          </table:table-cell>
          <table:table-cell office:value-type="float" office:value="210109">
            <text:p>210109</text:p>
          </table:table-cell>
          <table:table-cell office:value-type="float" office:value="274776">
            <text:p>274776</text:p>
          </table:table-cell>
          <table:table-cell office:value-type="float" office:value="272492">
            <text:p>272492</text:p>
          </table:table-cell>
          <table:table-cell office:value-type="float" office:value="254071">
            <text:p>254071</text:p>
          </table:table-cell>
          <table:table-cell office:value-type="float" office:value="271714">
            <text:p>271714</text:p>
          </table:table-cell>
          <table:table-cell office:value-type="float" office:value="264025">
            <text:p>264025</text:p>
          </table:table-cell>
          <table:table-cell office:value-type="float" office:value="285358.6">
            <text:p>285358,6</text:p>
          </table:table-cell>
          <table:table-cell office:value-type="float" office:value="291945.9">
            <text:p>291945,9</text:p>
          </table:table-cell>
          <table:table-cell office:value-type="float" office:value="284556.7">
            <text:p>284556,7</text:p>
          </table:table-cell>
          <table:table-cell office:value-type="float" office:value="314728">
            <text:p>314728</text:p>
          </table:table-cell>
          <table:table-cell office:value-type="float" office:value="339241">
            <text:p>339241</text:p>
          </table:table-cell>
          <table:table-cell office:value-type="float" office:value="299089">
            <text:p>299089</text:p>
          </table:table-cell>
          <table:table-cell office:value-type="float" office:value="312893">
            <text:p>312893</text:p>
          </table:table-cell>
          <table:table-cell office:value-type="float" office:value="370975">
            <text:p>370975</text:p>
          </table:table-cell>
          <table:table-cell office:value-type="float" office:value="377296">
            <text:p>377296</text:p>
          </table:table-cell>
          <table:table-cell office:value-type="float" office:value="367308.1">
            <text:p>367308,1</text:p>
          </table:table-cell>
          <table:table-cell office:value-type="float" office:value="373807.1">
            <text:p>373807,1</text:p>
          </table:table-cell>
          <table:table-cell office:value-type="float" office:value="362248.1">
            <text:p>362248,1</text:p>
          </table:table-cell>
          <table:table-cell office:value-type="float" office:value="375701.54">
            <text:p>375701,54</text:p>
          </table:table-cell>
          <table:table-cell office:value-type="float" office:value="390587.29">
            <text:p>390587,29</text:p>
          </table:table-cell>
          <table:table-cell office:value-type="float" office:value="380699.54">
            <text:p>380699,54</text:p>
          </table:table-cell>
          <table:table-cell office:value-type="float" office:value="448621.83">
            <text:p>448621,83</text:p>
          </table:table-cell>
          <table:table-cell office:value-type="float" office:value="477456.48">
            <text:p>477456,48</text:p>
          </table:table-cell>
          <table:table-cell office:value-type="float" office:value="401648.07">
            <text:p>401648,07</text:p>
          </table:table-cell>
          <table:table-cell office:value-type="float" office:value="431391">
            <text:p>431391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CHAZON </text:p>
          </table:table-cell>
          <table:table-cell office:value-type="string">
            <text:p>Municipio</text:p>
          </table:table-cell>
          <table:table-cell office:value-type="float" office:value="98390">
            <text:p>98390</text:p>
          </table:table-cell>
          <table:table-cell office:value-type="float" office:value="115451">
            <text:p>115451</text:p>
          </table:table-cell>
          <table:table-cell office:value-type="float" office:value="104451">
            <text:p>104451</text:p>
          </table:table-cell>
          <table:table-cell office:value-type="float" office:value="110235">
            <text:p>110235</text:p>
          </table:table-cell>
          <table:table-cell office:value-type="float" office:value="118709">
            <text:p>118709</text:p>
          </table:table-cell>
          <table:table-cell office:value-type="float" office:value="125944">
            <text:p>125944</text:p>
          </table:table-cell>
          <table:table-cell office:value-type="float" office:value="121437">
            <text:p>121437</text:p>
          </table:table-cell>
          <table:table-cell office:value-type="float" office:value="117621">
            <text:p>117621</text:p>
          </table:table-cell>
          <table:table-cell office:value-type="float" office:value="118370">
            <text:p>118370</text:p>
          </table:table-cell>
          <table:table-cell office:value-type="float" office:value="125856">
            <text:p>125856</text:p>
          </table:table-cell>
          <table:table-cell office:value-type="float" office:value="121079">
            <text:p>121079</text:p>
          </table:table-cell>
          <table:table-cell office:value-type="float" office:value="130459">
            <text:p>130459</text:p>
          </table:table-cell>
          <table:table-cell office:value-type="float" office:value="128899">
            <text:p>128899</text:p>
          </table:table-cell>
          <table:table-cell office:value-type="float" office:value="143068">
            <text:p>143068</text:p>
          </table:table-cell>
          <table:table-cell office:value-type="float" office:value="136062">
            <text:p>136062</text:p>
          </table:table-cell>
          <table:table-cell office:value-type="float" office:value="137985">
            <text:p>137985</text:p>
          </table:table-cell>
          <table:table-cell office:value-type="float" office:value="165444">
            <text:p>165444</text:p>
          </table:table-cell>
          <table:table-cell office:value-type="float" office:value="173177">
            <text:p>173177</text:p>
          </table:table-cell>
          <table:table-cell office:value-type="float" office:value="162917">
            <text:p>162917</text:p>
          </table:table-cell>
          <table:table-cell office:value-type="float" office:value="157634">
            <text:p>157634</text:p>
          </table:table-cell>
          <table:table-cell office:value-type="float" office:value="165985">
            <text:p>165985</text:p>
          </table:table-cell>
          <table:table-cell office:value-type="float" office:value="158517">
            <text:p>158517</text:p>
          </table:table-cell>
          <table:table-cell office:value-type="float" office:value="168552">
            <text:p>168552</text:p>
          </table:table-cell>
          <table:table-cell office:value-type="float" office:value="146724">
            <text:p>146724</text:p>
          </table:table-cell>
          <table:table-cell office:value-type="float" office:value="189801">
            <text:p>189801</text:p>
          </table:table-cell>
          <table:table-cell office:value-type="float" office:value="188097">
            <text:p>188097</text:p>
          </table:table-cell>
          <table:table-cell office:value-type="float" office:value="181706">
            <text:p>181706</text:p>
          </table:table-cell>
          <table:table-cell office:value-type="float" office:value="181337">
            <text:p>181337</text:p>
          </table:table-cell>
          <table:table-cell office:value-type="float" office:value="223634">
            <text:p>223634</text:p>
          </table:table-cell>
          <table:table-cell office:value-type="float" office:value="224425">
            <text:p>224425</text:p>
          </table:table-cell>
          <table:table-cell office:value-type="float" office:value="214413">
            <text:p>214413</text:p>
          </table:table-cell>
          <table:table-cell office:value-type="float" office:value="218761">
            <text:p>218761</text:p>
          </table:table-cell>
          <table:table-cell office:value-type="float" office:value="222916">
            <text:p>222916</text:p>
          </table:table-cell>
          <table:table-cell office:value-type="float" office:value="214804">
            <text:p>214804</text:p>
          </table:table-cell>
          <table:table-cell office:value-type="float" office:value="239456">
            <text:p>239456</text:p>
          </table:table-cell>
          <table:table-cell office:value-type="float" office:value="231788">
            <text:p>231788</text:p>
          </table:table-cell>
          <table:table-cell office:value-type="float" office:value="259874">
            <text:p>259874</text:p>
          </table:table-cell>
          <table:table-cell office:value-type="float" office:value="224657">
            <text:p>224657</text:p>
          </table:table-cell>
          <table:table-cell office:value-type="float" office:value="221047">
            <text:p>221047</text:p>
          </table:table-cell>
          <table:table-cell office:value-type="float" office:value="211212">
            <text:p>211212</text:p>
          </table:table-cell>
          <table:table-cell office:value-type="float" office:value="276219">
            <text:p>276219</text:p>
          </table:table-cell>
          <table:table-cell office:value-type="float" office:value="273923">
            <text:p>273923</text:p>
          </table:table-cell>
          <table:table-cell office:value-type="float" office:value="255405">
            <text:p>255405</text:p>
          </table:table-cell>
          <table:table-cell office:value-type="float" office:value="273141">
            <text:p>273141</text:p>
          </table:table-cell>
          <table:table-cell office:value-type="float" office:value="265411">
            <text:p>265411</text:p>
          </table:table-cell>
          <table:table-cell office:value-type="float" office:value="286857.1">
            <text:p>286857,1</text:p>
          </table:table-cell>
          <table:table-cell office:value-type="float" office:value="293478.9">
            <text:p>293478,9</text:p>
          </table:table-cell>
          <table:table-cell office:value-type="float" office:value="286051">
            <text:p>286051</text:p>
          </table:table-cell>
          <table:table-cell office:value-type="float" office:value="316381">
            <text:p>316381</text:p>
          </table:table-cell>
          <table:table-cell office:value-type="float" office:value="341022">
            <text:p>341022</text:p>
          </table:table-cell>
          <table:table-cell office:value-type="float" office:value="300660">
            <text:p>300660</text:p>
          </table:table-cell>
          <table:table-cell office:value-type="float" office:value="314536">
            <text:p>314536</text:p>
          </table:table-cell>
          <table:table-cell office:value-type="float" office:value="372923">
            <text:p>372923</text:p>
          </table:table-cell>
          <table:table-cell office:value-type="float" office:value="379277">
            <text:p>379277</text:p>
          </table:table-cell>
          <table:table-cell office:value-type="float" office:value="369236.8">
            <text:p>369236,8</text:p>
          </table:table-cell>
          <table:table-cell office:value-type="float" office:value="375770">
            <text:p>375770</text:p>
          </table:table-cell>
          <table:table-cell office:value-type="float" office:value="364150.3">
            <text:p>364150,3</text:p>
          </table:table-cell>
          <table:table-cell office:value-type="float" office:value="377674.38">
            <text:p>377674,38</text:p>
          </table:table-cell>
          <table:table-cell office:value-type="float" office:value="392638.29">
            <text:p>392638,29</text:p>
          </table:table-cell>
          <table:table-cell office:value-type="float" office:value="382698.63">
            <text:p>382698,63</text:p>
          </table:table-cell>
          <table:table-cell office:value-type="float" office:value="450977.58">
            <text:p>450977,58</text:p>
          </table:table-cell>
          <table:table-cell office:value-type="float" office:value="479963.64">
            <text:p>479963,64</text:p>
          </table:table-cell>
          <table:table-cell office:value-type="float" office:value="403757.16">
            <text:p>403757,16</text:p>
          </table:table-cell>
          <table:table-cell office:value-type="float" office:value="433656">
            <text:p>433656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CHILIBROSTE </text:p>
          </table:table-cell>
          <table:table-cell office:value-type="string">
            <text:p>Municipio</text:p>
          </table:table-cell>
          <table:table-cell office:value-type="float" office:value="85618">
            <text:p>85618</text:p>
          </table:table-cell>
          <table:table-cell office:value-type="float" office:value="100464">
            <text:p>100464</text:p>
          </table:table-cell>
          <table:table-cell office:value-type="float" office:value="90892">
            <text:p>90892</text:p>
          </table:table-cell>
          <table:table-cell office:value-type="float" office:value="95925">
            <text:p>95925</text:p>
          </table:table-cell>
          <table:table-cell office:value-type="float" office:value="103299">
            <text:p>103299</text:p>
          </table:table-cell>
          <table:table-cell office:value-type="float" office:value="109595">
            <text:p>109595</text:p>
          </table:table-cell>
          <table:table-cell office:value-type="float" office:value="105673">
            <text:p>105673</text:p>
          </table:table-cell>
          <table:table-cell office:value-type="float" office:value="102352">
            <text:p>102352</text:p>
          </table:table-cell>
          <table:table-cell office:value-type="float" office:value="103004">
            <text:p>103004</text:p>
          </table:table-cell>
          <table:table-cell office:value-type="float" office:value="109518">
            <text:p>109518</text:p>
          </table:table-cell>
          <table:table-cell office:value-type="float" office:value="105362">
            <text:p>105362</text:p>
          </table:table-cell>
          <table:table-cell office:value-type="float" office:value="113524">
            <text:p>113524</text:p>
          </table:table-cell>
          <table:table-cell office:value-type="float" office:value="112166">
            <text:p>112166</text:p>
          </table:table-cell>
          <table:table-cell office:value-type="float" office:value="124496">
            <text:p>124496</text:p>
          </table:table-cell>
          <table:table-cell office:value-type="float" office:value="118399">
            <text:p>118399</text:p>
          </table:table-cell>
          <table:table-cell office:value-type="float" office:value="120073">
            <text:p>120073</text:p>
          </table:table-cell>
          <table:table-cell office:value-type="float" office:value="143967">
            <text:p>143967</text:p>
          </table:table-cell>
          <table:table-cell office:value-type="float" office:value="150697">
            <text:p>150697</text:p>
          </table:table-cell>
          <table:table-cell office:value-type="float" office:value="141769">
            <text:p>141769</text:p>
          </table:table-cell>
          <table:table-cell office:value-type="float" office:value="137171">
            <text:p>137171</text:p>
          </table:table-cell>
          <table:table-cell office:value-type="float" office:value="144438">
            <text:p>144438</text:p>
          </table:table-cell>
          <table:table-cell office:value-type="float" office:value="137940">
            <text:p>137940</text:p>
          </table:table-cell>
          <table:table-cell office:value-type="float" office:value="146672">
            <text:p>146672</text:p>
          </table:table-cell>
          <table:table-cell office:value-type="float" office:value="127677">
            <text:p>127677</text:p>
          </table:table-cell>
          <table:table-cell office:value-type="float" office:value="165163">
            <text:p>165163</text:p>
          </table:table-cell>
          <table:table-cell office:value-type="float" office:value="163680">
            <text:p>163680</text:p>
          </table:table-cell>
          <table:table-cell office:value-type="float" office:value="163723">
            <text:p>163723</text:p>
          </table:table-cell>
          <table:table-cell office:value-type="float" office:value="159613">
            <text:p>159613</text:p>
          </table:table-cell>
          <table:table-cell office:value-type="float" office:value="196843">
            <text:p>196843</text:p>
          </table:table-cell>
          <table:table-cell office:value-type="float" office:value="197540">
            <text:p>197540</text:p>
          </table:table-cell>
          <table:table-cell office:value-type="float" office:value="188727">
            <text:p>188727</text:p>
          </table:table-cell>
          <table:table-cell office:value-type="float" office:value="192554">
            <text:p>192554</text:p>
          </table:table-cell>
          <table:table-cell office:value-type="float" office:value="196211">
            <text:p>196211</text:p>
          </table:table-cell>
          <table:table-cell office:value-type="float" office:value="189071">
            <text:p>189071</text:p>
          </table:table-cell>
          <table:table-cell office:value-type="float" office:value="210769">
            <text:p>210769</text:p>
          </table:table-cell>
          <table:table-cell office:value-type="float" office:value="204020">
            <text:p>204020</text:p>
          </table:table-cell>
          <table:table-cell office:value-type="float" office:value="228742">
            <text:p>228742</text:p>
          </table:table-cell>
          <table:table-cell office:value-type="float" office:value="197744">
            <text:p>197744</text:p>
          </table:table-cell>
          <table:table-cell office:value-type="float" office:value="194566">
            <text:p>194566</text:p>
          </table:table-cell>
          <table:table-cell office:value-type="float" office:value="185910">
            <text:p>185910</text:p>
          </table:table-cell>
          <table:table-cell office:value-type="float" office:value="243129">
            <text:p>243129</text:p>
          </table:table-cell>
          <table:table-cell office:value-type="float" office:value="241108">
            <text:p>241108</text:p>
          </table:table-cell>
          <table:table-cell office:value-type="float" office:value="224808">
            <text:p>224808</text:p>
          </table:table-cell>
          <table:table-cell office:value-type="float" office:value="240419">
            <text:p>240419</text:p>
          </table:table-cell>
          <table:table-cell office:value-type="float" office:value="233616">
            <text:p>233616</text:p>
          </table:table-cell>
          <table:table-cell office:value-type="float" office:value="252492.5">
            <text:p>252492,5</text:p>
          </table:table-cell>
          <table:table-cell office:value-type="float" office:value="258321">
            <text:p>258321</text:p>
          </table:table-cell>
          <table:table-cell office:value-type="float" office:value="251783">
            <text:p>251783</text:p>
          </table:table-cell>
          <table:table-cell office:value-type="float" office:value="278479">
            <text:p>278479</text:p>
          </table:table-cell>
          <table:table-cell office:value-type="float" office:value="300169">
            <text:p>300169</text:p>
          </table:table-cell>
          <table:table-cell office:value-type="float" office:value="264642">
            <text:p>264642</text:p>
          </table:table-cell>
          <table:table-cell office:value-type="float" office:value="276855">
            <text:p>276855</text:p>
          </table:table-cell>
          <table:table-cell office:value-type="float" office:value="328248">
            <text:p>328248</text:p>
          </table:table-cell>
          <table:table-cell office:value-type="float" office:value="333841">
            <text:p>333841</text:p>
          </table:table-cell>
          <table:table-cell office:value-type="float" office:value="325003.4">
            <text:p>325003,4</text:p>
          </table:table-cell>
          <table:table-cell office:value-type="float" office:value="330753.9">
            <text:p>330753,9</text:p>
          </table:table-cell>
          <table:table-cell office:value-type="float" office:value="320526.3">
            <text:p>320526,3</text:p>
          </table:table-cell>
          <table:table-cell office:value-type="float" office:value="332430.16">
            <text:p>332430,16</text:p>
          </table:table-cell>
          <table:table-cell office:value-type="float" office:value="345601.44">
            <text:p>345601,44</text:p>
          </table:table-cell>
          <table:table-cell office:value-type="float" office:value="336852.52">
            <text:p>336852,52</text:p>
          </table:table-cell>
          <table:table-cell office:value-type="float" office:value="396951.86">
            <text:p>396951,86</text:p>
          </table:table-cell>
          <table:table-cell office:value-type="float" office:value="422465.48">
            <text:p>422465,48</text:p>
          </table:table-cell>
          <table:table-cell office:value-type="float" office:value="355388.3">
            <text:p>355388,3</text:p>
          </table:table-cell>
          <table:table-cell office:value-type="float" office:value="381705">
            <text:p>381705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CINTRA </text:p>
          </table:table-cell>
          <table:table-cell office:value-type="string">
            <text:p>Municipio</text:p>
          </table:table-cell>
          <table:table-cell office:value-type="float" office:value="104498">
            <text:p>104498</text:p>
          </table:table-cell>
          <table:table-cell office:value-type="float" office:value="122617">
            <text:p>122617</text:p>
          </table:table-cell>
          <table:table-cell office:value-type="float" office:value="110935">
            <text:p>110935</text:p>
          </table:table-cell>
          <table:table-cell office:value-type="float" office:value="117078">
            <text:p>117078</text:p>
          </table:table-cell>
          <table:table-cell office:value-type="float" office:value="126078">
            <text:p>126078</text:p>
          </table:table-cell>
          <table:table-cell office:value-type="float" office:value="133762">
            <text:p>133762</text:p>
          </table:table-cell>
          <table:table-cell office:value-type="float" office:value="128975">
            <text:p>128975</text:p>
          </table:table-cell>
          <table:table-cell office:value-type="float" office:value="124923">
            <text:p>124923</text:p>
          </table:table-cell>
          <table:table-cell office:value-type="float" office:value="125718">
            <text:p>125718</text:p>
          </table:table-cell>
          <table:table-cell office:value-type="float" office:value="133669">
            <text:p>133669</text:p>
          </table:table-cell>
          <table:table-cell office:value-type="float" office:value="128595">
            <text:p>128595</text:p>
          </table:table-cell>
          <table:table-cell office:value-type="float" office:value="138558">
            <text:p>138558</text:p>
          </table:table-cell>
          <table:table-cell office:value-type="float" office:value="136901">
            <text:p>136901</text:p>
          </table:table-cell>
          <table:table-cell office:value-type="float" office:value="151949">
            <text:p>151949</text:p>
          </table:table-cell>
          <table:table-cell office:value-type="float" office:value="144508">
            <text:p>144508</text:p>
          </table:table-cell>
          <table:table-cell office:value-type="float" office:value="146551">
            <text:p>146551</text:p>
          </table:table-cell>
          <table:table-cell office:value-type="float" office:value="175714">
            <text:p>175714</text:p>
          </table:table-cell>
          <table:table-cell office:value-type="float" office:value="183927">
            <text:p>183927</text:p>
          </table:table-cell>
          <table:table-cell office:value-type="float" office:value="173031">
            <text:p>173031</text:p>
          </table:table-cell>
          <table:table-cell office:value-type="float" office:value="167420">
            <text:p>167420</text:p>
          </table:table-cell>
          <table:table-cell office:value-type="float" office:value="176289">
            <text:p>176289</text:p>
          </table:table-cell>
          <table:table-cell office:value-type="float" office:value="168357">
            <text:p>168357</text:p>
          </table:table-cell>
          <table:table-cell office:value-type="float" office:value="179016">
            <text:p>179016</text:p>
          </table:table-cell>
          <table:table-cell office:value-type="float" office:value="155832">
            <text:p>155832</text:p>
          </table:table-cell>
          <table:table-cell office:value-type="float" office:value="201584">
            <text:p>201584</text:p>
          </table:table-cell>
          <table:table-cell office:value-type="float" office:value="199774">
            <text:p>199774</text:p>
          </table:table-cell>
          <table:table-cell office:value-type="float" office:value="195982">
            <text:p>195982</text:p>
          </table:table-cell>
          <table:table-cell office:value-type="float" office:value="193565">
            <text:p>193565</text:p>
          </table:table-cell>
          <table:table-cell office:value-type="float" office:value="238714">
            <text:p>238714</text:p>
          </table:table-cell>
          <table:table-cell office:value-type="float" office:value="239559">
            <text:p>239559</text:p>
          </table:table-cell>
          <table:table-cell office:value-type="float" office:value="228871">
            <text:p>228871</text:p>
          </table:table-cell>
          <table:table-cell office:value-type="float" office:value="233512">
            <text:p>233512</text:p>
          </table:table-cell>
          <table:table-cell office:value-type="float" office:value="237948">
            <text:p>237948</text:p>
          </table:table-cell>
          <table:table-cell office:value-type="float" office:value="229289">
            <text:p>229289</text:p>
          </table:table-cell>
          <table:table-cell office:value-type="float" office:value="255603">
            <text:p>255603</text:p>
          </table:table-cell>
          <table:table-cell office:value-type="float" office:value="247418">
            <text:p>247418</text:p>
          </table:table-cell>
          <table:table-cell office:value-type="float" office:value="277398">
            <text:p>277398</text:p>
          </table:table-cell>
          <table:table-cell office:value-type="float" office:value="239806">
            <text:p>239806</text:p>
          </table:table-cell>
          <table:table-cell office:value-type="float" office:value="235953">
            <text:p>235953</text:p>
          </table:table-cell>
          <table:table-cell office:value-type="float" office:value="225455">
            <text:p>225455</text:p>
          </table:table-cell>
          <table:table-cell office:value-type="float" office:value="294845">
            <text:p>294845</text:p>
          </table:table-cell>
          <table:table-cell office:value-type="float" office:value="292394">
            <text:p>292394</text:p>
          </table:table-cell>
          <table:table-cell office:value-type="float" office:value="272628">
            <text:p>272628</text:p>
          </table:table-cell>
          <table:table-cell office:value-type="float" office:value="291559">
            <text:p>291559</text:p>
          </table:table-cell>
          <table:table-cell office:value-type="float" office:value="283308">
            <text:p>283308</text:p>
          </table:table-cell>
          <table:table-cell office:value-type="float" office:value="306200.6">
            <text:p>306200,6</text:p>
          </table:table-cell>
          <table:table-cell office:value-type="float" office:value="313268.9">
            <text:p>313268,9</text:p>
          </table:table-cell>
          <table:table-cell office:value-type="float" office:value="305340.1">
            <text:p>305340,1</text:p>
          </table:table-cell>
          <table:table-cell office:value-type="float" office:value="337715">
            <text:p>337715</text:p>
          </table:table-cell>
          <table:table-cell office:value-type="float" office:value="364018">
            <text:p>364018</text:p>
          </table:table-cell>
          <table:table-cell office:value-type="float" office:value="320934">
            <text:p>320934</text:p>
          </table:table-cell>
          <table:table-cell office:value-type="float" office:value="335746">
            <text:p>335746</text:p>
          </table:table-cell>
          <table:table-cell office:value-type="float" office:value="398070">
            <text:p>398070</text:p>
          </table:table-cell>
          <table:table-cell office:value-type="float" office:value="404852">
            <text:p>404852</text:p>
          </table:table-cell>
          <table:table-cell office:value-type="float" office:value="394135.4">
            <text:p>394135,4</text:p>
          </table:table-cell>
          <table:table-cell office:value-type="float" office:value="401109.1">
            <text:p>401109,1</text:p>
          </table:table-cell>
          <table:table-cell office:value-type="float" office:value="388705.9">
            <text:p>388705,9</text:p>
          </table:table-cell>
          <table:table-cell office:value-type="float" office:value="403141.93">
            <text:p>403141,93</text:p>
          </table:table-cell>
          <table:table-cell office:value-type="float" office:value="419114.9">
            <text:p>419114,9</text:p>
          </table:table-cell>
          <table:table-cell office:value-type="float" office:value="408504.97">
            <text:p>408504,97</text:p>
          </table:table-cell>
          <table:table-cell office:value-type="float" office:value="481388.15">
            <text:p>481388,15</text:p>
          </table:table-cell>
          <table:table-cell office:value-type="float" office:value="512328.82">
            <text:p>512328,82</text:p>
          </table:table-cell>
          <table:table-cell office:value-type="float" office:value="430983.54">
            <text:p>430983,54</text:p>
          </table:table-cell>
          <table:table-cell office:value-type="float" office:value="462899">
            <text:p>462899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OLAZO </text:p>
          </table:table-cell>
          <table:table-cell office:value-type="string">
            <text:p>Municipio</text:p>
          </table:table-cell>
          <table:table-cell office:value-type="float" office:value="109291">
            <text:p>109291</text:p>
          </table:table-cell>
          <table:table-cell office:value-type="float" office:value="128241">
            <text:p>128241</text:p>
          </table:table-cell>
          <table:table-cell office:value-type="float" office:value="116023">
            <text:p>116023</text:p>
          </table:table-cell>
          <table:table-cell office:value-type="float" office:value="122448">
            <text:p>122448</text:p>
          </table:table-cell>
          <table:table-cell office:value-type="float" office:value="131861">
            <text:p>131861</text:p>
          </table:table-cell>
          <table:table-cell office:value-type="float" office:value="139897">
            <text:p>139897</text:p>
          </table:table-cell>
          <table:table-cell office:value-type="float" office:value="134891">
            <text:p>134891</text:p>
          </table:table-cell>
          <table:table-cell office:value-type="float" office:value="130652">
            <text:p>130652</text:p>
          </table:table-cell>
          <table:table-cell office:value-type="float" office:value="131484">
            <text:p>131484</text:p>
          </table:table-cell>
          <table:table-cell office:value-type="float" office:value="139800">
            <text:p>139800</text:p>
          </table:table-cell>
          <table:table-cell office:value-type="float" office:value="134493">
            <text:p>134493</text:p>
          </table:table-cell>
          <table:table-cell office:value-type="float" office:value="144913">
            <text:p>144913</text:p>
          </table:table-cell>
          <table:table-cell office:value-type="float" office:value="143180">
            <text:p>143180</text:p>
          </table:table-cell>
          <table:table-cell office:value-type="float" office:value="158919">
            <text:p>158919</text:p>
          </table:table-cell>
          <table:table-cell office:value-type="float" office:value="151136">
            <text:p>151136</text:p>
          </table:table-cell>
          <table:table-cell office:value-type="float" office:value="153272">
            <text:p>153272</text:p>
          </table:table-cell>
          <table:table-cell office:value-type="float" office:value="183773">
            <text:p>183773</text:p>
          </table:table-cell>
          <table:table-cell office:value-type="float" office:value="192363">
            <text:p>192363</text:p>
          </table:table-cell>
          <table:table-cell office:value-type="float" office:value="180967">
            <text:p>180967</text:p>
          </table:table-cell>
          <table:table-cell office:value-type="float" office:value="175099">
            <text:p>175099</text:p>
          </table:table-cell>
          <table:table-cell office:value-type="float" office:value="184375">
            <text:p>184375</text:p>
          </table:table-cell>
          <table:table-cell office:value-type="float" office:value="176079">
            <text:p>176079</text:p>
          </table:table-cell>
          <table:table-cell office:value-type="float" office:value="187226">
            <text:p>187226</text:p>
          </table:table-cell>
          <table:table-cell office:value-type="float" office:value="162980">
            <text:p>162980</text:p>
          </table:table-cell>
          <table:table-cell office:value-type="float" office:value="210830">
            <text:p>210830</text:p>
          </table:table-cell>
          <table:table-cell office:value-type="float" office:value="208936">
            <text:p>208936</text:p>
          </table:table-cell>
          <table:table-cell office:value-type="float" office:value="203019">
            <text:p>203019</text:p>
          </table:table-cell>
          <table:table-cell office:value-type="float" office:value="201810">
            <text:p>201810</text:p>
          </table:table-cell>
          <table:table-cell office:value-type="float" office:value="248883">
            <text:p>248883</text:p>
          </table:table-cell>
          <table:table-cell office:value-type="float" office:value="249763">
            <text:p>249763</text:p>
          </table:table-cell>
          <table:table-cell office:value-type="float" office:value="238620">
            <text:p>238620</text:p>
          </table:table-cell>
          <table:table-cell office:value-type="float" office:value="243459">
            <text:p>243459</text:p>
          </table:table-cell>
          <table:table-cell office:value-type="float" office:value="248084">
            <text:p>248084</text:p>
          </table:table-cell>
          <table:table-cell office:value-type="float" office:value="239056">
            <text:p>239056</text:p>
          </table:table-cell>
          <table:table-cell office:value-type="float" office:value="266491">
            <text:p>266491</text:p>
          </table:table-cell>
          <table:table-cell office:value-type="float" office:value="257957">
            <text:p>257957</text:p>
          </table:table-cell>
          <table:table-cell office:value-type="float" office:value="289214">
            <text:p>289214</text:p>
          </table:table-cell>
          <table:table-cell office:value-type="float" office:value="250021">
            <text:p>250021</text:p>
          </table:table-cell>
          <table:table-cell office:value-type="float" office:value="246003">
            <text:p>246003</text:p>
          </table:table-cell>
          <table:table-cell office:value-type="float" office:value="235058">
            <text:p>235058</text:p>
          </table:table-cell>
          <table:table-cell office:value-type="float" office:value="307404">
            <text:p>307404</text:p>
          </table:table-cell>
          <table:table-cell office:value-type="float" office:value="304850">
            <text:p>304850</text:p>
          </table:table-cell>
          <table:table-cell office:value-type="float" office:value="284241">
            <text:p>284241</text:p>
          </table:table-cell>
          <table:table-cell office:value-type="float" office:value="303979">
            <text:p>303979</text:p>
          </table:table-cell>
          <table:table-cell office:value-type="float" office:value="295376">
            <text:p>295376</text:p>
          </table:table-cell>
          <table:table-cell office:value-type="float" office:value="319243.8">
            <text:p>319243,8</text:p>
          </table:table-cell>
          <table:table-cell office:value-type="float" office:value="326613.3">
            <text:p>326613,3</text:p>
          </table:table-cell>
          <table:table-cell office:value-type="float" office:value="318346.7">
            <text:p>318346,7</text:p>
          </table:table-cell>
          <table:table-cell office:value-type="float" office:value="352101">
            <text:p>352101</text:p>
          </table:table-cell>
          <table:table-cell office:value-type="float" office:value="379524">
            <text:p>379524</text:p>
          </table:table-cell>
          <table:table-cell office:value-type="float" office:value="334605">
            <text:p>334605</text:p>
          </table:table-cell>
          <table:table-cell office:value-type="float" office:value="350047">
            <text:p>350047</text:p>
          </table:table-cell>
          <table:table-cell office:value-type="float" office:value="415027">
            <text:p>415027</text:p>
          </table:table-cell>
          <table:table-cell office:value-type="float" office:value="422098">
            <text:p>422098</text:p>
          </table:table-cell>
          <table:table-cell office:value-type="float" office:value="410924.4">
            <text:p>410924,4</text:p>
          </table:table-cell>
          <table:table-cell office:value-type="float" office:value="418195.2">
            <text:p>418195,2</text:p>
          </table:table-cell>
          <table:table-cell office:value-type="float" office:value="405263.7">
            <text:p>405263,7</text:p>
          </table:table-cell>
          <table:table-cell office:value-type="float" office:value="420314.59">
            <text:p>420314,59</text:p>
          </table:table-cell>
          <table:table-cell office:value-type="float" office:value="436967.96">
            <text:p>436967,96</text:p>
          </table:table-cell>
          <table:table-cell office:value-type="float" office:value="425906.08">
            <text:p>425906,08</text:p>
          </table:table-cell>
          <table:table-cell office:value-type="float" office:value="501893.87">
            <text:p>501893,87</text:p>
          </table:table-cell>
          <table:table-cell office:value-type="float" office:value="534152.52">
            <text:p>534152,52</text:p>
          </table:table-cell>
          <table:table-cell office:value-type="float" office:value="449342.17">
            <text:p>449342,17</text:p>
          </table:table-cell>
          <table:table-cell office:value-type="float" office:value="482617">
            <text:p>482617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COLONIA ALMADA </text:p>
          </table:table-cell>
          <table:table-cell office:value-type="string">
            <text:p>Municipio</text:p>
          </table:table-cell>
          <table:table-cell office:value-type="float" office:value="84312">
            <text:p>84312</text:p>
          </table:table-cell>
          <table:table-cell office:value-type="float" office:value="98931">
            <text:p>98931</text:p>
          </table:table-cell>
          <table:table-cell office:value-type="float" office:value="89506">
            <text:p>89506</text:p>
          </table:table-cell>
          <table:table-cell office:value-type="float" office:value="94462">
            <text:p>94462</text:p>
          </table:table-cell>
          <table:table-cell office:value-type="float" office:value="101723">
            <text:p>101723</text:p>
          </table:table-cell>
          <table:table-cell office:value-type="float" office:value="107923">
            <text:p>107923</text:p>
          </table:table-cell>
          <table:table-cell office:value-type="float" office:value="104061">
            <text:p>104061</text:p>
          </table:table-cell>
          <table:table-cell office:value-type="float" office:value="100791">
            <text:p>100791</text:p>
          </table:table-cell>
          <table:table-cell office:value-type="float" office:value="101433">
            <text:p>101433</text:p>
          </table:table-cell>
          <table:table-cell office:value-type="float" office:value="107848">
            <text:p>107848</text:p>
          </table:table-cell>
          <table:table-cell office:value-type="float" office:value="103754">
            <text:p>103754</text:p>
          </table:table-cell>
          <table:table-cell office:value-type="float" office:value="111792">
            <text:p>111792</text:p>
          </table:table-cell>
          <table:table-cell office:value-type="float" office:value="110455">
            <text:p>110455</text:p>
          </table:table-cell>
          <table:table-cell office:value-type="float" office:value="122597">
            <text:p>122597</text:p>
          </table:table-cell>
          <table:table-cell office:value-type="float" office:value="116593">
            <text:p>116593</text:p>
          </table:table-cell>
          <table:table-cell office:value-type="float" office:value="118241">
            <text:p>118241</text:p>
          </table:table-cell>
          <table:table-cell office:value-type="float" office:value="141771">
            <text:p>141771</text:p>
          </table:table-cell>
          <table:table-cell office:value-type="float" office:value="148398">
            <text:p>148398</text:p>
          </table:table-cell>
          <table:table-cell office:value-type="float" office:value="139606">
            <text:p>139606</text:p>
          </table:table-cell>
          <table:table-cell office:value-type="float" office:value="135079">
            <text:p>135079</text:p>
          </table:table-cell>
          <table:table-cell office:value-type="float" office:value="142235">
            <text:p>142235</text:p>
          </table:table-cell>
          <table:table-cell office:value-type="float" office:value="135835">
            <text:p>135835</text:p>
          </table:table-cell>
          <table:table-cell office:value-type="float" office:value="144435">
            <text:p>144435</text:p>
          </table:table-cell>
          <table:table-cell office:value-type="float" office:value="125730">
            <text:p>125730</text:p>
          </table:table-cell>
          <table:table-cell office:value-type="float" office:value="162643">
            <text:p>162643</text:p>
          </table:table-cell>
          <table:table-cell office:value-type="float" office:value="161183">
            <text:p>161183</text:p>
          </table:table-cell>
          <table:table-cell office:value-type="float" office:value="156592">
            <text:p>156592</text:p>
          </table:table-cell>
          <table:table-cell office:value-type="float" office:value="155677">
            <text:p>155677</text:p>
          </table:table-cell>
          <table:table-cell office:value-type="float" office:value="191989">
            <text:p>191989</text:p>
          </table:table-cell>
          <table:table-cell office:value-type="float" office:value="192668">
            <text:p>192668</text:p>
          </table:table-cell>
          <table:table-cell office:value-type="float" office:value="184072">
            <text:p>184072</text:p>
          </table:table-cell>
          <table:table-cell office:value-type="float" office:value="187805">
            <text:p>187805</text:p>
          </table:table-cell>
          <table:table-cell office:value-type="float" office:value="191373">
            <text:p>191373</text:p>
          </table:table-cell>
          <table:table-cell office:value-type="float" office:value="184408">
            <text:p>184408</text:p>
          </table:table-cell>
          <table:table-cell office:value-type="float" office:value="205572">
            <text:p>205572</text:p>
          </table:table-cell>
          <table:table-cell office:value-type="float" office:value="198989">
            <text:p>198989</text:p>
          </table:table-cell>
          <table:table-cell office:value-type="float" office:value="223101">
            <text:p>223101</text:p>
          </table:table-cell>
          <table:table-cell office:value-type="float" office:value="192867">
            <text:p>192867</text:p>
          </table:table-cell>
          <table:table-cell office:value-type="float" office:value="189768">
            <text:p>189768</text:p>
          </table:table-cell>
          <table:table-cell office:value-type="float" office:value="181325">
            <text:p>181325</text:p>
          </table:table-cell>
          <table:table-cell office:value-type="float" office:value="237133">
            <text:p>237133</text:p>
          </table:table-cell>
          <table:table-cell office:value-type="float" office:value="235162">
            <text:p>235162</text:p>
          </table:table-cell>
          <table:table-cell office:value-type="float" office:value="219264">
            <text:p>219264</text:p>
          </table:table-cell>
          <table:table-cell office:value-type="float" office:value="234490">
            <text:p>234490</text:p>
          </table:table-cell>
          <table:table-cell office:value-type="float" office:value="227854">
            <text:p>227854</text:p>
          </table:table-cell>
          <table:table-cell office:value-type="float" office:value="246265.6">
            <text:p>246265,6</text:p>
          </table:table-cell>
          <table:table-cell office:value-type="float" office:value="251950.4">
            <text:p>251950,4</text:p>
          </table:table-cell>
          <table:table-cell office:value-type="float" office:value="245573.5">
            <text:p>245573,5</text:p>
          </table:table-cell>
          <table:table-cell office:value-type="float" office:value="271612">
            <text:p>271612</text:p>
          </table:table-cell>
          <table:table-cell office:value-type="float" office:value="292766">
            <text:p>292766</text:p>
          </table:table-cell>
          <table:table-cell office:value-type="float" office:value="258115">
            <text:p>258115</text:p>
          </table:table-cell>
          <table:table-cell office:value-type="float" office:value="270028">
            <text:p>270028</text:p>
          </table:table-cell>
          <table:table-cell office:value-type="float" office:value="320153">
            <text:p>320153</text:p>
          </table:table-cell>
          <table:table-cell office:value-type="float" office:value="325608">
            <text:p>325608</text:p>
          </table:table-cell>
          <table:table-cell office:value-type="float" office:value="316988.3">
            <text:p>316988,3</text:p>
          </table:table-cell>
          <table:table-cell office:value-type="float" office:value="322596.9">
            <text:p>322596,9</text:p>
          </table:table-cell>
          <table:table-cell office:value-type="float" office:value="312621.5">
            <text:p>312621,5</text:p>
          </table:table-cell>
          <table:table-cell office:value-type="float" office:value="324231.84">
            <text:p>324231,84</text:p>
          </table:table-cell>
          <table:table-cell office:value-type="float" office:value="337078.3">
            <text:p>337078,3</text:p>
          </table:table-cell>
          <table:table-cell office:value-type="float" office:value="328545.14">
            <text:p>328545,14</text:p>
          </table:table-cell>
          <table:table-cell office:value-type="float" office:value="387162.33">
            <text:p>387162,33</text:p>
          </table:table-cell>
          <table:table-cell office:value-type="float" office:value="412046.74">
            <text:p>412046,74</text:p>
          </table:table-cell>
          <table:table-cell office:value-type="float" office:value="346623.8">
            <text:p>346623,8</text:p>
          </table:table-cell>
          <table:table-cell office:value-type="float" office:value="372292">
            <text:p>372292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COLONIA BISMARCK </text:p>
          </table:table-cell>
          <table:table-cell office:value-type="string">
            <text:p>Municipio</text:p>
          </table:table-cell>
          <table:table-cell office:value-type="float" office:value="82123">
            <text:p>82123</text:p>
          </table:table-cell>
          <table:table-cell office:value-type="float" office:value="96362">
            <text:p>96362</text:p>
          </table:table-cell>
          <table:table-cell office:value-type="float" office:value="87181">
            <text:p>87181</text:p>
          </table:table-cell>
          <table:table-cell office:value-type="float" office:value="92009">
            <text:p>92009</text:p>
          </table:table-cell>
          <table:table-cell office:value-type="float" office:value="99082">
            <text:p>99082</text:p>
          </table:table-cell>
          <table:table-cell office:value-type="float" office:value="105120">
            <text:p>105120</text:p>
          </table:table-cell>
          <table:table-cell office:value-type="float" office:value="101358">
            <text:p>101358</text:p>
          </table:table-cell>
          <table:table-cell office:value-type="float" office:value="98174">
            <text:p>98174</text:p>
          </table:table-cell>
          <table:table-cell office:value-type="float" office:value="98799">
            <text:p>98799</text:p>
          </table:table-cell>
          <table:table-cell office:value-type="float" office:value="105047">
            <text:p>105047</text:p>
          </table:table-cell>
          <table:table-cell office:value-type="float" office:value="101060">
            <text:p>101060</text:p>
          </table:table-cell>
          <table:table-cell office:value-type="float" office:value="108889">
            <text:p>108889</text:p>
          </table:table-cell>
          <table:table-cell office:value-type="float" office:value="107587">
            <text:p>107587</text:p>
          </table:table-cell>
          <table:table-cell office:value-type="float" office:value="119413">
            <text:p>119413</text:p>
          </table:table-cell>
          <table:table-cell office:value-type="float" office:value="113566">
            <text:p>113566</text:p>
          </table:table-cell>
          <table:table-cell office:value-type="float" office:value="115171">
            <text:p>115171</text:p>
          </table:table-cell>
          <table:table-cell office:value-type="float" office:value="138089">
            <text:p>138089</text:p>
          </table:table-cell>
          <table:table-cell office:value-type="float" office:value="144544">
            <text:p>144544</text:p>
          </table:table-cell>
          <table:table-cell office:value-type="float" office:value="135981">
            <text:p>135981</text:p>
          </table:table-cell>
          <table:table-cell office:value-type="float" office:value="131571">
            <text:p>131571</text:p>
          </table:table-cell>
          <table:table-cell office:value-type="float" office:value="138541">
            <text:p>138541</text:p>
          </table:table-cell>
          <table:table-cell office:value-type="float" office:value="132308">
            <text:p>132308</text:p>
          </table:table-cell>
          <table:table-cell office:value-type="float" office:value="140684">
            <text:p>140684</text:p>
          </table:table-cell>
          <table:table-cell office:value-type="float" office:value="122465">
            <text:p>122465</text:p>
          </table:table-cell>
          <table:table-cell office:value-type="float" office:value="158420">
            <text:p>158420</text:p>
          </table:table-cell>
          <table:table-cell office:value-type="float" office:value="156997">
            <text:p>156997</text:p>
          </table:table-cell>
          <table:table-cell office:value-type="float" office:value="152761">
            <text:p>152761</text:p>
          </table:table-cell>
          <table:table-cell office:value-type="float" office:value="151711">
            <text:p>151711</text:p>
          </table:table-cell>
          <table:table-cell office:value-type="float" office:value="187097">
            <text:p>187097</text:p>
          </table:table-cell>
          <table:table-cell office:value-type="float" office:value="187759">
            <text:p>187759</text:p>
          </table:table-cell>
          <table:table-cell office:value-type="float" office:value="179383">
            <text:p>179383</text:p>
          </table:table-cell>
          <table:table-cell office:value-type="float" office:value="183021">
            <text:p>183021</text:p>
          </table:table-cell>
          <table:table-cell office:value-type="float" office:value="186497">
            <text:p>186497</text:p>
          </table:table-cell>
          <table:table-cell office:value-type="float" office:value="179710">
            <text:p>179710</text:p>
          </table:table-cell>
          <table:table-cell office:value-type="float" office:value="200334">
            <text:p>200334</text:p>
          </table:table-cell>
          <table:table-cell office:value-type="float" office:value="193919">
            <text:p>193919</text:p>
          </table:table-cell>
          <table:table-cell office:value-type="float" office:value="217417">
            <text:p>217417</text:p>
          </table:table-cell>
          <table:table-cell office:value-type="float" office:value="187953">
            <text:p>187953</text:p>
          </table:table-cell>
          <table:table-cell office:value-type="float" office:value="184933">
            <text:p>184933</text:p>
          </table:table-cell>
          <table:table-cell office:value-type="float" office:value="176705">
            <text:p>176705</text:p>
          </table:table-cell>
          <table:table-cell office:value-type="float" office:value="231091">
            <text:p>231091</text:p>
          </table:table-cell>
          <table:table-cell office:value-type="float" office:value="229171">
            <text:p>229171</text:p>
          </table:table-cell>
          <table:table-cell office:value-type="float" office:value="213678">
            <text:p>213678</text:p>
          </table:table-cell>
          <table:table-cell office:value-type="float" office:value="228516">
            <text:p>228516</text:p>
          </table:table-cell>
          <table:table-cell office:value-type="float" office:value="222049">
            <text:p>222049</text:p>
          </table:table-cell>
          <table:table-cell office:value-type="float" office:value="239991.5">
            <text:p>239991,5</text:p>
          </table:table-cell>
          <table:table-cell office:value-type="float" office:value="245531.5">
            <text:p>245531,5</text:p>
          </table:table-cell>
          <table:table-cell office:value-type="float" office:value="239317.1">
            <text:p>239317,1</text:p>
          </table:table-cell>
          <table:table-cell office:value-type="float" office:value="264692">
            <text:p>264692</text:p>
          </table:table-cell>
          <table:table-cell office:value-type="float" office:value="285307">
            <text:p>285307</text:p>
          </table:table-cell>
          <table:table-cell office:value-type="float" office:value="251539">
            <text:p>251539</text:p>
          </table:table-cell>
          <table:table-cell office:value-type="float" office:value="263148">
            <text:p>263148</text:p>
          </table:table-cell>
          <table:table-cell office:value-type="float" office:value="311996">
            <text:p>311996</text:p>
          </table:table-cell>
          <table:table-cell office:value-type="float" office:value="317312">
            <text:p>317312</text:p>
          </table:table-cell>
          <table:table-cell office:value-type="float" office:value="308912.4">
            <text:p>308912,4</text:p>
          </table:table-cell>
          <table:table-cell office:value-type="float" office:value="314378.2">
            <text:p>314378,2</text:p>
          </table:table-cell>
          <table:table-cell office:value-type="float" office:value="304656.9">
            <text:p>304656,9</text:p>
          </table:table-cell>
          <table:table-cell office:value-type="float" office:value="315971.44">
            <text:p>315971,44</text:p>
          </table:table-cell>
          <table:table-cell office:value-type="float" office:value="328490.61">
            <text:p>328490,61</text:p>
          </table:table-cell>
          <table:table-cell office:value-type="float" office:value="320174.85">
            <text:p>320174,85</text:p>
          </table:table-cell>
          <table:table-cell office:value-type="float" office:value="377298.66">
            <text:p>377298,66</text:p>
          </table:table-cell>
          <table:table-cell office:value-type="float" office:value="401549.09">
            <text:p>401549,09</text:p>
          </table:table-cell>
          <table:table-cell office:value-type="float" office:value="337792.92">
            <text:p>337792,92</text:p>
          </table:table-cell>
          <table:table-cell office:value-type="float" office:value="362807">
            <text:p>362807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COLONIA CAROYA </text:p>
          </table:table-cell>
          <table:table-cell office:value-type="string">
            <text:p>Municipio</text:p>
          </table:table-cell>
          <table:table-cell office:value-type="float" office:value="506527">
            <text:p>506527</text:p>
          </table:table-cell>
          <table:table-cell office:value-type="float" office:value="594355">
            <text:p>594355</text:p>
          </table:table-cell>
          <table:table-cell office:value-type="float" office:value="537729">
            <text:p>537729</text:p>
          </table:table-cell>
          <table:table-cell office:value-type="float" office:value="567504">
            <text:p>567504</text:p>
          </table:table-cell>
          <table:table-cell office:value-type="float" office:value="611131">
            <text:p>611131</text:p>
          </table:table-cell>
          <table:table-cell office:value-type="float" office:value="648378">
            <text:p>648378</text:p>
          </table:table-cell>
          <table:table-cell office:value-type="float" office:value="625173">
            <text:p>625173</text:p>
          </table:table-cell>
          <table:table-cell office:value-type="float" office:value="605529">
            <text:p>605529</text:p>
          </table:table-cell>
          <table:table-cell office:value-type="float" office:value="609384">
            <text:p>609384</text:p>
          </table:table-cell>
          <table:table-cell office:value-type="float" office:value="647924">
            <text:p>647924</text:p>
          </table:table-cell>
          <table:table-cell office:value-type="float" office:value="623331">
            <text:p>623331</text:p>
          </table:table-cell>
          <table:table-cell office:value-type="float" office:value="671623">
            <text:p>671623</text:p>
          </table:table-cell>
          <table:table-cell office:value-type="float" office:value="663590">
            <text:p>663590</text:p>
          </table:table-cell>
          <table:table-cell office:value-type="float" office:value="736534">
            <text:p>736534</text:p>
          </table:table-cell>
          <table:table-cell office:value-type="float" office:value="700465">
            <text:p>700465</text:p>
          </table:table-cell>
          <table:table-cell office:value-type="float" office:value="710366">
            <text:p>710366</text:p>
          </table:table-cell>
          <table:table-cell office:value-type="float" office:value="851726">
            <text:p>851726</text:p>
          </table:table-cell>
          <table:table-cell office:value-type="float" office:value="891539">
            <text:p>891539</text:p>
          </table:table-cell>
          <table:table-cell office:value-type="float" office:value="838721">
            <text:p>838721</text:p>
          </table:table-cell>
          <table:table-cell office:value-type="float" office:value="811522">
            <text:p>811522</text:p>
          </table:table-cell>
          <table:table-cell office:value-type="float" office:value="854515">
            <text:p>854515</text:p>
          </table:table-cell>
          <table:table-cell office:value-type="float" office:value="816067">
            <text:p>816067</text:p>
          </table:table-cell>
          <table:table-cell office:value-type="float" office:value="867731">
            <text:p>867731</text:p>
          </table:table-cell>
          <table:table-cell office:value-type="float" office:value="755356">
            <text:p>755356</text:p>
          </table:table-cell>
          <table:table-cell office:value-type="float" office:value="977124">
            <text:p>977124</text:p>
          </table:table-cell>
          <table:table-cell office:value-type="float" office:value="968349">
            <text:p>968349</text:p>
          </table:table-cell>
          <table:table-cell office:value-type="float" office:value="1017330">
            <text:p>1017330</text:p>
          </table:table-cell>
          <table:table-cell office:value-type="float" office:value="960081">
            <text:p>960081</text:p>
          </table:table-cell>
          <table:table-cell office:value-type="float" office:value="1184021">
            <text:p>1184021</text:p>
          </table:table-cell>
          <table:table-cell office:value-type="float" office:value="1188210">
            <text:p>1188210</text:p>
          </table:table-cell>
          <table:table-cell office:value-type="float" office:value="1135199">
            <text:p>1135199</text:p>
          </table:table-cell>
          <table:table-cell office:value-type="float" office:value="1158221">
            <text:p>1158221</text:p>
          </table:table-cell>
          <table:table-cell office:value-type="float" office:value="1180221">
            <text:p>1180221</text:p>
          </table:table-cell>
          <table:table-cell office:value-type="float" office:value="1137272">
            <text:p>1137272</text:p>
          </table:table-cell>
          <table:table-cell office:value-type="float" office:value="1267788">
            <text:p>1267788</text:p>
          </table:table-cell>
          <table:table-cell office:value-type="float" office:value="1227191">
            <text:p>1227191</text:p>
          </table:table-cell>
          <table:table-cell office:value-type="float" office:value="1375893">
            <text:p>1375893</text:p>
          </table:table-cell>
          <table:table-cell office:value-type="float" office:value="1189438">
            <text:p>1189438</text:p>
          </table:table-cell>
          <table:table-cell office:value-type="float" office:value="1170324">
            <text:p>1170324</text:p>
          </table:table-cell>
          <table:table-cell office:value-type="float" office:value="1118256">
            <text:p>1118256</text:p>
          </table:table-cell>
          <table:table-cell office:value-type="float" office:value="1462429">
            <text:p>1462429</text:p>
          </table:table-cell>
          <table:table-cell office:value-type="float" office:value="1450276">
            <text:p>1450276</text:p>
          </table:table-cell>
          <table:table-cell office:value-type="float" office:value="1352233">
            <text:p>1352233</text:p>
          </table:table-cell>
          <table:table-cell office:value-type="float" office:value="1446132">
            <text:p>1446132</text:p>
          </table:table-cell>
          <table:table-cell office:value-type="float" office:value="1405208">
            <text:p>1405208</text:p>
          </table:table-cell>
          <table:table-cell office:value-type="float" office:value="1518753.5">
            <text:p>1518753,5</text:p>
          </table:table-cell>
          <table:table-cell office:value-type="float" office:value="1553812.4">
            <text:p>1553812,4</text:p>
          </table:table-cell>
          <table:table-cell office:value-type="float" office:value="1514487.5">
            <text:p>1514487,5</text:p>
          </table:table-cell>
          <table:table-cell office:value-type="float" office:value="1675066">
            <text:p>1675066</text:p>
          </table:table-cell>
          <table:table-cell office:value-type="float" office:value="1805528">
            <text:p>1805528</text:p>
          </table:table-cell>
          <table:table-cell office:value-type="float" office:value="1591832">
            <text:p>1591832</text:p>
          </table:table-cell>
          <table:table-cell office:value-type="float" office:value="1665297">
            <text:p>1665297</text:p>
          </table:table-cell>
          <table:table-cell office:value-type="float" office:value="1974427">
            <text:p>1974427</text:p>
          </table:table-cell>
          <table:table-cell office:value-type="float" office:value="2008067">
            <text:p>2008067</text:p>
          </table:table-cell>
          <table:table-cell office:value-type="float" office:value="1954909.8">
            <text:p>1954909,8</text:p>
          </table:table-cell>
          <table:table-cell office:value-type="float" office:value="1989499.2">
            <text:p>1989499,2</text:p>
          </table:table-cell>
          <table:table-cell office:value-type="float" office:value="1927979.5">
            <text:p>1927979,5</text:p>
          </table:table-cell>
          <table:table-cell office:value-type="float" office:value="1999582.03">
            <text:p>1999582,03</text:p>
          </table:table-cell>
          <table:table-cell office:value-type="float" office:value="2078807.88">
            <text:p>2078807,88</text:p>
          </table:table-cell>
          <table:table-cell office:value-type="float" office:value="2026183.71">
            <text:p>2026183,71</text:p>
          </table:table-cell>
          <table:table-cell office:value-type="float" office:value="2387682.92">
            <text:p>2387682,92</text:p>
          </table:table-cell>
          <table:table-cell office:value-type="float" office:value="2541148.47">
            <text:p>2541148,47</text:p>
          </table:table-cell>
          <table:table-cell office:value-type="float" office:value="2137676.28">
            <text:p>2137676,28</text:p>
          </table:table-cell>
          <table:table-cell office:value-type="float" office:value="2295978">
            <text:p>2295978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OLONIA ITALIANA </text:p>
          </table:table-cell>
          <table:table-cell office:value-type="string">
            <text:p>Municipio</text:p>
          </table:table-cell>
          <table:table-cell office:value-type="float" office:value="90100">
            <text:p>90100</text:p>
          </table:table-cell>
          <table:table-cell office:value-type="float" office:value="105723">
            <text:p>105723</text:p>
          </table:table-cell>
          <table:table-cell office:value-type="float" office:value="95650">
            <text:p>95650</text:p>
          </table:table-cell>
          <table:table-cell office:value-type="float" office:value="100947">
            <text:p>100947</text:p>
          </table:table-cell>
          <table:table-cell office:value-type="float" office:value="108707">
            <text:p>108707</text:p>
          </table:table-cell>
          <table:table-cell office:value-type="float" office:value="115332">
            <text:p>115332</text:p>
          </table:table-cell>
          <table:table-cell office:value-type="float" office:value="111205">
            <text:p>111205</text:p>
          </table:table-cell>
          <table:table-cell office:value-type="float" office:value="107711">
            <text:p>107711</text:p>
          </table:table-cell>
          <table:table-cell office:value-type="float" office:value="108396">
            <text:p>108396</text:p>
          </table:table-cell>
          <table:table-cell office:value-type="float" office:value="115252">
            <text:p>115252</text:p>
          </table:table-cell>
          <table:table-cell office:value-type="float" office:value="110877">
            <text:p>110877</text:p>
          </table:table-cell>
          <table:table-cell office:value-type="float" office:value="119467">
            <text:p>119467</text:p>
          </table:table-cell>
          <table:table-cell office:value-type="float" office:value="118038">
            <text:p>118038</text:p>
          </table:table-cell>
          <table:table-cell office:value-type="float" office:value="131013">
            <text:p>131013</text:p>
          </table:table-cell>
          <table:table-cell office:value-type="float" office:value="124598">
            <text:p>124598</text:p>
          </table:table-cell>
          <table:table-cell office:value-type="float" office:value="126359">
            <text:p>126359</text:p>
          </table:table-cell>
          <table:table-cell office:value-type="float" office:value="151504">
            <text:p>151504</text:p>
          </table:table-cell>
          <table:table-cell office:value-type="float" office:value="158585">
            <text:p>158585</text:p>
          </table:table-cell>
          <table:table-cell office:value-type="float" office:value="149190">
            <text:p>149190</text:p>
          </table:table-cell>
          <table:table-cell office:value-type="float" office:value="144352">
            <text:p>144352</text:p>
          </table:table-cell>
          <table:table-cell office:value-type="float" office:value="152000">
            <text:p>152000</text:p>
          </table:table-cell>
          <table:table-cell office:value-type="float" office:value="145161">
            <text:p>145161</text:p>
          </table:table-cell>
          <table:table-cell office:value-type="float" office:value="154351">
            <text:p>154351</text:p>
          </table:table-cell>
          <table:table-cell office:value-type="float" office:value="134361">
            <text:p>134361</text:p>
          </table:table-cell>
          <table:table-cell office:value-type="float" office:value="173809">
            <text:p>173809</text:p>
          </table:table-cell>
          <table:table-cell office:value-type="float" office:value="172248">
            <text:p>172248</text:p>
          </table:table-cell>
          <table:table-cell office:value-type="float" office:value="171452">
            <text:p>171452</text:p>
          </table:table-cell>
          <table:table-cell office:value-type="float" office:value="167696">
            <text:p>167696</text:p>
          </table:table-cell>
          <table:table-cell office:value-type="float" office:value="206812">
            <text:p>206812</text:p>
          </table:table-cell>
          <table:table-cell office:value-type="float" office:value="207543">
            <text:p>207543</text:p>
          </table:table-cell>
          <table:table-cell office:value-type="float" office:value="198284">
            <text:p>198284</text:p>
          </table:table-cell>
          <table:table-cell office:value-type="float" office:value="202305">
            <text:p>202305</text:p>
          </table:table-cell>
          <table:table-cell office:value-type="float" office:value="206148">
            <text:p>206148</text:p>
          </table:table-cell>
          <table:table-cell office:value-type="float" office:value="198646">
            <text:p>198646</text:p>
          </table:table-cell>
          <table:table-cell office:value-type="float" office:value="221443">
            <text:p>221443</text:p>
          </table:table-cell>
          <table:table-cell office:value-type="float" office:value="214352">
            <text:p>214352</text:p>
          </table:table-cell>
          <table:table-cell office:value-type="float" office:value="240326">
            <text:p>240326</text:p>
          </table:table-cell>
          <table:table-cell office:value-type="float" office:value="207758">
            <text:p>207758</text:p>
          </table:table-cell>
          <table:table-cell office:value-type="float" office:value="204419">
            <text:p>204419</text:p>
          </table:table-cell>
          <table:table-cell office:value-type="float" office:value="195324">
            <text:p>195324</text:p>
          </table:table-cell>
          <table:table-cell office:value-type="float" office:value="255441">
            <text:p>255441</text:p>
          </table:table-cell>
          <table:table-cell office:value-type="float" office:value="253318">
            <text:p>253318</text:p>
          </table:table-cell>
          <table:table-cell office:value-type="float" office:value="236193">
            <text:p>236193</text:p>
          </table:table-cell>
          <table:table-cell office:value-type="float" office:value="252594">
            <text:p>252594</text:p>
          </table:table-cell>
          <table:table-cell office:value-type="float" office:value="245446">
            <text:p>245446</text:p>
          </table:table-cell>
          <table:table-cell office:value-type="float" office:value="265279">
            <text:p>265279</text:p>
          </table:table-cell>
          <table:table-cell office:value-type="float" office:value="271402.7">
            <text:p>271402,7</text:p>
          </table:table-cell>
          <table:table-cell office:value-type="float" office:value="264534.5">
            <text:p>264534,5</text:p>
          </table:table-cell>
          <table:table-cell office:value-type="float" office:value="292582">
            <text:p>292582</text:p>
          </table:table-cell>
          <table:table-cell office:value-type="float" office:value="315370">
            <text:p>315370</text:p>
          </table:table-cell>
          <table:table-cell office:value-type="float" office:value="278044">
            <text:p>278044</text:p>
          </table:table-cell>
          <table:table-cell office:value-type="float" office:value="290876">
            <text:p>290876</text:p>
          </table:table-cell>
          <table:table-cell office:value-type="float" office:value="344871">
            <text:p>344871</text:p>
          </table:table-cell>
          <table:table-cell office:value-type="float" office:value="350747">
            <text:p>350747</text:p>
          </table:table-cell>
          <table:table-cell office:value-type="float" office:value="341462">
            <text:p>341462</text:p>
          </table:table-cell>
          <table:table-cell office:value-type="float" office:value="347503.7">
            <text:p>347503,7</text:p>
          </table:table-cell>
          <table:table-cell office:value-type="float" office:value="336758.1">
            <text:p>336758,1</text:p>
          </table:table-cell>
          <table:table-cell office:value-type="float" office:value="349264.82">
            <text:p>349264,82</text:p>
          </table:table-cell>
          <table:table-cell office:value-type="float" office:value="363103.11">
            <text:p>363103,11</text:p>
          </table:table-cell>
          <table:table-cell office:value-type="float" office:value="353911.13">
            <text:p>353911,13</text:p>
          </table:table-cell>
          <table:table-cell office:value-type="float" office:value="417053.98">
            <text:p>417053,98</text:p>
          </table:table-cell>
          <table:table-cell office:value-type="float" office:value="443859.64">
            <text:p>443859,64</text:p>
          </table:table-cell>
          <table:table-cell office:value-type="float" office:value="373385.59">
            <text:p>373385,59</text:p>
          </table:table-cell>
          <table:table-cell office:value-type="float" office:value="401036">
            <text:p>401036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MARINA </text:p>
          </table:table-cell>
          <table:table-cell office:value-type="string">
            <text:p>Municipio</text:p>
          </table:table-cell>
          <table:table-cell office:value-type="float" office:value="100262">
            <text:p>100262</text:p>
          </table:table-cell>
          <table:table-cell office:value-type="float" office:value="117647">
            <text:p>117647</text:p>
          </table:table-cell>
          <table:table-cell office:value-type="float" office:value="106438">
            <text:p>106438</text:p>
          </table:table-cell>
          <table:table-cell office:value-type="float" office:value="112332">
            <text:p>112332</text:p>
          </table:table-cell>
          <table:table-cell office:value-type="float" office:value="120967">
            <text:p>120967</text:p>
          </table:table-cell>
          <table:table-cell office:value-type="float" office:value="128340">
            <text:p>128340</text:p>
          </table:table-cell>
          <table:table-cell office:value-type="float" office:value="123747">
            <text:p>123747</text:p>
          </table:table-cell>
          <table:table-cell office:value-type="float" office:value="119858">
            <text:p>119858</text:p>
          </table:table-cell>
          <table:table-cell office:value-type="float" office:value="120621">
            <text:p>120621</text:p>
          </table:table-cell>
          <table:table-cell office:value-type="float" office:value="128250">
            <text:p>128250</text:p>
          </table:table-cell>
          <table:table-cell office:value-type="float" office:value="123382">
            <text:p>123382</text:p>
          </table:table-cell>
          <table:table-cell office:value-type="float" office:value="132941">
            <text:p>132941</text:p>
          </table:table-cell>
          <table:table-cell office:value-type="float" office:value="131351">
            <text:p>131351</text:p>
          </table:table-cell>
          <table:table-cell office:value-type="float" office:value="145789">
            <text:p>145789</text:p>
          </table:table-cell>
          <table:table-cell office:value-type="float" office:value="138650">
            <text:p>138650</text:p>
          </table:table-cell>
          <table:table-cell office:value-type="float" office:value="140610">
            <text:p>140610</text:p>
          </table:table-cell>
          <table:table-cell office:value-type="float" office:value="168591">
            <text:p>168591</text:p>
          </table:table-cell>
          <table:table-cell office:value-type="float" office:value="176471">
            <text:p>176471</text:p>
          </table:table-cell>
          <table:table-cell office:value-type="float" office:value="166016">
            <text:p>166016</text:p>
          </table:table-cell>
          <table:table-cell office:value-type="float" office:value="160633">
            <text:p>160633</text:p>
          </table:table-cell>
          <table:table-cell office:value-type="float" office:value="169143">
            <text:p>169143</text:p>
          </table:table-cell>
          <table:table-cell office:value-type="float" office:value="161532">
            <text:p>161532</text:p>
          </table:table-cell>
          <table:table-cell office:value-type="float" office:value="171759">
            <text:p>171759</text:p>
          </table:table-cell>
          <table:table-cell office:value-type="float" office:value="149515">
            <text:p>149515</text:p>
          </table:table-cell>
          <table:table-cell office:value-type="float" office:value="193412">
            <text:p>193412</text:p>
          </table:table-cell>
          <table:table-cell office:value-type="float" office:value="191675">
            <text:p>191675</text:p>
          </table:table-cell>
          <table:table-cell office:value-type="float" office:value="186640">
            <text:p>186640</text:p>
          </table:table-cell>
          <table:table-cell office:value-type="float" office:value="185265">
            <text:p>185265</text:p>
          </table:table-cell>
          <table:table-cell office:value-type="float" office:value="228478">
            <text:p>228478</text:p>
          </table:table-cell>
          <table:table-cell office:value-type="float" office:value="229287">
            <text:p>229287</text:p>
          </table:table-cell>
          <table:table-cell office:value-type="float" office:value="219057">
            <text:p>219057</text:p>
          </table:table-cell>
          <table:table-cell office:value-type="float" office:value="223500">
            <text:p>223500</text:p>
          </table:table-cell>
          <table:table-cell office:value-type="float" office:value="227745">
            <text:p>227745</text:p>
          </table:table-cell>
          <table:table-cell office:value-type="float" office:value="219457">
            <text:p>219457</text:p>
          </table:table-cell>
          <table:table-cell office:value-type="float" office:value="244643">
            <text:p>244643</text:p>
          </table:table-cell>
          <table:table-cell office:value-type="float" office:value="236808">
            <text:p>236808</text:p>
          </table:table-cell>
          <table:table-cell office:value-type="float" office:value="265503">
            <text:p>265503</text:p>
          </table:table-cell>
          <table:table-cell office:value-type="float" office:value="229523">
            <text:p>229523</text:p>
          </table:table-cell>
          <table:table-cell office:value-type="float" office:value="225835">
            <text:p>225835</text:p>
          </table:table-cell>
          <table:table-cell office:value-type="float" office:value="215787">
            <text:p>215787</text:p>
          </table:table-cell>
          <table:table-cell office:value-type="float" office:value="282202">
            <text:p>282202</text:p>
          </table:table-cell>
          <table:table-cell office:value-type="float" office:value="279857">
            <text:p>279857</text:p>
          </table:table-cell>
          <table:table-cell office:value-type="float" office:value="260938">
            <text:p>260938</text:p>
          </table:table-cell>
          <table:table-cell office:value-type="float" office:value="279057">
            <text:p>279057</text:p>
          </table:table-cell>
          <table:table-cell office:value-type="float" office:value="271160">
            <text:p>271160</text:p>
          </table:table-cell>
          <table:table-cell office:value-type="float" office:value="293070.9">
            <text:p>293070,9</text:p>
          </table:table-cell>
          <table:table-cell office:value-type="float" office:value="299836.1">
            <text:p>299836,1</text:p>
          </table:table-cell>
          <table:table-cell office:value-type="float" office:value="292247.3">
            <text:p>292247,3</text:p>
          </table:table-cell>
          <table:table-cell office:value-type="float" office:value="323234">
            <text:p>323234</text:p>
          </table:table-cell>
          <table:table-cell office:value-type="float" office:value="348409">
            <text:p>348409</text:p>
          </table:table-cell>
          <table:table-cell office:value-type="float" office:value="307173">
            <text:p>307173</text:p>
          </table:table-cell>
          <table:table-cell office:value-type="float" office:value="321349">
            <text:p>321349</text:p>
          </table:table-cell>
          <table:table-cell office:value-type="float" office:value="381001">
            <text:p>381001</text:p>
          </table:table-cell>
          <table:table-cell office:value-type="float" office:value="387493">
            <text:p>387493</text:p>
          </table:table-cell>
          <table:table-cell office:value-type="float" office:value="377235.1">
            <text:p>377235,1</text:p>
          </table:table-cell>
          <table:table-cell office:value-type="float" office:value="383909.8">
            <text:p>383909,8</text:p>
          </table:table-cell>
          <table:table-cell office:value-type="float" office:value="372038.5">
            <text:p>372038,5</text:p>
          </table:table-cell>
          <table:table-cell office:value-type="float" office:value="385855.45">
            <text:p>385855,45</text:p>
          </table:table-cell>
          <table:table-cell office:value-type="float" office:value="401143.51">
            <text:p>401143,51</text:p>
          </table:table-cell>
          <table:table-cell office:value-type="float" office:value="390988.53">
            <text:p>390988,53</text:p>
          </table:table-cell>
          <table:table-cell office:value-type="float" office:value="460746.52">
            <text:p>460746,52</text:p>
          </table:table-cell>
          <table:table-cell office:value-type="float" office:value="490360.47">
            <text:p>490360,47</text:p>
          </table:table-cell>
          <table:table-cell office:value-type="float" office:value="412503.23">
            <text:p>412503,23</text:p>
          </table:table-cell>
          <table:table-cell office:value-type="float" office:value="443050">
            <text:p>443050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PROSPERIDAD </text:p>
          </table:table-cell>
          <table:table-cell office:value-type="string">
            <text:p>Municipio</text:p>
          </table:table-cell>
          <table:table-cell office:value-type="float" office:value="80205">
            <text:p>80205</text:p>
          </table:table-cell>
          <table:table-cell office:value-type="float" office:value="94112">
            <text:p>94112</text:p>
          </table:table-cell>
          <table:table-cell office:value-type="float" office:value="85145">
            <text:p>85145</text:p>
          </table:table-cell>
          <table:table-cell office:value-type="float" office:value="89860">
            <text:p>89860</text:p>
          </table:table-cell>
          <table:table-cell office:value-type="float" office:value="96768">
            <text:p>96768</text:p>
          </table:table-cell>
          <table:table-cell office:value-type="float" office:value="102666">
            <text:p>102666</text:p>
          </table:table-cell>
          <table:table-cell office:value-type="float" office:value="98991">
            <text:p>98991</text:p>
          </table:table-cell>
          <table:table-cell office:value-type="float" office:value="95881">
            <text:p>95881</text:p>
          </table:table-cell>
          <table:table-cell office:value-type="float" office:value="96491">
            <text:p>96491</text:p>
          </table:table-cell>
          <table:table-cell office:value-type="float" office:value="102594">
            <text:p>102594</text:p>
          </table:table-cell>
          <table:table-cell office:value-type="float" office:value="98700">
            <text:p>98700</text:p>
          </table:table-cell>
          <table:table-cell office:value-type="float" office:value="106346">
            <text:p>106346</text:p>
          </table:table-cell>
          <table:table-cell office:value-type="float" office:value="105074">
            <text:p>105074</text:p>
          </table:table-cell>
          <table:table-cell office:value-type="float" office:value="116625">
            <text:p>116625</text:p>
          </table:table-cell>
          <table:table-cell office:value-type="float" office:value="110913">
            <text:p>110913</text:p>
          </table:table-cell>
          <table:table-cell office:value-type="float" office:value="112481">
            <text:p>112481</text:p>
          </table:table-cell>
          <table:table-cell office:value-type="float" office:value="134864">
            <text:p>134864</text:p>
          </table:table-cell>
          <table:table-cell office:value-type="float" office:value="141168">
            <text:p>141168</text:p>
          </table:table-cell>
          <table:table-cell office:value-type="float" office:value="132805">
            <text:p>132805</text:p>
          </table:table-cell>
          <table:table-cell office:value-type="float" office:value="128498">
            <text:p>128498</text:p>
          </table:table-cell>
          <table:table-cell office:value-type="float" office:value="135306">
            <text:p>135306</text:p>
          </table:table-cell>
          <table:table-cell office:value-type="float" office:value="129218">
            <text:p>129218</text:p>
          </table:table-cell>
          <table:table-cell office:value-type="float" office:value="137399">
            <text:p>137399</text:p>
          </table:table-cell>
          <table:table-cell office:value-type="float" office:value="119605">
            <text:p>119605</text:p>
          </table:table-cell>
          <table:table-cell office:value-type="float" office:value="154720">
            <text:p>154720</text:p>
          </table:table-cell>
          <table:table-cell office:value-type="float" office:value="153331">
            <text:p>153331</text:p>
          </table:table-cell>
          <table:table-cell office:value-type="float" office:value="153990">
            <text:p>153990</text:p>
          </table:table-cell>
          <table:table-cell office:value-type="float" office:value="149722">
            <text:p>149722</text:p>
          </table:table-cell>
          <table:table-cell office:value-type="float" office:value="184645">
            <text:p>184645</text:p>
          </table:table-cell>
          <table:table-cell office:value-type="float" office:value="185298">
            <text:p>185298</text:p>
          </table:table-cell>
          <table:table-cell office:value-type="float" office:value="177031">
            <text:p>177031</text:p>
          </table:table-cell>
          <table:table-cell office:value-type="float" office:value="180621">
            <text:p>180621</text:p>
          </table:table-cell>
          <table:table-cell office:value-type="float" office:value="184052">
            <text:p>184052</text:p>
          </table:table-cell>
          <table:table-cell office:value-type="float" office:value="177354">
            <text:p>177354</text:p>
          </table:table-cell>
          <table:table-cell office:value-type="float" office:value="197708">
            <text:p>197708</text:p>
          </table:table-cell>
          <table:table-cell office:value-type="float" office:value="191377">
            <text:p>191377</text:p>
          </table:table-cell>
          <table:table-cell office:value-type="float" office:value="214567">
            <text:p>214567</text:p>
          </table:table-cell>
          <table:table-cell office:value-type="float" office:value="185489">
            <text:p>185489</text:p>
          </table:table-cell>
          <table:table-cell office:value-type="float" office:value="182509">
            <text:p>182509</text:p>
          </table:table-cell>
          <table:table-cell office:value-type="float" office:value="174389">
            <text:p>174389</text:p>
          </table:table-cell>
          <table:table-cell office:value-type="float" office:value="228062">
            <text:p>228062</text:p>
          </table:table-cell>
          <table:table-cell office:value-type="float" office:value="226166">
            <text:p>226166</text:p>
          </table:table-cell>
          <table:table-cell office:value-type="float" office:value="210877">
            <text:p>210877</text:p>
          </table:table-cell>
          <table:table-cell office:value-type="float" office:value="225520">
            <text:p>225520</text:p>
          </table:table-cell>
          <table:table-cell office:value-type="float" office:value="219138">
            <text:p>219138</text:p>
          </table:table-cell>
          <table:table-cell office:value-type="float" office:value="236845.3">
            <text:p>236845,3</text:p>
          </table:table-cell>
          <table:table-cell office:value-type="float" office:value="242312.7">
            <text:p>242312,7</text:p>
          </table:table-cell>
          <table:table-cell office:value-type="float" office:value="236179.7">
            <text:p>236179,7</text:p>
          </table:table-cell>
          <table:table-cell office:value-type="float" office:value="261222">
            <text:p>261222</text:p>
          </table:table-cell>
          <table:table-cell office:value-type="float" office:value="281567">
            <text:p>281567</text:p>
          </table:table-cell>
          <table:table-cell office:value-type="float" office:value="248242">
            <text:p>248242</text:p>
          </table:table-cell>
          <table:table-cell office:value-type="float" office:value="259698">
            <text:p>259698</text:p>
          </table:table-cell>
          <table:table-cell office:value-type="float" office:value="307906">
            <text:p>307906</text:p>
          </table:table-cell>
          <table:table-cell office:value-type="float" office:value="313152">
            <text:p>313152</text:p>
          </table:table-cell>
          <table:table-cell office:value-type="float" office:value="304862.7">
            <text:p>304862,7</text:p>
          </table:table-cell>
          <table:table-cell office:value-type="float" office:value="310256.8">
            <text:p>310256,8</text:p>
          </table:table-cell>
          <table:table-cell office:value-type="float" office:value="300663">
            <text:p>300663</text:p>
          </table:table-cell>
          <table:table-cell office:value-type="float" office:value="311829.17">
            <text:p>311829,17</text:p>
          </table:table-cell>
          <table:table-cell office:value-type="float" office:value="324184.22">
            <text:p>324184,22</text:p>
          </table:table-cell>
          <table:table-cell office:value-type="float" office:value="315977.48">
            <text:p>315977,48</text:p>
          </table:table-cell>
          <table:table-cell office:value-type="float" office:value="372352.41">
            <text:p>372352,41</text:p>
          </table:table-cell>
          <table:table-cell office:value-type="float" office:value="396284.93">
            <text:p>396284,93</text:p>
          </table:table-cell>
          <table:table-cell office:value-type="float" office:value="333364.58">
            <text:p>333364,58</text:p>
          </table:table-cell>
          <table:table-cell office:value-type="float" office:value="358051">
            <text:p>358051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SAN BARTOLOME </text:p>
          </table:table-cell>
          <table:table-cell office:value-type="string">
            <text:p>Municipio</text:p>
          </table:table-cell>
          <table:table-cell office:value-type="float" office:value="103286">
            <text:p>103286</text:p>
          </table:table-cell>
          <table:table-cell office:value-type="float" office:value="121195">
            <text:p>121195</text:p>
          </table:table-cell>
          <table:table-cell office:value-type="float" office:value="109648">
            <text:p>109648</text:p>
          </table:table-cell>
          <table:table-cell office:value-type="float" office:value="115719">
            <text:p>115719</text:p>
          </table:table-cell>
          <table:table-cell office:value-type="float" office:value="124615">
            <text:p>124615</text:p>
          </table:table-cell>
          <table:table-cell office:value-type="float" office:value="132210">
            <text:p>132210</text:p>
          </table:table-cell>
          <table:table-cell office:value-type="float" office:value="127479">
            <text:p>127479</text:p>
          </table:table-cell>
          <table:table-cell office:value-type="float" office:value="123473">
            <text:p>123473</text:p>
          </table:table-cell>
          <table:table-cell office:value-type="float" office:value="124259">
            <text:p>124259</text:p>
          </table:table-cell>
          <table:table-cell office:value-type="float" office:value="132118">
            <text:p>132118</text:p>
          </table:table-cell>
          <table:table-cell office:value-type="float" office:value="127103">
            <text:p>127103</text:p>
          </table:table-cell>
          <table:table-cell office:value-type="float" office:value="136950">
            <text:p>136950</text:p>
          </table:table-cell>
          <table:table-cell office:value-type="float" office:value="135312">
            <text:p>135312</text:p>
          </table:table-cell>
          <table:table-cell office:value-type="float" office:value="150186">
            <text:p>150186</text:p>
          </table:table-cell>
          <table:table-cell office:value-type="float" office:value="142831">
            <text:p>142831</text:p>
          </table:table-cell>
          <table:table-cell office:value-type="float" office:value="144850">
            <text:p>144850</text:p>
          </table:table-cell>
          <table:table-cell office:value-type="float" office:value="173675">
            <text:p>173675</text:p>
          </table:table-cell>
          <table:table-cell office:value-type="float" office:value="181793">
            <text:p>181793</text:p>
          </table:table-cell>
          <table:table-cell office:value-type="float" office:value="171023">
            <text:p>171023</text:p>
          </table:table-cell>
          <table:table-cell office:value-type="float" office:value="165477">
            <text:p>165477</text:p>
          </table:table-cell>
          <table:table-cell office:value-type="float" office:value="174244">
            <text:p>174244</text:p>
          </table:table-cell>
          <table:table-cell office:value-type="float" office:value="166404">
            <text:p>166404</text:p>
          </table:table-cell>
          <table:table-cell office:value-type="float" office:value="176938">
            <text:p>176938</text:p>
          </table:table-cell>
          <table:table-cell office:value-type="float" office:value="154024">
            <text:p>154024</text:p>
          </table:table-cell>
          <table:table-cell office:value-type="float" office:value="199245">
            <text:p>199245</text:p>
          </table:table-cell>
          <table:table-cell office:value-type="float" office:value="197455">
            <text:p>197455</text:p>
          </table:table-cell>
          <table:table-cell office:value-type="float" office:value="191426">
            <text:p>191426</text:p>
          </table:table-cell>
          <table:table-cell office:value-type="float" office:value="190579">
            <text:p>190579</text:p>
          </table:table-cell>
          <table:table-cell office:value-type="float" office:value="235032">
            <text:p>235032</text:p>
          </table:table-cell>
          <table:table-cell office:value-type="float" office:value="235863">
            <text:p>235863</text:p>
          </table:table-cell>
          <table:table-cell office:value-type="float" office:value="225341">
            <text:p>225341</text:p>
          </table:table-cell>
          <table:table-cell office:value-type="float" office:value="229910">
            <text:p>229910</text:p>
          </table:table-cell>
          <table:table-cell office:value-type="float" office:value="234278">
            <text:p>234278</text:p>
          </table:table-cell>
          <table:table-cell office:value-type="float" office:value="225752">
            <text:p>225752</text:p>
          </table:table-cell>
          <table:table-cell office:value-type="float" office:value="251660">
            <text:p>251660</text:p>
          </table:table-cell>
          <table:table-cell office:value-type="float" office:value="243601">
            <text:p>243601</text:p>
          </table:table-cell>
          <table:table-cell office:value-type="float" office:value="273119">
            <text:p>273119</text:p>
          </table:table-cell>
          <table:table-cell office:value-type="float" office:value="236107">
            <text:p>236107</text:p>
          </table:table-cell>
          <table:table-cell office:value-type="float" office:value="232313">
            <text:p>232313</text:p>
          </table:table-cell>
          <table:table-cell office:value-type="float" office:value="221977">
            <text:p>221977</text:p>
          </table:table-cell>
          <table:table-cell office:value-type="float" office:value="290297">
            <text:p>290297</text:p>
          </table:table-cell>
          <table:table-cell office:value-type="float" office:value="287884">
            <text:p>287884</text:p>
          </table:table-cell>
          <table:table-cell office:value-type="float" office:value="268422">
            <text:p>268422</text:p>
          </table:table-cell>
          <table:table-cell office:value-type="float" office:value="287062">
            <text:p>287062</text:p>
          </table:table-cell>
          <table:table-cell office:value-type="float" office:value="278938">
            <text:p>278938</text:p>
          </table:table-cell>
          <table:table-cell office:value-type="float" office:value="301477.4">
            <text:p>301477,4</text:p>
          </table:table-cell>
          <table:table-cell office:value-type="float" office:value="308436.7">
            <text:p>308436,7</text:p>
          </table:table-cell>
          <table:table-cell office:value-type="float" office:value="300630.2">
            <text:p>300630,2</text:p>
          </table:table-cell>
          <table:table-cell office:value-type="float" office:value="332506">
            <text:p>332506</text:p>
          </table:table-cell>
          <table:table-cell office:value-type="float" office:value="358403">
            <text:p>358403</text:p>
          </table:table-cell>
          <table:table-cell office:value-type="float" office:value="315984">
            <text:p>315984</text:p>
          </table:table-cell>
          <table:table-cell office:value-type="float" office:value="330567">
            <text:p>330567</text:p>
          </table:table-cell>
          <table:table-cell office:value-type="float" office:value="391930">
            <text:p>391930</text:p>
          </table:table-cell>
          <table:table-cell office:value-type="float" office:value="398607">
            <text:p>398607</text:p>
          </table:table-cell>
          <table:table-cell office:value-type="float" office:value="388055.8">
            <text:p>388055,8</text:p>
          </table:table-cell>
          <table:table-cell office:value-type="float" office:value="394921.9">
            <text:p>394921,9</text:p>
          </table:table-cell>
          <table:table-cell office:value-type="float" office:value="382710">
            <text:p>382710</text:p>
          </table:table-cell>
          <table:table-cell office:value-type="float" office:value="396923.35">
            <text:p>396923,35</text:p>
          </table:table-cell>
          <table:table-cell office:value-type="float" office:value="412649.93">
            <text:p>412649,93</text:p>
          </table:table-cell>
          <table:table-cell office:value-type="float" office:value="402203.67">
            <text:p>402203,67</text:p>
          </table:table-cell>
          <table:table-cell office:value-type="float" office:value="473962.6">
            <text:p>473962,6</text:p>
          </table:table-cell>
          <table:table-cell office:value-type="float" office:value="504426">
            <text:p>504426</text:p>
          </table:table-cell>
          <table:table-cell office:value-type="float" office:value="424335.49">
            <text:p>424335,49</text:p>
          </table:table-cell>
          <table:table-cell office:value-type="float" office:value="455758">
            <text:p>455758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COLONIA TIROLESA </text:p>
          </table:table-cell>
          <table:table-cell office:value-type="string">
            <text:p>Municipio</text:p>
          </table:table-cell>
          <table:table-cell office:value-type="float" office:value="190170">
            <text:p>190170</text:p>
          </table:table-cell>
          <table:table-cell office:value-type="float" office:value="223144">
            <text:p>223144</text:p>
          </table:table-cell>
          <table:table-cell office:value-type="float" office:value="201884">
            <text:p>201884</text:p>
          </table:table-cell>
          <table:table-cell office:value-type="float" office:value="213063">
            <text:p>213063</text:p>
          </table:table-cell>
          <table:table-cell office:value-type="float" office:value="229442">
            <text:p>229442</text:p>
          </table:table-cell>
          <table:table-cell office:value-type="float" office:value="243426">
            <text:p>243426</text:p>
          </table:table-cell>
          <table:table-cell office:value-type="float" office:value="234714">
            <text:p>234714</text:p>
          </table:table-cell>
          <table:table-cell office:value-type="float" office:value="227339">
            <text:p>227339</text:p>
          </table:table-cell>
          <table:table-cell office:value-type="float" office:value="228786">
            <text:p>228786</text:p>
          </table:table-cell>
          <table:table-cell office:value-type="float" office:value="243256">
            <text:p>243256</text:p>
          </table:table-cell>
          <table:table-cell office:value-type="float" office:value="234023">
            <text:p>234023</text:p>
          </table:table-cell>
          <table:table-cell office:value-type="float" office:value="252153">
            <text:p>252153</text:p>
          </table:table-cell>
          <table:table-cell office:value-type="float" office:value="249137">
            <text:p>249137</text:p>
          </table:table-cell>
          <table:table-cell office:value-type="float" office:value="276523">
            <text:p>276523</text:p>
          </table:table-cell>
          <table:table-cell office:value-type="float" office:value="262982">
            <text:p>262982</text:p>
          </table:table-cell>
          <table:table-cell office:value-type="float" office:value="266699">
            <text:p>266699</text:p>
          </table:table-cell>
          <table:table-cell office:value-type="float" office:value="319771">
            <text:p>319771</text:p>
          </table:table-cell>
          <table:table-cell office:value-type="float" office:value="334718">
            <text:p>334718</text:p>
          </table:table-cell>
          <table:table-cell office:value-type="float" office:value="314888">
            <text:p>314888</text:p>
          </table:table-cell>
          <table:table-cell office:value-type="float" office:value="304677">
            <text:p>304677</text:p>
          </table:table-cell>
          <table:table-cell office:value-type="float" office:value="320818">
            <text:p>320818</text:p>
          </table:table-cell>
          <table:table-cell office:value-type="float" office:value="306383">
            <text:p>306383</text:p>
          </table:table-cell>
          <table:table-cell office:value-type="float" office:value="325780">
            <text:p>325780</text:p>
          </table:table-cell>
          <table:table-cell office:value-type="float" office:value="283591">
            <text:p>283591</text:p>
          </table:table-cell>
          <table:table-cell office:value-type="float" office:value="366850">
            <text:p>366850</text:p>
          </table:table-cell>
          <table:table-cell office:value-type="float" office:value="363556">
            <text:p>363556</text:p>
          </table:table-cell>
          <table:table-cell office:value-type="float" office:value="378245">
            <text:p>378245</text:p>
          </table:table-cell>
          <table:table-cell office:value-type="float" office:value="359252">
            <text:p>359252</text:p>
          </table:table-cell>
          <table:table-cell office:value-type="float" office:value="443048">
            <text:p>443048</text:p>
          </table:table-cell>
          <table:table-cell office:value-type="float" office:value="444616">
            <text:p>444616</text:p>
          </table:table-cell>
          <table:table-cell office:value-type="float" office:value="424780">
            <text:p>424780</text:p>
          </table:table-cell>
          <table:table-cell office:value-type="float" office:value="433394">
            <text:p>433394</text:p>
          </table:table-cell>
          <table:table-cell office:value-type="float" office:value="441626">
            <text:p>441626</text:p>
          </table:table-cell>
          <table:table-cell office:value-type="float" office:value="425555">
            <text:p>425555</text:p>
          </table:table-cell>
          <table:table-cell office:value-type="float" office:value="474393">
            <text:p>474393</text:p>
          </table:table-cell>
          <table:table-cell office:value-type="float" office:value="459202">
            <text:p>459202</text:p>
          </table:table-cell>
          <table:table-cell office:value-type="float" office:value="514845">
            <text:p>514845</text:p>
          </table:table-cell>
          <table:table-cell office:value-type="float" office:value="445075">
            <text:p>445075</text:p>
          </table:table-cell>
          <table:table-cell office:value-type="float" office:value="437923">
            <text:p>437923</text:p>
          </table:table-cell>
          <table:table-cell office:value-type="float" office:value="418439">
            <text:p>418439</text:p>
          </table:table-cell>
          <table:table-cell office:value-type="float" office:value="547226">
            <text:p>547226</text:p>
          </table:table-cell>
          <table:table-cell office:value-type="float" office:value="542678">
            <text:p>542678</text:p>
          </table:table-cell>
          <table:table-cell office:value-type="float" office:value="505992">
            <text:p>505992</text:p>
          </table:table-cell>
          <table:table-cell office:value-type="float" office:value="541128">
            <text:p>541128</text:p>
          </table:table-cell>
          <table:table-cell office:value-type="float" office:value="525814">
            <text:p>525814</text:p>
          </table:table-cell>
          <table:table-cell office:value-type="float" office:value="568302">
            <text:p>568302</text:p>
          </table:table-cell>
          <table:table-cell office:value-type="float" office:value="581420.7">
            <text:p>581420,7</text:p>
          </table:table-cell>
          <table:table-cell office:value-type="float" office:value="566706">
            <text:p>566706</text:p>
          </table:table-cell>
          <table:table-cell office:value-type="float" office:value="626793">
            <text:p>626793</text:p>
          </table:table-cell>
          <table:table-cell office:value-type="float" office:value="675610">
            <text:p>675610</text:p>
          </table:table-cell>
          <table:table-cell office:value-type="float" office:value="595647">
            <text:p>595647</text:p>
          </table:table-cell>
          <table:table-cell office:value-type="float" office:value="623137">
            <text:p>623137</text:p>
          </table:table-cell>
          <table:table-cell office:value-type="float" office:value="738810">
            <text:p>738810</text:p>
          </table:table-cell>
          <table:table-cell office:value-type="float" office:value="751398">
            <text:p>751398</text:p>
          </table:table-cell>
          <table:table-cell office:value-type="float" office:value="731507.2">
            <text:p>731507,2</text:p>
          </table:table-cell>
          <table:table-cell office:value-type="float" office:value="744450.2">
            <text:p>744450,2</text:p>
          </table:table-cell>
          <table:table-cell office:value-type="float" office:value="721430.2">
            <text:p>721430,2</text:p>
          </table:table-cell>
          <table:table-cell office:value-type="float" office:value="748223.08">
            <text:p>748223,08</text:p>
          </table:table-cell>
          <table:table-cell office:value-type="float" office:value="777868.59">
            <text:p>777868,59</text:p>
          </table:table-cell>
          <table:table-cell office:value-type="float" office:value="758176.79">
            <text:p>758176,79</text:p>
          </table:table-cell>
          <table:table-cell office:value-type="float" office:value="893446.46">
            <text:p>893446,46</text:p>
          </table:table-cell>
          <table:table-cell office:value-type="float" office:value="950871.69">
            <text:p>950871,69</text:p>
          </table:table-cell>
          <table:table-cell office:value-type="float" office:value="799896.54">
            <text:p>799896,54</text:p>
          </table:table-cell>
          <table:table-cell office:value-type="float" office:value="859131">
            <text:p>859131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VIGNAUD </text:p>
          </table:table-cell>
          <table:table-cell office:value-type="string">
            <text:p>Municipio</text:p>
          </table:table-cell>
          <table:table-cell office:value-type="float" office:value="94189">
            <text:p>94189</text:p>
          </table:table-cell>
          <table:table-cell office:value-type="float" office:value="110520">
            <text:p>110520</text:p>
          </table:table-cell>
          <table:table-cell office:value-type="float" office:value="99991">
            <text:p>99991</text:p>
          </table:table-cell>
          <table:table-cell office:value-type="float" office:value="105527">
            <text:p>105527</text:p>
          </table:table-cell>
          <table:table-cell office:value-type="float" office:value="113640">
            <text:p>113640</text:p>
          </table:table-cell>
          <table:table-cell office:value-type="float" office:value="120566">
            <text:p>120566</text:p>
          </table:table-cell>
          <table:table-cell office:value-type="float" office:value="116251">
            <text:p>116251</text:p>
          </table:table-cell>
          <table:table-cell office:value-type="float" office:value="112598">
            <text:p>112598</text:p>
          </table:table-cell>
          <table:table-cell office:value-type="float" office:value="113315">
            <text:p>113315</text:p>
          </table:table-cell>
          <table:table-cell office:value-type="float" office:value="120482">
            <text:p>120482</text:p>
          </table:table-cell>
          <table:table-cell office:value-type="float" office:value="115909">
            <text:p>115909</text:p>
          </table:table-cell>
          <table:table-cell office:value-type="float" office:value="124888">
            <text:p>124888</text:p>
          </table:table-cell>
          <table:table-cell office:value-type="float" office:value="123395">
            <text:p>123395</text:p>
          </table:table-cell>
          <table:table-cell office:value-type="float" office:value="136959">
            <text:p>136959</text:p>
          </table:table-cell>
          <table:table-cell office:value-type="float" office:value="130252">
            <text:p>130252</text:p>
          </table:table-cell>
          <table:table-cell office:value-type="float" office:value="132093">
            <text:p>132093</text:p>
          </table:table-cell>
          <table:table-cell office:value-type="float" office:value="158379">
            <text:p>158379</text:p>
          </table:table-cell>
          <table:table-cell office:value-type="float" office:value="165782">
            <text:p>165782</text:p>
          </table:table-cell>
          <table:table-cell office:value-type="float" office:value="155960">
            <text:p>155960</text:p>
          </table:table-cell>
          <table:table-cell office:value-type="float" office:value="150903">
            <text:p>150903</text:p>
          </table:table-cell>
          <table:table-cell office:value-type="float" office:value="158897">
            <text:p>158897</text:p>
          </table:table-cell>
          <table:table-cell office:value-type="float" office:value="151748">
            <text:p>151748</text:p>
          </table:table-cell>
          <table:table-cell office:value-type="float" office:value="161355">
            <text:p>161355</text:p>
          </table:table-cell>
          <table:table-cell office:value-type="float" office:value="140458">
            <text:p>140458</text:p>
          </table:table-cell>
          <table:table-cell office:value-type="float" office:value="181696">
            <text:p>181696</text:p>
          </table:table-cell>
          <table:table-cell office:value-type="float" office:value="180065">
            <text:p>180065</text:p>
          </table:table-cell>
          <table:table-cell office:value-type="float" office:value="178408">
            <text:p>178408</text:p>
          </table:table-cell>
          <table:table-cell office:value-type="float" office:value="175039">
            <text:p>175039</text:p>
          </table:table-cell>
          <table:table-cell office:value-type="float" office:value="215867">
            <text:p>215867</text:p>
          </table:table-cell>
          <table:table-cell office:value-type="float" office:value="216631">
            <text:p>216631</text:p>
          </table:table-cell>
          <table:table-cell office:value-type="float" office:value="206966">
            <text:p>206966</text:p>
          </table:table-cell>
          <table:table-cell office:value-type="float" office:value="211163">
            <text:p>211163</text:p>
          </table:table-cell>
          <table:table-cell office:value-type="float" office:value="215174">
            <text:p>215174</text:p>
          </table:table-cell>
          <table:table-cell office:value-type="float" office:value="207344">
            <text:p>207344</text:p>
          </table:table-cell>
          <table:table-cell office:value-type="float" office:value="231139">
            <text:p>231139</text:p>
          </table:table-cell>
          <table:table-cell office:value-type="float" office:value="223738">
            <text:p>223738</text:p>
          </table:table-cell>
          <table:table-cell office:value-type="float" office:value="250849">
            <text:p>250849</text:p>
          </table:table-cell>
          <table:table-cell office:value-type="float" office:value="216855">
            <text:p>216855</text:p>
          </table:table-cell>
          <table:table-cell office:value-type="float" office:value="213370">
            <text:p>213370</text:p>
          </table:table-cell>
          <table:table-cell office:value-type="float" office:value="203877">
            <text:p>203877</text:p>
          </table:table-cell>
          <table:table-cell office:value-type="float" office:value="266626">
            <text:p>266626</text:p>
          </table:table-cell>
          <table:table-cell office:value-type="float" office:value="264410">
            <text:p>264410</text:p>
          </table:table-cell>
          <table:table-cell office:value-type="float" office:value="246535">
            <text:p>246535</text:p>
          </table:table-cell>
          <table:table-cell office:value-type="float" office:value="263654">
            <text:p>263654</text:p>
          </table:table-cell>
          <table:table-cell office:value-type="float" office:value="256193">
            <text:p>256193</text:p>
          </table:table-cell>
          <table:table-cell office:value-type="float" office:value="276894.5">
            <text:p>276894,5</text:p>
          </table:table-cell>
          <table:table-cell office:value-type="float" office:value="283286.4">
            <text:p>283286,4</text:p>
          </table:table-cell>
          <table:table-cell office:value-type="float" office:value="276116.4">
            <text:p>276116,4</text:p>
          </table:table-cell>
          <table:table-cell office:value-type="float" office:value="305393">
            <text:p>305393</text:p>
          </table:table-cell>
          <table:table-cell office:value-type="float" office:value="329178">
            <text:p>329178</text:p>
          </table:table-cell>
          <table:table-cell office:value-type="float" office:value="290218">
            <text:p>290218</text:p>
          </table:table-cell>
          <table:table-cell office:value-type="float" office:value="303612">
            <text:p>303612</text:p>
          </table:table-cell>
          <table:table-cell office:value-type="float" office:value="359972">
            <text:p>359972</text:p>
          </table:table-cell>
          <table:table-cell office:value-type="float" office:value="366105">
            <text:p>366105</text:p>
          </table:table-cell>
          <table:table-cell office:value-type="float" office:value="356413.3">
            <text:p>356413,3</text:p>
          </table:table-cell>
          <table:table-cell office:value-type="float" office:value="362719.5">
            <text:p>362719,5</text:p>
          </table:table-cell>
          <table:table-cell office:value-type="float" office:value="351503.4">
            <text:p>351503,4</text:p>
          </table:table-cell>
          <table:table-cell office:value-type="float" office:value="364557.76">
            <text:p>364557,76</text:p>
          </table:table-cell>
          <table:table-cell office:value-type="float" office:value="379001.98">
            <text:p>379001,98</text:p>
          </table:table-cell>
          <table:table-cell office:value-type="float" office:value="369407.52">
            <text:p>369407,52</text:p>
          </table:table-cell>
          <table:table-cell office:value-type="float" office:value="435315.15">
            <text:p>435315,15</text:p>
          </table:table-cell>
          <table:table-cell office:value-type="float" office:value="463294.52">
            <text:p>463294,52</text:p>
          </table:table-cell>
          <table:table-cell office:value-type="float" office:value="389734.69">
            <text:p>389734,69</text:p>
          </table:table-cell>
          <table:table-cell office:value-type="float" office:value="418595">
            <text:p>418595</text:p>
          </table:table-cell>
          <table:table-cell table:number-columns-repeated="919"/>
        </table:table-row>
        <table:table-row table:style-name="ro2">
          <table:table-cell office:value-type="string">
            <text:p>CAPITAL</text:p>
          </table:table-cell>
          <table:table-cell office:value-type="string">
            <text:p>CORDOBA </text:p>
          </table:table-cell>
          <table:table-cell office:value-type="string">
            <text:p>Municipio</text:p>
          </table:table-cell>
          <table:table-cell office:value-type="float" office:value="29231133">
            <text:p>29231133</text:p>
          </table:table-cell>
          <table:table-cell office:value-type="float" office:value="34299562">
            <text:p>34299562</text:p>
          </table:table-cell>
          <table:table-cell office:value-type="float" office:value="31031729">
            <text:p>31031729</text:p>
          </table:table-cell>
          <table:table-cell office:value-type="float" office:value="32750042">
            <text:p>32750042</text:p>
          </table:table-cell>
          <table:table-cell office:value-type="float" office:value="35267708">
            <text:p>35267708</text:p>
          </table:table-cell>
          <table:table-cell office:value-type="float" office:value="37417112">
            <text:p>37417112</text:p>
          </table:table-cell>
          <table:table-cell office:value-type="float" office:value="36078019">
            <text:p>36078019</text:p>
          </table:table-cell>
          <table:table-cell office:value-type="float" office:value="34944411">
            <text:p>34944411</text:p>
          </table:table-cell>
          <table:table-cell office:value-type="float" office:value="35166866">
            <text:p>35166866</text:p>
          </table:table-cell>
          <table:table-cell office:value-type="float" office:value="37390970">
            <text:p>37390970</text:p>
          </table:table-cell>
          <table:table-cell office:value-type="float" office:value="35971753">
            <text:p>35971753</text:p>
          </table:table-cell>
          <table:table-cell office:value-type="float" office:value="38758563">
            <text:p>38758563</text:p>
          </table:table-cell>
          <table:table-cell office:value-type="float" office:value="38295027">
            <text:p>38295027</text:p>
          </table:table-cell>
          <table:table-cell office:value-type="float" office:value="42504550">
            <text:p>42504550</text:p>
          </table:table-cell>
          <table:table-cell office:value-type="float" office:value="40423074">
            <text:p>40423074</text:p>
          </table:table-cell>
          <table:table-cell office:value-type="float" office:value="40994428">
            <text:p>40994428</text:p>
          </table:table-cell>
          <table:table-cell office:value-type="float" office:value="49152165">
            <text:p>49152165</text:p>
          </table:table-cell>
          <table:table-cell office:value-type="float" office:value="51449704">
            <text:p>51449704</text:p>
          </table:table-cell>
          <table:table-cell office:value-type="float" office:value="48401642">
            <text:p>48401642</text:p>
          </table:table-cell>
          <table:table-cell office:value-type="float" office:value="46832055">
            <text:p>46832055</text:p>
          </table:table-cell>
          <table:table-cell office:value-type="float" office:value="49313113">
            <text:p>49313113</text:p>
          </table:table-cell>
          <table:table-cell office:value-type="float" office:value="47094340">
            <text:p>47094340</text:p>
          </table:table-cell>
          <table:table-cell office:value-type="float" office:value="50075769">
            <text:p>50075769</text:p>
          </table:table-cell>
          <table:table-cell office:value-type="float" office:value="43590714">
            <text:p>43590714</text:p>
          </table:table-cell>
          <table:table-cell office:value-type="float" office:value="56388721">
            <text:p>56388721</text:p>
          </table:table-cell>
          <table:table-cell office:value-type="float" office:value="55882361">
            <text:p>55882361</text:p>
          </table:table-cell>
          <table:table-cell office:value-type="float" office:value="54879334">
            <text:p>54879334</text:p>
          </table:table-cell>
          <table:table-cell office:value-type="float" office:value="54164227">
            <text:p>54164227</text:p>
          </table:table-cell>
          <table:table-cell office:value-type="float" office:value="66798088">
            <text:p>66798088</text:p>
          </table:table-cell>
          <table:table-cell office:value-type="float" office:value="67034443">
            <text:p>67034443</text:p>
          </table:table-cell>
          <table:table-cell office:value-type="float" office:value="64043751">
            <text:p>64043751</text:p>
          </table:table-cell>
          <table:table-cell office:value-type="float" office:value="65342559">
            <text:p>65342559</text:p>
          </table:table-cell>
          <table:table-cell office:value-type="float" office:value="66583702">
            <text:p>66583702</text:p>
          </table:table-cell>
          <table:table-cell office:value-type="float" office:value="64160684">
            <text:p>64160684</text:p>
          </table:table-cell>
          <table:table-cell office:value-type="float" office:value="71523916">
            <text:p>71523916</text:p>
          </table:table-cell>
          <table:table-cell office:value-type="float" office:value="69233536">
            <text:p>69233536</text:p>
          </table:table-cell>
          <table:table-cell office:value-type="float" office:value="77622801">
            <text:p>77622801</text:p>
          </table:table-cell>
          <table:table-cell office:value-type="float" office:value="67103649">
            <text:p>67103649</text:p>
          </table:table-cell>
          <table:table-cell office:value-type="float" office:value="66025335">
            <text:p>66025335</text:p>
          </table:table-cell>
          <table:table-cell office:value-type="float" office:value="63087804">
            <text:p>63087804</text:p>
          </table:table-cell>
          <table:table-cell office:value-type="float" office:value="82504840">
            <text:p>82504840</text:p>
          </table:table-cell>
          <table:table-cell office:value-type="float" office:value="81819169">
            <text:p>81819169</text:p>
          </table:table-cell>
          <table:table-cell office:value-type="float" office:value="76287997">
            <text:p>76287997</text:p>
          </table:table-cell>
          <table:table-cell office:value-type="float" office:value="81585452">
            <text:p>81585452</text:p>
          </table:table-cell>
          <table:table-cell office:value-type="float" office:value="79276642">
            <text:p>79276642</text:p>
          </table:table-cell>
          <table:table-cell office:value-type="float" office:value="85682480.1">
            <text:p>85682480,1</text:p>
          </table:table-cell>
          <table:table-cell office:value-type="float" office:value="87660373.6">
            <text:p>87660373,6</text:p>
          </table:table-cell>
          <table:table-cell office:value-type="float" office:value="85441699.9">
            <text:p>85441699,9</text:p>
          </table:table-cell>
          <table:table-cell office:value-type="float" office:value="94501062">
            <text:p>94501062</text:p>
          </table:table-cell>
          <table:table-cell office:value-type="float" office:value="101861244">
            <text:p>101861244</text:p>
          </table:table-cell>
          <table:table-cell office:value-type="float" office:value="89805286">
            <text:p>89805286</text:p>
          </table:table-cell>
          <table:table-cell office:value-type="float" office:value="93949899">
            <text:p>93949899</text:p>
          </table:table-cell>
          <table:table-cell office:value-type="float" office:value="111389888">
            <text:p>111389888</text:p>
          </table:table-cell>
          <table:table-cell office:value-type="float" office:value="113287707">
            <text:p>113287707</text:p>
          </table:table-cell>
          <table:table-cell office:value-type="float" office:value="110288816.2">
            <text:p>110288816,2</text:p>
          </table:table-cell>
          <table:table-cell office:value-type="float" office:value="112240219.2">
            <text:p>112240219,2</text:p>
          </table:table-cell>
          <table:table-cell office:value-type="float" office:value="108769506.7">
            <text:p>108769506,7</text:p>
          </table:table-cell>
          <table:table-cell office:value-type="float" office:value="112809055.57">
            <text:p>112809055,57</text:p>
          </table:table-cell>
          <table:table-cell office:value-type="float" office:value="117278687.29">
            <text:p>117278687,29</text:p>
          </table:table-cell>
          <table:table-cell office:value-type="float" office:value="114309769.09">
            <text:p>114309769,09</text:p>
          </table:table-cell>
          <table:table-cell office:value-type="float" office:value="134704279.94">
            <text:p>134704279,94</text:p>
          </table:table-cell>
          <table:table-cell office:value-type="float" office:value="143362240.22">
            <text:p>143362240,22</text:p>
          </table:table-cell>
          <table:table-cell office:value-type="float" office:value="120599825.57">
            <text:p>120599825,57</text:p>
          </table:table-cell>
          <table:table-cell office:value-type="float" office:value="129530642">
            <text:p>129530642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CORONEL BAIGORRIA </text:p>
          </table:table-cell>
          <table:table-cell office:value-type="string">
            <text:p>Municipio</text:p>
          </table:table-cell>
          <table:table-cell office:value-type="float" office:value="109156">
            <text:p>109156</text:p>
          </table:table-cell>
          <table:table-cell office:value-type="float" office:value="128083">
            <text:p>128083</text:p>
          </table:table-cell>
          <table:table-cell office:value-type="float" office:value="115880">
            <text:p>115880</text:p>
          </table:table-cell>
          <table:table-cell office:value-type="float" office:value="122296">
            <text:p>122296</text:p>
          </table:table-cell>
          <table:table-cell office:value-type="float" office:value="131698">
            <text:p>131698</text:p>
          </table:table-cell>
          <table:table-cell office:value-type="float" office:value="139724">
            <text:p>139724</text:p>
          </table:table-cell>
          <table:table-cell office:value-type="float" office:value="134724">
            <text:p>134724</text:p>
          </table:table-cell>
          <table:table-cell office:value-type="float" office:value="130491">
            <text:p>130491</text:p>
          </table:table-cell>
          <table:table-cell office:value-type="float" office:value="131321">
            <text:p>131321</text:p>
          </table:table-cell>
          <table:table-cell office:value-type="float" office:value="139627">
            <text:p>139627</text:p>
          </table:table-cell>
          <table:table-cell office:value-type="float" office:value="134327">
            <text:p>134327</text:p>
          </table:table-cell>
          <table:table-cell office:value-type="float" office:value="144733">
            <text:p>144733</text:p>
          </table:table-cell>
          <table:table-cell office:value-type="float" office:value="143002">
            <text:p>143002</text:p>
          </table:table-cell>
          <table:table-cell office:value-type="float" office:value="158722">
            <text:p>158722</text:p>
          </table:table-cell>
          <table:table-cell office:value-type="float" office:value="150949">
            <text:p>150949</text:p>
          </table:table-cell>
          <table:table-cell office:value-type="float" office:value="153083">
            <text:p>153083</text:p>
          </table:table-cell>
          <table:table-cell office:value-type="float" office:value="183546">
            <text:p>183546</text:p>
          </table:table-cell>
          <table:table-cell office:value-type="float" office:value="192125">
            <text:p>192125</text:p>
          </table:table-cell>
          <table:table-cell office:value-type="float" office:value="180743">
            <text:p>180743</text:p>
          </table:table-cell>
          <table:table-cell office:value-type="float" office:value="174882">
            <text:p>174882</text:p>
          </table:table-cell>
          <table:table-cell office:value-type="float" office:value="184147">
            <text:p>184147</text:p>
          </table:table-cell>
          <table:table-cell office:value-type="float" office:value="175861">
            <text:p>175861</text:p>
          </table:table-cell>
          <table:table-cell office:value-type="float" office:value="186995">
            <text:p>186995</text:p>
          </table:table-cell>
          <table:table-cell office:value-type="float" office:value="162778">
            <text:p>162778</text:p>
          </table:table-cell>
          <table:table-cell office:value-type="float" office:value="210569">
            <text:p>210569</text:p>
          </table:table-cell>
          <table:table-cell office:value-type="float" office:value="208678">
            <text:p>208678</text:p>
          </table:table-cell>
          <table:table-cell office:value-type="float" office:value="200426">
            <text:p>200426</text:p>
          </table:table-cell>
          <table:table-cell office:value-type="float" office:value="200802">
            <text:p>200802</text:p>
          </table:table-cell>
          <table:table-cell office:value-type="float" office:value="247639">
            <text:p>247639</text:p>
          </table:table-cell>
          <table:table-cell office:value-type="float" office:value="248515">
            <text:p>248515</text:p>
          </table:table-cell>
          <table:table-cell office:value-type="float" office:value="237428">
            <text:p>237428</text:p>
          </table:table-cell>
          <table:table-cell office:value-type="float" office:value="242243">
            <text:p>242243</text:p>
          </table:table-cell>
          <table:table-cell office:value-type="float" office:value="246844">
            <text:p>246844</text:p>
          </table:table-cell>
          <table:table-cell office:value-type="float" office:value="237861">
            <text:p>237861</text:p>
          </table:table-cell>
          <table:table-cell office:value-type="float" office:value="265159">
            <text:p>265159</text:p>
          </table:table-cell>
          <table:table-cell office:value-type="float" office:value="256668">
            <text:p>256668</text:p>
          </table:table-cell>
          <table:table-cell office:value-type="float" office:value="287769">
            <text:p>287769</text:p>
          </table:table-cell>
          <table:table-cell office:value-type="float" office:value="248772">
            <text:p>248772</text:p>
          </table:table-cell>
          <table:table-cell office:value-type="float" office:value="244774">
            <text:p>244774</text:p>
          </table:table-cell>
          <table:table-cell office:value-type="float" office:value="233884">
            <text:p>233884</text:p>
          </table:table-cell>
          <table:table-cell office:value-type="float" office:value="305868">
            <text:p>305868</text:p>
          </table:table-cell>
          <table:table-cell office:value-type="float" office:value="303326">
            <text:p>303326</text:p>
          </table:table-cell>
          <table:table-cell office:value-type="float" office:value="282821">
            <text:p>282821</text:p>
          </table:table-cell>
          <table:table-cell office:value-type="float" office:value="302460">
            <text:p>302460</text:p>
          </table:table-cell>
          <table:table-cell office:value-type="float" office:value="293900">
            <text:p>293900</text:p>
          </table:table-cell>
          <table:table-cell office:value-type="float" office:value="317648.5">
            <text:p>317648,5</text:p>
          </table:table-cell>
          <table:table-cell office:value-type="float" office:value="324981.1">
            <text:p>324981,1</text:p>
          </table:table-cell>
          <table:table-cell office:value-type="float" office:value="316755.8">
            <text:p>316755,8</text:p>
          </table:table-cell>
          <table:table-cell office:value-type="float" office:value="350341">
            <text:p>350341</text:p>
          </table:table-cell>
          <table:table-cell office:value-type="float" office:value="377628">
            <text:p>377628</text:p>
          </table:table-cell>
          <table:table-cell office:value-type="float" office:value="332933">
            <text:p>332933</text:p>
          </table:table-cell>
          <table:table-cell office:value-type="float" office:value="348298">
            <text:p>348298</text:p>
          </table:table-cell>
          <table:table-cell office:value-type="float" office:value="412953">
            <text:p>412953</text:p>
          </table:table-cell>
          <table:table-cell office:value-type="float" office:value="419989">
            <text:p>419989</text:p>
          </table:table-cell>
          <table:table-cell office:value-type="float" office:value="408870.9">
            <text:p>408870,9</text:p>
          </table:table-cell>
          <table:table-cell office:value-type="float" office:value="416105.3">
            <text:p>416105,3</text:p>
          </table:table-cell>
          <table:table-cell office:value-type="float" office:value="403238.4">
            <text:p>403238,4</text:p>
          </table:table-cell>
          <table:table-cell office:value-type="float" office:value="418214.14">
            <text:p>418214,14</text:p>
          </table:table-cell>
          <table:table-cell office:value-type="float" office:value="434784.28">
            <text:p>434784,28</text:p>
          </table:table-cell>
          <table:table-cell office:value-type="float" office:value="423777.69">
            <text:p>423777,69</text:p>
          </table:table-cell>
          <table:table-cell office:value-type="float" office:value="499385.74">
            <text:p>499385,74</text:p>
          </table:table-cell>
          <table:table-cell office:value-type="float" office:value="531483.18">
            <text:p>531483,18</text:p>
          </table:table-cell>
          <table:table-cell office:value-type="float" office:value="447096.66">
            <text:p>447096,66</text:p>
          </table:table-cell>
          <table:table-cell office:value-type="float" office:value="480205">
            <text:p>480205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CORONEL MOLDES </text:p>
          </table:table-cell>
          <table:table-cell office:value-type="string">
            <text:p>Municipio</text:p>
          </table:table-cell>
          <table:table-cell office:value-type="float" office:value="285407">
            <text:p>285407</text:p>
          </table:table-cell>
          <table:table-cell office:value-type="float" office:value="334894">
            <text:p>334894</text:p>
          </table:table-cell>
          <table:table-cell office:value-type="float" office:value="302987">
            <text:p>302987</text:p>
          </table:table-cell>
          <table:table-cell office:value-type="float" office:value="319765">
            <text:p>319765</text:p>
          </table:table-cell>
          <table:table-cell office:value-type="float" office:value="344347">
            <text:p>344347</text:p>
          </table:table-cell>
          <table:table-cell office:value-type="float" office:value="365333">
            <text:p>365333</text:p>
          </table:table-cell>
          <table:table-cell office:value-type="float" office:value="352258">
            <text:p>352258</text:p>
          </table:table-cell>
          <table:table-cell office:value-type="float" office:value="341190">
            <text:p>341190</text:p>
          </table:table-cell>
          <table:table-cell office:value-type="float" office:value="343362">
            <text:p>343362</text:p>
          </table:table-cell>
          <table:table-cell office:value-type="float" office:value="365078">
            <text:p>365078</text:p>
          </table:table-cell>
          <table:table-cell office:value-type="float" office:value="351221">
            <text:p>351221</text:p>
          </table:table-cell>
          <table:table-cell office:value-type="float" office:value="378431">
            <text:p>378431</text:p>
          </table:table-cell>
          <table:table-cell office:value-type="float" office:value="373905">
            <text:p>373905</text:p>
          </table:table-cell>
          <table:table-cell office:value-type="float" office:value="415006">
            <text:p>415006</text:p>
          </table:table-cell>
          <table:table-cell office:value-type="float" office:value="394682">
            <text:p>394682</text:p>
          </table:table-cell>
          <table:table-cell office:value-type="float" office:value="400261">
            <text:p>400261</text:p>
          </table:table-cell>
          <table:table-cell office:value-type="float" office:value="479912">
            <text:p>479912</text:p>
          </table:table-cell>
          <table:table-cell office:value-type="float" office:value="502344">
            <text:p>502344</text:p>
          </table:table-cell>
          <table:table-cell office:value-type="float" office:value="472584">
            <text:p>472584</text:p>
          </table:table-cell>
          <table:table-cell office:value-type="float" office:value="457258">
            <text:p>457258</text:p>
          </table:table-cell>
          <table:table-cell office:value-type="float" office:value="481483">
            <text:p>481483</text:p>
          </table:table-cell>
          <table:table-cell office:value-type="float" office:value="459819">
            <text:p>459819</text:p>
          </table:table-cell>
          <table:table-cell office:value-type="float" office:value="488929">
            <text:p>488929</text:p>
          </table:table-cell>
          <table:table-cell office:value-type="float" office:value="425612">
            <text:p>425612</text:p>
          </table:table-cell>
          <table:table-cell office:value-type="float" office:value="550568">
            <text:p>550568</text:p>
          </table:table-cell>
          <table:table-cell office:value-type="float" office:value="545624">
            <text:p>545624</text:p>
          </table:table-cell>
          <table:table-cell office:value-type="float" office:value="516492">
            <text:p>516492</text:p>
          </table:table-cell>
          <table:table-cell office:value-type="float" office:value="522582">
            <text:p>522582</text:p>
          </table:table-cell>
          <table:table-cell office:value-type="float" office:value="644475">
            <text:p>644475</text:p>
          </table:table-cell>
          <table:table-cell office:value-type="float" office:value="646755">
            <text:p>646755</text:p>
          </table:table-cell>
          <table:table-cell office:value-type="float" office:value="617900">
            <text:p>617900</text:p>
          </table:table-cell>
          <table:table-cell office:value-type="float" office:value="630431">
            <text:p>630431</text:p>
          </table:table-cell>
          <table:table-cell office:value-type="float" office:value="642406">
            <text:p>642406</text:p>
          </table:table-cell>
          <table:table-cell office:value-type="float" office:value="619029">
            <text:p>619029</text:p>
          </table:table-cell>
          <table:table-cell office:value-type="float" office:value="690070">
            <text:p>690070</text:p>
          </table:table-cell>
          <table:table-cell office:value-type="float" office:value="667972">
            <text:p>667972</text:p>
          </table:table-cell>
          <table:table-cell office:value-type="float" office:value="748912">
            <text:p>748912</text:p>
          </table:table-cell>
          <table:table-cell office:value-type="float" office:value="647423">
            <text:p>647423</text:p>
          </table:table-cell>
          <table:table-cell office:value-type="float" office:value="637019">
            <text:p>637019</text:p>
          </table:table-cell>
          <table:table-cell office:value-type="float" office:value="608677">
            <text:p>608677</text:p>
          </table:table-cell>
          <table:table-cell office:value-type="float" office:value="796015">
            <text:p>796015</text:p>
          </table:table-cell>
          <table:table-cell office:value-type="float" office:value="789399">
            <text:p>789399</text:p>
          </table:table-cell>
          <table:table-cell office:value-type="float" office:value="736034">
            <text:p>736034</text:p>
          </table:table-cell>
          <table:table-cell office:value-type="float" office:value="787144">
            <text:p>787144</text:p>
          </table:table-cell>
          <table:table-cell office:value-type="float" office:value="764869">
            <text:p>764869</text:p>
          </table:table-cell>
          <table:table-cell office:value-type="float" office:value="826673">
            <text:p>826673</text:p>
          </table:table-cell>
          <table:table-cell office:value-type="float" office:value="845755.9">
            <text:p>845755,9</text:p>
          </table:table-cell>
          <table:table-cell office:value-type="float" office:value="824350.9">
            <text:p>824350,9</text:p>
          </table:table-cell>
          <table:table-cell office:value-type="float" office:value="911756">
            <text:p>911756</text:p>
          </table:table-cell>
          <table:table-cell office:value-type="float" office:value="982767">
            <text:p>982767</text:p>
          </table:table-cell>
          <table:table-cell office:value-type="float" office:value="866450">
            <text:p>866450</text:p>
          </table:table-cell>
          <table:table-cell office:value-type="float" office:value="906438">
            <text:p>906438</text:p>
          </table:table-cell>
          <table:table-cell office:value-type="float" office:value="1074701">
            <text:p>1074701</text:p>
          </table:table-cell>
          <table:table-cell office:value-type="float" office:value="1093011">
            <text:p>1093011</text:p>
          </table:table-cell>
          <table:table-cell office:value-type="float" office:value="1064077.3">
            <text:p>1064077,3</text:p>
          </table:table-cell>
          <table:table-cell office:value-type="float" office:value="1082904.6">
            <text:p>1082904,6</text:p>
          </table:table-cell>
          <table:table-cell office:value-type="float" office:value="1049418.9">
            <text:p>1049418,9</text:p>
          </table:table-cell>
          <table:table-cell office:value-type="float" office:value="1088392.84">
            <text:p>1088392,84</text:p>
          </table:table-cell>
          <table:table-cell office:value-type="float" office:value="1131516.28">
            <text:p>1131516,28</text:p>
          </table:table-cell>
          <table:table-cell office:value-type="float" office:value="1102871.86">
            <text:p>1102871,86</text:p>
          </table:table-cell>
          <table:table-cell office:value-type="float" office:value="1299640.1">
            <text:p>1299640,1</text:p>
          </table:table-cell>
          <table:table-cell office:value-type="float" office:value="1383172.96">
            <text:p>1383172,96</text:p>
          </table:table-cell>
          <table:table-cell office:value-type="float" office:value="1163558.94">
            <text:p>1163558,94</text:p>
          </table:table-cell>
          <table:table-cell office:value-type="float" office:value="1249724">
            <text:p>1249724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ORRAL DE BUSTOS </text:p>
          </table:table-cell>
          <table:table-cell office:value-type="string">
            <text:p>Municipio</text:p>
          </table:table-cell>
          <table:table-cell office:value-type="float" office:value="316652">
            <text:p>316652</text:p>
          </table:table-cell>
          <table:table-cell office:value-type="float" office:value="371557">
            <text:p>371557</text:p>
          </table:table-cell>
          <table:table-cell office:value-type="float" office:value="336158">
            <text:p>336158</text:p>
          </table:table-cell>
          <table:table-cell office:value-type="float" office:value="354771">
            <text:p>354771</text:p>
          </table:table-cell>
          <table:table-cell office:value-type="float" office:value="382045">
            <text:p>382045</text:p>
          </table:table-cell>
          <table:table-cell office:value-type="float" office:value="405329">
            <text:p>405329</text:p>
          </table:table-cell>
          <table:table-cell office:value-type="float" office:value="390822">
            <text:p>390822</text:p>
          </table:table-cell>
          <table:table-cell office:value-type="float" office:value="378542">
            <text:p>378542</text:p>
          </table:table-cell>
          <table:table-cell office:value-type="float" office:value="380952">
            <text:p>380952</text:p>
          </table:table-cell>
          <table:table-cell office:value-type="float" office:value="405045">
            <text:p>405045</text:p>
          </table:table-cell>
          <table:table-cell office:value-type="float" office:value="389671">
            <text:p>389671</text:p>
          </table:table-cell>
          <table:table-cell office:value-type="float" office:value="419861">
            <text:p>419861</text:p>
          </table:table-cell>
          <table:table-cell office:value-type="float" office:value="414839">
            <text:p>414839</text:p>
          </table:table-cell>
          <table:table-cell office:value-type="float" office:value="460439">
            <text:p>460439</text:p>
          </table:table-cell>
          <table:table-cell office:value-type="float" office:value="437891">
            <text:p>437891</text:p>
          </table:table-cell>
          <table:table-cell office:value-type="float" office:value="444080">
            <text:p>444080</text:p>
          </table:table-cell>
          <table:table-cell office:value-type="float" office:value="532451">
            <text:p>532451</text:p>
          </table:table-cell>
          <table:table-cell office:value-type="float" office:value="557339">
            <text:p>557339</text:p>
          </table:table-cell>
          <table:table-cell office:value-type="float" office:value="524321">
            <text:p>524321</text:p>
          </table:table-cell>
          <table:table-cell office:value-type="float" office:value="507318">
            <text:p>507318</text:p>
          </table:table-cell>
          <table:table-cell office:value-type="float" office:value="534194">
            <text:p>534194</text:p>
          </table:table-cell>
          <table:table-cell office:value-type="float" office:value="510159">
            <text:p>510159</text:p>
          </table:table-cell>
          <table:table-cell office:value-type="float" office:value="542456">
            <text:p>542456</text:p>
          </table:table-cell>
          <table:table-cell office:value-type="float" office:value="472206">
            <text:p>472206</text:p>
          </table:table-cell>
          <table:table-cell office:value-type="float" office:value="610842">
            <text:p>610842</text:p>
          </table:table-cell>
          <table:table-cell office:value-type="float" office:value="605357">
            <text:p>605357</text:p>
          </table:table-cell>
          <table:table-cell office:value-type="float" office:value="580256">
            <text:p>580256</text:p>
          </table:table-cell>
          <table:table-cell office:value-type="float" office:value="582132">
            <text:p>582132</text:p>
          </table:table-cell>
          <table:table-cell office:value-type="float" office:value="717915">
            <text:p>717915</text:p>
          </table:table-cell>
          <table:table-cell office:value-type="float" office:value="720455">
            <text:p>720455</text:p>
          </table:table-cell>
          <table:table-cell office:value-type="float" office:value="688313">
            <text:p>688313</text:p>
          </table:table-cell>
          <table:table-cell office:value-type="float" office:value="702272">
            <text:p>702272</text:p>
          </table:table-cell>
          <table:table-cell office:value-type="float" office:value="715611">
            <text:p>715611</text:p>
          </table:table-cell>
          <table:table-cell office:value-type="float" office:value="689569">
            <text:p>689569</text:p>
          </table:table-cell>
          <table:table-cell office:value-type="float" office:value="768706">
            <text:p>768706</text:p>
          </table:table-cell>
          <table:table-cell office:value-type="float" office:value="744090">
            <text:p>744090</text:p>
          </table:table-cell>
          <table:table-cell office:value-type="float" office:value="834254">
            <text:p>834254</text:p>
          </table:table-cell>
          <table:table-cell office:value-type="float" office:value="721199">
            <text:p>721199</text:p>
          </table:table-cell>
          <table:table-cell office:value-type="float" office:value="709610">
            <text:p>709610</text:p>
          </table:table-cell>
          <table:table-cell office:value-type="float" office:value="678039">
            <text:p>678039</text:p>
          </table:table-cell>
          <table:table-cell office:value-type="float" office:value="886724">
            <text:p>886724</text:p>
          </table:table-cell>
          <table:table-cell office:value-type="float" office:value="879356">
            <text:p>879356</text:p>
          </table:table-cell>
          <table:table-cell office:value-type="float" office:value="819908">
            <text:p>819908</text:p>
          </table:table-cell>
          <table:table-cell office:value-type="float" office:value="876843">
            <text:p>876843</text:p>
          </table:table-cell>
          <table:table-cell office:value-type="float" office:value="852029">
            <text:p>852029</text:p>
          </table:table-cell>
          <table:table-cell office:value-type="float" office:value="920875.6">
            <text:p>920875,6</text:p>
          </table:table-cell>
          <table:table-cell office:value-type="float" office:value="942133.1">
            <text:p>942133,1</text:p>
          </table:table-cell>
          <table:table-cell office:value-type="float" office:value="918288.8">
            <text:p>918288,8</text:p>
          </table:table-cell>
          <table:table-cell office:value-type="float" office:value="1015654">
            <text:p>1015654</text:p>
          </table:table-cell>
          <table:table-cell office:value-type="float" office:value="1094758">
            <text:p>1094758</text:p>
          </table:table-cell>
          <table:table-cell office:value-type="float" office:value="965186">
            <text:p>965186</text:p>
          </table:table-cell>
          <table:table-cell office:value-type="float" office:value="1009730">
            <text:p>1009730</text:p>
          </table:table-cell>
          <table:table-cell office:value-type="float" office:value="1197167">
            <text:p>1197167</text:p>
          </table:table-cell>
          <table:table-cell office:value-type="float" office:value="1217564">
            <text:p>1217564</text:p>
          </table:table-cell>
          <table:table-cell office:value-type="float" office:value="1185333.1">
            <text:p>1185333,1</text:p>
          </table:table-cell>
          <table:table-cell office:value-type="float" office:value="1206305.9">
            <text:p>1206305,9</text:p>
          </table:table-cell>
          <table:table-cell office:value-type="float" office:value="1169004.3">
            <text:p>1169004,3</text:p>
          </table:table-cell>
          <table:table-cell office:value-type="float" office:value="1212419.53">
            <text:p>1212419,53</text:p>
          </table:table-cell>
          <table:table-cell office:value-type="float" office:value="1260457.05">
            <text:p>1260457,05</text:p>
          </table:table-cell>
          <table:table-cell office:value-type="float" office:value="1228548.49">
            <text:p>1228548,49</text:p>
          </table:table-cell>
          <table:table-cell office:value-type="float" office:value="1447739.26">
            <text:p>1447739,26</text:p>
          </table:table-cell>
          <table:table-cell office:value-type="float" office:value="1540791.02">
            <text:p>1540791,02</text:p>
          </table:table-cell>
          <table:table-cell office:value-type="float" office:value="1296151.11">
            <text:p>1296151,11</text:p>
          </table:table-cell>
          <table:table-cell office:value-type="float" office:value="1392135">
            <text:p>1392135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CORRALITO </text:p>
          </table:table-cell>
          <table:table-cell office:value-type="string">
            <text:p>Municipio</text:p>
          </table:table-cell>
          <table:table-cell office:value-type="float" office:value="115489">
            <text:p>115489</text:p>
          </table:table-cell>
          <table:table-cell office:value-type="float" office:value="135514">
            <text:p>135514</text:p>
          </table:table-cell>
          <table:table-cell office:value-type="float" office:value="122603">
            <text:p>122603</text:p>
          </table:table-cell>
          <table:table-cell office:value-type="float" office:value="129392">
            <text:p>129392</text:p>
          </table:table-cell>
          <table:table-cell office:value-type="float" office:value="139339">
            <text:p>139339</text:p>
          </table:table-cell>
          <table:table-cell office:value-type="float" office:value="147831">
            <text:p>147831</text:p>
          </table:table-cell>
          <table:table-cell office:value-type="float" office:value="142540">
            <text:p>142540</text:p>
          </table:table-cell>
          <table:table-cell office:value-type="float" office:value="138061">
            <text:p>138061</text:p>
          </table:table-cell>
          <table:table-cell office:value-type="float" office:value="138940">
            <text:p>138940</text:p>
          </table:table-cell>
          <table:table-cell office:value-type="float" office:value="147728">
            <text:p>147728</text:p>
          </table:table-cell>
          <table:table-cell office:value-type="float" office:value="142120">
            <text:p>142120</text:p>
          </table:table-cell>
          <table:table-cell office:value-type="float" office:value="153131">
            <text:p>153131</text:p>
          </table:table-cell>
          <table:table-cell office:value-type="float" office:value="151299">
            <text:p>151299</text:p>
          </table:table-cell>
          <table:table-cell office:value-type="float" office:value="167931">
            <text:p>167931</text:p>
          </table:table-cell>
          <table:table-cell office:value-type="float" office:value="159707">
            <text:p>159707</text:p>
          </table:table-cell>
          <table:table-cell office:value-type="float" office:value="161964">
            <text:p>161964</text:p>
          </table:table-cell>
          <table:table-cell office:value-type="float" office:value="194195">
            <text:p>194195</text:p>
          </table:table-cell>
          <table:table-cell office:value-type="float" office:value="203272">
            <text:p>203272</text:p>
          </table:table-cell>
          <table:table-cell office:value-type="float" office:value="191230">
            <text:p>191230</text:p>
          </table:table-cell>
          <table:table-cell office:value-type="float" office:value="185028">
            <text:p>185028</text:p>
          </table:table-cell>
          <table:table-cell office:value-type="float" office:value="194831">
            <text:p>194831</text:p>
          </table:table-cell>
          <table:table-cell office:value-type="float" office:value="186065">
            <text:p>186065</text:p>
          </table:table-cell>
          <table:table-cell office:value-type="float" office:value="197844">
            <text:p>197844</text:p>
          </table:table-cell>
          <table:table-cell office:value-type="float" office:value="172223">
            <text:p>172223</text:p>
          </table:table-cell>
          <table:table-cell office:value-type="float" office:value="222786">
            <text:p>222786</text:p>
          </table:table-cell>
          <table:table-cell office:value-type="float" office:value="220785">
            <text:p>220785</text:p>
          </table:table-cell>
          <table:table-cell office:value-type="float" office:value="220409">
            <text:p>220409</text:p>
          </table:table-cell>
          <table:table-cell office:value-type="float" office:value="215159">
            <text:p>215159</text:p>
          </table:table-cell>
          <table:table-cell office:value-type="float" office:value="265345">
            <text:p>265345</text:p>
          </table:table-cell>
          <table:table-cell office:value-type="float" office:value="266284">
            <text:p>266284</text:p>
          </table:table-cell>
          <table:table-cell office:value-type="float" office:value="254404">
            <text:p>254404</text:p>
          </table:table-cell>
          <table:table-cell office:value-type="float" office:value="259564">
            <text:p>259564</text:p>
          </table:table-cell>
          <table:table-cell office:value-type="float" office:value="264494">
            <text:p>264494</text:p>
          </table:table-cell>
          <table:table-cell office:value-type="float" office:value="254869">
            <text:p>254869</text:p>
          </table:table-cell>
          <table:table-cell office:value-type="float" office:value="284118">
            <text:p>284118</text:p>
          </table:table-cell>
          <table:table-cell office:value-type="float" office:value="275020">
            <text:p>275020</text:p>
          </table:table-cell>
          <table:table-cell office:value-type="float" office:value="308345">
            <text:p>308345</text:p>
          </table:table-cell>
          <table:table-cell office:value-type="float" office:value="266559">
            <text:p>266559</text:p>
          </table:table-cell>
          <table:table-cell office:value-type="float" office:value="262277">
            <text:p>262277</text:p>
          </table:table-cell>
          <table:table-cell office:value-type="float" office:value="250607">
            <text:p>250607</text:p>
          </table:table-cell>
          <table:table-cell office:value-type="float" office:value="327738">
            <text:p>327738</text:p>
          </table:table-cell>
          <table:table-cell office:value-type="float" office:value="325014">
            <text:p>325014</text:p>
          </table:table-cell>
          <table:table-cell office:value-type="float" office:value="303043">
            <text:p>303043</text:p>
          </table:table-cell>
          <table:table-cell office:value-type="float" office:value="324086">
            <text:p>324086</text:p>
          </table:table-cell>
          <table:table-cell office:value-type="float" office:value="314915">
            <text:p>314915</text:p>
          </table:table-cell>
          <table:table-cell office:value-type="float" office:value="340360.8">
            <text:p>340360,8</text:p>
          </table:table-cell>
          <table:table-cell office:value-type="float" office:value="348217.7">
            <text:p>348217,7</text:p>
          </table:table-cell>
          <table:table-cell office:value-type="float" office:value="339405.4">
            <text:p>339405,4</text:p>
          </table:table-cell>
          <table:table-cell office:value-type="float" office:value="375391">
            <text:p>375391</text:p>
          </table:table-cell>
          <table:table-cell office:value-type="float" office:value="404629">
            <text:p>404629</text:p>
          </table:table-cell>
          <table:table-cell office:value-type="float" office:value="356738">
            <text:p>356738</text:p>
          </table:table-cell>
          <table:table-cell office:value-type="float" office:value="373202">
            <text:p>373202</text:p>
          </table:table-cell>
          <table:table-cell office:value-type="float" office:value="442480">
            <text:p>442480</text:p>
          </table:table-cell>
          <table:table-cell office:value-type="float" office:value="450018">
            <text:p>450018</text:p>
          </table:table-cell>
          <table:table-cell office:value-type="float" office:value="438105.8">
            <text:p>438105,8</text:p>
          </table:table-cell>
          <table:table-cell office:value-type="float" office:value="445857.5">
            <text:p>445857,5</text:p>
          </table:table-cell>
          <table:table-cell office:value-type="float" office:value="432070.6">
            <text:p>432070,6</text:p>
          </table:table-cell>
          <table:table-cell office:value-type="float" office:value="448117.12">
            <text:p>448117,12</text:p>
          </table:table-cell>
          <table:table-cell office:value-type="float" office:value="465872.06">
            <text:p>465872,06</text:p>
          </table:table-cell>
          <table:table-cell office:value-type="float" office:value="454078.48">
            <text:p>454078,48</text:p>
          </table:table-cell>
          <table:table-cell office:value-type="float" office:value="535092.63">
            <text:p>535092,63</text:p>
          </table:table-cell>
          <table:table-cell office:value-type="float" office:value="569485.09">
            <text:p>569485,09</text:p>
          </table:table-cell>
          <table:table-cell office:value-type="float" office:value="479064.79">
            <text:p>479064,79</text:p>
          </table:table-cell>
          <table:table-cell office:value-type="float" office:value="514541">
            <text:p>514541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OSQUIN </text:p>
          </table:table-cell>
          <table:table-cell office:value-type="string">
            <text:p>Municipio</text:p>
          </table:table-cell>
          <table:table-cell office:value-type="float" office:value="525351">
            <text:p>525351</text:p>
          </table:table-cell>
          <table:table-cell office:value-type="float" office:value="616442">
            <text:p>616442</text:p>
          </table:table-cell>
          <table:table-cell office:value-type="float" office:value="557711">
            <text:p>557711</text:p>
          </table:table-cell>
          <table:table-cell office:value-type="float" office:value="588593">
            <text:p>588593</text:p>
          </table:table-cell>
          <table:table-cell office:value-type="float" office:value="633842">
            <text:p>633842</text:p>
          </table:table-cell>
          <table:table-cell office:value-type="float" office:value="672472">
            <text:p>672472</text:p>
          </table:table-cell>
          <table:table-cell office:value-type="float" office:value="648405">
            <text:p>648405</text:p>
          </table:table-cell>
          <table:table-cell office:value-type="float" office:value="628031">
            <text:p>628031</text:p>
          </table:table-cell>
          <table:table-cell office:value-type="float" office:value="632029">
            <text:p>632029</text:p>
          </table:table-cell>
          <table:table-cell office:value-type="float" office:value="672002">
            <text:p>672002</text:p>
          </table:table-cell>
          <table:table-cell office:value-type="float" office:value="646495">
            <text:p>646495</text:p>
          </table:table-cell>
          <table:table-cell office:value-type="float" office:value="696581">
            <text:p>696581</text:p>
          </table:table-cell>
          <table:table-cell office:value-type="float" office:value="688250">
            <text:p>688250</text:p>
          </table:table-cell>
          <table:table-cell office:value-type="float" office:value="763904">
            <text:p>763904</text:p>
          </table:table-cell>
          <table:table-cell office:value-type="float" office:value="726495">
            <text:p>726495</text:p>
          </table:table-cell>
          <table:table-cell office:value-type="float" office:value="736764">
            <text:p>736764</text:p>
          </table:table-cell>
          <table:table-cell office:value-type="float" office:value="883377">
            <text:p>883377</text:p>
          </table:table-cell>
          <table:table-cell office:value-type="float" office:value="924669">
            <text:p>924669</text:p>
          </table:table-cell>
          <table:table-cell office:value-type="float" office:value="869889">
            <text:p>869889</text:p>
          </table:table-cell>
          <table:table-cell office:value-type="float" office:value="841680">
            <text:p>841680</text:p>
          </table:table-cell>
          <table:table-cell office:value-type="float" office:value="886270">
            <text:p>886270</text:p>
          </table:table-cell>
          <table:table-cell office:value-type="float" office:value="846393">
            <text:p>846393</text:p>
          </table:table-cell>
          <table:table-cell office:value-type="float" office:value="899977">
            <text:p>899977</text:p>
          </table:table-cell>
          <table:table-cell office:value-type="float" office:value="783426">
            <text:p>783426</text:p>
          </table:table-cell>
          <table:table-cell office:value-type="float" office:value="1013435">
            <text:p>1013435</text:p>
          </table:table-cell>
          <table:table-cell office:value-type="float" office:value="1004334">
            <text:p>1004334</text:p>
          </table:table-cell>
          <table:table-cell office:value-type="float" office:value="986724">
            <text:p>986724</text:p>
          </table:table-cell>
          <table:table-cell office:value-type="float" office:value="973592">
            <text:p>973592</text:p>
          </table:table-cell>
          <table:table-cell office:value-type="float" office:value="1200682">
            <text:p>1200682</text:p>
          </table:table-cell>
          <table:table-cell office:value-type="float" office:value="1204931">
            <text:p>1204931</text:p>
          </table:table-cell>
          <table:table-cell office:value-type="float" office:value="1151173">
            <text:p>1151173</text:p>
          </table:table-cell>
          <table:table-cell office:value-type="float" office:value="1174519">
            <text:p>1174519</text:p>
          </table:table-cell>
          <table:table-cell office:value-type="float" office:value="1196828">
            <text:p>1196828</text:p>
          </table:table-cell>
          <table:table-cell office:value-type="float" office:value="1153276">
            <text:p>1153276</text:p>
          </table:table-cell>
          <table:table-cell office:value-type="float" office:value="1285627">
            <text:p>1285627</text:p>
          </table:table-cell>
          <table:table-cell office:value-type="float" office:value="1244459">
            <text:p>1244459</text:p>
          </table:table-cell>
          <table:table-cell office:value-type="float" office:value="1395254">
            <text:p>1395254</text:p>
          </table:table-cell>
          <table:table-cell office:value-type="float" office:value="1206175">
            <text:p>1206175</text:p>
          </table:table-cell>
          <table:table-cell office:value-type="float" office:value="1186793">
            <text:p>1186793</text:p>
          </table:table-cell>
          <table:table-cell office:value-type="float" office:value="1133991">
            <text:p>1133991</text:p>
          </table:table-cell>
          <table:table-cell office:value-type="float" office:value="1483007">
            <text:p>1483007</text:p>
          </table:table-cell>
          <table:table-cell office:value-type="float" office:value="1470683">
            <text:p>1470683</text:p>
          </table:table-cell>
          <table:table-cell office:value-type="float" office:value="1371261">
            <text:p>1371261</text:p>
          </table:table-cell>
          <table:table-cell office:value-type="float" office:value="1466481">
            <text:p>1466481</text:p>
          </table:table-cell>
          <table:table-cell office:value-type="float" office:value="1424981">
            <text:p>1424981</text:p>
          </table:table-cell>
          <table:table-cell office:value-type="float" office:value="1540124.6">
            <text:p>1540124,6</text:p>
          </table:table-cell>
          <table:table-cell office:value-type="float" office:value="1575676.8">
            <text:p>1575676,8</text:p>
          </table:table-cell>
          <table:table-cell office:value-type="float" office:value="1535799.6">
            <text:p>1535799,6</text:p>
          </table:table-cell>
          <table:table-cell office:value-type="float" office:value="1698638">
            <text:p>1698638</text:p>
          </table:table-cell>
          <table:table-cell office:value-type="float" office:value="1830934">
            <text:p>1830934</text:p>
          </table:table-cell>
          <table:table-cell office:value-type="float" office:value="1614231">
            <text:p>1614231</text:p>
          </table:table-cell>
          <table:table-cell office:value-type="float" office:value="1688730">
            <text:p>1688730</text:p>
          </table:table-cell>
          <table:table-cell office:value-type="float" office:value="2002210">
            <text:p>2002210</text:p>
          </table:table-cell>
          <table:table-cell office:value-type="float" office:value="2036324">
            <text:p>2036324</text:p>
          </table:table-cell>
          <table:table-cell office:value-type="float" office:value="1982418.3">
            <text:p>1982418,3</text:p>
          </table:table-cell>
          <table:table-cell office:value-type="float" office:value="2017494.4">
            <text:p>2017494,4</text:p>
          </table:table-cell>
          <table:table-cell office:value-type="float" office:value="1955109.1">
            <text:p>1955109,1</text:p>
          </table:table-cell>
          <table:table-cell office:value-type="float" office:value="2027719.12">
            <text:p>2027719,12</text:p>
          </table:table-cell>
          <table:table-cell office:value-type="float" office:value="2108059.79">
            <text:p>2108059,79</text:p>
          </table:table-cell>
          <table:table-cell office:value-type="float" office:value="2054695.11">
            <text:p>2054695,11</text:p>
          </table:table-cell>
          <table:table-cell office:value-type="float" office:value="2421281.17">
            <text:p>2421281,17</text:p>
          </table:table-cell>
          <table:table-cell office:value-type="float" office:value="2576907.21">
            <text:p>2576907,21</text:p>
          </table:table-cell>
          <table:table-cell office:value-type="float" office:value="2167756.56">
            <text:p>2167756,56</text:p>
          </table:table-cell>
          <table:table-cell office:value-type="float" office:value="2328286">
            <text:p>2328286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OSTASACATE </text:p>
          </table:table-cell>
          <table:table-cell office:value-type="string">
            <text:p>Municipio</text:p>
          </table:table-cell>
          <table:table-cell office:value-type="float" office:value="104516">
            <text:p>104516</text:p>
          </table:table-cell>
          <table:table-cell office:value-type="float" office:value="122638">
            <text:p>122638</text:p>
          </table:table-cell>
          <table:table-cell office:value-type="float" office:value="110954">
            <text:p>110954</text:p>
          </table:table-cell>
          <table:table-cell office:value-type="float" office:value="117098">
            <text:p>117098</text:p>
          </table:table-cell>
          <table:table-cell office:value-type="float" office:value="126100">
            <text:p>126100</text:p>
          </table:table-cell>
          <table:table-cell office:value-type="float" office:value="133785">
            <text:p>133785</text:p>
          </table:table-cell>
          <table:table-cell office:value-type="float" office:value="128997">
            <text:p>128997</text:p>
          </table:table-cell>
          <table:table-cell office:value-type="float" office:value="124944">
            <text:p>124944</text:p>
          </table:table-cell>
          <table:table-cell office:value-type="float" office:value="125739">
            <text:p>125739</text:p>
          </table:table-cell>
          <table:table-cell office:value-type="float" office:value="133692">
            <text:p>133692</text:p>
          </table:table-cell>
          <table:table-cell office:value-type="float" office:value="128617">
            <text:p>128617</text:p>
          </table:table-cell>
          <table:table-cell office:value-type="float" office:value="138582">
            <text:p>138582</text:p>
          </table:table-cell>
          <table:table-cell office:value-type="float" office:value="136924">
            <text:p>136924</text:p>
          </table:table-cell>
          <table:table-cell office:value-type="float" office:value="151975">
            <text:p>151975</text:p>
          </table:table-cell>
          <table:table-cell office:value-type="float" office:value="144533">
            <text:p>144533</text:p>
          </table:table-cell>
          <table:table-cell office:value-type="float" office:value="146576">
            <text:p>146576</text:p>
          </table:table-cell>
          <table:table-cell office:value-type="float" office:value="175744">
            <text:p>175744</text:p>
          </table:table-cell>
          <table:table-cell office:value-type="float" office:value="183959">
            <text:p>183959</text:p>
          </table:table-cell>
          <table:table-cell office:value-type="float" office:value="173060">
            <text:p>173060</text:p>
          </table:table-cell>
          <table:table-cell office:value-type="float" office:value="167448">
            <text:p>167448</text:p>
          </table:table-cell>
          <table:table-cell office:value-type="float" office:value="176319">
            <text:p>176319</text:p>
          </table:table-cell>
          <table:table-cell office:value-type="float" office:value="168386">
            <text:p>168386</text:p>
          </table:table-cell>
          <table:table-cell office:value-type="float" office:value="179046">
            <text:p>179046</text:p>
          </table:table-cell>
          <table:table-cell office:value-type="float" office:value="155859">
            <text:p>155859</text:p>
          </table:table-cell>
          <table:table-cell office:value-type="float" office:value="201618">
            <text:p>201618</text:p>
          </table:table-cell>
          <table:table-cell office:value-type="float" office:value="199808">
            <text:p>199808</text:p>
          </table:table-cell>
          <table:table-cell office:value-type="float" office:value="194156">
            <text:p>194156</text:p>
          </table:table-cell>
          <table:table-cell office:value-type="float" office:value="192995">
            <text:p>192995</text:p>
          </table:table-cell>
          <table:table-cell office:value-type="float" office:value="238012">
            <text:p>238012</text:p>
          </table:table-cell>
          <table:table-cell office:value-type="float" office:value="238854">
            <text:p>238854</text:p>
          </table:table-cell>
          <table:table-cell office:value-type="float" office:value="228197">
            <text:p>228197</text:p>
          </table:table-cell>
          <table:table-cell office:value-type="float" office:value="232825">
            <text:p>232825</text:p>
          </table:table-cell>
          <table:table-cell office:value-type="float" office:value="237248">
            <text:p>237248</text:p>
          </table:table-cell>
          <table:table-cell office:value-type="float" office:value="228614">
            <text:p>228614</text:p>
          </table:table-cell>
          <table:table-cell office:value-type="float" office:value="254850">
            <text:p>254850</text:p>
          </table:table-cell>
          <table:table-cell office:value-type="float" office:value="246689">
            <text:p>246689</text:p>
          </table:table-cell>
          <table:table-cell office:value-type="float" office:value="276582">
            <text:p>276582</text:p>
          </table:table-cell>
          <table:table-cell office:value-type="float" office:value="239100">
            <text:p>239100</text:p>
          </table:table-cell>
          <table:table-cell office:value-type="float" office:value="235258">
            <text:p>235258</text:p>
          </table:table-cell>
          <table:table-cell office:value-type="float" office:value="224791">
            <text:p>224791</text:p>
          </table:table-cell>
          <table:table-cell office:value-type="float" office:value="293977">
            <text:p>293977</text:p>
          </table:table-cell>
          <table:table-cell office:value-type="float" office:value="291534">
            <text:p>291534</text:p>
          </table:table-cell>
          <table:table-cell office:value-type="float" office:value="271825">
            <text:p>271825</text:p>
          </table:table-cell>
          <table:table-cell office:value-type="float" office:value="290701">
            <text:p>290701</text:p>
          </table:table-cell>
          <table:table-cell office:value-type="float" office:value="282474">
            <text:p>282474</text:p>
          </table:table-cell>
          <table:table-cell office:value-type="float" office:value="305299.4">
            <text:p>305299,4</text:p>
          </table:table-cell>
          <table:table-cell office:value-type="float" office:value="312347">
            <text:p>312347</text:p>
          </table:table-cell>
          <table:table-cell office:value-type="float" office:value="304441.5">
            <text:p>304441,5</text:p>
          </table:table-cell>
          <table:table-cell office:value-type="float" office:value="336721">
            <text:p>336721</text:p>
          </table:table-cell>
          <table:table-cell office:value-type="float" office:value="362947">
            <text:p>362947</text:p>
          </table:table-cell>
          <table:table-cell office:value-type="float" office:value="319990">
            <text:p>319990</text:p>
          </table:table-cell>
          <table:table-cell office:value-type="float" office:value="334757">
            <text:p>334757</text:p>
          </table:table-cell>
          <table:table-cell office:value-type="float" office:value="396899">
            <text:p>396899</text:p>
          </table:table-cell>
          <table:table-cell office:value-type="float" office:value="403661">
            <text:p>403661</text:p>
          </table:table-cell>
          <table:table-cell office:value-type="float" office:value="392975.5">
            <text:p>392975,5</text:p>
          </table:table-cell>
          <table:table-cell office:value-type="float" office:value="399928.6">
            <text:p>399928,6</text:p>
          </table:table-cell>
          <table:table-cell office:value-type="float" office:value="387561.9">
            <text:p>387561,9</text:p>
          </table:table-cell>
          <table:table-cell office:value-type="float" office:value="401955.47">
            <text:p>401955,47</text:p>
          </table:table-cell>
          <table:table-cell office:value-type="float" office:value="417881.43">
            <text:p>417881,43</text:p>
          </table:table-cell>
          <table:table-cell office:value-type="float" office:value="407302.73">
            <text:p>407302,73</text:p>
          </table:table-cell>
          <table:table-cell office:value-type="float" office:value="479971.41">
            <text:p>479971,41</text:p>
          </table:table-cell>
          <table:table-cell office:value-type="float" office:value="510821.01">
            <text:p>510821,01</text:p>
          </table:table-cell>
          <table:table-cell office:value-type="float" office:value="429715.14">
            <text:p>429715,14</text:p>
          </table:table-cell>
          <table:table-cell office:value-type="float" office:value="461536">
            <text:p>461536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RUZ ALTA </text:p>
          </table:table-cell>
          <table:table-cell office:value-type="string">
            <text:p>Municipio</text:p>
          </table:table-cell>
          <table:table-cell office:value-type="float" office:value="240702">
            <text:p>240702</text:p>
          </table:table-cell>
          <table:table-cell office:value-type="float" office:value="282438">
            <text:p>282438</text:p>
          </table:table-cell>
          <table:table-cell office:value-type="float" office:value="255530">
            <text:p>255530</text:p>
          </table:table-cell>
          <table:table-cell office:value-type="float" office:value="269679">
            <text:p>269679</text:p>
          </table:table-cell>
          <table:table-cell office:value-type="float" office:value="290410">
            <text:p>290410</text:p>
          </table:table-cell>
          <table:table-cell office:value-type="float" office:value="308110">
            <text:p>308110</text:p>
          </table:table-cell>
          <table:table-cell office:value-type="float" office:value="297083">
            <text:p>297083</text:p>
          </table:table-cell>
          <table:table-cell office:value-type="float" office:value="287748">
            <text:p>287748</text:p>
          </table:table-cell>
          <table:table-cell office:value-type="float" office:value="289580">
            <text:p>289580</text:p>
          </table:table-cell>
          <table:table-cell office:value-type="float" office:value="307894">
            <text:p>307894</text:p>
          </table:table-cell>
          <table:table-cell office:value-type="float" office:value="296208">
            <text:p>296208</text:p>
          </table:table-cell>
          <table:table-cell office:value-type="float" office:value="319156">
            <text:p>319156</text:p>
          </table:table-cell>
          <table:table-cell office:value-type="float" office:value="315339">
            <text:p>315339</text:p>
          </table:table-cell>
          <table:table-cell office:value-type="float" office:value="350002">
            <text:p>350002</text:p>
          </table:table-cell>
          <table:table-cell office:value-type="float" office:value="332862">
            <text:p>332862</text:p>
          </table:table-cell>
          <table:table-cell office:value-type="float" office:value="337567">
            <text:p>337567</text:p>
          </table:table-cell>
          <table:table-cell office:value-type="float" office:value="404741">
            <text:p>404741</text:p>
          </table:table-cell>
          <table:table-cell office:value-type="float" office:value="423660">
            <text:p>423660</text:p>
          </table:table-cell>
          <table:table-cell office:value-type="float" office:value="398561">
            <text:p>398561</text:p>
          </table:table-cell>
          <table:table-cell office:value-type="float" office:value="385637">
            <text:p>385637</text:p>
          </table:table-cell>
          <table:table-cell office:value-type="float" office:value="406067">
            <text:p>406067</text:p>
          </table:table-cell>
          <table:table-cell office:value-type="float" office:value="387796">
            <text:p>387796</text:p>
          </table:table-cell>
          <table:table-cell office:value-type="float" office:value="412347">
            <text:p>412347</text:p>
          </table:table-cell>
          <table:table-cell office:value-type="float" office:value="358947">
            <text:p>358947</text:p>
          </table:table-cell>
          <table:table-cell office:value-type="float" office:value="464330">
            <text:p>464330</text:p>
          </table:table-cell>
          <table:table-cell office:value-type="float" office:value="460161">
            <text:p>460161</text:p>
          </table:table-cell>
          <table:table-cell office:value-type="float" office:value="438925">
            <text:p>438925</text:p>
          </table:table-cell>
          <table:table-cell office:value-type="float" office:value="441808">
            <text:p>441808</text:p>
          </table:table-cell>
          <table:table-cell office:value-type="float" office:value="544860">
            <text:p>544860</text:p>
          </table:table-cell>
          <table:table-cell office:value-type="float" office:value="546788">
            <text:p>546788</text:p>
          </table:table-cell>
          <table:table-cell office:value-type="float" office:value="522394">
            <text:p>522394</text:p>
          </table:table-cell>
          <table:table-cell office:value-type="float" office:value="532988">
            <text:p>532988</text:p>
          </table:table-cell>
          <table:table-cell office:value-type="float" office:value="543111">
            <text:p>543111</text:p>
          </table:table-cell>
          <table:table-cell office:value-type="float" office:value="523347">
            <text:p>523347</text:p>
          </table:table-cell>
          <table:table-cell office:value-type="float" office:value="583408">
            <text:p>583408</text:p>
          </table:table-cell>
          <table:table-cell office:value-type="float" office:value="564726">
            <text:p>564726</text:p>
          </table:table-cell>
          <table:table-cell office:value-type="float" office:value="633155">
            <text:p>633155</text:p>
          </table:table-cell>
          <table:table-cell office:value-type="float" office:value="547353">
            <text:p>547353</text:p>
          </table:table-cell>
          <table:table-cell office:value-type="float" office:value="538557">
            <text:p>538557</text:p>
          </table:table-cell>
          <table:table-cell office:value-type="float" office:value="514596">
            <text:p>514596</text:p>
          </table:table-cell>
          <table:table-cell office:value-type="float" office:value="672977">
            <text:p>672977</text:p>
          </table:table-cell>
          <table:table-cell office:value-type="float" office:value="667384">
            <text:p>667384</text:p>
          </table:table-cell>
          <table:table-cell office:value-type="float" office:value="622268">
            <text:p>622268</text:p>
          </table:table-cell>
          <table:table-cell office:value-type="float" office:value="665478">
            <text:p>665478</text:p>
          </table:table-cell>
          <table:table-cell office:value-type="float" office:value="646646">
            <text:p>646646</text:p>
          </table:table-cell>
          <table:table-cell office:value-type="float" office:value="698896.8">
            <text:p>698896,8</text:p>
          </table:table-cell>
          <table:table-cell office:value-type="float" office:value="715030.2">
            <text:p>715030,2</text:p>
          </table:table-cell>
          <table:table-cell office:value-type="float" office:value="696933.8">
            <text:p>696933,8</text:p>
          </table:table-cell>
          <table:table-cell office:value-type="float" office:value="770828">
            <text:p>770828</text:p>
          </table:table-cell>
          <table:table-cell office:value-type="float" office:value="830864">
            <text:p>830864</text:p>
          </table:table-cell>
          <table:table-cell office:value-type="float" office:value="732526">
            <text:p>732526</text:p>
          </table:table-cell>
          <table:table-cell office:value-type="float" office:value="766333">
            <text:p>766333</text:p>
          </table:table-cell>
          <table:table-cell office:value-type="float" office:value="908588">
            <text:p>908588</text:p>
          </table:table-cell>
          <table:table-cell office:value-type="float" office:value="924068">
            <text:p>924068</text:p>
          </table:table-cell>
          <table:table-cell office:value-type="float" office:value="899606.4">
            <text:p>899606,4</text:p>
          </table:table-cell>
          <table:table-cell office:value-type="float" office:value="915523.6">
            <text:p>915523,6</text:p>
          </table:table-cell>
          <table:table-cell office:value-type="float" office:value="887213.6">
            <text:p>887213,6</text:p>
          </table:table-cell>
          <table:table-cell office:value-type="float" office:value="920163.53">
            <text:p>920163,53</text:p>
          </table:table-cell>
          <table:table-cell office:value-type="float" office:value="956621.52">
            <text:p>956621,52</text:p>
          </table:table-cell>
          <table:table-cell office:value-type="float" office:value="932404.58">
            <text:p>932404,58</text:p>
          </table:table-cell>
          <table:table-cell office:value-type="float" office:value="1098759">
            <text:p>1098759</text:p>
          </table:table-cell>
          <table:table-cell office:value-type="float" office:value="1169380.46">
            <text:p>1169380,46</text:p>
          </table:table-cell>
          <table:table-cell office:value-type="float" office:value="983711.46">
            <text:p>983711,46</text:p>
          </table:table-cell>
          <table:table-cell office:value-type="float" office:value="1056558">
            <text:p>1056558</text:p>
          </table:table-cell>
          <table:table-cell table:number-columns-repeated="919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CRUZ DEL EJE </text:p>
          </table:table-cell>
          <table:table-cell office:value-type="string">
            <text:p>Municipio</text:p>
          </table:table-cell>
          <table:table-cell office:value-type="float" office:value="780099">
            <text:p>780099</text:p>
          </table:table-cell>
          <table:table-cell office:value-type="float" office:value="915362">
            <text:p>915362</text:p>
          </table:table-cell>
          <table:table-cell office:value-type="float" office:value="828152">
            <text:p>828152</text:p>
          </table:table-cell>
          <table:table-cell office:value-type="float" office:value="874010">
            <text:p>874010</text:p>
          </table:table-cell>
          <table:table-cell office:value-type="float" office:value="941199">
            <text:p>941199</text:p>
          </table:table-cell>
          <table:table-cell office:value-type="float" office:value="998561">
            <text:p>998561</text:p>
          </table:table-cell>
          <table:table-cell office:value-type="float" office:value="962824">
            <text:p>962824</text:p>
          </table:table-cell>
          <table:table-cell office:value-type="float" office:value="932571">
            <text:p>932571</text:p>
          </table:table-cell>
          <table:table-cell office:value-type="float" office:value="938508">
            <text:p>938508</text:p>
          </table:table-cell>
          <table:table-cell office:value-type="float" office:value="997863">
            <text:p>997863</text:p>
          </table:table-cell>
          <table:table-cell office:value-type="float" office:value="959988">
            <text:p>959988</text:p>
          </table:table-cell>
          <table:table-cell office:value-type="float" office:value="1034361">
            <text:p>1034361</text:p>
          </table:table-cell>
          <table:table-cell office:value-type="float" office:value="1021990">
            <text:p>1021990</text:p>
          </table:table-cell>
          <table:table-cell office:value-type="float" office:value="1134331">
            <text:p>1134331</text:p>
          </table:table-cell>
          <table:table-cell office:value-type="float" office:value="1078782">
            <text:p>1078782</text:p>
          </table:table-cell>
          <table:table-cell office:value-type="float" office:value="1094030">
            <text:p>1094030</text:p>
          </table:table-cell>
          <table:table-cell office:value-type="float" office:value="1311738">
            <text:p>1311738</text:p>
          </table:table-cell>
          <table:table-cell office:value-type="float" office:value="1373053">
            <text:p>1373053</text:p>
          </table:table-cell>
          <table:table-cell office:value-type="float" office:value="1291708">
            <text:p>1291708</text:p>
          </table:table-cell>
          <table:table-cell office:value-type="float" office:value="1249820">
            <text:p>1249820</text:p>
          </table:table-cell>
          <table:table-cell office:value-type="float" office:value="1316033">
            <text:p>1316033</text:p>
          </table:table-cell>
          <table:table-cell office:value-type="float" office:value="1256820">
            <text:p>1256820</text:p>
          </table:table-cell>
          <table:table-cell office:value-type="float" office:value="1336386">
            <text:p>1336386</text:p>
          </table:table-cell>
          <table:table-cell office:value-type="float" office:value="1163318">
            <text:p>1163318</text:p>
          </table:table-cell>
          <table:table-cell office:value-type="float" office:value="1504862">
            <text:p>1504862</text:p>
          </table:table-cell>
          <table:table-cell office:value-type="float" office:value="1491348">
            <text:p>1491348</text:p>
          </table:table-cell>
          <table:table-cell office:value-type="float" office:value="1501041">
            <text:p>1501041</text:p>
          </table:table-cell>
          <table:table-cell office:value-type="float" office:value="1457311">
            <text:p>1457311</text:p>
          </table:table-cell>
          <table:table-cell office:value-type="float" office:value="1797230">
            <text:p>1797230</text:p>
          </table:table-cell>
          <table:table-cell office:value-type="float" office:value="1803589">
            <text:p>1803589</text:p>
          </table:table-cell>
          <table:table-cell office:value-type="float" office:value="1723123">
            <text:p>1723123</text:p>
          </table:table-cell>
          <table:table-cell office:value-type="float" office:value="1758068">
            <text:p>1758068</text:p>
          </table:table-cell>
          <table:table-cell office:value-type="float" office:value="1791462">
            <text:p>1791462</text:p>
          </table:table-cell>
          <table:table-cell office:value-type="float" office:value="1726269">
            <text:p>1726269</text:p>
          </table:table-cell>
          <table:table-cell office:value-type="float" office:value="1924380">
            <text:p>1924380</text:p>
          </table:table-cell>
          <table:table-cell office:value-type="float" office:value="1862757">
            <text:p>1862757</text:p>
          </table:table-cell>
          <table:table-cell office:value-type="float" office:value="2088473">
            <text:p>2088473</text:p>
          </table:table-cell>
          <table:table-cell office:value-type="float" office:value="1805451">
            <text:p>1805451</text:p>
          </table:table-cell>
          <table:table-cell office:value-type="float" office:value="1776439">
            <text:p>1776439</text:p>
          </table:table-cell>
          <table:table-cell office:value-type="float" office:value="1697403">
            <text:p>1697403</text:p>
          </table:table-cell>
          <table:table-cell office:value-type="float" office:value="2219827">
            <text:p>2219827</text:p>
          </table:table-cell>
          <table:table-cell office:value-type="float" office:value="2201378">
            <text:p>2201378</text:p>
          </table:table-cell>
          <table:table-cell office:value-type="float" office:value="2052560">
            <text:p>2052560</text:p>
          </table:table-cell>
          <table:table-cell office:value-type="float" office:value="2195090">
            <text:p>2195090</text:p>
          </table:table-cell>
          <table:table-cell office:value-type="float" office:value="2132970">
            <text:p>2132970</text:p>
          </table:table-cell>
          <table:table-cell office:value-type="float" office:value="2305322.2">
            <text:p>2305322,2</text:p>
          </table:table-cell>
          <table:table-cell office:value-type="float" office:value="2358538.2">
            <text:p>2358538,2</text:p>
          </table:table-cell>
          <table:table-cell office:value-type="float" office:value="2298843.9">
            <text:p>2298843,9</text:p>
          </table:table-cell>
          <table:table-cell office:value-type="float" office:value="2542590">
            <text:p>2542590</text:p>
          </table:table-cell>
          <table:table-cell office:value-type="float" office:value="2740618">
            <text:p>2740618</text:p>
          </table:table-cell>
          <table:table-cell office:value-type="float" office:value="2416248">
            <text:p>2416248</text:p>
          </table:table-cell>
          <table:table-cell office:value-type="float" office:value="2527760">
            <text:p>2527760</text:p>
          </table:table-cell>
          <table:table-cell office:value-type="float" office:value="2996991">
            <text:p>2996991</text:p>
          </table:table-cell>
          <table:table-cell office:value-type="float" office:value="3048052">
            <text:p>3048052</text:p>
          </table:table-cell>
          <table:table-cell office:value-type="float" office:value="2967365.7">
            <text:p>2967365,7</text:p>
          </table:table-cell>
          <table:table-cell office:value-type="float" office:value="3019869">
            <text:p>3019869</text:p>
          </table:table-cell>
          <table:table-cell office:value-type="float" office:value="2926488.1">
            <text:p>2926488,1</text:p>
          </table:table-cell>
          <table:table-cell office:value-type="float" office:value="3035173.85">
            <text:p>3035173,85</text:p>
          </table:table-cell>
          <table:table-cell office:value-type="float" office:value="3155431.1">
            <text:p>3155431,1</text:p>
          </table:table-cell>
          <table:table-cell office:value-type="float" office:value="3075551.14">
            <text:p>3075551,14</text:p>
          </table:table-cell>
          <table:table-cell office:value-type="float" office:value="3624273.81">
            <text:p>3624273,81</text:p>
          </table:table-cell>
          <table:table-cell office:value-type="float" office:value="3857219.8">
            <text:p>3857219,8</text:p>
          </table:table-cell>
          <table:table-cell office:value-type="float" office:value="3244787.68">
            <text:p>3244787,68</text:p>
          </table:table-cell>
          <table:table-cell office:value-type="float" office:value="3485074">
            <text:p>3485074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DALMACIO VELEZ </text:p>
          </table:table-cell>
          <table:table-cell office:value-type="string">
            <text:p>Municipio</text:p>
          </table:table-cell>
          <table:table-cell office:value-type="float" office:value="109860">
            <text:p>109860</text:p>
          </table:table-cell>
          <table:table-cell office:value-type="float" office:value="128909">
            <text:p>128909</text:p>
          </table:table-cell>
          <table:table-cell office:value-type="float" office:value="116627">
            <text:p>116627</text:p>
          </table:table-cell>
          <table:table-cell office:value-type="float" office:value="123085">
            <text:p>123085</text:p>
          </table:table-cell>
          <table:table-cell office:value-type="float" office:value="132547">
            <text:p>132547</text:p>
          </table:table-cell>
          <table:table-cell office:value-type="float" office:value="140626">
            <text:p>140626</text:p>
          </table:table-cell>
          <table:table-cell office:value-type="float" office:value="135593">
            <text:p>135593</text:p>
          </table:table-cell>
          <table:table-cell office:value-type="float" office:value="131332">
            <text:p>131332</text:p>
          </table:table-cell>
          <table:table-cell office:value-type="float" office:value="132169">
            <text:p>132169</text:p>
          </table:table-cell>
          <table:table-cell office:value-type="float" office:value="140527">
            <text:p>140527</text:p>
          </table:table-cell>
          <table:table-cell office:value-type="float" office:value="135194">
            <text:p>135194</text:p>
          </table:table-cell>
          <table:table-cell office:value-type="float" office:value="145667">
            <text:p>145667</text:p>
          </table:table-cell>
          <table:table-cell office:value-type="float" office:value="143925">
            <text:p>143925</text:p>
          </table:table-cell>
          <table:table-cell office:value-type="float" office:value="159746">
            <text:p>159746</text:p>
          </table:table-cell>
          <table:table-cell office:value-type="float" office:value="151923">
            <text:p>151923</text:p>
          </table:table-cell>
          <table:table-cell office:value-type="float" office:value="154070">
            <text:p>154070</text:p>
          </table:table-cell>
          <table:table-cell office:value-type="float" office:value="184730">
            <text:p>184730</text:p>
          </table:table-cell>
          <table:table-cell office:value-type="float" office:value="193365">
            <text:p>193365</text:p>
          </table:table-cell>
          <table:table-cell office:value-type="float" office:value="181909">
            <text:p>181909</text:p>
          </table:table-cell>
          <table:table-cell office:value-type="float" office:value="176010">
            <text:p>176010</text:p>
          </table:table-cell>
          <table:table-cell office:value-type="float" office:value="185335">
            <text:p>185335</text:p>
          </table:table-cell>
          <table:table-cell office:value-type="float" office:value="176996">
            <text:p>176996</text:p>
          </table:table-cell>
          <table:table-cell office:value-type="float" office:value="188201">
            <text:p>188201</text:p>
          </table:table-cell>
          <table:table-cell office:value-type="float" office:value="163828">
            <text:p>163828</text:p>
          </table:table-cell>
          <table:table-cell office:value-type="float" office:value="211927">
            <text:p>211927</text:p>
          </table:table-cell>
          <table:table-cell office:value-type="float" office:value="210024">
            <text:p>210024</text:p>
          </table:table-cell>
          <table:table-cell office:value-type="float" office:value="209787">
            <text:p>209787</text:p>
          </table:table-cell>
          <table:table-cell office:value-type="float" office:value="204712">
            <text:p>204712</text:p>
          </table:table-cell>
          <table:table-cell office:value-type="float" office:value="252461">
            <text:p>252461</text:p>
          </table:table-cell>
          <table:table-cell office:value-type="float" office:value="253354">
            <text:p>253354</text:p>
          </table:table-cell>
          <table:table-cell office:value-type="float" office:value="242051">
            <text:p>242051</text:p>
          </table:table-cell>
          <table:table-cell office:value-type="float" office:value="246960">
            <text:p>246960</text:p>
          </table:table-cell>
          <table:table-cell office:value-type="float" office:value="251650">
            <text:p>251650</text:p>
          </table:table-cell>
          <table:table-cell office:value-type="float" office:value="242493">
            <text:p>242493</text:p>
          </table:table-cell>
          <table:table-cell office:value-type="float" office:value="270322">
            <text:p>270322</text:p>
          </table:table-cell>
          <table:table-cell office:value-type="float" office:value="261665">
            <text:p>261665</text:p>
          </table:table-cell>
          <table:table-cell office:value-type="float" office:value="293372">
            <text:p>293372</text:p>
          </table:table-cell>
          <table:table-cell office:value-type="float" office:value="253616">
            <text:p>253616</text:p>
          </table:table-cell>
          <table:table-cell office:value-type="float" office:value="249540">
            <text:p>249540</text:p>
          </table:table-cell>
          <table:table-cell office:value-type="float" office:value="238438">
            <text:p>238438</text:p>
          </table:table-cell>
          <table:table-cell office:value-type="float" office:value="311824">
            <text:p>311824</text:p>
          </table:table-cell>
          <table:table-cell office:value-type="float" office:value="309232">
            <text:p>309232</text:p>
          </table:table-cell>
          <table:table-cell office:value-type="float" office:value="288327">
            <text:p>288327</text:p>
          </table:table-cell>
          <table:table-cell office:value-type="float" office:value="308349">
            <text:p>308349</text:p>
          </table:table-cell>
          <table:table-cell office:value-type="float" office:value="299623">
            <text:p>299623</text:p>
          </table:table-cell>
          <table:table-cell office:value-type="float" office:value="323833.5">
            <text:p>323833,5</text:p>
          </table:table-cell>
          <table:table-cell office:value-type="float" office:value="331308.8">
            <text:p>331308,8</text:p>
          </table:table-cell>
          <table:table-cell office:value-type="float" office:value="322923.4">
            <text:p>322923,4</text:p>
          </table:table-cell>
          <table:table-cell office:value-type="float" office:value="357163">
            <text:p>357163</text:p>
          </table:table-cell>
          <table:table-cell office:value-type="float" office:value="384980">
            <text:p>384980</text:p>
          </table:table-cell>
          <table:table-cell office:value-type="float" office:value="339415">
            <text:p>339415</text:p>
          </table:table-cell>
          <table:table-cell office:value-type="float" office:value="355080">
            <text:p>355080</text:p>
          </table:table-cell>
          <table:table-cell office:value-type="float" office:value="420994">
            <text:p>420994</text:p>
          </table:table-cell>
          <table:table-cell office:value-type="float" office:value="428166">
            <text:p>428166</text:p>
          </table:table-cell>
          <table:table-cell office:value-type="float" office:value="416832.1">
            <text:p>416832,1</text:p>
          </table:table-cell>
          <table:table-cell office:value-type="float" office:value="424207.4">
            <text:p>424207,4</text:p>
          </table:table-cell>
          <table:table-cell office:value-type="float" office:value="411090">
            <text:p>411090</text:p>
          </table:table-cell>
          <table:table-cell office:value-type="float" office:value="426357.27">
            <text:p>426357,27</text:p>
          </table:table-cell>
          <table:table-cell office:value-type="float" office:value="443250.06">
            <text:p>443250,06</text:p>
          </table:table-cell>
          <table:table-cell office:value-type="float" office:value="432029.15">
            <text:p>432029,15</text:p>
          </table:table-cell>
          <table:table-cell office:value-type="float" office:value="509109.38">
            <text:p>509109,38</text:p>
          </table:table-cell>
          <table:table-cell office:value-type="float" office:value="541831.8">
            <text:p>541831,8</text:p>
          </table:table-cell>
          <table:table-cell office:value-type="float" office:value="455802.17">
            <text:p>455802,17</text:p>
          </table:table-cell>
          <table:table-cell office:value-type="float" office:value="489555">
            <text:p>489555</text:p>
          </table:table-cell>
          <table:table-cell table:number-columns-repeated="919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DEAN FUNES </text:p>
          </table:table-cell>
          <table:table-cell office:value-type="string">
            <text:p>Municipio</text:p>
          </table:table-cell>
          <table:table-cell office:value-type="float" office:value="581935">
            <text:p>581935</text:p>
          </table:table-cell>
          <table:table-cell office:value-type="float" office:value="682837">
            <text:p>682837</text:p>
          </table:table-cell>
          <table:table-cell office:value-type="float" office:value="617781">
            <text:p>617781</text:p>
          </table:table-cell>
          <table:table-cell office:value-type="float" office:value="651990">
            <text:p>651990</text:p>
          </table:table-cell>
          <table:table-cell office:value-type="float" office:value="702111">
            <text:p>702111</text:p>
          </table:table-cell>
          <table:table-cell office:value-type="float" office:value="744902">
            <text:p>744902</text:p>
          </table:table-cell>
          <table:table-cell office:value-type="float" office:value="718243">
            <text:p>718243</text:p>
          </table:table-cell>
          <table:table-cell office:value-type="float" office:value="695675">
            <text:p>695675</text:p>
          </table:table-cell>
          <table:table-cell office:value-type="float" office:value="700104">
            <text:p>700104</text:p>
          </table:table-cell>
          <table:table-cell office:value-type="float" office:value="744381">
            <text:p>744381</text:p>
          </table:table-cell>
          <table:table-cell office:value-type="float" office:value="716128">
            <text:p>716128</text:p>
          </table:table-cell>
          <table:table-cell office:value-type="float" office:value="771608">
            <text:p>771608</text:p>
          </table:table-cell>
          <table:table-cell office:value-type="float" office:value="762379">
            <text:p>762379</text:p>
          </table:table-cell>
          <table:table-cell office:value-type="float" office:value="846183">
            <text:p>846183</text:p>
          </table:table-cell>
          <table:table-cell office:value-type="float" office:value="804745">
            <text:p>804745</text:p>
          </table:table-cell>
          <table:table-cell office:value-type="float" office:value="816119">
            <text:p>816119</text:p>
          </table:table-cell>
          <table:table-cell office:value-type="float" office:value="978524">
            <text:p>978524</text:p>
          </table:table-cell>
          <table:table-cell office:value-type="float" office:value="1024263">
            <text:p>1024263</text:p>
          </table:table-cell>
          <table:table-cell office:value-type="float" office:value="963582">
            <text:p>963582</text:p>
          </table:table-cell>
          <table:table-cell office:value-type="float" office:value="932335">
            <text:p>932335</text:p>
          </table:table-cell>
          <table:table-cell office:value-type="float" office:value="981728">
            <text:p>981728</text:p>
          </table:table-cell>
          <table:table-cell office:value-type="float" office:value="937557">
            <text:p>937557</text:p>
          </table:table-cell>
          <table:table-cell office:value-type="float" office:value="996911">
            <text:p>996911</text:p>
          </table:table-cell>
          <table:table-cell office:value-type="float" office:value="867806">
            <text:p>867806</text:p>
          </table:table-cell>
          <table:table-cell office:value-type="float" office:value="1122590">
            <text:p>1122590</text:p>
          </table:table-cell>
          <table:table-cell office:value-type="float" office:value="1112509">
            <text:p>1112509</text:p>
          </table:table-cell>
          <table:table-cell office:value-type="float" office:value="1082083">
            <text:p>1082083</text:p>
          </table:table-cell>
          <table:table-cell office:value-type="float" office:value="1074915">
            <text:p>1074915</text:p>
          </table:table-cell>
          <table:table-cell office:value-type="float" office:value="1325641">
            <text:p>1325641</text:p>
          </table:table-cell>
          <table:table-cell office:value-type="float" office:value="1330331">
            <text:p>1330331</text:p>
          </table:table-cell>
          <table:table-cell office:value-type="float" office:value="1270979">
            <text:p>1270979</text:p>
          </table:table-cell>
          <table:table-cell office:value-type="float" office:value="1296755">
            <text:p>1296755</text:p>
          </table:table-cell>
          <table:table-cell office:value-type="float" office:value="1321386">
            <text:p>1321386</text:p>
          </table:table-cell>
          <table:table-cell office:value-type="float" office:value="1273300">
            <text:p>1273300</text:p>
          </table:table-cell>
          <table:table-cell office:value-type="float" office:value="1419427">
            <text:p>1419427</text:p>
          </table:table-cell>
          <table:table-cell office:value-type="float" office:value="1373973">
            <text:p>1373973</text:p>
          </table:table-cell>
          <table:table-cell office:value-type="float" office:value="1540462">
            <text:p>1540462</text:p>
          </table:table-cell>
          <table:table-cell office:value-type="float" office:value="1331705">
            <text:p>1331705</text:p>
          </table:table-cell>
          <table:table-cell office:value-type="float" office:value="1310305">
            <text:p>1310305</text:p>
          </table:table-cell>
          <table:table-cell office:value-type="float" office:value="1252008">
            <text:p>1252008</text:p>
          </table:table-cell>
          <table:table-cell office:value-type="float" office:value="1637349">
            <text:p>1637349</text:p>
          </table:table-cell>
          <table:table-cell office:value-type="float" office:value="1623741">
            <text:p>1623741</text:p>
          </table:table-cell>
          <table:table-cell office:value-type="float" office:value="1513972">
            <text:p>1513972</text:p>
          </table:table-cell>
          <table:table-cell office:value-type="float" office:value="1619103">
            <text:p>1619103</text:p>
          </table:table-cell>
          <table:table-cell office:value-type="float" office:value="1573284">
            <text:p>1573284</text:p>
          </table:table-cell>
          <table:table-cell office:value-type="float" office:value="1700410.6">
            <text:p>1700410,6</text:p>
          </table:table-cell>
          <table:table-cell office:value-type="float" office:value="1739662.9">
            <text:p>1739662,9</text:p>
          </table:table-cell>
          <table:table-cell office:value-type="float" office:value="1695632.2">
            <text:p>1695632,2</text:p>
          </table:table-cell>
          <table:table-cell office:value-type="float" office:value="1875420">
            <text:p>1875420</text:p>
          </table:table-cell>
          <table:table-cell office:value-type="float" office:value="2021486">
            <text:p>2021486</text:p>
          </table:table-cell>
          <table:table-cell office:value-type="float" office:value="1782230">
            <text:p>1782230</text:p>
          </table:table-cell>
          <table:table-cell office:value-type="float" office:value="1864482">
            <text:p>1864482</text:p>
          </table:table-cell>
          <table:table-cell office:value-type="float" office:value="2210587">
            <text:p>2210587</text:p>
          </table:table-cell>
          <table:table-cell office:value-type="float" office:value="2248250">
            <text:p>2248250</text:p>
          </table:table-cell>
          <table:table-cell office:value-type="float" office:value="2188735.3">
            <text:p>2188735,3</text:p>
          </table:table-cell>
          <table:table-cell office:value-type="float" office:value="2227461.9">
            <text:p>2227461,9</text:p>
          </table:table-cell>
          <table:table-cell office:value-type="float" office:value="2158583.9">
            <text:p>2158583,9</text:p>
          </table:table-cell>
          <table:table-cell office:value-type="float" office:value="2238750.74">
            <text:p>2238750,74</text:p>
          </table:table-cell>
          <table:table-cell office:value-type="float" office:value="2327452.74">
            <text:p>2327452,74</text:p>
          </table:table-cell>
          <table:table-cell office:value-type="float" office:value="2268533.11">
            <text:p>2268533,11</text:p>
          </table:table-cell>
          <table:table-cell office:value-type="float" office:value="2673272.13">
            <text:p>2673272,13</text:p>
          </table:table-cell>
          <table:table-cell office:value-type="float" office:value="2845093.59">
            <text:p>2845093,59</text:p>
          </table:table-cell>
          <table:table-cell office:value-type="float" office:value="2393362.35">
            <text:p>2393362,35</text:p>
          </table:table-cell>
          <table:table-cell office:value-type="float" office:value="2570598">
            <text:p>2570598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DEL CAMPILLO </text:p>
          </table:table-cell>
          <table:table-cell office:value-type="string">
            <text:p>Municipio</text:p>
          </table:table-cell>
          <table:table-cell office:value-type="float" office:value="160731">
            <text:p>160731</text:p>
          </table:table-cell>
          <table:table-cell office:value-type="float" office:value="188600">
            <text:p>188600</text:p>
          </table:table-cell>
          <table:table-cell office:value-type="float" office:value="170632">
            <text:p>170632</text:p>
          </table:table-cell>
          <table:table-cell office:value-type="float" office:value="180080">
            <text:p>180080</text:p>
          </table:table-cell>
          <table:table-cell office:value-type="float" office:value="193924">
            <text:p>193924</text:p>
          </table:table-cell>
          <table:table-cell office:value-type="float" office:value="205743">
            <text:p>205743</text:p>
          </table:table-cell>
          <table:table-cell office:value-type="float" office:value="198379">
            <text:p>198379</text:p>
          </table:table-cell>
          <table:table-cell office:value-type="float" office:value="192146">
            <text:p>192146</text:p>
          </table:table-cell>
          <table:table-cell office:value-type="float" office:value="193369">
            <text:p>193369</text:p>
          </table:table-cell>
          <table:table-cell office:value-type="float" office:value="205599">
            <text:p>205599</text:p>
          </table:table-cell>
          <table:table-cell office:value-type="float" office:value="197795">
            <text:p>197795</text:p>
          </table:table-cell>
          <table:table-cell office:value-type="float" office:value="213119">
            <text:p>213119</text:p>
          </table:table-cell>
          <table:table-cell office:value-type="float" office:value="210570">
            <text:p>210570</text:p>
          </table:table-cell>
          <table:table-cell office:value-type="float" office:value="233716">
            <text:p>233716</text:p>
          </table:table-cell>
          <table:table-cell office:value-type="float" office:value="222271">
            <text:p>222271</text:p>
          </table:table-cell>
          <table:table-cell office:value-type="float" office:value="225413">
            <text:p>225413</text:p>
          </table:table-cell>
          <table:table-cell office:value-type="float" office:value="270269">
            <text:p>270269</text:p>
          </table:table-cell>
          <table:table-cell office:value-type="float" office:value="282903">
            <text:p>282903</text:p>
          </table:table-cell>
          <table:table-cell office:value-type="float" office:value="266142">
            <text:p>266142</text:p>
          </table:table-cell>
          <table:table-cell office:value-type="float" office:value="257512">
            <text:p>257512</text:p>
          </table:table-cell>
          <table:table-cell office:value-type="float" office:value="271154">
            <text:p>271154</text:p>
          </table:table-cell>
          <table:table-cell office:value-type="float" office:value="258954">
            <text:p>258954</text:p>
          </table:table-cell>
          <table:table-cell office:value-type="float" office:value="275348">
            <text:p>275348</text:p>
          </table:table-cell>
          <table:table-cell office:value-type="float" office:value="239690">
            <text:p>239690</text:p>
          </table:table-cell>
          <table:table-cell office:value-type="float" office:value="310060">
            <text:p>310060</text:p>
          </table:table-cell>
          <table:table-cell office:value-type="float" office:value="307276">
            <text:p>307276</text:p>
          </table:table-cell>
          <table:table-cell office:value-type="float" office:value="315872">
            <text:p>315872</text:p>
          </table:table-cell>
          <table:table-cell office:value-type="float" office:value="302401">
            <text:p>302401</text:p>
          </table:table-cell>
          <table:table-cell office:value-type="float" office:value="372937">
            <text:p>372937</text:p>
          </table:table-cell>
          <table:table-cell office:value-type="float" office:value="374256">
            <text:p>374256</text:p>
          </table:table-cell>
          <table:table-cell office:value-type="float" office:value="357559">
            <text:p>357559</text:p>
          </table:table-cell>
          <table:table-cell office:value-type="float" office:value="364811">
            <text:p>364811</text:p>
          </table:table-cell>
          <table:table-cell office:value-type="float" office:value="371740">
            <text:p>371740</text:p>
          </table:table-cell>
          <table:table-cell office:value-type="float" office:value="358212">
            <text:p>358212</text:p>
          </table:table-cell>
          <table:table-cell office:value-type="float" office:value="399321">
            <text:p>399321</text:p>
          </table:table-cell>
          <table:table-cell office:value-type="float" office:value="386534">
            <text:p>386534</text:p>
          </table:table-cell>
          <table:table-cell office:value-type="float" office:value="433372">
            <text:p>433372</text:p>
          </table:table-cell>
          <table:table-cell office:value-type="float" office:value="374643">
            <text:p>374643</text:p>
          </table:table-cell>
          <table:table-cell office:value-type="float" office:value="368623">
            <text:p>368623</text:p>
          </table:table-cell>
          <table:table-cell office:value-type="float" office:value="352222">
            <text:p>352222</text:p>
          </table:table-cell>
          <table:table-cell office:value-type="float" office:value="460628">
            <text:p>460628</text:p>
          </table:table-cell>
          <table:table-cell office:value-type="float" office:value="456800">
            <text:p>456800</text:p>
          </table:table-cell>
          <table:table-cell office:value-type="float" office:value="425919">
            <text:p>425919</text:p>
          </table:table-cell>
          <table:table-cell office:value-type="float" office:value="455495">
            <text:p>455495</text:p>
          </table:table-cell>
          <table:table-cell office:value-type="float" office:value="442605">
            <text:p>442605</text:p>
          </table:table-cell>
          <table:table-cell office:value-type="float" office:value="478369.3">
            <text:p>478369,3</text:p>
          </table:table-cell>
          <table:table-cell office:value-type="float" office:value="489412">
            <text:p>489412</text:p>
          </table:table-cell>
          <table:table-cell office:value-type="float" office:value="477026">
            <text:p>477026</text:p>
          </table:table-cell>
          <table:table-cell office:value-type="float" office:value="527604">
            <text:p>527604</text:p>
          </table:table-cell>
          <table:table-cell office:value-type="float" office:value="568696">
            <text:p>568696</text:p>
          </table:table-cell>
          <table:table-cell office:value-type="float" office:value="501387">
            <text:p>501387</text:p>
          </table:table-cell>
          <table:table-cell office:value-type="float" office:value="524527">
            <text:p>524527</text:p>
          </table:table-cell>
          <table:table-cell office:value-type="float" office:value="621895">
            <text:p>621895</text:p>
          </table:table-cell>
          <table:table-cell office:value-type="float" office:value="632491">
            <text:p>632491</text:p>
          </table:table-cell>
          <table:table-cell office:value-type="float" office:value="615747.7">
            <text:p>615747,7</text:p>
          </table:table-cell>
          <table:table-cell office:value-type="float" office:value="626642.4">
            <text:p>626642,4</text:p>
          </table:table-cell>
          <table:table-cell office:value-type="float" office:value="607265.3">
            <text:p>607265,3</text:p>
          </table:table-cell>
          <table:table-cell office:value-type="float" office:value="629818.29">
            <text:p>629818,29</text:p>
          </table:table-cell>
          <table:table-cell office:value-type="float" office:value="654772.45">
            <text:p>654772,45</text:p>
          </table:table-cell>
          <table:table-cell office:value-type="float" office:value="638196.84">
            <text:p>638196,84</text:p>
          </table:table-cell>
          <table:table-cell office:value-type="float" office:value="752060.36">
            <text:p>752060,36</text:p>
          </table:table-cell>
          <table:table-cell office:value-type="float" office:value="800398.17">
            <text:p>800398,17</text:p>
          </table:table-cell>
          <table:table-cell office:value-type="float" office:value="673314.53">
            <text:p>673314,53</text:p>
          </table:table-cell>
          <table:table-cell office:value-type="float" office:value="723175">
            <text:p>723175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DESPEÑADEROS </text:p>
          </table:table-cell>
          <table:table-cell office:value-type="string">
            <text:p>Municipio</text:p>
          </table:table-cell>
          <table:table-cell office:value-type="float" office:value="227082">
            <text:p>227082</text:p>
          </table:table-cell>
          <table:table-cell office:value-type="float" office:value="266456">
            <text:p>266456</text:p>
          </table:table-cell>
          <table:table-cell office:value-type="float" office:value="241070">
            <text:p>241070</text:p>
          </table:table-cell>
          <table:table-cell office:value-type="float" office:value="254418">
            <text:p>254418</text:p>
          </table:table-cell>
          <table:table-cell office:value-type="float" office:value="273977">
            <text:p>273977</text:p>
          </table:table-cell>
          <table:table-cell office:value-type="float" office:value="290674">
            <text:p>290674</text:p>
          </table:table-cell>
          <table:table-cell office:value-type="float" office:value="280272">
            <text:p>280272</text:p>
          </table:table-cell>
          <table:table-cell office:value-type="float" office:value="271465">
            <text:p>271465</text:p>
          </table:table-cell>
          <table:table-cell office:value-type="float" office:value="273193">
            <text:p>273193</text:p>
          </table:table-cell>
          <table:table-cell office:value-type="float" office:value="290471">
            <text:p>290471</text:p>
          </table:table-cell>
          <table:table-cell office:value-type="float" office:value="279446">
            <text:p>279446</text:p>
          </table:table-cell>
          <table:table-cell office:value-type="float" office:value="301095">
            <text:p>301095</text:p>
          </table:table-cell>
          <table:table-cell office:value-type="float" office:value="297494">
            <text:p>297494</text:p>
          </table:table-cell>
          <table:table-cell office:value-type="float" office:value="330196">
            <text:p>330196</text:p>
          </table:table-cell>
          <table:table-cell office:value-type="float" office:value="314026">
            <text:p>314026</text:p>
          </table:table-cell>
          <table:table-cell office:value-type="float" office:value="318465">
            <text:p>318465</text:p>
          </table:table-cell>
          <table:table-cell office:value-type="float" office:value="381838">
            <text:p>381838</text:p>
          </table:table-cell>
          <table:table-cell office:value-type="float" office:value="399686">
            <text:p>399686</text:p>
          </table:table-cell>
          <table:table-cell office:value-type="float" office:value="376008">
            <text:p>376008</text:p>
          </table:table-cell>
          <table:table-cell office:value-type="float" office:value="363814">
            <text:p>363814</text:p>
          </table:table-cell>
          <table:table-cell office:value-type="float" office:value="383088">
            <text:p>383088</text:p>
          </table:table-cell>
          <table:table-cell office:value-type="float" office:value="365852">
            <text:p>365852</text:p>
          </table:table-cell>
          <table:table-cell office:value-type="float" office:value="389013">
            <text:p>389013</text:p>
          </table:table-cell>
          <table:table-cell office:value-type="float" office:value="338634">
            <text:p>338634</text:p>
          </table:table-cell>
          <table:table-cell office:value-type="float" office:value="438055">
            <text:p>438055</text:p>
          </table:table-cell>
          <table:table-cell office:value-type="float" office:value="434121">
            <text:p>434121</text:p>
          </table:table-cell>
          <table:table-cell office:value-type="float" office:value="412365">
            <text:p>412365</text:p>
          </table:table-cell>
          <table:table-cell office:value-type="float" office:value="416249">
            <text:p>416249</text:p>
          </table:table-cell>
          <table:table-cell office:value-type="float" office:value="513340">
            <text:p>513340</text:p>
          </table:table-cell>
          <table:table-cell office:value-type="float" office:value="515156">
            <text:p>515156</text:p>
          </table:table-cell>
          <table:table-cell office:value-type="float" office:value="492173">
            <text:p>492173</text:p>
          </table:table-cell>
          <table:table-cell office:value-type="float" office:value="502154">
            <text:p>502154</text:p>
          </table:table-cell>
          <table:table-cell office:value-type="float" office:value="511692">
            <text:p>511692</text:p>
          </table:table-cell>
          <table:table-cell office:value-type="float" office:value="493071">
            <text:p>493071</text:p>
          </table:table-cell>
          <table:table-cell office:value-type="float" office:value="549657">
            <text:p>549657</text:p>
          </table:table-cell>
          <table:table-cell office:value-type="float" office:value="532056">
            <text:p>532056</text:p>
          </table:table-cell>
          <table:table-cell office:value-type="float" office:value="596527">
            <text:p>596527</text:p>
          </table:table-cell>
          <table:table-cell office:value-type="float" office:value="515688">
            <text:p>515688</text:p>
          </table:table-cell>
          <table:table-cell office:value-type="float" office:value="507401">
            <text:p>507401</text:p>
          </table:table-cell>
          <table:table-cell office:value-type="float" office:value="484826">
            <text:p>484826</text:p>
          </table:table-cell>
          <table:table-cell office:value-type="float" office:value="634045">
            <text:p>634045</text:p>
          </table:table-cell>
          <table:table-cell office:value-type="float" office:value="628776">
            <text:p>628776</text:p>
          </table:table-cell>
          <table:table-cell office:value-type="float" office:value="586269">
            <text:p>586269</text:p>
          </table:table-cell>
          <table:table-cell office:value-type="float" office:value="626980">
            <text:p>626980</text:p>
          </table:table-cell>
          <table:table-cell office:value-type="float" office:value="609237">
            <text:p>609237</text:p>
          </table:table-cell>
          <table:table-cell office:value-type="float" office:value="658465.1">
            <text:p>658465,1</text:p>
          </table:table-cell>
          <table:table-cell office:value-type="float" office:value="673665.1">
            <text:p>673665,1</text:p>
          </table:table-cell>
          <table:table-cell office:value-type="float" office:value="656614.7">
            <text:p>656614,7</text:p>
          </table:table-cell>
          <table:table-cell office:value-type="float" office:value="726235">
            <text:p>726235</text:p>
          </table:table-cell>
          <table:table-cell office:value-type="float" office:value="782798">
            <text:p>782798</text:p>
          </table:table-cell>
          <table:table-cell office:value-type="float" office:value="690149">
            <text:p>690149</text:p>
          </table:table-cell>
          <table:table-cell office:value-type="float" office:value="722000">
            <text:p>722000</text:p>
          </table:table-cell>
          <table:table-cell office:value-type="float" office:value="856025">
            <text:p>856025</text:p>
          </table:table-cell>
          <table:table-cell office:value-type="float" office:value="870610">
            <text:p>870610</text:p>
          </table:table-cell>
          <table:table-cell office:value-type="float" office:value="847563.5">
            <text:p>847563,5</text:p>
          </table:table-cell>
          <table:table-cell office:value-type="float" office:value="862559.9">
            <text:p>862559,9</text:p>
          </table:table-cell>
          <table:table-cell office:value-type="float" office:value="835887.7">
            <text:p>835887,7</text:p>
          </table:table-cell>
          <table:table-cell office:value-type="float" office:value="866931.39">
            <text:p>866931,39</text:p>
          </table:table-cell>
          <table:table-cell office:value-type="float" office:value="901280.26">
            <text:p>901280,26</text:p>
          </table:table-cell>
          <table:table-cell office:value-type="float" office:value="878464.28">
            <text:p>878464,28</text:p>
          </table:table-cell>
          <table:table-cell office:value-type="float" office:value="1035194.98">
            <text:p>1035194,98</text:p>
          </table:table-cell>
          <table:table-cell office:value-type="float" office:value="1101730.93">
            <text:p>1101730,93</text:p>
          </table:table-cell>
          <table:table-cell office:value-type="float" office:value="926803.02">
            <text:p>926803,02</text:p>
          </table:table-cell>
          <table:table-cell office:value-type="float" office:value="995435">
            <text:p>995435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DEVOTO </text:p>
          </table:table-cell>
          <table:table-cell office:value-type="string">
            <text:p>Municipio</text:p>
          </table:table-cell>
          <table:table-cell office:value-type="float" office:value="219052">
            <text:p>219052</text:p>
          </table:table-cell>
          <table:table-cell office:value-type="float" office:value="257034">
            <text:p>257034</text:p>
          </table:table-cell>
          <table:table-cell office:value-type="float" office:value="232546">
            <text:p>232546</text:p>
          </table:table-cell>
          <table:table-cell office:value-type="float" office:value="245422">
            <text:p>245422</text:p>
          </table:table-cell>
          <table:table-cell office:value-type="float" office:value="264289">
            <text:p>264289</text:p>
          </table:table-cell>
          <table:table-cell office:value-type="float" office:value="280397">
            <text:p>280397</text:p>
          </table:table-cell>
          <table:table-cell office:value-type="float" office:value="270362">
            <text:p>270362</text:p>
          </table:table-cell>
          <table:table-cell office:value-type="float" office:value="261867">
            <text:p>261867</text:p>
          </table:table-cell>
          <table:table-cell office:value-type="float" office:value="263534">
            <text:p>263534</text:p>
          </table:table-cell>
          <table:table-cell office:value-type="float" office:value="280201">
            <text:p>280201</text:p>
          </table:table-cell>
          <table:table-cell office:value-type="float" office:value="269565">
            <text:p>269565</text:p>
          </table:table-cell>
          <table:table-cell office:value-type="float" office:value="290449">
            <text:p>290449</text:p>
          </table:table-cell>
          <table:table-cell office:value-type="float" office:value="286975">
            <text:p>286975</text:p>
          </table:table-cell>
          <table:table-cell office:value-type="float" office:value="318521">
            <text:p>318521</text:p>
          </table:table-cell>
          <table:table-cell office:value-type="float" office:value="302923">
            <text:p>302923</text:p>
          </table:table-cell>
          <table:table-cell office:value-type="float" office:value="307204">
            <text:p>307204</text:p>
          </table:table-cell>
          <table:table-cell office:value-type="float" office:value="368337">
            <text:p>368337</text:p>
          </table:table-cell>
          <table:table-cell office:value-type="float" office:value="385554">
            <text:p>385554</text:p>
          </table:table-cell>
          <table:table-cell office:value-type="float" office:value="362712">
            <text:p>362712</text:p>
          </table:table-cell>
          <table:table-cell office:value-type="float" office:value="350950">
            <text:p>350950</text:p>
          </table:table-cell>
          <table:table-cell office:value-type="float" office:value="369543">
            <text:p>369543</text:p>
          </table:table-cell>
          <table:table-cell office:value-type="float" office:value="352916">
            <text:p>352916</text:p>
          </table:table-cell>
          <table:table-cell office:value-type="float" office:value="375258">
            <text:p>375258</text:p>
          </table:table-cell>
          <table:table-cell office:value-type="float" office:value="326661">
            <text:p>326661</text:p>
          </table:table-cell>
          <table:table-cell office:value-type="float" office:value="422566">
            <text:p>422566</text:p>
          </table:table-cell>
          <table:table-cell office:value-type="float" office:value="418772">
            <text:p>418772</text:p>
          </table:table-cell>
          <table:table-cell office:value-type="float" office:value="406981">
            <text:p>406981</text:p>
          </table:table-cell>
          <table:table-cell office:value-type="float" office:value="404511">
            <text:p>404511</text:p>
          </table:table-cell>
          <table:table-cell office:value-type="float" office:value="498864">
            <text:p>498864</text:p>
          </table:table-cell>
          <table:table-cell office:value-type="float" office:value="500629">
            <text:p>500629</text:p>
          </table:table-cell>
          <table:table-cell office:value-type="float" office:value="478294">
            <text:p>478294</text:p>
          </table:table-cell>
          <table:table-cell office:value-type="float" office:value="487994">
            <text:p>487994</text:p>
          </table:table-cell>
          <table:table-cell office:value-type="float" office:value="497263">
            <text:p>497263</text:p>
          </table:table-cell>
          <table:table-cell office:value-type="float" office:value="479167">
            <text:p>479167</text:p>
          </table:table-cell>
          <table:table-cell office:value-type="float" office:value="534158">
            <text:p>534158</text:p>
          </table:table-cell>
          <table:table-cell office:value-type="float" office:value="517052">
            <text:p>517052</text:p>
          </table:table-cell>
          <table:table-cell office:value-type="float" office:value="579705">
            <text:p>579705</text:p>
          </table:table-cell>
          <table:table-cell office:value-type="float" office:value="501146">
            <text:p>501146</text:p>
          </table:table-cell>
          <table:table-cell office:value-type="float" office:value="493093">
            <text:p>493093</text:p>
          </table:table-cell>
          <table:table-cell office:value-type="float" office:value="471155">
            <text:p>471155</text:p>
          </table:table-cell>
          <table:table-cell office:value-type="float" office:value="616166">
            <text:p>616166</text:p>
          </table:table-cell>
          <table:table-cell office:value-type="float" office:value="611045">
            <text:p>611045</text:p>
          </table:table-cell>
          <table:table-cell office:value-type="float" office:value="569737">
            <text:p>569737</text:p>
          </table:table-cell>
          <table:table-cell office:value-type="float" office:value="609299">
            <text:p>609299</text:p>
          </table:table-cell>
          <table:table-cell office:value-type="float" office:value="592057">
            <text:p>592057</text:p>
          </table:table-cell>
          <table:table-cell office:value-type="float" office:value="639897">
            <text:p>639897</text:p>
          </table:table-cell>
          <table:table-cell office:value-type="float" office:value="654668.4">
            <text:p>654668,4</text:p>
          </table:table-cell>
          <table:table-cell office:value-type="float" office:value="638099.8">
            <text:p>638099,8</text:p>
          </table:table-cell>
          <table:table-cell office:value-type="float" office:value="705756">
            <text:p>705756</text:p>
          </table:table-cell>
          <table:table-cell office:value-type="float" office:value="760724">
            <text:p>760724</text:p>
          </table:table-cell>
          <table:table-cell office:value-type="float" office:value="670687">
            <text:p>670687</text:p>
          </table:table-cell>
          <table:table-cell office:value-type="float" office:value="701640">
            <text:p>701640</text:p>
          </table:table-cell>
          <table:table-cell office:value-type="float" office:value="831886">
            <text:p>831886</text:p>
          </table:table-cell>
          <table:table-cell office:value-type="float" office:value="846059">
            <text:p>846059</text:p>
          </table:table-cell>
          <table:table-cell office:value-type="float" office:value="823663">
            <text:p>823663</text:p>
          </table:table-cell>
          <table:table-cell office:value-type="float" office:value="838236.5">
            <text:p>838236,5</text:p>
          </table:table-cell>
          <table:table-cell office:value-type="float" office:value="812316.4">
            <text:p>812316,4</text:p>
          </table:table-cell>
          <table:table-cell office:value-type="float" office:value="842484.75">
            <text:p>842484,75</text:p>
          </table:table-cell>
          <table:table-cell office:value-type="float" office:value="875865.01">
            <text:p>875865,01</text:p>
          </table:table-cell>
          <table:table-cell office:value-type="float" office:value="853692.43">
            <text:p>853692,43</text:p>
          </table:table-cell>
          <table:table-cell office:value-type="float" office:value="1006003.46">
            <text:p>1006003,46</text:p>
          </table:table-cell>
          <table:table-cell office:value-type="float" office:value="1070663.17">
            <text:p>1070663,17</text:p>
          </table:table-cell>
          <table:table-cell office:value-type="float" office:value="900668.06">
            <text:p>900668,06</text:p>
          </table:table-cell>
          <table:table-cell office:value-type="float" office:value="967365">
            <text:p>967365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EL ARAÑADO </text:p>
          </table:table-cell>
          <table:table-cell office:value-type="string">
            <text:p>Municipio</text:p>
          </table:table-cell>
          <table:table-cell office:value-type="float" office:value="111197">
            <text:p>111197</text:p>
          </table:table-cell>
          <table:table-cell office:value-type="float" office:value="130478">
            <text:p>130478</text:p>
          </table:table-cell>
          <table:table-cell office:value-type="float" office:value="118047">
            <text:p>118047</text:p>
          </table:table-cell>
          <table:table-cell office:value-type="float" office:value="124584">
            <text:p>124584</text:p>
          </table:table-cell>
          <table:table-cell office:value-type="float" office:value="134161">
            <text:p>134161</text:p>
          </table:table-cell>
          <table:table-cell office:value-type="float" office:value="142337">
            <text:p>142337</text:p>
          </table:table-cell>
          <table:table-cell office:value-type="float" office:value="137243">
            <text:p>137243</text:p>
          </table:table-cell>
          <table:table-cell office:value-type="float" office:value="132931">
            <text:p>132931</text:p>
          </table:table-cell>
          <table:table-cell office:value-type="float" office:value="133777">
            <text:p>133777</text:p>
          </table:table-cell>
          <table:table-cell office:value-type="float" office:value="142238">
            <text:p>142238</text:p>
          </table:table-cell>
          <table:table-cell office:value-type="float" office:value="136839">
            <text:p>136839</text:p>
          </table:table-cell>
          <table:table-cell office:value-type="float" office:value="147440">
            <text:p>147440</text:p>
          </table:table-cell>
          <table:table-cell office:value-type="float" office:value="145677">
            <text:p>145677</text:p>
          </table:table-cell>
          <table:table-cell office:value-type="float" office:value="161690">
            <text:p>161690</text:p>
          </table:table-cell>
          <table:table-cell office:value-type="float" office:value="153772">
            <text:p>153772</text:p>
          </table:table-cell>
          <table:table-cell office:value-type="float" office:value="155946">
            <text:p>155946</text:p>
          </table:table-cell>
          <table:table-cell office:value-type="float" office:value="186979">
            <text:p>186979</text:p>
          </table:table-cell>
          <table:table-cell office:value-type="float" office:value="195719">
            <text:p>195719</text:p>
          </table:table-cell>
          <table:table-cell office:value-type="float" office:value="184123">
            <text:p>184123</text:p>
          </table:table-cell>
          <table:table-cell office:value-type="float" office:value="178153">
            <text:p>178153</text:p>
          </table:table-cell>
          <table:table-cell office:value-type="float" office:value="187591">
            <text:p>187591</text:p>
          </table:table-cell>
          <table:table-cell office:value-type="float" office:value="179150">
            <text:p>179150</text:p>
          </table:table-cell>
          <table:table-cell office:value-type="float" office:value="190492">
            <text:p>190492</text:p>
          </table:table-cell>
          <table:table-cell office:value-type="float" office:value="165822">
            <text:p>165822</text:p>
          </table:table-cell>
          <table:table-cell office:value-type="float" office:value="214507">
            <text:p>214507</text:p>
          </table:table-cell>
          <table:table-cell office:value-type="float" office:value="212581">
            <text:p>212581</text:p>
          </table:table-cell>
          <table:table-cell office:value-type="float" office:value="226217">
            <text:p>226217</text:p>
          </table:table-cell>
          <table:table-cell office:value-type="float" office:value="211700">
            <text:p>211700</text:p>
          </table:table-cell>
          <table:table-cell office:value-type="float" office:value="261079">
            <text:p>261079</text:p>
          </table:table-cell>
          <table:table-cell office:value-type="float" office:value="262003">
            <text:p>262003</text:p>
          </table:table-cell>
          <table:table-cell office:value-type="float" office:value="250314">
            <text:p>250314</text:p>
          </table:table-cell>
          <table:table-cell office:value-type="float" office:value="255390">
            <text:p>255390</text:p>
          </table:table-cell>
          <table:table-cell office:value-type="float" office:value="260241">
            <text:p>260241</text:p>
          </table:table-cell>
          <table:table-cell office:value-type="float" office:value="250771">
            <text:p>250771</text:p>
          </table:table-cell>
          <table:table-cell office:value-type="float" office:value="279550">
            <text:p>279550</text:p>
          </table:table-cell>
          <table:table-cell office:value-type="float" office:value="270598">
            <text:p>270598</text:p>
          </table:table-cell>
          <table:table-cell office:value-type="float" office:value="303387">
            <text:p>303387</text:p>
          </table:table-cell>
          <table:table-cell office:value-type="float" office:value="262273">
            <text:p>262273</text:p>
          </table:table-cell>
          <table:table-cell office:value-type="float" office:value="258059">
            <text:p>258059</text:p>
          </table:table-cell>
          <table:table-cell office:value-type="float" office:value="246578">
            <text:p>246578</text:p>
          </table:table-cell>
          <table:table-cell office:value-type="float" office:value="322469">
            <text:p>322469</text:p>
          </table:table-cell>
          <table:table-cell office:value-type="float" office:value="319789">
            <text:p>319789</text:p>
          </table:table-cell>
          <table:table-cell office:value-type="float" office:value="298170">
            <text:p>298170</text:p>
          </table:table-cell>
          <table:table-cell office:value-type="float" office:value="318875">
            <text:p>318875</text:p>
          </table:table-cell>
          <table:table-cell office:value-type="float" office:value="309851">
            <text:p>309851</text:p>
          </table:table-cell>
          <table:table-cell office:value-type="float" office:value="334888.4">
            <text:p>334888,4</text:p>
          </table:table-cell>
          <table:table-cell office:value-type="float" office:value="342619">
            <text:p>342619</text:p>
          </table:table-cell>
          <table:table-cell office:value-type="float" office:value="333947.3">
            <text:p>333947,3</text:p>
          </table:table-cell>
          <table:table-cell office:value-type="float" office:value="369356">
            <text:p>369356</text:p>
          </table:table-cell>
          <table:table-cell office:value-type="float" office:value="398123">
            <text:p>398123</text:p>
          </table:table-cell>
          <table:table-cell office:value-type="float" office:value="351002">
            <text:p>351002</text:p>
          </table:table-cell>
          <table:table-cell office:value-type="float" office:value="367201">
            <text:p>367201</text:p>
          </table:table-cell>
          <table:table-cell office:value-type="float" office:value="435365">
            <text:p>435365</text:p>
          </table:table-cell>
          <table:table-cell office:value-type="float" office:value="442783">
            <text:p>442783</text:p>
          </table:table-cell>
          <table:table-cell office:value-type="float" office:value="431061.8">
            <text:p>431061,8</text:p>
          </table:table-cell>
          <table:table-cell office:value-type="float" office:value="438688.8">
            <text:p>438688,8</text:p>
          </table:table-cell>
          <table:table-cell office:value-type="float" office:value="425123.6">
            <text:p>425123,6</text:p>
          </table:table-cell>
          <table:table-cell office:value-type="float" office:value="440912.12">
            <text:p>440912,12</text:p>
          </table:table-cell>
          <table:table-cell office:value-type="float" office:value="458381.59">
            <text:p>458381,59</text:p>
          </table:table-cell>
          <table:table-cell office:value-type="float" office:value="446777.63">
            <text:p>446777,63</text:p>
          </table:table-cell>
          <table:table-cell office:value-type="float" office:value="526489.2">
            <text:p>526489,2</text:p>
          </table:table-cell>
          <table:table-cell office:value-type="float" office:value="560328.69">
            <text:p>560328,69</text:p>
          </table:table-cell>
          <table:table-cell office:value-type="float" office:value="471362.2">
            <text:p>471362,2</text:p>
          </table:table-cell>
          <table:table-cell office:value-type="float" office:value="506268">
            <text:p>506268</text:p>
          </table:table-cell>
          <table:table-cell table:number-columns-repeated="919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EL BRETE </text:p>
          </table:table-cell>
          <table:table-cell office:value-type="string">
            <text:p>Municipio</text:p>
          </table:table-cell>
          <table:table-cell office:value-type="float" office:value="119122">
            <text:p>119122</text:p>
          </table:table-cell>
          <table:table-cell office:value-type="float" office:value="139776">
            <text:p>139776</text:p>
          </table:table-cell>
          <table:table-cell office:value-type="float" office:value="126459">
            <text:p>126459</text:p>
          </table:table-cell>
          <table:table-cell office:value-type="float" office:value="133462">
            <text:p>133462</text:p>
          </table:table-cell>
          <table:table-cell office:value-type="float" office:value="143722">
            <text:p>143722</text:p>
          </table:table-cell>
          <table:table-cell office:value-type="float" office:value="152481">
            <text:p>152481</text:p>
          </table:table-cell>
          <table:table-cell office:value-type="float" office:value="147024">
            <text:p>147024</text:p>
          </table:table-cell>
          <table:table-cell office:value-type="float" office:value="142404">
            <text:p>142404</text:p>
          </table:table-cell>
          <table:table-cell office:value-type="float" office:value="143311">
            <text:p>143311</text:p>
          </table:table-cell>
          <table:table-cell office:value-type="float" office:value="152374">
            <text:p>152374</text:p>
          </table:table-cell>
          <table:table-cell office:value-type="float" office:value="146591">
            <text:p>146591</text:p>
          </table:table-cell>
          <table:table-cell office:value-type="float" office:value="157947">
            <text:p>157947</text:p>
          </table:table-cell>
          <table:table-cell office:value-type="float" office:value="156058">
            <text:p>156058</text:p>
          </table:table-cell>
          <table:table-cell office:value-type="float" office:value="173213">
            <text:p>173213</text:p>
          </table:table-cell>
          <table:table-cell office:value-type="float" office:value="164731">
            <text:p>164731</text:p>
          </table:table-cell>
          <table:table-cell office:value-type="float" office:value="167059">
            <text:p>167059</text:p>
          </table:table-cell>
          <table:table-cell office:value-type="float" office:value="200303">
            <text:p>200303</text:p>
          </table:table-cell>
          <table:table-cell office:value-type="float" office:value="209666">
            <text:p>209666</text:p>
          </table:table-cell>
          <table:table-cell office:value-type="float" office:value="197245">
            <text:p>197245</text:p>
          </table:table-cell>
          <table:table-cell office:value-type="float" office:value="190848">
            <text:p>190848</text:p>
          </table:table-cell>
          <table:table-cell office:value-type="float" office:value="200959">
            <text:p>200959</text:p>
          </table:table-cell>
          <table:table-cell office:value-type="float" office:value="191917">
            <text:p>191917</text:p>
          </table:table-cell>
          <table:table-cell office:value-type="float" office:value="204067">
            <text:p>204067</text:p>
          </table:table-cell>
          <table:table-cell office:value-type="float" office:value="177639">
            <text:p>177639</text:p>
          </table:table-cell>
          <table:table-cell office:value-type="float" office:value="229793">
            <text:p>229793</text:p>
          </table:table-cell>
          <table:table-cell office:value-type="float" office:value="227730">
            <text:p>227730</text:p>
          </table:table-cell>
          <table:table-cell office:value-type="float" office:value="222059">
            <text:p>222059</text:p>
          </table:table-cell>
          <table:table-cell office:value-type="float" office:value="220215">
            <text:p>220215</text:p>
          </table:table-cell>
          <table:table-cell office:value-type="float" office:value="271581">
            <text:p>271581</text:p>
          </table:table-cell>
          <table:table-cell office:value-type="float" office:value="272541">
            <text:p>272541</text:p>
          </table:table-cell>
          <table:table-cell office:value-type="float" office:value="260382">
            <text:p>260382</text:p>
          </table:table-cell>
          <table:table-cell office:value-type="float" office:value="265663">
            <text:p>265663</text:p>
          </table:table-cell>
          <table:table-cell office:value-type="float" office:value="270709">
            <text:p>270709</text:p>
          </table:table-cell>
          <table:table-cell office:value-type="float" office:value="260858">
            <text:p>260858</text:p>
          </table:table-cell>
          <table:table-cell office:value-type="float" office:value="290794">
            <text:p>290794</text:p>
          </table:table-cell>
          <table:table-cell office:value-type="float" office:value="281482">
            <text:p>281482</text:p>
          </table:table-cell>
          <table:table-cell office:value-type="float" office:value="315590">
            <text:p>315590</text:p>
          </table:table-cell>
          <table:table-cell office:value-type="float" office:value="272823">
            <text:p>272823</text:p>
          </table:table-cell>
          <table:table-cell office:value-type="float" office:value="268439">
            <text:p>268439</text:p>
          </table:table-cell>
          <table:table-cell office:value-type="float" office:value="256496">
            <text:p>256496</text:p>
          </table:table-cell>
          <table:table-cell office:value-type="float" office:value="335439">
            <text:p>335439</text:p>
          </table:table-cell>
          <table:table-cell office:value-type="float" office:value="332652">
            <text:p>332652</text:p>
          </table:table-cell>
          <table:table-cell office:value-type="float" office:value="310164">
            <text:p>310164</text:p>
          </table:table-cell>
          <table:table-cell office:value-type="float" office:value="331701">
            <text:p>331701</text:p>
          </table:table-cell>
          <table:table-cell office:value-type="float" office:value="322314">
            <text:p>322314</text:p>
          </table:table-cell>
          <table:table-cell office:value-type="float" office:value="348358.6">
            <text:p>348358,6</text:p>
          </table:table-cell>
          <table:table-cell office:value-type="float" office:value="356400.2">
            <text:p>356400,2</text:p>
          </table:table-cell>
          <table:table-cell office:value-type="float" office:value="347379.7">
            <text:p>347379,7</text:p>
          </table:table-cell>
          <table:table-cell office:value-type="float" office:value="384212">
            <text:p>384212</text:p>
          </table:table-cell>
          <table:table-cell office:value-type="float" office:value="414137">
            <text:p>414137</text:p>
          </table:table-cell>
          <table:table-cell office:value-type="float" office:value="365121">
            <text:p>365121</text:p>
          </table:table-cell>
          <table:table-cell office:value-type="float" office:value="381971">
            <text:p>381971</text:p>
          </table:table-cell>
          <table:table-cell office:value-type="float" office:value="452877">
            <text:p>452877</text:p>
          </table:table-cell>
          <table:table-cell office:value-type="float" office:value="460593">
            <text:p>460593</text:p>
          </table:table-cell>
          <table:table-cell office:value-type="float" office:value="448400.4">
            <text:p>448400,4</text:p>
          </table:table-cell>
          <table:table-cell office:value-type="float" office:value="456334.3">
            <text:p>456334,3</text:p>
          </table:table-cell>
          <table:table-cell office:value-type="float" office:value="442223.4">
            <text:p>442223,4</text:p>
          </table:table-cell>
          <table:table-cell office:value-type="float" office:value="458646.98">
            <text:p>458646,98</text:p>
          </table:table-cell>
          <table:table-cell office:value-type="float" office:value="476819.12">
            <text:p>476819,12</text:p>
          </table:table-cell>
          <table:table-cell office:value-type="float" office:value="464748.41">
            <text:p>464748,41</text:p>
          </table:table-cell>
          <table:table-cell office:value-type="float" office:value="547666.23">
            <text:p>547666,23</text:p>
          </table:table-cell>
          <table:table-cell office:value-type="float" office:value="582866.84">
            <text:p>582866,84</text:p>
          </table:table-cell>
          <table:table-cell office:value-type="float" office:value="490321.85">
            <text:p>490321,85</text:p>
          </table:table-cell>
          <table:table-cell office:value-type="float" office:value="526631">
            <text:p>526631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EL FORTIN </text:p>
          </table:table-cell>
          <table:table-cell office:value-type="string">
            <text:p>Municipio</text:p>
          </table:table-cell>
          <table:table-cell office:value-type="float" office:value="106213">
            <text:p>106213</text:p>
          </table:table-cell>
          <table:table-cell office:value-type="float" office:value="124630">
            <text:p>124630</text:p>
          </table:table-cell>
          <table:table-cell office:value-type="float" office:value="112756">
            <text:p>112756</text:p>
          </table:table-cell>
          <table:table-cell office:value-type="float" office:value="118999">
            <text:p>118999</text:p>
          </table:table-cell>
          <table:table-cell office:value-type="float" office:value="128147">
            <text:p>128147</text:p>
          </table:table-cell>
          <table:table-cell office:value-type="float" office:value="135957">
            <text:p>135957</text:p>
          </table:table-cell>
          <table:table-cell office:value-type="float" office:value="131092">
            <text:p>131092</text:p>
          </table:table-cell>
          <table:table-cell office:value-type="float" office:value="126973">
            <text:p>126973</text:p>
          </table:table-cell>
          <table:table-cell office:value-type="float" office:value="127781">
            <text:p>127781</text:p>
          </table:table-cell>
          <table:table-cell office:value-type="float" office:value="135862">
            <text:p>135862</text:p>
          </table:table-cell>
          <table:table-cell office:value-type="float" office:value="130706">
            <text:p>130706</text:p>
          </table:table-cell>
          <table:table-cell office:value-type="float" office:value="140832">
            <text:p>140832</text:p>
          </table:table-cell>
          <table:table-cell office:value-type="float" office:value="139147">
            <text:p>139147</text:p>
          </table:table-cell>
          <table:table-cell office:value-type="float" office:value="154443">
            <text:p>154443</text:p>
          </table:table-cell>
          <table:table-cell office:value-type="float" office:value="146880">
            <text:p>146880</text:p>
          </table:table-cell>
          <table:table-cell office:value-type="float" office:value="148956">
            <text:p>148956</text:p>
          </table:table-cell>
          <table:table-cell office:value-type="float" office:value="178597">
            <text:p>178597</text:p>
          </table:table-cell>
          <table:table-cell office:value-type="float" office:value="186946">
            <text:p>186946</text:p>
          </table:table-cell>
          <table:table-cell office:value-type="float" office:value="175870">
            <text:p>175870</text:p>
          </table:table-cell>
          <table:table-cell office:value-type="float" office:value="170167">
            <text:p>170167</text:p>
          </table:table-cell>
          <table:table-cell office:value-type="float" office:value="179182">
            <text:p>179182</text:p>
          </table:table-cell>
          <table:table-cell office:value-type="float" office:value="171120">
            <text:p>171120</text:p>
          </table:table-cell>
          <table:table-cell office:value-type="float" office:value="181953">
            <text:p>181953</text:p>
          </table:table-cell>
          <table:table-cell office:value-type="float" office:value="158390">
            <text:p>158390</text:p>
          </table:table-cell>
          <table:table-cell office:value-type="float" office:value="204892">
            <text:p>204892</text:p>
          </table:table-cell>
          <table:table-cell office:value-type="float" office:value="203052">
            <text:p>203052</text:p>
          </table:table-cell>
          <table:table-cell office:value-type="float" office:value="197128">
            <text:p>197128</text:p>
          </table:table-cell>
          <table:table-cell office:value-type="float" office:value="196070">
            <text:p>196070</text:p>
          </table:table-cell>
          <table:table-cell office:value-type="float" office:value="241804">
            <text:p>241804</text:p>
          </table:table-cell>
          <table:table-cell office:value-type="float" office:value="242660">
            <text:p>242660</text:p>
          </table:table-cell>
          <table:table-cell office:value-type="float" office:value="231834">
            <text:p>231834</text:p>
          </table:table-cell>
          <table:table-cell office:value-type="float" office:value="236535">
            <text:p>236535</text:p>
          </table:table-cell>
          <table:table-cell office:value-type="float" office:value="241028">
            <text:p>241028</text:p>
          </table:table-cell>
          <table:table-cell office:value-type="float" office:value="232257">
            <text:p>232257</text:p>
          </table:table-cell>
          <table:table-cell office:value-type="float" office:value="258911">
            <text:p>258911</text:p>
          </table:table-cell>
          <table:table-cell office:value-type="float" office:value="250620">
            <text:p>250620</text:p>
          </table:table-cell>
          <table:table-cell office:value-type="float" office:value="280989">
            <text:p>280989</text:p>
          </table:table-cell>
          <table:table-cell office:value-type="float" office:value="242910">
            <text:p>242910</text:p>
          </table:table-cell>
          <table:table-cell office:value-type="float" office:value="239007">
            <text:p>239007</text:p>
          </table:table-cell>
          <table:table-cell office:value-type="float" office:value="228373">
            <text:p>228373</text:p>
          </table:table-cell>
          <table:table-cell office:value-type="float" office:value="298661">
            <text:p>298661</text:p>
          </table:table-cell>
          <table:table-cell office:value-type="float" office:value="296179">
            <text:p>296179</text:p>
          </table:table-cell>
          <table:table-cell office:value-type="float" office:value="276157">
            <text:p>276157</text:p>
          </table:table-cell>
          <table:table-cell office:value-type="float" office:value="295333">
            <text:p>295333</text:p>
          </table:table-cell>
          <table:table-cell office:value-type="float" office:value="286975">
            <text:p>286975</text:p>
          </table:table-cell>
          <table:table-cell office:value-type="float" office:value="310164.1">
            <text:p>310164,1</text:p>
          </table:table-cell>
          <table:table-cell office:value-type="float" office:value="317324">
            <text:p>317324</text:p>
          </table:table-cell>
          <table:table-cell office:value-type="float" office:value="309292.5">
            <text:p>309292,5</text:p>
          </table:table-cell>
          <table:table-cell office:value-type="float" office:value="342087">
            <text:p>342087</text:p>
          </table:table-cell>
          <table:table-cell office:value-type="float" office:value="368730">
            <text:p>368730</text:p>
          </table:table-cell>
          <table:table-cell office:value-type="float" office:value="325088">
            <text:p>325088</text:p>
          </table:table-cell>
          <table:table-cell office:value-type="float" office:value="340092">
            <text:p>340092</text:p>
          </table:table-cell>
          <table:table-cell office:value-type="float" office:value="403223">
            <text:p>403223</text:p>
          </table:table-cell>
          <table:table-cell office:value-type="float" office:value="410093">
            <text:p>410093</text:p>
          </table:table-cell>
          <table:table-cell office:value-type="float" office:value="399237.2">
            <text:p>399237,2</text:p>
          </table:table-cell>
          <table:table-cell office:value-type="float" office:value="406301.1">
            <text:p>406301,1</text:p>
          </table:table-cell>
          <table:table-cell office:value-type="float" office:value="393737.4">
            <text:p>393737,4</text:p>
          </table:table-cell>
          <table:table-cell office:value-type="float" office:value="408360.29">
            <text:p>408360,29</text:p>
          </table:table-cell>
          <table:table-cell office:value-type="float" office:value="424540.02">
            <text:p>424540,02</text:p>
          </table:table-cell>
          <table:table-cell office:value-type="float" office:value="413792.76">
            <text:p>413792,76</text:p>
          </table:table-cell>
          <table:table-cell office:value-type="float" office:value="487619.35">
            <text:p>487619,35</text:p>
          </table:table-cell>
          <table:table-cell office:value-type="float" office:value="518960.52">
            <text:p>518960,52</text:p>
          </table:table-cell>
          <table:table-cell office:value-type="float" office:value="436562.29">
            <text:p>436562,29</text:p>
          </table:table-cell>
          <table:table-cell office:value-type="float" office:value="468891">
            <text:p>468891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EL TIO </text:p>
          </table:table-cell>
          <table:table-cell office:value-type="string">
            <text:p>Municipio</text:p>
          </table:table-cell>
          <table:table-cell office:value-type="float" office:value="116278">
            <text:p>116278</text:p>
          </table:table-cell>
          <table:table-cell office:value-type="float" office:value="136439">
            <text:p>136439</text:p>
          </table:table-cell>
          <table:table-cell office:value-type="float" office:value="123440">
            <text:p>123440</text:p>
          </table:table-cell>
          <table:table-cell office:value-type="float" office:value="130276">
            <text:p>130276</text:p>
          </table:table-cell>
          <table:table-cell office:value-type="float" office:value="140291">
            <text:p>140291</text:p>
          </table:table-cell>
          <table:table-cell office:value-type="float" office:value="148841">
            <text:p>148841</text:p>
          </table:table-cell>
          <table:table-cell office:value-type="float" office:value="143514">
            <text:p>143514</text:p>
          </table:table-cell>
          <table:table-cell office:value-type="float" office:value="139005">
            <text:p>139005</text:p>
          </table:table-cell>
          <table:table-cell office:value-type="float" office:value="139889">
            <text:p>139889</text:p>
          </table:table-cell>
          <table:table-cell office:value-type="float" office:value="148737">
            <text:p>148737</text:p>
          </table:table-cell>
          <table:table-cell office:value-type="float" office:value="143091">
            <text:p>143091</text:p>
          </table:table-cell>
          <table:table-cell office:value-type="float" office:value="154177">
            <text:p>154177</text:p>
          </table:table-cell>
          <table:table-cell office:value-type="float" office:value="152333">
            <text:p>152333</text:p>
          </table:table-cell>
          <table:table-cell office:value-type="float" office:value="169078">
            <text:p>169078</text:p>
          </table:table-cell>
          <table:table-cell office:value-type="float" office:value="160798">
            <text:p>160798</text:p>
          </table:table-cell>
          <table:table-cell office:value-type="float" office:value="163071">
            <text:p>163071</text:p>
          </table:table-cell>
          <table:table-cell office:value-type="float" office:value="195521">
            <text:p>195521</text:p>
          </table:table-cell>
          <table:table-cell office:value-type="float" office:value="204661">
            <text:p>204661</text:p>
          </table:table-cell>
          <table:table-cell office:value-type="float" office:value="192536">
            <text:p>192536</text:p>
          </table:table-cell>
          <table:table-cell office:value-type="float" office:value="186292">
            <text:p>186292</text:p>
          </table:table-cell>
          <table:table-cell office:value-type="float" office:value="196161">
            <text:p>196161</text:p>
          </table:table-cell>
          <table:table-cell office:value-type="float" office:value="187335">
            <text:p>187335</text:p>
          </table:table-cell>
          <table:table-cell office:value-type="float" office:value="199195">
            <text:p>199195</text:p>
          </table:table-cell>
          <table:table-cell office:value-type="float" office:value="173398">
            <text:p>173398</text:p>
          </table:table-cell>
          <table:table-cell office:value-type="float" office:value="224307">
            <text:p>224307</text:p>
          </table:table-cell>
          <table:table-cell office:value-type="float" office:value="222293">
            <text:p>222293</text:p>
          </table:table-cell>
          <table:table-cell office:value-type="float" office:value="215249">
            <text:p>215249</text:p>
          </table:table-cell>
          <table:table-cell office:value-type="float" office:value="214469">
            <text:p>214469</text:p>
          </table:table-cell>
          <table:table-cell office:value-type="float" office:value="264494">
            <text:p>264494</text:p>
          </table:table-cell>
          <table:table-cell office:value-type="float" office:value="265430">
            <text:p>265430</text:p>
          </table:table-cell>
          <table:table-cell office:value-type="float" office:value="253588">
            <text:p>253588</text:p>
          </table:table-cell>
          <table:table-cell office:value-type="float" office:value="258730">
            <text:p>258730</text:p>
          </table:table-cell>
          <table:table-cell office:value-type="float" office:value="263645">
            <text:p>263645</text:p>
          </table:table-cell>
          <table:table-cell office:value-type="float" office:value="254051">
            <text:p>254051</text:p>
          </table:table-cell>
          <table:table-cell office:value-type="float" office:value="283206">
            <text:p>283206</text:p>
          </table:table-cell>
          <table:table-cell office:value-type="float" office:value="274137">
            <text:p>274137</text:p>
          </table:table-cell>
          <table:table-cell office:value-type="float" office:value="307355">
            <text:p>307355</text:p>
          </table:table-cell>
          <table:table-cell office:value-type="float" office:value="265704">
            <text:p>265704</text:p>
          </table:table-cell>
          <table:table-cell office:value-type="float" office:value="261434">
            <text:p>261434</text:p>
          </table:table-cell>
          <table:table-cell office:value-type="float" office:value="249803">
            <text:p>249803</text:p>
          </table:table-cell>
          <table:table-cell office:value-type="float" office:value="326686">
            <text:p>326686</text:p>
          </table:table-cell>
          <table:table-cell office:value-type="float" office:value="323971">
            <text:p>323971</text:p>
          </table:table-cell>
          <table:table-cell office:value-type="float" office:value="302070">
            <text:p>302070</text:p>
          </table:table-cell>
          <table:table-cell office:value-type="float" office:value="323046">
            <text:p>323046</text:p>
          </table:table-cell>
          <table:table-cell office:value-type="float" office:value="313904">
            <text:p>313904</text:p>
          </table:table-cell>
          <table:table-cell office:value-type="float" office:value="339268.5">
            <text:p>339268,5</text:p>
          </table:table-cell>
          <table:table-cell office:value-type="float" office:value="347100.1">
            <text:p>347100,1</text:p>
          </table:table-cell>
          <table:table-cell office:value-type="float" office:value="338315.1">
            <text:p>338315,1</text:p>
          </table:table-cell>
          <table:table-cell office:value-type="float" office:value="374187">
            <text:p>374187</text:p>
          </table:table-cell>
          <table:table-cell office:value-type="float" office:value="403330">
            <text:p>403330</text:p>
          </table:table-cell>
          <table:table-cell office:value-type="float" office:value="355593">
            <text:p>355593</text:p>
          </table:table-cell>
          <table:table-cell office:value-type="float" office:value="372004">
            <text:p>372004</text:p>
          </table:table-cell>
          <table:table-cell office:value-type="float" office:value="441060">
            <text:p>441060</text:p>
          </table:table-cell>
          <table:table-cell office:value-type="float" office:value="448574">
            <text:p>448574</text:p>
          </table:table-cell>
          <table:table-cell office:value-type="float" office:value="436699.7">
            <text:p>436699,7</text:p>
          </table:table-cell>
          <table:table-cell office:value-type="float" office:value="444426.5">
            <text:p>444426,5</text:p>
          </table:table-cell>
          <table:table-cell office:value-type="float" office:value="430683.9">
            <text:p>430683,9</text:p>
          </table:table-cell>
          <table:table-cell office:value-type="float" office:value="446678.88">
            <text:p>446678,88</text:p>
          </table:table-cell>
          <table:table-cell office:value-type="float" office:value="464376.84">
            <text:p>464376,84</text:p>
          </table:table-cell>
          <table:table-cell office:value-type="float" office:value="452621.11">
            <text:p>452621,11</text:p>
          </table:table-cell>
          <table:table-cell office:value-type="float" office:value="533375.24">
            <text:p>533375,24</text:p>
          </table:table-cell>
          <table:table-cell office:value-type="float" office:value="567657.31">
            <text:p>567657,31</text:p>
          </table:table-cell>
          <table:table-cell office:value-type="float" office:value="477527.22">
            <text:p>477527,22</text:p>
          </table:table-cell>
          <table:table-cell office:value-type="float" office:value="512889">
            <text:p>512889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ELENA </text:p>
          </table:table-cell>
          <table:table-cell office:value-type="string">
            <text:p>Municipio</text:p>
          </table:table-cell>
          <table:table-cell office:value-type="float" office:value="143433">
            <text:p>143433</text:p>
          </table:table-cell>
          <table:table-cell office:value-type="float" office:value="168303">
            <text:p>168303</text:p>
          </table:table-cell>
          <table:table-cell office:value-type="float" office:value="152268">
            <text:p>152268</text:p>
          </table:table-cell>
          <table:table-cell office:value-type="float" office:value="160700">
            <text:p>160700</text:p>
          </table:table-cell>
          <table:table-cell office:value-type="float" office:value="173054">
            <text:p>173054</text:p>
          </table:table-cell>
          <table:table-cell office:value-type="float" office:value="183600">
            <text:p>183600</text:p>
          </table:table-cell>
          <table:table-cell office:value-type="float" office:value="177030">
            <text:p>177030</text:p>
          </table:table-cell>
          <table:table-cell office:value-type="float" office:value="171467">
            <text:p>171467</text:p>
          </table:table-cell>
          <table:table-cell office:value-type="float" office:value="172559">
            <text:p>172559</text:p>
          </table:table-cell>
          <table:table-cell office:value-type="float" office:value="183472">
            <text:p>183472</text:p>
          </table:table-cell>
          <table:table-cell office:value-type="float" office:value="176508">
            <text:p>176508</text:p>
          </table:table-cell>
          <table:table-cell office:value-type="float" office:value="190183">
            <text:p>190183</text:p>
          </table:table-cell>
          <table:table-cell office:value-type="float" office:value="187908">
            <text:p>187908</text:p>
          </table:table-cell>
          <table:table-cell office:value-type="float" office:value="208564">
            <text:p>208564</text:p>
          </table:table-cell>
          <table:table-cell office:value-type="float" office:value="198350">
            <text:p>198350</text:p>
          </table:table-cell>
          <table:table-cell office:value-type="float" office:value="201154">
            <text:p>201154</text:p>
          </table:table-cell>
          <table:table-cell office:value-type="float" office:value="241183">
            <text:p>241183</text:p>
          </table:table-cell>
          <table:table-cell office:value-type="float" office:value="252456">
            <text:p>252456</text:p>
          </table:table-cell>
          <table:table-cell office:value-type="float" office:value="237500">
            <text:p>237500</text:p>
          </table:table-cell>
          <table:table-cell office:value-type="float" office:value="229798">
            <text:p>229798</text:p>
          </table:table-cell>
          <table:table-cell office:value-type="float" office:value="241972">
            <text:p>241972</text:p>
          </table:table-cell>
          <table:table-cell office:value-type="float" office:value="231085">
            <text:p>231085</text:p>
          </table:table-cell>
          <table:table-cell office:value-type="float" office:value="245715">
            <text:p>245715</text:p>
          </table:table-cell>
          <table:table-cell office:value-type="float" office:value="213894">
            <text:p>213894</text:p>
          </table:table-cell>
          <table:table-cell office:value-type="float" office:value="276691">
            <text:p>276691</text:p>
          </table:table-cell>
          <table:table-cell office:value-type="float" office:value="274207">
            <text:p>274207</text:p>
          </table:table-cell>
          <table:table-cell office:value-type="float" office:value="262240">
            <text:p>262240</text:p>
          </table:table-cell>
          <table:table-cell office:value-type="float" office:value="263493">
            <text:p>263493</text:p>
          </table:table-cell>
          <table:table-cell office:value-type="float" office:value="324953">
            <text:p>324953</text:p>
          </table:table-cell>
          <table:table-cell office:value-type="float" office:value="326103">
            <text:p>326103</text:p>
          </table:table-cell>
          <table:table-cell office:value-type="float" office:value="311554">
            <text:p>311554</text:p>
          </table:table-cell>
          <table:table-cell office:value-type="float" office:value="317873">
            <text:p>317873</text:p>
          </table:table-cell>
          <table:table-cell office:value-type="float" office:value="323911">
            <text:p>323911</text:p>
          </table:table-cell>
          <table:table-cell office:value-type="float" office:value="312123">
            <text:p>312123</text:p>
          </table:table-cell>
          <table:table-cell office:value-type="float" office:value="347943">
            <text:p>347943</text:p>
          </table:table-cell>
          <table:table-cell office:value-type="float" office:value="336801">
            <text:p>336801</text:p>
          </table:table-cell>
          <table:table-cell office:value-type="float" office:value="377613">
            <text:p>377613</text:p>
          </table:table-cell>
          <table:table-cell office:value-type="float" office:value="326440">
            <text:p>326440</text:p>
          </table:table-cell>
          <table:table-cell office:value-type="float" office:value="321194">
            <text:p>321194</text:p>
          </table:table-cell>
          <table:table-cell office:value-type="float" office:value="306904">
            <text:p>306904</text:p>
          </table:table-cell>
          <table:table-cell office:value-type="float" office:value="401362">
            <text:p>401362</text:p>
          </table:table-cell>
          <table:table-cell office:value-type="float" office:value="398027">
            <text:p>398027</text:p>
          </table:table-cell>
          <table:table-cell office:value-type="float" office:value="371119">
            <text:p>371119</text:p>
          </table:table-cell>
          <table:table-cell office:value-type="float" office:value="396890">
            <text:p>396890</text:p>
          </table:table-cell>
          <table:table-cell office:value-type="float" office:value="385658">
            <text:p>385658</text:p>
          </table:table-cell>
          <table:table-cell office:value-type="float" office:value="416820.6">
            <text:p>416820,6</text:p>
          </table:table-cell>
          <table:table-cell office:value-type="float" office:value="426442.5">
            <text:p>426442,5</text:p>
          </table:table-cell>
          <table:table-cell office:value-type="float" office:value="415650.3">
            <text:p>415650,3</text:p>
          </table:table-cell>
          <table:table-cell office:value-type="float" office:value="459720">
            <text:p>459720</text:p>
          </table:table-cell>
          <table:table-cell office:value-type="float" office:value="495526">
            <text:p>495526</text:p>
          </table:table-cell>
          <table:table-cell office:value-type="float" office:value="436877">
            <text:p>436877</text:p>
          </table:table-cell>
          <table:table-cell office:value-type="float" office:value="457039">
            <text:p>457039</text:p>
          </table:table-cell>
          <table:table-cell office:value-type="float" office:value="541880">
            <text:p>541880</text:p>
          </table:table-cell>
          <table:table-cell office:value-type="float" office:value="551112">
            <text:p>551112</text:p>
          </table:table-cell>
          <table:table-cell office:value-type="float" office:value="536523.4">
            <text:p>536523,4</text:p>
          </table:table-cell>
          <table:table-cell office:value-type="float" office:value="546016.4">
            <text:p>546016,4</text:p>
          </table:table-cell>
          <table:table-cell office:value-type="float" office:value="529132.4">
            <text:p>529132,4</text:p>
          </table:table-cell>
          <table:table-cell office:value-type="float" office:value="548783.61">
            <text:p>548783,61</text:p>
          </table:table-cell>
          <table:table-cell office:value-type="float" office:value="570527.08">
            <text:p>570527,08</text:p>
          </table:table-cell>
          <table:table-cell office:value-type="float" office:value="556084.15">
            <text:p>556084,15</text:p>
          </table:table-cell>
          <table:table-cell office:value-type="float" office:value="655297.58">
            <text:p>655297,58</text:p>
          </table:table-cell>
          <table:table-cell office:value-type="float" office:value="697416.07">
            <text:p>697416,07</text:p>
          </table:table-cell>
          <table:table-cell office:value-type="float" office:value="586683.47">
            <text:p>586683,47</text:p>
          </table:table-cell>
          <table:table-cell office:value-type="float" office:value="630129">
            <text:p>630129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EMBALSE </text:p>
          </table:table-cell>
          <table:table-cell office:value-type="string">
            <text:p>Municipio</text:p>
          </table:table-cell>
          <table:table-cell office:value-type="float" office:value="266676">
            <text:p>266676</text:p>
          </table:table-cell>
          <table:table-cell office:value-type="float" office:value="312916">
            <text:p>312916</text:p>
          </table:table-cell>
          <table:table-cell office:value-type="float" office:value="283103">
            <text:p>283103</text:p>
          </table:table-cell>
          <table:table-cell office:value-type="float" office:value="298779">
            <text:p>298779</text:p>
          </table:table-cell>
          <table:table-cell office:value-type="float" office:value="321748">
            <text:p>321748</text:p>
          </table:table-cell>
          <table:table-cell office:value-type="float" office:value="341357">
            <text:p>341357</text:p>
          </table:table-cell>
          <table:table-cell office:value-type="float" office:value="329140">
            <text:p>329140</text:p>
          </table:table-cell>
          <table:table-cell office:value-type="float" office:value="318798">
            <text:p>318798</text:p>
          </table:table-cell>
          <table:table-cell office:value-type="float" office:value="320828">
            <text:p>320828</text:p>
          </table:table-cell>
          <table:table-cell office:value-type="float" office:value="341118">
            <text:p>341118</text:p>
          </table:table-cell>
          <table:table-cell office:value-type="float" office:value="328171">
            <text:p>328171</text:p>
          </table:table-cell>
          <table:table-cell office:value-type="float" office:value="353595">
            <text:p>353595</text:p>
          </table:table-cell>
          <table:table-cell office:value-type="float" office:value="349366">
            <text:p>349366</text:p>
          </table:table-cell>
          <table:table-cell office:value-type="float" office:value="387770">
            <text:p>387770</text:p>
          </table:table-cell>
          <table:table-cell office:value-type="float" office:value="368780">
            <text:p>368780</text:p>
          </table:table-cell>
          <table:table-cell office:value-type="float" office:value="373993">
            <text:p>373993</text:p>
          </table:table-cell>
          <table:table-cell office:value-type="float" office:value="448416">
            <text:p>448416</text:p>
          </table:table-cell>
          <table:table-cell office:value-type="float" office:value="469377">
            <text:p>469377</text:p>
          </table:table-cell>
          <table:table-cell office:value-type="float" office:value="441569">
            <text:p>441569</text:p>
          </table:table-cell>
          <table:table-cell office:value-type="float" office:value="427250">
            <text:p>427250</text:p>
          </table:table-cell>
          <table:table-cell office:value-type="float" office:value="449884">
            <text:p>449884</text:p>
          </table:table-cell>
          <table:table-cell office:value-type="float" office:value="429642">
            <text:p>429642</text:p>
          </table:table-cell>
          <table:table-cell office:value-type="float" office:value="456842">
            <text:p>456842</text:p>
          </table:table-cell>
          <table:table-cell office:value-type="float" office:value="397680">
            <text:p>397680</text:p>
          </table:table-cell>
          <table:table-cell office:value-type="float" office:value="514435">
            <text:p>514435</text:p>
          </table:table-cell>
          <table:table-cell office:value-type="float" office:value="509816">
            <text:p>509816</text:p>
          </table:table-cell>
          <table:table-cell office:value-type="float" office:value="523044">
            <text:p>523044</text:p>
          </table:table-cell>
          <table:table-cell office:value-type="float" office:value="501393">
            <text:p>501393</text:p>
          </table:table-cell>
          <table:table-cell office:value-type="float" office:value="618344">
            <text:p>618344</text:p>
          </table:table-cell>
          <table:table-cell office:value-type="float" office:value="620531">
            <text:p>620531</text:p>
          </table:table-cell>
          <table:table-cell office:value-type="float" office:value="592847">
            <text:p>592847</text:p>
          </table:table-cell>
          <table:table-cell office:value-type="float" office:value="604870">
            <text:p>604870</text:p>
          </table:table-cell>
          <table:table-cell office:value-type="float" office:value="616359">
            <text:p>616359</text:p>
          </table:table-cell>
          <table:table-cell office:value-type="float" office:value="593929">
            <text:p>593929</text:p>
          </table:table-cell>
          <table:table-cell office:value-type="float" office:value="662090">
            <text:p>662090</text:p>
          </table:table-cell>
          <table:table-cell office:value-type="float" office:value="640888">
            <text:p>640888</text:p>
          </table:table-cell>
          <table:table-cell office:value-type="float" office:value="718547">
            <text:p>718547</text:p>
          </table:table-cell>
          <table:table-cell office:value-type="float" office:value="621172">
            <text:p>621172</text:p>
          </table:table-cell>
          <table:table-cell office:value-type="float" office:value="611190">
            <text:p>611190</text:p>
          </table:table-cell>
          <table:table-cell office:value-type="float" office:value="583998">
            <text:p>583998</text:p>
          </table:table-cell>
          <table:table-cell office:value-type="float" office:value="763739">
            <text:p>763739</text:p>
          </table:table-cell>
          <table:table-cell office:value-type="float" office:value="757393">
            <text:p>757393</text:p>
          </table:table-cell>
          <table:table-cell office:value-type="float" office:value="706191">
            <text:p>706191</text:p>
          </table:table-cell>
          <table:table-cell office:value-type="float" office:value="755229">
            <text:p>755229</text:p>
          </table:table-cell>
          <table:table-cell office:value-type="float" office:value="733856">
            <text:p>733856</text:p>
          </table:table-cell>
          <table:table-cell office:value-type="float" office:value="793154.5">
            <text:p>793154,5</text:p>
          </table:table-cell>
          <table:table-cell office:value-type="float" office:value="811463.7">
            <text:p>811463,7</text:p>
          </table:table-cell>
          <table:table-cell office:value-type="float" office:value="790926.6">
            <text:p>790926,6</text:p>
          </table:table-cell>
          <table:table-cell office:value-type="float" office:value="874787">
            <text:p>874787</text:p>
          </table:table-cell>
          <table:table-cell office:value-type="float" office:value="942920">
            <text:p>942920</text:p>
          </table:table-cell>
          <table:table-cell office:value-type="float" office:value="831319">
            <text:p>831319</text:p>
          </table:table-cell>
          <table:table-cell office:value-type="float" office:value="869685">
            <text:p>869685</text:p>
          </table:table-cell>
          <table:table-cell office:value-type="float" office:value="1031126">
            <text:p>1031126</text:p>
          </table:table-cell>
          <table:table-cell office:value-type="float" office:value="1048693">
            <text:p>1048693</text:p>
          </table:table-cell>
          <table:table-cell office:value-type="float" office:value="1020933">
            <text:p>1020933</text:p>
          </table:table-cell>
          <table:table-cell office:value-type="float" office:value="1038997">
            <text:p>1038997</text:p>
          </table:table-cell>
          <table:table-cell office:value-type="float" office:value="1006868.9">
            <text:p>1006868,9</text:p>
          </table:table-cell>
          <table:table-cell office:value-type="float" office:value="1044262.65">
            <text:p>1044262,65</text:p>
          </table:table-cell>
          <table:table-cell office:value-type="float" office:value="1085637.6">
            <text:p>1085637,6</text:p>
          </table:table-cell>
          <table:table-cell office:value-type="float" office:value="1058154.61">
            <text:p>1058154,61</text:p>
          </table:table-cell>
          <table:table-cell office:value-type="float" office:value="1246944.65">
            <text:p>1246944,65</text:p>
          </table:table-cell>
          <table:table-cell office:value-type="float" office:value="1327090.57">
            <text:p>1327090,57</text:p>
          </table:table-cell>
          <table:table-cell office:value-type="float" office:value="1116381.06">
            <text:p>1116381,06</text:p>
          </table:table-cell>
          <table:table-cell office:value-type="float" office:value="1199052">
            <text:p>1199052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ESTACION GENERAL PAZ </text:p>
          </table:table-cell>
          <table:table-cell office:value-type="string">
            <text:p>Municipio</text:p>
          </table:table-cell>
          <table:table-cell office:value-type="float" office:value="121203">
            <text:p>121203</text:p>
          </table:table-cell>
          <table:table-cell office:value-type="float" office:value="142219">
            <text:p>142219</text:p>
          </table:table-cell>
          <table:table-cell office:value-type="float" office:value="128669">
            <text:p>128669</text:p>
          </table:table-cell>
          <table:table-cell office:value-type="float" office:value="135794">
            <text:p>135794</text:p>
          </table:table-cell>
          <table:table-cell office:value-type="float" office:value="146233">
            <text:p>146233</text:p>
          </table:table-cell>
          <table:table-cell office:value-type="float" office:value="155145">
            <text:p>155145</text:p>
          </table:table-cell>
          <table:table-cell office:value-type="float" office:value="149593">
            <text:p>149593</text:p>
          </table:table-cell>
          <table:table-cell office:value-type="float" office:value="144893">
            <text:p>144893</text:p>
          </table:table-cell>
          <table:table-cell office:value-type="float" office:value="145815">
            <text:p>145815</text:p>
          </table:table-cell>
          <table:table-cell office:value-type="float" office:value="155037">
            <text:p>155037</text:p>
          </table:table-cell>
          <table:table-cell office:value-type="float" office:value="149152">
            <text:p>149152</text:p>
          </table:table-cell>
          <table:table-cell office:value-type="float" office:value="160708">
            <text:p>160708</text:p>
          </table:table-cell>
          <table:table-cell office:value-type="float" office:value="158786">
            <text:p>158786</text:p>
          </table:table-cell>
          <table:table-cell office:value-type="float" office:value="176240">
            <text:p>176240</text:p>
          </table:table-cell>
          <table:table-cell office:value-type="float" office:value="167609">
            <text:p>167609</text:p>
          </table:table-cell>
          <table:table-cell office:value-type="float" office:value="169978">
            <text:p>169978</text:p>
          </table:table-cell>
          <table:table-cell office:value-type="float" office:value="203803">
            <text:p>203803</text:p>
          </table:table-cell>
          <table:table-cell office:value-type="float" office:value="213330">
            <text:p>213330</text:p>
          </table:table-cell>
          <table:table-cell office:value-type="float" office:value="200691">
            <text:p>200691</text:p>
          </table:table-cell>
          <table:table-cell office:value-type="float" office:value="194183">
            <text:p>194183</text:p>
          </table:table-cell>
          <table:table-cell office:value-type="float" office:value="204471">
            <text:p>204471</text:p>
          </table:table-cell>
          <table:table-cell office:value-type="float" office:value="195271">
            <text:p>195271</text:p>
          </table:table-cell>
          <table:table-cell office:value-type="float" office:value="207633">
            <text:p>207633</text:p>
          </table:table-cell>
          <table:table-cell office:value-type="float" office:value="180744">
            <text:p>180744</text:p>
          </table:table-cell>
          <table:table-cell office:value-type="float" office:value="233809">
            <text:p>233809</text:p>
          </table:table-cell>
          <table:table-cell office:value-type="float" office:value="231709">
            <text:p>231709</text:p>
          </table:table-cell>
          <table:table-cell office:value-type="float" office:value="227438">
            <text:p>227438</text:p>
          </table:table-cell>
          <table:table-cell office:value-type="float" office:value="224549">
            <text:p>224549</text:p>
          </table:table-cell>
          <table:table-cell office:value-type="float" office:value="276925">
            <text:p>276925</text:p>
          </table:table-cell>
          <table:table-cell office:value-type="float" office:value="277905">
            <text:p>277905</text:p>
          </table:table-cell>
          <table:table-cell office:value-type="float" office:value="265506">
            <text:p>265506</text:p>
          </table:table-cell>
          <table:table-cell office:value-type="float" office:value="270891">
            <text:p>270891</text:p>
          </table:table-cell>
          <table:table-cell office:value-type="float" office:value="276036">
            <text:p>276036</text:p>
          </table:table-cell>
          <table:table-cell office:value-type="float" office:value="265991">
            <text:p>265991</text:p>
          </table:table-cell>
          <table:table-cell office:value-type="float" office:value="296517">
            <text:p>296517</text:p>
          </table:table-cell>
          <table:table-cell office:value-type="float" office:value="287022">
            <text:p>287022</text:p>
          </table:table-cell>
          <table:table-cell office:value-type="float" office:value="321801">
            <text:p>321801</text:p>
          </table:table-cell>
          <table:table-cell office:value-type="float" office:value="278192">
            <text:p>278192</text:p>
          </table:table-cell>
          <table:table-cell office:value-type="float" office:value="273722">
            <text:p>273722</text:p>
          </table:table-cell>
          <table:table-cell office:value-type="float" office:value="261543">
            <text:p>261543</text:p>
          </table:table-cell>
          <table:table-cell office:value-type="float" office:value="342041">
            <text:p>342041</text:p>
          </table:table-cell>
          <table:table-cell office:value-type="float" office:value="339198">
            <text:p>339198</text:p>
          </table:table-cell>
          <table:table-cell office:value-type="float" office:value="316268">
            <text:p>316268</text:p>
          </table:table-cell>
          <table:table-cell office:value-type="float" office:value="338229">
            <text:p>338229</text:p>
          </table:table-cell>
          <table:table-cell office:value-type="float" office:value="328658">
            <text:p>328658</text:p>
          </table:table-cell>
          <table:table-cell office:value-type="float" office:value="355214.3">
            <text:p>355214,3</text:p>
          </table:table-cell>
          <table:table-cell office:value-type="float" office:value="363414">
            <text:p>363414</text:p>
          </table:table-cell>
          <table:table-cell office:value-type="float" office:value="354216.1">
            <text:p>354216,1</text:p>
          </table:table-cell>
          <table:table-cell office:value-type="float" office:value="391774">
            <text:p>391774</text:p>
          </table:table-cell>
          <table:table-cell office:value-type="float" office:value="422287">
            <text:p>422287</text:p>
          </table:table-cell>
          <table:table-cell office:value-type="float" office:value="372306">
            <text:p>372306</text:p>
          </table:table-cell>
          <table:table-cell office:value-type="float" office:value="389489">
            <text:p>389489</text:p>
          </table:table-cell>
          <table:table-cell office:value-type="float" office:value="461790">
            <text:p>461790</text:p>
          </table:table-cell>
          <table:table-cell office:value-type="float" office:value="469657">
            <text:p>469657</text:p>
          </table:table-cell>
          <table:table-cell office:value-type="float" office:value="457224.9">
            <text:p>457224,9</text:p>
          </table:table-cell>
          <table:table-cell office:value-type="float" office:value="465314.8">
            <text:p>465314,8</text:p>
          </table:table-cell>
          <table:table-cell office:value-type="float" office:value="450926.3">
            <text:p>450926,3</text:p>
          </table:table-cell>
          <table:table-cell office:value-type="float" office:value="467673.06">
            <text:p>467673,06</text:p>
          </table:table-cell>
          <table:table-cell office:value-type="float" office:value="486202.83">
            <text:p>486202,83</text:p>
          </table:table-cell>
          <table:table-cell office:value-type="float" office:value="473894.57">
            <text:p>473894,57</text:p>
          </table:table-cell>
          <table:table-cell office:value-type="float" office:value="558444.19">
            <text:p>558444,19</text:p>
          </table:table-cell>
          <table:table-cell office:value-type="float" office:value="594337.54">
            <text:p>594337,54</text:p>
          </table:table-cell>
          <table:table-cell office:value-type="float" office:value="499971.29">
            <text:p>499971,29</text:p>
          </table:table-cell>
          <table:table-cell office:value-type="float" office:value="536995">
            <text:p>536995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ESTACION JUAREZ CELMAN </text:p>
          </table:table-cell>
          <table:table-cell office:value-type="string">
            <text:p>Municipio</text:p>
          </table:table-cell>
          <table:table-cell office:value-type="float" office:value="340368">
            <text:p>340368</text:p>
          </table:table-cell>
          <table:table-cell office:value-type="float" office:value="399385">
            <text:p>399385</text:p>
          </table:table-cell>
          <table:table-cell office:value-type="float" office:value="361334">
            <text:p>361334</text:p>
          </table:table-cell>
          <table:table-cell office:value-type="float" office:value="381342">
            <text:p>381342</text:p>
          </table:table-cell>
          <table:table-cell office:value-type="float" office:value="410658">
            <text:p>410658</text:p>
          </table:table-cell>
          <table:table-cell office:value-type="float" office:value="435686">
            <text:p>435686</text:p>
          </table:table-cell>
          <table:table-cell office:value-type="float" office:value="420093">
            <text:p>420093</text:p>
          </table:table-cell>
          <table:table-cell office:value-type="float" office:value="406893">
            <text:p>406893</text:p>
          </table:table-cell>
          <table:table-cell office:value-type="float" office:value="409484">
            <text:p>409484</text:p>
          </table:table-cell>
          <table:table-cell office:value-type="float" office:value="435381">
            <text:p>435381</text:p>
          </table:table-cell>
          <table:table-cell office:value-type="float" office:value="418856">
            <text:p>418856</text:p>
          </table:table-cell>
          <table:table-cell office:value-type="float" office:value="451306">
            <text:p>451306</text:p>
          </table:table-cell>
          <table:table-cell office:value-type="float" office:value="445908">
            <text:p>445908</text:p>
          </table:table-cell>
          <table:table-cell office:value-type="float" office:value="494924">
            <text:p>494924</text:p>
          </table:table-cell>
          <table:table-cell office:value-type="float" office:value="470687">
            <text:p>470687</text:p>
          </table:table-cell>
          <table:table-cell office:value-type="float" office:value="477340">
            <text:p>477340</text:p>
          </table:table-cell>
          <table:table-cell office:value-type="float" office:value="572329">
            <text:p>572329</text:p>
          </table:table-cell>
          <table:table-cell office:value-type="float" office:value="599081">
            <text:p>599081</text:p>
          </table:table-cell>
          <table:table-cell office:value-type="float" office:value="563590">
            <text:p>563590</text:p>
          </table:table-cell>
          <table:table-cell office:value-type="float" office:value="545313">
            <text:p>545313</text:p>
          </table:table-cell>
          <table:table-cell office:value-type="float" office:value="574203">
            <text:p>574203</text:p>
          </table:table-cell>
          <table:table-cell office:value-type="float" office:value="548367">
            <text:p>548367</text:p>
          </table:table-cell>
          <table:table-cell office:value-type="float" office:value="583083">
            <text:p>583083</text:p>
          </table:table-cell>
          <table:table-cell office:value-type="float" office:value="507571">
            <text:p>507571</text:p>
          </table:table-cell>
          <table:table-cell office:value-type="float" office:value="656591">
            <text:p>656591</text:p>
          </table:table-cell>
          <table:table-cell office:value-type="float" office:value="650695">
            <text:p>650695</text:p>
          </table:table-cell>
          <table:table-cell office:value-type="float" office:value="642334">
            <text:p>642334</text:p>
          </table:table-cell>
          <table:table-cell office:value-type="float" office:value="631764">
            <text:p>631764</text:p>
          </table:table-cell>
          <table:table-cell office:value-type="float" office:value="779124">
            <text:p>779124</text:p>
          </table:table-cell>
          <table:table-cell office:value-type="float" office:value="781881">
            <text:p>781881</text:p>
          </table:table-cell>
          <table:table-cell office:value-type="float" office:value="746998">
            <text:p>746998</text:p>
          </table:table-cell>
          <table:table-cell office:value-type="float" office:value="762147">
            <text:p>762147</text:p>
          </table:table-cell>
          <table:table-cell office:value-type="float" office:value="776624">
            <text:p>776624</text:p>
          </table:table-cell>
          <table:table-cell office:value-type="float" office:value="748362">
            <text:p>748362</text:p>
          </table:table-cell>
          <table:table-cell office:value-type="float" office:value="834246">
            <text:p>834246</text:p>
          </table:table-cell>
          <table:table-cell office:value-type="float" office:value="807531">
            <text:p>807531</text:p>
          </table:table-cell>
          <table:table-cell office:value-type="float" office:value="905382">
            <text:p>905382</text:p>
          </table:table-cell>
          <table:table-cell office:value-type="float" office:value="782688">
            <text:p>782688</text:p>
          </table:table-cell>
          <table:table-cell office:value-type="float" office:value="770111">
            <text:p>770111</text:p>
          </table:table-cell>
          <table:table-cell office:value-type="float" office:value="735848">
            <text:p>735848</text:p>
          </table:table-cell>
          <table:table-cell office:value-type="float" office:value="962326">
            <text:p>962326</text:p>
          </table:table-cell>
          <table:table-cell office:value-type="float" office:value="954328">
            <text:p>954328</text:p>
          </table:table-cell>
          <table:table-cell office:value-type="float" office:value="889813">
            <text:p>889813</text:p>
          </table:table-cell>
          <table:table-cell office:value-type="float" office:value="951602">
            <text:p>951602</text:p>
          </table:table-cell>
          <table:table-cell office:value-type="float" office:value="924672">
            <text:p>924672</text:p>
          </table:table-cell>
          <table:table-cell office:value-type="float" office:value="999389.2">
            <text:p>999389,2</text:p>
          </table:table-cell>
          <table:table-cell office:value-type="float" office:value="1022459.1">
            <text:p>1022459,1</text:p>
          </table:table-cell>
          <table:table-cell office:value-type="float" office:value="996580.8">
            <text:p>996580,8</text:p>
          </table:table-cell>
          <table:table-cell office:value-type="float" office:value="1102248">
            <text:p>1102248</text:p>
          </table:table-cell>
          <table:table-cell office:value-type="float" office:value="1188096">
            <text:p>1188096</text:p>
          </table:table-cell>
          <table:table-cell office:value-type="float" office:value="1047477">
            <text:p>1047477</text:p>
          </table:table-cell>
          <table:table-cell office:value-type="float" office:value="1095819">
            <text:p>1095819</text:p>
          </table:table-cell>
          <table:table-cell office:value-type="float" office:value="1299237">
            <text:p>1299237</text:p>
          </table:table-cell>
          <table:table-cell office:value-type="float" office:value="1321373">
            <text:p>1321373</text:p>
          </table:table-cell>
          <table:table-cell office:value-type="float" office:value="1286394.3">
            <text:p>1286394,3</text:p>
          </table:table-cell>
          <table:table-cell office:value-type="float" office:value="1309155.2">
            <text:p>1309155,2</text:p>
          </table:table-cell>
          <table:table-cell office:value-type="float" office:value="1268673.3">
            <text:p>1268673,3</text:p>
          </table:table-cell>
          <table:table-cell office:value-type="float" office:value="1315790.05">
            <text:p>1315790,05</text:p>
          </table:table-cell>
          <table:table-cell office:value-type="float" office:value="1367923.24">
            <text:p>1367923,24</text:p>
          </table:table-cell>
          <table:table-cell office:value-type="float" office:value="1333294.17">
            <text:p>1333294,17</text:p>
          </table:table-cell>
          <table:table-cell office:value-type="float" office:value="1571173.07">
            <text:p>1571173,07</text:p>
          </table:table-cell>
          <table:table-cell office:value-type="float" office:value="1672158.4">
            <text:p>1672158,4</text:p>
          </table:table-cell>
          <table:table-cell office:value-type="float" office:value="1406660.56">
            <text:p>1406660,56</text:p>
          </table:table-cell>
          <table:table-cell office:value-type="float" office:value="1510828">
            <text:p>1510828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ETRURIA </text:p>
          </table:table-cell>
          <table:table-cell office:value-type="string">
            <text:p>Municipio</text:p>
          </table:table-cell>
          <table:table-cell office:value-type="float" office:value="166581">
            <text:p>166581</text:p>
          </table:table-cell>
          <table:table-cell office:value-type="float" office:value="195464">
            <text:p>195464</text:p>
          </table:table-cell>
          <table:table-cell office:value-type="float" office:value="176842">
            <text:p>176842</text:p>
          </table:table-cell>
          <table:table-cell office:value-type="float" office:value="186634">
            <text:p>186634</text:p>
          </table:table-cell>
          <table:table-cell office:value-type="float" office:value="200982">
            <text:p>200982</text:p>
          </table:table-cell>
          <table:table-cell office:value-type="float" office:value="213230">
            <text:p>213230</text:p>
          </table:table-cell>
          <table:table-cell office:value-type="float" office:value="205599">
            <text:p>205599</text:p>
          </table:table-cell>
          <table:table-cell office:value-type="float" office:value="199139">
            <text:p>199139</text:p>
          </table:table-cell>
          <table:table-cell office:value-type="float" office:value="200407">
            <text:p>200407</text:p>
          </table:table-cell>
          <table:table-cell office:value-type="float" office:value="213081">
            <text:p>213081</text:p>
          </table:table-cell>
          <table:table-cell office:value-type="float" office:value="204994">
            <text:p>204994</text:p>
          </table:table-cell>
          <table:table-cell office:value-type="float" office:value="220875">
            <text:p>220875</text:p>
          </table:table-cell>
          <table:table-cell office:value-type="float" office:value="218233">
            <text:p>218233</text:p>
          </table:table-cell>
          <table:table-cell office:value-type="float" office:value="242222">
            <text:p>242222</text:p>
          </table:table-cell>
          <table:table-cell office:value-type="float" office:value="230361">
            <text:p>230361</text:p>
          </table:table-cell>
          <table:table-cell office:value-type="float" office:value="233617">
            <text:p>233617</text:p>
          </table:table-cell>
          <table:table-cell office:value-type="float" office:value="280105">
            <text:p>280105</text:p>
          </table:table-cell>
          <table:table-cell office:value-type="float" office:value="293199">
            <text:p>293199</text:p>
          </table:table-cell>
          <table:table-cell office:value-type="float" office:value="275828">
            <text:p>275828</text:p>
          </table:table-cell>
          <table:table-cell office:value-type="float" office:value="266884">
            <text:p>266884</text:p>
          </table:table-cell>
          <table:table-cell office:value-type="float" office:value="281023">
            <text:p>281023</text:p>
          </table:table-cell>
          <table:table-cell office:value-type="float" office:value="268378">
            <text:p>268378</text:p>
          </table:table-cell>
          <table:table-cell office:value-type="float" office:value="285369">
            <text:p>285369</text:p>
          </table:table-cell>
          <table:table-cell office:value-type="float" office:value="248413">
            <text:p>248413</text:p>
          </table:table-cell>
          <table:table-cell office:value-type="float" office:value="321345">
            <text:p>321345</text:p>
          </table:table-cell>
          <table:table-cell office:value-type="float" office:value="318459">
            <text:p>318459</text:p>
          </table:table-cell>
          <table:table-cell office:value-type="float" office:value="324834">
            <text:p>324834</text:p>
          </table:table-cell>
          <table:table-cell office:value-type="float" office:value="312586">
            <text:p>312586</text:p>
          </table:table-cell>
          <table:table-cell office:value-type="float" office:value="385497">
            <text:p>385497</text:p>
          </table:table-cell>
          <table:table-cell office:value-type="float" office:value="386861">
            <text:p>386861</text:p>
          </table:table-cell>
          <table:table-cell office:value-type="float" office:value="369601">
            <text:p>369601</text:p>
          </table:table-cell>
          <table:table-cell office:value-type="float" office:value="377097">
            <text:p>377097</text:p>
          </table:table-cell>
          <table:table-cell office:value-type="float" office:value="384260">
            <text:p>384260</text:p>
          </table:table-cell>
          <table:table-cell office:value-type="float" office:value="370276">
            <text:p>370276</text:p>
          </table:table-cell>
          <table:table-cell office:value-type="float" office:value="412770">
            <text:p>412770</text:p>
          </table:table-cell>
          <table:table-cell office:value-type="float" office:value="399552">
            <text:p>399552</text:p>
          </table:table-cell>
          <table:table-cell office:value-type="float" office:value="447967">
            <text:p>447967</text:p>
          </table:table-cell>
          <table:table-cell office:value-type="float" office:value="387260">
            <text:p>387260</text:p>
          </table:table-cell>
          <table:table-cell office:value-type="float" office:value="381037">
            <text:p>381037</text:p>
          </table:table-cell>
          <table:table-cell office:value-type="float" office:value="364085">
            <text:p>364085</text:p>
          </table:table-cell>
          <table:table-cell office:value-type="float" office:value="476142">
            <text:p>476142</text:p>
          </table:table-cell>
          <table:table-cell office:value-type="float" office:value="472185">
            <text:p>472185</text:p>
          </table:table-cell>
          <table:table-cell office:value-type="float" office:value="440264">
            <text:p>440264</text:p>
          </table:table-cell>
          <table:table-cell office:value-type="float" office:value="470836">
            <text:p>470836</text:p>
          </table:table-cell>
          <table:table-cell office:value-type="float" office:value="457512">
            <text:p>457512</text:p>
          </table:table-cell>
          <table:table-cell office:value-type="float" office:value="494480.2">
            <text:p>494480,2</text:p>
          </table:table-cell>
          <table:table-cell office:value-type="float" office:value="505894.8">
            <text:p>505894,8</text:p>
          </table:table-cell>
          <table:table-cell office:value-type="float" office:value="493091.6">
            <text:p>493091,6</text:p>
          </table:table-cell>
          <table:table-cell office:value-type="float" office:value="545373">
            <text:p>545373</text:p>
          </table:table-cell>
          <table:table-cell office:value-type="float" office:value="587849">
            <text:p>587849</text:p>
          </table:table-cell>
          <table:table-cell office:value-type="float" office:value="518273">
            <text:p>518273</text:p>
          </table:table-cell>
          <table:table-cell office:value-type="float" office:value="542192">
            <text:p>542192</text:p>
          </table:table-cell>
          <table:table-cell office:value-type="float" office:value="642840">
            <text:p>642840</text:p>
          </table:table-cell>
          <table:table-cell office:value-type="float" office:value="653792">
            <text:p>653792</text:p>
          </table:table-cell>
          <table:table-cell office:value-type="float" office:value="636485.2">
            <text:p>636485,2</text:p>
          </table:table-cell>
          <table:table-cell office:value-type="float" office:value="647747">
            <text:p>647747</text:p>
          </table:table-cell>
          <table:table-cell office:value-type="float" office:value="627717.2">
            <text:p>627717,2</text:p>
          </table:table-cell>
          <table:table-cell office:value-type="float" office:value="651029.76">
            <text:p>651029,76</text:p>
          </table:table-cell>
          <table:table-cell office:value-type="float" office:value="676824.34">
            <text:p>676824,34</text:p>
          </table:table-cell>
          <table:table-cell office:value-type="float" office:value="659690.48">
            <text:p>659690,48</text:p>
          </table:table-cell>
          <table:table-cell office:value-type="float" office:value="777388.78">
            <text:p>777388,78</text:p>
          </table:table-cell>
          <table:table-cell office:value-type="float" office:value="827354.54">
            <text:p>827354,54</text:p>
          </table:table-cell>
          <table:table-cell office:value-type="float" office:value="695990.88">
            <text:p>695990,88</text:p>
          </table:table-cell>
          <table:table-cell office:value-type="float" office:value="747531">
            <text:p>747531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FREYRE </text:p>
          </table:table-cell>
          <table:table-cell office:value-type="string">
            <text:p>Municipio</text:p>
          </table:table-cell>
          <table:table-cell office:value-type="float" office:value="232167">
            <text:p>232167</text:p>
          </table:table-cell>
          <table:table-cell office:value-type="float" office:value="272421">
            <text:p>272421</text:p>
          </table:table-cell>
          <table:table-cell office:value-type="float" office:value="246467">
            <text:p>246467</text:p>
          </table:table-cell>
          <table:table-cell office:value-type="float" office:value="260114">
            <text:p>260114</text:p>
          </table:table-cell>
          <table:table-cell office:value-type="float" office:value="280111">
            <text:p>280111</text:p>
          </table:table-cell>
          <table:table-cell office:value-type="float" office:value="297183">
            <text:p>297183</text:p>
          </table:table-cell>
          <table:table-cell office:value-type="float" office:value="286546">
            <text:p>286546</text:p>
          </table:table-cell>
          <table:table-cell office:value-type="float" office:value="277543">
            <text:p>277543</text:p>
          </table:table-cell>
          <table:table-cell office:value-type="float" office:value="279310">
            <text:p>279310</text:p>
          </table:table-cell>
          <table:table-cell office:value-type="float" office:value="296974">
            <text:p>296974</text:p>
          </table:table-cell>
          <table:table-cell office:value-type="float" office:value="285702">
            <text:p>285702</text:p>
          </table:table-cell>
          <table:table-cell office:value-type="float" office:value="307837">
            <text:p>307837</text:p>
          </table:table-cell>
          <table:table-cell office:value-type="float" office:value="304155">
            <text:p>304155</text:p>
          </table:table-cell>
          <table:table-cell office:value-type="float" office:value="337590">
            <text:p>337590</text:p>
          </table:table-cell>
          <table:table-cell office:value-type="float" office:value="321057">
            <text:p>321057</text:p>
          </table:table-cell>
          <table:table-cell office:value-type="float" office:value="325595">
            <text:p>325595</text:p>
          </table:table-cell>
          <table:table-cell office:value-type="float" office:value="390387">
            <text:p>390387</text:p>
          </table:table-cell>
          <table:table-cell office:value-type="float" office:value="408635">
            <text:p>408635</text:p>
          </table:table-cell>
          <table:table-cell office:value-type="float" office:value="384426">
            <text:p>384426</text:p>
          </table:table-cell>
          <table:table-cell office:value-type="float" office:value="371959">
            <text:p>371959</text:p>
          </table:table-cell>
          <table:table-cell office:value-type="float" office:value="391665">
            <text:p>391665</text:p>
          </table:table-cell>
          <table:table-cell office:value-type="float" office:value="374043">
            <text:p>374043</text:p>
          </table:table-cell>
          <table:table-cell office:value-type="float" office:value="397722">
            <text:p>397722</text:p>
          </table:table-cell>
          <table:table-cell office:value-type="float" office:value="346216">
            <text:p>346216</text:p>
          </table:table-cell>
          <table:table-cell office:value-type="float" office:value="447862">
            <text:p>447862</text:p>
          </table:table-cell>
          <table:table-cell office:value-type="float" office:value="443841">
            <text:p>443841</text:p>
          </table:table-cell>
          <table:table-cell office:value-type="float" office:value="432680">
            <text:p>432680</text:p>
          </table:table-cell>
          <table:table-cell office:value-type="float" office:value="429159">
            <text:p>429159</text:p>
          </table:table-cell>
          <table:table-cell office:value-type="float" office:value="529261">
            <text:p>529261</text:p>
          </table:table-cell>
          <table:table-cell office:value-type="float" office:value="531135">
            <text:p>531135</text:p>
          </table:table-cell>
          <table:table-cell office:value-type="float" office:value="507438">
            <text:p>507438</text:p>
          </table:table-cell>
          <table:table-cell office:value-type="float" office:value="517729">
            <text:p>517729</text:p>
          </table:table-cell>
          <table:table-cell office:value-type="float" office:value="527563">
            <text:p>527563</text:p>
          </table:table-cell>
          <table:table-cell office:value-type="float" office:value="508364">
            <text:p>508364</text:p>
          </table:table-cell>
          <table:table-cell office:value-type="float" office:value="566705">
            <text:p>566705</text:p>
          </table:table-cell>
          <table:table-cell office:value-type="float" office:value="548559">
            <text:p>548559</text:p>
          </table:table-cell>
          <table:table-cell office:value-type="float" office:value="615029">
            <text:p>615029</text:p>
          </table:table-cell>
          <table:table-cell office:value-type="float" office:value="531683">
            <text:p>531683</text:p>
          </table:table-cell>
          <table:table-cell office:value-type="float" office:value="523140">
            <text:p>523140</text:p>
          </table:table-cell>
          <table:table-cell office:value-type="float" office:value="499865">
            <text:p>499865</text:p>
          </table:table-cell>
          <table:table-cell office:value-type="float" office:value="653711">
            <text:p>653711</text:p>
          </table:table-cell>
          <table:table-cell office:value-type="float" office:value="648279">
            <text:p>648279</text:p>
          </table:table-cell>
          <table:table-cell office:value-type="float" office:value="604453">
            <text:p>604453</text:p>
          </table:table-cell>
          <table:table-cell office:value-type="float" office:value="646426">
            <text:p>646426</text:p>
          </table:table-cell>
          <table:table-cell office:value-type="float" office:value="628134">
            <text:p>628134</text:p>
          </table:table-cell>
          <table:table-cell office:value-type="float" office:value="678887.9">
            <text:p>678887,9</text:p>
          </table:table-cell>
          <table:table-cell office:value-type="float" office:value="694559.4">
            <text:p>694559,4</text:p>
          </table:table-cell>
          <table:table-cell office:value-type="float" office:value="676982.2">
            <text:p>676982,2</text:p>
          </table:table-cell>
          <table:table-cell office:value-type="float" office:value="748760">
            <text:p>748760</text:p>
          </table:table-cell>
          <table:table-cell office:value-type="float" office:value="807077">
            <text:p>807077</text:p>
          </table:table-cell>
          <table:table-cell office:value-type="float" office:value="711555">
            <text:p>711555</text:p>
          </table:table-cell>
          <table:table-cell office:value-type="float" office:value="744393">
            <text:p>744393</text:p>
          </table:table-cell>
          <table:table-cell office:value-type="float" office:value="882575">
            <text:p>882575</text:p>
          </table:table-cell>
          <table:table-cell office:value-type="float" office:value="897613">
            <text:p>897613</text:p>
          </table:table-cell>
          <table:table-cell office:value-type="float" office:value="873851.3">
            <text:p>873851,3</text:p>
          </table:table-cell>
          <table:table-cell office:value-type="float" office:value="889312.9">
            <text:p>889312,9</text:p>
          </table:table-cell>
          <table:table-cell office:value-type="float" office:value="861813.4">
            <text:p>861813,4</text:p>
          </table:table-cell>
          <table:table-cell office:value-type="float" office:value="893819.93">
            <text:p>893819,93</text:p>
          </table:table-cell>
          <table:table-cell office:value-type="float" office:value="929234.16">
            <text:p>929234,16</text:p>
          </table:table-cell>
          <table:table-cell office:value-type="float" office:value="905711.53">
            <text:p>905711,53</text:p>
          </table:table-cell>
          <table:table-cell office:value-type="float" office:value="1067302.35">
            <text:p>1067302,35</text:p>
          </table:table-cell>
          <table:table-cell office:value-type="float" office:value="1135901.97">
            <text:p>1135901,97</text:p>
          </table:table-cell>
          <table:table-cell office:value-type="float" office:value="955548.53">
            <text:p>955548,53</text:p>
          </table:table-cell>
          <table:table-cell office:value-type="float" office:value="1026310">
            <text:p>1026310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GENERAL BALDISSERA </text:p>
          </table:table-cell>
          <table:table-cell office:value-type="string">
            <text:p>Municipio</text:p>
          </table:table-cell>
          <table:table-cell office:value-type="float" office:value="126093">
            <text:p>126093</text:p>
          </table:table-cell>
          <table:table-cell office:value-type="float" office:value="147957">
            <text:p>147957</text:p>
          </table:table-cell>
          <table:table-cell office:value-type="float" office:value="133860">
            <text:p>133860</text:p>
          </table:table-cell>
          <table:table-cell office:value-type="float" office:value="141273">
            <text:p>141273</text:p>
          </table:table-cell>
          <table:table-cell office:value-type="float" office:value="152133">
            <text:p>152133</text:p>
          </table:table-cell>
          <table:table-cell office:value-type="float" office:value="161405">
            <text:p>161405</text:p>
          </table:table-cell>
          <table:table-cell office:value-type="float" office:value="155628">
            <text:p>155628</text:p>
          </table:table-cell>
          <table:table-cell office:value-type="float" office:value="150738">
            <text:p>150738</text:p>
          </table:table-cell>
          <table:table-cell office:value-type="float" office:value="151698">
            <text:p>151698</text:p>
          </table:table-cell>
          <table:table-cell office:value-type="float" office:value="161292">
            <text:p>161292</text:p>
          </table:table-cell>
          <table:table-cell office:value-type="float" office:value="155170">
            <text:p>155170</text:p>
          </table:table-cell>
          <table:table-cell office:value-type="float" office:value="167191">
            <text:p>167191</text:p>
          </table:table-cell>
          <table:table-cell office:value-type="float" office:value="165192">
            <text:p>165192</text:p>
          </table:table-cell>
          <table:table-cell office:value-type="float" office:value="183350">
            <text:p>183350</text:p>
          </table:table-cell>
          <table:table-cell office:value-type="float" office:value="174371">
            <text:p>174371</text:p>
          </table:table-cell>
          <table:table-cell office:value-type="float" office:value="176836">
            <text:p>176836</text:p>
          </table:table-cell>
          <table:table-cell office:value-type="float" office:value="212026">
            <text:p>212026</text:p>
          </table:table-cell>
          <table:table-cell office:value-type="float" office:value="221937">
            <text:p>221937</text:p>
          </table:table-cell>
          <table:table-cell office:value-type="float" office:value="208788">
            <text:p>208788</text:p>
          </table:table-cell>
          <table:table-cell office:value-type="float" office:value="202018">
            <text:p>202018</text:p>
          </table:table-cell>
          <table:table-cell office:value-type="float" office:value="212720">
            <text:p>212720</text:p>
          </table:table-cell>
          <table:table-cell office:value-type="float" office:value="203149">
            <text:p>203149</text:p>
          </table:table-cell>
          <table:table-cell office:value-type="float" office:value="216010">
            <text:p>216010</text:p>
          </table:table-cell>
          <table:table-cell office:value-type="float" office:value="188036">
            <text:p>188036</text:p>
          </table:table-cell>
          <table:table-cell office:value-type="float" office:value="243242">
            <text:p>243242</text:p>
          </table:table-cell>
          <table:table-cell office:value-type="float" office:value="241058">
            <text:p>241058</text:p>
          </table:table-cell>
          <table:table-cell office:value-type="float" office:value="245386">
            <text:p>245386</text:p>
          </table:table-cell>
          <table:table-cell office:value-type="float" office:value="236451">
            <text:p>236451</text:p>
          </table:table-cell>
          <table:table-cell office:value-type="float" office:value="291603">
            <text:p>291603</text:p>
          </table:table-cell>
          <table:table-cell office:value-type="float" office:value="292635">
            <text:p>292635</text:p>
          </table:table-cell>
          <table:table-cell office:value-type="float" office:value="279579">
            <text:p>279579</text:p>
          </table:table-cell>
          <table:table-cell office:value-type="float" office:value="285249">
            <text:p>285249</text:p>
          </table:table-cell>
          <table:table-cell office:value-type="float" office:value="290667">
            <text:p>290667</text:p>
          </table:table-cell>
          <table:table-cell office:value-type="float" office:value="280090">
            <text:p>280090</text:p>
          </table:table-cell>
          <table:table-cell office:value-type="float" office:value="312233">
            <text:p>312233</text:p>
          </table:table-cell>
          <table:table-cell office:value-type="float" office:value="302235">
            <text:p>302235</text:p>
          </table:table-cell>
          <table:table-cell office:value-type="float" office:value="338858">
            <text:p>338858</text:p>
          </table:table-cell>
          <table:table-cell office:value-type="float" office:value="292937">
            <text:p>292937</text:p>
          </table:table-cell>
          <table:table-cell office:value-type="float" office:value="288230">
            <text:p>288230</text:p>
          </table:table-cell>
          <table:table-cell office:value-type="float" office:value="275406">
            <text:p>275406</text:p>
          </table:table-cell>
          <table:table-cell office:value-type="float" office:value="360170">
            <text:p>360170</text:p>
          </table:table-cell>
          <table:table-cell office:value-type="float" office:value="357177">
            <text:p>357177</text:p>
          </table:table-cell>
          <table:table-cell office:value-type="float" office:value="333031">
            <text:p>333031</text:p>
          </table:table-cell>
          <table:table-cell office:value-type="float" office:value="356156">
            <text:p>356156</text:p>
          </table:table-cell>
          <table:table-cell office:value-type="float" office:value="346077">
            <text:p>346077</text:p>
          </table:table-cell>
          <table:table-cell office:value-type="float" office:value="374041.7">
            <text:p>374041,7</text:p>
          </table:table-cell>
          <table:table-cell office:value-type="float" office:value="382676.1">
            <text:p>382676,1</text:p>
          </table:table-cell>
          <table:table-cell office:value-type="float" office:value="372990.6">
            <text:p>372990,6</text:p>
          </table:table-cell>
          <table:table-cell office:value-type="float" office:value="412539">
            <text:p>412539</text:p>
          </table:table-cell>
          <table:table-cell office:value-type="float" office:value="444669">
            <text:p>444669</text:p>
          </table:table-cell>
          <table:table-cell office:value-type="float" office:value="392040">
            <text:p>392040</text:p>
          </table:table-cell>
          <table:table-cell office:value-type="float" office:value="410133">
            <text:p>410133</text:p>
          </table:table-cell>
          <table:table-cell office:value-type="float" office:value="486266">
            <text:p>486266</text:p>
          </table:table-cell>
          <table:table-cell office:value-type="float" office:value="494551">
            <text:p>494551</text:p>
          </table:table-cell>
          <table:table-cell office:value-type="float" office:value="481459.2">
            <text:p>481459,2</text:p>
          </table:table-cell>
          <table:table-cell office:value-type="float" office:value="489977.9">
            <text:p>489977,9</text:p>
          </table:table-cell>
          <table:table-cell office:value-type="float" office:value="474826.7">
            <text:p>474826,7</text:p>
          </table:table-cell>
          <table:table-cell office:value-type="float" office:value="492461.15">
            <text:p>492461,15</text:p>
          </table:table-cell>
          <table:table-cell office:value-type="float" office:value="511973.05">
            <text:p>511973,05</text:p>
          </table:table-cell>
          <table:table-cell office:value-type="float" office:value="499012.42">
            <text:p>499012,42</text:p>
          </table:table-cell>
          <table:table-cell office:value-type="float" office:value="588043.43">
            <text:p>588043,43</text:p>
          </table:table-cell>
          <table:table-cell office:value-type="float" office:value="625839.24">
            <text:p>625839,24</text:p>
          </table:table-cell>
          <table:table-cell office:value-type="float" office:value="526471.28">
            <text:p>526471,28</text:p>
          </table:table-cell>
          <table:table-cell office:value-type="float" office:value="565458">
            <text:p>565458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GENERAL CABRERA </text:p>
          </table:table-cell>
          <table:table-cell office:value-type="string">
            <text:p>Municipio</text:p>
          </table:table-cell>
          <table:table-cell office:value-type="float" office:value="343858">
            <text:p>343858</text:p>
          </table:table-cell>
          <table:table-cell office:value-type="float" office:value="403480">
            <text:p>403480</text:p>
          </table:table-cell>
          <table:table-cell office:value-type="float" office:value="365039">
            <text:p>365039</text:p>
          </table:table-cell>
          <table:table-cell office:value-type="float" office:value="385253">
            <text:p>385253</text:p>
          </table:table-cell>
          <table:table-cell office:value-type="float" office:value="414869">
            <text:p>414869</text:p>
          </table:table-cell>
          <table:table-cell office:value-type="float" office:value="440153">
            <text:p>440153</text:p>
          </table:table-cell>
          <table:table-cell office:value-type="float" office:value="424401">
            <text:p>424401</text:p>
          </table:table-cell>
          <table:table-cell office:value-type="float" office:value="411066">
            <text:p>411066</text:p>
          </table:table-cell>
          <table:table-cell office:value-type="float" office:value="413683">
            <text:p>413683</text:p>
          </table:table-cell>
          <table:table-cell office:value-type="float" office:value="439846">
            <text:p>439846</text:p>
          </table:table-cell>
          <table:table-cell office:value-type="float" office:value="423151">
            <text:p>423151</text:p>
          </table:table-cell>
          <table:table-cell office:value-type="float" office:value="455933">
            <text:p>455933</text:p>
          </table:table-cell>
          <table:table-cell office:value-type="float" office:value="450481">
            <text:p>450481</text:p>
          </table:table-cell>
          <table:table-cell office:value-type="float" office:value="499999">
            <text:p>499999</text:p>
          </table:table-cell>
          <table:table-cell office:value-type="float" office:value="475514">
            <text:p>475514</text:p>
          </table:table-cell>
          <table:table-cell office:value-type="float" office:value="482235">
            <text:p>482235</text:p>
          </table:table-cell>
          <table:table-cell office:value-type="float" office:value="578198">
            <text:p>578198</text:p>
          </table:table-cell>
          <table:table-cell office:value-type="float" office:value="605225">
            <text:p>605225</text:p>
          </table:table-cell>
          <table:table-cell office:value-type="float" office:value="569369">
            <text:p>569369</text:p>
          </table:table-cell>
          <table:table-cell office:value-type="float" office:value="550905">
            <text:p>550905</text:p>
          </table:table-cell>
          <table:table-cell office:value-type="float" office:value="580091">
            <text:p>580091</text:p>
          </table:table-cell>
          <table:table-cell office:value-type="float" office:value="553991">
            <text:p>553991</text:p>
          </table:table-cell>
          <table:table-cell office:value-type="float" office:value="589062">
            <text:p>589062</text:p>
          </table:table-cell>
          <table:table-cell office:value-type="float" office:value="512777">
            <text:p>512777</text:p>
          </table:table-cell>
          <table:table-cell office:value-type="float" office:value="663324">
            <text:p>663324</text:p>
          </table:table-cell>
          <table:table-cell office:value-type="float" office:value="657368">
            <text:p>657368</text:p>
          </table:table-cell>
          <table:table-cell office:value-type="float" office:value="638291">
            <text:p>638291</text:p>
          </table:table-cell>
          <table:table-cell office:value-type="float" office:value="634798">
            <text:p>634798</text:p>
          </table:table-cell>
          <table:table-cell office:value-type="float" office:value="782866">
            <text:p>782866</text:p>
          </table:table-cell>
          <table:table-cell office:value-type="float" office:value="785636">
            <text:p>785636</text:p>
          </table:table-cell>
          <table:table-cell office:value-type="float" office:value="750585">
            <text:p>750585</text:p>
          </table:table-cell>
          <table:table-cell office:value-type="float" office:value="765807">
            <text:p>765807</text:p>
          </table:table-cell>
          <table:table-cell office:value-type="float" office:value="780353">
            <text:p>780353</text:p>
          </table:table-cell>
          <table:table-cell office:value-type="float" office:value="751956">
            <text:p>751956</text:p>
          </table:table-cell>
          <table:table-cell office:value-type="float" office:value="838252">
            <text:p>838252</text:p>
          </table:table-cell>
          <table:table-cell office:value-type="float" office:value="811409">
            <text:p>811409</text:p>
          </table:table-cell>
          <table:table-cell office:value-type="float" office:value="909730">
            <text:p>909730</text:p>
          </table:table-cell>
          <table:table-cell office:value-type="float" office:value="786447">
            <text:p>786447</text:p>
          </table:table-cell>
          <table:table-cell office:value-type="float" office:value="773809">
            <text:p>773809</text:p>
          </table:table-cell>
          <table:table-cell office:value-type="float" office:value="739382">
            <text:p>739382</text:p>
          </table:table-cell>
          <table:table-cell office:value-type="float" office:value="966947">
            <text:p>966947</text:p>
          </table:table-cell>
          <table:table-cell office:value-type="float" office:value="958911">
            <text:p>958911</text:p>
          </table:table-cell>
          <table:table-cell office:value-type="float" office:value="894086">
            <text:p>894086</text:p>
          </table:table-cell>
          <table:table-cell office:value-type="float" office:value="956172">
            <text:p>956172</text:p>
          </table:table-cell>
          <table:table-cell office:value-type="float" office:value="929113">
            <text:p>929113</text:p>
          </table:table-cell>
          <table:table-cell office:value-type="float" office:value="1004188.4">
            <text:p>1004188,4</text:p>
          </table:table-cell>
          <table:table-cell office:value-type="float" office:value="1027369.1">
            <text:p>1027369,1</text:p>
          </table:table-cell>
          <table:table-cell office:value-type="float" office:value="1001367.5">
            <text:p>1001367,5</text:p>
          </table:table-cell>
          <table:table-cell office:value-type="float" office:value="1107541">
            <text:p>1107541</text:p>
          </table:table-cell>
          <table:table-cell office:value-type="float" office:value="1193802">
            <text:p>1193802</text:p>
          </table:table-cell>
          <table:table-cell office:value-type="float" office:value="1052507">
            <text:p>1052507</text:p>
          </table:table-cell>
          <table:table-cell office:value-type="float" office:value="1101082">
            <text:p>1101082</text:p>
          </table:table-cell>
          <table:table-cell office:value-type="float" office:value="1305476">
            <text:p>1305476</text:p>
          </table:table-cell>
          <table:table-cell office:value-type="float" office:value="1327718">
            <text:p>1327718</text:p>
          </table:table-cell>
          <table:table-cell office:value-type="float" office:value="1292571.7">
            <text:p>1292571,7</text:p>
          </table:table-cell>
          <table:table-cell office:value-type="float" office:value="1315441.9">
            <text:p>1315441,9</text:p>
          </table:table-cell>
          <table:table-cell office:value-type="float" office:value="1274765.6">
            <text:p>1274765,6</text:p>
          </table:table-cell>
          <table:table-cell office:value-type="float" office:value="1322108.65">
            <text:p>1322108,65</text:p>
          </table:table-cell>
          <table:table-cell office:value-type="float" office:value="1374492.19">
            <text:p>1374492,19</text:p>
          </table:table-cell>
          <table:table-cell office:value-type="float" office:value="1339696.82">
            <text:p>1339696,82</text:p>
          </table:table-cell>
          <table:table-cell office:value-type="float" office:value="1578718.05">
            <text:p>1578718,05</text:p>
          </table:table-cell>
          <table:table-cell office:value-type="float" office:value="1680188.33">
            <text:p>1680188,33</text:p>
          </table:table-cell>
          <table:table-cell office:value-type="float" office:value="1413415.53">
            <text:p>1413415,53</text:p>
          </table:table-cell>
          <table:table-cell office:value-type="float" office:value="1518083">
            <text:p>1518083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GENERAL DEHEZA </text:p>
          </table:table-cell>
          <table:table-cell office:value-type="string">
            <text:p>Municipio</text:p>
          </table:table-cell>
          <table:table-cell office:value-type="float" office:value="316128">
            <text:p>316128</text:p>
          </table:table-cell>
          <table:table-cell office:value-type="float" office:value="370942">
            <text:p>370942</text:p>
          </table:table-cell>
          <table:table-cell office:value-type="float" office:value="335601">
            <text:p>335601</text:p>
          </table:table-cell>
          <table:table-cell office:value-type="float" office:value="354184">
            <text:p>354184</text:p>
          </table:table-cell>
          <table:table-cell office:value-type="float" office:value="381412">
            <text:p>381412</text:p>
          </table:table-cell>
          <table:table-cell office:value-type="float" office:value="404658">
            <text:p>404658</text:p>
          </table:table-cell>
          <table:table-cell office:value-type="float" office:value="390175">
            <text:p>390175</text:p>
          </table:table-cell>
          <table:table-cell office:value-type="float" office:value="377916">
            <text:p>377916</text:p>
          </table:table-cell>
          <table:table-cell office:value-type="float" office:value="380321">
            <text:p>380321</text:p>
          </table:table-cell>
          <table:table-cell office:value-type="float" office:value="404374">
            <text:p>404374</text:p>
          </table:table-cell>
          <table:table-cell office:value-type="float" office:value="389026">
            <text:p>389026</text:p>
          </table:table-cell>
          <table:table-cell office:value-type="float" office:value="419166">
            <text:p>419166</text:p>
          </table:table-cell>
          <table:table-cell office:value-type="float" office:value="414152">
            <text:p>414152</text:p>
          </table:table-cell>
          <table:table-cell office:value-type="float" office:value="459677">
            <text:p>459677</text:p>
          </table:table-cell>
          <table:table-cell office:value-type="float" office:value="437166">
            <text:p>437166</text:p>
          </table:table-cell>
          <table:table-cell office:value-type="float" office:value="443345">
            <text:p>443345</text:p>
          </table:table-cell>
          <table:table-cell office:value-type="float" office:value="531569">
            <text:p>531569</text:p>
          </table:table-cell>
          <table:table-cell office:value-type="float" office:value="556417">
            <text:p>556417</text:p>
          </table:table-cell>
          <table:table-cell office:value-type="float" office:value="523452">
            <text:p>523452</text:p>
          </table:table-cell>
          <table:table-cell office:value-type="float" office:value="506478">
            <text:p>506478</text:p>
          </table:table-cell>
          <table:table-cell office:value-type="float" office:value="533310">
            <text:p>533310</text:p>
          </table:table-cell>
          <table:table-cell office:value-type="float" office:value="509314">
            <text:p>509314</text:p>
          </table:table-cell>
          <table:table-cell office:value-type="float" office:value="541558">
            <text:p>541558</text:p>
          </table:table-cell>
          <table:table-cell office:value-type="float" office:value="471424">
            <text:p>471424</text:p>
          </table:table-cell>
          <table:table-cell office:value-type="float" office:value="609831">
            <text:p>609831</text:p>
          </table:table-cell>
          <table:table-cell office:value-type="float" office:value="604355">
            <text:p>604355</text:p>
          </table:table-cell>
          <table:table-cell office:value-type="float" office:value="585970">
            <text:p>585970</text:p>
          </table:table-cell>
          <table:table-cell office:value-type="float" office:value="583332">
            <text:p>583332</text:p>
          </table:table-cell>
          <table:table-cell office:value-type="float" office:value="719394">
            <text:p>719394</text:p>
          </table:table-cell>
          <table:table-cell office:value-type="float" office:value="721940">
            <text:p>721940</text:p>
          </table:table-cell>
          <table:table-cell office:value-type="float" office:value="689730">
            <text:p>689730</text:p>
          </table:table-cell>
          <table:table-cell office:value-type="float" office:value="703718">
            <text:p>703718</text:p>
          </table:table-cell>
          <table:table-cell office:value-type="float" office:value="717085">
            <text:p>717085</text:p>
          </table:table-cell>
          <table:table-cell office:value-type="float" office:value="690990">
            <text:p>690990</text:p>
          </table:table-cell>
          <table:table-cell office:value-type="float" office:value="770289">
            <text:p>770289</text:p>
          </table:table-cell>
          <table:table-cell office:value-type="float" office:value="745624">
            <text:p>745624</text:p>
          </table:table-cell>
          <table:table-cell office:value-type="float" office:value="835972">
            <text:p>835972</text:p>
          </table:table-cell>
          <table:table-cell office:value-type="float" office:value="722685">
            <text:p>722685</text:p>
          </table:table-cell>
          <table:table-cell office:value-type="float" office:value="711071">
            <text:p>711071</text:p>
          </table:table-cell>
          <table:table-cell office:value-type="float" office:value="679435">
            <text:p>679435</text:p>
          </table:table-cell>
          <table:table-cell office:value-type="float" office:value="888550">
            <text:p>888550</text:p>
          </table:table-cell>
          <table:table-cell office:value-type="float" office:value="881167">
            <text:p>881167</text:p>
          </table:table-cell>
          <table:table-cell office:value-type="float" office:value="821597">
            <text:p>821597</text:p>
          </table:table-cell>
          <table:table-cell office:value-type="float" office:value="878649">
            <text:p>878649</text:p>
          </table:table-cell>
          <table:table-cell office:value-type="float" office:value="853784">
            <text:p>853784</text:p>
          </table:table-cell>
          <table:table-cell office:value-type="float" office:value="922772.3">
            <text:p>922772,3</text:p>
          </table:table-cell>
          <table:table-cell office:value-type="float" office:value="944073.5">
            <text:p>944073,5</text:p>
          </table:table-cell>
          <table:table-cell office:value-type="float" office:value="920181.1">
            <text:p>920181,1</text:p>
          </table:table-cell>
          <table:table-cell office:value-type="float" office:value="1017746">
            <text:p>1017746</text:p>
          </table:table-cell>
          <table:table-cell office:value-type="float" office:value="1097012">
            <text:p>1097012</text:p>
          </table:table-cell>
          <table:table-cell office:value-type="float" office:value="967174">
            <text:p>967174</text:p>
          </table:table-cell>
          <table:table-cell office:value-type="float" office:value="1011810">
            <text:p>1011810</text:p>
          </table:table-cell>
          <table:table-cell office:value-type="float" office:value="1199633">
            <text:p>1199633</text:p>
          </table:table-cell>
          <table:table-cell office:value-type="float" office:value="1220073">
            <text:p>1220073</text:p>
          </table:table-cell>
          <table:table-cell office:value-type="float" office:value="1187774.4">
            <text:p>1187774,4</text:p>
          </table:table-cell>
          <table:table-cell office:value-type="float" office:value="1208791.4">
            <text:p>1208791,4</text:p>
          </table:table-cell>
          <table:table-cell office:value-type="float" office:value="1171413">
            <text:p>1171413</text:p>
          </table:table-cell>
          <table:table-cell office:value-type="float" office:value="1214916.62">
            <text:p>1214916,62</text:p>
          </table:table-cell>
          <table:table-cell office:value-type="float" office:value="1263053.08">
            <text:p>1263053,08</text:p>
          </table:table-cell>
          <table:table-cell office:value-type="float" office:value="1231079.8">
            <text:p>1231079,8</text:p>
          </table:table-cell>
          <table:table-cell office:value-type="float" office:value="1450721.01">
            <text:p>1450721,01</text:p>
          </table:table-cell>
          <table:table-cell office:value-type="float" office:value="1543964.42">
            <text:p>1543964,42</text:p>
          </table:table-cell>
          <table:table-cell office:value-type="float" office:value="1298820.65">
            <text:p>1298820,65</text:p>
          </table:table-cell>
          <table:table-cell office:value-type="float" office:value="1395003">
            <text:p>1395003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GENERAL LEVALLE </text:p>
          </table:table-cell>
          <table:table-cell office:value-type="string">
            <text:p>Municipio</text:p>
          </table:table-cell>
          <table:table-cell office:value-type="float" office:value="213527">
            <text:p>213527</text:p>
          </table:table-cell>
          <table:table-cell office:value-type="float" office:value="250551">
            <text:p>250551</text:p>
          </table:table-cell>
          <table:table-cell office:value-type="float" office:value="226680">
            <text:p>226680</text:p>
          </table:table-cell>
          <table:table-cell office:value-type="float" office:value="239232">
            <text:p>239232</text:p>
          </table:table-cell>
          <table:table-cell office:value-type="float" office:value="257623">
            <text:p>257623</text:p>
          </table:table-cell>
          <table:table-cell office:value-type="float" office:value="273324">
            <text:p>273324</text:p>
          </table:table-cell>
          <table:table-cell office:value-type="float" office:value="263542">
            <text:p>263542</text:p>
          </table:table-cell>
          <table:table-cell office:value-type="float" office:value="255261">
            <text:p>255261</text:p>
          </table:table-cell>
          <table:table-cell office:value-type="float" office:value="256886">
            <text:p>256886</text:p>
          </table:table-cell>
          <table:table-cell office:value-type="float" office:value="273133">
            <text:p>273133</text:p>
          </table:table-cell>
          <table:table-cell office:value-type="float" office:value="262766">
            <text:p>262766</text:p>
          </table:table-cell>
          <table:table-cell office:value-type="float" office:value="283123">
            <text:p>283123</text:p>
          </table:table-cell>
          <table:table-cell office:value-type="float" office:value="279737">
            <text:p>279737</text:p>
          </table:table-cell>
          <table:table-cell office:value-type="float" office:value="310486">
            <text:p>310486</text:p>
          </table:table-cell>
          <table:table-cell office:value-type="float" office:value="295281">
            <text:p>295281</text:p>
          </table:table-cell>
          <table:table-cell office:value-type="float" office:value="299455">
            <text:p>299455</text:p>
          </table:table-cell>
          <table:table-cell office:value-type="float" office:value="359045">
            <text:p>359045</text:p>
          </table:table-cell>
          <table:table-cell office:value-type="float" office:value="375828">
            <text:p>375828</text:p>
          </table:table-cell>
          <table:table-cell office:value-type="float" office:value="353563">
            <text:p>353563</text:p>
          </table:table-cell>
          <table:table-cell office:value-type="float" office:value="342098">
            <text:p>342098</text:p>
          </table:table-cell>
          <table:table-cell office:value-type="float" office:value="360221">
            <text:p>360221</text:p>
          </table:table-cell>
          <table:table-cell office:value-type="float" office:value="344014">
            <text:p>344014</text:p>
          </table:table-cell>
          <table:table-cell office:value-type="float" office:value="365792">
            <text:p>365792</text:p>
          </table:table-cell>
          <table:table-cell office:value-type="float" office:value="318421">
            <text:p>318421</text:p>
          </table:table-cell>
          <table:table-cell office:value-type="float" office:value="411907">
            <text:p>411907</text:p>
          </table:table-cell>
          <table:table-cell office:value-type="float" office:value="408208">
            <text:p>408208</text:p>
          </table:table-cell>
          <table:table-cell office:value-type="float" office:value="397071">
            <text:p>397071</text:p>
          </table:table-cell>
          <table:table-cell office:value-type="float" office:value="394423">
            <text:p>394423</text:p>
          </table:table-cell>
          <table:table-cell office:value-type="float" office:value="486422">
            <text:p>486422</text:p>
          </table:table-cell>
          <table:table-cell office:value-type="float" office:value="488143">
            <text:p>488143</text:p>
          </table:table-cell>
          <table:table-cell office:value-type="float" office:value="466365">
            <text:p>466365</text:p>
          </table:table-cell>
          <table:table-cell office:value-type="float" office:value="475823">
            <text:p>475823</text:p>
          </table:table-cell>
          <table:table-cell office:value-type="float" office:value="484861">
            <text:p>484861</text:p>
          </table:table-cell>
          <table:table-cell office:value-type="float" office:value="467217">
            <text:p>467217</text:p>
          </table:table-cell>
          <table:table-cell office:value-type="float" office:value="520836">
            <text:p>520836</text:p>
          </table:table-cell>
          <table:table-cell office:value-type="float" office:value="504157">
            <text:p>504157</text:p>
          </table:table-cell>
          <table:table-cell office:value-type="float" office:value="565248">
            <text:p>565248</text:p>
          </table:table-cell>
          <table:table-cell office:value-type="float" office:value="488647">
            <text:p>488647</text:p>
          </table:table-cell>
          <table:table-cell office:value-type="float" office:value="480795">
            <text:p>480795</text:p>
          </table:table-cell>
          <table:table-cell office:value-type="float" office:value="459404">
            <text:p>459404</text:p>
          </table:table-cell>
          <table:table-cell office:value-type="float" office:value="600799">
            <text:p>600799</text:p>
          </table:table-cell>
          <table:table-cell office:value-type="float" office:value="595806">
            <text:p>595806</text:p>
          </table:table-cell>
          <table:table-cell office:value-type="float" office:value="555528">
            <text:p>555528</text:p>
          </table:table-cell>
          <table:table-cell office:value-type="float" office:value="594104">
            <text:p>594104</text:p>
          </table:table-cell>
          <table:table-cell office:value-type="float" office:value="577291">
            <text:p>577291</text:p>
          </table:table-cell>
          <table:table-cell office:value-type="float" office:value="623938.1">
            <text:p>623938,1</text:p>
          </table:table-cell>
          <table:table-cell office:value-type="float" office:value="638341.1">
            <text:p>638341,1</text:p>
          </table:table-cell>
          <table:table-cell office:value-type="float" office:value="622185.8">
            <text:p>622185,8</text:p>
          </table:table-cell>
          <table:table-cell office:value-type="float" office:value="688155">
            <text:p>688155</text:p>
          </table:table-cell>
          <table:table-cell office:value-type="float" office:value="741752">
            <text:p>741752</text:p>
          </table:table-cell>
          <table:table-cell office:value-type="float" office:value="653960">
            <text:p>653960</text:p>
          </table:table-cell>
          <table:table-cell office:value-type="float" office:value="684141">
            <text:p>684141</text:p>
          </table:table-cell>
          <table:table-cell office:value-type="float" office:value="811139">
            <text:p>811139</text:p>
          </table:table-cell>
          <table:table-cell office:value-type="float" office:value="824959">
            <text:p>824959</text:p>
          </table:table-cell>
          <table:table-cell office:value-type="float" office:value="803121">
            <text:p>803121</text:p>
          </table:table-cell>
          <table:table-cell office:value-type="float" office:value="817331.1">
            <text:p>817331,1</text:p>
          </table:table-cell>
          <table:table-cell office:value-type="float" office:value="792057.4">
            <text:p>792057,4</text:p>
          </table:table-cell>
          <table:table-cell office:value-type="float" office:value="821473.33">
            <text:p>821473,33</text:p>
          </table:table-cell>
          <table:table-cell office:value-type="float" office:value="854021.09">
            <text:p>854021,09</text:p>
          </table:table-cell>
          <table:table-cell office:value-type="float" office:value="832401.49">
            <text:p>832401,49</text:p>
          </table:table-cell>
          <table:table-cell office:value-type="float" office:value="980913.92">
            <text:p>980913,92</text:p>
          </table:table-cell>
          <table:table-cell office:value-type="float" office:value="1043961.02">
            <text:p>1043961,02</text:p>
          </table:table-cell>
          <table:table-cell office:value-type="float" office:value="878205.56">
            <text:p>878205,56</text:p>
          </table:table-cell>
          <table:table-cell office:value-type="float" office:value="943239">
            <text:p>943239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GENERAL ROCA </text:p>
          </table:table-cell>
          <table:table-cell office:value-type="string">
            <text:p>Municipio</text:p>
          </table:table-cell>
          <table:table-cell office:value-type="float" office:value="136053">
            <text:p>136053</text:p>
          </table:table-cell>
          <table:table-cell office:value-type="float" office:value="159643">
            <text:p>159643</text:p>
          </table:table-cell>
          <table:table-cell office:value-type="float" office:value="144433">
            <text:p>144433</text:p>
          </table:table-cell>
          <table:table-cell office:value-type="float" office:value="152431">
            <text:p>152431</text:p>
          </table:table-cell>
          <table:table-cell office:value-type="float" office:value="164149">
            <text:p>164149</text:p>
          </table:table-cell>
          <table:table-cell office:value-type="float" office:value="174153">
            <text:p>174153</text:p>
          </table:table-cell>
          <table:table-cell office:value-type="float" office:value="167921">
            <text:p>167921</text:p>
          </table:table-cell>
          <table:table-cell office:value-type="float" office:value="162645">
            <text:p>162645</text:p>
          </table:table-cell>
          <table:table-cell office:value-type="float" office:value="163680">
            <text:p>163680</text:p>
          </table:table-cell>
          <table:table-cell office:value-type="float" office:value="174032">
            <text:p>174032</text:p>
          </table:table-cell>
          <table:table-cell office:value-type="float" office:value="167426">
            <text:p>167426</text:p>
          </table:table-cell>
          <table:table-cell office:value-type="float" office:value="180397">
            <text:p>180397</text:p>
          </table:table-cell>
          <table:table-cell office:value-type="float" office:value="178240">
            <text:p>178240</text:p>
          </table:table-cell>
          <table:table-cell office:value-type="float" office:value="197832">
            <text:p>197832</text:p>
          </table:table-cell>
          <table:table-cell office:value-type="float" office:value="188144">
            <text:p>188144</text:p>
          </table:table-cell>
          <table:table-cell office:value-type="float" office:value="190804">
            <text:p>190804</text:p>
          </table:table-cell>
          <table:table-cell office:value-type="float" office:value="228773">
            <text:p>228773</text:p>
          </table:table-cell>
          <table:table-cell office:value-type="float" office:value="239466">
            <text:p>239466</text:p>
          </table:table-cell>
          <table:table-cell office:value-type="float" office:value="225280">
            <text:p>225280</text:p>
          </table:table-cell>
          <table:table-cell office:value-type="float" office:value="217974">
            <text:p>217974</text:p>
          </table:table-cell>
          <table:table-cell office:value-type="float" office:value="229522">
            <text:p>229522</text:p>
          </table:table-cell>
          <table:table-cell office:value-type="float" office:value="219195">
            <text:p>219195</text:p>
          </table:table-cell>
          <table:table-cell office:value-type="float" office:value="233072">
            <text:p>233072</text:p>
          </table:table-cell>
          <table:table-cell office:value-type="float" office:value="202888">
            <text:p>202888</text:p>
          </table:table-cell>
          <table:table-cell office:value-type="float" office:value="262455">
            <text:p>262455</text:p>
          </table:table-cell>
          <table:table-cell office:value-type="float" office:value="260098">
            <text:p>260098</text:p>
          </table:table-cell>
          <table:table-cell office:value-type="float" office:value="249223">
            <text:p>249223</text:p>
          </table:table-cell>
          <table:table-cell office:value-type="float" office:value="250090">
            <text:p>250090</text:p>
          </table:table-cell>
          <table:table-cell office:value-type="float" office:value="308423">
            <text:p>308423</text:p>
          </table:table-cell>
          <table:table-cell office:value-type="float" office:value="309515">
            <text:p>309515</text:p>
          </table:table-cell>
          <table:table-cell office:value-type="float" office:value="295706">
            <text:p>295706</text:p>
          </table:table-cell>
          <table:table-cell office:value-type="float" office:value="301703">
            <text:p>301703</text:p>
          </table:table-cell>
          <table:table-cell office:value-type="float" office:value="307433">
            <text:p>307433</text:p>
          </table:table-cell>
          <table:table-cell office:value-type="float" office:value="296246">
            <text:p>296246</text:p>
          </table:table-cell>
          <table:table-cell office:value-type="float" office:value="330244">
            <text:p>330244</text:p>
          </table:table-cell>
          <table:table-cell office:value-type="float" office:value="319668">
            <text:p>319668</text:p>
          </table:table-cell>
          <table:table-cell office:value-type="float" office:value="358404">
            <text:p>358404</text:p>
          </table:table-cell>
          <table:table-cell office:value-type="float" office:value="309834">
            <text:p>309834</text:p>
          </table:table-cell>
          <table:table-cell office:value-type="float" office:value="304855">
            <text:p>304855</text:p>
          </table:table-cell>
          <table:table-cell office:value-type="float" office:value="291292">
            <text:p>291292</text:p>
          </table:table-cell>
          <table:table-cell office:value-type="float" office:value="380945">
            <text:p>380945</text:p>
          </table:table-cell>
          <table:table-cell office:value-type="float" office:value="377779">
            <text:p>377779</text:p>
          </table:table-cell>
          <table:table-cell office:value-type="float" office:value="352241">
            <text:p>352241</text:p>
          </table:table-cell>
          <table:table-cell office:value-type="float" office:value="376700">
            <text:p>376700</text:p>
          </table:table-cell>
          <table:table-cell office:value-type="float" office:value="366040">
            <text:p>366040</text:p>
          </table:table-cell>
          <table:table-cell office:value-type="float" office:value="395617.2">
            <text:p>395617,2</text:p>
          </table:table-cell>
          <table:table-cell office:value-type="float" office:value="404749.6">
            <text:p>404749,6</text:p>
          </table:table-cell>
          <table:table-cell office:value-type="float" office:value="394505.4">
            <text:p>394505,4</text:p>
          </table:table-cell>
          <table:table-cell office:value-type="float" office:value="436335">
            <text:p>436335</text:p>
          </table:table-cell>
          <table:table-cell office:value-type="float" office:value="470319">
            <text:p>470319</text:p>
          </table:table-cell>
          <table:table-cell office:value-type="float" office:value="414653">
            <text:p>414653</text:p>
          </table:table-cell>
          <table:table-cell office:value-type="float" office:value="433790">
            <text:p>433790</text:p>
          </table:table-cell>
          <table:table-cell office:value-type="float" office:value="514315">
            <text:p>514315</text:p>
          </table:table-cell>
          <table:table-cell office:value-type="float" office:value="523077">
            <text:p>523077</text:p>
          </table:table-cell>
          <table:table-cell office:value-type="float" office:value="509230.7">
            <text:p>509230,7</text:p>
          </table:table-cell>
          <table:table-cell office:value-type="float" office:value="518240.8">
            <text:p>518240,8</text:p>
          </table:table-cell>
          <table:table-cell office:value-type="float" office:value="502215.7">
            <text:p>502215,7</text:p>
          </table:table-cell>
          <table:table-cell office:value-type="float" office:value="520867.26">
            <text:p>520867,26</text:p>
          </table:table-cell>
          <table:table-cell office:value-type="float" office:value="541504.65">
            <text:p>541504,65</text:p>
          </table:table-cell>
          <table:table-cell office:value-type="float" office:value="527796.42">
            <text:p>527796,42</text:p>
          </table:table-cell>
          <table:table-cell office:value-type="float" office:value="621962.91">
            <text:p>621962,91</text:p>
          </table:table-cell>
          <table:table-cell office:value-type="float" office:value="661938.86">
            <text:p>661938,86</text:p>
          </table:table-cell>
          <table:table-cell office:value-type="float" office:value="556839.17">
            <text:p>556839,17</text:p>
          </table:table-cell>
          <table:table-cell office:value-type="float" office:value="598074">
            <text:p>598074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GUATIMOZIN </text:p>
          </table:table-cell>
          <table:table-cell office:value-type="string">
            <text:p>Municipio</text:p>
          </table:table-cell>
          <table:table-cell office:value-type="float" office:value="134212">
            <text:p>134212</text:p>
          </table:table-cell>
          <table:table-cell office:value-type="float" office:value="157484">
            <text:p>157484</text:p>
          </table:table-cell>
          <table:table-cell office:value-type="float" office:value="142480">
            <text:p>142480</text:p>
          </table:table-cell>
          <table:table-cell office:value-type="float" office:value="150369">
            <text:p>150369</text:p>
          </table:table-cell>
          <table:table-cell office:value-type="float" office:value="161929">
            <text:p>161929</text:p>
          </table:table-cell>
          <table:table-cell office:value-type="float" office:value="171798">
            <text:p>171798</text:p>
          </table:table-cell>
          <table:table-cell office:value-type="float" office:value="165649">
            <text:p>165649</text:p>
          </table:table-cell>
          <table:table-cell office:value-type="float" office:value="160444">
            <text:p>160444</text:p>
          </table:table-cell>
          <table:table-cell office:value-type="float" office:value="161466">
            <text:p>161466</text:p>
          </table:table-cell>
          <table:table-cell office:value-type="float" office:value="171678">
            <text:p>171678</text:p>
          </table:table-cell>
          <table:table-cell office:value-type="float" office:value="165161">
            <text:p>165161</text:p>
          </table:table-cell>
          <table:table-cell office:value-type="float" office:value="177957">
            <text:p>177957</text:p>
          </table:table-cell>
          <table:table-cell office:value-type="float" office:value="175829">
            <text:p>175829</text:p>
          </table:table-cell>
          <table:table-cell office:value-type="float" office:value="195156">
            <text:p>195156</text:p>
          </table:table-cell>
          <table:table-cell office:value-type="float" office:value="185599">
            <text:p>185599</text:p>
          </table:table-cell>
          <table:table-cell office:value-type="float" office:value="188223">
            <text:p>188223</text:p>
          </table:table-cell>
          <table:table-cell office:value-type="float" office:value="225678">
            <text:p>225678</text:p>
          </table:table-cell>
          <table:table-cell office:value-type="float" office:value="236227">
            <text:p>236227</text:p>
          </table:table-cell>
          <table:table-cell office:value-type="float" office:value="222232">
            <text:p>222232</text:p>
          </table:table-cell>
          <table:table-cell office:value-type="float" office:value="215026">
            <text:p>215026</text:p>
          </table:table-cell>
          <table:table-cell office:value-type="float" office:value="226417">
            <text:p>226417</text:p>
          </table:table-cell>
          <table:table-cell office:value-type="float" office:value="216230">
            <text:p>216230</text:p>
          </table:table-cell>
          <table:table-cell office:value-type="float" office:value="229919">
            <text:p>229919</text:p>
          </table:table-cell>
          <table:table-cell office:value-type="float" office:value="200143">
            <text:p>200143</text:p>
          </table:table-cell>
          <table:table-cell office:value-type="float" office:value="258904">
            <text:p>258904</text:p>
          </table:table-cell>
          <table:table-cell office:value-type="float" office:value="256579">
            <text:p>256579</text:p>
          </table:table-cell>
          <table:table-cell office:value-type="float" office:value="245201">
            <text:p>245201</text:p>
          </table:table-cell>
          <table:table-cell office:value-type="float" office:value="246496">
            <text:p>246496</text:p>
          </table:table-cell>
          <table:table-cell office:value-type="float" office:value="303992">
            <text:p>303992</text:p>
          </table:table-cell>
          <table:table-cell office:value-type="float" office:value="305067">
            <text:p>305067</text:p>
          </table:table-cell>
          <table:table-cell office:value-type="float" office:value="291457">
            <text:p>291457</text:p>
          </table:table-cell>
          <table:table-cell office:value-type="float" office:value="297368">
            <text:p>297368</text:p>
          </table:table-cell>
          <table:table-cell office:value-type="float" office:value="303016">
            <text:p>303016</text:p>
          </table:table-cell>
          <table:table-cell office:value-type="float" office:value="291989">
            <text:p>291989</text:p>
          </table:table-cell>
          <table:table-cell office:value-type="float" office:value="325498">
            <text:p>325498</text:p>
          </table:table-cell>
          <table:table-cell office:value-type="float" office:value="315075">
            <text:p>315075</text:p>
          </table:table-cell>
          <table:table-cell office:value-type="float" office:value="353254">
            <text:p>353254</text:p>
          </table:table-cell>
          <table:table-cell office:value-type="float" office:value="305382">
            <text:p>305382</text:p>
          </table:table-cell>
          <table:table-cell office:value-type="float" office:value="300475">
            <text:p>300475</text:p>
          </table:table-cell>
          <table:table-cell office:value-type="float" office:value="287106">
            <text:p>287106</text:p>
          </table:table-cell>
          <table:table-cell office:value-type="float" office:value="375471">
            <text:p>375471</text:p>
          </table:table-cell>
          <table:table-cell office:value-type="float" office:value="372351">
            <text:p>372351</text:p>
          </table:table-cell>
          <table:table-cell office:value-type="float" office:value="347179">
            <text:p>347179</text:p>
          </table:table-cell>
          <table:table-cell office:value-type="float" office:value="371287">
            <text:p>371287</text:p>
          </table:table-cell>
          <table:table-cell office:value-type="float" office:value="360780">
            <text:p>360780</text:p>
          </table:table-cell>
          <table:table-cell office:value-type="float" office:value="389932.5">
            <text:p>389932,5</text:p>
          </table:table-cell>
          <table:table-cell office:value-type="float" office:value="398933.7">
            <text:p>398933,7</text:p>
          </table:table-cell>
          <table:table-cell office:value-type="float" office:value="388836.7">
            <text:p>388836,7</text:p>
          </table:table-cell>
          <table:table-cell office:value-type="float" office:value="430065">
            <text:p>430065</text:p>
          </table:table-cell>
          <table:table-cell office:value-type="float" office:value="463560">
            <text:p>463560</text:p>
          </table:table-cell>
          <table:table-cell office:value-type="float" office:value="408695">
            <text:p>408695</text:p>
          </table:table-cell>
          <table:table-cell office:value-type="float" office:value="427557">
            <text:p>427557</text:p>
          </table:table-cell>
          <table:table-cell office:value-type="float" office:value="506924">
            <text:p>506924</text:p>
          </table:table-cell>
          <table:table-cell office:value-type="float" office:value="515561">
            <text:p>515561</text:p>
          </table:table-cell>
          <table:table-cell office:value-type="float" office:value="501913.5">
            <text:p>501913,5</text:p>
          </table:table-cell>
          <table:table-cell office:value-type="float" office:value="510794.2">
            <text:p>510794,2</text:p>
          </table:table-cell>
          <table:table-cell office:value-type="float" office:value="494999.3">
            <text:p>494999,3</text:p>
          </table:table-cell>
          <table:table-cell office:value-type="float" office:value="513382.89">
            <text:p>513382,89</text:p>
          </table:table-cell>
          <table:table-cell office:value-type="float" office:value="533723.74">
            <text:p>533723,74</text:p>
          </table:table-cell>
          <table:table-cell office:value-type="float" office:value="520212.49">
            <text:p>520212,49</text:p>
          </table:table-cell>
          <table:table-cell office:value-type="float" office:value="613025.9">
            <text:p>613025,9</text:p>
          </table:table-cell>
          <table:table-cell office:value-type="float" office:value="652427.42">
            <text:p>652427,42</text:p>
          </table:table-cell>
          <table:table-cell office:value-type="float" office:value="548837.91">
            <text:p>548837,91</text:p>
          </table:table-cell>
          <table:table-cell office:value-type="float" office:value="589481">
            <text:p>589481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HERNANDO </text:p>
          </table:table-cell>
          <table:table-cell office:value-type="string">
            <text:p>Municipio</text:p>
          </table:table-cell>
          <table:table-cell office:value-type="float" office:value="324649">
            <text:p>324649</text:p>
          </table:table-cell>
          <table:table-cell office:value-type="float" office:value="380941">
            <text:p>380941</text:p>
          </table:table-cell>
          <table:table-cell office:value-type="float" office:value="344647">
            <text:p>344647</text:p>
          </table:table-cell>
          <table:table-cell office:value-type="float" office:value="363731">
            <text:p>363731</text:p>
          </table:table-cell>
          <table:table-cell office:value-type="float" office:value="391693">
            <text:p>391693</text:p>
          </table:table-cell>
          <table:table-cell office:value-type="float" office:value="415566">
            <text:p>415566</text:p>
          </table:table-cell>
          <table:table-cell office:value-type="float" office:value="400694">
            <text:p>400694</text:p>
          </table:table-cell>
          <table:table-cell office:value-type="float" office:value="388104">
            <text:p>388104</text:p>
          </table:table-cell>
          <table:table-cell office:value-type="float" office:value="390574">
            <text:p>390574</text:p>
          </table:table-cell>
          <table:table-cell office:value-type="float" office:value="415276">
            <text:p>415276</text:p>
          </table:table-cell>
          <table:table-cell office:value-type="float" office:value="399513">
            <text:p>399513</text:p>
          </table:table-cell>
          <table:table-cell office:value-type="float" office:value="430465">
            <text:p>430465</text:p>
          </table:table-cell>
          <table:table-cell office:value-type="float" office:value="425316">
            <text:p>425316</text:p>
          </table:table-cell>
          <table:table-cell office:value-type="float" office:value="472068">
            <text:p>472068</text:p>
          </table:table-cell>
          <table:table-cell office:value-type="float" office:value="448950">
            <text:p>448950</text:p>
          </table:table-cell>
          <table:table-cell office:value-type="float" office:value="455296">
            <text:p>455296</text:p>
          </table:table-cell>
          <table:table-cell office:value-type="float" office:value="545898">
            <text:p>545898</text:p>
          </table:table-cell>
          <table:table-cell office:value-type="float" office:value="571415">
            <text:p>571415</text:p>
          </table:table-cell>
          <table:table-cell office:value-type="float" office:value="537563">
            <text:p>537563</text:p>
          </table:table-cell>
          <table:table-cell office:value-type="float" office:value="520130">
            <text:p>520130</text:p>
          </table:table-cell>
          <table:table-cell office:value-type="float" office:value="547686">
            <text:p>547686</text:p>
          </table:table-cell>
          <table:table-cell office:value-type="float" office:value="523044">
            <text:p>523044</text:p>
          </table:table-cell>
          <table:table-cell office:value-type="float" office:value="556156">
            <text:p>556156</text:p>
          </table:table-cell>
          <table:table-cell office:value-type="float" office:value="484132">
            <text:p>484132</text:p>
          </table:table-cell>
          <table:table-cell office:value-type="float" office:value="626272">
            <text:p>626272</text:p>
          </table:table-cell>
          <table:table-cell office:value-type="float" office:value="620647">
            <text:p>620647</text:p>
          </table:table-cell>
          <table:table-cell office:value-type="float" office:value="603441">
            <text:p>603441</text:p>
          </table:table-cell>
          <table:table-cell office:value-type="float" office:value="599599">
            <text:p>599599</text:p>
          </table:table-cell>
          <table:table-cell office:value-type="float" office:value="739455">
            <text:p>739455</text:p>
          </table:table-cell>
          <table:table-cell office:value-type="float" office:value="742072">
            <text:p>742072</text:p>
          </table:table-cell>
          <table:table-cell office:value-type="float" office:value="708964">
            <text:p>708964</text:p>
          </table:table-cell>
          <table:table-cell office:value-type="float" office:value="723343">
            <text:p>723343</text:p>
          </table:table-cell>
          <table:table-cell office:value-type="float" office:value="737083">
            <text:p>737083</text:p>
          </table:table-cell>
          <table:table-cell office:value-type="float" office:value="710260">
            <text:p>710260</text:p>
          </table:table-cell>
          <table:table-cell office:value-type="float" office:value="791771">
            <text:p>791771</text:p>
          </table:table-cell>
          <table:table-cell office:value-type="float" office:value="766416">
            <text:p>766416</text:p>
          </table:table-cell>
          <table:table-cell office:value-type="float" office:value="859284">
            <text:p>859284</text:p>
          </table:table-cell>
          <table:table-cell office:value-type="float" office:value="742838">
            <text:p>742838</text:p>
          </table:table-cell>
          <table:table-cell office:value-type="float" office:value="730901">
            <text:p>730901</text:p>
          </table:table-cell>
          <table:table-cell office:value-type="float" office:value="698383">
            <text:p>698383</text:p>
          </table:table-cell>
          <table:table-cell office:value-type="float" office:value="913330">
            <text:p>913330</text:p>
          </table:table-cell>
          <table:table-cell office:value-type="float" office:value="905739">
            <text:p>905739</text:p>
          </table:table-cell>
          <table:table-cell office:value-type="float" office:value="844509">
            <text:p>844509</text:p>
          </table:table-cell>
          <table:table-cell office:value-type="float" office:value="903152">
            <text:p>903152</text:p>
          </table:table-cell>
          <table:table-cell office:value-type="float" office:value="877593">
            <text:p>877593</text:p>
          </table:table-cell>
          <table:table-cell office:value-type="float" office:value="948506.1">
            <text:p>948506,1</text:p>
          </table:table-cell>
          <table:table-cell office:value-type="float" office:value="970401.4">
            <text:p>970401,4</text:p>
          </table:table-cell>
          <table:table-cell office:value-type="float" office:value="945841.7">
            <text:p>945841,7</text:p>
          </table:table-cell>
          <table:table-cell office:value-type="float" office:value="1046129">
            <text:p>1046129</text:p>
          </table:table-cell>
          <table:table-cell office:value-type="float" office:value="1127605">
            <text:p>1127605</text:p>
          </table:table-cell>
          <table:table-cell office:value-type="float" office:value="994146">
            <text:p>994146</text:p>
          </table:table-cell>
          <table:table-cell office:value-type="float" office:value="1040026">
            <text:p>1040026</text:p>
          </table:table-cell>
          <table:table-cell office:value-type="float" office:value="1233087">
            <text:p>1233087</text:p>
          </table:table-cell>
          <table:table-cell office:value-type="float" office:value="1254096">
            <text:p>1254096</text:p>
          </table:table-cell>
          <table:table-cell office:value-type="float" office:value="1220899.3">
            <text:p>1220899,3</text:p>
          </table:table-cell>
          <table:table-cell office:value-type="float" office:value="1242500.3">
            <text:p>1242500,3</text:p>
          </table:table-cell>
          <table:table-cell office:value-type="float" office:value="1204079.5">
            <text:p>1204079,5</text:p>
          </table:table-cell>
          <table:table-cell office:value-type="float" office:value="1248796.32">
            <text:p>1248796,32</text:p>
          </table:table-cell>
          <table:table-cell office:value-type="float" office:value="1298276.14">
            <text:p>1298276,14</text:p>
          </table:table-cell>
          <table:table-cell office:value-type="float" office:value="1265410.21">
            <text:p>1265410,21</text:p>
          </table:table-cell>
          <table:table-cell office:value-type="float" office:value="1491176.46">
            <text:p>1491176,46</text:p>
          </table:table-cell>
          <table:table-cell office:value-type="float" office:value="1587020.1">
            <text:p>1587020,1</text:p>
          </table:table-cell>
          <table:table-cell office:value-type="float" office:value="1335041.15">
            <text:p>1335041,15</text:p>
          </table:table-cell>
          <table:table-cell office:value-type="float" office:value="1433904">
            <text:p>1433904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HUANCHILLAS </text:p>
          </table:table-cell>
          <table:table-cell office:value-type="string">
            <text:p>Municipio</text:p>
          </table:table-cell>
          <table:table-cell office:value-type="float" office:value="99311">
            <text:p>99311</text:p>
          </table:table-cell>
          <table:table-cell office:value-type="float" office:value="116531">
            <text:p>116531</text:p>
          </table:table-cell>
          <table:table-cell office:value-type="float" office:value="105428">
            <text:p>105428</text:p>
          </table:table-cell>
          <table:table-cell office:value-type="float" office:value="111266">
            <text:p>111266</text:p>
          </table:table-cell>
          <table:table-cell office:value-type="float" office:value="119820">
            <text:p>119820</text:p>
          </table:table-cell>
          <table:table-cell office:value-type="float" office:value="127122">
            <text:p>127122</text:p>
          </table:table-cell>
          <table:table-cell office:value-type="float" office:value="122573">
            <text:p>122573</text:p>
          </table:table-cell>
          <table:table-cell office:value-type="float" office:value="118722">
            <text:p>118722</text:p>
          </table:table-cell>
          <table:table-cell office:value-type="float" office:value="119477">
            <text:p>119477</text:p>
          </table:table-cell>
          <table:table-cell office:value-type="float" office:value="127034">
            <text:p>127034</text:p>
          </table:table-cell>
          <table:table-cell office:value-type="float" office:value="122212">
            <text:p>122212</text:p>
          </table:table-cell>
          <table:table-cell office:value-type="float" office:value="131680">
            <text:p>131680</text:p>
          </table:table-cell>
          <table:table-cell office:value-type="float" office:value="130105">
            <text:p>130105</text:p>
          </table:table-cell>
          <table:table-cell office:value-type="float" office:value="144407">
            <text:p>144407</text:p>
          </table:table-cell>
          <table:table-cell office:value-type="float" office:value="137335">
            <text:p>137335</text:p>
          </table:table-cell>
          <table:table-cell office:value-type="float" office:value="139276">
            <text:p>139276</text:p>
          </table:table-cell>
          <table:table-cell office:value-type="float" office:value="166992">
            <text:p>166992</text:p>
          </table:table-cell>
          <table:table-cell office:value-type="float" office:value="174797">
            <text:p>174797</text:p>
          </table:table-cell>
          <table:table-cell office:value-type="float" office:value="164442">
            <text:p>164442</text:p>
          </table:table-cell>
          <table:table-cell office:value-type="float" office:value="159109">
            <text:p>159109</text:p>
          </table:table-cell>
          <table:table-cell office:value-type="float" office:value="167538">
            <text:p>167538</text:p>
          </table:table-cell>
          <table:table-cell office:value-type="float" office:value="160000">
            <text:p>160000</text:p>
          </table:table-cell>
          <table:table-cell office:value-type="float" office:value="170130">
            <text:p>170130</text:p>
          </table:table-cell>
          <table:table-cell office:value-type="float" office:value="148097">
            <text:p>148097</text:p>
          </table:table-cell>
          <table:table-cell office:value-type="float" office:value="191577">
            <text:p>191577</text:p>
          </table:table-cell>
          <table:table-cell office:value-type="float" office:value="189857">
            <text:p>189857</text:p>
          </table:table-cell>
          <table:table-cell office:value-type="float" office:value="184384">
            <text:p>184384</text:p>
          </table:table-cell>
          <table:table-cell office:value-type="float" office:value="183351">
            <text:p>183351</text:p>
          </table:table-cell>
          <table:table-cell office:value-type="float" office:value="226117">
            <text:p>226117</text:p>
          </table:table-cell>
          <table:table-cell office:value-type="float" office:value="226917">
            <text:p>226917</text:p>
          </table:table-cell>
          <table:table-cell office:value-type="float" office:value="216794">
            <text:p>216794</text:p>
          </table:table-cell>
          <table:table-cell office:value-type="float" office:value="221190">
            <text:p>221190</text:p>
          </table:table-cell>
          <table:table-cell office:value-type="float" office:value="225392">
            <text:p>225392</text:p>
          </table:table-cell>
          <table:table-cell office:value-type="float" office:value="217189">
            <text:p>217189</text:p>
          </table:table-cell>
          <table:table-cell office:value-type="float" office:value="242115">
            <text:p>242115</text:p>
          </table:table-cell>
          <table:table-cell office:value-type="float" office:value="234361">
            <text:p>234361</text:p>
          </table:table-cell>
          <table:table-cell office:value-type="float" office:value="262760">
            <text:p>262760</text:p>
          </table:table-cell>
          <table:table-cell office:value-type="float" office:value="227152">
            <text:p>227152</text:p>
          </table:table-cell>
          <table:table-cell office:value-type="float" office:value="223501">
            <text:p>223501</text:p>
          </table:table-cell>
          <table:table-cell office:value-type="float" office:value="213558">
            <text:p>213558</text:p>
          </table:table-cell>
          <table:table-cell office:value-type="float" office:value="279286">
            <text:p>279286</text:p>
          </table:table-cell>
          <table:table-cell office:value-type="float" office:value="276965">
            <text:p>276965</text:p>
          </table:table-cell>
          <table:table-cell office:value-type="float" office:value="258241">
            <text:p>258241</text:p>
          </table:table-cell>
          <table:table-cell office:value-type="float" office:value="276174">
            <text:p>276174</text:p>
          </table:table-cell>
          <table:table-cell office:value-type="float" office:value="268358">
            <text:p>268358</text:p>
          </table:table-cell>
          <table:table-cell office:value-type="float" office:value="290042.6">
            <text:p>290042,6</text:p>
          </table:table-cell>
          <table:table-cell office:value-type="float" office:value="296737.9">
            <text:p>296737,9</text:p>
          </table:table-cell>
          <table:table-cell office:value-type="float" office:value="289227.5">
            <text:p>289227,5</text:p>
          </table:table-cell>
          <table:table-cell office:value-type="float" office:value="319894">
            <text:p>319894</text:p>
          </table:table-cell>
          <table:table-cell office:value-type="float" office:value="344809">
            <text:p>344809</text:p>
          </table:table-cell>
          <table:table-cell office:value-type="float" office:value="303999">
            <text:p>303999</text:p>
          </table:table-cell>
          <table:table-cell office:value-type="float" office:value="318029">
            <text:p>318029</text:p>
          </table:table-cell>
          <table:table-cell office:value-type="float" office:value="377064">
            <text:p>377064</text:p>
          </table:table-cell>
          <table:table-cell office:value-type="float" office:value="383489">
            <text:p>383489</text:p>
          </table:table-cell>
          <table:table-cell office:value-type="float" office:value="373337.1">
            <text:p>373337,1</text:p>
          </table:table-cell>
          <table:table-cell office:value-type="float" office:value="379942.8">
            <text:p>379942,8</text:p>
          </table:table-cell>
          <table:table-cell office:value-type="float" office:value="368194.2">
            <text:p>368194,2</text:p>
          </table:table-cell>
          <table:table-cell office:value-type="float" office:value="381868.38">
            <text:p>381868,38</text:p>
          </table:table-cell>
          <table:table-cell office:value-type="float" office:value="396998.47">
            <text:p>396998,47</text:p>
          </table:table-cell>
          <table:table-cell office:value-type="float" office:value="386948.43">
            <text:p>386948,43</text:p>
          </table:table-cell>
          <table:table-cell office:value-type="float" office:value="455985.6">
            <text:p>455985,6</text:p>
          </table:table-cell>
          <table:table-cell office:value-type="float" office:value="485293.55">
            <text:p>485293,55</text:p>
          </table:table-cell>
          <table:table-cell office:value-type="float" office:value="408240.81">
            <text:p>408240,81</text:p>
          </table:table-cell>
          <table:table-cell office:value-type="float" office:value="438472">
            <text:p>438472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HUERTA GRANDE </text:p>
          </table:table-cell>
          <table:table-cell office:value-type="string">
            <text:p>Municipio</text:p>
          </table:table-cell>
          <table:table-cell office:value-type="float" office:value="208340">
            <text:p>208340</text:p>
          </table:table-cell>
          <table:table-cell office:value-type="float" office:value="244464">
            <text:p>244464</text:p>
          </table:table-cell>
          <table:table-cell office:value-type="float" office:value="221173">
            <text:p>221173</text:p>
          </table:table-cell>
          <table:table-cell office:value-type="float" office:value="233420">
            <text:p>233420</text:p>
          </table:table-cell>
          <table:table-cell office:value-type="float" office:value="251364">
            <text:p>251364</text:p>
          </table:table-cell>
          <table:table-cell office:value-type="float" office:value="266684">
            <text:p>266684</text:p>
          </table:table-cell>
          <table:table-cell office:value-type="float" office:value="257139">
            <text:p>257139</text:p>
          </table:table-cell>
          <table:table-cell office:value-type="float" office:value="249060">
            <text:p>249060</text:p>
          </table:table-cell>
          <table:table-cell office:value-type="float" office:value="250645">
            <text:p>250645</text:p>
          </table:table-cell>
          <table:table-cell office:value-type="float" office:value="266497">
            <text:p>266497</text:p>
          </table:table-cell>
          <table:table-cell office:value-type="float" office:value="256382">
            <text:p>256382</text:p>
          </table:table-cell>
          <table:table-cell office:value-type="float" office:value="276245">
            <text:p>276245</text:p>
          </table:table-cell>
          <table:table-cell office:value-type="float" office:value="272941">
            <text:p>272941</text:p>
          </table:table-cell>
          <table:table-cell office:value-type="float" office:value="302943">
            <text:p>302943</text:p>
          </table:table-cell>
          <table:table-cell office:value-type="float" office:value="288108">
            <text:p>288108</text:p>
          </table:table-cell>
          <table:table-cell office:value-type="float" office:value="292180">
            <text:p>292180</text:p>
          </table:table-cell>
          <table:table-cell office:value-type="float" office:value="350323">
            <text:p>350323</text:p>
          </table:table-cell>
          <table:table-cell office:value-type="float" office:value="366698">
            <text:p>366698</text:p>
          </table:table-cell>
          <table:table-cell office:value-type="float" office:value="344974">
            <text:p>344974</text:p>
          </table:table-cell>
          <table:table-cell office:value-type="float" office:value="333787">
            <text:p>333787</text:p>
          </table:table-cell>
          <table:table-cell office:value-type="float" office:value="351470">
            <text:p>351470</text:p>
          </table:table-cell>
          <table:table-cell office:value-type="float" office:value="335656">
            <text:p>335656</text:p>
          </table:table-cell>
          <table:table-cell office:value-type="float" office:value="356906">
            <text:p>356906</text:p>
          </table:table-cell>
          <table:table-cell office:value-type="float" office:value="310686">
            <text:p>310686</text:p>
          </table:table-cell>
          <table:table-cell office:value-type="float" office:value="401900">
            <text:p>401900</text:p>
          </table:table-cell>
          <table:table-cell office:value-type="float" office:value="398291">
            <text:p>398291</text:p>
          </table:table-cell>
          <table:table-cell office:value-type="float" office:value="396466">
            <text:p>396466</text:p>
          </table:table-cell>
          <table:table-cell office:value-type="float" office:value="387771">
            <text:p>387771</text:p>
          </table:table-cell>
          <table:table-cell office:value-type="float" office:value="478219">
            <text:p>478219</text:p>
          </table:table-cell>
          <table:table-cell office:value-type="float" office:value="479911">
            <text:p>479911</text:p>
          </table:table-cell>
          <table:table-cell office:value-type="float" office:value="458500">
            <text:p>458500</text:p>
          </table:table-cell>
          <table:table-cell office:value-type="float" office:value="467798">
            <text:p>467798</text:p>
          </table:table-cell>
          <table:table-cell office:value-type="float" office:value="476684">
            <text:p>476684</text:p>
          </table:table-cell>
          <table:table-cell office:value-type="float" office:value="459337">
            <text:p>459337</text:p>
          </table:table-cell>
          <table:table-cell office:value-type="float" office:value="512051">
            <text:p>512051</text:p>
          </table:table-cell>
          <table:table-cell office:value-type="float" office:value="495655">
            <text:p>495655</text:p>
          </table:table-cell>
          <table:table-cell office:value-type="float" office:value="555714">
            <text:p>555714</text:p>
          </table:table-cell>
          <table:table-cell office:value-type="float" office:value="480406">
            <text:p>480406</text:p>
          </table:table-cell>
          <table:table-cell office:value-type="float" office:value="472686">
            <text:p>472686</text:p>
          </table:table-cell>
          <table:table-cell office:value-type="float" office:value="451656">
            <text:p>451656</text:p>
          </table:table-cell>
          <table:table-cell office:value-type="float" office:value="590666">
            <text:p>590666</text:p>
          </table:table-cell>
          <table:table-cell office:value-type="float" office:value="585758">
            <text:p>585758</text:p>
          </table:table-cell>
          <table:table-cell office:value-type="float" office:value="546158">
            <text:p>546158</text:p>
          </table:table-cell>
          <table:table-cell office:value-type="float" office:value="584084">
            <text:p>584084</text:p>
          </table:table-cell>
          <table:table-cell office:value-type="float" office:value="567555">
            <text:p>567555</text:p>
          </table:table-cell>
          <table:table-cell office:value-type="float" office:value="613415">
            <text:p>613415</text:p>
          </table:table-cell>
          <table:table-cell office:value-type="float" office:value="627575.1">
            <text:p>627575,1</text:p>
          </table:table-cell>
          <table:table-cell office:value-type="float" office:value="611692.2">
            <text:p>611692,2</text:p>
          </table:table-cell>
          <table:table-cell office:value-type="float" office:value="676549">
            <text:p>676549</text:p>
          </table:table-cell>
          <table:table-cell office:value-type="float" office:value="729241">
            <text:p>729241</text:p>
          </table:table-cell>
          <table:table-cell office:value-type="float" office:value="642931">
            <text:p>642931</text:p>
          </table:table-cell>
          <table:table-cell office:value-type="float" office:value="672603">
            <text:p>672603</text:p>
          </table:table-cell>
          <table:table-cell office:value-type="float" office:value="797459">
            <text:p>797459</text:p>
          </table:table-cell>
          <table:table-cell office:value-type="float" office:value="811045">
            <text:p>811045</text:p>
          </table:table-cell>
          <table:table-cell office:value-type="float" office:value="789575.8">
            <text:p>789575,8</text:p>
          </table:table-cell>
          <table:table-cell office:value-type="float" office:value="803546.2">
            <text:p>803546,2</text:p>
          </table:table-cell>
          <table:table-cell office:value-type="float" office:value="778698.8">
            <text:p>778698,8</text:p>
          </table:table-cell>
          <table:table-cell office:value-type="float" office:value="807618.63">
            <text:p>807618,63</text:p>
          </table:table-cell>
          <table:table-cell office:value-type="float" office:value="839617.45">
            <text:p>839617,45</text:p>
          </table:table-cell>
          <table:table-cell office:value-type="float" office:value="818363.47">
            <text:p>818363,47</text:p>
          </table:table-cell>
          <table:table-cell office:value-type="float" office:value="964370.14">
            <text:p>964370,14</text:p>
          </table:table-cell>
          <table:table-cell office:value-type="float" office:value="1026353.91">
            <text:p>1026353,91</text:p>
          </table:table-cell>
          <table:table-cell office:value-type="float" office:value="863394.02">
            <text:p>863394,02</text:p>
          </table:table-cell>
          <table:table-cell office:value-type="float" office:value="927331">
            <text:p>927331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HUINCA RENANCO </text:p>
          </table:table-cell>
          <table:table-cell office:value-type="string">
            <text:p>Municipio</text:p>
          </table:table-cell>
          <table:table-cell office:value-type="float" office:value="294970">
            <text:p>294970</text:p>
          </table:table-cell>
          <table:table-cell office:value-type="float" office:value="346115">
            <text:p>346115</text:p>
          </table:table-cell>
          <table:table-cell office:value-type="float" office:value="313140">
            <text:p>313140</text:p>
          </table:table-cell>
          <table:table-cell office:value-type="float" office:value="330479">
            <text:p>330479</text:p>
          </table:table-cell>
          <table:table-cell office:value-type="float" office:value="355885">
            <text:p>355885</text:p>
          </table:table-cell>
          <table:table-cell office:value-type="float" office:value="377574">
            <text:p>377574</text:p>
          </table:table-cell>
          <table:table-cell office:value-type="float" office:value="364062">
            <text:p>364062</text:p>
          </table:table-cell>
          <table:table-cell office:value-type="float" office:value="352623">
            <text:p>352623</text:p>
          </table:table-cell>
          <table:table-cell office:value-type="float" office:value="354867">
            <text:p>354867</text:p>
          </table:table-cell>
          <table:table-cell office:value-type="float" office:value="377311">
            <text:p>377311</text:p>
          </table:table-cell>
          <table:table-cell office:value-type="float" office:value="362989">
            <text:p>362989</text:p>
          </table:table-cell>
          <table:table-cell office:value-type="float" office:value="391111">
            <text:p>391111</text:p>
          </table:table-cell>
          <table:table-cell office:value-type="float" office:value="386433">
            <text:p>386433</text:p>
          </table:table-cell>
          <table:table-cell office:value-type="float" office:value="428912">
            <text:p>428912</text:p>
          </table:table-cell>
          <table:table-cell office:value-type="float" office:value="407907">
            <text:p>407907</text:p>
          </table:table-cell>
          <table:table-cell office:value-type="float" office:value="413673">
            <text:p>413673</text:p>
          </table:table-cell>
          <table:table-cell office:value-type="float" office:value="495992">
            <text:p>495992</text:p>
          </table:table-cell>
          <table:table-cell office:value-type="float" office:value="519177">
            <text:p>519177</text:p>
          </table:table-cell>
          <table:table-cell office:value-type="float" office:value="488419">
            <text:p>488419</text:p>
          </table:table-cell>
          <table:table-cell office:value-type="float" office:value="472580">
            <text:p>472580</text:p>
          </table:table-cell>
          <table:table-cell office:value-type="float" office:value="497616">
            <text:p>497616</text:p>
          </table:table-cell>
          <table:table-cell office:value-type="float" office:value="475227">
            <text:p>475227</text:p>
          </table:table-cell>
          <table:table-cell office:value-type="float" office:value="505312">
            <text:p>505312</text:p>
          </table:table-cell>
          <table:table-cell office:value-type="float" office:value="439873">
            <text:p>439873</text:p>
          </table:table-cell>
          <table:table-cell office:value-type="float" office:value="569016">
            <text:p>569016</text:p>
          </table:table-cell>
          <table:table-cell office:value-type="float" office:value="563906">
            <text:p>563906</text:p>
          </table:table-cell>
          <table:table-cell office:value-type="float" office:value="531566">
            <text:p>531566</text:p>
          </table:table-cell>
          <table:table-cell office:value-type="float" office:value="539369">
            <text:p>539369</text:p>
          </table:table-cell>
          <table:table-cell office:value-type="float" office:value="665177">
            <text:p>665177</text:p>
          </table:table-cell>
          <table:table-cell office:value-type="float" office:value="667531">
            <text:p>667531</text:p>
          </table:table-cell>
          <table:table-cell office:value-type="float" office:value="637749">
            <text:p>637749</text:p>
          </table:table-cell>
          <table:table-cell office:value-type="float" office:value="650683">
            <text:p>650683</text:p>
          </table:table-cell>
          <table:table-cell office:value-type="float" office:value="663042">
            <text:p>663042</text:p>
          </table:table-cell>
          <table:table-cell office:value-type="float" office:value="638914">
            <text:p>638914</text:p>
          </table:table-cell>
          <table:table-cell office:value-type="float" office:value="712237">
            <text:p>712237</text:p>
          </table:table-cell>
          <table:table-cell office:value-type="float" office:value="689429">
            <text:p>689429</text:p>
          </table:table-cell>
          <table:table-cell office:value-type="float" office:value="772970">
            <text:p>772970</text:p>
          </table:table-cell>
          <table:table-cell office:value-type="float" office:value="668220">
            <text:p>668220</text:p>
          </table:table-cell>
          <table:table-cell office:value-type="float" office:value="657482">
            <text:p>657482</text:p>
          </table:table-cell>
          <table:table-cell office:value-type="float" office:value="628230">
            <text:p>628230</text:p>
          </table:table-cell>
          <table:table-cell office:value-type="float" office:value="821585">
            <text:p>821585</text:p>
          </table:table-cell>
          <table:table-cell office:value-type="float" office:value="814757">
            <text:p>814757</text:p>
          </table:table-cell>
          <table:table-cell office:value-type="float" office:value="759678">
            <text:p>759678</text:p>
          </table:table-cell>
          <table:table-cell office:value-type="float" office:value="812430">
            <text:p>812430</text:p>
          </table:table-cell>
          <table:table-cell office:value-type="float" office:value="789439">
            <text:p>789439</text:p>
          </table:table-cell>
          <table:table-cell office:value-type="float" office:value="853228.4">
            <text:p>853228,4</text:p>
          </table:table-cell>
          <table:table-cell office:value-type="float" office:value="872924.3">
            <text:p>872924,3</text:p>
          </table:table-cell>
          <table:table-cell office:value-type="float" office:value="850831.7">
            <text:p>850831,7</text:p>
          </table:table-cell>
          <table:table-cell office:value-type="float" office:value="941044">
            <text:p>941044</text:p>
          </table:table-cell>
          <table:table-cell office:value-type="float" office:value="1014337">
            <text:p>1014337</text:p>
          </table:table-cell>
          <table:table-cell office:value-type="float" office:value="894283">
            <text:p>894283</text:p>
          </table:table-cell>
          <table:table-cell office:value-type="float" office:value="935556">
            <text:p>935556</text:p>
          </table:table-cell>
          <table:table-cell office:value-type="float" office:value="1109223">
            <text:p>1109223</text:p>
          </table:table-cell>
          <table:table-cell office:value-type="float" office:value="1128122">
            <text:p>1128122</text:p>
          </table:table-cell>
          <table:table-cell office:value-type="float" office:value="1098258.9">
            <text:p>1098258,9</text:p>
          </table:table-cell>
          <table:table-cell office:value-type="float" office:value="1117691">
            <text:p>1117691</text:p>
          </table:table-cell>
          <table:table-cell office:value-type="float" office:value="1083129.6">
            <text:p>1083129,6</text:p>
          </table:table-cell>
          <table:table-cell office:value-type="float" office:value="1123355.54">
            <text:p>1123355,54</text:p>
          </table:table-cell>
          <table:table-cell office:value-type="float" office:value="1167864.24">
            <text:p>1167864,24</text:p>
          </table:table-cell>
          <table:table-cell office:value-type="float" office:value="1138299.67">
            <text:p>1138299,67</text:p>
          </table:table-cell>
          <table:table-cell office:value-type="float" office:value="1341388.75">
            <text:p>1341388,75</text:p>
          </table:table-cell>
          <table:table-cell office:value-type="float" office:value="1427604.95">
            <text:p>1427604,95</text:p>
          </table:table-cell>
          <table:table-cell office:value-type="float" office:value="1200936.22">
            <text:p>1200936,22</text:p>
          </table:table-cell>
          <table:table-cell office:value-type="float" office:value="1289869">
            <text:p>1289869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IDIAZABAL </text:p>
          </table:table-cell>
          <table:table-cell office:value-type="string">
            <text:p>Municipio</text:p>
          </table:table-cell>
          <table:table-cell office:value-type="float" office:value="110871">
            <text:p>110871</text:p>
          </table:table-cell>
          <table:table-cell office:value-type="float" office:value="130095">
            <text:p>130095</text:p>
          </table:table-cell>
          <table:table-cell office:value-type="float" office:value="117700">
            <text:p>117700</text:p>
          </table:table-cell>
          <table:table-cell office:value-type="float" office:value="124218">
            <text:p>124218</text:p>
          </table:table-cell>
          <table:table-cell office:value-type="float" office:value="133767">
            <text:p>133767</text:p>
          </table:table-cell>
          <table:table-cell office:value-type="float" office:value="141919">
            <text:p>141919</text:p>
          </table:table-cell>
          <table:table-cell office:value-type="float" office:value="136840">
            <text:p>136840</text:p>
          </table:table-cell>
          <table:table-cell office:value-type="float" office:value="132541">
            <text:p>132541</text:p>
          </table:table-cell>
          <table:table-cell office:value-type="float" office:value="133384">
            <text:p>133384</text:p>
          </table:table-cell>
          <table:table-cell office:value-type="float" office:value="141820">
            <text:p>141820</text:p>
          </table:table-cell>
          <table:table-cell office:value-type="float" office:value="136437">
            <text:p>136437</text:p>
          </table:table-cell>
          <table:table-cell office:value-type="float" office:value="147007">
            <text:p>147007</text:p>
          </table:table-cell>
          <table:table-cell office:value-type="float" office:value="145249">
            <text:p>145249</text:p>
          </table:table-cell>
          <table:table-cell office:value-type="float" office:value="161215">
            <text:p>161215</text:p>
          </table:table-cell>
          <table:table-cell office:value-type="float" office:value="153321">
            <text:p>153321</text:p>
          </table:table-cell>
          <table:table-cell office:value-type="float" office:value="155488">
            <text:p>155488</text:p>
          </table:table-cell>
          <table:table-cell office:value-type="float" office:value="186429">
            <text:p>186429</text:p>
          </table:table-cell>
          <table:table-cell office:value-type="float" office:value="195143">
            <text:p>195143</text:p>
          </table:table-cell>
          <table:table-cell office:value-type="float" office:value="183582">
            <text:p>183582</text:p>
          </table:table-cell>
          <table:table-cell office:value-type="float" office:value="177629">
            <text:p>177629</text:p>
          </table:table-cell>
          <table:table-cell office:value-type="float" office:value="187040">
            <text:p>187040</text:p>
          </table:table-cell>
          <table:table-cell office:value-type="float" office:value="178624">
            <text:p>178624</text:p>
          </table:table-cell>
          <table:table-cell office:value-type="float" office:value="189932">
            <text:p>189932</text:p>
          </table:table-cell>
          <table:table-cell office:value-type="float" office:value="165335">
            <text:p>165335</text:p>
          </table:table-cell>
          <table:table-cell office:value-type="float" office:value="213877">
            <text:p>213877</text:p>
          </table:table-cell>
          <table:table-cell office:value-type="float" office:value="211956">
            <text:p>211956</text:p>
          </table:table-cell>
          <table:table-cell office:value-type="float" office:value="206524">
            <text:p>206524</text:p>
          </table:table-cell>
          <table:table-cell office:value-type="float" office:value="204912">
            <text:p>204912</text:p>
          </table:table-cell>
          <table:table-cell office:value-type="float" office:value="252708">
            <text:p>252708</text:p>
          </table:table-cell>
          <table:table-cell office:value-type="float" office:value="253602">
            <text:p>253602</text:p>
          </table:table-cell>
          <table:table-cell office:value-type="float" office:value="242288">
            <text:p>242288</text:p>
          </table:table-cell>
          <table:table-cell office:value-type="float" office:value="247201">
            <text:p>247201</text:p>
          </table:table-cell>
          <table:table-cell office:value-type="float" office:value="251897">
            <text:p>251897</text:p>
          </table:table-cell>
          <table:table-cell office:value-type="float" office:value="242730">
            <text:p>242730</text:p>
          </table:table-cell>
          <table:table-cell office:value-type="float" office:value="270586">
            <text:p>270586</text:p>
          </table:table-cell>
          <table:table-cell office:value-type="float" office:value="261921">
            <text:p>261921</text:p>
          </table:table-cell>
          <table:table-cell office:value-type="float" office:value="293659">
            <text:p>293659</text:p>
          </table:table-cell>
          <table:table-cell office:value-type="float" office:value="253864">
            <text:p>253864</text:p>
          </table:table-cell>
          <table:table-cell office:value-type="float" office:value="249784">
            <text:p>249784</text:p>
          </table:table-cell>
          <table:table-cell office:value-type="float" office:value="238671">
            <text:p>238671</text:p>
          </table:table-cell>
          <table:table-cell office:value-type="float" office:value="312129">
            <text:p>312129</text:p>
          </table:table-cell>
          <table:table-cell office:value-type="float" office:value="309535">
            <text:p>309535</text:p>
          </table:table-cell>
          <table:table-cell office:value-type="float" office:value="288610">
            <text:p>288610</text:p>
          </table:table-cell>
          <table:table-cell office:value-type="float" office:value="308651">
            <text:p>308651</text:p>
          </table:table-cell>
          <table:table-cell office:value-type="float" office:value="299916">
            <text:p>299916</text:p>
          </table:table-cell>
          <table:table-cell office:value-type="float" office:value="324150.4">
            <text:p>324150,4</text:p>
          </table:table-cell>
          <table:table-cell office:value-type="float" office:value="331633.1">
            <text:p>331633,1</text:p>
          </table:table-cell>
          <table:table-cell office:value-type="float" office:value="323239.5">
            <text:p>323239,5</text:p>
          </table:table-cell>
          <table:table-cell office:value-type="float" office:value="357513">
            <text:p>357513</text:p>
          </table:table-cell>
          <table:table-cell office:value-type="float" office:value="385357">
            <text:p>385357</text:p>
          </table:table-cell>
          <table:table-cell office:value-type="float" office:value="339748">
            <text:p>339748</text:p>
          </table:table-cell>
          <table:table-cell office:value-type="float" office:value="355427">
            <text:p>355427</text:p>
          </table:table-cell>
          <table:table-cell office:value-type="float" office:value="421406">
            <text:p>421406</text:p>
          </table:table-cell>
          <table:table-cell office:value-type="float" office:value="428585">
            <text:p>428585</text:p>
          </table:table-cell>
          <table:table-cell office:value-type="float" office:value="417240.1">
            <text:p>417240,1</text:p>
          </table:table-cell>
          <table:table-cell office:value-type="float" office:value="424622.6">
            <text:p>424622,6</text:p>
          </table:table-cell>
          <table:table-cell office:value-type="float" office:value="411492.3">
            <text:p>411492,3</text:p>
          </table:table-cell>
          <table:table-cell office:value-type="float" office:value="426774.6">
            <text:p>426774,6</text:p>
          </table:table-cell>
          <table:table-cell office:value-type="float" office:value="443683.92">
            <text:p>443683,92</text:p>
          </table:table-cell>
          <table:table-cell office:value-type="float" office:value="432452.03">
            <text:p>432452,03</text:p>
          </table:table-cell>
          <table:table-cell office:value-type="float" office:value="509607.71">
            <text:p>509607,71</text:p>
          </table:table-cell>
          <table:table-cell office:value-type="float" office:value="542362.16">
            <text:p>542362,16</text:p>
          </table:table-cell>
          <table:table-cell office:value-type="float" office:value="456248.32">
            <text:p>456248,32</text:p>
          </table:table-cell>
          <table:table-cell office:value-type="float" office:value="490035">
            <text:p>490035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INRIVILLE </text:p>
          </table:table-cell>
          <table:table-cell office:value-type="string">
            <text:p>Municipio</text:p>
          </table:table-cell>
          <table:table-cell office:value-type="float" office:value="166947">
            <text:p>166947</text:p>
          </table:table-cell>
          <table:table-cell office:value-type="float" office:value="195895">
            <text:p>195895</text:p>
          </table:table-cell>
          <table:table-cell office:value-type="float" office:value="177231">
            <text:p>177231</text:p>
          </table:table-cell>
          <table:table-cell office:value-type="float" office:value="187045">
            <text:p>187045</text:p>
          </table:table-cell>
          <table:table-cell office:value-type="float" office:value="201424">
            <text:p>201424</text:p>
          </table:table-cell>
          <table:table-cell office:value-type="float" office:value="213700">
            <text:p>213700</text:p>
          </table:table-cell>
          <table:table-cell office:value-type="float" office:value="206052">
            <text:p>206052</text:p>
          </table:table-cell>
          <table:table-cell office:value-type="float" office:value="199578">
            <text:p>199578</text:p>
          </table:table-cell>
          <table:table-cell office:value-type="float" office:value="200848">
            <text:p>200848</text:p>
          </table:table-cell>
          <table:table-cell office:value-type="float" office:value="213551">
            <text:p>213551</text:p>
          </table:table-cell>
          <table:table-cell office:value-type="float" office:value="205445">
            <text:p>205445</text:p>
          </table:table-cell>
          <table:table-cell office:value-type="float" office:value="221361">
            <text:p>221361</text:p>
          </table:table-cell>
          <table:table-cell office:value-type="float" office:value="218714">
            <text:p>218714</text:p>
          </table:table-cell>
          <table:table-cell office:value-type="float" office:value="242756">
            <text:p>242756</text:p>
          </table:table-cell>
          <table:table-cell office:value-type="float" office:value="230868">
            <text:p>230868</text:p>
          </table:table-cell>
          <table:table-cell office:value-type="float" office:value="234131">
            <text:p>234131</text:p>
          </table:table-cell>
          <table:table-cell office:value-type="float" office:value="280722">
            <text:p>280722</text:p>
          </table:table-cell>
          <table:table-cell office:value-type="float" office:value="293844">
            <text:p>293844</text:p>
          </table:table-cell>
          <table:table-cell office:value-type="float" office:value="276436">
            <text:p>276436</text:p>
          </table:table-cell>
          <table:table-cell office:value-type="float" office:value="267471">
            <text:p>267471</text:p>
          </table:table-cell>
          <table:table-cell office:value-type="float" office:value="281642">
            <text:p>281642</text:p>
          </table:table-cell>
          <table:table-cell office:value-type="float" office:value="268969">
            <text:p>268969</text:p>
          </table:table-cell>
          <table:table-cell office:value-type="float" office:value="285997">
            <text:p>285997</text:p>
          </table:table-cell>
          <table:table-cell office:value-type="float" office:value="248959">
            <text:p>248959</text:p>
          </table:table-cell>
          <table:table-cell office:value-type="float" office:value="322052">
            <text:p>322052</text:p>
          </table:table-cell>
          <table:table-cell office:value-type="float" office:value="319160">
            <text:p>319160</text:p>
          </table:table-cell>
          <table:table-cell office:value-type="float" office:value="305595">
            <text:p>305595</text:p>
          </table:table-cell>
          <table:table-cell office:value-type="float" office:value="306808">
            <text:p>306808</text:p>
          </table:table-cell>
          <table:table-cell office:value-type="float" office:value="378371">
            <text:p>378371</text:p>
          </table:table-cell>
          <table:table-cell office:value-type="float" office:value="379710">
            <text:p>379710</text:p>
          </table:table-cell>
          <table:table-cell office:value-type="float" office:value="362770">
            <text:p>362770</text:p>
          </table:table-cell>
          <table:table-cell office:value-type="float" office:value="370127">
            <text:p>370127</text:p>
          </table:table-cell>
          <table:table-cell office:value-type="float" office:value="377157">
            <text:p>377157</text:p>
          </table:table-cell>
          <table:table-cell office:value-type="float" office:value="363432">
            <text:p>363432</text:p>
          </table:table-cell>
          <table:table-cell office:value-type="float" office:value="405140">
            <text:p>405140</text:p>
          </table:table-cell>
          <table:table-cell office:value-type="float" office:value="392167">
            <text:p>392167</text:p>
          </table:table-cell>
          <table:table-cell office:value-type="float" office:value="439687">
            <text:p>439687</text:p>
          </table:table-cell>
          <table:table-cell office:value-type="float" office:value="380102">
            <text:p>380102</text:p>
          </table:table-cell>
          <table:table-cell office:value-type="float" office:value="373994">
            <text:p>373994</text:p>
          </table:table-cell>
          <table:table-cell office:value-type="float" office:value="357355">
            <text:p>357355</text:p>
          </table:table-cell>
          <table:table-cell office:value-type="float" office:value="467341">
            <text:p>467341</text:p>
          </table:table-cell>
          <table:table-cell office:value-type="float" office:value="463457">
            <text:p>463457</text:p>
          </table:table-cell>
          <table:table-cell office:value-type="float" office:value="432126">
            <text:p>432126</text:p>
          </table:table-cell>
          <table:table-cell office:value-type="float" office:value="462133">
            <text:p>462133</text:p>
          </table:table-cell>
          <table:table-cell office:value-type="float" office:value="449055">
            <text:p>449055</text:p>
          </table:table-cell>
          <table:table-cell office:value-type="float" office:value="485340.2">
            <text:p>485340,2</text:p>
          </table:table-cell>
          <table:table-cell office:value-type="float" office:value="496543.8">
            <text:p>496543,8</text:p>
          </table:table-cell>
          <table:table-cell office:value-type="float" office:value="483976.3">
            <text:p>483976,3</text:p>
          </table:table-cell>
          <table:table-cell office:value-type="float" office:value="535292">
            <text:p>535292</text:p>
          </table:table-cell>
          <table:table-cell office:value-type="float" office:value="576983">
            <text:p>576983</text:p>
          </table:table-cell>
          <table:table-cell office:value-type="float" office:value="508693">
            <text:p>508693</text:p>
          </table:table-cell>
          <table:table-cell office:value-type="float" office:value="532170">
            <text:p>532170</text:p>
          </table:table-cell>
          <table:table-cell office:value-type="float" office:value="630957">
            <text:p>630957</text:p>
          </table:table-cell>
          <table:table-cell office:value-type="float" office:value="641707">
            <text:p>641707</text:p>
          </table:table-cell>
          <table:table-cell office:value-type="float" office:value="624720.5">
            <text:p>624720,5</text:p>
          </table:table-cell>
          <table:table-cell office:value-type="float" office:value="635774">
            <text:p>635774</text:p>
          </table:table-cell>
          <table:table-cell office:value-type="float" office:value="616114.5">
            <text:p>616114,5</text:p>
          </table:table-cell>
          <table:table-cell office:value-type="float" office:value="638996.13">
            <text:p>638996,13</text:p>
          </table:table-cell>
          <table:table-cell office:value-type="float" office:value="664313.93">
            <text:p>664313,93</text:p>
          </table:table-cell>
          <table:table-cell office:value-type="float" office:value="647496.77">
            <text:p>647496,77</text:p>
          </table:table-cell>
          <table:table-cell office:value-type="float" office:value="763019.53">
            <text:p>763019,53</text:p>
          </table:table-cell>
          <table:table-cell office:value-type="float" office:value="812061.73">
            <text:p>812061,73</text:p>
          </table:table-cell>
          <table:table-cell office:value-type="float" office:value="683126.2">
            <text:p>683126,2</text:p>
          </table:table-cell>
          <table:table-cell office:value-type="float" office:value="733713">
            <text:p>733713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ISLA VERDE </text:p>
          </table:table-cell>
          <table:table-cell office:value-type="string">
            <text:p>Municipio</text:p>
          </table:table-cell>
          <table:table-cell office:value-type="float" office:value="177616">
            <text:p>177616</text:p>
          </table:table-cell>
          <table:table-cell office:value-type="float" office:value="208413">
            <text:p>208413</text:p>
          </table:table-cell>
          <table:table-cell office:value-type="float" office:value="188557">
            <text:p>188557</text:p>
          </table:table-cell>
          <table:table-cell office:value-type="float" office:value="198998">
            <text:p>198998</text:p>
          </table:table-cell>
          <table:table-cell office:value-type="float" office:value="214296">
            <text:p>214296</text:p>
          </table:table-cell>
          <table:table-cell office:value-type="float" office:value="227356">
            <text:p>227356</text:p>
          </table:table-cell>
          <table:table-cell office:value-type="float" office:value="219219">
            <text:p>219219</text:p>
          </table:table-cell>
          <table:table-cell office:value-type="float" office:value="212331">
            <text:p>212331</text:p>
          </table:table-cell>
          <table:table-cell office:value-type="float" office:value="213683">
            <text:p>213683</text:p>
          </table:table-cell>
          <table:table-cell office:value-type="float" office:value="227197">
            <text:p>227197</text:p>
          </table:table-cell>
          <table:table-cell office:value-type="float" office:value="218574">
            <text:p>218574</text:p>
          </table:table-cell>
          <table:table-cell office:value-type="float" office:value="235507">
            <text:p>235507</text:p>
          </table:table-cell>
          <table:table-cell office:value-type="float" office:value="232690">
            <text:p>232690</text:p>
          </table:table-cell>
          <table:table-cell office:value-type="float" office:value="258268">
            <text:p>258268</text:p>
          </table:table-cell>
          <table:table-cell office:value-type="float" office:value="245621">
            <text:p>245621</text:p>
          </table:table-cell>
          <table:table-cell office:value-type="float" office:value="249093">
            <text:p>249093</text:p>
          </table:table-cell>
          <table:table-cell office:value-type="float" office:value="298661">
            <text:p>298661</text:p>
          </table:table-cell>
          <table:table-cell office:value-type="float" office:value="312622">
            <text:p>312622</text:p>
          </table:table-cell>
          <table:table-cell office:value-type="float" office:value="294101">
            <text:p>294101</text:p>
          </table:table-cell>
          <table:table-cell office:value-type="float" office:value="284564">
            <text:p>284564</text:p>
          </table:table-cell>
          <table:table-cell office:value-type="float" office:value="299639">
            <text:p>299639</text:p>
          </table:table-cell>
          <table:table-cell office:value-type="float" office:value="286157">
            <text:p>286157</text:p>
          </table:table-cell>
          <table:table-cell office:value-type="float" office:value="304273">
            <text:p>304273</text:p>
          </table:table-cell>
          <table:table-cell office:value-type="float" office:value="264869">
            <text:p>264869</text:p>
          </table:table-cell>
          <table:table-cell office:value-type="float" office:value="342632">
            <text:p>342632</text:p>
          </table:table-cell>
          <table:table-cell office:value-type="float" office:value="339555">
            <text:p>339555</text:p>
          </table:table-cell>
          <table:table-cell office:value-type="float" office:value="324479">
            <text:p>324479</text:p>
          </table:table-cell>
          <table:table-cell office:value-type="float" office:value="326205">
            <text:p>326205</text:p>
          </table:table-cell>
          <table:table-cell office:value-type="float" office:value="402293">
            <text:p>402293</text:p>
          </table:table-cell>
          <table:table-cell office:value-type="float" office:value="403716">
            <text:p>403716</text:p>
          </table:table-cell>
          <table:table-cell office:value-type="float" office:value="385705">
            <text:p>385705</text:p>
          </table:table-cell>
          <table:table-cell office:value-type="float" office:value="393527">
            <text:p>393527</text:p>
          </table:table-cell>
          <table:table-cell office:value-type="float" office:value="401001">
            <text:p>401001</text:p>
          </table:table-cell>
          <table:table-cell office:value-type="float" office:value="386409">
            <text:p>386409</text:p>
          </table:table-cell>
          <table:table-cell office:value-type="float" office:value="430754">
            <text:p>430754</text:p>
          </table:table-cell>
          <table:table-cell office:value-type="float" office:value="416960">
            <text:p>416960</text:p>
          </table:table-cell>
          <table:table-cell office:value-type="float" office:value="467485">
            <text:p>467485</text:p>
          </table:table-cell>
          <table:table-cell office:value-type="float" office:value="404133">
            <text:p>404133</text:p>
          </table:table-cell>
          <table:table-cell office:value-type="float" office:value="397639">
            <text:p>397639</text:p>
          </table:table-cell>
          <table:table-cell office:value-type="float" office:value="379947">
            <text:p>379947</text:p>
          </table:table-cell>
          <table:table-cell office:value-type="float" office:value="496887">
            <text:p>496887</text:p>
          </table:table-cell>
          <table:table-cell office:value-type="float" office:value="492757">
            <text:p>492757</text:p>
          </table:table-cell>
          <table:table-cell office:value-type="float" office:value="459446">
            <text:p>459446</text:p>
          </table:table-cell>
          <table:table-cell office:value-type="float" office:value="491350">
            <text:p>491350</text:p>
          </table:table-cell>
          <table:table-cell office:value-type="float" office:value="477445">
            <text:p>477445</text:p>
          </table:table-cell>
          <table:table-cell office:value-type="float" office:value="516024.2">
            <text:p>516024,2</text:p>
          </table:table-cell>
          <table:table-cell office:value-type="float" office:value="527936.1">
            <text:p>527936,1</text:p>
          </table:table-cell>
          <table:table-cell office:value-type="float" office:value="514575.1">
            <text:p>514575,1</text:p>
          </table:table-cell>
          <table:table-cell office:value-type="float" office:value="569134">
            <text:p>569134</text:p>
          </table:table-cell>
          <table:table-cell office:value-type="float" office:value="613461">
            <text:p>613461</text:p>
          </table:table-cell>
          <table:table-cell office:value-type="float" office:value="540854">
            <text:p>540854</text:p>
          </table:table-cell>
          <table:table-cell office:value-type="float" office:value="565815">
            <text:p>565815</text:p>
          </table:table-cell>
          <table:table-cell office:value-type="float" office:value="670848">
            <text:p>670848</text:p>
          </table:table-cell>
          <table:table-cell office:value-type="float" office:value="682277">
            <text:p>682277</text:p>
          </table:table-cell>
          <table:table-cell office:value-type="float" office:value="664216.3">
            <text:p>664216,3</text:p>
          </table:table-cell>
          <table:table-cell office:value-type="float" office:value="675968.6">
            <text:p>675968,6</text:p>
          </table:table-cell>
          <table:table-cell office:value-type="float" office:value="655066.2">
            <text:p>655066,2</text:p>
          </table:table-cell>
          <table:table-cell office:value-type="float" office:value="679394.48">
            <text:p>679394,48</text:p>
          </table:table-cell>
          <table:table-cell office:value-type="float" office:value="706312.91">
            <text:p>706312,91</text:p>
          </table:table-cell>
          <table:table-cell office:value-type="float" office:value="688432.55">
            <text:p>688432,55</text:p>
          </table:table-cell>
          <table:table-cell office:value-type="float" office:value="811258.84">
            <text:p>811258,84</text:p>
          </table:table-cell>
          <table:table-cell office:value-type="float" office:value="863401.56">
            <text:p>863401,56</text:p>
          </table:table-cell>
          <table:table-cell office:value-type="float" office:value="726314.52">
            <text:p>726314,52</text:p>
          </table:table-cell>
          <table:table-cell office:value-type="float" office:value="780100">
            <text:p>780100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ITALO </text:p>
          </table:table-cell>
          <table:table-cell office:value-type="string">
            <text:p>Municipio</text:p>
          </table:table-cell>
          <table:table-cell office:value-type="float" office:value="103701">
            <text:p>103701</text:p>
          </table:table-cell>
          <table:table-cell office:value-type="float" office:value="121682">
            <text:p>121682</text:p>
          </table:table-cell>
          <table:table-cell office:value-type="float" office:value="110089">
            <text:p>110089</text:p>
          </table:table-cell>
          <table:table-cell office:value-type="float" office:value="116185">
            <text:p>116185</text:p>
          </table:table-cell>
          <table:table-cell office:value-type="float" office:value="125117">
            <text:p>125117</text:p>
          </table:table-cell>
          <table:table-cell office:value-type="float" office:value="132742">
            <text:p>132742</text:p>
          </table:table-cell>
          <table:table-cell office:value-type="float" office:value="127992">
            <text:p>127992</text:p>
          </table:table-cell>
          <table:table-cell office:value-type="float" office:value="123970">
            <text:p>123970</text:p>
          </table:table-cell>
          <table:table-cell office:value-type="float" office:value="124759">
            <text:p>124759</text:p>
          </table:table-cell>
          <table:table-cell office:value-type="float" office:value="132650">
            <text:p>132650</text:p>
          </table:table-cell>
          <table:table-cell office:value-type="float" office:value="127615">
            <text:p>127615</text:p>
          </table:table-cell>
          <table:table-cell office:value-type="float" office:value="137501">
            <text:p>137501</text:p>
          </table:table-cell>
          <table:table-cell office:value-type="float" office:value="135857">
            <text:p>135857</text:p>
          </table:table-cell>
          <table:table-cell office:value-type="float" office:value="150791">
            <text:p>150791</text:p>
          </table:table-cell>
          <table:table-cell office:value-type="float" office:value="143406">
            <text:p>143406</text:p>
          </table:table-cell>
          <table:table-cell office:value-type="float" office:value="145433">
            <text:p>145433</text:p>
          </table:table-cell>
          <table:table-cell office:value-type="float" office:value="174374">
            <text:p>174374</text:p>
          </table:table-cell>
          <table:table-cell office:value-type="float" office:value="182525">
            <text:p>182525</text:p>
          </table:table-cell>
          <table:table-cell office:value-type="float" office:value="171711">
            <text:p>171711</text:p>
          </table:table-cell>
          <table:table-cell office:value-type="float" office:value="166143">
            <text:p>166143</text:p>
          </table:table-cell>
          <table:table-cell office:value-type="float" office:value="174945">
            <text:p>174945</text:p>
          </table:table-cell>
          <table:table-cell office:value-type="float" office:value="167074">
            <text:p>167074</text:p>
          </table:table-cell>
          <table:table-cell office:value-type="float" office:value="177651">
            <text:p>177651</text:p>
          </table:table-cell>
          <table:table-cell office:value-type="float" office:value="154645">
            <text:p>154645</text:p>
          </table:table-cell>
          <table:table-cell office:value-type="float" office:value="200047">
            <text:p>200047</text:p>
          </table:table-cell>
          <table:table-cell office:value-type="float" office:value="198250">
            <text:p>198250</text:p>
          </table:table-cell>
          <table:table-cell office:value-type="float" office:value="191055">
            <text:p>191055</text:p>
          </table:table-cell>
          <table:table-cell office:value-type="float" office:value="190977">
            <text:p>190977</text:p>
          </table:table-cell>
          <table:table-cell office:value-type="float" office:value="235522">
            <text:p>235522</text:p>
          </table:table-cell>
          <table:table-cell office:value-type="float" office:value="236355">
            <text:p>236355</text:p>
          </table:table-cell>
          <table:table-cell office:value-type="float" office:value="225811">
            <text:p>225811</text:p>
          </table:table-cell>
          <table:table-cell office:value-type="float" office:value="230390">
            <text:p>230390</text:p>
          </table:table-cell>
          <table:table-cell office:value-type="float" office:value="234766">
            <text:p>234766</text:p>
          </table:table-cell>
          <table:table-cell office:value-type="float" office:value="226223">
            <text:p>226223</text:p>
          </table:table-cell>
          <table:table-cell office:value-type="float" office:value="252185">
            <text:p>252185</text:p>
          </table:table-cell>
          <table:table-cell office:value-type="float" office:value="244109">
            <text:p>244109</text:p>
          </table:table-cell>
          <table:table-cell office:value-type="float" office:value="273689">
            <text:p>273689</text:p>
          </table:table-cell>
          <table:table-cell office:value-type="float" office:value="236599">
            <text:p>236599</text:p>
          </table:table-cell>
          <table:table-cell office:value-type="float" office:value="232797">
            <text:p>232797</text:p>
          </table:table-cell>
          <table:table-cell office:value-type="float" office:value="222440">
            <text:p>222440</text:p>
          </table:table-cell>
          <table:table-cell office:value-type="float" office:value="290902">
            <text:p>290902</text:p>
          </table:table-cell>
          <table:table-cell office:value-type="float" office:value="288485">
            <text:p>288485</text:p>
          </table:table-cell>
          <table:table-cell office:value-type="float" office:value="268982">
            <text:p>268982</text:p>
          </table:table-cell>
          <table:table-cell office:value-type="float" office:value="287660">
            <text:p>287660</text:p>
          </table:table-cell>
          <table:table-cell office:value-type="float" office:value="279520">
            <text:p>279520</text:p>
          </table:table-cell>
          <table:table-cell office:value-type="float" office:value="302106.1">
            <text:p>302106,1</text:p>
          </table:table-cell>
          <table:table-cell office:value-type="float" office:value="309079.9">
            <text:p>309079,9</text:p>
          </table:table-cell>
          <table:table-cell office:value-type="float" office:value="301257.1">
            <text:p>301257,1</text:p>
          </table:table-cell>
          <table:table-cell office:value-type="float" office:value="333199">
            <text:p>333199</text:p>
          </table:table-cell>
          <table:table-cell office:value-type="float" office:value="359150">
            <text:p>359150</text:p>
          </table:table-cell>
          <table:table-cell office:value-type="float" office:value="316643">
            <text:p>316643</text:p>
          </table:table-cell>
          <table:table-cell office:value-type="float" office:value="331256">
            <text:p>331256</text:p>
          </table:table-cell>
          <table:table-cell office:value-type="float" office:value="392747">
            <text:p>392747</text:p>
          </table:table-cell>
          <table:table-cell office:value-type="float" office:value="399439">
            <text:p>399439</text:p>
          </table:table-cell>
          <table:table-cell office:value-type="float" office:value="388865">
            <text:p>388865</text:p>
          </table:table-cell>
          <table:table-cell office:value-type="float" office:value="395745.5">
            <text:p>395745,5</text:p>
          </table:table-cell>
          <table:table-cell office:value-type="float" office:value="383508.1">
            <text:p>383508,1</text:p>
          </table:table-cell>
          <table:table-cell office:value-type="float" office:value="397751.11">
            <text:p>397751,11</text:p>
          </table:table-cell>
          <table:table-cell office:value-type="float" office:value="413510.49">
            <text:p>413510,49</text:p>
          </table:table-cell>
          <table:table-cell office:value-type="float" office:value="403042.44">
            <text:p>403042,44</text:p>
          </table:table-cell>
          <table:table-cell office:value-type="float" office:value="474951.03">
            <text:p>474951,03</text:p>
          </table:table-cell>
          <table:table-cell office:value-type="float" office:value="505477.95">
            <text:p>505477,95</text:p>
          </table:table-cell>
          <table:table-cell office:value-type="float" office:value="425220.42">
            <text:p>425220,42</text:p>
          </table:table-cell>
          <table:table-cell office:value-type="float" office:value="456709">
            <text:p>456709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JAMES CRAIK </text:p>
          </table:table-cell>
          <table:table-cell office:value-type="string">
            <text:p>Municipio</text:p>
          </table:table-cell>
          <table:table-cell office:value-type="float" office:value="187063">
            <text:p>187063</text:p>
          </table:table-cell>
          <table:table-cell office:value-type="float" office:value="219498">
            <text:p>219498</text:p>
          </table:table-cell>
          <table:table-cell office:value-type="float" office:value="198585">
            <text:p>198585</text:p>
          </table:table-cell>
          <table:table-cell office:value-type="float" office:value="209582">
            <text:p>209582</text:p>
          </table:table-cell>
          <table:table-cell office:value-type="float" office:value="225693">
            <text:p>225693</text:p>
          </table:table-cell>
          <table:table-cell office:value-type="float" office:value="239448">
            <text:p>239448</text:p>
          </table:table-cell>
          <table:table-cell office:value-type="float" office:value="230879">
            <text:p>230879</text:p>
          </table:table-cell>
          <table:table-cell office:value-type="float" office:value="223624">
            <text:p>223624</text:p>
          </table:table-cell>
          <table:table-cell office:value-type="float" office:value="225048">
            <text:p>225048</text:p>
          </table:table-cell>
          <table:table-cell office:value-type="float" office:value="239281">
            <text:p>239281</text:p>
          </table:table-cell>
          <table:table-cell office:value-type="float" office:value="230199">
            <text:p>230199</text:p>
          </table:table-cell>
          <table:table-cell office:value-type="float" office:value="248033">
            <text:p>248033</text:p>
          </table:table-cell>
          <table:table-cell office:value-type="float" office:value="245066">
            <text:p>245066</text:p>
          </table:table-cell>
          <table:table-cell office:value-type="float" office:value="272005">
            <text:p>272005</text:p>
          </table:table-cell>
          <table:table-cell office:value-type="float" office:value="258685">
            <text:p>258685</text:p>
          </table:table-cell>
          <table:table-cell office:value-type="float" office:value="262341">
            <text:p>262341</text:p>
          </table:table-cell>
          <table:table-cell office:value-type="float" office:value="314546">
            <text:p>314546</text:p>
          </table:table-cell>
          <table:table-cell office:value-type="float" office:value="329249">
            <text:p>329249</text:p>
          </table:table-cell>
          <table:table-cell office:value-type="float" office:value="309743">
            <text:p>309743</text:p>
          </table:table-cell>
          <table:table-cell office:value-type="float" office:value="299698">
            <text:p>299698</text:p>
          </table:table-cell>
          <table:table-cell office:value-type="float" office:value="315576">
            <text:p>315576</text:p>
          </table:table-cell>
          <table:table-cell office:value-type="float" office:value="301377">
            <text:p>301377</text:p>
          </table:table-cell>
          <table:table-cell office:value-type="float" office:value="320456">
            <text:p>320456</text:p>
          </table:table-cell>
          <table:table-cell office:value-type="float" office:value="278957">
            <text:p>278957</text:p>
          </table:table-cell>
          <table:table-cell office:value-type="float" office:value="360856">
            <text:p>360856</text:p>
          </table:table-cell>
          <table:table-cell office:value-type="float" office:value="357615">
            <text:p>357615</text:p>
          </table:table-cell>
          <table:table-cell office:value-type="float" office:value="358290">
            <text:p>358290</text:p>
          </table:table-cell>
          <table:table-cell office:value-type="float" office:value="348919">
            <text:p>348919</text:p>
          </table:table-cell>
          <table:table-cell office:value-type="float" office:value="430305">
            <text:p>430305</text:p>
          </table:table-cell>
          <table:table-cell office:value-type="float" office:value="431827">
            <text:p>431827</text:p>
          </table:table-cell>
          <table:table-cell office:value-type="float" office:value="412561">
            <text:p>412561</text:p>
          </table:table-cell>
          <table:table-cell office:value-type="float" office:value="420928">
            <text:p>420928</text:p>
          </table:table-cell>
          <table:table-cell office:value-type="float" office:value="428924">
            <text:p>428924</text:p>
          </table:table-cell>
          <table:table-cell office:value-type="float" office:value="413315">
            <text:p>413315</text:p>
          </table:table-cell>
          <table:table-cell office:value-type="float" office:value="460748">
            <text:p>460748</text:p>
          </table:table-cell>
          <table:table-cell office:value-type="float" office:value="445993">
            <text:p>445993</text:p>
          </table:table-cell>
          <table:table-cell office:value-type="float" office:value="500036">
            <text:p>500036</text:p>
          </table:table-cell>
          <table:table-cell office:value-type="float" office:value="432273">
            <text:p>432273</text:p>
          </table:table-cell>
          <table:table-cell office:value-type="float" office:value="425327">
            <text:p>425327</text:p>
          </table:table-cell>
          <table:table-cell office:value-type="float" office:value="406403">
            <text:p>406403</text:p>
          </table:table-cell>
          <table:table-cell office:value-type="float" office:value="531485">
            <text:p>531485</text:p>
          </table:table-cell>
          <table:table-cell office:value-type="float" office:value="527068">
            <text:p>527068</text:p>
          </table:table-cell>
          <table:table-cell office:value-type="float" office:value="491437">
            <text:p>491437</text:p>
          </table:table-cell>
          <table:table-cell office:value-type="float" office:value="525563">
            <text:p>525563</text:p>
          </table:table-cell>
          <table:table-cell office:value-type="float" office:value="510690">
            <text:p>510690</text:p>
          </table:table-cell>
          <table:table-cell office:value-type="float" office:value="551955.3">
            <text:p>551955,3</text:p>
          </table:table-cell>
          <table:table-cell office:value-type="float" office:value="564696.7">
            <text:p>564696,7</text:p>
          </table:table-cell>
          <table:table-cell office:value-type="float" office:value="550405.3">
            <text:p>550405,3</text:p>
          </table:table-cell>
          <table:table-cell office:value-type="float" office:value="608763">
            <text:p>608763</text:p>
          </table:table-cell>
          <table:table-cell office:value-type="float" office:value="656177">
            <text:p>656177</text:p>
          </table:table-cell>
          <table:table-cell office:value-type="float" office:value="578514">
            <text:p>578514</text:p>
          </table:table-cell>
          <table:table-cell office:value-type="float" office:value="605213">
            <text:p>605213</text:p>
          </table:table-cell>
          <table:table-cell office:value-type="float" office:value="717559">
            <text:p>717559</text:p>
          </table:table-cell>
          <table:table-cell office:value-type="float" office:value="729785">
            <text:p>729785</text:p>
          </table:table-cell>
          <table:table-cell office:value-type="float" office:value="710466.1">
            <text:p>710466,1</text:p>
          </table:table-cell>
          <table:table-cell office:value-type="float" office:value="723036.8">
            <text:p>723036,8</text:p>
          </table:table-cell>
          <table:table-cell office:value-type="float" office:value="700679">
            <text:p>700679</text:p>
          </table:table-cell>
          <table:table-cell office:value-type="float" office:value="726701.21">
            <text:p>726701,21</text:p>
          </table:table-cell>
          <table:table-cell office:value-type="float" office:value="755493.99">
            <text:p>755493,99</text:p>
          </table:table-cell>
          <table:table-cell office:value-type="float" office:value="736369.61">
            <text:p>736369,61</text:p>
          </table:table-cell>
          <table:table-cell office:value-type="float" office:value="867747.38">
            <text:p>867747,38</text:p>
          </table:table-cell>
          <table:table-cell office:value-type="float" office:value="923520.84">
            <text:p>923520,84</text:p>
          </table:table-cell>
          <table:table-cell office:value-type="float" office:value="776888.33">
            <text:p>776888,33</text:p>
          </table:table-cell>
          <table:table-cell office:value-type="float" office:value="834419">
            <text:p>834419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JESUS MARIA </text:p>
          </table:table-cell>
          <table:table-cell office:value-type="string">
            <text:p>Municipio</text:p>
          </table:table-cell>
          <table:table-cell office:value-type="float" office:value="765507">
            <text:p>765507</text:p>
          </table:table-cell>
          <table:table-cell office:value-type="float" office:value="898240">
            <text:p>898240</text:p>
          </table:table-cell>
          <table:table-cell office:value-type="float" office:value="812661">
            <text:p>812661</text:p>
          </table:table-cell>
          <table:table-cell office:value-type="float" office:value="857661">
            <text:p>857661</text:p>
          </table:table-cell>
          <table:table-cell office:value-type="float" office:value="923594">
            <text:p>923594</text:p>
          </table:table-cell>
          <table:table-cell office:value-type="float" office:value="979882">
            <text:p>979882</text:p>
          </table:table-cell>
          <table:table-cell office:value-type="float" office:value="944814">
            <text:p>944814</text:p>
          </table:table-cell>
          <table:table-cell office:value-type="float" office:value="915127">
            <text:p>915127</text:p>
          </table:table-cell>
          <table:table-cell office:value-type="float" office:value="920953">
            <text:p>920953</text:p>
          </table:table-cell>
          <table:table-cell office:value-type="float" office:value="979198">
            <text:p>979198</text:p>
          </table:table-cell>
          <table:table-cell office:value-type="float" office:value="942031">
            <text:p>942031</text:p>
          </table:table-cell>
          <table:table-cell office:value-type="float" office:value="1015013">
            <text:p>1015013</text:p>
          </table:table-cell>
          <table:table-cell office:value-type="float" office:value="1002873">
            <text:p>1002873</text:p>
          </table:table-cell>
          <table:table-cell office:value-type="float" office:value="1113113">
            <text:p>1113113</text:p>
          </table:table-cell>
          <table:table-cell office:value-type="float" office:value="1058603">
            <text:p>1058603</text:p>
          </table:table-cell>
          <table:table-cell office:value-type="float" office:value="1073565">
            <text:p>1073565</text:p>
          </table:table-cell>
          <table:table-cell office:value-type="float" office:value="1287201">
            <text:p>1287201</text:p>
          </table:table-cell>
          <table:table-cell office:value-type="float" office:value="1347369">
            <text:p>1347369</text:p>
          </table:table-cell>
          <table:table-cell office:value-type="float" office:value="1267546">
            <text:p>1267546</text:p>
          </table:table-cell>
          <table:table-cell office:value-type="float" office:value="1226442">
            <text:p>1226442</text:p>
          </table:table-cell>
          <table:table-cell office:value-type="float" office:value="1291416">
            <text:p>1291416</text:p>
          </table:table-cell>
          <table:table-cell office:value-type="float" office:value="1233310">
            <text:p>1233310</text:p>
          </table:table-cell>
          <table:table-cell office:value-type="float" office:value="1311388">
            <text:p>1311388</text:p>
          </table:table-cell>
          <table:table-cell office:value-type="float" office:value="1141558">
            <text:p>1141558</text:p>
          </table:table-cell>
          <table:table-cell office:value-type="float" office:value="1476712">
            <text:p>1476712</text:p>
          </table:table-cell>
          <table:table-cell office:value-type="float" office:value="1463452">
            <text:p>1463452</text:p>
          </table:table-cell>
          <table:table-cell office:value-type="float" office:value="1442183">
            <text:p>1442183</text:p>
          </table:table-cell>
          <table:table-cell office:value-type="float" office:value="1420077">
            <text:p>1420077</text:p>
          </table:table-cell>
          <table:table-cell office:value-type="float" office:value="1751311">
            <text:p>1751311</text:p>
          </table:table-cell>
          <table:table-cell office:value-type="float" office:value="1757509">
            <text:p>1757509</text:p>
          </table:table-cell>
          <table:table-cell office:value-type="float" office:value="1679098">
            <text:p>1679098</text:p>
          </table:table-cell>
          <table:table-cell office:value-type="float" office:value="1713150">
            <text:p>1713150</text:p>
          </table:table-cell>
          <table:table-cell office:value-type="float" office:value="1745690">
            <text:p>1745690</text:p>
          </table:table-cell>
          <table:table-cell office:value-type="float" office:value="1682164">
            <text:p>1682164</text:p>
          </table:table-cell>
          <table:table-cell office:value-type="float" office:value="1875213">
            <text:p>1875213</text:p>
          </table:table-cell>
          <table:table-cell office:value-type="float" office:value="1815164">
            <text:p>1815164</text:p>
          </table:table-cell>
          <table:table-cell office:value-type="float" office:value="2035113">
            <text:p>2035113</text:p>
          </table:table-cell>
          <table:table-cell office:value-type="float" office:value="1759323">
            <text:p>1759323</text:p>
          </table:table-cell>
          <table:table-cell office:value-type="float" office:value="1731052">
            <text:p>1731052</text:p>
          </table:table-cell>
          <table:table-cell office:value-type="float" office:value="1654036">
            <text:p>1654036</text:p>
          </table:table-cell>
          <table:table-cell office:value-type="float" office:value="2163111">
            <text:p>2163111</text:p>
          </table:table-cell>
          <table:table-cell office:value-type="float" office:value="2145135">
            <text:p>2145135</text:p>
          </table:table-cell>
          <table:table-cell office:value-type="float" office:value="2000118">
            <text:p>2000118</text:p>
          </table:table-cell>
          <table:table-cell office:value-type="float" office:value="2139006">
            <text:p>2139006</text:p>
          </table:table-cell>
          <table:table-cell office:value-type="float" office:value="2078474">
            <text:p>2078474</text:p>
          </table:table-cell>
          <table:table-cell office:value-type="float" office:value="2246421.9">
            <text:p>2246421,9</text:p>
          </table:table-cell>
          <table:table-cell office:value-type="float" office:value="2298278.3">
            <text:p>2298278,3</text:p>
          </table:table-cell>
          <table:table-cell office:value-type="float" office:value="2240111.2">
            <text:p>2240111,2</text:p>
          </table:table-cell>
          <table:table-cell office:value-type="float" office:value="2477627">
            <text:p>2477627</text:p>
          </table:table-cell>
          <table:table-cell office:value-type="float" office:value="2670597">
            <text:p>2670597</text:p>
          </table:table-cell>
          <table:table-cell office:value-type="float" office:value="2354515">
            <text:p>2354515</text:p>
          </table:table-cell>
          <table:table-cell office:value-type="float" office:value="2463177">
            <text:p>2463177</text:p>
          </table:table-cell>
          <table:table-cell office:value-type="float" office:value="2920418">
            <text:p>2920418</text:p>
          </table:table-cell>
          <table:table-cell office:value-type="float" office:value="2970176">
            <text:p>2970176</text:p>
          </table:table-cell>
          <table:table-cell office:value-type="float" office:value="2891550.5">
            <text:p>2891550,5</text:p>
          </table:table-cell>
          <table:table-cell office:value-type="float" office:value="2942712.4">
            <text:p>2942712,4</text:p>
          </table:table-cell>
          <table:table-cell office:value-type="float" office:value="2851717.3">
            <text:p>2851717,3</text:p>
          </table:table-cell>
          <table:table-cell office:value-type="float" office:value="2957626.13">
            <text:p>2957626,13</text:p>
          </table:table-cell>
          <table:table-cell office:value-type="float" office:value="3074810.84">
            <text:p>3074810,84</text:p>
          </table:table-cell>
          <table:table-cell office:value-type="float" office:value="2996972.78">
            <text:p>2996972,78</text:p>
          </table:table-cell>
          <table:table-cell office:value-type="float" office:value="3531674.77">
            <text:p>3531674,77</text:p>
          </table:table-cell>
          <table:table-cell office:value-type="float" office:value="3758669.07">
            <text:p>3758669,07</text:p>
          </table:table-cell>
          <table:table-cell office:value-type="float" office:value="3161884.39">
            <text:p>3161884,39</text:p>
          </table:table-cell>
          <table:table-cell office:value-type="float" office:value="3396032">
            <text:p>3396032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JOVITA </text:p>
          </table:table-cell>
          <table:table-cell office:value-type="string">
            <text:p>Municipio</text:p>
          </table:table-cell>
          <table:table-cell office:value-type="float" office:value="191877">
            <text:p>191877</text:p>
          </table:table-cell>
          <table:table-cell office:value-type="float" office:value="225147">
            <text:p>225147</text:p>
          </table:table-cell>
          <table:table-cell office:value-type="float" office:value="203696">
            <text:p>203696</text:p>
          </table:table-cell>
          <table:table-cell office:value-type="float" office:value="214975">
            <text:p>214975</text:p>
          </table:table-cell>
          <table:table-cell office:value-type="float" office:value="231502">
            <text:p>231502</text:p>
          </table:table-cell>
          <table:table-cell office:value-type="float" office:value="245611">
            <text:p>245611</text:p>
          </table:table-cell>
          <table:table-cell office:value-type="float" office:value="236821">
            <text:p>236821</text:p>
          </table:table-cell>
          <table:table-cell office:value-type="float" office:value="229379">
            <text:p>229379</text:p>
          </table:table-cell>
          <table:table-cell office:value-type="float" office:value="230840">
            <text:p>230840</text:p>
          </table:table-cell>
          <table:table-cell office:value-type="float" office:value="245439">
            <text:p>245439</text:p>
          </table:table-cell>
          <table:table-cell office:value-type="float" office:value="236123">
            <text:p>236123</text:p>
          </table:table-cell>
          <table:table-cell office:value-type="float" office:value="254416">
            <text:p>254416</text:p>
          </table:table-cell>
          <table:table-cell office:value-type="float" office:value="251373">
            <text:p>251373</text:p>
          </table:table-cell>
          <table:table-cell office:value-type="float" office:value="279005">
            <text:p>279005</text:p>
          </table:table-cell>
          <table:table-cell office:value-type="float" office:value="265342">
            <text:p>265342</text:p>
          </table:table-cell>
          <table:table-cell office:value-type="float" office:value="269092">
            <text:p>269092</text:p>
          </table:table-cell>
          <table:table-cell office:value-type="float" office:value="322641">
            <text:p>322641</text:p>
          </table:table-cell>
          <table:table-cell office:value-type="float" office:value="337722">
            <text:p>337722</text:p>
          </table:table-cell>
          <table:table-cell office:value-type="float" office:value="317714">
            <text:p>317714</text:p>
          </table:table-cell>
          <table:table-cell office:value-type="float" office:value="307411">
            <text:p>307411</text:p>
          </table:table-cell>
          <table:table-cell office:value-type="float" office:value="323697">
            <text:p>323697</text:p>
          </table:table-cell>
          <table:table-cell office:value-type="float" office:value="309133">
            <text:p>309133</text:p>
          </table:table-cell>
          <table:table-cell office:value-type="float" office:value="328704">
            <text:p>328704</text:p>
          </table:table-cell>
          <table:table-cell office:value-type="float" office:value="286136">
            <text:p>286136</text:p>
          </table:table-cell>
          <table:table-cell office:value-type="float" office:value="370143">
            <text:p>370143</text:p>
          </table:table-cell>
          <table:table-cell office:value-type="float" office:value="366819">
            <text:p>366819</text:p>
          </table:table-cell>
          <table:table-cell office:value-type="float" office:value="391145">
            <text:p>391145</text:p>
          </table:table-cell>
          <table:table-cell office:value-type="float" office:value="365557">
            <text:p>365557</text:p>
          </table:table-cell>
          <table:table-cell office:value-type="float" office:value="450823">
            <text:p>450823</text:p>
          </table:table-cell>
          <table:table-cell office:value-type="float" office:value="452419">
            <text:p>452419</text:p>
          </table:table-cell>
          <table:table-cell office:value-type="float" office:value="432234">
            <text:p>432234</text:p>
          </table:table-cell>
          <table:table-cell office:value-type="float" office:value="441000">
            <text:p>441000</text:p>
          </table:table-cell>
          <table:table-cell office:value-type="float" office:value="449376">
            <text:p>449376</text:p>
          </table:table-cell>
          <table:table-cell office:value-type="float" office:value="433023">
            <text:p>433023</text:p>
          </table:table-cell>
          <table:table-cell office:value-type="float" office:value="482718">
            <text:p>482718</text:p>
          </table:table-cell>
          <table:table-cell office:value-type="float" office:value="467260">
            <text:p>467260</text:p>
          </table:table-cell>
          <table:table-cell office:value-type="float" office:value="523880">
            <text:p>523880</text:p>
          </table:table-cell>
          <table:table-cell office:value-type="float" office:value="452886">
            <text:p>452886</text:p>
          </table:table-cell>
          <table:table-cell office:value-type="float" office:value="445608">
            <text:p>445608</text:p>
          </table:table-cell>
          <table:table-cell office:value-type="float" office:value="425782">
            <text:p>425782</text:p>
          </table:table-cell>
          <table:table-cell office:value-type="float" office:value="556829">
            <text:p>556829</text:p>
          </table:table-cell>
          <table:table-cell office:value-type="float" office:value="552202">
            <text:p>552202</text:p>
          </table:table-cell>
          <table:table-cell office:value-type="float" office:value="514871">
            <text:p>514871</text:p>
          </table:table-cell>
          <table:table-cell office:value-type="float" office:value="550624">
            <text:p>550624</text:p>
          </table:table-cell>
          <table:table-cell office:value-type="float" office:value="535042">
            <text:p>535042</text:p>
          </table:table-cell>
          <table:table-cell office:value-type="float" office:value="578275">
            <text:p>578275</text:p>
          </table:table-cell>
          <table:table-cell office:value-type="float" office:value="591623.9">
            <text:p>591623,9</text:p>
          </table:table-cell>
          <table:table-cell office:value-type="float" office:value="576650.9">
            <text:p>576650,9</text:p>
          </table:table-cell>
          <table:table-cell office:value-type="float" office:value="637792">
            <text:p>637792</text:p>
          </table:table-cell>
          <table:table-cell office:value-type="float" office:value="687466">
            <text:p>687466</text:p>
          </table:table-cell>
          <table:table-cell office:value-type="float" office:value="606100">
            <text:p>606100</text:p>
          </table:table-cell>
          <table:table-cell office:value-type="float" office:value="634072">
            <text:p>634072</text:p>
          </table:table-cell>
          <table:table-cell office:value-type="float" office:value="751775">
            <text:p>751775</text:p>
          </table:table-cell>
          <table:table-cell office:value-type="float" office:value="764584">
            <text:p>764584</text:p>
          </table:table-cell>
          <table:table-cell office:value-type="float" office:value="744344.3">
            <text:p>744344,3</text:p>
          </table:table-cell>
          <table:table-cell office:value-type="float" office:value="757514.4">
            <text:p>757514,4</text:p>
          </table:table-cell>
          <table:table-cell office:value-type="float" office:value="734090.4">
            <text:p>734090,4</text:p>
          </table:table-cell>
          <table:table-cell office:value-type="float" office:value="761353.5">
            <text:p>761353,5</text:p>
          </table:table-cell>
          <table:table-cell office:value-type="float" office:value="791519.24">
            <text:p>791519,24</text:p>
          </table:table-cell>
          <table:table-cell office:value-type="float" office:value="771481.87">
            <text:p>771481,87</text:p>
          </table:table-cell>
          <table:table-cell office:value-type="float" office:value="909125.36">
            <text:p>909125,36</text:p>
          </table:table-cell>
          <table:table-cell office:value-type="float" office:value="967558.34">
            <text:p>967558,34</text:p>
          </table:table-cell>
          <table:table-cell office:value-type="float" office:value="813933.75">
            <text:p>813933,75</text:p>
          </table:table-cell>
          <table:table-cell office:value-type="float" office:value="874208">
            <text:p>874208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JUSTINIANO POSSE </text:p>
          </table:table-cell>
          <table:table-cell office:value-type="string">
            <text:p>Municipio</text:p>
          </table:table-cell>
          <table:table-cell office:value-type="float" office:value="266552">
            <text:p>266552</text:p>
          </table:table-cell>
          <table:table-cell office:value-type="float" office:value="312770">
            <text:p>312770</text:p>
          </table:table-cell>
          <table:table-cell office:value-type="float" office:value="282972">
            <text:p>282972</text:p>
          </table:table-cell>
          <table:table-cell office:value-type="float" office:value="298641">
            <text:p>298641</text:p>
          </table:table-cell>
          <table:table-cell office:value-type="float" office:value="321599">
            <text:p>321599</text:p>
          </table:table-cell>
          <table:table-cell office:value-type="float" office:value="341199">
            <text:p>341199</text:p>
          </table:table-cell>
          <table:table-cell office:value-type="float" office:value="328988">
            <text:p>328988</text:p>
          </table:table-cell>
          <table:table-cell office:value-type="float" office:value="318651">
            <text:p>318651</text:p>
          </table:table-cell>
          <table:table-cell office:value-type="float" office:value="320679">
            <text:p>320679</text:p>
          </table:table-cell>
          <table:table-cell office:value-type="float" office:value="340960">
            <text:p>340960</text:p>
          </table:table-cell>
          <table:table-cell office:value-type="float" office:value="328019">
            <text:p>328019</text:p>
          </table:table-cell>
          <table:table-cell office:value-type="float" office:value="353432">
            <text:p>353432</text:p>
          </table:table-cell>
          <table:table-cell office:value-type="float" office:value="349204">
            <text:p>349204</text:p>
          </table:table-cell>
          <table:table-cell office:value-type="float" office:value="387590">
            <text:p>387590</text:p>
          </table:table-cell>
          <table:table-cell office:value-type="float" office:value="368609">
            <text:p>368609</text:p>
          </table:table-cell>
          <table:table-cell office:value-type="float" office:value="373819">
            <text:p>373819</text:p>
          </table:table-cell>
          <table:table-cell office:value-type="float" office:value="448208">
            <text:p>448208</text:p>
          </table:table-cell>
          <table:table-cell office:value-type="float" office:value="469159">
            <text:p>469159</text:p>
          </table:table-cell>
          <table:table-cell office:value-type="float" office:value="441364">
            <text:p>441364</text:p>
          </table:table-cell>
          <table:table-cell office:value-type="float" office:value="427051">
            <text:p>427051</text:p>
          </table:table-cell>
          <table:table-cell office:value-type="float" office:value="449676">
            <text:p>449676</text:p>
          </table:table-cell>
          <table:table-cell office:value-type="float" office:value="429443">
            <text:p>429443</text:p>
          </table:table-cell>
          <table:table-cell office:value-type="float" office:value="456630">
            <text:p>456630</text:p>
          </table:table-cell>
          <table:table-cell office:value-type="float" office:value="397495">
            <text:p>397495</text:p>
          </table:table-cell>
          <table:table-cell office:value-type="float" office:value="514197">
            <text:p>514197</text:p>
          </table:table-cell>
          <table:table-cell office:value-type="float" office:value="509579">
            <text:p>509579</text:p>
          </table:table-cell>
          <table:table-cell office:value-type="float" office:value="500584">
            <text:p>500584</text:p>
          </table:table-cell>
          <table:table-cell office:value-type="float" office:value="493961">
            <text:p>493961</text:p>
          </table:table-cell>
          <table:table-cell office:value-type="float" office:value="609178">
            <text:p>609178</text:p>
          </table:table-cell>
          <table:table-cell office:value-type="float" office:value="611333">
            <text:p>611333</text:p>
          </table:table-cell>
          <table:table-cell office:value-type="float" office:value="584059">
            <text:p>584059</text:p>
          </table:table-cell>
          <table:table-cell office:value-type="float" office:value="595904">
            <text:p>595904</text:p>
          </table:table-cell>
          <table:table-cell office:value-type="float" office:value="607223">
            <text:p>607223</text:p>
          </table:table-cell>
          <table:table-cell office:value-type="float" office:value="585125">
            <text:p>585125</text:p>
          </table:table-cell>
          <table:table-cell office:value-type="float" office:value="652276">
            <text:p>652276</text:p>
          </table:table-cell>
          <table:table-cell office:value-type="float" office:value="631388">
            <text:p>631388</text:p>
          </table:table-cell>
          <table:table-cell office:value-type="float" office:value="707896">
            <text:p>707896</text:p>
          </table:table-cell>
          <table:table-cell office:value-type="float" office:value="611964">
            <text:p>611964</text:p>
          </table:table-cell>
          <table:table-cell office:value-type="float" office:value="602130">
            <text:p>602130</text:p>
          </table:table-cell>
          <table:table-cell office:value-type="float" office:value="575341">
            <text:p>575341</text:p>
          </table:table-cell>
          <table:table-cell office:value-type="float" office:value="752418">
            <text:p>752418</text:p>
          </table:table-cell>
          <table:table-cell office:value-type="float" office:value="746165">
            <text:p>746165</text:p>
          </table:table-cell>
          <table:table-cell office:value-type="float" office:value="695723">
            <text:p>695723</text:p>
          </table:table-cell>
          <table:table-cell office:value-type="float" office:value="744034">
            <text:p>744034</text:p>
          </table:table-cell>
          <table:table-cell office:value-type="float" office:value="722978">
            <text:p>722978</text:p>
          </table:table-cell>
          <table:table-cell office:value-type="float" office:value="781397.5">
            <text:p>781397,5</text:p>
          </table:table-cell>
          <table:table-cell office:value-type="float" office:value="799435.3">
            <text:p>799435,3</text:p>
          </table:table-cell>
          <table:table-cell office:value-type="float" office:value="779202.7">
            <text:p>779202,7</text:p>
          </table:table-cell>
          <table:table-cell office:value-type="float" office:value="861820">
            <text:p>861820</text:p>
          </table:table-cell>
          <table:table-cell office:value-type="float" office:value="928943">
            <text:p>928943</text:p>
          </table:table-cell>
          <table:table-cell office:value-type="float" office:value="818996">
            <text:p>818996</text:p>
          </table:table-cell>
          <table:table-cell office:value-type="float" office:value="856794">
            <text:p>856794</text:p>
          </table:table-cell>
          <table:table-cell office:value-type="float" office:value="1015841">
            <text:p>1015841</text:p>
          </table:table-cell>
          <table:table-cell office:value-type="float" office:value="1033149">
            <text:p>1033149</text:p>
          </table:table-cell>
          <table:table-cell office:value-type="float" office:value="1005799.6">
            <text:p>1005799,6</text:p>
          </table:table-cell>
          <table:table-cell office:value-type="float" office:value="1023595.8">
            <text:p>1023595,8</text:p>
          </table:table-cell>
          <table:table-cell office:value-type="float" office:value="991944">
            <text:p>991944</text:p>
          </table:table-cell>
          <table:table-cell office:value-type="float" office:value="1028783.46">
            <text:p>1028783,46</text:p>
          </table:table-cell>
          <table:table-cell office:value-type="float" office:value="1069545.1">
            <text:p>1069545,1</text:p>
          </table:table-cell>
          <table:table-cell office:value-type="float" office:value="1042469.49">
            <text:p>1042469,49</text:p>
          </table:table-cell>
          <table:table-cell office:value-type="float" office:value="1228461.08">
            <text:p>1228461,08</text:p>
          </table:table-cell>
          <table:table-cell office:value-type="float" office:value="1307418.99">
            <text:p>1307418,99</text:p>
          </table:table-cell>
          <table:table-cell office:value-type="float" office:value="1099832.85">
            <text:p>1099832,85</text:p>
          </table:table-cell>
          <table:table-cell office:value-type="float" office:value="1181279">
            <text:p>1181279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LA CALERA </text:p>
          </table:table-cell>
          <table:table-cell office:value-type="string">
            <text:p>Municipio</text:p>
          </table:table-cell>
          <table:table-cell office:value-type="float" office:value="756759">
            <text:p>756759</text:p>
          </table:table-cell>
          <table:table-cell office:value-type="float" office:value="887975">
            <text:p>887975</text:p>
          </table:table-cell>
          <table:table-cell office:value-type="float" office:value="803375">
            <text:p>803375</text:p>
          </table:table-cell>
          <table:table-cell office:value-type="float" office:value="847860">
            <text:p>847860</text:p>
          </table:table-cell>
          <table:table-cell office:value-type="float" office:value="913039">
            <text:p>913039</text:p>
          </table:table-cell>
          <table:table-cell office:value-type="float" office:value="968685">
            <text:p>968685</text:p>
          </table:table-cell>
          <table:table-cell office:value-type="float" office:value="934017">
            <text:p>934017</text:p>
          </table:table-cell>
          <table:table-cell office:value-type="float" office:value="904669">
            <text:p>904669</text:p>
          </table:table-cell>
          <table:table-cell office:value-type="float" office:value="910429">
            <text:p>910429</text:p>
          </table:table-cell>
          <table:table-cell office:value-type="float" office:value="968008">
            <text:p>968008</text:p>
          </table:table-cell>
          <table:table-cell office:value-type="float" office:value="931266">
            <text:p>931266</text:p>
          </table:table-cell>
          <table:table-cell office:value-type="float" office:value="1003413">
            <text:p>1003413</text:p>
          </table:table-cell>
          <table:table-cell office:value-type="float" office:value="991413">
            <text:p>991413</text:p>
          </table:table-cell>
          <table:table-cell office:value-type="float" office:value="1100393">
            <text:p>1100393</text:p>
          </table:table-cell>
          <table:table-cell office:value-type="float" office:value="1046506">
            <text:p>1046506</text:p>
          </table:table-cell>
          <table:table-cell office:value-type="float" office:value="1061297">
            <text:p>1061297</text:p>
          </table:table-cell>
          <table:table-cell office:value-type="float" office:value="1272491">
            <text:p>1272491</text:p>
          </table:table-cell>
          <table:table-cell office:value-type="float" office:value="1331972">
            <text:p>1331972</text:p>
          </table:table-cell>
          <table:table-cell office:value-type="float" office:value="1253061">
            <text:p>1253061</text:p>
          </table:table-cell>
          <table:table-cell office:value-type="float" office:value="1212427">
            <text:p>1212427</text:p>
          </table:table-cell>
          <table:table-cell office:value-type="float" office:value="1276658">
            <text:p>1276658</text:p>
          </table:table-cell>
          <table:table-cell office:value-type="float" office:value="1219217">
            <text:p>1219217</text:p>
          </table:table-cell>
          <table:table-cell office:value-type="float" office:value="1296402">
            <text:p>1296402</text:p>
          </table:table-cell>
          <table:table-cell office:value-type="float" office:value="1128513">
            <text:p>1128513</text:p>
          </table:table-cell>
          <table:table-cell office:value-type="float" office:value="1459837">
            <text:p>1459837</text:p>
          </table:table-cell>
          <table:table-cell office:value-type="float" office:value="1446728">
            <text:p>1446728</text:p>
          </table:table-cell>
          <table:table-cell office:value-type="float" office:value="1467876">
            <text:p>1467876</text:p>
          </table:table-cell>
          <table:table-cell office:value-type="float" office:value="1417515">
            <text:p>1417515</text:p>
          </table:table-cell>
          <table:table-cell office:value-type="float" office:value="1748152">
            <text:p>1748152</text:p>
          </table:table-cell>
          <table:table-cell office:value-type="float" office:value="1754337">
            <text:p>1754337</text:p>
          </table:table-cell>
          <table:table-cell office:value-type="float" office:value="1676069">
            <text:p>1676069</text:p>
          </table:table-cell>
          <table:table-cell office:value-type="float" office:value="1710060">
            <text:p>1710060</text:p>
          </table:table-cell>
          <table:table-cell office:value-type="float" office:value="1742541">
            <text:p>1742541</text:p>
          </table:table-cell>
          <table:table-cell office:value-type="float" office:value="1679129">
            <text:p>1679129</text:p>
          </table:table-cell>
          <table:table-cell office:value-type="float" office:value="1871830">
            <text:p>1871830</text:p>
          </table:table-cell>
          <table:table-cell office:value-type="float" office:value="1811889">
            <text:p>1811889</text:p>
          </table:table-cell>
          <table:table-cell office:value-type="float" office:value="2031442">
            <text:p>2031442</text:p>
          </table:table-cell>
          <table:table-cell office:value-type="float" office:value="1756149">
            <text:p>1756149</text:p>
          </table:table-cell>
          <table:table-cell office:value-type="float" office:value="1727928">
            <text:p>1727928</text:p>
          </table:table-cell>
          <table:table-cell office:value-type="float" office:value="1651051">
            <text:p>1651051</text:p>
          </table:table-cell>
          <table:table-cell office:value-type="float" office:value="2159208">
            <text:p>2159208</text:p>
          </table:table-cell>
          <table:table-cell office:value-type="float" office:value="2141264">
            <text:p>2141264</text:p>
          </table:table-cell>
          <table:table-cell office:value-type="float" office:value="1996509">
            <text:p>1996509</text:p>
          </table:table-cell>
          <table:table-cell office:value-type="float" office:value="2135147">
            <text:p>2135147</text:p>
          </table:table-cell>
          <table:table-cell office:value-type="float" office:value="2074724">
            <text:p>2074724</text:p>
          </table:table-cell>
          <table:table-cell office:value-type="float" office:value="2242369.3">
            <text:p>2242369,3</text:p>
          </table:table-cell>
          <table:table-cell office:value-type="float" office:value="2294132.2">
            <text:p>2294132,2</text:p>
          </table:table-cell>
          <table:table-cell office:value-type="float" office:value="2236068.9">
            <text:p>2236068,9</text:p>
          </table:table-cell>
          <table:table-cell office:value-type="float" office:value="2473158">
            <text:p>2473158</text:p>
          </table:table-cell>
          <table:table-cell office:value-type="float" office:value="2665779">
            <text:p>2665779</text:p>
          </table:table-cell>
          <table:table-cell office:value-type="float" office:value="2350266">
            <text:p>2350266</text:p>
          </table:table-cell>
          <table:table-cell office:value-type="float" office:value="2458733">
            <text:p>2458733</text:p>
          </table:table-cell>
          <table:table-cell office:value-type="float" office:value="2915150">
            <text:p>2915150</text:p>
          </table:table-cell>
          <table:table-cell office:value-type="float" office:value="2964817">
            <text:p>2964817</text:p>
          </table:table-cell>
          <table:table-cell office:value-type="float" office:value="2886334">
            <text:p>2886334</text:p>
          </table:table-cell>
          <table:table-cell office:value-type="float" office:value="2937403.6">
            <text:p>2937403,6</text:p>
          </table:table-cell>
          <table:table-cell office:value-type="float" office:value="2846572.7">
            <text:p>2846572,7</text:p>
          </table:table-cell>
          <table:table-cell office:value-type="float" office:value="2952290.5">
            <text:p>2952290,5</text:p>
          </table:table-cell>
          <table:table-cell office:value-type="float" office:value="3069263.81">
            <text:p>3069263,81</text:p>
          </table:table-cell>
          <table:table-cell office:value-type="float" office:value="2991565.18">
            <text:p>2991565,18</text:p>
          </table:table-cell>
          <table:table-cell office:value-type="float" office:value="3525303.54">
            <text:p>3525303,54</text:p>
          </table:table-cell>
          <table:table-cell office:value-type="float" office:value="3751888.34">
            <text:p>3751888,34</text:p>
          </table:table-cell>
          <table:table-cell office:value-type="float" office:value="3156180.28">
            <text:p>3156180,28</text:p>
          </table:table-cell>
          <table:table-cell office:value-type="float" office:value="3389905">
            <text:p>3389905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LA CARLOTA </text:p>
          </table:table-cell>
          <table:table-cell office:value-type="string">
            <text:p>Municipio</text:p>
          </table:table-cell>
          <table:table-cell office:value-type="float" office:value="373098">
            <text:p>373098</text:p>
          </table:table-cell>
          <table:table-cell office:value-type="float" office:value="437790">
            <text:p>437790</text:p>
          </table:table-cell>
          <table:table-cell office:value-type="float" office:value="396080">
            <text:p>396080</text:p>
          </table:table-cell>
          <table:table-cell office:value-type="float" office:value="418012">
            <text:p>418012</text:p>
          </table:table-cell>
          <table:table-cell office:value-type="float" office:value="450147">
            <text:p>450147</text:p>
          </table:table-cell>
          <table:table-cell office:value-type="float" office:value="477582">
            <text:p>477582</text:p>
          </table:table-cell>
          <table:table-cell office:value-type="float" office:value="460490">
            <text:p>460490</text:p>
          </table:table-cell>
          <table:table-cell office:value-type="float" office:value="446020">
            <text:p>446020</text:p>
          </table:table-cell>
          <table:table-cell office:value-type="float" office:value="448860">
            <text:p>448860</text:p>
          </table:table-cell>
          <table:table-cell office:value-type="float" office:value="477247">
            <text:p>477247</text:p>
          </table:table-cell>
          <table:table-cell office:value-type="float" office:value="459133">
            <text:p>459133</text:p>
          </table:table-cell>
          <table:table-cell office:value-type="float" office:value="494704">
            <text:p>494704</text:p>
          </table:table-cell>
          <table:table-cell office:value-type="float" office:value="488787">
            <text:p>488787</text:p>
          </table:table-cell>
          <table:table-cell office:value-type="float" office:value="542516">
            <text:p>542516</text:p>
          </table:table-cell>
          <table:table-cell office:value-type="float" office:value="515948">
            <text:p>515948</text:p>
          </table:table-cell>
          <table:table-cell office:value-type="float" office:value="523241">
            <text:p>523241</text:p>
          </table:table-cell>
          <table:table-cell office:value-type="float" office:value="627364">
            <text:p>627364</text:p>
          </table:table-cell>
          <table:table-cell office:value-type="float" office:value="656689">
            <text:p>656689</text:p>
          </table:table-cell>
          <table:table-cell office:value-type="float" office:value="617784">
            <text:p>617784</text:p>
          </table:table-cell>
          <table:table-cell office:value-type="float" office:value="597751">
            <text:p>597751</text:p>
          </table:table-cell>
          <table:table-cell office:value-type="float" office:value="629418">
            <text:p>629418</text:p>
          </table:table-cell>
          <table:table-cell office:value-type="float" office:value="601098">
            <text:p>601098</text:p>
          </table:table-cell>
          <table:table-cell office:value-type="float" office:value="639153">
            <text:p>639153</text:p>
          </table:table-cell>
          <table:table-cell office:value-type="float" office:value="556380">
            <text:p>556380</text:p>
          </table:table-cell>
          <table:table-cell office:value-type="float" office:value="719729">
            <text:p>719729</text:p>
          </table:table-cell>
          <table:table-cell office:value-type="float" office:value="713266">
            <text:p>713266</text:p>
          </table:table-cell>
          <table:table-cell office:value-type="float" office:value="702554">
            <text:p>702554</text:p>
          </table:table-cell>
          <table:table-cell office:value-type="float" office:value="692014">
            <text:p>692014</text:p>
          </table:table-cell>
          <table:table-cell office:value-type="float" office:value="853426">
            <text:p>853426</text:p>
          </table:table-cell>
          <table:table-cell office:value-type="float" office:value="856446">
            <text:p>856446</text:p>
          </table:table-cell>
          <table:table-cell office:value-type="float" office:value="818236">
            <text:p>818236</text:p>
          </table:table-cell>
          <table:table-cell office:value-type="float" office:value="834830">
            <text:p>834830</text:p>
          </table:table-cell>
          <table:table-cell office:value-type="float" office:value="850687">
            <text:p>850687</text:p>
          </table:table-cell>
          <table:table-cell office:value-type="float" office:value="819730">
            <text:p>819730</text:p>
          </table:table-cell>
          <table:table-cell office:value-type="float" office:value="913805">
            <text:p>913805</text:p>
          </table:table-cell>
          <table:table-cell office:value-type="float" office:value="884543">
            <text:p>884543</text:p>
          </table:table-cell>
          <table:table-cell office:value-type="float" office:value="991725">
            <text:p>991725</text:p>
          </table:table-cell>
          <table:table-cell office:value-type="float" office:value="857330">
            <text:p>857330</text:p>
          </table:table-cell>
          <table:table-cell office:value-type="float" office:value="843554">
            <text:p>843554</text:p>
          </table:table-cell>
          <table:table-cell office:value-type="float" office:value="806023">
            <text:p>806023</text:p>
          </table:table-cell>
          <table:table-cell office:value-type="float" office:value="1054099">
            <text:p>1054099</text:p>
          </table:table-cell>
          <table:table-cell office:value-type="float" office:value="1045340">
            <text:p>1045340</text:p>
          </table:table-cell>
          <table:table-cell office:value-type="float" office:value="974671">
            <text:p>974671</text:p>
          </table:table-cell>
          <table:table-cell office:value-type="float" office:value="1042353">
            <text:p>1042353</text:p>
          </table:table-cell>
          <table:table-cell office:value-type="float" office:value="1012855">
            <text:p>1012855</text:p>
          </table:table-cell>
          <table:table-cell office:value-type="float" office:value="1094697.4">
            <text:p>1094697,4</text:p>
          </table:table-cell>
          <table:table-cell office:value-type="float" office:value="1119967.4">
            <text:p>1119967,4</text:p>
          </table:table-cell>
          <table:table-cell office:value-type="float" office:value="1091623.1">
            <text:p>1091623,1</text:p>
          </table:table-cell>
          <table:table-cell office:value-type="float" office:value="1207365">
            <text:p>1207365</text:p>
          </table:table-cell>
          <table:table-cell office:value-type="float" office:value="1301401">
            <text:p>1301401</text:p>
          </table:table-cell>
          <table:table-cell office:value-type="float" office:value="1147371">
            <text:p>1147371</text:p>
          </table:table-cell>
          <table:table-cell office:value-type="float" office:value="1200324">
            <text:p>1200324</text:p>
          </table:table-cell>
          <table:table-cell office:value-type="float" office:value="1423141">
            <text:p>1423141</text:p>
          </table:table-cell>
          <table:table-cell office:value-type="float" office:value="1447389">
            <text:p>1447389</text:p>
          </table:table-cell>
          <table:table-cell office:value-type="float" office:value="1409073.1">
            <text:p>1409073,1</text:p>
          </table:table-cell>
          <table:table-cell office:value-type="float" office:value="1434004.6">
            <text:p>1434004,6</text:p>
          </table:table-cell>
          <table:table-cell office:value-type="float" office:value="1389662.1">
            <text:p>1389662,1</text:p>
          </table:table-cell>
          <table:table-cell office:value-type="float" office:value="1441272.23">
            <text:p>1441272,23</text:p>
          </table:table-cell>
          <table:table-cell office:value-type="float" office:value="1498377.17">
            <text:p>1498377,17</text:p>
          </table:table-cell>
          <table:table-cell office:value-type="float" office:value="1460446.64">
            <text:p>1460446,64</text:p>
          </table:table-cell>
          <table:table-cell office:value-type="float" office:value="1721010.21">
            <text:p>1721010,21</text:p>
          </table:table-cell>
          <table:table-cell office:value-type="float" office:value="1831626.14">
            <text:p>1831626,14</text:p>
          </table:table-cell>
          <table:table-cell office:value-type="float" office:value="1540808.73">
            <text:p>1540808,73</text:p>
          </table:table-cell>
          <table:table-cell office:value-type="float" office:value="1654910">
            <text:p>1654910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 CAUTIVA </text:p>
          </table:table-cell>
          <table:table-cell office:value-type="string">
            <text:p>Municipio</text:p>
          </table:table-cell>
          <table:table-cell office:value-type="float" office:value="92276">
            <text:p>92276</text:p>
          </table:table-cell>
          <table:table-cell office:value-type="float" office:value="108276">
            <text:p>108276</text:p>
          </table:table-cell>
          <table:table-cell office:value-type="float" office:value="97960">
            <text:p>97960</text:p>
          </table:table-cell>
          <table:table-cell office:value-type="float" office:value="103385">
            <text:p>103385</text:p>
          </table:table-cell>
          <table:table-cell office:value-type="float" office:value="111332">
            <text:p>111332</text:p>
          </table:table-cell>
          <table:table-cell office:value-type="float" office:value="118118">
            <text:p>118118</text:p>
          </table:table-cell>
          <table:table-cell office:value-type="float" office:value="113890">
            <text:p>113890</text:p>
          </table:table-cell>
          <table:table-cell office:value-type="float" office:value="110312">
            <text:p>110312</text:p>
          </table:table-cell>
          <table:table-cell office:value-type="float" office:value="111014">
            <text:p>111014</text:p>
          </table:table-cell>
          <table:table-cell office:value-type="float" office:value="118035">
            <text:p>118035</text:p>
          </table:table-cell>
          <table:table-cell office:value-type="float" office:value="113555">
            <text:p>113555</text:p>
          </table:table-cell>
          <table:table-cell office:value-type="float" office:value="122352">
            <text:p>122352</text:p>
          </table:table-cell>
          <table:table-cell office:value-type="float" office:value="120889">
            <text:p>120889</text:p>
          </table:table-cell>
          <table:table-cell office:value-type="float" office:value="134178">
            <text:p>134178</text:p>
          </table:table-cell>
          <table:table-cell office:value-type="float" office:value="127607">
            <text:p>127607</text:p>
          </table:table-cell>
          <table:table-cell office:value-type="float" office:value="129410">
            <text:p>129410</text:p>
          </table:table-cell>
          <table:table-cell office:value-type="float" office:value="155163">
            <text:p>155163</text:p>
          </table:table-cell>
          <table:table-cell office:value-type="float" office:value="162416">
            <text:p>162416</text:p>
          </table:table-cell>
          <table:table-cell office:value-type="float" office:value="152793">
            <text:p>152793</text:p>
          </table:table-cell>
          <table:table-cell office:value-type="float" office:value="147839">
            <text:p>147839</text:p>
          </table:table-cell>
          <table:table-cell office:value-type="float" office:value="155671">
            <text:p>155671</text:p>
          </table:table-cell>
          <table:table-cell office:value-type="float" office:value="148667">
            <text:p>148667</text:p>
          </table:table-cell>
          <table:table-cell office:value-type="float" office:value="158078">
            <text:p>158078</text:p>
          </table:table-cell>
          <table:table-cell office:value-type="float" office:value="137606">
            <text:p>137606</text:p>
          </table:table-cell>
          <table:table-cell office:value-type="float" office:value="178007">
            <text:p>178007</text:p>
          </table:table-cell>
          <table:table-cell office:value-type="float" office:value="176408">
            <text:p>176408</text:p>
          </table:table-cell>
          <table:table-cell office:value-type="float" office:value="171051">
            <text:p>171051</text:p>
          </table:table-cell>
          <table:table-cell office:value-type="float" office:value="170275">
            <text:p>170275</text:p>
          </table:table-cell>
          <table:table-cell office:value-type="float" office:value="209991">
            <text:p>209991</text:p>
          </table:table-cell>
          <table:table-cell office:value-type="float" office:value="210734">
            <text:p>210734</text:p>
          </table:table-cell>
          <table:table-cell office:value-type="float" office:value="201333">
            <text:p>201333</text:p>
          </table:table-cell>
          <table:table-cell office:value-type="float" office:value="205416">
            <text:p>205416</text:p>
          </table:table-cell>
          <table:table-cell office:value-type="float" office:value="209317">
            <text:p>209317</text:p>
          </table:table-cell>
          <table:table-cell office:value-type="float" office:value="201700">
            <text:p>201700</text:p>
          </table:table-cell>
          <table:table-cell office:value-type="float" office:value="224848">
            <text:p>224848</text:p>
          </table:table-cell>
          <table:table-cell office:value-type="float" office:value="217648">
            <text:p>217648</text:p>
          </table:table-cell>
          <table:table-cell office:value-type="float" office:value="244021">
            <text:p>244021</text:p>
          </table:table-cell>
          <table:table-cell office:value-type="float" office:value="210952">
            <text:p>210952</text:p>
          </table:table-cell>
          <table:table-cell office:value-type="float" office:value="207562">
            <text:p>207562</text:p>
          </table:table-cell>
          <table:table-cell office:value-type="float" office:value="198328">
            <text:p>198328</text:p>
          </table:table-cell>
          <table:table-cell office:value-type="float" office:value="259368">
            <text:p>259368</text:p>
          </table:table-cell>
          <table:table-cell office:value-type="float" office:value="257213">
            <text:p>257213</text:p>
          </table:table-cell>
          <table:table-cell office:value-type="float" office:value="239825">
            <text:p>239825</text:p>
          </table:table-cell>
          <table:table-cell office:value-type="float" office:value="256478">
            <text:p>256478</text:p>
          </table:table-cell>
          <table:table-cell office:value-type="float" office:value="249220">
            <text:p>249220</text:p>
          </table:table-cell>
          <table:table-cell office:value-type="float" office:value="269357.8">
            <text:p>269357,8</text:p>
          </table:table-cell>
          <table:table-cell office:value-type="float" office:value="275575.7">
            <text:p>275575,7</text:p>
          </table:table-cell>
          <table:table-cell office:value-type="float" office:value="268600.9">
            <text:p>268600,9</text:p>
          </table:table-cell>
          <table:table-cell office:value-type="float" office:value="297081">
            <text:p>297081</text:p>
          </table:table-cell>
          <table:table-cell office:value-type="float" office:value="320219">
            <text:p>320219</text:p>
          </table:table-cell>
          <table:table-cell office:value-type="float" office:value="282319">
            <text:p>282319</text:p>
          </table:table-cell>
          <table:table-cell office:value-type="float" office:value="295348">
            <text:p>295348</text:p>
          </table:table-cell>
          <table:table-cell office:value-type="float" office:value="350174">
            <text:p>350174</text:p>
          </table:table-cell>
          <table:table-cell office:value-type="float" office:value="356140">
            <text:p>356140</text:p>
          </table:table-cell>
          <table:table-cell office:value-type="float" office:value="346712.1">
            <text:p>346712,1</text:p>
          </table:table-cell>
          <table:table-cell office:value-type="float" office:value="352846.7">
            <text:p>352846,7</text:p>
          </table:table-cell>
          <table:table-cell office:value-type="float" office:value="341935.9">
            <text:p>341935,9</text:p>
          </table:table-cell>
          <table:table-cell office:value-type="float" office:value="354634.94">
            <text:p>354634,94</text:p>
          </table:table-cell>
          <table:table-cell office:value-type="float" office:value="368686">
            <text:p>368686</text:p>
          </table:table-cell>
          <table:table-cell office:value-type="float" office:value="359352.69">
            <text:p>359352,69</text:p>
          </table:table-cell>
          <table:table-cell office:value-type="float" office:value="423466.39">
            <text:p>423466,39</text:p>
          </table:table-cell>
          <table:table-cell office:value-type="float" office:value="450684.2">
            <text:p>450684,2</text:p>
          </table:table-cell>
          <table:table-cell office:value-type="float" office:value="379126.58">
            <text:p>379126,58</text:p>
          </table:table-cell>
          <table:table-cell office:value-type="float" office:value="407202">
            <text:p>407202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LA CESIRA </text:p>
          </table:table-cell>
          <table:table-cell office:value-type="string">
            <text:p>Municipio</text:p>
          </table:table-cell>
          <table:table-cell office:value-type="float" office:value="104638">
            <text:p>104638</text:p>
          </table:table-cell>
          <table:table-cell office:value-type="float" office:value="122781">
            <text:p>122781</text:p>
          </table:table-cell>
          <table:table-cell office:value-type="float" office:value="111084">
            <text:p>111084</text:p>
          </table:table-cell>
          <table:table-cell office:value-type="float" office:value="117235">
            <text:p>117235</text:p>
          </table:table-cell>
          <table:table-cell office:value-type="float" office:value="126247">
            <text:p>126247</text:p>
          </table:table-cell>
          <table:table-cell office:value-type="float" office:value="133941">
            <text:p>133941</text:p>
          </table:table-cell>
          <table:table-cell office:value-type="float" office:value="129148">
            <text:p>129148</text:p>
          </table:table-cell>
          <table:table-cell office:value-type="float" office:value="125090">
            <text:p>125090</text:p>
          </table:table-cell>
          <table:table-cell office:value-type="float" office:value="125886">
            <text:p>125886</text:p>
          </table:table-cell>
          <table:table-cell office:value-type="float" office:value="133848">
            <text:p>133848</text:p>
          </table:table-cell>
          <table:table-cell office:value-type="float" office:value="128767">
            <text:p>128767</text:p>
          </table:table-cell>
          <table:table-cell office:value-type="float" office:value="138743">
            <text:p>138743</text:p>
          </table:table-cell>
          <table:table-cell office:value-type="float" office:value="137084">
            <text:p>137084</text:p>
          </table:table-cell>
          <table:table-cell office:value-type="float" office:value="152153">
            <text:p>152153</text:p>
          </table:table-cell>
          <table:table-cell office:value-type="float" office:value="144702">
            <text:p>144702</text:p>
          </table:table-cell>
          <table:table-cell office:value-type="float" office:value="146747">
            <text:p>146747</text:p>
          </table:table-cell>
          <table:table-cell office:value-type="float" office:value="175949">
            <text:p>175949</text:p>
          </table:table-cell>
          <table:table-cell office:value-type="float" office:value="184173">
            <text:p>184173</text:p>
          </table:table-cell>
          <table:table-cell office:value-type="float" office:value="173262">
            <text:p>173262</text:p>
          </table:table-cell>
          <table:table-cell office:value-type="float" office:value="167644">
            <text:p>167644</text:p>
          </table:table-cell>
          <table:table-cell office:value-type="float" office:value="176525">
            <text:p>176525</text:p>
          </table:table-cell>
          <table:table-cell office:value-type="float" office:value="168583">
            <text:p>168583</text:p>
          </table:table-cell>
          <table:table-cell office:value-type="float" office:value="179255">
            <text:p>179255</text:p>
          </table:table-cell>
          <table:table-cell office:value-type="float" office:value="156041">
            <text:p>156041</text:p>
          </table:table-cell>
          <table:table-cell office:value-type="float" office:value="201854">
            <text:p>201854</text:p>
          </table:table-cell>
          <table:table-cell office:value-type="float" office:value="200041">
            <text:p>200041</text:p>
          </table:table-cell>
          <table:table-cell office:value-type="float" office:value="192573">
            <text:p>192573</text:p>
          </table:table-cell>
          <table:table-cell office:value-type="float" office:value="192634">
            <text:p>192634</text:p>
          </table:table-cell>
          <table:table-cell office:value-type="float" office:value="237566">
            <text:p>237566</text:p>
          </table:table-cell>
          <table:table-cell office:value-type="float" office:value="238407">
            <text:p>238407</text:p>
          </table:table-cell>
          <table:table-cell office:value-type="float" office:value="227771">
            <text:p>227771</text:p>
          </table:table-cell>
          <table:table-cell office:value-type="float" office:value="232390">
            <text:p>232390</text:p>
          </table:table-cell>
          <table:table-cell office:value-type="float" office:value="236804">
            <text:p>236804</text:p>
          </table:table-cell>
          <table:table-cell office:value-type="float" office:value="228186">
            <text:p>228186</text:p>
          </table:table-cell>
          <table:table-cell office:value-type="float" office:value="254374">
            <text:p>254374</text:p>
          </table:table-cell>
          <table:table-cell office:value-type="float" office:value="246228">
            <text:p>246228</text:p>
          </table:table-cell>
          <table:table-cell office:value-type="float" office:value="276064">
            <text:p>276064</text:p>
          </table:table-cell>
          <table:table-cell office:value-type="float" office:value="238653">
            <text:p>238653</text:p>
          </table:table-cell>
          <table:table-cell office:value-type="float" office:value="234818">
            <text:p>234818</text:p>
          </table:table-cell>
          <table:table-cell office:value-type="float" office:value="224371">
            <text:p>224371</text:p>
          </table:table-cell>
          <table:table-cell office:value-type="float" office:value="293427">
            <text:p>293427</text:p>
          </table:table-cell>
          <table:table-cell office:value-type="float" office:value="290989">
            <text:p>290989</text:p>
          </table:table-cell>
          <table:table-cell office:value-type="float" office:value="271317">
            <text:p>271317</text:p>
          </table:table-cell>
          <table:table-cell office:value-type="float" office:value="290157">
            <text:p>290157</text:p>
          </table:table-cell>
          <table:table-cell office:value-type="float" office:value="281946">
            <text:p>281946</text:p>
          </table:table-cell>
          <table:table-cell office:value-type="float" office:value="304728.3">
            <text:p>304728,3</text:p>
          </table:table-cell>
          <table:table-cell office:value-type="float" office:value="311762.7">
            <text:p>311762,7</text:p>
          </table:table-cell>
          <table:table-cell office:value-type="float" office:value="303872">
            <text:p>303872</text:p>
          </table:table-cell>
          <table:table-cell office:value-type="float" office:value="336091">
            <text:p>336091</text:p>
          </table:table-cell>
          <table:table-cell office:value-type="float" office:value="362268">
            <text:p>362268</text:p>
          </table:table-cell>
          <table:table-cell office:value-type="float" office:value="319391">
            <text:p>319391</text:p>
          </table:table-cell>
          <table:table-cell office:value-type="float" office:value="334131">
            <text:p>334131</text:p>
          </table:table-cell>
          <table:table-cell office:value-type="float" office:value="396156">
            <text:p>396156</text:p>
          </table:table-cell>
          <table:table-cell office:value-type="float" office:value="402906">
            <text:p>402906</text:p>
          </table:table-cell>
          <table:table-cell office:value-type="float" office:value="392240.4">
            <text:p>392240,4</text:p>
          </table:table-cell>
          <table:table-cell office:value-type="float" office:value="399180.5">
            <text:p>399180,5</text:p>
          </table:table-cell>
          <table:table-cell office:value-type="float" office:value="386837">
            <text:p>386837</text:p>
          </table:table-cell>
          <table:table-cell office:value-type="float" office:value="401203.58">
            <text:p>401203,58</text:p>
          </table:table-cell>
          <table:table-cell office:value-type="float" office:value="417099.75">
            <text:p>417099,75</text:p>
          </table:table-cell>
          <table:table-cell office:value-type="float" office:value="406540.84">
            <text:p>406540,84</text:p>
          </table:table-cell>
          <table:table-cell office:value-type="float" office:value="479073.59">
            <text:p>479073,59</text:p>
          </table:table-cell>
          <table:table-cell office:value-type="float" office:value="509865.49">
            <text:p>509865,49</text:p>
          </table:table-cell>
          <table:table-cell office:value-type="float" office:value="428911.32">
            <text:p>428911,32</text:p>
          </table:table-cell>
          <table:table-cell office:value-type="float" office:value="460673">
            <text:p>460673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A CRUZ </text:p>
          </table:table-cell>
          <table:table-cell office:value-type="string">
            <text:p>Municipio</text:p>
          </table:table-cell>
          <table:table-cell office:value-type="float" office:value="108150">
            <text:p>108150</text:p>
          </table:table-cell>
          <table:table-cell office:value-type="float" office:value="126902">
            <text:p>126902</text:p>
          </table:table-cell>
          <table:table-cell office:value-type="float" office:value="114812">
            <text:p>114812</text:p>
          </table:table-cell>
          <table:table-cell office:value-type="float" office:value="121169">
            <text:p>121169</text:p>
          </table:table-cell>
          <table:table-cell office:value-type="float" office:value="130484">
            <text:p>130484</text:p>
          </table:table-cell>
          <table:table-cell office:value-type="float" office:value="138436">
            <text:p>138436</text:p>
          </table:table-cell>
          <table:table-cell office:value-type="float" office:value="133482">
            <text:p>133482</text:p>
          </table:table-cell>
          <table:table-cell office:value-type="float" office:value="129288">
            <text:p>129288</text:p>
          </table:table-cell>
          <table:table-cell office:value-type="float" office:value="130111">
            <text:p>130111</text:p>
          </table:table-cell>
          <table:table-cell office:value-type="float" office:value="138340">
            <text:p>138340</text:p>
          </table:table-cell>
          <table:table-cell office:value-type="float" office:value="133089">
            <text:p>133089</text:p>
          </table:table-cell>
          <table:table-cell office:value-type="float" office:value="143399">
            <text:p>143399</text:p>
          </table:table-cell>
          <table:table-cell office:value-type="float" office:value="141684">
            <text:p>141684</text:p>
          </table:table-cell>
          <table:table-cell office:value-type="float" office:value="157259">
            <text:p>157259</text:p>
          </table:table-cell>
          <table:table-cell office:value-type="float" office:value="149558">
            <text:p>149558</text:p>
          </table:table-cell>
          <table:table-cell office:value-type="float" office:value="151672">
            <text:p>151672</text:p>
          </table:table-cell>
          <table:table-cell office:value-type="float" office:value="181854">
            <text:p>181854</text:p>
          </table:table-cell>
          <table:table-cell office:value-type="float" office:value="190354">
            <text:p>190354</text:p>
          </table:table-cell>
          <table:table-cell office:value-type="float" office:value="179077">
            <text:p>179077</text:p>
          </table:table-cell>
          <table:table-cell office:value-type="float" office:value="173270">
            <text:p>173270</text:p>
          </table:table-cell>
          <table:table-cell office:value-type="float" office:value="182449">
            <text:p>182449</text:p>
          </table:table-cell>
          <table:table-cell office:value-type="float" office:value="174240">
            <text:p>174240</text:p>
          </table:table-cell>
          <table:table-cell office:value-type="float" office:value="185271">
            <text:p>185271</text:p>
          </table:table-cell>
          <table:table-cell office:value-type="float" office:value="161277">
            <text:p>161277</text:p>
          </table:table-cell>
          <table:table-cell office:value-type="float" office:value="208628">
            <text:p>208628</text:p>
          </table:table-cell>
          <table:table-cell office:value-type="float" office:value="206754">
            <text:p>206754</text:p>
          </table:table-cell>
          <table:table-cell office:value-type="float" office:value="220128">
            <text:p>220128</text:p>
          </table:table-cell>
          <table:table-cell office:value-type="float" office:value="205934">
            <text:p>205934</text:p>
          </table:table-cell>
          <table:table-cell office:value-type="float" office:value="253968">
            <text:p>253968</text:p>
          </table:table-cell>
          <table:table-cell office:value-type="float" office:value="254867">
            <text:p>254867</text:p>
          </table:table-cell>
          <table:table-cell office:value-type="float" office:value="243496">
            <text:p>243496</text:p>
          </table:table-cell>
          <table:table-cell office:value-type="float" office:value="248434">
            <text:p>248434</text:p>
          </table:table-cell>
          <table:table-cell office:value-type="float" office:value="253153">
            <text:p>253153</text:p>
          </table:table-cell>
          <table:table-cell office:value-type="float" office:value="243940">
            <text:p>243940</text:p>
          </table:table-cell>
          <table:table-cell office:value-type="float" office:value="271936">
            <text:p>271936</text:p>
          </table:table-cell>
          <table:table-cell office:value-type="float" office:value="263228">
            <text:p>263228</text:p>
          </table:table-cell>
          <table:table-cell office:value-type="float" office:value="295124">
            <text:p>295124</text:p>
          </table:table-cell>
          <table:table-cell office:value-type="float" office:value="255130">
            <text:p>255130</text:p>
          </table:table-cell>
          <table:table-cell office:value-type="float" office:value="251030">
            <text:p>251030</text:p>
          </table:table-cell>
          <table:table-cell office:value-type="float" office:value="239861">
            <text:p>239861</text:p>
          </table:table-cell>
          <table:table-cell office:value-type="float" office:value="313685">
            <text:p>313685</text:p>
          </table:table-cell>
          <table:table-cell office:value-type="float" office:value="311078">
            <text:p>311078</text:p>
          </table:table-cell>
          <table:table-cell office:value-type="float" office:value="290049">
            <text:p>290049</text:p>
          </table:table-cell>
          <table:table-cell office:value-type="float" office:value="310190">
            <text:p>310190</text:p>
          </table:table-cell>
          <table:table-cell office:value-type="float" office:value="301412">
            <text:p>301412</text:p>
          </table:table-cell>
          <table:table-cell office:value-type="float" office:value="325766.8">
            <text:p>325766,8</text:p>
          </table:table-cell>
          <table:table-cell office:value-type="float" office:value="333286.8">
            <text:p>333286,8</text:p>
          </table:table-cell>
          <table:table-cell office:value-type="float" office:value="324851.3">
            <text:p>324851,3</text:p>
          </table:table-cell>
          <table:table-cell office:value-type="float" office:value="359295">
            <text:p>359295</text:p>
          </table:table-cell>
          <table:table-cell office:value-type="float" office:value="387279">
            <text:p>387279</text:p>
          </table:table-cell>
          <table:table-cell office:value-type="float" office:value="341442">
            <text:p>341442</text:p>
          </table:table-cell>
          <table:table-cell office:value-type="float" office:value="357200">
            <text:p>357200</text:p>
          </table:table-cell>
          <table:table-cell office:value-type="float" office:value="423507">
            <text:p>423507</text:p>
          </table:table-cell>
          <table:table-cell office:value-type="float" office:value="430722">
            <text:p>430722</text:p>
          </table:table-cell>
          <table:table-cell office:value-type="float" office:value="419320.6">
            <text:p>419320,6</text:p>
          </table:table-cell>
          <table:table-cell office:value-type="float" office:value="426739.9">
            <text:p>426739,9</text:p>
          </table:table-cell>
          <table:table-cell office:value-type="float" office:value="413544.2">
            <text:p>413544,2</text:p>
          </table:table-cell>
          <table:table-cell office:value-type="float" office:value="428902.64">
            <text:p>428902,64</text:p>
          </table:table-cell>
          <table:table-cell office:value-type="float" office:value="445896.28">
            <text:p>445896,28</text:p>
          </table:table-cell>
          <table:table-cell office:value-type="float" office:value="434608.39">
            <text:p>434608,39</text:p>
          </table:table-cell>
          <table:table-cell office:value-type="float" office:value="512148.79">
            <text:p>512148,79</text:p>
          </table:table-cell>
          <table:table-cell office:value-type="float" office:value="545066.56">
            <text:p>545066,56</text:p>
          </table:table-cell>
          <table:table-cell office:value-type="float" office:value="458523.33">
            <text:p>458523,33</text:p>
          </table:table-cell>
          <table:table-cell office:value-type="float" office:value="492478">
            <text:p>492478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LA CUMBRE </text:p>
          </table:table-cell>
          <table:table-cell office:value-type="string">
            <text:p>Municipio</text:p>
          </table:table-cell>
          <table:table-cell office:value-type="float" office:value="223211">
            <text:p>223211</text:p>
          </table:table-cell>
          <table:table-cell office:value-type="float" office:value="261914">
            <text:p>261914</text:p>
          </table:table-cell>
          <table:table-cell office:value-type="float" office:value="236961">
            <text:p>236961</text:p>
          </table:table-cell>
          <table:table-cell office:value-type="float" office:value="250082">
            <text:p>250082</text:p>
          </table:table-cell>
          <table:table-cell office:value-type="float" office:value="269307">
            <text:p>269307</text:p>
          </table:table-cell>
          <table:table-cell office:value-type="float" office:value="285720">
            <text:p>285720</text:p>
          </table:table-cell>
          <table:table-cell office:value-type="float" office:value="275495">
            <text:p>275495</text:p>
          </table:table-cell>
          <table:table-cell office:value-type="float" office:value="266838">
            <text:p>266838</text:p>
          </table:table-cell>
          <table:table-cell office:value-type="float" office:value="268537">
            <text:p>268537</text:p>
          </table:table-cell>
          <table:table-cell office:value-type="float" office:value="285520">
            <text:p>285520</text:p>
          </table:table-cell>
          <table:table-cell office:value-type="float" office:value="274683">
            <text:p>274683</text:p>
          </table:table-cell>
          <table:table-cell office:value-type="float" office:value="295965">
            <text:p>295965</text:p>
          </table:table-cell>
          <table:table-cell office:value-type="float" office:value="292424">
            <text:p>292424</text:p>
          </table:table-cell>
          <table:table-cell office:value-type="float" office:value="324568">
            <text:p>324568</text:p>
          </table:table-cell>
          <table:table-cell office:value-type="float" office:value="308674">
            <text:p>308674</text:p>
          </table:table-cell>
          <table:table-cell office:value-type="float" office:value="313037">
            <text:p>313037</text:p>
          </table:table-cell>
          <table:table-cell office:value-type="float" office:value="375330">
            <text:p>375330</text:p>
          </table:table-cell>
          <table:table-cell office:value-type="float" office:value="392874">
            <text:p>392874</text:p>
          </table:table-cell>
          <table:table-cell office:value-type="float" office:value="369599">
            <text:p>369599</text:p>
          </table:table-cell>
          <table:table-cell office:value-type="float" office:value="357613">
            <text:p>357613</text:p>
          </table:table-cell>
          <table:table-cell office:value-type="float" office:value="376559">
            <text:p>376559</text:p>
          </table:table-cell>
          <table:table-cell office:value-type="float" office:value="359616">
            <text:p>359616</text:p>
          </table:table-cell>
          <table:table-cell office:value-type="float" office:value="382383">
            <text:p>382383</text:p>
          </table:table-cell>
          <table:table-cell office:value-type="float" office:value="332863">
            <text:p>332863</text:p>
          </table:table-cell>
          <table:table-cell office:value-type="float" office:value="430589">
            <text:p>430589</text:p>
          </table:table-cell>
          <table:table-cell office:value-type="float" office:value="426722">
            <text:p>426722</text:p>
          </table:table-cell>
          <table:table-cell office:value-type="float" office:value="561462">
            <text:p>561462</text:p>
          </table:table-cell>
          <table:table-cell office:value-type="float" office:value="459746">
            <text:p>459746</text:p>
          </table:table-cell>
          <table:table-cell office:value-type="float" office:value="566982">
            <text:p>566982</text:p>
          </table:table-cell>
          <table:table-cell office:value-type="float" office:value="568989">
            <text:p>568989</text:p>
          </table:table-cell>
          <table:table-cell office:value-type="float" office:value="543603">
            <text:p>543603</text:p>
          </table:table-cell>
          <table:table-cell office:value-type="float" office:value="554628">
            <text:p>554628</text:p>
          </table:table-cell>
          <table:table-cell office:value-type="float" office:value="565162">
            <text:p>565162</text:p>
          </table:table-cell>
          <table:table-cell office:value-type="float" office:value="544596">
            <text:p>544596</text:p>
          </table:table-cell>
          <table:table-cell office:value-type="float" office:value="607095">
            <text:p>607095</text:p>
          </table:table-cell>
          <table:table-cell office:value-type="float" office:value="587655">
            <text:p>587655</text:p>
          </table:table-cell>
          <table:table-cell office:value-type="float" office:value="658862">
            <text:p>658862</text:p>
          </table:table-cell>
          <table:table-cell office:value-type="float" office:value="569577">
            <text:p>569577</text:p>
          </table:table-cell>
          <table:table-cell office:value-type="float" office:value="560423">
            <text:p>560423</text:p>
          </table:table-cell>
          <table:table-cell office:value-type="float" office:value="535489">
            <text:p>535489</text:p>
          </table:table-cell>
          <table:table-cell office:value-type="float" office:value="700301">
            <text:p>700301</text:p>
          </table:table-cell>
          <table:table-cell office:value-type="float" office:value="694482">
            <text:p>694482</text:p>
          </table:table-cell>
          <table:table-cell office:value-type="float" office:value="647533">
            <text:p>647533</text:p>
          </table:table-cell>
          <table:table-cell office:value-type="float" office:value="692497">
            <text:p>692497</text:p>
          </table:table-cell>
          <table:table-cell office:value-type="float" office:value="672900">
            <text:p>672900</text:p>
          </table:table-cell>
          <table:table-cell office:value-type="float" office:value="727272.9">
            <text:p>727272,9</text:p>
          </table:table-cell>
          <table:table-cell office:value-type="float" office:value="744061.3">
            <text:p>744061,3</text:p>
          </table:table-cell>
          <table:table-cell office:value-type="float" office:value="725231.2">
            <text:p>725231,2</text:p>
          </table:table-cell>
          <table:table-cell office:value-type="float" office:value="802125">
            <text:p>802125</text:p>
          </table:table-cell>
          <table:table-cell office:value-type="float" office:value="864598">
            <text:p>864598</text:p>
          </table:table-cell>
          <table:table-cell office:value-type="float" office:value="762267">
            <text:p>762267</text:p>
          </table:table-cell>
          <table:table-cell office:value-type="float" office:value="797447">
            <text:p>797447</text:p>
          </table:table-cell>
          <table:table-cell office:value-type="float" office:value="945477">
            <text:p>945477</text:p>
          </table:table-cell>
          <table:table-cell office:value-type="float" office:value="961586">
            <text:p>961586</text:p>
          </table:table-cell>
          <table:table-cell office:value-type="float" office:value="936131.5">
            <text:p>936131,5</text:p>
          </table:table-cell>
          <table:table-cell office:value-type="float" office:value="952695">
            <text:p>952695</text:p>
          </table:table-cell>
          <table:table-cell office:value-type="float" office:value="923235.6">
            <text:p>923235,6</text:p>
          </table:table-cell>
          <table:table-cell office:value-type="float" office:value="957523.3">
            <text:p>957523,3</text:p>
          </table:table-cell>
          <table:table-cell office:value-type="float" office:value="995461.53">
            <text:p>995461,53</text:p>
          </table:table-cell>
          <table:table-cell office:value-type="float" office:value="970262.35">
            <text:p>970262,35</text:p>
          </table:table-cell>
          <table:table-cell office:value-type="float" office:value="1143369.96">
            <text:p>1143369,96</text:p>
          </table:table-cell>
          <table:table-cell office:value-type="float" office:value="1216858.74">
            <text:p>1216858,74</text:p>
          </table:table-cell>
          <table:table-cell office:value-type="float" office:value="1023651.35">
            <text:p>1023651,35</text:p>
          </table:table-cell>
          <table:table-cell office:value-type="float" office:value="1099456">
            <text:p>1099456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LA FALDA </text:p>
          </table:table-cell>
          <table:table-cell office:value-type="string">
            <text:p>Municipio</text:p>
          </table:table-cell>
          <table:table-cell office:value-type="float" office:value="413295">
            <text:p>413295</text:p>
          </table:table-cell>
          <table:table-cell office:value-type="float" office:value="484957">
            <text:p>484957</text:p>
          </table:table-cell>
          <table:table-cell office:value-type="float" office:value="438753">
            <text:p>438753</text:p>
          </table:table-cell>
          <table:table-cell office:value-type="float" office:value="463048">
            <text:p>463048</text:p>
          </table:table-cell>
          <table:table-cell office:value-type="float" office:value="498645">
            <text:p>498645</text:p>
          </table:table-cell>
          <table:table-cell office:value-type="float" office:value="529036">
            <text:p>529036</text:p>
          </table:table-cell>
          <table:table-cell office:value-type="float" office:value="510102">
            <text:p>510102</text:p>
          </table:table-cell>
          <table:table-cell office:value-type="float" office:value="494074">
            <text:p>494074</text:p>
          </table:table-cell>
          <table:table-cell office:value-type="float" office:value="497219">
            <text:p>497219</text:p>
          </table:table-cell>
          <table:table-cell office:value-type="float" office:value="528666">
            <text:p>528666</text:p>
          </table:table-cell>
          <table:table-cell office:value-type="float" office:value="508600">
            <text:p>508600</text:p>
          </table:table-cell>
          <table:table-cell office:value-type="float" office:value="548003">
            <text:p>548003</text:p>
          </table:table-cell>
          <table:table-cell office:value-type="float" office:value="541448">
            <text:p>541448</text:p>
          </table:table-cell>
          <table:table-cell office:value-type="float" office:value="600966">
            <text:p>600966</text:p>
          </table:table-cell>
          <table:table-cell office:value-type="float" office:value="571536">
            <text:p>571536</text:p>
          </table:table-cell>
          <table:table-cell office:value-type="float" office:value="579614">
            <text:p>579614</text:p>
          </table:table-cell>
          <table:table-cell office:value-type="float" office:value="694956">
            <text:p>694956</text:p>
          </table:table-cell>
          <table:table-cell office:value-type="float" office:value="727440">
            <text:p>727440</text:p>
          </table:table-cell>
          <table:table-cell office:value-type="float" office:value="684344">
            <text:p>684344</text:p>
          </table:table-cell>
          <table:table-cell office:value-type="float" office:value="662152">
            <text:p>662152</text:p>
          </table:table-cell>
          <table:table-cell office:value-type="float" office:value="697231">
            <text:p>697231</text:p>
          </table:table-cell>
          <table:table-cell office:value-type="float" office:value="665860">
            <text:p>665860</text:p>
          </table:table-cell>
          <table:table-cell office:value-type="float" office:value="708014">
            <text:p>708014</text:p>
          </table:table-cell>
          <table:table-cell office:value-type="float" office:value="616324">
            <text:p>616324</text:p>
          </table:table-cell>
          <table:table-cell office:value-type="float" office:value="797272">
            <text:p>797272</text:p>
          </table:table-cell>
          <table:table-cell office:value-type="float" office:value="790113">
            <text:p>790113</text:p>
          </table:table-cell>
          <table:table-cell office:value-type="float" office:value="783490">
            <text:p>783490</text:p>
          </table:table-cell>
          <table:table-cell office:value-type="float" office:value="768270">
            <text:p>768270</text:p>
          </table:table-cell>
          <table:table-cell office:value-type="float" office:value="947469">
            <text:p>947469</text:p>
          </table:table-cell>
          <table:table-cell office:value-type="float" office:value="950822">
            <text:p>950822</text:p>
          </table:table-cell>
          <table:table-cell office:value-type="float" office:value="908402">
            <text:p>908402</text:p>
          </table:table-cell>
          <table:table-cell office:value-type="float" office:value="926824">
            <text:p>926824</text:p>
          </table:table-cell>
          <table:table-cell office:value-type="float" office:value="944429">
            <text:p>944429</text:p>
          </table:table-cell>
          <table:table-cell office:value-type="float" office:value="910060">
            <text:p>910060</text:p>
          </table:table-cell>
          <table:table-cell office:value-type="float" office:value="1014501">
            <text:p>1014501</text:p>
          </table:table-cell>
          <table:table-cell office:value-type="float" office:value="982014">
            <text:p>982014</text:p>
          </table:table-cell>
          <table:table-cell office:value-type="float" office:value="1101008">
            <text:p>1101008</text:p>
          </table:table-cell>
          <table:table-cell office:value-type="float" office:value="951804">
            <text:p>951804</text:p>
          </table:table-cell>
          <table:table-cell office:value-type="float" office:value="936509">
            <text:p>936509</text:p>
          </table:table-cell>
          <table:table-cell office:value-type="float" office:value="894842">
            <text:p>894842</text:p>
          </table:table-cell>
          <table:table-cell office:value-type="float" office:value="1170255">
            <text:p>1170255</text:p>
          </table:table-cell>
          <table:table-cell office:value-type="float" office:value="1160531">
            <text:p>1160531</text:p>
          </table:table-cell>
          <table:table-cell office:value-type="float" office:value="1082075">
            <text:p>1082075</text:p>
          </table:table-cell>
          <table:table-cell office:value-type="float" office:value="1157215">
            <text:p>1157215</text:p>
          </table:table-cell>
          <table:table-cell office:value-type="float" office:value="1124466">
            <text:p>1124466</text:p>
          </table:table-cell>
          <table:table-cell office:value-type="float" office:value="1215327.1">
            <text:p>1215327,1</text:p>
          </table:table-cell>
          <table:table-cell office:value-type="float" office:value="1243381.7">
            <text:p>1243381,7</text:p>
          </table:table-cell>
          <table:table-cell office:value-type="float" office:value="1211913.8">
            <text:p>1211913,8</text:p>
          </table:table-cell>
          <table:table-cell office:value-type="float" office:value="1340411">
            <text:p>1340411</text:p>
          </table:table-cell>
          <table:table-cell office:value-type="float" office:value="1444808">
            <text:p>1444808</text:p>
          </table:table-cell>
          <table:table-cell office:value-type="float" office:value="1273805">
            <text:p>1273805</text:p>
          </table:table-cell>
          <table:table-cell office:value-type="float" office:value="1332593">
            <text:p>1332593</text:p>
          </table:table-cell>
          <table:table-cell office:value-type="float" office:value="1579963">
            <text:p>1579963</text:p>
          </table:table-cell>
          <table:table-cell office:value-type="float" office:value="1606883">
            <text:p>1606883</text:p>
          </table:table-cell>
          <table:table-cell office:value-type="float" office:value="1564345.3">
            <text:p>1564345,3</text:p>
          </table:table-cell>
          <table:table-cell office:value-type="float" office:value="1592024.2">
            <text:p>1592024,2</text:p>
          </table:table-cell>
          <table:table-cell office:value-type="float" office:value="1542795.3">
            <text:p>1542795,3</text:p>
          </table:table-cell>
          <table:table-cell office:value-type="float" office:value="1600092.61">
            <text:p>1600092,61</text:p>
          </table:table-cell>
          <table:table-cell office:value-type="float" office:value="1663490.21">
            <text:p>1663490,21</text:p>
          </table:table-cell>
          <table:table-cell office:value-type="float" office:value="1621379.84">
            <text:p>1621379,84</text:p>
          </table:table-cell>
          <table:table-cell office:value-type="float" office:value="1910656.2">
            <text:p>1910656,2</text:p>
          </table:table-cell>
          <table:table-cell office:value-type="float" office:value="2033461.41">
            <text:p>2033461,41</text:p>
          </table:table-cell>
          <table:table-cell office:value-type="float" office:value="1710597.5">
            <text:p>1710597,5</text:p>
          </table:table-cell>
          <table:table-cell office:value-type="float" office:value="1837272">
            <text:p>1837272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 FRANCIA </text:p>
          </table:table-cell>
          <table:table-cell office:value-type="string">
            <text:p>Municipio</text:p>
          </table:table-cell>
          <table:table-cell office:value-type="float" office:value="165632">
            <text:p>165632</text:p>
          </table:table-cell>
          <table:table-cell office:value-type="float" office:value="194352">
            <text:p>194352</text:p>
          </table:table-cell>
          <table:table-cell office:value-type="float" office:value="175835">
            <text:p>175835</text:p>
          </table:table-cell>
          <table:table-cell office:value-type="float" office:value="185572">
            <text:p>185572</text:p>
          </table:table-cell>
          <table:table-cell office:value-type="float" office:value="199837">
            <text:p>199837</text:p>
          </table:table-cell>
          <table:table-cell office:value-type="float" office:value="212017">
            <text:p>212017</text:p>
          </table:table-cell>
          <table:table-cell office:value-type="float" office:value="204429">
            <text:p>204429</text:p>
          </table:table-cell>
          <table:table-cell office:value-type="float" office:value="198006">
            <text:p>198006</text:p>
          </table:table-cell>
          <table:table-cell office:value-type="float" office:value="199266">
            <text:p>199266</text:p>
          </table:table-cell>
          <table:table-cell office:value-type="float" office:value="211869">
            <text:p>211869</text:p>
          </table:table-cell>
          <table:table-cell office:value-type="float" office:value="203827">
            <text:p>203827</text:p>
          </table:table-cell>
          <table:table-cell office:value-type="float" office:value="219619">
            <text:p>219619</text:p>
          </table:table-cell>
          <table:table-cell office:value-type="float" office:value="216991">
            <text:p>216991</text:p>
          </table:table-cell>
          <table:table-cell office:value-type="float" office:value="240844">
            <text:p>240844</text:p>
          </table:table-cell>
          <table:table-cell office:value-type="float" office:value="229049">
            <text:p>229049</text:p>
          </table:table-cell>
          <table:table-cell office:value-type="float" office:value="232287">
            <text:p>232287</text:p>
          </table:table-cell>
          <table:table-cell office:value-type="float" office:value="278511">
            <text:p>278511</text:p>
          </table:table-cell>
          <table:table-cell office:value-type="float" office:value="291530">
            <text:p>291530</text:p>
          </table:table-cell>
          <table:table-cell office:value-type="float" office:value="274258">
            <text:p>274258</text:p>
          </table:table-cell>
          <table:table-cell office:value-type="float" office:value="265365">
            <text:p>265365</text:p>
          </table:table-cell>
          <table:table-cell office:value-type="float" office:value="279423">
            <text:p>279423</text:p>
          </table:table-cell>
          <table:table-cell office:value-type="float" office:value="266851">
            <text:p>266851</text:p>
          </table:table-cell>
          <table:table-cell office:value-type="float" office:value="283744">
            <text:p>283744</text:p>
          </table:table-cell>
          <table:table-cell office:value-type="float" office:value="246999">
            <text:p>246999</text:p>
          </table:table-cell>
          <table:table-cell office:value-type="float" office:value="319516">
            <text:p>319516</text:p>
          </table:table-cell>
          <table:table-cell office:value-type="float" office:value="316646">
            <text:p>316646</text:p>
          </table:table-cell>
          <table:table-cell office:value-type="float" office:value="308310">
            <text:p>308310</text:p>
          </table:table-cell>
          <table:table-cell office:value-type="float" office:value="306051">
            <text:p>306051</text:p>
          </table:table-cell>
          <table:table-cell office:value-type="float" office:value="377438">
            <text:p>377438</text:p>
          </table:table-cell>
          <table:table-cell office:value-type="float" office:value="378774">
            <text:p>378774</text:p>
          </table:table-cell>
          <table:table-cell office:value-type="float" office:value="361875">
            <text:p>361875</text:p>
          </table:table-cell>
          <table:table-cell office:value-type="float" office:value="369214">
            <text:p>369214</text:p>
          </table:table-cell>
          <table:table-cell office:value-type="float" office:value="376227">
            <text:p>376227</text:p>
          </table:table-cell>
          <table:table-cell office:value-type="float" office:value="362536">
            <text:p>362536</text:p>
          </table:table-cell>
          <table:table-cell office:value-type="float" office:value="404141">
            <text:p>404141</text:p>
          </table:table-cell>
          <table:table-cell office:value-type="float" office:value="391199">
            <text:p>391199</text:p>
          </table:table-cell>
          <table:table-cell office:value-type="float" office:value="438602">
            <text:p>438602</text:p>
          </table:table-cell>
          <table:table-cell office:value-type="float" office:value="379165">
            <text:p>379165</text:p>
          </table:table-cell>
          <table:table-cell office:value-type="float" office:value="373072">
            <text:p>373072</text:p>
          </table:table-cell>
          <table:table-cell office:value-type="float" office:value="356473">
            <text:p>356473</text:p>
          </table:table-cell>
          <table:table-cell office:value-type="float" office:value="466188">
            <text:p>466188</text:p>
          </table:table-cell>
          <table:table-cell office:value-type="float" office:value="462314">
            <text:p>462314</text:p>
          </table:table-cell>
          <table:table-cell office:value-type="float" office:value="431060">
            <text:p>431060</text:p>
          </table:table-cell>
          <table:table-cell office:value-type="float" office:value="460993">
            <text:p>460993</text:p>
          </table:table-cell>
          <table:table-cell office:value-type="float" office:value="447947">
            <text:p>447947</text:p>
          </table:table-cell>
          <table:table-cell office:value-type="float" office:value="484143">
            <text:p>484143</text:p>
          </table:table-cell>
          <table:table-cell office:value-type="float" office:value="495319">
            <text:p>495319</text:p>
          </table:table-cell>
          <table:table-cell office:value-type="float" office:value="482783.5">
            <text:p>482783,5</text:p>
          </table:table-cell>
          <table:table-cell office:value-type="float" office:value="533972">
            <text:p>533972</text:p>
          </table:table-cell>
          <table:table-cell office:value-type="float" office:value="575560">
            <text:p>575560</text:p>
          </table:table-cell>
          <table:table-cell office:value-type="float" office:value="507439">
            <text:p>507439</text:p>
          </table:table-cell>
          <table:table-cell office:value-type="float" office:value="530858">
            <text:p>530858</text:p>
          </table:table-cell>
          <table:table-cell office:value-type="float" office:value="629401">
            <text:p>629401</text:p>
          </table:table-cell>
          <table:table-cell office:value-type="float" office:value="640125">
            <text:p>640125</text:p>
          </table:table-cell>
          <table:table-cell office:value-type="float" office:value="623179.5">
            <text:p>623179,5</text:p>
          </table:table-cell>
          <table:table-cell office:value-type="float" office:value="634205.8">
            <text:p>634205,8</text:p>
          </table:table-cell>
          <table:table-cell office:value-type="float" office:value="614594.7">
            <text:p>614594,7</text:p>
          </table:table-cell>
          <table:table-cell office:value-type="float" office:value="637419.93">
            <text:p>637419,93</text:p>
          </table:table-cell>
          <table:table-cell office:value-type="float" office:value="662675.28">
            <text:p>662675,28</text:p>
          </table:table-cell>
          <table:table-cell office:value-type="float" office:value="645899.6">
            <text:p>645899,6</text:p>
          </table:table-cell>
          <table:table-cell office:value-type="float" office:value="761137.41">
            <text:p>761137,41</text:p>
          </table:table-cell>
          <table:table-cell office:value-type="float" office:value="810058.63">
            <text:p>810058,63</text:p>
          </table:table-cell>
          <table:table-cell office:value-type="float" office:value="681441.14">
            <text:p>681441,14</text:p>
          </table:table-cell>
          <table:table-cell office:value-type="float" office:value="731904">
            <text:p>731904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LA GRANJA </text:p>
          </table:table-cell>
          <table:table-cell office:value-type="string">
            <text:p>Municipio</text:p>
          </table:table-cell>
          <table:table-cell office:value-type="float" office:value="138518">
            <text:p>138518</text:p>
          </table:table-cell>
          <table:table-cell office:value-type="float" office:value="162536">
            <text:p>162536</text:p>
          </table:table-cell>
          <table:table-cell office:value-type="float" office:value="147051">
            <text:p>147051</text:p>
          </table:table-cell>
          <table:table-cell office:value-type="float" office:value="155193">
            <text:p>155193</text:p>
          </table:table-cell>
          <table:table-cell office:value-type="float" office:value="167124">
            <text:p>167124</text:p>
          </table:table-cell>
          <table:table-cell office:value-type="float" office:value="177309">
            <text:p>177309</text:p>
          </table:table-cell>
          <table:table-cell office:value-type="float" office:value="170964">
            <text:p>170964</text:p>
          </table:table-cell>
          <table:table-cell office:value-type="float" office:value="165592">
            <text:p>165592</text:p>
          </table:table-cell>
          <table:table-cell office:value-type="float" office:value="166646">
            <text:p>166646</text:p>
          </table:table-cell>
          <table:table-cell office:value-type="float" office:value="177185">
            <text:p>177185</text:p>
          </table:table-cell>
          <table:table-cell office:value-type="float" office:value="170460">
            <text:p>170460</text:p>
          </table:table-cell>
          <table:table-cell office:value-type="float" office:value="183666">
            <text:p>183666</text:p>
          </table:table-cell>
          <table:table-cell office:value-type="float" office:value="181469">
            <text:p>181469</text:p>
          </table:table-cell>
          <table:table-cell office:value-type="float" office:value="201417">
            <text:p>201417</text:p>
          </table:table-cell>
          <table:table-cell office:value-type="float" office:value="191554">
            <text:p>191554</text:p>
          </table:table-cell>
          <table:table-cell office:value-type="float" office:value="194261">
            <text:p>194261</text:p>
          </table:table-cell>
          <table:table-cell office:value-type="float" office:value="232918">
            <text:p>232918</text:p>
          </table:table-cell>
          <table:table-cell office:value-type="float" office:value="243806">
            <text:p>243806</text:p>
          </table:table-cell>
          <table:table-cell office:value-type="float" office:value="229362">
            <text:p>229362</text:p>
          </table:table-cell>
          <table:table-cell office:value-type="float" office:value="221924">
            <text:p>221924</text:p>
          </table:table-cell>
          <table:table-cell office:value-type="float" office:value="233681">
            <text:p>233681</text:p>
          </table:table-cell>
          <table:table-cell office:value-type="float" office:value="223167">
            <text:p>223167</text:p>
          </table:table-cell>
          <table:table-cell office:value-type="float" office:value="237295">
            <text:p>237295</text:p>
          </table:table-cell>
          <table:table-cell office:value-type="float" office:value="206564">
            <text:p>206564</text:p>
          </table:table-cell>
          <table:table-cell office:value-type="float" office:value="267210">
            <text:p>267210</text:p>
          </table:table-cell>
          <table:table-cell office:value-type="float" office:value="264811">
            <text:p>264811</text:p>
          </table:table-cell>
          <table:table-cell office:value-type="float" office:value="259546">
            <text:p>259546</text:p>
          </table:table-cell>
          <table:table-cell office:value-type="float" office:value="256503">
            <text:p>256503</text:p>
          </table:table-cell>
          <table:table-cell office:value-type="float" office:value="316333">
            <text:p>316333</text:p>
          </table:table-cell>
          <table:table-cell office:value-type="float" office:value="317452">
            <text:p>317452</text:p>
          </table:table-cell>
          <table:table-cell office:value-type="float" office:value="303289">
            <text:p>303289</text:p>
          </table:table-cell>
          <table:table-cell office:value-type="float" office:value="309440">
            <text:p>309440</text:p>
          </table:table-cell>
          <table:table-cell office:value-type="float" office:value="315318">
            <text:p>315318</text:p>
          </table:table-cell>
          <table:table-cell office:value-type="float" office:value="303843">
            <text:p>303843</text:p>
          </table:table-cell>
          <table:table-cell office:value-type="float" office:value="338713">
            <text:p>338713</text:p>
          </table:table-cell>
          <table:table-cell office:value-type="float" office:value="327866">
            <text:p>327866</text:p>
          </table:table-cell>
          <table:table-cell office:value-type="float" office:value="367595">
            <text:p>367595</text:p>
          </table:table-cell>
          <table:table-cell office:value-type="float" office:value="317780">
            <text:p>317780</text:p>
          </table:table-cell>
          <table:table-cell office:value-type="float" office:value="312674">
            <text:p>312674</text:p>
          </table:table-cell>
          <table:table-cell office:value-type="float" office:value="298762">
            <text:p>298762</text:p>
          </table:table-cell>
          <table:table-cell office:value-type="float" office:value="390715">
            <text:p>390715</text:p>
          </table:table-cell>
          <table:table-cell office:value-type="float" office:value="387468">
            <text:p>387468</text:p>
          </table:table-cell>
          <table:table-cell office:value-type="float" office:value="361274">
            <text:p>361274</text:p>
          </table:table-cell>
          <table:table-cell office:value-type="float" office:value="386361">
            <text:p>386361</text:p>
          </table:table-cell>
          <table:table-cell office:value-type="float" office:value="375427">
            <text:p>375427</text:p>
          </table:table-cell>
          <table:table-cell office:value-type="float" office:value="405763.1">
            <text:p>405763,1</text:p>
          </table:table-cell>
          <table:table-cell office:value-type="float" office:value="415129.7">
            <text:p>415129,7</text:p>
          </table:table-cell>
          <table:table-cell office:value-type="float" office:value="404622.8">
            <text:p>404622,8</text:p>
          </table:table-cell>
          <table:table-cell office:value-type="float" office:value="447525">
            <text:p>447525</text:p>
          </table:table-cell>
          <table:table-cell office:value-type="float" office:value="482380">
            <text:p>482380</text:p>
          </table:table-cell>
          <table:table-cell office:value-type="float" office:value="425287">
            <text:p>425287</text:p>
          </table:table-cell>
          <table:table-cell office:value-type="float" office:value="444915">
            <text:p>444915</text:p>
          </table:table-cell>
          <table:table-cell office:value-type="float" office:value="527505">
            <text:p>527505</text:p>
          </table:table-cell>
          <table:table-cell office:value-type="float" office:value="536492">
            <text:p>536492</text:p>
          </table:table-cell>
          <table:table-cell office:value-type="float" office:value="522290.3">
            <text:p>522290,3</text:p>
          </table:table-cell>
          <table:table-cell office:value-type="float" office:value="531531.5">
            <text:p>531531,5</text:p>
          </table:table-cell>
          <table:table-cell office:value-type="float" office:value="515095.4">
            <text:p>515095,4</text:p>
          </table:table-cell>
          <table:table-cell office:value-type="float" office:value="534225.31">
            <text:p>534225,31</text:p>
          </table:table-cell>
          <table:table-cell office:value-type="float" office:value="555391.96">
            <text:p>555391,96</text:p>
          </table:table-cell>
          <table:table-cell office:value-type="float" office:value="541332.17">
            <text:p>541332,17</text:p>
          </table:table-cell>
          <table:table-cell office:value-type="float" office:value="637913.64">
            <text:p>637913,64</text:p>
          </table:table-cell>
          <table:table-cell office:value-type="float" office:value="678914.8">
            <text:p>678914,8</text:p>
          </table:table-cell>
          <table:table-cell office:value-type="float" office:value="571119.74">
            <text:p>571119,74</text:p>
          </table:table-cell>
          <table:table-cell office:value-type="float" office:value="613413">
            <text:p>613413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LA LAGUNA </text:p>
          </table:table-cell>
          <table:table-cell office:value-type="string">
            <text:p>Municipio</text:p>
          </table:table-cell>
          <table:table-cell office:value-type="float" office:value="105965">
            <text:p>105965</text:p>
          </table:table-cell>
          <table:table-cell office:value-type="float" office:value="124338">
            <text:p>124338</text:p>
          </table:table-cell>
          <table:table-cell office:value-type="float" office:value="112492">
            <text:p>112492</text:p>
          </table:table-cell>
          <table:table-cell office:value-type="float" office:value="118721">
            <text:p>118721</text:p>
          </table:table-cell>
          <table:table-cell office:value-type="float" office:value="127848">
            <text:p>127848</text:p>
          </table:table-cell>
          <table:table-cell office:value-type="float" office:value="135639">
            <text:p>135639</text:p>
          </table:table-cell>
          <table:table-cell office:value-type="float" office:value="130785">
            <text:p>130785</text:p>
          </table:table-cell>
          <table:table-cell office:value-type="float" office:value="126676">
            <text:p>126676</text:p>
          </table:table-cell>
          <table:table-cell office:value-type="float" office:value="127482">
            <text:p>127482</text:p>
          </table:table-cell>
          <table:table-cell office:value-type="float" office:value="135545">
            <text:p>135545</text:p>
          </table:table-cell>
          <table:table-cell office:value-type="float" office:value="130400">
            <text:p>130400</text:p>
          </table:table-cell>
          <table:table-cell office:value-type="float" office:value="140502">
            <text:p>140502</text:p>
          </table:table-cell>
          <table:table-cell office:value-type="float" office:value="138822">
            <text:p>138822</text:p>
          </table:table-cell>
          <table:table-cell office:value-type="float" office:value="154082">
            <text:p>154082</text:p>
          </table:table-cell>
          <table:table-cell office:value-type="float" office:value="146536">
            <text:p>146536</text:p>
          </table:table-cell>
          <table:table-cell office:value-type="float" office:value="148607">
            <text:p>148607</text:p>
          </table:table-cell>
          <table:table-cell office:value-type="float" office:value="178180">
            <text:p>178180</text:p>
          </table:table-cell>
          <table:table-cell office:value-type="float" office:value="186509">
            <text:p>186509</text:p>
          </table:table-cell>
          <table:table-cell office:value-type="float" office:value="175459">
            <text:p>175459</text:p>
          </table:table-cell>
          <table:table-cell office:value-type="float" office:value="169769">
            <text:p>169769</text:p>
          </table:table-cell>
          <table:table-cell office:value-type="float" office:value="178763">
            <text:p>178763</text:p>
          </table:table-cell>
          <table:table-cell office:value-type="float" office:value="170720">
            <text:p>170720</text:p>
          </table:table-cell>
          <table:table-cell office:value-type="float" office:value="181528">
            <text:p>181528</text:p>
          </table:table-cell>
          <table:table-cell office:value-type="float" office:value="158019">
            <text:p>158019</text:p>
          </table:table-cell>
          <table:table-cell office:value-type="float" office:value="204413">
            <text:p>204413</text:p>
          </table:table-cell>
          <table:table-cell office:value-type="float" office:value="202577">
            <text:p>202577</text:p>
          </table:table-cell>
          <table:table-cell office:value-type="float" office:value="197244">
            <text:p>197244</text:p>
          </table:table-cell>
          <table:table-cell office:value-type="float" office:value="195799">
            <text:p>195799</text:p>
          </table:table-cell>
          <table:table-cell office:value-type="float" office:value="241469">
            <text:p>241469</text:p>
          </table:table-cell>
          <table:table-cell office:value-type="float" office:value="242324">
            <text:p>242324</text:p>
          </table:table-cell>
          <table:table-cell office:value-type="float" office:value="231512">
            <text:p>231512</text:p>
          </table:table-cell>
          <table:table-cell office:value-type="float" office:value="236208">
            <text:p>236208</text:p>
          </table:table-cell>
          <table:table-cell office:value-type="float" office:value="240694">
            <text:p>240694</text:p>
          </table:table-cell>
          <table:table-cell office:value-type="float" office:value="231935">
            <text:p>231935</text:p>
          </table:table-cell>
          <table:table-cell office:value-type="float" office:value="258553">
            <text:p>258553</text:p>
          </table:table-cell>
          <table:table-cell office:value-type="float" office:value="250273">
            <text:p>250273</text:p>
          </table:table-cell>
          <table:table-cell office:value-type="float" office:value="280599">
            <text:p>280599</text:p>
          </table:table-cell>
          <table:table-cell office:value-type="float" office:value="242574">
            <text:p>242574</text:p>
          </table:table-cell>
          <table:table-cell office:value-type="float" office:value="238676">
            <text:p>238676</text:p>
          </table:table-cell>
          <table:table-cell office:value-type="float" office:value="228057">
            <text:p>228057</text:p>
          </table:table-cell>
          <table:table-cell office:value-type="float" office:value="298248">
            <text:p>298248</text:p>
          </table:table-cell>
          <table:table-cell office:value-type="float" office:value="295769">
            <text:p>295769</text:p>
          </table:table-cell>
          <table:table-cell office:value-type="float" office:value="275774">
            <text:p>275774</text:p>
          </table:table-cell>
          <table:table-cell office:value-type="float" office:value="294924">
            <text:p>294924</text:p>
          </table:table-cell>
          <table:table-cell office:value-type="float" office:value="286578">
            <text:p>286578</text:p>
          </table:table-cell>
          <table:table-cell office:value-type="float" office:value="309734.5">
            <text:p>309734,5</text:p>
          </table:table-cell>
          <table:table-cell office:value-type="float" office:value="316884.4">
            <text:p>316884,4</text:p>
          </table:table-cell>
          <table:table-cell office:value-type="float" office:value="308864.1">
            <text:p>308864,1</text:p>
          </table:table-cell>
          <table:table-cell office:value-type="float" office:value="341613">
            <text:p>341613</text:p>
          </table:table-cell>
          <table:table-cell office:value-type="float" office:value="368219">
            <text:p>368219</text:p>
          </table:table-cell>
          <table:table-cell office:value-type="float" office:value="324638">
            <text:p>324638</text:p>
          </table:table-cell>
          <table:table-cell office:value-type="float" office:value="339620">
            <text:p>339620</text:p>
          </table:table-cell>
          <table:table-cell office:value-type="float" office:value="402664">
            <text:p>402664</text:p>
          </table:table-cell>
          <table:table-cell office:value-type="float" office:value="409525">
            <text:p>409525</text:p>
          </table:table-cell>
          <table:table-cell office:value-type="float" office:value="398684.2">
            <text:p>398684,2</text:p>
          </table:table-cell>
          <table:table-cell office:value-type="float" office:value="405738.4">
            <text:p>405738,4</text:p>
          </table:table-cell>
          <table:table-cell office:value-type="float" office:value="393192">
            <text:p>393192</text:p>
          </table:table-cell>
          <table:table-cell office:value-type="float" office:value="407794.65">
            <text:p>407794,65</text:p>
          </table:table-cell>
          <table:table-cell office:value-type="float" office:value="423951.97">
            <text:p>423951,97</text:p>
          </table:table-cell>
          <table:table-cell office:value-type="float" office:value="413219.59">
            <text:p>413219,59</text:p>
          </table:table-cell>
          <table:table-cell office:value-type="float" office:value="486943.93">
            <text:p>486943,93</text:p>
          </table:table-cell>
          <table:table-cell office:value-type="float" office:value="518241.68">
            <text:p>518241,68</text:p>
          </table:table-cell>
          <table:table-cell office:value-type="float" office:value="435957.59">
            <text:p>435957,59</text:p>
          </table:table-cell>
          <table:table-cell office:value-type="float" office:value="468241">
            <text:p>468241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LA PALESTINA </text:p>
          </table:table-cell>
          <table:table-cell office:value-type="string">
            <text:p>Municipio</text:p>
          </table:table-cell>
          <table:table-cell office:value-type="float" office:value="85751">
            <text:p>85751</text:p>
          </table:table-cell>
          <table:table-cell office:value-type="float" office:value="100619">
            <text:p>100619</text:p>
          </table:table-cell>
          <table:table-cell office:value-type="float" office:value="91033">
            <text:p>91033</text:p>
          </table:table-cell>
          <table:table-cell office:value-type="float" office:value="96074">
            <text:p>96074</text:p>
          </table:table-cell>
          <table:table-cell office:value-type="float" office:value="103459">
            <text:p>103459</text:p>
          </table:table-cell>
          <table:table-cell office:value-type="float" office:value="109765">
            <text:p>109765</text:p>
          </table:table-cell>
          <table:table-cell office:value-type="float" office:value="105836">
            <text:p>105836</text:p>
          </table:table-cell>
          <table:table-cell office:value-type="float" office:value="102511">
            <text:p>102511</text:p>
          </table:table-cell>
          <table:table-cell office:value-type="float" office:value="103164">
            <text:p>103164</text:p>
          </table:table-cell>
          <table:table-cell office:value-type="float" office:value="109688">
            <text:p>109688</text:p>
          </table:table-cell>
          <table:table-cell office:value-type="float" office:value="105525">
            <text:p>105525</text:p>
          </table:table-cell>
          <table:table-cell office:value-type="float" office:value="113700">
            <text:p>113700</text:p>
          </table:table-cell>
          <table:table-cell office:value-type="float" office:value="112340">
            <text:p>112340</text:p>
          </table:table-cell>
          <table:table-cell office:value-type="float" office:value="124689">
            <text:p>124689</text:p>
          </table:table-cell>
          <table:table-cell office:value-type="float" office:value="118583">
            <text:p>118583</text:p>
          </table:table-cell>
          <table:table-cell office:value-type="float" office:value="120259">
            <text:p>120259</text:p>
          </table:table-cell>
          <table:table-cell office:value-type="float" office:value="144190">
            <text:p>144190</text:p>
          </table:table-cell>
          <table:table-cell office:value-type="float" office:value="150930">
            <text:p>150930</text:p>
          </table:table-cell>
          <table:table-cell office:value-type="float" office:value="141988">
            <text:p>141988</text:p>
          </table:table-cell>
          <table:table-cell office:value-type="float" office:value="137384">
            <text:p>137384</text:p>
          </table:table-cell>
          <table:table-cell office:value-type="float" office:value="144662">
            <text:p>144662</text:p>
          </table:table-cell>
          <table:table-cell office:value-type="float" office:value="138153">
            <text:p>138153</text:p>
          </table:table-cell>
          <table:table-cell office:value-type="float" office:value="146900">
            <text:p>146900</text:p>
          </table:table-cell>
          <table:table-cell office:value-type="float" office:value="127875">
            <text:p>127875</text:p>
          </table:table-cell>
          <table:table-cell office:value-type="float" office:value="165419">
            <text:p>165419</text:p>
          </table:table-cell>
          <table:table-cell office:value-type="float" office:value="163933">
            <text:p>163933</text:p>
          </table:table-cell>
          <table:table-cell office:value-type="float" office:value="160336">
            <text:p>160336</text:p>
          </table:table-cell>
          <table:table-cell office:value-type="float" office:value="158681">
            <text:p>158681</text:p>
          </table:table-cell>
          <table:table-cell office:value-type="float" office:value="195693">
            <text:p>195693</text:p>
          </table:table-cell>
          <table:table-cell office:value-type="float" office:value="196386">
            <text:p>196386</text:p>
          </table:table-cell>
          <table:table-cell office:value-type="float" office:value="187624">
            <text:p>187624</text:p>
          </table:table-cell>
          <table:table-cell office:value-type="float" office:value="191429">
            <text:p>191429</text:p>
          </table:table-cell>
          <table:table-cell office:value-type="float" office:value="195065">
            <text:p>195065</text:p>
          </table:table-cell>
          <table:table-cell office:value-type="float" office:value="187967">
            <text:p>187967</text:p>
          </table:table-cell>
          <table:table-cell office:value-type="float" office:value="209538">
            <text:p>209538</text:p>
          </table:table-cell>
          <table:table-cell office:value-type="float" office:value="202828">
            <text:p>202828</text:p>
          </table:table-cell>
          <table:table-cell office:value-type="float" office:value="227406">
            <text:p>227406</text:p>
          </table:table-cell>
          <table:table-cell office:value-type="float" office:value="196589">
            <text:p>196589</text:p>
          </table:table-cell>
          <table:table-cell office:value-type="float" office:value="193430">
            <text:p>193430</text:p>
          </table:table-cell>
          <table:table-cell office:value-type="float" office:value="184824">
            <text:p>184824</text:p>
          </table:table-cell>
          <table:table-cell office:value-type="float" office:value="241708">
            <text:p>241708</text:p>
          </table:table-cell>
          <table:table-cell office:value-type="float" office:value="239700">
            <text:p>239700</text:p>
          </table:table-cell>
          <table:table-cell office:value-type="float" office:value="223495">
            <text:p>223495</text:p>
          </table:table-cell>
          <table:table-cell office:value-type="float" office:value="239015">
            <text:p>239015</text:p>
          </table:table-cell>
          <table:table-cell office:value-type="float" office:value="232251">
            <text:p>232251</text:p>
          </table:table-cell>
          <table:table-cell office:value-type="float" office:value="251017.6">
            <text:p>251017,6</text:p>
          </table:table-cell>
          <table:table-cell office:value-type="float" office:value="256812.1">
            <text:p>256812,1</text:p>
          </table:table-cell>
          <table:table-cell office:value-type="float" office:value="250312.2">
            <text:p>250312,2</text:p>
          </table:table-cell>
          <table:table-cell office:value-type="float" office:value="276853">
            <text:p>276853</text:p>
          </table:table-cell>
          <table:table-cell office:value-type="float" office:value="298415">
            <text:p>298415</text:p>
          </table:table-cell>
          <table:table-cell office:value-type="float" office:value="263096">
            <text:p>263096</text:p>
          </table:table-cell>
          <table:table-cell office:value-type="float" office:value="275238">
            <text:p>275238</text:p>
          </table:table-cell>
          <table:table-cell office:value-type="float" office:value="326331">
            <text:p>326331</text:p>
          </table:table-cell>
          <table:table-cell office:value-type="float" office:value="331891">
            <text:p>331891</text:p>
          </table:table-cell>
          <table:table-cell office:value-type="float" office:value="323105">
            <text:p>323105</text:p>
          </table:table-cell>
          <table:table-cell office:value-type="float" office:value="328821.9">
            <text:p>328821,9</text:p>
          </table:table-cell>
          <table:table-cell office:value-type="float" office:value="318654">
            <text:p>318654</text:p>
          </table:table-cell>
          <table:table-cell office:value-type="float" office:value="330488.36">
            <text:p>330488,36</text:p>
          </table:table-cell>
          <table:table-cell office:value-type="float" office:value="343582.71">
            <text:p>343582,71</text:p>
          </table:table-cell>
          <table:table-cell office:value-type="float" office:value="334884.89">
            <text:p>334884,89</text:p>
          </table:table-cell>
          <table:table-cell office:value-type="float" office:value="394633.18">
            <text:p>394633,18</text:p>
          </table:table-cell>
          <table:table-cell office:value-type="float" office:value="419997.77">
            <text:p>419997,77</text:p>
          </table:table-cell>
          <table:table-cell office:value-type="float" office:value="353312.4">
            <text:p>353312,4</text:p>
          </table:table-cell>
          <table:table-cell office:value-type="float" office:value="379476">
            <text:p>379476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 PAQUITA </text:p>
          </table:table-cell>
          <table:table-cell office:value-type="string">
            <text:p>Municipio</text:p>
          </table:table-cell>
          <table:table-cell office:value-type="float" office:value="93342">
            <text:p>93342</text:p>
          </table:table-cell>
          <table:table-cell office:value-type="float" office:value="109527">
            <text:p>109527</text:p>
          </table:table-cell>
          <table:table-cell office:value-type="float" office:value="99092">
            <text:p>99092</text:p>
          </table:table-cell>
          <table:table-cell office:value-type="float" office:value="104579">
            <text:p>104579</text:p>
          </table:table-cell>
          <table:table-cell office:value-type="float" office:value="112618">
            <text:p>112618</text:p>
          </table:table-cell>
          <table:table-cell office:value-type="float" office:value="119482">
            <text:p>119482</text:p>
          </table:table-cell>
          <table:table-cell office:value-type="float" office:value="115206">
            <text:p>115206</text:p>
          </table:table-cell>
          <table:table-cell office:value-type="float" office:value="111586">
            <text:p>111586</text:p>
          </table:table-cell>
          <table:table-cell office:value-type="float" office:value="112296">
            <text:p>112296</text:p>
          </table:table-cell>
          <table:table-cell office:value-type="float" office:value="119398">
            <text:p>119398</text:p>
          </table:table-cell>
          <table:table-cell office:value-type="float" office:value="114867">
            <text:p>114867</text:p>
          </table:table-cell>
          <table:table-cell office:value-type="float" office:value="123765">
            <text:p>123765</text:p>
          </table:table-cell>
          <table:table-cell office:value-type="float" office:value="122285">
            <text:p>122285</text:p>
          </table:table-cell>
          <table:table-cell office:value-type="float" office:value="135727">
            <text:p>135727</text:p>
          </table:table-cell>
          <table:table-cell office:value-type="float" office:value="129081">
            <text:p>129081</text:p>
          </table:table-cell>
          <table:table-cell office:value-type="float" office:value="130905">
            <text:p>130905</text:p>
          </table:table-cell>
          <table:table-cell office:value-type="float" office:value="156955">
            <text:p>156955</text:p>
          </table:table-cell>
          <table:table-cell office:value-type="float" office:value="164291">
            <text:p>164291</text:p>
          </table:table-cell>
          <table:table-cell office:value-type="float" office:value="154558">
            <text:p>154558</text:p>
          </table:table-cell>
          <table:table-cell office:value-type="float" office:value="149546">
            <text:p>149546</text:p>
          </table:table-cell>
          <table:table-cell office:value-type="float" office:value="157469">
            <text:p>157469</text:p>
          </table:table-cell>
          <table:table-cell office:value-type="float" office:value="150384">
            <text:p>150384</text:p>
          </table:table-cell>
          <table:table-cell office:value-type="float" office:value="159904">
            <text:p>159904</text:p>
          </table:table-cell>
          <table:table-cell office:value-type="float" office:value="139196">
            <text:p>139196</text:p>
          </table:table-cell>
          <table:table-cell office:value-type="float" office:value="180063">
            <text:p>180063</text:p>
          </table:table-cell>
          <table:table-cell office:value-type="float" office:value="178446">
            <text:p>178446</text:p>
          </table:table-cell>
          <table:table-cell office:value-type="float" office:value="178078">
            <text:p>178078</text:p>
          </table:table-cell>
          <table:table-cell office:value-type="float" office:value="173878">
            <text:p>173878</text:p>
          </table:table-cell>
          <table:table-cell office:value-type="float" office:value="214435">
            <text:p>214435</text:p>
          </table:table-cell>
          <table:table-cell office:value-type="float" office:value="215194">
            <text:p>215194</text:p>
          </table:table-cell>
          <table:table-cell office:value-type="float" office:value="205593">
            <text:p>205593</text:p>
          </table:table-cell>
          <table:table-cell office:value-type="float" office:value="209763">
            <text:p>209763</text:p>
          </table:table-cell>
          <table:table-cell office:value-type="float" office:value="213747">
            <text:p>213747</text:p>
          </table:table-cell>
          <table:table-cell office:value-type="float" office:value="205969">
            <text:p>205969</text:p>
          </table:table-cell>
          <table:table-cell office:value-type="float" office:value="229606">
            <text:p>229606</text:p>
          </table:table-cell>
          <table:table-cell office:value-type="float" office:value="222254">
            <text:p>222254</text:p>
          </table:table-cell>
          <table:table-cell office:value-type="float" office:value="249185">
            <text:p>249185</text:p>
          </table:table-cell>
          <table:table-cell office:value-type="float" office:value="215416">
            <text:p>215416</text:p>
          </table:table-cell>
          <table:table-cell office:value-type="float" office:value="211955">
            <text:p>211955</text:p>
          </table:table-cell>
          <table:table-cell office:value-type="float" office:value="202525">
            <text:p>202525</text:p>
          </table:table-cell>
          <table:table-cell office:value-type="float" office:value="264857">
            <text:p>264857</text:p>
          </table:table-cell>
          <table:table-cell office:value-type="float" office:value="262656">
            <text:p>262656</text:p>
          </table:table-cell>
          <table:table-cell office:value-type="float" office:value="244900">
            <text:p>244900</text:p>
          </table:table-cell>
          <table:table-cell office:value-type="float" office:value="261906">
            <text:p>261906</text:p>
          </table:table-cell>
          <table:table-cell office:value-type="float" office:value="254494">
            <text:p>254494</text:p>
          </table:table-cell>
          <table:table-cell office:value-type="float" office:value="275058.2">
            <text:p>275058,2</text:p>
          </table:table-cell>
          <table:table-cell office:value-type="float" office:value="281407.6">
            <text:p>281407,6</text:p>
          </table:table-cell>
          <table:table-cell office:value-type="float" office:value="274285.2">
            <text:p>274285,2</text:p>
          </table:table-cell>
          <table:table-cell office:value-type="float" office:value="303368">
            <text:p>303368</text:p>
          </table:table-cell>
          <table:table-cell office:value-type="float" office:value="326995">
            <text:p>326995</text:p>
          </table:table-cell>
          <table:table-cell office:value-type="float" office:value="288293">
            <text:p>288293</text:p>
          </table:table-cell>
          <table:table-cell office:value-type="float" office:value="301598">
            <text:p>301598</text:p>
          </table:table-cell>
          <table:table-cell office:value-type="float" office:value="357584">
            <text:p>357584</text:p>
          </table:table-cell>
          <table:table-cell office:value-type="float" office:value="363677">
            <text:p>363677</text:p>
          </table:table-cell>
          <table:table-cell office:value-type="float" office:value="354049.5">
            <text:p>354049,5</text:p>
          </table:table-cell>
          <table:table-cell office:value-type="float" office:value="360313.9">
            <text:p>360313,9</text:p>
          </table:table-cell>
          <table:table-cell office:value-type="float" office:value="349172.2">
            <text:p>349172,2</text:p>
          </table:table-cell>
          <table:table-cell office:value-type="float" office:value="362140">
            <text:p>362140</text:p>
          </table:table-cell>
          <table:table-cell office:value-type="float" office:value="376488.42">
            <text:p>376488,42</text:p>
          </table:table-cell>
          <table:table-cell office:value-type="float" office:value="366957.59">
            <text:p>366957,59</text:p>
          </table:table-cell>
          <table:table-cell office:value-type="float" office:value="432428.12">
            <text:p>432428,12</text:p>
          </table:table-cell>
          <table:table-cell office:value-type="float" office:value="460221.93">
            <text:p>460221,93</text:p>
          </table:table-cell>
          <table:table-cell office:value-type="float" office:value="387149.95">
            <text:p>387149,95</text:p>
          </table:table-cell>
          <table:table-cell office:value-type="float" office:value="415819">
            <text:p>415819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 PARA </text:p>
          </table:table-cell>
          <table:table-cell office:value-type="string">
            <text:p>Municipio</text:p>
          </table:table-cell>
          <table:table-cell office:value-type="float" office:value="168086">
            <text:p>168086</text:p>
          </table:table-cell>
          <table:table-cell office:value-type="float" office:value="197231">
            <text:p>197231</text:p>
          </table:table-cell>
          <table:table-cell office:value-type="float" office:value="178440">
            <text:p>178440</text:p>
          </table:table-cell>
          <table:table-cell office:value-type="float" office:value="188321">
            <text:p>188321</text:p>
          </table:table-cell>
          <table:table-cell office:value-type="float" office:value="202798">
            <text:p>202798</text:p>
          </table:table-cell>
          <table:table-cell office:value-type="float" office:value="215158">
            <text:p>215158</text:p>
          </table:table-cell>
          <table:table-cell office:value-type="float" office:value="207458">
            <text:p>207458</text:p>
          </table:table-cell>
          <table:table-cell office:value-type="float" office:value="200939">
            <text:p>200939</text:p>
          </table:table-cell>
          <table:table-cell office:value-type="float" office:value="202218">
            <text:p>202218</text:p>
          </table:table-cell>
          <table:table-cell office:value-type="float" office:value="215007">
            <text:p>215007</text:p>
          </table:table-cell>
          <table:table-cell office:value-type="float" office:value="206846">
            <text:p>206846</text:p>
          </table:table-cell>
          <table:table-cell office:value-type="float" office:value="222871">
            <text:p>222871</text:p>
          </table:table-cell>
          <table:table-cell office:value-type="float" office:value="220206">
            <text:p>220206</text:p>
          </table:table-cell>
          <table:table-cell office:value-type="float" office:value="244412">
            <text:p>244412</text:p>
          </table:table-cell>
          <table:table-cell office:value-type="float" office:value="232443">
            <text:p>232443</text:p>
          </table:table-cell>
          <table:table-cell office:value-type="float" office:value="235728">
            <text:p>235728</text:p>
          </table:table-cell>
          <table:table-cell office:value-type="float" office:value="282637">
            <text:p>282637</text:p>
          </table:table-cell>
          <table:table-cell office:value-type="float" office:value="295849">
            <text:p>295849</text:p>
          </table:table-cell>
          <table:table-cell office:value-type="float" office:value="278321">
            <text:p>278321</text:p>
          </table:table-cell>
          <table:table-cell office:value-type="float" office:value="269296">
            <text:p>269296</text:p>
          </table:table-cell>
          <table:table-cell office:value-type="float" office:value="283563">
            <text:p>283563</text:p>
          </table:table-cell>
          <table:table-cell office:value-type="float" office:value="270804">
            <text:p>270804</text:p>
          </table:table-cell>
          <table:table-cell office:value-type="float" office:value="287948">
            <text:p>287948</text:p>
          </table:table-cell>
          <table:table-cell office:value-type="float" office:value="250658">
            <text:p>250658</text:p>
          </table:table-cell>
          <table:table-cell office:value-type="float" office:value="324249">
            <text:p>324249</text:p>
          </table:table-cell>
          <table:table-cell office:value-type="float" office:value="321337">
            <text:p>321337</text:p>
          </table:table-cell>
          <table:table-cell office:value-type="float" office:value="317033">
            <text:p>317033</text:p>
          </table:table-cell>
          <table:table-cell office:value-type="float" office:value="311932">
            <text:p>311932</text:p>
          </table:table-cell>
          <table:table-cell office:value-type="float" office:value="384690">
            <text:p>384690</text:p>
          </table:table-cell>
          <table:table-cell office:value-type="float" office:value="386051">
            <text:p>386051</text:p>
          </table:table-cell>
          <table:table-cell office:value-type="float" office:value="368828">
            <text:p>368828</text:p>
          </table:table-cell>
          <table:table-cell office:value-type="float" office:value="376308">
            <text:p>376308</text:p>
          </table:table-cell>
          <table:table-cell office:value-type="float" office:value="383456">
            <text:p>383456</text:p>
          </table:table-cell>
          <table:table-cell office:value-type="float" office:value="369501">
            <text:p>369501</text:p>
          </table:table-cell>
          <table:table-cell office:value-type="float" office:value="411906">
            <text:p>411906</text:p>
          </table:table-cell>
          <table:table-cell office:value-type="float" office:value="398716">
            <text:p>398716</text:p>
          </table:table-cell>
          <table:table-cell office:value-type="float" office:value="447030">
            <text:p>447030</text:p>
          </table:table-cell>
          <table:table-cell office:value-type="float" office:value="386450">
            <text:p>386450</text:p>
          </table:table-cell>
          <table:table-cell office:value-type="float" office:value="380240">
            <text:p>380240</text:p>
          </table:table-cell>
          <table:table-cell office:value-type="float" office:value="363323">
            <text:p>363323</text:p>
          </table:table-cell>
          <table:table-cell office:value-type="float" office:value="475145">
            <text:p>475145</text:p>
          </table:table-cell>
          <table:table-cell office:value-type="float" office:value="471197">
            <text:p>471197</text:p>
          </table:table-cell>
          <table:table-cell office:value-type="float" office:value="439343">
            <text:p>439343</text:p>
          </table:table-cell>
          <table:table-cell office:value-type="float" office:value="469851">
            <text:p>469851</text:p>
          </table:table-cell>
          <table:table-cell office:value-type="float" office:value="456554">
            <text:p>456554</text:p>
          </table:table-cell>
          <table:table-cell office:value-type="float" office:value="493445.4">
            <text:p>493445,4</text:p>
          </table:table-cell>
          <table:table-cell office:value-type="float" office:value="504836.1">
            <text:p>504836,1</text:p>
          </table:table-cell>
          <table:table-cell office:value-type="float" office:value="492059.8">
            <text:p>492059,8</text:p>
          </table:table-cell>
          <table:table-cell office:value-type="float" office:value="544232">
            <text:p>544232</text:p>
          </table:table-cell>
          <table:table-cell office:value-type="float" office:value="586619">
            <text:p>586619</text:p>
          </table:table-cell>
          <table:table-cell office:value-type="float" office:value="517189">
            <text:p>517189</text:p>
          </table:table-cell>
          <table:table-cell office:value-type="float" office:value="541057">
            <text:p>541057</text:p>
          </table:table-cell>
          <table:table-cell office:value-type="float" office:value="641494">
            <text:p>641494</text:p>
          </table:table-cell>
          <table:table-cell office:value-type="float" office:value="652424">
            <text:p>652424</text:p>
          </table:table-cell>
          <table:table-cell office:value-type="float" office:value="635153.3">
            <text:p>635153,3</text:p>
          </table:table-cell>
          <table:table-cell office:value-type="float" office:value="646391.5">
            <text:p>646391,5</text:p>
          </table:table-cell>
          <table:table-cell office:value-type="float" office:value="626403.6">
            <text:p>626403,6</text:p>
          </table:table-cell>
          <table:table-cell office:value-type="float" office:value="649667.39">
            <text:p>649667,39</text:p>
          </table:table-cell>
          <table:table-cell office:value-type="float" office:value="675408">
            <text:p>675408</text:p>
          </table:table-cell>
          <table:table-cell office:value-type="float" office:value="658310">
            <text:p>658310</text:p>
          </table:table-cell>
          <table:table-cell office:value-type="float" office:value="775761.99">
            <text:p>775761,99</text:p>
          </table:table-cell>
          <table:table-cell office:value-type="float" office:value="825623.2">
            <text:p>825623,2</text:p>
          </table:table-cell>
          <table:table-cell office:value-type="float" office:value="694534.43">
            <text:p>694534,43</text:p>
          </table:table-cell>
          <table:table-cell office:value-type="float" office:value="745967">
            <text:p>745967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A PAZ </text:p>
          </table:table-cell>
          <table:table-cell office:value-type="string">
            <text:p>Municipio</text:p>
          </table:table-cell>
          <table:table-cell office:value-type="float" office:value="149397">
            <text:p>149397</text:p>
          </table:table-cell>
          <table:table-cell office:value-type="float" office:value="175301">
            <text:p>175301</text:p>
          </table:table-cell>
          <table:table-cell office:value-type="float" office:value="158599">
            <text:p>158599</text:p>
          </table:table-cell>
          <table:table-cell office:value-type="float" office:value="167381">
            <text:p>167381</text:p>
          </table:table-cell>
          <table:table-cell office:value-type="float" office:value="180249">
            <text:p>180249</text:p>
          </table:table-cell>
          <table:table-cell office:value-type="float" office:value="191234">
            <text:p>191234</text:p>
          </table:table-cell>
          <table:table-cell office:value-type="float" office:value="184390">
            <text:p>184390</text:p>
          </table:table-cell>
          <table:table-cell office:value-type="float" office:value="178597">
            <text:p>178597</text:p>
          </table:table-cell>
          <table:table-cell office:value-type="float" office:value="179733">
            <text:p>179733</text:p>
          </table:table-cell>
          <table:table-cell office:value-type="float" office:value="191101">
            <text:p>191101</text:p>
          </table:table-cell>
          <table:table-cell office:value-type="float" office:value="183847">
            <text:p>183847</text:p>
          </table:table-cell>
          <table:table-cell office:value-type="float" office:value="198090">
            <text:p>198090</text:p>
          </table:table-cell>
          <table:table-cell office:value-type="float" office:value="195721">
            <text:p>195721</text:p>
          </table:table-cell>
          <table:table-cell office:value-type="float" office:value="217235">
            <text:p>217235</text:p>
          </table:table-cell>
          <table:table-cell office:value-type="float" office:value="206597">
            <text:p>206597</text:p>
          </table:table-cell>
          <table:table-cell office:value-type="float" office:value="209517">
            <text:p>209517</text:p>
          </table:table-cell>
          <table:table-cell office:value-type="float" office:value="251211">
            <text:p>251211</text:p>
          </table:table-cell>
          <table:table-cell office:value-type="float" office:value="262953">
            <text:p>262953</text:p>
          </table:table-cell>
          <table:table-cell office:value-type="float" office:value="247375">
            <text:p>247375</text:p>
          </table:table-cell>
          <table:table-cell office:value-type="float" office:value="239353">
            <text:p>239353</text:p>
          </table:table-cell>
          <table:table-cell office:value-type="float" office:value="252033">
            <text:p>252033</text:p>
          </table:table-cell>
          <table:table-cell office:value-type="float" office:value="240693">
            <text:p>240693</text:p>
          </table:table-cell>
          <table:table-cell office:value-type="float" office:value="255931">
            <text:p>255931</text:p>
          </table:table-cell>
          <table:table-cell office:value-type="float" office:value="222787">
            <text:p>222787</text:p>
          </table:table-cell>
          <table:table-cell office:value-type="float" office:value="288196">
            <text:p>288196</text:p>
          </table:table-cell>
          <table:table-cell office:value-type="float" office:value="285608">
            <text:p>285608</text:p>
          </table:table-cell>
          <table:table-cell office:value-type="float" office:value="277408">
            <text:p>277408</text:p>
          </table:table-cell>
          <table:table-cell office:value-type="float" office:value="275831">
            <text:p>275831</text:p>
          </table:table-cell>
          <table:table-cell office:value-type="float" office:value="340168">
            <text:p>340168</text:p>
          </table:table-cell>
          <table:table-cell office:value-type="float" office:value="341372">
            <text:p>341372</text:p>
          </table:table-cell>
          <table:table-cell office:value-type="float" office:value="326142">
            <text:p>326142</text:p>
          </table:table-cell>
          <table:table-cell office:value-type="float" office:value="332756">
            <text:p>332756</text:p>
          </table:table-cell>
          <table:table-cell office:value-type="float" office:value="339077">
            <text:p>339077</text:p>
          </table:table-cell>
          <table:table-cell office:value-type="float" office:value="326738">
            <text:p>326738</text:p>
          </table:table-cell>
          <table:table-cell office:value-type="float" office:value="364235">
            <text:p>364235</text:p>
          </table:table-cell>
          <table:table-cell office:value-type="float" office:value="352571">
            <text:p>352571</text:p>
          </table:table-cell>
          <table:table-cell office:value-type="float" office:value="395293">
            <text:p>395293</text:p>
          </table:table-cell>
          <table:table-cell office:value-type="float" office:value="341725">
            <text:p>341725</text:p>
          </table:table-cell>
          <table:table-cell office:value-type="float" office:value="336233">
            <text:p>336233</text:p>
          </table:table-cell>
          <table:table-cell office:value-type="float" office:value="321274">
            <text:p>321274</text:p>
          </table:table-cell>
          <table:table-cell office:value-type="float" office:value="420155">
            <text:p>420155</text:p>
          </table:table-cell>
          <table:table-cell office:value-type="float" office:value="416663">
            <text:p>416663</text:p>
          </table:table-cell>
          <table:table-cell office:value-type="float" office:value="388496">
            <text:p>388496</text:p>
          </table:table-cell>
          <table:table-cell office:value-type="float" office:value="415473">
            <text:p>415473</text:p>
          </table:table-cell>
          <table:table-cell office:value-type="float" office:value="403715">
            <text:p>403715</text:p>
          </table:table-cell>
          <table:table-cell office:value-type="float" office:value="436337">
            <text:p>436337</text:p>
          </table:table-cell>
          <table:table-cell office:value-type="float" office:value="446409.4">
            <text:p>446409,4</text:p>
          </table:table-cell>
          <table:table-cell office:value-type="float" office:value="435110.8">
            <text:p>435110,8</text:p>
          </table:table-cell>
          <table:table-cell office:value-type="float" office:value="481246">
            <text:p>481246</text:p>
          </table:table-cell>
          <table:table-cell office:value-type="float" office:value="518727">
            <text:p>518727</text:p>
          </table:table-cell>
          <table:table-cell office:value-type="float" office:value="457332">
            <text:p>457332</text:p>
          </table:table-cell>
          <table:table-cell office:value-type="float" office:value="478439">
            <text:p>478439</text:p>
          </table:table-cell>
          <table:table-cell office:value-type="float" office:value="567252">
            <text:p>567252</text:p>
          </table:table-cell>
          <table:table-cell office:value-type="float" office:value="576916">
            <text:p>576916</text:p>
          </table:table-cell>
          <table:table-cell office:value-type="float" office:value="561644.5">
            <text:p>561644,5</text:p>
          </table:table-cell>
          <table:table-cell office:value-type="float" office:value="571582">
            <text:p>571582</text:p>
          </table:table-cell>
          <table:table-cell office:value-type="float" office:value="553907.4">
            <text:p>553907,4</text:p>
          </table:table-cell>
          <table:table-cell office:value-type="float" office:value="574478.8">
            <text:p>574478,8</text:p>
          </table:table-cell>
          <table:table-cell office:value-type="float" office:value="597240.34">
            <text:p>597240,34</text:p>
          </table:table-cell>
          <table:table-cell office:value-type="float" office:value="582121.16">
            <text:p>582121,16</text:p>
          </table:table-cell>
          <table:table-cell office:value-type="float" office:value="685979.97">
            <text:p>685979,97</text:p>
          </table:table-cell>
          <table:table-cell office:value-type="float" office:value="730070.54">
            <text:p>730070,54</text:p>
          </table:table-cell>
          <table:table-cell office:value-type="float" office:value="614153.2">
            <text:p>614153,2</text:p>
          </table:table-cell>
          <table:table-cell office:value-type="float" office:value="659633">
            <text:p>659633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LA PLAYOSA </text:p>
          </table:table-cell>
          <table:table-cell office:value-type="string">
            <text:p>Municipio</text:p>
          </table:table-cell>
          <table:table-cell office:value-type="float" office:value="136882">
            <text:p>136882</text:p>
          </table:table-cell>
          <table:table-cell office:value-type="float" office:value="160616">
            <text:p>160616</text:p>
          </table:table-cell>
          <table:table-cell office:value-type="float" office:value="145313">
            <text:p>145313</text:p>
          </table:table-cell>
          <table:table-cell office:value-type="float" office:value="153360">
            <text:p>153360</text:p>
          </table:table-cell>
          <table:table-cell office:value-type="float" office:value="165149">
            <text:p>165149</text:p>
          </table:table-cell>
          <table:table-cell office:value-type="float" office:value="175214">
            <text:p>175214</text:p>
          </table:table-cell>
          <table:table-cell office:value-type="float" office:value="168944">
            <text:p>168944</text:p>
          </table:table-cell>
          <table:table-cell office:value-type="float" office:value="163635">
            <text:p>163635</text:p>
          </table:table-cell>
          <table:table-cell office:value-type="float" office:value="164677">
            <text:p>164677</text:p>
          </table:table-cell>
          <table:table-cell office:value-type="float" office:value="175092">
            <text:p>175092</text:p>
          </table:table-cell>
          <table:table-cell office:value-type="float" office:value="168446">
            <text:p>168446</text:p>
          </table:table-cell>
          <table:table-cell office:value-type="float" office:value="181496">
            <text:p>181496</text:p>
          </table:table-cell>
          <table:table-cell office:value-type="float" office:value="179326">
            <text:p>179326</text:p>
          </table:table-cell>
          <table:table-cell office:value-type="float" office:value="199038">
            <text:p>199038</text:p>
          </table:table-cell>
          <table:table-cell office:value-type="float" office:value="189291">
            <text:p>189291</text:p>
          </table:table-cell>
          <table:table-cell office:value-type="float" office:value="191966">
            <text:p>191966</text:p>
          </table:table-cell>
          <table:table-cell office:value-type="float" office:value="230167">
            <text:p>230167</text:p>
          </table:table-cell>
          <table:table-cell office:value-type="float" office:value="240925">
            <text:p>240925</text:p>
          </table:table-cell>
          <table:table-cell office:value-type="float" office:value="226652">
            <text:p>226652</text:p>
          </table:table-cell>
          <table:table-cell office:value-type="float" office:value="219302">
            <text:p>219302</text:p>
          </table:table-cell>
          <table:table-cell office:value-type="float" office:value="230920">
            <text:p>230920</text:p>
          </table:table-cell>
          <table:table-cell office:value-type="float" office:value="220530">
            <text:p>220530</text:p>
          </table:table-cell>
          <table:table-cell office:value-type="float" office:value="234492">
            <text:p>234492</text:p>
          </table:table-cell>
          <table:table-cell office:value-type="float" office:value="204124">
            <text:p>204124</text:p>
          </table:table-cell>
          <table:table-cell office:value-type="float" office:value="264054">
            <text:p>264054</text:p>
          </table:table-cell>
          <table:table-cell office:value-type="float" office:value="261682">
            <text:p>261682</text:p>
          </table:table-cell>
          <table:table-cell office:value-type="float" office:value="255524">
            <text:p>255524</text:p>
          </table:table-cell>
          <table:table-cell office:value-type="float" office:value="253163">
            <text:p>253163</text:p>
          </table:table-cell>
          <table:table-cell office:value-type="float" office:value="312214">
            <text:p>312214</text:p>
          </table:table-cell>
          <table:table-cell office:value-type="float" office:value="313318">
            <text:p>313318</text:p>
          </table:table-cell>
          <table:table-cell office:value-type="float" office:value="299340">
            <text:p>299340</text:p>
          </table:table-cell>
          <table:table-cell office:value-type="float" office:value="305411">
            <text:p>305411</text:p>
          </table:table-cell>
          <table:table-cell office:value-type="float" office:value="311212">
            <text:p>311212</text:p>
          </table:table-cell>
          <table:table-cell office:value-type="float" office:value="299887">
            <text:p>299887</text:p>
          </table:table-cell>
          <table:table-cell office:value-type="float" office:value="334302">
            <text:p>334302</text:p>
          </table:table-cell>
          <table:table-cell office:value-type="float" office:value="323597">
            <text:p>323597</text:p>
          </table:table-cell>
          <table:table-cell office:value-type="float" office:value="362808">
            <text:p>362808</text:p>
          </table:table-cell>
          <table:table-cell office:value-type="float" office:value="313642">
            <text:p>313642</text:p>
          </table:table-cell>
          <table:table-cell office:value-type="float" office:value="308602">
            <text:p>308602</text:p>
          </table:table-cell>
          <table:table-cell office:value-type="float" office:value="294872">
            <text:p>294872</text:p>
          </table:table-cell>
          <table:table-cell office:value-type="float" office:value="385627">
            <text:p>385627</text:p>
          </table:table-cell>
          <table:table-cell office:value-type="float" office:value="382422">
            <text:p>382422</text:p>
          </table:table-cell>
          <table:table-cell office:value-type="float" office:value="356569">
            <text:p>356569</text:p>
          </table:table-cell>
          <table:table-cell office:value-type="float" office:value="381330">
            <text:p>381330</text:p>
          </table:table-cell>
          <table:table-cell office:value-type="float" office:value="370538">
            <text:p>370538</text:p>
          </table:table-cell>
          <table:table-cell office:value-type="float" office:value="400479.2">
            <text:p>400479,2</text:p>
          </table:table-cell>
          <table:table-cell office:value-type="float" office:value="409723.9">
            <text:p>409723,9</text:p>
          </table:table-cell>
          <table:table-cell office:value-type="float" office:value="399353.8">
            <text:p>399353,8</text:p>
          </table:table-cell>
          <table:table-cell office:value-type="float" office:value="441697">
            <text:p>441697</text:p>
          </table:table-cell>
          <table:table-cell office:value-type="float" office:value="476099">
            <text:p>476099</text:p>
          </table:table-cell>
          <table:table-cell office:value-type="float" office:value="419749">
            <text:p>419749</text:p>
          </table:table-cell>
          <table:table-cell office:value-type="float" office:value="439121">
            <text:p>439121</text:p>
          </table:table-cell>
          <table:table-cell office:value-type="float" office:value="520635">
            <text:p>520635</text:p>
          </table:table-cell>
          <table:table-cell office:value-type="float" office:value="529506">
            <text:p>529506</text:p>
          </table:table-cell>
          <table:table-cell office:value-type="float" office:value="515489.1">
            <text:p>515489,1</text:p>
          </table:table-cell>
          <table:table-cell office:value-type="float" office:value="524609.9">
            <text:p>524609,9</text:p>
          </table:table-cell>
          <table:table-cell office:value-type="float" office:value="508387.8">
            <text:p>508387,8</text:p>
          </table:table-cell>
          <table:table-cell office:value-type="float" office:value="527268.64">
            <text:p>527268,64</text:p>
          </table:table-cell>
          <table:table-cell office:value-type="float" office:value="548159.66">
            <text:p>548159,66</text:p>
          </table:table-cell>
          <table:table-cell office:value-type="float" office:value="534282.96">
            <text:p>534282,96</text:p>
          </table:table-cell>
          <table:table-cell office:value-type="float" office:value="629606.74">
            <text:p>629606,74</text:p>
          </table:table-cell>
          <table:table-cell office:value-type="float" office:value="670073.98">
            <text:p>670073,98</text:p>
          </table:table-cell>
          <table:table-cell office:value-type="float" office:value="563682.63">
            <text:p>563682,63</text:p>
          </table:table-cell>
          <table:table-cell office:value-type="float" office:value="605425">
            <text:p>605425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 PUERTA </text:p>
          </table:table-cell>
          <table:table-cell office:value-type="string">
            <text:p>Municipio</text:p>
          </table:table-cell>
          <table:table-cell office:value-type="float" office:value="130158">
            <text:p>130158</text:p>
          </table:table-cell>
          <table:table-cell office:value-type="float" office:value="152726">
            <text:p>152726</text:p>
          </table:table-cell>
          <table:table-cell office:value-type="float" office:value="138175">
            <text:p>138175</text:p>
          </table:table-cell>
          <table:table-cell office:value-type="float" office:value="145826">
            <text:p>145826</text:p>
          </table:table-cell>
          <table:table-cell office:value-type="float" office:value="157037">
            <text:p>157037</text:p>
          </table:table-cell>
          <table:table-cell office:value-type="float" office:value="166607">
            <text:p>166607</text:p>
          </table:table-cell>
          <table:table-cell office:value-type="float" office:value="160645">
            <text:p>160645</text:p>
          </table:table-cell>
          <table:table-cell office:value-type="float" office:value="155597">
            <text:p>155597</text:p>
          </table:table-cell>
          <table:table-cell office:value-type="float" office:value="156588">
            <text:p>156588</text:p>
          </table:table-cell>
          <table:table-cell office:value-type="float" office:value="166491">
            <text:p>166491</text:p>
          </table:table-cell>
          <table:table-cell office:value-type="float" office:value="160172">
            <text:p>160172</text:p>
          </table:table-cell>
          <table:table-cell office:value-type="float" office:value="172581">
            <text:p>172581</text:p>
          </table:table-cell>
          <table:table-cell office:value-type="float" office:value="170517">
            <text:p>170517</text:p>
          </table:table-cell>
          <table:table-cell office:value-type="float" office:value="189260">
            <text:p>189260</text:p>
          </table:table-cell>
          <table:table-cell office:value-type="float" office:value="179992">
            <text:p>179992</text:p>
          </table:table-cell>
          <table:table-cell office:value-type="float" office:value="182536">
            <text:p>182536</text:p>
          </table:table-cell>
          <table:table-cell office:value-type="float" office:value="218860">
            <text:p>218860</text:p>
          </table:table-cell>
          <table:table-cell office:value-type="float" office:value="229090">
            <text:p>229090</text:p>
          </table:table-cell>
          <table:table-cell office:value-type="float" office:value="215518">
            <text:p>215518</text:p>
          </table:table-cell>
          <table:table-cell office:value-type="float" office:value="208529">
            <text:p>208529</text:p>
          </table:table-cell>
          <table:table-cell office:value-type="float" office:value="219577">
            <text:p>219577</text:p>
          </table:table-cell>
          <table:table-cell office:value-type="float" office:value="209697">
            <text:p>209697</text:p>
          </table:table-cell>
          <table:table-cell office:value-type="float" office:value="222973">
            <text:p>222973</text:p>
          </table:table-cell>
          <table:table-cell office:value-type="float" office:value="194097">
            <text:p>194097</text:p>
          </table:table-cell>
          <table:table-cell office:value-type="float" office:value="251082">
            <text:p>251082</text:p>
          </table:table-cell>
          <table:table-cell office:value-type="float" office:value="248828">
            <text:p>248828</text:p>
          </table:table-cell>
          <table:table-cell office:value-type="float" office:value="244728">
            <text:p>244728</text:p>
          </table:table-cell>
          <table:table-cell office:value-type="float" office:value="241296">
            <text:p>241296</text:p>
          </table:table-cell>
          <table:table-cell office:value-type="float" office:value="297579">
            <text:p>297579</text:p>
          </table:table-cell>
          <table:table-cell office:value-type="float" office:value="298632">
            <text:p>298632</text:p>
          </table:table-cell>
          <table:table-cell office:value-type="float" office:value="285308">
            <text:p>285308</text:p>
          </table:table-cell>
          <table:table-cell office:value-type="float" office:value="291095">
            <text:p>291095</text:p>
          </table:table-cell>
          <table:table-cell office:value-type="float" office:value="296624">
            <text:p>296624</text:p>
          </table:table-cell>
          <table:table-cell office:value-type="float" office:value="285829">
            <text:p>285829</text:p>
          </table:table-cell>
          <table:table-cell office:value-type="float" office:value="318632">
            <text:p>318632</text:p>
          </table:table-cell>
          <table:table-cell office:value-type="float" office:value="308428">
            <text:p>308428</text:p>
          </table:table-cell>
          <table:table-cell office:value-type="float" office:value="345802">
            <text:p>345802</text:p>
          </table:table-cell>
          <table:table-cell office:value-type="float" office:value="298940">
            <text:p>298940</text:p>
          </table:table-cell>
          <table:table-cell office:value-type="float" office:value="294136">
            <text:p>294136</text:p>
          </table:table-cell>
          <table:table-cell office:value-type="float" office:value="281050">
            <text:p>281050</text:p>
          </table:table-cell>
          <table:table-cell office:value-type="float" office:value="367551">
            <text:p>367551</text:p>
          </table:table-cell>
          <table:table-cell office:value-type="float" office:value="364496">
            <text:p>364496</text:p>
          </table:table-cell>
          <table:table-cell office:value-type="float" office:value="339855">
            <text:p>339855</text:p>
          </table:table-cell>
          <table:table-cell office:value-type="float" office:value="363455">
            <text:p>363455</text:p>
          </table:table-cell>
          <table:table-cell office:value-type="float" office:value="353169">
            <text:p>353169</text:p>
          </table:table-cell>
          <table:table-cell office:value-type="float" office:value="381706.8">
            <text:p>381706,8</text:p>
          </table:table-cell>
          <table:table-cell office:value-type="float" office:value="390518.1">
            <text:p>390518,1</text:p>
          </table:table-cell>
          <table:table-cell office:value-type="float" office:value="380634.2">
            <text:p>380634,2</text:p>
          </table:table-cell>
          <table:table-cell office:value-type="float" office:value="420993">
            <text:p>420993</text:p>
          </table:table-cell>
          <table:table-cell office:value-type="float" office:value="453782">
            <text:p>453782</text:p>
          </table:table-cell>
          <table:table-cell office:value-type="float" office:value="400073">
            <text:p>400073</text:p>
          </table:table-cell>
          <table:table-cell office:value-type="float" office:value="418537">
            <text:p>418537</text:p>
          </table:table-cell>
          <table:table-cell office:value-type="float" office:value="496231">
            <text:p>496231</text:p>
          </table:table-cell>
          <table:table-cell office:value-type="float" office:value="504685">
            <text:p>504685</text:p>
          </table:table-cell>
          <table:table-cell office:value-type="float" office:value="491325.6">
            <text:p>491325,6</text:p>
          </table:table-cell>
          <table:table-cell office:value-type="float" office:value="500018.9">
            <text:p>500018,9</text:p>
          </table:table-cell>
          <table:table-cell office:value-type="float" office:value="484557.2">
            <text:p>484557,2</text:p>
          </table:table-cell>
          <table:table-cell office:value-type="float" office:value="502552.98">
            <text:p>502552,98</text:p>
          </table:table-cell>
          <table:table-cell office:value-type="float" office:value="522464.73">
            <text:p>522464,73</text:p>
          </table:table-cell>
          <table:table-cell office:value-type="float" office:value="509238.5">
            <text:p>509238,5</text:p>
          </table:table-cell>
          <table:table-cell office:value-type="float" office:value="600093.99">
            <text:p>600093,99</text:p>
          </table:table-cell>
          <table:table-cell office:value-type="float" office:value="638664.33">
            <text:p>638664,33</text:p>
          </table:table-cell>
          <table:table-cell office:value-type="float" office:value="537260.07">
            <text:p>537260,07</text:p>
          </table:table-cell>
          <table:table-cell office:value-type="float" office:value="577045">
            <text:p>577045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 TORDILLA </text:p>
          </table:table-cell>
          <table:table-cell office:value-type="string">
            <text:p>Municipio</text:p>
          </table:table-cell>
          <table:table-cell office:value-type="float" office:value="102923">
            <text:p>102923</text:p>
          </table:table-cell>
          <table:table-cell office:value-type="float" office:value="120769">
            <text:p>120769</text:p>
          </table:table-cell>
          <table:table-cell office:value-type="float" office:value="109263">
            <text:p>109263</text:p>
          </table:table-cell>
          <table:table-cell office:value-type="float" office:value="115313">
            <text:p>115313</text:p>
          </table:table-cell>
          <table:table-cell office:value-type="float" office:value="124178">
            <text:p>124178</text:p>
          </table:table-cell>
          <table:table-cell office:value-type="float" office:value="131746">
            <text:p>131746</text:p>
          </table:table-cell>
          <table:table-cell office:value-type="float" office:value="127031">
            <text:p>127031</text:p>
          </table:table-cell>
          <table:table-cell office:value-type="float" office:value="123040">
            <text:p>123040</text:p>
          </table:table-cell>
          <table:table-cell office:value-type="float" office:value="123823">
            <text:p>123823</text:p>
          </table:table-cell>
          <table:table-cell office:value-type="float" office:value="131654">
            <text:p>131654</text:p>
          </table:table-cell>
          <table:table-cell office:value-type="float" office:value="126657">
            <text:p>126657</text:p>
          </table:table-cell>
          <table:table-cell office:value-type="float" office:value="136470">
            <text:p>136470</text:p>
          </table:table-cell>
          <table:table-cell office:value-type="float" office:value="134837">
            <text:p>134837</text:p>
          </table:table-cell>
          <table:table-cell office:value-type="float" office:value="149659">
            <text:p>149659</text:p>
          </table:table-cell>
          <table:table-cell office:value-type="float" office:value="142330">
            <text:p>142330</text:p>
          </table:table-cell>
          <table:table-cell office:value-type="float" office:value="144342">
            <text:p>144342</text:p>
          </table:table-cell>
          <table:table-cell office:value-type="float" office:value="173066">
            <text:p>173066</text:p>
          </table:table-cell>
          <table:table-cell office:value-type="float" office:value="181155">
            <text:p>181155</text:p>
          </table:table-cell>
          <table:table-cell office:value-type="float" office:value="170423">
            <text:p>170423</text:p>
          </table:table-cell>
          <table:table-cell office:value-type="float" office:value="164896">
            <text:p>164896</text:p>
          </table:table-cell>
          <table:table-cell office:value-type="float" office:value="173632">
            <text:p>173632</text:p>
          </table:table-cell>
          <table:table-cell office:value-type="float" office:value="165820">
            <text:p>165820</text:p>
          </table:table-cell>
          <table:table-cell office:value-type="float" office:value="176318">
            <text:p>176318</text:p>
          </table:table-cell>
          <table:table-cell office:value-type="float" office:value="153484">
            <text:p>153484</text:p>
          </table:table-cell>
          <table:table-cell office:value-type="float" office:value="198546">
            <text:p>198546</text:p>
          </table:table-cell>
          <table:table-cell office:value-type="float" office:value="196763">
            <text:p>196763</text:p>
          </table:table-cell>
          <table:table-cell office:value-type="float" office:value="191576">
            <text:p>191576</text:p>
          </table:table-cell>
          <table:table-cell office:value-type="float" office:value="190177">
            <text:p>190177</text:p>
          </table:table-cell>
          <table:table-cell office:value-type="float" office:value="234536">
            <text:p>234536</text:p>
          </table:table-cell>
          <table:table-cell office:value-type="float" office:value="235365">
            <text:p>235365</text:p>
          </table:table-cell>
          <table:table-cell office:value-type="float" office:value="224865">
            <text:p>224865</text:p>
          </table:table-cell>
          <table:table-cell office:value-type="float" office:value="229425">
            <text:p>229425</text:p>
          </table:table-cell>
          <table:table-cell office:value-type="float" office:value="233783">
            <text:p>233783</text:p>
          </table:table-cell>
          <table:table-cell office:value-type="float" office:value="225275">
            <text:p>225275</text:p>
          </table:table-cell>
          <table:table-cell office:value-type="float" office:value="251128">
            <text:p>251128</text:p>
          </table:table-cell>
          <table:table-cell office:value-type="float" office:value="243087">
            <text:p>243087</text:p>
          </table:table-cell>
          <table:table-cell office:value-type="float" office:value="272542">
            <text:p>272542</text:p>
          </table:table-cell>
          <table:table-cell office:value-type="float" office:value="235608">
            <text:p>235608</text:p>
          </table:table-cell>
          <table:table-cell office:value-type="float" office:value="231822">
            <text:p>231822</text:p>
          </table:table-cell>
          <table:table-cell office:value-type="float" office:value="221508">
            <text:p>221508</text:p>
          </table:table-cell>
          <table:table-cell office:value-type="float" office:value="289684">
            <text:p>289684</text:p>
          </table:table-cell>
          <table:table-cell office:value-type="float" office:value="287276">
            <text:p>287276</text:p>
          </table:table-cell>
          <table:table-cell office:value-type="float" office:value="267856">
            <text:p>267856</text:p>
          </table:table-cell>
          <table:table-cell office:value-type="float" office:value="286456">
            <text:p>286456</text:p>
          </table:table-cell>
          <table:table-cell office:value-type="float" office:value="278349">
            <text:p>278349</text:p>
          </table:table-cell>
          <table:table-cell office:value-type="float" office:value="300840.8">
            <text:p>300840,8</text:p>
          </table:table-cell>
          <table:table-cell office:value-type="float" office:value="307785.4">
            <text:p>307785,4</text:p>
          </table:table-cell>
          <table:table-cell office:value-type="float" office:value="299995.4">
            <text:p>299995,4</text:p>
          </table:table-cell>
          <table:table-cell office:value-type="float" office:value="331804">
            <text:p>331804</text:p>
          </table:table-cell>
          <table:table-cell office:value-type="float" office:value="357646">
            <text:p>357646</text:p>
          </table:table-cell>
          <table:table-cell office:value-type="float" office:value="315316">
            <text:p>315316</text:p>
          </table:table-cell>
          <table:table-cell office:value-type="float" office:value="329869">
            <text:p>329869</text:p>
          </table:table-cell>
          <table:table-cell office:value-type="float" office:value="391102">
            <text:p>391102</text:p>
          </table:table-cell>
          <table:table-cell office:value-type="float" office:value="397766">
            <text:p>397766</text:p>
          </table:table-cell>
          <table:table-cell office:value-type="float" office:value="387236.4">
            <text:p>387236,4</text:p>
          </table:table-cell>
          <table:table-cell office:value-type="float" office:value="394088">
            <text:p>394088</text:p>
          </table:table-cell>
          <table:table-cell office:value-type="float" office:value="381901.9">
            <text:p>381901,9</text:p>
          </table:table-cell>
          <table:table-cell office:value-type="float" office:value="396085.24">
            <text:p>396085,24</text:p>
          </table:table-cell>
          <table:table-cell office:value-type="float" office:value="411778.61">
            <text:p>411778,61</text:p>
          </table:table-cell>
          <table:table-cell office:value-type="float" office:value="401354.41">
            <text:p>401354,41</text:p>
          </table:table-cell>
          <table:table-cell office:value-type="float" office:value="472961.82">
            <text:p>472961,82</text:p>
          </table:table-cell>
          <table:table-cell office:value-type="float" office:value="503360.89">
            <text:p>503360,89</text:p>
          </table:table-cell>
          <table:table-cell office:value-type="float" office:value="423439.5">
            <text:p>423439,5</text:p>
          </table:table-cell>
          <table:table-cell office:value-type="float" office:value="454796">
            <text:p>454796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LABORDE </text:p>
          </table:table-cell>
          <table:table-cell office:value-type="string">
            <text:p>Municipio</text:p>
          </table:table-cell>
          <table:table-cell office:value-type="float" office:value="214880">
            <text:p>214880</text:p>
          </table:table-cell>
          <table:table-cell office:value-type="float" office:value="252139">
            <text:p>252139</text:p>
          </table:table-cell>
          <table:table-cell office:value-type="float" office:value="228116">
            <text:p>228116</text:p>
          </table:table-cell>
          <table:table-cell office:value-type="float" office:value="240748">
            <text:p>240748</text:p>
          </table:table-cell>
          <table:table-cell office:value-type="float" office:value="259255">
            <text:p>259255</text:p>
          </table:table-cell>
          <table:table-cell office:value-type="float" office:value="275057">
            <text:p>275057</text:p>
          </table:table-cell>
          <table:table-cell office:value-type="float" office:value="265212">
            <text:p>265212</text:p>
          </table:table-cell>
          <table:table-cell office:value-type="float" office:value="256879">
            <text:p>256879</text:p>
          </table:table-cell>
          <table:table-cell office:value-type="float" office:value="258514">
            <text:p>258514</text:p>
          </table:table-cell>
          <table:table-cell office:value-type="float" office:value="274864">
            <text:p>274864</text:p>
          </table:table-cell>
          <table:table-cell office:value-type="float" office:value="264431">
            <text:p>264431</text:p>
          </table:table-cell>
          <table:table-cell office:value-type="float" office:value="284917">
            <text:p>284917</text:p>
          </table:table-cell>
          <table:table-cell office:value-type="float" office:value="281510">
            <text:p>281510</text:p>
          </table:table-cell>
          <table:table-cell office:value-type="float" office:value="312454">
            <text:p>312454</text:p>
          </table:table-cell>
          <table:table-cell office:value-type="float" office:value="297153">
            <text:p>297153</text:p>
          </table:table-cell>
          <table:table-cell office:value-type="float" office:value="301353">
            <text:p>301353</text:p>
          </table:table-cell>
          <table:table-cell office:value-type="float" office:value="361321">
            <text:p>361321</text:p>
          </table:table-cell>
          <table:table-cell office:value-type="float" office:value="378210">
            <text:p>378210</text:p>
          </table:table-cell>
          <table:table-cell office:value-type="float" office:value="355804">
            <text:p>355804</text:p>
          </table:table-cell>
          <table:table-cell office:value-type="float" office:value="344266">
            <text:p>344266</text:p>
          </table:table-cell>
          <table:table-cell office:value-type="float" office:value="362504">
            <text:p>362504</text:p>
          </table:table-cell>
          <table:table-cell office:value-type="float" office:value="346194">
            <text:p>346194</text:p>
          </table:table-cell>
          <table:table-cell office:value-type="float" office:value="368111">
            <text:p>368111</text:p>
          </table:table-cell>
          <table:table-cell office:value-type="float" office:value="320439">
            <text:p>320439</text:p>
          </table:table-cell>
          <table:table-cell office:value-type="float" office:value="414518">
            <text:p>414518</text:p>
          </table:table-cell>
          <table:table-cell office:value-type="float" office:value="410795">
            <text:p>410795</text:p>
          </table:table-cell>
          <table:table-cell office:value-type="float" office:value="404890">
            <text:p>404890</text:p>
          </table:table-cell>
          <table:table-cell office:value-type="float" office:value="398641">
            <text:p>398641</text:p>
          </table:table-cell>
          <table:table-cell office:value-type="float" office:value="491624">
            <text:p>491624</text:p>
          </table:table-cell>
          <table:table-cell office:value-type="float" office:value="493364">
            <text:p>493364</text:p>
          </table:table-cell>
          <table:table-cell office:value-type="float" office:value="471353">
            <text:p>471353</text:p>
          </table:table-cell>
          <table:table-cell office:value-type="float" office:value="480912">
            <text:p>480912</text:p>
          </table:table-cell>
          <table:table-cell office:value-type="float" office:value="490046">
            <text:p>490046</text:p>
          </table:table-cell>
          <table:table-cell office:value-type="float" office:value="472213">
            <text:p>472213</text:p>
          </table:table-cell>
          <table:table-cell office:value-type="float" office:value="526405">
            <text:p>526405</text:p>
          </table:table-cell>
          <table:table-cell office:value-type="float" office:value="509549">
            <text:p>509549</text:p>
          </table:table-cell>
          <table:table-cell office:value-type="float" office:value="571292">
            <text:p>571292</text:p>
          </table:table-cell>
          <table:table-cell office:value-type="float" office:value="493873">
            <text:p>493873</text:p>
          </table:table-cell>
          <table:table-cell office:value-type="float" office:value="485937">
            <text:p>485937</text:p>
          </table:table-cell>
          <table:table-cell office:value-type="float" office:value="464317">
            <text:p>464317</text:p>
          </table:table-cell>
          <table:table-cell office:value-type="float" office:value="607223">
            <text:p>607223</text:p>
          </table:table-cell>
          <table:table-cell office:value-type="float" office:value="602178">
            <text:p>602178</text:p>
          </table:table-cell>
          <table:table-cell office:value-type="float" office:value="561468">
            <text:p>561468</text:p>
          </table:table-cell>
          <table:table-cell office:value-type="float" office:value="600457">
            <text:p>600457</text:p>
          </table:table-cell>
          <table:table-cell office:value-type="float" office:value="583464">
            <text:p>583464</text:p>
          </table:table-cell>
          <table:table-cell office:value-type="float" office:value="630610.4">
            <text:p>630610,4</text:p>
          </table:table-cell>
          <table:table-cell office:value-type="float" office:value="645167.4">
            <text:p>645167,4</text:p>
          </table:table-cell>
          <table:table-cell office:value-type="float" office:value="628839.3">
            <text:p>628839,3</text:p>
          </table:table-cell>
          <table:table-cell office:value-type="float" office:value="695514">
            <text:p>695514</text:p>
          </table:table-cell>
          <table:table-cell office:value-type="float" office:value="749684">
            <text:p>749684</text:p>
          </table:table-cell>
          <table:table-cell office:value-type="float" office:value="660954">
            <text:p>660954</text:p>
          </table:table-cell>
          <table:table-cell office:value-type="float" office:value="691457">
            <text:p>691457</text:p>
          </table:table-cell>
          <table:table-cell office:value-type="float" office:value="819813">
            <text:p>819813</text:p>
          </table:table-cell>
          <table:table-cell office:value-type="float" office:value="833781">
            <text:p>833781</text:p>
          </table:table-cell>
          <table:table-cell office:value-type="float" office:value="811709.4">
            <text:p>811709,4</text:p>
          </table:table-cell>
          <table:table-cell office:value-type="float" office:value="826071.4">
            <text:p>826071,4</text:p>
          </table:table-cell>
          <table:table-cell office:value-type="float" office:value="800527.5">
            <text:p>800527,5</text:p>
          </table:table-cell>
          <table:table-cell office:value-type="float" office:value="830257.98">
            <text:p>830257,98</text:p>
          </table:table-cell>
          <table:table-cell office:value-type="float" office:value="863153.8">
            <text:p>863153,8</text:p>
          </table:table-cell>
          <table:table-cell office:value-type="float" office:value="841303">
            <text:p>841303</text:p>
          </table:table-cell>
          <table:table-cell office:value-type="float" office:value="991403.59">
            <text:p>991403,59</text:p>
          </table:table-cell>
          <table:table-cell office:value-type="float" office:value="1055124.9">
            <text:p>1055124,9</text:p>
          </table:table-cell>
          <table:table-cell office:value-type="float" office:value="887596.89">
            <text:p>887596,89</text:p>
          </table:table-cell>
          <table:table-cell office:value-type="float" office:value="953326">
            <text:p>953326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LABOULAYE </text:p>
          </table:table-cell>
          <table:table-cell office:value-type="string">
            <text:p>Municipio</text:p>
          </table:table-cell>
          <table:table-cell office:value-type="float" office:value="575509">
            <text:p>575509</text:p>
          </table:table-cell>
          <table:table-cell office:value-type="float" office:value="675298">
            <text:p>675298</text:p>
          </table:table-cell>
          <table:table-cell office:value-type="float" office:value="610960">
            <text:p>610960</text:p>
          </table:table-cell>
          <table:table-cell office:value-type="float" office:value="644790">
            <text:p>644790</text:p>
          </table:table-cell>
          <table:table-cell office:value-type="float" office:value="694359">
            <text:p>694359</text:p>
          </table:table-cell>
          <table:table-cell office:value-type="float" office:value="736677">
            <text:p>736677</text:p>
          </table:table-cell>
          <table:table-cell office:value-type="float" office:value="710312">
            <text:p>710312</text:p>
          </table:table-cell>
          <table:table-cell office:value-type="float" office:value="687994">
            <text:p>687994</text:p>
          </table:table-cell>
          <table:table-cell office:value-type="float" office:value="692373">
            <text:p>692373</text:p>
          </table:table-cell>
          <table:table-cell office:value-type="float" office:value="736162">
            <text:p>736162</text:p>
          </table:table-cell>
          <table:table-cell office:value-type="float" office:value="708220">
            <text:p>708220</text:p>
          </table:table-cell>
          <table:table-cell office:value-type="float" office:value="763087">
            <text:p>763087</text:p>
          </table:table-cell>
          <table:table-cell office:value-type="float" office:value="753961">
            <text:p>753961</text:p>
          </table:table-cell>
          <table:table-cell office:value-type="float" office:value="836839">
            <text:p>836839</text:p>
          </table:table-cell>
          <table:table-cell office:value-type="float" office:value="795860">
            <text:p>795860</text:p>
          </table:table-cell>
          <table:table-cell office:value-type="float" office:value="807108">
            <text:p>807108</text:p>
          </table:table-cell>
          <table:table-cell office:value-type="float" office:value="967719">
            <text:p>967719</text:p>
          </table:table-cell>
          <table:table-cell office:value-type="float" office:value="1012953">
            <text:p>1012953</text:p>
          </table:table-cell>
          <table:table-cell office:value-type="float" office:value="952943">
            <text:p>952943</text:p>
          </table:table-cell>
          <table:table-cell office:value-type="float" office:value="922040">
            <text:p>922040</text:p>
          </table:table-cell>
          <table:table-cell office:value-type="float" office:value="970888">
            <text:p>970888</text:p>
          </table:table-cell>
          <table:table-cell office:value-type="float" office:value="927204">
            <text:p>927204</text:p>
          </table:table-cell>
          <table:table-cell office:value-type="float" office:value="985903">
            <text:p>985903</text:p>
          </table:table-cell>
          <table:table-cell office:value-type="float" office:value="858225">
            <text:p>858225</text:p>
          </table:table-cell>
          <table:table-cell office:value-type="float" office:value="1110194">
            <text:p>1110194</text:p>
          </table:table-cell>
          <table:table-cell office:value-type="float" office:value="1100225">
            <text:p>1100225</text:p>
          </table:table-cell>
          <table:table-cell office:value-type="float" office:value="1070356">
            <text:p>1070356</text:p>
          </table:table-cell>
          <table:table-cell office:value-type="float" office:value="1063118">
            <text:p>1063118</text:p>
          </table:table-cell>
          <table:table-cell office:value-type="float" office:value="1311091">
            <text:p>1311091</text:p>
          </table:table-cell>
          <table:table-cell office:value-type="float" office:value="1315731">
            <text:p>1315731</text:p>
          </table:table-cell>
          <table:table-cell office:value-type="float" office:value="1257030">
            <text:p>1257030</text:p>
          </table:table-cell>
          <table:table-cell office:value-type="float" office:value="1282523">
            <text:p>1282523</text:p>
          </table:table-cell>
          <table:table-cell office:value-type="float" office:value="1306884">
            <text:p>1306884</text:p>
          </table:table-cell>
          <table:table-cell office:value-type="float" office:value="1259325">
            <text:p>1259325</text:p>
          </table:table-cell>
          <table:table-cell office:value-type="float" office:value="1403848">
            <text:p>1403848</text:p>
          </table:table-cell>
          <table:table-cell office:value-type="float" office:value="1358894">
            <text:p>1358894</text:p>
          </table:table-cell>
          <table:table-cell office:value-type="float" office:value="1523555">
            <text:p>1523555</text:p>
          </table:table-cell>
          <table:table-cell office:value-type="float" office:value="1317089">
            <text:p>1317089</text:p>
          </table:table-cell>
          <table:table-cell office:value-type="float" office:value="1295924">
            <text:p>1295924</text:p>
          </table:table-cell>
          <table:table-cell office:value-type="float" office:value="1238267">
            <text:p>1238267</text:p>
          </table:table-cell>
          <table:table-cell office:value-type="float" office:value="1619379">
            <text:p>1619379</text:p>
          </table:table-cell>
          <table:table-cell office:value-type="float" office:value="1605921">
            <text:p>1605921</text:p>
          </table:table-cell>
          <table:table-cell office:value-type="float" office:value="1497356">
            <text:p>1497356</text:p>
          </table:table-cell>
          <table:table-cell office:value-type="float" office:value="1601333">
            <text:p>1601333</text:p>
          </table:table-cell>
          <table:table-cell office:value-type="float" office:value="1556016">
            <text:p>1556016</text:p>
          </table:table-cell>
          <table:table-cell office:value-type="float" office:value="1681748.2">
            <text:p>1681748,2</text:p>
          </table:table-cell>
          <table:table-cell office:value-type="float" office:value="1720569.7">
            <text:p>1720569,7</text:p>
          </table:table-cell>
          <table:table-cell office:value-type="float" office:value="1677024.2">
            <text:p>1677024,2</text:p>
          </table:table-cell>
          <table:table-cell office:value-type="float" office:value="1854836">
            <text:p>1854836</text:p>
          </table:table-cell>
          <table:table-cell office:value-type="float" office:value="1999300">
            <text:p>1999300</text:p>
          </table:table-cell>
          <table:table-cell office:value-type="float" office:value="1762669">
            <text:p>1762669</text:p>
          </table:table-cell>
          <table:table-cell office:value-type="float" office:value="1844018">
            <text:p>1844018</text:p>
          </table:table-cell>
          <table:table-cell office:value-type="float" office:value="2186325">
            <text:p>2186325</text:p>
          </table:table-cell>
          <table:table-cell office:value-type="float" office:value="2223576">
            <text:p>2223576</text:p>
          </table:table-cell>
          <table:table-cell office:value-type="float" office:value="2164713.4">
            <text:p>2164713,4</text:p>
          </table:table-cell>
          <table:table-cell office:value-type="float" office:value="2203015">
            <text:p>2203015</text:p>
          </table:table-cell>
          <table:table-cell office:value-type="float" office:value="2134892.9">
            <text:p>2134892,9</text:p>
          </table:table-cell>
          <table:table-cell office:value-type="float" office:value="2214179.94">
            <text:p>2214179,94</text:p>
          </table:table-cell>
          <table:table-cell office:value-type="float" office:value="2301908.41">
            <text:p>2301908,41</text:p>
          </table:table-cell>
          <table:table-cell office:value-type="float" office:value="2243636.44">
            <text:p>2243636,44</text:p>
          </table:table-cell>
          <table:table-cell office:value-type="float" office:value="2643932.35">
            <text:p>2643932,35</text:p>
          </table:table-cell>
          <table:table-cell office:value-type="float" office:value="2813868.04">
            <text:p>2813868,04</text:p>
          </table:table-cell>
          <table:table-cell office:value-type="float" office:value="2367094.65">
            <text:p>2367094,65</text:p>
          </table:table-cell>
          <table:table-cell office:value-type="float" office:value="2542385">
            <text:p>2542385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LAGUNA LARGA </text:p>
          </table:table-cell>
          <table:table-cell office:value-type="string">
            <text:p>Municipio</text:p>
          </table:table-cell>
          <table:table-cell office:value-type="float" office:value="248068">
            <text:p>248068</text:p>
          </table:table-cell>
          <table:table-cell office:value-type="float" office:value="291081">
            <text:p>291081</text:p>
          </table:table-cell>
          <table:table-cell office:value-type="float" office:value="263349">
            <text:p>263349</text:p>
          </table:table-cell>
          <table:table-cell office:value-type="float" office:value="277931">
            <text:p>277931</text:p>
          </table:table-cell>
          <table:table-cell office:value-type="float" office:value="299298">
            <text:p>299298</text:p>
          </table:table-cell>
          <table:table-cell office:value-type="float" office:value="317538">
            <text:p>317538</text:p>
          </table:table-cell>
          <table:table-cell office:value-type="float" office:value="306174">
            <text:p>306174</text:p>
          </table:table-cell>
          <table:table-cell office:value-type="float" office:value="296554">
            <text:p>296554</text:p>
          </table:table-cell>
          <table:table-cell office:value-type="float" office:value="298442">
            <text:p>298442</text:p>
          </table:table-cell>
          <table:table-cell office:value-type="float" office:value="317316">
            <text:p>317316</text:p>
          </table:table-cell>
          <table:table-cell office:value-type="float" office:value="305272">
            <text:p>305272</text:p>
          </table:table-cell>
          <table:table-cell office:value-type="float" office:value="328922">
            <text:p>328922</text:p>
          </table:table-cell>
          <table:table-cell office:value-type="float" office:value="324989">
            <text:p>324989</text:p>
          </table:table-cell>
          <table:table-cell office:value-type="float" office:value="360713">
            <text:p>360713</text:p>
          </table:table-cell>
          <table:table-cell office:value-type="float" office:value="343048">
            <text:p>343048</text:p>
          </table:table-cell>
          <table:table-cell office:value-type="float" office:value="347897">
            <text:p>347897</text:p>
          </table:table-cell>
          <table:table-cell office:value-type="float" office:value="417127">
            <text:p>417127</text:p>
          </table:table-cell>
          <table:table-cell office:value-type="float" office:value="436625">
            <text:p>436625</text:p>
          </table:table-cell>
          <table:table-cell office:value-type="float" office:value="410758">
            <text:p>410758</text:p>
          </table:table-cell>
          <table:table-cell office:value-type="float" office:value="397438">
            <text:p>397438</text:p>
          </table:table-cell>
          <table:table-cell office:value-type="float" office:value="418493">
            <text:p>418493</text:p>
          </table:table-cell>
          <table:table-cell office:value-type="float" office:value="399664">
            <text:p>399664</text:p>
          </table:table-cell>
          <table:table-cell office:value-type="float" office:value="424965">
            <text:p>424965</text:p>
          </table:table-cell>
          <table:table-cell office:value-type="float" office:value="369931">
            <text:p>369931</text:p>
          </table:table-cell>
          <table:table-cell office:value-type="float" office:value="478540">
            <text:p>478540</text:p>
          </table:table-cell>
          <table:table-cell office:value-type="float" office:value="474243">
            <text:p>474243</text:p>
          </table:table-cell>
          <table:table-cell office:value-type="float" office:value="459970">
            <text:p>459970</text:p>
          </table:table-cell>
          <table:table-cell office:value-type="float" office:value="457795">
            <text:p>457795</text:p>
          </table:table-cell>
          <table:table-cell office:value-type="float" office:value="564576">
            <text:p>564576</text:p>
          </table:table-cell>
          <table:table-cell office:value-type="float" office:value="566574">
            <text:p>566574</text:p>
          </table:table-cell>
          <table:table-cell office:value-type="float" office:value="541297">
            <text:p>541297</text:p>
          </table:table-cell>
          <table:table-cell office:value-type="float" office:value="552274">
            <text:p>552274</text:p>
          </table:table-cell>
          <table:table-cell office:value-type="float" office:value="562764">
            <text:p>562764</text:p>
          </table:table-cell>
          <table:table-cell office:value-type="float" office:value="542285">
            <text:p>542285</text:p>
          </table:table-cell>
          <table:table-cell office:value-type="float" office:value="604519">
            <text:p>604519</text:p>
          </table:table-cell>
          <table:table-cell office:value-type="float" office:value="585161">
            <text:p>585161</text:p>
          </table:table-cell>
          <table:table-cell office:value-type="float" office:value="656067">
            <text:p>656067</text:p>
          </table:table-cell>
          <table:table-cell office:value-type="float" office:value="567159">
            <text:p>567159</text:p>
          </table:table-cell>
          <table:table-cell office:value-type="float" office:value="558045">
            <text:p>558045</text:p>
          </table:table-cell>
          <table:table-cell office:value-type="float" office:value="533217">
            <text:p>533217</text:p>
          </table:table-cell>
          <table:table-cell office:value-type="float" office:value="697330">
            <text:p>697330</text:p>
          </table:table-cell>
          <table:table-cell office:value-type="float" office:value="691534">
            <text:p>691534</text:p>
          </table:table-cell>
          <table:table-cell office:value-type="float" office:value="644785">
            <text:p>644785</text:p>
          </table:table-cell>
          <table:table-cell office:value-type="float" office:value="689559">
            <text:p>689559</text:p>
          </table:table-cell>
          <table:table-cell office:value-type="float" office:value="670045">
            <text:p>670045</text:p>
          </table:table-cell>
          <table:table-cell office:value-type="float" office:value="724187">
            <text:p>724187</text:p>
          </table:table-cell>
          <table:table-cell office:value-type="float" office:value="740904.1">
            <text:p>740904,1</text:p>
          </table:table-cell>
          <table:table-cell office:value-type="float" office:value="722152.9">
            <text:p>722152,9</text:p>
          </table:table-cell>
          <table:table-cell office:value-type="float" office:value="798721">
            <text:p>798721</text:p>
          </table:table-cell>
          <table:table-cell office:value-type="float" office:value="860930">
            <text:p>860930</text:p>
          </table:table-cell>
          <table:table-cell office:value-type="float" office:value="759033">
            <text:p>759033</text:p>
          </table:table-cell>
          <table:table-cell office:value-type="float" office:value="794063">
            <text:p>794063</text:p>
          </table:table-cell>
          <table:table-cell office:value-type="float" office:value="941466">
            <text:p>941466</text:p>
          </table:table-cell>
          <table:table-cell office:value-type="float" office:value="957506">
            <text:p>957506</text:p>
          </table:table-cell>
          <table:table-cell office:value-type="float" office:value="932159.3">
            <text:p>932159,3</text:p>
          </table:table-cell>
          <table:table-cell office:value-type="float" office:value="948652.6">
            <text:p>948652,6</text:p>
          </table:table-cell>
          <table:table-cell office:value-type="float" office:value="919318.1">
            <text:p>919318,1</text:p>
          </table:table-cell>
          <table:table-cell office:value-type="float" office:value="953460.36">
            <text:p>953460,36</text:p>
          </table:table-cell>
          <table:table-cell office:value-type="float" office:value="991237.6">
            <text:p>991237,6</text:p>
          </table:table-cell>
          <table:table-cell office:value-type="float" office:value="966144.35">
            <text:p>966144,35</text:p>
          </table:table-cell>
          <table:table-cell office:value-type="float" office:value="1138518.44">
            <text:p>1138518,44</text:p>
          </table:table-cell>
          <table:table-cell office:value-type="float" office:value="1211695.39">
            <text:p>1211695,39</text:p>
          </table:table-cell>
          <table:table-cell office:value-type="float" office:value="1019307.81">
            <text:p>1019307,81</text:p>
          </table:table-cell>
          <table:table-cell office:value-type="float" office:value="1094790">
            <text:p>1094790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S ACEQUIAS </text:p>
          </table:table-cell>
          <table:table-cell office:value-type="string">
            <text:p>Municipio</text:p>
          </table:table-cell>
          <table:table-cell office:value-type="float" office:value="125327">
            <text:p>125327</text:p>
          </table:table-cell>
          <table:table-cell office:value-type="float" office:value="147057">
            <text:p>147057</text:p>
          </table:table-cell>
          <table:table-cell office:value-type="float" office:value="133047">
            <text:p>133047</text:p>
          </table:table-cell>
          <table:table-cell office:value-type="float" office:value="140414">
            <text:p>140414</text:p>
          </table:table-cell>
          <table:table-cell office:value-type="float" office:value="151208">
            <text:p>151208</text:p>
          </table:table-cell>
          <table:table-cell office:value-type="float" office:value="160423">
            <text:p>160423</text:p>
          </table:table-cell>
          <table:table-cell office:value-type="float" office:value="154682">
            <text:p>154682</text:p>
          </table:table-cell>
          <table:table-cell office:value-type="float" office:value="149822">
            <text:p>149822</text:p>
          </table:table-cell>
          <table:table-cell office:value-type="float" office:value="150776">
            <text:p>150776</text:p>
          </table:table-cell>
          <table:table-cell office:value-type="float" office:value="160311">
            <text:p>160311</text:p>
          </table:table-cell>
          <table:table-cell office:value-type="float" office:value="154227">
            <text:p>154227</text:p>
          </table:table-cell>
          <table:table-cell office:value-type="float" office:value="166175">
            <text:p>166175</text:p>
          </table:table-cell>
          <table:table-cell office:value-type="float" office:value="164187">
            <text:p>164187</text:p>
          </table:table-cell>
          <table:table-cell office:value-type="float" office:value="182235">
            <text:p>182235</text:p>
          </table:table-cell>
          <table:table-cell office:value-type="float" office:value="173311">
            <text:p>173311</text:p>
          </table:table-cell>
          <table:table-cell office:value-type="float" office:value="175761">
            <text:p>175761</text:p>
          </table:table-cell>
          <table:table-cell office:value-type="float" office:value="210737">
            <text:p>210737</text:p>
          </table:table-cell>
          <table:table-cell office:value-type="float" office:value="220587">
            <text:p>220587</text:p>
          </table:table-cell>
          <table:table-cell office:value-type="float" office:value="207519">
            <text:p>207519</text:p>
          </table:table-cell>
          <table:table-cell office:value-type="float" office:value="200789">
            <text:p>200789</text:p>
          </table:table-cell>
          <table:table-cell office:value-type="float" office:value="211427">
            <text:p>211427</text:p>
          </table:table-cell>
          <table:table-cell office:value-type="float" office:value="201914">
            <text:p>201914</text:p>
          </table:table-cell>
          <table:table-cell office:value-type="float" office:value="214697">
            <text:p>214697</text:p>
          </table:table-cell>
          <table:table-cell office:value-type="float" office:value="186892">
            <text:p>186892</text:p>
          </table:table-cell>
          <table:table-cell office:value-type="float" office:value="241763">
            <text:p>241763</text:p>
          </table:table-cell>
          <table:table-cell office:value-type="float" office:value="239592">
            <text:p>239592</text:p>
          </table:table-cell>
          <table:table-cell office:value-type="float" office:value="230260">
            <text:p>230260</text:p>
          </table:table-cell>
          <table:table-cell office:value-type="float" office:value="230595">
            <text:p>230595</text:p>
          </table:table-cell>
          <table:table-cell office:value-type="float" office:value="284382">
            <text:p>284382</text:p>
          </table:table-cell>
          <table:table-cell office:value-type="float" office:value="285388">
            <text:p>285388</text:p>
          </table:table-cell>
          <table:table-cell office:value-type="float" office:value="272655">
            <text:p>272655</text:p>
          </table:table-cell>
          <table:table-cell office:value-type="float" office:value="278185">
            <text:p>278185</text:p>
          </table:table-cell>
          <table:table-cell office:value-type="float" office:value="283469">
            <text:p>283469</text:p>
          </table:table-cell>
          <table:table-cell office:value-type="float" office:value="273153">
            <text:p>273153</text:p>
          </table:table-cell>
          <table:table-cell office:value-type="float" office:value="304501">
            <text:p>304501</text:p>
          </table:table-cell>
          <table:table-cell office:value-type="float" office:value="294750">
            <text:p>294750</text:p>
          </table:table-cell>
          <table:table-cell office:value-type="float" office:value="330466">
            <text:p>330466</text:p>
          </table:table-cell>
          <table:table-cell office:value-type="float" office:value="285682">
            <text:p>285682</text:p>
          </table:table-cell>
          <table:table-cell office:value-type="float" office:value="281092">
            <text:p>281092</text:p>
          </table:table-cell>
          <table:table-cell office:value-type="float" office:value="268586">
            <text:p>268586</text:p>
          </table:table-cell>
          <table:table-cell office:value-type="float" office:value="351250">
            <text:p>351250</text:p>
          </table:table-cell>
          <table:table-cell office:value-type="float" office:value="348331">
            <text:p>348331</text:p>
          </table:table-cell>
          <table:table-cell office:value-type="float" office:value="324783">
            <text:p>324783</text:p>
          </table:table-cell>
          <table:table-cell office:value-type="float" office:value="347336">
            <text:p>347336</text:p>
          </table:table-cell>
          <table:table-cell office:value-type="float" office:value="337507">
            <text:p>337507</text:p>
          </table:table-cell>
          <table:table-cell office:value-type="float" office:value="364778.6">
            <text:p>364778,6</text:p>
          </table:table-cell>
          <table:table-cell office:value-type="float" office:value="373199.2">
            <text:p>373199,2</text:p>
          </table:table-cell>
          <table:table-cell office:value-type="float" office:value="363753.5">
            <text:p>363753,5</text:p>
          </table:table-cell>
          <table:table-cell office:value-type="float" office:value="402322">
            <text:p>402322</text:p>
          </table:table-cell>
          <table:table-cell office:value-type="float" office:value="433657">
            <text:p>433657</text:p>
          </table:table-cell>
          <table:table-cell office:value-type="float" office:value="382331">
            <text:p>382331</text:p>
          </table:table-cell>
          <table:table-cell office:value-type="float" office:value="399976">
            <text:p>399976</text:p>
          </table:table-cell>
          <table:table-cell office:value-type="float" office:value="474224">
            <text:p>474224</text:p>
          </table:table-cell>
          <table:table-cell office:value-type="float" office:value="482303">
            <text:p>482303</text:p>
          </table:table-cell>
          <table:table-cell office:value-type="float" office:value="469535.9">
            <text:p>469535,9</text:p>
          </table:table-cell>
          <table:table-cell office:value-type="float" office:value="477843.7">
            <text:p>477843,7</text:p>
          </table:table-cell>
          <table:table-cell office:value-type="float" office:value="463067.7">
            <text:p>463067,7</text:p>
          </table:table-cell>
          <table:table-cell office:value-type="float" office:value="480265.42">
            <text:p>480265,42</text:p>
          </table:table-cell>
          <table:table-cell office:value-type="float" office:value="499294.12">
            <text:p>499294,12</text:p>
          </table:table-cell>
          <table:table-cell office:value-type="float" office:value="486654.45">
            <text:p>486654,45</text:p>
          </table:table-cell>
          <table:table-cell office:value-type="float" office:value="573480.62">
            <text:p>573480,62</text:p>
          </table:table-cell>
          <table:table-cell office:value-type="float" office:value="610340.42">
            <text:p>610340,42</text:p>
          </table:table-cell>
          <table:table-cell office:value-type="float" office:value="513433.3">
            <text:p>513433,3</text:p>
          </table:table-cell>
          <table:table-cell office:value-type="float" office:value="551454">
            <text:p>551454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LAS ARRIAS </text:p>
          </table:table-cell>
          <table:table-cell office:value-type="string">
            <text:p>Municipio</text:p>
          </table:table-cell>
          <table:table-cell office:value-type="float" office:value="104768">
            <text:p>104768</text:p>
          </table:table-cell>
          <table:table-cell office:value-type="float" office:value="122934">
            <text:p>122934</text:p>
          </table:table-cell>
          <table:table-cell office:value-type="float" office:value="111222">
            <text:p>111222</text:p>
          </table:table-cell>
          <table:table-cell office:value-type="float" office:value="117380">
            <text:p>117380</text:p>
          </table:table-cell>
          <table:table-cell office:value-type="float" office:value="126404">
            <text:p>126404</text:p>
          </table:table-cell>
          <table:table-cell office:value-type="float" office:value="134108">
            <text:p>134108</text:p>
          </table:table-cell>
          <table:table-cell office:value-type="float" office:value="129308">
            <text:p>129308</text:p>
          </table:table-cell>
          <table:table-cell office:value-type="float" office:value="125245">
            <text:p>125245</text:p>
          </table:table-cell>
          <table:table-cell office:value-type="float" office:value="126043">
            <text:p>126043</text:p>
          </table:table-cell>
          <table:table-cell office:value-type="float" office:value="134014">
            <text:p>134014</text:p>
          </table:table-cell>
          <table:table-cell office:value-type="float" office:value="128927">
            <text:p>128927</text:p>
          </table:table-cell>
          <table:table-cell office:value-type="float" office:value="138916">
            <text:p>138916</text:p>
          </table:table-cell>
          <table:table-cell office:value-type="float" office:value="137254">
            <text:p>137254</text:p>
          </table:table-cell>
          <table:table-cell office:value-type="float" office:value="152342">
            <text:p>152342</text:p>
          </table:table-cell>
          <table:table-cell office:value-type="float" office:value="144881">
            <text:p>144881</text:p>
          </table:table-cell>
          <table:table-cell office:value-type="float" office:value="146929">
            <text:p>146929</text:p>
          </table:table-cell>
          <table:table-cell office:value-type="float" office:value="176168">
            <text:p>176168</text:p>
          </table:table-cell>
          <table:table-cell office:value-type="float" office:value="184402">
            <text:p>184402</text:p>
          </table:table-cell>
          <table:table-cell office:value-type="float" office:value="173478">
            <text:p>173478</text:p>
          </table:table-cell>
          <table:table-cell office:value-type="float" office:value="167852">
            <text:p>167852</text:p>
          </table:table-cell>
          <table:table-cell office:value-type="float" office:value="176744">
            <text:p>176744</text:p>
          </table:table-cell>
          <table:table-cell office:value-type="float" office:value="168792">
            <text:p>168792</text:p>
          </table:table-cell>
          <table:table-cell office:value-type="float" office:value="179478">
            <text:p>179478</text:p>
          </table:table-cell>
          <table:table-cell office:value-type="float" office:value="156235">
            <text:p>156235</text:p>
          </table:table-cell>
          <table:table-cell office:value-type="float" office:value="202104">
            <text:p>202104</text:p>
          </table:table-cell>
          <table:table-cell office:value-type="float" office:value="200290">
            <text:p>200290</text:p>
          </table:table-cell>
          <table:table-cell office:value-type="float" office:value="203726">
            <text:p>203726</text:p>
          </table:table-cell>
          <table:table-cell office:value-type="float" office:value="196410">
            <text:p>196410</text:p>
          </table:table-cell>
          <table:table-cell office:value-type="float" office:value="242223">
            <text:p>242223</text:p>
          </table:table-cell>
          <table:table-cell office:value-type="float" office:value="243080">
            <text:p>243080</text:p>
          </table:table-cell>
          <table:table-cell office:value-type="float" office:value="232235">
            <text:p>232235</text:p>
          </table:table-cell>
          <table:table-cell office:value-type="float" office:value="236945">
            <text:p>236945</text:p>
          </table:table-cell>
          <table:table-cell office:value-type="float" office:value="241445">
            <text:p>241445</text:p>
          </table:table-cell>
          <table:table-cell office:value-type="float" office:value="232659">
            <text:p>232659</text:p>
          </table:table-cell>
          <table:table-cell office:value-type="float" office:value="259359">
            <text:p>259359</text:p>
          </table:table-cell>
          <table:table-cell office:value-type="float" office:value="251054">
            <text:p>251054</text:p>
          </table:table-cell>
          <table:table-cell office:value-type="float" office:value="281475">
            <text:p>281475</text:p>
          </table:table-cell>
          <table:table-cell office:value-type="float" office:value="243331">
            <text:p>243331</text:p>
          </table:table-cell>
          <table:table-cell office:value-type="float" office:value="239421">
            <text:p>239421</text:p>
          </table:table-cell>
          <table:table-cell office:value-type="float" office:value="228769">
            <text:p>228769</text:p>
          </table:table-cell>
          <table:table-cell office:value-type="float" office:value="299178">
            <text:p>299178</text:p>
          </table:table-cell>
          <table:table-cell office:value-type="float" office:value="296692">
            <text:p>296692</text:p>
          </table:table-cell>
          <table:table-cell office:value-type="float" office:value="276635">
            <text:p>276635</text:p>
          </table:table-cell>
          <table:table-cell office:value-type="float" office:value="295845">
            <text:p>295845</text:p>
          </table:table-cell>
          <table:table-cell office:value-type="float" office:value="287472">
            <text:p>287472</text:p>
          </table:table-cell>
          <table:table-cell office:value-type="float" office:value="310701.2">
            <text:p>310701,2</text:p>
          </table:table-cell>
          <table:table-cell office:value-type="float" office:value="317873.4">
            <text:p>317873,4</text:p>
          </table:table-cell>
          <table:table-cell office:value-type="float" office:value="309828">
            <text:p>309828</text:p>
          </table:table-cell>
          <table:table-cell office:value-type="float" office:value="342679">
            <text:p>342679</text:p>
          </table:table-cell>
          <table:table-cell office:value-type="float" office:value="369368">
            <text:p>369368</text:p>
          </table:table-cell>
          <table:table-cell office:value-type="float" office:value="325651">
            <text:p>325651</text:p>
          </table:table-cell>
          <table:table-cell office:value-type="float" office:value="340680">
            <text:p>340680</text:p>
          </table:table-cell>
          <table:table-cell office:value-type="float" office:value="403921">
            <text:p>403921</text:p>
          </table:table-cell>
          <table:table-cell office:value-type="float" office:value="410803">
            <text:p>410803</text:p>
          </table:table-cell>
          <table:table-cell office:value-type="float" office:value="399928.5">
            <text:p>399928,5</text:p>
          </table:table-cell>
          <table:table-cell office:value-type="float" office:value="407004.6">
            <text:p>407004,6</text:p>
          </table:table-cell>
          <table:table-cell office:value-type="float" office:value="394419.2">
            <text:p>394419,2</text:p>
          </table:table-cell>
          <table:table-cell office:value-type="float" office:value="409067.34">
            <text:p>409067,34</text:p>
          </table:table-cell>
          <table:table-cell office:value-type="float" office:value="425275.08">
            <text:p>425275,08</text:p>
          </table:table-cell>
          <table:table-cell office:value-type="float" office:value="414509.21">
            <text:p>414509,21</text:p>
          </table:table-cell>
          <table:table-cell office:value-type="float" office:value="488463.63">
            <text:p>488463,63</text:p>
          </table:table-cell>
          <table:table-cell office:value-type="float" office:value="519859.07">
            <text:p>519859,07</text:p>
          </table:table-cell>
          <table:table-cell office:value-type="float" office:value="437318.17">
            <text:p>437318,17</text:p>
          </table:table-cell>
          <table:table-cell office:value-type="float" office:value="469703">
            <text:p>469703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S HIGUERAS </text:p>
          </table:table-cell>
          <table:table-cell office:value-type="string">
            <text:p>Municipio</text:p>
          </table:table-cell>
          <table:table-cell office:value-type="float" office:value="215033">
            <text:p>215033</text:p>
          </table:table-cell>
          <table:table-cell office:value-type="float" office:value="252318">
            <text:p>252318</text:p>
          </table:table-cell>
          <table:table-cell office:value-type="float" office:value="228279">
            <text:p>228279</text:p>
          </table:table-cell>
          <table:table-cell office:value-type="float" office:value="240919">
            <text:p>240919</text:p>
          </table:table-cell>
          <table:table-cell office:value-type="float" office:value="259440">
            <text:p>259440</text:p>
          </table:table-cell>
          <table:table-cell office:value-type="float" office:value="275252">
            <text:p>275252</text:p>
          </table:table-cell>
          <table:table-cell office:value-type="float" office:value="265401">
            <text:p>265401</text:p>
          </table:table-cell>
          <table:table-cell office:value-type="float" office:value="257062">
            <text:p>257062</text:p>
          </table:table-cell>
          <table:table-cell office:value-type="float" office:value="258698">
            <text:p>258698</text:p>
          </table:table-cell>
          <table:table-cell office:value-type="float" office:value="275060">
            <text:p>275060</text:p>
          </table:table-cell>
          <table:table-cell office:value-type="float" office:value="264619">
            <text:p>264619</text:p>
          </table:table-cell>
          <table:table-cell office:value-type="float" office:value="285120">
            <text:p>285120</text:p>
          </table:table-cell>
          <table:table-cell office:value-type="float" office:value="281710">
            <text:p>281710</text:p>
          </table:table-cell>
          <table:table-cell office:value-type="float" office:value="312677">
            <text:p>312677</text:p>
          </table:table-cell>
          <table:table-cell office:value-type="float" office:value="297365">
            <text:p>297365</text:p>
          </table:table-cell>
          <table:table-cell office:value-type="float" office:value="301568">
            <text:p>301568</text:p>
          </table:table-cell>
          <table:table-cell office:value-type="float" office:value="361579">
            <text:p>361579</text:p>
          </table:table-cell>
          <table:table-cell office:value-type="float" office:value="378480">
            <text:p>378480</text:p>
          </table:table-cell>
          <table:table-cell office:value-type="float" office:value="356058">
            <text:p>356058</text:p>
          </table:table-cell>
          <table:table-cell office:value-type="float" office:value="344511">
            <text:p>344511</text:p>
          </table:table-cell>
          <table:table-cell office:value-type="float" office:value="362763">
            <text:p>362763</text:p>
          </table:table-cell>
          <table:table-cell office:value-type="float" office:value="346441">
            <text:p>346441</text:p>
          </table:table-cell>
          <table:table-cell office:value-type="float" office:value="368373">
            <text:p>368373</text:p>
          </table:table-cell>
          <table:table-cell office:value-type="float" office:value="320667">
            <text:p>320667</text:p>
          </table:table-cell>
          <table:table-cell office:value-type="float" office:value="414813">
            <text:p>414813</text:p>
          </table:table-cell>
          <table:table-cell office:value-type="float" office:value="411088">
            <text:p>411088</text:p>
          </table:table-cell>
          <table:table-cell office:value-type="float" office:value="390268">
            <text:p>390268</text:p>
          </table:table-cell>
          <table:table-cell office:value-type="float" office:value="394093">
            <text:p>394093</text:p>
          </table:table-cell>
          <table:table-cell office:value-type="float" office:value="486016">
            <text:p>486016</text:p>
          </table:table-cell>
          <table:table-cell office:value-type="float" office:value="487736">
            <text:p>487736</text:p>
          </table:table-cell>
          <table:table-cell office:value-type="float" office:value="465976">
            <text:p>465976</text:p>
          </table:table-cell>
          <table:table-cell office:value-type="float" office:value="475426">
            <text:p>475426</text:p>
          </table:table-cell>
          <table:table-cell office:value-type="float" office:value="484456">
            <text:p>484456</text:p>
          </table:table-cell>
          <table:table-cell office:value-type="float" office:value="466826">
            <text:p>466826</text:p>
          </table:table-cell>
          <table:table-cell office:value-type="float" office:value="520401">
            <text:p>520401</text:p>
          </table:table-cell>
          <table:table-cell office:value-type="float" office:value="503736">
            <text:p>503736</text:p>
          </table:table-cell>
          <table:table-cell office:value-type="float" office:value="564775">
            <text:p>564775</text:p>
          </table:table-cell>
          <table:table-cell office:value-type="float" office:value="488239">
            <text:p>488239</text:p>
          </table:table-cell>
          <table:table-cell office:value-type="float" office:value="480393">
            <text:p>480393</text:p>
          </table:table-cell>
          <table:table-cell office:value-type="float" office:value="459020">
            <text:p>459020</text:p>
          </table:table-cell>
          <table:table-cell office:value-type="float" office:value="600297">
            <text:p>600297</text:p>
          </table:table-cell>
          <table:table-cell office:value-type="float" office:value="595308">
            <text:p>595308</text:p>
          </table:table-cell>
          <table:table-cell office:value-type="float" office:value="555064">
            <text:p>555064</text:p>
          </table:table-cell>
          <table:table-cell office:value-type="float" office:value="593607">
            <text:p>593607</text:p>
          </table:table-cell>
          <table:table-cell office:value-type="float" office:value="576809">
            <text:p>576809</text:p>
          </table:table-cell>
          <table:table-cell office:value-type="float" office:value="623416.8">
            <text:p>623416,8</text:p>
          </table:table-cell>
          <table:table-cell office:value-type="float" office:value="637807.8">
            <text:p>637807,8</text:p>
          </table:table-cell>
          <table:table-cell office:value-type="float" office:value="621664.9">
            <text:p>621664,9</text:p>
          </table:table-cell>
          <table:table-cell office:value-type="float" office:value="687580">
            <text:p>687580</text:p>
          </table:table-cell>
          <table:table-cell office:value-type="float" office:value="741132">
            <text:p>741132</text:p>
          </table:table-cell>
          <table:table-cell office:value-type="float" office:value="653414">
            <text:p>653414</text:p>
          </table:table-cell>
          <table:table-cell office:value-type="float" office:value="683570">
            <text:p>683570</text:p>
          </table:table-cell>
          <table:table-cell office:value-type="float" office:value="810461">
            <text:p>810461</text:p>
          </table:table-cell>
          <table:table-cell office:value-type="float" office:value="824270">
            <text:p>824270</text:p>
          </table:table-cell>
          <table:table-cell office:value-type="float" office:value="802450">
            <text:p>802450</text:p>
          </table:table-cell>
          <table:table-cell office:value-type="float" office:value="816648.2">
            <text:p>816648,2</text:p>
          </table:table-cell>
          <table:table-cell office:value-type="float" office:value="791395.6">
            <text:p>791395,6</text:p>
          </table:table-cell>
          <table:table-cell office:value-type="float" office:value="820786.98">
            <text:p>820786,98</text:p>
          </table:table-cell>
          <table:table-cell office:value-type="float" office:value="853307.55">
            <text:p>853307,55</text:p>
          </table:table-cell>
          <table:table-cell office:value-type="float" office:value="831706">
            <text:p>831706</text:p>
          </table:table-cell>
          <table:table-cell office:value-type="float" office:value="980094.35">
            <text:p>980094,35</text:p>
          </table:table-cell>
          <table:table-cell office:value-type="float" office:value="1043088.78">
            <text:p>1043088,78</text:p>
          </table:table-cell>
          <table:table-cell office:value-type="float" office:value="877471.8">
            <text:p>877471,8</text:p>
          </table:table-cell>
          <table:table-cell office:value-type="float" office:value="942451">
            <text:p>942451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LAS JUNTURAS </text:p>
          </table:table-cell>
          <table:table-cell office:value-type="string">
            <text:p>Municipio</text:p>
          </table:table-cell>
          <table:table-cell office:value-type="float" office:value="112685">
            <text:p>112685</text:p>
          </table:table-cell>
          <table:table-cell office:value-type="float" office:value="132224">
            <text:p>132224</text:p>
          </table:table-cell>
          <table:table-cell office:value-type="float" office:value="119626">
            <text:p>119626</text:p>
          </table:table-cell>
          <table:table-cell office:value-type="float" office:value="126251">
            <text:p>126251</text:p>
          </table:table-cell>
          <table:table-cell office:value-type="float" office:value="135956">
            <text:p>135956</text:p>
          </table:table-cell>
          <table:table-cell office:value-type="float" office:value="144242">
            <text:p>144242</text:p>
          </table:table-cell>
          <table:table-cell office:value-type="float" office:value="139080">
            <text:p>139080</text:p>
          </table:table-cell>
          <table:table-cell office:value-type="float" office:value="134710">
            <text:p>134710</text:p>
          </table:table-cell>
          <table:table-cell office:value-type="float" office:value="135567">
            <text:p>135567</text:p>
          </table:table-cell>
          <table:table-cell office:value-type="float" office:value="144141">
            <text:p>144141</text:p>
          </table:table-cell>
          <table:table-cell office:value-type="float" office:value="138670">
            <text:p>138670</text:p>
          </table:table-cell>
          <table:table-cell office:value-type="float" office:value="149413">
            <text:p>149413</text:p>
          </table:table-cell>
          <table:table-cell office:value-type="float" office:value="147626">
            <text:p>147626</text:p>
          </table:table-cell>
          <table:table-cell office:value-type="float" office:value="163854">
            <text:p>163854</text:p>
          </table:table-cell>
          <table:table-cell office:value-type="float" office:value="155830">
            <text:p>155830</text:p>
          </table:table-cell>
          <table:table-cell office:value-type="float" office:value="158032">
            <text:p>158032</text:p>
          </table:table-cell>
          <table:table-cell office:value-type="float" office:value="189480">
            <text:p>189480</text:p>
          </table:table-cell>
          <table:table-cell office:value-type="float" office:value="198337">
            <text:p>198337</text:p>
          </table:table-cell>
          <table:table-cell office:value-type="float" office:value="186587">
            <text:p>186587</text:p>
          </table:table-cell>
          <table:table-cell office:value-type="float" office:value="180536">
            <text:p>180536</text:p>
          </table:table-cell>
          <table:table-cell office:value-type="float" office:value="190101">
            <text:p>190101</text:p>
          </table:table-cell>
          <table:table-cell office:value-type="float" office:value="181547">
            <text:p>181547</text:p>
          </table:table-cell>
          <table:table-cell office:value-type="float" office:value="193041">
            <text:p>193041</text:p>
          </table:table-cell>
          <table:table-cell office:value-type="float" office:value="168041">
            <text:p>168041</text:p>
          </table:table-cell>
          <table:table-cell office:value-type="float" office:value="217377">
            <text:p>217377</text:p>
          </table:table-cell>
          <table:table-cell office:value-type="float" office:value="215425">
            <text:p>215425</text:p>
          </table:table-cell>
          <table:table-cell office:value-type="float" office:value="208789">
            <text:p>208789</text:p>
          </table:table-cell>
          <table:table-cell office:value-type="float" office:value="207904">
            <text:p>207904</text:p>
          </table:table-cell>
          <table:table-cell office:value-type="float" office:value="256398">
            <text:p>256398</text:p>
          </table:table-cell>
          <table:table-cell office:value-type="float" office:value="257305">
            <text:p>257305</text:p>
          </table:table-cell>
          <table:table-cell office:value-type="float" office:value="245826">
            <text:p>245826</text:p>
          </table:table-cell>
          <table:table-cell office:value-type="float" office:value="250811">
            <text:p>250811</text:p>
          </table:table-cell>
          <table:table-cell office:value-type="float" office:value="255575">
            <text:p>255575</text:p>
          </table:table-cell>
          <table:table-cell office:value-type="float" office:value="246275">
            <text:p>246275</text:p>
          </table:table-cell>
          <table:table-cell office:value-type="float" office:value="274538">
            <text:p>274538</text:p>
          </table:table-cell>
          <table:table-cell office:value-type="float" office:value="265746">
            <text:p>265746</text:p>
          </table:table-cell>
          <table:table-cell office:value-type="float" office:value="297948">
            <text:p>297948</text:p>
          </table:table-cell>
          <table:table-cell office:value-type="float" office:value="257571">
            <text:p>257571</text:p>
          </table:table-cell>
          <table:table-cell office:value-type="float" office:value="253432">
            <text:p>253432</text:p>
          </table:table-cell>
          <table:table-cell office:value-type="float" office:value="242157">
            <text:p>242157</text:p>
          </table:table-cell>
          <table:table-cell office:value-type="float" office:value="316687">
            <text:p>316687</text:p>
          </table:table-cell>
          <table:table-cell office:value-type="float" office:value="314055">
            <text:p>314055</text:p>
          </table:table-cell>
          <table:table-cell office:value-type="float" office:value="292824">
            <text:p>292824</text:p>
          </table:table-cell>
          <table:table-cell office:value-type="float" office:value="313158">
            <text:p>313158</text:p>
          </table:table-cell>
          <table:table-cell office:value-type="float" office:value="304296">
            <text:p>304296</text:p>
          </table:table-cell>
          <table:table-cell office:value-type="float" office:value="328884.2">
            <text:p>328884,2</text:p>
          </table:table-cell>
          <table:table-cell office:value-type="float" office:value="336476.1">
            <text:p>336476,1</text:p>
          </table:table-cell>
          <table:table-cell office:value-type="float" office:value="327959.9">
            <text:p>327959,9</text:p>
          </table:table-cell>
          <table:table-cell office:value-type="float" office:value="362733">
            <text:p>362733</text:p>
          </table:table-cell>
          <table:table-cell office:value-type="float" office:value="390985">
            <text:p>390985</text:p>
          </table:table-cell>
          <table:table-cell office:value-type="float" office:value="344709">
            <text:p>344709</text:p>
          </table:table-cell>
          <table:table-cell office:value-type="float" office:value="360618">
            <text:p>360618</text:p>
          </table:table-cell>
          <table:table-cell office:value-type="float" office:value="427560">
            <text:p>427560</text:p>
          </table:table-cell>
          <table:table-cell office:value-type="float" office:value="434844">
            <text:p>434844</text:p>
          </table:table-cell>
          <table:table-cell office:value-type="float" office:value="423333.3">
            <text:p>423333,3</text:p>
          </table:table-cell>
          <table:table-cell office:value-type="float" office:value="430823.5">
            <text:p>430823,5</text:p>
          </table:table-cell>
          <table:table-cell office:value-type="float" office:value="417501.5">
            <text:p>417501,5</text:p>
          </table:table-cell>
          <table:table-cell office:value-type="float" office:value="433006.98">
            <text:p>433006,98</text:p>
          </table:table-cell>
          <table:table-cell office:value-type="float" office:value="450163.23">
            <text:p>450163,23</text:p>
          </table:table-cell>
          <table:table-cell office:value-type="float" office:value="438767.32">
            <text:p>438767,32</text:p>
          </table:table-cell>
          <table:table-cell office:value-type="float" office:value="517049.74">
            <text:p>517049,74</text:p>
          </table:table-cell>
          <table:table-cell office:value-type="float" office:value="550282.51">
            <text:p>550282,51</text:p>
          </table:table-cell>
          <table:table-cell office:value-type="float" office:value="462911.11">
            <text:p>462911,11</text:p>
          </table:table-cell>
          <table:table-cell office:value-type="float" office:value="497191">
            <text:p>497191</text:p>
          </table:table-cell>
          <table:table-cell table:number-columns-repeated="919"/>
        </table:table-row>
        <table:table-row table:style-name="ro2">
          <table:table-cell office:value-type="string">
            <text:p>TOTORAL</text:p>
          </table:table-cell>
          <table:table-cell office:value-type="string">
            <text:p>LAS PEÑAS </text:p>
          </table:table-cell>
          <table:table-cell office:value-type="string">
            <text:p>Municipio</text:p>
          </table:table-cell>
          <table:table-cell office:value-type="float" office:value="110302">
            <text:p>110302</text:p>
          </table:table-cell>
          <table:table-cell office:value-type="float" office:value="129427">
            <text:p>129427</text:p>
          </table:table-cell>
          <table:table-cell office:value-type="float" office:value="117096">
            <text:p>117096</text:p>
          </table:table-cell>
          <table:table-cell office:value-type="float" office:value="123580">
            <text:p>123580</text:p>
          </table:table-cell>
          <table:table-cell office:value-type="float" office:value="133080">
            <text:p>133080</text:p>
          </table:table-cell>
          <table:table-cell office:value-type="float" office:value="141191">
            <text:p>141191</text:p>
          </table:table-cell>
          <table:table-cell office:value-type="float" office:value="136138">
            <text:p>136138</text:p>
          </table:table-cell>
          <table:table-cell office:value-type="float" office:value="131860">
            <text:p>131860</text:p>
          </table:table-cell>
          <table:table-cell office:value-type="float" office:value="132700">
            <text:p>132700</text:p>
          </table:table-cell>
          <table:table-cell office:value-type="float" office:value="141092">
            <text:p>141092</text:p>
          </table:table-cell>
          <table:table-cell office:value-type="float" office:value="135737">
            <text:p>135737</text:p>
          </table:table-cell>
          <table:table-cell office:value-type="float" office:value="146253">
            <text:p>146253</text:p>
          </table:table-cell>
          <table:table-cell office:value-type="float" office:value="144504">
            <text:p>144504</text:p>
          </table:table-cell>
          <table:table-cell office:value-type="float" office:value="160388">
            <text:p>160388</text:p>
          </table:table-cell>
          <table:table-cell office:value-type="float" office:value="152534">
            <text:p>152534</text:p>
          </table:table-cell>
          <table:table-cell office:value-type="float" office:value="154690">
            <text:p>154690</text:p>
          </table:table-cell>
          <table:table-cell office:value-type="float" office:value="185472">
            <text:p>185472</text:p>
          </table:table-cell>
          <table:table-cell office:value-type="float" office:value="194142">
            <text:p>194142</text:p>
          </table:table-cell>
          <table:table-cell office:value-type="float" office:value="182640">
            <text:p>182640</text:p>
          </table:table-cell>
          <table:table-cell office:value-type="float" office:value="176718">
            <text:p>176718</text:p>
          </table:table-cell>
          <table:table-cell office:value-type="float" office:value="186080">
            <text:p>186080</text:p>
          </table:table-cell>
          <table:table-cell office:value-type="float" office:value="177707">
            <text:p>177707</text:p>
          </table:table-cell>
          <table:table-cell office:value-type="float" office:value="188958">
            <text:p>188958</text:p>
          </table:table-cell>
          <table:table-cell office:value-type="float" office:value="164487">
            <text:p>164487</text:p>
          </table:table-cell>
          <table:table-cell office:value-type="float" office:value="212779">
            <text:p>212779</text:p>
          </table:table-cell>
          <table:table-cell office:value-type="float" office:value="210868">
            <text:p>210868</text:p>
          </table:table-cell>
          <table:table-cell office:value-type="float" office:value="230286">
            <text:p>230286</text:p>
          </table:table-cell>
          <table:table-cell office:value-type="float" office:value="211904">
            <text:p>211904</text:p>
          </table:table-cell>
          <table:table-cell office:value-type="float" office:value="261330">
            <text:p>261330</text:p>
          </table:table-cell>
          <table:table-cell office:value-type="float" office:value="262255">
            <text:p>262255</text:p>
          </table:table-cell>
          <table:table-cell office:value-type="float" office:value="250555">
            <text:p>250555</text:p>
          </table:table-cell>
          <table:table-cell office:value-type="float" office:value="255636">
            <text:p>255636</text:p>
          </table:table-cell>
          <table:table-cell office:value-type="float" office:value="260492">
            <text:p>260492</text:p>
          </table:table-cell>
          <table:table-cell office:value-type="float" office:value="251012">
            <text:p>251012</text:p>
          </table:table-cell>
          <table:table-cell office:value-type="float" office:value="279819">
            <text:p>279819</text:p>
          </table:table-cell>
          <table:table-cell office:value-type="float" office:value="270858">
            <text:p>270858</text:p>
          </table:table-cell>
          <table:table-cell office:value-type="float" office:value="303679">
            <text:p>303679</text:p>
          </table:table-cell>
          <table:table-cell office:value-type="float" office:value="262526">
            <text:p>262526</text:p>
          </table:table-cell>
          <table:table-cell office:value-type="float" office:value="258307">
            <text:p>258307</text:p>
          </table:table-cell>
          <table:table-cell office:value-type="float" office:value="246815">
            <text:p>246815</text:p>
          </table:table-cell>
          <table:table-cell office:value-type="float" office:value="322779">
            <text:p>322779</text:p>
          </table:table-cell>
          <table:table-cell office:value-type="float" office:value="320096">
            <text:p>320096</text:p>
          </table:table-cell>
          <table:table-cell office:value-type="float" office:value="298457">
            <text:p>298457</text:p>
          </table:table-cell>
          <table:table-cell office:value-type="float" office:value="319182">
            <text:p>319182</text:p>
          </table:table-cell>
          <table:table-cell office:value-type="float" office:value="310149">
            <text:p>310149</text:p>
          </table:table-cell>
          <table:table-cell office:value-type="float" office:value="335210.6">
            <text:p>335210,6</text:p>
          </table:table-cell>
          <table:table-cell office:value-type="float" office:value="342948.6">
            <text:p>342948,6</text:p>
          </table:table-cell>
          <table:table-cell office:value-type="float" office:value="334268.6">
            <text:p>334268,6</text:p>
          </table:table-cell>
          <table:table-cell office:value-type="float" office:value="369711">
            <text:p>369711</text:p>
          </table:table-cell>
          <table:table-cell office:value-type="float" office:value="398506">
            <text:p>398506</text:p>
          </table:table-cell>
          <table:table-cell office:value-type="float" office:value="351340">
            <text:p>351340</text:p>
          </table:table-cell>
          <table:table-cell office:value-type="float" office:value="367555">
            <text:p>367555</text:p>
          </table:table-cell>
          <table:table-cell office:value-type="float" office:value="435784">
            <text:p>435784</text:p>
          </table:table-cell>
          <table:table-cell office:value-type="float" office:value="443209">
            <text:p>443209</text:p>
          </table:table-cell>
          <table:table-cell office:value-type="float" office:value="431476.6">
            <text:p>431476,6</text:p>
          </table:table-cell>
          <table:table-cell office:value-type="float" office:value="439110.9">
            <text:p>439110,9</text:p>
          </table:table-cell>
          <table:table-cell office:value-type="float" office:value="425532.7">
            <text:p>425532,7</text:p>
          </table:table-cell>
          <table:table-cell office:value-type="float" office:value="441336.35">
            <text:p>441336,35</text:p>
          </table:table-cell>
          <table:table-cell office:value-type="float" office:value="458822.63">
            <text:p>458822,63</text:p>
          </table:table-cell>
          <table:table-cell office:value-type="float" office:value="447207.5">
            <text:p>447207,5</text:p>
          </table:table-cell>
          <table:table-cell office:value-type="float" office:value="526995.77">
            <text:p>526995,77</text:p>
          </table:table-cell>
          <table:table-cell office:value-type="float" office:value="560867.81">
            <text:p>560867,81</text:p>
          </table:table-cell>
          <table:table-cell office:value-type="float" office:value="471815.73">
            <text:p>471815,73</text:p>
          </table:table-cell>
          <table:table-cell office:value-type="float" office:value="506755">
            <text:p>506755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LAS PERDICES </text:p>
          </table:table-cell>
          <table:table-cell office:value-type="string">
            <text:p>Municipio</text:p>
          </table:table-cell>
          <table:table-cell office:value-type="float" office:value="190861">
            <text:p>190861</text:p>
          </table:table-cell>
          <table:table-cell office:value-type="float" office:value="223954">
            <text:p>223954</text:p>
          </table:table-cell>
          <table:table-cell office:value-type="float" office:value="202618">
            <text:p>202618</text:p>
          </table:table-cell>
          <table:table-cell office:value-type="float" office:value="213837">
            <text:p>213837</text:p>
          </table:table-cell>
          <table:table-cell office:value-type="float" office:value="230276">
            <text:p>230276</text:p>
          </table:table-cell>
          <table:table-cell office:value-type="float" office:value="244310">
            <text:p>244310</text:p>
          </table:table-cell>
          <table:table-cell office:value-type="float" office:value="235567">
            <text:p>235567</text:p>
          </table:table-cell>
          <table:table-cell office:value-type="float" office:value="228165">
            <text:p>228165</text:p>
          </table:table-cell>
          <table:table-cell office:value-type="float" office:value="229617">
            <text:p>229617</text:p>
          </table:table-cell>
          <table:table-cell office:value-type="float" office:value="244139">
            <text:p>244139</text:p>
          </table:table-cell>
          <table:table-cell office:value-type="float" office:value="234873">
            <text:p>234873</text:p>
          </table:table-cell>
          <table:table-cell office:value-type="float" office:value="253069">
            <text:p>253069</text:p>
          </table:table-cell>
          <table:table-cell office:value-type="float" office:value="250042">
            <text:p>250042</text:p>
          </table:table-cell>
          <table:table-cell office:value-type="float" office:value="277528">
            <text:p>277528</text:p>
          </table:table-cell>
          <table:table-cell office:value-type="float" office:value="263937">
            <text:p>263937</text:p>
          </table:table-cell>
          <table:table-cell office:value-type="float" office:value="267668">
            <text:p>267668</text:p>
          </table:table-cell>
          <table:table-cell office:value-type="float" office:value="320933">
            <text:p>320933</text:p>
          </table:table-cell>
          <table:table-cell office:value-type="float" office:value="335934">
            <text:p>335934</text:p>
          </table:table-cell>
          <table:table-cell office:value-type="float" office:value="316032">
            <text:p>316032</text:p>
          </table:table-cell>
          <table:table-cell office:value-type="float" office:value="305784">
            <text:p>305784</text:p>
          </table:table-cell>
          <table:table-cell office:value-type="float" office:value="321984">
            <text:p>321984</text:p>
          </table:table-cell>
          <table:table-cell office:value-type="float" office:value="307496">
            <text:p>307496</text:p>
          </table:table-cell>
          <table:table-cell office:value-type="float" office:value="326963">
            <text:p>326963</text:p>
          </table:table-cell>
          <table:table-cell office:value-type="float" office:value="284621">
            <text:p>284621</text:p>
          </table:table-cell>
          <table:table-cell office:value-type="float" office:value="368183">
            <text:p>368183</text:p>
          </table:table-cell>
          <table:table-cell office:value-type="float" office:value="364877">
            <text:p>364877</text:p>
          </table:table-cell>
          <table:table-cell office:value-type="float" office:value="362784">
            <text:p>362784</text:p>
          </table:table-cell>
          <table:table-cell office:value-type="float" office:value="355102">
            <text:p>355102</text:p>
          </table:table-cell>
          <table:table-cell office:value-type="float" office:value="437930">
            <text:p>437930</text:p>
          </table:table-cell>
          <table:table-cell office:value-type="float" office:value="439480">
            <text:p>439480</text:p>
          </table:table-cell>
          <table:table-cell office:value-type="float" office:value="419873">
            <text:p>419873</text:p>
          </table:table-cell>
          <table:table-cell office:value-type="float" office:value="428388">
            <text:p>428388</text:p>
          </table:table-cell>
          <table:table-cell office:value-type="float" office:value="436525">
            <text:p>436525</text:p>
          </table:table-cell>
          <table:table-cell office:value-type="float" office:value="420640">
            <text:p>420640</text:p>
          </table:table-cell>
          <table:table-cell office:value-type="float" office:value="468913">
            <text:p>468913</text:p>
          </table:table-cell>
          <table:table-cell office:value-type="float" office:value="453897">
            <text:p>453897</text:p>
          </table:table-cell>
          <table:table-cell office:value-type="float" office:value="508898">
            <text:p>508898</text:p>
          </table:table-cell>
          <table:table-cell office:value-type="float" office:value="439934">
            <text:p>439934</text:p>
          </table:table-cell>
          <table:table-cell office:value-type="float" office:value="432864">
            <text:p>432864</text:p>
          </table:table-cell>
          <table:table-cell office:value-type="float" office:value="413606">
            <text:p>413606</text:p>
          </table:table-cell>
          <table:table-cell office:value-type="float" office:value="540904">
            <text:p>540904</text:p>
          </table:table-cell>
          <table:table-cell office:value-type="float" office:value="536409">
            <text:p>536409</text:p>
          </table:table-cell>
          <table:table-cell office:value-type="float" office:value="500147">
            <text:p>500147</text:p>
          </table:table-cell>
          <table:table-cell office:value-type="float" office:value="534877">
            <text:p>534877</text:p>
          </table:table-cell>
          <table:table-cell office:value-type="float" office:value="519740">
            <text:p>519740</text:p>
          </table:table-cell>
          <table:table-cell office:value-type="float" office:value="561737.1">
            <text:p>561737,1</text:p>
          </table:table-cell>
          <table:table-cell office:value-type="float" office:value="574704.3">
            <text:p>574704,3</text:p>
          </table:table-cell>
          <table:table-cell office:value-type="float" office:value="560159.6">
            <text:p>560159,6</text:p>
          </table:table-cell>
          <table:table-cell office:value-type="float" office:value="619552">
            <text:p>619552</text:p>
          </table:table-cell>
          <table:table-cell office:value-type="float" office:value="667806">
            <text:p>667806</text:p>
          </table:table-cell>
          <table:table-cell office:value-type="float" office:value="588766">
            <text:p>588766</text:p>
          </table:table-cell>
          <table:table-cell office:value-type="float" office:value="615939">
            <text:p>615939</text:p>
          </table:table-cell>
          <table:table-cell office:value-type="float" office:value="730276">
            <text:p>730276</text:p>
          </table:table-cell>
          <table:table-cell office:value-type="float" office:value="742718">
            <text:p>742718</text:p>
          </table:table-cell>
          <table:table-cell office:value-type="float" office:value="723057.1">
            <text:p>723057,1</text:p>
          </table:table-cell>
          <table:table-cell office:value-type="float" office:value="735850.5">
            <text:p>735850,5</text:p>
          </table:table-cell>
          <table:table-cell office:value-type="float" office:value="713096.4">
            <text:p>713096,4</text:p>
          </table:table-cell>
          <table:table-cell office:value-type="float" office:value="739579.85">
            <text:p>739579,85</text:p>
          </table:table-cell>
          <table:table-cell office:value-type="float" office:value="768882.89">
            <text:p>768882,89</text:p>
          </table:table-cell>
          <table:table-cell office:value-type="float" office:value="749418.57">
            <text:p>749418,57</text:p>
          </table:table-cell>
          <table:table-cell office:value-type="float" office:value="883125.64">
            <text:p>883125,64</text:p>
          </table:table-cell>
          <table:table-cell office:value-type="float" office:value="939887.52">
            <text:p>939887,52</text:p>
          </table:table-cell>
          <table:table-cell office:value-type="float" office:value="790656.38">
            <text:p>790656,38</text:p>
          </table:table-cell>
          <table:table-cell office:value-type="float" office:value="849207">
            <text:p>849207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AS TAPIAS </text:p>
          </table:table-cell>
          <table:table-cell office:value-type="string">
            <text:p>Municipio</text:p>
          </table:table-cell>
          <table:table-cell office:value-type="float" office:value="118354">
            <text:p>118354</text:p>
          </table:table-cell>
          <table:table-cell office:value-type="float" office:value="138876">
            <text:p>138876</text:p>
          </table:table-cell>
          <table:table-cell office:value-type="float" office:value="125645">
            <text:p>125645</text:p>
          </table:table-cell>
          <table:table-cell office:value-type="float" office:value="132602">
            <text:p>132602</text:p>
          </table:table-cell>
          <table:table-cell office:value-type="float" office:value="142796">
            <text:p>142796</text:p>
          </table:table-cell>
          <table:table-cell office:value-type="float" office:value="151498">
            <text:p>151498</text:p>
          </table:table-cell>
          <table:table-cell office:value-type="float" office:value="146077">
            <text:p>146077</text:p>
          </table:table-cell>
          <table:table-cell office:value-type="float" office:value="141487">
            <text:p>141487</text:p>
          </table:table-cell>
          <table:table-cell office:value-type="float" office:value="142387">
            <text:p>142387</text:p>
          </table:table-cell>
          <table:table-cell office:value-type="float" office:value="151393">
            <text:p>151393</text:p>
          </table:table-cell>
          <table:table-cell office:value-type="float" office:value="145646">
            <text:p>145646</text:p>
          </table:table-cell>
          <table:table-cell office:value-type="float" office:value="156930">
            <text:p>156930</text:p>
          </table:table-cell>
          <table:table-cell office:value-type="float" office:value="155053">
            <text:p>155053</text:p>
          </table:table-cell>
          <table:table-cell office:value-type="float" office:value="172097">
            <text:p>172097</text:p>
          </table:table-cell>
          <table:table-cell office:value-type="float" office:value="163669">
            <text:p>163669</text:p>
          </table:table-cell>
          <table:table-cell office:value-type="float" office:value="165983">
            <text:p>165983</text:p>
          </table:table-cell>
          <table:table-cell office:value-type="float" office:value="199013">
            <text:p>199013</text:p>
          </table:table-cell>
          <table:table-cell office:value-type="float" office:value="208315">
            <text:p>208315</text:p>
          </table:table-cell>
          <table:table-cell office:value-type="float" office:value="195974">
            <text:p>195974</text:p>
          </table:table-cell>
          <table:table-cell office:value-type="float" office:value="189619">
            <text:p>189619</text:p>
          </table:table-cell>
          <table:table-cell office:value-type="float" office:value="199664">
            <text:p>199664</text:p>
          </table:table-cell>
          <table:table-cell office:value-type="float" office:value="190681">
            <text:p>190681</text:p>
          </table:table-cell>
          <table:table-cell office:value-type="float" office:value="202752">
            <text:p>202752</text:p>
          </table:table-cell>
          <table:table-cell office:value-type="float" office:value="176495">
            <text:p>176495</text:p>
          </table:table-cell>
          <table:table-cell office:value-type="float" office:value="228313">
            <text:p>228313</text:p>
          </table:table-cell>
          <table:table-cell office:value-type="float" office:value="226263">
            <text:p>226263</text:p>
          </table:table-cell>
          <table:table-cell office:value-type="float" office:value="218747">
            <text:p>218747</text:p>
          </table:table-cell>
          <table:table-cell office:value-type="float" office:value="218186">
            <text:p>218186</text:p>
          </table:table-cell>
          <table:table-cell office:value-type="float" office:value="269079">
            <text:p>269079</text:p>
          </table:table-cell>
          <table:table-cell office:value-type="float" office:value="270031">
            <text:p>270031</text:p>
          </table:table-cell>
          <table:table-cell office:value-type="float" office:value="257984">
            <text:p>257984</text:p>
          </table:table-cell>
          <table:table-cell office:value-type="float" office:value="263215">
            <text:p>263215</text:p>
          </table:table-cell>
          <table:table-cell office:value-type="float" office:value="268215">
            <text:p>268215</text:p>
          </table:table-cell>
          <table:table-cell office:value-type="float" office:value="258455">
            <text:p>258455</text:p>
          </table:table-cell>
          <table:table-cell office:value-type="float" office:value="288115">
            <text:p>288115</text:p>
          </table:table-cell>
          <table:table-cell office:value-type="float" office:value="278889">
            <text:p>278889</text:p>
          </table:table-cell>
          <table:table-cell office:value-type="float" office:value="312683">
            <text:p>312683</text:p>
          </table:table-cell>
          <table:table-cell office:value-type="float" office:value="270310">
            <text:p>270310</text:p>
          </table:table-cell>
          <table:table-cell office:value-type="float" office:value="265966">
            <text:p>265966</text:p>
          </table:table-cell>
          <table:table-cell office:value-type="float" office:value="254133">
            <text:p>254133</text:p>
          </table:table-cell>
          <table:table-cell office:value-type="float" office:value="332349">
            <text:p>332349</text:p>
          </table:table-cell>
          <table:table-cell office:value-type="float" office:value="329587">
            <text:p>329587</text:p>
          </table:table-cell>
          <table:table-cell office:value-type="float" office:value="307306">
            <text:p>307306</text:p>
          </table:table-cell>
          <table:table-cell office:value-type="float" office:value="328646">
            <text:p>328646</text:p>
          </table:table-cell>
          <table:table-cell office:value-type="float" office:value="319345">
            <text:p>319345</text:p>
          </table:table-cell>
          <table:table-cell office:value-type="float" office:value="345149.6">
            <text:p>345149,6</text:p>
          </table:table-cell>
          <table:table-cell office:value-type="float" office:value="353117">
            <text:p>353117</text:p>
          </table:table-cell>
          <table:table-cell office:value-type="float" office:value="344179.6">
            <text:p>344179,6</text:p>
          </table:table-cell>
          <table:table-cell office:value-type="float" office:value="380673">
            <text:p>380673</text:p>
          </table:table-cell>
          <table:table-cell office:value-type="float" office:value="410322">
            <text:p>410322</text:p>
          </table:table-cell>
          <table:table-cell office:value-type="float" office:value="361757">
            <text:p>361757</text:p>
          </table:table-cell>
          <table:table-cell office:value-type="float" office:value="378453">
            <text:p>378453</text:p>
          </table:table-cell>
          <table:table-cell office:value-type="float" office:value="448705">
            <text:p>448705</text:p>
          </table:table-cell>
          <table:table-cell office:value-type="float" office:value="456350">
            <text:p>456350</text:p>
          </table:table-cell>
          <table:table-cell office:value-type="float" office:value="444269.8">
            <text:p>444269,8</text:p>
          </table:table-cell>
          <table:table-cell office:value-type="float" office:value="452130.5">
            <text:p>452130,5</text:p>
          </table:table-cell>
          <table:table-cell office:value-type="float" office:value="438149.7">
            <text:p>438149,7</text:p>
          </table:table-cell>
          <table:table-cell office:value-type="float" office:value="454421.93">
            <text:p>454421,93</text:p>
          </table:table-cell>
          <table:table-cell office:value-type="float" office:value="472426.67">
            <text:p>472426,67</text:p>
          </table:table-cell>
          <table:table-cell office:value-type="float" office:value="460467.16">
            <text:p>460467,16</text:p>
          </table:table-cell>
          <table:table-cell office:value-type="float" office:value="542621.14">
            <text:p>542621,14</text:p>
          </table:table-cell>
          <table:table-cell office:value-type="float" office:value="577497.48">
            <text:p>577497,48</text:p>
          </table:table-cell>
          <table:table-cell office:value-type="float" office:value="485805.01">
            <text:p>485805,01</text:p>
          </table:table-cell>
          <table:table-cell office:value-type="float" office:value="521780">
            <text:p>521780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S VARAS </text:p>
          </table:table-cell>
          <table:table-cell office:value-type="string">
            <text:p>Municipio</text:p>
          </table:table-cell>
          <table:table-cell office:value-type="float" office:value="103866">
            <text:p>103866</text:p>
          </table:table-cell>
          <table:table-cell office:value-type="float" office:value="121876">
            <text:p>121876</text:p>
          </table:table-cell>
          <table:table-cell office:value-type="float" office:value="110264">
            <text:p>110264</text:p>
          </table:table-cell>
          <table:table-cell office:value-type="float" office:value="116370">
            <text:p>116370</text:p>
          </table:table-cell>
          <table:table-cell office:value-type="float" office:value="125316">
            <text:p>125316</text:p>
          </table:table-cell>
          <table:table-cell office:value-type="float" office:value="132953">
            <text:p>132953</text:p>
          </table:table-cell>
          <table:table-cell office:value-type="float" office:value="128195">
            <text:p>128195</text:p>
          </table:table-cell>
          <table:table-cell office:value-type="float" office:value="124167">
            <text:p>124167</text:p>
          </table:table-cell>
          <table:table-cell office:value-type="float" office:value="124957">
            <text:p>124957</text:p>
          </table:table-cell>
          <table:table-cell office:value-type="float" office:value="132860">
            <text:p>132860</text:p>
          </table:table-cell>
          <table:table-cell office:value-type="float" office:value="127817">
            <text:p>127817</text:p>
          </table:table-cell>
          <table:table-cell office:value-type="float" office:value="137720">
            <text:p>137720</text:p>
          </table:table-cell>
          <table:table-cell office:value-type="float" office:value="136073">
            <text:p>136073</text:p>
          </table:table-cell>
          <table:table-cell office:value-type="float" office:value="151030">
            <text:p>151030</text:p>
          </table:table-cell>
          <table:table-cell office:value-type="float" office:value="143634">
            <text:p>143634</text:p>
          </table:table-cell>
          <table:table-cell office:value-type="float" office:value="145664">
            <text:p>145664</text:p>
          </table:table-cell>
          <table:table-cell office:value-type="float" office:value="174651">
            <text:p>174651</text:p>
          </table:table-cell>
          <table:table-cell office:value-type="float" office:value="182815">
            <text:p>182815</text:p>
          </table:table-cell>
          <table:table-cell office:value-type="float" office:value="171984">
            <text:p>171984</text:p>
          </table:table-cell>
          <table:table-cell office:value-type="float" office:value="166407">
            <text:p>166407</text:p>
          </table:table-cell>
          <table:table-cell office:value-type="float" office:value="175223">
            <text:p>175223</text:p>
          </table:table-cell>
          <table:table-cell office:value-type="float" office:value="167339">
            <text:p>167339</text:p>
          </table:table-cell>
          <table:table-cell office:value-type="float" office:value="177933">
            <text:p>177933</text:p>
          </table:table-cell>
          <table:table-cell office:value-type="float" office:value="154890">
            <text:p>154890</text:p>
          </table:table-cell>
          <table:table-cell office:value-type="float" office:value="200364">
            <text:p>200364</text:p>
          </table:table-cell>
          <table:table-cell office:value-type="float" office:value="198565">
            <text:p>198565</text:p>
          </table:table-cell>
          <table:table-cell office:value-type="float" office:value="194429">
            <text:p>194429</text:p>
          </table:table-cell>
          <table:table-cell office:value-type="float" office:value="192275">
            <text:p>192275</text:p>
          </table:table-cell>
          <table:table-cell office:value-type="float" office:value="237123">
            <text:p>237123</text:p>
          </table:table-cell>
          <table:table-cell office:value-type="float" office:value="237962">
            <text:p>237962</text:p>
          </table:table-cell>
          <table:table-cell office:value-type="float" office:value="227346">
            <text:p>227346</text:p>
          </table:table-cell>
          <table:table-cell office:value-type="float" office:value="231956">
            <text:p>231956</text:p>
          </table:table-cell>
          <table:table-cell office:value-type="float" office:value="236362">
            <text:p>236362</text:p>
          </table:table-cell>
          <table:table-cell office:value-type="float" office:value="227761">
            <text:p>227761</text:p>
          </table:table-cell>
          <table:table-cell office:value-type="float" office:value="253899">
            <text:p>253899</text:p>
          </table:table-cell>
          <table:table-cell office:value-type="float" office:value="245769">
            <text:p>245769</text:p>
          </table:table-cell>
          <table:table-cell office:value-type="float" office:value="275549">
            <text:p>275549</text:p>
          </table:table-cell>
          <table:table-cell office:value-type="float" office:value="238208">
            <text:p>238208</text:p>
          </table:table-cell>
          <table:table-cell office:value-type="float" office:value="234380">
            <text:p>234380</text:p>
          </table:table-cell>
          <table:table-cell office:value-type="float" office:value="223952">
            <text:p>223952</text:p>
          </table:table-cell>
          <table:table-cell office:value-type="float" office:value="292880">
            <text:p>292880</text:p>
          </table:table-cell>
          <table:table-cell office:value-type="float" office:value="290446">
            <text:p>290446</text:p>
          </table:table-cell>
          <table:table-cell office:value-type="float" office:value="270811">
            <text:p>270811</text:p>
          </table:table-cell>
          <table:table-cell office:value-type="float" office:value="289616">
            <text:p>289616</text:p>
          </table:table-cell>
          <table:table-cell office:value-type="float" office:value="281420">
            <text:p>281420</text:p>
          </table:table-cell>
          <table:table-cell office:value-type="float" office:value="304159.9">
            <text:p>304159,9</text:p>
          </table:table-cell>
          <table:table-cell office:value-type="float" office:value="311181.1">
            <text:p>311181,1</text:p>
          </table:table-cell>
          <table:table-cell office:value-type="float" office:value="303306.1">
            <text:p>303306,1</text:p>
          </table:table-cell>
          <table:table-cell office:value-type="float" office:value="335465">
            <text:p>335465</text:p>
          </table:table-cell>
          <table:table-cell office:value-type="float" office:value="361592">
            <text:p>361592</text:p>
          </table:table-cell>
          <table:table-cell office:value-type="float" office:value="318795">
            <text:p>318795</text:p>
          </table:table-cell>
          <table:table-cell office:value-type="float" office:value="333508">
            <text:p>333508</text:p>
          </table:table-cell>
          <table:table-cell office:value-type="float" office:value="395417">
            <text:p>395417</text:p>
          </table:table-cell>
          <table:table-cell office:value-type="float" office:value="402154">
            <text:p>402154</text:p>
          </table:table-cell>
          <table:table-cell office:value-type="float" office:value="391508.7">
            <text:p>391508,7</text:p>
          </table:table-cell>
          <table:table-cell office:value-type="float" office:value="398435.9">
            <text:p>398435,9</text:p>
          </table:table-cell>
          <table:table-cell office:value-type="float" office:value="386115.3">
            <text:p>386115,3</text:p>
          </table:table-cell>
          <table:table-cell office:value-type="float" office:value="400455.14">
            <text:p>400455,14</text:p>
          </table:table-cell>
          <table:table-cell office:value-type="float" office:value="416321.66">
            <text:p>416321,66</text:p>
          </table:table-cell>
          <table:table-cell office:value-type="float" office:value="405782.45">
            <text:p>405782,45</text:p>
          </table:table-cell>
          <table:table-cell office:value-type="float" office:value="478179.89">
            <text:p>478179,89</text:p>
          </table:table-cell>
          <table:table-cell office:value-type="float" office:value="508914.34">
            <text:p>508914,34</text:p>
          </table:table-cell>
          <table:table-cell office:value-type="float" office:value="428111.2">
            <text:p>428111,2</text:p>
          </table:table-cell>
          <table:table-cell office:value-type="float" office:value="459814">
            <text:p>459814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S VARILLAS </text:p>
          </table:table-cell>
          <table:table-cell office:value-type="string">
            <text:p>Municipio</text:p>
          </table:table-cell>
          <table:table-cell office:value-type="float" office:value="467739">
            <text:p>467739</text:p>
          </table:table-cell>
          <table:table-cell office:value-type="float" office:value="548841">
            <text:p>548841</text:p>
          </table:table-cell>
          <table:table-cell office:value-type="float" office:value="496551">
            <text:p>496551</text:p>
          </table:table-cell>
          <table:table-cell office:value-type="float" office:value="524046">
            <text:p>524046</text:p>
          </table:table-cell>
          <table:table-cell office:value-type="float" office:value="564332">
            <text:p>564332</text:p>
          </table:table-cell>
          <table:table-cell office:value-type="float" office:value="598727">
            <text:p>598727</text:p>
          </table:table-cell>
          <table:table-cell office:value-type="float" office:value="577298">
            <text:p>577298</text:p>
          </table:table-cell>
          <table:table-cell office:value-type="float" office:value="559159">
            <text:p>559159</text:p>
          </table:table-cell>
          <table:table-cell office:value-type="float" office:value="562719">
            <text:p>562719</text:p>
          </table:table-cell>
          <table:table-cell office:value-type="float" office:value="598308">
            <text:p>598308</text:p>
          </table:table-cell>
          <table:table-cell office:value-type="float" office:value="575598">
            <text:p>575598</text:p>
          </table:table-cell>
          <table:table-cell office:value-type="float" office:value="620192">
            <text:p>620192</text:p>
          </table:table-cell>
          <table:table-cell office:value-type="float" office:value="612774">
            <text:p>612774</text:p>
          </table:table-cell>
          <table:table-cell office:value-type="float" office:value="680132">
            <text:p>680132</text:p>
          </table:table-cell>
          <table:table-cell office:value-type="float" office:value="646825">
            <text:p>646825</text:p>
          </table:table-cell>
          <table:table-cell office:value-type="float" office:value="655968">
            <text:p>655968</text:p>
          </table:table-cell>
          <table:table-cell office:value-type="float" office:value="786503">
            <text:p>786503</text:p>
          </table:table-cell>
          <table:table-cell office:value-type="float" office:value="823268">
            <text:p>823268</text:p>
          </table:table-cell>
          <table:table-cell office:value-type="float" office:value="774494">
            <text:p>774494</text:p>
          </table:table-cell>
          <table:table-cell office:value-type="float" office:value="749378">
            <text:p>749378</text:p>
          </table:table-cell>
          <table:table-cell office:value-type="float" office:value="789078">
            <text:p>789078</text:p>
          </table:table-cell>
          <table:table-cell office:value-type="float" office:value="753575">
            <text:p>753575</text:p>
          </table:table-cell>
          <table:table-cell office:value-type="float" office:value="801282">
            <text:p>801282</text:p>
          </table:table-cell>
          <table:table-cell office:value-type="float" office:value="697513">
            <text:p>697513</text:p>
          </table:table-cell>
          <table:table-cell office:value-type="float" office:value="902298">
            <text:p>902298</text:p>
          </table:table-cell>
          <table:table-cell office:value-type="float" office:value="894195">
            <text:p>894195</text:p>
          </table:table-cell>
          <table:table-cell office:value-type="float" office:value="877625">
            <text:p>877625</text:p>
          </table:table-cell>
          <table:table-cell office:value-type="float" office:value="866535">
            <text:p>866535</text:p>
          </table:table-cell>
          <table:table-cell office:value-type="float" office:value="1068654">
            <text:p>1068654</text:p>
          </table:table-cell>
          <table:table-cell office:value-type="float" office:value="1072437">
            <text:p>1072437</text:p>
          </table:table-cell>
          <table:table-cell office:value-type="float" office:value="1024590">
            <text:p>1024590</text:p>
          </table:table-cell>
          <table:table-cell office:value-type="float" office:value="1045368">
            <text:p>1045368</text:p>
          </table:table-cell>
          <table:table-cell office:value-type="float" office:value="1065224">
            <text:p>1065224</text:p>
          </table:table-cell>
          <table:table-cell office:value-type="float" office:value="1026460">
            <text:p>1026460</text:p>
          </table:table-cell>
          <table:table-cell office:value-type="float" office:value="1144259">
            <text:p>1144259</text:p>
          </table:table-cell>
          <table:table-cell office:value-type="float" office:value="1107618">
            <text:p>1107618</text:p>
          </table:table-cell>
          <table:table-cell office:value-type="float" office:value="1241831">
            <text:p>1241831</text:p>
          </table:table-cell>
          <table:table-cell office:value-type="float" office:value="1073544">
            <text:p>1073544</text:p>
          </table:table-cell>
          <table:table-cell office:value-type="float" office:value="1056293">
            <text:p>1056293</text:p>
          </table:table-cell>
          <table:table-cell office:value-type="float" office:value="1009297">
            <text:p>1009297</text:p>
          </table:table-cell>
          <table:table-cell office:value-type="float" office:value="1319935">
            <text:p>1319935</text:p>
          </table:table-cell>
          <table:table-cell office:value-type="float" office:value="1308967">
            <text:p>1308967</text:p>
          </table:table-cell>
          <table:table-cell office:value-type="float" office:value="1220476">
            <text:p>1220476</text:p>
          </table:table-cell>
          <table:table-cell office:value-type="float" office:value="1305228">
            <text:p>1305228</text:p>
          </table:table-cell>
          <table:table-cell office:value-type="float" office:value="1268291">
            <text:p>1268291</text:p>
          </table:table-cell>
          <table:table-cell office:value-type="float" office:value="1370772">
            <text:p>1370772</text:p>
          </table:table-cell>
          <table:table-cell office:value-type="float" office:value="1402415.9">
            <text:p>1402415,9</text:p>
          </table:table-cell>
          <table:table-cell office:value-type="float" office:value="1366921.9">
            <text:p>1366921,9</text:p>
          </table:table-cell>
          <table:table-cell office:value-type="float" office:value="1511854">
            <text:p>1511854</text:p>
          </table:table-cell>
          <table:table-cell office:value-type="float" office:value="1629605">
            <text:p>1629605</text:p>
          </table:table-cell>
          <table:table-cell office:value-type="float" office:value="1436731">
            <text:p>1436731</text:p>
          </table:table-cell>
          <table:table-cell office:value-type="float" office:value="1503036">
            <text:p>1503036</text:p>
          </table:table-cell>
          <table:table-cell office:value-type="float" office:value="1782047">
            <text:p>1782047</text:p>
          </table:table-cell>
          <table:table-cell office:value-type="float" office:value="1812409">
            <text:p>1812409</text:p>
          </table:table-cell>
          <table:table-cell office:value-type="float" office:value="1764430.9">
            <text:p>1764430,9</text:p>
          </table:table-cell>
          <table:table-cell office:value-type="float" office:value="1795651">
            <text:p>1795651</text:p>
          </table:table-cell>
          <table:table-cell office:value-type="float" office:value="1740124.6">
            <text:p>1740124,6</text:p>
          </table:table-cell>
          <table:table-cell office:value-type="float" office:value="1804750.45">
            <text:p>1804750,45</text:p>
          </table:table-cell>
          <table:table-cell office:value-type="float" office:value="1876256.83">
            <text:p>1876256,83</text:p>
          </table:table-cell>
          <table:table-cell office:value-type="float" office:value="1828760.26">
            <text:p>1828760,26</text:p>
          </table:table-cell>
          <table:table-cell office:value-type="float" office:value="2155036.28">
            <text:p>2155036,28</text:p>
          </table:table-cell>
          <table:table-cell office:value-type="float" office:value="2293548.74">
            <text:p>2293548,74</text:p>
          </table:table-cell>
          <table:table-cell office:value-type="float" office:value="1929390.32">
            <text:p>1929390,32</text:p>
          </table:table-cell>
          <table:table-cell office:value-type="float" office:value="2072267">
            <text:p>2072267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S VERTIENTES </text:p>
          </table:table-cell>
          <table:table-cell office:value-type="string">
            <text:p>Municipio</text:p>
          </table:table-cell>
          <table:table-cell office:value-type="float" office:value="92229">
            <text:p>92229</text:p>
          </table:table-cell>
          <table:table-cell office:value-type="float" office:value="108221">
            <text:p>108221</text:p>
          </table:table-cell>
          <table:table-cell office:value-type="float" office:value="97910">
            <text:p>97910</text:p>
          </table:table-cell>
          <table:table-cell office:value-type="float" office:value="103332">
            <text:p>103332</text:p>
          </table:table-cell>
          <table:table-cell office:value-type="float" office:value="111276">
            <text:p>111276</text:p>
          </table:table-cell>
          <table:table-cell office:value-type="float" office:value="118057">
            <text:p>118057</text:p>
          </table:table-cell>
          <table:table-cell office:value-type="float" office:value="113832">
            <text:p>113832</text:p>
          </table:table-cell>
          <table:table-cell office:value-type="float" office:value="110255">
            <text:p>110255</text:p>
          </table:table-cell>
          <table:table-cell office:value-type="float" office:value="110957">
            <text:p>110957</text:p>
          </table:table-cell>
          <table:table-cell office:value-type="float" office:value="117975">
            <text:p>117975</text:p>
          </table:table-cell>
          <table:table-cell office:value-type="float" office:value="113497">
            <text:p>113497</text:p>
          </table:table-cell>
          <table:table-cell office:value-type="float" office:value="122290">
            <text:p>122290</text:p>
          </table:table-cell>
          <table:table-cell office:value-type="float" office:value="120827">
            <text:p>120827</text:p>
          </table:table-cell>
          <table:table-cell office:value-type="float" office:value="134109">
            <text:p>134109</text:p>
          </table:table-cell>
          <table:table-cell office:value-type="float" office:value="127542">
            <text:p>127542</text:p>
          </table:table-cell>
          <table:table-cell office:value-type="float" office:value="129344">
            <text:p>129344</text:p>
          </table:table-cell>
          <table:table-cell office:value-type="float" office:value="155083">
            <text:p>155083</text:p>
          </table:table-cell>
          <table:table-cell office:value-type="float" office:value="162332">
            <text:p>162332</text:p>
          </table:table-cell>
          <table:table-cell office:value-type="float" office:value="152715">
            <text:p>152715</text:p>
          </table:table-cell>
          <table:table-cell office:value-type="float" office:value="147763">
            <text:p>147763</text:p>
          </table:table-cell>
          <table:table-cell office:value-type="float" office:value="155591">
            <text:p>155591</text:p>
          </table:table-cell>
          <table:table-cell office:value-type="float" office:value="148591">
            <text:p>148591</text:p>
          </table:table-cell>
          <table:table-cell office:value-type="float" office:value="157997">
            <text:p>157997</text:p>
          </table:table-cell>
          <table:table-cell office:value-type="float" office:value="137536">
            <text:p>137536</text:p>
          </table:table-cell>
          <table:table-cell office:value-type="float" office:value="177916">
            <text:p>177916</text:p>
          </table:table-cell>
          <table:table-cell office:value-type="float" office:value="176318">
            <text:p>176318</text:p>
          </table:table-cell>
          <table:table-cell office:value-type="float" office:value="170164">
            <text:p>170164</text:p>
          </table:table-cell>
          <table:table-cell office:value-type="float" office:value="169929">
            <text:p>169929</text:p>
          </table:table-cell>
          <table:table-cell office:value-type="float" office:value="209565">
            <text:p>209565</text:p>
          </table:table-cell>
          <table:table-cell office:value-type="float" office:value="210306">
            <text:p>210306</text:p>
          </table:table-cell>
          <table:table-cell office:value-type="float" office:value="200923">
            <text:p>200923</text:p>
          </table:table-cell>
          <table:table-cell office:value-type="float" office:value="204998">
            <text:p>204998</text:p>
          </table:table-cell>
          <table:table-cell office:value-type="float" office:value="208892">
            <text:p>208892</text:p>
          </table:table-cell>
          <table:table-cell office:value-type="float" office:value="201290">
            <text:p>201290</text:p>
          </table:table-cell>
          <table:table-cell office:value-type="float" office:value="224391">
            <text:p>224391</text:p>
          </table:table-cell>
          <table:table-cell office:value-type="float" office:value="217205">
            <text:p>217205</text:p>
          </table:table-cell>
          <table:table-cell office:value-type="float" office:value="243525">
            <text:p>243525</text:p>
          </table:table-cell>
          <table:table-cell office:value-type="float" office:value="210523">
            <text:p>210523</text:p>
          </table:table-cell>
          <table:table-cell office:value-type="float" office:value="207140">
            <text:p>207140</text:p>
          </table:table-cell>
          <table:table-cell office:value-type="float" office:value="197924">
            <text:p>197924</text:p>
          </table:table-cell>
          <table:table-cell office:value-type="float" office:value="258841">
            <text:p>258841</text:p>
          </table:table-cell>
          <table:table-cell office:value-type="float" office:value="256690">
            <text:p>256690</text:p>
          </table:table-cell>
          <table:table-cell office:value-type="float" office:value="239337">
            <text:p>239337</text:p>
          </table:table-cell>
          <table:table-cell office:value-type="float" office:value="255957">
            <text:p>255957</text:p>
          </table:table-cell>
          <table:table-cell office:value-type="float" office:value="248713">
            <text:p>248713</text:p>
          </table:table-cell>
          <table:table-cell office:value-type="float" office:value="268810.3">
            <text:p>268810,3</text:p>
          </table:table-cell>
          <table:table-cell office:value-type="float" office:value="275015.5">
            <text:p>275015,5</text:p>
          </table:table-cell>
          <table:table-cell office:value-type="float" office:value="268054.9">
            <text:p>268054,9</text:p>
          </table:table-cell>
          <table:table-cell office:value-type="float" office:value="296477">
            <text:p>296477</text:p>
          </table:table-cell>
          <table:table-cell office:value-type="float" office:value="319568">
            <text:p>319568</text:p>
          </table:table-cell>
          <table:table-cell office:value-type="float" office:value="281745">
            <text:p>281745</text:p>
          </table:table-cell>
          <table:table-cell office:value-type="float" office:value="294748">
            <text:p>294748</text:p>
          </table:table-cell>
          <table:table-cell office:value-type="float" office:value="349462">
            <text:p>349462</text:p>
          </table:table-cell>
          <table:table-cell office:value-type="float" office:value="355416">
            <text:p>355416</text:p>
          </table:table-cell>
          <table:table-cell office:value-type="float" office:value="346007.4">
            <text:p>346007,4</text:p>
          </table:table-cell>
          <table:table-cell office:value-type="float" office:value="352129.5">
            <text:p>352129,5</text:p>
          </table:table-cell>
          <table:table-cell office:value-type="float" office:value="341240.9">
            <text:p>341240,9</text:p>
          </table:table-cell>
          <table:table-cell office:value-type="float" office:value="353914.09">
            <text:p>353914,09</text:p>
          </table:table-cell>
          <table:table-cell office:value-type="float" office:value="367936.6">
            <text:p>367936,6</text:p>
          </table:table-cell>
          <table:table-cell office:value-type="float" office:value="358622.25">
            <text:p>358622,25</text:p>
          </table:table-cell>
          <table:table-cell office:value-type="float" office:value="422605.64">
            <text:p>422605,64</text:p>
          </table:table-cell>
          <table:table-cell office:value-type="float" office:value="449768.12">
            <text:p>449768,12</text:p>
          </table:table-cell>
          <table:table-cell office:value-type="float" office:value="378355.95">
            <text:p>378355,95</text:p>
          </table:table-cell>
          <table:table-cell office:value-type="float" office:value="406374">
            <text:p>406374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LASPIUR </text:p>
          </table:table-cell>
          <table:table-cell office:value-type="string">
            <text:p>Municipio</text:p>
          </table:table-cell>
          <table:table-cell office:value-type="float" office:value="131109">
            <text:p>131109</text:p>
          </table:table-cell>
          <table:table-cell office:value-type="float" office:value="153842">
            <text:p>153842</text:p>
          </table:table-cell>
          <table:table-cell office:value-type="float" office:value="139185">
            <text:p>139185</text:p>
          </table:table-cell>
          <table:table-cell office:value-type="float" office:value="146892">
            <text:p>146892</text:p>
          </table:table-cell>
          <table:table-cell office:value-type="float" office:value="158184">
            <text:p>158184</text:p>
          </table:table-cell>
          <table:table-cell office:value-type="float" office:value="167825">
            <text:p>167825</text:p>
          </table:table-cell>
          <table:table-cell office:value-type="float" office:value="161819">
            <text:p>161819</text:p>
          </table:table-cell>
          <table:table-cell office:value-type="float" office:value="156734">
            <text:p>156734</text:p>
          </table:table-cell>
          <table:table-cell office:value-type="float" office:value="157732">
            <text:p>157732</text:p>
          </table:table-cell>
          <table:table-cell office:value-type="float" office:value="167707">
            <text:p>167707</text:p>
          </table:table-cell>
          <table:table-cell office:value-type="float" office:value="161342">
            <text:p>161342</text:p>
          </table:table-cell>
          <table:table-cell office:value-type="float" office:value="173841">
            <text:p>173841</text:p>
          </table:table-cell>
          <table:table-cell office:value-type="float" office:value="171762">
            <text:p>171762</text:p>
          </table:table-cell>
          <table:table-cell office:value-type="float" office:value="190643">
            <text:p>190643</text:p>
          </table:table-cell>
          <table:table-cell office:value-type="float" office:value="181307">
            <text:p>181307</text:p>
          </table:table-cell>
          <table:table-cell office:value-type="float" office:value="183870">
            <text:p>183870</text:p>
          </table:table-cell>
          <table:table-cell office:value-type="float" office:value="220459">
            <text:p>220459</text:p>
          </table:table-cell>
          <table:table-cell office:value-type="float" office:value="230764">
            <text:p>230764</text:p>
          </table:table-cell>
          <table:table-cell office:value-type="float" office:value="217093">
            <text:p>217093</text:p>
          </table:table-cell>
          <table:table-cell office:value-type="float" office:value="210053">
            <text:p>210053</text:p>
          </table:table-cell>
          <table:table-cell office:value-type="float" office:value="221181">
            <text:p>221181</text:p>
          </table:table-cell>
          <table:table-cell office:value-type="float" office:value="211229">
            <text:p>211229</text:p>
          </table:table-cell>
          <table:table-cell office:value-type="float" office:value="224602">
            <text:p>224602</text:p>
          </table:table-cell>
          <table:table-cell office:value-type="float" office:value="195516">
            <text:p>195516</text:p>
          </table:table-cell>
          <table:table-cell office:value-type="float" office:value="252917">
            <text:p>252917</text:p>
          </table:table-cell>
          <table:table-cell office:value-type="float" office:value="250646">
            <text:p>250646</text:p>
          </table:table-cell>
          <table:table-cell office:value-type="float" office:value="243304">
            <text:p>243304</text:p>
          </table:table-cell>
          <table:table-cell office:value-type="float" office:value="242018">
            <text:p>242018</text:p>
          </table:table-cell>
          <table:table-cell office:value-type="float" office:value="298469">
            <text:p>298469</text:p>
          </table:table-cell>
          <table:table-cell office:value-type="float" office:value="299525">
            <text:p>299525</text:p>
          </table:table-cell>
          <table:table-cell office:value-type="float" office:value="286162">
            <text:p>286162</text:p>
          </table:table-cell>
          <table:table-cell office:value-type="float" office:value="291966">
            <text:p>291966</text:p>
          </table:table-cell>
          <table:table-cell office:value-type="float" office:value="297511">
            <text:p>297511</text:p>
          </table:table-cell>
          <table:table-cell office:value-type="float" office:value="286685">
            <text:p>286685</text:p>
          </table:table-cell>
          <table:table-cell office:value-type="float" office:value="319585">
            <text:p>319585</text:p>
          </table:table-cell>
          <table:table-cell office:value-type="float" office:value="309351">
            <text:p>309351</text:p>
          </table:table-cell>
          <table:table-cell office:value-type="float" office:value="346836">
            <text:p>346836</text:p>
          </table:table-cell>
          <table:table-cell office:value-type="float" office:value="299834">
            <text:p>299834</text:p>
          </table:table-cell>
          <table:table-cell office:value-type="float" office:value="295016">
            <text:p>295016</text:p>
          </table:table-cell>
          <table:table-cell office:value-type="float" office:value="281891">
            <text:p>281891</text:p>
          </table:table-cell>
          <table:table-cell office:value-type="float" office:value="368651">
            <text:p>368651</text:p>
          </table:table-cell>
          <table:table-cell office:value-type="float" office:value="365587">
            <text:p>365587</text:p>
          </table:table-cell>
          <table:table-cell office:value-type="float" office:value="340872">
            <text:p>340872</text:p>
          </table:table-cell>
          <table:table-cell office:value-type="float" office:value="364543">
            <text:p>364543</text:p>
          </table:table-cell>
          <table:table-cell office:value-type="float" office:value="354226">
            <text:p>354226</text:p>
          </table:table-cell>
          <table:table-cell office:value-type="float" office:value="382849">
            <text:p>382849</text:p>
          </table:table-cell>
          <table:table-cell office:value-type="float" office:value="391686.7">
            <text:p>391686,7</text:p>
          </table:table-cell>
          <table:table-cell office:value-type="float" office:value="381774.1">
            <text:p>381774,1</text:p>
          </table:table-cell>
          <table:table-cell office:value-type="float" office:value="422252">
            <text:p>422252</text:p>
          </table:table-cell>
          <table:table-cell office:value-type="float" office:value="455139">
            <text:p>455139</text:p>
          </table:table-cell>
          <table:table-cell office:value-type="float" office:value="401271">
            <text:p>401271</text:p>
          </table:table-cell>
          <table:table-cell office:value-type="float" office:value="419790">
            <text:p>419790</text:p>
          </table:table-cell>
          <table:table-cell office:value-type="float" office:value="497716">
            <text:p>497716</text:p>
          </table:table-cell>
          <table:table-cell office:value-type="float" office:value="506195">
            <text:p>506195</text:p>
          </table:table-cell>
          <table:table-cell office:value-type="float" office:value="492795.7">
            <text:p>492795,7</text:p>
          </table:table-cell>
          <table:table-cell office:value-type="float" office:value="501515.1">
            <text:p>501515,1</text:p>
          </table:table-cell>
          <table:table-cell office:value-type="float" office:value="486007.1">
            <text:p>486007,1</text:p>
          </table:table-cell>
          <table:table-cell office:value-type="float" office:value="504056.75">
            <text:p>504056,75</text:p>
          </table:table-cell>
          <table:table-cell office:value-type="float" office:value="524028.08">
            <text:p>524028,08</text:p>
          </table:table-cell>
          <table:table-cell office:value-type="float" office:value="510762.28">
            <text:p>510762,28</text:p>
          </table:table-cell>
          <table:table-cell office:value-type="float" office:value="601889.63">
            <text:p>601889,63</text:p>
          </table:table-cell>
          <table:table-cell office:value-type="float" office:value="640575.39">
            <text:p>640575,39</text:p>
          </table:table-cell>
          <table:table-cell office:value-type="float" office:value="538867.69">
            <text:p>538867,69</text:p>
          </table:table-cell>
          <table:table-cell office:value-type="float" office:value="578772">
            <text:p>578772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LEONES </text:p>
          </table:table-cell>
          <table:table-cell office:value-type="string">
            <text:p>Municipio</text:p>
          </table:table-cell>
          <table:table-cell office:value-type="float" office:value="322836">
            <text:p>322836</text:p>
          </table:table-cell>
          <table:table-cell office:value-type="float" office:value="378813">
            <text:p>378813</text:p>
          </table:table-cell>
          <table:table-cell office:value-type="float" office:value="342722">
            <text:p>342722</text:p>
          </table:table-cell>
          <table:table-cell office:value-type="float" office:value="361699">
            <text:p>361699</text:p>
          </table:table-cell>
          <table:table-cell office:value-type="float" office:value="389505">
            <text:p>389505</text:p>
          </table:table-cell>
          <table:table-cell office:value-type="float" office:value="413244">
            <text:p>413244</text:p>
          </table:table-cell>
          <table:table-cell office:value-type="float" office:value="398454">
            <text:p>398454</text:p>
          </table:table-cell>
          <table:table-cell office:value-type="float" office:value="385935">
            <text:p>385935</text:p>
          </table:table-cell>
          <table:table-cell office:value-type="float" office:value="388391">
            <text:p>388391</text:p>
          </table:table-cell>
          <table:table-cell office:value-type="float" office:value="412955">
            <text:p>412955</text:p>
          </table:table-cell>
          <table:table-cell office:value-type="float" office:value="397281">
            <text:p>397281</text:p>
          </table:table-cell>
          <table:table-cell office:value-type="float" office:value="428059">
            <text:p>428059</text:p>
          </table:table-cell>
          <table:table-cell office:value-type="float" office:value="422940">
            <text:p>422940</text:p>
          </table:table-cell>
          <table:table-cell office:value-type="float" office:value="469431">
            <text:p>469431</text:p>
          </table:table-cell>
          <table:table-cell office:value-type="float" office:value="446442">
            <text:p>446442</text:p>
          </table:table-cell>
          <table:table-cell office:value-type="float" office:value="452752">
            <text:p>452752</text:p>
          </table:table-cell>
          <table:table-cell office:value-type="float" office:value="542849">
            <text:p>542849</text:p>
          </table:table-cell>
          <table:table-cell office:value-type="float" office:value="568223">
            <text:p>568223</text:p>
          </table:table-cell>
          <table:table-cell office:value-type="float" office:value="534560">
            <text:p>534560</text:p>
          </table:table-cell>
          <table:table-cell office:value-type="float" office:value="517225">
            <text:p>517225</text:p>
          </table:table-cell>
          <table:table-cell office:value-type="float" office:value="544626">
            <text:p>544626</text:p>
          </table:table-cell>
          <table:table-cell office:value-type="float" office:value="520121">
            <text:p>520121</text:p>
          </table:table-cell>
          <table:table-cell office:value-type="float" office:value="553049">
            <text:p>553049</text:p>
          </table:table-cell>
          <table:table-cell office:value-type="float" office:value="481427">
            <text:p>481427</text:p>
          </table:table-cell>
          <table:table-cell office:value-type="float" office:value="622771">
            <text:p>622771</text:p>
          </table:table-cell>
          <table:table-cell office:value-type="float" office:value="617178">
            <text:p>617178</text:p>
          </table:table-cell>
          <table:table-cell office:value-type="float" office:value="601130">
            <text:p>601130</text:p>
          </table:table-cell>
          <table:table-cell office:value-type="float" office:value="596592">
            <text:p>596592</text:p>
          </table:table-cell>
          <table:table-cell office:value-type="float" office:value="735748">
            <text:p>735748</text:p>
          </table:table-cell>
          <table:table-cell office:value-type="float" office:value="738351">
            <text:p>738351</text:p>
          </table:table-cell>
          <table:table-cell office:value-type="float" office:value="705410">
            <text:p>705410</text:p>
          </table:table-cell>
          <table:table-cell office:value-type="float" office:value="719716">
            <text:p>719716</text:p>
          </table:table-cell>
          <table:table-cell office:value-type="float" office:value="733387">
            <text:p>733387</text:p>
          </table:table-cell>
          <table:table-cell office:value-type="float" office:value="706698">
            <text:p>706698</text:p>
          </table:table-cell>
          <table:table-cell office:value-type="float" office:value="787801">
            <text:p>787801</text:p>
          </table:table-cell>
          <table:table-cell office:value-type="float" office:value="762573">
            <text:p>762573</text:p>
          </table:table-cell>
          <table:table-cell office:value-type="float" office:value="854977">
            <text:p>854977</text:p>
          </table:table-cell>
          <table:table-cell office:value-type="float" office:value="739114">
            <text:p>739114</text:p>
          </table:table-cell>
          <table:table-cell office:value-type="float" office:value="727237">
            <text:p>727237</text:p>
          </table:table-cell>
          <table:table-cell office:value-type="float" office:value="694881">
            <text:p>694881</text:p>
          </table:table-cell>
          <table:table-cell office:value-type="float" office:value="908750">
            <text:p>908750</text:p>
          </table:table-cell>
          <table:table-cell office:value-type="float" office:value="901198">
            <text:p>901198</text:p>
          </table:table-cell>
          <table:table-cell office:value-type="float" office:value="840275">
            <text:p>840275</text:p>
          </table:table-cell>
          <table:table-cell office:value-type="float" office:value="898624">
            <text:p>898624</text:p>
          </table:table-cell>
          <table:table-cell office:value-type="float" office:value="873193">
            <text:p>873193</text:p>
          </table:table-cell>
          <table:table-cell office:value-type="float" office:value="943750.4">
            <text:p>943750,4</text:p>
          </table:table-cell>
          <table:table-cell office:value-type="float" office:value="965536">
            <text:p>965536</text:p>
          </table:table-cell>
          <table:table-cell office:value-type="float" office:value="941099.4">
            <text:p>941099,4</text:p>
          </table:table-cell>
          <table:table-cell office:value-type="float" office:value="1040883">
            <text:p>1040883</text:p>
          </table:table-cell>
          <table:table-cell office:value-type="float" office:value="1121952">
            <text:p>1121952</text:p>
          </table:table-cell>
          <table:table-cell office:value-type="float" office:value="989161">
            <text:p>989161</text:p>
          </table:table-cell>
          <table:table-cell office:value-type="float" office:value="1034812">
            <text:p>1034812</text:p>
          </table:table-cell>
          <table:table-cell office:value-type="float" office:value="1226905">
            <text:p>1226905</text:p>
          </table:table-cell>
          <table:table-cell office:value-type="float" office:value="1247808">
            <text:p>1247808</text:p>
          </table:table-cell>
          <table:table-cell office:value-type="float" office:value="1214777.1">
            <text:p>1214777,1</text:p>
          </table:table-cell>
          <table:table-cell office:value-type="float" office:value="1236270.9">
            <text:p>1236270,9</text:p>
          </table:table-cell>
          <table:table-cell office:value-type="float" office:value="1198042.7">
            <text:p>1198042,7</text:p>
          </table:table-cell>
          <table:table-cell office:value-type="float" office:value="1242536.36">
            <text:p>1242536,36</text:p>
          </table:table-cell>
          <table:table-cell office:value-type="float" office:value="1291767.14">
            <text:p>1291767,14</text:p>
          </table:table-cell>
          <table:table-cell office:value-type="float" office:value="1259065.97">
            <text:p>1259065,97</text:p>
          </table:table-cell>
          <table:table-cell office:value-type="float" office:value="1483701.49">
            <text:p>1483701,49</text:p>
          </table:table-cell>
          <table:table-cell office:value-type="float" office:value="1579064.68">
            <text:p>1579064,68</text:p>
          </table:table-cell>
          <table:table-cell office:value-type="float" office:value="1328347.85">
            <text:p>1328347,85</text:p>
          </table:table-cell>
          <table:table-cell office:value-type="float" office:value="1426716">
            <text:p>1426716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OS CERRILLOS </text:p>
          </table:table-cell>
          <table:table-cell office:value-type="string">
            <text:p>Municipio</text:p>
          </table:table-cell>
          <table:table-cell office:value-type="float" office:value="129828">
            <text:p>129828</text:p>
          </table:table-cell>
          <table:table-cell office:value-type="float" office:value="152339">
            <text:p>152339</text:p>
          </table:table-cell>
          <table:table-cell office:value-type="float" office:value="137825">
            <text:p>137825</text:p>
          </table:table-cell>
          <table:table-cell office:value-type="float" office:value="145457">
            <text:p>145457</text:p>
          </table:table-cell>
          <table:table-cell office:value-type="float" office:value="156639">
            <text:p>156639</text:p>
          </table:table-cell>
          <table:table-cell office:value-type="float" office:value="166186">
            <text:p>166186</text:p>
          </table:table-cell>
          <table:table-cell office:value-type="float" office:value="160238">
            <text:p>160238</text:p>
          </table:table-cell>
          <table:table-cell office:value-type="float" office:value="155203">
            <text:p>155203</text:p>
          </table:table-cell>
          <table:table-cell office:value-type="float" office:value="156191">
            <text:p>156191</text:p>
          </table:table-cell>
          <table:table-cell office:value-type="float" office:value="166070">
            <text:p>166070</text:p>
          </table:table-cell>
          <table:table-cell office:value-type="float" office:value="159766">
            <text:p>159766</text:p>
          </table:table-cell>
          <table:table-cell office:value-type="float" office:value="172144">
            <text:p>172144</text:p>
          </table:table-cell>
          <table:table-cell office:value-type="float" office:value="170085">
            <text:p>170085</text:p>
          </table:table-cell>
          <table:table-cell office:value-type="float" office:value="188781">
            <text:p>188781</text:p>
          </table:table-cell>
          <table:table-cell office:value-type="float" office:value="179537">
            <text:p>179537</text:p>
          </table:table-cell>
          <table:table-cell office:value-type="float" office:value="182074">
            <text:p>182074</text:p>
          </table:table-cell>
          <table:table-cell office:value-type="float" office:value="218306">
            <text:p>218306</text:p>
          </table:table-cell>
          <table:table-cell office:value-type="float" office:value="228511">
            <text:p>228511</text:p>
          </table:table-cell>
          <table:table-cell office:value-type="float" office:value="214973">
            <text:p>214973</text:p>
          </table:table-cell>
          <table:table-cell office:value-type="float" office:value="208002">
            <text:p>208002</text:p>
          </table:table-cell>
          <table:table-cell office:value-type="float" office:value="219021">
            <text:p>219021</text:p>
          </table:table-cell>
          <table:table-cell office:value-type="float" office:value="209167">
            <text:p>209167</text:p>
          </table:table-cell>
          <table:table-cell office:value-type="float" office:value="222408">
            <text:p>222408</text:p>
          </table:table-cell>
          <table:table-cell office:value-type="float" office:value="193605">
            <text:p>193605</text:p>
          </table:table-cell>
          <table:table-cell office:value-type="float" office:value="250447">
            <text:p>250447</text:p>
          </table:table-cell>
          <table:table-cell office:value-type="float" office:value="248198">
            <text:p>248198</text:p>
          </table:table-cell>
          <table:table-cell office:value-type="float" office:value="237801">
            <text:p>237801</text:p>
          </table:table-cell>
          <table:table-cell office:value-type="float" office:value="238642">
            <text:p>238642</text:p>
          </table:table-cell>
          <table:table-cell office:value-type="float" office:value="294305">
            <text:p>294305</text:p>
          </table:table-cell>
          <table:table-cell office:value-type="float" office:value="295346">
            <text:p>295346</text:p>
          </table:table-cell>
          <table:table-cell office:value-type="float" office:value="282170">
            <text:p>282170</text:p>
          </table:table-cell>
          <table:table-cell office:value-type="float" office:value="287892">
            <text:p>287892</text:p>
          </table:table-cell>
          <table:table-cell office:value-type="float" office:value="293360">
            <text:p>293360</text:p>
          </table:table-cell>
          <table:table-cell office:value-type="float" office:value="282685">
            <text:p>282685</text:p>
          </table:table-cell>
          <table:table-cell office:value-type="float" office:value="315126">
            <text:p>315126</text:p>
          </table:table-cell>
          <table:table-cell office:value-type="float" office:value="305035">
            <text:p>305035</text:p>
          </table:table-cell>
          <table:table-cell office:value-type="float" office:value="341997">
            <text:p>341997</text:p>
          </table:table-cell>
          <table:table-cell office:value-type="float" office:value="295651">
            <text:p>295651</text:p>
          </table:table-cell>
          <table:table-cell office:value-type="float" office:value="290900">
            <text:p>290900</text:p>
          </table:table-cell>
          <table:table-cell office:value-type="float" office:value="277958">
            <text:p>277958</text:p>
          </table:table-cell>
          <table:table-cell office:value-type="float" office:value="363507">
            <text:p>363507</text:p>
          </table:table-cell>
          <table:table-cell office:value-type="float" office:value="360486">
            <text:p>360486</text:p>
          </table:table-cell>
          <table:table-cell office:value-type="float" office:value="336116">
            <text:p>336116</text:p>
          </table:table-cell>
          <table:table-cell office:value-type="float" office:value="359456">
            <text:p>359456</text:p>
          </table:table-cell>
          <table:table-cell office:value-type="float" office:value="349284">
            <text:p>349284</text:p>
          </table:table-cell>
          <table:table-cell office:value-type="float" office:value="377507.5">
            <text:p>377507,5</text:p>
          </table:table-cell>
          <table:table-cell office:value-type="float" office:value="386221.9">
            <text:p>386221,9</text:p>
          </table:table-cell>
          <table:table-cell office:value-type="float" office:value="376446.7">
            <text:p>376446,7</text:p>
          </table:table-cell>
          <table:table-cell office:value-type="float" office:value="416361">
            <text:p>416361</text:p>
          </table:table-cell>
          <table:table-cell office:value-type="float" office:value="448789">
            <text:p>448789</text:p>
          </table:table-cell>
          <table:table-cell office:value-type="float" office:value="395672">
            <text:p>395672</text:p>
          </table:table-cell>
          <table:table-cell office:value-type="float" office:value="413933">
            <text:p>413933</text:p>
          </table:table-cell>
          <table:table-cell office:value-type="float" office:value="490772">
            <text:p>490772</text:p>
          </table:table-cell>
          <table:table-cell office:value-type="float" office:value="499133">
            <text:p>499133</text:p>
          </table:table-cell>
          <table:table-cell office:value-type="float" office:value="485920.3">
            <text:p>485920,3</text:p>
          </table:table-cell>
          <table:table-cell office:value-type="float" office:value="494518">
            <text:p>494518</text:p>
          </table:table-cell>
          <table:table-cell office:value-type="float" office:value="479226.4">
            <text:p>479226,4</text:p>
          </table:table-cell>
          <table:table-cell office:value-type="float" office:value="497024.2">
            <text:p>497024,2</text:p>
          </table:table-cell>
          <table:table-cell office:value-type="float" office:value="516716.9">
            <text:p>516716,9</text:p>
          </table:table-cell>
          <table:table-cell office:value-type="float" office:value="503636.17">
            <text:p>503636,17</text:p>
          </table:table-cell>
          <table:table-cell office:value-type="float" office:value="593492.13">
            <text:p>593492,13</text:p>
          </table:table-cell>
          <table:table-cell office:value-type="float" office:value="631638.15">
            <text:p>631638,15</text:p>
          </table:table-cell>
          <table:table-cell office:value-type="float" office:value="531349.46">
            <text:p>531349,46</text:p>
          </table:table-cell>
          <table:table-cell office:value-type="float" office:value="570697">
            <text:p>570697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LOS CISNES </text:p>
          </table:table-cell>
          <table:table-cell office:value-type="string">
            <text:p>Municipio</text:p>
          </table:table-cell>
          <table:table-cell office:value-type="float" office:value="86714">
            <text:p>86714</text:p>
          </table:table-cell>
          <table:table-cell office:value-type="float" office:value="101750">
            <text:p>101750</text:p>
          </table:table-cell>
          <table:table-cell office:value-type="float" office:value="92056">
            <text:p>92056</text:p>
          </table:table-cell>
          <table:table-cell office:value-type="float" office:value="97153">
            <text:p>97153</text:p>
          </table:table-cell>
          <table:table-cell office:value-type="float" office:value="104622">
            <text:p>104622</text:p>
          </table:table-cell>
          <table:table-cell office:value-type="float" office:value="110998">
            <text:p>110998</text:p>
          </table:table-cell>
          <table:table-cell office:value-type="float" office:value="107026">
            <text:p>107026</text:p>
          </table:table-cell>
          <table:table-cell office:value-type="float" office:value="103663">
            <text:p>103663</text:p>
          </table:table-cell>
          <table:table-cell office:value-type="float" office:value="104323">
            <text:p>104323</text:p>
          </table:table-cell>
          <table:table-cell office:value-type="float" office:value="110920">
            <text:p>110920</text:p>
          </table:table-cell>
          <table:table-cell office:value-type="float" office:value="106710">
            <text:p>106710</text:p>
          </table:table-cell>
          <table:table-cell office:value-type="float" office:value="114977">
            <text:p>114977</text:p>
          </table:table-cell>
          <table:table-cell office:value-type="float" office:value="113602">
            <text:p>113602</text:p>
          </table:table-cell>
          <table:table-cell office:value-type="float" office:value="126090">
            <text:p>126090</text:p>
          </table:table-cell>
          <table:table-cell office:value-type="float" office:value="119915">
            <text:p>119915</text:p>
          </table:table-cell>
          <table:table-cell office:value-type="float" office:value="121610">
            <text:p>121610</text:p>
          </table:table-cell>
          <table:table-cell office:value-type="float" office:value="145810">
            <text:p>145810</text:p>
          </table:table-cell>
          <table:table-cell office:value-type="float" office:value="152626">
            <text:p>152626</text:p>
          </table:table-cell>
          <table:table-cell office:value-type="float" office:value="143584">
            <text:p>143584</text:p>
          </table:table-cell>
          <table:table-cell office:value-type="float" office:value="138927">
            <text:p>138927</text:p>
          </table:table-cell>
          <table:table-cell office:value-type="float" office:value="146287">
            <text:p>146287</text:p>
          </table:table-cell>
          <table:table-cell office:value-type="float" office:value="139705">
            <text:p>139705</text:p>
          </table:table-cell>
          <table:table-cell office:value-type="float" office:value="148550">
            <text:p>148550</text:p>
          </table:table-cell>
          <table:table-cell office:value-type="float" office:value="129312">
            <text:p>129312</text:p>
          </table:table-cell>
          <table:table-cell office:value-type="float" office:value="167277">
            <text:p>167277</text:p>
          </table:table-cell>
          <table:table-cell office:value-type="float" office:value="165775">
            <text:p>165775</text:p>
          </table:table-cell>
          <table:table-cell office:value-type="float" office:value="160995">
            <text:p>160995</text:p>
          </table:table-cell>
          <table:table-cell office:value-type="float" office:value="160094">
            <text:p>160094</text:p>
          </table:table-cell>
          <table:table-cell office:value-type="float" office:value="197435">
            <text:p>197435</text:p>
          </table:table-cell>
          <table:table-cell office:value-type="float" office:value="198134">
            <text:p>198134</text:p>
          </table:table-cell>
          <table:table-cell office:value-type="float" office:value="189294">
            <text:p>189294</text:p>
          </table:table-cell>
          <table:table-cell office:value-type="float" office:value="193133">
            <text:p>193133</text:p>
          </table:table-cell>
          <table:table-cell office:value-type="float" office:value="196802">
            <text:p>196802</text:p>
          </table:table-cell>
          <table:table-cell office:value-type="float" office:value="189640">
            <text:p>189640</text:p>
          </table:table-cell>
          <table:table-cell office:value-type="float" office:value="211404">
            <text:p>211404</text:p>
          </table:table-cell>
          <table:table-cell office:value-type="float" office:value="204634">
            <text:p>204634</text:p>
          </table:table-cell>
          <table:table-cell office:value-type="float" office:value="229430">
            <text:p>229430</text:p>
          </table:table-cell>
          <table:table-cell office:value-type="float" office:value="198339">
            <text:p>198339</text:p>
          </table:table-cell>
          <table:table-cell office:value-type="float" office:value="195151">
            <text:p>195151</text:p>
          </table:table-cell>
          <table:table-cell office:value-type="float" office:value="186469">
            <text:p>186469</text:p>
          </table:table-cell>
          <table:table-cell office:value-type="float" office:value="243860">
            <text:p>243860</text:p>
          </table:table-cell>
          <table:table-cell office:value-type="float" office:value="241833">
            <text:p>241833</text:p>
          </table:table-cell>
          <table:table-cell office:value-type="float" office:value="225485">
            <text:p>225485</text:p>
          </table:table-cell>
          <table:table-cell office:value-type="float" office:value="241143">
            <text:p>241143</text:p>
          </table:table-cell>
          <table:table-cell office:value-type="float" office:value="234318">
            <text:p>234318</text:p>
          </table:table-cell>
          <table:table-cell office:value-type="float" office:value="253252.2">
            <text:p>253252,2</text:p>
          </table:table-cell>
          <table:table-cell office:value-type="float" office:value="259098.3">
            <text:p>259098,3</text:p>
          </table:table-cell>
          <table:table-cell office:value-type="float" office:value="252540.5">
            <text:p>252540,5</text:p>
          </table:table-cell>
          <table:table-cell office:value-type="float" office:value="279317">
            <text:p>279317</text:p>
          </table:table-cell>
          <table:table-cell office:value-type="float" office:value="301072">
            <text:p>301072</text:p>
          </table:table-cell>
          <table:table-cell office:value-type="float" office:value="265438">
            <text:p>265438</text:p>
          </table:table-cell>
          <table:table-cell office:value-type="float" office:value="277688">
            <text:p>277688</text:p>
          </table:table-cell>
          <table:table-cell office:value-type="float" office:value="329236">
            <text:p>329236</text:p>
          </table:table-cell>
          <table:table-cell office:value-type="float" office:value="334845">
            <text:p>334845</text:p>
          </table:table-cell>
          <table:table-cell office:value-type="float" office:value="325981.3">
            <text:p>325981,3</text:p>
          </table:table-cell>
          <table:table-cell office:value-type="float" office:value="331749.1">
            <text:p>331749,1</text:p>
          </table:table-cell>
          <table:table-cell office:value-type="float" office:value="321490.7">
            <text:p>321490,7</text:p>
          </table:table-cell>
          <table:table-cell office:value-type="float" office:value="333430.37">
            <text:p>333430,37</text:p>
          </table:table-cell>
          <table:table-cell office:value-type="float" office:value="346641.29">
            <text:p>346641,29</text:p>
          </table:table-cell>
          <table:table-cell office:value-type="float" office:value="337866.04">
            <text:p>337866,04</text:p>
          </table:table-cell>
          <table:table-cell office:value-type="float" office:value="398146.21">
            <text:p>398146,21</text:p>
          </table:table-cell>
          <table:table-cell office:value-type="float" office:value="423736.6">
            <text:p>423736,6</text:p>
          </table:table-cell>
          <table:table-cell office:value-type="float" office:value="356457.59">
            <text:p>356457,59</text:p>
          </table:table-cell>
          <table:table-cell office:value-type="float" office:value="382854">
            <text:p>382854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LOS COCOS </text:p>
          </table:table-cell>
          <table:table-cell office:value-type="string">
            <text:p>Municipio</text:p>
          </table:table-cell>
          <table:table-cell office:value-type="float" office:value="97690">
            <text:p>97690</text:p>
          </table:table-cell>
          <table:table-cell office:value-type="float" office:value="114628">
            <text:p>114628</text:p>
          </table:table-cell>
          <table:table-cell office:value-type="float" office:value="103707">
            <text:p>103707</text:p>
          </table:table-cell>
          <table:table-cell office:value-type="float" office:value="109450">
            <text:p>109450</text:p>
          </table:table-cell>
          <table:table-cell office:value-type="float" office:value="117864">
            <text:p>117864</text:p>
          </table:table-cell>
          <table:table-cell office:value-type="float" office:value="125047">
            <text:p>125047</text:p>
          </table:table-cell>
          <table:table-cell office:value-type="float" office:value="120572">
            <text:p>120572</text:p>
          </table:table-cell>
          <table:table-cell office:value-type="float" office:value="116783">
            <text:p>116783</text:p>
          </table:table-cell>
          <table:table-cell office:value-type="float" office:value="117527">
            <text:p>117527</text:p>
          </table:table-cell>
          <table:table-cell office:value-type="float" office:value="124960">
            <text:p>124960</text:p>
          </table:table-cell>
          <table:table-cell office:value-type="float" office:value="120217">
            <text:p>120217</text:p>
          </table:table-cell>
          <table:table-cell office:value-type="float" office:value="129530">
            <text:p>129530</text:p>
          </table:table-cell>
          <table:table-cell office:value-type="float" office:value="127981">
            <text:p>127981</text:p>
          </table:table-cell>
          <table:table-cell office:value-type="float" office:value="142049">
            <text:p>142049</text:p>
          </table:table-cell>
          <table:table-cell office:value-type="float" office:value="135093">
            <text:p>135093</text:p>
          </table:table-cell>
          <table:table-cell office:value-type="float" office:value="137002">
            <text:p>137002</text:p>
          </table:table-cell>
          <table:table-cell office:value-type="float" office:value="164265">
            <text:p>164265</text:p>
          </table:table-cell>
          <table:table-cell office:value-type="float" office:value="171944">
            <text:p>171944</text:p>
          </table:table-cell>
          <table:table-cell office:value-type="float" office:value="161757">
            <text:p>161757</text:p>
          </table:table-cell>
          <table:table-cell office:value-type="float" office:value="156512">
            <text:p>156512</text:p>
          </table:table-cell>
          <table:table-cell office:value-type="float" office:value="164803">
            <text:p>164803</text:p>
          </table:table-cell>
          <table:table-cell office:value-type="float" office:value="157388">
            <text:p>157388</text:p>
          </table:table-cell>
          <table:table-cell office:value-type="float" office:value="167352">
            <text:p>167352</text:p>
          </table:table-cell>
          <table:table-cell office:value-type="float" office:value="145679">
            <text:p>145679</text:p>
          </table:table-cell>
          <table:table-cell office:value-type="float" office:value="188450">
            <text:p>188450</text:p>
          </table:table-cell>
          <table:table-cell office:value-type="float" office:value="186757">
            <text:p>186757</text:p>
          </table:table-cell>
          <table:table-cell office:value-type="float" office:value="178167">
            <text:p>178167</text:p>
          </table:table-cell>
          <table:table-cell office:value-type="float" office:value="179318">
            <text:p>179318</text:p>
          </table:table-cell>
          <table:table-cell office:value-type="float" office:value="221144">
            <text:p>221144</text:p>
          </table:table-cell>
          <table:table-cell office:value-type="float" office:value="221927">
            <text:p>221927</text:p>
          </table:table-cell>
          <table:table-cell office:value-type="float" office:value="212026">
            <text:p>212026</text:p>
          </table:table-cell>
          <table:table-cell office:value-type="float" office:value="216326">
            <text:p>216326</text:p>
          </table:table-cell>
          <table:table-cell office:value-type="float" office:value="220435">
            <text:p>220435</text:p>
          </table:table-cell>
          <table:table-cell office:value-type="float" office:value="212413">
            <text:p>212413</text:p>
          </table:table-cell>
          <table:table-cell office:value-type="float" office:value="236790">
            <text:p>236790</text:p>
          </table:table-cell>
          <table:table-cell office:value-type="float" office:value="229207">
            <text:p>229207</text:p>
          </table:table-cell>
          <table:table-cell office:value-type="float" office:value="256981">
            <text:p>256981</text:p>
          </table:table-cell>
          <table:table-cell office:value-type="float" office:value="222156">
            <text:p>222156</text:p>
          </table:table-cell>
          <table:table-cell office:value-type="float" office:value="218586">
            <text:p>218586</text:p>
          </table:table-cell>
          <table:table-cell office:value-type="float" office:value="208861">
            <text:p>208861</text:p>
          </table:table-cell>
          <table:table-cell office:value-type="float" office:value="273144">
            <text:p>273144</text:p>
          </table:table-cell>
          <table:table-cell office:value-type="float" office:value="270874">
            <text:p>270874</text:p>
          </table:table-cell>
          <table:table-cell office:value-type="float" office:value="252562">
            <text:p>252562</text:p>
          </table:table-cell>
          <table:table-cell office:value-type="float" office:value="270100">
            <text:p>270100</text:p>
          </table:table-cell>
          <table:table-cell office:value-type="float" office:value="262456">
            <text:p>262456</text:p>
          </table:table-cell>
          <table:table-cell office:value-type="float" office:value="283663.7">
            <text:p>283663,7</text:p>
          </table:table-cell>
          <table:table-cell office:value-type="float" office:value="290211.8">
            <text:p>290211,8</text:p>
          </table:table-cell>
          <table:table-cell office:value-type="float" office:value="282866.6">
            <text:p>282866,6</text:p>
          </table:table-cell>
          <table:table-cell office:value-type="float" office:value="312859">
            <text:p>312859</text:p>
          </table:table-cell>
          <table:table-cell office:value-type="float" office:value="337226">
            <text:p>337226</text:p>
          </table:table-cell>
          <table:table-cell office:value-type="float" office:value="297313">
            <text:p>297313</text:p>
          </table:table-cell>
          <table:table-cell office:value-type="float" office:value="311034">
            <text:p>311034</text:p>
          </table:table-cell>
          <table:table-cell office:value-type="float" office:value="368772">
            <text:p>368772</text:p>
          </table:table-cell>
          <table:table-cell office:value-type="float" office:value="375055">
            <text:p>375055</text:p>
          </table:table-cell>
          <table:table-cell office:value-type="float" office:value="365126.4">
            <text:p>365126,4</text:p>
          </table:table-cell>
          <table:table-cell office:value-type="float" office:value="371586.8">
            <text:p>371586,8</text:p>
          </table:table-cell>
          <table:table-cell office:value-type="float" office:value="360096.5">
            <text:p>360096,5</text:p>
          </table:table-cell>
          <table:table-cell office:value-type="float" office:value="373470.03">
            <text:p>373470,03</text:p>
          </table:table-cell>
          <table:table-cell office:value-type="float" office:value="388267.36">
            <text:p>388267,36</text:p>
          </table:table-cell>
          <table:table-cell office:value-type="float" office:value="378438.34">
            <text:p>378438,34</text:p>
          </table:table-cell>
          <table:table-cell office:value-type="float" office:value="445957.2">
            <text:p>445957,2</text:p>
          </table:table-cell>
          <table:table-cell office:value-type="float" office:value="474620.58">
            <text:p>474620,58</text:p>
          </table:table-cell>
          <table:table-cell office:value-type="float" office:value="399262.45">
            <text:p>399262,45</text:p>
          </table:table-cell>
          <table:table-cell office:value-type="float" office:value="428829">
            <text:p>428829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OS CONDORES </text:p>
          </table:table-cell>
          <table:table-cell office:value-type="string">
            <text:p>Municipio</text:p>
          </table:table-cell>
          <table:table-cell office:value-type="float" office:value="142081">
            <text:p>142081</text:p>
          </table:table-cell>
          <table:table-cell office:value-type="float" office:value="166717">
            <text:p>166717</text:p>
          </table:table-cell>
          <table:table-cell office:value-type="float" office:value="150833">
            <text:p>150833</text:p>
          </table:table-cell>
          <table:table-cell office:value-type="float" office:value="159186">
            <text:p>159186</text:p>
          </table:table-cell>
          <table:table-cell office:value-type="float" office:value="171423">
            <text:p>171423</text:p>
          </table:table-cell>
          <table:table-cell office:value-type="float" office:value="181870">
            <text:p>181870</text:p>
          </table:table-cell>
          <table:table-cell office:value-type="float" office:value="175362">
            <text:p>175362</text:p>
          </table:table-cell>
          <table:table-cell office:value-type="float" office:value="169852">
            <text:p>169852</text:p>
          </table:table-cell>
          <table:table-cell office:value-type="float" office:value="170933">
            <text:p>170933</text:p>
          </table:table-cell>
          <table:table-cell office:value-type="float" office:value="181743">
            <text:p>181743</text:p>
          </table:table-cell>
          <table:table-cell office:value-type="float" office:value="174845">
            <text:p>174845</text:p>
          </table:table-cell>
          <table:table-cell office:value-type="float" office:value="188391">
            <text:p>188391</text:p>
          </table:table-cell>
          <table:table-cell office:value-type="float" office:value="186138">
            <text:p>186138</text:p>
          </table:table-cell>
          <table:table-cell office:value-type="float" office:value="206598">
            <text:p>206598</text:p>
          </table:table-cell>
          <table:table-cell office:value-type="float" office:value="196481">
            <text:p>196481</text:p>
          </table:table-cell>
          <table:table-cell office:value-type="float" office:value="199258">
            <text:p>199258</text:p>
          </table:table-cell>
          <table:table-cell office:value-type="float" office:value="238910">
            <text:p>238910</text:p>
          </table:table-cell>
          <table:table-cell office:value-type="float" office:value="250077">
            <text:p>250077</text:p>
          </table:table-cell>
          <table:table-cell office:value-type="float" office:value="235262">
            <text:p>235262</text:p>
          </table:table-cell>
          <table:table-cell office:value-type="float" office:value="227633">
            <text:p>227633</text:p>
          </table:table-cell>
          <table:table-cell office:value-type="float" office:value="239692">
            <text:p>239692</text:p>
          </table:table-cell>
          <table:table-cell office:value-type="float" office:value="228908">
            <text:p>228908</text:p>
          </table:table-cell>
          <table:table-cell office:value-type="float" office:value="243399">
            <text:p>243399</text:p>
          </table:table-cell>
          <table:table-cell office:value-type="float" office:value="211878">
            <text:p>211878</text:p>
          </table:table-cell>
          <table:table-cell office:value-type="float" office:value="274084">
            <text:p>274084</text:p>
          </table:table-cell>
          <table:table-cell office:value-type="float" office:value="271623">
            <text:p>271623</text:p>
          </table:table-cell>
          <table:table-cell office:value-type="float" office:value="284684">
            <text:p>284684</text:p>
          </table:table-cell>
          <table:table-cell office:value-type="float" office:value="269084">
            <text:p>269084</text:p>
          </table:table-cell>
          <table:table-cell office:value-type="float" office:value="331848">
            <text:p>331848</text:p>
          </table:table-cell>
          <table:table-cell office:value-type="float" office:value="333022">
            <text:p>333022</text:p>
          </table:table-cell>
          <table:table-cell office:value-type="float" office:value="318165">
            <text:p>318165</text:p>
          </table:table-cell>
          <table:table-cell office:value-type="float" office:value="324617">
            <text:p>324617</text:p>
          </table:table-cell>
          <table:table-cell office:value-type="float" office:value="330783">
            <text:p>330783</text:p>
          </table:table-cell>
          <table:table-cell office:value-type="float" office:value="318746">
            <text:p>318746</text:p>
          </table:table-cell>
          <table:table-cell office:value-type="float" office:value="355326">
            <text:p>355326</text:p>
          </table:table-cell>
          <table:table-cell office:value-type="float" office:value="343947">
            <text:p>343947</text:p>
          </table:table-cell>
          <table:table-cell office:value-type="float" office:value="385625">
            <text:p>385625</text:p>
          </table:table-cell>
          <table:table-cell office:value-type="float" office:value="333366">
            <text:p>333366</text:p>
          </table:table-cell>
          <table:table-cell office:value-type="float" office:value="328009">
            <text:p>328009</text:p>
          </table:table-cell>
          <table:table-cell office:value-type="float" office:value="313416">
            <text:p>313416</text:p>
          </table:table-cell>
          <table:table-cell office:value-type="float" office:value="409878">
            <text:p>409878</text:p>
          </table:table-cell>
          <table:table-cell office:value-type="float" office:value="406472">
            <text:p>406472</text:p>
          </table:table-cell>
          <table:table-cell office:value-type="float" office:value="378993">
            <text:p>378993</text:p>
          </table:table-cell>
          <table:table-cell office:value-type="float" office:value="405311">
            <text:p>405311</text:p>
          </table:table-cell>
          <table:table-cell office:value-type="float" office:value="393841">
            <text:p>393841</text:p>
          </table:table-cell>
          <table:table-cell office:value-type="float" office:value="425664.6">
            <text:p>425664,6</text:p>
          </table:table-cell>
          <table:table-cell office:value-type="float" office:value="435490.6">
            <text:p>435490,6</text:p>
          </table:table-cell>
          <table:table-cell office:value-type="float" office:value="424468.4">
            <text:p>424468,4</text:p>
          </table:table-cell>
          <table:table-cell office:value-type="float" office:value="469475">
            <text:p>469475</text:p>
          </table:table-cell>
          <table:table-cell office:value-type="float" office:value="506040">
            <text:p>506040</text:p>
          </table:table-cell>
          <table:table-cell office:value-type="float" office:value="446146">
            <text:p>446146</text:p>
          </table:table-cell>
          <table:table-cell office:value-type="float" office:value="466737">
            <text:p>466737</text:p>
          </table:table-cell>
          <table:table-cell office:value-type="float" office:value="553377">
            <text:p>553377</text:p>
          </table:table-cell>
          <table:table-cell office:value-type="float" office:value="562805">
            <text:p>562805</text:p>
          </table:table-cell>
          <table:table-cell office:value-type="float" office:value="547907.1">
            <text:p>547907,1</text:p>
          </table:table-cell>
          <table:table-cell office:value-type="float" office:value="557601.6">
            <text:p>557601,6</text:p>
          </table:table-cell>
          <table:table-cell office:value-type="float" office:value="540359.3">
            <text:p>540359,3</text:p>
          </table:table-cell>
          <table:table-cell office:value-type="float" office:value="560427.5">
            <text:p>560427,5</text:p>
          </table:table-cell>
          <table:table-cell office:value-type="float" office:value="582632.31">
            <text:p>582632,31</text:p>
          </table:table-cell>
          <table:table-cell office:value-type="float" office:value="567882.93">
            <text:p>567882,93</text:p>
          </table:table-cell>
          <table:table-cell office:value-type="float" office:value="669201.44">
            <text:p>669201,44</text:p>
          </table:table-cell>
          <table:table-cell office:value-type="float" office:value="712213.58">
            <text:p>712213,58</text:p>
          </table:table-cell>
          <table:table-cell office:value-type="float" office:value="599131.49">
            <text:p>599131,49</text:p>
          </table:table-cell>
          <table:table-cell office:value-type="float" office:value="643499">
            <text:p>643499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LOS SURGENTES </text:p>
          </table:table-cell>
          <table:table-cell office:value-type="string">
            <text:p>Municipio</text:p>
          </table:table-cell>
          <table:table-cell office:value-type="float" office:value="141647">
            <text:p>141647</text:p>
          </table:table-cell>
          <table:table-cell office:value-type="float" office:value="166207">
            <text:p>166207</text:p>
          </table:table-cell>
          <table:table-cell office:value-type="float" office:value="150372">
            <text:p>150372</text:p>
          </table:table-cell>
          <table:table-cell office:value-type="float" office:value="158699">
            <text:p>158699</text:p>
          </table:table-cell>
          <table:table-cell office:value-type="float" office:value="170899">
            <text:p>170899</text:p>
          </table:table-cell>
          <table:table-cell office:value-type="float" office:value="181314">
            <text:p>181314</text:p>
          </table:table-cell>
          <table:table-cell office:value-type="float" office:value="174825">
            <text:p>174825</text:p>
          </table:table-cell>
          <table:table-cell office:value-type="float" office:value="169332">
            <text:p>169332</text:p>
          </table:table-cell>
          <table:table-cell office:value-type="float" office:value="170410">
            <text:p>170410</text:p>
          </table:table-cell>
          <table:table-cell office:value-type="float" office:value="181188">
            <text:p>181188</text:p>
          </table:table-cell>
          <table:table-cell office:value-type="float" office:value="174310">
            <text:p>174310</text:p>
          </table:table-cell>
          <table:table-cell office:value-type="float" office:value="187815">
            <text:p>187815</text:p>
          </table:table-cell>
          <table:table-cell office:value-type="float" office:value="185568">
            <text:p>185568</text:p>
          </table:table-cell>
          <table:table-cell office:value-type="float" office:value="205967">
            <text:p>205967</text:p>
          </table:table-cell>
          <table:table-cell office:value-type="float" office:value="195880">
            <text:p>195880</text:p>
          </table:table-cell>
          <table:table-cell office:value-type="float" office:value="198649">
            <text:p>198649</text:p>
          </table:table-cell>
          <table:table-cell office:value-type="float" office:value="238179">
            <text:p>238179</text:p>
          </table:table-cell>
          <table:table-cell office:value-type="float" office:value="249313">
            <text:p>249313</text:p>
          </table:table-cell>
          <table:table-cell office:value-type="float" office:value="234543">
            <text:p>234543</text:p>
          </table:table-cell>
          <table:table-cell office:value-type="float" office:value="226937">
            <text:p>226937</text:p>
          </table:table-cell>
          <table:table-cell office:value-type="float" office:value="238959">
            <text:p>238959</text:p>
          </table:table-cell>
          <table:table-cell office:value-type="float" office:value="228208">
            <text:p>228208</text:p>
          </table:table-cell>
          <table:table-cell office:value-type="float" office:value="242655">
            <text:p>242655</text:p>
          </table:table-cell>
          <table:table-cell office:value-type="float" office:value="211230">
            <text:p>211230</text:p>
          </table:table-cell>
          <table:table-cell office:value-type="float" office:value="273246">
            <text:p>273246</text:p>
          </table:table-cell>
          <table:table-cell office:value-type="float" office:value="270792">
            <text:p>270792</text:p>
          </table:table-cell>
          <table:table-cell office:value-type="float" office:value="262477">
            <text:p>262477</text:p>
          </table:table-cell>
          <table:table-cell office:value-type="float" office:value="261347">
            <text:p>261347</text:p>
          </table:table-cell>
          <table:table-cell office:value-type="float" office:value="322307">
            <text:p>322307</text:p>
          </table:table-cell>
          <table:table-cell office:value-type="float" office:value="323447">
            <text:p>323447</text:p>
          </table:table-cell>
          <table:table-cell office:value-type="float" office:value="309017">
            <text:p>309017</text:p>
          </table:table-cell>
          <table:table-cell office:value-type="float" office:value="315284">
            <text:p>315284</text:p>
          </table:table-cell>
          <table:table-cell office:value-type="float" office:value="321272">
            <text:p>321272</text:p>
          </table:table-cell>
          <table:table-cell office:value-type="float" office:value="309581">
            <text:p>309581</text:p>
          </table:table-cell>
          <table:table-cell office:value-type="float" office:value="345109">
            <text:p>345109</text:p>
          </table:table-cell>
          <table:table-cell office:value-type="float" office:value="334058">
            <text:p>334058</text:p>
          </table:table-cell>
          <table:table-cell office:value-type="float" office:value="374537">
            <text:p>374537</text:p>
          </table:table-cell>
          <table:table-cell office:value-type="float" office:value="323781">
            <text:p>323781</text:p>
          </table:table-cell>
          <table:table-cell office:value-type="float" office:value="318578">
            <text:p>318578</text:p>
          </table:table-cell>
          <table:table-cell office:value-type="float" office:value="304404">
            <text:p>304404</text:p>
          </table:table-cell>
          <table:table-cell office:value-type="float" office:value="398093">
            <text:p>398093</text:p>
          </table:table-cell>
          <table:table-cell office:value-type="float" office:value="394785">
            <text:p>394785</text:p>
          </table:table-cell>
          <table:table-cell office:value-type="float" office:value="368096">
            <text:p>368096</text:p>
          </table:table-cell>
          <table:table-cell office:value-type="float" office:value="393657">
            <text:p>393657</text:p>
          </table:table-cell>
          <table:table-cell office:value-type="float" office:value="382517">
            <text:p>382517</text:p>
          </table:table-cell>
          <table:table-cell office:value-type="float" office:value="413425.5">
            <text:p>413425,5</text:p>
          </table:table-cell>
          <table:table-cell office:value-type="float" office:value="422969.1">
            <text:p>422969,1</text:p>
          </table:table-cell>
          <table:table-cell office:value-type="float" office:value="412263.8">
            <text:p>412263,8</text:p>
          </table:table-cell>
          <table:table-cell office:value-type="float" office:value="455976">
            <text:p>455976</text:p>
          </table:table-cell>
          <table:table-cell office:value-type="float" office:value="491490">
            <text:p>491490</text:p>
          </table:table-cell>
          <table:table-cell office:value-type="float" office:value="433318">
            <text:p>433318</text:p>
          </table:table-cell>
          <table:table-cell office:value-type="float" office:value="453317">
            <text:p>453317</text:p>
          </table:table-cell>
          <table:table-cell office:value-type="float" office:value="537466">
            <text:p>537466</text:p>
          </table:table-cell>
          <table:table-cell office:value-type="float" office:value="546623">
            <text:p>546623</text:p>
          </table:table-cell>
          <table:table-cell office:value-type="float" office:value="532153.3">
            <text:p>532153,3</text:p>
          </table:table-cell>
          <table:table-cell office:value-type="float" office:value="541569">
            <text:p>541569</text:p>
          </table:table-cell>
          <table:table-cell office:value-type="float" office:value="524822.5">
            <text:p>524822,5</text:p>
          </table:table-cell>
          <table:table-cell office:value-type="float" office:value="544313.69">
            <text:p>544313,69</text:p>
          </table:table-cell>
          <table:table-cell office:value-type="float" office:value="565880.05">
            <text:p>565880,05</text:p>
          </table:table-cell>
          <table:table-cell office:value-type="float" office:value="551554.76">
            <text:p>551554,76</text:p>
          </table:table-cell>
          <table:table-cell office:value-type="float" office:value="649960.08">
            <text:p>649960,08</text:p>
          </table:table-cell>
          <table:table-cell office:value-type="float" office:value="691735.51">
            <text:p>691735,51</text:p>
          </table:table-cell>
          <table:table-cell office:value-type="float" office:value="581904.84">
            <text:p>581904,84</text:p>
          </table:table-cell>
          <table:table-cell office:value-type="float" office:value="624996">
            <text:p>624996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LOS ZORROS </text:p>
          </table:table-cell>
          <table:table-cell office:value-type="string">
            <text:p>Municipio</text:p>
          </table:table-cell>
          <table:table-cell office:value-type="float" office:value="89500">
            <text:p>89500</text:p>
          </table:table-cell>
          <table:table-cell office:value-type="float" office:value="105019">
            <text:p>105019</text:p>
          </table:table-cell>
          <table:table-cell office:value-type="float" office:value="95013">
            <text:p>95013</text:p>
          </table:table-cell>
          <table:table-cell office:value-type="float" office:value="100274">
            <text:p>100274</text:p>
          </table:table-cell>
          <table:table-cell office:value-type="float" office:value="107983">
            <text:p>107983</text:p>
          </table:table-cell>
          <table:table-cell office:value-type="float" office:value="114564">
            <text:p>114564</text:p>
          </table:table-cell>
          <table:table-cell office:value-type="float" office:value="110464">
            <text:p>110464</text:p>
          </table:table-cell>
          <table:table-cell office:value-type="float" office:value="106993">
            <text:p>106993</text:p>
          </table:table-cell>
          <table:table-cell office:value-type="float" office:value="107674">
            <text:p>107674</text:p>
          </table:table-cell>
          <table:table-cell office:value-type="float" office:value="114484">
            <text:p>114484</text:p>
          </table:table-cell>
          <table:table-cell office:value-type="float" office:value="110139">
            <text:p>110139</text:p>
          </table:table-cell>
          <table:table-cell office:value-type="float" office:value="118671">
            <text:p>118671</text:p>
          </table:table-cell>
          <table:table-cell office:value-type="float" office:value="117252">
            <text:p>117252</text:p>
          </table:table-cell>
          <table:table-cell office:value-type="float" office:value="130141">
            <text:p>130141</text:p>
          </table:table-cell>
          <table:table-cell office:value-type="float" office:value="123768">
            <text:p>123768</text:p>
          </table:table-cell>
          <table:table-cell office:value-type="float" office:value="125517">
            <text:p>125517</text:p>
          </table:table-cell>
          <table:table-cell office:value-type="float" office:value="150495">
            <text:p>150495</text:p>
          </table:table-cell>
          <table:table-cell office:value-type="float" office:value="157529">
            <text:p>157529</text:p>
          </table:table-cell>
          <table:table-cell office:value-type="float" office:value="148197">
            <text:p>148197</text:p>
          </table:table-cell>
          <table:table-cell office:value-type="float" office:value="143391">
            <text:p>143391</text:p>
          </table:table-cell>
          <table:table-cell office:value-type="float" office:value="150987">
            <text:p>150987</text:p>
          </table:table-cell>
          <table:table-cell office:value-type="float" office:value="144194">
            <text:p>144194</text:p>
          </table:table-cell>
          <table:table-cell office:value-type="float" office:value="153322">
            <text:p>153322</text:p>
          </table:table-cell>
          <table:table-cell office:value-type="float" office:value="133466">
            <text:p>133466</text:p>
          </table:table-cell>
          <table:table-cell office:value-type="float" office:value="172652">
            <text:p>172652</text:p>
          </table:table-cell>
          <table:table-cell office:value-type="float" office:value="171101">
            <text:p>171101</text:p>
          </table:table-cell>
          <table:table-cell office:value-type="float" office:value="165744">
            <text:p>165744</text:p>
          </table:table-cell>
          <table:table-cell office:value-type="float" office:value="165100">
            <text:p>165100</text:p>
          </table:table-cell>
          <table:table-cell office:value-type="float" office:value="203609">
            <text:p>203609</text:p>
          </table:table-cell>
          <table:table-cell office:value-type="float" office:value="204330">
            <text:p>204330</text:p>
          </table:table-cell>
          <table:table-cell office:value-type="float" office:value="195214">
            <text:p>195214</text:p>
          </table:table-cell>
          <table:table-cell office:value-type="float" office:value="199173">
            <text:p>199173</text:p>
          </table:table-cell>
          <table:table-cell office:value-type="float" office:value="202956">
            <text:p>202956</text:p>
          </table:table-cell>
          <table:table-cell office:value-type="float" office:value="195570">
            <text:p>195570</text:p>
          </table:table-cell>
          <table:table-cell office:value-type="float" office:value="218014">
            <text:p>218014</text:p>
          </table:table-cell>
          <table:table-cell office:value-type="float" office:value="211033">
            <text:p>211033</text:p>
          </table:table-cell>
          <table:table-cell office:value-type="float" office:value="236604">
            <text:p>236604</text:p>
          </table:table-cell>
          <table:table-cell office:value-type="float" office:value="204541">
            <text:p>204541</text:p>
          </table:table-cell>
          <table:table-cell office:value-type="float" office:value="201254">
            <text:p>201254</text:p>
          </table:table-cell>
          <table:table-cell office:value-type="float" office:value="192300">
            <text:p>192300</text:p>
          </table:table-cell>
          <table:table-cell office:value-type="float" office:value="251486">
            <text:p>251486</text:p>
          </table:table-cell>
          <table:table-cell office:value-type="float" office:value="249396">
            <text:p>249396</text:p>
          </table:table-cell>
          <table:table-cell office:value-type="float" office:value="232536">
            <text:p>232536</text:p>
          </table:table-cell>
          <table:table-cell office:value-type="float" office:value="248683">
            <text:p>248683</text:p>
          </table:table-cell>
          <table:table-cell office:value-type="float" office:value="241646">
            <text:p>241646</text:p>
          </table:table-cell>
          <table:table-cell office:value-type="float" office:value="261171.4">
            <text:p>261171,4</text:p>
          </table:table-cell>
          <table:table-cell office:value-type="float" office:value="267200.3">
            <text:p>267200,3</text:p>
          </table:table-cell>
          <table:table-cell office:value-type="float" office:value="260437.5">
            <text:p>260437,5</text:p>
          </table:table-cell>
          <table:table-cell office:value-type="float" office:value="288052">
            <text:p>288052</text:p>
          </table:table-cell>
          <table:table-cell office:value-type="float" office:value="310486">
            <text:p>310486</text:p>
          </table:table-cell>
          <table:table-cell office:value-type="float" office:value="273738">
            <text:p>273738</text:p>
          </table:table-cell>
          <table:table-cell office:value-type="float" office:value="286372">
            <text:p>286372</text:p>
          </table:table-cell>
          <table:table-cell office:value-type="float" office:value="339531">
            <text:p>339531</text:p>
          </table:table-cell>
          <table:table-cell office:value-type="float" office:value="345316">
            <text:p>345316</text:p>
          </table:table-cell>
          <table:table-cell office:value-type="float" office:value="336174.7">
            <text:p>336174,7</text:p>
          </table:table-cell>
          <table:table-cell office:value-type="float" office:value="342122.9">
            <text:p>342122,9</text:p>
          </table:table-cell>
          <table:table-cell office:value-type="float" office:value="331543.7">
            <text:p>331543,7</text:p>
          </table:table-cell>
          <table:table-cell office:value-type="float" office:value="343856.76">
            <text:p>343856,76</text:p>
          </table:table-cell>
          <table:table-cell office:value-type="float" office:value="357480.77">
            <text:p>357480,77</text:p>
          </table:table-cell>
          <table:table-cell office:value-type="float" office:value="348431.12">
            <text:p>348431,12</text:p>
          </table:table-cell>
          <table:table-cell office:value-type="float" office:value="410596.26">
            <text:p>410596,26</text:p>
          </table:table-cell>
          <table:table-cell office:value-type="float" office:value="436986.86">
            <text:p>436986,86</text:p>
          </table:table-cell>
          <table:table-cell office:value-type="float" office:value="367604.04">
            <text:p>367604,04</text:p>
          </table:table-cell>
          <table:table-cell office:value-type="float" office:value="394826">
            <text:p>394826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OZADA </text:p>
          </table:table-cell>
          <table:table-cell office:value-type="string">
            <text:p>Municipio</text:p>
          </table:table-cell>
          <table:table-cell office:value-type="float" office:value="99209">
            <text:p>99209</text:p>
          </table:table-cell>
          <table:table-cell office:value-type="float" office:value="116411">
            <text:p>116411</text:p>
          </table:table-cell>
          <table:table-cell office:value-type="float" office:value="105320">
            <text:p>105320</text:p>
          </table:table-cell>
          <table:table-cell office:value-type="float" office:value="111152">
            <text:p>111152</text:p>
          </table:table-cell>
          <table:table-cell office:value-type="float" office:value="119696">
            <text:p>119696</text:p>
          </table:table-cell>
          <table:table-cell office:value-type="float" office:value="126991">
            <text:p>126991</text:p>
          </table:table-cell>
          <table:table-cell office:value-type="float" office:value="122447">
            <text:p>122447</text:p>
          </table:table-cell>
          <table:table-cell office:value-type="float" office:value="118599">
            <text:p>118599</text:p>
          </table:table-cell>
          <table:table-cell office:value-type="float" office:value="119354">
            <text:p>119354</text:p>
          </table:table-cell>
          <table:table-cell office:value-type="float" office:value="126903">
            <text:p>126903</text:p>
          </table:table-cell>
          <table:table-cell office:value-type="float" office:value="122086">
            <text:p>122086</text:p>
          </table:table-cell>
          <table:table-cell office:value-type="float" office:value="131544">
            <text:p>131544</text:p>
          </table:table-cell>
          <table:table-cell office:value-type="float" office:value="129971">
            <text:p>129971</text:p>
          </table:table-cell>
          <table:table-cell office:value-type="float" office:value="144258">
            <text:p>144258</text:p>
          </table:table-cell>
          <table:table-cell office:value-type="float" office:value="137193">
            <text:p>137193</text:p>
          </table:table-cell>
          <table:table-cell office:value-type="float" office:value="139133">
            <text:p>139133</text:p>
          </table:table-cell>
          <table:table-cell office:value-type="float" office:value="166819">
            <text:p>166819</text:p>
          </table:table-cell>
          <table:table-cell office:value-type="float" office:value="174617">
            <text:p>174617</text:p>
          </table:table-cell>
          <table:table-cell office:value-type="float" office:value="164272">
            <text:p>164272</text:p>
          </table:table-cell>
          <table:table-cell office:value-type="float" office:value="158945">
            <text:p>158945</text:p>
          </table:table-cell>
          <table:table-cell office:value-type="float" office:value="167366">
            <text:p>167366</text:p>
          </table:table-cell>
          <table:table-cell office:value-type="float" office:value="159835">
            <text:p>159835</text:p>
          </table:table-cell>
          <table:table-cell office:value-type="float" office:value="169954">
            <text:p>169954</text:p>
          </table:table-cell>
          <table:table-cell office:value-type="float" office:value="147944">
            <text:p>147944</text:p>
          </table:table-cell>
          <table:table-cell office:value-type="float" office:value="191380">
            <text:p>191380</text:p>
          </table:table-cell>
          <table:table-cell office:value-type="float" office:value="189661">
            <text:p>189661</text:p>
          </table:table-cell>
          <table:table-cell office:value-type="float" office:value="185457">
            <text:p>185457</text:p>
          </table:table-cell>
          <table:table-cell office:value-type="float" office:value="183571">
            <text:p>183571</text:p>
          </table:table-cell>
          <table:table-cell office:value-type="float" office:value="226389">
            <text:p>226389</text:p>
          </table:table-cell>
          <table:table-cell office:value-type="float" office:value="227190">
            <text:p>227190</text:p>
          </table:table-cell>
          <table:table-cell office:value-type="float" office:value="217054">
            <text:p>217054</text:p>
          </table:table-cell>
          <table:table-cell office:value-type="float" office:value="221456">
            <text:p>221456</text:p>
          </table:table-cell>
          <table:table-cell office:value-type="float" office:value="225662">
            <text:p>225662</text:p>
          </table:table-cell>
          <table:table-cell office:value-type="float" office:value="217450">
            <text:p>217450</text:p>
          </table:table-cell>
          <table:table-cell office:value-type="float" office:value="242405">
            <text:p>242405</text:p>
          </table:table-cell>
          <table:table-cell office:value-type="float" office:value="234643">
            <text:p>234643</text:p>
          </table:table-cell>
          <table:table-cell office:value-type="float" office:value="263076">
            <text:p>263076</text:p>
          </table:table-cell>
          <table:table-cell office:value-type="float" office:value="227425">
            <text:p>227425</text:p>
          </table:table-cell>
          <table:table-cell office:value-type="float" office:value="223770">
            <text:p>223770</text:p>
          </table:table-cell>
          <table:table-cell office:value-type="float" office:value="213814">
            <text:p>213814</text:p>
          </table:table-cell>
          <table:table-cell office:value-type="float" office:value="279621">
            <text:p>279621</text:p>
          </table:table-cell>
          <table:table-cell office:value-type="float" office:value="277298">
            <text:p>277298</text:p>
          </table:table-cell>
          <table:table-cell office:value-type="float" office:value="258552">
            <text:p>258552</text:p>
          </table:table-cell>
          <table:table-cell office:value-type="float" office:value="276506">
            <text:p>276506</text:p>
          </table:table-cell>
          <table:table-cell office:value-type="float" office:value="268681">
            <text:p>268681</text:p>
          </table:table-cell>
          <table:table-cell office:value-type="float" office:value="290391">
            <text:p>290391</text:p>
          </table:table-cell>
          <table:table-cell office:value-type="float" office:value="297094.4">
            <text:p>297094,4</text:p>
          </table:table-cell>
          <table:table-cell office:value-type="float" office:value="289575">
            <text:p>289575</text:p>
          </table:table-cell>
          <table:table-cell office:value-type="float" office:value="320279">
            <text:p>320279</text:p>
          </table:table-cell>
          <table:table-cell office:value-type="float" office:value="345223">
            <text:p>345223</text:p>
          </table:table-cell>
          <table:table-cell office:value-type="float" office:value="304364">
            <text:p>304364</text:p>
          </table:table-cell>
          <table:table-cell office:value-type="float" office:value="318411">
            <text:p>318411</text:p>
          </table:table-cell>
          <table:table-cell office:value-type="float" office:value="377517">
            <text:p>377517</text:p>
          </table:table-cell>
          <table:table-cell office:value-type="float" office:value="383949">
            <text:p>383949</text:p>
          </table:table-cell>
          <table:table-cell office:value-type="float" office:value="373785.6">
            <text:p>373785,6</text:p>
          </table:table-cell>
          <table:table-cell office:value-type="float" office:value="380399.2">
            <text:p>380399,2</text:p>
          </table:table-cell>
          <table:table-cell office:value-type="float" office:value="368636.5">
            <text:p>368636,5</text:p>
          </table:table-cell>
          <table:table-cell office:value-type="float" office:value="382327.1">
            <text:p>382327,1</text:p>
          </table:table-cell>
          <table:table-cell office:value-type="float" office:value="397475.36">
            <text:p>397475,36</text:p>
          </table:table-cell>
          <table:table-cell office:value-type="float" office:value="387413.25">
            <text:p>387413,25</text:p>
          </table:table-cell>
          <table:table-cell office:value-type="float" office:value="456533.36">
            <text:p>456533,36</text:p>
          </table:table-cell>
          <table:table-cell office:value-type="float" office:value="485876.51">
            <text:p>485876,51</text:p>
          </table:table-cell>
          <table:table-cell office:value-type="float" office:value="408731.21">
            <text:p>408731,21</text:p>
          </table:table-cell>
          <table:table-cell office:value-type="float" office:value="438999">
            <text:p>438999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LUCA </text:p>
          </table:table-cell>
          <table:table-cell office:value-type="string">
            <text:p>Municipio</text:p>
          </table:table-cell>
          <table:table-cell office:value-type="float" office:value="85775">
            <text:p>85775</text:p>
          </table:table-cell>
          <table:table-cell office:value-type="float" office:value="100648">
            <text:p>100648</text:p>
          </table:table-cell>
          <table:table-cell office:value-type="float" office:value="91058">
            <text:p>91058</text:p>
          </table:table-cell>
          <table:table-cell office:value-type="float" office:value="96101">
            <text:p>96101</text:p>
          </table:table-cell>
          <table:table-cell office:value-type="float" office:value="103488">
            <text:p>103488</text:p>
          </table:table-cell>
          <table:table-cell office:value-type="float" office:value="109796">
            <text:p>109796</text:p>
          </table:table-cell>
          <table:table-cell office:value-type="float" office:value="105866">
            <text:p>105866</text:p>
          </table:table-cell>
          <table:table-cell office:value-type="float" office:value="102540">
            <text:p>102540</text:p>
          </table:table-cell>
          <table:table-cell office:value-type="float" office:value="103193">
            <text:p>103193</text:p>
          </table:table-cell>
          <table:table-cell office:value-type="float" office:value="109719">
            <text:p>109719</text:p>
          </table:table-cell>
          <table:table-cell office:value-type="float" office:value="105554">
            <text:p>105554</text:p>
          </table:table-cell>
          <table:table-cell office:value-type="float" office:value="113732">
            <text:p>113732</text:p>
          </table:table-cell>
          <table:table-cell office:value-type="float" office:value="112372">
            <text:p>112372</text:p>
          </table:table-cell>
          <table:table-cell office:value-type="float" office:value="124724">
            <text:p>124724</text:p>
          </table:table-cell>
          <table:table-cell office:value-type="float" office:value="118616">
            <text:p>118616</text:p>
          </table:table-cell>
          <table:table-cell office:value-type="float" office:value="120293">
            <text:p>120293</text:p>
          </table:table-cell>
          <table:table-cell office:value-type="float" office:value="144231">
            <text:p>144231</text:p>
          </table:table-cell>
          <table:table-cell office:value-type="float" office:value="150972">
            <text:p>150972</text:p>
          </table:table-cell>
          <table:table-cell office:value-type="float" office:value="142028">
            <text:p>142028</text:p>
          </table:table-cell>
          <table:table-cell office:value-type="float" office:value="137422">
            <text:p>137422</text:p>
          </table:table-cell>
          <table:table-cell office:value-type="float" office:value="144703">
            <text:p>144703</text:p>
          </table:table-cell>
          <table:table-cell office:value-type="float" office:value="138192">
            <text:p>138192</text:p>
          </table:table-cell>
          <table:table-cell office:value-type="float" office:value="146941">
            <text:p>146941</text:p>
          </table:table-cell>
          <table:table-cell office:value-type="float" office:value="127911">
            <text:p>127911</text:p>
          </table:table-cell>
          <table:table-cell office:value-type="float" office:value="165465">
            <text:p>165465</text:p>
          </table:table-cell>
          <table:table-cell office:value-type="float" office:value="163979">
            <text:p>163979</text:p>
          </table:table-cell>
          <table:table-cell office:value-type="float" office:value="158756">
            <text:p>158756</text:p>
          </table:table-cell>
          <table:table-cell office:value-type="float" office:value="158199">
            <text:p>158199</text:p>
          </table:table-cell>
          <table:table-cell office:value-type="float" office:value="195099">
            <text:p>195099</text:p>
          </table:table-cell>
          <table:table-cell office:value-type="float" office:value="195789">
            <text:p>195789</text:p>
          </table:table-cell>
          <table:table-cell office:value-type="float" office:value="187054">
            <text:p>187054</text:p>
          </table:table-cell>
          <table:table-cell office:value-type="float" office:value="190848">
            <text:p>190848</text:p>
          </table:table-cell>
          <table:table-cell office:value-type="float" office:value="194473">
            <text:p>194473</text:p>
          </table:table-cell>
          <table:table-cell office:value-type="float" office:value="187396">
            <text:p>187396</text:p>
          </table:table-cell>
          <table:table-cell office:value-type="float" office:value="208902">
            <text:p>208902</text:p>
          </table:table-cell>
          <table:table-cell office:value-type="float" office:value="202212">
            <text:p>202212</text:p>
          </table:table-cell>
          <table:table-cell office:value-type="float" office:value="226715">
            <text:p>226715</text:p>
          </table:table-cell>
          <table:table-cell office:value-type="float" office:value="195992">
            <text:p>195992</text:p>
          </table:table-cell>
          <table:table-cell office:value-type="float" office:value="192842">
            <text:p>192842</text:p>
          </table:table-cell>
          <table:table-cell office:value-type="float" office:value="184262">
            <text:p>184262</text:p>
          </table:table-cell>
          <table:table-cell office:value-type="float" office:value="240974">
            <text:p>240974</text:p>
          </table:table-cell>
          <table:table-cell office:value-type="float" office:value="238972">
            <text:p>238972</text:p>
          </table:table-cell>
          <table:table-cell office:value-type="float" office:value="222817">
            <text:p>222817</text:p>
          </table:table-cell>
          <table:table-cell office:value-type="float" office:value="238289">
            <text:p>238289</text:p>
          </table:table-cell>
          <table:table-cell office:value-type="float" office:value="231546">
            <text:p>231546</text:p>
          </table:table-cell>
          <table:table-cell office:value-type="float" office:value="250255.3">
            <text:p>250255,3</text:p>
          </table:table-cell>
          <table:table-cell office:value-type="float" office:value="256032.2">
            <text:p>256032,2</text:p>
          </table:table-cell>
          <table:table-cell office:value-type="float" office:value="249552.1">
            <text:p>249552,1</text:p>
          </table:table-cell>
          <table:table-cell office:value-type="float" office:value="276012">
            <text:p>276012</text:p>
          </table:table-cell>
          <table:table-cell office:value-type="float" office:value="297509">
            <text:p>297509</text:p>
          </table:table-cell>
          <table:table-cell office:value-type="float" office:value="262297">
            <text:p>262297</text:p>
          </table:table-cell>
          <table:table-cell office:value-type="float" office:value="274402">
            <text:p>274402</text:p>
          </table:table-cell>
          <table:table-cell office:value-type="float" office:value="325340">
            <text:p>325340</text:p>
          </table:table-cell>
          <table:table-cell office:value-type="float" office:value="330883">
            <text:p>330883</text:p>
          </table:table-cell>
          <table:table-cell office:value-type="float" office:value="322123.8">
            <text:p>322123,8</text:p>
          </table:table-cell>
          <table:table-cell office:value-type="float" office:value="327823.3">
            <text:p>327823,3</text:p>
          </table:table-cell>
          <table:table-cell office:value-type="float" office:value="317686.3">
            <text:p>317686,3</text:p>
          </table:table-cell>
          <table:table-cell office:value-type="float" office:value="329484.7">
            <text:p>329484,7</text:p>
          </table:table-cell>
          <table:table-cell office:value-type="float" office:value="342539.28">
            <text:p>342539,28</text:p>
          </table:table-cell>
          <table:table-cell office:value-type="float" office:value="333867.87">
            <text:p>333867,87</text:p>
          </table:table-cell>
          <table:table-cell office:value-type="float" office:value="393434.71">
            <text:p>393434,71</text:p>
          </table:table-cell>
          <table:table-cell office:value-type="float" office:value="418722.27">
            <text:p>418722,27</text:p>
          </table:table-cell>
          <table:table-cell office:value-type="float" office:value="352239.42">
            <text:p>352239,42</text:p>
          </table:table-cell>
          <table:table-cell office:value-type="float" office:value="378323">
            <text:p>378323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LUCIO V. MANSILLA </text:p>
          </table:table-cell>
          <table:table-cell office:value-type="string">
            <text:p>Municipio</text:p>
          </table:table-cell>
          <table:table-cell office:value-type="float" office:value="95575">
            <text:p>95575</text:p>
          </table:table-cell>
          <table:table-cell office:value-type="float" office:value="112147">
            <text:p>112147</text:p>
          </table:table-cell>
          <table:table-cell office:value-type="float" office:value="101462">
            <text:p>101462</text:p>
          </table:table-cell>
          <table:table-cell office:value-type="float" office:value="107081">
            <text:p>107081</text:p>
          </table:table-cell>
          <table:table-cell office:value-type="float" office:value="115313">
            <text:p>115313</text:p>
          </table:table-cell>
          <table:table-cell office:value-type="float" office:value="122340">
            <text:p>122340</text:p>
          </table:table-cell>
          <table:table-cell office:value-type="float" office:value="117962">
            <text:p>117962</text:p>
          </table:table-cell>
          <table:table-cell office:value-type="float" office:value="114255">
            <text:p>114255</text:p>
          </table:table-cell>
          <table:table-cell office:value-type="float" office:value="114983">
            <text:p>114983</text:p>
          </table:table-cell>
          <table:table-cell office:value-type="float" office:value="122255">
            <text:p>122255</text:p>
          </table:table-cell>
          <table:table-cell office:value-type="float" office:value="117614">
            <text:p>117614</text:p>
          </table:table-cell>
          <table:table-cell office:value-type="float" office:value="126726">
            <text:p>126726</text:p>
          </table:table-cell>
          <table:table-cell office:value-type="float" office:value="125211">
            <text:p>125211</text:p>
          </table:table-cell>
          <table:table-cell office:value-type="float" office:value="138974">
            <text:p>138974</text:p>
          </table:table-cell>
          <table:table-cell office:value-type="float" office:value="132169">
            <text:p>132169</text:p>
          </table:table-cell>
          <table:table-cell office:value-type="float" office:value="134037">
            <text:p>134037</text:p>
          </table:table-cell>
          <table:table-cell office:value-type="float" office:value="160710">
            <text:p>160710</text:p>
          </table:table-cell>
          <table:table-cell office:value-type="float" office:value="168222">
            <text:p>168222</text:p>
          </table:table-cell>
          <table:table-cell office:value-type="float" office:value="158256">
            <text:p>158256</text:p>
          </table:table-cell>
          <table:table-cell office:value-type="float" office:value="153124">
            <text:p>153124</text:p>
          </table:table-cell>
          <table:table-cell office:value-type="float" office:value="161236">
            <text:p>161236</text:p>
          </table:table-cell>
          <table:table-cell office:value-type="float" office:value="153981">
            <text:p>153981</text:p>
          </table:table-cell>
          <table:table-cell office:value-type="float" office:value="163729">
            <text:p>163729</text:p>
          </table:table-cell>
          <table:table-cell office:value-type="float" office:value="142526">
            <text:p>142526</text:p>
          </table:table-cell>
          <table:table-cell office:value-type="float" office:value="184370">
            <text:p>184370</text:p>
          </table:table-cell>
          <table:table-cell office:value-type="float" office:value="182715">
            <text:p>182715</text:p>
          </table:table-cell>
          <table:table-cell office:value-type="float" office:value="185277">
            <text:p>185277</text:p>
          </table:table-cell>
          <table:table-cell office:value-type="float" office:value="178990">
            <text:p>178990</text:p>
          </table:table-cell>
          <table:table-cell office:value-type="float" office:value="220740">
            <text:p>220740</text:p>
          </table:table-cell>
          <table:table-cell office:value-type="float" office:value="221521">
            <text:p>221521</text:p>
          </table:table-cell>
          <table:table-cell office:value-type="float" office:value="211638">
            <text:p>211638</text:p>
          </table:table-cell>
          <table:table-cell office:value-type="float" office:value="215930">
            <text:p>215930</text:p>
          </table:table-cell>
          <table:table-cell office:value-type="float" office:value="220032">
            <text:p>220032</text:p>
          </table:table-cell>
          <table:table-cell office:value-type="float" office:value="212024">
            <text:p>212024</text:p>
          </table:table-cell>
          <table:table-cell office:value-type="float" office:value="236357">
            <text:p>236357</text:p>
          </table:table-cell>
          <table:table-cell office:value-type="float" office:value="228788">
            <text:p>228788</text:p>
          </table:table-cell>
          <table:table-cell office:value-type="float" office:value="256511">
            <text:p>256511</text:p>
          </table:table-cell>
          <table:table-cell office:value-type="float" office:value="221750">
            <text:p>221750</text:p>
          </table:table-cell>
          <table:table-cell office:value-type="float" office:value="218186">
            <text:p>218186</text:p>
          </table:table-cell>
          <table:table-cell office:value-type="float" office:value="208479">
            <text:p>208479</text:p>
          </table:table-cell>
          <table:table-cell office:value-type="float" office:value="272644">
            <text:p>272644</text:p>
          </table:table-cell>
          <table:table-cell office:value-type="float" office:value="270378">
            <text:p>270378</text:p>
          </table:table-cell>
          <table:table-cell office:value-type="float" office:value="252100">
            <text:p>252100</text:p>
          </table:table-cell>
          <table:table-cell office:value-type="float" office:value="269606">
            <text:p>269606</text:p>
          </table:table-cell>
          <table:table-cell office:value-type="float" office:value="261976">
            <text:p>261976</text:p>
          </table:table-cell>
          <table:table-cell office:value-type="float" office:value="283145">
            <text:p>283145</text:p>
          </table:table-cell>
          <table:table-cell office:value-type="float" office:value="289681.2">
            <text:p>289681,2</text:p>
          </table:table-cell>
          <table:table-cell office:value-type="float" office:value="282349.4">
            <text:p>282349,4</text:p>
          </table:table-cell>
          <table:table-cell office:value-type="float" office:value="312287">
            <text:p>312287</text:p>
          </table:table-cell>
          <table:table-cell office:value-type="float" office:value="336609">
            <text:p>336609</text:p>
          </table:table-cell>
          <table:table-cell office:value-type="float" office:value="296769">
            <text:p>296769</text:p>
          </table:table-cell>
          <table:table-cell office:value-type="float" office:value="310465">
            <text:p>310465</text:p>
          </table:table-cell>
          <table:table-cell office:value-type="float" office:value="368097">
            <text:p>368097</text:p>
          </table:table-cell>
          <table:table-cell office:value-type="float" office:value="374369">
            <text:p>374369</text:p>
          </table:table-cell>
          <table:table-cell office:value-type="float" office:value="364458.8">
            <text:p>364458,8</text:p>
          </table:table-cell>
          <table:table-cell office:value-type="float" office:value="370907.3">
            <text:p>370907,3</text:p>
          </table:table-cell>
          <table:table-cell office:value-type="float" office:value="359438.1">
            <text:p>359438,1</text:p>
          </table:table-cell>
          <table:table-cell office:value-type="float" office:value="372787.12">
            <text:p>372787,12</text:p>
          </table:table-cell>
          <table:table-cell office:value-type="float" office:value="387557.39">
            <text:p>387557,39</text:p>
          </table:table-cell>
          <table:table-cell office:value-type="float" office:value="377746.35">
            <text:p>377746,35</text:p>
          </table:table-cell>
          <table:table-cell office:value-type="float" office:value="445141.75">
            <text:p>445141,75</text:p>
          </table:table-cell>
          <table:table-cell office:value-type="float" office:value="473752.72">
            <text:p>473752,72</text:p>
          </table:table-cell>
          <table:table-cell office:value-type="float" office:value="398532.38">
            <text:p>398532,38</text:p>
          </table:table-cell>
          <table:table-cell office:value-type="float" office:value="428045">
            <text:p>428045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LUQUE </text:p>
          </table:table-cell>
          <table:table-cell office:value-type="string">
            <text:p>Municipio</text:p>
          </table:table-cell>
          <table:table-cell office:value-type="float" office:value="211648">
            <text:p>211648</text:p>
          </table:table-cell>
          <table:table-cell office:value-type="float" office:value="248346">
            <text:p>248346</text:p>
          </table:table-cell>
          <table:table-cell office:value-type="float" office:value="224685">
            <text:p>224685</text:p>
          </table:table-cell>
          <table:table-cell office:value-type="float" office:value="237127">
            <text:p>237127</text:p>
          </table:table-cell>
          <table:table-cell office:value-type="float" office:value="255356">
            <text:p>255356</text:p>
          </table:table-cell>
          <table:table-cell office:value-type="float" office:value="270919">
            <text:p>270919</text:p>
          </table:table-cell>
          <table:table-cell office:value-type="float" office:value="261223">
            <text:p>261223</text:p>
          </table:table-cell>
          <table:table-cell office:value-type="float" office:value="253015">
            <text:p>253015</text:p>
          </table:table-cell>
          <table:table-cell office:value-type="float" office:value="254626">
            <text:p>254626</text:p>
          </table:table-cell>
          <table:table-cell office:value-type="float" office:value="270729">
            <text:p>270729</text:p>
          </table:table-cell>
          <table:table-cell office:value-type="float" office:value="260454">
            <text:p>260454</text:p>
          </table:table-cell>
          <table:table-cell office:value-type="float" office:value="280632">
            <text:p>280632</text:p>
          </table:table-cell>
          <table:table-cell office:value-type="float" office:value="277275">
            <text:p>277275</text:p>
          </table:table-cell>
          <table:table-cell office:value-type="float" office:value="307754">
            <text:p>307754</text:p>
          </table:table-cell>
          <table:table-cell office:value-type="float" office:value="292683">
            <text:p>292683</text:p>
          </table:table-cell>
          <table:table-cell office:value-type="float" office:value="296820">
            <text:p>296820</text:p>
          </table:table-cell>
          <table:table-cell office:value-type="float" office:value="355886">
            <text:p>355886</text:p>
          </table:table-cell>
          <table:table-cell office:value-type="float" office:value="372522">
            <text:p>372522</text:p>
          </table:table-cell>
          <table:table-cell office:value-type="float" office:value="350452">
            <text:p>350452</text:p>
          </table:table-cell>
          <table:table-cell office:value-type="float" office:value="339088">
            <text:p>339088</text:p>
          </table:table-cell>
          <table:table-cell office:value-type="float" office:value="357052">
            <text:p>357052</text:p>
          </table:table-cell>
          <table:table-cell office:value-type="float" office:value="340987">
            <text:p>340987</text:p>
          </table:table-cell>
          <table:table-cell office:value-type="float" office:value="362574">
            <text:p>362574</text:p>
          </table:table-cell>
          <table:table-cell office:value-type="float" office:value="315620">
            <text:p>315620</text:p>
          </table:table-cell>
          <table:table-cell office:value-type="float" office:value="408283">
            <text:p>408283</text:p>
          </table:table-cell>
          <table:table-cell office:value-type="float" office:value="404617">
            <text:p>404617</text:p>
          </table:table-cell>
          <table:table-cell office:value-type="float" office:value="406494">
            <text:p>406494</text:p>
          </table:table-cell>
          <table:table-cell office:value-type="float" office:value="395138">
            <text:p>395138</text:p>
          </table:table-cell>
          <table:table-cell office:value-type="float" office:value="487305">
            <text:p>487305</text:p>
          </table:table-cell>
          <table:table-cell office:value-type="float" office:value="489029">
            <text:p>489029</text:p>
          </table:table-cell>
          <table:table-cell office:value-type="float" office:value="467211">
            <text:p>467211</text:p>
          </table:table-cell>
          <table:table-cell office:value-type="float" office:value="476686">
            <text:p>476686</text:p>
          </table:table-cell>
          <table:table-cell office:value-type="float" office:value="485741">
            <text:p>485741</text:p>
          </table:table-cell>
          <table:table-cell office:value-type="float" office:value="468064">
            <text:p>468064</text:p>
          </table:table-cell>
          <table:table-cell office:value-type="float" office:value="521780">
            <text:p>521780</text:p>
          </table:table-cell>
          <table:table-cell office:value-type="float" office:value="505072">
            <text:p>505072</text:p>
          </table:table-cell>
          <table:table-cell office:value-type="float" office:value="566273">
            <text:p>566273</text:p>
          </table:table-cell>
          <table:table-cell office:value-type="float" office:value="489534">
            <text:p>489534</text:p>
          </table:table-cell>
          <table:table-cell office:value-type="float" office:value="481667">
            <text:p>481667</text:p>
          </table:table-cell>
          <table:table-cell office:value-type="float" office:value="460237">
            <text:p>460237</text:p>
          </table:table-cell>
          <table:table-cell office:value-type="float" office:value="601888">
            <text:p>601888</text:p>
          </table:table-cell>
          <table:table-cell office:value-type="float" office:value="596886">
            <text:p>596886</text:p>
          </table:table-cell>
          <table:table-cell office:value-type="float" office:value="556535">
            <text:p>556535</text:p>
          </table:table-cell>
          <table:table-cell office:value-type="float" office:value="595181">
            <text:p>595181</text:p>
          </table:table-cell>
          <table:table-cell office:value-type="float" office:value="578338">
            <text:p>578338</text:p>
          </table:table-cell>
          <table:table-cell office:value-type="float" office:value="625069.8">
            <text:p>625069,8</text:p>
          </table:table-cell>
          <table:table-cell office:value-type="float" office:value="639498.9">
            <text:p>639498,9</text:p>
          </table:table-cell>
          <table:table-cell office:value-type="float" office:value="623314.3">
            <text:p>623314,3</text:p>
          </table:table-cell>
          <table:table-cell office:value-type="float" office:value="689403">
            <text:p>689403</text:p>
          </table:table-cell>
          <table:table-cell office:value-type="float" office:value="743097">
            <text:p>743097</text:p>
          </table:table-cell>
          <table:table-cell office:value-type="float" office:value="655146">
            <text:p>655146</text:p>
          </table:table-cell>
          <table:table-cell office:value-type="float" office:value="685382">
            <text:p>685382</text:p>
          </table:table-cell>
          <table:table-cell office:value-type="float" office:value="812610">
            <text:p>812610</text:p>
          </table:table-cell>
          <table:table-cell office:value-type="float" office:value="826455">
            <text:p>826455</text:p>
          </table:table-cell>
          <table:table-cell office:value-type="float" office:value="804577.7">
            <text:p>804577,7</text:p>
          </table:table-cell>
          <table:table-cell office:value-type="float" office:value="818813.5">
            <text:p>818813,5</text:p>
          </table:table-cell>
          <table:table-cell office:value-type="float" office:value="793494">
            <text:p>793494</text:p>
          </table:table-cell>
          <table:table-cell office:value-type="float" office:value="822963.31">
            <text:p>822963,31</text:p>
          </table:table-cell>
          <table:table-cell office:value-type="float" office:value="855570.1">
            <text:p>855570,1</text:p>
          </table:table-cell>
          <table:table-cell office:value-type="float" office:value="833911.29">
            <text:p>833911,29</text:p>
          </table:table-cell>
          <table:table-cell office:value-type="float" office:value="982693.08">
            <text:p>982693,08</text:p>
          </table:table-cell>
          <table:table-cell office:value-type="float" office:value="1045854.54">
            <text:p>1045854,54</text:p>
          </table:table-cell>
          <table:table-cell office:value-type="float" office:value="879798.43">
            <text:p>879798,43</text:p>
          </table:table-cell>
          <table:table-cell office:value-type="float" office:value="944950">
            <text:p>944950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MALAGUEÑO </text:p>
          </table:table-cell>
          <table:table-cell office:value-type="string">
            <text:p>Municipio</text:p>
          </table:table-cell>
          <table:table-cell office:value-type="float" office:value="367616">
            <text:p>367616</text:p>
          </table:table-cell>
          <table:table-cell office:value-type="float" office:value="431357">
            <text:p>431357</text:p>
          </table:table-cell>
          <table:table-cell office:value-type="float" office:value="390260">
            <text:p>390260</text:p>
          </table:table-cell>
          <table:table-cell office:value-type="float" office:value="411870">
            <text:p>411870</text:p>
          </table:table-cell>
          <table:table-cell office:value-type="float" office:value="443533">
            <text:p>443533</text:p>
          </table:table-cell>
          <table:table-cell office:value-type="float" office:value="470564">
            <text:p>470564</text:p>
          </table:table-cell>
          <table:table-cell office:value-type="float" office:value="453723">
            <text:p>453723</text:p>
          </table:table-cell>
          <table:table-cell office:value-type="float" office:value="439467">
            <text:p>439467</text:p>
          </table:table-cell>
          <table:table-cell office:value-type="float" office:value="442264">
            <text:p>442264</text:p>
          </table:table-cell>
          <table:table-cell office:value-type="float" office:value="470235">
            <text:p>470235</text:p>
          </table:table-cell>
          <table:table-cell office:value-type="float" office:value="452386">
            <text:p>452386</text:p>
          </table:table-cell>
          <table:table-cell office:value-type="float" office:value="487434">
            <text:p>487434</text:p>
          </table:table-cell>
          <table:table-cell office:value-type="float" office:value="481605">
            <text:p>481605</text:p>
          </table:table-cell>
          <table:table-cell office:value-type="float" office:value="534544">
            <text:p>534544</text:p>
          </table:table-cell>
          <table:table-cell office:value-type="float" office:value="508367">
            <text:p>508367</text:p>
          </table:table-cell>
          <table:table-cell office:value-type="float" office:value="515553">
            <text:p>515553</text:p>
          </table:table-cell>
          <table:table-cell office:value-type="float" office:value="618144">
            <text:p>618144</text:p>
          </table:table-cell>
          <table:table-cell office:value-type="float" office:value="647040">
            <text:p>647040</text:p>
          </table:table-cell>
          <table:table-cell office:value-type="float" office:value="608706">
            <text:p>608706</text:p>
          </table:table-cell>
          <table:table-cell office:value-type="float" office:value="588966">
            <text:p>588966</text:p>
          </table:table-cell>
          <table:table-cell office:value-type="float" office:value="620169">
            <text:p>620169</text:p>
          </table:table-cell>
          <table:table-cell office:value-type="float" office:value="592265">
            <text:p>592265</text:p>
          </table:table-cell>
          <table:table-cell office:value-type="float" office:value="629760">
            <text:p>629760</text:p>
          </table:table-cell>
          <table:table-cell office:value-type="float" office:value="548204">
            <text:p>548204</text:p>
          </table:table-cell>
          <table:table-cell office:value-type="float" office:value="709152">
            <text:p>709152</text:p>
          </table:table-cell>
          <table:table-cell office:value-type="float" office:value="702784">
            <text:p>702784</text:p>
          </table:table-cell>
          <table:table-cell office:value-type="float" office:value="729908">
            <text:p>729908</text:p>
          </table:table-cell>
          <table:table-cell office:value-type="float" office:value="694055">
            <text:p>694055</text:p>
          </table:table-cell>
          <table:table-cell office:value-type="float" office:value="855943">
            <text:p>855943</text:p>
          </table:table-cell>
          <table:table-cell office:value-type="float" office:value="858972">
            <text:p>858972</text:p>
          </table:table-cell>
          <table:table-cell office:value-type="float" office:value="820649">
            <text:p>820649</text:p>
          </table:table-cell>
          <table:table-cell office:value-type="float" office:value="837292">
            <text:p>837292</text:p>
          </table:table-cell>
          <table:table-cell office:value-type="float" office:value="853195">
            <text:p>853195</text:p>
          </table:table-cell>
          <table:table-cell office:value-type="float" office:value="822147">
            <text:p>822147</text:p>
          </table:table-cell>
          <table:table-cell office:value-type="float" office:value="916499">
            <text:p>916499</text:p>
          </table:table-cell>
          <table:table-cell office:value-type="float" office:value="887151">
            <text:p>887151</text:p>
          </table:table-cell>
          <table:table-cell office:value-type="float" office:value="994649">
            <text:p>994649</text:p>
          </table:table-cell>
          <table:table-cell office:value-type="float" office:value="859858">
            <text:p>859858</text:p>
          </table:table-cell>
          <table:table-cell office:value-type="float" office:value="846041">
            <text:p>846041</text:p>
          </table:table-cell>
          <table:table-cell office:value-type="float" office:value="808399">
            <text:p>808399</text:p>
          </table:table-cell>
          <table:table-cell office:value-type="float" office:value="1057207">
            <text:p>1057207</text:p>
          </table:table-cell>
          <table:table-cell office:value-type="float" office:value="1048422">
            <text:p>1048422</text:p>
          </table:table-cell>
          <table:table-cell office:value-type="float" office:value="977545">
            <text:p>977545</text:p>
          </table:table-cell>
          <table:table-cell office:value-type="float" office:value="1045426">
            <text:p>1045426</text:p>
          </table:table-cell>
          <table:table-cell office:value-type="float" office:value="1015841">
            <text:p>1015841</text:p>
          </table:table-cell>
          <table:table-cell office:value-type="float" office:value="1097924.8">
            <text:p>1097924,8</text:p>
          </table:table-cell>
          <table:table-cell office:value-type="float" office:value="1123269.3">
            <text:p>1123269,3</text:p>
          </table:table-cell>
          <table:table-cell office:value-type="float" office:value="1094841.4">
            <text:p>1094841,4</text:p>
          </table:table-cell>
          <table:table-cell office:value-type="float" office:value="1210925">
            <text:p>1210925</text:p>
          </table:table-cell>
          <table:table-cell office:value-type="float" office:value="1305237">
            <text:p>1305237</text:p>
          </table:table-cell>
          <table:table-cell office:value-type="float" office:value="1150755">
            <text:p>1150755</text:p>
          </table:table-cell>
          <table:table-cell office:value-type="float" office:value="1203862">
            <text:p>1203862</text:p>
          </table:table-cell>
          <table:table-cell office:value-type="float" office:value="1427336">
            <text:p>1427336</text:p>
          </table:table-cell>
          <table:table-cell office:value-type="float" office:value="1451656">
            <text:p>1451656</text:p>
          </table:table-cell>
          <table:table-cell office:value-type="float" office:value="1413227.4">
            <text:p>1413227,4</text:p>
          </table:table-cell>
          <table:table-cell office:value-type="float" office:value="1438232.4">
            <text:p>1438232,4</text:p>
          </table:table-cell>
          <table:table-cell office:value-type="float" office:value="1393759.1">
            <text:p>1393759,1</text:p>
          </table:table-cell>
          <table:table-cell office:value-type="float" office:value="1445521.42">
            <text:p>1445521,42</text:p>
          </table:table-cell>
          <table:table-cell office:value-type="float" office:value="1502794.72">
            <text:p>1502794,72</text:p>
          </table:table-cell>
          <table:table-cell office:value-type="float" office:value="1464752.36">
            <text:p>1464752,36</text:p>
          </table:table-cell>
          <table:table-cell office:value-type="float" office:value="1726084.13">
            <text:p>1726084,13</text:p>
          </table:table-cell>
          <table:table-cell office:value-type="float" office:value="1837026.18">
            <text:p>1837026,18</text:p>
          </table:table-cell>
          <table:table-cell office:value-type="float" office:value="1545351.38">
            <text:p>1545351,38</text:p>
          </table:table-cell>
          <table:table-cell office:value-type="float" office:value="1659789">
            <text:p>1659789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MALVINAS ARGENTINAS </text:p>
          </table:table-cell>
          <table:table-cell office:value-type="string">
            <text:p>Municipio</text:p>
          </table:table-cell>
          <table:table-cell office:value-type="float" office:value="354210">
            <text:p>354210</text:p>
          </table:table-cell>
          <table:table-cell office:value-type="float" office:value="415627">
            <text:p>415627</text:p>
          </table:table-cell>
          <table:table-cell office:value-type="float" office:value="376029">
            <text:p>376029</text:p>
          </table:table-cell>
          <table:table-cell office:value-type="float" office:value="396851">
            <text:p>396851</text:p>
          </table:table-cell>
          <table:table-cell office:value-type="float" office:value="427359">
            <text:p>427359</text:p>
          </table:table-cell>
          <table:table-cell office:value-type="float" office:value="453405">
            <text:p>453405</text:p>
          </table:table-cell>
          <table:table-cell office:value-type="float" office:value="437178">
            <text:p>437178</text:p>
          </table:table-cell>
          <table:table-cell office:value-type="float" office:value="423441">
            <text:p>423441</text:p>
          </table:table-cell>
          <table:table-cell office:value-type="float" office:value="426137">
            <text:p>426137</text:p>
          </table:table-cell>
          <table:table-cell office:value-type="float" office:value="453088">
            <text:p>453088</text:p>
          </table:table-cell>
          <table:table-cell office:value-type="float" office:value="435890">
            <text:p>435890</text:p>
          </table:table-cell>
          <table:table-cell office:value-type="float" office:value="469660">
            <text:p>469660</text:p>
          </table:table-cell>
          <table:table-cell office:value-type="float" office:value="464043">
            <text:p>464043</text:p>
          </table:table-cell>
          <table:table-cell office:value-type="float" office:value="515052">
            <text:p>515052</text:p>
          </table:table-cell>
          <table:table-cell office:value-type="float" office:value="489830">
            <text:p>489830</text:p>
          </table:table-cell>
          <table:table-cell office:value-type="float" office:value="496753">
            <text:p>496753</text:p>
          </table:table-cell>
          <table:table-cell office:value-type="float" office:value="595605">
            <text:p>595605</text:p>
          </table:table-cell>
          <table:table-cell office:value-type="float" office:value="623446">
            <text:p>623446</text:p>
          </table:table-cell>
          <table:table-cell office:value-type="float" office:value="586510">
            <text:p>586510</text:p>
          </table:table-cell>
          <table:table-cell office:value-type="float" office:value="567491">
            <text:p>567491</text:p>
          </table:table-cell>
          <table:table-cell office:value-type="float" office:value="597555">
            <text:p>597555</text:p>
          </table:table-cell>
          <table:table-cell office:value-type="float" office:value="570669">
            <text:p>570669</text:p>
          </table:table-cell>
          <table:table-cell office:value-type="float" office:value="606797">
            <text:p>606797</text:p>
          </table:table-cell>
          <table:table-cell office:value-type="float" office:value="528214">
            <text:p>528214</text:p>
          </table:table-cell>
          <table:table-cell office:value-type="float" office:value="683294">
            <text:p>683294</text:p>
          </table:table-cell>
          <table:table-cell office:value-type="float" office:value="677159">
            <text:p>677159</text:p>
          </table:table-cell>
          <table:table-cell office:value-type="float" office:value="682464">
            <text:p>682464</text:p>
          </table:table-cell>
          <table:table-cell office:value-type="float" office:value="661997">
            <text:p>661997</text:p>
          </table:table-cell>
          <table:table-cell office:value-type="float" office:value="816408">
            <text:p>816408</text:p>
          </table:table-cell>
          <table:table-cell office:value-type="float" office:value="819297">
            <text:p>819297</text:p>
          </table:table-cell>
          <table:table-cell office:value-type="float" office:value="782744">
            <text:p>782744</text:p>
          </table:table-cell>
          <table:table-cell office:value-type="float" office:value="798618">
            <text:p>798618</text:p>
          </table:table-cell>
          <table:table-cell office:value-type="float" office:value="813788">
            <text:p>813788</text:p>
          </table:table-cell>
          <table:table-cell office:value-type="float" office:value="784174">
            <text:p>784174</text:p>
          </table:table-cell>
          <table:table-cell office:value-type="float" office:value="874167">
            <text:p>874167</text:p>
          </table:table-cell>
          <table:table-cell office:value-type="float" office:value="846174">
            <text:p>846174</text:p>
          </table:table-cell>
          <table:table-cell office:value-type="float" office:value="948708">
            <text:p>948708</text:p>
          </table:table-cell>
          <table:table-cell office:value-type="float" office:value="820143">
            <text:p>820143</text:p>
          </table:table-cell>
          <table:table-cell office:value-type="float" office:value="806963">
            <text:p>806963</text:p>
          </table:table-cell>
          <table:table-cell office:value-type="float" office:value="771061">
            <text:p>771061</text:p>
          </table:table-cell>
          <table:table-cell office:value-type="float" office:value="1008376">
            <text:p>1008376</text:p>
          </table:table-cell>
          <table:table-cell office:value-type="float" office:value="999996">
            <text:p>999996</text:p>
          </table:table-cell>
          <table:table-cell office:value-type="float" office:value="932394">
            <text:p>932394</text:p>
          </table:table-cell>
          <table:table-cell office:value-type="float" office:value="997140">
            <text:p>997140</text:p>
          </table:table-cell>
          <table:table-cell office:value-type="float" office:value="968921">
            <text:p>968921</text:p>
          </table:table-cell>
          <table:table-cell office:value-type="float" office:value="1047213.6">
            <text:p>1047213,6</text:p>
          </table:table-cell>
          <table:table-cell office:value-type="float" office:value="1071387.4">
            <text:p>1071387,4</text:p>
          </table:table-cell>
          <table:table-cell office:value-type="float" office:value="1044270.7">
            <text:p>1044270,7</text:p>
          </table:table-cell>
          <table:table-cell office:value-type="float" office:value="1154995">
            <text:p>1154995</text:p>
          </table:table-cell>
          <table:table-cell office:value-type="float" office:value="1244951">
            <text:p>1244951</text:p>
          </table:table-cell>
          <table:table-cell office:value-type="float" office:value="1097603">
            <text:p>1097603</text:p>
          </table:table-cell>
          <table:table-cell office:value-type="float" office:value="1148258">
            <text:p>1148258</text:p>
          </table:table-cell>
          <table:table-cell office:value-type="float" office:value="1361410">
            <text:p>1361410</text:p>
          </table:table-cell>
          <table:table-cell office:value-type="float" office:value="1384605">
            <text:p>1384605</text:p>
          </table:table-cell>
          <table:table-cell office:value-type="float" office:value="1347952.9">
            <text:p>1347952,9</text:p>
          </table:table-cell>
          <table:table-cell office:value-type="float" office:value="1371803">
            <text:p>1371803</text:p>
          </table:table-cell>
          <table:table-cell office:value-type="float" office:value="1329383.8">
            <text:p>1329383,8</text:p>
          </table:table-cell>
          <table:table-cell office:value-type="float" office:value="1378755.33">
            <text:p>1378755,33</text:p>
          </table:table-cell>
          <table:table-cell office:value-type="float" office:value="1433383.27">
            <text:p>1433383,27</text:p>
          </table:table-cell>
          <table:table-cell office:value-type="float" office:value="1397097.07">
            <text:p>1397097,07</text:p>
          </table:table-cell>
          <table:table-cell office:value-type="float" office:value="1646359.34">
            <text:p>1646359,34</text:p>
          </table:table-cell>
          <table:table-cell office:value-type="float" office:value="1752177.17">
            <text:p>1752177,17</text:p>
          </table:table-cell>
          <table:table-cell office:value-type="float" office:value="1473974.32">
            <text:p>1473974,32</text:p>
          </table:table-cell>
          <table:table-cell office:value-type="float" office:value="1583126">
            <text:p>1583126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MANFREDI </text:p>
          </table:table-cell>
          <table:table-cell office:value-type="string">
            <text:p>Municipio</text:p>
          </table:table-cell>
          <table:table-cell office:value-type="float" office:value="94638">
            <text:p>94638</text:p>
          </table:table-cell>
          <table:table-cell office:value-type="float" office:value="111048">
            <text:p>111048</text:p>
          </table:table-cell>
          <table:table-cell office:value-type="float" office:value="100468">
            <text:p>100468</text:p>
          </table:table-cell>
          <table:table-cell office:value-type="float" office:value="106031">
            <text:p>106031</text:p>
          </table:table-cell>
          <table:table-cell office:value-type="float" office:value="114182">
            <text:p>114182</text:p>
          </table:table-cell>
          <table:table-cell office:value-type="float" office:value="121141">
            <text:p>121141</text:p>
          </table:table-cell>
          <table:table-cell office:value-type="float" office:value="116806">
            <text:p>116806</text:p>
          </table:table-cell>
          <table:table-cell office:value-type="float" office:value="113136">
            <text:p>113136</text:p>
          </table:table-cell>
          <table:table-cell office:value-type="float" office:value="113856">
            <text:p>113856</text:p>
          </table:table-cell>
          <table:table-cell office:value-type="float" office:value="121057">
            <text:p>121057</text:p>
          </table:table-cell>
          <table:table-cell office:value-type="float" office:value="116462">
            <text:p>116462</text:p>
          </table:table-cell>
          <table:table-cell office:value-type="float" office:value="125484">
            <text:p>125484</text:p>
          </table:table-cell>
          <table:table-cell office:value-type="float" office:value="123984">
            <text:p>123984</text:p>
          </table:table-cell>
          <table:table-cell office:value-type="float" office:value="137612">
            <text:p>137612</text:p>
          </table:table-cell>
          <table:table-cell office:value-type="float" office:value="130873">
            <text:p>130873</text:p>
          </table:table-cell>
          <table:table-cell office:value-type="float" office:value="132723">
            <text:p>132723</text:p>
          </table:table-cell>
          <table:table-cell office:value-type="float" office:value="159135">
            <text:p>159135</text:p>
          </table:table-cell>
          <table:table-cell office:value-type="float" office:value="166573">
            <text:p>166573</text:p>
          </table:table-cell>
          <table:table-cell office:value-type="float" office:value="156705">
            <text:p>156705</text:p>
          </table:table-cell>
          <table:table-cell office:value-type="float" office:value="151623">
            <text:p>151623</text:p>
          </table:table-cell>
          <table:table-cell office:value-type="float" office:value="159656">
            <text:p>159656</text:p>
          </table:table-cell>
          <table:table-cell office:value-type="float" office:value="152472">
            <text:p>152472</text:p>
          </table:table-cell>
          <table:table-cell office:value-type="float" office:value="162125">
            <text:p>162125</text:p>
          </table:table-cell>
          <table:table-cell office:value-type="float" office:value="141129">
            <text:p>141129</text:p>
          </table:table-cell>
          <table:table-cell office:value-type="float" office:value="182564">
            <text:p>182564</text:p>
          </table:table-cell>
          <table:table-cell office:value-type="float" office:value="180924">
            <text:p>180924</text:p>
          </table:table-cell>
          <table:table-cell office:value-type="float" office:value="175690">
            <text:p>175690</text:p>
          </table:table-cell>
          <table:table-cell office:value-type="float" office:value="174718">
            <text:p>174718</text:p>
          </table:table-cell>
          <table:table-cell office:value-type="float" office:value="215471">
            <text:p>215471</text:p>
          </table:table-cell>
          <table:table-cell office:value-type="float" office:value="216233">
            <text:p>216233</text:p>
          </table:table-cell>
          <table:table-cell office:value-type="float" office:value="206586">
            <text:p>206586</text:p>
          </table:table-cell>
          <table:table-cell office:value-type="float" office:value="210776">
            <text:p>210776</text:p>
          </table:table-cell>
          <table:table-cell office:value-type="float" office:value="214779">
            <text:p>214779</text:p>
          </table:table-cell>
          <table:table-cell office:value-type="float" office:value="206963">
            <text:p>206963</text:p>
          </table:table-cell>
          <table:table-cell office:value-type="float" office:value="230715">
            <text:p>230715</text:p>
          </table:table-cell>
          <table:table-cell office:value-type="float" office:value="223327">
            <text:p>223327</text:p>
          </table:table-cell>
          <table:table-cell office:value-type="float" office:value="250388">
            <text:p>250388</text:p>
          </table:table-cell>
          <table:table-cell office:value-type="float" office:value="216457">
            <text:p>216457</text:p>
          </table:table-cell>
          <table:table-cell office:value-type="float" office:value="212978">
            <text:p>212978</text:p>
          </table:table-cell>
          <table:table-cell office:value-type="float" office:value="203503">
            <text:p>203503</text:p>
          </table:table-cell>
          <table:table-cell office:value-type="float" office:value="266136">
            <text:p>266136</text:p>
          </table:table-cell>
          <table:table-cell office:value-type="float" office:value="263924">
            <text:p>263924</text:p>
          </table:table-cell>
          <table:table-cell office:value-type="float" office:value="246083">
            <text:p>246083</text:p>
          </table:table-cell>
          <table:table-cell office:value-type="float" office:value="263171">
            <text:p>263171</text:p>
          </table:table-cell>
          <table:table-cell office:value-type="float" office:value="255723">
            <text:p>255723</text:p>
          </table:table-cell>
          <table:table-cell office:value-type="float" office:value="276386.3">
            <text:p>276386,3</text:p>
          </table:table-cell>
          <table:table-cell office:value-type="float" office:value="282766.4">
            <text:p>282766,4</text:p>
          </table:table-cell>
          <table:table-cell office:value-type="float" office:value="275609.7">
            <text:p>275609,7</text:p>
          </table:table-cell>
          <table:table-cell office:value-type="float" office:value="304832">
            <text:p>304832</text:p>
          </table:table-cell>
          <table:table-cell office:value-type="float" office:value="328574">
            <text:p>328574</text:p>
          </table:table-cell>
          <table:table-cell office:value-type="float" office:value="289685">
            <text:p>289685</text:p>
          </table:table-cell>
          <table:table-cell office:value-type="float" office:value="303055">
            <text:p>303055</text:p>
          </table:table-cell>
          <table:table-cell office:value-type="float" office:value="359311">
            <text:p>359311</text:p>
          </table:table-cell>
          <table:table-cell office:value-type="float" office:value="365433">
            <text:p>365433</text:p>
          </table:table-cell>
          <table:table-cell office:value-type="float" office:value="355759.1">
            <text:p>355759,1</text:p>
          </table:table-cell>
          <table:table-cell office:value-type="float" office:value="362053.8">
            <text:p>362053,8</text:p>
          </table:table-cell>
          <table:table-cell office:value-type="float" office:value="350858.3">
            <text:p>350858,3</text:p>
          </table:table-cell>
          <table:table-cell office:value-type="float" office:value="363888.65">
            <text:p>363888,65</text:p>
          </table:table-cell>
          <table:table-cell office:value-type="float" office:value="378306.36">
            <text:p>378306,36</text:p>
          </table:table-cell>
          <table:table-cell office:value-type="float" office:value="368729.51">
            <text:p>368729,51</text:p>
          </table:table-cell>
          <table:table-cell office:value-type="float" office:value="434516.17">
            <text:p>434516,17</text:p>
          </table:table-cell>
          <table:table-cell office:value-type="float" office:value="462444.19">
            <text:p>462444,19</text:p>
          </table:table-cell>
          <table:table-cell office:value-type="float" office:value="389019.37">
            <text:p>389019,37</text:p>
          </table:table-cell>
          <table:table-cell office:value-type="float" office:value="417827">
            <text:p>417827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MARCOS JUAREZ </text:p>
          </table:table-cell>
          <table:table-cell office:value-type="string">
            <text:p>Municipio</text:p>
          </table:table-cell>
          <table:table-cell office:value-type="float" office:value="697063">
            <text:p>697063</text:p>
          </table:table-cell>
          <table:table-cell office:value-type="float" office:value="817928">
            <text:p>817928</text:p>
          </table:table-cell>
          <table:table-cell office:value-type="float" office:value="740002">
            <text:p>740002</text:p>
          </table:table-cell>
          <table:table-cell office:value-type="float" office:value="780977">
            <text:p>780977</text:p>
          </table:table-cell>
          <table:table-cell office:value-type="float" office:value="841015">
            <text:p>841015</text:p>
          </table:table-cell>
          <table:table-cell office:value-type="float" office:value="892272">
            <text:p>892272</text:p>
          </table:table-cell>
          <table:table-cell office:value-type="float" office:value="860338">
            <text:p>860338</text:p>
          </table:table-cell>
          <table:table-cell office:value-type="float" office:value="833306">
            <text:p>833306</text:p>
          </table:table-cell>
          <table:table-cell office:value-type="float" office:value="838610">
            <text:p>838610</text:p>
          </table:table-cell>
          <table:table-cell office:value-type="float" office:value="891648">
            <text:p>891648</text:p>
          </table:table-cell>
          <table:table-cell office:value-type="float" office:value="857804">
            <text:p>857804</text:p>
          </table:table-cell>
          <table:table-cell office:value-type="float" office:value="924261">
            <text:p>924261</text:p>
          </table:table-cell>
          <table:table-cell office:value-type="float" office:value="913206">
            <text:p>913206</text:p>
          </table:table-cell>
          <table:table-cell office:value-type="float" office:value="1013589">
            <text:p>1013589</text:p>
          </table:table-cell>
          <table:table-cell office:value-type="float" office:value="963953">
            <text:p>963953</text:p>
          </table:table-cell>
          <table:table-cell office:value-type="float" office:value="977578">
            <text:p>977578</text:p>
          </table:table-cell>
          <table:table-cell office:value-type="float" office:value="1172112">
            <text:p>1172112</text:p>
          </table:table-cell>
          <table:table-cell office:value-type="float" office:value="1226901">
            <text:p>1226901</text:p>
          </table:table-cell>
          <table:table-cell office:value-type="float" office:value="1154215">
            <text:p>1154215</text:p>
          </table:table-cell>
          <table:table-cell office:value-type="float" office:value="1116786">
            <text:p>1116786</text:p>
          </table:table-cell>
          <table:table-cell office:value-type="float" office:value="1175950">
            <text:p>1175950</text:p>
          </table:table-cell>
          <table:table-cell office:value-type="float" office:value="1123040">
            <text:p>1123040</text:p>
          </table:table-cell>
          <table:table-cell office:value-type="float" office:value="1194137">
            <text:p>1194137</text:p>
          </table:table-cell>
          <table:table-cell office:value-type="float" office:value="1039492">
            <text:p>1039492</text:p>
          </table:table-cell>
          <table:table-cell office:value-type="float" office:value="1344680">
            <text:p>1344680</text:p>
          </table:table-cell>
          <table:table-cell office:value-type="float" office:value="1332605">
            <text:p>1332605</text:p>
          </table:table-cell>
          <table:table-cell office:value-type="float" office:value="1299467">
            <text:p>1299467</text:p>
          </table:table-cell>
          <table:table-cell office:value-type="float" office:value="1288646">
            <text:p>1288646</text:p>
          </table:table-cell>
          <table:table-cell office:value-type="float" office:value="1589224">
            <text:p>1589224</text:p>
          </table:table-cell>
          <table:table-cell office:value-type="float" office:value="1594848">
            <text:p>1594848</text:p>
          </table:table-cell>
          <table:table-cell office:value-type="float" office:value="1523694">
            <text:p>1523694</text:p>
          </table:table-cell>
          <table:table-cell office:value-type="float" office:value="1554594">
            <text:p>1554594</text:p>
          </table:table-cell>
          <table:table-cell office:value-type="float" office:value="1584123">
            <text:p>1584123</text:p>
          </table:table-cell>
          <table:table-cell office:value-type="float" office:value="1526476">
            <text:p>1526476</text:p>
          </table:table-cell>
          <table:table-cell office:value-type="float" office:value="1701658">
            <text:p>1701658</text:p>
          </table:table-cell>
          <table:table-cell office:value-type="float" office:value="1647167">
            <text:p>1647167</text:p>
          </table:table-cell>
          <table:table-cell office:value-type="float" office:value="1846759">
            <text:p>1846759</text:p>
          </table:table-cell>
          <table:table-cell office:value-type="float" office:value="1596494">
            <text:p>1596494</text:p>
          </table:table-cell>
          <table:table-cell office:value-type="float" office:value="1570839">
            <text:p>1570839</text:p>
          </table:table-cell>
          <table:table-cell office:value-type="float" office:value="1500952">
            <text:p>1500952</text:p>
          </table:table-cell>
          <table:table-cell office:value-type="float" office:value="1962910">
            <text:p>1962910</text:p>
          </table:table-cell>
          <table:table-cell office:value-type="float" office:value="1946598">
            <text:p>1946598</text:p>
          </table:table-cell>
          <table:table-cell office:value-type="float" office:value="1815002">
            <text:p>1815002</text:p>
          </table:table-cell>
          <table:table-cell office:value-type="float" office:value="1941036">
            <text:p>1941036</text:p>
          </table:table-cell>
          <table:table-cell office:value-type="float" office:value="1886106">
            <text:p>1886106</text:p>
          </table:table-cell>
          <table:table-cell office:value-type="float" office:value="2038510.7">
            <text:p>2038510,7</text:p>
          </table:table-cell>
          <table:table-cell office:value-type="float" office:value="2085567.6">
            <text:p>2085567,6</text:p>
          </table:table-cell>
          <table:table-cell office:value-type="float" office:value="2032784.2">
            <text:p>2032784,2</text:p>
          </table:table-cell>
          <table:table-cell office:value-type="float" office:value="2248318">
            <text:p>2248318</text:p>
          </table:table-cell>
          <table:table-cell office:value-type="float" office:value="2423427">
            <text:p>2423427</text:p>
          </table:table-cell>
          <table:table-cell office:value-type="float" office:value="2136599">
            <text:p>2136599</text:p>
          </table:table-cell>
          <table:table-cell office:value-type="float" office:value="2235205">
            <text:p>2235205</text:p>
          </table:table-cell>
          <table:table-cell office:value-type="float" office:value="2650127">
            <text:p>2650127</text:p>
          </table:table-cell>
          <table:table-cell office:value-type="float" office:value="2695280">
            <text:p>2695280</text:p>
          </table:table-cell>
          <table:table-cell office:value-type="float" office:value="2623931.2">
            <text:p>2623931,2</text:p>
          </table:table-cell>
          <table:table-cell office:value-type="float" office:value="2670357.9">
            <text:p>2670357,9</text:p>
          </table:table-cell>
          <table:table-cell office:value-type="float" office:value="2587784.6">
            <text:p>2587784,6</text:p>
          </table:table-cell>
          <table:table-cell office:value-type="float" office:value="2683891.36">
            <text:p>2683891,36</text:p>
          </table:table-cell>
          <table:table-cell office:value-type="float" office:value="2790230.37">
            <text:p>2790230,37</text:p>
          </table:table-cell>
          <table:table-cell office:value-type="float" office:value="2719596.49">
            <text:p>2719596,49</text:p>
          </table:table-cell>
          <table:table-cell office:value-type="float" office:value="3204810.54">
            <text:p>3204810,54</text:p>
          </table:table-cell>
          <table:table-cell office:value-type="float" office:value="3410796.02">
            <text:p>3410796,02</text:p>
          </table:table-cell>
          <table:table-cell office:value-type="float" office:value="2869246.07">
            <text:p>2869246,07</text:p>
          </table:table-cell>
          <table:table-cell office:value-type="float" office:value="3081723">
            <text:p>3081723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MARULL </text:p>
          </table:table-cell>
          <table:table-cell office:value-type="string">
            <text:p>Municipio</text:p>
          </table:table-cell>
          <table:table-cell office:value-type="float" office:value="115648">
            <text:p>115648</text:p>
          </table:table-cell>
          <table:table-cell office:value-type="float" office:value="135701">
            <text:p>135701</text:p>
          </table:table-cell>
          <table:table-cell office:value-type="float" office:value="122772">
            <text:p>122772</text:p>
          </table:table-cell>
          <table:table-cell office:value-type="float" office:value="129570">
            <text:p>129570</text:p>
          </table:table-cell>
          <table:table-cell office:value-type="float" office:value="139531">
            <text:p>139531</text:p>
          </table:table-cell>
          <table:table-cell office:value-type="float" office:value="148035">
            <text:p>148035</text:p>
          </table:table-cell>
          <table:table-cell office:value-type="float" office:value="142737">
            <text:p>142737</text:p>
          </table:table-cell>
          <table:table-cell office:value-type="float" office:value="138252">
            <text:p>138252</text:p>
          </table:table-cell>
          <table:table-cell office:value-type="float" office:value="139132">
            <text:p>139132</text:p>
          </table:table-cell>
          <table:table-cell office:value-type="float" office:value="147931">
            <text:p>147931</text:p>
          </table:table-cell>
          <table:table-cell office:value-type="float" office:value="142317">
            <text:p>142317</text:p>
          </table:table-cell>
          <table:table-cell office:value-type="float" office:value="153342">
            <text:p>153342</text:p>
          </table:table-cell>
          <table:table-cell office:value-type="float" office:value="151508">
            <text:p>151508</text:p>
          </table:table-cell>
          <table:table-cell office:value-type="float" office:value="168163">
            <text:p>168163</text:p>
          </table:table-cell>
          <table:table-cell office:value-type="float" office:value="159927">
            <text:p>159927</text:p>
          </table:table-cell>
          <table:table-cell office:value-type="float" office:value="162188">
            <text:p>162188</text:p>
          </table:table-cell>
          <table:table-cell office:value-type="float" office:value="194463">
            <text:p>194463</text:p>
          </table:table-cell>
          <table:table-cell office:value-type="float" office:value="203553">
            <text:p>203553</text:p>
          </table:table-cell>
          <table:table-cell office:value-type="float" office:value="191493">
            <text:p>191493</text:p>
          </table:table-cell>
          <table:table-cell office:value-type="float" office:value="185284">
            <text:p>185284</text:p>
          </table:table-cell>
          <table:table-cell office:value-type="float" office:value="195100">
            <text:p>195100</text:p>
          </table:table-cell>
          <table:table-cell office:value-type="float" office:value="186321">
            <text:p>186321</text:p>
          </table:table-cell>
          <table:table-cell office:value-type="float" office:value="198117">
            <text:p>198117</text:p>
          </table:table-cell>
          <table:table-cell office:value-type="float" office:value="172460">
            <text:p>172460</text:p>
          </table:table-cell>
          <table:table-cell office:value-type="float" office:value="223093">
            <text:p>223093</text:p>
          </table:table-cell>
          <table:table-cell office:value-type="float" office:value="221090">
            <text:p>221090</text:p>
          </table:table-cell>
          <table:table-cell office:value-type="float" office:value="214493">
            <text:p>214493</text:p>
          </table:table-cell>
          <table:table-cell office:value-type="float" office:value="213440">
            <text:p>213440</text:p>
          </table:table-cell>
          <table:table-cell office:value-type="float" office:value="263226">
            <text:p>263226</text:p>
          </table:table-cell>
          <table:table-cell office:value-type="float" office:value="264157">
            <text:p>264157</text:p>
          </table:table-cell>
          <table:table-cell office:value-type="float" office:value="252372">
            <text:p>252372</text:p>
          </table:table-cell>
          <table:table-cell office:value-type="float" office:value="257490">
            <text:p>257490</text:p>
          </table:table-cell>
          <table:table-cell office:value-type="float" office:value="262381">
            <text:p>262381</text:p>
          </table:table-cell>
          <table:table-cell office:value-type="float" office:value="252833">
            <text:p>252833</text:p>
          </table:table-cell>
          <table:table-cell office:value-type="float" office:value="281848">
            <text:p>281848</text:p>
          </table:table-cell>
          <table:table-cell office:value-type="float" office:value="272823">
            <text:p>272823</text:p>
          </table:table-cell>
          <table:table-cell office:value-type="float" office:value="305882">
            <text:p>305882</text:p>
          </table:table-cell>
          <table:table-cell office:value-type="float" office:value="264430">
            <text:p>264430</text:p>
          </table:table-cell>
          <table:table-cell office:value-type="float" office:value="260180">
            <text:p>260180</text:p>
          </table:table-cell>
          <table:table-cell office:value-type="float" office:value="248605">
            <text:p>248605</text:p>
          </table:table-cell>
          <table:table-cell office:value-type="float" office:value="325120">
            <text:p>325120</text:p>
          </table:table-cell>
          <table:table-cell office:value-type="float" office:value="322418">
            <text:p>322418</text:p>
          </table:table-cell>
          <table:table-cell office:value-type="float" office:value="300622">
            <text:p>300622</text:p>
          </table:table-cell>
          <table:table-cell office:value-type="float" office:value="321497">
            <text:p>321497</text:p>
          </table:table-cell>
          <table:table-cell office:value-type="float" office:value="312399">
            <text:p>312399</text:p>
          </table:table-cell>
          <table:table-cell office:value-type="float" office:value="337641.6">
            <text:p>337641,6</text:p>
          </table:table-cell>
          <table:table-cell office:value-type="float" office:value="345435.8">
            <text:p>345435,8</text:p>
          </table:table-cell>
          <table:table-cell office:value-type="float" office:value="336692.8">
            <text:p>336692,8</text:p>
          </table:table-cell>
          <table:table-cell office:value-type="float" office:value="372392">
            <text:p>372392</text:p>
          </table:table-cell>
          <table:table-cell office:value-type="float" office:value="401396">
            <text:p>401396</text:p>
          </table:table-cell>
          <table:table-cell office:value-type="float" office:value="353888">
            <text:p>353888</text:p>
          </table:table-cell>
          <table:table-cell office:value-type="float" office:value="370220">
            <text:p>370220</text:p>
          </table:table-cell>
          <table:table-cell office:value-type="float" office:value="438945">
            <text:p>438945</text:p>
          </table:table-cell>
          <table:table-cell office:value-type="float" office:value="446423">
            <text:p>446423</text:p>
          </table:table-cell>
          <table:table-cell office:value-type="float" office:value="434605.7">
            <text:p>434605,7</text:p>
          </table:table-cell>
          <table:table-cell office:value-type="float" office:value="442295.5">
            <text:p>442295,5</text:p>
          </table:table-cell>
          <table:table-cell office:value-type="float" office:value="428618.7">
            <text:p>428618,7</text:p>
          </table:table-cell>
          <table:table-cell office:value-type="float" office:value="444537.04">
            <text:p>444537,04</text:p>
          </table:table-cell>
          <table:table-cell office:value-type="float" office:value="462150.14">
            <text:p>462150,14</text:p>
          </table:table-cell>
          <table:table-cell office:value-type="float" office:value="450450.77">
            <text:p>450450,77</text:p>
          </table:table-cell>
          <table:table-cell office:value-type="float" office:value="530817.69">
            <text:p>530817,69</text:p>
          </table:table-cell>
          <table:table-cell office:value-type="float" office:value="564935.38">
            <text:p>564935,38</text:p>
          </table:table-cell>
          <table:table-cell office:value-type="float" office:value="475237.46">
            <text:p>475237,46</text:p>
          </table:table-cell>
          <table:table-cell office:value-type="float" office:value="510430">
            <text:p>510430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MATORRALES </text:p>
          </table:table-cell>
          <table:table-cell office:value-type="string">
            <text:p>Municipio</text:p>
          </table:table-cell>
          <table:table-cell office:value-type="float" office:value="96722">
            <text:p>96722</text:p>
          </table:table-cell>
          <table:table-cell office:value-type="float" office:value="113493">
            <text:p>113493</text:p>
          </table:table-cell>
          <table:table-cell office:value-type="float" office:value="102680">
            <text:p>102680</text:p>
          </table:table-cell>
          <table:table-cell office:value-type="float" office:value="108365">
            <text:p>108365</text:p>
          </table:table-cell>
          <table:table-cell office:value-type="float" office:value="116696">
            <text:p>116696</text:p>
          </table:table-cell>
          <table:table-cell office:value-type="float" office:value="123808">
            <text:p>123808</text:p>
          </table:table-cell>
          <table:table-cell office:value-type="float" office:value="119377">
            <text:p>119377</text:p>
          </table:table-cell>
          <table:table-cell office:value-type="float" office:value="115626">
            <text:p>115626</text:p>
          </table:table-cell>
          <table:table-cell office:value-type="float" office:value="116362">
            <text:p>116362</text:p>
          </table:table-cell>
          <table:table-cell office:value-type="float" office:value="123722">
            <text:p>123722</text:p>
          </table:table-cell>
          <table:table-cell office:value-type="float" office:value="119026">
            <text:p>119026</text:p>
          </table:table-cell>
          <table:table-cell office:value-type="float" office:value="128247">
            <text:p>128247</text:p>
          </table:table-cell>
          <table:table-cell office:value-type="float" office:value="126713">
            <text:p>126713</text:p>
          </table:table-cell>
          <table:table-cell office:value-type="float" office:value="140642">
            <text:p>140642</text:p>
          </table:table-cell>
          <table:table-cell office:value-type="float" office:value="133755">
            <text:p>133755</text:p>
          </table:table-cell>
          <table:table-cell office:value-type="float" office:value="135645">
            <text:p>135645</text:p>
          </table:table-cell>
          <table:table-cell office:value-type="float" office:value="162638">
            <text:p>162638</text:p>
          </table:table-cell>
          <table:table-cell office:value-type="float" office:value="170240">
            <text:p>170240</text:p>
          </table:table-cell>
          <table:table-cell office:value-type="float" office:value="160155">
            <text:p>160155</text:p>
          </table:table-cell>
          <table:table-cell office:value-type="float" office:value="154961">
            <text:p>154961</text:p>
          </table:table-cell>
          <table:table-cell office:value-type="float" office:value="163170">
            <text:p>163170</text:p>
          </table:table-cell>
          <table:table-cell office:value-type="float" office:value="155829">
            <text:p>155829</text:p>
          </table:table-cell>
          <table:table-cell office:value-type="float" office:value="165694">
            <text:p>165694</text:p>
          </table:table-cell>
          <table:table-cell office:value-type="float" office:value="144236">
            <text:p>144236</text:p>
          </table:table-cell>
          <table:table-cell office:value-type="float" office:value="186583">
            <text:p>186583</text:p>
          </table:table-cell>
          <table:table-cell office:value-type="float" office:value="184907">
            <text:p>184907</text:p>
          </table:table-cell>
          <table:table-cell office:value-type="float" office:value="179421">
            <text:p>179421</text:p>
          </table:table-cell>
          <table:table-cell office:value-type="float" office:value="178520">
            <text:p>178520</text:p>
          </table:table-cell>
          <table:table-cell office:value-type="float" office:value="220160">
            <text:p>220160</text:p>
          </table:table-cell>
          <table:table-cell office:value-type="float" office:value="220939">
            <text:p>220939</text:p>
          </table:table-cell>
          <table:table-cell office:value-type="float" office:value="211082">
            <text:p>211082</text:p>
          </table:table-cell>
          <table:table-cell office:value-type="float" office:value="215363">
            <text:p>215363</text:p>
          </table:table-cell>
          <table:table-cell office:value-type="float" office:value="219453">
            <text:p>219453</text:p>
          </table:table-cell>
          <table:table-cell office:value-type="float" office:value="211467">
            <text:p>211467</text:p>
          </table:table-cell>
          <table:table-cell office:value-type="float" office:value="235736">
            <text:p>235736</text:p>
          </table:table-cell>
          <table:table-cell office:value-type="float" office:value="228187">
            <text:p>228187</text:p>
          </table:table-cell>
          <table:table-cell office:value-type="float" office:value="255837">
            <text:p>255837</text:p>
          </table:table-cell>
          <table:table-cell office:value-type="float" office:value="221167">
            <text:p>221167</text:p>
          </table:table-cell>
          <table:table-cell office:value-type="float" office:value="217613">
            <text:p>217613</text:p>
          </table:table-cell>
          <table:table-cell office:value-type="float" office:value="207931">
            <text:p>207931</text:p>
          </table:table-cell>
          <table:table-cell office:value-type="float" office:value="271928">
            <text:p>271928</text:p>
          </table:table-cell>
          <table:table-cell office:value-type="float" office:value="269668">
            <text:p>269668</text:p>
          </table:table-cell>
          <table:table-cell office:value-type="float" office:value="251438">
            <text:p>251438</text:p>
          </table:table-cell>
          <table:table-cell office:value-type="float" office:value="268898">
            <text:p>268898</text:p>
          </table:table-cell>
          <table:table-cell office:value-type="float" office:value="261288">
            <text:p>261288</text:p>
          </table:table-cell>
          <table:table-cell office:value-type="float" office:value="282401.1">
            <text:p>282401,1</text:p>
          </table:table-cell>
          <table:table-cell office:value-type="float" office:value="288920">
            <text:p>288920</text:p>
          </table:table-cell>
          <table:table-cell office:value-type="float" office:value="281607.5">
            <text:p>281607,5</text:p>
          </table:table-cell>
          <table:table-cell office:value-type="float" office:value="311466">
            <text:p>311466</text:p>
          </table:table-cell>
          <table:table-cell office:value-type="float" office:value="335725">
            <text:p>335725</text:p>
          </table:table-cell>
          <table:table-cell office:value-type="float" office:value="295989">
            <text:p>295989</text:p>
          </table:table-cell>
          <table:table-cell office:value-type="float" office:value="309650">
            <text:p>309650</text:p>
          </table:table-cell>
          <table:table-cell office:value-type="float" office:value="367130">
            <text:p>367130</text:p>
          </table:table-cell>
          <table:table-cell office:value-type="float" office:value="373385">
            <text:p>373385</text:p>
          </table:table-cell>
          <table:table-cell office:value-type="float" office:value="363501.1">
            <text:p>363501,1</text:p>
          </table:table-cell>
          <table:table-cell office:value-type="float" office:value="369932.8">
            <text:p>369932,8</text:p>
          </table:table-cell>
          <table:table-cell office:value-type="float" office:value="358493.6">
            <text:p>358493,6</text:p>
          </table:table-cell>
          <table:table-cell office:value-type="float" office:value="371807.6">
            <text:p>371807,6</text:p>
          </table:table-cell>
          <table:table-cell office:value-type="float" office:value="386539.06">
            <text:p>386539,06</text:p>
          </table:table-cell>
          <table:table-cell office:value-type="float" office:value="376753.8">
            <text:p>376753,8</text:p>
          </table:table-cell>
          <table:table-cell office:value-type="float" office:value="443972.11">
            <text:p>443972,11</text:p>
          </table:table-cell>
          <table:table-cell office:value-type="float" office:value="472507.9">
            <text:p>472507,9</text:p>
          </table:table-cell>
          <table:table-cell office:value-type="float" office:value="397485.21">
            <text:p>397485,21</text:p>
          </table:table-cell>
          <table:table-cell office:value-type="float" office:value="426920">
            <text:p>426920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MATTALDI </text:p>
          </table:table-cell>
          <table:table-cell office:value-type="string">
            <text:p>Municipio</text:p>
          </table:table-cell>
          <table:table-cell office:value-type="float" office:value="119261">
            <text:p>119261</text:p>
          </table:table-cell>
          <table:table-cell office:value-type="float" office:value="139940">
            <text:p>139940</text:p>
          </table:table-cell>
          <table:table-cell office:value-type="float" office:value="126608">
            <text:p>126608</text:p>
          </table:table-cell>
          <table:table-cell office:value-type="float" office:value="133618">
            <text:p>133618</text:p>
          </table:table-cell>
          <table:table-cell office:value-type="float" office:value="143890">
            <text:p>143890</text:p>
          </table:table-cell>
          <table:table-cell office:value-type="float" office:value="152660">
            <text:p>152660</text:p>
          </table:table-cell>
          <table:table-cell office:value-type="float" office:value="147196">
            <text:p>147196</text:p>
          </table:table-cell>
          <table:table-cell office:value-type="float" office:value="142571">
            <text:p>142571</text:p>
          </table:table-cell>
          <table:table-cell office:value-type="float" office:value="143479">
            <text:p>143479</text:p>
          </table:table-cell>
          <table:table-cell office:value-type="float" office:value="152553">
            <text:p>152553</text:p>
          </table:table-cell>
          <table:table-cell office:value-type="float" office:value="146763">
            <text:p>146763</text:p>
          </table:table-cell>
          <table:table-cell office:value-type="float" office:value="158133">
            <text:p>158133</text:p>
          </table:table-cell>
          <table:table-cell office:value-type="float" office:value="156242">
            <text:p>156242</text:p>
          </table:table-cell>
          <table:table-cell office:value-type="float" office:value="173416">
            <text:p>173416</text:p>
          </table:table-cell>
          <table:table-cell office:value-type="float" office:value="164924">
            <text:p>164924</text:p>
          </table:table-cell>
          <table:table-cell office:value-type="float" office:value="167255">
            <text:p>167255</text:p>
          </table:table-cell>
          <table:table-cell office:value-type="float" office:value="200538">
            <text:p>200538</text:p>
          </table:table-cell>
          <table:table-cell office:value-type="float" office:value="209912">
            <text:p>209912</text:p>
          </table:table-cell>
          <table:table-cell office:value-type="float" office:value="197476">
            <text:p>197476</text:p>
          </table:table-cell>
          <table:table-cell office:value-type="float" office:value="191072">
            <text:p>191072</text:p>
          </table:table-cell>
          <table:table-cell office:value-type="float" office:value="201195">
            <text:p>201195</text:p>
          </table:table-cell>
          <table:table-cell office:value-type="float" office:value="192142">
            <text:p>192142</text:p>
          </table:table-cell>
          <table:table-cell office:value-type="float" office:value="204306">
            <text:p>204306</text:p>
          </table:table-cell>
          <table:table-cell office:value-type="float" office:value="177848">
            <text:p>177848</text:p>
          </table:table-cell>
          <table:table-cell office:value-type="float" office:value="230063">
            <text:p>230063</text:p>
          </table:table-cell>
          <table:table-cell office:value-type="float" office:value="227997">
            <text:p>227997</text:p>
          </table:table-cell>
          <table:table-cell office:value-type="float" office:value="218436">
            <text:p>218436</text:p>
          </table:table-cell>
          <table:table-cell office:value-type="float" office:value="219215">
            <text:p>219215</text:p>
          </table:table-cell>
          <table:table-cell office:value-type="float" office:value="270347">
            <text:p>270347</text:p>
          </table:table-cell>
          <table:table-cell office:value-type="float" office:value="271304">
            <text:p>271304</text:p>
          </table:table-cell>
          <table:table-cell office:value-type="float" office:value="259200">
            <text:p>259200</text:p>
          </table:table-cell>
          <table:table-cell office:value-type="float" office:value="264456">
            <text:p>264456</text:p>
          </table:table-cell>
          <table:table-cell office:value-type="float" office:value="269479">
            <text:p>269479</text:p>
          </table:table-cell>
          <table:table-cell office:value-type="float" office:value="259673">
            <text:p>259673</text:p>
          </table:table-cell>
          <table:table-cell office:value-type="float" office:value="289473">
            <text:p>289473</text:p>
          </table:table-cell>
          <table:table-cell office:value-type="float" office:value="280204">
            <text:p>280204</text:p>
          </table:table-cell>
          <table:table-cell office:value-type="float" office:value="314157">
            <text:p>314157</text:p>
          </table:table-cell>
          <table:table-cell office:value-type="float" office:value="271584">
            <text:p>271584</text:p>
          </table:table-cell>
          <table:table-cell office:value-type="float" office:value="267219">
            <text:p>267219</text:p>
          </table:table-cell>
          <table:table-cell office:value-type="float" office:value="255331">
            <text:p>255331</text:p>
          </table:table-cell>
          <table:table-cell office:value-type="float" office:value="333916">
            <text:p>333916</text:p>
          </table:table-cell>
          <table:table-cell office:value-type="float" office:value="331141">
            <text:p>331141</text:p>
          </table:table-cell>
          <table:table-cell office:value-type="float" office:value="308755">
            <text:p>308755</text:p>
          </table:table-cell>
          <table:table-cell office:value-type="float" office:value="330195">
            <text:p>330195</text:p>
          </table:table-cell>
          <table:table-cell office:value-type="float" office:value="320850">
            <text:p>320850</text:p>
          </table:table-cell>
          <table:table-cell office:value-type="float" office:value="346776.4">
            <text:p>346776,4</text:p>
          </table:table-cell>
          <table:table-cell office:value-type="float" office:value="354781.4">
            <text:p>354781,4</text:p>
          </table:table-cell>
          <table:table-cell office:value-type="float" office:value="345801.9">
            <text:p>345801,9</text:p>
          </table:table-cell>
          <table:table-cell office:value-type="float" office:value="382467">
            <text:p>382467</text:p>
          </table:table-cell>
          <table:table-cell office:value-type="float" office:value="412255">
            <text:p>412255</text:p>
          </table:table-cell>
          <table:table-cell office:value-type="float" office:value="363462">
            <text:p>363462</text:p>
          </table:table-cell>
          <table:table-cell office:value-type="float" office:value="380236">
            <text:p>380236</text:p>
          </table:table-cell>
          <table:table-cell office:value-type="float" office:value="450820">
            <text:p>450820</text:p>
          </table:table-cell>
          <table:table-cell office:value-type="float" office:value="458501">
            <text:p>458501</text:p>
          </table:table-cell>
          <table:table-cell office:value-type="float" office:value="446363.8">
            <text:p>446363,8</text:p>
          </table:table-cell>
          <table:table-cell office:value-type="float" office:value="454261.6">
            <text:p>454261,6</text:p>
          </table:table-cell>
          <table:table-cell office:value-type="float" office:value="440214.8">
            <text:p>440214,8</text:p>
          </table:table-cell>
          <table:table-cell office:value-type="float" office:value="456563.77">
            <text:p>456563,77</text:p>
          </table:table-cell>
          <table:table-cell office:value-type="float" office:value="474653.38">
            <text:p>474653,38</text:p>
          </table:table-cell>
          <table:table-cell office:value-type="float" office:value="462637.49">
            <text:p>462637,49</text:p>
          </table:table-cell>
          <table:table-cell office:value-type="float" office:value="545178.69">
            <text:p>545178,69</text:p>
          </table:table-cell>
          <table:table-cell office:value-type="float" office:value="580219.42">
            <text:p>580219,42</text:p>
          </table:table-cell>
          <table:table-cell office:value-type="float" office:value="488094.77">
            <text:p>488094,77</text:p>
          </table:table-cell>
          <table:table-cell office:value-type="float" office:value="524239">
            <text:p>524239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MELO </text:p>
          </table:table-cell>
          <table:table-cell office:value-type="string">
            <text:p>Municipio</text:p>
          </table:table-cell>
          <table:table-cell office:value-type="float" office:value="103168">
            <text:p>103168</text:p>
          </table:table-cell>
          <table:table-cell office:value-type="float" office:value="121057">
            <text:p>121057</text:p>
          </table:table-cell>
          <table:table-cell office:value-type="float" office:value="109523">
            <text:p>109523</text:p>
          </table:table-cell>
          <table:table-cell office:value-type="float" office:value="115588">
            <text:p>115588</text:p>
          </table:table-cell>
          <table:table-cell office:value-type="float" office:value="124474">
            <text:p>124474</text:p>
          </table:table-cell>
          <table:table-cell office:value-type="float" office:value="132060">
            <text:p>132060</text:p>
          </table:table-cell>
          <table:table-cell office:value-type="float" office:value="127333">
            <text:p>127333</text:p>
          </table:table-cell>
          <table:table-cell office:value-type="float" office:value="123333">
            <text:p>123333</text:p>
          </table:table-cell>
          <table:table-cell office:value-type="float" office:value="124118">
            <text:p>124118</text:p>
          </table:table-cell>
          <table:table-cell office:value-type="float" office:value="131967">
            <text:p>131967</text:p>
          </table:table-cell>
          <table:table-cell office:value-type="float" office:value="126958">
            <text:p>126958</text:p>
          </table:table-cell>
          <table:table-cell office:value-type="float" office:value="136794">
            <text:p>136794</text:p>
          </table:table-cell>
          <table:table-cell office:value-type="float" office:value="135158">
            <text:p>135158</text:p>
          </table:table-cell>
          <table:table-cell office:value-type="float" office:value="150015">
            <text:p>150015</text:p>
          </table:table-cell>
          <table:table-cell office:value-type="float" office:value="142669">
            <text:p>142669</text:p>
          </table:table-cell>
          <table:table-cell office:value-type="float" office:value="144685">
            <text:p>144685</text:p>
          </table:table-cell>
          <table:table-cell office:value-type="float" office:value="173477">
            <text:p>173477</text:p>
          </table:table-cell>
          <table:table-cell office:value-type="float" office:value="181586">
            <text:p>181586</text:p>
          </table:table-cell>
          <table:table-cell office:value-type="float" office:value="170828">
            <text:p>170828</text:p>
          </table:table-cell>
          <table:table-cell office:value-type="float" office:value="165289">
            <text:p>165289</text:p>
          </table:table-cell>
          <table:table-cell office:value-type="float" office:value="174045">
            <text:p>174045</text:p>
          </table:table-cell>
          <table:table-cell office:value-type="float" office:value="166214">
            <text:p>166214</text:p>
          </table:table-cell>
          <table:table-cell office:value-type="float" office:value="176737">
            <text:p>176737</text:p>
          </table:table-cell>
          <table:table-cell office:value-type="float" office:value="153849">
            <text:p>153849</text:p>
          </table:table-cell>
          <table:table-cell office:value-type="float" office:value="199018">
            <text:p>199018</text:p>
          </table:table-cell>
          <table:table-cell office:value-type="float" office:value="197231">
            <text:p>197231</text:p>
          </table:table-cell>
          <table:table-cell office:value-type="float" office:value="191530">
            <text:p>191530</text:p>
          </table:table-cell>
          <table:table-cell office:value-type="float" office:value="190466">
            <text:p>190466</text:p>
          </table:table-cell>
          <table:table-cell office:value-type="float" office:value="234893">
            <text:p>234893</text:p>
          </table:table-cell>
          <table:table-cell office:value-type="float" office:value="235724">
            <text:p>235724</text:p>
          </table:table-cell>
          <table:table-cell office:value-type="float" office:value="225207">
            <text:p>225207</text:p>
          </table:table-cell>
          <table:table-cell office:value-type="float" office:value="229775">
            <text:p>229775</text:p>
          </table:table-cell>
          <table:table-cell office:value-type="float" office:value="234139">
            <text:p>234139</text:p>
          </table:table-cell>
          <table:table-cell office:value-type="float" office:value="225619">
            <text:p>225619</text:p>
          </table:table-cell>
          <table:table-cell office:value-type="float" office:value="251511">
            <text:p>251511</text:p>
          </table:table-cell>
          <table:table-cell office:value-type="float" office:value="243457">
            <text:p>243457</text:p>
          </table:table-cell>
          <table:table-cell office:value-type="float" office:value="272958">
            <text:p>272958</text:p>
          </table:table-cell>
          <table:table-cell office:value-type="float" office:value="235967">
            <text:p>235967</text:p>
          </table:table-cell>
          <table:table-cell office:value-type="float" office:value="232176">
            <text:p>232176</text:p>
          </table:table-cell>
          <table:table-cell office:value-type="float" office:value="221846">
            <text:p>221846</text:p>
          </table:table-cell>
          <table:table-cell office:value-type="float" office:value="290125">
            <text:p>290125</text:p>
          </table:table-cell>
          <table:table-cell office:value-type="float" office:value="287714">
            <text:p>287714</text:p>
          </table:table-cell>
          <table:table-cell office:value-type="float" office:value="268264">
            <text:p>268264</text:p>
          </table:table-cell>
          <table:table-cell office:value-type="float" office:value="286892">
            <text:p>286892</text:p>
          </table:table-cell>
          <table:table-cell office:value-type="float" office:value="278773">
            <text:p>278773</text:p>
          </table:table-cell>
          <table:table-cell office:value-type="float" office:value="301299.2">
            <text:p>301299,2</text:p>
          </table:table-cell>
          <table:table-cell office:value-type="float" office:value="308254.4">
            <text:p>308254,4</text:p>
          </table:table-cell>
          <table:table-cell office:value-type="float" office:value="300452.5">
            <text:p>300452,5</text:p>
          </table:table-cell>
          <table:table-cell office:value-type="float" office:value="332309">
            <text:p>332309</text:p>
          </table:table-cell>
          <table:table-cell office:value-type="float" office:value="358191">
            <text:p>358191</text:p>
          </table:table-cell>
          <table:table-cell office:value-type="float" office:value="315797">
            <text:p>315797</text:p>
          </table:table-cell>
          <table:table-cell office:value-type="float" office:value="330371">
            <text:p>330371</text:p>
          </table:table-cell>
          <table:table-cell office:value-type="float" office:value="391698">
            <text:p>391698</text:p>
          </table:table-cell>
          <table:table-cell office:value-type="float" office:value="398372">
            <text:p>398372</text:p>
          </table:table-cell>
          <table:table-cell office:value-type="float" office:value="387826.5">
            <text:p>387826,5</text:p>
          </table:table-cell>
          <table:table-cell office:value-type="float" office:value="394688.5">
            <text:p>394688,5</text:p>
          </table:table-cell>
          <table:table-cell office:value-type="float" office:value="382483.9">
            <text:p>382483,9</text:p>
          </table:table-cell>
          <table:table-cell office:value-type="float" office:value="396688.81">
            <text:p>396688,81</text:p>
          </table:table-cell>
          <table:table-cell office:value-type="float" office:value="412406.1">
            <text:p>412406,1</text:p>
          </table:table-cell>
          <table:table-cell office:value-type="float" office:value="401966.01">
            <text:p>401966,01</text:p>
          </table:table-cell>
          <table:table-cell office:value-type="float" office:value="473682.55">
            <text:p>473682,55</text:p>
          </table:table-cell>
          <table:table-cell office:value-type="float" office:value="504127.94">
            <text:p>504127,94</text:p>
          </table:table-cell>
          <table:table-cell office:value-type="float" office:value="424084.76">
            <text:p>424084,76</text:p>
          </table:table-cell>
          <table:table-cell office:value-type="float" office:value="455489">
            <text:p>455489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MENDIOLAZA </text:p>
          </table:table-cell>
          <table:table-cell office:value-type="string">
            <text:p>Municipio</text:p>
          </table:table-cell>
          <table:table-cell office:value-type="float" office:value="255958">
            <text:p>255958</text:p>
          </table:table-cell>
          <table:table-cell office:value-type="float" office:value="300339">
            <text:p>300339</text:p>
          </table:table-cell>
          <table:table-cell office:value-type="float" office:value="271725">
            <text:p>271725</text:p>
          </table:table-cell>
          <table:table-cell office:value-type="float" office:value="286771">
            <text:p>286771</text:p>
          </table:table-cell>
          <table:table-cell office:value-type="float" office:value="308816">
            <text:p>308816</text:p>
          </table:table-cell>
          <table:table-cell office:value-type="float" office:value="327637">
            <text:p>327637</text:p>
          </table:table-cell>
          <table:table-cell office:value-type="float" office:value="315912">
            <text:p>315912</text:p>
          </table:table-cell>
          <table:table-cell office:value-type="float" office:value="305985">
            <text:p>305985</text:p>
          </table:table-cell>
          <table:table-cell office:value-type="float" office:value="307933">
            <text:p>307933</text:p>
          </table:table-cell>
          <table:table-cell office:value-type="float" office:value="327408">
            <text:p>327408</text:p>
          </table:table-cell>
          <table:table-cell office:value-type="float" office:value="314981">
            <text:p>314981</text:p>
          </table:table-cell>
          <table:table-cell office:value-type="float" office:value="339383">
            <text:p>339383</text:p>
          </table:table-cell>
          <table:table-cell office:value-type="float" office:value="335325">
            <text:p>335325</text:p>
          </table:table-cell>
          <table:table-cell office:value-type="float" office:value="372185">
            <text:p>372185</text:p>
          </table:table-cell>
          <table:table-cell office:value-type="float" office:value="353958">
            <text:p>353958</text:p>
          </table:table-cell>
          <table:table-cell office:value-type="float" office:value="358961">
            <text:p>358961</text:p>
          </table:table-cell>
          <table:table-cell office:value-type="float" office:value="430393">
            <text:p>430393</text:p>
          </table:table-cell>
          <table:table-cell office:value-type="float" office:value="450511">
            <text:p>450511</text:p>
          </table:table-cell>
          <table:table-cell office:value-type="float" office:value="423822">
            <text:p>423822</text:p>
          </table:table-cell>
          <table:table-cell office:value-type="float" office:value="410078">
            <text:p>410078</text:p>
          </table:table-cell>
          <table:table-cell office:value-type="float" office:value="431803">
            <text:p>431803</text:p>
          </table:table-cell>
          <table:table-cell office:value-type="float" office:value="412374">
            <text:p>412374</text:p>
          </table:table-cell>
          <table:table-cell office:value-type="float" office:value="438481">
            <text:p>438481</text:p>
          </table:table-cell>
          <table:table-cell office:value-type="float" office:value="381695">
            <text:p>381695</text:p>
          </table:table-cell>
          <table:table-cell office:value-type="float" office:value="493759">
            <text:p>493759</text:p>
          </table:table-cell>
          <table:table-cell office:value-type="float" office:value="489325">
            <text:p>489325</text:p>
          </table:table-cell>
          <table:table-cell office:value-type="float" office:value="488776">
            <text:p>488776</text:p>
          </table:table-cell>
          <table:table-cell office:value-type="float" office:value="476949">
            <text:p>476949</text:p>
          </table:table-cell>
          <table:table-cell office:value-type="float" office:value="588197">
            <text:p>588197</text:p>
          </table:table-cell>
          <table:table-cell office:value-type="float" office:value="590279">
            <text:p>590279</text:p>
          </table:table-cell>
          <table:table-cell office:value-type="float" office:value="563944">
            <text:p>563944</text:p>
          </table:table-cell>
          <table:table-cell office:value-type="float" office:value="575381">
            <text:p>575381</text:p>
          </table:table-cell>
          <table:table-cell office:value-type="float" office:value="586310">
            <text:p>586310</text:p>
          </table:table-cell>
          <table:table-cell office:value-type="float" office:value="564973">
            <text:p>564973</text:p>
          </table:table-cell>
          <table:table-cell office:value-type="float" office:value="629811">
            <text:p>629811</text:p>
          </table:table-cell>
          <table:table-cell office:value-type="float" office:value="609643">
            <text:p>609643</text:p>
          </table:table-cell>
          <table:table-cell office:value-type="float" office:value="683516">
            <text:p>683516</text:p>
          </table:table-cell>
          <table:table-cell office:value-type="float" office:value="590888">
            <text:p>590888</text:p>
          </table:table-cell>
          <table:table-cell office:value-type="float" office:value="581393">
            <text:p>581393</text:p>
          </table:table-cell>
          <table:table-cell office:value-type="float" office:value="555526">
            <text:p>555526</text:p>
          </table:table-cell>
          <table:table-cell office:value-type="float" office:value="726505">
            <text:p>726505</text:p>
          </table:table-cell>
          <table:table-cell office:value-type="float" office:value="720467">
            <text:p>720467</text:p>
          </table:table-cell>
          <table:table-cell office:value-type="float" office:value="671762">
            <text:p>671762</text:p>
          </table:table-cell>
          <table:table-cell office:value-type="float" office:value="718409">
            <text:p>718409</text:p>
          </table:table-cell>
          <table:table-cell office:value-type="float" office:value="698079">
            <text:p>698079</text:p>
          </table:table-cell>
          <table:table-cell office:value-type="float" office:value="754485.8">
            <text:p>754485,8</text:p>
          </table:table-cell>
          <table:table-cell office:value-type="float" office:value="771902.4">
            <text:p>771902,4</text:p>
          </table:table-cell>
          <table:table-cell office:value-type="float" office:value="752366.6">
            <text:p>752366,6</text:p>
          </table:table-cell>
          <table:table-cell office:value-type="float" office:value="832139">
            <text:p>832139</text:p>
          </table:table-cell>
          <table:table-cell office:value-type="float" office:value="896950">
            <text:p>896950</text:p>
          </table:table-cell>
          <table:table-cell office:value-type="float" office:value="790790">
            <text:p>790790</text:p>
          </table:table-cell>
          <table:table-cell office:value-type="float" office:value="827285">
            <text:p>827285</text:p>
          </table:table-cell>
          <table:table-cell office:value-type="float" office:value="980855">
            <text:p>980855</text:p>
          </table:table-cell>
          <table:table-cell office:value-type="float" office:value="997567">
            <text:p>997567</text:p>
          </table:table-cell>
          <table:table-cell office:value-type="float" office:value="971159.5">
            <text:p>971159,5</text:p>
          </table:table-cell>
          <table:table-cell office:value-type="float" office:value="988342.7">
            <text:p>988342,7</text:p>
          </table:table-cell>
          <table:table-cell office:value-type="float" office:value="957781">
            <text:p>957781</text:p>
          </table:table-cell>
          <table:table-cell office:value-type="float" office:value="993351.7">
            <text:p>993351,7</text:p>
          </table:table-cell>
          <table:table-cell office:value-type="float" office:value="1032709.49">
            <text:p>1032709,49</text:p>
          </table:table-cell>
          <table:table-cell office:value-type="float" office:value="1006566.38">
            <text:p>1006566,38</text:p>
          </table:table-cell>
          <table:table-cell office:value-type="float" office:value="1186152.33">
            <text:p>1186152,33</text:p>
          </table:table-cell>
          <table:table-cell office:value-type="float" office:value="1262390.9">
            <text:p>1262390,9</text:p>
          </table:table-cell>
          <table:table-cell office:value-type="float" office:value="1061954.11">
            <text:p>1061954,11</text:p>
          </table:table-cell>
          <table:table-cell office:value-type="float" office:value="1140595">
            <text:p>1140595</text:p>
          </table:table-cell>
          <table:table-cell table:number-columns-repeated="919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MINA CLAVERO </text:p>
          </table:table-cell>
          <table:table-cell office:value-type="string">
            <text:p>Municipio</text:p>
          </table:table-cell>
          <table:table-cell office:value-type="float" office:value="283558">
            <text:p>283558</text:p>
          </table:table-cell>
          <table:table-cell office:value-type="float" office:value="332725">
            <text:p>332725</text:p>
          </table:table-cell>
          <table:table-cell office:value-type="float" office:value="301025">
            <text:p>301025</text:p>
          </table:table-cell>
          <table:table-cell office:value-type="float" office:value="317694">
            <text:p>317694</text:p>
          </table:table-cell>
          <table:table-cell office:value-type="float" office:value="342116">
            <text:p>342116</text:p>
          </table:table-cell>
          <table:table-cell office:value-type="float" office:value="362967">
            <text:p>362967</text:p>
          </table:table-cell>
          <table:table-cell office:value-type="float" office:value="349977">
            <text:p>349977</text:p>
          </table:table-cell>
          <table:table-cell office:value-type="float" office:value="338980">
            <text:p>338980</text:p>
          </table:table-cell>
          <table:table-cell office:value-type="float" office:value="341138">
            <text:p>341138</text:p>
          </table:table-cell>
          <table:table-cell office:value-type="float" office:value="362713">
            <text:p>362713</text:p>
          </table:table-cell>
          <table:table-cell office:value-type="float" office:value="348946">
            <text:p>348946</text:p>
          </table:table-cell>
          <table:table-cell office:value-type="float" office:value="375980">
            <text:p>375980</text:p>
          </table:table-cell>
          <table:table-cell office:value-type="float" office:value="371483">
            <text:p>371483</text:p>
          </table:table-cell>
          <table:table-cell office:value-type="float" office:value="412318">
            <text:p>412318</text:p>
          </table:table-cell>
          <table:table-cell office:value-type="float" office:value="392126">
            <text:p>392126</text:p>
          </table:table-cell>
          <table:table-cell office:value-type="float" office:value="397669">
            <text:p>397669</text:p>
          </table:table-cell>
          <table:table-cell office:value-type="float" office:value="476803">
            <text:p>476803</text:p>
          </table:table-cell>
          <table:table-cell office:value-type="float" office:value="499091">
            <text:p>499091</text:p>
          </table:table-cell>
          <table:table-cell office:value-type="float" office:value="469523">
            <text:p>469523</text:p>
          </table:table-cell>
          <table:table-cell office:value-type="float" office:value="454297">
            <text:p>454297</text:p>
          </table:table-cell>
          <table:table-cell office:value-type="float" office:value="478365">
            <text:p>478365</text:p>
          </table:table-cell>
          <table:table-cell office:value-type="float" office:value="456841">
            <text:p>456841</text:p>
          </table:table-cell>
          <table:table-cell office:value-type="float" office:value="485763">
            <text:p>485763</text:p>
          </table:table-cell>
          <table:table-cell office:value-type="float" office:value="422855">
            <text:p>422855</text:p>
          </table:table-cell>
          <table:table-cell office:value-type="float" office:value="547002">
            <text:p>547002</text:p>
          </table:table-cell>
          <table:table-cell office:value-type="float" office:value="542090">
            <text:p>542090</text:p>
          </table:table-cell>
          <table:table-cell office:value-type="float" office:value="607709">
            <text:p>607709</text:p>
          </table:table-cell>
          <table:table-cell office:value-type="float" office:value="549840">
            <text:p>549840</text:p>
          </table:table-cell>
          <table:table-cell office:value-type="float" office:value="678090">
            <text:p>678090</text:p>
          </table:table-cell>
          <table:table-cell office:value-type="float" office:value="680490">
            <text:p>680490</text:p>
          </table:table-cell>
          <table:table-cell office:value-type="float" office:value="650130">
            <text:p>650130</text:p>
          </table:table-cell>
          <table:table-cell office:value-type="float" office:value="663315">
            <text:p>663315</text:p>
          </table:table-cell>
          <table:table-cell office:value-type="float" office:value="675914">
            <text:p>675914</text:p>
          </table:table-cell>
          <table:table-cell office:value-type="float" office:value="651317">
            <text:p>651317</text:p>
          </table:table-cell>
          <table:table-cell office:value-type="float" office:value="726064">
            <text:p>726064</text:p>
          </table:table-cell>
          <table:table-cell office:value-type="float" office:value="702814">
            <text:p>702814</text:p>
          </table:table-cell>
          <table:table-cell office:value-type="float" office:value="787976">
            <text:p>787976</text:p>
          </table:table-cell>
          <table:table-cell office:value-type="float" office:value="681192">
            <text:p>681192</text:p>
          </table:table-cell>
          <table:table-cell office:value-type="float" office:value="670246">
            <text:p>670246</text:p>
          </table:table-cell>
          <table:table-cell office:value-type="float" office:value="640426">
            <text:p>640426</text:p>
          </table:table-cell>
          <table:table-cell office:value-type="float" office:value="837535">
            <text:p>837535</text:p>
          </table:table-cell>
          <table:table-cell office:value-type="float" office:value="830575">
            <text:p>830575</text:p>
          </table:table-cell>
          <table:table-cell office:value-type="float" office:value="774426">
            <text:p>774426</text:p>
          </table:table-cell>
          <table:table-cell office:value-type="float" office:value="828202">
            <text:p>828202</text:p>
          </table:table-cell>
          <table:table-cell office:value-type="float" office:value="804765">
            <text:p>804765</text:p>
          </table:table-cell>
          <table:table-cell office:value-type="float" office:value="869792.4">
            <text:p>869792,4</text:p>
          </table:table-cell>
          <table:table-cell office:value-type="float" office:value="889870.7">
            <text:p>889870,7</text:p>
          </table:table-cell>
          <table:table-cell office:value-type="float" office:value="867349.2">
            <text:p>867349,2</text:p>
          </table:table-cell>
          <table:table-cell office:value-type="float" office:value="959313">
            <text:p>959313</text:p>
          </table:table-cell>
          <table:table-cell office:value-type="float" office:value="1034029">
            <text:p>1034029</text:p>
          </table:table-cell>
          <table:table-cell office:value-type="float" office:value="911644">
            <text:p>911644</text:p>
          </table:table-cell>
          <table:table-cell office:value-type="float" office:value="953718">
            <text:p>953718</text:p>
          </table:table-cell>
          <table:table-cell office:value-type="float" office:value="1130757">
            <text:p>1130757</text:p>
          </table:table-cell>
          <table:table-cell office:value-type="float" office:value="1150023">
            <text:p>1150023</text:p>
          </table:table-cell>
          <table:table-cell office:value-type="float" office:value="1119579.8">
            <text:p>1119579,8</text:p>
          </table:table-cell>
          <table:table-cell office:value-type="float" office:value="1139389.2">
            <text:p>1139389,2</text:p>
          </table:table-cell>
          <table:table-cell office:value-type="float" office:value="1104156.8">
            <text:p>1104156,8</text:p>
          </table:table-cell>
          <table:table-cell office:value-type="float" office:value="1145163.68">
            <text:p>1145163,68</text:p>
          </table:table-cell>
          <table:table-cell office:value-type="float" office:value="1190536.44">
            <text:p>1190536,44</text:p>
          </table:table-cell>
          <table:table-cell office:value-type="float" office:value="1160397.93">
            <text:p>1160397,93</text:p>
          </table:table-cell>
          <table:table-cell office:value-type="float" office:value="1367429.65">
            <text:p>1367429,65</text:p>
          </table:table-cell>
          <table:table-cell office:value-type="float" office:value="1455319.61">
            <text:p>1455319,61</text:p>
          </table:table-cell>
          <table:table-cell office:value-type="float" office:value="1224250.46">
            <text:p>1224250,46</text:p>
          </table:table-cell>
          <table:table-cell office:value-type="float" office:value="1314910">
            <text:p>1314910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MIRAMAR </text:p>
          </table:table-cell>
          <table:table-cell office:value-type="string">
            <text:p>Municipio</text:p>
          </table:table-cell>
          <table:table-cell office:value-type="float" office:value="125617">
            <text:p>125617</text:p>
          </table:table-cell>
          <table:table-cell office:value-type="float" office:value="147398">
            <text:p>147398</text:p>
          </table:table-cell>
          <table:table-cell office:value-type="float" office:value="133355">
            <text:p>133355</text:p>
          </table:table-cell>
          <table:table-cell office:value-type="float" office:value="140739">
            <text:p>140739</text:p>
          </table:table-cell>
          <table:table-cell office:value-type="float" office:value="151558">
            <text:p>151558</text:p>
          </table:table-cell>
          <table:table-cell office:value-type="float" office:value="160795">
            <text:p>160795</text:p>
          </table:table-cell>
          <table:table-cell office:value-type="float" office:value="155040">
            <text:p>155040</text:p>
          </table:table-cell>
          <table:table-cell office:value-type="float" office:value="150169">
            <text:p>150169</text:p>
          </table:table-cell>
          <table:table-cell office:value-type="float" office:value="151125">
            <text:p>151125</text:p>
          </table:table-cell>
          <table:table-cell office:value-type="float" office:value="160683">
            <text:p>160683</text:p>
          </table:table-cell>
          <table:table-cell office:value-type="float" office:value="154584">
            <text:p>154584</text:p>
          </table:table-cell>
          <table:table-cell office:value-type="float" office:value="166560">
            <text:p>166560</text:p>
          </table:table-cell>
          <table:table-cell office:value-type="float" office:value="164568">
            <text:p>164568</text:p>
          </table:table-cell>
          <table:table-cell office:value-type="float" office:value="182658">
            <text:p>182658</text:p>
          </table:table-cell>
          <table:table-cell office:value-type="float" office:value="173713">
            <text:p>173713</text:p>
          </table:table-cell>
          <table:table-cell office:value-type="float" office:value="176168">
            <text:p>176168</text:p>
          </table:table-cell>
          <table:table-cell office:value-type="float" office:value="211225">
            <text:p>211225</text:p>
          </table:table-cell>
          <table:table-cell office:value-type="float" office:value="221098">
            <text:p>221098</text:p>
          </table:table-cell>
          <table:table-cell office:value-type="float" office:value="208000">
            <text:p>208000</text:p>
          </table:table-cell>
          <table:table-cell office:value-type="float" office:value="201254">
            <text:p>201254</text:p>
          </table:table-cell>
          <table:table-cell office:value-type="float" office:value="211916">
            <text:p>211916</text:p>
          </table:table-cell>
          <table:table-cell office:value-type="float" office:value="202382">
            <text:p>202382</text:p>
          </table:table-cell>
          <table:table-cell office:value-type="float" office:value="215194">
            <text:p>215194</text:p>
          </table:table-cell>
          <table:table-cell office:value-type="float" office:value="187325">
            <text:p>187325</text:p>
          </table:table-cell>
          <table:table-cell office:value-type="float" office:value="242323">
            <text:p>242323</text:p>
          </table:table-cell>
          <table:table-cell office:value-type="float" office:value="240147">
            <text:p>240147</text:p>
          </table:table-cell>
          <table:table-cell office:value-type="float" office:value="233667">
            <text:p>233667</text:p>
          </table:table-cell>
          <table:table-cell office:value-type="float" office:value="232061">
            <text:p>232061</text:p>
          </table:table-cell>
          <table:table-cell office:value-type="float" office:value="286189">
            <text:p>286189</text:p>
          </table:table-cell>
          <table:table-cell office:value-type="float" office:value="287202">
            <text:p>287202</text:p>
          </table:table-cell>
          <table:table-cell office:value-type="float" office:value="274388">
            <text:p>274388</text:p>
          </table:table-cell>
          <table:table-cell office:value-type="float" office:value="279953">
            <text:p>279953</text:p>
          </table:table-cell>
          <table:table-cell office:value-type="float" office:value="285270">
            <text:p>285270</text:p>
          </table:table-cell>
          <table:table-cell office:value-type="float" office:value="274889">
            <text:p>274889</text:p>
          </table:table-cell>
          <table:table-cell office:value-type="float" office:value="306436">
            <text:p>306436</text:p>
          </table:table-cell>
          <table:table-cell office:value-type="float" office:value="296623">
            <text:p>296623</text:p>
          </table:table-cell>
          <table:table-cell office:value-type="float" office:value="332566">
            <text:p>332566</text:p>
          </table:table-cell>
          <table:table-cell office:value-type="float" office:value="287498">
            <text:p>287498</text:p>
          </table:table-cell>
          <table:table-cell office:value-type="float" office:value="282878">
            <text:p>282878</text:p>
          </table:table-cell>
          <table:table-cell office:value-type="float" office:value="270293">
            <text:p>270293</text:p>
          </table:table-cell>
          <table:table-cell office:value-type="float" office:value="353483">
            <text:p>353483</text:p>
          </table:table-cell>
          <table:table-cell office:value-type="float" office:value="350545">
            <text:p>350545</text:p>
          </table:table-cell>
          <table:table-cell office:value-type="float" office:value="326847">
            <text:p>326847</text:p>
          </table:table-cell>
          <table:table-cell office:value-type="float" office:value="349544">
            <text:p>349544</text:p>
          </table:table-cell>
          <table:table-cell office:value-type="float" office:value="339652">
            <text:p>339652</text:p>
          </table:table-cell>
          <table:table-cell office:value-type="float" office:value="367097">
            <text:p>367097</text:p>
          </table:table-cell>
          <table:table-cell office:value-type="float" office:value="375571.1">
            <text:p>375571,1</text:p>
          </table:table-cell>
          <table:table-cell office:value-type="float" office:value="366065.4">
            <text:p>366065,4</text:p>
          </table:table-cell>
          <table:table-cell office:value-type="float" office:value="404879">
            <text:p>404879</text:p>
          </table:table-cell>
          <table:table-cell office:value-type="float" office:value="436413">
            <text:p>436413</text:p>
          </table:table-cell>
          <table:table-cell office:value-type="float" office:value="384761">
            <text:p>384761</text:p>
          </table:table-cell>
          <table:table-cell office:value-type="float" office:value="402518">
            <text:p>402518</text:p>
          </table:table-cell>
          <table:table-cell office:value-type="float" office:value="477238">
            <text:p>477238</text:p>
          </table:table-cell>
          <table:table-cell office:value-type="float" office:value="485369">
            <text:p>485369</text:p>
          </table:table-cell>
          <table:table-cell office:value-type="float" office:value="472520.1">
            <text:p>472520,1</text:p>
          </table:table-cell>
          <table:table-cell office:value-type="float" office:value="480880.7">
            <text:p>480880,7</text:p>
          </table:table-cell>
          <table:table-cell office:value-type="float" office:value="466010.8">
            <text:p>466010,8</text:p>
          </table:table-cell>
          <table:table-cell office:value-type="float" office:value="483317.8">
            <text:p>483317,8</text:p>
          </table:table-cell>
          <table:table-cell office:value-type="float" office:value="502467.44">
            <text:p>502467,44</text:p>
          </table:table-cell>
          <table:table-cell office:value-type="float" office:value="489747.44">
            <text:p>489747,44</text:p>
          </table:table-cell>
          <table:table-cell office:value-type="float" office:value="577125.44">
            <text:p>577125,44</text:p>
          </table:table-cell>
          <table:table-cell office:value-type="float" office:value="614219.51">
            <text:p>614219,51</text:p>
          </table:table-cell>
          <table:table-cell office:value-type="float" office:value="516696.48">
            <text:p>516696,48</text:p>
          </table:table-cell>
          <table:table-cell office:value-type="float" office:value="554959">
            <text:p>554959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MONTE BUEY </text:p>
          </table:table-cell>
          <table:table-cell office:value-type="string">
            <text:p>Municipio</text:p>
          </table:table-cell>
          <table:table-cell office:value-type="float" office:value="224559">
            <text:p>224559</text:p>
          </table:table-cell>
          <table:table-cell office:value-type="float" office:value="263496">
            <text:p>263496</text:p>
          </table:table-cell>
          <table:table-cell office:value-type="float" office:value="238392">
            <text:p>238392</text:p>
          </table:table-cell>
          <table:table-cell office:value-type="float" office:value="251592">
            <text:p>251592</text:p>
          </table:table-cell>
          <table:table-cell office:value-type="float" office:value="270933">
            <text:p>270933</text:p>
          </table:table-cell>
          <table:table-cell office:value-type="float" office:value="287446">
            <text:p>287446</text:p>
          </table:table-cell>
          <table:table-cell office:value-type="float" office:value="277158">
            <text:p>277158</text:p>
          </table:table-cell>
          <table:table-cell office:value-type="float" office:value="268450">
            <text:p>268450</text:p>
          </table:table-cell>
          <table:table-cell office:value-type="float" office:value="270159">
            <text:p>270159</text:p>
          </table:table-cell>
          <table:table-cell office:value-type="float" office:value="287245">
            <text:p>287245</text:p>
          </table:table-cell>
          <table:table-cell office:value-type="float" office:value="276342">
            <text:p>276342</text:p>
          </table:table-cell>
          <table:table-cell office:value-type="float" office:value="297751">
            <text:p>297751</text:p>
          </table:table-cell>
          <table:table-cell office:value-type="float" office:value="294190">
            <text:p>294190</text:p>
          </table:table-cell>
          <table:table-cell office:value-type="float" office:value="326528">
            <text:p>326528</text:p>
          </table:table-cell>
          <table:table-cell office:value-type="float" office:value="310538">
            <text:p>310538</text:p>
          </table:table-cell>
          <table:table-cell office:value-type="float" office:value="314927">
            <text:p>314927</text:p>
          </table:table-cell>
          <table:table-cell office:value-type="float" office:value="377597">
            <text:p>377597</text:p>
          </table:table-cell>
          <table:table-cell office:value-type="float" office:value="395247">
            <text:p>395247</text:p>
          </table:table-cell>
          <table:table-cell office:value-type="float" office:value="371831">
            <text:p>371831</text:p>
          </table:table-cell>
          <table:table-cell office:value-type="float" office:value="359773">
            <text:p>359773</text:p>
          </table:table-cell>
          <table:table-cell office:value-type="float" office:value="378833">
            <text:p>378833</text:p>
          </table:table-cell>
          <table:table-cell office:value-type="float" office:value="361788">
            <text:p>361788</text:p>
          </table:table-cell>
          <table:table-cell office:value-type="float" office:value="384692">
            <text:p>384692</text:p>
          </table:table-cell>
          <table:table-cell office:value-type="float" office:value="334872">
            <text:p>334872</text:p>
          </table:table-cell>
          <table:table-cell office:value-type="float" office:value="433189">
            <text:p>433189</text:p>
          </table:table-cell>
          <table:table-cell office:value-type="float" office:value="429299">
            <text:p>429299</text:p>
          </table:table-cell>
          <table:table-cell office:value-type="float" office:value="410739">
            <text:p>410739</text:p>
          </table:table-cell>
          <table:table-cell office:value-type="float" office:value="412583">
            <text:p>412583</text:p>
          </table:table-cell>
          <table:table-cell office:value-type="float" office:value="508818">
            <text:p>508818</text:p>
          </table:table-cell>
          <table:table-cell office:value-type="float" office:value="510618">
            <text:p>510618</text:p>
          </table:table-cell>
          <table:table-cell office:value-type="float" office:value="487838">
            <text:p>487838</text:p>
          </table:table-cell>
          <table:table-cell office:value-type="float" office:value="497731">
            <text:p>497731</text:p>
          </table:table-cell>
          <table:table-cell office:value-type="float" office:value="507185">
            <text:p>507185</text:p>
          </table:table-cell>
          <table:table-cell office:value-type="float" office:value="488728">
            <text:p>488728</text:p>
          </table:table-cell>
          <table:table-cell office:value-type="float" office:value="544816">
            <text:p>544816</text:p>
          </table:table-cell>
          <table:table-cell office:value-type="float" office:value="527369">
            <text:p>527369</text:p>
          </table:table-cell>
          <table:table-cell office:value-type="float" office:value="591273">
            <text:p>591273</text:p>
          </table:table-cell>
          <table:table-cell office:value-type="float" office:value="511146">
            <text:p>511146</text:p>
          </table:table-cell>
          <table:table-cell office:value-type="float" office:value="502932">
            <text:p>502932</text:p>
          </table:table-cell>
          <table:table-cell office:value-type="float" office:value="480556">
            <text:p>480556</text:p>
          </table:table-cell>
          <table:table-cell office:value-type="float" office:value="628460">
            <text:p>628460</text:p>
          </table:table-cell>
          <table:table-cell office:value-type="float" office:value="623237">
            <text:p>623237</text:p>
          </table:table-cell>
          <table:table-cell office:value-type="float" office:value="581105">
            <text:p>581105</text:p>
          </table:table-cell>
          <table:table-cell office:value-type="float" office:value="621457">
            <text:p>621457</text:p>
          </table:table-cell>
          <table:table-cell office:value-type="float" office:value="603870">
            <text:p>603870</text:p>
          </table:table-cell>
          <table:table-cell office:value-type="float" office:value="652665.2">
            <text:p>652665,2</text:p>
          </table:table-cell>
          <table:table-cell office:value-type="float" office:value="667731.3">
            <text:p>667731,3</text:p>
          </table:table-cell>
          <table:table-cell office:value-type="float" office:value="650831.1">
            <text:p>650831,1</text:p>
          </table:table-cell>
          <table:table-cell office:value-type="float" office:value="719839">
            <text:p>719839</text:p>
          </table:table-cell>
          <table:table-cell office:value-type="float" office:value="775903">
            <text:p>775903</text:p>
          </table:table-cell>
          <table:table-cell office:value-type="float" office:value="684070">
            <text:p>684070</text:p>
          </table:table-cell>
          <table:table-cell office:value-type="float" office:value="715640">
            <text:p>715640</text:p>
          </table:table-cell>
          <table:table-cell office:value-type="float" office:value="848485">
            <text:p>848485</text:p>
          </table:table-cell>
          <table:table-cell office:value-type="float" office:value="862941">
            <text:p>862941</text:p>
          </table:table-cell>
          <table:table-cell office:value-type="float" office:value="840097.9">
            <text:p>840097,9</text:p>
          </table:table-cell>
          <table:table-cell office:value-type="float" office:value="854962.3">
            <text:p>854962,3</text:p>
          </table:table-cell>
          <table:table-cell office:value-type="float" office:value="828525">
            <text:p>828525</text:p>
          </table:table-cell>
          <table:table-cell office:value-type="float" office:value="859295.26">
            <text:p>859295,26</text:p>
          </table:table-cell>
          <table:table-cell office:value-type="float" office:value="893341.58">
            <text:p>893341,58</text:p>
          </table:table-cell>
          <table:table-cell office:value-type="float" office:value="870726.57">
            <text:p>870726,57</text:p>
          </table:table-cell>
          <table:table-cell office:value-type="float" office:value="1026076.75">
            <text:p>1026076,75</text:p>
          </table:table-cell>
          <table:table-cell office:value-type="float" office:value="1092026.64">
            <text:p>1092026,64</text:p>
          </table:table-cell>
          <table:table-cell office:value-type="float" office:value="918639.53">
            <text:p>918639,53</text:p>
          </table:table-cell>
          <table:table-cell office:value-type="float" office:value="986667">
            <text:p>986667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MONTE CRISTO </text:p>
          </table:table-cell>
          <table:table-cell office:value-type="string">
            <text:p>Municipio</text:p>
          </table:table-cell>
          <table:table-cell office:value-type="float" office:value="329040">
            <text:p>329040</text:p>
          </table:table-cell>
          <table:table-cell office:value-type="float" office:value="386093">
            <text:p>386093</text:p>
          </table:table-cell>
          <table:table-cell office:value-type="float" office:value="349308">
            <text:p>349308</text:p>
          </table:table-cell>
          <table:table-cell office:value-type="float" office:value="368650">
            <text:p>368650</text:p>
          </table:table-cell>
          <table:table-cell office:value-type="float" office:value="396990">
            <text:p>396990</text:p>
          </table:table-cell>
          <table:table-cell office:value-type="float" office:value="421185">
            <text:p>421185</text:p>
          </table:table-cell>
          <table:table-cell office:value-type="float" office:value="406112">
            <text:p>406112</text:p>
          </table:table-cell>
          <table:table-cell office:value-type="float" office:value="393351">
            <text:p>393351</text:p>
          </table:table-cell>
          <table:table-cell office:value-type="float" office:value="395855">
            <text:p>395855</text:p>
          </table:table-cell>
          <table:table-cell office:value-type="float" office:value="420891">
            <text:p>420891</text:p>
          </table:table-cell>
          <table:table-cell office:value-type="float" office:value="404916">
            <text:p>404916</text:p>
          </table:table-cell>
          <table:table-cell office:value-type="float" office:value="436285">
            <text:p>436285</text:p>
          </table:table-cell>
          <table:table-cell office:value-type="float" office:value="431067">
            <text:p>431067</text:p>
          </table:table-cell>
          <table:table-cell office:value-type="float" office:value="478452">
            <text:p>478452</text:p>
          </table:table-cell>
          <table:table-cell office:value-type="float" office:value="455022">
            <text:p>455022</text:p>
          </table:table-cell>
          <table:table-cell office:value-type="float" office:value="461453">
            <text:p>461453</text:p>
          </table:table-cell>
          <table:table-cell office:value-type="float" office:value="553281">
            <text:p>553281</text:p>
          </table:table-cell>
          <table:table-cell office:value-type="float" office:value="579143">
            <text:p>579143</text:p>
          </table:table-cell>
          <table:table-cell office:value-type="float" office:value="544832">
            <text:p>544832</text:p>
          </table:table-cell>
          <table:table-cell office:value-type="float" office:value="527164">
            <text:p>527164</text:p>
          </table:table-cell>
          <table:table-cell office:value-type="float" office:value="555092">
            <text:p>555092</text:p>
          </table:table-cell>
          <table:table-cell office:value-type="float" office:value="530117">
            <text:p>530117</text:p>
          </table:table-cell>
          <table:table-cell office:value-type="float" office:value="563677">
            <text:p>563677</text:p>
          </table:table-cell>
          <table:table-cell office:value-type="float" office:value="490679">
            <text:p>490679</text:p>
          </table:table-cell>
          <table:table-cell office:value-type="float" office:value="634739">
            <text:p>634739</text:p>
          </table:table-cell>
          <table:table-cell office:value-type="float" office:value="629039">
            <text:p>629039</text:p>
          </table:table-cell>
          <table:table-cell office:value-type="float" office:value="614792">
            <text:p>614792</text:p>
          </table:table-cell>
          <table:table-cell office:value-type="float" office:value="608741">
            <text:p>608741</text:p>
          </table:table-cell>
          <table:table-cell office:value-type="float" office:value="750730">
            <text:p>750730</text:p>
          </table:table-cell>
          <table:table-cell office:value-type="float" office:value="753387">
            <text:p>753387</text:p>
          </table:table-cell>
          <table:table-cell office:value-type="float" office:value="719775">
            <text:p>719775</text:p>
          </table:table-cell>
          <table:table-cell office:value-type="float" office:value="734372">
            <text:p>734372</text:p>
          </table:table-cell>
          <table:table-cell office:value-type="float" office:value="748321">
            <text:p>748321</text:p>
          </table:table-cell>
          <table:table-cell office:value-type="float" office:value="721089">
            <text:p>721089</text:p>
          </table:table-cell>
          <table:table-cell office:value-type="float" office:value="803843">
            <text:p>803843</text:p>
          </table:table-cell>
          <table:table-cell office:value-type="float" office:value="778102">
            <text:p>778102</text:p>
          </table:table-cell>
          <table:table-cell office:value-type="float" office:value="872387">
            <text:p>872387</text:p>
          </table:table-cell>
          <table:table-cell office:value-type="float" office:value="754164">
            <text:p>754164</text:p>
          </table:table-cell>
          <table:table-cell office:value-type="float" office:value="742045">
            <text:p>742045</text:p>
          </table:table-cell>
          <table:table-cell office:value-type="float" office:value="709031">
            <text:p>709031</text:p>
          </table:table-cell>
          <table:table-cell office:value-type="float" office:value="927255">
            <text:p>927255</text:p>
          </table:table-cell>
          <table:table-cell office:value-type="float" office:value="919549">
            <text:p>919549</text:p>
          </table:table-cell>
          <table:table-cell office:value-type="float" office:value="857385">
            <text:p>857385</text:p>
          </table:table-cell>
          <table:table-cell office:value-type="float" office:value="916923">
            <text:p>916923</text:p>
          </table:table-cell>
          <table:table-cell office:value-type="float" office:value="890974">
            <text:p>890974</text:p>
          </table:table-cell>
          <table:table-cell office:value-type="float" office:value="962968.2">
            <text:p>962968,2</text:p>
          </table:table-cell>
          <table:table-cell office:value-type="float" office:value="985197.3">
            <text:p>985197,3</text:p>
          </table:table-cell>
          <table:table-cell office:value-type="float" office:value="960262.1">
            <text:p>960262,1</text:p>
          </table:table-cell>
          <table:table-cell office:value-type="float" office:value="1062078">
            <text:p>1062078</text:p>
          </table:table-cell>
          <table:table-cell office:value-type="float" office:value="1144798">
            <text:p>1144798</text:p>
          </table:table-cell>
          <table:table-cell office:value-type="float" office:value="1009304">
            <text:p>1009304</text:p>
          </table:table-cell>
          <table:table-cell office:value-type="float" office:value="1055884">
            <text:p>1055884</text:p>
          </table:table-cell>
          <table:table-cell office:value-type="float" office:value="1251889">
            <text:p>1251889</text:p>
          </table:table-cell>
          <table:table-cell office:value-type="float" office:value="1273218">
            <text:p>1273218</text:p>
          </table:table-cell>
          <table:table-cell office:value-type="float" office:value="1239513.9">
            <text:p>1239513,9</text:p>
          </table:table-cell>
          <table:table-cell office:value-type="float" office:value="1261445.3">
            <text:p>1261445,3</text:p>
          </table:table-cell>
          <table:table-cell office:value-type="float" office:value="1222438.7">
            <text:p>1222438,7</text:p>
          </table:table-cell>
          <table:table-cell office:value-type="float" office:value="1267838.35">
            <text:p>1267838,35</text:p>
          </table:table-cell>
          <table:table-cell office:value-type="float" office:value="1318071.64">
            <text:p>1318071,64</text:p>
          </table:table-cell>
          <table:table-cell office:value-type="float" office:value="1284704.56">
            <text:p>1284704,56</text:p>
          </table:table-cell>
          <table:table-cell office:value-type="float" office:value="1513914.38">
            <text:p>1513914,38</text:p>
          </table:table-cell>
          <table:table-cell office:value-type="float" office:value="1611219.47">
            <text:p>1611219,47</text:p>
          </table:table-cell>
          <table:table-cell office:value-type="float" office:value="1355397.24">
            <text:p>1355397,24</text:p>
          </table:table-cell>
          <table:table-cell office:value-type="float" office:value="1455768">
            <text:p>1455768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MONTE DE LOS GAUCHOS </text:p>
          </table:table-cell>
          <table:table-cell office:value-type="string">
            <text:p>Municipio</text:p>
          </table:table-cell>
          <table:table-cell office:value-type="float" office:value="90246">
            <text:p>90246</text:p>
          </table:table-cell>
          <table:table-cell office:value-type="float" office:value="105894">
            <text:p>105894</text:p>
          </table:table-cell>
          <table:table-cell office:value-type="float" office:value="95805">
            <text:p>95805</text:p>
          </table:table-cell>
          <table:table-cell office:value-type="float" office:value="101110">
            <text:p>101110</text:p>
          </table:table-cell>
          <table:table-cell office:value-type="float" office:value="108883">
            <text:p>108883</text:p>
          </table:table-cell>
          <table:table-cell office:value-type="float" office:value="115519">
            <text:p>115519</text:p>
          </table:table-cell>
          <table:table-cell office:value-type="float" office:value="111385">
            <text:p>111385</text:p>
          </table:table-cell>
          <table:table-cell office:value-type="float" office:value="107885">
            <text:p>107885</text:p>
          </table:table-cell>
          <table:table-cell office:value-type="float" office:value="108572">
            <text:p>108572</text:p>
          </table:table-cell>
          <table:table-cell office:value-type="float" office:value="115438">
            <text:p>115438</text:p>
          </table:table-cell>
          <table:table-cell office:value-type="float" office:value="111057">
            <text:p>111057</text:p>
          </table:table-cell>
          <table:table-cell office:value-type="float" office:value="119661">
            <text:p>119661</text:p>
          </table:table-cell>
          <table:table-cell office:value-type="float" office:value="118230">
            <text:p>118230</text:p>
          </table:table-cell>
          <table:table-cell office:value-type="float" office:value="131226">
            <text:p>131226</text:p>
          </table:table-cell>
          <table:table-cell office:value-type="float" office:value="124800">
            <text:p>124800</text:p>
          </table:table-cell>
          <table:table-cell office:value-type="float" office:value="126564">
            <text:p>126564</text:p>
          </table:table-cell>
          <table:table-cell office:value-type="float" office:value="151749">
            <text:p>151749</text:p>
          </table:table-cell>
          <table:table-cell office:value-type="float" office:value="158842">
            <text:p>158842</text:p>
          </table:table-cell>
          <table:table-cell office:value-type="float" office:value="149432">
            <text:p>149432</text:p>
          </table:table-cell>
          <table:table-cell office:value-type="float" office:value="144586">
            <text:p>144586</text:p>
          </table:table-cell>
          <table:table-cell office:value-type="float" office:value="152246">
            <text:p>152246</text:p>
          </table:table-cell>
          <table:table-cell office:value-type="float" office:value="145396">
            <text:p>145396</text:p>
          </table:table-cell>
          <table:table-cell office:value-type="float" office:value="154601">
            <text:p>154601</text:p>
          </table:table-cell>
          <table:table-cell office:value-type="float" office:value="134579">
            <text:p>134579</text:p>
          </table:table-cell>
          <table:table-cell office:value-type="float" office:value="174091">
            <text:p>174091</text:p>
          </table:table-cell>
          <table:table-cell office:value-type="float" office:value="172528">
            <text:p>172528</text:p>
          </table:table-cell>
          <table:table-cell office:value-type="float" office:value="166471">
            <text:p>166471</text:p>
          </table:table-cell>
          <table:table-cell office:value-type="float" office:value="166264">
            <text:p>166264</text:p>
          </table:table-cell>
          <table:table-cell office:value-type="float" office:value="205045">
            <text:p>205045</text:p>
          </table:table-cell>
          <table:table-cell office:value-type="float" office:value="205771">
            <text:p>205771</text:p>
          </table:table-cell>
          <table:table-cell office:value-type="float" office:value="196590">
            <text:p>196590</text:p>
          </table:table-cell>
          <table:table-cell office:value-type="float" office:value="200577">
            <text:p>200577</text:p>
          </table:table-cell>
          <table:table-cell office:value-type="float" office:value="204387">
            <text:p>204387</text:p>
          </table:table-cell>
          <table:table-cell office:value-type="float" office:value="196949">
            <text:p>196949</text:p>
          </table:table-cell>
          <table:table-cell office:value-type="float" office:value="219552">
            <text:p>219552</text:p>
          </table:table-cell>
          <table:table-cell office:value-type="float" office:value="212521">
            <text:p>212521</text:p>
          </table:table-cell>
          <table:table-cell office:value-type="float" office:value="238273">
            <text:p>238273</text:p>
          </table:table-cell>
          <table:table-cell office:value-type="float" office:value="205983">
            <text:p>205983</text:p>
          </table:table-cell>
          <table:table-cell office:value-type="float" office:value="202673">
            <text:p>202673</text:p>
          </table:table-cell>
          <table:table-cell office:value-type="float" office:value="193656">
            <text:p>193656</text:p>
          </table:table-cell>
          <table:table-cell office:value-type="float" office:value="253259">
            <text:p>253259</text:p>
          </table:table-cell>
          <table:table-cell office:value-type="float" office:value="251154">
            <text:p>251154</text:p>
          </table:table-cell>
          <table:table-cell office:value-type="float" office:value="234175">
            <text:p>234175</text:p>
          </table:table-cell>
          <table:table-cell office:value-type="float" office:value="250437">
            <text:p>250437</text:p>
          </table:table-cell>
          <table:table-cell office:value-type="float" office:value="243350">
            <text:p>243350</text:p>
          </table:table-cell>
          <table:table-cell office:value-type="float" office:value="263013">
            <text:p>263013</text:p>
          </table:table-cell>
          <table:table-cell office:value-type="float" office:value="269084.4">
            <text:p>269084,4</text:p>
          </table:table-cell>
          <table:table-cell office:value-type="float" office:value="262273.9">
            <text:p>262273,9</text:p>
          </table:table-cell>
          <table:table-cell office:value-type="float" office:value="290083">
            <text:p>290083</text:p>
          </table:table-cell>
          <table:table-cell office:value-type="float" office:value="312676">
            <text:p>312676</text:p>
          </table:table-cell>
          <table:table-cell office:value-type="float" office:value="275668">
            <text:p>275668</text:p>
          </table:table-cell>
          <table:table-cell office:value-type="float" office:value="288391">
            <text:p>288391</text:p>
          </table:table-cell>
          <table:table-cell office:value-type="float" office:value="341925">
            <text:p>341925</text:p>
          </table:table-cell>
          <table:table-cell office:value-type="float" office:value="347751">
            <text:p>347751</text:p>
          </table:table-cell>
          <table:table-cell office:value-type="float" office:value="338545.2">
            <text:p>338545,2</text:p>
          </table:table-cell>
          <table:table-cell office:value-type="float" office:value="344535.3">
            <text:p>344535,3</text:p>
          </table:table-cell>
          <table:table-cell office:value-type="float" office:value="333881.5">
            <text:p>333881,5</text:p>
          </table:table-cell>
          <table:table-cell office:value-type="float" office:value="346281.42">
            <text:p>346281,42</text:p>
          </table:table-cell>
          <table:table-cell office:value-type="float" office:value="360001.5">
            <text:p>360001,5</text:p>
          </table:table-cell>
          <table:table-cell office:value-type="float" office:value="350888.04">
            <text:p>350888,04</text:p>
          </table:table-cell>
          <table:table-cell office:value-type="float" office:value="413491.52">
            <text:p>413491,52</text:p>
          </table:table-cell>
          <table:table-cell office:value-type="float" office:value="440068.21">
            <text:p>440068,21</text:p>
          </table:table-cell>
          <table:table-cell office:value-type="float" office:value="370196.15">
            <text:p>370196,15</text:p>
          </table:table-cell>
          <table:table-cell office:value-type="float" office:value="397610">
            <text:p>397610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MONTE LEÑA </text:p>
          </table:table-cell>
          <table:table-cell office:value-type="string">
            <text:p>Municipio</text:p>
          </table:table-cell>
          <table:table-cell office:value-type="float" office:value="84167">
            <text:p>84167</text:p>
          </table:table-cell>
          <table:table-cell office:value-type="float" office:value="98761">
            <text:p>98761</text:p>
          </table:table-cell>
          <table:table-cell office:value-type="float" office:value="89351">
            <text:p>89351</text:p>
          </table:table-cell>
          <table:table-cell office:value-type="float" office:value="94299">
            <text:p>94299</text:p>
          </table:table-cell>
          <table:table-cell office:value-type="float" office:value="101548">
            <text:p>101548</text:p>
          </table:table-cell>
          <table:table-cell office:value-type="float" office:value="107737">
            <text:p>107737</text:p>
          </table:table-cell>
          <table:table-cell office:value-type="float" office:value="103882">
            <text:p>103882</text:p>
          </table:table-cell>
          <table:table-cell office:value-type="float" office:value="100617">
            <text:p>100617</text:p>
          </table:table-cell>
          <table:table-cell office:value-type="float" office:value="101258">
            <text:p>101258</text:p>
          </table:table-cell>
          <table:table-cell office:value-type="float" office:value="107662">
            <text:p>107662</text:p>
          </table:table-cell>
          <table:table-cell office:value-type="float" office:value="103576">
            <text:p>103576</text:p>
          </table:table-cell>
          <table:table-cell office:value-type="float" office:value="111600">
            <text:p>111600</text:p>
          </table:table-cell>
          <table:table-cell office:value-type="float" office:value="110265">
            <text:p>110265</text:p>
          </table:table-cell>
          <table:table-cell office:value-type="float" office:value="122386">
            <text:p>122386</text:p>
          </table:table-cell>
          <table:table-cell office:value-type="float" office:value="116392">
            <text:p>116392</text:p>
          </table:table-cell>
          <table:table-cell office:value-type="float" office:value="118038">
            <text:p>118038</text:p>
          </table:table-cell>
          <table:table-cell office:value-type="float" office:value="141527">
            <text:p>141527</text:p>
          </table:table-cell>
          <table:table-cell office:value-type="float" office:value="148142">
            <text:p>148142</text:p>
          </table:table-cell>
          <table:table-cell office:value-type="float" office:value="139366">
            <text:p>139366</text:p>
          </table:table-cell>
          <table:table-cell office:value-type="float" office:value="134846">
            <text:p>134846</text:p>
          </table:table-cell>
          <table:table-cell office:value-type="float" office:value="141990">
            <text:p>141990</text:p>
          </table:table-cell>
          <table:table-cell office:value-type="float" office:value="135601">
            <text:p>135601</text:p>
          </table:table-cell>
          <table:table-cell office:value-type="float" office:value="144186">
            <text:p>144186</text:p>
          </table:table-cell>
          <table:table-cell office:value-type="float" office:value="125513">
            <text:p>125513</text:p>
          </table:table-cell>
          <table:table-cell office:value-type="float" office:value="162363">
            <text:p>162363</text:p>
          </table:table-cell>
          <table:table-cell office:value-type="float" office:value="160905">
            <text:p>160905</text:p>
          </table:table-cell>
          <table:table-cell office:value-type="float" office:value="157987">
            <text:p>157987</text:p>
          </table:table-cell>
          <table:table-cell office:value-type="float" office:value="155949">
            <text:p>155949</text:p>
          </table:table-cell>
          <table:table-cell office:value-type="float" office:value="192324">
            <text:p>192324</text:p>
          </table:table-cell>
          <table:table-cell office:value-type="float" office:value="193004">
            <text:p>193004</text:p>
          </table:table-cell>
          <table:table-cell office:value-type="float" office:value="184393">
            <text:p>184393</text:p>
          </table:table-cell>
          <table:table-cell office:value-type="float" office:value="188133">
            <text:p>188133</text:p>
          </table:table-cell>
          <table:table-cell office:value-type="float" office:value="191706">
            <text:p>191706</text:p>
          </table:table-cell>
          <table:table-cell office:value-type="float" office:value="184730">
            <text:p>184730</text:p>
          </table:table-cell>
          <table:table-cell office:value-type="float" office:value="205930">
            <text:p>205930</text:p>
          </table:table-cell>
          <table:table-cell office:value-type="float" office:value="199336">
            <text:p>199336</text:p>
          </table:table-cell>
          <table:table-cell office:value-type="float" office:value="223490">
            <text:p>223490</text:p>
          </table:table-cell>
          <table:table-cell office:value-type="float" office:value="193203">
            <text:p>193203</text:p>
          </table:table-cell>
          <table:table-cell office:value-type="float" office:value="190099">
            <text:p>190099</text:p>
          </table:table-cell>
          <table:table-cell office:value-type="float" office:value="181641">
            <text:p>181641</text:p>
          </table:table-cell>
          <table:table-cell office:value-type="float" office:value="237546">
            <text:p>237546</text:p>
          </table:table-cell>
          <table:table-cell office:value-type="float" office:value="235572">
            <text:p>235572</text:p>
          </table:table-cell>
          <table:table-cell office:value-type="float" office:value="219647">
            <text:p>219647</text:p>
          </table:table-cell>
          <table:table-cell office:value-type="float" office:value="234899">
            <text:p>234899</text:p>
          </table:table-cell>
          <table:table-cell office:value-type="float" office:value="228252">
            <text:p>228252</text:p>
          </table:table-cell>
          <table:table-cell office:value-type="float" office:value="246695.2">
            <text:p>246695,2</text:p>
          </table:table-cell>
          <table:table-cell office:value-type="float" office:value="252389.9">
            <text:p>252389,9</text:p>
          </table:table-cell>
          <table:table-cell office:value-type="float" office:value="246002">
            <text:p>246002</text:p>
          </table:table-cell>
          <table:table-cell office:value-type="float" office:value="272085">
            <text:p>272085</text:p>
          </table:table-cell>
          <table:table-cell office:value-type="float" office:value="293277">
            <text:p>293277</text:p>
          </table:table-cell>
          <table:table-cell office:value-type="float" office:value="258566">
            <text:p>258566</text:p>
          </table:table-cell>
          <table:table-cell office:value-type="float" office:value="270499">
            <text:p>270499</text:p>
          </table:table-cell>
          <table:table-cell office:value-type="float" office:value="320711">
            <text:p>320711</text:p>
          </table:table-cell>
          <table:table-cell office:value-type="float" office:value="326176">
            <text:p>326176</text:p>
          </table:table-cell>
          <table:table-cell office:value-type="float" office:value="317541.3">
            <text:p>317541,3</text:p>
          </table:table-cell>
          <table:table-cell office:value-type="float" office:value="323159.7">
            <text:p>323159,7</text:p>
          </table:table-cell>
          <table:table-cell office:value-type="float" office:value="313166.9">
            <text:p>313166,9</text:p>
          </table:table-cell>
          <table:table-cell office:value-type="float" office:value="324797.48">
            <text:p>324797,48</text:p>
          </table:table-cell>
          <table:table-cell office:value-type="float" office:value="337666.35">
            <text:p>337666,35</text:p>
          </table:table-cell>
          <table:table-cell office:value-type="float" office:value="329118.3">
            <text:p>329118,3</text:p>
          </table:table-cell>
          <table:table-cell office:value-type="float" office:value="387837.75">
            <text:p>387837,75</text:p>
          </table:table-cell>
          <table:table-cell office:value-type="float" office:value="412765.57">
            <text:p>412765,57</text:p>
          </table:table-cell>
          <table:table-cell office:value-type="float" office:value="347228.5">
            <text:p>347228,5</text:p>
          </table:table-cell>
          <table:table-cell office:value-type="float" office:value="372941">
            <text:p>372941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MONTE MAIZ </text:p>
          </table:table-cell>
          <table:table-cell office:value-type="string">
            <text:p>Municipio</text:p>
          </table:table-cell>
          <table:table-cell office:value-type="float" office:value="244699">
            <text:p>244699</text:p>
          </table:table-cell>
          <table:table-cell office:value-type="float" office:value="287128">
            <text:p>287128</text:p>
          </table:table-cell>
          <table:table-cell office:value-type="float" office:value="259772">
            <text:p>259772</text:p>
          </table:table-cell>
          <table:table-cell office:value-type="float" office:value="274157">
            <text:p>274157</text:p>
          </table:table-cell>
          <table:table-cell office:value-type="float" office:value="295233">
            <text:p>295233</text:p>
          </table:table-cell>
          <table:table-cell office:value-type="float" office:value="313226">
            <text:p>313226</text:p>
          </table:table-cell>
          <table:table-cell office:value-type="float" office:value="302016">
            <text:p>302016</text:p>
          </table:table-cell>
          <table:table-cell office:value-type="float" office:value="292526">
            <text:p>292526</text:p>
          </table:table-cell>
          <table:table-cell office:value-type="float" office:value="294388">
            <text:p>294388</text:p>
          </table:table-cell>
          <table:table-cell office:value-type="float" office:value="313007">
            <text:p>313007</text:p>
          </table:table-cell>
          <table:table-cell office:value-type="float" office:value="301126">
            <text:p>301126</text:p>
          </table:table-cell>
          <table:table-cell office:value-type="float" office:value="324455">
            <text:p>324455</text:p>
          </table:table-cell>
          <table:table-cell office:value-type="float" office:value="320575">
            <text:p>320575</text:p>
          </table:table-cell>
          <table:table-cell office:value-type="float" office:value="355814">
            <text:p>355814</text:p>
          </table:table-cell>
          <table:table-cell office:value-type="float" office:value="338389">
            <text:p>338389</text:p>
          </table:table-cell>
          <table:table-cell office:value-type="float" office:value="343172">
            <text:p>343172</text:p>
          </table:table-cell>
          <table:table-cell office:value-type="float" office:value="411462">
            <text:p>411462</text:p>
          </table:table-cell>
          <table:table-cell office:value-type="float" office:value="430695">
            <text:p>430695</text:p>
          </table:table-cell>
          <table:table-cell office:value-type="float" office:value="405179">
            <text:p>405179</text:p>
          </table:table-cell>
          <table:table-cell office:value-type="float" office:value="392040">
            <text:p>392040</text:p>
          </table:table-cell>
          <table:table-cell office:value-type="float" office:value="412809">
            <text:p>412809</text:p>
          </table:table-cell>
          <table:table-cell office:value-type="float" office:value="394236">
            <text:p>394236</text:p>
          </table:table-cell>
          <table:table-cell office:value-type="float" office:value="419194">
            <text:p>419194</text:p>
          </table:table-cell>
          <table:table-cell office:value-type="float" office:value="364907">
            <text:p>364907</text:p>
          </table:table-cell>
          <table:table-cell office:value-type="float" office:value="472041">
            <text:p>472041</text:p>
          </table:table-cell>
          <table:table-cell office:value-type="float" office:value="467802">
            <text:p>467802</text:p>
          </table:table-cell>
          <table:table-cell office:value-type="float" office:value="493097">
            <text:p>493097</text:p>
          </table:table-cell>
          <table:table-cell office:value-type="float" office:value="464336">
            <text:p>464336</text:p>
          </table:table-cell>
          <table:table-cell office:value-type="float" office:value="572643">
            <text:p>572643</text:p>
          </table:table-cell>
          <table:table-cell office:value-type="float" office:value="574670">
            <text:p>574670</text:p>
          </table:table-cell>
          <table:table-cell office:value-type="float" office:value="549031">
            <text:p>549031</text:p>
          </table:table-cell>
          <table:table-cell office:value-type="float" office:value="560165">
            <text:p>560165</text:p>
          </table:table-cell>
          <table:table-cell office:value-type="float" office:value="570806">
            <text:p>570806</text:p>
          </table:table-cell>
          <table:table-cell office:value-type="float" office:value="550034">
            <text:p>550034</text:p>
          </table:table-cell>
          <table:table-cell office:value-type="float" office:value="613157">
            <text:p>613157</text:p>
          </table:table-cell>
          <table:table-cell office:value-type="float" office:value="593522">
            <text:p>593522</text:p>
          </table:table-cell>
          <table:table-cell office:value-type="float" office:value="665441">
            <text:p>665441</text:p>
          </table:table-cell>
          <table:table-cell office:value-type="float" office:value="575263">
            <text:p>575263</text:p>
          </table:table-cell>
          <table:table-cell office:value-type="float" office:value="566019">
            <text:p>566019</text:p>
          </table:table-cell>
          <table:table-cell office:value-type="float" office:value="540836">
            <text:p>540836</text:p>
          </table:table-cell>
          <table:table-cell office:value-type="float" office:value="707293">
            <text:p>707293</text:p>
          </table:table-cell>
          <table:table-cell office:value-type="float" office:value="701415">
            <text:p>701415</text:p>
          </table:table-cell>
          <table:table-cell office:value-type="float" office:value="653998">
            <text:p>653998</text:p>
          </table:table-cell>
          <table:table-cell office:value-type="float" office:value="699412">
            <text:p>699412</text:p>
          </table:table-cell>
          <table:table-cell office:value-type="float" office:value="679619">
            <text:p>679619</text:p>
          </table:table-cell>
          <table:table-cell office:value-type="float" office:value="734534.6">
            <text:p>734534,6</text:p>
          </table:table-cell>
          <table:table-cell office:value-type="float" office:value="751490.6">
            <text:p>751490,6</text:p>
          </table:table-cell>
          <table:table-cell office:value-type="float" office:value="732471.4">
            <text:p>732471,4</text:p>
          </table:table-cell>
          <table:table-cell office:value-type="float" office:value="810134">
            <text:p>810134</text:p>
          </table:table-cell>
          <table:table-cell office:value-type="float" office:value="873231">
            <text:p>873231</text:p>
          </table:table-cell>
          <table:table-cell office:value-type="float" office:value="769878">
            <text:p>769878</text:p>
          </table:table-cell>
          <table:table-cell office:value-type="float" office:value="805409">
            <text:p>805409</text:p>
          </table:table-cell>
          <table:table-cell office:value-type="float" office:value="954918">
            <text:p>954918</text:p>
          </table:table-cell>
          <table:table-cell office:value-type="float" office:value="971187">
            <text:p>971187</text:p>
          </table:table-cell>
          <table:table-cell office:value-type="float" office:value="945478.6">
            <text:p>945478,6</text:p>
          </table:table-cell>
          <table:table-cell office:value-type="float" office:value="962207.5">
            <text:p>962207,5</text:p>
          </table:table-cell>
          <table:table-cell office:value-type="float" office:value="932453.9">
            <text:p>932453,9</text:p>
          </table:table-cell>
          <table:table-cell office:value-type="float" office:value="967083.98">
            <text:p>967083,98</text:p>
          </table:table-cell>
          <table:table-cell office:value-type="float" office:value="1005401.01">
            <text:p>1005401,01</text:p>
          </table:table-cell>
          <table:table-cell office:value-type="float" office:value="979950.22">
            <text:p>979950,22</text:p>
          </table:table-cell>
          <table:table-cell office:value-type="float" office:value="1154786.28">
            <text:p>1154786,28</text:p>
          </table:table-cell>
          <table:table-cell office:value-type="float" office:value="1229008.83">
            <text:p>1229008,83</text:p>
          </table:table-cell>
          <table:table-cell office:value-type="float" office:value="1033872.3">
            <text:p>1033872,3</text:p>
          </table:table-cell>
          <table:table-cell office:value-type="float" office:value="1110433">
            <text:p>1110433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MONTE RALO </text:p>
          </table:table-cell>
          <table:table-cell office:value-type="string">
            <text:p>Municipio</text:p>
          </table:table-cell>
          <table:table-cell office:value-type="float" office:value="86241">
            <text:p>86241</text:p>
          </table:table-cell>
          <table:table-cell office:value-type="float" office:value="101195">
            <text:p>101195</text:p>
          </table:table-cell>
          <table:table-cell office:value-type="float" office:value="91554">
            <text:p>91554</text:p>
          </table:table-cell>
          <table:table-cell office:value-type="float" office:value="96623">
            <text:p>96623</text:p>
          </table:table-cell>
          <table:table-cell office:value-type="float" office:value="104051">
            <text:p>104051</text:p>
          </table:table-cell>
          <table:table-cell office:value-type="float" office:value="110393">
            <text:p>110393</text:p>
          </table:table-cell>
          <table:table-cell office:value-type="float" office:value="106442">
            <text:p>106442</text:p>
          </table:table-cell>
          <table:table-cell office:value-type="float" office:value="103097">
            <text:p>103097</text:p>
          </table:table-cell>
          <table:table-cell office:value-type="float" office:value="103754">
            <text:p>103754</text:p>
          </table:table-cell>
          <table:table-cell office:value-type="float" office:value="110316">
            <text:p>110316</text:p>
          </table:table-cell>
          <table:table-cell office:value-type="float" office:value="106128">
            <text:p>106128</text:p>
          </table:table-cell>
          <table:table-cell office:value-type="float" office:value="114350">
            <text:p>114350</text:p>
          </table:table-cell>
          <table:table-cell office:value-type="float" office:value="112983">
            <text:p>112983</text:p>
          </table:table-cell>
          <table:table-cell office:value-type="float" office:value="125402">
            <text:p>125402</text:p>
          </table:table-cell>
          <table:table-cell office:value-type="float" office:value="119261">
            <text:p>119261</text:p>
          </table:table-cell>
          <table:table-cell office:value-type="float" office:value="120947">
            <text:p>120947</text:p>
          </table:table-cell>
          <table:table-cell office:value-type="float" office:value="145015">
            <text:p>145015</text:p>
          </table:table-cell>
          <table:table-cell office:value-type="float" office:value="151794">
            <text:p>151794</text:p>
          </table:table-cell>
          <table:table-cell office:value-type="float" office:value="142801">
            <text:p>142801</text:p>
          </table:table-cell>
          <table:table-cell office:value-type="float" office:value="138170">
            <text:p>138170</text:p>
          </table:table-cell>
          <table:table-cell office:value-type="float" office:value="145490">
            <text:p>145490</text:p>
          </table:table-cell>
          <table:table-cell office:value-type="float" office:value="138944">
            <text:p>138944</text:p>
          </table:table-cell>
          <table:table-cell office:value-type="float" office:value="147740">
            <text:p>147740</text:p>
          </table:table-cell>
          <table:table-cell office:value-type="float" office:value="128607">
            <text:p>128607</text:p>
          </table:table-cell>
          <table:table-cell office:value-type="float" office:value="166365">
            <text:p>166365</text:p>
          </table:table-cell>
          <table:table-cell office:value-type="float" office:value="164871">
            <text:p>164871</text:p>
          </table:table-cell>
          <table:table-cell office:value-type="float" office:value="157297">
            <text:p>157297</text:p>
          </table:table-cell>
          <table:table-cell office:value-type="float" office:value="158307">
            <text:p>158307</text:p>
          </table:table-cell>
          <table:table-cell office:value-type="float" office:value="195232">
            <text:p>195232</text:p>
          </table:table-cell>
          <table:table-cell office:value-type="float" office:value="195923">
            <text:p>195923</text:p>
          </table:table-cell>
          <table:table-cell office:value-type="float" office:value="187182">
            <text:p>187182</text:p>
          </table:table-cell>
          <table:table-cell office:value-type="float" office:value="190978">
            <text:p>190978</text:p>
          </table:table-cell>
          <table:table-cell office:value-type="float" office:value="194605">
            <text:p>194605</text:p>
          </table:table-cell>
          <table:table-cell office:value-type="float" office:value="187523">
            <text:p>187523</text:p>
          </table:table-cell>
          <table:table-cell office:value-type="float" office:value="209044">
            <text:p>209044</text:p>
          </table:table-cell>
          <table:table-cell office:value-type="float" office:value="202350">
            <text:p>202350</text:p>
          </table:table-cell>
          <table:table-cell office:value-type="float" office:value="226869">
            <text:p>226869</text:p>
          </table:table-cell>
          <table:table-cell office:value-type="float" office:value="196125">
            <text:p>196125</text:p>
          </table:table-cell>
          <table:table-cell office:value-type="float" office:value="192973">
            <text:p>192973</text:p>
          </table:table-cell>
          <table:table-cell office:value-type="float" office:value="184388">
            <text:p>184388</text:p>
          </table:table-cell>
          <table:table-cell office:value-type="float" office:value="241138">
            <text:p>241138</text:p>
          </table:table-cell>
          <table:table-cell office:value-type="float" office:value="239134">
            <text:p>239134</text:p>
          </table:table-cell>
          <table:table-cell office:value-type="float" office:value="222968">
            <text:p>222968</text:p>
          </table:table-cell>
          <table:table-cell office:value-type="float" office:value="238451">
            <text:p>238451</text:p>
          </table:table-cell>
          <table:table-cell office:value-type="float" office:value="231703">
            <text:p>231703</text:p>
          </table:table-cell>
          <table:table-cell office:value-type="float" office:value="250425.6">
            <text:p>250425,6</text:p>
          </table:table-cell>
          <table:table-cell office:value-type="float" office:value="256206.4">
            <text:p>256206,4</text:p>
          </table:table-cell>
          <table:table-cell office:value-type="float" office:value="249721.9">
            <text:p>249721,9</text:p>
          </table:table-cell>
          <table:table-cell office:value-type="float" office:value="276200">
            <text:p>276200</text:p>
          </table:table-cell>
          <table:table-cell office:value-type="float" office:value="297712">
            <text:p>297712</text:p>
          </table:table-cell>
          <table:table-cell office:value-type="float" office:value="262475">
            <text:p>262475</text:p>
          </table:table-cell>
          <table:table-cell office:value-type="float" office:value="274589">
            <text:p>274589</text:p>
          </table:table-cell>
          <table:table-cell office:value-type="float" office:value="325561">
            <text:p>325561</text:p>
          </table:table-cell>
          <table:table-cell office:value-type="float" office:value="331108">
            <text:p>331108</text:p>
          </table:table-cell>
          <table:table-cell office:value-type="float" office:value="322342.9">
            <text:p>322342,9</text:p>
          </table:table-cell>
          <table:table-cell office:value-type="float" office:value="328046.3">
            <text:p>328046,3</text:p>
          </table:table-cell>
          <table:table-cell office:value-type="float" office:value="317902.4">
            <text:p>317902,4</text:p>
          </table:table-cell>
          <table:table-cell office:value-type="float" office:value="329708.88">
            <text:p>329708,88</text:p>
          </table:table-cell>
          <table:table-cell office:value-type="float" office:value="342772.35">
            <text:p>342772,35</text:p>
          </table:table-cell>
          <table:table-cell office:value-type="float" office:value="334095.04">
            <text:p>334095,04</text:p>
          </table:table-cell>
          <table:table-cell office:value-type="float" office:value="393702.41">
            <text:p>393702,41</text:p>
          </table:table-cell>
          <table:table-cell office:value-type="float" office:value="419007.18">
            <text:p>419007,18</text:p>
          </table:table-cell>
          <table:table-cell office:value-type="float" office:value="352479.09">
            <text:p>352479,09</text:p>
          </table:table-cell>
          <table:table-cell office:value-type="float" office:value="378581">
            <text:p>378581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MORRISON </text:p>
          </table:table-cell>
          <table:table-cell office:value-type="string">
            <text:p>Municipio</text:p>
          </table:table-cell>
          <table:table-cell office:value-type="float" office:value="151081">
            <text:p>151081</text:p>
          </table:table-cell>
          <table:table-cell office:value-type="float" office:value="177277">
            <text:p>177277</text:p>
          </table:table-cell>
          <table:table-cell office:value-type="float" office:value="160388">
            <text:p>160388</text:p>
          </table:table-cell>
          <table:table-cell office:value-type="float" office:value="169269">
            <text:p>169269</text:p>
          </table:table-cell>
          <table:table-cell office:value-type="float" office:value="182281">
            <text:p>182281</text:p>
          </table:table-cell>
          <table:table-cell office:value-type="float" office:value="193390">
            <text:p>193390</text:p>
          </table:table-cell>
          <table:table-cell office:value-type="float" office:value="186469">
            <text:p>186469</text:p>
          </table:table-cell>
          <table:table-cell office:value-type="float" office:value="180610">
            <text:p>180610</text:p>
          </table:table-cell>
          <table:table-cell office:value-type="float" office:value="181760">
            <text:p>181760</text:p>
          </table:table-cell>
          <table:table-cell office:value-type="float" office:value="193255">
            <text:p>193255</text:p>
          </table:table-cell>
          <table:table-cell office:value-type="float" office:value="185920">
            <text:p>185920</text:p>
          </table:table-cell>
          <table:table-cell office:value-type="float" office:value="200324">
            <text:p>200324</text:p>
          </table:table-cell>
          <table:table-cell office:value-type="float" office:value="197928">
            <text:p>197928</text:p>
          </table:table-cell>
          <table:table-cell office:value-type="float" office:value="219685">
            <text:p>219685</text:p>
          </table:table-cell>
          <table:table-cell office:value-type="float" office:value="208927">
            <text:p>208927</text:p>
          </table:table-cell>
          <table:table-cell office:value-type="float" office:value="211880">
            <text:p>211880</text:p>
          </table:table-cell>
          <table:table-cell office:value-type="float" office:value="254043">
            <text:p>254043</text:p>
          </table:table-cell>
          <table:table-cell office:value-type="float" office:value="265918">
            <text:p>265918</text:p>
          </table:table-cell>
          <table:table-cell office:value-type="float" office:value="250164">
            <text:p>250164</text:p>
          </table:table-cell>
          <table:table-cell office:value-type="float" office:value="242052">
            <text:p>242052</text:p>
          </table:table-cell>
          <table:table-cell office:value-type="float" office:value="254875">
            <text:p>254875</text:p>
          </table:table-cell>
          <table:table-cell office:value-type="float" office:value="243407">
            <text:p>243407</text:p>
          </table:table-cell>
          <table:table-cell office:value-type="float" office:value="258817">
            <text:p>258817</text:p>
          </table:table-cell>
          <table:table-cell office:value-type="float" office:value="225300">
            <text:p>225300</text:p>
          </table:table-cell>
          <table:table-cell office:value-type="float" office:value="291445">
            <text:p>291445</text:p>
          </table:table-cell>
          <table:table-cell office:value-type="float" office:value="288828">
            <text:p>288828</text:p>
          </table:table-cell>
          <table:table-cell office:value-type="float" office:value="282339">
            <text:p>282339</text:p>
          </table:table-cell>
          <table:table-cell office:value-type="float" office:value="279525">
            <text:p>279525</text:p>
          </table:table-cell>
          <table:table-cell office:value-type="float" office:value="344725">
            <text:p>344725</text:p>
          </table:table-cell>
          <table:table-cell office:value-type="float" office:value="345945">
            <text:p>345945</text:p>
          </table:table-cell>
          <table:table-cell office:value-type="float" office:value="330511">
            <text:p>330511</text:p>
          </table:table-cell>
          <table:table-cell office:value-type="float" office:value="337213">
            <text:p>337213</text:p>
          </table:table-cell>
          <table:table-cell office:value-type="float" office:value="343618">
            <text:p>343618</text:p>
          </table:table-cell>
          <table:table-cell office:value-type="float" office:value="331114">
            <text:p>331114</text:p>
          </table:table-cell>
          <table:table-cell office:value-type="float" office:value="369113">
            <text:p>369113</text:p>
          </table:table-cell>
          <table:table-cell office:value-type="float" office:value="357293">
            <text:p>357293</text:p>
          </table:table-cell>
          <table:table-cell office:value-type="float" office:value="400588">
            <text:p>400588</text:p>
          </table:table-cell>
          <table:table-cell office:value-type="float" office:value="346302">
            <text:p>346302</text:p>
          </table:table-cell>
          <table:table-cell office:value-type="float" office:value="340737">
            <text:p>340737</text:p>
          </table:table-cell>
          <table:table-cell office:value-type="float" office:value="325577">
            <text:p>325577</text:p>
          </table:table-cell>
          <table:table-cell office:value-type="float" office:value="425783">
            <text:p>425783</text:p>
          </table:table-cell>
          <table:table-cell office:value-type="float" office:value="422244">
            <text:p>422244</text:p>
          </table:table-cell>
          <table:table-cell office:value-type="float" office:value="393699">
            <text:p>393699</text:p>
          </table:table-cell>
          <table:table-cell office:value-type="float" office:value="421038">
            <text:p>421038</text:p>
          </table:table-cell>
          <table:table-cell office:value-type="float" office:value="409123">
            <text:p>409123</text:p>
          </table:table-cell>
          <table:table-cell office:value-type="float" office:value="442181.5">
            <text:p>442181,5</text:p>
          </table:table-cell>
          <table:table-cell office:value-type="float" office:value="452388.8">
            <text:p>452388,8</text:p>
          </table:table-cell>
          <table:table-cell office:value-type="float" office:value="440938.9">
            <text:p>440938,9</text:p>
          </table:table-cell>
          <table:table-cell office:value-type="float" office:value="487692">
            <text:p>487692</text:p>
          </table:table-cell>
          <table:table-cell office:value-type="float" office:value="525675">
            <text:p>525675</text:p>
          </table:table-cell>
          <table:table-cell office:value-type="float" office:value="463458">
            <text:p>463458</text:p>
          </table:table-cell>
          <table:table-cell office:value-type="float" office:value="484847">
            <text:p>484847</text:p>
          </table:table-cell>
          <table:table-cell office:value-type="float" office:value="574850">
            <text:p>574850</text:p>
          </table:table-cell>
          <table:table-cell office:value-type="float" office:value="584644">
            <text:p>584644</text:p>
          </table:table-cell>
          <table:table-cell office:value-type="float" office:value="569167.4">
            <text:p>569167,4</text:p>
          </table:table-cell>
          <table:table-cell office:value-type="float" office:value="579238">
            <text:p>579238</text:p>
          </table:table-cell>
          <table:table-cell office:value-type="float" office:value="561326.7">
            <text:p>561326,7</text:p>
          </table:table-cell>
          <table:table-cell office:value-type="float" office:value="582173.56">
            <text:p>582173,56</text:p>
          </table:table-cell>
          <table:table-cell office:value-type="float" office:value="605239.98">
            <text:p>605239,98</text:p>
          </table:table-cell>
          <table:table-cell office:value-type="float" office:value="589918.28">
            <text:p>589918,28</text:p>
          </table:table-cell>
          <table:table-cell office:value-type="float" office:value="695168.21">
            <text:p>695168,21</text:p>
          </table:table-cell>
          <table:table-cell office:value-type="float" office:value="739849.34">
            <text:p>739849,34</text:p>
          </table:table-cell>
          <table:table-cell office:value-type="float" office:value="622379.37">
            <text:p>622379,37</text:p>
          </table:table-cell>
          <table:table-cell office:value-type="float" office:value="668468">
            <text:p>668468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MORTEROS </text:p>
          </table:table-cell>
          <table:table-cell office:value-type="string">
            <text:p>Municipio</text:p>
          </table:table-cell>
          <table:table-cell office:value-type="float" office:value="477345">
            <text:p>477345</text:p>
          </table:table-cell>
          <table:table-cell office:value-type="float" office:value="560111">
            <text:p>560111</text:p>
          </table:table-cell>
          <table:table-cell office:value-type="float" office:value="506749">
            <text:p>506749</text:p>
          </table:table-cell>
          <table:table-cell office:value-type="float" office:value="534808">
            <text:p>534808</text:p>
          </table:table-cell>
          <table:table-cell office:value-type="float" office:value="575922">
            <text:p>575922</text:p>
          </table:table-cell>
          <table:table-cell office:value-type="float" office:value="611022">
            <text:p>611022</text:p>
          </table:table-cell>
          <table:table-cell office:value-type="float" office:value="589154">
            <text:p>589154</text:p>
          </table:table-cell>
          <table:table-cell office:value-type="float" office:value="570643">
            <text:p>570643</text:p>
          </table:table-cell>
          <table:table-cell office:value-type="float" office:value="574275">
            <text:p>574275</text:p>
          </table:table-cell>
          <table:table-cell office:value-type="float" office:value="610594">
            <text:p>610594</text:p>
          </table:table-cell>
          <table:table-cell office:value-type="float" office:value="587418">
            <text:p>587418</text:p>
          </table:table-cell>
          <table:table-cell office:value-type="float" office:value="632928">
            <text:p>632928</text:p>
          </table:table-cell>
          <table:table-cell office:value-type="float" office:value="625357">
            <text:p>625357</text:p>
          </table:table-cell>
          <table:table-cell office:value-type="float" office:value="694099">
            <text:p>694099</text:p>
          </table:table-cell>
          <table:table-cell office:value-type="float" office:value="660108">
            <text:p>660108</text:p>
          </table:table-cell>
          <table:table-cell office:value-type="float" office:value="669438">
            <text:p>669438</text:p>
          </table:table-cell>
          <table:table-cell office:value-type="float" office:value="802654">
            <text:p>802654</text:p>
          </table:table-cell>
          <table:table-cell office:value-type="float" office:value="840174">
            <text:p>840174</text:p>
          </table:table-cell>
          <table:table-cell office:value-type="float" office:value="790398">
            <text:p>790398</text:p>
          </table:table-cell>
          <table:table-cell office:value-type="float" office:value="764767">
            <text:p>764767</text:p>
          </table:table-cell>
          <table:table-cell office:value-type="float" office:value="805282">
            <text:p>805282</text:p>
          </table:table-cell>
          <table:table-cell office:value-type="float" office:value="769050">
            <text:p>769050</text:p>
          </table:table-cell>
          <table:table-cell office:value-type="float" office:value="817737">
            <text:p>817737</text:p>
          </table:table-cell>
          <table:table-cell office:value-type="float" office:value="711837">
            <text:p>711837</text:p>
          </table:table-cell>
          <table:table-cell office:value-type="float" office:value="920827">
            <text:p>920827</text:p>
          </table:table-cell>
          <table:table-cell office:value-type="float" office:value="912558">
            <text:p>912558</text:p>
          </table:table-cell>
          <table:table-cell office:value-type="float" office:value="885516">
            <text:p>885516</text:p>
          </table:table-cell>
          <table:table-cell office:value-type="float" office:value="881047">
            <text:p>881047</text:p>
          </table:table-cell>
          <table:table-cell office:value-type="float" office:value="1086551">
            <text:p>1086551</text:p>
          </table:table-cell>
          <table:table-cell office:value-type="float" office:value="1090396">
            <text:p>1090396</text:p>
          </table:table-cell>
          <table:table-cell office:value-type="float" office:value="1041748">
            <text:p>1041748</text:p>
          </table:table-cell>
          <table:table-cell office:value-type="float" office:value="1062875">
            <text:p>1062875</text:p>
          </table:table-cell>
          <table:table-cell office:value-type="float" office:value="1083064">
            <text:p>1083064</text:p>
          </table:table-cell>
          <table:table-cell office:value-type="float" office:value="1043650">
            <text:p>1043650</text:p>
          </table:table-cell>
          <table:table-cell office:value-type="float" office:value="1163422">
            <text:p>1163422</text:p>
          </table:table-cell>
          <table:table-cell office:value-type="float" office:value="1126167">
            <text:p>1126167</text:p>
          </table:table-cell>
          <table:table-cell office:value-type="float" office:value="1262628">
            <text:p>1262628</text:p>
          </table:table-cell>
          <table:table-cell office:value-type="float" office:value="1091522">
            <text:p>1091522</text:p>
          </table:table-cell>
          <table:table-cell office:value-type="float" office:value="1073981">
            <text:p>1073981</text:p>
          </table:table-cell>
          <table:table-cell office:value-type="float" office:value="1026199">
            <text:p>1026199</text:p>
          </table:table-cell>
          <table:table-cell office:value-type="float" office:value="1342040">
            <text:p>1342040</text:p>
          </table:table-cell>
          <table:table-cell office:value-type="float" office:value="1330888">
            <text:p>1330888</text:p>
          </table:table-cell>
          <table:table-cell office:value-type="float" office:value="1240915">
            <text:p>1240915</text:p>
          </table:table-cell>
          <table:table-cell office:value-type="float" office:value="1327085">
            <text:p>1327085</text:p>
          </table:table-cell>
          <table:table-cell office:value-type="float" office:value="1289529">
            <text:p>1289529</text:p>
          </table:table-cell>
          <table:table-cell office:value-type="float" office:value="1393728">
            <text:p>1393728</text:p>
          </table:table-cell>
          <table:table-cell office:value-type="float" office:value="1425900.8">
            <text:p>1425900,8</text:p>
          </table:table-cell>
          <table:table-cell office:value-type="float" office:value="1389813.4">
            <text:p>1389813,4</text:p>
          </table:table-cell>
          <table:table-cell office:value-type="float" office:value="1537173">
            <text:p>1537173</text:p>
          </table:table-cell>
          <table:table-cell office:value-type="float" office:value="1656895">
            <text:p>1656895</text:p>
          </table:table-cell>
          <table:table-cell office:value-type="float" office:value="1460791">
            <text:p>1460791</text:p>
          </table:table-cell>
          <table:table-cell office:value-type="float" office:value="1528207">
            <text:p>1528207</text:p>
          </table:table-cell>
          <table:table-cell office:value-type="float" office:value="1811890">
            <text:p>1811890</text:p>
          </table:table-cell>
          <table:table-cell office:value-type="float" office:value="1842761">
            <text:p>1842761</text:p>
          </table:table-cell>
          <table:table-cell office:value-type="float" office:value="1793979.5">
            <text:p>1793979,5</text:p>
          </table:table-cell>
          <table:table-cell office:value-type="float" office:value="1825722.4">
            <text:p>1825722,4</text:p>
          </table:table-cell>
          <table:table-cell office:value-type="float" office:value="1769266.1">
            <text:p>1769266,1</text:p>
          </table:table-cell>
          <table:table-cell office:value-type="float" office:value="1834974.19">
            <text:p>1834974,19</text:p>
          </table:table-cell>
          <table:table-cell office:value-type="float" office:value="1907679.08">
            <text:p>1907679,08</text:p>
          </table:table-cell>
          <table:table-cell office:value-type="float" office:value="1859386.07">
            <text:p>1859386,07</text:p>
          </table:table-cell>
          <table:table-cell office:value-type="float" office:value="2191126.18">
            <text:p>2191126,18</text:p>
          </table:table-cell>
          <table:table-cell office:value-type="float" office:value="2331958.28">
            <text:p>2331958,28</text:p>
          </table:table-cell>
          <table:table-cell office:value-type="float" office:value="1961700.37">
            <text:p>1961700,37</text:p>
          </table:table-cell>
          <table:table-cell office:value-type="float" office:value="2106970">
            <text:p>2106970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NOETINGER </text:p>
          </table:table-cell>
          <table:table-cell office:value-type="string">
            <text:p>Municipio</text:p>
          </table:table-cell>
          <table:table-cell office:value-type="float" office:value="188462">
            <text:p>188462</text:p>
          </table:table-cell>
          <table:table-cell office:value-type="float" office:value="221140">
            <text:p>221140</text:p>
          </table:table-cell>
          <table:table-cell office:value-type="float" office:value="200071">
            <text:p>200071</text:p>
          </table:table-cell>
          <table:table-cell office:value-type="float" office:value="211150">
            <text:p>211150</text:p>
          </table:table-cell>
          <table:table-cell office:value-type="float" office:value="227382">
            <text:p>227382</text:p>
          </table:table-cell>
          <table:table-cell office:value-type="float" office:value="241240">
            <text:p>241240</text:p>
          </table:table-cell>
          <table:table-cell office:value-type="float" office:value="232606">
            <text:p>232606</text:p>
          </table:table-cell>
          <table:table-cell office:value-type="float" office:value="225298">
            <text:p>225298</text:p>
          </table:table-cell>
          <table:table-cell office:value-type="float" office:value="226732">
            <text:p>226732</text:p>
          </table:table-cell>
          <table:table-cell office:value-type="float" office:value="241071">
            <text:p>241071</text:p>
          </table:table-cell>
          <table:table-cell office:value-type="float" office:value="231921">
            <text:p>231921</text:p>
          </table:table-cell>
          <table:table-cell office:value-type="float" office:value="249889">
            <text:p>249889</text:p>
          </table:table-cell>
          <table:table-cell office:value-type="float" office:value="246900">
            <text:p>246900</text:p>
          </table:table-cell>
          <table:table-cell office:value-type="float" office:value="274040">
            <text:p>274040</text:p>
          </table:table-cell>
          <table:table-cell office:value-type="float" office:value="260620">
            <text:p>260620</text:p>
          </table:table-cell>
          <table:table-cell office:value-type="float" office:value="264304">
            <text:p>264304</text:p>
          </table:table-cell>
          <table:table-cell office:value-type="float" office:value="316899">
            <text:p>316899</text:p>
          </table:table-cell>
          <table:table-cell office:value-type="float" office:value="331712">
            <text:p>331712</text:p>
          </table:table-cell>
          <table:table-cell office:value-type="float" office:value="312060">
            <text:p>312060</text:p>
          </table:table-cell>
          <table:table-cell office:value-type="float" office:value="301941">
            <text:p>301941</text:p>
          </table:table-cell>
          <table:table-cell office:value-type="float" office:value="317937">
            <text:p>317937</text:p>
          </table:table-cell>
          <table:table-cell office:value-type="float" office:value="303632">
            <text:p>303632</text:p>
          </table:table-cell>
          <table:table-cell office:value-type="float" office:value="322854">
            <text:p>322854</text:p>
          </table:table-cell>
          <table:table-cell office:value-type="float" office:value="281044">
            <text:p>281044</text:p>
          </table:table-cell>
          <table:table-cell office:value-type="float" office:value="363556">
            <text:p>363556</text:p>
          </table:table-cell>
          <table:table-cell office:value-type="float" office:value="360291">
            <text:p>360291</text:p>
          </table:table-cell>
          <table:table-cell office:value-type="float" office:value="364863">
            <text:p>364863</text:p>
          </table:table-cell>
          <table:table-cell office:value-type="float" office:value="352791">
            <text:p>352791</text:p>
          </table:table-cell>
          <table:table-cell office:value-type="float" office:value="435079">
            <text:p>435079</text:p>
          </table:table-cell>
          <table:table-cell office:value-type="float" office:value="436619">
            <text:p>436619</text:p>
          </table:table-cell>
          <table:table-cell office:value-type="float" office:value="417139">
            <text:p>417139</text:p>
          </table:table-cell>
          <table:table-cell office:value-type="float" office:value="425599">
            <text:p>425599</text:p>
          </table:table-cell>
          <table:table-cell office:value-type="float" office:value="433683">
            <text:p>433683</text:p>
          </table:table-cell>
          <table:table-cell office:value-type="float" office:value="417901">
            <text:p>417901</text:p>
          </table:table-cell>
          <table:table-cell office:value-type="float" office:value="465860">
            <text:p>465860</text:p>
          </table:table-cell>
          <table:table-cell office:value-type="float" office:value="450942">
            <text:p>450942</text:p>
          </table:table-cell>
          <table:table-cell office:value-type="float" office:value="505585">
            <text:p>505585</text:p>
          </table:table-cell>
          <table:table-cell office:value-type="float" office:value="437070">
            <text:p>437070</text:p>
          </table:table-cell>
          <table:table-cell office:value-type="float" office:value="430046">
            <text:p>430046</text:p>
          </table:table-cell>
          <table:table-cell office:value-type="float" office:value="410913">
            <text:p>410913</text:p>
          </table:table-cell>
          <table:table-cell office:value-type="float" office:value="537383">
            <text:p>537383</text:p>
          </table:table-cell>
          <table:table-cell office:value-type="float" office:value="532918">
            <text:p>532918</text:p>
          </table:table-cell>
          <table:table-cell office:value-type="float" office:value="496891">
            <text:p>496891</text:p>
          </table:table-cell>
          <table:table-cell office:value-type="float" office:value="531395">
            <text:p>531395</text:p>
          </table:table-cell>
          <table:table-cell office:value-type="float" office:value="516357">
            <text:p>516357</text:p>
          </table:table-cell>
          <table:table-cell office:value-type="float" office:value="558080.1">
            <text:p>558080,1</text:p>
          </table:table-cell>
          <table:table-cell office:value-type="float" office:value="570962.8">
            <text:p>570962,8</text:p>
          </table:table-cell>
          <table:table-cell office:value-type="float" office:value="556512.8">
            <text:p>556512,8</text:p>
          </table:table-cell>
          <table:table-cell office:value-type="float" office:value="615519">
            <text:p>615519</text:p>
          </table:table-cell>
          <table:table-cell office:value-type="float" office:value="663458">
            <text:p>663458</text:p>
          </table:table-cell>
          <table:table-cell office:value-type="float" office:value="584933">
            <text:p>584933</text:p>
          </table:table-cell>
          <table:table-cell office:value-type="float" office:value="611929">
            <text:p>611929</text:p>
          </table:table-cell>
          <table:table-cell office:value-type="float" office:value="725521">
            <text:p>725521</text:p>
          </table:table-cell>
          <table:table-cell office:value-type="float" office:value="737883">
            <text:p>737883</text:p>
          </table:table-cell>
          <table:table-cell office:value-type="float" office:value="718349.8">
            <text:p>718349,8</text:p>
          </table:table-cell>
          <table:table-cell office:value-type="float" office:value="731060">
            <text:p>731060</text:p>
          </table:table-cell>
          <table:table-cell office:value-type="float" office:value="708454">
            <text:p>708454</text:p>
          </table:table-cell>
          <table:table-cell office:value-type="float" office:value="734765.02">
            <text:p>734765,02</text:p>
          </table:table-cell>
          <table:table-cell office:value-type="float" office:value="763877.29">
            <text:p>763877,29</text:p>
          </table:table-cell>
          <table:table-cell office:value-type="float" office:value="744539.68">
            <text:p>744539,68</text:p>
          </table:table-cell>
          <table:table-cell office:value-type="float" office:value="877376.3">
            <text:p>877376,3</text:p>
          </table:table-cell>
          <table:table-cell office:value-type="float" office:value="933768.64">
            <text:p>933768,64</text:p>
          </table:table-cell>
          <table:table-cell office:value-type="float" office:value="785509.03">
            <text:p>785509,03</text:p>
          </table:table-cell>
          <table:table-cell office:value-type="float" office:value="843679">
            <text:p>843679</text:p>
          </table:table-cell>
          <table:table-cell table:number-columns-repeated="919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NONO </text:p>
          </table:table-cell>
          <table:table-cell office:value-type="string">
            <text:p>Municipio</text:p>
          </table:table-cell>
          <table:table-cell office:value-type="float" office:value="121773">
            <text:p>121773</text:p>
          </table:table-cell>
          <table:table-cell office:value-type="float" office:value="142888">
            <text:p>142888</text:p>
          </table:table-cell>
          <table:table-cell office:value-type="float" office:value="129274">
            <text:p>129274</text:p>
          </table:table-cell>
          <table:table-cell office:value-type="float" office:value="136432">
            <text:p>136432</text:p>
          </table:table-cell>
          <table:table-cell office:value-type="float" office:value="146921">
            <text:p>146921</text:p>
          </table:table-cell>
          <table:table-cell office:value-type="float" office:value="155875">
            <text:p>155875</text:p>
          </table:table-cell>
          <table:table-cell office:value-type="float" office:value="150296">
            <text:p>150296</text:p>
          </table:table-cell>
          <table:table-cell office:value-type="float" office:value="145574">
            <text:p>145574</text:p>
          </table:table-cell>
          <table:table-cell office:value-type="float" office:value="146501">
            <text:p>146501</text:p>
          </table:table-cell>
          <table:table-cell office:value-type="float" office:value="155766">
            <text:p>155766</text:p>
          </table:table-cell>
          <table:table-cell office:value-type="float" office:value="149854">
            <text:p>149854</text:p>
          </table:table-cell>
          <table:table-cell office:value-type="float" office:value="161463">
            <text:p>161463</text:p>
          </table:table-cell>
          <table:table-cell office:value-type="float" office:value="159532">
            <text:p>159532</text:p>
          </table:table-cell>
          <table:table-cell office:value-type="float" office:value="177068">
            <text:p>177068</text:p>
          </table:table-cell>
          <table:table-cell office:value-type="float" office:value="168397">
            <text:p>168397</text:p>
          </table:table-cell>
          <table:table-cell office:value-type="float" office:value="170778">
            <text:p>170778</text:p>
          </table:table-cell>
          <table:table-cell office:value-type="float" office:value="204762">
            <text:p>204762</text:p>
          </table:table-cell>
          <table:table-cell office:value-type="float" office:value="214333">
            <text:p>214333</text:p>
          </table:table-cell>
          <table:table-cell office:value-type="float" office:value="201635">
            <text:p>201635</text:p>
          </table:table-cell>
          <table:table-cell office:value-type="float" office:value="195096">
            <text:p>195096</text:p>
          </table:table-cell>
          <table:table-cell office:value-type="float" office:value="205432">
            <text:p>205432</text:p>
          </table:table-cell>
          <table:table-cell office:value-type="float" office:value="196189">
            <text:p>196189</text:p>
          </table:table-cell>
          <table:table-cell office:value-type="float" office:value="208609">
            <text:p>208609</text:p>
          </table:table-cell>
          <table:table-cell office:value-type="float" office:value="181593">
            <text:p>181593</text:p>
          </table:table-cell>
          <table:table-cell office:value-type="float" office:value="234908">
            <text:p>234908</text:p>
          </table:table-cell>
          <table:table-cell office:value-type="float" office:value="232799">
            <text:p>232799</text:p>
          </table:table-cell>
          <table:table-cell office:value-type="float" office:value="242185">
            <text:p>242185</text:p>
          </table:table-cell>
          <table:table-cell office:value-type="float" office:value="230037">
            <text:p>230037</text:p>
          </table:table-cell>
          <table:table-cell office:value-type="float" office:value="283693">
            <text:p>283693</text:p>
          </table:table-cell>
          <table:table-cell office:value-type="float" office:value="284697">
            <text:p>284697</text:p>
          </table:table-cell>
          <table:table-cell office:value-type="float" office:value="271996">
            <text:p>271996</text:p>
          </table:table-cell>
          <table:table-cell office:value-type="float" office:value="277512">
            <text:p>277512</text:p>
          </table:table-cell>
          <table:table-cell office:value-type="float" office:value="282783">
            <text:p>282783</text:p>
          </table:table-cell>
          <table:table-cell office:value-type="float" office:value="272492">
            <text:p>272492</text:p>
          </table:table-cell>
          <table:table-cell office:value-type="float" office:value="303764">
            <text:p>303764</text:p>
          </table:table-cell>
          <table:table-cell office:value-type="float" office:value="294037">
            <text:p>294037</text:p>
          </table:table-cell>
          <table:table-cell office:value-type="float" office:value="329666">
            <text:p>329666</text:p>
          </table:table-cell>
          <table:table-cell office:value-type="float" office:value="284991">
            <text:p>284991</text:p>
          </table:table-cell>
          <table:table-cell office:value-type="float" office:value="280411">
            <text:p>280411</text:p>
          </table:table-cell>
          <table:table-cell office:value-type="float" office:value="267936">
            <text:p>267936</text:p>
          </table:table-cell>
          <table:table-cell office:value-type="float" office:value="350400">
            <text:p>350400</text:p>
          </table:table-cell>
          <table:table-cell office:value-type="float" office:value="347488">
            <text:p>347488</text:p>
          </table:table-cell>
          <table:table-cell office:value-type="float" office:value="323997">
            <text:p>323997</text:p>
          </table:table-cell>
          <table:table-cell office:value-type="float" office:value="346496">
            <text:p>346496</text:p>
          </table:table-cell>
          <table:table-cell office:value-type="float" office:value="336690">
            <text:p>336690</text:p>
          </table:table-cell>
          <table:table-cell office:value-type="float" office:value="363895.8">
            <text:p>363895,8</text:p>
          </table:table-cell>
          <table:table-cell office:value-type="float" office:value="372296">
            <text:p>372296</text:p>
          </table:table-cell>
          <table:table-cell office:value-type="float" office:value="362873.2">
            <text:p>362873,2</text:p>
          </table:table-cell>
          <table:table-cell office:value-type="float" office:value="401349">
            <text:p>401349</text:p>
          </table:table-cell>
          <table:table-cell office:value-type="float" office:value="432607">
            <text:p>432607</text:p>
          </table:table-cell>
          <table:table-cell office:value-type="float" office:value="381405">
            <text:p>381405</text:p>
          </table:table-cell>
          <table:table-cell office:value-type="float" office:value="399008">
            <text:p>399008</text:p>
          </table:table-cell>
          <table:table-cell office:value-type="float" office:value="473076">
            <text:p>473076</text:p>
          </table:table-cell>
          <table:table-cell office:value-type="float" office:value="481136">
            <text:p>481136</text:p>
          </table:table-cell>
          <table:table-cell office:value-type="float" office:value="468399.6">
            <text:p>468399,6</text:p>
          </table:table-cell>
          <table:table-cell office:value-type="float" office:value="476687.2">
            <text:p>476687,2</text:p>
          </table:table-cell>
          <table:table-cell office:value-type="float" office:value="461947">
            <text:p>461947</text:p>
          </table:table-cell>
          <table:table-cell office:value-type="float" office:value="479103.1">
            <text:p>479103,1</text:p>
          </table:table-cell>
          <table:table-cell office:value-type="float" office:value="498085.74">
            <text:p>498085,74</text:p>
          </table:table-cell>
          <table:table-cell office:value-type="float" office:value="485476.67">
            <text:p>485476,67</text:p>
          </table:table-cell>
          <table:table-cell office:value-type="float" office:value="572092.71">
            <text:p>572092,71</text:p>
          </table:table-cell>
          <table:table-cell office:value-type="float" office:value="608863.3">
            <text:p>608863,3</text:p>
          </table:table-cell>
          <table:table-cell office:value-type="float" office:value="512190.71">
            <text:p>512190,71</text:p>
          </table:table-cell>
          <table:table-cell office:value-type="float" office:value="550120">
            <text:p>550120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OBISPO TREJO </text:p>
          </table:table-cell>
          <table:table-cell office:value-type="string">
            <text:p>Municipio</text:p>
          </table:table-cell>
          <table:table-cell office:value-type="float" office:value="137606">
            <text:p>137606</text:p>
          </table:table-cell>
          <table:table-cell office:value-type="float" office:value="161465">
            <text:p>161465</text:p>
          </table:table-cell>
          <table:table-cell office:value-type="float" office:value="146082">
            <text:p>146082</text:p>
          </table:table-cell>
          <table:table-cell office:value-type="float" office:value="154171">
            <text:p>154171</text:p>
          </table:table-cell>
          <table:table-cell office:value-type="float" office:value="166023">
            <text:p>166023</text:p>
          </table:table-cell>
          <table:table-cell office:value-type="float" office:value="176141">
            <text:p>176141</text:p>
          </table:table-cell>
          <table:table-cell office:value-type="float" office:value="169837">
            <text:p>169837</text:p>
          </table:table-cell>
          <table:table-cell office:value-type="float" office:value="164501">
            <text:p>164501</text:p>
          </table:table-cell>
          <table:table-cell office:value-type="float" office:value="165548">
            <text:p>165548</text:p>
          </table:table-cell>
          <table:table-cell office:value-type="float" office:value="176018">
            <text:p>176018</text:p>
          </table:table-cell>
          <table:table-cell office:value-type="float" office:value="169337">
            <text:p>169337</text:p>
          </table:table-cell>
          <table:table-cell office:value-type="float" office:value="182456">
            <text:p>182456</text:p>
          </table:table-cell>
          <table:table-cell office:value-type="float" office:value="180274">
            <text:p>180274</text:p>
          </table:table-cell>
          <table:table-cell office:value-type="float" office:value="200090">
            <text:p>200090</text:p>
          </table:table-cell>
          <table:table-cell office:value-type="float" office:value="190292">
            <text:p>190292</text:p>
          </table:table-cell>
          <table:table-cell office:value-type="float" office:value="192981">
            <text:p>192981</text:p>
          </table:table-cell>
          <table:table-cell office:value-type="float" office:value="231384">
            <text:p>231384</text:p>
          </table:table-cell>
          <table:table-cell office:value-type="float" office:value="242200">
            <text:p>242200</text:p>
          </table:table-cell>
          <table:table-cell office:value-type="float" office:value="227851">
            <text:p>227851</text:p>
          </table:table-cell>
          <table:table-cell office:value-type="float" office:value="220462">
            <text:p>220462</text:p>
          </table:table-cell>
          <table:table-cell office:value-type="float" office:value="232142">
            <text:p>232142</text:p>
          </table:table-cell>
          <table:table-cell office:value-type="float" office:value="221697">
            <text:p>221697</text:p>
          </table:table-cell>
          <table:table-cell office:value-type="float" office:value="235732">
            <text:p>235732</text:p>
          </table:table-cell>
          <table:table-cell office:value-type="float" office:value="205203">
            <text:p>205203</text:p>
          </table:table-cell>
          <table:table-cell office:value-type="float" office:value="265450">
            <text:p>265450</text:p>
          </table:table-cell>
          <table:table-cell office:value-type="float" office:value="263066">
            <text:p>263066</text:p>
          </table:table-cell>
          <table:table-cell office:value-type="float" office:value="257077">
            <text:p>257077</text:p>
          </table:table-cell>
          <table:table-cell office:value-type="float" office:value="254567">
            <text:p>254567</text:p>
          </table:table-cell>
          <table:table-cell office:value-type="float" office:value="313946">
            <text:p>313946</text:p>
          </table:table-cell>
          <table:table-cell office:value-type="float" office:value="315056">
            <text:p>315056</text:p>
          </table:table-cell>
          <table:table-cell office:value-type="float" office:value="301000">
            <text:p>301000</text:p>
          </table:table-cell>
          <table:table-cell office:value-type="float" office:value="307105">
            <text:p>307105</text:p>
          </table:table-cell>
          <table:table-cell office:value-type="float" office:value="312938">
            <text:p>312938</text:p>
          </table:table-cell>
          <table:table-cell office:value-type="float" office:value="301550">
            <text:p>301550</text:p>
          </table:table-cell>
          <table:table-cell office:value-type="float" office:value="336157">
            <text:p>336157</text:p>
          </table:table-cell>
          <table:table-cell office:value-type="float" office:value="325392">
            <text:p>325392</text:p>
          </table:table-cell>
          <table:table-cell office:value-type="float" office:value="364821">
            <text:p>364821</text:p>
          </table:table-cell>
          <table:table-cell office:value-type="float" office:value="315382">
            <text:p>315382</text:p>
          </table:table-cell>
          <table:table-cell office:value-type="float" office:value="310314">
            <text:p>310314</text:p>
          </table:table-cell>
          <table:table-cell office:value-type="float" office:value="296508">
            <text:p>296508</text:p>
          </table:table-cell>
          <table:table-cell office:value-type="float" office:value="387766">
            <text:p>387766</text:p>
          </table:table-cell>
          <table:table-cell office:value-type="float" office:value="384543">
            <text:p>384543</text:p>
          </table:table-cell>
          <table:table-cell office:value-type="float" office:value="358547">
            <text:p>358547</text:p>
          </table:table-cell>
          <table:table-cell office:value-type="float" office:value="383445">
            <text:p>383445</text:p>
          </table:table-cell>
          <table:table-cell office:value-type="float" office:value="372594">
            <text:p>372594</text:p>
          </table:table-cell>
          <table:table-cell office:value-type="float" office:value="402700.7">
            <text:p>402700,7</text:p>
          </table:table-cell>
          <table:table-cell office:value-type="float" office:value="411996.6">
            <text:p>411996,6</text:p>
          </table:table-cell>
          <table:table-cell office:value-type="float" office:value="401569">
            <text:p>401569</text:p>
          </table:table-cell>
          <table:table-cell office:value-type="float" office:value="444147">
            <text:p>444147</text:p>
          </table:table-cell>
          <table:table-cell office:value-type="float" office:value="478740">
            <text:p>478740</text:p>
          </table:table-cell>
          <table:table-cell office:value-type="float" office:value="422078">
            <text:p>422078</text:p>
          </table:table-cell>
          <table:table-cell office:value-type="float" office:value="441557">
            <text:p>441557</text:p>
          </table:table-cell>
          <table:table-cell office:value-type="float" office:value="523523">
            <text:p>523523</text:p>
          </table:table-cell>
          <table:table-cell office:value-type="float" office:value="532443">
            <text:p>532443</text:p>
          </table:table-cell>
          <table:table-cell office:value-type="float" office:value="518348.5">
            <text:p>518348,5</text:p>
          </table:table-cell>
          <table:table-cell office:value-type="float" office:value="527519.9">
            <text:p>527519,9</text:p>
          </table:table-cell>
          <table:table-cell office:value-type="float" office:value="511207.9">
            <text:p>511207,9</text:p>
          </table:table-cell>
          <table:table-cell office:value-type="float" office:value="530193.41">
            <text:p>530193,41</text:p>
          </table:table-cell>
          <table:table-cell office:value-type="float" office:value="551200.31">
            <text:p>551200,31</text:p>
          </table:table-cell>
          <table:table-cell office:value-type="float" office:value="537246.63">
            <text:p>537246,63</text:p>
          </table:table-cell>
          <table:table-cell office:value-type="float" office:value="633099.18">
            <text:p>633099,18</text:p>
          </table:table-cell>
          <table:table-cell office:value-type="float" office:value="673790.9">
            <text:p>673790,9</text:p>
          </table:table-cell>
          <table:table-cell office:value-type="float" office:value="566809.39">
            <text:p>566809,39</text:p>
          </table:table-cell>
          <table:table-cell office:value-type="float" office:value="608783">
            <text:p>608783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OLAETA </text:p>
          </table:table-cell>
          <table:table-cell office:value-type="string">
            <text:p>Municipio</text:p>
          </table:table-cell>
          <table:table-cell office:value-type="float" office:value="87313">
            <text:p>87313</text:p>
          </table:table-cell>
          <table:table-cell office:value-type="float" office:value="102453">
            <text:p>102453</text:p>
          </table:table-cell>
          <table:table-cell office:value-type="float" office:value="92692">
            <text:p>92692</text:p>
          </table:table-cell>
          <table:table-cell office:value-type="float" office:value="97824">
            <text:p>97824</text:p>
          </table:table-cell>
          <table:table-cell office:value-type="float" office:value="105345">
            <text:p>105345</text:p>
          </table:table-cell>
          <table:table-cell office:value-type="float" office:value="111765">
            <text:p>111765</text:p>
          </table:table-cell>
          <table:table-cell office:value-type="float" office:value="107765">
            <text:p>107765</text:p>
          </table:table-cell>
          <table:table-cell office:value-type="float" office:value="104379">
            <text:p>104379</text:p>
          </table:table-cell>
          <table:table-cell office:value-type="float" office:value="105043">
            <text:p>105043</text:p>
          </table:table-cell>
          <table:table-cell office:value-type="float" office:value="111687">
            <text:p>111687</text:p>
          </table:table-cell>
          <table:table-cell office:value-type="float" office:value="107448">
            <text:p>107448</text:p>
          </table:table-cell>
          <table:table-cell office:value-type="float" office:value="115772">
            <text:p>115772</text:p>
          </table:table-cell>
          <table:table-cell office:value-type="float" office:value="114387">
            <text:p>114387</text:p>
          </table:table-cell>
          <table:table-cell office:value-type="float" office:value="126961">
            <text:p>126961</text:p>
          </table:table-cell>
          <table:table-cell office:value-type="float" office:value="120744">
            <text:p>120744</text:p>
          </table:table-cell>
          <table:table-cell office:value-type="float" office:value="122450">
            <text:p>122450</text:p>
          </table:table-cell>
          <table:table-cell office:value-type="float" office:value="146818">
            <text:p>146818</text:p>
          </table:table-cell>
          <table:table-cell office:value-type="float" office:value="153680">
            <text:p>153680</text:p>
          </table:table-cell>
          <table:table-cell office:value-type="float" office:value="144576">
            <text:p>144576</text:p>
          </table:table-cell>
          <table:table-cell office:value-type="float" office:value="139887">
            <text:p>139887</text:p>
          </table:table-cell>
          <table:table-cell office:value-type="float" office:value="147298">
            <text:p>147298</text:p>
          </table:table-cell>
          <table:table-cell office:value-type="float" office:value="140671">
            <text:p>140671</text:p>
          </table:table-cell>
          <table:table-cell office:value-type="float" office:value="149576">
            <text:p>149576</text:p>
          </table:table-cell>
          <table:table-cell office:value-type="float" office:value="130206">
            <text:p>130206</text:p>
          </table:table-cell>
          <table:table-cell office:value-type="float" office:value="168433">
            <text:p>168433</text:p>
          </table:table-cell>
          <table:table-cell office:value-type="float" office:value="166921">
            <text:p>166921</text:p>
          </table:table-cell>
          <table:table-cell office:value-type="float" office:value="161969">
            <text:p>161969</text:p>
          </table:table-cell>
          <table:table-cell office:value-type="float" office:value="161155">
            <text:p>161155</text:p>
          </table:table-cell>
          <table:table-cell office:value-type="float" office:value="198745">
            <text:p>198745</text:p>
          </table:table-cell>
          <table:table-cell office:value-type="float" office:value="199448">
            <text:p>199448</text:p>
          </table:table-cell>
          <table:table-cell office:value-type="float" office:value="190550">
            <text:p>190550</text:p>
          </table:table-cell>
          <table:table-cell office:value-type="float" office:value="194414">
            <text:p>194414</text:p>
          </table:table-cell>
          <table:table-cell office:value-type="float" office:value="198107">
            <text:p>198107</text:p>
          </table:table-cell>
          <table:table-cell office:value-type="float" office:value="190898">
            <text:p>190898</text:p>
          </table:table-cell>
          <table:table-cell office:value-type="float" office:value="212805">
            <text:p>212805</text:p>
          </table:table-cell>
          <table:table-cell office:value-type="float" office:value="205991">
            <text:p>205991</text:p>
          </table:table-cell>
          <table:table-cell office:value-type="float" office:value="230951">
            <text:p>230951</text:p>
          </table:table-cell>
          <table:table-cell office:value-type="float" office:value="199654">
            <text:p>199654</text:p>
          </table:table-cell>
          <table:table-cell office:value-type="float" office:value="196445">
            <text:p>196445</text:p>
          </table:table-cell>
          <table:table-cell office:value-type="float" office:value="187705">
            <text:p>187705</text:p>
          </table:table-cell>
          <table:table-cell office:value-type="float" office:value="245477">
            <text:p>245477</text:p>
          </table:table-cell>
          <table:table-cell office:value-type="float" office:value="243437">
            <text:p>243437</text:p>
          </table:table-cell>
          <table:table-cell office:value-type="float" office:value="226980">
            <text:p>226980</text:p>
          </table:table-cell>
          <table:table-cell office:value-type="float" office:value="242741">
            <text:p>242741</text:p>
          </table:table-cell>
          <table:table-cell office:value-type="float" office:value="235872">
            <text:p>235872</text:p>
          </table:table-cell>
          <table:table-cell office:value-type="float" office:value="254931.4">
            <text:p>254931,4</text:p>
          </table:table-cell>
          <table:table-cell office:value-type="float" office:value="260816.2">
            <text:p>260816,2</text:p>
          </table:table-cell>
          <table:table-cell office:value-type="float" office:value="254215">
            <text:p>254215</text:p>
          </table:table-cell>
          <table:table-cell office:value-type="float" office:value="281169">
            <text:p>281169</text:p>
          </table:table-cell>
          <table:table-cell office:value-type="float" office:value="303068">
            <text:p>303068</text:p>
          </table:table-cell>
          <table:table-cell office:value-type="float" office:value="267198">
            <text:p>267198</text:p>
          </table:table-cell>
          <table:table-cell office:value-type="float" office:value="279529">
            <text:p>279529</text:p>
          </table:table-cell>
          <table:table-cell office:value-type="float" office:value="331419">
            <text:p>331419</text:p>
          </table:table-cell>
          <table:table-cell office:value-type="float" office:value="337065">
            <text:p>337065</text:p>
          </table:table-cell>
          <table:table-cell office:value-type="float" office:value="328142.7">
            <text:p>328142,7</text:p>
          </table:table-cell>
          <table:table-cell office:value-type="float" office:value="333948.7">
            <text:p>333948,7</text:p>
          </table:table-cell>
          <table:table-cell office:value-type="float" office:value="323622.3">
            <text:p>323622,3</text:p>
          </table:table-cell>
          <table:table-cell office:value-type="float" office:value="335641.19">
            <text:p>335641,19</text:p>
          </table:table-cell>
          <table:table-cell office:value-type="float" office:value="348939.7">
            <text:p>348939,7</text:p>
          </table:table-cell>
          <table:table-cell office:value-type="float" office:value="340106.27">
            <text:p>340106,27</text:p>
          </table:table-cell>
          <table:table-cell office:value-type="float" office:value="400786.13">
            <text:p>400786,13</text:p>
          </table:table-cell>
          <table:table-cell office:value-type="float" office:value="426546.2">
            <text:p>426546,2</text:p>
          </table:table-cell>
          <table:table-cell office:value-type="float" office:value="358821.1">
            <text:p>358821,1</text:p>
          </table:table-cell>
          <table:table-cell office:value-type="float" office:value="385392">
            <text:p>385392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OLIVA </text:p>
          </table:table-cell>
          <table:table-cell office:value-type="string">
            <text:p>Municipio</text:p>
          </table:table-cell>
          <table:table-cell office:value-type="float" office:value="363703">
            <text:p>363703</text:p>
          </table:table-cell>
          <table:table-cell office:value-type="float" office:value="426765">
            <text:p>426765</text:p>
          </table:table-cell>
          <table:table-cell office:value-type="float" office:value="386106">
            <text:p>386106</text:p>
          </table:table-cell>
          <table:table-cell office:value-type="float" office:value="407486">
            <text:p>407486</text:p>
          </table:table-cell>
          <table:table-cell office:value-type="float" office:value="438811">
            <text:p>438811</text:p>
          </table:table-cell>
          <table:table-cell office:value-type="float" office:value="465556">
            <text:p>465556</text:p>
          </table:table-cell>
          <table:table-cell office:value-type="float" office:value="448894">
            <text:p>448894</text:p>
          </table:table-cell>
          <table:table-cell office:value-type="float" office:value="434789">
            <text:p>434789</text:p>
          </table:table-cell>
          <table:table-cell office:value-type="float" office:value="437557">
            <text:p>437557</text:p>
          </table:table-cell>
          <table:table-cell office:value-type="float" office:value="465230">
            <text:p>465230</text:p>
          </table:table-cell>
          <table:table-cell office:value-type="float" office:value="447571">
            <text:p>447571</text:p>
          </table:table-cell>
          <table:table-cell office:value-type="float" office:value="482247">
            <text:p>482247</text:p>
          </table:table-cell>
          <table:table-cell office:value-type="float" office:value="476478">
            <text:p>476478</text:p>
          </table:table-cell>
          <table:table-cell office:value-type="float" office:value="528854">
            <text:p>528854</text:p>
          </table:table-cell>
          <table:table-cell office:value-type="float" office:value="502956">
            <text:p>502956</text:p>
          </table:table-cell>
          <table:table-cell office:value-type="float" office:value="510065">
            <text:p>510065</text:p>
          </table:table-cell>
          <table:table-cell office:value-type="float" office:value="611566">
            <text:p>611566</text:p>
          </table:table-cell>
          <table:table-cell office:value-type="float" office:value="640153">
            <text:p>640153</text:p>
          </table:table-cell>
          <table:table-cell office:value-type="float" office:value="602228">
            <text:p>602228</text:p>
          </table:table-cell>
          <table:table-cell office:value-type="float" office:value="582699">
            <text:p>582699</text:p>
          </table:table-cell>
          <table:table-cell office:value-type="float" office:value="613569">
            <text:p>613569</text:p>
          </table:table-cell>
          <table:table-cell office:value-type="float" office:value="585962">
            <text:p>585962</text:p>
          </table:table-cell>
          <table:table-cell office:value-type="float" office:value="623058">
            <text:p>623058</text:p>
          </table:table-cell>
          <table:table-cell office:value-type="float" office:value="542370">
            <text:p>542370</text:p>
          </table:table-cell>
          <table:table-cell office:value-type="float" office:value="701605">
            <text:p>701605</text:p>
          </table:table-cell>
          <table:table-cell office:value-type="float" office:value="695305">
            <text:p>695305</text:p>
          </table:table-cell>
          <table:table-cell office:value-type="float" office:value="681611">
            <text:p>681611</text:p>
          </table:table-cell>
          <table:table-cell office:value-type="float" office:value="673534">
            <text:p>673534</text:p>
          </table:table-cell>
          <table:table-cell office:value-type="float" office:value="830637">
            <text:p>830637</text:p>
          </table:table-cell>
          <table:table-cell office:value-type="float" office:value="833576">
            <text:p>833576</text:p>
          </table:table-cell>
          <table:table-cell office:value-type="float" office:value="796386">
            <text:p>796386</text:p>
          </table:table-cell>
          <table:table-cell office:value-type="float" office:value="812537">
            <text:p>812537</text:p>
          </table:table-cell>
          <table:table-cell office:value-type="float" office:value="827971">
            <text:p>827971</text:p>
          </table:table-cell>
          <table:table-cell office:value-type="float" office:value="797840">
            <text:p>797840</text:p>
          </table:table-cell>
          <table:table-cell office:value-type="float" office:value="889402">
            <text:p>889402</text:p>
          </table:table-cell>
          <table:table-cell office:value-type="float" office:value="860922">
            <text:p>860922</text:p>
          </table:table-cell>
          <table:table-cell office:value-type="float" office:value="965242">
            <text:p>965242</text:p>
          </table:table-cell>
          <table:table-cell office:value-type="float" office:value="834437">
            <text:p>834437</text:p>
          </table:table-cell>
          <table:table-cell office:value-type="float" office:value="821027">
            <text:p>821027</text:p>
          </table:table-cell>
          <table:table-cell office:value-type="float" office:value="784499">
            <text:p>784499</text:p>
          </table:table-cell>
          <table:table-cell office:value-type="float" office:value="1025951">
            <text:p>1025951</text:p>
          </table:table-cell>
          <table:table-cell office:value-type="float" office:value="1017425">
            <text:p>1017425</text:p>
          </table:table-cell>
          <table:table-cell office:value-type="float" office:value="948644">
            <text:p>948644</text:p>
          </table:table-cell>
          <table:table-cell office:value-type="float" office:value="1014518">
            <text:p>1014518</text:p>
          </table:table-cell>
          <table:table-cell office:value-type="float" office:value="985808">
            <text:p>985808</text:p>
          </table:table-cell>
          <table:table-cell office:value-type="float" office:value="1065464.7">
            <text:p>1065464,7</text:p>
          </table:table-cell>
          <table:table-cell office:value-type="float" office:value="1090059.9">
            <text:p>1090059,9</text:p>
          </table:table-cell>
          <table:table-cell office:value-type="float" office:value="1062472.6">
            <text:p>1062472,6</text:p>
          </table:table-cell>
          <table:table-cell office:value-type="float" office:value="1175124">
            <text:p>1175124</text:p>
          </table:table-cell>
          <table:table-cell office:value-type="float" office:value="1266648">
            <text:p>1266648</text:p>
          </table:table-cell>
          <table:table-cell office:value-type="float" office:value="1116732">
            <text:p>1116732</text:p>
          </table:table-cell>
          <table:table-cell office:value-type="float" office:value="1168270">
            <text:p>1168270</text:p>
          </table:table-cell>
          <table:table-cell office:value-type="float" office:value="1385137">
            <text:p>1385137</text:p>
          </table:table-cell>
          <table:table-cell office:value-type="float" office:value="1408737">
            <text:p>1408737</text:p>
          </table:table-cell>
          <table:table-cell office:value-type="float" office:value="1371445.3">
            <text:p>1371445,3</text:p>
          </table:table-cell>
          <table:table-cell office:value-type="float" office:value="1395711.1">
            <text:p>1395711,1</text:p>
          </table:table-cell>
          <table:table-cell office:value-type="float" office:value="1352552.7">
            <text:p>1352552,7</text:p>
          </table:table-cell>
          <table:table-cell office:value-type="float" office:value="1402784.63">
            <text:p>1402784,63</text:p>
          </table:table-cell>
          <table:table-cell office:value-type="float" office:value="1458364.65">
            <text:p>1458364,65</text:p>
          </table:table-cell>
          <table:table-cell office:value-type="float" office:value="1421447.05">
            <text:p>1421447,05</text:p>
          </table:table-cell>
          <table:table-cell office:value-type="float" office:value="1675052.52">
            <text:p>1675052,52</text:p>
          </table:table-cell>
          <table:table-cell office:value-type="float" office:value="1782714.58">
            <text:p>1782714,58</text:p>
          </table:table-cell>
          <table:table-cell office:value-type="float" office:value="1499663.13">
            <text:p>1499663,13</text:p>
          </table:table-cell>
          <table:table-cell office:value-type="float" office:value="1610718">
            <text:p>1610718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ONCATIVO </text:p>
          </table:table-cell>
          <table:table-cell office:value-type="string">
            <text:p>Municipio</text:p>
          </table:table-cell>
          <table:table-cell office:value-type="float" office:value="368964">
            <text:p>368964</text:p>
          </table:table-cell>
          <table:table-cell office:value-type="float" office:value="432939">
            <text:p>432939</text:p>
          </table:table-cell>
          <table:table-cell office:value-type="float" office:value="391691">
            <text:p>391691</text:p>
          </table:table-cell>
          <table:table-cell office:value-type="float" office:value="413380">
            <text:p>413380</text:p>
          </table:table-cell>
          <table:table-cell office:value-type="float" office:value="445159">
            <text:p>445159</text:p>
          </table:table-cell>
          <table:table-cell office:value-type="float" office:value="472289">
            <text:p>472289</text:p>
          </table:table-cell>
          <table:table-cell office:value-type="float" office:value="455387">
            <text:p>455387</text:p>
          </table:table-cell>
          <table:table-cell office:value-type="float" office:value="441078">
            <text:p>441078</text:p>
          </table:table-cell>
          <table:table-cell office:value-type="float" office:value="443886">
            <text:p>443886</text:p>
          </table:table-cell>
          <table:table-cell office:value-type="float" office:value="471959">
            <text:p>471959</text:p>
          </table:table-cell>
          <table:table-cell office:value-type="float" office:value="454046">
            <text:p>454046</text:p>
          </table:table-cell>
          <table:table-cell office:value-type="float" office:value="489222">
            <text:p>489222</text:p>
          </table:table-cell>
          <table:table-cell office:value-type="float" office:value="483371">
            <text:p>483371</text:p>
          </table:table-cell>
          <table:table-cell office:value-type="float" office:value="536505">
            <text:p>536505</text:p>
          </table:table-cell>
          <table:table-cell office:value-type="float" office:value="510232">
            <text:p>510232</text:p>
          </table:table-cell>
          <table:table-cell office:value-type="float" office:value="517443">
            <text:p>517443</text:p>
          </table:table-cell>
          <table:table-cell office:value-type="float" office:value="620413">
            <text:p>620413</text:p>
          </table:table-cell>
          <table:table-cell office:value-type="float" office:value="649413">
            <text:p>649413</text:p>
          </table:table-cell>
          <table:table-cell office:value-type="float" office:value="610939">
            <text:p>610939</text:p>
          </table:table-cell>
          <table:table-cell office:value-type="float" office:value="591128">
            <text:p>591128</text:p>
          </table:table-cell>
          <table:table-cell office:value-type="float" office:value="622444">
            <text:p>622444</text:p>
          </table:table-cell>
          <table:table-cell office:value-type="float" office:value="594438">
            <text:p>594438</text:p>
          </table:table-cell>
          <table:table-cell office:value-type="float" office:value="632071">
            <text:p>632071</text:p>
          </table:table-cell>
          <table:table-cell office:value-type="float" office:value="550215">
            <text:p>550215</text:p>
          </table:table-cell>
          <table:table-cell office:value-type="float" office:value="711755">
            <text:p>711755</text:p>
          </table:table-cell>
          <table:table-cell office:value-type="float" office:value="705363">
            <text:p>705363</text:p>
          </table:table-cell>
          <table:table-cell office:value-type="float" office:value="685321">
            <text:p>685321</text:p>
          </table:table-cell>
          <table:table-cell office:value-type="float" office:value="681284">
            <text:p>681284</text:p>
          </table:table-cell>
          <table:table-cell office:value-type="float" office:value="840194">
            <text:p>840194</text:p>
          </table:table-cell>
          <table:table-cell office:value-type="float" office:value="843167">
            <text:p>843167</text:p>
          </table:table-cell>
          <table:table-cell office:value-type="float" office:value="805550">
            <text:p>805550</text:p>
          </table:table-cell>
          <table:table-cell office:value-type="float" office:value="821887">
            <text:p>821887</text:p>
          </table:table-cell>
          <table:table-cell office:value-type="float" office:value="837498">
            <text:p>837498</text:p>
          </table:table-cell>
          <table:table-cell office:value-type="float" office:value="807021">
            <text:p>807021</text:p>
          </table:table-cell>
          <table:table-cell office:value-type="float" office:value="899637">
            <text:p>899637</text:p>
          </table:table-cell>
          <table:table-cell office:value-type="float" office:value="870828">
            <text:p>870828</text:p>
          </table:table-cell>
          <table:table-cell office:value-type="float" office:value="976349">
            <text:p>976349</text:p>
          </table:table-cell>
          <table:table-cell office:value-type="float" office:value="844038">
            <text:p>844038</text:p>
          </table:table-cell>
          <table:table-cell office:value-type="float" office:value="830475">
            <text:p>830475</text:p>
          </table:table-cell>
          <table:table-cell office:value-type="float" office:value="793526">
            <text:p>793526</text:p>
          </table:table-cell>
          <table:table-cell office:value-type="float" office:value="1037756">
            <text:p>1037756</text:p>
          </table:table-cell>
          <table:table-cell office:value-type="float" office:value="1029132">
            <text:p>1029132</text:p>
          </table:table-cell>
          <table:table-cell office:value-type="float" office:value="959560">
            <text:p>959560</text:p>
          </table:table-cell>
          <table:table-cell office:value-type="float" office:value="1026192">
            <text:p>1026192</text:p>
          </table:table-cell>
          <table:table-cell office:value-type="float" office:value="997151">
            <text:p>997151</text:p>
          </table:table-cell>
          <table:table-cell office:value-type="float" office:value="1077724.6">
            <text:p>1077724,6</text:p>
          </table:table-cell>
          <table:table-cell office:value-type="float" office:value="1102602.8">
            <text:p>1102602,8</text:p>
          </table:table-cell>
          <table:table-cell office:value-type="float" office:value="1074697.1">
            <text:p>1074697,1</text:p>
          </table:table-cell>
          <table:table-cell office:value-type="float" office:value="1188646">
            <text:p>1188646</text:p>
          </table:table-cell>
          <table:table-cell office:value-type="float" office:value="1281223">
            <text:p>1281223</text:p>
          </table:table-cell>
          <table:table-cell office:value-type="float" office:value="1129582">
            <text:p>1129582</text:p>
          </table:table-cell>
          <table:table-cell office:value-type="float" office:value="1181713">
            <text:p>1181713</text:p>
          </table:table-cell>
          <table:table-cell office:value-type="float" office:value="1401076">
            <text:p>1401076</text:p>
          </table:table-cell>
          <table:table-cell office:value-type="float" office:value="1424947">
            <text:p>1424947</text:p>
          </table:table-cell>
          <table:table-cell office:value-type="float" office:value="1387226.1">
            <text:p>1387226,1</text:p>
          </table:table-cell>
          <table:table-cell office:value-type="float" office:value="1411771.1">
            <text:p>1411771,1</text:p>
          </table:table-cell>
          <table:table-cell office:value-type="float" office:value="1368116.1">
            <text:p>1368116,1</text:p>
          </table:table-cell>
          <table:table-cell office:value-type="float" office:value="1418926.04">
            <text:p>1418926,04</text:p>
          </table:table-cell>
          <table:table-cell office:value-type="float" office:value="1475145.6">
            <text:p>1475145,6</text:p>
          </table:table-cell>
          <table:table-cell office:value-type="float" office:value="1437802.18">
            <text:p>1437802,18</text:p>
          </table:table-cell>
          <table:table-cell office:value-type="float" office:value="1694326.83">
            <text:p>1694326,83</text:p>
          </table:table-cell>
          <table:table-cell office:value-type="float" office:value="1803227.72">
            <text:p>1803227,72</text:p>
          </table:table-cell>
          <table:table-cell office:value-type="float" office:value="1516919.28">
            <text:p>1516919,28</text:p>
          </table:table-cell>
          <table:table-cell office:value-type="float" office:value="1629252">
            <text:p>1629252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ORDOÑEZ </text:p>
          </table:table-cell>
          <table:table-cell office:value-type="string">
            <text:p>Municipio</text:p>
          </table:table-cell>
          <table:table-cell office:value-type="float" office:value="134484">
            <text:p>134484</text:p>
          </table:table-cell>
          <table:table-cell office:value-type="float" office:value="157802">
            <text:p>157802</text:p>
          </table:table-cell>
          <table:table-cell office:value-type="float" office:value="142768">
            <text:p>142768</text:p>
          </table:table-cell>
          <table:table-cell office:value-type="float" office:value="150673">
            <text:p>150673</text:p>
          </table:table-cell>
          <table:table-cell office:value-type="float" office:value="162256">
            <text:p>162256</text:p>
          </table:table-cell>
          <table:table-cell office:value-type="float" office:value="172145">
            <text:p>172145</text:p>
          </table:table-cell>
          <table:table-cell office:value-type="float" office:value="165984">
            <text:p>165984</text:p>
          </table:table-cell>
          <table:table-cell office:value-type="float" office:value="160769">
            <text:p>160769</text:p>
          </table:table-cell>
          <table:table-cell office:value-type="float" office:value="161793">
            <text:p>161793</text:p>
          </table:table-cell>
          <table:table-cell office:value-type="float" office:value="172025">
            <text:p>172025</text:p>
          </table:table-cell>
          <table:table-cell office:value-type="float" office:value="165496">
            <text:p>165496</text:p>
          </table:table-cell>
          <table:table-cell office:value-type="float" office:value="178317">
            <text:p>178317</text:p>
          </table:table-cell>
          <table:table-cell office:value-type="float" office:value="176184">
            <text:p>176184</text:p>
          </table:table-cell>
          <table:table-cell office:value-type="float" office:value="195551">
            <text:p>195551</text:p>
          </table:table-cell>
          <table:table-cell office:value-type="float" office:value="185975">
            <text:p>185975</text:p>
          </table:table-cell>
          <table:table-cell office:value-type="float" office:value="188603">
            <text:p>188603</text:p>
          </table:table-cell>
          <table:table-cell office:value-type="float" office:value="226135">
            <text:p>226135</text:p>
          </table:table-cell>
          <table:table-cell office:value-type="float" office:value="236705">
            <text:p>236705</text:p>
          </table:table-cell>
          <table:table-cell office:value-type="float" office:value="222682">
            <text:p>222682</text:p>
          </table:table-cell>
          <table:table-cell office:value-type="float" office:value="215461">
            <text:p>215461</text:p>
          </table:table-cell>
          <table:table-cell office:value-type="float" office:value="226875">
            <text:p>226875</text:p>
          </table:table-cell>
          <table:table-cell office:value-type="float" office:value="216667">
            <text:p>216667</text:p>
          </table:table-cell>
          <table:table-cell office:value-type="float" office:value="230384">
            <text:p>230384</text:p>
          </table:table-cell>
          <table:table-cell office:value-type="float" office:value="200549">
            <text:p>200549</text:p>
          </table:table-cell>
          <table:table-cell office:value-type="float" office:value="259428">
            <text:p>259428</text:p>
          </table:table-cell>
          <table:table-cell office:value-type="float" office:value="257099">
            <text:p>257099</text:p>
          </table:table-cell>
          <table:table-cell office:value-type="float" office:value="258887">
            <text:p>258887</text:p>
          </table:table-cell>
          <table:table-cell office:value-type="float" office:value="251269">
            <text:p>251269</text:p>
          </table:table-cell>
          <table:table-cell office:value-type="float" office:value="309877">
            <text:p>309877</text:p>
          </table:table-cell>
          <table:table-cell office:value-type="float" office:value="310974">
            <text:p>310974</text:p>
          </table:table-cell>
          <table:table-cell office:value-type="float" office:value="297100">
            <text:p>297100</text:p>
          </table:table-cell>
          <table:table-cell office:value-type="float" office:value="303125">
            <text:p>303125</text:p>
          </table:table-cell>
          <table:table-cell office:value-type="float" office:value="308883">
            <text:p>308883</text:p>
          </table:table-cell>
          <table:table-cell office:value-type="float" office:value="297642">
            <text:p>297642</text:p>
          </table:table-cell>
          <table:table-cell office:value-type="float" office:value="331801">
            <text:p>331801</text:p>
          </table:table-cell>
          <table:table-cell office:value-type="float" office:value="321175">
            <text:p>321175</text:p>
          </table:table-cell>
          <table:table-cell office:value-type="float" office:value="360093">
            <text:p>360093</text:p>
          </table:table-cell>
          <table:table-cell office:value-type="float" office:value="311295">
            <text:p>311295</text:p>
          </table:table-cell>
          <table:table-cell office:value-type="float" office:value="306293">
            <text:p>306293</text:p>
          </table:table-cell>
          <table:table-cell office:value-type="float" office:value="292665">
            <text:p>292665</text:p>
          </table:table-cell>
          <table:table-cell office:value-type="float" office:value="382741">
            <text:p>382741</text:p>
          </table:table-cell>
          <table:table-cell office:value-type="float" office:value="379561">
            <text:p>379561</text:p>
          </table:table-cell>
          <table:table-cell office:value-type="float" office:value="353901">
            <text:p>353901</text:p>
          </table:table-cell>
          <table:table-cell office:value-type="float" office:value="378476">
            <text:p>378476</text:p>
          </table:table-cell>
          <table:table-cell office:value-type="float" office:value="367766">
            <text:p>367766</text:p>
          </table:table-cell>
          <table:table-cell office:value-type="float" office:value="397482.3">
            <text:p>397482,3</text:p>
          </table:table-cell>
          <table:table-cell office:value-type="float" office:value="406657.8">
            <text:p>406657,8</text:p>
          </table:table-cell>
          <table:table-cell office:value-type="float" office:value="396366.4">
            <text:p>396366,4</text:p>
          </table:table-cell>
          <table:table-cell office:value-type="float" office:value="438392">
            <text:p>438392</text:p>
          </table:table-cell>
          <table:table-cell office:value-type="float" office:value="472536">
            <text:p>472536</text:p>
          </table:table-cell>
          <table:table-cell office:value-type="float" office:value="416608">
            <text:p>416608</text:p>
          </table:table-cell>
          <table:table-cell office:value-type="float" office:value="435835">
            <text:p>435835</text:p>
          </table:table-cell>
          <table:table-cell office:value-type="float" office:value="516739">
            <text:p>516739</text:p>
          </table:table-cell>
          <table:table-cell office:value-type="float" office:value="525543">
            <text:p>525543</text:p>
          </table:table-cell>
          <table:table-cell office:value-type="float" office:value="511631.5">
            <text:p>511631,5</text:p>
          </table:table-cell>
          <table:table-cell office:value-type="float" office:value="520684.1">
            <text:p>520684,1</text:p>
          </table:table-cell>
          <table:table-cell office:value-type="float" office:value="504583.4">
            <text:p>504583,4</text:p>
          </table:table-cell>
          <table:table-cell office:value-type="float" office:value="523322.96">
            <text:p>523322,96</text:p>
          </table:table-cell>
          <table:table-cell office:value-type="float" office:value="544057.65">
            <text:p>544057,65</text:p>
          </table:table-cell>
          <table:table-cell office:value-type="float" office:value="530284.79">
            <text:p>530284,79</text:p>
          </table:table-cell>
          <table:table-cell office:value-type="float" office:value="624895.24">
            <text:p>624895,24</text:p>
          </table:table-cell>
          <table:table-cell office:value-type="float" office:value="665059.66">
            <text:p>665059,66</text:p>
          </table:table-cell>
          <table:table-cell office:value-type="float" office:value="559464.46">
            <text:p>559464,46</text:p>
          </table:table-cell>
          <table:table-cell office:value-type="float" office:value="600894">
            <text:p>600894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PAMPAYASTA SUD </text:p>
          </table:table-cell>
          <table:table-cell office:value-type="string">
            <text:p>Municipio</text:p>
          </table:table-cell>
          <table:table-cell office:value-type="float" office:value="100965">
            <text:p>100965</text:p>
          </table:table-cell>
          <table:table-cell office:value-type="float" office:value="118472">
            <text:p>118472</text:p>
          </table:table-cell>
          <table:table-cell office:value-type="float" office:value="107185">
            <text:p>107185</text:p>
          </table:table-cell>
          <table:table-cell office:value-type="float" office:value="113120">
            <text:p>113120</text:p>
          </table:table-cell>
          <table:table-cell office:value-type="float" office:value="121816">
            <text:p>121816</text:p>
          </table:table-cell>
          <table:table-cell office:value-type="float" office:value="129240">
            <text:p>129240</text:p>
          </table:table-cell>
          <table:table-cell office:value-type="float" office:value="124615">
            <text:p>124615</text:p>
          </table:table-cell>
          <table:table-cell office:value-type="float" office:value="120699">
            <text:p>120699</text:p>
          </table:table-cell>
          <table:table-cell office:value-type="float" office:value="121468">
            <text:p>121468</text:p>
          </table:table-cell>
          <table:table-cell office:value-type="float" office:value="129150">
            <text:p>129150</text:p>
          </table:table-cell>
          <table:table-cell office:value-type="float" office:value="124248">
            <text:p>124248</text:p>
          </table:table-cell>
          <table:table-cell office:value-type="float" office:value="133873">
            <text:p>133873</text:p>
          </table:table-cell>
          <table:table-cell office:value-type="float" office:value="132272">
            <text:p>132272</text:p>
          </table:table-cell>
          <table:table-cell office:value-type="float" office:value="146812">
            <text:p>146812</text:p>
          </table:table-cell>
          <table:table-cell office:value-type="float" office:value="139623">
            <text:p>139623</text:p>
          </table:table-cell>
          <table:table-cell office:value-type="float" office:value="141596">
            <text:p>141596</text:p>
          </table:table-cell>
          <table:table-cell office:value-type="float" office:value="169773">
            <text:p>169773</text:p>
          </table:table-cell>
          <table:table-cell office:value-type="float" office:value="177709">
            <text:p>177709</text:p>
          </table:table-cell>
          <table:table-cell office:value-type="float" office:value="167181">
            <text:p>167181</text:p>
          </table:table-cell>
          <table:table-cell office:value-type="float" office:value="161760">
            <text:p>161760</text:p>
          </table:table-cell>
          <table:table-cell office:value-type="float" office:value="170329">
            <text:p>170329</text:p>
          </table:table-cell>
          <table:table-cell office:value-type="float" office:value="162666">
            <text:p>162666</text:p>
          </table:table-cell>
          <table:table-cell office:value-type="float" office:value="172963">
            <text:p>172963</text:p>
          </table:table-cell>
          <table:table-cell office:value-type="float" office:value="150564">
            <text:p>150564</text:p>
          </table:table-cell>
          <table:table-cell office:value-type="float" office:value="194769">
            <text:p>194769</text:p>
          </table:table-cell>
          <table:table-cell office:value-type="float" office:value="193020">
            <text:p>193020</text:p>
          </table:table-cell>
          <table:table-cell office:value-type="float" office:value="186974">
            <text:p>186974</text:p>
          </table:table-cell>
          <table:table-cell office:value-type="float" office:value="186249">
            <text:p>186249</text:p>
          </table:table-cell>
          <table:table-cell office:value-type="float" office:value="229691">
            <text:p>229691</text:p>
          </table:table-cell>
          <table:table-cell office:value-type="float" office:value="230504">
            <text:p>230504</text:p>
          </table:table-cell>
          <table:table-cell office:value-type="float" office:value="220220">
            <text:p>220220</text:p>
          </table:table-cell>
          <table:table-cell office:value-type="float" office:value="224686">
            <text:p>224686</text:p>
          </table:table-cell>
          <table:table-cell office:value-type="float" office:value="228954">
            <text:p>228954</text:p>
          </table:table-cell>
          <table:table-cell office:value-type="float" office:value="220622">
            <text:p>220622</text:p>
          </table:table-cell>
          <table:table-cell office:value-type="float" office:value="245941">
            <text:p>245941</text:p>
          </table:table-cell>
          <table:table-cell office:value-type="float" office:value="238066">
            <text:p>238066</text:p>
          </table:table-cell>
          <table:table-cell office:value-type="float" office:value="266913">
            <text:p>266913</text:p>
          </table:table-cell>
          <table:table-cell office:value-type="float" office:value="230742">
            <text:p>230742</text:p>
          </table:table-cell>
          <table:table-cell office:value-type="float" office:value="227034">
            <text:p>227034</text:p>
          </table:table-cell>
          <table:table-cell office:value-type="float" office:value="216933">
            <text:p>216933</text:p>
          </table:table-cell>
          <table:table-cell office:value-type="float" office:value="283700">
            <text:p>283700</text:p>
          </table:table-cell>
          <table:table-cell office:value-type="float" office:value="281343">
            <text:p>281343</text:p>
          </table:table-cell>
          <table:table-cell office:value-type="float" office:value="262323">
            <text:p>262323</text:p>
          </table:table-cell>
          <table:table-cell office:value-type="float" office:value="280539">
            <text:p>280539</text:p>
          </table:table-cell>
          <table:table-cell office:value-type="float" office:value="272600">
            <text:p>272600</text:p>
          </table:table-cell>
          <table:table-cell office:value-type="float" office:value="294627">
            <text:p>294627</text:p>
          </table:table-cell>
          <table:table-cell office:value-type="float" office:value="301428.1">
            <text:p>301428,1</text:p>
          </table:table-cell>
          <table:table-cell office:value-type="float" office:value="293799">
            <text:p>293799</text:p>
          </table:table-cell>
          <table:table-cell office:value-type="float" office:value="324950">
            <text:p>324950</text:p>
          </table:table-cell>
          <table:table-cell office:value-type="float" office:value="350259">
            <text:p>350259</text:p>
          </table:table-cell>
          <table:table-cell office:value-type="float" office:value="308804">
            <text:p>308804</text:p>
          </table:table-cell>
          <table:table-cell office:value-type="float" office:value="323055">
            <text:p>323055</text:p>
          </table:table-cell>
          <table:table-cell office:value-type="float" office:value="383024">
            <text:p>383024</text:p>
          </table:table-cell>
          <table:table-cell office:value-type="float" office:value="389550">
            <text:p>389550</text:p>
          </table:table-cell>
          <table:table-cell office:value-type="float" office:value="379238.1">
            <text:p>379238,1</text:p>
          </table:table-cell>
          <table:table-cell office:value-type="float" office:value="385948.2">
            <text:p>385948,2</text:p>
          </table:table-cell>
          <table:table-cell office:value-type="float" office:value="374013.8">
            <text:p>374013,8</text:p>
          </table:table-cell>
          <table:table-cell office:value-type="float" office:value="387904.17">
            <text:p>387904,17</text:p>
          </table:table-cell>
          <table:table-cell office:value-type="float" office:value="403273.4">
            <text:p>403273,4</text:p>
          </table:table-cell>
          <table:table-cell office:value-type="float" office:value="393064.5">
            <text:p>393064,5</text:p>
          </table:table-cell>
          <table:table-cell office:value-type="float" office:value="463192.88">
            <text:p>463192,88</text:p>
          </table:table-cell>
          <table:table-cell office:value-type="float" office:value="492964.06">
            <text:p>492964,06</text:p>
          </table:table-cell>
          <table:table-cell office:value-type="float" office:value="414693.43">
            <text:p>414693,43</text:p>
          </table:table-cell>
          <table:table-cell office:value-type="float" office:value="445402">
            <text:p>445402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PASCANAS </text:p>
          </table:table-cell>
          <table:table-cell office:value-type="string">
            <text:p>Municipio</text:p>
          </table:table-cell>
          <table:table-cell office:value-type="float" office:value="139120">
            <text:p>139120</text:p>
          </table:table-cell>
          <table:table-cell office:value-type="float" office:value="163242">
            <text:p>163242</text:p>
          </table:table-cell>
          <table:table-cell office:value-type="float" office:value="147690">
            <text:p>147690</text:p>
          </table:table-cell>
          <table:table-cell office:value-type="float" office:value="155868">
            <text:p>155868</text:p>
          </table:table-cell>
          <table:table-cell office:value-type="float" office:value="167850">
            <text:p>167850</text:p>
          </table:table-cell>
          <table:table-cell office:value-type="float" office:value="178080">
            <text:p>178080</text:p>
          </table:table-cell>
          <table:table-cell office:value-type="float" office:value="171707">
            <text:p>171707</text:p>
          </table:table-cell>
          <table:table-cell office:value-type="float" office:value="166311">
            <text:p>166311</text:p>
          </table:table-cell>
          <table:table-cell office:value-type="float" office:value="167370">
            <text:p>167370</text:p>
          </table:table-cell>
          <table:table-cell office:value-type="float" office:value="177955">
            <text:p>177955</text:p>
          </table:table-cell>
          <table:table-cell office:value-type="float" office:value="171201">
            <text:p>171201</text:p>
          </table:table-cell>
          <table:table-cell office:value-type="float" office:value="184464">
            <text:p>184464</text:p>
          </table:table-cell>
          <table:table-cell office:value-type="float" office:value="182258">
            <text:p>182258</text:p>
          </table:table-cell>
          <table:table-cell office:value-type="float" office:value="202292">
            <text:p>202292</text:p>
          </table:table-cell>
          <table:table-cell office:value-type="float" office:value="192386">
            <text:p>192386</text:p>
          </table:table-cell>
          <table:table-cell office:value-type="float" office:value="195105">
            <text:p>195105</text:p>
          </table:table-cell>
          <table:table-cell office:value-type="float" office:value="233930">
            <text:p>233930</text:p>
          </table:table-cell>
          <table:table-cell office:value-type="float" office:value="244865">
            <text:p>244865</text:p>
          </table:table-cell>
          <table:table-cell office:value-type="float" office:value="230359">
            <text:p>230359</text:p>
          </table:table-cell>
          <table:table-cell office:value-type="float" office:value="222888">
            <text:p>222888</text:p>
          </table:table-cell>
          <table:table-cell office:value-type="float" office:value="234697">
            <text:p>234697</text:p>
          </table:table-cell>
          <table:table-cell office:value-type="float" office:value="224137">
            <text:p>224137</text:p>
          </table:table-cell>
          <table:table-cell office:value-type="float" office:value="238326">
            <text:p>238326</text:p>
          </table:table-cell>
          <table:table-cell office:value-type="float" office:value="207463">
            <text:p>207463</text:p>
          </table:table-cell>
          <table:table-cell office:value-type="float" office:value="268372">
            <text:p>268372</text:p>
          </table:table-cell>
          <table:table-cell office:value-type="float" office:value="265962">
            <text:p>265962</text:p>
          </table:table-cell>
          <table:table-cell office:value-type="float" office:value="261379">
            <text:p>261379</text:p>
          </table:table-cell>
          <table:table-cell office:value-type="float" office:value="257846">
            <text:p>257846</text:p>
          </table:table-cell>
          <table:table-cell office:value-type="float" office:value="317989">
            <text:p>317989</text:p>
          </table:table-cell>
          <table:table-cell office:value-type="float" office:value="319114">
            <text:p>319114</text:p>
          </table:table-cell>
          <table:table-cell office:value-type="float" office:value="304877">
            <text:p>304877</text:p>
          </table:table-cell>
          <table:table-cell office:value-type="float" office:value="311060">
            <text:p>311060</text:p>
          </table:table-cell>
          <table:table-cell office:value-type="float" office:value="316969">
            <text:p>316969</text:p>
          </table:table-cell>
          <table:table-cell office:value-type="float" office:value="305434">
            <text:p>305434</text:p>
          </table:table-cell>
          <table:table-cell office:value-type="float" office:value="340486">
            <text:p>340486</text:p>
          </table:table-cell>
          <table:table-cell office:value-type="float" office:value="329583">
            <text:p>329583</text:p>
          </table:table-cell>
          <table:table-cell office:value-type="float" office:value="369520">
            <text:p>369520</text:p>
          </table:table-cell>
          <table:table-cell office:value-type="float" office:value="319444">
            <text:p>319444</text:p>
          </table:table-cell>
          <table:table-cell office:value-type="float" office:value="314311">
            <text:p>314311</text:p>
          </table:table-cell>
          <table:table-cell office:value-type="float" office:value="300327">
            <text:p>300327</text:p>
          </table:table-cell>
          <table:table-cell office:value-type="float" office:value="392761">
            <text:p>392761</text:p>
          </table:table-cell>
          <table:table-cell office:value-type="float" office:value="389496">
            <text:p>389496</text:p>
          </table:table-cell>
          <table:table-cell office:value-type="float" office:value="363166">
            <text:p>363166</text:p>
          </table:table-cell>
          <table:table-cell office:value-type="float" office:value="388384">
            <text:p>388384</text:p>
          </table:table-cell>
          <table:table-cell office:value-type="float" office:value="377393">
            <text:p>377393</text:p>
          </table:table-cell>
          <table:table-cell office:value-type="float" office:value="407887.6">
            <text:p>407887,6</text:p>
          </table:table-cell>
          <table:table-cell office:value-type="float" office:value="417303.3">
            <text:p>417303,3</text:p>
          </table:table-cell>
          <table:table-cell office:value-type="float" office:value="406742.4">
            <text:p>406742,4</text:p>
          </table:table-cell>
          <table:table-cell office:value-type="float" office:value="449868">
            <text:p>449868</text:p>
          </table:table-cell>
          <table:table-cell office:value-type="float" office:value="484906">
            <text:p>484906</text:p>
          </table:table-cell>
          <table:table-cell office:value-type="float" office:value="427514">
            <text:p>427514</text:p>
          </table:table-cell>
          <table:table-cell office:value-type="float" office:value="447244">
            <text:p>447244</text:p>
          </table:table-cell>
          <table:table-cell office:value-type="float" office:value="530267">
            <text:p>530267</text:p>
          </table:table-cell>
          <table:table-cell office:value-type="float" office:value="539301">
            <text:p>539301</text:p>
          </table:table-cell>
          <table:table-cell office:value-type="float" office:value="525025">
            <text:p>525025</text:p>
          </table:table-cell>
          <table:table-cell office:value-type="float" office:value="534314.5">
            <text:p>534314,5</text:p>
          </table:table-cell>
          <table:table-cell office:value-type="float" office:value="517792.4">
            <text:p>517792,4</text:p>
          </table:table-cell>
          <table:table-cell office:value-type="float" office:value="537022.46">
            <text:p>537022,46</text:p>
          </table:table-cell>
          <table:table-cell office:value-type="float" office:value="558299.94">
            <text:p>558299,94</text:p>
          </table:table-cell>
          <table:table-cell office:value-type="float" office:value="544166.54">
            <text:p>544166,54</text:p>
          </table:table-cell>
          <table:table-cell office:value-type="float" office:value="641253.69">
            <text:p>641253,69</text:p>
          </table:table-cell>
          <table:table-cell office:value-type="float" office:value="682469.53">
            <text:p>682469,53</text:p>
          </table:table-cell>
          <table:table-cell office:value-type="float" office:value="574110.07">
            <text:p>574110,07</text:p>
          </table:table-cell>
          <table:table-cell office:value-type="float" office:value="616624">
            <text:p>616624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PASCO </text:p>
          </table:table-cell>
          <table:table-cell office:value-type="string">
            <text:p>Municipio</text:p>
          </table:table-cell>
          <table:table-cell office:value-type="float" office:value="100469">
            <text:p>100469</text:p>
          </table:table-cell>
          <table:table-cell office:value-type="float" office:value="117890">
            <text:p>117890</text:p>
          </table:table-cell>
          <table:table-cell office:value-type="float" office:value="106658">
            <text:p>106658</text:p>
          </table:table-cell>
          <table:table-cell office:value-type="float" office:value="112564">
            <text:p>112564</text:p>
          </table:table-cell>
          <table:table-cell office:value-type="float" office:value="121218">
            <text:p>121218</text:p>
          </table:table-cell>
          <table:table-cell office:value-type="float" office:value="128605">
            <text:p>128605</text:p>
          </table:table-cell>
          <table:table-cell office:value-type="float" office:value="124003">
            <text:p>124003</text:p>
          </table:table-cell>
          <table:table-cell office:value-type="float" office:value="120106">
            <text:p>120106</text:p>
          </table:table-cell>
          <table:table-cell office:value-type="float" office:value="120871">
            <text:p>120871</text:p>
          </table:table-cell>
          <table:table-cell office:value-type="float" office:value="128515">
            <text:p>128515</text:p>
          </table:table-cell>
          <table:table-cell office:value-type="float" office:value="123637">
            <text:p>123637</text:p>
          </table:table-cell>
          <table:table-cell office:value-type="float" office:value="133216">
            <text:p>133216</text:p>
          </table:table-cell>
          <table:table-cell office:value-type="float" office:value="131623">
            <text:p>131623</text:p>
          </table:table-cell>
          <table:table-cell office:value-type="float" office:value="146091">
            <text:p>146091</text:p>
          </table:table-cell>
          <table:table-cell office:value-type="float" office:value="138937">
            <text:p>138937</text:p>
          </table:table-cell>
          <table:table-cell office:value-type="float" office:value="140901">
            <text:p>140901</text:p>
          </table:table-cell>
          <table:table-cell office:value-type="float" office:value="168939">
            <text:p>168939</text:p>
          </table:table-cell>
          <table:table-cell office:value-type="float" office:value="176836">
            <text:p>176836</text:p>
          </table:table-cell>
          <table:table-cell office:value-type="float" office:value="166360">
            <text:p>166360</text:p>
          </table:table-cell>
          <table:table-cell office:value-type="float" office:value="160965">
            <text:p>160965</text:p>
          </table:table-cell>
          <table:table-cell office:value-type="float" office:value="169493">
            <text:p>169493</text:p>
          </table:table-cell>
          <table:table-cell office:value-type="float" office:value="161867">
            <text:p>161867</text:p>
          </table:table-cell>
          <table:table-cell office:value-type="float" office:value="172114">
            <text:p>172114</text:p>
          </table:table-cell>
          <table:table-cell office:value-type="float" office:value="149824">
            <text:p>149824</text:p>
          </table:table-cell>
          <table:table-cell office:value-type="float" office:value="193812">
            <text:p>193812</text:p>
          </table:table-cell>
          <table:table-cell office:value-type="float" office:value="192072">
            <text:p>192072</text:p>
          </table:table-cell>
          <table:table-cell office:value-type="float" office:value="187514">
            <text:p>187514</text:p>
          </table:table-cell>
          <table:table-cell office:value-type="float" office:value="185806">
            <text:p>185806</text:p>
          </table:table-cell>
          <table:table-cell office:value-type="float" office:value="229146">
            <text:p>229146</text:p>
          </table:table-cell>
          <table:table-cell office:value-type="float" office:value="229957">
            <text:p>229957</text:p>
          </table:table-cell>
          <table:table-cell office:value-type="float" office:value="219697">
            <text:p>219697</text:p>
          </table:table-cell>
          <table:table-cell office:value-type="float" office:value="224153">
            <text:p>224153</text:p>
          </table:table-cell>
          <table:table-cell office:value-type="float" office:value="228411">
            <text:p>228411</text:p>
          </table:table-cell>
          <table:table-cell office:value-type="float" office:value="220099">
            <text:p>220099</text:p>
          </table:table-cell>
          <table:table-cell office:value-type="float" office:value="245358">
            <text:p>245358</text:p>
          </table:table-cell>
          <table:table-cell office:value-type="float" office:value="237501">
            <text:p>237501</text:p>
          </table:table-cell>
          <table:table-cell office:value-type="float" office:value="266279">
            <text:p>266279</text:p>
          </table:table-cell>
          <table:table-cell office:value-type="float" office:value="230194">
            <text:p>230194</text:p>
          </table:table-cell>
          <table:table-cell office:value-type="float" office:value="226495">
            <text:p>226495</text:p>
          </table:table-cell>
          <table:table-cell office:value-type="float" office:value="216418">
            <text:p>216418</text:p>
          </table:table-cell>
          <table:table-cell office:value-type="float" office:value="283027">
            <text:p>283027</text:p>
          </table:table-cell>
          <table:table-cell office:value-type="float" office:value="280675">
            <text:p>280675</text:p>
          </table:table-cell>
          <table:table-cell office:value-type="float" office:value="261700">
            <text:p>261700</text:p>
          </table:table-cell>
          <table:table-cell office:value-type="float" office:value="279873">
            <text:p>279873</text:p>
          </table:table-cell>
          <table:table-cell office:value-type="float" office:value="271953">
            <text:p>271953</text:p>
          </table:table-cell>
          <table:table-cell office:value-type="float" office:value="293927.5">
            <text:p>293927,5</text:p>
          </table:table-cell>
          <table:table-cell office:value-type="float" office:value="300712.5">
            <text:p>300712,5</text:p>
          </table:table-cell>
          <table:table-cell office:value-type="float" office:value="293101.5">
            <text:p>293101,5</text:p>
          </table:table-cell>
          <table:table-cell office:value-type="float" office:value="324179">
            <text:p>324179</text:p>
          </table:table-cell>
          <table:table-cell office:value-type="float" office:value="349428">
            <text:p>349428</text:p>
          </table:table-cell>
          <table:table-cell office:value-type="float" office:value="308071">
            <text:p>308071</text:p>
          </table:table-cell>
          <table:table-cell office:value-type="float" office:value="322288">
            <text:p>322288</text:p>
          </table:table-cell>
          <table:table-cell office:value-type="float" office:value="382115">
            <text:p>382115</text:p>
          </table:table-cell>
          <table:table-cell office:value-type="float" office:value="388625">
            <text:p>388625</text:p>
          </table:table-cell>
          <table:table-cell office:value-type="float" office:value="378337.8">
            <text:p>378337,8</text:p>
          </table:table-cell>
          <table:table-cell office:value-type="float" office:value="385031.9">
            <text:p>385031,9</text:p>
          </table:table-cell>
          <table:table-cell office:value-type="float" office:value="373125.9">
            <text:p>373125,9</text:p>
          </table:table-cell>
          <table:table-cell office:value-type="float" office:value="386983.28">
            <text:p>386983,28</text:p>
          </table:table-cell>
          <table:table-cell office:value-type="float" office:value="402316.02">
            <text:p>402316,02</text:p>
          </table:table-cell>
          <table:table-cell office:value-type="float" office:value="392131.36">
            <text:p>392131,36</text:p>
          </table:table-cell>
          <table:table-cell office:value-type="float" office:value="462093.25">
            <text:p>462093,25</text:p>
          </table:table-cell>
          <table:table-cell office:value-type="float" office:value="491793.76">
            <text:p>491793,76</text:p>
          </table:table-cell>
          <table:table-cell office:value-type="float" office:value="413708.95">
            <text:p>413708,95</text:p>
          </table:table-cell>
          <table:table-cell office:value-type="float" office:value="444345">
            <text:p>444345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PILAR </text:p>
          </table:table-cell>
          <table:table-cell office:value-type="string">
            <text:p>Municipio</text:p>
          </table:table-cell>
          <table:table-cell office:value-type="float" office:value="391270">
            <text:p>391270</text:p>
          </table:table-cell>
          <table:table-cell office:value-type="float" office:value="459113">
            <text:p>459113</text:p>
          </table:table-cell>
          <table:table-cell office:value-type="float" office:value="415372">
            <text:p>415372</text:p>
          </table:table-cell>
          <table:table-cell office:value-type="float" office:value="438372">
            <text:p>438372</text:p>
          </table:table-cell>
          <table:table-cell office:value-type="float" office:value="472072">
            <text:p>472072</text:p>
          </table:table-cell>
          <table:table-cell office:value-type="float" office:value="500842">
            <text:p>500842</text:p>
          </table:table-cell>
          <table:table-cell office:value-type="float" office:value="482918">
            <text:p>482918</text:p>
          </table:table-cell>
          <table:table-cell office:value-type="float" office:value="467744">
            <text:p>467744</text:p>
          </table:table-cell>
          <table:table-cell office:value-type="float" office:value="470722">
            <text:p>470722</text:p>
          </table:table-cell>
          <table:table-cell office:value-type="float" office:value="500493">
            <text:p>500493</text:p>
          </table:table-cell>
          <table:table-cell office:value-type="float" office:value="481496">
            <text:p>481496</text:p>
          </table:table-cell>
          <table:table-cell office:value-type="float" office:value="518798">
            <text:p>518798</text:p>
          </table:table-cell>
          <table:table-cell office:value-type="float" office:value="512594">
            <text:p>512594</text:p>
          </table:table-cell>
          <table:table-cell office:value-type="float" office:value="568940">
            <text:p>568940</text:p>
          </table:table-cell>
          <table:table-cell office:value-type="float" office:value="541078">
            <text:p>541078</text:p>
          </table:table-cell>
          <table:table-cell office:value-type="float" office:value="548726">
            <text:p>548726</text:p>
          </table:table-cell>
          <table:table-cell office:value-type="float" office:value="657921">
            <text:p>657921</text:p>
          </table:table-cell>
          <table:table-cell office:value-type="float" office:value="688674">
            <text:p>688674</text:p>
          </table:table-cell>
          <table:table-cell office:value-type="float" office:value="647875">
            <text:p>647875</text:p>
          </table:table-cell>
          <table:table-cell office:value-type="float" office:value="626865">
            <text:p>626865</text:p>
          </table:table-cell>
          <table:table-cell office:value-type="float" office:value="660075">
            <text:p>660075</text:p>
          </table:table-cell>
          <table:table-cell office:value-type="float" office:value="630376">
            <text:p>630376</text:p>
          </table:table-cell>
          <table:table-cell office:value-type="float" office:value="670283">
            <text:p>670283</text:p>
          </table:table-cell>
          <table:table-cell office:value-type="float" office:value="583479">
            <text:p>583479</text:p>
          </table:table-cell>
          <table:table-cell office:value-type="float" office:value="754785">
            <text:p>754785</text:p>
          </table:table-cell>
          <table:table-cell office:value-type="float" office:value="748007">
            <text:p>748007</text:p>
          </table:table-cell>
          <table:table-cell office:value-type="float" office:value="728062">
            <text:p>728062</text:p>
          </table:table-cell>
          <table:table-cell office:value-type="float" office:value="722897">
            <text:p>722897</text:p>
          </table:table-cell>
          <table:table-cell office:value-type="float" office:value="891513">
            <text:p>891513</text:p>
          </table:table-cell>
          <table:table-cell office:value-type="float" office:value="894667">
            <text:p>894667</text:p>
          </table:table-cell>
          <table:table-cell office:value-type="float" office:value="854752">
            <text:p>854752</text:p>
          </table:table-cell>
          <table:table-cell office:value-type="float" office:value="872087">
            <text:p>872087</text:p>
          </table:table-cell>
          <table:table-cell office:value-type="float" office:value="888652">
            <text:p>888652</text:p>
          </table:table-cell>
          <table:table-cell office:value-type="float" office:value="856313">
            <text:p>856313</text:p>
          </table:table-cell>
          <table:table-cell office:value-type="float" office:value="954586">
            <text:p>954586</text:p>
          </table:table-cell>
          <table:table-cell office:value-type="float" office:value="924017">
            <text:p>924017</text:p>
          </table:table-cell>
          <table:table-cell office:value-type="float" office:value="1035984">
            <text:p>1035984</text:p>
          </table:table-cell>
          <table:table-cell office:value-type="float" office:value="895592">
            <text:p>895592</text:p>
          </table:table-cell>
          <table:table-cell office:value-type="float" office:value="881199">
            <text:p>881199</text:p>
          </table:table-cell>
          <table:table-cell office:value-type="float" office:value="841994">
            <text:p>841994</text:p>
          </table:table-cell>
          <table:table-cell office:value-type="float" office:value="1101141">
            <text:p>1101141</text:p>
          </table:table-cell>
          <table:table-cell office:value-type="float" office:value="1091991">
            <text:p>1091991</text:p>
          </table:table-cell>
          <table:table-cell office:value-type="float" office:value="1018169">
            <text:p>1018169</text:p>
          </table:table-cell>
          <table:table-cell office:value-type="float" office:value="1088871">
            <text:p>1088871</text:p>
          </table:table-cell>
          <table:table-cell office:value-type="float" office:value="1058056">
            <text:p>1058056</text:p>
          </table:table-cell>
          <table:table-cell office:value-type="float" office:value="1143551.2">
            <text:p>1143551,2</text:p>
          </table:table-cell>
          <table:table-cell office:value-type="float" office:value="1169949">
            <text:p>1169949</text:p>
          </table:table-cell>
          <table:table-cell office:value-type="float" office:value="1140339.7">
            <text:p>1140339,7</text:p>
          </table:table-cell>
          <table:table-cell office:value-type="float" office:value="1261247">
            <text:p>1261247</text:p>
          </table:table-cell>
          <table:table-cell office:value-type="float" office:value="1359479">
            <text:p>1359479</text:p>
          </table:table-cell>
          <table:table-cell office:value-type="float" office:value="1198576">
            <text:p>1198576</text:p>
          </table:table-cell>
          <table:table-cell office:value-type="float" office:value="1253891">
            <text:p>1253891</text:p>
          </table:table-cell>
          <table:table-cell office:value-type="float" office:value="1486652">
            <text:p>1486652</text:p>
          </table:table-cell>
          <table:table-cell office:value-type="float" office:value="1511981">
            <text:p>1511981</text:p>
          </table:table-cell>
          <table:table-cell office:value-type="float" office:value="1471956.9">
            <text:p>1471956,9</text:p>
          </table:table-cell>
          <table:table-cell office:value-type="float" office:value="1498001">
            <text:p>1498001</text:p>
          </table:table-cell>
          <table:table-cell office:value-type="float" office:value="1451679.6">
            <text:p>1451679,6</text:p>
          </table:table-cell>
          <table:table-cell office:value-type="float" office:value="1505592.97">
            <text:p>1505592,97</text:p>
          </table:table-cell>
          <table:table-cell office:value-type="float" office:value="1565246.37">
            <text:p>1565246,37</text:p>
          </table:table-cell>
          <table:table-cell office:value-type="float" office:value="1525622.05">
            <text:p>1525622,05</text:p>
          </table:table-cell>
          <table:table-cell office:value-type="float" office:value="1797815.02">
            <text:p>1797815,02</text:p>
          </table:table-cell>
          <table:table-cell office:value-type="float" office:value="1913367.5">
            <text:p>1913367,5</text:p>
          </table:table-cell>
          <table:table-cell office:value-type="float" office:value="1609571.56">
            <text:p>1609571,56</text:p>
          </table:table-cell>
          <table:table-cell office:value-type="float" office:value="1728765">
            <text:p>1728765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PIQUILLIN </text:p>
          </table:table-cell>
          <table:table-cell office:value-type="string">
            <text:p>Municipio</text:p>
          </table:table-cell>
          <table:table-cell office:value-type="float" office:value="106818">
            <text:p>106818</text:p>
          </table:table-cell>
          <table:table-cell office:value-type="float" office:value="125339">
            <text:p>125339</text:p>
          </table:table-cell>
          <table:table-cell office:value-type="float" office:value="113398">
            <text:p>113398</text:p>
          </table:table-cell>
          <table:table-cell office:value-type="float" office:value="119677">
            <text:p>119677</text:p>
          </table:table-cell>
          <table:table-cell office:value-type="float" office:value="128877">
            <text:p>128877</text:p>
          </table:table-cell>
          <table:table-cell office:value-type="float" office:value="136731">
            <text:p>136731</text:p>
          </table:table-cell>
          <table:table-cell office:value-type="float" office:value="131838">
            <text:p>131838</text:p>
          </table:table-cell>
          <table:table-cell office:value-type="float" office:value="127695">
            <text:p>127695</text:p>
          </table:table-cell>
          <table:table-cell office:value-type="float" office:value="128508">
            <text:p>128508</text:p>
          </table:table-cell>
          <table:table-cell office:value-type="float" office:value="136636">
            <text:p>136636</text:p>
          </table:table-cell>
          <table:table-cell office:value-type="float" office:value="131450">
            <text:p>131450</text:p>
          </table:table-cell>
          <table:table-cell office:value-type="float" office:value="141633">
            <text:p>141633</text:p>
          </table:table-cell>
          <table:table-cell office:value-type="float" office:value="139939">
            <text:p>139939</text:p>
          </table:table-cell>
          <table:table-cell office:value-type="float" office:value="155322">
            <text:p>155322</text:p>
          </table:table-cell>
          <table:table-cell office:value-type="float" office:value="147716">
            <text:p>147716</text:p>
          </table:table-cell>
          <table:table-cell office:value-type="float" office:value="149804">
            <text:p>149804</text:p>
          </table:table-cell>
          <table:table-cell office:value-type="float" office:value="179614">
            <text:p>179614</text:p>
          </table:table-cell>
          <table:table-cell office:value-type="float" office:value="188010">
            <text:p>188010</text:p>
          </table:table-cell>
          <table:table-cell office:value-type="float" office:value="176871">
            <text:p>176871</text:p>
          </table:table-cell>
          <table:table-cell office:value-type="float" office:value="171136">
            <text:p>171136</text:p>
          </table:table-cell>
          <table:table-cell office:value-type="float" office:value="180202">
            <text:p>180202</text:p>
          </table:table-cell>
          <table:table-cell office:value-type="float" office:value="172094">
            <text:p>172094</text:p>
          </table:table-cell>
          <table:table-cell office:value-type="float" office:value="182989">
            <text:p>182989</text:p>
          </table:table-cell>
          <table:table-cell office:value-type="float" office:value="159291">
            <text:p>159291</text:p>
          </table:table-cell>
          <table:table-cell office:value-type="float" office:value="206058">
            <text:p>206058</text:p>
          </table:table-cell>
          <table:table-cell office:value-type="float" office:value="204208">
            <text:p>204208</text:p>
          </table:table-cell>
          <table:table-cell office:value-type="float" office:value="201966">
            <text:p>201966</text:p>
          </table:table-cell>
          <table:table-cell office:value-type="float" office:value="198390">
            <text:p>198390</text:p>
          </table:table-cell>
          <table:table-cell office:value-type="float" office:value="244665">
            <text:p>244665</text:p>
          </table:table-cell>
          <table:table-cell office:value-type="float" office:value="245531">
            <text:p>245531</text:p>
          </table:table-cell>
          <table:table-cell office:value-type="float" office:value="234577">
            <text:p>234577</text:p>
          </table:table-cell>
          <table:table-cell office:value-type="float" office:value="239334">
            <text:p>239334</text:p>
          </table:table-cell>
          <table:table-cell office:value-type="float" office:value="243880">
            <text:p>243880</text:p>
          </table:table-cell>
          <table:table-cell office:value-type="float" office:value="235005">
            <text:p>235005</text:p>
          </table:table-cell>
          <table:table-cell office:value-type="float" office:value="261975">
            <text:p>261975</text:p>
          </table:table-cell>
          <table:table-cell office:value-type="float" office:value="253586">
            <text:p>253586</text:p>
          </table:table-cell>
          <table:table-cell office:value-type="float" office:value="284314">
            <text:p>284314</text:p>
          </table:table-cell>
          <table:table-cell office:value-type="float" office:value="245784">
            <text:p>245784</text:p>
          </table:table-cell>
          <table:table-cell office:value-type="float" office:value="241835">
            <text:p>241835</text:p>
          </table:table-cell>
          <table:table-cell office:value-type="float" office:value="231075">
            <text:p>231075</text:p>
          </table:table-cell>
          <table:table-cell office:value-type="float" office:value="302195">
            <text:p>302195</text:p>
          </table:table-cell>
          <table:table-cell office:value-type="float" office:value="299684">
            <text:p>299684</text:p>
          </table:table-cell>
          <table:table-cell office:value-type="float" office:value="279425">
            <text:p>279425</text:p>
          </table:table-cell>
          <table:table-cell office:value-type="float" office:value="298828">
            <text:p>298828</text:p>
          </table:table-cell>
          <table:table-cell office:value-type="float" office:value="290371">
            <text:p>290371</text:p>
          </table:table-cell>
          <table:table-cell office:value-type="float" office:value="313834.3">
            <text:p>313834,3</text:p>
          </table:table-cell>
          <table:table-cell office:value-type="float" office:value="321078.8">
            <text:p>321078,8</text:p>
          </table:table-cell>
          <table:table-cell office:value-type="float" office:value="312952.3">
            <text:p>312952,3</text:p>
          </table:table-cell>
          <table:table-cell office:value-type="float" office:value="346135">
            <text:p>346135</text:p>
          </table:table-cell>
          <table:table-cell office:value-type="float" office:value="373093">
            <text:p>373093</text:p>
          </table:table-cell>
          <table:table-cell office:value-type="float" office:value="328935">
            <text:p>328935</text:p>
          </table:table-cell>
          <table:table-cell office:value-type="float" office:value="344116">
            <text:p>344116</text:p>
          </table:table-cell>
          <table:table-cell office:value-type="float" office:value="407994">
            <text:p>407994</text:p>
          </table:table-cell>
          <table:table-cell office:value-type="float" office:value="414946">
            <text:p>414946</text:p>
          </table:table-cell>
          <table:table-cell office:value-type="float" office:value="403961.3">
            <text:p>403961,3</text:p>
          </table:table-cell>
          <table:table-cell office:value-type="float" office:value="411108.9">
            <text:p>411108,9</text:p>
          </table:table-cell>
          <table:table-cell office:value-type="float" office:value="398396.5">
            <text:p>398396,5</text:p>
          </table:table-cell>
          <table:table-cell office:value-type="float" office:value="413192.37">
            <text:p>413192,37</text:p>
          </table:table-cell>
          <table:table-cell office:value-type="float" office:value="429563.55">
            <text:p>429563,55</text:p>
          </table:table-cell>
          <table:table-cell office:value-type="float" office:value="418689.11">
            <text:p>418689,11</text:p>
          </table:table-cell>
          <table:table-cell office:value-type="float" office:value="493389.29">
            <text:p>493389,29</text:p>
          </table:table-cell>
          <table:table-cell office:value-type="float" office:value="525101.31">
            <text:p>525101,31</text:p>
          </table:table-cell>
          <table:table-cell office:value-type="float" office:value="441728.07">
            <text:p>441728,07</text:p>
          </table:table-cell>
          <table:table-cell office:value-type="float" office:value="474439">
            <text:p>474439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PORTEÑA </text:p>
          </table:table-cell>
          <table:table-cell office:value-type="string">
            <text:p>Municipio</text:p>
          </table:table-cell>
          <table:table-cell office:value-type="float" office:value="206133">
            <text:p>206133</text:p>
          </table:table-cell>
          <table:table-cell office:value-type="float" office:value="241875">
            <text:p>241875</text:p>
          </table:table-cell>
          <table:table-cell office:value-type="float" office:value="218831">
            <text:p>218831</text:p>
          </table:table-cell>
          <table:table-cell office:value-type="float" office:value="230948">
            <text:p>230948</text:p>
          </table:table-cell>
          <table:table-cell office:value-type="float" office:value="248702">
            <text:p>248702</text:p>
          </table:table-cell>
          <table:table-cell office:value-type="float" office:value="263859">
            <text:p>263859</text:p>
          </table:table-cell>
          <table:table-cell office:value-type="float" office:value="254416">
            <text:p>254416</text:p>
          </table:table-cell>
          <table:table-cell office:value-type="float" office:value="246422">
            <text:p>246422</text:p>
          </table:table-cell>
          <table:table-cell office:value-type="float" office:value="247991">
            <text:p>247991</text:p>
          </table:table-cell>
          <table:table-cell office:value-type="float" office:value="263675">
            <text:p>263675</text:p>
          </table:table-cell>
          <table:table-cell office:value-type="float" office:value="253667">
            <text:p>253667</text:p>
          </table:table-cell>
          <table:table-cell office:value-type="float" office:value="273319">
            <text:p>273319</text:p>
          </table:table-cell>
          <table:table-cell office:value-type="float" office:value="270050">
            <text:p>270050</text:p>
          </table:table-cell>
          <table:table-cell office:value-type="float" office:value="299735">
            <text:p>299735</text:p>
          </table:table-cell>
          <table:table-cell office:value-type="float" office:value="285057">
            <text:p>285057</text:p>
          </table:table-cell>
          <table:table-cell office:value-type="float" office:value="289086">
            <text:p>289086</text:p>
          </table:table-cell>
          <table:table-cell office:value-type="float" office:value="346613">
            <text:p>346613</text:p>
          </table:table-cell>
          <table:table-cell office:value-type="float" office:value="362815">
            <text:p>362815</text:p>
          </table:table-cell>
          <table:table-cell office:value-type="float" office:value="341321">
            <text:p>341321</text:p>
          </table:table-cell>
          <table:table-cell office:value-type="float" office:value="330252">
            <text:p>330252</text:p>
          </table:table-cell>
          <table:table-cell office:value-type="float" office:value="347748">
            <text:p>347748</text:p>
          </table:table-cell>
          <table:table-cell office:value-type="float" office:value="332102">
            <text:p>332102</text:p>
          </table:table-cell>
          <table:table-cell office:value-type="float" office:value="353126">
            <text:p>353126</text:p>
          </table:table-cell>
          <table:table-cell office:value-type="float" office:value="307396">
            <text:p>307396</text:p>
          </table:table-cell>
          <table:table-cell office:value-type="float" office:value="397644">
            <text:p>397644</text:p>
          </table:table-cell>
          <table:table-cell office:value-type="float" office:value="394073">
            <text:p>394073</text:p>
          </table:table-cell>
          <table:table-cell office:value-type="float" office:value="383154">
            <text:p>383154</text:p>
          </table:table-cell>
          <table:table-cell office:value-type="float" office:value="380711">
            <text:p>380711</text:p>
          </table:table-cell>
          <table:table-cell office:value-type="float" office:value="469512">
            <text:p>469512</text:p>
          </table:table-cell>
          <table:table-cell office:value-type="float" office:value="471174">
            <text:p>471174</text:p>
          </table:table-cell>
          <table:table-cell office:value-type="float" office:value="450153">
            <text:p>450153</text:p>
          </table:table-cell>
          <table:table-cell office:value-type="float" office:value="459282">
            <text:p>459282</text:p>
          </table:table-cell>
          <table:table-cell office:value-type="float" office:value="468005">
            <text:p>468005</text:p>
          </table:table-cell>
          <table:table-cell office:value-type="float" office:value="450974">
            <text:p>450974</text:p>
          </table:table-cell>
          <table:table-cell office:value-type="float" office:value="502729">
            <text:p>502729</text:p>
          </table:table-cell>
          <table:table-cell office:value-type="float" office:value="486631">
            <text:p>486631</text:p>
          </table:table-cell>
          <table:table-cell office:value-type="float" office:value="545597">
            <text:p>545597</text:p>
          </table:table-cell>
          <table:table-cell office:value-type="float" office:value="471660">
            <text:p>471660</text:p>
          </table:table-cell>
          <table:table-cell office:value-type="float" office:value="464081">
            <text:p>464081</text:p>
          </table:table-cell>
          <table:table-cell office:value-type="float" office:value="443433">
            <text:p>443433</text:p>
          </table:table-cell>
          <table:table-cell office:value-type="float" office:value="579912">
            <text:p>579912</text:p>
          </table:table-cell>
          <table:table-cell office:value-type="float" office:value="575093">
            <text:p>575093</text:p>
          </table:table-cell>
          <table:table-cell office:value-type="float" office:value="536215">
            <text:p>536215</text:p>
          </table:table-cell>
          <table:table-cell office:value-type="float" office:value="573450">
            <text:p>573450</text:p>
          </table:table-cell>
          <table:table-cell office:value-type="float" office:value="557222">
            <text:p>557222</text:p>
          </table:table-cell>
          <table:table-cell office:value-type="float" office:value="602247.4">
            <text:p>602247,4</text:p>
          </table:table-cell>
          <table:table-cell office:value-type="float" office:value="616149.7">
            <text:p>616149,7</text:p>
          </table:table-cell>
          <table:table-cell office:value-type="float" office:value="600556">
            <text:p>600556</text:p>
          </table:table-cell>
          <table:table-cell office:value-type="float" office:value="664232">
            <text:p>664232</text:p>
          </table:table-cell>
          <table:table-cell office:value-type="float" office:value="715965">
            <text:p>715965</text:p>
          </table:table-cell>
          <table:table-cell office:value-type="float" office:value="631226">
            <text:p>631226</text:p>
          </table:table-cell>
          <table:table-cell office:value-type="float" office:value="660358">
            <text:p>660358</text:p>
          </table:table-cell>
          <table:table-cell office:value-type="float" office:value="782940">
            <text:p>782940</text:p>
          </table:table-cell>
          <table:table-cell office:value-type="float" office:value="796280">
            <text:p>796280</text:p>
          </table:table-cell>
          <table:table-cell office:value-type="float" office:value="775201.1">
            <text:p>775201,1</text:p>
          </table:table-cell>
          <table:table-cell office:value-type="float" office:value="788917.2">
            <text:p>788917,2</text:p>
          </table:table-cell>
          <table:table-cell office:value-type="float" office:value="764522.2">
            <text:p>764522,2</text:p>
          </table:table-cell>
          <table:table-cell office:value-type="float" office:value="792915.46">
            <text:p>792915,46</text:p>
          </table:table-cell>
          <table:table-cell office:value-type="float" office:value="824331.73">
            <text:p>824331,73</text:p>
          </table:table-cell>
          <table:table-cell office:value-type="float" office:value="803463.71">
            <text:p>803463,71</text:p>
          </table:table-cell>
          <table:table-cell office:value-type="float" office:value="946813.22">
            <text:p>946813,22</text:p>
          </table:table-cell>
          <table:table-cell office:value-type="float" office:value="1007668.54">
            <text:p>1007668,54</text:p>
          </table:table-cell>
          <table:table-cell office:value-type="float" office:value="847675.44">
            <text:p>847675,44</text:p>
          </table:table-cell>
          <table:table-cell office:value-type="float" office:value="910448">
            <text:p>910448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POZO DEL MOLLE </text:p>
          </table:table-cell>
          <table:table-cell office:value-type="string">
            <text:p>Municipio</text:p>
          </table:table-cell>
          <table:table-cell office:value-type="float" office:value="208207">
            <text:p>208207</text:p>
          </table:table-cell>
          <table:table-cell office:value-type="float" office:value="244308">
            <text:p>244308</text:p>
          </table:table-cell>
          <table:table-cell office:value-type="float" office:value="221032">
            <text:p>221032</text:p>
          </table:table-cell>
          <table:table-cell office:value-type="float" office:value="233271">
            <text:p>233271</text:p>
          </table:table-cell>
          <table:table-cell office:value-type="float" office:value="251204">
            <text:p>251204</text:p>
          </table:table-cell>
          <table:table-cell office:value-type="float" office:value="266514">
            <text:p>266514</text:p>
          </table:table-cell>
          <table:table-cell office:value-type="float" office:value="256976">
            <text:p>256976</text:p>
          </table:table-cell>
          <table:table-cell office:value-type="float" office:value="248901">
            <text:p>248901</text:p>
          </table:table-cell>
          <table:table-cell office:value-type="float" office:value="250486">
            <text:p>250486</text:p>
          </table:table-cell>
          <table:table-cell office:value-type="float" office:value="266328">
            <text:p>266328</text:p>
          </table:table-cell>
          <table:table-cell office:value-type="float" office:value="256219">
            <text:p>256219</text:p>
          </table:table-cell>
          <table:table-cell office:value-type="float" office:value="276069">
            <text:p>276069</text:p>
          </table:table-cell>
          <table:table-cell office:value-type="float" office:value="272767">
            <text:p>272767</text:p>
          </table:table-cell>
          <table:table-cell office:value-type="float" office:value="302751">
            <text:p>302751</text:p>
          </table:table-cell>
          <table:table-cell office:value-type="float" office:value="287925">
            <text:p>287925</text:p>
          </table:table-cell>
          <table:table-cell office:value-type="float" office:value="291994">
            <text:p>291994</text:p>
          </table:table-cell>
          <table:table-cell office:value-type="float" office:value="350100">
            <text:p>350100</text:p>
          </table:table-cell>
          <table:table-cell office:value-type="float" office:value="366465">
            <text:p>366465</text:p>
          </table:table-cell>
          <table:table-cell office:value-type="float" office:value="344754">
            <text:p>344754</text:p>
          </table:table-cell>
          <table:table-cell office:value-type="float" office:value="333574">
            <text:p>333574</text:p>
          </table:table-cell>
          <table:table-cell office:value-type="float" office:value="351246">
            <text:p>351246</text:p>
          </table:table-cell>
          <table:table-cell office:value-type="float" office:value="335443">
            <text:p>335443</text:p>
          </table:table-cell>
          <table:table-cell office:value-type="float" office:value="356679">
            <text:p>356679</text:p>
          </table:table-cell>
          <table:table-cell office:value-type="float" office:value="310488">
            <text:p>310488</text:p>
          </table:table-cell>
          <table:table-cell office:value-type="float" office:value="401644">
            <text:p>401644</text:p>
          </table:table-cell>
          <table:table-cell office:value-type="float" office:value="398038">
            <text:p>398038</text:p>
          </table:table-cell>
          <table:table-cell office:value-type="float" office:value="388906">
            <text:p>388906</text:p>
          </table:table-cell>
          <table:table-cell office:value-type="float" office:value="385156">
            <text:p>385156</text:p>
          </table:table-cell>
          <table:table-cell office:value-type="float" office:value="474994">
            <text:p>474994</text:p>
          </table:table-cell>
          <table:table-cell office:value-type="float" office:value="476674">
            <text:p>476674</text:p>
          </table:table-cell>
          <table:table-cell office:value-type="float" office:value="455408">
            <text:p>455408</text:p>
          </table:table-cell>
          <table:table-cell office:value-type="float" office:value="464644">
            <text:p>464644</text:p>
          </table:table-cell>
          <table:table-cell office:value-type="float" office:value="473469">
            <text:p>473469</text:p>
          </table:table-cell>
          <table:table-cell office:value-type="float" office:value="456239">
            <text:p>456239</text:p>
          </table:table-cell>
          <table:table-cell office:value-type="float" office:value="508599">
            <text:p>508599</text:p>
          </table:table-cell>
          <table:table-cell office:value-type="float" office:value="492312">
            <text:p>492312</text:p>
          </table:table-cell>
          <table:table-cell office:value-type="float" office:value="551967">
            <text:p>551967</text:p>
          </table:table-cell>
          <table:table-cell office:value-type="float" office:value="477167">
            <text:p>477167</text:p>
          </table:table-cell>
          <table:table-cell office:value-type="float" office:value="469499">
            <text:p>469499</text:p>
          </table:table-cell>
          <table:table-cell office:value-type="float" office:value="448610">
            <text:p>448610</text:p>
          </table:table-cell>
          <table:table-cell office:value-type="float" office:value="586683">
            <text:p>586683</text:p>
          </table:table-cell>
          <table:table-cell office:value-type="float" office:value="581807">
            <text:p>581807</text:p>
          </table:table-cell>
          <table:table-cell office:value-type="float" office:value="542475">
            <text:p>542475</text:p>
          </table:table-cell>
          <table:table-cell office:value-type="float" office:value="580145">
            <text:p>580145</text:p>
          </table:table-cell>
          <table:table-cell office:value-type="float" office:value="563727">
            <text:p>563727</text:p>
          </table:table-cell>
          <table:table-cell office:value-type="float" office:value="609278.6">
            <text:p>609278,6</text:p>
          </table:table-cell>
          <table:table-cell office:value-type="float" office:value="623343.1">
            <text:p>623343,1</text:p>
          </table:table-cell>
          <table:table-cell office:value-type="float" office:value="607568.4">
            <text:p>607568,4</text:p>
          </table:table-cell>
          <table:table-cell office:value-type="float" office:value="671987">
            <text:p>671987</text:p>
          </table:table-cell>
          <table:table-cell office:value-type="float" office:value="724324">
            <text:p>724324</text:p>
          </table:table-cell>
          <table:table-cell office:value-type="float" office:value="638595">
            <text:p>638595</text:p>
          </table:table-cell>
          <table:table-cell office:value-type="float" office:value="668067">
            <text:p>668067</text:p>
          </table:table-cell>
          <table:table-cell office:value-type="float" office:value="792081">
            <text:p>792081</text:p>
          </table:table-cell>
          <table:table-cell office:value-type="float" office:value="805576">
            <text:p>805576</text:p>
          </table:table-cell>
          <table:table-cell office:value-type="float" office:value="784251.5">
            <text:p>784251,5</text:p>
          </table:table-cell>
          <table:table-cell office:value-type="float" office:value="798127.7">
            <text:p>798127,7</text:p>
          </table:table-cell>
          <table:table-cell office:value-type="float" office:value="773447.8">
            <text:p>773447,8</text:p>
          </table:table-cell>
          <table:table-cell office:value-type="float" office:value="802172.63">
            <text:p>802172,63</text:p>
          </table:table-cell>
          <table:table-cell office:value-type="float" office:value="833955.67">
            <text:p>833955,67</text:p>
          </table:table-cell>
          <table:table-cell office:value-type="float" office:value="812844.03">
            <text:p>812844,03</text:p>
          </table:table-cell>
          <table:table-cell office:value-type="float" office:value="957867.12">
            <text:p>957867,12</text:p>
          </table:table-cell>
          <table:table-cell office:value-type="float" office:value="1019432.92">
            <text:p>1019432,92</text:p>
          </table:table-cell>
          <table:table-cell office:value-type="float" office:value="857571.92">
            <text:p>857571,92</text:p>
          </table:table-cell>
          <table:table-cell office:value-type="float" office:value="921077">
            <text:p>921077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PUEBLO ITALIANO </text:p>
          </table:table-cell>
          <table:table-cell office:value-type="string">
            <text:p>Municipio</text:p>
          </table:table-cell>
          <table:table-cell office:value-type="float" office:value="111656">
            <text:p>111656</text:p>
          </table:table-cell>
          <table:table-cell office:value-type="float" office:value="131016">
            <text:p>131016</text:p>
          </table:table-cell>
          <table:table-cell office:value-type="float" office:value="118534">
            <text:p>118534</text:p>
          </table:table-cell>
          <table:table-cell office:value-type="float" office:value="125097">
            <text:p>125097</text:p>
          </table:table-cell>
          <table:table-cell office:value-type="float" office:value="134714">
            <text:p>134714</text:p>
          </table:table-cell>
          <table:table-cell office:value-type="float" office:value="142924">
            <text:p>142924</text:p>
          </table:table-cell>
          <table:table-cell office:value-type="float" office:value="137809">
            <text:p>137809</text:p>
          </table:table-cell>
          <table:table-cell office:value-type="float" office:value="133479">
            <text:p>133479</text:p>
          </table:table-cell>
          <table:table-cell office:value-type="float" office:value="134329">
            <text:p>134329</text:p>
          </table:table-cell>
          <table:table-cell office:value-type="float" office:value="142825">
            <text:p>142825</text:p>
          </table:table-cell>
          <table:table-cell office:value-type="float" office:value="137404">
            <text:p>137404</text:p>
          </table:table-cell>
          <table:table-cell office:value-type="float" office:value="148048">
            <text:p>148048</text:p>
          </table:table-cell>
          <table:table-cell office:value-type="float" office:value="146278">
            <text:p>146278</text:p>
          </table:table-cell>
          <table:table-cell office:value-type="float" office:value="162357">
            <text:p>162357</text:p>
          </table:table-cell>
          <table:table-cell office:value-type="float" office:value="154407">
            <text:p>154407</text:p>
          </table:table-cell>
          <table:table-cell office:value-type="float" office:value="156589">
            <text:p>156589</text:p>
          </table:table-cell>
          <table:table-cell office:value-type="float" office:value="187750">
            <text:p>187750</text:p>
          </table:table-cell>
          <table:table-cell office:value-type="float" office:value="196526">
            <text:p>196526</text:p>
          </table:table-cell>
          <table:table-cell office:value-type="float" office:value="184883">
            <text:p>184883</text:p>
          </table:table-cell>
          <table:table-cell office:value-type="float" office:value="178887">
            <text:p>178887</text:p>
          </table:table-cell>
          <table:table-cell office:value-type="float" office:value="188364">
            <text:p>188364</text:p>
          </table:table-cell>
          <table:table-cell office:value-type="float" office:value="179889">
            <text:p>179889</text:p>
          </table:table-cell>
          <table:table-cell office:value-type="float" office:value="191277">
            <text:p>191277</text:p>
          </table:table-cell>
          <table:table-cell office:value-type="float" office:value="166506">
            <text:p>166506</text:p>
          </table:table-cell>
          <table:table-cell office:value-type="float" office:value="215391">
            <text:p>215391</text:p>
          </table:table-cell>
          <table:table-cell office:value-type="float" office:value="213457">
            <text:p>213457</text:p>
          </table:table-cell>
          <table:table-cell office:value-type="float" office:value="208818">
            <text:p>208818</text:p>
          </table:table-cell>
          <table:table-cell office:value-type="float" office:value="206632">
            <text:p>206632</text:p>
          </table:table-cell>
          <table:table-cell office:value-type="float" office:value="254830">
            <text:p>254830</text:p>
          </table:table-cell>
          <table:table-cell office:value-type="float" office:value="255731">
            <text:p>255731</text:p>
          </table:table-cell>
          <table:table-cell office:value-type="float" office:value="244322">
            <text:p>244322</text:p>
          </table:table-cell>
          <table:table-cell office:value-type="float" office:value="249277">
            <text:p>249277</text:p>
          </table:table-cell>
          <table:table-cell office:value-type="float" office:value="254012">
            <text:p>254012</text:p>
          </table:table-cell>
          <table:table-cell office:value-type="float" office:value="244768">
            <text:p>244768</text:p>
          </table:table-cell>
          <table:table-cell office:value-type="float" office:value="272858">
            <text:p>272858</text:p>
          </table:table-cell>
          <table:table-cell office:value-type="float" office:value="264121">
            <text:p>264121</text:p>
          </table:table-cell>
          <table:table-cell office:value-type="float" office:value="296125">
            <text:p>296125</text:p>
          </table:table-cell>
          <table:table-cell office:value-type="float" office:value="255995">
            <text:p>255995</text:p>
          </table:table-cell>
          <table:table-cell office:value-type="float" office:value="251882">
            <text:p>251882</text:p>
          </table:table-cell>
          <table:table-cell office:value-type="float" office:value="240675">
            <text:p>240675</text:p>
          </table:table-cell>
          <table:table-cell office:value-type="float" office:value="314750">
            <text:p>314750</text:p>
          </table:table-cell>
          <table:table-cell office:value-type="float" office:value="312134">
            <text:p>312134</text:p>
          </table:table-cell>
          <table:table-cell office:value-type="float" office:value="291033">
            <text:p>291033</text:p>
          </table:table-cell>
          <table:table-cell office:value-type="float" office:value="311242">
            <text:p>311242</text:p>
          </table:table-cell>
          <table:table-cell office:value-type="float" office:value="302434">
            <text:p>302434</text:p>
          </table:table-cell>
          <table:table-cell office:value-type="float" office:value="326872.3">
            <text:p>326872,3</text:p>
          </table:table-cell>
          <table:table-cell office:value-type="float" office:value="334417.8">
            <text:p>334417,8</text:p>
          </table:table-cell>
          <table:table-cell office:value-type="float" office:value="325953.7">
            <text:p>325953,7</text:p>
          </table:table-cell>
          <table:table-cell office:value-type="float" office:value="360514">
            <text:p>360514</text:p>
          </table:table-cell>
          <table:table-cell office:value-type="float" office:value="388593">
            <text:p>388593</text:p>
          </table:table-cell>
          <table:table-cell office:value-type="float" office:value="342600">
            <text:p>342600</text:p>
          </table:table-cell>
          <table:table-cell office:value-type="float" office:value="358412">
            <text:p>358412</text:p>
          </table:table-cell>
          <table:table-cell office:value-type="float" office:value="424944">
            <text:p>424944</text:p>
          </table:table-cell>
          <table:table-cell office:value-type="float" office:value="432184">
            <text:p>432184</text:p>
          </table:table-cell>
          <table:table-cell office:value-type="float" office:value="420743.6">
            <text:p>420743,6</text:p>
          </table:table-cell>
          <table:table-cell office:value-type="float" office:value="428188.1">
            <text:p>428188,1</text:p>
          </table:table-cell>
          <table:table-cell office:value-type="float" office:value="414947.5">
            <text:p>414947,5</text:p>
          </table:table-cell>
          <table:table-cell office:value-type="float" office:value="430358.13">
            <text:p>430358,13</text:p>
          </table:table-cell>
          <table:table-cell office:value-type="float" office:value="447409.44">
            <text:p>447409,44</text:p>
          </table:table-cell>
          <table:table-cell office:value-type="float" office:value="436083.24">
            <text:p>436083,24</text:p>
          </table:table-cell>
          <table:table-cell office:value-type="float" office:value="513886.77">
            <text:p>513886,77</text:p>
          </table:table-cell>
          <table:table-cell office:value-type="float" office:value="546916.25">
            <text:p>546916,25</text:p>
          </table:table-cell>
          <table:table-cell office:value-type="float" office:value="460079.33">
            <text:p>460079,33</text:p>
          </table:table-cell>
          <table:table-cell office:value-type="float" office:value="494149">
            <text:p>494149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QUEBRACHO HERRADO </text:p>
          </table:table-cell>
          <table:table-cell office:value-type="string">
            <text:p>Municipio</text:p>
          </table:table-cell>
          <table:table-cell office:value-type="float" office:value="81222">
            <text:p>81222</text:p>
          </table:table-cell>
          <table:table-cell office:value-type="float" office:value="95305">
            <text:p>95305</text:p>
          </table:table-cell>
          <table:table-cell office:value-type="float" office:value="86225">
            <text:p>86225</text:p>
          </table:table-cell>
          <table:table-cell office:value-type="float" office:value="90999">
            <text:p>90999</text:p>
          </table:table-cell>
          <table:table-cell office:value-type="float" office:value="97995">
            <text:p>97995</text:p>
          </table:table-cell>
          <table:table-cell office:value-type="float" office:value="103967">
            <text:p>103967</text:p>
          </table:table-cell>
          <table:table-cell office:value-type="float" office:value="100246">
            <text:p>100246</text:p>
          </table:table-cell>
          <table:table-cell office:value-type="float" office:value="97096">
            <text:p>97096</text:p>
          </table:table-cell>
          <table:table-cell office:value-type="float" office:value="97715">
            <text:p>97715</text:p>
          </table:table-cell>
          <table:table-cell office:value-type="float" office:value="103894">
            <text:p>103894</text:p>
          </table:table-cell>
          <table:table-cell office:value-type="float" office:value="99951">
            <text:p>99951</text:p>
          </table:table-cell>
          <table:table-cell office:value-type="float" office:value="107694">
            <text:p>107694</text:p>
          </table:table-cell>
          <table:table-cell office:value-type="float" office:value="106406">
            <text:p>106406</text:p>
          </table:table-cell>
          <table:table-cell office:value-type="float" office:value="118103">
            <text:p>118103</text:p>
          </table:table-cell>
          <table:table-cell office:value-type="float" office:value="112319">
            <text:p>112319</text:p>
          </table:table-cell>
          <table:table-cell office:value-type="float" office:value="113907">
            <text:p>113907</text:p>
          </table:table-cell>
          <table:table-cell office:value-type="float" office:value="136574">
            <text:p>136574</text:p>
          </table:table-cell>
          <table:table-cell office:value-type="float" office:value="142958">
            <text:p>142958</text:p>
          </table:table-cell>
          <table:table-cell office:value-type="float" office:value="134489">
            <text:p>134489</text:p>
          </table:table-cell>
          <table:table-cell office:value-type="float" office:value="130127">
            <text:p>130127</text:p>
          </table:table-cell>
          <table:table-cell office:value-type="float" office:value="137021">
            <text:p>137021</text:p>
          </table:table-cell>
          <table:table-cell office:value-type="float" office:value="130856">
            <text:p>130856</text:p>
          </table:table-cell>
          <table:table-cell office:value-type="float" office:value="139140">
            <text:p>139140</text:p>
          </table:table-cell>
          <table:table-cell office:value-type="float" office:value="121121">
            <text:p>121121</text:p>
          </table:table-cell>
          <table:table-cell office:value-type="float" office:value="156682">
            <text:p>156682</text:p>
          </table:table-cell>
          <table:table-cell office:value-type="float" office:value="155275">
            <text:p>155275</text:p>
          </table:table-cell>
          <table:table-cell office:value-type="float" office:value="150636">
            <text:p>150636</text:p>
          </table:table-cell>
          <table:table-cell office:value-type="float" office:value="149901">
            <text:p>149901</text:p>
          </table:table-cell>
          <table:table-cell office:value-type="float" office:value="184865">
            <text:p>184865</text:p>
          </table:table-cell>
          <table:table-cell office:value-type="float" office:value="185519">
            <text:p>185519</text:p>
          </table:table-cell>
          <table:table-cell office:value-type="float" office:value="177243">
            <text:p>177243</text:p>
          </table:table-cell>
          <table:table-cell office:value-type="float" office:value="180837">
            <text:p>180837</text:p>
          </table:table-cell>
          <table:table-cell office:value-type="float" office:value="184272">
            <text:p>184272</text:p>
          </table:table-cell>
          <table:table-cell office:value-type="float" office:value="177566">
            <text:p>177566</text:p>
          </table:table-cell>
          <table:table-cell office:value-type="float" office:value="197944">
            <text:p>197944</text:p>
          </table:table-cell>
          <table:table-cell office:value-type="float" office:value="191605">
            <text:p>191605</text:p>
          </table:table-cell>
          <table:table-cell office:value-type="float" office:value="214823">
            <text:p>214823</text:p>
          </table:table-cell>
          <table:table-cell office:value-type="float" office:value="185711">
            <text:p>185711</text:p>
          </table:table-cell>
          <table:table-cell office:value-type="float" office:value="182727">
            <text:p>182727</text:p>
          </table:table-cell>
          <table:table-cell office:value-type="float" office:value="174597">
            <text:p>174597</text:p>
          </table:table-cell>
          <table:table-cell office:value-type="float" office:value="228334">
            <text:p>228334</text:p>
          </table:table-cell>
          <table:table-cell office:value-type="float" office:value="226436">
            <text:p>226436</text:p>
          </table:table-cell>
          <table:table-cell office:value-type="float" office:value="211129">
            <text:p>211129</text:p>
          </table:table-cell>
          <table:table-cell office:value-type="float" office:value="225790">
            <text:p>225790</text:p>
          </table:table-cell>
          <table:table-cell office:value-type="float" office:value="219400">
            <text:p>219400</text:p>
          </table:table-cell>
          <table:table-cell office:value-type="float" office:value="237128.2">
            <text:p>237128,2</text:p>
          </table:table-cell>
          <table:table-cell office:value-type="float" office:value="242602.1">
            <text:p>242602,1</text:p>
          </table:table-cell>
          <table:table-cell office:value-type="float" office:value="236461.9">
            <text:p>236461,9</text:p>
          </table:table-cell>
          <table:table-cell office:value-type="float" office:value="261534">
            <text:p>261534</text:p>
          </table:table-cell>
          <table:table-cell office:value-type="float" office:value="281903">
            <text:p>281903</text:p>
          </table:table-cell>
          <table:table-cell office:value-type="float" office:value="248538">
            <text:p>248538</text:p>
          </table:table-cell>
          <table:table-cell office:value-type="float" office:value="260009">
            <text:p>260009</text:p>
          </table:table-cell>
          <table:table-cell office:value-type="float" office:value="308274">
            <text:p>308274</text:p>
          </table:table-cell>
          <table:table-cell office:value-type="float" office:value="313526">
            <text:p>313526</text:p>
          </table:table-cell>
          <table:table-cell office:value-type="float" office:value="305226.8">
            <text:p>305226,8</text:p>
          </table:table-cell>
          <table:table-cell office:value-type="float" office:value="310627.4">
            <text:p>310627,4</text:p>
          </table:table-cell>
          <table:table-cell office:value-type="float" office:value="301022.1">
            <text:p>301022,1</text:p>
          </table:table-cell>
          <table:table-cell office:value-type="float" office:value="312201.67">
            <text:p>312201,67</text:p>
          </table:table-cell>
          <table:table-cell office:value-type="float" office:value="324571.47">
            <text:p>324571,47</text:p>
          </table:table-cell>
          <table:table-cell office:value-type="float" office:value="316354.92">
            <text:p>316354,92</text:p>
          </table:table-cell>
          <table:table-cell office:value-type="float" office:value="372797.2">
            <text:p>372797,2</text:p>
          </table:table-cell>
          <table:table-cell office:value-type="float" office:value="396758.31">
            <text:p>396758,31</text:p>
          </table:table-cell>
          <table:table-cell office:value-type="float" office:value="333762.8">
            <text:p>333762,8</text:p>
          </table:table-cell>
          <table:table-cell office:value-type="float" office:value="358479">
            <text:p>358479</text:p>
          </table:table-cell>
          <table:table-cell table:number-columns-repeated="919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QUILINO </text:p>
          </table:table-cell>
          <table:table-cell office:value-type="string">
            <text:p>Municipio</text:p>
          </table:table-cell>
          <table:table-cell office:value-type="float" office:value="200728">
            <text:p>200728</text:p>
          </table:table-cell>
          <table:table-cell office:value-type="float" office:value="235532">
            <text:p>235532</text:p>
          </table:table-cell>
          <table:table-cell office:value-type="float" office:value="213092">
            <text:p>213092</text:p>
          </table:table-cell>
          <table:table-cell office:value-type="float" office:value="224892">
            <text:p>224892</text:p>
          </table:table-cell>
          <table:table-cell office:value-type="float" office:value="242181">
            <text:p>242181</text:p>
          </table:table-cell>
          <table:table-cell office:value-type="float" office:value="256940">
            <text:p>256940</text:p>
          </table:table-cell>
          <table:table-cell office:value-type="float" office:value="247745">
            <text:p>247745</text:p>
          </table:table-cell>
          <table:table-cell office:value-type="float" office:value="239960">
            <text:p>239960</text:p>
          </table:table-cell>
          <table:table-cell office:value-type="float" office:value="241488">
            <text:p>241488</text:p>
          </table:table-cell>
          <table:table-cell office:value-type="float" office:value="256761">
            <text:p>256761</text:p>
          </table:table-cell>
          <table:table-cell office:value-type="float" office:value="247015">
            <text:p>247015</text:p>
          </table:table-cell>
          <table:table-cell office:value-type="float" office:value="266152">
            <text:p>266152</text:p>
          </table:table-cell>
          <table:table-cell office:value-type="float" office:value="262969">
            <text:p>262969</text:p>
          </table:table-cell>
          <table:table-cell office:value-type="float" office:value="291875">
            <text:p>291875</text:p>
          </table:table-cell>
          <table:table-cell office:value-type="float" office:value="277582">
            <text:p>277582</text:p>
          </table:table-cell>
          <table:table-cell office:value-type="float" office:value="281505">
            <text:p>281505</text:p>
          </table:table-cell>
          <table:table-cell office:value-type="float" office:value="337524">
            <text:p>337524</text:p>
          </table:table-cell>
          <table:table-cell office:value-type="float" office:value="353301">
            <text:p>353301</text:p>
          </table:table-cell>
          <table:table-cell office:value-type="float" office:value="332370">
            <text:p>332370</text:p>
          </table:table-cell>
          <table:table-cell office:value-type="float" office:value="321592">
            <text:p>321592</text:p>
          </table:table-cell>
          <table:table-cell office:value-type="float" office:value="338629">
            <text:p>338629</text:p>
          </table:table-cell>
          <table:table-cell office:value-type="float" office:value="323393">
            <text:p>323393</text:p>
          </table:table-cell>
          <table:table-cell office:value-type="float" office:value="343866">
            <text:p>343866</text:p>
          </table:table-cell>
          <table:table-cell office:value-type="float" office:value="299334">
            <text:p>299334</text:p>
          </table:table-cell>
          <table:table-cell office:value-type="float" office:value="387217">
            <text:p>387217</text:p>
          </table:table-cell>
          <table:table-cell office:value-type="float" office:value="383740">
            <text:p>383740</text:p>
          </table:table-cell>
          <table:table-cell office:value-type="float" office:value="381051">
            <text:p>381051</text:p>
          </table:table-cell>
          <table:table-cell office:value-type="float" office:value="373302">
            <text:p>373302</text:p>
          </table:table-cell>
          <table:table-cell office:value-type="float" office:value="460375">
            <text:p>460375</text:p>
          </table:table-cell>
          <table:table-cell office:value-type="float" office:value="462004">
            <text:p>462004</text:p>
          </table:table-cell>
          <table:table-cell office:value-type="float" office:value="441392">
            <text:p>441392</text:p>
          </table:table-cell>
          <table:table-cell office:value-type="float" office:value="450344">
            <text:p>450344</text:p>
          </table:table-cell>
          <table:table-cell office:value-type="float" office:value="458898">
            <text:p>458898</text:p>
          </table:table-cell>
          <table:table-cell office:value-type="float" office:value="442198">
            <text:p>442198</text:p>
          </table:table-cell>
          <table:table-cell office:value-type="float" office:value="492946">
            <text:p>492946</text:p>
          </table:table-cell>
          <table:table-cell office:value-type="float" office:value="477160">
            <text:p>477160</text:p>
          </table:table-cell>
          <table:table-cell office:value-type="float" office:value="534979">
            <text:p>534979</text:p>
          </table:table-cell>
          <table:table-cell office:value-type="float" office:value="462481">
            <text:p>462481</text:p>
          </table:table-cell>
          <table:table-cell office:value-type="float" office:value="455049">
            <text:p>455049</text:p>
          </table:table-cell>
          <table:table-cell office:value-type="float" office:value="434804">
            <text:p>434804</text:p>
          </table:table-cell>
          <table:table-cell office:value-type="float" office:value="568627">
            <text:p>568627</text:p>
          </table:table-cell>
          <table:table-cell office:value-type="float" office:value="563901">
            <text:p>563901</text:p>
          </table:table-cell>
          <table:table-cell office:value-type="float" office:value="525780">
            <text:p>525780</text:p>
          </table:table-cell>
          <table:table-cell office:value-type="float" office:value="562290">
            <text:p>562290</text:p>
          </table:table-cell>
          <table:table-cell office:value-type="float" office:value="546378">
            <text:p>546378</text:p>
          </table:table-cell>
          <table:table-cell office:value-type="float" office:value="590527.1">
            <text:p>590527,1</text:p>
          </table:table-cell>
          <table:table-cell office:value-type="float" office:value="604158.8">
            <text:p>604158,8</text:p>
          </table:table-cell>
          <table:table-cell office:value-type="float" office:value="588867.6">
            <text:p>588867,6</text:p>
          </table:table-cell>
          <table:table-cell office:value-type="float" office:value="651305">
            <text:p>651305</text:p>
          </table:table-cell>
          <table:table-cell office:value-type="float" office:value="702032">
            <text:p>702032</text:p>
          </table:table-cell>
          <table:table-cell office:value-type="float" office:value="618942">
            <text:p>618942</text:p>
          </table:table-cell>
          <table:table-cell office:value-type="float" office:value="647506">
            <text:p>647506</text:p>
          </table:table-cell>
          <table:table-cell office:value-type="float" office:value="767704">
            <text:p>767704</text:p>
          </table:table-cell>
          <table:table-cell office:value-type="float" office:value="780783">
            <text:p>780783</text:p>
          </table:table-cell>
          <table:table-cell office:value-type="float" office:value="760114.9">
            <text:p>760114,9</text:p>
          </table:table-cell>
          <table:table-cell office:value-type="float" office:value="773564.1">
            <text:p>773564,1</text:p>
          </table:table-cell>
          <table:table-cell office:value-type="float" office:value="749643.8">
            <text:p>749643,8</text:p>
          </table:table-cell>
          <table:table-cell office:value-type="float" office:value="777484.55">
            <text:p>777484,55</text:p>
          </table:table-cell>
          <table:table-cell office:value-type="float" office:value="808289.43">
            <text:p>808289,43</text:p>
          </table:table-cell>
          <table:table-cell office:value-type="float" office:value="787827.53">
            <text:p>787827,53</text:p>
          </table:table-cell>
          <table:table-cell office:value-type="float" office:value="928387.32">
            <text:p>928387,32</text:p>
          </table:table-cell>
          <table:table-cell office:value-type="float" office:value="988058.33">
            <text:p>988058,33</text:p>
          </table:table-cell>
          <table:table-cell office:value-type="float" office:value="831178.85">
            <text:p>831178,85</text:p>
          </table:table-cell>
          <table:table-cell office:value-type="float" office:value="892730">
            <text:p>892730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REDUCCION </text:p>
          </table:table-cell>
          <table:table-cell office:value-type="string">
            <text:p>Municipio</text:p>
          </table:table-cell>
          <table:table-cell office:value-type="float" office:value="110518">
            <text:p>110518</text:p>
          </table:table-cell>
          <table:table-cell office:value-type="float" office:value="129681">
            <text:p>129681</text:p>
          </table:table-cell>
          <table:table-cell office:value-type="float" office:value="117326">
            <text:p>117326</text:p>
          </table:table-cell>
          <table:table-cell office:value-type="float" office:value="123822">
            <text:p>123822</text:p>
          </table:table-cell>
          <table:table-cell office:value-type="float" office:value="133341">
            <text:p>133341</text:p>
          </table:table-cell>
          <table:table-cell office:value-type="float" office:value="141469">
            <text:p>141469</text:p>
          </table:table-cell>
          <table:table-cell office:value-type="float" office:value="136405">
            <text:p>136405</text:p>
          </table:table-cell>
          <table:table-cell office:value-type="float" office:value="132119">
            <text:p>132119</text:p>
          </table:table-cell>
          <table:table-cell office:value-type="float" office:value="132960">
            <text:p>132960</text:p>
          </table:table-cell>
          <table:table-cell office:value-type="float" office:value="141369">
            <text:p>141369</text:p>
          </table:table-cell>
          <table:table-cell office:value-type="float" office:value="136003">
            <text:p>136003</text:p>
          </table:table-cell>
          <table:table-cell office:value-type="float" office:value="146540">
            <text:p>146540</text:p>
          </table:table-cell>
          <table:table-cell office:value-type="float" office:value="144787">
            <text:p>144787</text:p>
          </table:table-cell>
          <table:table-cell office:value-type="float" office:value="160703">
            <text:p>160703</text:p>
          </table:table-cell>
          <table:table-cell office:value-type="float" office:value="152833">
            <text:p>152833</text:p>
          </table:table-cell>
          <table:table-cell office:value-type="float" office:value="154993">
            <text:p>154993</text:p>
          </table:table-cell>
          <table:table-cell office:value-type="float" office:value="185836">
            <text:p>185836</text:p>
          </table:table-cell>
          <table:table-cell office:value-type="float" office:value="194523">
            <text:p>194523</text:p>
          </table:table-cell>
          <table:table-cell office:value-type="float" office:value="182999">
            <text:p>182999</text:p>
          </table:table-cell>
          <table:table-cell office:value-type="float" office:value="177064">
            <text:p>177064</text:p>
          </table:table-cell>
          <table:table-cell office:value-type="float" office:value="186445">
            <text:p>186445</text:p>
          </table:table-cell>
          <table:table-cell office:value-type="float" office:value="178056">
            <text:p>178056</text:p>
          </table:table-cell>
          <table:table-cell office:value-type="float" office:value="189328">
            <text:p>189328</text:p>
          </table:table-cell>
          <table:table-cell office:value-type="float" office:value="164809">
            <text:p>164809</text:p>
          </table:table-cell>
          <table:table-cell office:value-type="float" office:value="213196">
            <text:p>213196</text:p>
          </table:table-cell>
          <table:table-cell office:value-type="float" office:value="211282">
            <text:p>211282</text:p>
          </table:table-cell>
          <table:table-cell office:value-type="float" office:value="205609">
            <text:p>205609</text:p>
          </table:table-cell>
          <table:table-cell office:value-type="float" office:value="204177">
            <text:p>204177</text:p>
          </table:table-cell>
          <table:table-cell office:value-type="float" office:value="251801">
            <text:p>251801</text:p>
          </table:table-cell>
          <table:table-cell office:value-type="float" office:value="252692">
            <text:p>252692</text:p>
          </table:table-cell>
          <table:table-cell office:value-type="float" office:value="241418">
            <text:p>241418</text:p>
          </table:table-cell>
          <table:table-cell office:value-type="float" office:value="246314">
            <text:p>246314</text:p>
          </table:table-cell>
          <table:table-cell office:value-type="float" office:value="250993">
            <text:p>250993</text:p>
          </table:table-cell>
          <table:table-cell office:value-type="float" office:value="241859">
            <text:p>241859</text:p>
          </table:table-cell>
          <table:table-cell office:value-type="float" office:value="269615">
            <text:p>269615</text:p>
          </table:table-cell>
          <table:table-cell office:value-type="float" office:value="260982">
            <text:p>260982</text:p>
          </table:table-cell>
          <table:table-cell office:value-type="float" office:value="292606">
            <text:p>292606</text:p>
          </table:table-cell>
          <table:table-cell office:value-type="float" office:value="252953">
            <text:p>252953</text:p>
          </table:table-cell>
          <table:table-cell office:value-type="float" office:value="248888">
            <text:p>248888</text:p>
          </table:table-cell>
          <table:table-cell office:value-type="float" office:value="237815">
            <text:p>237815</text:p>
          </table:table-cell>
          <table:table-cell office:value-type="float" office:value="311009">
            <text:p>311009</text:p>
          </table:table-cell>
          <table:table-cell office:value-type="float" office:value="308424">
            <text:p>308424</text:p>
          </table:table-cell>
          <table:table-cell office:value-type="float" office:value="287574">
            <text:p>287574</text:p>
          </table:table-cell>
          <table:table-cell office:value-type="float" office:value="307543">
            <text:p>307543</text:p>
          </table:table-cell>
          <table:table-cell office:value-type="float" office:value="298840">
            <text:p>298840</text:p>
          </table:table-cell>
          <table:table-cell office:value-type="float" office:value="322987.3">
            <text:p>322987,3</text:p>
          </table:table-cell>
          <table:table-cell office:value-type="float" office:value="330443.2">
            <text:p>330443,2</text:p>
          </table:table-cell>
          <table:table-cell office:value-type="float" office:value="322079.7">
            <text:p>322079,7</text:p>
          </table:table-cell>
          <table:table-cell office:value-type="float" office:value="356230">
            <text:p>356230</text:p>
          </table:table-cell>
          <table:table-cell office:value-type="float" office:value="383975">
            <text:p>383975</text:p>
          </table:table-cell>
          <table:table-cell office:value-type="float" office:value="338529">
            <text:p>338529</text:p>
          </table:table-cell>
          <table:table-cell office:value-type="float" office:value="354152">
            <text:p>354152</text:p>
          </table:table-cell>
          <table:table-cell office:value-type="float" office:value="419894">
            <text:p>419894</text:p>
          </table:table-cell>
          <table:table-cell office:value-type="float" office:value="427048">
            <text:p>427048</text:p>
          </table:table-cell>
          <table:table-cell office:value-type="float" office:value="415743">
            <text:p>415743</text:p>
          </table:table-cell>
          <table:table-cell office:value-type="float" office:value="423099">
            <text:p>423099</text:p>
          </table:table-cell>
          <table:table-cell office:value-type="float" office:value="410015.8">
            <text:p>410015,8</text:p>
          </table:table-cell>
          <table:table-cell office:value-type="float" office:value="425243.24">
            <text:p>425243,24</text:p>
          </table:table-cell>
          <table:table-cell office:value-type="float" office:value="442091.88">
            <text:p>442091,88</text:p>
          </table:table-cell>
          <table:table-cell office:value-type="float" office:value="430900.3">
            <text:p>430900,3</text:p>
          </table:table-cell>
          <table:table-cell office:value-type="float" office:value="507779.12">
            <text:p>507779,12</text:p>
          </table:table-cell>
          <table:table-cell office:value-type="float" office:value="540416.04">
            <text:p>540416,04</text:p>
          </table:table-cell>
          <table:table-cell office:value-type="float" office:value="454611.2">
            <text:p>454611,2</text:p>
          </table:table-cell>
          <table:table-cell office:value-type="float" office:value="488276">
            <text:p>488276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RIO CEBALLOS </text:p>
          </table:table-cell>
          <table:table-cell office:value-type="string">
            <text:p>Municipio</text:p>
          </table:table-cell>
          <table:table-cell office:value-type="float" office:value="499741">
            <text:p>499741</text:p>
          </table:table-cell>
          <table:table-cell office:value-type="float" office:value="586392">
            <text:p>586392</text:p>
          </table:table-cell>
          <table:table-cell office:value-type="float" office:value="530524">
            <text:p>530524</text:p>
          </table:table-cell>
          <table:table-cell office:value-type="float" office:value="559901">
            <text:p>559901</text:p>
          </table:table-cell>
          <table:table-cell office:value-type="float" office:value="602944">
            <text:p>602944</text:p>
          </table:table-cell>
          <table:table-cell office:value-type="float" office:value="639690">
            <text:p>639690</text:p>
          </table:table-cell>
          <table:table-cell office:value-type="float" office:value="616797">
            <text:p>616797</text:p>
          </table:table-cell>
          <table:table-cell office:value-type="float" office:value="597416">
            <text:p>597416</text:p>
          </table:table-cell>
          <table:table-cell office:value-type="float" office:value="601220">
            <text:p>601220</text:p>
          </table:table-cell>
          <table:table-cell office:value-type="float" office:value="639243">
            <text:p>639243</text:p>
          </table:table-cell>
          <table:table-cell office:value-type="float" office:value="614980">
            <text:p>614980</text:p>
          </table:table-cell>
          <table:table-cell office:value-type="float" office:value="662624">
            <text:p>662624</text:p>
          </table:table-cell>
          <table:table-cell office:value-type="float" office:value="654699">
            <text:p>654699</text:p>
          </table:table-cell>
          <table:table-cell office:value-type="float" office:value="726666">
            <text:p>726666</text:p>
          </table:table-cell>
          <table:table-cell office:value-type="float" office:value="691081">
            <text:p>691081</text:p>
          </table:table-cell>
          <table:table-cell office:value-type="float" office:value="700849">
            <text:p>700849</text:p>
          </table:table-cell>
          <table:table-cell office:value-type="float" office:value="840315">
            <text:p>840315</text:p>
          </table:table-cell>
          <table:table-cell office:value-type="float" office:value="879594">
            <text:p>879594</text:p>
          </table:table-cell>
          <table:table-cell office:value-type="float" office:value="827484">
            <text:p>827484</text:p>
          </table:table-cell>
          <table:table-cell office:value-type="float" office:value="800650">
            <text:p>800650</text:p>
          </table:table-cell>
          <table:table-cell office:value-type="float" office:value="843067">
            <text:p>843067</text:p>
          </table:table-cell>
          <table:table-cell office:value-type="float" office:value="805134">
            <text:p>805134</text:p>
          </table:table-cell>
          <table:table-cell office:value-type="float" office:value="856105">
            <text:p>856105</text:p>
          </table:table-cell>
          <table:table-cell office:value-type="float" office:value="745236">
            <text:p>745236</text:p>
          </table:table-cell>
          <table:table-cell office:value-type="float" office:value="964032">
            <text:p>964032</text:p>
          </table:table-cell>
          <table:table-cell office:value-type="float" office:value="955376">
            <text:p>955376</text:p>
          </table:table-cell>
          <table:table-cell office:value-type="float" office:value="974200">
            <text:p>974200</text:p>
          </table:table-cell>
          <table:table-cell office:value-type="float" office:value="937658">
            <text:p>937658</text:p>
          </table:table-cell>
          <table:table-cell office:value-type="float" office:value="1156368">
            <text:p>1156368</text:p>
          </table:table-cell>
          <table:table-cell office:value-type="float" office:value="1160461">
            <text:p>1160461</text:p>
          </table:table-cell>
          <table:table-cell office:value-type="float" office:value="1108687">
            <text:p>1108687</text:p>
          </table:table-cell>
          <table:table-cell office:value-type="float" office:value="1131171">
            <text:p>1131171</text:p>
          </table:table-cell>
          <table:table-cell office:value-type="float" office:value="1152657">
            <text:p>1152657</text:p>
          </table:table-cell>
          <table:table-cell office:value-type="float" office:value="1110711">
            <text:p>1110711</text:p>
          </table:table-cell>
          <table:table-cell office:value-type="float" office:value="1238179">
            <text:p>1238179</text:p>
          </table:table-cell>
          <table:table-cell office:value-type="float" office:value="1198530">
            <text:p>1198530</text:p>
          </table:table-cell>
          <table:table-cell office:value-type="float" office:value="1343759">
            <text:p>1343759</text:p>
          </table:table-cell>
          <table:table-cell office:value-type="float" office:value="1161659">
            <text:p>1161659</text:p>
          </table:table-cell>
          <table:table-cell office:value-type="float" office:value="1142992">
            <text:p>1142992</text:p>
          </table:table-cell>
          <table:table-cell office:value-type="float" office:value="1092138">
            <text:p>1092138</text:p>
          </table:table-cell>
          <table:table-cell office:value-type="float" office:value="1428274">
            <text:p>1428274</text:p>
          </table:table-cell>
          <table:table-cell office:value-type="float" office:value="1416405">
            <text:p>1416405</text:p>
          </table:table-cell>
          <table:table-cell office:value-type="float" office:value="1320652">
            <text:p>1320652</text:p>
          </table:table-cell>
          <table:table-cell office:value-type="float" office:value="1412358">
            <text:p>1412358</text:p>
          </table:table-cell>
          <table:table-cell office:value-type="float" office:value="1372389">
            <text:p>1372389</text:p>
          </table:table-cell>
          <table:table-cell office:value-type="float" office:value="1483283.4">
            <text:p>1483283,4</text:p>
          </table:table-cell>
          <table:table-cell office:value-type="float" office:value="1517523.5">
            <text:p>1517523,5</text:p>
          </table:table-cell>
          <table:table-cell office:value-type="float" office:value="1479117.1">
            <text:p>1479117,1</text:p>
          </table:table-cell>
          <table:table-cell office:value-type="float" office:value="1635945">
            <text:p>1635945</text:p>
          </table:table-cell>
          <table:table-cell office:value-type="float" office:value="1763360">
            <text:p>1763360</text:p>
          </table:table-cell>
          <table:table-cell office:value-type="float" office:value="1554655">
            <text:p>1554655</text:p>
          </table:table-cell>
          <table:table-cell office:value-type="float" office:value="1626404">
            <text:p>1626404</text:p>
          </table:table-cell>
          <table:table-cell office:value-type="float" office:value="1928315">
            <text:p>1928315</text:p>
          </table:table-cell>
          <table:table-cell office:value-type="float" office:value="1961169">
            <text:p>1961169</text:p>
          </table:table-cell>
          <table:table-cell office:value-type="float" office:value="1909253.4">
            <text:p>1909253,4</text:p>
          </table:table-cell>
          <table:table-cell office:value-type="float" office:value="1943035">
            <text:p>1943035</text:p>
          </table:table-cell>
          <table:table-cell office:value-type="float" office:value="1882952.1">
            <text:p>1882952,1</text:p>
          </table:table-cell>
          <table:table-cell office:value-type="float" office:value="1952882.33">
            <text:p>1952882,33</text:p>
          </table:table-cell>
          <table:table-cell office:value-type="float" office:value="2030257.88">
            <text:p>2030257,88</text:p>
          </table:table-cell>
          <table:table-cell office:value-type="float" office:value="1978863.75">
            <text:p>1978863,75</text:p>
          </table:table-cell>
          <table:table-cell office:value-type="float" office:value="2331919.22">
            <text:p>2331919,22</text:p>
          </table:table-cell>
          <table:table-cell office:value-type="float" office:value="2481800.63">
            <text:p>2481800,63</text:p>
          </table:table-cell>
          <table:table-cell office:value-type="float" office:value="2087751.42">
            <text:p>2087751,42</text:p>
          </table:table-cell>
          <table:table-cell office:value-type="float" office:value="2242356">
            <text:p>2242356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RIO CUARTO </text:p>
          </table:table-cell>
          <table:table-cell office:value-type="string">
            <text:p>Municipio</text:p>
          </table:table-cell>
          <table:table-cell office:value-type="float" office:value="3753368">
            <text:p>3753368</text:p>
          </table:table-cell>
          <table:table-cell office:value-type="float" office:value="4404170">
            <text:p>4404170</text:p>
          </table:table-cell>
          <table:table-cell office:value-type="float" office:value="3984570">
            <text:p>3984570</text:p>
          </table:table-cell>
          <table:table-cell office:value-type="float" office:value="4205207">
            <text:p>4205207</text:p>
          </table:table-cell>
          <table:table-cell office:value-type="float" office:value="4528483">
            <text:p>4528483</text:p>
          </table:table-cell>
          <table:table-cell office:value-type="float" office:value="4804473">
            <text:p>4804473</text:p>
          </table:table-cell>
          <table:table-cell office:value-type="float" office:value="4632530">
            <text:p>4632530</text:p>
          </table:table-cell>
          <table:table-cell office:value-type="float" office:value="4486971">
            <text:p>4486971</text:p>
          </table:table-cell>
          <table:table-cell office:value-type="float" office:value="4515535">
            <text:p>4515535</text:p>
          </table:table-cell>
          <table:table-cell office:value-type="float" office:value="4801117">
            <text:p>4801117</text:p>
          </table:table-cell>
          <table:table-cell office:value-type="float" office:value="4618885">
            <text:p>4618885</text:p>
          </table:table-cell>
          <table:table-cell office:value-type="float" office:value="4976720">
            <text:p>4976720</text:p>
          </table:table-cell>
          <table:table-cell office:value-type="float" office:value="4917200">
            <text:p>4917200</text:p>
          </table:table-cell>
          <table:table-cell office:value-type="float" office:value="5457716">
            <text:p>5457716</text:p>
          </table:table-cell>
          <table:table-cell office:value-type="float" office:value="5190448">
            <text:p>5190448</text:p>
          </table:table-cell>
          <table:table-cell office:value-type="float" office:value="5263812">
            <text:p>5263812</text:p>
          </table:table-cell>
          <table:table-cell office:value-type="float" office:value="6311291">
            <text:p>6311291</text:p>
          </table:table-cell>
          <table:table-cell office:value-type="float" office:value="6606302">
            <text:p>6606302</text:p>
          </table:table-cell>
          <table:table-cell office:value-type="float" office:value="6214921">
            <text:p>6214921</text:p>
          </table:table-cell>
          <table:table-cell office:value-type="float" office:value="6013381">
            <text:p>6013381</text:p>
          </table:table-cell>
          <table:table-cell office:value-type="float" office:value="6331957">
            <text:p>6331957</text:p>
          </table:table-cell>
          <table:table-cell office:value-type="float" office:value="6047059">
            <text:p>6047059</text:p>
          </table:table-cell>
          <table:table-cell office:value-type="float" office:value="6429884">
            <text:p>6429884</text:p>
          </table:table-cell>
          <table:table-cell office:value-type="float" office:value="5597184">
            <text:p>5597184</text:p>
          </table:table-cell>
          <table:table-cell office:value-type="float" office:value="7240487">
            <text:p>7240487</text:p>
          </table:table-cell>
          <table:table-cell office:value-type="float" office:value="7175469">
            <text:p>7175469</text:p>
          </table:table-cell>
          <table:table-cell office:value-type="float" office:value="7055719">
            <text:p>7055719</text:p>
          </table:table-cell>
          <table:table-cell office:value-type="float" office:value="6957785">
            <text:p>6957785</text:p>
          </table:table-cell>
          <table:table-cell office:value-type="float" office:value="8580696">
            <text:p>8580696</text:p>
          </table:table-cell>
          <table:table-cell office:value-type="float" office:value="8611057">
            <text:p>8611057</text:p>
          </table:table-cell>
          <table:table-cell office:value-type="float" office:value="8226881">
            <text:p>8226881</text:p>
          </table:table-cell>
          <table:table-cell office:value-type="float" office:value="8393722">
            <text:p>8393722</text:p>
          </table:table-cell>
          <table:table-cell office:value-type="float" office:value="8553156">
            <text:p>8553156</text:p>
          </table:table-cell>
          <table:table-cell office:value-type="float" office:value="8241902">
            <text:p>8241902</text:p>
          </table:table-cell>
          <table:table-cell office:value-type="float" office:value="9187762">
            <text:p>9187762</text:p>
          </table:table-cell>
          <table:table-cell office:value-type="float" office:value="8893546">
            <text:p>8893546</text:p>
          </table:table-cell>
          <table:table-cell office:value-type="float" office:value="9971208">
            <text:p>9971208</text:p>
          </table:table-cell>
          <table:table-cell office:value-type="float" office:value="8619947">
            <text:p>8619947</text:p>
          </table:table-cell>
          <table:table-cell office:value-type="float" office:value="8481430">
            <text:p>8481430</text:p>
          </table:table-cell>
          <table:table-cell office:value-type="float" office:value="8104083">
            <text:p>8104083</text:p>
          </table:table-cell>
          <table:table-cell office:value-type="float" office:value="10598341">
            <text:p>10598341</text:p>
          </table:table-cell>
          <table:table-cell office:value-type="float" office:value="10510261">
            <text:p>10510261</text:p>
          </table:table-cell>
          <table:table-cell office:value-type="float" office:value="9799742">
            <text:p>9799742</text:p>
          </table:table-cell>
          <table:table-cell office:value-type="float" office:value="10480239">
            <text:p>10480239</text:p>
          </table:table-cell>
          <table:table-cell office:value-type="float" office:value="10183656">
            <text:p>10183656</text:p>
          </table:table-cell>
          <table:table-cell office:value-type="float" office:value="11006531.4">
            <text:p>11006531,4</text:p>
          </table:table-cell>
          <table:table-cell office:value-type="float" office:value="11260606.2">
            <text:p>11260606,2</text:p>
          </table:table-cell>
          <table:table-cell office:value-type="float" office:value="10975602.5">
            <text:p>10975602,5</text:p>
          </table:table-cell>
          <table:table-cell office:value-type="float" office:value="12139342">
            <text:p>12139342</text:p>
          </table:table-cell>
          <table:table-cell office:value-type="float" office:value="13084810">
            <text:p>13084810</text:p>
          </table:table-cell>
          <table:table-cell office:value-type="float" office:value="11536136">
            <text:p>11536136</text:p>
          </table:table-cell>
          <table:table-cell office:value-type="float" office:value="12068541">
            <text:p>12068541</text:p>
          </table:table-cell>
          <table:table-cell office:value-type="float" office:value="14308833">
            <text:p>14308833</text:p>
          </table:table-cell>
          <table:table-cell office:value-type="float" office:value="14552622">
            <text:p>14552622</text:p>
          </table:table-cell>
          <table:table-cell office:value-type="float" office:value="14167392.5">
            <text:p>14167392,5</text:p>
          </table:table-cell>
          <table:table-cell office:value-type="float" office:value="14418064.4">
            <text:p>14418064,4</text:p>
          </table:table-cell>
          <table:table-cell office:value-type="float" office:value="13972226.4">
            <text:p>13972226,4</text:p>
          </table:table-cell>
          <table:table-cell office:value-type="float" office:value="14491135.7">
            <text:p>14491135,7</text:p>
          </table:table-cell>
          <table:table-cell office:value-type="float" office:value="15065291.96">
            <text:p>15065291,96</text:p>
          </table:table-cell>
          <table:table-cell office:value-type="float" office:value="14683914.03">
            <text:p>14683914,03</text:p>
          </table:table-cell>
          <table:table-cell office:value-type="float" office:value="17303734.84">
            <text:p>17303734,84</text:p>
          </table:table-cell>
          <table:table-cell office:value-type="float" office:value="18415912.33">
            <text:p>18415912,33</text:p>
          </table:table-cell>
          <table:table-cell office:value-type="float" office:value="15491916.09">
            <text:p>15491916,09</text:p>
          </table:table-cell>
          <table:table-cell office:value-type="float" office:value="16639143">
            <text:p>16639143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RIO DE LOS SAUCES </text:p>
          </table:table-cell>
          <table:table-cell office:value-type="string">
            <text:p>Municipio</text:p>
          </table:table-cell>
          <table:table-cell office:value-type="float" office:value="102593">
            <text:p>102593</text:p>
          </table:table-cell>
          <table:table-cell office:value-type="float" office:value="120382">
            <text:p>120382</text:p>
          </table:table-cell>
          <table:table-cell office:value-type="float" office:value="108913">
            <text:p>108913</text:p>
          </table:table-cell>
          <table:table-cell office:value-type="float" office:value="114943">
            <text:p>114943</text:p>
          </table:table-cell>
          <table:table-cell office:value-type="float" office:value="123780">
            <text:p>123780</text:p>
          </table:table-cell>
          <table:table-cell office:value-type="float" office:value="131323">
            <text:p>131323</text:p>
          </table:table-cell>
          <table:table-cell office:value-type="float" office:value="126624">
            <text:p>126624</text:p>
          </table:table-cell>
          <table:table-cell office:value-type="float" office:value="122645">
            <text:p>122645</text:p>
          </table:table-cell>
          <table:table-cell office:value-type="float" office:value="123426">
            <text:p>123426</text:p>
          </table:table-cell>
          <table:table-cell office:value-type="float" office:value="131232">
            <text:p>131232</text:p>
          </table:table-cell>
          <table:table-cell office:value-type="float" office:value="126251">
            <text:p>126251</text:p>
          </table:table-cell>
          <table:table-cell office:value-type="float" office:value="136032">
            <text:p>136032</text:p>
          </table:table-cell>
          <table:table-cell office:value-type="float" office:value="134405">
            <text:p>134405</text:p>
          </table:table-cell>
          <table:table-cell office:value-type="float" office:value="149179">
            <text:p>149179</text:p>
          </table:table-cell>
          <table:table-cell office:value-type="float" office:value="141873">
            <text:p>141873</text:p>
          </table:table-cell>
          <table:table-cell office:value-type="float" office:value="143879">
            <text:p>143879</text:p>
          </table:table-cell>
          <table:table-cell office:value-type="float" office:value="172510">
            <text:p>172510</text:p>
          </table:table-cell>
          <table:table-cell office:value-type="float" office:value="180574">
            <text:p>180574</text:p>
          </table:table-cell>
          <table:table-cell office:value-type="float" office:value="169876">
            <text:p>169876</text:p>
          </table:table-cell>
          <table:table-cell office:value-type="float" office:value="164367">
            <text:p>164367</text:p>
          </table:table-cell>
          <table:table-cell office:value-type="float" office:value="173075">
            <text:p>173075</text:p>
          </table:table-cell>
          <table:table-cell office:value-type="float" office:value="165288">
            <text:p>165288</text:p>
          </table:table-cell>
          <table:table-cell office:value-type="float" office:value="175752">
            <text:p>175752</text:p>
          </table:table-cell>
          <table:table-cell office:value-type="float" office:value="152991">
            <text:p>152991</text:p>
          </table:table-cell>
          <table:table-cell office:value-type="float" office:value="197908">
            <text:p>197908</text:p>
          </table:table-cell>
          <table:table-cell office:value-type="float" office:value="196131">
            <text:p>196131</text:p>
          </table:table-cell>
          <table:table-cell office:value-type="float" office:value="195216">
            <text:p>195216</text:p>
          </table:table-cell>
          <table:table-cell office:value-type="float" office:value="190945">
            <text:p>190945</text:p>
          </table:table-cell>
          <table:table-cell office:value-type="float" office:value="235483">
            <text:p>235483</text:p>
          </table:table-cell>
          <table:table-cell office:value-type="float" office:value="236316">
            <text:p>236316</text:p>
          </table:table-cell>
          <table:table-cell office:value-type="float" office:value="225773">
            <text:p>225773</text:p>
          </table:table-cell>
          <table:table-cell office:value-type="float" office:value="230352">
            <text:p>230352</text:p>
          </table:table-cell>
          <table:table-cell office:value-type="float" office:value="234727">
            <text:p>234727</text:p>
          </table:table-cell>
          <table:table-cell office:value-type="float" office:value="226186">
            <text:p>226186</text:p>
          </table:table-cell>
          <table:table-cell office:value-type="float" office:value="252143">
            <text:p>252143</text:p>
          </table:table-cell>
          <table:table-cell office:value-type="float" office:value="244069">
            <text:p>244069</text:p>
          </table:table-cell>
          <table:table-cell office:value-type="float" office:value="273644">
            <text:p>273644</text:p>
          </table:table-cell>
          <table:table-cell office:value-type="float" office:value="236560">
            <text:p>236560</text:p>
          </table:table-cell>
          <table:table-cell office:value-type="float" office:value="232759">
            <text:p>232759</text:p>
          </table:table-cell>
          <table:table-cell office:value-type="float" office:value="222403">
            <text:p>222403</text:p>
          </table:table-cell>
          <table:table-cell office:value-type="float" office:value="290854">
            <text:p>290854</text:p>
          </table:table-cell>
          <table:table-cell office:value-type="float" office:value="288437">
            <text:p>288437</text:p>
          </table:table-cell>
          <table:table-cell office:value-type="float" office:value="268938">
            <text:p>268938</text:p>
          </table:table-cell>
          <table:table-cell office:value-type="float" office:value="287613">
            <text:p>287613</text:p>
          </table:table-cell>
          <table:table-cell office:value-type="float" office:value="279474">
            <text:p>279474</text:p>
          </table:table-cell>
          <table:table-cell office:value-type="float" office:value="302056.3">
            <text:p>302056,3</text:p>
          </table:table-cell>
          <table:table-cell office:value-type="float" office:value="309029">
            <text:p>309029</text:p>
          </table:table-cell>
          <table:table-cell office:value-type="float" office:value="301207.5">
            <text:p>301207,5</text:p>
          </table:table-cell>
          <table:table-cell office:value-type="float" office:value="333144">
            <text:p>333144</text:p>
          </table:table-cell>
          <table:table-cell office:value-type="float" office:value="359091">
            <text:p>359091</text:p>
          </table:table-cell>
          <table:table-cell office:value-type="float" office:value="316590">
            <text:p>316590</text:p>
          </table:table-cell>
          <table:table-cell office:value-type="float" office:value="331201">
            <text:p>331201</text:p>
          </table:table-cell>
          <table:table-cell office:value-type="float" office:value="392683">
            <text:p>392683</text:p>
          </table:table-cell>
          <table:table-cell office:value-type="float" office:value="399373">
            <text:p>399373</text:p>
          </table:table-cell>
          <table:table-cell office:value-type="float" office:value="388801">
            <text:p>388801</text:p>
          </table:table-cell>
          <table:table-cell office:value-type="float" office:value="395680.3">
            <text:p>395680,3</text:p>
          </table:table-cell>
          <table:table-cell office:value-type="float" office:value="383445">
            <text:p>383445</text:p>
          </table:table-cell>
          <table:table-cell office:value-type="float" office:value="397685.58">
            <text:p>397685,58</text:p>
          </table:table-cell>
          <table:table-cell office:value-type="float" office:value="413442.36">
            <text:p>413442,36</text:p>
          </table:table-cell>
          <table:table-cell office:value-type="float" office:value="402976.04">
            <text:p>402976,04</text:p>
          </table:table-cell>
          <table:table-cell office:value-type="float" office:value="474872.78">
            <text:p>474872,78</text:p>
          </table:table-cell>
          <table:table-cell office:value-type="float" office:value="505394.67">
            <text:p>505394,67</text:p>
          </table:table-cell>
          <table:table-cell office:value-type="float" office:value="425150.37">
            <text:p>425150,37</text:p>
          </table:table-cell>
          <table:table-cell office:value-type="float" office:value="456634">
            <text:p>456634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RIO PRIMERO </text:p>
          </table:table-cell>
          <table:table-cell office:value-type="string">
            <text:p>Municipio</text:p>
          </table:table-cell>
          <table:table-cell office:value-type="float" office:value="258071">
            <text:p>258071</text:p>
          </table:table-cell>
          <table:table-cell office:value-type="float" office:value="302818">
            <text:p>302818</text:p>
          </table:table-cell>
          <table:table-cell office:value-type="float" office:value="273968">
            <text:p>273968</text:p>
          </table:table-cell>
          <table:table-cell office:value-type="float" office:value="289138">
            <text:p>289138</text:p>
          </table:table-cell>
          <table:table-cell office:value-type="float" office:value="311365">
            <text:p>311365</text:p>
          </table:table-cell>
          <table:table-cell office:value-type="float" office:value="330342">
            <text:p>330342</text:p>
          </table:table-cell>
          <table:table-cell office:value-type="float" office:value="318519">
            <text:p>318519</text:p>
          </table:table-cell>
          <table:table-cell office:value-type="float" office:value="308511">
            <text:p>308511</text:p>
          </table:table-cell>
          <table:table-cell office:value-type="float" office:value="310475">
            <text:p>310475</text:p>
          </table:table-cell>
          <table:table-cell office:value-type="float" office:value="330111">
            <text:p>330111</text:p>
          </table:table-cell>
          <table:table-cell office:value-type="float" office:value="317581">
            <text:p>317581</text:p>
          </table:table-cell>
          <table:table-cell office:value-type="float" office:value="342185">
            <text:p>342185</text:p>
          </table:table-cell>
          <table:table-cell office:value-type="float" office:value="338093">
            <text:p>338093</text:p>
          </table:table-cell>
          <table:table-cell office:value-type="float" office:value="375257">
            <text:p>375257</text:p>
          </table:table-cell>
          <table:table-cell office:value-type="float" office:value="356880">
            <text:p>356880</text:p>
          </table:table-cell>
          <table:table-cell office:value-type="float" office:value="361925">
            <text:p>361925</text:p>
          </table:table-cell>
          <table:table-cell office:value-type="float" office:value="433946">
            <text:p>433946</text:p>
          </table:table-cell>
          <table:table-cell office:value-type="float" office:value="454230">
            <text:p>454230</text:p>
          </table:table-cell>
          <table:table-cell office:value-type="float" office:value="427320">
            <text:p>427320</text:p>
          </table:table-cell>
          <table:table-cell office:value-type="float" office:value="413463">
            <text:p>413463</text:p>
          </table:table-cell>
          <table:table-cell office:value-type="float" office:value="435367">
            <text:p>435367</text:p>
          </table:table-cell>
          <table:table-cell office:value-type="float" office:value="415778">
            <text:p>415778</text:p>
          </table:table-cell>
          <table:table-cell office:value-type="float" office:value="442100">
            <text:p>442100</text:p>
          </table:table-cell>
          <table:table-cell office:value-type="float" office:value="384846">
            <text:p>384846</text:p>
          </table:table-cell>
          <table:table-cell office:value-type="float" office:value="497835">
            <text:p>497835</text:p>
          </table:table-cell>
          <table:table-cell office:value-type="float" office:value="493365">
            <text:p>493365</text:p>
          </table:table-cell>
          <table:table-cell office:value-type="float" office:value="486946">
            <text:p>486946</text:p>
          </table:table-cell>
          <table:table-cell office:value-type="float" office:value="478986">
            <text:p>478986</text:p>
          </table:table-cell>
          <table:table-cell office:value-type="float" office:value="590709">
            <text:p>590709</text:p>
          </table:table-cell>
          <table:table-cell office:value-type="float" office:value="592800">
            <text:p>592800</text:p>
          </table:table-cell>
          <table:table-cell office:value-type="float" office:value="566352">
            <text:p>566352</text:p>
          </table:table-cell>
          <table:table-cell office:value-type="float" office:value="577838">
            <text:p>577838</text:p>
          </table:table-cell>
          <table:table-cell office:value-type="float" office:value="588814">
            <text:p>588814</text:p>
          </table:table-cell>
          <table:table-cell office:value-type="float" office:value="567386">
            <text:p>567386</text:p>
          </table:table-cell>
          <table:table-cell office:value-type="float" office:value="632501">
            <text:p>632501</text:p>
          </table:table-cell>
          <table:table-cell office:value-type="float" office:value="612247">
            <text:p>612247</text:p>
          </table:table-cell>
          <table:table-cell office:value-type="float" office:value="686435">
            <text:p>686435</text:p>
          </table:table-cell>
          <table:table-cell office:value-type="float" office:value="593412">
            <text:p>593412</text:p>
          </table:table-cell>
          <table:table-cell office:value-type="float" office:value="583876">
            <text:p>583876</text:p>
          </table:table-cell>
          <table:table-cell office:value-type="float" office:value="557899">
            <text:p>557899</text:p>
          </table:table-cell>
          <table:table-cell office:value-type="float" office:value="729607">
            <text:p>729607</text:p>
          </table:table-cell>
          <table:table-cell office:value-type="float" office:value="723544">
            <text:p>723544</text:p>
          </table:table-cell>
          <table:table-cell office:value-type="float" office:value="674631">
            <text:p>674631</text:p>
          </table:table-cell>
          <table:table-cell office:value-type="float" office:value="721477">
            <text:p>721477</text:p>
          </table:table-cell>
          <table:table-cell office:value-type="float" office:value="701060">
            <text:p>701060</text:p>
          </table:table-cell>
          <table:table-cell office:value-type="float" office:value="757708">
            <text:p>757708</text:p>
          </table:table-cell>
          <table:table-cell office:value-type="float" office:value="775198.9">
            <text:p>775198,9</text:p>
          </table:table-cell>
          <table:table-cell office:value-type="float" office:value="755578.7">
            <text:p>755578,7</text:p>
          </table:table-cell>
          <table:table-cell office:value-type="float" office:value="835693">
            <text:p>835693</text:p>
          </table:table-cell>
          <table:table-cell office:value-type="float" office:value="900780">
            <text:p>900780</text:p>
          </table:table-cell>
          <table:table-cell office:value-type="float" office:value="794167">
            <text:p>794167</text:p>
          </table:table-cell>
          <table:table-cell office:value-type="float" office:value="830819">
            <text:p>830819</text:p>
          </table:table-cell>
          <table:table-cell office:value-type="float" office:value="985044">
            <text:p>985044</text:p>
          </table:table-cell>
          <table:table-cell office:value-type="float" office:value="1001827">
            <text:p>1001827</text:p>
          </table:table-cell>
          <table:table-cell office:value-type="float" office:value="975307">
            <text:p>975307</text:p>
          </table:table-cell>
          <table:table-cell office:value-type="float" office:value="992563.6">
            <text:p>992563,6</text:p>
          </table:table-cell>
          <table:table-cell office:value-type="float" office:value="961871.4">
            <text:p>961871,4</text:p>
          </table:table-cell>
          <table:table-cell office:value-type="float" office:value="997593.99">
            <text:p>997593,99</text:p>
          </table:table-cell>
          <table:table-cell office:value-type="float" office:value="1037119.87">
            <text:p>1037119,87</text:p>
          </table:table-cell>
          <table:table-cell office:value-type="float" office:value="1010865.1">
            <text:p>1010865,1</text:p>
          </table:table-cell>
          <table:table-cell office:value-type="float" office:value="1191218.01">
            <text:p>1191218,01</text:p>
          </table:table-cell>
          <table:table-cell office:value-type="float" office:value="1267782.17">
            <text:p>1267782,17</text:p>
          </table:table-cell>
          <table:table-cell office:value-type="float" office:value="1066489.38">
            <text:p>1066489,38</text:p>
          </table:table-cell>
          <table:table-cell office:value-type="float" office:value="1145466">
            <text:p>1145466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RIO SEGUNDO </text:p>
          </table:table-cell>
          <table:table-cell office:value-type="string">
            <text:p>Municipio</text:p>
          </table:table-cell>
          <table:table-cell office:value-type="float" office:value="530564">
            <text:p>530564</text:p>
          </table:table-cell>
          <table:table-cell office:value-type="float" office:value="622560">
            <text:p>622560</text:p>
          </table:table-cell>
          <table:table-cell office:value-type="float" office:value="563246">
            <text:p>563246</text:p>
          </table:table-cell>
          <table:table-cell office:value-type="float" office:value="594435">
            <text:p>594435</text:p>
          </table:table-cell>
          <table:table-cell office:value-type="float" office:value="640131">
            <text:p>640131</text:p>
          </table:table-cell>
          <table:table-cell office:value-type="float" office:value="679144">
            <text:p>679144</text:p>
          </table:table-cell>
          <table:table-cell office:value-type="float" office:value="654839">
            <text:p>654839</text:p>
          </table:table-cell>
          <table:table-cell office:value-type="float" office:value="634263">
            <text:p>634263</text:p>
          </table:table-cell>
          <table:table-cell office:value-type="float" office:value="638301">
            <text:p>638301</text:p>
          </table:table-cell>
          <table:table-cell office:value-type="float" office:value="678669">
            <text:p>678669</text:p>
          </table:table-cell>
          <table:table-cell office:value-type="float" office:value="652909">
            <text:p>652909</text:p>
          </table:table-cell>
          <table:table-cell office:value-type="float" office:value="703492">
            <text:p>703492</text:p>
          </table:table-cell>
          <table:table-cell office:value-type="float" office:value="695078">
            <text:p>695078</text:p>
          </table:table-cell>
          <table:table-cell office:value-type="float" office:value="771483">
            <text:p>771483</text:p>
          </table:table-cell>
          <table:table-cell office:value-type="float" office:value="733703">
            <text:p>733703</text:p>
          </table:table-cell>
          <table:table-cell office:value-type="float" office:value="744075">
            <text:p>744075</text:p>
          </table:table-cell>
          <table:table-cell office:value-type="float" office:value="892143">
            <text:p>892143</text:p>
          </table:table-cell>
          <table:table-cell office:value-type="float" office:value="933843">
            <text:p>933843</text:p>
          </table:table-cell>
          <table:table-cell office:value-type="float" office:value="878519">
            <text:p>878519</text:p>
          </table:table-cell>
          <table:table-cell office:value-type="float" office:value="850030">
            <text:p>850030</text:p>
          </table:table-cell>
          <table:table-cell office:value-type="float" office:value="895063">
            <text:p>895063</text:p>
          </table:table-cell>
          <table:table-cell office:value-type="float" office:value="854791">
            <text:p>854791</text:p>
          </table:table-cell>
          <table:table-cell office:value-type="float" office:value="908906">
            <text:p>908906</text:p>
          </table:table-cell>
          <table:table-cell office:value-type="float" office:value="791199">
            <text:p>791199</text:p>
          </table:table-cell>
          <table:table-cell office:value-type="float" office:value="1023490">
            <text:p>1023490</text:p>
          </table:table-cell>
          <table:table-cell office:value-type="float" office:value="1014299">
            <text:p>1014299</text:p>
          </table:table-cell>
          <table:table-cell office:value-type="float" office:value="979962">
            <text:p>979962</text:p>
          </table:table-cell>
          <table:table-cell office:value-type="float" office:value="977887">
            <text:p>977887</text:p>
          </table:table-cell>
          <table:table-cell office:value-type="float" office:value="1205979">
            <text:p>1205979</text:p>
          </table:table-cell>
          <table:table-cell office:value-type="float" office:value="1210247">
            <text:p>1210247</text:p>
          </table:table-cell>
          <table:table-cell office:value-type="float" office:value="1156252">
            <text:p>1156252</text:p>
          </table:table-cell>
          <table:table-cell office:value-type="float" office:value="1179701">
            <text:p>1179701</text:p>
          </table:table-cell>
          <table:table-cell office:value-type="float" office:value="1202109">
            <text:p>1202109</text:p>
          </table:table-cell>
          <table:table-cell office:value-type="float" office:value="1158363">
            <text:p>1158363</text:p>
          </table:table-cell>
          <table:table-cell office:value-type="float" office:value="1291300">
            <text:p>1291300</text:p>
          </table:table-cell>
          <table:table-cell office:value-type="float" office:value="1249950">
            <text:p>1249950</text:p>
          </table:table-cell>
          <table:table-cell office:value-type="float" office:value="1401410">
            <text:p>1401410</text:p>
          </table:table-cell>
          <table:table-cell office:value-type="float" office:value="1211497">
            <text:p>1211497</text:p>
          </table:table-cell>
          <table:table-cell office:value-type="float" office:value="1192029">
            <text:p>1192029</text:p>
          </table:table-cell>
          <table:table-cell office:value-type="float" office:value="1138994">
            <text:p>1138994</text:p>
          </table:table-cell>
          <table:table-cell office:value-type="float" office:value="1489551">
            <text:p>1489551</text:p>
          </table:table-cell>
          <table:table-cell office:value-type="float" office:value="1477172">
            <text:p>1477172</text:p>
          </table:table-cell>
          <table:table-cell office:value-type="float" office:value="1377312">
            <text:p>1377312</text:p>
          </table:table-cell>
          <table:table-cell office:value-type="float" office:value="1472953">
            <text:p>1472953</text:p>
          </table:table-cell>
          <table:table-cell office:value-type="float" office:value="1431269">
            <text:p>1431269</text:p>
          </table:table-cell>
          <table:table-cell office:value-type="float" office:value="1546920">
            <text:p>1546920</text:p>
          </table:table-cell>
          <table:table-cell office:value-type="float" office:value="1582630.1">
            <text:p>1582630,1</text:p>
          </table:table-cell>
          <table:table-cell office:value-type="float" office:value="1542574.9">
            <text:p>1542574,9</text:p>
          </table:table-cell>
          <table:table-cell office:value-type="float" office:value="1706132">
            <text:p>1706132</text:p>
          </table:table-cell>
          <table:table-cell office:value-type="float" office:value="1839014">
            <text:p>1839014</text:p>
          </table:table-cell>
          <table:table-cell office:value-type="float" office:value="1621355">
            <text:p>1621355</text:p>
          </table:table-cell>
          <table:table-cell office:value-type="float" office:value="1696182">
            <text:p>1696182</text:p>
          </table:table-cell>
          <table:table-cell office:value-type="float" office:value="2011044">
            <text:p>2011044</text:p>
          </table:table-cell>
          <table:table-cell office:value-type="float" office:value="2045308">
            <text:p>2045308</text:p>
          </table:table-cell>
          <table:table-cell office:value-type="float" office:value="1991165.2">
            <text:p>1991165,2</text:p>
          </table:table-cell>
          <table:table-cell office:value-type="float" office:value="2026397">
            <text:p>2026397</text:p>
          </table:table-cell>
          <table:table-cell office:value-type="float" office:value="1963735.4">
            <text:p>1963735,4</text:p>
          </table:table-cell>
          <table:table-cell office:value-type="float" office:value="2036665.87">
            <text:p>2036665,87</text:p>
          </table:table-cell>
          <table:table-cell office:value-type="float" office:value="2117362.03">
            <text:p>2117362,03</text:p>
          </table:table-cell>
          <table:table-cell office:value-type="float" office:value="2063760.89">
            <text:p>2063760,89</text:p>
          </table:table-cell>
          <table:table-cell office:value-type="float" office:value="2431964.41">
            <text:p>2431964,41</text:p>
          </table:table-cell>
          <table:table-cell office:value-type="float" office:value="2588276.1">
            <text:p>2588276,1</text:p>
          </table:table-cell>
          <table:table-cell office:value-type="float" office:value="2177321.19">
            <text:p>2177321,19</text:p>
          </table:table-cell>
          <table:table-cell office:value-type="float" office:value="2338559">
            <text:p>2338559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RIO TERCERO </text:p>
          </table:table-cell>
          <table:table-cell office:value-type="string">
            <text:p>Municipio</text:p>
          </table:table-cell>
          <table:table-cell office:value-type="float" office:value="1142113">
            <text:p>1142113</text:p>
          </table:table-cell>
          <table:table-cell office:value-type="float" office:value="1340146">
            <text:p>1340146</text:p>
          </table:table-cell>
          <table:table-cell office:value-type="float" office:value="1212466">
            <text:p>1212466</text:p>
          </table:table-cell>
          <table:table-cell office:value-type="float" office:value="1279603">
            <text:p>1279603</text:p>
          </table:table-cell>
          <table:table-cell office:value-type="float" office:value="1377974">
            <text:p>1377974</text:p>
          </table:table-cell>
          <table:table-cell office:value-type="float" office:value="1461955">
            <text:p>1461955</text:p>
          </table:table-cell>
          <table:table-cell office:value-type="float" office:value="1409633">
            <text:p>1409633</text:p>
          </table:table-cell>
          <table:table-cell office:value-type="float" office:value="1365341">
            <text:p>1365341</text:p>
          </table:table-cell>
          <table:table-cell office:value-type="float" office:value="1374033">
            <text:p>1374033</text:p>
          </table:table-cell>
          <table:table-cell office:value-type="float" office:value="1460932">
            <text:p>1460932</text:p>
          </table:table-cell>
          <table:table-cell office:value-type="float" office:value="1405481">
            <text:p>1405481</text:p>
          </table:table-cell>
          <table:table-cell office:value-type="float" office:value="1514368">
            <text:p>1514368</text:p>
          </table:table-cell>
          <table:table-cell office:value-type="float" office:value="1496256">
            <text:p>1496256</text:p>
          </table:table-cell>
          <table:table-cell office:value-type="float" office:value="1660729">
            <text:p>1660729</text:p>
          </table:table-cell>
          <table:table-cell office:value-type="float" office:value="1579402">
            <text:p>1579402</text:p>
          </table:table-cell>
          <table:table-cell office:value-type="float" office:value="1601726">
            <text:p>1601726</text:p>
          </table:table-cell>
          <table:table-cell office:value-type="float" office:value="1920464">
            <text:p>1920464</text:p>
          </table:table-cell>
          <table:table-cell office:value-type="float" office:value="2010233">
            <text:p>2010233</text:p>
          </table:table-cell>
          <table:table-cell office:value-type="float" office:value="1891139">
            <text:p>1891139</text:p>
          </table:table-cell>
          <table:table-cell office:value-type="float" office:value="1829813">
            <text:p>1829813</text:p>
          </table:table-cell>
          <table:table-cell office:value-type="float" office:value="1926752">
            <text:p>1926752</text:p>
          </table:table-cell>
          <table:table-cell office:value-type="float" office:value="1840061">
            <text:p>1840061</text:p>
          </table:table-cell>
          <table:table-cell office:value-type="float" office:value="1956550">
            <text:p>1956550</text:p>
          </table:table-cell>
          <table:table-cell office:value-type="float" office:value="1703169">
            <text:p>1703169</text:p>
          </table:table-cell>
          <table:table-cell office:value-type="float" office:value="2203209">
            <text:p>2203209</text:p>
          </table:table-cell>
          <table:table-cell office:value-type="float" office:value="2183424">
            <text:p>2183424</text:p>
          </table:table-cell>
          <table:table-cell office:value-type="float" office:value="2112507">
            <text:p>2112507</text:p>
          </table:table-cell>
          <table:table-cell office:value-type="float" office:value="2106013">
            <text:p>2106013</text:p>
          </table:table-cell>
          <table:table-cell office:value-type="float" office:value="2597243">
            <text:p>2597243</text:p>
          </table:table-cell>
          <table:table-cell office:value-type="float" office:value="2606433">
            <text:p>2606433</text:p>
          </table:table-cell>
          <table:table-cell office:value-type="float" office:value="2490148">
            <text:p>2490148</text:p>
          </table:table-cell>
          <table:table-cell office:value-type="float" office:value="2540649">
            <text:p>2540649</text:p>
          </table:table-cell>
          <table:table-cell office:value-type="float" office:value="2588907">
            <text:p>2588907</text:p>
          </table:table-cell>
          <table:table-cell office:value-type="float" office:value="2494695">
            <text:p>2494695</text:p>
          </table:table-cell>
          <table:table-cell office:value-type="float" office:value="2780992">
            <text:p>2780992</text:p>
          </table:table-cell>
          <table:table-cell office:value-type="float" office:value="2691939">
            <text:p>2691939</text:p>
          </table:table-cell>
          <table:table-cell office:value-type="float" office:value="3018129">
            <text:p>3018129</text:p>
          </table:table-cell>
          <table:table-cell office:value-type="float" office:value="2609124">
            <text:p>2609124</text:p>
          </table:table-cell>
          <table:table-cell office:value-type="float" office:value="2567197">
            <text:p>2567197</text:p>
          </table:table-cell>
          <table:table-cell office:value-type="float" office:value="2452980">
            <text:p>2452980</text:p>
          </table:table-cell>
          <table:table-cell office:value-type="float" office:value="3207952">
            <text:p>3207952</text:p>
          </table:table-cell>
          <table:table-cell office:value-type="float" office:value="3181293">
            <text:p>3181293</text:p>
          </table:table-cell>
          <table:table-cell office:value-type="float" office:value="2966229">
            <text:p>2966229</text:p>
          </table:table-cell>
          <table:table-cell office:value-type="float" office:value="3172205">
            <text:p>3172205</text:p>
          </table:table-cell>
          <table:table-cell office:value-type="float" office:value="3082434">
            <text:p>3082434</text:p>
          </table:table-cell>
          <table:table-cell office:value-type="float" office:value="3331505.2">
            <text:p>3331505,2</text:p>
          </table:table-cell>
          <table:table-cell office:value-type="float" office:value="3408409.6">
            <text:p>3408409,6</text:p>
          </table:table-cell>
          <table:table-cell office:value-type="float" office:value="3322145.2">
            <text:p>3322145,2</text:p>
          </table:table-cell>
          <table:table-cell office:value-type="float" office:value="3674389">
            <text:p>3674389</text:p>
          </table:table-cell>
          <table:table-cell office:value-type="float" office:value="3960568">
            <text:p>3960568</text:p>
          </table:table-cell>
          <table:table-cell office:value-type="float" office:value="3491809">
            <text:p>3491809</text:p>
          </table:table-cell>
          <table:table-cell office:value-type="float" office:value="3652959">
            <text:p>3652959</text:p>
          </table:table-cell>
          <table:table-cell office:value-type="float" office:value="4331060">
            <text:p>4331060</text:p>
          </table:table-cell>
          <table:table-cell office:value-type="float" office:value="4404852">
            <text:p>4404852</text:p>
          </table:table-cell>
          <table:table-cell office:value-type="float" office:value="4288248.5">
            <text:p>4288248,5</text:p>
          </table:table-cell>
          <table:table-cell office:value-type="float" office:value="4364122.9">
            <text:p>4364122,9</text:p>
          </table:table-cell>
          <table:table-cell office:value-type="float" office:value="4229174.7">
            <text:p>4229174,7</text:p>
          </table:table-cell>
          <table:table-cell office:value-type="float" office:value="4386240.46">
            <text:p>4386240,46</text:p>
          </table:table-cell>
          <table:table-cell office:value-type="float" office:value="4560028.59">
            <text:p>4560028,59</text:p>
          </table:table-cell>
          <table:table-cell office:value-type="float" office:value="4444592.14">
            <text:p>4444592,14</text:p>
          </table:table-cell>
          <table:table-cell office:value-type="float" office:value="5237570.3">
            <text:p>5237570,3</text:p>
          </table:table-cell>
          <table:table-cell office:value-type="float" office:value="5574209.05">
            <text:p>5574209,05</text:p>
          </table:table-cell>
          <table:table-cell office:value-type="float" office:value="4689161.06">
            <text:p>4689161,06</text:p>
          </table:table-cell>
          <table:table-cell office:value-type="float" office:value="5036408">
            <text:p>5036408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ROSALES </text:p>
          </table:table-cell>
          <table:table-cell office:value-type="string">
            <text:p>Municipio</text:p>
          </table:table-cell>
          <table:table-cell office:value-type="float" office:value="86160">
            <text:p>86160</text:p>
          </table:table-cell>
          <table:table-cell office:value-type="float" office:value="101099">
            <text:p>101099</text:p>
          </table:table-cell>
          <table:table-cell office:value-type="float" office:value="91467">
            <text:p>91467</text:p>
          </table:table-cell>
          <table:table-cell office:value-type="float" office:value="96532">
            <text:p>96532</text:p>
          </table:table-cell>
          <table:table-cell office:value-type="float" office:value="103952">
            <text:p>103952</text:p>
          </table:table-cell>
          <table:table-cell office:value-type="float" office:value="110288">
            <text:p>110288</text:p>
          </table:table-cell>
          <table:table-cell office:value-type="float" office:value="106341">
            <text:p>106341</text:p>
          </table:table-cell>
          <table:table-cell office:value-type="float" office:value="103000">
            <text:p>103000</text:p>
          </table:table-cell>
          <table:table-cell office:value-type="float" office:value="103655">
            <text:p>103655</text:p>
          </table:table-cell>
          <table:table-cell office:value-type="float" office:value="110211">
            <text:p>110211</text:p>
          </table:table-cell>
          <table:table-cell office:value-type="float" office:value="106028">
            <text:p>106028</text:p>
          </table:table-cell>
          <table:table-cell office:value-type="float" office:value="114242">
            <text:p>114242</text:p>
          </table:table-cell>
          <table:table-cell office:value-type="float" office:value="112876">
            <text:p>112876</text:p>
          </table:table-cell>
          <table:table-cell office:value-type="float" office:value="125283">
            <text:p>125283</text:p>
          </table:table-cell>
          <table:table-cell office:value-type="float" office:value="119148">
            <text:p>119148</text:p>
          </table:table-cell>
          <table:table-cell office:value-type="float" office:value="120832">
            <text:p>120832</text:p>
          </table:table-cell>
          <table:table-cell office:value-type="float" office:value="144877">
            <text:p>144877</text:p>
          </table:table-cell>
          <table:table-cell office:value-type="float" office:value="151649">
            <text:p>151649</text:p>
          </table:table-cell>
          <table:table-cell office:value-type="float" office:value="142665">
            <text:p>142665</text:p>
          </table:table-cell>
          <table:table-cell office:value-type="float" office:value="138039">
            <text:p>138039</text:p>
          </table:table-cell>
          <table:table-cell office:value-type="float" office:value="145352">
            <text:p>145352</text:p>
          </table:table-cell>
          <table:table-cell office:value-type="float" office:value="138812">
            <text:p>138812</text:p>
          </table:table-cell>
          <table:table-cell office:value-type="float" office:value="147600">
            <text:p>147600</text:p>
          </table:table-cell>
          <table:table-cell office:value-type="float" office:value="128485">
            <text:p>128485</text:p>
          </table:table-cell>
          <table:table-cell office:value-type="float" office:value="166207">
            <text:p>166207</text:p>
          </table:table-cell>
          <table:table-cell office:value-type="float" office:value="164715">
            <text:p>164715</text:p>
          </table:table-cell>
          <table:table-cell office:value-type="float" office:value="159553">
            <text:p>159553</text:p>
          </table:table-cell>
          <table:table-cell office:value-type="float" office:value="158936">
            <text:p>158936</text:p>
          </table:table-cell>
          <table:table-cell office:value-type="float" office:value="196008">
            <text:p>196008</text:p>
          </table:table-cell>
          <table:table-cell office:value-type="float" office:value="196701">
            <text:p>196701</text:p>
          </table:table-cell>
          <table:table-cell office:value-type="float" office:value="187926">
            <text:p>187926</text:p>
          </table:table-cell>
          <table:table-cell office:value-type="float" office:value="191737">
            <text:p>191737</text:p>
          </table:table-cell>
          <table:table-cell office:value-type="float" office:value="195379">
            <text:p>195379</text:p>
          </table:table-cell>
          <table:table-cell office:value-type="float" office:value="188269">
            <text:p>188269</text:p>
          </table:table-cell>
          <table:table-cell office:value-type="float" office:value="209875">
            <text:p>209875</text:p>
          </table:table-cell>
          <table:table-cell office:value-type="float" office:value="203154">
            <text:p>203154</text:p>
          </table:table-cell>
          <table:table-cell office:value-type="float" office:value="227771">
            <text:p>227771</text:p>
          </table:table-cell>
          <table:table-cell office:value-type="float" office:value="196905">
            <text:p>196905</text:p>
          </table:table-cell>
          <table:table-cell office:value-type="float" office:value="193740">
            <text:p>193740</text:p>
          </table:table-cell>
          <table:table-cell office:value-type="float" office:value="185121">
            <text:p>185121</text:p>
          </table:table-cell>
          <table:table-cell office:value-type="float" office:value="242097">
            <text:p>242097</text:p>
          </table:table-cell>
          <table:table-cell office:value-type="float" office:value="240085">
            <text:p>240085</text:p>
          </table:table-cell>
          <table:table-cell office:value-type="float" office:value="223855">
            <text:p>223855</text:p>
          </table:table-cell>
          <table:table-cell office:value-type="float" office:value="239399">
            <text:p>239399</text:p>
          </table:table-cell>
          <table:table-cell office:value-type="float" office:value="232624">
            <text:p>232624</text:p>
          </table:table-cell>
          <table:table-cell office:value-type="float" office:value="251421.1">
            <text:p>251421,1</text:p>
          </table:table-cell>
          <table:table-cell office:value-type="float" office:value="257224.9">
            <text:p>257224,9</text:p>
          </table:table-cell>
          <table:table-cell office:value-type="float" office:value="250714.5">
            <text:p>250714,5</text:p>
          </table:table-cell>
          <table:table-cell office:value-type="float" office:value="277298">
            <text:p>277298</text:p>
          </table:table-cell>
          <table:table-cell office:value-type="float" office:value="298895">
            <text:p>298895</text:p>
          </table:table-cell>
          <table:table-cell office:value-type="float" office:value="263519">
            <text:p>263519</text:p>
          </table:table-cell>
          <table:table-cell office:value-type="float" office:value="275680">
            <text:p>275680</text:p>
          </table:table-cell>
          <table:table-cell office:value-type="float" office:value="326855">
            <text:p>326855</text:p>
          </table:table-cell>
          <table:table-cell office:value-type="float" office:value="332424">
            <text:p>332424</text:p>
          </table:table-cell>
          <table:table-cell office:value-type="float" office:value="323624.3">
            <text:p>323624,3</text:p>
          </table:table-cell>
          <table:table-cell office:value-type="float" office:value="329350.4">
            <text:p>329350,4</text:p>
          </table:table-cell>
          <table:table-cell office:value-type="float" office:value="319166.1">
            <text:p>319166,1</text:p>
          </table:table-cell>
          <table:table-cell office:value-type="float" office:value="331019.51">
            <text:p>331019,51</text:p>
          </table:table-cell>
          <table:table-cell office:value-type="float" office:value="344134.9">
            <text:p>344134,9</text:p>
          </table:table-cell>
          <table:table-cell office:value-type="float" office:value="335423.1">
            <text:p>335423,1</text:p>
          </table:table-cell>
          <table:table-cell office:value-type="float" office:value="395267.42">
            <text:p>395267,42</text:p>
          </table:table-cell>
          <table:table-cell office:value-type="float" office:value="420672.78">
            <text:p>420672,78</text:p>
          </table:table-cell>
          <table:table-cell office:value-type="float" office:value="353880.23">
            <text:p>353880,23</text:p>
          </table:table-cell>
          <table:table-cell office:value-type="float" office:value="380086">
            <text:p>380086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SACANTA </text:p>
          </table:table-cell>
          <table:table-cell office:value-type="string">
            <text:p>Municipio</text:p>
          </table:table-cell>
          <table:table-cell office:value-type="float" office:value="144439">
            <text:p>144439</text:p>
          </table:table-cell>
          <table:table-cell office:value-type="float" office:value="169484">
            <text:p>169484</text:p>
          </table:table-cell>
          <table:table-cell office:value-type="float" office:value="153336">
            <text:p>153336</text:p>
          </table:table-cell>
          <table:table-cell office:value-type="float" office:value="161827">
            <text:p>161827</text:p>
          </table:table-cell>
          <table:table-cell office:value-type="float" office:value="174267">
            <text:p>174267</text:p>
          </table:table-cell>
          <table:table-cell office:value-type="float" office:value="184888">
            <text:p>184888</text:p>
          </table:table-cell>
          <table:table-cell office:value-type="float" office:value="178271">
            <text:p>178271</text:p>
          </table:table-cell>
          <table:table-cell office:value-type="float" office:value="172670">
            <text:p>172670</text:p>
          </table:table-cell>
          <table:table-cell office:value-type="float" office:value="173769">
            <text:p>173769</text:p>
          </table:table-cell>
          <table:table-cell office:value-type="float" office:value="184759">
            <text:p>184759</text:p>
          </table:table-cell>
          <table:table-cell office:value-type="float" office:value="177746">
            <text:p>177746</text:p>
          </table:table-cell>
          <table:table-cell office:value-type="float" office:value="191517">
            <text:p>191517</text:p>
          </table:table-cell>
          <table:table-cell office:value-type="float" office:value="189226">
            <text:p>189226</text:p>
          </table:table-cell>
          <table:table-cell office:value-type="float" office:value="210027">
            <text:p>210027</text:p>
          </table:table-cell>
          <table:table-cell office:value-type="float" office:value="199742">
            <text:p>199742</text:p>
          </table:table-cell>
          <table:table-cell office:value-type="float" office:value="202565">
            <text:p>202565</text:p>
          </table:table-cell>
          <table:table-cell office:value-type="float" office:value="242874">
            <text:p>242874</text:p>
          </table:table-cell>
          <table:table-cell office:value-type="float" office:value="254227">
            <text:p>254227</text:p>
          </table:table-cell>
          <table:table-cell office:value-type="float" office:value="239166">
            <text:p>239166</text:p>
          </table:table-cell>
          <table:table-cell office:value-type="float" office:value="231410">
            <text:p>231410</text:p>
          </table:table-cell>
          <table:table-cell office:value-type="float" office:value="243670">
            <text:p>243670</text:p>
          </table:table-cell>
          <table:table-cell office:value-type="float" office:value="232706">
            <text:p>232706</text:p>
          </table:table-cell>
          <table:table-cell office:value-type="float" office:value="247438">
            <text:p>247438</text:p>
          </table:table-cell>
          <table:table-cell office:value-type="float" office:value="215394">
            <text:p>215394</text:p>
          </table:table-cell>
          <table:table-cell office:value-type="float" office:value="278632">
            <text:p>278632</text:p>
          </table:table-cell>
          <table:table-cell office:value-type="float" office:value="276130">
            <text:p>276130</text:p>
          </table:table-cell>
          <table:table-cell office:value-type="float" office:value="269272">
            <text:p>269272</text:p>
          </table:table-cell>
          <table:table-cell office:value-type="float" office:value="267024">
            <text:p>267024</text:p>
          </table:table-cell>
          <table:table-cell office:value-type="float" office:value="329308">
            <text:p>329308</text:p>
          </table:table-cell>
          <table:table-cell office:value-type="float" office:value="330473">
            <text:p>330473</text:p>
          </table:table-cell>
          <table:table-cell office:value-type="float" office:value="315729">
            <text:p>315729</text:p>
          </table:table-cell>
          <table:table-cell office:value-type="float" office:value="322132">
            <text:p>322132</text:p>
          </table:table-cell>
          <table:table-cell office:value-type="float" office:value="328251">
            <text:p>328251</text:p>
          </table:table-cell>
          <table:table-cell office:value-type="float" office:value="316305">
            <text:p>316305</text:p>
          </table:table-cell>
          <table:table-cell office:value-type="float" office:value="352605">
            <text:p>352605</text:p>
          </table:table-cell>
          <table:table-cell office:value-type="float" office:value="341314">
            <text:p>341314</text:p>
          </table:table-cell>
          <table:table-cell office:value-type="float" office:value="382672">
            <text:p>382672</text:p>
          </table:table-cell>
          <table:table-cell office:value-type="float" office:value="330814">
            <text:p>330814</text:p>
          </table:table-cell>
          <table:table-cell office:value-type="float" office:value="325498">
            <text:p>325498</text:p>
          </table:table-cell>
          <table:table-cell office:value-type="float" office:value="311016">
            <text:p>311016</text:p>
          </table:table-cell>
          <table:table-cell office:value-type="float" office:value="406740">
            <text:p>406740</text:p>
          </table:table-cell>
          <table:table-cell office:value-type="float" office:value="403360">
            <text:p>403360</text:p>
          </table:table-cell>
          <table:table-cell office:value-type="float" office:value="376092">
            <text:p>376092</text:p>
          </table:table-cell>
          <table:table-cell office:value-type="float" office:value="402208">
            <text:p>402208</text:p>
          </table:table-cell>
          <table:table-cell office:value-type="float" office:value="390826">
            <text:p>390826</text:p>
          </table:table-cell>
          <table:table-cell office:value-type="float" office:value="422405.7">
            <text:p>422405,7</text:p>
          </table:table-cell>
          <table:table-cell office:value-type="float" office:value="432156.5">
            <text:p>432156,5</text:p>
          </table:table-cell>
          <table:table-cell office:value-type="float" office:value="421218.7">
            <text:p>421218,7</text:p>
          </table:table-cell>
          <table:table-cell office:value-type="float" office:value="465880">
            <text:p>465880</text:p>
          </table:table-cell>
          <table:table-cell office:value-type="float" office:value="502165">
            <text:p>502165</text:p>
          </table:table-cell>
          <table:table-cell office:value-type="float" office:value="442731">
            <text:p>442731</text:p>
          </table:table-cell>
          <table:table-cell office:value-type="float" office:value="463163">
            <text:p>463163</text:p>
          </table:table-cell>
          <table:table-cell office:value-type="float" office:value="549141">
            <text:p>549141</text:p>
          </table:table-cell>
          <table:table-cell office:value-type="float" office:value="558497">
            <text:p>558497</text:p>
          </table:table-cell>
          <table:table-cell office:value-type="float" office:value="543712.4">
            <text:p>543712,4</text:p>
          </table:table-cell>
          <table:table-cell office:value-type="float" office:value="553332.6">
            <text:p>553332,6</text:p>
          </table:table-cell>
          <table:table-cell office:value-type="float" office:value="536222.4">
            <text:p>536222,4</text:p>
          </table:table-cell>
          <table:table-cell office:value-type="float" office:value="556136.92">
            <text:p>556136,92</text:p>
          </table:table-cell>
          <table:table-cell office:value-type="float" office:value="578171.74">
            <text:p>578171,74</text:p>
          </table:table-cell>
          <table:table-cell office:value-type="float" office:value="563535.28">
            <text:p>563535,28</text:p>
          </table:table-cell>
          <table:table-cell office:value-type="float" office:value="664078.1">
            <text:p>664078,1</text:p>
          </table:table-cell>
          <table:table-cell office:value-type="float" office:value="706760.95">
            <text:p>706760,95</text:p>
          </table:table-cell>
          <table:table-cell office:value-type="float" office:value="594544.6">
            <text:p>594544,6</text:p>
          </table:table-cell>
          <table:table-cell office:value-type="float" office:value="638572">
            <text:p>638572</text:p>
          </table:table-cell>
          <table:table-cell table:number-columns-repeated="919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SAIRA </text:p>
          </table:table-cell>
          <table:table-cell office:value-type="string">
            <text:p>Municipio</text:p>
          </table:table-cell>
          <table:table-cell office:value-type="float" office:value="91776">
            <text:p>91776</text:p>
          </table:table-cell>
          <table:table-cell office:value-type="float" office:value="107689">
            <text:p>107689</text:p>
          </table:table-cell>
          <table:table-cell office:value-type="float" office:value="97429">
            <text:p>97429</text:p>
          </table:table-cell>
          <table:table-cell office:value-type="float" office:value="102824">
            <text:p>102824</text:p>
          </table:table-cell>
          <table:table-cell office:value-type="float" office:value="110729">
            <text:p>110729</text:p>
          </table:table-cell>
          <table:table-cell office:value-type="float" office:value="117477">
            <text:p>117477</text:p>
          </table:table-cell>
          <table:table-cell office:value-type="float" office:value="113273">
            <text:p>113273</text:p>
          </table:table-cell>
          <table:table-cell office:value-type="float" office:value="109714">
            <text:p>109714</text:p>
          </table:table-cell>
          <table:table-cell office:value-type="float" office:value="110412">
            <text:p>110412</text:p>
          </table:table-cell>
          <table:table-cell office:value-type="float" office:value="117395">
            <text:p>117395</text:p>
          </table:table-cell>
          <table:table-cell office:value-type="float" office:value="112939">
            <text:p>112939</text:p>
          </table:table-cell>
          <table:table-cell office:value-type="float" office:value="121689">
            <text:p>121689</text:p>
          </table:table-cell>
          <table:table-cell office:value-type="float" office:value="120234">
            <text:p>120234</text:p>
          </table:table-cell>
          <table:table-cell office:value-type="float" office:value="133450">
            <text:p>133450</text:p>
          </table:table-cell>
          <table:table-cell office:value-type="float" office:value="126915">
            <text:p>126915</text:p>
          </table:table-cell>
          <table:table-cell office:value-type="float" office:value="128709">
            <text:p>128709</text:p>
          </table:table-cell>
          <table:table-cell office:value-type="float" office:value="154321">
            <text:p>154321</text:p>
          </table:table-cell>
          <table:table-cell office:value-type="float" office:value="161535">
            <text:p>161535</text:p>
          </table:table-cell>
          <table:table-cell office:value-type="float" office:value="151965">
            <text:p>151965</text:p>
          </table:table-cell>
          <table:table-cell office:value-type="float" office:value="147037">
            <text:p>147037</text:p>
          </table:table-cell>
          <table:table-cell office:value-type="float" office:value="154827">
            <text:p>154827</text:p>
          </table:table-cell>
          <table:table-cell office:value-type="float" office:value="147860">
            <text:p>147860</text:p>
          </table:table-cell>
          <table:table-cell office:value-type="float" office:value="157221">
            <text:p>157221</text:p>
          </table:table-cell>
          <table:table-cell office:value-type="float" office:value="136860">
            <text:p>136860</text:p>
          </table:table-cell>
          <table:table-cell office:value-type="float" office:value="177042">
            <text:p>177042</text:p>
          </table:table-cell>
          <table:table-cell office:value-type="float" office:value="175452">
            <text:p>175452</text:p>
          </table:table-cell>
          <table:table-cell office:value-type="float" office:value="169825">
            <text:p>169825</text:p>
          </table:table-cell>
          <table:table-cell office:value-type="float" office:value="169255">
            <text:p>169255</text:p>
          </table:table-cell>
          <table:table-cell office:value-type="float" office:value="208733">
            <text:p>208733</text:p>
          </table:table-cell>
          <table:table-cell office:value-type="float" office:value="209472">
            <text:p>209472</text:p>
          </table:table-cell>
          <table:table-cell office:value-type="float" office:value="200127">
            <text:p>200127</text:p>
          </table:table-cell>
          <table:table-cell office:value-type="float" office:value="204185">
            <text:p>204185</text:p>
          </table:table-cell>
          <table:table-cell office:value-type="float" office:value="208063">
            <text:p>208063</text:p>
          </table:table-cell>
          <table:table-cell office:value-type="float" office:value="200492">
            <text:p>200492</text:p>
          </table:table-cell>
          <table:table-cell office:value-type="float" office:value="223501">
            <text:p>223501</text:p>
          </table:table-cell>
          <table:table-cell office:value-type="float" office:value="216344">
            <text:p>216344</text:p>
          </table:table-cell>
          <table:table-cell office:value-type="float" office:value="242559">
            <text:p>242559</text:p>
          </table:table-cell>
          <table:table-cell office:value-type="float" office:value="209688">
            <text:p>209688</text:p>
          </table:table-cell>
          <table:table-cell office:value-type="float" office:value="206319">
            <text:p>206319</text:p>
          </table:table-cell>
          <table:table-cell office:value-type="float" office:value="197139">
            <text:p>197139</text:p>
          </table:table-cell>
          <table:table-cell office:value-type="float" office:value="257814">
            <text:p>257814</text:p>
          </table:table-cell>
          <table:table-cell office:value-type="float" office:value="255672">
            <text:p>255672</text:p>
          </table:table-cell>
          <table:table-cell office:value-type="float" office:value="238388">
            <text:p>238388</text:p>
          </table:table-cell>
          <table:table-cell office:value-type="float" office:value="254942">
            <text:p>254942</text:p>
          </table:table-cell>
          <table:table-cell office:value-type="float" office:value="247727">
            <text:p>247727</text:p>
          </table:table-cell>
          <table:table-cell office:value-type="float" office:value="267744.1">
            <text:p>267744,1</text:p>
          </table:table-cell>
          <table:table-cell office:value-type="float" office:value="273924.7">
            <text:p>273924,7</text:p>
          </table:table-cell>
          <table:table-cell office:value-type="float" office:value="266991.7">
            <text:p>266991,7</text:p>
          </table:table-cell>
          <table:table-cell office:value-type="float" office:value="295301">
            <text:p>295301</text:p>
          </table:table-cell>
          <table:table-cell office:value-type="float" office:value="318300">
            <text:p>318300</text:p>
          </table:table-cell>
          <table:table-cell office:value-type="float" office:value="280627">
            <text:p>280627</text:p>
          </table:table-cell>
          <table:table-cell office:value-type="float" office:value="293578">
            <text:p>293578</text:p>
          </table:table-cell>
          <table:table-cell office:value-type="float" office:value="348076">
            <text:p>348076</text:p>
          </table:table-cell>
          <table:table-cell office:value-type="float" office:value="354006">
            <text:p>354006</text:p>
          </table:table-cell>
          <table:table-cell office:value-type="float" office:value="344635">
            <text:p>344635</text:p>
          </table:table-cell>
          <table:table-cell office:value-type="float" office:value="350732.8">
            <text:p>350732,8</text:p>
          </table:table-cell>
          <table:table-cell office:value-type="float" office:value="339887.4">
            <text:p>339887,4</text:p>
          </table:table-cell>
          <table:table-cell office:value-type="float" office:value="352510.34">
            <text:p>352510,34</text:p>
          </table:table-cell>
          <table:table-cell office:value-type="float" office:value="366477.23">
            <text:p>366477,23</text:p>
          </table:table-cell>
          <table:table-cell office:value-type="float" office:value="357199.83">
            <text:p>357199,83</text:p>
          </table:table-cell>
          <table:table-cell office:value-type="float" office:value="420929.43">
            <text:p>420929,43</text:p>
          </table:table-cell>
          <table:table-cell office:value-type="float" office:value="447984.18">
            <text:p>447984,18</text:p>
          </table:table-cell>
          <table:table-cell office:value-type="float" office:value="376855.26">
            <text:p>376855,26</text:p>
          </table:table-cell>
          <table:table-cell office:value-type="float" office:value="404762">
            <text:p>404762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SALDAN </text:p>
          </table:table-cell>
          <table:table-cell office:value-type="string">
            <text:p>Municipio</text:p>
          </table:table-cell>
          <table:table-cell office:value-type="float" office:value="307271">
            <text:p>307271</text:p>
          </table:table-cell>
          <table:table-cell office:value-type="float" office:value="360550">
            <text:p>360550</text:p>
          </table:table-cell>
          <table:table-cell office:value-type="float" office:value="326199">
            <text:p>326199</text:p>
          </table:table-cell>
          <table:table-cell office:value-type="float" office:value="344261">
            <text:p>344261</text:p>
          </table:table-cell>
          <table:table-cell office:value-type="float" office:value="370727">
            <text:p>370727</text:p>
          </table:table-cell>
          <table:table-cell office:value-type="float" office:value="393321">
            <text:p>393321</text:p>
          </table:table-cell>
          <table:table-cell office:value-type="float" office:value="379244">
            <text:p>379244</text:p>
          </table:table-cell>
          <table:table-cell office:value-type="float" office:value="367328">
            <text:p>367328</text:p>
          </table:table-cell>
          <table:table-cell office:value-type="float" office:value="369666">
            <text:p>369666</text:p>
          </table:table-cell>
          <table:table-cell office:value-type="float" office:value="393046">
            <text:p>393046</text:p>
          </table:table-cell>
          <table:table-cell office:value-type="float" office:value="378127">
            <text:p>378127</text:p>
          </table:table-cell>
          <table:table-cell office:value-type="float" office:value="407422">
            <text:p>407422</text:p>
          </table:table-cell>
          <table:table-cell office:value-type="float" office:value="402549">
            <text:p>402549</text:p>
          </table:table-cell>
          <table:table-cell office:value-type="float" office:value="446799">
            <text:p>446799</text:p>
          </table:table-cell>
          <table:table-cell office:value-type="float" office:value="424919">
            <text:p>424919</text:p>
          </table:table-cell>
          <table:table-cell office:value-type="float" office:value="430925">
            <text:p>430925</text:p>
          </table:table-cell>
          <table:table-cell office:value-type="float" office:value="516677">
            <text:p>516677</text:p>
          </table:table-cell>
          <table:table-cell office:value-type="float" office:value="540828">
            <text:p>540828</text:p>
          </table:table-cell>
          <table:table-cell office:value-type="float" office:value="508788">
            <text:p>508788</text:p>
          </table:table-cell>
          <table:table-cell office:value-type="float" office:value="492288">
            <text:p>492288</text:p>
          </table:table-cell>
          <table:table-cell office:value-type="float" office:value="518369">
            <text:p>518369</text:p>
          </table:table-cell>
          <table:table-cell office:value-type="float" office:value="495046">
            <text:p>495046</text:p>
          </table:table-cell>
          <table:table-cell office:value-type="float" office:value="526386">
            <text:p>526386</text:p>
          </table:table-cell>
          <table:table-cell office:value-type="float" office:value="458217">
            <text:p>458217</text:p>
          </table:table-cell>
          <table:table-cell office:value-type="float" office:value="592746">
            <text:p>592746</text:p>
          </table:table-cell>
          <table:table-cell office:value-type="float" office:value="587423">
            <text:p>587423</text:p>
          </table:table-cell>
          <table:table-cell office:value-type="float" office:value="569576">
            <text:p>569576</text:p>
          </table:table-cell>
          <table:table-cell office:value-type="float" office:value="566996">
            <text:p>566996</text:p>
          </table:table-cell>
          <table:table-cell office:value-type="float" office:value="699248">
            <text:p>699248</text:p>
          </table:table-cell>
          <table:table-cell office:value-type="float" office:value="701723">
            <text:p>701723</text:p>
          </table:table-cell>
          <table:table-cell office:value-type="float" office:value="670416">
            <text:p>670416</text:p>
          </table:table-cell>
          <table:table-cell office:value-type="float" office:value="684012">
            <text:p>684012</text:p>
          </table:table-cell>
          <table:table-cell office:value-type="float" office:value="697004">
            <text:p>697004</text:p>
          </table:table-cell>
          <table:table-cell office:value-type="float" office:value="671640">
            <text:p>671640</text:p>
          </table:table-cell>
          <table:table-cell office:value-type="float" office:value="748719">
            <text:p>748719</text:p>
          </table:table-cell>
          <table:table-cell office:value-type="float" office:value="724743">
            <text:p>724743</text:p>
          </table:table-cell>
          <table:table-cell office:value-type="float" office:value="812563">
            <text:p>812563</text:p>
          </table:table-cell>
          <table:table-cell office:value-type="float" office:value="702447">
            <text:p>702447</text:p>
          </table:table-cell>
          <table:table-cell office:value-type="float" office:value="691159">
            <text:p>691159</text:p>
          </table:table-cell>
          <table:table-cell office:value-type="float" office:value="660409">
            <text:p>660409</text:p>
          </table:table-cell>
          <table:table-cell office:value-type="float" office:value="863668">
            <text:p>863668</text:p>
          </table:table-cell>
          <table:table-cell office:value-type="float" office:value="856491">
            <text:p>856491</text:p>
          </table:table-cell>
          <table:table-cell office:value-type="float" office:value="798590">
            <text:p>798590</text:p>
          </table:table-cell>
          <table:table-cell office:value-type="float" office:value="854044">
            <text:p>854044</text:p>
          </table:table-cell>
          <table:table-cell office:value-type="float" office:value="829875">
            <text:p>829875</text:p>
          </table:table-cell>
          <table:table-cell office:value-type="float" office:value="896932">
            <text:p>896932</text:p>
          </table:table-cell>
          <table:table-cell office:value-type="float" office:value="917636.8">
            <text:p>917636,8</text:p>
          </table:table-cell>
          <table:table-cell office:value-type="float" office:value="894412.5">
            <text:p>894412,5</text:p>
          </table:table-cell>
          <table:table-cell office:value-type="float" office:value="989246">
            <text:p>989246</text:p>
          </table:table-cell>
          <table:table-cell office:value-type="float" office:value="1066293">
            <text:p>1066293</text:p>
          </table:table-cell>
          <table:table-cell office:value-type="float" office:value="940090">
            <text:p>940090</text:p>
          </table:table-cell>
          <table:table-cell office:value-type="float" office:value="983476">
            <text:p>983476</text:p>
          </table:table-cell>
          <table:table-cell office:value-type="float" office:value="1166040">
            <text:p>1166040</text:p>
          </table:table-cell>
          <table:table-cell office:value-type="float" office:value="1185906">
            <text:p>1185906</text:p>
          </table:table-cell>
          <table:table-cell office:value-type="float" office:value="1154513.4">
            <text:p>1154513,4</text:p>
          </table:table-cell>
          <table:table-cell office:value-type="float" office:value="1174940.9">
            <text:p>1174940,9</text:p>
          </table:table-cell>
          <table:table-cell office:value-type="float" office:value="1138609.1">
            <text:p>1138609,1</text:p>
          </table:table-cell>
          <table:table-cell office:value-type="float" office:value="1180895.51">
            <text:p>1180895,51</text:p>
          </table:table-cell>
          <table:table-cell office:value-type="float" office:value="1227684.01">
            <text:p>1227684,01</text:p>
          </table:table-cell>
          <table:table-cell office:value-type="float" office:value="1196605.1">
            <text:p>1196605,1</text:p>
          </table:table-cell>
          <table:table-cell office:value-type="float" office:value="1410096.71">
            <text:p>1410096,71</text:p>
          </table:table-cell>
          <table:table-cell office:value-type="float" office:value="1500729.04">
            <text:p>1500729,04</text:p>
          </table:table-cell>
          <table:table-cell office:value-type="float" office:value="1262449.99">
            <text:p>1262449,99</text:p>
          </table:table-cell>
          <table:table-cell office:value-type="float" office:value="1355938">
            <text:p>1355938</text:p>
          </table:table-cell>
          <table:table-cell table:number-columns-repeated="919"/>
        </table:table-row>
        <table:table-row table:style-name="ro2">
          <table:table-cell office:value-type="string">
            <text:p>POCHO</text:p>
          </table:table-cell>
          <table:table-cell office:value-type="string">
            <text:p>SALSACATE </text:p>
          </table:table-cell>
          <table:table-cell office:value-type="string">
            <text:p>Municipio</text:p>
          </table:table-cell>
          <table:table-cell office:value-type="float" office:value="127473">
            <text:p>127473</text:p>
          </table:table-cell>
          <table:table-cell office:value-type="float" office:value="149576">
            <text:p>149576</text:p>
          </table:table-cell>
          <table:table-cell office:value-type="float" office:value="135325">
            <text:p>135325</text:p>
          </table:table-cell>
          <table:table-cell office:value-type="float" office:value="142819">
            <text:p>142819</text:p>
          </table:table-cell>
          <table:table-cell office:value-type="float" office:value="153798">
            <text:p>153798</text:p>
          </table:table-cell>
          <table:table-cell office:value-type="float" office:value="163171">
            <text:p>163171</text:p>
          </table:table-cell>
          <table:table-cell office:value-type="float" office:value="157332">
            <text:p>157332</text:p>
          </table:table-cell>
          <table:table-cell office:value-type="float" office:value="152388">
            <text:p>152388</text:p>
          </table:table-cell>
          <table:table-cell office:value-type="float" office:value="153358">
            <text:p>153358</text:p>
          </table:table-cell>
          <table:table-cell office:value-type="float" office:value="163057">
            <text:p>163057</text:p>
          </table:table-cell>
          <table:table-cell office:value-type="float" office:value="156868">
            <text:p>156868</text:p>
          </table:table-cell>
          <table:table-cell office:value-type="float" office:value="169021">
            <text:p>169021</text:p>
          </table:table-cell>
          <table:table-cell office:value-type="float" office:value="167000">
            <text:p>167000</text:p>
          </table:table-cell>
          <table:table-cell office:value-type="float" office:value="185357">
            <text:p>185357</text:p>
          </table:table-cell>
          <table:table-cell office:value-type="float" office:value="176280">
            <text:p>176280</text:p>
          </table:table-cell>
          <table:table-cell office:value-type="float" office:value="178771">
            <text:p>178771</text:p>
          </table:table-cell>
          <table:table-cell office:value-type="float" office:value="214346">
            <text:p>214346</text:p>
          </table:table-cell>
          <table:table-cell office:value-type="float" office:value="224366">
            <text:p>224366</text:p>
          </table:table-cell>
          <table:table-cell office:value-type="float" office:value="211073">
            <text:p>211073</text:p>
          </table:table-cell>
          <table:table-cell office:value-type="float" office:value="204229">
            <text:p>204229</text:p>
          </table:table-cell>
          <table:table-cell office:value-type="float" office:value="215048">
            <text:p>215048</text:p>
          </table:table-cell>
          <table:table-cell office:value-type="float" office:value="205372">
            <text:p>205372</text:p>
          </table:table-cell>
          <table:table-cell office:value-type="float" office:value="218374">
            <text:p>218374</text:p>
          </table:table-cell>
          <table:table-cell office:value-type="float" office:value="190094">
            <text:p>190094</text:p>
          </table:table-cell>
          <table:table-cell office:value-type="float" office:value="245904">
            <text:p>245904</text:p>
          </table:table-cell>
          <table:table-cell office:value-type="float" office:value="243696">
            <text:p>243696</text:p>
          </table:table-cell>
          <table:table-cell office:value-type="float" office:value="258692">
            <text:p>258692</text:p>
          </table:table-cell>
          <table:table-cell office:value-type="float" office:value="242480">
            <text:p>242480</text:p>
          </table:table-cell>
          <table:table-cell office:value-type="float" office:value="299039">
            <text:p>299039</text:p>
          </table:table-cell>
          <table:table-cell office:value-type="float" office:value="300097">
            <text:p>300097</text:p>
          </table:table-cell>
          <table:table-cell office:value-type="float" office:value="286708">
            <text:p>286708</text:p>
          </table:table-cell>
          <table:table-cell office:value-type="float" office:value="292523">
            <text:p>292523</text:p>
          </table:table-cell>
          <table:table-cell office:value-type="float" office:value="298079">
            <text:p>298079</text:p>
          </table:table-cell>
          <table:table-cell office:value-type="float" office:value="287232">
            <text:p>287232</text:p>
          </table:table-cell>
          <table:table-cell office:value-type="float" office:value="320195">
            <text:p>320195</text:p>
          </table:table-cell>
          <table:table-cell office:value-type="float" office:value="309942">
            <text:p>309942</text:p>
          </table:table-cell>
          <table:table-cell office:value-type="float" office:value="347499">
            <text:p>347499</text:p>
          </table:table-cell>
          <table:table-cell office:value-type="float" office:value="300407">
            <text:p>300407</text:p>
          </table:table-cell>
          <table:table-cell office:value-type="float" office:value="295580">
            <text:p>295580</text:p>
          </table:table-cell>
          <table:table-cell office:value-type="float" office:value="282429">
            <text:p>282429</text:p>
          </table:table-cell>
          <table:table-cell office:value-type="float" office:value="369354">
            <text:p>369354</text:p>
          </table:table-cell>
          <table:table-cell office:value-type="float" office:value="366285">
            <text:p>366285</text:p>
          </table:table-cell>
          <table:table-cell office:value-type="float" office:value="341523">
            <text:p>341523</text:p>
          </table:table-cell>
          <table:table-cell office:value-type="float" office:value="365238">
            <text:p>365238</text:p>
          </table:table-cell>
          <table:table-cell office:value-type="float" office:value="354902">
            <text:p>354902</text:p>
          </table:table-cell>
          <table:table-cell office:value-type="float" office:value="383579.9">
            <text:p>383579,9</text:p>
          </table:table-cell>
          <table:table-cell office:value-type="float" office:value="392434.4">
            <text:p>392434,4</text:p>
          </table:table-cell>
          <table:table-cell office:value-type="float" office:value="382501.9">
            <text:p>382501,9</text:p>
          </table:table-cell>
          <table:table-cell office:value-type="float" office:value="423059">
            <text:p>423059</text:p>
          </table:table-cell>
          <table:table-cell office:value-type="float" office:value="456008">
            <text:p>456008</text:p>
          </table:table-cell>
          <table:table-cell office:value-type="float" office:value="402037">
            <text:p>402037</text:p>
          </table:table-cell>
          <table:table-cell office:value-type="float" office:value="420591">
            <text:p>420591</text:p>
          </table:table-cell>
          <table:table-cell office:value-type="float" office:value="498666">
            <text:p>498666</text:p>
          </table:table-cell>
          <table:table-cell office:value-type="float" office:value="507162">
            <text:p>507162</text:p>
          </table:table-cell>
          <table:table-cell office:value-type="float" office:value="493736.5">
            <text:p>493736,5</text:p>
          </table:table-cell>
          <table:table-cell office:value-type="float" office:value="502472.5">
            <text:p>502472,5</text:p>
          </table:table-cell>
          <table:table-cell office:value-type="float" office:value="486934.9">
            <text:p>486934,9</text:p>
          </table:table-cell>
          <table:table-cell office:value-type="float" office:value="505019.02">
            <text:p>505019,02</text:p>
          </table:table-cell>
          <table:table-cell office:value-type="float" office:value="525028.49">
            <text:p>525028,49</text:p>
          </table:table-cell>
          <table:table-cell office:value-type="float" office:value="511737.35">
            <text:p>511737,35</text:p>
          </table:table-cell>
          <table:table-cell office:value-type="float" office:value="603038.68">
            <text:p>603038,68</text:p>
          </table:table-cell>
          <table:table-cell office:value-type="float" office:value="641798.29">
            <text:p>641798,29</text:p>
          </table:table-cell>
          <table:table-cell office:value-type="float" office:value="539896.42">
            <text:p>539896,42</text:p>
          </table:table-cell>
          <table:table-cell office:value-type="float" office:value="579877">
            <text:p>579877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SALSIPUEDES </text:p>
          </table:table-cell>
          <table:table-cell office:value-type="string">
            <text:p>Municipio</text:p>
          </table:table-cell>
          <table:table-cell office:value-type="float" office:value="275257">
            <text:p>275257</text:p>
          </table:table-cell>
          <table:table-cell office:value-type="float" office:value="322984">
            <text:p>322984</text:p>
          </table:table-cell>
          <table:table-cell office:value-type="float" office:value="292212">
            <text:p>292212</text:p>
          </table:table-cell>
          <table:table-cell office:value-type="float" office:value="308393">
            <text:p>308393</text:p>
          </table:table-cell>
          <table:table-cell office:value-type="float" office:value="332100">
            <text:p>332100</text:p>
          </table:table-cell>
          <table:table-cell office:value-type="float" office:value="352340">
            <text:p>352340</text:p>
          </table:table-cell>
          <table:table-cell office:value-type="float" office:value="339731">
            <text:p>339731</text:p>
          </table:table-cell>
          <table:table-cell office:value-type="float" office:value="329056">
            <text:p>329056</text:p>
          </table:table-cell>
          <table:table-cell office:value-type="float" office:value="331151">
            <text:p>331151</text:p>
          </table:table-cell>
          <table:table-cell office:value-type="float" office:value="352094">
            <text:p>352094</text:p>
          </table:table-cell>
          <table:table-cell office:value-type="float" office:value="338730">
            <text:p>338730</text:p>
          </table:table-cell>
          <table:table-cell office:value-type="float" office:value="364972">
            <text:p>364972</text:p>
          </table:table-cell>
          <table:table-cell office:value-type="float" office:value="360607">
            <text:p>360607</text:p>
          </table:table-cell>
          <table:table-cell office:value-type="float" office:value="400246">
            <text:p>400246</text:p>
          </table:table-cell>
          <table:table-cell office:value-type="float" office:value="380646">
            <text:p>380646</text:p>
          </table:table-cell>
          <table:table-cell office:value-type="float" office:value="386026">
            <text:p>386026</text:p>
          </table:table-cell>
          <table:table-cell office:value-type="float" office:value="462844">
            <text:p>462844</text:p>
          </table:table-cell>
          <table:table-cell office:value-type="float" office:value="484479">
            <text:p>484479</text:p>
          </table:table-cell>
          <table:table-cell office:value-type="float" office:value="455777">
            <text:p>455777</text:p>
          </table:table-cell>
          <table:table-cell office:value-type="float" office:value="440997">
            <text:p>440997</text:p>
          </table:table-cell>
          <table:table-cell office:value-type="float" office:value="464360">
            <text:p>464360</text:p>
          </table:table-cell>
          <table:table-cell office:value-type="float" office:value="443466">
            <text:p>443466</text:p>
          </table:table-cell>
          <table:table-cell office:value-type="float" office:value="471541">
            <text:p>471541</text:p>
          </table:table-cell>
          <table:table-cell office:value-type="float" office:value="410475">
            <text:p>410475</text:p>
          </table:table-cell>
          <table:table-cell office:value-type="float" office:value="530987">
            <text:p>530987</text:p>
          </table:table-cell>
          <table:table-cell office:value-type="float" office:value="526219">
            <text:p>526219</text:p>
          </table:table-cell>
          <table:table-cell office:value-type="float" office:value="523761">
            <text:p>523761</text:p>
          </table:table-cell>
          <table:table-cell office:value-type="float" office:value="512305">
            <text:p>512305</text:p>
          </table:table-cell>
          <table:table-cell office:value-type="float" office:value="631800">
            <text:p>631800</text:p>
          </table:table-cell>
          <table:table-cell office:value-type="float" office:value="634036">
            <text:p>634036</text:p>
          </table:table-cell>
          <table:table-cell office:value-type="float" office:value="605749">
            <text:p>605749</text:p>
          </table:table-cell>
          <table:table-cell office:value-type="float" office:value="618033">
            <text:p>618033</text:p>
          </table:table-cell>
          <table:table-cell office:value-type="float" office:value="629773">
            <text:p>629773</text:p>
          </table:table-cell>
          <table:table-cell office:value-type="float" office:value="606855">
            <text:p>606855</text:p>
          </table:table-cell>
          <table:table-cell office:value-type="float" office:value="676499">
            <text:p>676499</text:p>
          </table:table-cell>
          <table:table-cell office:value-type="float" office:value="654836">
            <text:p>654836</text:p>
          </table:table-cell>
          <table:table-cell office:value-type="float" office:value="734184">
            <text:p>734184</text:p>
          </table:table-cell>
          <table:table-cell office:value-type="float" office:value="634690">
            <text:p>634690</text:p>
          </table:table-cell>
          <table:table-cell office:value-type="float" office:value="624491">
            <text:p>624491</text:p>
          </table:table-cell>
          <table:table-cell office:value-type="float" office:value="596707">
            <text:p>596707</text:p>
          </table:table-cell>
          <table:table-cell office:value-type="float" office:value="780360">
            <text:p>780360</text:p>
          </table:table-cell>
          <table:table-cell office:value-type="float" office:value="773876">
            <text:p>773876</text:p>
          </table:table-cell>
          <table:table-cell office:value-type="float" office:value="721559">
            <text:p>721559</text:p>
          </table:table-cell>
          <table:table-cell office:value-type="float" office:value="771664">
            <text:p>771664</text:p>
          </table:table-cell>
          <table:table-cell office:value-type="float" office:value="749827">
            <text:p>749827</text:p>
          </table:table-cell>
          <table:table-cell office:value-type="float" office:value="810415.4">
            <text:p>810415,4</text:p>
          </table:table-cell>
          <table:table-cell office:value-type="float" office:value="829123">
            <text:p>829123</text:p>
          </table:table-cell>
          <table:table-cell office:value-type="float" office:value="808139">
            <text:p>808139</text:p>
          </table:table-cell>
          <table:table-cell office:value-type="float" office:value="893825">
            <text:p>893825</text:p>
          </table:table-cell>
          <table:table-cell office:value-type="float" office:value="963440">
            <text:p>963440</text:p>
          </table:table-cell>
          <table:table-cell office:value-type="float" office:value="849410">
            <text:p>849410</text:p>
          </table:table-cell>
          <table:table-cell office:value-type="float" office:value="888612">
            <text:p>888612</text:p>
          </table:table-cell>
          <table:table-cell office:value-type="float" office:value="1053565">
            <text:p>1053565</text:p>
          </table:table-cell>
          <table:table-cell office:value-type="float" office:value="1071515">
            <text:p>1071515</text:p>
          </table:table-cell>
          <table:table-cell office:value-type="float" office:value="1043150.9">
            <text:p>1043150,9</text:p>
          </table:table-cell>
          <table:table-cell office:value-type="float" office:value="1061608">
            <text:p>1061608</text:p>
          </table:table-cell>
          <table:table-cell office:value-type="float" office:value="1028780.7">
            <text:p>1028780,7</text:p>
          </table:table-cell>
          <table:table-cell office:value-type="float" office:value="1066988.23">
            <text:p>1066988,23</text:p>
          </table:table-cell>
          <table:table-cell office:value-type="float" office:value="1109263.59">
            <text:p>1109263,59</text:p>
          </table:table-cell>
          <table:table-cell office:value-type="float" office:value="1081182.51">
            <text:p>1081182,51</text:p>
          </table:table-cell>
          <table:table-cell office:value-type="float" office:value="1274081.06">
            <text:p>1274081,06</text:p>
          </table:table-cell>
          <table:table-cell office:value-type="float" office:value="1355971.14">
            <text:p>1355971,14</text:p>
          </table:table-cell>
          <table:table-cell office:value-type="float" office:value="1140676.1">
            <text:p>1140676,1</text:p>
          </table:table-cell>
          <table:table-cell office:value-type="float" office:value="1225146">
            <text:p>1225146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SAMPACHO </text:p>
          </table:table-cell>
          <table:table-cell office:value-type="string">
            <text:p>Municipio</text:p>
          </table:table-cell>
          <table:table-cell office:value-type="float" office:value="258046">
            <text:p>258046</text:p>
          </table:table-cell>
          <table:table-cell office:value-type="float" office:value="302789">
            <text:p>302789</text:p>
          </table:table-cell>
          <table:table-cell office:value-type="float" office:value="273941">
            <text:p>273941</text:p>
          </table:table-cell>
          <table:table-cell office:value-type="float" office:value="289110">
            <text:p>289110</text:p>
          </table:table-cell>
          <table:table-cell office:value-type="float" office:value="311335">
            <text:p>311335</text:p>
          </table:table-cell>
          <table:table-cell office:value-type="float" office:value="330310">
            <text:p>330310</text:p>
          </table:table-cell>
          <table:table-cell office:value-type="float" office:value="318489">
            <text:p>318489</text:p>
          </table:table-cell>
          <table:table-cell office:value-type="float" office:value="308481">
            <text:p>308481</text:p>
          </table:table-cell>
          <table:table-cell office:value-type="float" office:value="310445">
            <text:p>310445</text:p>
          </table:table-cell>
          <table:table-cell office:value-type="float" office:value="330079">
            <text:p>330079</text:p>
          </table:table-cell>
          <table:table-cell office:value-type="float" office:value="317551">
            <text:p>317551</text:p>
          </table:table-cell>
          <table:table-cell office:value-type="float" office:value="342152">
            <text:p>342152</text:p>
          </table:table-cell>
          <table:table-cell office:value-type="float" office:value="338060">
            <text:p>338060</text:p>
          </table:table-cell>
          <table:table-cell office:value-type="float" office:value="375221">
            <text:p>375221</text:p>
          </table:table-cell>
          <table:table-cell office:value-type="float" office:value="356846">
            <text:p>356846</text:p>
          </table:table-cell>
          <table:table-cell office:value-type="float" office:value="361890">
            <text:p>361890</text:p>
          </table:table-cell>
          <table:table-cell office:value-type="float" office:value="433904">
            <text:p>433904</text:p>
          </table:table-cell>
          <table:table-cell office:value-type="float" office:value="454186">
            <text:p>454186</text:p>
          </table:table-cell>
          <table:table-cell office:value-type="float" office:value="427279">
            <text:p>427279</text:p>
          </table:table-cell>
          <table:table-cell office:value-type="float" office:value="413423">
            <text:p>413423</text:p>
          </table:table-cell>
          <table:table-cell office:value-type="float" office:value="435325">
            <text:p>435325</text:p>
          </table:table-cell>
          <table:table-cell office:value-type="float" office:value="415738">
            <text:p>415738</text:p>
          </table:table-cell>
          <table:table-cell office:value-type="float" office:value="442058">
            <text:p>442058</text:p>
          </table:table-cell>
          <table:table-cell office:value-type="float" office:value="384809">
            <text:p>384809</text:p>
          </table:table-cell>
          <table:table-cell office:value-type="float" office:value="497787">
            <text:p>497787</text:p>
          </table:table-cell>
          <table:table-cell office:value-type="float" office:value="493317">
            <text:p>493317</text:p>
          </table:table-cell>
          <table:table-cell office:value-type="float" office:value="468430">
            <text:p>468430</text:p>
          </table:table-cell>
          <table:table-cell office:value-type="float" office:value="472954">
            <text:p>472954</text:p>
          </table:table-cell>
          <table:table-cell office:value-type="float" office:value="583271">
            <text:p>583271</text:p>
          </table:table-cell>
          <table:table-cell office:value-type="float" office:value="585335">
            <text:p>585335</text:p>
          </table:table-cell>
          <table:table-cell office:value-type="float" office:value="559221">
            <text:p>559221</text:p>
          </table:table-cell>
          <table:table-cell office:value-type="float" office:value="570562">
            <text:p>570562</text:p>
          </table:table-cell>
          <table:table-cell office:value-type="float" office:value="581399">
            <text:p>581399</text:p>
          </table:table-cell>
          <table:table-cell office:value-type="float" office:value="560242">
            <text:p>560242</text:p>
          </table:table-cell>
          <table:table-cell office:value-type="float" office:value="624537">
            <text:p>624537</text:p>
          </table:table-cell>
          <table:table-cell office:value-type="float" office:value="604537">
            <text:p>604537</text:p>
          </table:table-cell>
          <table:table-cell office:value-type="float" office:value="677791">
            <text:p>677791</text:p>
          </table:table-cell>
          <table:table-cell office:value-type="float" office:value="585940">
            <text:p>585940</text:p>
          </table:table-cell>
          <table:table-cell office:value-type="float" office:value="576524">
            <text:p>576524</text:p>
          </table:table-cell>
          <table:table-cell office:value-type="float" office:value="550874">
            <text:p>550874</text:p>
          </table:table-cell>
          <table:table-cell office:value-type="float" office:value="720421">
            <text:p>720421</text:p>
          </table:table-cell>
          <table:table-cell office:value-type="float" office:value="714433">
            <text:p>714433</text:p>
          </table:table-cell>
          <table:table-cell office:value-type="float" office:value="666136">
            <text:p>666136</text:p>
          </table:table-cell>
          <table:table-cell office:value-type="float" office:value="712393">
            <text:p>712393</text:p>
          </table:table-cell>
          <table:table-cell office:value-type="float" office:value="692232">
            <text:p>692232</text:p>
          </table:table-cell>
          <table:table-cell office:value-type="float" office:value="748167.2">
            <text:p>748167,2</text:p>
          </table:table-cell>
          <table:table-cell office:value-type="float" office:value="765437.9">
            <text:p>765437,9</text:p>
          </table:table-cell>
          <table:table-cell office:value-type="float" office:value="746065.8">
            <text:p>746065,8</text:p>
          </table:table-cell>
          <table:table-cell office:value-type="float" office:value="825170">
            <text:p>825170</text:p>
          </table:table-cell>
          <table:table-cell office:value-type="float" office:value="889438">
            <text:p>889438</text:p>
          </table:table-cell>
          <table:table-cell office:value-type="float" office:value="784167">
            <text:p>784167</text:p>
          </table:table-cell>
          <table:table-cell office:value-type="float" office:value="820357">
            <text:p>820357</text:p>
          </table:table-cell>
          <table:table-cell office:value-type="float" office:value="972641">
            <text:p>972641</text:p>
          </table:table-cell>
          <table:table-cell office:value-type="float" office:value="989212">
            <text:p>989212</text:p>
          </table:table-cell>
          <table:table-cell office:value-type="float" office:value="963026.3">
            <text:p>963026,3</text:p>
          </table:table-cell>
          <table:table-cell office:value-type="float" office:value="980065.7">
            <text:p>980065,7</text:p>
          </table:table-cell>
          <table:table-cell office:value-type="float" office:value="949759.9">
            <text:p>949759,9</text:p>
          </table:table-cell>
          <table:table-cell office:value-type="float" office:value="985032.67">
            <text:p>985032,67</text:p>
          </table:table-cell>
          <table:table-cell office:value-type="float" office:value="1024060.85">
            <text:p>1024060,85</text:p>
          </table:table-cell>
          <table:table-cell office:value-type="float" office:value="998136.68">
            <text:p>998136,68</text:p>
          </table:table-cell>
          <table:table-cell office:value-type="float" office:value="1176218.65">
            <text:p>1176218,65</text:p>
          </table:table-cell>
          <table:table-cell office:value-type="float" office:value="1251818.74">
            <text:p>1251818,74</text:p>
          </table:table-cell>
          <table:table-cell office:value-type="float" office:value="1053060.56">
            <text:p>1053060,56</text:p>
          </table:table-cell>
          <table:table-cell office:value-type="float" office:value="1131043">
            <text:p>1131043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SAN AGUSTIN </text:p>
          </table:table-cell>
          <table:table-cell office:value-type="string">
            <text:p>Municipio</text:p>
          </table:table-cell>
          <table:table-cell office:value-type="float" office:value="154795">
            <text:p>154795</text:p>
          </table:table-cell>
          <table:table-cell office:value-type="float" office:value="181635">
            <text:p>181635</text:p>
          </table:table-cell>
          <table:table-cell office:value-type="float" office:value="164330">
            <text:p>164330</text:p>
          </table:table-cell>
          <table:table-cell office:value-type="float" office:value="173429">
            <text:p>173429</text:p>
          </table:table-cell>
          <table:table-cell office:value-type="float" office:value="186762">
            <text:p>186762</text:p>
          </table:table-cell>
          <table:table-cell office:value-type="float" office:value="198144">
            <text:p>198144</text:p>
          </table:table-cell>
          <table:table-cell office:value-type="float" office:value="191053">
            <text:p>191053</text:p>
          </table:table-cell>
          <table:table-cell office:value-type="float" office:value="185050">
            <text:p>185050</text:p>
          </table:table-cell>
          <table:table-cell office:value-type="float" office:value="186228">
            <text:p>186228</text:p>
          </table:table-cell>
          <table:table-cell office:value-type="float" office:value="198006">
            <text:p>198006</text:p>
          </table:table-cell>
          <table:table-cell office:value-type="float" office:value="190490">
            <text:p>190490</text:p>
          </table:table-cell>
          <table:table-cell office:value-type="float" office:value="205248">
            <text:p>205248</text:p>
          </table:table-cell>
          <table:table-cell office:value-type="float" office:value="202793">
            <text:p>202793</text:p>
          </table:table-cell>
          <table:table-cell office:value-type="float" office:value="225085">
            <text:p>225085</text:p>
          </table:table-cell>
          <table:table-cell office:value-type="float" office:value="214062">
            <text:p>214062</text:p>
          </table:table-cell>
          <table:table-cell office:value-type="float" office:value="217088">
            <text:p>217088</text:p>
          </table:table-cell>
          <table:table-cell office:value-type="float" office:value="260288">
            <text:p>260288</text:p>
          </table:table-cell>
          <table:table-cell office:value-type="float" office:value="272454">
            <text:p>272454</text:p>
          </table:table-cell>
          <table:table-cell office:value-type="float" office:value="256313">
            <text:p>256313</text:p>
          </table:table-cell>
          <table:table-cell office:value-type="float" office:value="248001">
            <text:p>248001</text:p>
          </table:table-cell>
          <table:table-cell office:value-type="float" office:value="261140">
            <text:p>261140</text:p>
          </table:table-cell>
          <table:table-cell office:value-type="float" office:value="249390">
            <text:p>249390</text:p>
          </table:table-cell>
          <table:table-cell office:value-type="float" office:value="265179">
            <text:p>265179</text:p>
          </table:table-cell>
          <table:table-cell office:value-type="float" office:value="230837">
            <text:p>230837</text:p>
          </table:table-cell>
          <table:table-cell office:value-type="float" office:value="298609">
            <text:p>298609</text:p>
          </table:table-cell>
          <table:table-cell office:value-type="float" office:value="295928">
            <text:p>295928</text:p>
          </table:table-cell>
          <table:table-cell office:value-type="float" office:value="299444">
            <text:p>299444</text:p>
          </table:table-cell>
          <table:table-cell office:value-type="float" office:value="289690">
            <text:p>289690</text:p>
          </table:table-cell>
          <table:table-cell office:value-type="float" office:value="357260">
            <text:p>357260</text:p>
          </table:table-cell>
          <table:table-cell office:value-type="float" office:value="358524">
            <text:p>358524</text:p>
          </table:table-cell>
          <table:table-cell office:value-type="float" office:value="342529">
            <text:p>342529</text:p>
          </table:table-cell>
          <table:table-cell office:value-type="float" office:value="349476">
            <text:p>349476</text:p>
          </table:table-cell>
          <table:table-cell office:value-type="float" office:value="356114">
            <text:p>356114</text:p>
          </table:table-cell>
          <table:table-cell office:value-type="float" office:value="343155">
            <text:p>343155</text:p>
          </table:table-cell>
          <table:table-cell office:value-type="float" office:value="382536">
            <text:p>382536</text:p>
          </table:table-cell>
          <table:table-cell office:value-type="float" office:value="370286">
            <text:p>370286</text:p>
          </table:table-cell>
          <table:table-cell office:value-type="float" office:value="415155">
            <text:p>415155</text:p>
          </table:table-cell>
          <table:table-cell office:value-type="float" office:value="358895">
            <text:p>358895</text:p>
          </table:table-cell>
          <table:table-cell office:value-type="float" office:value="353127">
            <text:p>353127</text:p>
          </table:table-cell>
          <table:table-cell office:value-type="float" office:value="337416">
            <text:p>337416</text:p>
          </table:table-cell>
          <table:table-cell office:value-type="float" office:value="441266">
            <text:p>441266</text:p>
          </table:table-cell>
          <table:table-cell office:value-type="float" office:value="437600">
            <text:p>437600</text:p>
          </table:table-cell>
          <table:table-cell office:value-type="float" office:value="408016">
            <text:p>408016</text:p>
          </table:table-cell>
          <table:table-cell office:value-type="float" office:value="436348">
            <text:p>436348</text:p>
          </table:table-cell>
          <table:table-cell office:value-type="float" office:value="424000">
            <text:p>424000</text:p>
          </table:table-cell>
          <table:table-cell office:value-type="float" office:value="458260.9">
            <text:p>458260,9</text:p>
          </table:table-cell>
          <table:table-cell office:value-type="float" office:value="468839.4">
            <text:p>468839,4</text:p>
          </table:table-cell>
          <table:table-cell office:value-type="float" office:value="456974.1">
            <text:p>456974,1</text:p>
          </table:table-cell>
          <table:table-cell office:value-type="float" office:value="505426">
            <text:p>505426</text:p>
          </table:table-cell>
          <table:table-cell office:value-type="float" office:value="544791">
            <text:p>544791</text:p>
          </table:table-cell>
          <table:table-cell office:value-type="float" office:value="480311">
            <text:p>480311</text:p>
          </table:table-cell>
          <table:table-cell office:value-type="float" office:value="502478">
            <text:p>502478</text:p>
          </table:table-cell>
          <table:table-cell office:value-type="float" office:value="595753">
            <text:p>595753</text:p>
          </table:table-cell>
          <table:table-cell office:value-type="float" office:value="605904">
            <text:p>605904</text:p>
          </table:table-cell>
          <table:table-cell office:value-type="float" office:value="589864.5">
            <text:p>589864,5</text:p>
          </table:table-cell>
          <table:table-cell office:value-type="float" office:value="600301.3">
            <text:p>600301,3</text:p>
          </table:table-cell>
          <table:table-cell office:value-type="float" office:value="581738.7">
            <text:p>581738,7</text:p>
          </table:table-cell>
          <table:table-cell office:value-type="float" office:value="603343.63">
            <text:p>603343,63</text:p>
          </table:table-cell>
          <table:table-cell office:value-type="float" office:value="627248.83">
            <text:p>627248,83</text:p>
          </table:table-cell>
          <table:table-cell office:value-type="float" office:value="611369.98">
            <text:p>611369,98</text:p>
          </table:table-cell>
          <table:table-cell office:value-type="float" office:value="720447.21">
            <text:p>720447,21</text:p>
          </table:table-cell>
          <table:table-cell office:value-type="float" office:value="766753.11">
            <text:p>766753,11</text:p>
          </table:table-cell>
          <table:table-cell office:value-type="float" office:value="645011.48">
            <text:p>645011,48</text:p>
          </table:table-cell>
          <table:table-cell office:value-type="float" office:value="692776">
            <text:p>692776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SAN ANTONIO DE ARREDONDO</text:p>
          </table:table-cell>
          <table:table-cell office:value-type="string">
            <text:p>Municipio</text:p>
          </table:table-cell>
          <table:table-cell office:value-type="float" office:value="150759">
            <text:p>150759</text:p>
          </table:table-cell>
          <table:table-cell office:value-type="float" office:value="176899">
            <text:p>176899</text:p>
          </table:table-cell>
          <table:table-cell office:value-type="float" office:value="160045">
            <text:p>160045</text:p>
          </table:table-cell>
          <table:table-cell office:value-type="float" office:value="168908">
            <text:p>168908</text:p>
          </table:table-cell>
          <table:table-cell office:value-type="float" office:value="181892">
            <text:p>181892</text:p>
          </table:table-cell>
          <table:table-cell office:value-type="float" office:value="192978">
            <text:p>192978</text:p>
          </table:table-cell>
          <table:table-cell office:value-type="float" office:value="186072">
            <text:p>186072</text:p>
          </table:table-cell>
          <table:table-cell office:value-type="float" office:value="180225">
            <text:p>180225</text:p>
          </table:table-cell>
          <table:table-cell office:value-type="float" office:value="181372">
            <text:p>181372</text:p>
          </table:table-cell>
          <table:table-cell office:value-type="float" office:value="192843">
            <text:p>192843</text:p>
          </table:table-cell>
          <table:table-cell office:value-type="float" office:value="185524">
            <text:p>185524</text:p>
          </table:table-cell>
          <table:table-cell office:value-type="float" office:value="199896">
            <text:p>199896</text:p>
          </table:table-cell>
          <table:table-cell office:value-type="float" office:value="197506">
            <text:p>197506</text:p>
          </table:table-cell>
          <table:table-cell office:value-type="float" office:value="219216">
            <text:p>219216</text:p>
          </table:table-cell>
          <table:table-cell office:value-type="float" office:value="208481">
            <text:p>208481</text:p>
          </table:table-cell>
          <table:table-cell office:value-type="float" office:value="211428">
            <text:p>211428</text:p>
          </table:table-cell>
          <table:table-cell office:value-type="float" office:value="253501">
            <text:p>253501</text:p>
          </table:table-cell>
          <table:table-cell office:value-type="float" office:value="265351">
            <text:p>265351</text:p>
          </table:table-cell>
          <table:table-cell office:value-type="float" office:value="249630">
            <text:p>249630</text:p>
          </table:table-cell>
          <table:table-cell office:value-type="float" office:value="241535">
            <text:p>241535</text:p>
          </table:table-cell>
          <table:table-cell office:value-type="float" office:value="254331">
            <text:p>254331</text:p>
          </table:table-cell>
          <table:table-cell office:value-type="float" office:value="242888">
            <text:p>242888</text:p>
          </table:table-cell>
          <table:table-cell office:value-type="float" office:value="258265">
            <text:p>258265</text:p>
          </table:table-cell>
          <table:table-cell office:value-type="float" office:value="224819">
            <text:p>224819</text:p>
          </table:table-cell>
          <table:table-cell office:value-type="float" office:value="290824">
            <text:p>290824</text:p>
          </table:table-cell>
          <table:table-cell office:value-type="float" office:value="288212">
            <text:p>288212</text:p>
          </table:table-cell>
          <table:table-cell office:value-type="float" office:value="282903">
            <text:p>282903</text:p>
          </table:table-cell>
          <table:table-cell office:value-type="float" office:value="279307">
            <text:p>279307</text:p>
          </table:table-cell>
          <table:table-cell office:value-type="float" office:value="344455">
            <text:p>344455</text:p>
          </table:table-cell>
          <table:table-cell office:value-type="float" office:value="345674">
            <text:p>345674</text:p>
          </table:table-cell>
          <table:table-cell office:value-type="float" office:value="330252">
            <text:p>330252</text:p>
          </table:table-cell>
          <table:table-cell office:value-type="float" office:value="336950">
            <text:p>336950</text:p>
          </table:table-cell>
          <table:table-cell office:value-type="float" office:value="343350">
            <text:p>343350</text:p>
          </table:table-cell>
          <table:table-cell office:value-type="float" office:value="330855">
            <text:p>330855</text:p>
          </table:table-cell>
          <table:table-cell office:value-type="float" office:value="368825">
            <text:p>368825</text:p>
          </table:table-cell>
          <table:table-cell office:value-type="float" office:value="357014">
            <text:p>357014</text:p>
          </table:table-cell>
          <table:table-cell office:value-type="float" office:value="400275">
            <text:p>400275</text:p>
          </table:table-cell>
          <table:table-cell office:value-type="float" office:value="346031">
            <text:p>346031</text:p>
          </table:table-cell>
          <table:table-cell office:value-type="float" office:value="340470">
            <text:p>340470</text:p>
          </table:table-cell>
          <table:table-cell office:value-type="float" office:value="325323">
            <text:p>325323</text:p>
          </table:table-cell>
          <table:table-cell office:value-type="float" office:value="425450">
            <text:p>425450</text:p>
          </table:table-cell>
          <table:table-cell office:value-type="float" office:value="421914">
            <text:p>421914</text:p>
          </table:table-cell>
          <table:table-cell office:value-type="float" office:value="393391">
            <text:p>393391</text:p>
          </table:table-cell>
          <table:table-cell office:value-type="float" office:value="420709">
            <text:p>420709</text:p>
          </table:table-cell>
          <table:table-cell office:value-type="float" office:value="408803">
            <text:p>408803</text:p>
          </table:table-cell>
          <table:table-cell office:value-type="float" office:value="441835.7">
            <text:p>441835,7</text:p>
          </table:table-cell>
          <table:table-cell office:value-type="float" office:value="452035">
            <text:p>452035</text:p>
          </table:table-cell>
          <table:table-cell office:value-type="float" office:value="440595">
            <text:p>440595</text:p>
          </table:table-cell>
          <table:table-cell office:value-type="float" office:value="487310">
            <text:p>487310</text:p>
          </table:table-cell>
          <table:table-cell office:value-type="float" office:value="525264">
            <text:p>525264</text:p>
          </table:table-cell>
          <table:table-cell office:value-type="float" office:value="463096">
            <text:p>463096</text:p>
          </table:table-cell>
          <table:table-cell office:value-type="float" office:value="484468">
            <text:p>484468</text:p>
          </table:table-cell>
          <table:table-cell office:value-type="float" office:value="574400">
            <text:p>574400</text:p>
          </table:table-cell>
          <table:table-cell office:value-type="float" office:value="584187">
            <text:p>584187</text:p>
          </table:table-cell>
          <table:table-cell office:value-type="float" office:value="568722.3">
            <text:p>568722,3</text:p>
          </table:table-cell>
          <table:table-cell office:value-type="float" office:value="578785">
            <text:p>578785</text:p>
          </table:table-cell>
          <table:table-cell office:value-type="float" office:value="560887.7">
            <text:p>560887,7</text:p>
          </table:table-cell>
          <table:table-cell office:value-type="float" office:value="581718.29">
            <text:p>581718,29</text:p>
          </table:table-cell>
          <table:table-cell office:value-type="float" office:value="604766.67">
            <text:p>604766,67</text:p>
          </table:table-cell>
          <table:table-cell office:value-type="float" office:value="589457.96">
            <text:p>589457,96</text:p>
          </table:table-cell>
          <table:table-cell office:value-type="float" office:value="694624.58">
            <text:p>694624,58</text:p>
          </table:table-cell>
          <table:table-cell office:value-type="float" office:value="739270.77">
            <text:p>739270,77</text:p>
          </table:table-cell>
          <table:table-cell office:value-type="float" office:value="621892.66">
            <text:p>621892,66</text:p>
          </table:table-cell>
          <table:table-cell office:value-type="float" office:value="667945">
            <text:p>667945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SAN ANTONIO DE LITIN </text:p>
          </table:table-cell>
          <table:table-cell office:value-type="string">
            <text:p>Municipio</text:p>
          </table:table-cell>
          <table:table-cell office:value-type="float" office:value="103595">
            <text:p>103595</text:p>
          </table:table-cell>
          <table:table-cell office:value-type="float" office:value="121557">
            <text:p>121557</text:p>
          </table:table-cell>
          <table:table-cell office:value-type="float" office:value="109976">
            <text:p>109976</text:p>
          </table:table-cell>
          <table:table-cell office:value-type="float" office:value="116066">
            <text:p>116066</text:p>
          </table:table-cell>
          <table:table-cell office:value-type="float" office:value="124988">
            <text:p>124988</text:p>
          </table:table-cell>
          <table:table-cell office:value-type="float" office:value="132606">
            <text:p>132606</text:p>
          </table:table-cell>
          <table:table-cell office:value-type="float" office:value="127860">
            <text:p>127860</text:p>
          </table:table-cell>
          <table:table-cell office:value-type="float" office:value="123842">
            <text:p>123842</text:p>
          </table:table-cell>
          <table:table-cell office:value-type="float" office:value="124631">
            <text:p>124631</text:p>
          </table:table-cell>
          <table:table-cell office:value-type="float" office:value="132513">
            <text:p>132513</text:p>
          </table:table-cell>
          <table:table-cell office:value-type="float" office:value="127483">
            <text:p>127483</text:p>
          </table:table-cell>
          <table:table-cell office:value-type="float" office:value="137360">
            <text:p>137360</text:p>
          </table:table-cell>
          <table:table-cell office:value-type="float" office:value="135717">
            <text:p>135717</text:p>
          </table:table-cell>
          <table:table-cell office:value-type="float" office:value="150635">
            <text:p>150635</text:p>
          </table:table-cell>
          <table:table-cell office:value-type="float" office:value="143259">
            <text:p>143259</text:p>
          </table:table-cell>
          <table:table-cell office:value-type="float" office:value="145284">
            <text:p>145284</text:p>
          </table:table-cell>
          <table:table-cell office:value-type="float" office:value="174194">
            <text:p>174194</text:p>
          </table:table-cell>
          <table:table-cell office:value-type="float" office:value="182337">
            <text:p>182337</text:p>
          </table:table-cell>
          <table:table-cell office:value-type="float" office:value="171535">
            <text:p>171535</text:p>
          </table:table-cell>
          <table:table-cell office:value-type="float" office:value="165972">
            <text:p>165972</text:p>
          </table:table-cell>
          <table:table-cell office:value-type="float" office:value="174765">
            <text:p>174765</text:p>
          </table:table-cell>
          <table:table-cell office:value-type="float" office:value="166901">
            <text:p>166901</text:p>
          </table:table-cell>
          <table:table-cell office:value-type="float" office:value="177468">
            <text:p>177468</text:p>
          </table:table-cell>
          <table:table-cell office:value-type="float" office:value="154485">
            <text:p>154485</text:p>
          </table:table-cell>
          <table:table-cell office:value-type="float" office:value="199841">
            <text:p>199841</text:p>
          </table:table-cell>
          <table:table-cell office:value-type="float" office:value="198046">
            <text:p>198046</text:p>
          </table:table-cell>
          <table:table-cell office:value-type="float" office:value="194138">
            <text:p>194138</text:p>
          </table:table-cell>
          <table:table-cell office:value-type="float" office:value="191843">
            <text:p>191843</text:p>
          </table:table-cell>
          <table:table-cell office:value-type="float" office:value="236590">
            <text:p>236590</text:p>
          </table:table-cell>
          <table:table-cell office:value-type="float" office:value="237427">
            <text:p>237427</text:p>
          </table:table-cell>
          <table:table-cell office:value-type="float" office:value="226835">
            <text:p>226835</text:p>
          </table:table-cell>
          <table:table-cell office:value-type="float" office:value="231435">
            <text:p>231435</text:p>
          </table:table-cell>
          <table:table-cell office:value-type="float" office:value="235831">
            <text:p>235831</text:p>
          </table:table-cell>
          <table:table-cell office:value-type="float" office:value="227249">
            <text:p>227249</text:p>
          </table:table-cell>
          <table:table-cell office:value-type="float" office:value="253328">
            <text:p>253328</text:p>
          </table:table-cell>
          <table:table-cell office:value-type="float" office:value="245216">
            <text:p>245216</text:p>
          </table:table-cell>
          <table:table-cell office:value-type="float" office:value="274930">
            <text:p>274930</text:p>
          </table:table-cell>
          <table:table-cell office:value-type="float" office:value="237672">
            <text:p>237672</text:p>
          </table:table-cell>
          <table:table-cell office:value-type="float" office:value="233853">
            <text:p>233853</text:p>
          </table:table-cell>
          <table:table-cell office:value-type="float" office:value="223449">
            <text:p>223449</text:p>
          </table:table-cell>
          <table:table-cell office:value-type="float" office:value="292221">
            <text:p>292221</text:p>
          </table:table-cell>
          <table:table-cell office:value-type="float" office:value="289793">
            <text:p>289793</text:p>
          </table:table-cell>
          <table:table-cell office:value-type="float" office:value="270202">
            <text:p>270202</text:p>
          </table:table-cell>
          <table:table-cell office:value-type="float" office:value="288965">
            <text:p>288965</text:p>
          </table:table-cell>
          <table:table-cell office:value-type="float" office:value="280788">
            <text:p>280788</text:p>
          </table:table-cell>
          <table:table-cell office:value-type="float" office:value="303476.2">
            <text:p>303476,2</text:p>
          </table:table-cell>
          <table:table-cell office:value-type="float" office:value="310481.6">
            <text:p>310481,6</text:p>
          </table:table-cell>
          <table:table-cell office:value-type="float" office:value="302623.3">
            <text:p>302623,3</text:p>
          </table:table-cell>
          <table:table-cell office:value-type="float" office:value="334710">
            <text:p>334710</text:p>
          </table:table-cell>
          <table:table-cell office:value-type="float" office:value="360779">
            <text:p>360779</text:p>
          </table:table-cell>
          <table:table-cell office:value-type="float" office:value="318079">
            <text:p>318079</text:p>
          </table:table-cell>
          <table:table-cell office:value-type="float" office:value="332758">
            <text:p>332758</text:p>
          </table:table-cell>
          <table:table-cell office:value-type="float" office:value="394528">
            <text:p>394528</text:p>
          </table:table-cell>
          <table:table-cell office:value-type="float" office:value="401250">
            <text:p>401250</text:p>
          </table:table-cell>
          <table:table-cell office:value-type="float" office:value="390628.6">
            <text:p>390628,6</text:p>
          </table:table-cell>
          <table:table-cell office:value-type="float" office:value="397540.2">
            <text:p>397540,2</text:p>
          </table:table-cell>
          <table:table-cell office:value-type="float" office:value="385247.4">
            <text:p>385247,4</text:p>
          </table:table-cell>
          <table:table-cell office:value-type="float" office:value="399554.95">
            <text:p>399554,95</text:p>
          </table:table-cell>
          <table:table-cell office:value-type="float" office:value="415385.8">
            <text:p>415385,8</text:p>
          </table:table-cell>
          <table:table-cell office:value-type="float" office:value="404870.28">
            <text:p>404870,28</text:p>
          </table:table-cell>
          <table:table-cell office:value-type="float" office:value="477104.97">
            <text:p>477104,97</text:p>
          </table:table-cell>
          <table:table-cell office:value-type="float" office:value="507770.34">
            <text:p>507770,34</text:p>
          </table:table-cell>
          <table:table-cell office:value-type="float" office:value="427148.84">
            <text:p>427148,84</text:p>
          </table:table-cell>
          <table:table-cell office:value-type="float" office:value="458780">
            <text:p>458780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SAN BASILIO </text:p>
          </table:table-cell>
          <table:table-cell office:value-type="string">
            <text:p>Municipio</text:p>
          </table:table-cell>
          <table:table-cell office:value-type="float" office:value="150586">
            <text:p>150586</text:p>
          </table:table-cell>
          <table:table-cell office:value-type="float" office:value="176697">
            <text:p>176697</text:p>
          </table:table-cell>
          <table:table-cell office:value-type="float" office:value="159862">
            <text:p>159862</text:p>
          </table:table-cell>
          <table:table-cell office:value-type="float" office:value="168714">
            <text:p>168714</text:p>
          </table:table-cell>
          <table:table-cell office:value-type="float" office:value="181684">
            <text:p>181684</text:p>
          </table:table-cell>
          <table:table-cell office:value-type="float" office:value="192757">
            <text:p>192757</text:p>
          </table:table-cell>
          <table:table-cell office:value-type="float" office:value="185858">
            <text:p>185858</text:p>
          </table:table-cell>
          <table:table-cell office:value-type="float" office:value="180019">
            <text:p>180019</text:p>
          </table:table-cell>
          <table:table-cell office:value-type="float" office:value="181165">
            <text:p>181165</text:p>
          </table:table-cell>
          <table:table-cell office:value-type="float" office:value="192622">
            <text:p>192622</text:p>
          </table:table-cell>
          <table:table-cell office:value-type="float" office:value="185311">
            <text:p>185311</text:p>
          </table:table-cell>
          <table:table-cell office:value-type="float" office:value="199667">
            <text:p>199667</text:p>
          </table:table-cell>
          <table:table-cell office:value-type="float" office:value="197279">
            <text:p>197279</text:p>
          </table:table-cell>
          <table:table-cell office:value-type="float" office:value="218965">
            <text:p>218965</text:p>
          </table:table-cell>
          <table:table-cell office:value-type="float" office:value="208242">
            <text:p>208242</text:p>
          </table:table-cell>
          <table:table-cell office:value-type="float" office:value="211186">
            <text:p>211186</text:p>
          </table:table-cell>
          <table:table-cell office:value-type="float" office:value="253211">
            <text:p>253211</text:p>
          </table:table-cell>
          <table:table-cell office:value-type="float" office:value="265047">
            <text:p>265047</text:p>
          </table:table-cell>
          <table:table-cell office:value-type="float" office:value="249344">
            <text:p>249344</text:p>
          </table:table-cell>
          <table:table-cell office:value-type="float" office:value="241259">
            <text:p>241259</text:p>
          </table:table-cell>
          <table:table-cell office:value-type="float" office:value="254040">
            <text:p>254040</text:p>
          </table:table-cell>
          <table:table-cell office:value-type="float" office:value="242610">
            <text:p>242610</text:p>
          </table:table-cell>
          <table:table-cell office:value-type="float" office:value="257969">
            <text:p>257969</text:p>
          </table:table-cell>
          <table:table-cell office:value-type="float" office:value="224561">
            <text:p>224561</text:p>
          </table:table-cell>
          <table:table-cell office:value-type="float" office:value="290490">
            <text:p>290490</text:p>
          </table:table-cell>
          <table:table-cell office:value-type="float" office:value="287882">
            <text:p>287882</text:p>
          </table:table-cell>
          <table:table-cell office:value-type="float" office:value="274817">
            <text:p>274817</text:p>
          </table:table-cell>
          <table:table-cell office:value-type="float" office:value="276472">
            <text:p>276472</text:p>
          </table:table-cell>
          <table:table-cell office:value-type="float" office:value="340959">
            <text:p>340959</text:p>
          </table:table-cell>
          <table:table-cell office:value-type="float" office:value="342165">
            <text:p>342165</text:p>
          </table:table-cell>
          <table:table-cell office:value-type="float" office:value="326900">
            <text:p>326900</text:p>
          </table:table-cell>
          <table:table-cell office:value-type="float" office:value="333529">
            <text:p>333529</text:p>
          </table:table-cell>
          <table:table-cell office:value-type="float" office:value="339865">
            <text:p>339865</text:p>
          </table:table-cell>
          <table:table-cell office:value-type="float" office:value="327497">
            <text:p>327497</text:p>
          </table:table-cell>
          <table:table-cell office:value-type="float" office:value="365081">
            <text:p>365081</text:p>
          </table:table-cell>
          <table:table-cell office:value-type="float" office:value="353390">
            <text:p>353390</text:p>
          </table:table-cell>
          <table:table-cell office:value-type="float" office:value="396212">
            <text:p>396212</text:p>
          </table:table-cell>
          <table:table-cell office:value-type="float" office:value="342519">
            <text:p>342519</text:p>
          </table:table-cell>
          <table:table-cell office:value-type="float" office:value="337014">
            <text:p>337014</text:p>
          </table:table-cell>
          <table:table-cell office:value-type="float" office:value="322020">
            <text:p>322020</text:p>
          </table:table-cell>
          <table:table-cell office:value-type="float" office:value="421131">
            <text:p>421131</text:p>
          </table:table-cell>
          <table:table-cell office:value-type="float" office:value="417631">
            <text:p>417631</text:p>
          </table:table-cell>
          <table:table-cell office:value-type="float" office:value="389398">
            <text:p>389398</text:p>
          </table:table-cell>
          <table:table-cell office:value-type="float" office:value="416438">
            <text:p>416438</text:p>
          </table:table-cell>
          <table:table-cell office:value-type="float" office:value="404653">
            <text:p>404653</text:p>
          </table:table-cell>
          <table:table-cell office:value-type="float" office:value="437350.8">
            <text:p>437350,8</text:p>
          </table:table-cell>
          <table:table-cell office:value-type="float" office:value="447446.6">
            <text:p>447446,6</text:p>
          </table:table-cell>
          <table:table-cell office:value-type="float" office:value="436121.8">
            <text:p>436121,8</text:p>
          </table:table-cell>
          <table:table-cell office:value-type="float" office:value="482364">
            <text:p>482364</text:p>
          </table:table-cell>
          <table:table-cell office:value-type="float" office:value="519932">
            <text:p>519932</text:p>
          </table:table-cell>
          <table:table-cell office:value-type="float" office:value="458395">
            <text:p>458395</text:p>
          </table:table-cell>
          <table:table-cell office:value-type="float" office:value="479550">
            <text:p>479550</text:p>
          </table:table-cell>
          <table:table-cell office:value-type="float" office:value="568570">
            <text:p>568570</text:p>
          </table:table-cell>
          <table:table-cell office:value-type="float" office:value="578257">
            <text:p>578257</text:p>
          </table:table-cell>
          <table:table-cell office:value-type="float" office:value="562949.4">
            <text:p>562949,4</text:p>
          </table:table-cell>
          <table:table-cell office:value-type="float" office:value="572910">
            <text:p>572910</text:p>
          </table:table-cell>
          <table:table-cell office:value-type="float" office:value="555194.4">
            <text:p>555194,4</text:p>
          </table:table-cell>
          <table:table-cell office:value-type="float" office:value="575813.57">
            <text:p>575813,57</text:p>
          </table:table-cell>
          <table:table-cell office:value-type="float" office:value="598628">
            <text:p>598628</text:p>
          </table:table-cell>
          <table:table-cell office:value-type="float" office:value="583473.69">
            <text:p>583473,69</text:p>
          </table:table-cell>
          <table:table-cell office:value-type="float" office:value="687573.81">
            <text:p>687573,81</text:p>
          </table:table-cell>
          <table:table-cell office:value-type="float" office:value="731766.81">
            <text:p>731766,81</text:p>
          </table:table-cell>
          <table:table-cell office:value-type="float" office:value="615580.15">
            <text:p>615580,15</text:p>
          </table:table-cell>
          <table:table-cell office:value-type="float" office:value="661165">
            <text:p>661165</text:p>
          </table:table-cell>
          <table:table-cell table:number-columns-repeated="919"/>
        </table:table-row>
        <table:table-row table:style-name="ro2">
          <table:table-cell office:value-type="string">
            <text:p>MINAS</text:p>
          </table:table-cell>
          <table:table-cell office:value-type="string">
            <text:p>SAN CARLOS MINAS </text:p>
          </table:table-cell>
          <table:table-cell office:value-type="string">
            <text:p>Municipio</text:p>
          </table:table-cell>
          <table:table-cell office:value-type="float" office:value="113820">
            <text:p>113820</text:p>
          </table:table-cell>
          <table:table-cell office:value-type="float" office:value="133556">
            <text:p>133556</text:p>
          </table:table-cell>
          <table:table-cell office:value-type="float" office:value="120832">
            <text:p>120832</text:p>
          </table:table-cell>
          <table:table-cell office:value-type="float" office:value="127522">
            <text:p>127522</text:p>
          </table:table-cell>
          <table:table-cell office:value-type="float" office:value="137326">
            <text:p>137326</text:p>
          </table:table-cell>
          <table:table-cell office:value-type="float" office:value="145695">
            <text:p>145695</text:p>
          </table:table-cell>
          <table:table-cell office:value-type="float" office:value="140481">
            <text:p>140481</text:p>
          </table:table-cell>
          <table:table-cell office:value-type="float" office:value="136067">
            <text:p>136067</text:p>
          </table:table-cell>
          <table:table-cell office:value-type="float" office:value="136933">
            <text:p>136933</text:p>
          </table:table-cell>
          <table:table-cell office:value-type="float" office:value="145593">
            <text:p>145593</text:p>
          </table:table-cell>
          <table:table-cell office:value-type="float" office:value="140067">
            <text:p>140067</text:p>
          </table:table-cell>
          <table:table-cell office:value-type="float" office:value="150918">
            <text:p>150918</text:p>
          </table:table-cell>
          <table:table-cell office:value-type="float" office:value="149113">
            <text:p>149113</text:p>
          </table:table-cell>
          <table:table-cell office:value-type="float" office:value="165505">
            <text:p>165505</text:p>
          </table:table-cell>
          <table:table-cell office:value-type="float" office:value="157400">
            <text:p>157400</text:p>
          </table:table-cell>
          <table:table-cell office:value-type="float" office:value="159624">
            <text:p>159624</text:p>
          </table:table-cell>
          <table:table-cell office:value-type="float" office:value="191389">
            <text:p>191389</text:p>
          </table:table-cell>
          <table:table-cell office:value-type="float" office:value="200335">
            <text:p>200335</text:p>
          </table:table-cell>
          <table:table-cell office:value-type="float" office:value="188467">
            <text:p>188467</text:p>
          </table:table-cell>
          <table:table-cell office:value-type="float" office:value="182355">
            <text:p>182355</text:p>
          </table:table-cell>
          <table:table-cell office:value-type="float" office:value="192016">
            <text:p>192016</text:p>
          </table:table-cell>
          <table:table-cell office:value-type="float" office:value="183376">
            <text:p>183376</text:p>
          </table:table-cell>
          <table:table-cell office:value-type="float" office:value="194985">
            <text:p>194985</text:p>
          </table:table-cell>
          <table:table-cell office:value-type="float" office:value="169734">
            <text:p>169734</text:p>
          </table:table-cell>
          <table:table-cell office:value-type="float" office:value="219567">
            <text:p>219567</text:p>
          </table:table-cell>
          <table:table-cell office:value-type="float" office:value="217595">
            <text:p>217595</text:p>
          </table:table-cell>
          <table:table-cell office:value-type="float" office:value="240473">
            <text:p>240473</text:p>
          </table:table-cell>
          <table:table-cell office:value-type="float" office:value="219584">
            <text:p>219584</text:p>
          </table:table-cell>
          <table:table-cell office:value-type="float" office:value="270802">
            <text:p>270802</text:p>
          </table:table-cell>
          <table:table-cell office:value-type="float" office:value="271761">
            <text:p>271761</text:p>
          </table:table-cell>
          <table:table-cell office:value-type="float" office:value="259636">
            <text:p>259636</text:p>
          </table:table-cell>
          <table:table-cell office:value-type="float" office:value="264902">
            <text:p>264902</text:p>
          </table:table-cell>
          <table:table-cell office:value-type="float" office:value="269933">
            <text:p>269933</text:p>
          </table:table-cell>
          <table:table-cell office:value-type="float" office:value="260110">
            <text:p>260110</text:p>
          </table:table-cell>
          <table:table-cell office:value-type="float" office:value="289961">
            <text:p>289961</text:p>
          </table:table-cell>
          <table:table-cell office:value-type="float" office:value="280676">
            <text:p>280676</text:p>
          </table:table-cell>
          <table:table-cell office:value-type="float" office:value="314686">
            <text:p>314686</text:p>
          </table:table-cell>
          <table:table-cell office:value-type="float" office:value="272041">
            <text:p>272041</text:p>
          </table:table-cell>
          <table:table-cell office:value-type="float" office:value="267670">
            <text:p>267670</text:p>
          </table:table-cell>
          <table:table-cell office:value-type="float" office:value="255761">
            <text:p>255761</text:p>
          </table:table-cell>
          <table:table-cell office:value-type="float" office:value="334478">
            <text:p>334478</text:p>
          </table:table-cell>
          <table:table-cell office:value-type="float" office:value="331699">
            <text:p>331699</text:p>
          </table:table-cell>
          <table:table-cell office:value-type="float" office:value="309275">
            <text:p>309275</text:p>
          </table:table-cell>
          <table:table-cell office:value-type="float" office:value="330751">
            <text:p>330751</text:p>
          </table:table-cell>
          <table:table-cell office:value-type="float" office:value="321391">
            <text:p>321391</text:p>
          </table:table-cell>
          <table:table-cell office:value-type="float" office:value="347360.6">
            <text:p>347360,6</text:p>
          </table:table-cell>
          <table:table-cell office:value-type="float" office:value="355379">
            <text:p>355379</text:p>
          </table:table-cell>
          <table:table-cell office:value-type="float" office:value="346384.4">
            <text:p>346384,4</text:p>
          </table:table-cell>
          <table:table-cell office:value-type="float" office:value="383111">
            <text:p>383111</text:p>
          </table:table-cell>
          <table:table-cell office:value-type="float" office:value="412950">
            <text:p>412950</text:p>
          </table:table-cell>
          <table:table-cell office:value-type="float" office:value="364075">
            <text:p>364075</text:p>
          </table:table-cell>
          <table:table-cell office:value-type="float" office:value="380877">
            <text:p>380877</text:p>
          </table:table-cell>
          <table:table-cell office:value-type="float" office:value="451580">
            <text:p>451580</text:p>
          </table:table-cell>
          <table:table-cell office:value-type="float" office:value="459273">
            <text:p>459273</text:p>
          </table:table-cell>
          <table:table-cell office:value-type="float" office:value="447115.7">
            <text:p>447115,7</text:p>
          </table:table-cell>
          <table:table-cell office:value-type="float" office:value="455026.8">
            <text:p>455026,8</text:p>
          </table:table-cell>
          <table:table-cell office:value-type="float" office:value="440956.4">
            <text:p>440956,4</text:p>
          </table:table-cell>
          <table:table-cell office:value-type="float" office:value="457332.9">
            <text:p>457332,9</text:p>
          </table:table-cell>
          <table:table-cell office:value-type="float" office:value="475452.98">
            <text:p>475452,98</text:p>
          </table:table-cell>
          <table:table-cell office:value-type="float" office:value="463416.85">
            <text:p>463416,85</text:p>
          </table:table-cell>
          <table:table-cell office:value-type="float" office:value="546097.1">
            <text:p>546097,1</text:p>
          </table:table-cell>
          <table:table-cell office:value-type="float" office:value="581196.86">
            <text:p>581196,86</text:p>
          </table:table-cell>
          <table:table-cell office:value-type="float" office:value="488917.02">
            <text:p>488917,02</text:p>
          </table:table-cell>
          <table:table-cell office:value-type="float" office:value="525122">
            <text:p>525122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SAN ESTEBAN </text:p>
          </table:table-cell>
          <table:table-cell office:value-type="string">
            <text:p>Municipio</text:p>
          </table:table-cell>
          <table:table-cell office:value-type="float" office:value="91115">
            <text:p>91115</text:p>
          </table:table-cell>
          <table:table-cell office:value-type="float" office:value="106914">
            <text:p>106914</text:p>
          </table:table-cell>
          <table:table-cell office:value-type="float" office:value="96728">
            <text:p>96728</text:p>
          </table:table-cell>
          <table:table-cell office:value-type="float" office:value="102084">
            <text:p>102084</text:p>
          </table:table-cell>
          <table:table-cell office:value-type="float" office:value="109932">
            <text:p>109932</text:p>
          </table:table-cell>
          <table:table-cell office:value-type="float" office:value="116631">
            <text:p>116631</text:p>
          </table:table-cell>
          <table:table-cell office:value-type="float" office:value="112457">
            <text:p>112457</text:p>
          </table:table-cell>
          <table:table-cell office:value-type="float" office:value="108924">
            <text:p>108924</text:p>
          </table:table-cell>
          <table:table-cell office:value-type="float" office:value="109617">
            <text:p>109617</text:p>
          </table:table-cell>
          <table:table-cell office:value-type="float" office:value="116550">
            <text:p>116550</text:p>
          </table:table-cell>
          <table:table-cell office:value-type="float" office:value="112126">
            <text:p>112126</text:p>
          </table:table-cell>
          <table:table-cell office:value-type="float" office:value="120813">
            <text:p>120813</text:p>
          </table:table-cell>
          <table:table-cell office:value-type="float" office:value="119368">
            <text:p>119368</text:p>
          </table:table-cell>
          <table:table-cell office:value-type="float" office:value="132489">
            <text:p>132489</text:p>
          </table:table-cell>
          <table:table-cell office:value-type="float" office:value="126001">
            <text:p>126001</text:p>
          </table:table-cell>
          <table:table-cell office:value-type="float" office:value="127782">
            <text:p>127782</text:p>
          </table:table-cell>
          <table:table-cell office:value-type="float" office:value="153210">
            <text:p>153210</text:p>
          </table:table-cell>
          <table:table-cell office:value-type="float" office:value="160372">
            <text:p>160372</text:p>
          </table:table-cell>
          <table:table-cell office:value-type="float" office:value="150871">
            <text:p>150871</text:p>
          </table:table-cell>
          <table:table-cell office:value-type="float" office:value="145978">
            <text:p>145978</text:p>
          </table:table-cell>
          <table:table-cell office:value-type="float" office:value="153712">
            <text:p>153712</text:p>
          </table:table-cell>
          <table:table-cell office:value-type="float" office:value="146796">
            <text:p>146796</text:p>
          </table:table-cell>
          <table:table-cell office:value-type="float" office:value="156089">
            <text:p>156089</text:p>
          </table:table-cell>
          <table:table-cell office:value-type="float" office:value="135875">
            <text:p>135875</text:p>
          </table:table-cell>
          <table:table-cell office:value-type="float" office:value="175767">
            <text:p>175767</text:p>
          </table:table-cell>
          <table:table-cell office:value-type="float" office:value="174189">
            <text:p>174189</text:p>
          </table:table-cell>
          <table:table-cell office:value-type="float" office:value="170436">
            <text:p>170436</text:p>
          </table:table-cell>
          <table:table-cell office:value-type="float" office:value="168630">
            <text:p>168630</text:p>
          </table:table-cell>
          <table:table-cell office:value-type="float" office:value="207963">
            <text:p>207963</text:p>
          </table:table-cell>
          <table:table-cell office:value-type="float" office:value="208699">
            <text:p>208699</text:p>
          </table:table-cell>
          <table:table-cell office:value-type="float" office:value="199388">
            <text:p>199388</text:p>
          </table:table-cell>
          <table:table-cell office:value-type="float" office:value="203432">
            <text:p>203432</text:p>
          </table:table-cell>
          <table:table-cell office:value-type="float" office:value="207297">
            <text:p>207297</text:p>
          </table:table-cell>
          <table:table-cell office:value-type="float" office:value="199752">
            <text:p>199752</text:p>
          </table:table-cell>
          <table:table-cell office:value-type="float" office:value="222676">
            <text:p>222676</text:p>
          </table:table-cell>
          <table:table-cell office:value-type="float" office:value="215546">
            <text:p>215546</text:p>
          </table:table-cell>
          <table:table-cell office:value-type="float" office:value="241664">
            <text:p>241664</text:p>
          </table:table-cell>
          <table:table-cell office:value-type="float" office:value="208915">
            <text:p>208915</text:p>
          </table:table-cell>
          <table:table-cell office:value-type="float" office:value="205558">
            <text:p>205558</text:p>
          </table:table-cell>
          <table:table-cell office:value-type="float" office:value="196412">
            <text:p>196412</text:p>
          </table:table-cell>
          <table:table-cell office:value-type="float" office:value="256864">
            <text:p>256864</text:p>
          </table:table-cell>
          <table:table-cell office:value-type="float" office:value="254729">
            <text:p>254729</text:p>
          </table:table-cell>
          <table:table-cell office:value-type="float" office:value="237509">
            <text:p>237509</text:p>
          </table:table-cell>
          <table:table-cell office:value-type="float" office:value="254001">
            <text:p>254001</text:p>
          </table:table-cell>
          <table:table-cell office:value-type="float" office:value="246813">
            <text:p>246813</text:p>
          </table:table-cell>
          <table:table-cell office:value-type="float" office:value="266756.5">
            <text:p>266756,5</text:p>
          </table:table-cell>
          <table:table-cell office:value-type="float" office:value="272914.3">
            <text:p>272914,3</text:p>
          </table:table-cell>
          <table:table-cell office:value-type="float" office:value="266006.9">
            <text:p>266006,9</text:p>
          </table:table-cell>
          <table:table-cell office:value-type="float" office:value="294212">
            <text:p>294212</text:p>
          </table:table-cell>
          <table:table-cell office:value-type="float" office:value="317126">
            <text:p>317126</text:p>
          </table:table-cell>
          <table:table-cell office:value-type="float" office:value="279592">
            <text:p>279592</text:p>
          </table:table-cell>
          <table:table-cell office:value-type="float" office:value="292496">
            <text:p>292496</text:p>
          </table:table-cell>
          <table:table-cell office:value-type="float" office:value="346792">
            <text:p>346792</text:p>
          </table:table-cell>
          <table:table-cell office:value-type="float" office:value="352700">
            <text:p>352700</text:p>
          </table:table-cell>
          <table:table-cell office:value-type="float" office:value="343363.8">
            <text:p>343363,8</text:p>
          </table:table-cell>
          <table:table-cell office:value-type="float" office:value="349439.1">
            <text:p>349439,1</text:p>
          </table:table-cell>
          <table:table-cell office:value-type="float" office:value="338633.7">
            <text:p>338633,7</text:p>
          </table:table-cell>
          <table:table-cell office:value-type="float" office:value="351210.06">
            <text:p>351210,06</text:p>
          </table:table-cell>
          <table:table-cell office:value-type="float" office:value="365125.43">
            <text:p>365125,43</text:p>
          </table:table-cell>
          <table:table-cell office:value-type="float" office:value="355882.25">
            <text:p>355882,25</text:p>
          </table:table-cell>
          <table:table-cell office:value-type="float" office:value="419376.78">
            <text:p>419376,78</text:p>
          </table:table-cell>
          <table:table-cell office:value-type="float" office:value="446331.73">
            <text:p>446331,73</text:p>
          </table:table-cell>
          <table:table-cell office:value-type="float" office:value="375465.18">
            <text:p>375465,18</text:p>
          </table:table-cell>
          <table:table-cell office:value-type="float" office:value="403269">
            <text:p>403269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SAN FRANCISCO </text:p>
          </table:table-cell>
          <table:table-cell office:value-type="string">
            <text:p>Municipio</text:p>
          </table:table-cell>
          <table:table-cell office:value-type="float" office:value="1554858">
            <text:p>1554858</text:p>
          </table:table-cell>
          <table:table-cell office:value-type="float" office:value="1824457">
            <text:p>1824457</text:p>
          </table:table-cell>
          <table:table-cell office:value-type="float" office:value="1650635">
            <text:p>1650635</text:p>
          </table:table-cell>
          <table:table-cell office:value-type="float" office:value="1742035">
            <text:p>1742035</text:p>
          </table:table-cell>
          <table:table-cell office:value-type="float" office:value="1875954">
            <text:p>1875954</text:p>
          </table:table-cell>
          <table:table-cell office:value-type="float" office:value="1990285">
            <text:p>1990285</text:p>
          </table:table-cell>
          <table:table-cell office:value-type="float" office:value="1919055">
            <text:p>1919055</text:p>
          </table:table-cell>
          <table:table-cell office:value-type="float" office:value="1858757">
            <text:p>1858757</text:p>
          </table:table-cell>
          <table:table-cell office:value-type="float" office:value="1870590">
            <text:p>1870590</text:p>
          </table:table-cell>
          <table:table-cell office:value-type="float" office:value="1988894">
            <text:p>1988894</text:p>
          </table:table-cell>
          <table:table-cell office:value-type="float" office:value="1913403">
            <text:p>1913403</text:p>
          </table:table-cell>
          <table:table-cell office:value-type="float" office:value="2061639">
            <text:p>2061639</text:p>
          </table:table-cell>
          <table:table-cell office:value-type="float" office:value="2036983">
            <text:p>2036983</text:p>
          </table:table-cell>
          <table:table-cell office:value-type="float" office:value="2260895">
            <text:p>2260895</text:p>
          </table:table-cell>
          <table:table-cell office:value-type="float" office:value="2150177">
            <text:p>2150177</text:p>
          </table:table-cell>
          <table:table-cell office:value-type="float" office:value="2180569">
            <text:p>2180569</text:p>
          </table:table-cell>
          <table:table-cell office:value-type="float" office:value="2614493">
            <text:p>2614493</text:p>
          </table:table-cell>
          <table:table-cell office:value-type="float" office:value="2736704">
            <text:p>2736704</text:p>
          </table:table-cell>
          <table:table-cell office:value-type="float" office:value="2574572">
            <text:p>2574572</text:p>
          </table:table-cell>
          <table:table-cell office:value-type="float" office:value="2491083">
            <text:p>2491083</text:p>
          </table:table-cell>
          <table:table-cell office:value-type="float" office:value="2623054">
            <text:p>2623054</text:p>
          </table:table-cell>
          <table:table-cell office:value-type="float" office:value="2505033">
            <text:p>2505033</text:p>
          </table:table-cell>
          <table:table-cell office:value-type="float" office:value="2663621">
            <text:p>2663621</text:p>
          </table:table-cell>
          <table:table-cell office:value-type="float" office:value="2318670">
            <text:p>2318670</text:p>
          </table:table-cell>
          <table:table-cell office:value-type="float" office:value="2999419">
            <text:p>2999419</text:p>
          </table:table-cell>
          <table:table-cell office:value-type="float" office:value="2972485">
            <text:p>2972485</text:p>
          </table:table-cell>
          <table:table-cell office:value-type="float" office:value="2898881">
            <text:p>2898881</text:p>
          </table:table-cell>
          <table:table-cell office:value-type="float" office:value="2874532">
            <text:p>2874532</text:p>
          </table:table-cell>
          <table:table-cell office:value-type="float" office:value="3545018">
            <text:p>3545018</text:p>
          </table:table-cell>
          <table:table-cell office:value-type="float" office:value="3557563">
            <text:p>3557563</text:p>
          </table:table-cell>
          <table:table-cell office:value-type="float" office:value="3398844">
            <text:p>3398844</text:p>
          </table:table-cell>
          <table:table-cell office:value-type="float" office:value="3467772">
            <text:p>3467772</text:p>
          </table:table-cell>
          <table:table-cell office:value-type="float" office:value="3533641">
            <text:p>3533641</text:p>
          </table:table-cell>
          <table:table-cell office:value-type="float" office:value="3405049">
            <text:p>3405049</text:p>
          </table:table-cell>
          <table:table-cell office:value-type="float" office:value="3795821">
            <text:p>3795821</text:p>
          </table:table-cell>
          <table:table-cell office:value-type="float" office:value="3674270">
            <text:p>3674270</text:p>
          </table:table-cell>
          <table:table-cell office:value-type="float" office:value="4119493">
            <text:p>4119493</text:p>
          </table:table-cell>
          <table:table-cell office:value-type="float" office:value="3561236">
            <text:p>3561236</text:p>
          </table:table-cell>
          <table:table-cell office:value-type="float" office:value="3504009">
            <text:p>3504009</text:p>
          </table:table-cell>
          <table:table-cell office:value-type="float" office:value="3348112">
            <text:p>3348112</text:p>
          </table:table-cell>
          <table:table-cell office:value-type="float" office:value="4378586">
            <text:p>4378586</text:p>
          </table:table-cell>
          <table:table-cell office:value-type="float" office:value="4342198">
            <text:p>4342198</text:p>
          </table:table-cell>
          <table:table-cell office:value-type="float" office:value="4048654">
            <text:p>4048654</text:p>
          </table:table-cell>
          <table:table-cell office:value-type="float" office:value="4329794">
            <text:p>4329794</text:p>
          </table:table-cell>
          <table:table-cell office:value-type="float" office:value="4207264">
            <text:p>4207264</text:p>
          </table:table-cell>
          <table:table-cell office:value-type="float" office:value="4547225.2">
            <text:p>4547225,2</text:p>
          </table:table-cell>
          <table:table-cell office:value-type="float" office:value="4652194.4">
            <text:p>4652194,4</text:p>
          </table:table-cell>
          <table:table-cell office:value-type="float" office:value="4534448.8">
            <text:p>4534448,8</text:p>
          </table:table-cell>
          <table:table-cell office:value-type="float" office:value="5015233">
            <text:p>5015233</text:p>
          </table:table-cell>
          <table:table-cell office:value-type="float" office:value="5405844">
            <text:p>5405844</text:p>
          </table:table-cell>
          <table:table-cell office:value-type="float" office:value="4766026">
            <text:p>4766026</text:p>
          </table:table-cell>
          <table:table-cell office:value-type="float" office:value="4985983">
            <text:p>4985983</text:p>
          </table:table-cell>
          <table:table-cell office:value-type="float" office:value="5911534">
            <text:p>5911534</text:p>
          </table:table-cell>
          <table:table-cell office:value-type="float" office:value="6012254">
            <text:p>6012254</text:p>
          </table:table-cell>
          <table:table-cell office:value-type="float" office:value="5853099.6">
            <text:p>5853099,6</text:p>
          </table:table-cell>
          <table:table-cell office:value-type="float" office:value="5956661.9">
            <text:p>5956661,9</text:p>
          </table:table-cell>
          <table:table-cell office:value-type="float" office:value="5772468.9">
            <text:p>5772468,9</text:p>
          </table:table-cell>
          <table:table-cell office:value-type="float" office:value="5986850.43">
            <text:p>5986850,43</text:p>
          </table:table-cell>
          <table:table-cell office:value-type="float" office:value="6224056.65">
            <text:p>6224056,65</text:p>
          </table:table-cell>
          <table:table-cell office:value-type="float" office:value="6066495.22">
            <text:p>6066495,22</text:p>
          </table:table-cell>
          <table:table-cell office:value-type="float" office:value="7148845.26">
            <text:p>7148845,26</text:p>
          </table:table-cell>
          <table:table-cell office:value-type="float" office:value="7608327.94">
            <text:p>7608327,94</text:p>
          </table:table-cell>
          <table:table-cell office:value-type="float" office:value="6400312.64">
            <text:p>6400312,64</text:p>
          </table:table-cell>
          <table:table-cell office:value-type="float" office:value="6874276">
            <text:p>6874276</text:p>
          </table:table-cell>
          <table:table-cell table:number-columns-repeated="919"/>
        </table:table-row>
        <table:table-row table:style-name="ro2">
          <table:table-cell office:value-type="string">
            <text:p>SOBREMONTE</text:p>
          </table:table-cell>
          <table:table-cell office:value-type="string">
            <text:p>SAN FRANCISCO DEL CHAÑAR </text:p>
          </table:table-cell>
          <table:table-cell office:value-type="string">
            <text:p>Municipio</text:p>
          </table:table-cell>
          <table:table-cell office:value-type="float" office:value="152589">
            <text:p>152589</text:p>
          </table:table-cell>
          <table:table-cell office:value-type="float" office:value="179047">
            <text:p>179047</text:p>
          </table:table-cell>
          <table:table-cell office:value-type="float" office:value="161989">
            <text:p>161989</text:p>
          </table:table-cell>
          <table:table-cell office:value-type="float" office:value="170959">
            <text:p>170959</text:p>
          </table:table-cell>
          <table:table-cell office:value-type="float" office:value="184101">
            <text:p>184101</text:p>
          </table:table-cell>
          <table:table-cell office:value-type="float" office:value="195321">
            <text:p>195321</text:p>
          </table:table-cell>
          <table:table-cell office:value-type="float" office:value="188331">
            <text:p>188331</text:p>
          </table:table-cell>
          <table:table-cell office:value-type="float" office:value="182413">
            <text:p>182413</text:p>
          </table:table-cell>
          <table:table-cell office:value-type="float" office:value="183575">
            <text:p>183575</text:p>
          </table:table-cell>
          <table:table-cell office:value-type="float" office:value="195185">
            <text:p>195185</text:p>
          </table:table-cell>
          <table:table-cell office:value-type="float" office:value="187776">
            <text:p>187776</text:p>
          </table:table-cell>
          <table:table-cell office:value-type="float" office:value="202324">
            <text:p>202324</text:p>
          </table:table-cell>
          <table:table-cell office:value-type="float" office:value="199904">
            <text:p>199904</text:p>
          </table:table-cell>
          <table:table-cell office:value-type="float" office:value="221878">
            <text:p>221878</text:p>
          </table:table-cell>
          <table:table-cell office:value-type="float" office:value="211013">
            <text:p>211013</text:p>
          </table:table-cell>
          <table:table-cell office:value-type="float" office:value="213995">
            <text:p>213995</text:p>
          </table:table-cell>
          <table:table-cell office:value-type="float" office:value="256579">
            <text:p>256579</text:p>
          </table:table-cell>
          <table:table-cell office:value-type="float" office:value="268573">
            <text:p>268573</text:p>
          </table:table-cell>
          <table:table-cell office:value-type="float" office:value="252662">
            <text:p>252662</text:p>
          </table:table-cell>
          <table:table-cell office:value-type="float" office:value="244468">
            <text:p>244468</text:p>
          </table:table-cell>
          <table:table-cell office:value-type="float" office:value="257419">
            <text:p>257419</text:p>
          </table:table-cell>
          <table:table-cell office:value-type="float" office:value="245837">
            <text:p>245837</text:p>
          </table:table-cell>
          <table:table-cell office:value-type="float" office:value="261401">
            <text:p>261401</text:p>
          </table:table-cell>
          <table:table-cell office:value-type="float" office:value="227548">
            <text:p>227548</text:p>
          </table:table-cell>
          <table:table-cell office:value-type="float" office:value="294355">
            <text:p>294355</text:p>
          </table:table-cell>
          <table:table-cell office:value-type="float" office:value="291712">
            <text:p>291712</text:p>
          </table:table-cell>
          <table:table-cell office:value-type="float" office:value="273582">
            <text:p>273582</text:p>
          </table:table-cell>
          <table:table-cell office:value-type="float" office:value="278565">
            <text:p>278565</text:p>
          </table:table-cell>
          <table:table-cell office:value-type="float" office:value="343540">
            <text:p>343540</text:p>
          </table:table-cell>
          <table:table-cell office:value-type="float" office:value="344756">
            <text:p>344756</text:p>
          </table:table-cell>
          <table:table-cell office:value-type="float" office:value="329375">
            <text:p>329375</text:p>
          </table:table-cell>
          <table:table-cell office:value-type="float" office:value="336055">
            <text:p>336055</text:p>
          </table:table-cell>
          <table:table-cell office:value-type="float" office:value="342438">
            <text:p>342438</text:p>
          </table:table-cell>
          <table:table-cell table:number-columns-repeated="3" office:value-type="float" office:value="0">
            <text:p>0</text:p>
          </table:table-cell>
          <table:table-cell office:value-type="float" office:value="399211">
            <text:p>399211</text:p>
          </table:table-cell>
          <table:table-cell office:value-type="float" office:value="345112">
            <text:p>345112</text:p>
          </table:table-cell>
          <table:table-cell office:value-type="float" office:value="339566">
            <text:p>339566</text:p>
          </table:table-cell>
          <table:table-cell office:value-type="float" office:value="324458">
            <text:p>324458</text:p>
          </table:table-cell>
          <table:table-cell office:value-type="float" office:value="424320">
            <text:p>424320</text:p>
          </table:table-cell>
          <table:table-cell office:value-type="float" office:value="420793">
            <text:p>420793</text:p>
          </table:table-cell>
          <table:table-cell office:value-type="float" office:value="392347">
            <text:p>392347</text:p>
          </table:table-cell>
          <table:table-cell office:value-type="float" office:value="419591">
            <text:p>419591</text:p>
          </table:table-cell>
          <table:table-cell office:value-type="float" office:value="407717">
            <text:p>407717</text:p>
          </table:table-cell>
          <table:table-cell office:value-type="float" office:value="440662.1">
            <text:p>440662,1</text:p>
          </table:table-cell>
          <table:table-cell office:value-type="float" office:value="450834.3">
            <text:p>450834,3</text:p>
          </table:table-cell>
          <table:table-cell office:value-type="float" office:value="439423.7">
            <text:p>439423,7</text:p>
          </table:table-cell>
          <table:table-cell office:value-type="float" office:value="486016">
            <text:p>486016</text:p>
          </table:table-cell>
          <table:table-cell office:value-type="float" office:value="523869">
            <text:p>523869</text:p>
          </table:table-cell>
          <table:table-cell office:value-type="float" office:value="461866">
            <text:p>461866</text:p>
          </table:table-cell>
          <table:table-cell office:value-type="float" office:value="483181">
            <text:p>483181</text:p>
          </table:table-cell>
          <table:table-cell office:value-type="float" office:value="572874">
            <text:p>572874</text:p>
          </table:table-cell>
          <table:table-cell office:value-type="float" office:value="582635">
            <text:p>582635</text:p>
          </table:table-cell>
          <table:table-cell office:value-type="float" office:value="567211.6">
            <text:p>567211,6</text:p>
          </table:table-cell>
          <table:table-cell office:value-type="float" office:value="577247.6">
            <text:p>577247,6</text:p>
          </table:table-cell>
          <table:table-cell office:value-type="float" office:value="559397.9">
            <text:p>559397,9</text:p>
          </table:table-cell>
          <table:table-cell office:value-type="float" office:value="580173.13">
            <text:p>580173,13</text:p>
          </table:table-cell>
          <table:table-cell office:value-type="float" office:value="603160.29">
            <text:p>603160,29</text:p>
          </table:table-cell>
          <table:table-cell office:value-type="float" office:value="587891.24">
            <text:p>587891,24</text:p>
          </table:table-cell>
          <table:table-cell office:value-type="float" office:value="692779.52">
            <text:p>692779,52</text:p>
          </table:table-cell>
          <table:table-cell office:value-type="float" office:value="737307.12">
            <text:p>737307,12</text:p>
          </table:table-cell>
          <table:table-cell office:value-type="float" office:value="620240.79">
            <text:p>620240,79</text:p>
          </table:table-cell>
          <table:table-cell office:value-type="float" office:value="666171">
            <text:p>666171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SAN JAVIER Y YACANTO </text:p>
          </table:table-cell>
          <table:table-cell office:value-type="string">
            <text:p>Municipio</text:p>
          </table:table-cell>
          <table:table-cell office:value-type="float" office:value="109806">
            <text:p>109806</text:p>
          </table:table-cell>
          <table:table-cell office:value-type="float" office:value="128845">
            <text:p>128845</text:p>
          </table:table-cell>
          <table:table-cell office:value-type="float" office:value="116570">
            <text:p>116570</text:p>
          </table:table-cell>
          <table:table-cell office:value-type="float" office:value="123024">
            <text:p>123024</text:p>
          </table:table-cell>
          <table:table-cell office:value-type="float" office:value="132482">
            <text:p>132482</text:p>
          </table:table-cell>
          <table:table-cell office:value-type="float" office:value="140556">
            <text:p>140556</text:p>
          </table:table-cell>
          <table:table-cell office:value-type="float" office:value="135526">
            <text:p>135526</text:p>
          </table:table-cell>
          <table:table-cell office:value-type="float" office:value="131268">
            <text:p>131268</text:p>
          </table:table-cell>
          <table:table-cell office:value-type="float" office:value="132103">
            <text:p>132103</text:p>
          </table:table-cell>
          <table:table-cell office:value-type="float" office:value="140458">
            <text:p>140458</text:p>
          </table:table-cell>
          <table:table-cell office:value-type="float" office:value="135127">
            <text:p>135127</text:p>
          </table:table-cell>
          <table:table-cell office:value-type="float" office:value="145595">
            <text:p>145595</text:p>
          </table:table-cell>
          <table:table-cell office:value-type="float" office:value="143854">
            <text:p>143854</text:p>
          </table:table-cell>
          <table:table-cell office:value-type="float" office:value="159667">
            <text:p>159667</text:p>
          </table:table-cell>
          <table:table-cell office:value-type="float" office:value="151848">
            <text:p>151848</text:p>
          </table:table-cell>
          <table:table-cell office:value-type="float" office:value="153994">
            <text:p>153994</text:p>
          </table:table-cell>
          <table:table-cell office:value-type="float" office:value="184638">
            <text:p>184638</text:p>
          </table:table-cell>
          <table:table-cell office:value-type="float" office:value="193269">
            <text:p>193269</text:p>
          </table:table-cell>
          <table:table-cell office:value-type="float" office:value="181819">
            <text:p>181819</text:p>
          </table:table-cell>
          <table:table-cell office:value-type="float" office:value="175923">
            <text:p>175923</text:p>
          </table:table-cell>
          <table:table-cell office:value-type="float" office:value="185243">
            <text:p>185243</text:p>
          </table:table-cell>
          <table:table-cell office:value-type="float" office:value="176908">
            <text:p>176908</text:p>
          </table:table-cell>
          <table:table-cell office:value-type="float" office:value="188108">
            <text:p>188108</text:p>
          </table:table-cell>
          <table:table-cell office:value-type="float" office:value="163747">
            <text:p>163747</text:p>
          </table:table-cell>
          <table:table-cell office:value-type="float" office:value="211822">
            <text:p>211822</text:p>
          </table:table-cell>
          <table:table-cell office:value-type="float" office:value="209920">
            <text:p>209920</text:p>
          </table:table-cell>
          <table:table-cell office:value-type="float" office:value="203684">
            <text:p>203684</text:p>
          </table:table-cell>
          <table:table-cell office:value-type="float" office:value="202666">
            <text:p>202666</text:p>
          </table:table-cell>
          <table:table-cell office:value-type="float" office:value="249938">
            <text:p>249938</text:p>
          </table:table-cell>
          <table:table-cell office:value-type="float" office:value="250823">
            <text:p>250823</text:p>
          </table:table-cell>
          <table:table-cell office:value-type="float" office:value="239633">
            <text:p>239633</text:p>
          </table:table-cell>
          <table:table-cell office:value-type="float" office:value="244492">
            <text:p>244492</text:p>
          </table:table-cell>
          <table:table-cell office:value-type="float" office:value="249136">
            <text:p>249136</text:p>
          </table:table-cell>
          <table:table-cell office:value-type="float" office:value="240070">
            <text:p>240070</text:p>
          </table:table-cell>
          <table:table-cell office:value-type="float" office:value="267621">
            <text:p>267621</text:p>
          </table:table-cell>
          <table:table-cell office:value-type="float" office:value="259051">
            <text:p>259051</text:p>
          </table:table-cell>
          <table:table-cell office:value-type="float" office:value="290441">
            <text:p>290441</text:p>
          </table:table-cell>
          <table:table-cell office:value-type="float" office:value="251082">
            <text:p>251082</text:p>
          </table:table-cell>
          <table:table-cell office:value-type="float" office:value="247047">
            <text:p>247047</text:p>
          </table:table-cell>
          <table:table-cell office:value-type="float" office:value="236056">
            <text:p>236056</text:p>
          </table:table-cell>
          <table:table-cell office:value-type="float" office:value="308708">
            <text:p>308708</text:p>
          </table:table-cell>
          <table:table-cell office:value-type="float" office:value="306143">
            <text:p>306143</text:p>
          </table:table-cell>
          <table:table-cell office:value-type="float" office:value="285447">
            <text:p>285447</text:p>
          </table:table-cell>
          <table:table-cell office:value-type="float" office:value="305268">
            <text:p>305268</text:p>
          </table:table-cell>
          <table:table-cell office:value-type="float" office:value="296629">
            <text:p>296629</text:p>
          </table:table-cell>
          <table:table-cell office:value-type="float" office:value="320598.2">
            <text:p>320598,2</text:p>
          </table:table-cell>
          <table:table-cell office:value-type="float" office:value="327998.9">
            <text:p>327998,9</text:p>
          </table:table-cell>
          <table:table-cell office:value-type="float" office:value="319697.3">
            <text:p>319697,3</text:p>
          </table:table-cell>
          <table:table-cell office:value-type="float" office:value="353595">
            <text:p>353595</text:p>
          </table:table-cell>
          <table:table-cell office:value-type="float" office:value="381134">
            <text:p>381134</text:p>
          </table:table-cell>
          <table:table-cell office:value-type="float" office:value="336025">
            <text:p>336025</text:p>
          </table:table-cell>
          <table:table-cell office:value-type="float" office:value="351532">
            <text:p>351532</text:p>
          </table:table-cell>
          <table:table-cell office:value-type="float" office:value="416788">
            <text:p>416788</text:p>
          </table:table-cell>
          <table:table-cell office:value-type="float" office:value="423889">
            <text:p>423889</text:p>
          </table:table-cell>
          <table:table-cell office:value-type="float" office:value="412667.7">
            <text:p>412667,7</text:p>
          </table:table-cell>
          <table:table-cell office:value-type="float" office:value="419969.3">
            <text:p>419969,3</text:p>
          </table:table-cell>
          <table:table-cell office:value-type="float" office:value="406982.9">
            <text:p>406982,9</text:p>
          </table:table-cell>
          <table:table-cell office:value-type="float" office:value="422097.73">
            <text:p>422097,73</text:p>
          </table:table-cell>
          <table:table-cell office:value-type="float" office:value="438821.75">
            <text:p>438821,75</text:p>
          </table:table-cell>
          <table:table-cell office:value-type="float" office:value="427712.95">
            <text:p>427712,95</text:p>
          </table:table-cell>
          <table:table-cell office:value-type="float" office:value="504023.11">
            <text:p>504023,11</text:p>
          </table:table-cell>
          <table:table-cell office:value-type="float" office:value="536418.61">
            <text:p>536418,61</text:p>
          </table:table-cell>
          <table:table-cell office:value-type="float" office:value="451248.46">
            <text:p>451248,46</text:p>
          </table:table-cell>
          <table:table-cell office:value-type="float" office:value="484664">
            <text:p>484664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SAN JOSE </text:p>
          </table:table-cell>
          <table:table-cell office:value-type="string">
            <text:p>Municipio</text:p>
          </table:table-cell>
          <table:table-cell office:value-type="float" office:value="124159">
            <text:p>124159</text:p>
          </table:table-cell>
          <table:table-cell office:value-type="float" office:value="145687">
            <text:p>145687</text:p>
          </table:table-cell>
          <table:table-cell office:value-type="float" office:value="131807">
            <text:p>131807</text:p>
          </table:table-cell>
          <table:table-cell office:value-type="float" office:value="139106">
            <text:p>139106</text:p>
          </table:table-cell>
          <table:table-cell office:value-type="float" office:value="149800">
            <text:p>149800</text:p>
          </table:table-cell>
          <table:table-cell office:value-type="float" office:value="158929">
            <text:p>158929</text:p>
          </table:table-cell>
          <table:table-cell office:value-type="float" office:value="153241">
            <text:p>153241</text:p>
          </table:table-cell>
          <table:table-cell office:value-type="float" office:value="148426">
            <text:p>148426</text:p>
          </table:table-cell>
          <table:table-cell office:value-type="float" office:value="149371">
            <text:p>149371</text:p>
          </table:table-cell>
          <table:table-cell office:value-type="float" office:value="158818">
            <text:p>158818</text:p>
          </table:table-cell>
          <table:table-cell office:value-type="float" office:value="152790">
            <text:p>152790</text:p>
          </table:table-cell>
          <table:table-cell office:value-type="float" office:value="164627">
            <text:p>164627</text:p>
          </table:table-cell>
          <table:table-cell office:value-type="float" office:value="162658">
            <text:p>162658</text:p>
          </table:table-cell>
          <table:table-cell office:value-type="float" office:value="180538">
            <text:p>180538</text:p>
          </table:table-cell>
          <table:table-cell office:value-type="float" office:value="171697">
            <text:p>171697</text:p>
          </table:table-cell>
          <table:table-cell office:value-type="float" office:value="174124">
            <text:p>174124</text:p>
          </table:table-cell>
          <table:table-cell office:value-type="float" office:value="208774">
            <text:p>208774</text:p>
          </table:table-cell>
          <table:table-cell office:value-type="float" office:value="218533">
            <text:p>218533</text:p>
          </table:table-cell>
          <table:table-cell office:value-type="float" office:value="205586">
            <text:p>205586</text:p>
          </table:table-cell>
          <table:table-cell office:value-type="float" office:value="198919">
            <text:p>198919</text:p>
          </table:table-cell>
          <table:table-cell office:value-type="float" office:value="209458">
            <text:p>209458</text:p>
          </table:table-cell>
          <table:table-cell office:value-type="float" office:value="200033">
            <text:p>200033</text:p>
          </table:table-cell>
          <table:table-cell office:value-type="float" office:value="212697">
            <text:p>212697</text:p>
          </table:table-cell>
          <table:table-cell office:value-type="float" office:value="185152">
            <text:p>185152</text:p>
          </table:table-cell>
          <table:table-cell office:value-type="float" office:value="239511">
            <text:p>239511</text:p>
          </table:table-cell>
          <table:table-cell office:value-type="float" office:value="237360">
            <text:p>237360</text:p>
          </table:table-cell>
          <table:table-cell office:value-type="float" office:value="231820">
            <text:p>231820</text:p>
          </table:table-cell>
          <table:table-cell office:value-type="float" office:value="229648">
            <text:p>229648</text:p>
          </table:table-cell>
          <table:table-cell office:value-type="float" office:value="283213">
            <text:p>283213</text:p>
          </table:table-cell>
          <table:table-cell office:value-type="float" office:value="284215">
            <text:p>284215</text:p>
          </table:table-cell>
          <table:table-cell office:value-type="float" office:value="271535">
            <text:p>271535</text:p>
          </table:table-cell>
          <table:table-cell office:value-type="float" office:value="277042">
            <text:p>277042</text:p>
          </table:table-cell>
          <table:table-cell office:value-type="float" office:value="282304">
            <text:p>282304</text:p>
          </table:table-cell>
          <table:table-cell office:value-type="float" office:value="272031">
            <text:p>272031</text:p>
          </table:table-cell>
          <table:table-cell office:value-type="float" office:value="303250">
            <text:p>303250</text:p>
          </table:table-cell>
          <table:table-cell office:value-type="float" office:value="293539">
            <text:p>293539</text:p>
          </table:table-cell>
          <table:table-cell office:value-type="float" office:value="329108">
            <text:p>329108</text:p>
          </table:table-cell>
          <table:table-cell office:value-type="float" office:value="284509">
            <text:p>284509</text:p>
          </table:table-cell>
          <table:table-cell office:value-type="float" office:value="279937">
            <text:p>279937</text:p>
          </table:table-cell>
          <table:table-cell office:value-type="float" office:value="267482">
            <text:p>267482</text:p>
          </table:table-cell>
          <table:table-cell office:value-type="float" office:value="349807">
            <text:p>349807</text:p>
          </table:table-cell>
          <table:table-cell office:value-type="float" office:value="346900">
            <text:p>346900</text:p>
          </table:table-cell>
          <table:table-cell office:value-type="float" office:value="323449">
            <text:p>323449</text:p>
          </table:table-cell>
          <table:table-cell office:value-type="float" office:value="345909">
            <text:p>345909</text:p>
          </table:table-cell>
          <table:table-cell office:value-type="float" office:value="336120">
            <text:p>336120</text:p>
          </table:table-cell>
          <table:table-cell office:value-type="float" office:value="363280.2">
            <text:p>363280,2</text:p>
          </table:table-cell>
          <table:table-cell office:value-type="float" office:value="371666.1">
            <text:p>371666,1</text:p>
          </table:table-cell>
          <table:table-cell office:value-type="float" office:value="362259.3">
            <text:p>362259,3</text:p>
          </table:table-cell>
          <table:table-cell office:value-type="float" office:value="400670">
            <text:p>400670</text:p>
          </table:table-cell>
          <table:table-cell office:value-type="float" office:value="431876">
            <text:p>431876</text:p>
          </table:table-cell>
          <table:table-cell office:value-type="float" office:value="380760">
            <text:p>380760</text:p>
          </table:table-cell>
          <table:table-cell office:value-type="float" office:value="398333">
            <text:p>398333</text:p>
          </table:table-cell>
          <table:table-cell office:value-type="float" office:value="472276">
            <text:p>472276</text:p>
          </table:table-cell>
          <table:table-cell office:value-type="float" office:value="480322">
            <text:p>480322</text:p>
          </table:table-cell>
          <table:table-cell office:value-type="float" office:value="467607.2">
            <text:p>467607,2</text:p>
          </table:table-cell>
          <table:table-cell office:value-type="float" office:value="475880.8">
            <text:p>475880,8</text:p>
          </table:table-cell>
          <table:table-cell office:value-type="float" office:value="461165.5">
            <text:p>461165,5</text:p>
          </table:table-cell>
          <table:table-cell office:value-type="float" office:value="478292.58">
            <text:p>478292,58</text:p>
          </table:table-cell>
          <table:table-cell office:value-type="float" office:value="497243.11">
            <text:p>497243,11</text:p>
          </table:table-cell>
          <table:table-cell office:value-type="float" office:value="484655.37">
            <text:p>484655,37</text:p>
          </table:table-cell>
          <table:table-cell office:value-type="float" office:value="571124.87">
            <text:p>571124,87</text:p>
          </table:table-cell>
          <table:table-cell office:value-type="float" office:value="607833.26">
            <text:p>607833,26</text:p>
          </table:table-cell>
          <table:table-cell office:value-type="float" office:value="511324.21">
            <text:p>511324,21</text:p>
          </table:table-cell>
          <table:table-cell office:value-type="float" office:value="549189">
            <text:p>549189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SAN JOSE DE LA DORMIDA </text:p>
          </table:table-cell>
          <table:table-cell office:value-type="string">
            <text:p>Municipio</text:p>
          </table:table-cell>
          <table:table-cell office:value-type="float" office:value="193903">
            <text:p>193903</text:p>
          </table:table-cell>
          <table:table-cell office:value-type="float" office:value="227524">
            <text:p>227524</text:p>
          </table:table-cell>
          <table:table-cell office:value-type="float" office:value="205847">
            <text:p>205847</text:p>
          </table:table-cell>
          <table:table-cell office:value-type="float" office:value="217246">
            <text:p>217246</text:p>
          </table:table-cell>
          <table:table-cell office:value-type="float" office:value="233947">
            <text:p>233947</text:p>
          </table:table-cell>
          <table:table-cell office:value-type="float" office:value="248204">
            <text:p>248204</text:p>
          </table:table-cell>
          <table:table-cell office:value-type="float" office:value="239322">
            <text:p>239322</text:p>
          </table:table-cell>
          <table:table-cell office:value-type="float" office:value="231802">
            <text:p>231802</text:p>
          </table:table-cell>
          <table:table-cell office:value-type="float" office:value="233278">
            <text:p>233278</text:p>
          </table:table-cell>
          <table:table-cell office:value-type="float" office:value="248031">
            <text:p>248031</text:p>
          </table:table-cell>
          <table:table-cell office:value-type="float" office:value="238617">
            <text:p>238617</text:p>
          </table:table-cell>
          <table:table-cell office:value-type="float" office:value="257103">
            <text:p>257103</text:p>
          </table:table-cell>
          <table:table-cell office:value-type="float" office:value="254028">
            <text:p>254028</text:p>
          </table:table-cell>
          <table:table-cell office:value-type="float" office:value="281952">
            <text:p>281952</text:p>
          </table:table-cell>
          <table:table-cell office:value-type="float" office:value="268144">
            <text:p>268144</text:p>
          </table:table-cell>
          <table:table-cell office:value-type="float" office:value="271934">
            <text:p>271934</text:p>
          </table:table-cell>
          <table:table-cell office:value-type="float" office:value="326048">
            <text:p>326048</text:p>
          </table:table-cell>
          <table:table-cell office:value-type="float" office:value="341289">
            <text:p>341289</text:p>
          </table:table-cell>
          <table:table-cell office:value-type="float" office:value="321070">
            <text:p>321070</text:p>
          </table:table-cell>
          <table:table-cell office:value-type="float" office:value="310658">
            <text:p>310658</text:p>
          </table:table-cell>
          <table:table-cell office:value-type="float" office:value="327116">
            <text:p>327116</text:p>
          </table:table-cell>
          <table:table-cell office:value-type="float" office:value="312398">
            <text:p>312398</text:p>
          </table:table-cell>
          <table:table-cell office:value-type="float" office:value="332175">
            <text:p>332175</text:p>
          </table:table-cell>
          <table:table-cell office:value-type="float" office:value="289157">
            <text:p>289157</text:p>
          </table:table-cell>
          <table:table-cell office:value-type="float" office:value="374052">
            <text:p>374052</text:p>
          </table:table-cell>
          <table:table-cell office:value-type="float" office:value="370693">
            <text:p>370693</text:p>
          </table:table-cell>
          <table:table-cell office:value-type="float" office:value="397011">
            <text:p>397011</text:p>
          </table:table-cell>
          <table:table-cell office:value-type="float" office:value="369980">
            <text:p>369980</text:p>
          </table:table-cell>
          <table:table-cell office:value-type="float" office:value="456278">
            <text:p>456278</text:p>
          </table:table-cell>
          <table:table-cell office:value-type="float" office:value="457893">
            <text:p>457893</text:p>
          </table:table-cell>
          <table:table-cell office:value-type="float" office:value="437464">
            <text:p>437464</text:p>
          </table:table-cell>
          <table:table-cell office:value-type="float" office:value="446336">
            <text:p>446336</text:p>
          </table:table-cell>
          <table:table-cell office:value-type="float" office:value="454814">
            <text:p>454814</text:p>
          </table:table-cell>
          <table:table-cell office:value-type="float" office:value="438263">
            <text:p>438263</text:p>
          </table:table-cell>
          <table:table-cell office:value-type="float" office:value="488559">
            <text:p>488559</text:p>
          </table:table-cell>
          <table:table-cell office:value-type="float" office:value="472914">
            <text:p>472914</text:p>
          </table:table-cell>
          <table:table-cell office:value-type="float" office:value="530219">
            <text:p>530219</text:p>
          </table:table-cell>
          <table:table-cell office:value-type="float" office:value="458365">
            <text:p>458365</text:p>
          </table:table-cell>
          <table:table-cell office:value-type="float" office:value="451000">
            <text:p>451000</text:p>
          </table:table-cell>
          <table:table-cell office:value-type="float" office:value="430934">
            <text:p>430934</text:p>
          </table:table-cell>
          <table:table-cell office:value-type="float" office:value="563567">
            <text:p>563567</text:p>
          </table:table-cell>
          <table:table-cell office:value-type="float" office:value="558883">
            <text:p>558883</text:p>
          </table:table-cell>
          <table:table-cell office:value-type="float" office:value="521101">
            <text:p>521101</text:p>
          </table:table-cell>
          <table:table-cell office:value-type="float" office:value="557286">
            <text:p>557286</text:p>
          </table:table-cell>
          <table:table-cell office:value-type="float" office:value="541516">
            <text:p>541516</text:p>
          </table:table-cell>
          <table:table-cell office:value-type="float" office:value="585272.1">
            <text:p>585272,1</text:p>
          </table:table-cell>
          <table:table-cell office:value-type="float" office:value="598782.5">
            <text:p>598782,5</text:p>
          </table:table-cell>
          <table:table-cell office:value-type="float" office:value="583627.4">
            <text:p>583627,4</text:p>
          </table:table-cell>
          <table:table-cell office:value-type="float" office:value="645509">
            <text:p>645509</text:p>
          </table:table-cell>
          <table:table-cell office:value-type="float" office:value="695785">
            <text:p>695785</text:p>
          </table:table-cell>
          <table:table-cell office:value-type="float" office:value="613434">
            <text:p>613434</text:p>
          </table:table-cell>
          <table:table-cell office:value-type="float" office:value="641744">
            <text:p>641744</text:p>
          </table:table-cell>
          <table:table-cell office:value-type="float" office:value="760872">
            <text:p>760872</text:p>
          </table:table-cell>
          <table:table-cell office:value-type="float" office:value="773835">
            <text:p>773835</text:p>
          </table:table-cell>
          <table:table-cell office:value-type="float" office:value="753350.8">
            <text:p>753350,8</text:p>
          </table:table-cell>
          <table:table-cell office:value-type="float" office:value="766680.3">
            <text:p>766680,3</text:p>
          </table:table-cell>
          <table:table-cell office:value-type="float" office:value="742972.8">
            <text:p>742972,8</text:p>
          </table:table-cell>
          <table:table-cell office:value-type="float" office:value="770565.82">
            <text:p>770565,82</text:p>
          </table:table-cell>
          <table:table-cell office:value-type="float" office:value="801096.57">
            <text:p>801096,57</text:p>
          </table:table-cell>
          <table:table-cell office:value-type="float" office:value="780816.75">
            <text:p>780816,75</text:p>
          </table:table-cell>
          <table:table-cell office:value-type="float" office:value="920125.72">
            <text:p>920125,72</text:p>
          </table:table-cell>
          <table:table-cell office:value-type="float" office:value="979265.74">
            <text:p>979265,74</text:p>
          </table:table-cell>
          <table:table-cell office:value-type="float" office:value="823782.3">
            <text:p>823782,3</text:p>
          </table:table-cell>
          <table:table-cell office:value-type="float" office:value="884786">
            <text:p>884786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SAN JOSE DE LAS SALINAS </text:p>
          </table:table-cell>
          <table:table-cell office:value-type="string">
            <text:p>Municipio</text:p>
          </table:table-cell>
          <table:table-cell office:value-type="float" office:value="91086">
            <text:p>91086</text:p>
          </table:table-cell>
          <table:table-cell office:value-type="float" office:value="106879">
            <text:p>106879</text:p>
          </table:table-cell>
          <table:table-cell office:value-type="float" office:value="96697">
            <text:p>96697</text:p>
          </table:table-cell>
          <table:table-cell table:number-columns-repeated="6" office:value-type="float" office:value="0">
            <text:p>0</text:p>
          </table:table-cell>
          <table:table-cell office:value-type="float" office:value="116512">
            <text:p>116512</text:p>
          </table:table-cell>
          <table:table-cell office:value-type="float" office:value="112090">
            <text:p>112090</text:p>
          </table:table-cell>
          <table:table-cell office:value-type="float" office:value="120774">
            <text:p>120774</text:p>
          </table:table-cell>
          <table:table-cell office:value-type="float" office:value="119330">
            <text:p>119330</text:p>
          </table:table-cell>
          <table:table-cell office:value-type="float" office:value="132447">
            <text:p>132447</text:p>
          </table:table-cell>
          <table:table-cell office:value-type="float" office:value="125961">
            <text:p>125961</text:p>
          </table:table-cell>
          <table:table-cell office:value-type="float" office:value="127741">
            <text:p>127741</text:p>
          </table:table-cell>
          <table:table-cell office:value-type="float" office:value="153161">
            <text:p>153161</text:p>
          </table:table-cell>
          <table:table-cell office:value-type="float" office:value="160320">
            <text:p>160320</text:p>
          </table:table-cell>
          <table:table-cell office:value-type="float" office:value="150822">
            <text:p>150822</text:p>
          </table:table-cell>
          <table:table-cell office:value-type="float" office:value="145931">
            <text:p>145931</text:p>
          </table:table-cell>
          <table:table-cell office:value-type="float" office:value="153663">
            <text:p>153663</text:p>
          </table:table-cell>
          <table:table-cell office:value-type="float" office:value="146749">
            <text:p>146749</text:p>
          </table:table-cell>
          <table:table-cell office:value-type="float" office:value="156039">
            <text:p>156039</text:p>
          </table:table-cell>
          <table:table-cell office:value-type="float" office:value="135831">
            <text:p>135831</text:p>
          </table:table-cell>
          <table:table-cell office:value-type="float" office:value="175711">
            <text:p>175711</text:p>
          </table:table-cell>
          <table:table-cell office:value-type="float" office:value="174133">
            <text:p>174133</text:p>
          </table:table-cell>
          <table:table-cell office:value-type="float" office:value="190643">
            <text:p>190643</text:p>
          </table:table-cell>
          <table:table-cell office:value-type="float" office:value="175142">
            <text:p>175142</text:p>
          </table:table-cell>
          <table:table-cell office:value-type="float" office:value="215994">
            <text:p>215994</text:p>
          </table:table-cell>
          <table:table-cell office:value-type="float" office:value="216758">
            <text:p>216758</text:p>
          </table:table-cell>
          <table:table-cell office:value-type="float" office:value="207087">
            <text:p>207087</text:p>
          </table:table-cell>
          <table:table-cell office:value-type="float" office:value="211287">
            <text:p>211287</text:p>
          </table:table-cell>
          <table:table-cell office:value-type="float" office:value="215300">
            <text:p>215300</text:p>
          </table:table-cell>
          <table:table-cell office:value-type="float" office:value="207466">
            <text:p>207466</text:p>
          </table:table-cell>
          <table:table-cell office:value-type="float" office:value="231275">
            <text:p>231275</text:p>
          </table:table-cell>
          <table:table-cell office:value-type="float" office:value="223869">
            <text:p>223869</text:p>
          </table:table-cell>
          <table:table-cell office:value-type="float" office:value="250996">
            <text:p>250996</text:p>
          </table:table-cell>
          <table:table-cell office:value-type="float" office:value="216982">
            <text:p>216982</text:p>
          </table:table-cell>
          <table:table-cell office:value-type="float" office:value="213495">
            <text:p>213495</text:p>
          </table:table-cell>
          <table:table-cell office:value-type="float" office:value="203996">
            <text:p>203996</text:p>
          </table:table-cell>
          <table:table-cell office:value-type="float" office:value="266782">
            <text:p>266782</text:p>
          </table:table-cell>
          <table:table-cell office:value-type="float" office:value="264565">
            <text:p>264565</text:p>
          </table:table-cell>
          <table:table-cell office:value-type="float" office:value="246680">
            <text:p>246680</text:p>
          </table:table-cell>
          <table:table-cell office:value-type="float" office:value="263809">
            <text:p>263809</text:p>
          </table:table-cell>
          <table:table-cell office:value-type="float" office:value="256343">
            <text:p>256343</text:p>
          </table:table-cell>
          <table:table-cell office:value-type="float" office:value="277057">
            <text:p>277057</text:p>
          </table:table-cell>
          <table:table-cell office:value-type="float" office:value="283452.6">
            <text:p>283452,6</text:p>
          </table:table-cell>
          <table:table-cell office:value-type="float" office:value="276278.4">
            <text:p>276278,4</text:p>
          </table:table-cell>
          <table:table-cell office:value-type="float" office:value="305572">
            <text:p>305572</text:p>
          </table:table-cell>
          <table:table-cell office:value-type="float" office:value="329372">
            <text:p>329372</text:p>
          </table:table-cell>
          <table:table-cell office:value-type="float" office:value="290388">
            <text:p>290388</text:p>
          </table:table-cell>
          <table:table-cell office:value-type="float" office:value="303790">
            <text:p>303790</text:p>
          </table:table-cell>
          <table:table-cell office:value-type="float" office:value="360183">
            <text:p>360183</text:p>
          </table:table-cell>
          <table:table-cell office:value-type="float" office:value="366319">
            <text:p>366319</text:p>
          </table:table-cell>
          <table:table-cell office:value-type="float" office:value="356622.3">
            <text:p>356622,3</text:p>
          </table:table-cell>
          <table:table-cell office:value-type="float" office:value="362932.2">
            <text:p>362932,2</text:p>
          </table:table-cell>
          <table:table-cell office:value-type="float" office:value="351709.6">
            <text:p>351709,6</text:p>
          </table:table-cell>
          <table:table-cell office:value-type="float" office:value="364771.6">
            <text:p>364771,6</text:p>
          </table:table-cell>
          <table:table-cell office:value-type="float" office:value="379224.29">
            <text:p>379224,29</text:p>
          </table:table-cell>
          <table:table-cell office:value-type="float" office:value="369624.2">
            <text:p>369624,2</text:p>
          </table:table-cell>
          <table:table-cell office:value-type="float" office:value="435570.49">
            <text:p>435570,49</text:p>
          </table:table-cell>
          <table:table-cell office:value-type="float" office:value="463566.28">
            <text:p>463566,28</text:p>
          </table:table-cell>
          <table:table-cell office:value-type="float" office:value="389963.3">
            <text:p>389963,3</text:p>
          </table:table-cell>
          <table:table-cell office:value-type="float" office:value="418841">
            <text:p>418841</text:p>
          </table:table-cell>
          <table:table-cell table:number-columns-repeated="919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SAN MARCOS SIERRAS </text:p>
          </table:table-cell>
          <table:table-cell office:value-type="string">
            <text:p>Municipio</text:p>
          </table:table-cell>
          <table:table-cell office:value-type="float" office:value="120672">
            <text:p>120672</text:p>
          </table:table-cell>
          <table:table-cell office:value-type="float" office:value="141595">
            <text:p>141595</text:p>
          </table:table-cell>
          <table:table-cell office:value-type="float" office:value="128105">
            <text:p>128105</text:p>
          </table:table-cell>
          <table:table-cell office:value-type="float" office:value="135199">
            <text:p>135199</text:p>
          </table:table-cell>
          <table:table-cell office:value-type="float" office:value="145592">
            <text:p>145592</text:p>
          </table:table-cell>
          <table:table-cell office:value-type="float" office:value="154465">
            <text:p>154465</text:p>
          </table:table-cell>
          <table:table-cell office:value-type="float" office:value="148937">
            <text:p>148937</text:p>
          </table:table-cell>
          <table:table-cell office:value-type="float" office:value="144257">
            <text:p>144257</text:p>
          </table:table-cell>
          <table:table-cell office:value-type="float" office:value="145176">
            <text:p>145176</text:p>
          </table:table-cell>
          <table:table-cell office:value-type="float" office:value="154357">
            <text:p>154357</text:p>
          </table:table-cell>
          <table:table-cell office:value-type="float" office:value="148498">
            <text:p>148498</text:p>
          </table:table-cell>
          <table:table-cell office:value-type="float" office:value="160003">
            <text:p>160003</text:p>
          </table:table-cell>
          <table:table-cell office:value-type="float" office:value="158089">
            <text:p>158089</text:p>
          </table:table-cell>
          <table:table-cell office:value-type="float" office:value="175467">
            <text:p>175467</text:p>
          </table:table-cell>
          <table:table-cell office:value-type="float" office:value="166874">
            <text:p>166874</text:p>
          </table:table-cell>
          <table:table-cell office:value-type="float" office:value="169233">
            <text:p>169233</text:p>
          </table:table-cell>
          <table:table-cell office:value-type="float" office:value="202910">
            <text:p>202910</text:p>
          </table:table-cell>
          <table:table-cell office:value-type="float" office:value="212394">
            <text:p>212394</text:p>
          </table:table-cell>
          <table:table-cell office:value-type="float" office:value="199811">
            <text:p>199811</text:p>
          </table:table-cell>
          <table:table-cell office:value-type="float" office:value="193332">
            <text:p>193332</text:p>
          </table:table-cell>
          <table:table-cell office:value-type="float" office:value="203574">
            <text:p>203574</text:p>
          </table:table-cell>
          <table:table-cell office:value-type="float" office:value="194415">
            <text:p>194415</text:p>
          </table:table-cell>
          <table:table-cell office:value-type="float" office:value="206722">
            <text:p>206722</text:p>
          </table:table-cell>
          <table:table-cell office:value-type="float" office:value="179951">
            <text:p>179951</text:p>
          </table:table-cell>
          <table:table-cell office:value-type="float" office:value="232784">
            <text:p>232784</text:p>
          </table:table-cell>
          <table:table-cell office:value-type="float" office:value="230693">
            <text:p>230693</text:p>
          </table:table-cell>
          <table:table-cell office:value-type="float" office:value="225637">
            <text:p>225637</text:p>
          </table:table-cell>
          <table:table-cell office:value-type="float" office:value="223304">
            <text:p>223304</text:p>
          </table:table-cell>
          <table:table-cell office:value-type="float" office:value="275389">
            <text:p>275389</text:p>
          </table:table-cell>
          <table:table-cell office:value-type="float" office:value="276364">
            <text:p>276364</text:p>
          </table:table-cell>
          <table:table-cell office:value-type="float" office:value="264034">
            <text:p>264034</text:p>
          </table:table-cell>
          <table:table-cell office:value-type="float" office:value="269389">
            <text:p>269389</text:p>
          </table:table-cell>
          <table:table-cell office:value-type="float" office:value="274506">
            <text:p>274506</text:p>
          </table:table-cell>
          <table:table-cell office:value-type="float" office:value="264516">
            <text:p>264516</text:p>
          </table:table-cell>
          <table:table-cell office:value-type="float" office:value="294873">
            <text:p>294873</text:p>
          </table:table-cell>
          <table:table-cell office:value-type="float" office:value="285430">
            <text:p>285430</text:p>
          </table:table-cell>
          <table:table-cell office:value-type="float" office:value="320017">
            <text:p>320017</text:p>
          </table:table-cell>
          <table:table-cell office:value-type="float" office:value="276649">
            <text:p>276649</text:p>
          </table:table-cell>
          <table:table-cell office:value-type="float" office:value="272204">
            <text:p>272204</text:p>
          </table:table-cell>
          <table:table-cell office:value-type="float" office:value="260093">
            <text:p>260093</text:p>
          </table:table-cell>
          <table:table-cell office:value-type="float" office:value="340144">
            <text:p>340144</text:p>
          </table:table-cell>
          <table:table-cell office:value-type="float" office:value="337317">
            <text:p>337317</text:p>
          </table:table-cell>
          <table:table-cell office:value-type="float" office:value="314514">
            <text:p>314514</text:p>
          </table:table-cell>
          <table:table-cell office:value-type="float" office:value="336353">
            <text:p>336353</text:p>
          </table:table-cell>
          <table:table-cell office:value-type="float" office:value="326835">
            <text:p>326835</text:p>
          </table:table-cell>
          <table:table-cell office:value-type="float" office:value="353244.3">
            <text:p>353244,3</text:p>
          </table:table-cell>
          <table:table-cell office:value-type="float" office:value="361398.6">
            <text:p>361398,6</text:p>
          </table:table-cell>
          <table:table-cell office:value-type="float" office:value="352251.6">
            <text:p>352251,6</text:p>
          </table:table-cell>
          <table:table-cell office:value-type="float" office:value="389601">
            <text:p>389601</text:p>
          </table:table-cell>
          <table:table-cell office:value-type="float" office:value="419945">
            <text:p>419945</text:p>
          </table:table-cell>
          <table:table-cell office:value-type="float" office:value="370241">
            <text:p>370241</text:p>
          </table:table-cell>
          <table:table-cell office:value-type="float" office:value="387328">
            <text:p>387328</text:p>
          </table:table-cell>
          <table:table-cell office:value-type="float" office:value="459229">
            <text:p>459229</text:p>
          </table:table-cell>
          <table:table-cell office:value-type="float" office:value="467053">
            <text:p>467053</text:p>
          </table:table-cell>
          <table:table-cell office:value-type="float" office:value="454689.2">
            <text:p>454689,2</text:p>
          </table:table-cell>
          <table:table-cell office:value-type="float" office:value="462734.2">
            <text:p>462734,2</text:p>
          </table:table-cell>
          <table:table-cell office:value-type="float" office:value="448425.5">
            <text:p>448425,5</text:p>
          </table:table-cell>
          <table:table-cell office:value-type="float" office:value="465079.39">
            <text:p>465079,39</text:p>
          </table:table-cell>
          <table:table-cell office:value-type="float" office:value="483506.4">
            <text:p>483506,4</text:p>
          </table:table-cell>
          <table:table-cell office:value-type="float" office:value="471266.4">
            <text:p>471266,4</text:p>
          </table:table-cell>
          <table:table-cell office:value-type="float" office:value="555347.12">
            <text:p>555347,12</text:p>
          </table:table-cell>
          <table:table-cell office:value-type="float" office:value="591041.42">
            <text:p>591041,42</text:p>
          </table:table-cell>
          <table:table-cell office:value-type="float" office:value="497198.5">
            <text:p>497198,5</text:p>
          </table:table-cell>
          <table:table-cell office:value-type="float" office:value="534017">
            <text:p>534017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SAN MARCOS SUD </text:p>
          </table:table-cell>
          <table:table-cell office:value-type="string">
            <text:p>Municipio</text:p>
          </table:table-cell>
          <table:table-cell office:value-type="float" office:value="146349">
            <text:p>146349</text:p>
          </table:table-cell>
          <table:table-cell office:value-type="float" office:value="171725">
            <text:p>171725</text:p>
          </table:table-cell>
          <table:table-cell office:value-type="float" office:value="155364">
            <text:p>155364</text:p>
          </table:table-cell>
          <table:table-cell office:value-type="float" office:value="163967">
            <text:p>163967</text:p>
          </table:table-cell>
          <table:table-cell office:value-type="float" office:value="176572">
            <text:p>176572</text:p>
          </table:table-cell>
          <table:table-cell office:value-type="float" office:value="187333">
            <text:p>187333</text:p>
          </table:table-cell>
          <table:table-cell office:value-type="float" office:value="180629">
            <text:p>180629</text:p>
          </table:table-cell>
          <table:table-cell office:value-type="float" office:value="174953">
            <text:p>174953</text:p>
          </table:table-cell>
          <table:table-cell office:value-type="float" office:value="176067">
            <text:p>176067</text:p>
          </table:table-cell>
          <table:table-cell office:value-type="float" office:value="187202">
            <text:p>187202</text:p>
          </table:table-cell>
          <table:table-cell office:value-type="float" office:value="180097">
            <text:p>180097</text:p>
          </table:table-cell>
          <table:table-cell office:value-type="float" office:value="194049">
            <text:p>194049</text:p>
          </table:table-cell>
          <table:table-cell office:value-type="float" office:value="191728">
            <text:p>191728</text:p>
          </table:table-cell>
          <table:table-cell office:value-type="float" office:value="212804">
            <text:p>212804</text:p>
          </table:table-cell>
          <table:table-cell office:value-type="float" office:value="202383">
            <text:p>202383</text:p>
          </table:table-cell>
          <table:table-cell office:value-type="float" office:value="205243">
            <text:p>205243</text:p>
          </table:table-cell>
          <table:table-cell office:value-type="float" office:value="246086">
            <text:p>246086</text:p>
          </table:table-cell>
          <table:table-cell office:value-type="float" office:value="257589">
            <text:p>257589</text:p>
          </table:table-cell>
          <table:table-cell office:value-type="float" office:value="242328">
            <text:p>242328</text:p>
          </table:table-cell>
          <table:table-cell office:value-type="float" office:value="234470">
            <text:p>234470</text:p>
          </table:table-cell>
          <table:table-cell office:value-type="float" office:value="246892">
            <text:p>246892</text:p>
          </table:table-cell>
          <table:table-cell office:value-type="float" office:value="235783">
            <text:p>235783</text:p>
          </table:table-cell>
          <table:table-cell office:value-type="float" office:value="250710">
            <text:p>250710</text:p>
          </table:table-cell>
          <table:table-cell office:value-type="float" office:value="218243">
            <text:p>218243</text:p>
          </table:table-cell>
          <table:table-cell office:value-type="float" office:value="282316">
            <text:p>282316</text:p>
          </table:table-cell>
          <table:table-cell office:value-type="float" office:value="279781">
            <text:p>279781</text:p>
          </table:table-cell>
          <table:table-cell office:value-type="float" office:value="274764">
            <text:p>274764</text:p>
          </table:table-cell>
          <table:table-cell office:value-type="float" office:value="271181">
            <text:p>271181</text:p>
          </table:table-cell>
          <table:table-cell office:value-type="float" office:value="334434">
            <text:p>334434</text:p>
          </table:table-cell>
          <table:table-cell office:value-type="float" office:value="335617">
            <text:p>335617</text:p>
          </table:table-cell>
          <table:table-cell office:value-type="float" office:value="320644">
            <text:p>320644</text:p>
          </table:table-cell>
          <table:table-cell office:value-type="float" office:value="327146">
            <text:p>327146</text:p>
          </table:table-cell>
          <table:table-cell office:value-type="float" office:value="333360">
            <text:p>333360</text:p>
          </table:table-cell>
          <table:table-cell office:value-type="float" office:value="321229">
            <text:p>321229</text:p>
          </table:table-cell>
          <table:table-cell office:value-type="float" office:value="358094">
            <text:p>358094</text:p>
          </table:table-cell>
          <table:table-cell office:value-type="float" office:value="346627">
            <text:p>346627</text:p>
          </table:table-cell>
          <table:table-cell office:value-type="float" office:value="388629">
            <text:p>388629</text:p>
          </table:table-cell>
          <table:table-cell office:value-type="float" office:value="335964">
            <text:p>335964</text:p>
          </table:table-cell>
          <table:table-cell office:value-type="float" office:value="330565">
            <text:p>330565</text:p>
          </table:table-cell>
          <table:table-cell office:value-type="float" office:value="315858">
            <text:p>315858</text:p>
          </table:table-cell>
          <table:table-cell office:value-type="float" office:value="413072">
            <text:p>413072</text:p>
          </table:table-cell>
          <table:table-cell office:value-type="float" office:value="409639">
            <text:p>409639</text:p>
          </table:table-cell>
          <table:table-cell office:value-type="float" office:value="381946">
            <text:p>381946</text:p>
          </table:table-cell>
          <table:table-cell office:value-type="float" office:value="408469">
            <text:p>408469</text:p>
          </table:table-cell>
          <table:table-cell office:value-type="float" office:value="396909">
            <text:p>396909</text:p>
          </table:table-cell>
          <table:table-cell office:value-type="float" office:value="428981">
            <text:p>428981</text:p>
          </table:table-cell>
          <table:table-cell office:value-type="float" office:value="438883.6">
            <text:p>438883,6</text:p>
          </table:table-cell>
          <table:table-cell office:value-type="float" office:value="427776.5">
            <text:p>427776,5</text:p>
          </table:table-cell>
          <table:table-cell office:value-type="float" office:value="473132">
            <text:p>473132</text:p>
          </table:table-cell>
          <table:table-cell office:value-type="float" office:value="509982">
            <text:p>509982</text:p>
          </table:table-cell>
          <table:table-cell office:value-type="float" office:value="449622">
            <text:p>449622</text:p>
          </table:table-cell>
          <table:table-cell office:value-type="float" office:value="470373">
            <text:p>470373</text:p>
          </table:table-cell>
          <table:table-cell office:value-type="float" office:value="557689">
            <text:p>557689</text:p>
          </table:table-cell>
          <table:table-cell office:value-type="float" office:value="567190">
            <text:p>567190</text:p>
          </table:table-cell>
          <table:table-cell office:value-type="float" office:value="552176">
            <text:p>552176</text:p>
          </table:table-cell>
          <table:table-cell office:value-type="float" office:value="561946">
            <text:p>561946</text:p>
          </table:table-cell>
          <table:table-cell office:value-type="float" office:value="544569.4">
            <text:p>544569,4</text:p>
          </table:table-cell>
          <table:table-cell office:value-type="float" office:value="564793.96">
            <text:p>564793,96</text:p>
          </table:table-cell>
          <table:table-cell office:value-type="float" office:value="587171.77">
            <text:p>587171,77</text:p>
          </table:table-cell>
          <table:table-cell office:value-type="float" office:value="572307.48">
            <text:p>572307,48</text:p>
          </table:table-cell>
          <table:table-cell office:value-type="float" office:value="674415.38">
            <text:p>674415,38</text:p>
          </table:table-cell>
          <table:table-cell office:value-type="float" office:value="717762.65">
            <text:p>717762,65</text:p>
          </table:table-cell>
          <table:table-cell office:value-type="float" office:value="603799.51">
            <text:p>603799,51</text:p>
          </table:table-cell>
          <table:table-cell office:value-type="float" office:value="648512">
            <text:p>648512</text:p>
          </table:table-cell>
          <table:table-cell table:number-columns-repeated="919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SAN PEDRO </text:p>
          </table:table-cell>
          <table:table-cell office:value-type="string">
            <text:p>Municipio</text:p>
          </table:table-cell>
          <table:table-cell office:value-type="float" office:value="186036">
            <text:p>186036</text:p>
          </table:table-cell>
          <table:table-cell office:value-type="float" office:value="218293">
            <text:p>218293</text:p>
          </table:table-cell>
          <table:table-cell office:value-type="float" office:value="197496">
            <text:p>197496</text:p>
          </table:table-cell>
          <table:table-cell office:value-type="float" office:value="208431">
            <text:p>208431</text:p>
          </table:table-cell>
          <table:table-cell office:value-type="float" office:value="224455">
            <text:p>224455</text:p>
          </table:table-cell>
          <table:table-cell office:value-type="float" office:value="238134">
            <text:p>238134</text:p>
          </table:table-cell>
          <table:table-cell office:value-type="float" office:value="229612">
            <text:p>229612</text:p>
          </table:table-cell>
          <table:table-cell office:value-type="float" office:value="222397">
            <text:p>222397</text:p>
          </table:table-cell>
          <table:table-cell office:value-type="float" office:value="223813">
            <text:p>223813</text:p>
          </table:table-cell>
          <table:table-cell office:value-type="float" office:value="237968">
            <text:p>237968</text:p>
          </table:table-cell>
          <table:table-cell office:value-type="float" office:value="228935">
            <text:p>228935</text:p>
          </table:table-cell>
          <table:table-cell office:value-type="float" office:value="246671">
            <text:p>246671</text:p>
          </table:table-cell>
          <table:table-cell office:value-type="float" office:value="243721">
            <text:p>243721</text:p>
          </table:table-cell>
          <table:table-cell office:value-type="float" office:value="270512">
            <text:p>270512</text:p>
          </table:table-cell>
          <table:table-cell office:value-type="float" office:value="257265">
            <text:p>257265</text:p>
          </table:table-cell>
          <table:table-cell office:value-type="float" office:value="260901">
            <text:p>260901</text:p>
          </table:table-cell>
          <table:table-cell office:value-type="float" office:value="312820">
            <text:p>312820</text:p>
          </table:table-cell>
          <table:table-cell office:value-type="float" office:value="327442">
            <text:p>327442</text:p>
          </table:table-cell>
          <table:table-cell office:value-type="float" office:value="308043">
            <text:p>308043</text:p>
          </table:table-cell>
          <table:table-cell office:value-type="float" office:value="298054">
            <text:p>298054</text:p>
          </table:table-cell>
          <table:table-cell office:value-type="float" office:value="313844">
            <text:p>313844</text:p>
          </table:table-cell>
          <table:table-cell office:value-type="float" office:value="299723">
            <text:p>299723</text:p>
          </table:table-cell>
          <table:table-cell office:value-type="float" office:value="318698">
            <text:p>318698</text:p>
          </table:table-cell>
          <table:table-cell office:value-type="float" office:value="277425">
            <text:p>277425</text:p>
          </table:table-cell>
          <table:table-cell office:value-type="float" office:value="358875">
            <text:p>358875</text:p>
          </table:table-cell>
          <table:table-cell office:value-type="float" office:value="355653">
            <text:p>355653</text:p>
          </table:table-cell>
          <table:table-cell office:value-type="float" office:value="369648">
            <text:p>369648</text:p>
          </table:table-cell>
          <table:table-cell office:value-type="float" office:value="351322">
            <text:p>351322</text:p>
          </table:table-cell>
          <table:table-cell office:value-type="float" office:value="433268">
            <text:p>433268</text:p>
          </table:table-cell>
          <table:table-cell office:value-type="float" office:value="434801">
            <text:p>434801</text:p>
          </table:table-cell>
          <table:table-cell office:value-type="float" office:value="415403">
            <text:p>415403</text:p>
          </table:table-cell>
          <table:table-cell office:value-type="float" office:value="423827">
            <text:p>423827</text:p>
          </table:table-cell>
          <table:table-cell office:value-type="float" office:value="431877">
            <text:p>431877</text:p>
          </table:table-cell>
          <table:table-cell office:value-type="float" office:value="416161">
            <text:p>416161</text:p>
          </table:table-cell>
          <table:table-cell office:value-type="float" office:value="463921">
            <text:p>463921</text:p>
          </table:table-cell>
          <table:table-cell office:value-type="float" office:value="449065">
            <text:p>449065</text:p>
          </table:table-cell>
          <table:table-cell office:value-type="float" office:value="503480">
            <text:p>503480</text:p>
          </table:table-cell>
          <table:table-cell office:value-type="float" office:value="435250">
            <text:p>435250</text:p>
          </table:table-cell>
          <table:table-cell office:value-type="float" office:value="428256">
            <text:p>428256</text:p>
          </table:table-cell>
          <table:table-cell office:value-type="float" office:value="409202">
            <text:p>409202</text:p>
          </table:table-cell>
          <table:table-cell office:value-type="float" office:value="535146">
            <text:p>535146</text:p>
          </table:table-cell>
          <table:table-cell office:value-type="float" office:value="530698">
            <text:p>530698</text:p>
          </table:table-cell>
          <table:table-cell office:value-type="float" office:value="494822">
            <text:p>494822</text:p>
          </table:table-cell>
          <table:table-cell office:value-type="float" office:value="529182">
            <text:p>529182</text:p>
          </table:table-cell>
          <table:table-cell office:value-type="float" office:value="514207">
            <text:p>514207</text:p>
          </table:table-cell>
          <table:table-cell office:value-type="float" office:value="555756.5">
            <text:p>555756,5</text:p>
          </table:table-cell>
          <table:table-cell office:value-type="float" office:value="568585.5">
            <text:p>568585,5</text:p>
          </table:table-cell>
          <table:table-cell office:value-type="float" office:value="554194.7">
            <text:p>554194,7</text:p>
          </table:table-cell>
          <table:table-cell office:value-type="float" office:value="612956">
            <text:p>612956</text:p>
          </table:table-cell>
          <table:table-cell office:value-type="float" office:value="660696">
            <text:p>660696</text:p>
          </table:table-cell>
          <table:table-cell office:value-type="float" office:value="582498">
            <text:p>582498</text:p>
          </table:table-cell>
          <table:table-cell office:value-type="float" office:value="609381">
            <text:p>609381</text:p>
          </table:table-cell>
          <table:table-cell office:value-type="float" office:value="722501">
            <text:p>722501</text:p>
          </table:table-cell>
          <table:table-cell office:value-type="float" office:value="734810">
            <text:p>734810</text:p>
          </table:table-cell>
          <table:table-cell office:value-type="float" office:value="715358.9">
            <text:p>715358,9</text:p>
          </table:table-cell>
          <table:table-cell office:value-type="float" office:value="728016.1">
            <text:p>728016,1</text:p>
          </table:table-cell>
          <table:table-cell office:value-type="float" office:value="705504.3">
            <text:p>705504,3</text:p>
          </table:table-cell>
          <table:table-cell office:value-type="float" office:value="731705.74">
            <text:p>731705,74</text:p>
          </table:table-cell>
          <table:table-cell office:value-type="float" office:value="760696.8">
            <text:p>760696,8</text:p>
          </table:table-cell>
          <table:table-cell office:value-type="float" office:value="741439.71">
            <text:p>741439,71</text:p>
          </table:table-cell>
          <table:table-cell office:value-type="float" office:value="873723.24">
            <text:p>873723,24</text:p>
          </table:table-cell>
          <table:table-cell office:value-type="float" office:value="929880.79">
            <text:p>929880,79</text:p>
          </table:table-cell>
          <table:table-cell office:value-type="float" office:value="782238.47">
            <text:p>782238,47</text:p>
          </table:table-cell>
          <table:table-cell office:value-type="float" office:value="840165">
            <text:p>840165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SAN PEDRO NORTE </text:p>
          </table:table-cell>
          <table:table-cell office:value-type="string">
            <text:p>Municipio</text:p>
          </table:table-cell>
          <table:table-cell office:value-type="float" office:value="98048">
            <text:p>98048</text:p>
          </table:table-cell>
          <table:table-cell office:value-type="float" office:value="115048">
            <text:p>115048</text:p>
          </table:table-cell>
          <table:table-cell office:value-type="float" office:value="104087">
            <text:p>104087</text:p>
          </table:table-cell>
          <table:table-cell office:value-type="float" office:value="109851">
            <text:p>109851</text:p>
          </table:table-cell>
          <table:table-cell office:value-type="float" office:value="118296">
            <text:p>118296</text:p>
          </table:table-cell>
          <table:table-cell office:value-type="float" office:value="125505">
            <text:p>125505</text:p>
          </table:table-cell>
          <table:table-cell office:value-type="float" office:value="121014">
            <text:p>121014</text:p>
          </table:table-cell>
          <table:table-cell office:value-type="float" office:value="117211">
            <text:p>117211</text:p>
          </table:table-cell>
          <table:table-cell office:value-type="float" office:value="117957">
            <text:p>117957</text:p>
          </table:table-cell>
          <table:table-cell office:value-type="float" office:value="125418">
            <text:p>125418</text:p>
          </table:table-cell>
          <table:table-cell office:value-type="float" office:value="120657">
            <text:p>120657</text:p>
          </table:table-cell>
          <table:table-cell office:value-type="float" office:value="130005">
            <text:p>130005</text:p>
          </table:table-cell>
          <table:table-cell office:value-type="float" office:value="128450">
            <text:p>128450</text:p>
          </table:table-cell>
          <table:table-cell office:value-type="float" office:value="142570">
            <text:p>142570</text:p>
          </table:table-cell>
          <table:table-cell office:value-type="float" office:value="135588">
            <text:p>135588</text:p>
          </table:table-cell>
          <table:table-cell office:value-type="float" office:value="137504">
            <text:p>137504</text:p>
          </table:table-cell>
          <table:table-cell office:value-type="float" office:value="164867">
            <text:p>164867</text:p>
          </table:table-cell>
          <table:table-cell office:value-type="float" office:value="172574">
            <text:p>172574</text:p>
          </table:table-cell>
          <table:table-cell office:value-type="float" office:value="162350">
            <text:p>162350</text:p>
          </table:table-cell>
          <table:table-cell office:value-type="float" office:value="157085">
            <text:p>157085</text:p>
          </table:table-cell>
          <table:table-cell office:value-type="float" office:value="165407">
            <text:p>165407</text:p>
          </table:table-cell>
          <table:table-cell office:value-type="float" office:value="157965">
            <text:p>157965</text:p>
          </table:table-cell>
          <table:table-cell office:value-type="float" office:value="167965">
            <text:p>167965</text:p>
          </table:table-cell>
          <table:table-cell office:value-type="float" office:value="146213">
            <text:p>146213</text:p>
          </table:table-cell>
          <table:table-cell office:value-type="float" office:value="189140">
            <text:p>189140</text:p>
          </table:table-cell>
          <table:table-cell office:value-type="float" office:value="187442">
            <text:p>187442</text:p>
          </table:table-cell>
          <table:table-cell office:value-type="float" office:value="189901">
            <text:p>189901</text:p>
          </table:table-cell>
          <table:table-cell office:value-type="float" office:value="183566">
            <text:p>183566</text:p>
          </table:table-cell>
          <table:table-cell office:value-type="float" office:value="226383">
            <text:p>226383</text:p>
          </table:table-cell>
          <table:table-cell office:value-type="float" office:value="227184">
            <text:p>227184</text:p>
          </table:table-cell>
          <table:table-cell office:value-type="float" office:value="217048">
            <text:p>217048</text:p>
          </table:table-cell>
          <table:table-cell office:value-type="float" office:value="221450">
            <text:p>221450</text:p>
          </table:table-cell>
          <table:table-cell office:value-type="float" office:value="225656">
            <text:p>225656</text:p>
          </table:table-cell>
          <table:table-cell office:value-type="float" office:value="217444">
            <text:p>217444</text:p>
          </table:table-cell>
          <table:table-cell office:value-type="float" office:value="242399">
            <text:p>242399</text:p>
          </table:table-cell>
          <table:table-cell office:value-type="float" office:value="234637">
            <text:p>234637</text:p>
          </table:table-cell>
          <table:table-cell office:value-type="float" office:value="263068">
            <text:p>263068</text:p>
          </table:table-cell>
          <table:table-cell office:value-type="float" office:value="227418">
            <text:p>227418</text:p>
          </table:table-cell>
          <table:table-cell office:value-type="float" office:value="223764">
            <text:p>223764</text:p>
          </table:table-cell>
          <table:table-cell office:value-type="float" office:value="213808">
            <text:p>213808</text:p>
          </table:table-cell>
          <table:table-cell office:value-type="float" office:value="279614">
            <text:p>279614</text:p>
          </table:table-cell>
          <table:table-cell office:value-type="float" office:value="277290">
            <text:p>277290</text:p>
          </table:table-cell>
          <table:table-cell office:value-type="float" office:value="258545">
            <text:p>258545</text:p>
          </table:table-cell>
          <table:table-cell office:value-type="float" office:value="276498">
            <text:p>276498</text:p>
          </table:table-cell>
          <table:table-cell office:value-type="float" office:value="268673">
            <text:p>268673</text:p>
          </table:table-cell>
          <table:table-cell office:value-type="float" office:value="290383.1">
            <text:p>290383,1</text:p>
          </table:table-cell>
          <table:table-cell office:value-type="float" office:value="297086.3">
            <text:p>297086,3</text:p>
          </table:table-cell>
          <table:table-cell office:value-type="float" office:value="289567.1">
            <text:p>289567,1</text:p>
          </table:table-cell>
          <table:table-cell office:value-type="float" office:value="320270">
            <text:p>320270</text:p>
          </table:table-cell>
          <table:table-cell office:value-type="float" office:value="345214">
            <text:p>345214</text:p>
          </table:table-cell>
          <table:table-cell office:value-type="float" office:value="304356">
            <text:p>304356</text:p>
          </table:table-cell>
          <table:table-cell office:value-type="float" office:value="318402">
            <text:p>318402</text:p>
          </table:table-cell>
          <table:table-cell office:value-type="float" office:value="377507">
            <text:p>377507</text:p>
          </table:table-cell>
          <table:table-cell office:value-type="float" office:value="383939">
            <text:p>383939</text:p>
          </table:table-cell>
          <table:table-cell office:value-type="float" office:value="373775.5">
            <text:p>373775,5</text:p>
          </table:table-cell>
          <table:table-cell office:value-type="float" office:value="380388.9">
            <text:p>380388,9</text:p>
          </table:table-cell>
          <table:table-cell office:value-type="float" office:value="368626.5">
            <text:p>368626,5</text:p>
          </table:table-cell>
          <table:table-cell office:value-type="float" office:value="382316.76">
            <text:p>382316,76</text:p>
          </table:table-cell>
          <table:table-cell office:value-type="float" office:value="397464.61">
            <text:p>397464,61</text:p>
          </table:table-cell>
          <table:table-cell office:value-type="float" office:value="387402.76">
            <text:p>387402,76</text:p>
          </table:table-cell>
          <table:table-cell office:value-type="float" office:value="456521">
            <text:p>456521</text:p>
          </table:table-cell>
          <table:table-cell office:value-type="float" office:value="485863.36">
            <text:p>485863,36</text:p>
          </table:table-cell>
          <table:table-cell office:value-type="float" office:value="408720.15">
            <text:p>408720,15</text:p>
          </table:table-cell>
          <table:table-cell office:value-type="float" office:value="438987">
            <text:p>438987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SANTA CATALINA </text:p>
          </table:table-cell>
          <table:table-cell office:value-type="string">
            <text:p>Municipio</text:p>
          </table:table-cell>
          <table:table-cell office:value-type="float" office:value="161328">
            <text:p>161328</text:p>
          </table:table-cell>
          <table:table-cell office:value-type="float" office:value="189300">
            <text:p>189300</text:p>
          </table:table-cell>
          <table:table-cell office:value-type="float" office:value="171265">
            <text:p>171265</text:p>
          </table:table-cell>
          <table:table-cell office:value-type="float" office:value="180748">
            <text:p>180748</text:p>
          </table:table-cell>
          <table:table-cell office:value-type="float" office:value="194644">
            <text:p>194644</text:p>
          </table:table-cell>
          <table:table-cell office:value-type="float" office:value="206506">
            <text:p>206506</text:p>
          </table:table-cell>
          <table:table-cell office:value-type="float" office:value="199116">
            <text:p>199116</text:p>
          </table:table-cell>
          <table:table-cell office:value-type="float" office:value="192859">
            <text:p>192859</text:p>
          </table:table-cell>
          <table:table-cell office:value-type="float" office:value="194087">
            <text:p>194087</text:p>
          </table:table-cell>
          <table:table-cell office:value-type="float" office:value="206362">
            <text:p>206362</text:p>
          </table:table-cell>
          <table:table-cell office:value-type="float" office:value="198529">
            <text:p>198529</text:p>
          </table:table-cell>
          <table:table-cell office:value-type="float" office:value="213910">
            <text:p>213910</text:p>
          </table:table-cell>
          <table:table-cell office:value-type="float" office:value="211351">
            <text:p>211351</text:p>
          </table:table-cell>
          <table:table-cell office:value-type="float" office:value="234584">
            <text:p>234584</text:p>
          </table:table-cell>
          <table:table-cell office:value-type="float" office:value="223096">
            <text:p>223096</text:p>
          </table:table-cell>
          <table:table-cell office:value-type="float" office:value="226249">
            <text:p>226249</text:p>
          </table:table-cell>
          <table:table-cell office:value-type="float" office:value="271272">
            <text:p>271272</text:p>
          </table:table-cell>
          <table:table-cell office:value-type="float" office:value="283952">
            <text:p>283952</text:p>
          </table:table-cell>
          <table:table-cell office:value-type="float" office:value="267130">
            <text:p>267130</text:p>
          </table:table-cell>
          <table:table-cell office:value-type="float" office:value="258468">
            <text:p>258468</text:p>
          </table:table-cell>
          <table:table-cell office:value-type="float" office:value="272161">
            <text:p>272161</text:p>
          </table:table-cell>
          <table:table-cell office:value-type="float" office:value="259915">
            <text:p>259915</text:p>
          </table:table-cell>
          <table:table-cell office:value-type="float" office:value="276370">
            <text:p>276370</text:p>
          </table:table-cell>
          <table:table-cell office:value-type="float" office:value="240578">
            <text:p>240578</text:p>
          </table:table-cell>
          <table:table-cell office:value-type="float" office:value="311211">
            <text:p>311211</text:p>
          </table:table-cell>
          <table:table-cell office:value-type="float" office:value="308416">
            <text:p>308416</text:p>
          </table:table-cell>
          <table:table-cell office:value-type="float" office:value="300090">
            <text:p>300090</text:p>
          </table:table-cell>
          <table:table-cell office:value-type="float" office:value="298030">
            <text:p>298030</text:p>
          </table:table-cell>
          <table:table-cell office:value-type="float" office:value="367545">
            <text:p>367545</text:p>
          </table:table-cell>
          <table:table-cell office:value-type="float" office:value="368846">
            <text:p>368846</text:p>
          </table:table-cell>
          <table:table-cell office:value-type="float" office:value="352390">
            <text:p>352390</text:p>
          </table:table-cell>
          <table:table-cell office:value-type="float" office:value="359536">
            <text:p>359536</text:p>
          </table:table-cell>
          <table:table-cell office:value-type="float" office:value="366366">
            <text:p>366366</text:p>
          </table:table-cell>
          <table:table-cell office:value-type="float" office:value="353033">
            <text:p>353033</text:p>
          </table:table-cell>
          <table:table-cell office:value-type="float" office:value="393548">
            <text:p>393548</text:p>
          </table:table-cell>
          <table:table-cell office:value-type="float" office:value="380946">
            <text:p>380946</text:p>
          </table:table-cell>
          <table:table-cell office:value-type="float" office:value="427106">
            <text:p>427106</text:p>
          </table:table-cell>
          <table:table-cell office:value-type="float" office:value="369227">
            <text:p>369227</text:p>
          </table:table-cell>
          <table:table-cell office:value-type="float" office:value="363293">
            <text:p>363293</text:p>
          </table:table-cell>
          <table:table-cell office:value-type="float" office:value="347130">
            <text:p>347130</text:p>
          </table:table-cell>
          <table:table-cell office:value-type="float" office:value="453969">
            <text:p>453969</text:p>
          </table:table-cell>
          <table:table-cell office:value-type="float" office:value="450196">
            <text:p>450196</text:p>
          </table:table-cell>
          <table:table-cell office:value-type="float" office:value="419762">
            <text:p>419762</text:p>
          </table:table-cell>
          <table:table-cell office:value-type="float" office:value="448910">
            <text:p>448910</text:p>
          </table:table-cell>
          <table:table-cell office:value-type="float" office:value="436206">
            <text:p>436206</text:p>
          </table:table-cell>
          <table:table-cell office:value-type="float" office:value="471453.4">
            <text:p>471453,4</text:p>
          </table:table-cell>
          <table:table-cell office:value-type="float" office:value="482336.5">
            <text:p>482336,5</text:p>
          </table:table-cell>
          <table:table-cell office:value-type="float" office:value="470128.6">
            <text:p>470128,6</text:p>
          </table:table-cell>
          <table:table-cell office:value-type="float" office:value="519976">
            <text:p>519976</text:p>
          </table:table-cell>
          <table:table-cell office:value-type="float" office:value="560474">
            <text:p>560474</text:p>
          </table:table-cell>
          <table:table-cell office:value-type="float" office:value="494139">
            <text:p>494139</text:p>
          </table:table-cell>
          <table:table-cell office:value-type="float" office:value="516944">
            <text:p>516944</text:p>
          </table:table-cell>
          <table:table-cell office:value-type="float" office:value="612904">
            <text:p>612904</text:p>
          </table:table-cell>
          <table:table-cell office:value-type="float" office:value="623347">
            <text:p>623347</text:p>
          </table:table-cell>
          <table:table-cell office:value-type="float" office:value="606845.7">
            <text:p>606845,7</text:p>
          </table:table-cell>
          <table:table-cell office:value-type="float" office:value="617583">
            <text:p>617583</text:p>
          </table:table-cell>
          <table:table-cell office:value-type="float" office:value="598485.9">
            <text:p>598485,9</text:p>
          </table:table-cell>
          <table:table-cell office:value-type="float" office:value="620712.89">
            <text:p>620712,89</text:p>
          </table:table-cell>
          <table:table-cell office:value-type="float" office:value="645306.28">
            <text:p>645306,28</text:p>
          </table:table-cell>
          <table:table-cell office:value-type="float" office:value="628970.31">
            <text:p>628970,31</text:p>
          </table:table-cell>
          <table:table-cell office:value-type="float" office:value="741187.68">
            <text:p>741187,68</text:p>
          </table:table-cell>
          <table:table-cell office:value-type="float" office:value="788826.65">
            <text:p>788826,65</text:p>
          </table:table-cell>
          <table:table-cell office:value-type="float" office:value="663580.28">
            <text:p>663580,28</text:p>
          </table:table-cell>
          <table:table-cell office:value-type="float" office:value="712720">
            <text:p>712720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SANTA EUFEMIA </text:p>
          </table:table-cell>
          <table:table-cell office:value-type="string">
            <text:p>Municipio</text:p>
          </table:table-cell>
          <table:table-cell office:value-type="float" office:value="131639">
            <text:p>131639</text:p>
          </table:table-cell>
          <table:table-cell office:value-type="float" office:value="154464">
            <text:p>154464</text:p>
          </table:table-cell>
          <table:table-cell office:value-type="float" office:value="139748">
            <text:p>139748</text:p>
          </table:table-cell>
          <table:table-cell office:value-type="float" office:value="147486">
            <text:p>147486</text:p>
          </table:table-cell>
          <table:table-cell office:value-type="float" office:value="158824">
            <text:p>158824</text:p>
          </table:table-cell>
          <table:table-cell office:value-type="float" office:value="168504">
            <text:p>168504</text:p>
          </table:table-cell>
          <table:table-cell office:value-type="float" office:value="162473">
            <text:p>162473</text:p>
          </table:table-cell>
          <table:table-cell office:value-type="float" office:value="157368">
            <text:p>157368</text:p>
          </table:table-cell>
          <table:table-cell office:value-type="float" office:value="158370">
            <text:p>158370</text:p>
          </table:table-cell>
          <table:table-cell office:value-type="float" office:value="168386">
            <text:p>168386</text:p>
          </table:table-cell>
          <table:table-cell office:value-type="float" office:value="161995">
            <text:p>161995</text:p>
          </table:table-cell>
          <table:table-cell office:value-type="float" office:value="174545">
            <text:p>174545</text:p>
          </table:table-cell>
          <table:table-cell office:value-type="float" office:value="172458">
            <text:p>172458</text:p>
          </table:table-cell>
          <table:table-cell office:value-type="float" office:value="191415">
            <text:p>191415</text:p>
          </table:table-cell>
          <table:table-cell office:value-type="float" office:value="182041">
            <text:p>182041</text:p>
          </table:table-cell>
          <table:table-cell office:value-type="float" office:value="184614">
            <text:p>184614</text:p>
          </table:table-cell>
          <table:table-cell office:value-type="float" office:value="221351">
            <text:p>221351</text:p>
          </table:table-cell>
          <table:table-cell office:value-type="float" office:value="231698">
            <text:p>231698</text:p>
          </table:table-cell>
          <table:table-cell office:value-type="float" office:value="217972">
            <text:p>217972</text:p>
          </table:table-cell>
          <table:table-cell office:value-type="float" office:value="210903">
            <text:p>210903</text:p>
          </table:table-cell>
          <table:table-cell office:value-type="float" office:value="222076">
            <text:p>222076</text:p>
          </table:table-cell>
          <table:table-cell office:value-type="float" office:value="212084">
            <text:p>212084</text:p>
          </table:table-cell>
          <table:table-cell office:value-type="float" office:value="225511">
            <text:p>225511</text:p>
          </table:table-cell>
          <table:table-cell office:value-type="float" office:value="196306">
            <text:p>196306</text:p>
          </table:table-cell>
          <table:table-cell office:value-type="float" office:value="253941">
            <text:p>253941</text:p>
          </table:table-cell>
          <table:table-cell office:value-type="float" office:value="251660">
            <text:p>251660</text:p>
          </table:table-cell>
          <table:table-cell office:value-type="float" office:value="242927">
            <text:p>242927</text:p>
          </table:table-cell>
          <table:table-cell office:value-type="float" office:value="242556">
            <text:p>242556</text:p>
          </table:table-cell>
          <table:table-cell office:value-type="float" office:value="299133">
            <text:p>299133</text:p>
          </table:table-cell>
          <table:table-cell office:value-type="float" office:value="300191">
            <text:p>300191</text:p>
          </table:table-cell>
          <table:table-cell office:value-type="float" office:value="286799">
            <text:p>286799</text:p>
          </table:table-cell>
          <table:table-cell office:value-type="float" office:value="292615">
            <text:p>292615</text:p>
          </table:table-cell>
          <table:table-cell office:value-type="float" office:value="298173">
            <text:p>298173</text:p>
          </table:table-cell>
          <table:table-cell office:value-type="float" office:value="287322">
            <text:p>287322</text:p>
          </table:table-cell>
          <table:table-cell office:value-type="float" office:value="320296">
            <text:p>320296</text:p>
          </table:table-cell>
          <table:table-cell office:value-type="float" office:value="310039">
            <text:p>310039</text:p>
          </table:table-cell>
          <table:table-cell office:value-type="float" office:value="347608">
            <text:p>347608</text:p>
          </table:table-cell>
          <table:table-cell office:value-type="float" office:value="300501">
            <text:p>300501</text:p>
          </table:table-cell>
          <table:table-cell office:value-type="float" office:value="295672">
            <text:p>295672</text:p>
          </table:table-cell>
          <table:table-cell office:value-type="float" office:value="282518">
            <text:p>282518</text:p>
          </table:table-cell>
          <table:table-cell office:value-type="float" office:value="369470">
            <text:p>369470</text:p>
          </table:table-cell>
          <table:table-cell office:value-type="float" office:value="366400">
            <text:p>366400</text:p>
          </table:table-cell>
          <table:table-cell office:value-type="float" office:value="341630">
            <text:p>341630</text:p>
          </table:table-cell>
          <table:table-cell office:value-type="float" office:value="365353">
            <text:p>365353</text:p>
          </table:table-cell>
          <table:table-cell office:value-type="float" office:value="355014">
            <text:p>355014</text:p>
          </table:table-cell>
          <table:table-cell office:value-type="float" office:value="383700.4">
            <text:p>383700,4</text:p>
          </table:table-cell>
          <table:table-cell office:value-type="float" office:value="392557.7">
            <text:p>392557,7</text:p>
          </table:table-cell>
          <table:table-cell office:value-type="float" office:value="382622.1">
            <text:p>382622,1</text:p>
          </table:table-cell>
          <table:table-cell office:value-type="float" office:value="423191">
            <text:p>423191</text:p>
          </table:table-cell>
          <table:table-cell office:value-type="float" office:value="456152">
            <text:p>456152</text:p>
          </table:table-cell>
          <table:table-cell office:value-type="float" office:value="402163">
            <text:p>402163</text:p>
          </table:table-cell>
          <table:table-cell office:value-type="float" office:value="420723">
            <text:p>420723</text:p>
          </table:table-cell>
          <table:table-cell office:value-type="float" office:value="498822">
            <text:p>498822</text:p>
          </table:table-cell>
          <table:table-cell office:value-type="float" office:value="507321">
            <text:p>507321</text:p>
          </table:table-cell>
          <table:table-cell office:value-type="float" office:value="493891.6">
            <text:p>493891,6</text:p>
          </table:table-cell>
          <table:table-cell office:value-type="float" office:value="502630.3">
            <text:p>502630,3</text:p>
          </table:table-cell>
          <table:table-cell office:value-type="float" office:value="487087.9">
            <text:p>487087,9</text:p>
          </table:table-cell>
          <table:table-cell office:value-type="float" office:value="505177.68">
            <text:p>505177,68</text:p>
          </table:table-cell>
          <table:table-cell office:value-type="float" office:value="525193.43">
            <text:p>525193,43</text:p>
          </table:table-cell>
          <table:table-cell office:value-type="float" office:value="511898.12">
            <text:p>511898,12</text:p>
          </table:table-cell>
          <table:table-cell office:value-type="float" office:value="603228.12">
            <text:p>603228,12</text:p>
          </table:table-cell>
          <table:table-cell office:value-type="float" office:value="641999.91">
            <text:p>641999,91</text:p>
          </table:table-cell>
          <table:table-cell office:value-type="float" office:value="540066.04">
            <text:p>540066,04</text:p>
          </table:table-cell>
          <table:table-cell office:value-type="float" office:value="580059">
            <text:p>580059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SANTA MARIA </text:p>
          </table:table-cell>
          <table:table-cell office:value-type="string">
            <text:p>Municipio</text:p>
          </table:table-cell>
          <table:table-cell office:value-type="float" office:value="263563">
            <text:p>263563</text:p>
          </table:table-cell>
          <table:table-cell office:value-type="float" office:value="309262">
            <text:p>309262</text:p>
          </table:table-cell>
          <table:table-cell office:value-type="float" office:value="279798">
            <text:p>279798</text:p>
          </table:table-cell>
          <table:table-cell office:value-type="float" office:value="295291">
            <text:p>295291</text:p>
          </table:table-cell>
          <table:table-cell office:value-type="float" office:value="317991">
            <text:p>317991</text:p>
          </table:table-cell>
          <table:table-cell office:value-type="float" office:value="337371">
            <text:p>337371</text:p>
          </table:table-cell>
          <table:table-cell office:value-type="float" office:value="325297">
            <text:p>325297</text:p>
          </table:table-cell>
          <table:table-cell office:value-type="float" office:value="315076">
            <text:p>315076</text:p>
          </table:table-cell>
          <table:table-cell office:value-type="float" office:value="317082">
            <text:p>317082</text:p>
          </table:table-cell>
          <table:table-cell office:value-type="float" office:value="337136">
            <text:p>337136</text:p>
          </table:table-cell>
          <table:table-cell office:value-type="float" office:value="324339">
            <text:p>324339</text:p>
          </table:table-cell>
          <table:table-cell office:value-type="float" office:value="349467">
            <text:p>349467</text:p>
          </table:table-cell>
          <table:table-cell office:value-type="float" office:value="345287">
            <text:p>345287</text:p>
          </table:table-cell>
          <table:table-cell office:value-type="float" office:value="383242">
            <text:p>383242</text:p>
          </table:table-cell>
          <table:table-cell office:value-type="float" office:value="364475">
            <text:p>364475</text:p>
          </table:table-cell>
          <table:table-cell office:value-type="float" office:value="369626">
            <text:p>369626</text:p>
          </table:table-cell>
          <table:table-cell office:value-type="float" office:value="443181">
            <text:p>443181</text:p>
          </table:table-cell>
          <table:table-cell office:value-type="float" office:value="463896">
            <text:p>463896</text:p>
          </table:table-cell>
          <table:table-cell office:value-type="float" office:value="436413">
            <text:p>436413</text:p>
          </table:table-cell>
          <table:table-cell office:value-type="float" office:value="422261">
            <text:p>422261</text:p>
          </table:table-cell>
          <table:table-cell office:value-type="float" office:value="444632">
            <text:p>444632</text:p>
          </table:table-cell>
          <table:table-cell office:value-type="float" office:value="424626">
            <text:p>424626</text:p>
          </table:table-cell>
          <table:table-cell office:value-type="float" office:value="451508">
            <text:p>451508</text:p>
          </table:table-cell>
          <table:table-cell office:value-type="float" office:value="393036">
            <text:p>393036</text:p>
          </table:table-cell>
          <table:table-cell office:value-type="float" office:value="508429">
            <text:p>508429</text:p>
          </table:table-cell>
          <table:table-cell office:value-type="float" office:value="503863">
            <text:p>503863</text:p>
          </table:table-cell>
          <table:table-cell office:value-type="float" office:value="492285">
            <text:p>492285</text:p>
          </table:table-cell>
          <table:table-cell office:value-type="float" office:value="487550">
            <text:p>487550</text:p>
          </table:table-cell>
          <table:table-cell office:value-type="float" office:value="601272">
            <text:p>601272</text:p>
          </table:table-cell>
          <table:table-cell office:value-type="float" office:value="603400">
            <text:p>603400</text:p>
          </table:table-cell>
          <table:table-cell office:value-type="float" office:value="576479">
            <text:p>576479</text:p>
          </table:table-cell>
          <table:table-cell office:value-type="float" office:value="588170">
            <text:p>588170</text:p>
          </table:table-cell>
          <table:table-cell office:value-type="float" office:value="599342">
            <text:p>599342</text:p>
          </table:table-cell>
          <table:table-cell office:value-type="float" office:value="577532">
            <text:p>577532</text:p>
          </table:table-cell>
          <table:table-cell office:value-type="float" office:value="643811">
            <text:p>643811</text:p>
          </table:table-cell>
          <table:table-cell office:value-type="float" office:value="623194">
            <text:p>623194</text:p>
          </table:table-cell>
          <table:table-cell office:value-type="float" office:value="698709">
            <text:p>698709</text:p>
          </table:table-cell>
          <table:table-cell office:value-type="float" office:value="604023">
            <text:p>604023</text:p>
          </table:table-cell>
          <table:table-cell office:value-type="float" office:value="594316">
            <text:p>594316</text:p>
          </table:table-cell>
          <table:table-cell office:value-type="float" office:value="567875">
            <text:p>567875</text:p>
          </table:table-cell>
          <table:table-cell office:value-type="float" office:value="742654">
            <text:p>742654</text:p>
          </table:table-cell>
          <table:table-cell office:value-type="float" office:value="736482">
            <text:p>736482</text:p>
          </table:table-cell>
          <table:table-cell office:value-type="float" office:value="686694">
            <text:p>686694</text:p>
          </table:table-cell>
          <table:table-cell office:value-type="float" office:value="734378">
            <text:p>734378</text:p>
          </table:table-cell>
          <table:table-cell office:value-type="float" office:value="713596">
            <text:p>713596</text:p>
          </table:table-cell>
          <table:table-cell office:value-type="float" office:value="771256.8">
            <text:p>771256,8</text:p>
          </table:table-cell>
          <table:table-cell office:value-type="float" office:value="789060.5">
            <text:p>789060,5</text:p>
          </table:table-cell>
          <table:table-cell office:value-type="float" office:value="769089.5">
            <text:p>769089,5</text:p>
          </table:table-cell>
          <table:table-cell office:value-type="float" office:value="850636">
            <text:p>850636</text:p>
          </table:table-cell>
          <table:table-cell office:value-type="float" office:value="916887">
            <text:p>916887</text:p>
          </table:table-cell>
          <table:table-cell office:value-type="float" office:value="808368">
            <text:p>808368</text:p>
          </table:table-cell>
          <table:table-cell office:value-type="float" office:value="845675">
            <text:p>845675</text:p>
          </table:table-cell>
          <table:table-cell office:value-type="float" office:value="1002658">
            <text:p>1002658</text:p>
          </table:table-cell>
          <table:table-cell office:value-type="float" office:value="1019741">
            <text:p>1019741</text:p>
          </table:table-cell>
          <table:table-cell office:value-type="float" office:value="992746.8">
            <text:p>992746,8</text:p>
          </table:table-cell>
          <table:table-cell office:value-type="float" office:value="1010312">
            <text:p>1010312</text:p>
          </table:table-cell>
          <table:table-cell office:value-type="float" office:value="979071">
            <text:p>979071</text:p>
          </table:table-cell>
          <table:table-cell office:value-type="float" office:value="1015432.31">
            <text:p>1015432,31</text:p>
          </table:table-cell>
          <table:table-cell office:value-type="float" office:value="1055664.96">
            <text:p>1055664,96</text:p>
          </table:table-cell>
          <table:table-cell office:value-type="float" office:value="1028940.73">
            <text:p>1028940,73</text:p>
          </table:table-cell>
          <table:table-cell office:value-type="float" office:value="1212518.59">
            <text:p>1212518,59</text:p>
          </table:table-cell>
          <table:table-cell office:value-type="float" office:value="1290451.82">
            <text:p>1290451,82</text:p>
          </table:table-cell>
          <table:table-cell office:value-type="float" office:value="1085559.65">
            <text:p>1085559,65</text:p>
          </table:table-cell>
          <table:table-cell office:value-type="float" office:value="1165948">
            <text:p>1165948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SANTA ROSA DE CALAMUCHITA </text:p>
          </table:table-cell>
          <table:table-cell office:value-type="string">
            <text:p>Municipio</text:p>
          </table:table-cell>
          <table:table-cell office:value-type="float" office:value="348809">
            <text:p>348809</text:p>
          </table:table-cell>
          <table:table-cell office:value-type="float" office:value="409290">
            <text:p>409290</text:p>
          </table:table-cell>
          <table:table-cell office:value-type="float" office:value="370296">
            <text:p>370296</text:p>
          </table:table-cell>
          <table:table-cell office:value-type="float" office:value="390800">
            <text:p>390800</text:p>
          </table:table-cell>
          <table:table-cell office:value-type="float" office:value="420843">
            <text:p>420843</text:p>
          </table:table-cell>
          <table:table-cell office:value-type="float" office:value="446491">
            <text:p>446491</text:p>
          </table:table-cell>
          <table:table-cell office:value-type="float" office:value="430512">
            <text:p>430512</text:p>
          </table:table-cell>
          <table:table-cell office:value-type="float" office:value="416985">
            <text:p>416985</text:p>
          </table:table-cell>
          <table:table-cell office:value-type="float" office:value="419639">
            <text:p>419639</text:p>
          </table:table-cell>
          <table:table-cell office:value-type="float" office:value="446179">
            <text:p>446179</text:p>
          </table:table-cell>
          <table:table-cell office:value-type="float" office:value="429244">
            <text:p>429244</text:p>
          </table:table-cell>
          <table:table-cell office:value-type="float" office:value="462498">
            <text:p>462498</text:p>
          </table:table-cell>
          <table:table-cell office:value-type="float" office:value="456967">
            <text:p>456967</text:p>
          </table:table-cell>
          <table:table-cell office:value-type="float" office:value="507199">
            <text:p>507199</text:p>
          </table:table-cell>
          <table:table-cell office:value-type="float" office:value="482361">
            <text:p>482361</text:p>
          </table:table-cell>
          <table:table-cell office:value-type="float" office:value="489179">
            <text:p>489179</text:p>
          </table:table-cell>
          <table:table-cell office:value-type="float" office:value="586523">
            <text:p>586523</text:p>
          </table:table-cell>
          <table:table-cell office:value-type="float" office:value="613939">
            <text:p>613939</text:p>
          </table:table-cell>
          <table:table-cell office:value-type="float" office:value="577567">
            <text:p>577567</text:p>
          </table:table-cell>
          <table:table-cell office:value-type="float" office:value="558838">
            <text:p>558838</text:p>
          </table:table-cell>
          <table:table-cell office:value-type="float" office:value="588444">
            <text:p>588444</text:p>
          </table:table-cell>
          <table:table-cell office:value-type="float" office:value="561968">
            <text:p>561968</text:p>
          </table:table-cell>
          <table:table-cell office:value-type="float" office:value="597544">
            <text:p>597544</text:p>
          </table:table-cell>
          <table:table-cell office:value-type="float" office:value="520160">
            <text:p>520160</text:p>
          </table:table-cell>
          <table:table-cell office:value-type="float" office:value="672876">
            <text:p>672876</text:p>
          </table:table-cell>
          <table:table-cell office:value-type="float" office:value="666833">
            <text:p>666833</text:p>
          </table:table-cell>
          <table:table-cell office:value-type="float" office:value="703070">
            <text:p>703070</text:p>
          </table:table-cell>
          <table:table-cell office:value-type="float" office:value="661952">
            <text:p>661952</text:p>
          </table:table-cell>
          <table:table-cell office:value-type="float" office:value="816353">
            <text:p>816353</text:p>
          </table:table-cell>
          <table:table-cell office:value-type="float" office:value="819241">
            <text:p>819241</text:p>
          </table:table-cell>
          <table:table-cell office:value-type="float" office:value="782692">
            <text:p>782692</text:p>
          </table:table-cell>
          <table:table-cell office:value-type="float" office:value="798565">
            <text:p>798565</text:p>
          </table:table-cell>
          <table:table-cell office:value-type="float" office:value="813733">
            <text:p>813733</text:p>
          </table:table-cell>
          <table:table-cell office:value-type="float" office:value="784121">
            <text:p>784121</text:p>
          </table:table-cell>
          <table:table-cell office:value-type="float" office:value="874108">
            <text:p>874108</text:p>
          </table:table-cell>
          <table:table-cell office:value-type="float" office:value="846117">
            <text:p>846117</text:p>
          </table:table-cell>
          <table:table-cell office:value-type="float" office:value="948644">
            <text:p>948644</text:p>
          </table:table-cell>
          <table:table-cell office:value-type="float" office:value="820087">
            <text:p>820087</text:p>
          </table:table-cell>
          <table:table-cell office:value-type="float" office:value="806909">
            <text:p>806909</text:p>
          </table:table-cell>
          <table:table-cell office:value-type="float" office:value="771009">
            <text:p>771009</text:p>
          </table:table-cell>
          <table:table-cell office:value-type="float" office:value="1008308">
            <text:p>1008308</text:p>
          </table:table-cell>
          <table:table-cell office:value-type="float" office:value="999929">
            <text:p>999929</text:p>
          </table:table-cell>
          <table:table-cell office:value-type="float" office:value="932331">
            <text:p>932331</text:p>
          </table:table-cell>
          <table:table-cell office:value-type="float" office:value="997072">
            <text:p>997072</text:p>
          </table:table-cell>
          <table:table-cell office:value-type="float" office:value="968856">
            <text:p>968856</text:p>
          </table:table-cell>
          <table:table-cell office:value-type="float" office:value="1047142.8">
            <text:p>1047142,8</text:p>
          </table:table-cell>
          <table:table-cell office:value-type="float" office:value="1071315.1">
            <text:p>1071315,1</text:p>
          </table:table-cell>
          <table:table-cell office:value-type="float" office:value="1044200.2">
            <text:p>1044200,2</text:p>
          </table:table-cell>
          <table:table-cell office:value-type="float" office:value="1154917">
            <text:p>1154917</text:p>
          </table:table-cell>
          <table:table-cell office:value-type="float" office:value="1244867">
            <text:p>1244867</text:p>
          </table:table-cell>
          <table:table-cell office:value-type="float" office:value="1097528">
            <text:p>1097528</text:p>
          </table:table-cell>
          <table:table-cell office:value-type="float" office:value="1148181">
            <text:p>1148181</text:p>
          </table:table-cell>
          <table:table-cell office:value-type="float" office:value="1361318">
            <text:p>1361318</text:p>
          </table:table-cell>
          <table:table-cell office:value-type="float" office:value="1384512">
            <text:p>1384512</text:p>
          </table:table-cell>
          <table:table-cell office:value-type="float" office:value="1347861.8">
            <text:p>1347861,8</text:p>
          </table:table-cell>
          <table:table-cell office:value-type="float" office:value="1371710.3">
            <text:p>1371710,3</text:p>
          </table:table-cell>
          <table:table-cell office:value-type="float" office:value="1329294">
            <text:p>1329294</text:p>
          </table:table-cell>
          <table:table-cell office:value-type="float" office:value="1378662.2">
            <text:p>1378662,2</text:p>
          </table:table-cell>
          <table:table-cell office:value-type="float" office:value="1433286.46">
            <text:p>1433286,46</text:p>
          </table:table-cell>
          <table:table-cell office:value-type="float" office:value="1397002.71">
            <text:p>1397002,71</text:p>
          </table:table-cell>
          <table:table-cell office:value-type="float" office:value="1646248.14">
            <text:p>1646248,14</text:p>
          </table:table-cell>
          <table:table-cell office:value-type="float" office:value="1752058.83">
            <text:p>1752058,83</text:p>
          </table:table-cell>
          <table:table-cell office:value-type="float" office:value="1473874.76">
            <text:p>1473874,76</text:p>
          </table:table-cell>
          <table:table-cell office:value-type="float" office:value="1583020">
            <text:p>1583020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SANTA ROSA DE RIO PRIMERO </text:p>
          </table:table-cell>
          <table:table-cell office:value-type="string">
            <text:p>Municipio</text:p>
          </table:table-cell>
          <table:table-cell office:value-type="float" office:value="271098">
            <text:p>271098</text:p>
          </table:table-cell>
          <table:table-cell office:value-type="float" office:value="318104">
            <text:p>318104</text:p>
          </table:table-cell>
          <table:table-cell office:value-type="float" office:value="287797">
            <text:p>287797</text:p>
          </table:table-cell>
          <table:table-cell office:value-type="float" office:value="303733">
            <text:p>303733</text:p>
          </table:table-cell>
          <table:table-cell office:value-type="float" office:value="327083">
            <text:p>327083</text:p>
          </table:table-cell>
          <table:table-cell office:value-type="float" office:value="347017">
            <text:p>347017</text:p>
          </table:table-cell>
          <table:table-cell office:value-type="float" office:value="334598">
            <text:p>334598</text:p>
          </table:table-cell>
          <table:table-cell office:value-type="float" office:value="324084">
            <text:p>324084</text:p>
          </table:table-cell>
          <table:table-cell office:value-type="float" office:value="326147">
            <text:p>326147</text:p>
          </table:table-cell>
          <table:table-cell office:value-type="float" office:value="346774">
            <text:p>346774</text:p>
          </table:table-cell>
          <table:table-cell office:value-type="float" office:value="333612">
            <text:p>333612</text:p>
          </table:table-cell>
          <table:table-cell office:value-type="float" office:value="359458">
            <text:p>359458</text:p>
          </table:table-cell>
          <table:table-cell office:value-type="float" office:value="355159">
            <text:p>355159</text:p>
          </table:table-cell>
          <table:table-cell office:value-type="float" office:value="394199">
            <text:p>394199</text:p>
          </table:table-cell>
          <table:table-cell office:value-type="float" office:value="374895">
            <text:p>374895</text:p>
          </table:table-cell>
          <table:table-cell office:value-type="float" office:value="380194">
            <text:p>380194</text:p>
          </table:table-cell>
          <table:table-cell office:value-type="float" office:value="455851">
            <text:p>455851</text:p>
          </table:table-cell>
          <table:table-cell office:value-type="float" office:value="477159">
            <text:p>477159</text:p>
          </table:table-cell>
          <table:table-cell office:value-type="float" office:value="448890">
            <text:p>448890</text:p>
          </table:table-cell>
          <table:table-cell office:value-type="float" office:value="434334">
            <text:p>434334</text:p>
          </table:table-cell>
          <table:table-cell office:value-type="float" office:value="457344">
            <text:p>457344</text:p>
          </table:table-cell>
          <table:table-cell office:value-type="float" office:value="436766">
            <text:p>436766</text:p>
          </table:table-cell>
          <table:table-cell office:value-type="float" office:value="464417">
            <text:p>464417</text:p>
          </table:table-cell>
          <table:table-cell office:value-type="float" office:value="404273">
            <text:p>404273</text:p>
          </table:table-cell>
          <table:table-cell office:value-type="float" office:value="522965">
            <text:p>522965</text:p>
          </table:table-cell>
          <table:table-cell office:value-type="float" office:value="518269">
            <text:p>518269</text:p>
          </table:table-cell>
          <table:table-cell office:value-type="float" office:value="512511">
            <text:p>512511</text:p>
          </table:table-cell>
          <table:table-cell office:value-type="float" office:value="503483">
            <text:p>503483</text:p>
          </table:table-cell>
          <table:table-cell office:value-type="float" office:value="620921">
            <text:p>620921</text:p>
          </table:table-cell>
          <table:table-cell office:value-type="float" office:value="623118">
            <text:p>623118</text:p>
          </table:table-cell>
          <table:table-cell office:value-type="float" office:value="595318">
            <text:p>595318</text:p>
          </table:table-cell>
          <table:table-cell office:value-type="float" office:value="607391">
            <text:p>607391</text:p>
          </table:table-cell>
          <table:table-cell office:value-type="float" office:value="618928">
            <text:p>618928</text:p>
          </table:table-cell>
          <table:table-cell office:value-type="float" office:value="596405">
            <text:p>596405</text:p>
          </table:table-cell>
          <table:table-cell office:value-type="float" office:value="664850">
            <text:p>664850</text:p>
          </table:table-cell>
          <table:table-cell office:value-type="float" office:value="643560">
            <text:p>643560</text:p>
          </table:table-cell>
          <table:table-cell office:value-type="float" office:value="721542">
            <text:p>721542</text:p>
          </table:table-cell>
          <table:table-cell office:value-type="float" office:value="623761">
            <text:p>623761</text:p>
          </table:table-cell>
          <table:table-cell office:value-type="float" office:value="613738">
            <text:p>613738</text:p>
          </table:table-cell>
          <table:table-cell office:value-type="float" office:value="586432">
            <text:p>586432</text:p>
          </table:table-cell>
          <table:table-cell office:value-type="float" office:value="766923">
            <text:p>766923</text:p>
          </table:table-cell>
          <table:table-cell office:value-type="float" office:value="760549">
            <text:p>760549</text:p>
          </table:table-cell>
          <table:table-cell office:value-type="float" office:value="709134">
            <text:p>709134</text:p>
          </table:table-cell>
          <table:table-cell office:value-type="float" office:value="758377">
            <text:p>758377</text:p>
          </table:table-cell>
          <table:table-cell office:value-type="float" office:value="736915">
            <text:p>736915</text:p>
          </table:table-cell>
          <table:table-cell office:value-type="float" office:value="796460.5">
            <text:p>796460,5</text:p>
          </table:table-cell>
          <table:table-cell office:value-type="float" office:value="814846">
            <text:p>814846</text:p>
          </table:table-cell>
          <table:table-cell office:value-type="float" office:value="794223.3">
            <text:p>794223,3</text:p>
          </table:table-cell>
          <table:table-cell office:value-type="float" office:value="878434">
            <text:p>878434</text:p>
          </table:table-cell>
          <table:table-cell office:value-type="float" office:value="946850">
            <text:p>946850</text:p>
          </table:table-cell>
          <table:table-cell office:value-type="float" office:value="834784">
            <text:p>834784</text:p>
          </table:table-cell>
          <table:table-cell office:value-type="float" office:value="873310">
            <text:p>873310</text:p>
          </table:table-cell>
          <table:table-cell office:value-type="float" office:value="1035423">
            <text:p>1035423</text:p>
          </table:table-cell>
          <table:table-cell office:value-type="float" office:value="1053065">
            <text:p>1053065</text:p>
          </table:table-cell>
          <table:table-cell office:value-type="float" office:value="1025188.4">
            <text:p>1025188,4</text:p>
          </table:table-cell>
          <table:table-cell office:value-type="float" office:value="1043327.7">
            <text:p>1043327,7</text:p>
          </table:table-cell>
          <table:table-cell office:value-type="float" office:value="1011065.7">
            <text:p>1011065,7</text:p>
          </table:table-cell>
          <table:table-cell office:value-type="float" office:value="1048615.31">
            <text:p>1048615,31</text:p>
          </table:table-cell>
          <table:table-cell office:value-type="float" office:value="1090162.72">
            <text:p>1090162,72</text:p>
          </table:table-cell>
          <table:table-cell office:value-type="float" office:value="1062565.17">
            <text:p>1062565,17</text:p>
          </table:table-cell>
          <table:table-cell office:value-type="float" office:value="1252142.12">
            <text:p>1252142,12</text:p>
          </table:table-cell>
          <table:table-cell office:value-type="float" office:value="1332622.1">
            <text:p>1332622,1</text:p>
          </table:table-cell>
          <table:table-cell office:value-type="float" office:value="1121034.32">
            <text:p>1121034,32</text:p>
          </table:table-cell>
          <table:table-cell office:value-type="float" office:value="1204050">
            <text:p>1204050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SANTIAGO TEMPLE </text:p>
          </table:table-cell>
          <table:table-cell office:value-type="string">
            <text:p>Municipio</text:p>
          </table:table-cell>
          <table:table-cell office:value-type="float" office:value="135904">
            <text:p>135904</text:p>
          </table:table-cell>
          <table:table-cell office:value-type="float" office:value="159469">
            <text:p>159469</text:p>
          </table:table-cell>
          <table:table-cell office:value-type="float" office:value="144277">
            <text:p>144277</text:p>
          </table:table-cell>
          <table:table-cell office:value-type="float" office:value="152266">
            <text:p>152266</text:p>
          </table:table-cell>
          <table:table-cell office:value-type="float" office:value="163970">
            <text:p>163970</text:p>
          </table:table-cell>
          <table:table-cell office:value-type="float" office:value="173963">
            <text:p>173963</text:p>
          </table:table-cell>
          <table:table-cell office:value-type="float" office:value="167737">
            <text:p>167737</text:p>
          </table:table-cell>
          <table:table-cell office:value-type="float" office:value="162467">
            <text:p>162467</text:p>
          </table:table-cell>
          <table:table-cell office:value-type="float" office:value="163501">
            <text:p>163501</text:p>
          </table:table-cell>
          <table:table-cell office:value-type="float" office:value="173842">
            <text:p>173842</text:p>
          </table:table-cell>
          <table:table-cell office:value-type="float" office:value="167243">
            <text:p>167243</text:p>
          </table:table-cell>
          <table:table-cell office:value-type="float" office:value="180200">
            <text:p>180200</text:p>
          </table:table-cell>
          <table:table-cell office:value-type="float" office:value="178045">
            <text:p>178045</text:p>
          </table:table-cell>
          <table:table-cell office:value-type="float" office:value="197616">
            <text:p>197616</text:p>
          </table:table-cell>
          <table:table-cell office:value-type="float" office:value="187939">
            <text:p>187939</text:p>
          </table:table-cell>
          <table:table-cell office:value-type="float" office:value="190595">
            <text:p>190595</text:p>
          </table:table-cell>
          <table:table-cell office:value-type="float" office:value="228523">
            <text:p>228523</text:p>
          </table:table-cell>
          <table:table-cell office:value-type="float" office:value="239205">
            <text:p>239205</text:p>
          </table:table-cell>
          <table:table-cell office:value-type="float" office:value="225033">
            <text:p>225033</text:p>
          </table:table-cell>
          <table:table-cell office:value-type="float" office:value="217736">
            <text:p>217736</text:p>
          </table:table-cell>
          <table:table-cell office:value-type="float" office:value="229271">
            <text:p>229271</text:p>
          </table:table-cell>
          <table:table-cell office:value-type="float" office:value="218955">
            <text:p>218955</text:p>
          </table:table-cell>
          <table:table-cell office:value-type="float" office:value="232817">
            <text:p>232817</text:p>
          </table:table-cell>
          <table:table-cell office:value-type="float" office:value="202667">
            <text:p>202667</text:p>
          </table:table-cell>
          <table:table-cell office:value-type="float" office:value="262168">
            <text:p>262168</text:p>
          </table:table-cell>
          <table:table-cell office:value-type="float" office:value="259813">
            <text:p>259813</text:p>
          </table:table-cell>
          <table:table-cell office:value-type="float" office:value="252824">
            <text:p>252824</text:p>
          </table:table-cell>
          <table:table-cell office:value-type="float" office:value="251072">
            <text:p>251072</text:p>
          </table:table-cell>
          <table:table-cell office:value-type="float" office:value="309634">
            <text:p>309634</text:p>
          </table:table-cell>
          <table:table-cell office:value-type="float" office:value="310730">
            <text:p>310730</text:p>
          </table:table-cell>
          <table:table-cell office:value-type="float" office:value="296867">
            <text:p>296867</text:p>
          </table:table-cell>
          <table:table-cell office:value-type="float" office:value="302887">
            <text:p>302887</text:p>
          </table:table-cell>
          <table:table-cell office:value-type="float" office:value="308641">
            <text:p>308641</text:p>
          </table:table-cell>
          <table:table-cell office:value-type="float" office:value="297409">
            <text:p>297409</text:p>
          </table:table-cell>
          <table:table-cell office:value-type="float" office:value="331540">
            <text:p>331540</text:p>
          </table:table-cell>
          <table:table-cell office:value-type="float" office:value="320924">
            <text:p>320924</text:p>
          </table:table-cell>
          <table:table-cell office:value-type="float" office:value="359811">
            <text:p>359811</text:p>
          </table:table-cell>
          <table:table-cell office:value-type="float" office:value="311051">
            <text:p>311051</text:p>
          </table:table-cell>
          <table:table-cell office:value-type="float" office:value="306052">
            <text:p>306052</text:p>
          </table:table-cell>
          <table:table-cell office:value-type="float" office:value="292436">
            <text:p>292436</text:p>
          </table:table-cell>
          <table:table-cell office:value-type="float" office:value="382441">
            <text:p>382441</text:p>
          </table:table-cell>
          <table:table-cell office:value-type="float" office:value="379263">
            <text:p>379263</text:p>
          </table:table-cell>
          <table:table-cell office:value-type="float" office:value="353624">
            <text:p>353624</text:p>
          </table:table-cell>
          <table:table-cell office:value-type="float" office:value="378179">
            <text:p>378179</text:p>
          </table:table-cell>
          <table:table-cell office:value-type="float" office:value="367477">
            <text:p>367477</text:p>
          </table:table-cell>
          <table:table-cell office:value-type="float" office:value="397170.6">
            <text:p>397170,6</text:p>
          </table:table-cell>
          <table:table-cell office:value-type="float" office:value="406338.9">
            <text:p>406338,9</text:p>
          </table:table-cell>
          <table:table-cell office:value-type="float" office:value="396055.5">
            <text:p>396055,5</text:p>
          </table:table-cell>
          <table:table-cell office:value-type="float" office:value="438048">
            <text:p>438048</text:p>
          </table:table-cell>
          <table:table-cell office:value-type="float" office:value="472165">
            <text:p>472165</text:p>
          </table:table-cell>
          <table:table-cell office:value-type="float" office:value="416281">
            <text:p>416281</text:p>
          </table:table-cell>
          <table:table-cell office:value-type="float" office:value="435493">
            <text:p>435493</text:p>
          </table:table-cell>
          <table:table-cell office:value-type="float" office:value="516334">
            <text:p>516334</text:p>
          </table:table-cell>
          <table:table-cell office:value-type="float" office:value="525131">
            <text:p>525131</text:p>
          </table:table-cell>
          <table:table-cell office:value-type="float" office:value="511230.3">
            <text:p>511230,3</text:p>
          </table:table-cell>
          <table:table-cell office:value-type="float" office:value="520275.8">
            <text:p>520275,8</text:p>
          </table:table-cell>
          <table:table-cell office:value-type="float" office:value="504187.7">
            <text:p>504187,7</text:p>
          </table:table-cell>
          <table:table-cell office:value-type="float" office:value="522912.53">
            <text:p>522912,53</text:p>
          </table:table-cell>
          <table:table-cell office:value-type="float" office:value="543630.95">
            <text:p>543630,95</text:p>
          </table:table-cell>
          <table:table-cell office:value-type="float" office:value="529868.9">
            <text:p>529868,9</text:p>
          </table:table-cell>
          <table:table-cell office:value-type="float" office:value="624405.15">
            <text:p>624405,15</text:p>
          </table:table-cell>
          <table:table-cell office:value-type="float" office:value="664538.07">
            <text:p>664538,07</text:p>
          </table:table-cell>
          <table:table-cell office:value-type="float" office:value="559025.68">
            <text:p>559025,68</text:p>
          </table:table-cell>
          <table:table-cell office:value-type="float" office:value="600423">
            <text:p>600423</text:p>
          </table:table-cell>
          <table:table-cell table:number-columns-repeated="919"/>
        </table:table-row>
        <table:table-row table:style-name="ro2">
          <table:table-cell office:value-type="string">
            <text:p>TOTORAL</text:p>
          </table:table-cell>
          <table:table-cell office:value-type="string">
            <text:p>SARMIENTO </text:p>
          </table:table-cell>
          <table:table-cell office:value-type="string">
            <text:p>Municipio</text:p>
          </table:table-cell>
          <table:table-cell office:value-type="float" office:value="107143">
            <text:p>107143</text:p>
          </table:table-cell>
          <table:table-cell office:value-type="float" office:value="125720">
            <text:p>125720</text:p>
          </table:table-cell>
          <table:table-cell office:value-type="float" office:value="113743">
            <text:p>113743</text:p>
          </table:table-cell>
          <table:table-cell office:value-type="float" office:value="120041">
            <text:p>120041</text:p>
          </table:table-cell>
          <table:table-cell office:value-type="float" office:value="129269">
            <text:p>129269</text:p>
          </table:table-cell>
          <table:table-cell office:value-type="float" office:value="137147">
            <text:p>137147</text:p>
          </table:table-cell>
          <table:table-cell office:value-type="float" office:value="132239">
            <text:p>132239</text:p>
          </table:table-cell>
          <table:table-cell office:value-type="float" office:value="128084">
            <text:p>128084</text:p>
          </table:table-cell>
          <table:table-cell office:value-type="float" office:value="128899">
            <text:p>128899</text:p>
          </table:table-cell>
          <table:table-cell office:value-type="float" office:value="137051">
            <text:p>137051</text:p>
          </table:table-cell>
          <table:table-cell office:value-type="float" office:value="131850">
            <text:p>131850</text:p>
          </table:table-cell>
          <table:table-cell office:value-type="float" office:value="142064">
            <text:p>142064</text:p>
          </table:table-cell>
          <table:table-cell office:value-type="float" office:value="140365">
            <text:p>140365</text:p>
          </table:table-cell>
          <table:table-cell office:value-type="float" office:value="155795">
            <text:p>155795</text:p>
          </table:table-cell>
          <table:table-cell office:value-type="float" office:value="148165">
            <text:p>148165</text:p>
          </table:table-cell>
          <table:table-cell office:value-type="float" office:value="150259">
            <text:p>150259</text:p>
          </table:table-cell>
          <table:table-cell office:value-type="float" office:value="180161">
            <text:p>180161</text:p>
          </table:table-cell>
          <table:table-cell office:value-type="float" office:value="188582">
            <text:p>188582</text:p>
          </table:table-cell>
          <table:table-cell office:value-type="float" office:value="177410">
            <text:p>177410</text:p>
          </table:table-cell>
          <table:table-cell office:value-type="float" office:value="171656">
            <text:p>171656</text:p>
          </table:table-cell>
          <table:table-cell office:value-type="float" office:value="180750">
            <text:p>180750</text:p>
          </table:table-cell>
          <table:table-cell office:value-type="float" office:value="172618">
            <text:p>172618</text:p>
          </table:table-cell>
          <table:table-cell office:value-type="float" office:value="183546">
            <text:p>183546</text:p>
          </table:table-cell>
          <table:table-cell office:value-type="float" office:value="159776">
            <text:p>159776</text:p>
          </table:table-cell>
          <table:table-cell office:value-type="float" office:value="206685">
            <text:p>206685</text:p>
          </table:table-cell>
          <table:table-cell office:value-type="float" office:value="204829">
            <text:p>204829</text:p>
          </table:table-cell>
          <table:table-cell office:value-type="float" office:value="196690">
            <text:p>196690</text:p>
          </table:table-cell>
          <table:table-cell office:value-type="float" office:value="197086">
            <text:p>197086</text:p>
          </table:table-cell>
          <table:table-cell office:value-type="float" office:value="243056">
            <text:p>243056</text:p>
          </table:table-cell>
          <table:table-cell office:value-type="float" office:value="243916">
            <text:p>243916</text:p>
          </table:table-cell>
          <table:table-cell office:value-type="float" office:value="233034">
            <text:p>233034</text:p>
          </table:table-cell>
          <table:table-cell office:value-type="float" office:value="237760">
            <text:p>237760</text:p>
          </table:table-cell>
          <table:table-cell office:value-type="float" office:value="242276">
            <text:p>242276</text:p>
          </table:table-cell>
          <table:table-cell office:value-type="float" office:value="233459">
            <text:p>233459</text:p>
          </table:table-cell>
          <table:table-cell office:value-type="float" office:value="260252">
            <text:p>260252</text:p>
          </table:table-cell>
          <table:table-cell office:value-type="float" office:value="251918">
            <text:p>251918</text:p>
          </table:table-cell>
          <table:table-cell office:value-type="float" office:value="282443">
            <text:p>282443</text:p>
          </table:table-cell>
          <table:table-cell office:value-type="float" office:value="244168">
            <text:p>244168</text:p>
          </table:table-cell>
          <table:table-cell office:value-type="float" office:value="240244">
            <text:p>240244</text:p>
          </table:table-cell>
          <table:table-cell office:value-type="float" office:value="229555">
            <text:p>229555</text:p>
          </table:table-cell>
          <table:table-cell office:value-type="float" office:value="300208">
            <text:p>300208</text:p>
          </table:table-cell>
          <table:table-cell office:value-type="float" office:value="297713">
            <text:p>297713</text:p>
          </table:table-cell>
          <table:table-cell office:value-type="float" office:value="277587">
            <text:p>277587</text:p>
          </table:table-cell>
          <table:table-cell office:value-type="float" office:value="296862">
            <text:p>296862</text:p>
          </table:table-cell>
          <table:table-cell office:value-type="float" office:value="288461">
            <text:p>288461</text:p>
          </table:table-cell>
          <table:table-cell office:value-type="float" office:value="311770">
            <text:p>311770</text:p>
          </table:table-cell>
          <table:table-cell office:value-type="float" office:value="318966.9">
            <text:p>318966,9</text:p>
          </table:table-cell>
          <table:table-cell office:value-type="float" office:value="310893.9">
            <text:p>310893,9</text:p>
          </table:table-cell>
          <table:table-cell office:value-type="float" office:value="343858">
            <text:p>343858</text:p>
          </table:table-cell>
          <table:table-cell office:value-type="float" office:value="370639">
            <text:p>370639</text:p>
          </table:table-cell>
          <table:table-cell office:value-type="float" office:value="326771">
            <text:p>326771</text:p>
          </table:table-cell>
          <table:table-cell office:value-type="float" office:value="341852">
            <text:p>341852</text:p>
          </table:table-cell>
          <table:table-cell office:value-type="float" office:value="405311">
            <text:p>405311</text:p>
          </table:table-cell>
          <table:table-cell office:value-type="float" office:value="412216">
            <text:p>412216</text:p>
          </table:table-cell>
          <table:table-cell office:value-type="float" office:value="401304.2">
            <text:p>401304,2</text:p>
          </table:table-cell>
          <table:table-cell office:value-type="float" office:value="408404.7">
            <text:p>408404,7</text:p>
          </table:table-cell>
          <table:table-cell office:value-type="float" office:value="395776">
            <text:p>395776</text:p>
          </table:table-cell>
          <table:table-cell office:value-type="float" office:value="410474.54">
            <text:p>410474,54</text:p>
          </table:table-cell>
          <table:table-cell office:value-type="float" office:value="426738.04">
            <text:p>426738,04</text:p>
          </table:table-cell>
          <table:table-cell office:value-type="float" office:value="415935.13">
            <text:p>415935,13</text:p>
          </table:table-cell>
          <table:table-cell office:value-type="float" office:value="490143.96">
            <text:p>490143,96</text:p>
          </table:table-cell>
          <table:table-cell office:value-type="float" office:value="521647.39">
            <text:p>521647,39</text:p>
          </table:table-cell>
          <table:table-cell office:value-type="float" office:value="438822.55">
            <text:p>438822,55</text:p>
          </table:table-cell>
          <table:table-cell office:value-type="float" office:value="471318">
            <text:p>471318</text:p>
          </table:table-cell>
          <table:table-cell table:number-columns-repeated="919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SEBASTIAN EL CANO </text:p>
          </table:table-cell>
          <table:table-cell office:value-type="string">
            <text:p>Municipio</text:p>
          </table:table-cell>
          <table:table-cell office:value-type="float" office:value="135654">
            <text:p>135654</text:p>
          </table:table-cell>
          <table:table-cell office:value-type="float" office:value="159175">
            <text:p>159175</text:p>
          </table:table-cell>
          <table:table-cell office:value-type="float" office:value="144010">
            <text:p>144010</text:p>
          </table:table-cell>
          <table:table-cell office:value-type="float" office:value="151984">
            <text:p>151984</text:p>
          </table:table-cell>
          <table:table-cell office:value-type="float" office:value="163668">
            <text:p>163668</text:p>
          </table:table-cell>
          <table:table-cell office:value-type="float" office:value="173643">
            <text:p>173643</text:p>
          </table:table-cell>
          <table:table-cell office:value-type="float" office:value="167428">
            <text:p>167428</text:p>
          </table:table-cell>
          <table:table-cell office:value-type="float" office:value="162168">
            <text:p>162168</text:p>
          </table:table-cell>
          <table:table-cell office:value-type="float" office:value="163200">
            <text:p>163200</text:p>
          </table:table-cell>
          <table:table-cell office:value-type="float" office:value="173522">
            <text:p>173522</text:p>
          </table:table-cell>
          <table:table-cell office:value-type="float" office:value="166935">
            <text:p>166935</text:p>
          </table:table-cell>
          <table:table-cell office:value-type="float" office:value="179868">
            <text:p>179868</text:p>
          </table:table-cell>
          <table:table-cell office:value-type="float" office:value="177717">
            <text:p>177717</text:p>
          </table:table-cell>
          <table:table-cell office:value-type="float" office:value="197252">
            <text:p>197252</text:p>
          </table:table-cell>
          <table:table-cell office:value-type="float" office:value="187593">
            <text:p>187593</text:p>
          </table:table-cell>
          <table:table-cell office:value-type="float" office:value="190244">
            <text:p>190244</text:p>
          </table:table-cell>
          <table:table-cell office:value-type="float" office:value="228102">
            <text:p>228102</text:p>
          </table:table-cell>
          <table:table-cell office:value-type="float" office:value="238764">
            <text:p>238764</text:p>
          </table:table-cell>
          <table:table-cell office:value-type="float" office:value="224619">
            <text:p>224619</text:p>
          </table:table-cell>
          <table:table-cell office:value-type="float" office:value="217335">
            <text:p>217335</text:p>
          </table:table-cell>
          <table:table-cell office:value-type="float" office:value="228849">
            <text:p>228849</text:p>
          </table:table-cell>
          <table:table-cell office:value-type="float" office:value="218552">
            <text:p>218552</text:p>
          </table:table-cell>
          <table:table-cell office:value-type="float" office:value="232388">
            <text:p>232388</text:p>
          </table:table-cell>
          <table:table-cell office:value-type="float" office:value="202293">
            <text:p>202293</text:p>
          </table:table-cell>
          <table:table-cell office:value-type="float" office:value="261685">
            <text:p>261685</text:p>
          </table:table-cell>
          <table:table-cell office:value-type="float" office:value="259335">
            <text:p>259335</text:p>
          </table:table-cell>
          <table:table-cell office:value-type="float" office:value="263336">
            <text:p>263336</text:p>
          </table:table-cell>
          <table:table-cell office:value-type="float" office:value="254167">
            <text:p>254167</text:p>
          </table:table-cell>
          <table:table-cell office:value-type="float" office:value="313451">
            <text:p>313451</text:p>
          </table:table-cell>
          <table:table-cell office:value-type="float" office:value="314560">
            <text:p>314560</text:p>
          </table:table-cell>
          <table:table-cell office:value-type="float" office:value="300527">
            <text:p>300527</text:p>
          </table:table-cell>
          <table:table-cell office:value-type="float" office:value="306621">
            <text:p>306621</text:p>
          </table:table-cell>
          <table:table-cell office:value-type="float" office:value="312445">
            <text:p>312445</text:p>
          </table:table-cell>
          <table:table-cell office:value-type="float" office:value="301075">
            <text:p>301075</text:p>
          </table:table-cell>
          <table:table-cell office:value-type="float" office:value="335627">
            <text:p>335627</text:p>
          </table:table-cell>
          <table:table-cell office:value-type="float" office:value="324880">
            <text:p>324880</text:p>
          </table:table-cell>
          <table:table-cell office:value-type="float" office:value="364247">
            <text:p>364247</text:p>
          </table:table-cell>
          <table:table-cell office:value-type="float" office:value="314885">
            <text:p>314885</text:p>
          </table:table-cell>
          <table:table-cell office:value-type="float" office:value="309825">
            <text:p>309825</text:p>
          </table:table-cell>
          <table:table-cell office:value-type="float" office:value="296041">
            <text:p>296041</text:p>
          </table:table-cell>
          <table:table-cell office:value-type="float" office:value="387156">
            <text:p>387156</text:p>
          </table:table-cell>
          <table:table-cell office:value-type="float" office:value="383938">
            <text:p>383938</text:p>
          </table:table-cell>
          <table:table-cell office:value-type="float" office:value="357983">
            <text:p>357983</text:p>
          </table:table-cell>
          <table:table-cell office:value-type="float" office:value="382841">
            <text:p>382841</text:p>
          </table:table-cell>
          <table:table-cell office:value-type="float" office:value="372007">
            <text:p>372007</text:p>
          </table:table-cell>
          <table:table-cell office:value-type="float" office:value="402066.7">
            <text:p>402066,7</text:p>
          </table:table-cell>
          <table:table-cell office:value-type="float" office:value="411348">
            <text:p>411348</text:p>
          </table:table-cell>
          <table:table-cell office:value-type="float" office:value="400936.9">
            <text:p>400936,9</text:p>
          </table:table-cell>
          <table:table-cell office:value-type="float" office:value="443448">
            <text:p>443448</text:p>
          </table:table-cell>
          <table:table-cell office:value-type="float" office:value="477986">
            <text:p>477986</text:p>
          </table:table-cell>
          <table:table-cell office:value-type="float" office:value="421413">
            <text:p>421413</text:p>
          </table:table-cell>
          <table:table-cell office:value-type="float" office:value="440862">
            <text:p>440862</text:p>
          </table:table-cell>
          <table:table-cell office:value-type="float" office:value="522699">
            <text:p>522699</text:p>
          </table:table-cell>
          <table:table-cell office:value-type="float" office:value="531605">
            <text:p>531605</text:p>
          </table:table-cell>
          <table:table-cell office:value-type="float" office:value="517532.5">
            <text:p>517532,5</text:p>
          </table:table-cell>
          <table:table-cell office:value-type="float" office:value="526689.5">
            <text:p>526689,5</text:p>
          </table:table-cell>
          <table:table-cell office:value-type="float" office:value="510403.1">
            <text:p>510403,1</text:p>
          </table:table-cell>
          <table:table-cell office:value-type="float" office:value="529358.74">
            <text:p>529358,74</text:p>
          </table:table-cell>
          <table:table-cell office:value-type="float" office:value="550332.58">
            <text:p>550332,58</text:p>
          </table:table-cell>
          <table:table-cell office:value-type="float" office:value="536400.87">
            <text:p>536400,87</text:p>
          </table:table-cell>
          <table:table-cell office:value-type="float" office:value="632102.52">
            <text:p>632102,52</text:p>
          </table:table-cell>
          <table:table-cell office:value-type="float" office:value="672730.17">
            <text:p>672730,17</text:p>
          </table:table-cell>
          <table:table-cell office:value-type="float" office:value="565917.08">
            <text:p>565917,08</text:p>
          </table:table-cell>
          <table:table-cell office:value-type="float" office:value="607825">
            <text:p>607825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SEEBER </text:p>
          </table:table-cell>
          <table:table-cell office:value-type="string">
            <text:p>Municipio</text:p>
          </table:table-cell>
          <table:table-cell office:value-type="float" office:value="90705">
            <text:p>90705</text:p>
          </table:table-cell>
          <table:table-cell office:value-type="float" office:value="106432">
            <text:p>106432</text:p>
          </table:table-cell>
          <table:table-cell office:value-type="float" office:value="96292">
            <text:p>96292</text:p>
          </table:table-cell>
          <table:table-cell office:value-type="float" office:value="101624">
            <text:p>101624</text:p>
          </table:table-cell>
          <table:table-cell office:value-type="float" office:value="109436">
            <text:p>109436</text:p>
          </table:table-cell>
          <table:table-cell office:value-type="float" office:value="116106">
            <text:p>116106</text:p>
          </table:table-cell>
          <table:table-cell office:value-type="float" office:value="111951">
            <text:p>111951</text:p>
          </table:table-cell>
          <table:table-cell office:value-type="float" office:value="108433">
            <text:p>108433</text:p>
          </table:table-cell>
          <table:table-cell office:value-type="float" office:value="109124">
            <text:p>109124</text:p>
          </table:table-cell>
          <table:table-cell office:value-type="float" office:value="116025">
            <text:p>116025</text:p>
          </table:table-cell>
          <table:table-cell office:value-type="float" office:value="111621">
            <text:p>111621</text:p>
          </table:table-cell>
          <table:table-cell office:value-type="float" office:value="120269">
            <text:p>120269</text:p>
          </table:table-cell>
          <table:table-cell office:value-type="float" office:value="118830">
            <text:p>118830</text:p>
          </table:table-cell>
          <table:table-cell office:value-type="float" office:value="131893">
            <text:p>131893</text:p>
          </table:table-cell>
          <table:table-cell office:value-type="float" office:value="125434">
            <text:p>125434</text:p>
          </table:table-cell>
          <table:table-cell office:value-type="float" office:value="127207">
            <text:p>127207</text:p>
          </table:table-cell>
          <table:table-cell office:value-type="float" office:value="152520">
            <text:p>152520</text:p>
          </table:table-cell>
          <table:table-cell office:value-type="float" office:value="159650">
            <text:p>159650</text:p>
          </table:table-cell>
          <table:table-cell office:value-type="float" office:value="150191">
            <text:p>150191</text:p>
          </table:table-cell>
          <table:table-cell office:value-type="float" office:value="145321">
            <text:p>145321</text:p>
          </table:table-cell>
          <table:table-cell office:value-type="float" office:value="153020">
            <text:p>153020</text:p>
          </table:table-cell>
          <table:table-cell office:value-type="float" office:value="146135">
            <text:p>146135</text:p>
          </table:table-cell>
          <table:table-cell office:value-type="float" office:value="155386">
            <text:p>155386</text:p>
          </table:table-cell>
          <table:table-cell office:value-type="float" office:value="135263">
            <text:p>135263</text:p>
          </table:table-cell>
          <table:table-cell office:value-type="float" office:value="174975">
            <text:p>174975</text:p>
          </table:table-cell>
          <table:table-cell office:value-type="float" office:value="173404">
            <text:p>173404</text:p>
          </table:table-cell>
          <table:table-cell office:value-type="float" office:value="168225">
            <text:p>168225</text:p>
          </table:table-cell>
          <table:table-cell office:value-type="float" office:value="167403">
            <text:p>167403</text:p>
          </table:table-cell>
          <table:table-cell office:value-type="float" office:value="206450">
            <text:p>206450</text:p>
          </table:table-cell>
          <table:table-cell office:value-type="float" office:value="207181">
            <text:p>207181</text:p>
          </table:table-cell>
          <table:table-cell office:value-type="float" office:value="197937">
            <text:p>197937</text:p>
          </table:table-cell>
          <table:table-cell office:value-type="float" office:value="201952">
            <text:p>201952</text:p>
          </table:table-cell>
          <table:table-cell office:value-type="float" office:value="205788">
            <text:p>205788</text:p>
          </table:table-cell>
          <table:table-cell office:value-type="float" office:value="198299">
            <text:p>198299</text:p>
          </table:table-cell>
          <table:table-cell office:value-type="float" office:value="221056">
            <text:p>221056</text:p>
          </table:table-cell>
          <table:table-cell office:value-type="float" office:value="213977">
            <text:p>213977</text:p>
          </table:table-cell>
          <table:table-cell office:value-type="float" office:value="239906">
            <text:p>239906</text:p>
          </table:table-cell>
          <table:table-cell office:value-type="float" office:value="207395">
            <text:p>207395</text:p>
          </table:table-cell>
          <table:table-cell office:value-type="float" office:value="204062">
            <text:p>204062</text:p>
          </table:table-cell>
          <table:table-cell office:value-type="float" office:value="194983">
            <text:p>194983</text:p>
          </table:table-cell>
          <table:table-cell office:value-type="float" office:value="254994">
            <text:p>254994</text:p>
          </table:table-cell>
          <table:table-cell office:value-type="float" office:value="252875">
            <text:p>252875</text:p>
          </table:table-cell>
          <table:table-cell office:value-type="float" office:value="235780">
            <text:p>235780</text:p>
          </table:table-cell>
          <table:table-cell office:value-type="float" office:value="252153">
            <text:p>252153</text:p>
          </table:table-cell>
          <table:table-cell office:value-type="float" office:value="245017">
            <text:p>245017</text:p>
          </table:table-cell>
          <table:table-cell office:value-type="float" office:value="264815.3">
            <text:p>264815,3</text:p>
          </table:table-cell>
          <table:table-cell office:value-type="float" office:value="270928.3">
            <text:p>270928,3</text:p>
          </table:table-cell>
          <table:table-cell office:value-type="float" office:value="264071.2">
            <text:p>264071,2</text:p>
          </table:table-cell>
          <table:table-cell office:value-type="float" office:value="292071">
            <text:p>292071</text:p>
          </table:table-cell>
          <table:table-cell office:value-type="float" office:value="314818">
            <text:p>314818</text:p>
          </table:table-cell>
          <table:table-cell office:value-type="float" office:value="277558">
            <text:p>277558</text:p>
          </table:table-cell>
          <table:table-cell office:value-type="float" office:value="290367">
            <text:p>290367</text:p>
          </table:table-cell>
          <table:table-cell office:value-type="float" office:value="344268">
            <text:p>344268</text:p>
          </table:table-cell>
          <table:table-cell office:value-type="float" office:value="350134">
            <text:p>350134</text:p>
          </table:table-cell>
          <table:table-cell office:value-type="float" office:value="340865.1">
            <text:p>340865,1</text:p>
          </table:table-cell>
          <table:table-cell office:value-type="float" office:value="346896.3">
            <text:p>346896,3</text:p>
          </table:table-cell>
          <table:table-cell office:value-type="float" office:value="336169.5">
            <text:p>336169,5</text:p>
          </table:table-cell>
          <table:table-cell office:value-type="float" office:value="348654.34">
            <text:p>348654,34</text:p>
          </table:table-cell>
          <table:table-cell office:value-type="float" office:value="362468.45">
            <text:p>362468,45</text:p>
          </table:table-cell>
          <table:table-cell office:value-type="float" office:value="353292.53">
            <text:p>353292,53</text:p>
          </table:table-cell>
          <table:table-cell office:value-type="float" office:value="416325.01">
            <text:p>416325,01</text:p>
          </table:table-cell>
          <table:table-cell office:value-type="float" office:value="443083.82">
            <text:p>443083,82</text:p>
          </table:table-cell>
          <table:table-cell office:value-type="float" office:value="372732.95">
            <text:p>372732,95</text:p>
          </table:table-cell>
          <table:table-cell office:value-type="float" office:value="400335">
            <text:p>400335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SERRANO </text:p>
          </table:table-cell>
          <table:table-cell office:value-type="string">
            <text:p>Municipio</text:p>
          </table:table-cell>
          <table:table-cell office:value-type="float" office:value="149536">
            <text:p>149536</text:p>
          </table:table-cell>
          <table:table-cell office:value-type="float" office:value="175465">
            <text:p>175465</text:p>
          </table:table-cell>
          <table:table-cell office:value-type="float" office:value="158748">
            <text:p>158748</text:p>
          </table:table-cell>
          <table:table-cell office:value-type="float" office:value="167538">
            <text:p>167538</text:p>
          </table:table-cell>
          <table:table-cell office:value-type="float" office:value="180417">
            <text:p>180417</text:p>
          </table:table-cell>
          <table:table-cell office:value-type="float" office:value="191413">
            <text:p>191413</text:p>
          </table:table-cell>
          <table:table-cell office:value-type="float" office:value="184563">
            <text:p>184563</text:p>
          </table:table-cell>
          <table:table-cell office:value-type="float" office:value="178764">
            <text:p>178764</text:p>
          </table:table-cell>
          <table:table-cell office:value-type="float" office:value="179902">
            <text:p>179902</text:p>
          </table:table-cell>
          <table:table-cell office:value-type="float" office:value="191279">
            <text:p>191279</text:p>
          </table:table-cell>
          <table:table-cell office:value-type="float" office:value="184019">
            <text:p>184019</text:p>
          </table:table-cell>
          <table:table-cell office:value-type="float" office:value="198276">
            <text:p>198276</text:p>
          </table:table-cell>
          <table:table-cell office:value-type="float" office:value="195904">
            <text:p>195904</text:p>
          </table:table-cell>
          <table:table-cell office:value-type="float" office:value="217439">
            <text:p>217439</text:p>
          </table:table-cell>
          <table:table-cell office:value-type="float" office:value="206791">
            <text:p>206791</text:p>
          </table:table-cell>
          <table:table-cell office:value-type="float" office:value="209713">
            <text:p>209713</text:p>
          </table:table-cell>
          <table:table-cell office:value-type="float" office:value="251446">
            <text:p>251446</text:p>
          </table:table-cell>
          <table:table-cell office:value-type="float" office:value="263199">
            <text:p>263199</text:p>
          </table:table-cell>
          <table:table-cell office:value-type="float" office:value="247606">
            <text:p>247606</text:p>
          </table:table-cell>
          <table:table-cell office:value-type="float" office:value="239577">
            <text:p>239577</text:p>
          </table:table-cell>
          <table:table-cell office:value-type="float" office:value="252269">
            <text:p>252269</text:p>
          </table:table-cell>
          <table:table-cell office:value-type="float" office:value="240918">
            <text:p>240918</text:p>
          </table:table-cell>
          <table:table-cell office:value-type="float" office:value="256170">
            <text:p>256170</text:p>
          </table:table-cell>
          <table:table-cell office:value-type="float" office:value="222996">
            <text:p>222996</text:p>
          </table:table-cell>
          <table:table-cell office:value-type="float" office:value="288465">
            <text:p>288465</text:p>
          </table:table-cell>
          <table:table-cell office:value-type="float" office:value="285875">
            <text:p>285875</text:p>
          </table:table-cell>
          <table:table-cell office:value-type="float" office:value="281230">
            <text:p>281230</text:p>
          </table:table-cell>
          <table:table-cell office:value-type="float" office:value="277243">
            <text:p>277243</text:p>
          </table:table-cell>
          <table:table-cell office:value-type="float" office:value="341911">
            <text:p>341911</text:p>
          </table:table-cell>
          <table:table-cell office:value-type="float" office:value="343121">
            <text:p>343121</text:p>
          </table:table-cell>
          <table:table-cell office:value-type="float" office:value="327812">
            <text:p>327812</text:p>
          </table:table-cell>
          <table:table-cell office:value-type="float" office:value="334460">
            <text:p>334460</text:p>
          </table:table-cell>
          <table:table-cell office:value-type="float" office:value="340813">
            <text:p>340813</text:p>
          </table:table-cell>
          <table:table-cell office:value-type="float" office:value="328411">
            <text:p>328411</text:p>
          </table:table-cell>
          <table:table-cell office:value-type="float" office:value="366100">
            <text:p>366100</text:p>
          </table:table-cell>
          <table:table-cell office:value-type="float" office:value="354377">
            <text:p>354377</text:p>
          </table:table-cell>
          <table:table-cell office:value-type="float" office:value="397318">
            <text:p>397318</text:p>
          </table:table-cell>
          <table:table-cell office:value-type="float" office:value="343475">
            <text:p>343475</text:p>
          </table:table-cell>
          <table:table-cell office:value-type="float" office:value="337955">
            <text:p>337955</text:p>
          </table:table-cell>
          <table:table-cell office:value-type="float" office:value="322919">
            <text:p>322919</text:p>
          </table:table-cell>
          <table:table-cell office:value-type="float" office:value="422307">
            <text:p>422307</text:p>
          </table:table-cell>
          <table:table-cell office:value-type="float" office:value="418797">
            <text:p>418797</text:p>
          </table:table-cell>
          <table:table-cell office:value-type="float" office:value="390485">
            <text:p>390485</text:p>
          </table:table-cell>
          <table:table-cell office:value-type="float" office:value="417601">
            <text:p>417601</text:p>
          </table:table-cell>
          <table:table-cell office:value-type="float" office:value="405783">
            <text:p>405783</text:p>
          </table:table-cell>
          <table:table-cell office:value-type="float" office:value="438571.6">
            <text:p>438571,6</text:p>
          </table:table-cell>
          <table:table-cell office:value-type="float" office:value="448695.6">
            <text:p>448695,6</text:p>
          </table:table-cell>
          <table:table-cell office:value-type="float" office:value="437340.1">
            <text:p>437340,1</text:p>
          </table:table-cell>
          <table:table-cell office:value-type="float" office:value="483710">
            <text:p>483710</text:p>
          </table:table-cell>
          <table:table-cell office:value-type="float" office:value="521384">
            <text:p>521384</text:p>
          </table:table-cell>
          <table:table-cell office:value-type="float" office:value="459674">
            <text:p>459674</text:p>
          </table:table-cell>
          <table:table-cell office:value-type="float" office:value="480889">
            <text:p>480889</text:p>
          </table:table-cell>
          <table:table-cell office:value-type="float" office:value="570157">
            <text:p>570157</text:p>
          </table:table-cell>
          <table:table-cell office:value-type="float" office:value="579871">
            <text:p>579871</text:p>
          </table:table-cell>
          <table:table-cell office:value-type="float" office:value="564520.8">
            <text:p>564520,8</text:p>
          </table:table-cell>
          <table:table-cell office:value-type="float" office:value="574509.2">
            <text:p>574509,2</text:p>
          </table:table-cell>
          <table:table-cell office:value-type="float" office:value="556744.1">
            <text:p>556744,1</text:p>
          </table:table-cell>
          <table:table-cell office:value-type="float" office:value="577420.81">
            <text:p>577420,81</text:p>
          </table:table-cell>
          <table:table-cell office:value-type="float" office:value="600298.92">
            <text:p>600298,92</text:p>
          </table:table-cell>
          <table:table-cell office:value-type="float" office:value="585102.31">
            <text:p>585102,31</text:p>
          </table:table-cell>
          <table:table-cell office:value-type="float" office:value="689493">
            <text:p>689493</text:p>
          </table:table-cell>
          <table:table-cell office:value-type="float" office:value="733809.36">
            <text:p>733809,36</text:p>
          </table:table-cell>
          <table:table-cell office:value-type="float" office:value="617298.39">
            <text:p>617298,39</text:p>
          </table:table-cell>
          <table:table-cell office:value-type="float" office:value="663011">
            <text:p>663011</text:p>
          </table:table-cell>
          <table:table-cell table:number-columns-repeated="919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SERREZUELA </text:p>
          </table:table-cell>
          <table:table-cell office:value-type="string">
            <text:p>Municipio</text:p>
          </table:table-cell>
          <table:table-cell office:value-type="float" office:value="140260">
            <text:p>140260</text:p>
          </table:table-cell>
          <table:table-cell office:value-type="float" office:value="164580">
            <text:p>164580</text:p>
          </table:table-cell>
          <table:table-cell office:value-type="float" office:value="148900">
            <text:p>148900</text:p>
          </table:table-cell>
          <table:table-cell office:value-type="float" office:value="157145">
            <text:p>157145</text:p>
          </table:table-cell>
          <table:table-cell office:value-type="float" office:value="169225">
            <text:p>169225</text:p>
          </table:table-cell>
          <table:table-cell office:value-type="float" office:value="179539">
            <text:p>179539</text:p>
          </table:table-cell>
          <table:table-cell office:value-type="float" office:value="173113">
            <text:p>173113</text:p>
          </table:table-cell>
          <table:table-cell office:value-type="float" office:value="167674">
            <text:p>167674</text:p>
          </table:table-cell>
          <table:table-cell office:value-type="float" office:value="168741">
            <text:p>168741</text:p>
          </table:table-cell>
          <table:table-cell office:value-type="float" office:value="179413">
            <text:p>179413</text:p>
          </table:table-cell>
          <table:table-cell office:value-type="float" office:value="172603">
            <text:p>172603</text:p>
          </table:table-cell>
          <table:table-cell office:value-type="float" office:value="185975">
            <text:p>185975</text:p>
          </table:table-cell>
          <table:table-cell office:value-type="float" office:value="183751">
            <text:p>183751</text:p>
          </table:table-cell>
          <table:table-cell office:value-type="float" office:value="203950">
            <text:p>203950</text:p>
          </table:table-cell>
          <table:table-cell office:value-type="float" office:value="193962">
            <text:p>193962</text:p>
          </table:table-cell>
          <table:table-cell office:value-type="float" office:value="196704">
            <text:p>196704</text:p>
          </table:table-cell>
          <table:table-cell office:value-type="float" office:value="235847">
            <text:p>235847</text:p>
          </table:table-cell>
          <table:table-cell office:value-type="float" office:value="246871">
            <text:p>246871</text:p>
          </table:table-cell>
          <table:table-cell office:value-type="float" office:value="232246">
            <text:p>232246</text:p>
          </table:table-cell>
          <table:table-cell office:value-type="float" office:value="224714">
            <text:p>224714</text:p>
          </table:table-cell>
          <table:table-cell office:value-type="float" office:value="236619">
            <text:p>236619</text:p>
          </table:table-cell>
          <table:table-cell office:value-type="float" office:value="225973">
            <text:p>225973</text:p>
          </table:table-cell>
          <table:table-cell office:value-type="float" office:value="240279">
            <text:p>240279</text:p>
          </table:table-cell>
          <table:table-cell office:value-type="float" office:value="209161">
            <text:p>209161</text:p>
          </table:table-cell>
          <table:table-cell office:value-type="float" office:value="270570">
            <text:p>270570</text:p>
          </table:table-cell>
          <table:table-cell office:value-type="float" office:value="268140">
            <text:p>268140</text:p>
          </table:table-cell>
          <table:table-cell office:value-type="float" office:value="262633">
            <text:p>262633</text:p>
          </table:table-cell>
          <table:table-cell office:value-type="float" office:value="259671">
            <text:p>259671</text:p>
          </table:table-cell>
          <table:table-cell office:value-type="float" office:value="320240">
            <text:p>320240</text:p>
          </table:table-cell>
          <table:table-cell office:value-type="float" office:value="321373">
            <text:p>321373</text:p>
          </table:table-cell>
          <table:table-cell office:value-type="float" office:value="307035">
            <text:p>307035</text:p>
          </table:table-cell>
          <table:table-cell office:value-type="float" office:value="313262">
            <text:p>313262</text:p>
          </table:table-cell>
          <table:table-cell office:value-type="float" office:value="319212">
            <text:p>319212</text:p>
          </table:table-cell>
          <table:table-cell office:value-type="float" office:value="307596">
            <text:p>307596</text:p>
          </table:table-cell>
          <table:table-cell office:value-type="float" office:value="342896">
            <text:p>342896</text:p>
          </table:table-cell>
          <table:table-cell office:value-type="float" office:value="331916">
            <text:p>331916</text:p>
          </table:table-cell>
          <table:table-cell office:value-type="float" office:value="372135">
            <text:p>372135</text:p>
          </table:table-cell>
          <table:table-cell office:value-type="float" office:value="321705">
            <text:p>321705</text:p>
          </table:table-cell>
          <table:table-cell office:value-type="float" office:value="316535">
            <text:p>316535</text:p>
          </table:table-cell>
          <table:table-cell office:value-type="float" office:value="302452">
            <text:p>302452</text:p>
          </table:table-cell>
          <table:table-cell office:value-type="float" office:value="395540">
            <text:p>395540</text:p>
          </table:table-cell>
          <table:table-cell office:value-type="float" office:value="392253">
            <text:p>392253</text:p>
          </table:table-cell>
          <table:table-cell office:value-type="float" office:value="365736">
            <text:p>365736</text:p>
          </table:table-cell>
          <table:table-cell office:value-type="float" office:value="391133">
            <text:p>391133</text:p>
          </table:table-cell>
          <table:table-cell office:value-type="float" office:value="380064">
            <text:p>380064</text:p>
          </table:table-cell>
          <table:table-cell office:value-type="float" office:value="410774.5">
            <text:p>410774,5</text:p>
          </table:table-cell>
          <table:table-cell office:value-type="float" office:value="420256.8">
            <text:p>420256,8</text:p>
          </table:table-cell>
          <table:table-cell office:value-type="float" office:value="409620.1">
            <text:p>409620,1</text:p>
          </table:table-cell>
          <table:table-cell office:value-type="float" office:value="453052">
            <text:p>453052</text:p>
          </table:table-cell>
          <table:table-cell office:value-type="float" office:value="488338">
            <text:p>488338</text:p>
          </table:table-cell>
          <table:table-cell office:value-type="float" office:value="430540">
            <text:p>430540</text:p>
          </table:table-cell>
          <table:table-cell office:value-type="float" office:value="450410">
            <text:p>450410</text:p>
          </table:table-cell>
          <table:table-cell office:value-type="float" office:value="534020">
            <text:p>534020</text:p>
          </table:table-cell>
          <table:table-cell office:value-type="float" office:value="543118">
            <text:p>543118</text:p>
          </table:table-cell>
          <table:table-cell office:value-type="float" office:value="528740.9">
            <text:p>528740,9</text:p>
          </table:table-cell>
          <table:table-cell office:value-type="float" office:value="538096.2">
            <text:p>538096,2</text:p>
          </table:table-cell>
          <table:table-cell office:value-type="float" office:value="521457.1">
            <text:p>521457,1</text:p>
          </table:table-cell>
          <table:table-cell office:value-type="float" office:value="540823.28">
            <text:p>540823,28</text:p>
          </table:table-cell>
          <table:table-cell office:value-type="float" office:value="562251.35">
            <text:p>562251,35</text:p>
          </table:table-cell>
          <table:table-cell office:value-type="float" office:value="548017.92">
            <text:p>548017,92</text:p>
          </table:table-cell>
          <table:table-cell office:value-type="float" office:value="645792.22">
            <text:p>645792,22</text:p>
          </table:table-cell>
          <table:table-cell office:value-type="float" office:value="687299.76">
            <text:p>687299,76</text:p>
          </table:table-cell>
          <table:table-cell office:value-type="float" office:value="578173.38">
            <text:p>578173,38</text:p>
          </table:table-cell>
          <table:table-cell office:value-type="float" office:value="620989">
            <text:p>620989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SILVIO PELLICO </text:p>
          </table:table-cell>
          <table:table-cell office:value-type="string">
            <text:p>Municipio</text:p>
          </table:table-cell>
          <table:table-cell office:value-type="float" office:value="82262">
            <text:p>82262</text:p>
          </table:table-cell>
          <table:table-cell office:value-type="float" office:value="96526">
            <text:p>96526</text:p>
          </table:table-cell>
          <table:table-cell office:value-type="float" office:value="87330">
            <text:p>87330</text:p>
          </table:table-cell>
          <table:table-cell office:value-type="float" office:value="92165">
            <text:p>92165</text:p>
          </table:table-cell>
          <table:table-cell office:value-type="float" office:value="99251">
            <text:p>99251</text:p>
          </table:table-cell>
          <table:table-cell office:value-type="float" office:value="105299">
            <text:p>105299</text:p>
          </table:table-cell>
          <table:table-cell office:value-type="float" office:value="101531">
            <text:p>101531</text:p>
          </table:table-cell>
          <table:table-cell office:value-type="float" office:value="98341">
            <text:p>98341</text:p>
          </table:table-cell>
          <table:table-cell office:value-type="float" office:value="98967">
            <text:p>98967</text:p>
          </table:table-cell>
          <table:table-cell office:value-type="float" office:value="105226">
            <text:p>105226</text:p>
          </table:table-cell>
          <table:table-cell office:value-type="float" office:value="101232">
            <text:p>101232</text:p>
          </table:table-cell>
          <table:table-cell office:value-type="float" office:value="109075">
            <text:p>109075</text:p>
          </table:table-cell>
          <table:table-cell office:value-type="float" office:value="107770">
            <text:p>107770</text:p>
          </table:table-cell>
          <table:table-cell office:value-type="float" office:value="119617">
            <text:p>119617</text:p>
          </table:table-cell>
          <table:table-cell office:value-type="float" office:value="113759">
            <text:p>113759</text:p>
          </table:table-cell>
          <table:table-cell office:value-type="float" office:value="115367">
            <text:p>115367</text:p>
          </table:table-cell>
          <table:table-cell office:value-type="float" office:value="138324">
            <text:p>138324</text:p>
          </table:table-cell>
          <table:table-cell office:value-type="float" office:value="144790">
            <text:p>144790</text:p>
          </table:table-cell>
          <table:table-cell office:value-type="float" office:value="136212">
            <text:p>136212</text:p>
          </table:table-cell>
          <table:table-cell office:value-type="float" office:value="131795">
            <text:p>131795</text:p>
          </table:table-cell>
          <table:table-cell office:value-type="float" office:value="138777">
            <text:p>138777</text:p>
          </table:table-cell>
          <table:table-cell office:value-type="float" office:value="132533">
            <text:p>132533</text:p>
          </table:table-cell>
          <table:table-cell office:value-type="float" office:value="140923">
            <text:p>140923</text:p>
          </table:table-cell>
          <table:table-cell office:value-type="float" office:value="122673">
            <text:p>122673</text:p>
          </table:table-cell>
          <table:table-cell office:value-type="float" office:value="158689">
            <text:p>158689</text:p>
          </table:table-cell>
          <table:table-cell office:value-type="float" office:value="157264">
            <text:p>157264</text:p>
          </table:table-cell>
          <table:table-cell office:value-type="float" office:value="150880">
            <text:p>150880</text:p>
          </table:table-cell>
          <table:table-cell office:value-type="float" office:value="151275">
            <text:p>151275</text:p>
          </table:table-cell>
          <table:table-cell office:value-type="float" office:value="186560">
            <text:p>186560</text:p>
          </table:table-cell>
          <table:table-cell office:value-type="float" office:value="187220">
            <text:p>187220</text:p>
          </table:table-cell>
          <table:table-cell office:value-type="float" office:value="178868">
            <text:p>178868</text:p>
          </table:table-cell>
          <table:table-cell office:value-type="float" office:value="182495">
            <text:p>182495</text:p>
          </table:table-cell>
          <table:table-cell office:value-type="float" office:value="185962">
            <text:p>185962</text:p>
          </table:table-cell>
          <table:table-cell office:value-type="float" office:value="179194">
            <text:p>179194</text:p>
          </table:table-cell>
          <table:table-cell office:value-type="float" office:value="199759">
            <text:p>199759</text:p>
          </table:table-cell>
          <table:table-cell office:value-type="float" office:value="193362">
            <text:p>193362</text:p>
          </table:table-cell>
          <table:table-cell office:value-type="float" office:value="216793">
            <text:p>216793</text:p>
          </table:table-cell>
          <table:table-cell office:value-type="float" office:value="187414">
            <text:p>187414</text:p>
          </table:table-cell>
          <table:table-cell office:value-type="float" office:value="184402">
            <text:p>184402</text:p>
          </table:table-cell>
          <table:table-cell office:value-type="float" office:value="176198">
            <text:p>176198</text:p>
          </table:table-cell>
          <table:table-cell office:value-type="float" office:value="230428">
            <text:p>230428</text:p>
          </table:table-cell>
          <table:table-cell office:value-type="float" office:value="228513">
            <text:p>228513</text:p>
          </table:table-cell>
          <table:table-cell office:value-type="float" office:value="213065">
            <text:p>213065</text:p>
          </table:table-cell>
          <table:table-cell office:value-type="float" office:value="227860">
            <text:p>227860</text:p>
          </table:table-cell>
          <table:table-cell office:value-type="float" office:value="221412">
            <text:p>221412</text:p>
          </table:table-cell>
          <table:table-cell office:value-type="float" office:value="239302.5">
            <text:p>239302,5</text:p>
          </table:table-cell>
          <table:table-cell office:value-type="float" office:value="244826.6">
            <text:p>244826,6</text:p>
          </table:table-cell>
          <table:table-cell office:value-type="float" office:value="238630.1">
            <text:p>238630,1</text:p>
          </table:table-cell>
          <table:table-cell office:value-type="float" office:value="263932">
            <text:p>263932</text:p>
          </table:table-cell>
          <table:table-cell office:value-type="float" office:value="284488">
            <text:p>284488</text:p>
          </table:table-cell>
          <table:table-cell office:value-type="float" office:value="250817">
            <text:p>250817</text:p>
          </table:table-cell>
          <table:table-cell office:value-type="float" office:value="262393">
            <text:p>262393</text:p>
          </table:table-cell>
          <table:table-cell office:value-type="float" office:value="311101">
            <text:p>311101</text:p>
          </table:table-cell>
          <table:table-cell office:value-type="float" office:value="316401">
            <text:p>316401</text:p>
          </table:table-cell>
          <table:table-cell office:value-type="float" office:value="308025.6">
            <text:p>308025,6</text:p>
          </table:table-cell>
          <table:table-cell office:value-type="float" office:value="313475.6">
            <text:p>313475,6</text:p>
          </table:table-cell>
          <table:table-cell office:value-type="float" office:value="303782.3">
            <text:p>303782,3</text:p>
          </table:table-cell>
          <table:table-cell office:value-type="float" office:value="315064.35">
            <text:p>315064,35</text:p>
          </table:table-cell>
          <table:table-cell office:value-type="float" office:value="327547.58">
            <text:p>327547,58</text:p>
          </table:table-cell>
          <table:table-cell office:value-type="float" office:value="319255.69">
            <text:p>319255,69</text:p>
          </table:table-cell>
          <table:table-cell office:value-type="float" office:value="376215.51">
            <text:p>376215,51</text:p>
          </table:table-cell>
          <table:table-cell office:value-type="float" office:value="400396.33">
            <text:p>400396,33</text:p>
          </table:table-cell>
          <table:table-cell office:value-type="float" office:value="336823.19">
            <text:p>336823,19</text:p>
          </table:table-cell>
          <table:table-cell office:value-type="float" office:value="361766">
            <text:p>361766</text:p>
          </table:table-cell>
          <table:table-cell table:number-columns-repeated="919"/>
        </table:table-row>
        <table:table-row table:style-name="ro2">
          <table:table-cell office:value-type="string">
            <text:p>TOTORAL</text:p>
          </table:table-cell>
          <table:table-cell office:value-type="string">
            <text:p>SINSACATE </text:p>
          </table:table-cell>
          <table:table-cell office:value-type="string">
            <text:p>Municipio</text:p>
          </table:table-cell>
          <table:table-cell office:value-type="float" office:value="106990">
            <text:p>106990</text:p>
          </table:table-cell>
          <table:table-cell office:value-type="float" office:value="125542">
            <text:p>125542</text:p>
          </table:table-cell>
          <table:table-cell office:value-type="float" office:value="113581">
            <text:p>113581</text:p>
          </table:table-cell>
          <table:table-cell office:value-type="float" office:value="119870">
            <text:p>119870</text:p>
          </table:table-cell>
          <table:table-cell office:value-type="float" office:value="129085">
            <text:p>129085</text:p>
          </table:table-cell>
          <table:table-cell office:value-type="float" office:value="136952">
            <text:p>136952</text:p>
          </table:table-cell>
          <table:table-cell office:value-type="float" office:value="132051">
            <text:p>132051</text:p>
          </table:table-cell>
          <table:table-cell office:value-type="float" office:value="127902">
            <text:p>127902</text:p>
          </table:table-cell>
          <table:table-cell office:value-type="float" office:value="128716">
            <text:p>128716</text:p>
          </table:table-cell>
          <table:table-cell office:value-type="float" office:value="136857">
            <text:p>136857</text:p>
          </table:table-cell>
          <table:table-cell office:value-type="float" office:value="131662">
            <text:p>131662</text:p>
          </table:table-cell>
          <table:table-cell office:value-type="float" office:value="141862">
            <text:p>141862</text:p>
          </table:table-cell>
          <table:table-cell office:value-type="float" office:value="140166">
            <text:p>140166</text:p>
          </table:table-cell>
          <table:table-cell office:value-type="float" office:value="155573">
            <text:p>155573</text:p>
          </table:table-cell>
          <table:table-cell office:value-type="float" office:value="147955">
            <text:p>147955</text:p>
          </table:table-cell>
          <table:table-cell office:value-type="float" office:value="150046">
            <text:p>150046</text:p>
          </table:table-cell>
          <table:table-cell office:value-type="float" office:value="179905">
            <text:p>179905</text:p>
          </table:table-cell>
          <table:table-cell office:value-type="float" office:value="188314">
            <text:p>188314</text:p>
          </table:table-cell>
          <table:table-cell office:value-type="float" office:value="177157">
            <text:p>177157</text:p>
          </table:table-cell>
          <table:table-cell office:value-type="float" office:value="171413">
            <text:p>171413</text:p>
          </table:table-cell>
          <table:table-cell office:value-type="float" office:value="180494">
            <text:p>180494</text:p>
          </table:table-cell>
          <table:table-cell office:value-type="float" office:value="172373">
            <text:p>172373</text:p>
          </table:table-cell>
          <table:table-cell office:value-type="float" office:value="183285">
            <text:p>183285</text:p>
          </table:table-cell>
          <table:table-cell office:value-type="float" office:value="159549">
            <text:p>159549</text:p>
          </table:table-cell>
          <table:table-cell office:value-type="float" office:value="206391">
            <text:p>206391</text:p>
          </table:table-cell>
          <table:table-cell office:value-type="float" office:value="204538">
            <text:p>204538</text:p>
          </table:table-cell>
          <table:table-cell office:value-type="float" office:value="195374">
            <text:p>195374</text:p>
          </table:table-cell>
          <table:table-cell office:value-type="float" office:value="196470">
            <text:p>196470</text:p>
          </table:table-cell>
          <table:table-cell office:value-type="float" office:value="242296">
            <text:p>242296</text:p>
          </table:table-cell>
          <table:table-cell office:value-type="float" office:value="243154">
            <text:p>243154</text:p>
          </table:table-cell>
          <table:table-cell office:value-type="float" office:value="232305">
            <text:p>232305</text:p>
          </table:table-cell>
          <table:table-cell office:value-type="float" office:value="237017">
            <text:p>237017</text:p>
          </table:table-cell>
          <table:table-cell office:value-type="float" office:value="241519">
            <text:p>241519</text:p>
          </table:table-cell>
          <table:table-cell office:value-type="float" office:value="232730">
            <text:p>232730</text:p>
          </table:table-cell>
          <table:table-cell office:value-type="float" office:value="259438">
            <text:p>259438</text:p>
          </table:table-cell>
          <table:table-cell office:value-type="float" office:value="251130">
            <text:p>251130</text:p>
          </table:table-cell>
          <table:table-cell office:value-type="float" office:value="281561">
            <text:p>281561</text:p>
          </table:table-cell>
          <table:table-cell office:value-type="float" office:value="243405">
            <text:p>243405</text:p>
          </table:table-cell>
          <table:table-cell office:value-type="float" office:value="239493">
            <text:p>239493</text:p>
          </table:table-cell>
          <table:table-cell office:value-type="float" office:value="228838">
            <text:p>228838</text:p>
          </table:table-cell>
          <table:table-cell office:value-type="float" office:value="299269">
            <text:p>299269</text:p>
          </table:table-cell>
          <table:table-cell office:value-type="float" office:value="296782">
            <text:p>296782</text:p>
          </table:table-cell>
          <table:table-cell office:value-type="float" office:value="276719">
            <text:p>276719</text:p>
          </table:table-cell>
          <table:table-cell office:value-type="float" office:value="295934">
            <text:p>295934</text:p>
          </table:table-cell>
          <table:table-cell office:value-type="float" office:value="287560">
            <text:p>287560</text:p>
          </table:table-cell>
          <table:table-cell office:value-type="float" office:value="310795.5">
            <text:p>310795,5</text:p>
          </table:table-cell>
          <table:table-cell office:value-type="float" office:value="317969.9">
            <text:p>317969,9</text:p>
          </table:table-cell>
          <table:table-cell office:value-type="float" office:value="309922.1">
            <text:p>309922,1</text:p>
          </table:table-cell>
          <table:table-cell office:value-type="float" office:value="342783">
            <text:p>342783</text:p>
          </table:table-cell>
          <table:table-cell office:value-type="float" office:value="369481">
            <text:p>369481</text:p>
          </table:table-cell>
          <table:table-cell office:value-type="float" office:value="325750">
            <text:p>325750</text:p>
          </table:table-cell>
          <table:table-cell office:value-type="float" office:value="340784">
            <text:p>340784</text:p>
          </table:table-cell>
          <table:table-cell office:value-type="float" office:value="404044">
            <text:p>404044</text:p>
          </table:table-cell>
          <table:table-cell office:value-type="float" office:value="410928">
            <text:p>410928</text:p>
          </table:table-cell>
          <table:table-cell office:value-type="float" office:value="400049.9">
            <text:p>400049,9</text:p>
          </table:table-cell>
          <table:table-cell office:value-type="float" office:value="407128.2">
            <text:p>407128,2</text:p>
          </table:table-cell>
          <table:table-cell office:value-type="float" office:value="394538.9">
            <text:p>394538,9</text:p>
          </table:table-cell>
          <table:table-cell office:value-type="float" office:value="409191.51">
            <text:p>409191,51</text:p>
          </table:table-cell>
          <table:table-cell office:value-type="float" office:value="425404.17">
            <text:p>425404,17</text:p>
          </table:table-cell>
          <table:table-cell office:value-type="float" office:value="414635.03">
            <text:p>414635,03</text:p>
          </table:table-cell>
          <table:table-cell office:value-type="float" office:value="488611.9">
            <text:p>488611,9</text:p>
          </table:table-cell>
          <table:table-cell office:value-type="float" office:value="520016.86">
            <text:p>520016,86</text:p>
          </table:table-cell>
          <table:table-cell office:value-type="float" office:value="437450.91">
            <text:p>437450,91</text:p>
          </table:table-cell>
          <table:table-cell office:value-type="float" office:value="469845">
            <text:p>469845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TANCACHA </text:p>
          </table:table-cell>
          <table:table-cell office:value-type="string">
            <text:p>Municipio</text:p>
          </table:table-cell>
          <table:table-cell office:value-type="float" office:value="202118">
            <text:p>202118</text:p>
          </table:table-cell>
          <table:table-cell office:value-type="float" office:value="237163">
            <text:p>237163</text:p>
          </table:table-cell>
          <table:table-cell office:value-type="float" office:value="214569">
            <text:p>214569</text:p>
          </table:table-cell>
          <table:table-cell office:value-type="float" office:value="226449">
            <text:p>226449</text:p>
          </table:table-cell>
          <table:table-cell office:value-type="float" office:value="243858">
            <text:p>243858</text:p>
          </table:table-cell>
          <table:table-cell office:value-type="float" office:value="258720">
            <text:p>258720</text:p>
          </table:table-cell>
          <table:table-cell office:value-type="float" office:value="249460">
            <text:p>249460</text:p>
          </table:table-cell>
          <table:table-cell office:value-type="float" office:value="241622">
            <text:p>241622</text:p>
          </table:table-cell>
          <table:table-cell office:value-type="float" office:value="243160">
            <text:p>243160</text:p>
          </table:table-cell>
          <table:table-cell office:value-type="float" office:value="258539">
            <text:p>258539</text:p>
          </table:table-cell>
          <table:table-cell office:value-type="float" office:value="248726">
            <text:p>248726</text:p>
          </table:table-cell>
          <table:table-cell office:value-type="float" office:value="267996">
            <text:p>267996</text:p>
          </table:table-cell>
          <table:table-cell office:value-type="float" office:value="264790">
            <text:p>264790</text:p>
          </table:table-cell>
          <table:table-cell office:value-type="float" office:value="293896">
            <text:p>293896</text:p>
          </table:table-cell>
          <table:table-cell office:value-type="float" office:value="279504">
            <text:p>279504</text:p>
          </table:table-cell>
          <table:table-cell office:value-type="float" office:value="283455">
            <text:p>283455</text:p>
          </table:table-cell>
          <table:table-cell office:value-type="float" office:value="339861">
            <text:p>339861</text:p>
          </table:table-cell>
          <table:table-cell office:value-type="float" office:value="355747">
            <text:p>355747</text:p>
          </table:table-cell>
          <table:table-cell office:value-type="float" office:value="334672">
            <text:p>334672</text:p>
          </table:table-cell>
          <table:table-cell office:value-type="float" office:value="323819">
            <text:p>323819</text:p>
          </table:table-cell>
          <table:table-cell office:value-type="float" office:value="340974">
            <text:p>340974</text:p>
          </table:table-cell>
          <table:table-cell office:value-type="float" office:value="325632">
            <text:p>325632</text:p>
          </table:table-cell>
          <table:table-cell office:value-type="float" office:value="346247">
            <text:p>346247</text:p>
          </table:table-cell>
          <table:table-cell office:value-type="float" office:value="301408">
            <text:p>301408</text:p>
          </table:table-cell>
          <table:table-cell office:value-type="float" office:value="389898">
            <text:p>389898</text:p>
          </table:table-cell>
          <table:table-cell office:value-type="float" office:value="386397">
            <text:p>386397</text:p>
          </table:table-cell>
          <table:table-cell office:value-type="float" office:value="375340">
            <text:p>375340</text:p>
          </table:table-cell>
          <table:table-cell office:value-type="float" office:value="373181">
            <text:p>373181</text:p>
          </table:table-cell>
          <table:table-cell office:value-type="float" office:value="460226">
            <text:p>460226</text:p>
          </table:table-cell>
          <table:table-cell office:value-type="float" office:value="461854">
            <text:p>461854</text:p>
          </table:table-cell>
          <table:table-cell office:value-type="float" office:value="441249">
            <text:p>441249</text:p>
          </table:table-cell>
          <table:table-cell office:value-type="float" office:value="450198">
            <text:p>450198</text:p>
          </table:table-cell>
          <table:table-cell office:value-type="float" office:value="458749">
            <text:p>458749</text:p>
          </table:table-cell>
          <table:table-cell office:value-type="float" office:value="442055">
            <text:p>442055</text:p>
          </table:table-cell>
          <table:table-cell office:value-type="float" office:value="492786">
            <text:p>492786</text:p>
          </table:table-cell>
          <table:table-cell office:value-type="float" office:value="477007">
            <text:p>477007</text:p>
          </table:table-cell>
          <table:table-cell office:value-type="float" office:value="534806">
            <text:p>534806</text:p>
          </table:table-cell>
          <table:table-cell office:value-type="float" office:value="462331">
            <text:p>462331</text:p>
          </table:table-cell>
          <table:table-cell office:value-type="float" office:value="454902">
            <text:p>454902</text:p>
          </table:table-cell>
          <table:table-cell office:value-type="float" office:value="434663">
            <text:p>434663</text:p>
          </table:table-cell>
          <table:table-cell office:value-type="float" office:value="568443">
            <text:p>568443</text:p>
          </table:table-cell>
          <table:table-cell office:value-type="float" office:value="563719">
            <text:p>563719</text:p>
          </table:table-cell>
          <table:table-cell office:value-type="float" office:value="525610">
            <text:p>525610</text:p>
          </table:table-cell>
          <table:table-cell office:value-type="float" office:value="562108">
            <text:p>562108</text:p>
          </table:table-cell>
          <table:table-cell office:value-type="float" office:value="546201">
            <text:p>546201</text:p>
          </table:table-cell>
          <table:table-cell office:value-type="float" office:value="590335.9">
            <text:p>590335,9</text:p>
          </table:table-cell>
          <table:table-cell office:value-type="float" office:value="603963.2">
            <text:p>603963,2</text:p>
          </table:table-cell>
          <table:table-cell office:value-type="float" office:value="588678.9">
            <text:p>588678,9</text:p>
          </table:table-cell>
          <table:table-cell office:value-type="float" office:value="651094">
            <text:p>651094</text:p>
          </table:table-cell>
          <table:table-cell office:value-type="float" office:value="701804">
            <text:p>701804</text:p>
          </table:table-cell>
          <table:table-cell office:value-type="float" office:value="618741">
            <text:p>618741</text:p>
          </table:table-cell>
          <table:table-cell office:value-type="float" office:value="647297">
            <text:p>647297</text:p>
          </table:table-cell>
          <table:table-cell office:value-type="float" office:value="767455">
            <text:p>767455</text:p>
          </table:table-cell>
          <table:table-cell office:value-type="float" office:value="780531">
            <text:p>780531</text:p>
          </table:table-cell>
          <table:table-cell office:value-type="float" office:value="759868.8">
            <text:p>759868,8</text:p>
          </table:table-cell>
          <table:table-cell office:value-type="float" office:value="773313.6">
            <text:p>773313,6</text:p>
          </table:table-cell>
          <table:table-cell office:value-type="float" office:value="749401.1">
            <text:p>749401,1</text:p>
          </table:table-cell>
          <table:table-cell office:value-type="float" office:value="777232.78">
            <text:p>777232,78</text:p>
          </table:table-cell>
          <table:table-cell office:value-type="float" office:value="808027.68">
            <text:p>808027,68</text:p>
          </table:table-cell>
          <table:table-cell office:value-type="float" office:value="787573.4">
            <text:p>787573,4</text:p>
          </table:table-cell>
          <table:table-cell office:value-type="float" office:value="928086.67">
            <text:p>928086,67</text:p>
          </table:table-cell>
          <table:table-cell office:value-type="float" office:value="987738.36">
            <text:p>987738,36</text:p>
          </table:table-cell>
          <table:table-cell office:value-type="float" office:value="830909.68">
            <text:p>830909,68</text:p>
          </table:table-cell>
          <table:table-cell office:value-type="float" office:value="892441">
            <text:p>892441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TANTI </text:p>
          </table:table-cell>
          <table:table-cell office:value-type="string">
            <text:p>Municipio</text:p>
          </table:table-cell>
          <table:table-cell office:value-type="float" office:value="205279">
            <text:p>205279</text:p>
          </table:table-cell>
          <table:table-cell office:value-type="float" office:value="240873">
            <text:p>240873</text:p>
          </table:table-cell>
          <table:table-cell office:value-type="float" office:value="217924">
            <text:p>217924</text:p>
          </table:table-cell>
          <table:table-cell office:value-type="float" office:value="229991">
            <text:p>229991</text:p>
          </table:table-cell>
          <table:table-cell office:value-type="float" office:value="247672">
            <text:p>247672</text:p>
          </table:table-cell>
          <table:table-cell office:value-type="float" office:value="262766">
            <text:p>262766</text:p>
          </table:table-cell>
          <table:table-cell office:value-type="float" office:value="253363">
            <text:p>253363</text:p>
          </table:table-cell>
          <table:table-cell office:value-type="float" office:value="245402">
            <text:p>245402</text:p>
          </table:table-cell>
          <table:table-cell office:value-type="float" office:value="246964">
            <text:p>246964</text:p>
          </table:table-cell>
          <table:table-cell office:value-type="float" office:value="262583">
            <text:p>262583</text:p>
          </table:table-cell>
          <table:table-cell office:value-type="float" office:value="252616">
            <text:p>252616</text:p>
          </table:table-cell>
          <table:table-cell office:value-type="float" office:value="272187">
            <text:p>272187</text:p>
          </table:table-cell>
          <table:table-cell office:value-type="float" office:value="268932">
            <text:p>268932</text:p>
          </table:table-cell>
          <table:table-cell office:value-type="float" office:value="298494">
            <text:p>298494</text:p>
          </table:table-cell>
          <table:table-cell office:value-type="float" office:value="283876">
            <text:p>283876</text:p>
          </table:table-cell>
          <table:table-cell office:value-type="float" office:value="287889">
            <text:p>287889</text:p>
          </table:table-cell>
          <table:table-cell office:value-type="float" office:value="345177">
            <text:p>345177</text:p>
          </table:table-cell>
          <table:table-cell office:value-type="float" office:value="361312">
            <text:p>361312</text:p>
          </table:table-cell>
          <table:table-cell office:value-type="float" office:value="339907">
            <text:p>339907</text:p>
          </table:table-cell>
          <table:table-cell office:value-type="float" office:value="328884">
            <text:p>328884</text:p>
          </table:table-cell>
          <table:table-cell office:value-type="float" office:value="346308">
            <text:p>346308</text:p>
          </table:table-cell>
          <table:table-cell office:value-type="float" office:value="330726">
            <text:p>330726</text:p>
          </table:table-cell>
          <table:table-cell office:value-type="float" office:value="351664">
            <text:p>351664</text:p>
          </table:table-cell>
          <table:table-cell office:value-type="float" office:value="306122">
            <text:p>306122</text:p>
          </table:table-cell>
          <table:table-cell office:value-type="float" office:value="395997">
            <text:p>395997</text:p>
          </table:table-cell>
          <table:table-cell office:value-type="float" office:value="392441">
            <text:p>392441</text:p>
          </table:table-cell>
          <table:table-cell office:value-type="float" office:value="391467">
            <text:p>391467</text:p>
          </table:table-cell>
          <table:table-cell office:value-type="float" office:value="382342">
            <text:p>382342</text:p>
          </table:table-cell>
          <table:table-cell office:value-type="float" office:value="471524">
            <text:p>471524</text:p>
          </table:table-cell>
          <table:table-cell office:value-type="float" office:value="473192">
            <text:p>473192</text:p>
          </table:table-cell>
          <table:table-cell office:value-type="float" office:value="452081">
            <text:p>452081</text:p>
          </table:table-cell>
          <table:table-cell office:value-type="float" office:value="461249">
            <text:p>461249</text:p>
          </table:table-cell>
          <table:table-cell office:value-type="float" office:value="470011">
            <text:p>470011</text:p>
          </table:table-cell>
          <table:table-cell office:value-type="float" office:value="452907">
            <text:p>452907</text:p>
          </table:table-cell>
          <table:table-cell office:value-type="float" office:value="504883">
            <text:p>504883</text:p>
          </table:table-cell>
          <table:table-cell office:value-type="float" office:value="488716">
            <text:p>488716</text:p>
          </table:table-cell>
          <table:table-cell office:value-type="float" office:value="547935">
            <text:p>547935</text:p>
          </table:table-cell>
          <table:table-cell office:value-type="float" office:value="473681">
            <text:p>473681</text:p>
          </table:table-cell>
          <table:table-cell office:value-type="float" office:value="466069">
            <text:p>466069</text:p>
          </table:table-cell>
          <table:table-cell office:value-type="float" office:value="445333">
            <text:p>445333</text:p>
          </table:table-cell>
          <table:table-cell office:value-type="float" office:value="582397">
            <text:p>582397</text:p>
          </table:table-cell>
          <table:table-cell office:value-type="float" office:value="577557">
            <text:p>577557</text:p>
          </table:table-cell>
          <table:table-cell office:value-type="float" office:value="538513">
            <text:p>538513</text:p>
          </table:table-cell>
          <table:table-cell office:value-type="float" office:value="575907">
            <text:p>575907</text:p>
          </table:table-cell>
          <table:table-cell office:value-type="float" office:value="559609">
            <text:p>559609</text:p>
          </table:table-cell>
          <table:table-cell office:value-type="float" office:value="604827.8">
            <text:p>604827,8</text:p>
          </table:table-cell>
          <table:table-cell office:value-type="float" office:value="618789.6">
            <text:p>618789,6</text:p>
          </table:table-cell>
          <table:table-cell office:value-type="float" office:value="603129.1">
            <text:p>603129,1</text:p>
          </table:table-cell>
          <table:table-cell office:value-type="float" office:value="667078">
            <text:p>667078</text:p>
          </table:table-cell>
          <table:table-cell office:value-type="float" office:value="719033">
            <text:p>719033</text:p>
          </table:table-cell>
          <table:table-cell office:value-type="float" office:value="633930">
            <text:p>633930</text:p>
          </table:table-cell>
          <table:table-cell office:value-type="float" office:value="663187">
            <text:p>663187</text:p>
          </table:table-cell>
          <table:table-cell office:value-type="float" office:value="786295">
            <text:p>786295</text:p>
          </table:table-cell>
          <table:table-cell office:value-type="float" office:value="799692">
            <text:p>799692</text:p>
          </table:table-cell>
          <table:table-cell office:value-type="float" office:value="778522.5">
            <text:p>778522,5</text:p>
          </table:table-cell>
          <table:table-cell office:value-type="float" office:value="792297.4">
            <text:p>792297,4</text:p>
          </table:table-cell>
          <table:table-cell office:value-type="float" office:value="767797.8">
            <text:p>767797,8</text:p>
          </table:table-cell>
          <table:table-cell office:value-type="float" office:value="796312.74">
            <text:p>796312,74</text:p>
          </table:table-cell>
          <table:table-cell office:value-type="float" office:value="827863.61">
            <text:p>827863,61</text:p>
          </table:table-cell>
          <table:table-cell office:value-type="float" office:value="806906.19">
            <text:p>806906,19</text:p>
          </table:table-cell>
          <table:table-cell office:value-type="float" office:value="950869.89">
            <text:p>950869,89</text:p>
          </table:table-cell>
          <table:table-cell office:value-type="float" office:value="1011985.95">
            <text:p>1011985,95</text:p>
          </table:table-cell>
          <table:table-cell office:value-type="float" office:value="851307.34">
            <text:p>851307,34</text:p>
          </table:table-cell>
          <table:table-cell office:value-type="float" office:value="914349">
            <text:p>914349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TICINO </text:p>
          </table:table-cell>
          <table:table-cell office:value-type="string">
            <text:p>Municipio</text:p>
          </table:table-cell>
          <table:table-cell office:value-type="float" office:value="124864">
            <text:p>124864</text:p>
          </table:table-cell>
          <table:table-cell office:value-type="float" office:value="146514">
            <text:p>146514</text:p>
          </table:table-cell>
          <table:table-cell office:value-type="float" office:value="132555">
            <text:p>132555</text:p>
          </table:table-cell>
          <table:table-cell office:value-type="float" office:value="139895">
            <text:p>139895</text:p>
          </table:table-cell>
          <table:table-cell office:value-type="float" office:value="150649">
            <text:p>150649</text:p>
          </table:table-cell>
          <table:table-cell office:value-type="float" office:value="159831">
            <text:p>159831</text:p>
          </table:table-cell>
          <table:table-cell office:value-type="float" office:value="154111">
            <text:p>154111</text:p>
          </table:table-cell>
          <table:table-cell office:value-type="float" office:value="149268">
            <text:p>149268</text:p>
          </table:table-cell>
          <table:table-cell office:value-type="float" office:value="150219">
            <text:p>150219</text:p>
          </table:table-cell>
          <table:table-cell office:value-type="float" office:value="159719">
            <text:p>159719</text:p>
          </table:table-cell>
          <table:table-cell office:value-type="float" office:value="153657">
            <text:p>153657</text:p>
          </table:table-cell>
          <table:table-cell office:value-type="float" office:value="165561">
            <text:p>165561</text:p>
          </table:table-cell>
          <table:table-cell office:value-type="float" office:value="163581">
            <text:p>163581</text:p>
          </table:table-cell>
          <table:table-cell office:value-type="float" office:value="181562">
            <text:p>181562</text:p>
          </table:table-cell>
          <table:table-cell office:value-type="float" office:value="172671">
            <text:p>172671</text:p>
          </table:table-cell>
          <table:table-cell office:value-type="float" office:value="175112">
            <text:p>175112</text:p>
          </table:table-cell>
          <table:table-cell office:value-type="float" office:value="209958">
            <text:p>209958</text:p>
          </table:table-cell>
          <table:table-cell office:value-type="float" office:value="219772">
            <text:p>219772</text:p>
          </table:table-cell>
          <table:table-cell office:value-type="float" office:value="206752">
            <text:p>206752</text:p>
          </table:table-cell>
          <table:table-cell office:value-type="float" office:value="200048">
            <text:p>200048</text:p>
          </table:table-cell>
          <table:table-cell office:value-type="float" office:value="210646">
            <text:p>210646</text:p>
          </table:table-cell>
          <table:table-cell office:value-type="float" office:value="201168">
            <text:p>201168</text:p>
          </table:table-cell>
          <table:table-cell office:value-type="float" office:value="213903">
            <text:p>213903</text:p>
          </table:table-cell>
          <table:table-cell office:value-type="float" office:value="186202">
            <text:p>186202</text:p>
          </table:table-cell>
          <table:table-cell office:value-type="float" office:value="240870">
            <text:p>240870</text:p>
          </table:table-cell>
          <table:table-cell office:value-type="float" office:value="238707">
            <text:p>238707</text:p>
          </table:table-cell>
          <table:table-cell office:value-type="float" office:value="230142">
            <text:p>230142</text:p>
          </table:table-cell>
          <table:table-cell office:value-type="float" office:value="229981">
            <text:p>229981</text:p>
          </table:table-cell>
          <table:table-cell office:value-type="float" office:value="283624">
            <text:p>283624</text:p>
          </table:table-cell>
          <table:table-cell office:value-type="float" office:value="284627">
            <text:p>284627</text:p>
          </table:table-cell>
          <table:table-cell office:value-type="float" office:value="271929">
            <text:p>271929</text:p>
          </table:table-cell>
          <table:table-cell office:value-type="float" office:value="277444">
            <text:p>277444</text:p>
          </table:table-cell>
          <table:table-cell office:value-type="float" office:value="282714">
            <text:p>282714</text:p>
          </table:table-cell>
          <table:table-cell office:value-type="float" office:value="272425">
            <text:p>272425</text:p>
          </table:table-cell>
          <table:table-cell office:value-type="float" office:value="303690">
            <text:p>303690</text:p>
          </table:table-cell>
          <table:table-cell office:value-type="float" office:value="293965">
            <text:p>293965</text:p>
          </table:table-cell>
          <table:table-cell office:value-type="float" office:value="329585">
            <text:p>329585</text:p>
          </table:table-cell>
          <table:table-cell office:value-type="float" office:value="284921">
            <text:p>284921</text:p>
          </table:table-cell>
          <table:table-cell office:value-type="float" office:value="280343">
            <text:p>280343</text:p>
          </table:table-cell>
          <table:table-cell office:value-type="float" office:value="267870">
            <text:p>267870</text:p>
          </table:table-cell>
          <table:table-cell office:value-type="float" office:value="350315">
            <text:p>350315</text:p>
          </table:table-cell>
          <table:table-cell office:value-type="float" office:value="347403">
            <text:p>347403</text:p>
          </table:table-cell>
          <table:table-cell office:value-type="float" office:value="323918">
            <text:p>323918</text:p>
          </table:table-cell>
          <table:table-cell office:value-type="float" office:value="346411">
            <text:p>346411</text:p>
          </table:table-cell>
          <table:table-cell office:value-type="float" office:value="336608">
            <text:p>336608</text:p>
          </table:table-cell>
          <table:table-cell office:value-type="float" office:value="363806.7">
            <text:p>363806,7</text:p>
          </table:table-cell>
          <table:table-cell office:value-type="float" office:value="372204.8">
            <text:p>372204,8</text:p>
          </table:table-cell>
          <table:table-cell office:value-type="float" office:value="362784.4">
            <text:p>362784,4</text:p>
          </table:table-cell>
          <table:table-cell office:value-type="float" office:value="401250">
            <text:p>401250</text:p>
          </table:table-cell>
          <table:table-cell office:value-type="float" office:value="432502">
            <text:p>432502</text:p>
          </table:table-cell>
          <table:table-cell office:value-type="float" office:value="381312">
            <text:p>381312</text:p>
          </table:table-cell>
          <table:table-cell office:value-type="float" office:value="398910">
            <text:p>398910</text:p>
          </table:table-cell>
          <table:table-cell office:value-type="float" office:value="472960">
            <text:p>472960</text:p>
          </table:table-cell>
          <table:table-cell office:value-type="float" office:value="481018">
            <text:p>481018</text:p>
          </table:table-cell>
          <table:table-cell office:value-type="float" office:value="468284.9">
            <text:p>468284,9</text:p>
          </table:table-cell>
          <table:table-cell office:value-type="float" office:value="476570.6">
            <text:p>476570,6</text:p>
          </table:table-cell>
          <table:table-cell office:value-type="float" office:value="461834">
            <text:p>461834</text:p>
          </table:table-cell>
          <table:table-cell office:value-type="float" office:value="478985.84">
            <text:p>478985,84</text:p>
          </table:table-cell>
          <table:table-cell office:value-type="float" office:value="497963.83">
            <text:p>497963,83</text:p>
          </table:table-cell>
          <table:table-cell office:value-type="float" office:value="485357.84">
            <text:p>485357,84</text:p>
          </table:table-cell>
          <table:table-cell office:value-type="float" office:value="571952.68">
            <text:p>571952,68</text:p>
          </table:table-cell>
          <table:table-cell office:value-type="float" office:value="608714.27">
            <text:p>608714,27</text:p>
          </table:table-cell>
          <table:table-cell office:value-type="float" office:value="512065.34">
            <text:p>512065,34</text:p>
          </table:table-cell>
          <table:table-cell office:value-type="float" office:value="549985">
            <text:p>549985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TIO PUJIO </text:p>
          </table:table-cell>
          <table:table-cell office:value-type="string">
            <text:p>Municipio</text:p>
          </table:table-cell>
          <table:table-cell office:value-type="float" office:value="135902">
            <text:p>135902</text:p>
          </table:table-cell>
          <table:table-cell office:value-type="float" office:value="159467">
            <text:p>159467</text:p>
          </table:table-cell>
          <table:table-cell office:value-type="float" office:value="144274">
            <text:p>144274</text:p>
          </table:table-cell>
          <table:table-cell office:value-type="float" office:value="152263">
            <text:p>152263</text:p>
          </table:table-cell>
          <table:table-cell office:value-type="float" office:value="163968">
            <text:p>163968</text:p>
          </table:table-cell>
          <table:table-cell office:value-type="float" office:value="173961">
            <text:p>173961</text:p>
          </table:table-cell>
          <table:table-cell office:value-type="float" office:value="167735">
            <text:p>167735</text:p>
          </table:table-cell>
          <table:table-cell office:value-type="float" office:value="162465">
            <text:p>162465</text:p>
          </table:table-cell>
          <table:table-cell office:value-type="float" office:value="163499">
            <text:p>163499</text:p>
          </table:table-cell>
          <table:table-cell office:value-type="float" office:value="173839">
            <text:p>173839</text:p>
          </table:table-cell>
          <table:table-cell office:value-type="float" office:value="167241">
            <text:p>167241</text:p>
          </table:table-cell>
          <table:table-cell office:value-type="float" office:value="180198">
            <text:p>180198</text:p>
          </table:table-cell>
          <table:table-cell office:value-type="float" office:value="178042">
            <text:p>178042</text:p>
          </table:table-cell>
          <table:table-cell office:value-type="float" office:value="197614">
            <text:p>197614</text:p>
          </table:table-cell>
          <table:table-cell office:value-type="float" office:value="187936">
            <text:p>187936</text:p>
          </table:table-cell>
          <table:table-cell office:value-type="float" office:value="190593">
            <text:p>190593</text:p>
          </table:table-cell>
          <table:table-cell office:value-type="float" office:value="228520">
            <text:p>228520</text:p>
          </table:table-cell>
          <table:table-cell office:value-type="float" office:value="239202">
            <text:p>239202</text:p>
          </table:table-cell>
          <table:table-cell office:value-type="float" office:value="225030">
            <text:p>225030</text:p>
          </table:table-cell>
          <table:table-cell office:value-type="float" office:value="217733">
            <text:p>217733</text:p>
          </table:table-cell>
          <table:table-cell office:value-type="float" office:value="229268">
            <text:p>229268</text:p>
          </table:table-cell>
          <table:table-cell office:value-type="float" office:value="218953">
            <text:p>218953</text:p>
          </table:table-cell>
          <table:table-cell office:value-type="float" office:value="232814">
            <text:p>232814</text:p>
          </table:table-cell>
          <table:table-cell office:value-type="float" office:value="202664">
            <text:p>202664</text:p>
          </table:table-cell>
          <table:table-cell office:value-type="float" office:value="262164">
            <text:p>262164</text:p>
          </table:table-cell>
          <table:table-cell office:value-type="float" office:value="259810">
            <text:p>259810</text:p>
          </table:table-cell>
          <table:table-cell office:value-type="float" office:value="262663">
            <text:p>262663</text:p>
          </table:table-cell>
          <table:table-cell office:value-type="float" office:value="254258">
            <text:p>254258</text:p>
          </table:table-cell>
          <table:table-cell office:value-type="float" office:value="313564">
            <text:p>313564</text:p>
          </table:table-cell>
          <table:table-cell office:value-type="float" office:value="314673">
            <text:p>314673</text:p>
          </table:table-cell>
          <table:table-cell office:value-type="float" office:value="300634">
            <text:p>300634</text:p>
          </table:table-cell>
          <table:table-cell office:value-type="float" office:value="306731">
            <text:p>306731</text:p>
          </table:table-cell>
          <table:table-cell office:value-type="float" office:value="312557">
            <text:p>312557</text:p>
          </table:table-cell>
          <table:table-cell office:value-type="float" office:value="301183">
            <text:p>301183</text:p>
          </table:table-cell>
          <table:table-cell office:value-type="float" office:value="335748">
            <text:p>335748</text:p>
          </table:table-cell>
          <table:table-cell office:value-type="float" office:value="324996">
            <text:p>324996</text:p>
          </table:table-cell>
          <table:table-cell office:value-type="float" office:value="364377">
            <text:p>364377</text:p>
          </table:table-cell>
          <table:table-cell office:value-type="float" office:value="314998">
            <text:p>314998</text:p>
          </table:table-cell>
          <table:table-cell office:value-type="float" office:value="309936">
            <text:p>309936</text:p>
          </table:table-cell>
          <table:table-cell office:value-type="float" office:value="296147">
            <text:p>296147</text:p>
          </table:table-cell>
          <table:table-cell office:value-type="float" office:value="387294">
            <text:p>387294</text:p>
          </table:table-cell>
          <table:table-cell office:value-type="float" office:value="384076">
            <text:p>384076</text:p>
          </table:table-cell>
          <table:table-cell office:value-type="float" office:value="358111">
            <text:p>358111</text:p>
          </table:table-cell>
          <table:table-cell office:value-type="float" office:value="382979">
            <text:p>382979</text:p>
          </table:table-cell>
          <table:table-cell office:value-type="float" office:value="372141">
            <text:p>372141</text:p>
          </table:table-cell>
          <table:table-cell office:value-type="float" office:value="402210.8">
            <text:p>402210,8</text:p>
          </table:table-cell>
          <table:table-cell office:value-type="float" office:value="411495.5">
            <text:p>411495,5</text:p>
          </table:table-cell>
          <table:table-cell office:value-type="float" office:value="401081.5">
            <text:p>401081,5</text:p>
          </table:table-cell>
          <table:table-cell office:value-type="float" office:value="443607">
            <text:p>443607</text:p>
          </table:table-cell>
          <table:table-cell office:value-type="float" office:value="478157">
            <text:p>478157</text:p>
          </table:table-cell>
          <table:table-cell office:value-type="float" office:value="421565">
            <text:p>421565</text:p>
          </table:table-cell>
          <table:table-cell office:value-type="float" office:value="441020">
            <text:p>441020</text:p>
          </table:table-cell>
          <table:table-cell office:value-type="float" office:value="522887">
            <text:p>522887</text:p>
          </table:table-cell>
          <table:table-cell office:value-type="float" office:value="531795">
            <text:p>531795</text:p>
          </table:table-cell>
          <table:table-cell office:value-type="float" office:value="517717.9">
            <text:p>517717,9</text:p>
          </table:table-cell>
          <table:table-cell office:value-type="float" office:value="526878.2">
            <text:p>526878,2</text:p>
          </table:table-cell>
          <table:table-cell office:value-type="float" office:value="510586">
            <text:p>510586</text:p>
          </table:table-cell>
          <table:table-cell office:value-type="float" office:value="529548.44">
            <text:p>529548,44</text:p>
          </table:table-cell>
          <table:table-cell office:value-type="float" office:value="550529.79">
            <text:p>550529,79</text:p>
          </table:table-cell>
          <table:table-cell office:value-type="float" office:value="536593.09">
            <text:p>536593,09</text:p>
          </table:table-cell>
          <table:table-cell office:value-type="float" office:value="632329.03">
            <text:p>632329,03</text:p>
          </table:table-cell>
          <table:table-cell office:value-type="float" office:value="672971.25">
            <text:p>672971,25</text:p>
          </table:table-cell>
          <table:table-cell office:value-type="float" office:value="566119.88">
            <text:p>566119,88</text:p>
          </table:table-cell>
          <table:table-cell office:value-type="float" office:value="608042">
            <text:p>608042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TOLEDO </text:p>
          </table:table-cell>
          <table:table-cell office:value-type="string">
            <text:p>Municipio</text:p>
          </table:table-cell>
          <table:table-cell office:value-type="float" office:value="164091">
            <text:p>164091</text:p>
          </table:table-cell>
          <table:table-cell office:value-type="float" office:value="192543">
            <text:p>192543</text:p>
          </table:table-cell>
          <table:table-cell office:value-type="float" office:value="174199">
            <text:p>174199</text:p>
          </table:table-cell>
          <table:table-cell office:value-type="float" office:value="183845">
            <text:p>183845</text:p>
          </table:table-cell>
          <table:table-cell office:value-type="float" office:value="197978">
            <text:p>197978</text:p>
          </table:table-cell>
          <table:table-cell office:value-type="float" office:value="210044">
            <text:p>210044</text:p>
          </table:table-cell>
          <table:table-cell office:value-type="float" office:value="202527">
            <text:p>202527</text:p>
          </table:table-cell>
          <table:table-cell office:value-type="float" office:value="196163">
            <text:p>196163</text:p>
          </table:table-cell>
          <table:table-cell office:value-type="float" office:value="197412">
            <text:p>197412</text:p>
          </table:table-cell>
          <table:table-cell office:value-type="float" office:value="209897">
            <text:p>209897</text:p>
          </table:table-cell>
          <table:table-cell office:value-type="float" office:value="201930">
            <text:p>201930</text:p>
          </table:table-cell>
          <table:table-cell office:value-type="float" office:value="217574">
            <text:p>217574</text:p>
          </table:table-cell>
          <table:table-cell office:value-type="float" office:value="214972">
            <text:p>214972</text:p>
          </table:table-cell>
          <table:table-cell office:value-type="float" office:value="238603">
            <text:p>238603</text:p>
          </table:table-cell>
          <table:table-cell office:value-type="float" office:value="226918">
            <text:p>226918</text:p>
          </table:table-cell>
          <table:table-cell office:value-type="float" office:value="230125">
            <text:p>230125</text:p>
          </table:table-cell>
          <table:table-cell office:value-type="float" office:value="275919">
            <text:p>275919</text:p>
          </table:table-cell>
          <table:table-cell office:value-type="float" office:value="288817">
            <text:p>288817</text:p>
          </table:table-cell>
          <table:table-cell office:value-type="float" office:value="271706">
            <text:p>271706</text:p>
          </table:table-cell>
          <table:table-cell office:value-type="float" office:value="262895">
            <text:p>262895</text:p>
          </table:table-cell>
          <table:table-cell office:value-type="float" office:value="276823">
            <text:p>276823</text:p>
          </table:table-cell>
          <table:table-cell office:value-type="float" office:value="264368">
            <text:p>264368</text:p>
          </table:table-cell>
          <table:table-cell office:value-type="float" office:value="281104">
            <text:p>281104</text:p>
          </table:table-cell>
          <table:table-cell office:value-type="float" office:value="244701">
            <text:p>244701</text:p>
          </table:table-cell>
          <table:table-cell office:value-type="float" office:value="316542">
            <text:p>316542</text:p>
          </table:table-cell>
          <table:table-cell office:value-type="float" office:value="313700">
            <text:p>313700</text:p>
          </table:table-cell>
          <table:table-cell office:value-type="float" office:value="310141">
            <text:p>310141</text:p>
          </table:table-cell>
          <table:table-cell office:value-type="float" office:value="304726">
            <text:p>304726</text:p>
          </table:table-cell>
          <table:table-cell office:value-type="float" office:value="375804">
            <text:p>375804</text:p>
          </table:table-cell>
          <table:table-cell office:value-type="float" office:value="377134">
            <text:p>377134</text:p>
          </table:table-cell>
          <table:table-cell office:value-type="float" office:value="360308">
            <text:p>360308</text:p>
          </table:table-cell>
          <table:table-cell office:value-type="float" office:value="367615">
            <text:p>367615</text:p>
          </table:table-cell>
          <table:table-cell office:value-type="float" office:value="374598">
            <text:p>374598</text:p>
          </table:table-cell>
          <table:table-cell office:value-type="float" office:value="360966">
            <text:p>360966</text:p>
          </table:table-cell>
          <table:table-cell office:value-type="float" office:value="402392">
            <text:p>402392</text:p>
          </table:table-cell>
          <table:table-cell office:value-type="float" office:value="389506">
            <text:p>389506</text:p>
          </table:table-cell>
          <table:table-cell office:value-type="float" office:value="436704">
            <text:p>436704</text:p>
          </table:table-cell>
          <table:table-cell office:value-type="float" office:value="377523">
            <text:p>377523</text:p>
          </table:table-cell>
          <table:table-cell office:value-type="float" office:value="371457">
            <text:p>371457</text:p>
          </table:table-cell>
          <table:table-cell office:value-type="float" office:value="354930">
            <text:p>354930</text:p>
          </table:table-cell>
          <table:table-cell office:value-type="float" office:value="464170">
            <text:p>464170</text:p>
          </table:table-cell>
          <table:table-cell office:value-type="float" office:value="460312">
            <text:p>460312</text:p>
          </table:table-cell>
          <table:table-cell office:value-type="float" office:value="429194">
            <text:p>429194</text:p>
          </table:table-cell>
          <table:table-cell office:value-type="float" office:value="458998">
            <text:p>458998</text:p>
          </table:table-cell>
          <table:table-cell office:value-type="float" office:value="446008">
            <text:p>446008</text:p>
          </table:table-cell>
          <table:table-cell office:value-type="float" office:value="482047.3">
            <text:p>482047,3</text:p>
          </table:table-cell>
          <table:table-cell office:value-type="float" office:value="493174.9">
            <text:p>493174,9</text:p>
          </table:table-cell>
          <table:table-cell office:value-type="float" office:value="480693.7">
            <text:p>480693,7</text:p>
          </table:table-cell>
          <table:table-cell office:value-type="float" office:value="531660">
            <text:p>531660</text:p>
          </table:table-cell>
          <table:table-cell office:value-type="float" office:value="573069">
            <text:p>573069</text:p>
          </table:table-cell>
          <table:table-cell office:value-type="float" office:value="505242">
            <text:p>505242</text:p>
          </table:table-cell>
          <table:table-cell office:value-type="float" office:value="528560">
            <text:p>528560</text:p>
          </table:table-cell>
          <table:table-cell office:value-type="float" office:value="626677">
            <text:p>626677</text:p>
          </table:table-cell>
          <table:table-cell office:value-type="float" office:value="637354">
            <text:p>637354</text:p>
          </table:table-cell>
          <table:table-cell office:value-type="float" office:value="620481.9">
            <text:p>620481,9</text:p>
          </table:table-cell>
          <table:table-cell office:value-type="float" office:value="631460.5">
            <text:p>631460,5</text:p>
          </table:table-cell>
          <table:table-cell office:value-type="float" office:value="611934.3">
            <text:p>611934,3</text:p>
          </table:table-cell>
          <table:table-cell office:value-type="float" office:value="634660.72">
            <text:p>634660,72</text:p>
          </table:table-cell>
          <table:table-cell office:value-type="float" office:value="659806.74">
            <text:p>659806,74</text:p>
          </table:table-cell>
          <table:table-cell office:value-type="float" office:value="643103.68">
            <text:p>643103,68</text:p>
          </table:table-cell>
          <table:table-cell office:value-type="float" office:value="757842.65">
            <text:p>757842,65</text:p>
          </table:table-cell>
          <table:table-cell office:value-type="float" office:value="806552.11">
            <text:p>806552,11</text:p>
          </table:table-cell>
          <table:table-cell office:value-type="float" office:value="678491.37">
            <text:p>678491,37</text:p>
          </table:table-cell>
          <table:table-cell office:value-type="float" office:value="728735">
            <text:p>728735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TOSQUITA </text:p>
          </table:table-cell>
          <table:table-cell office:value-type="string">
            <text:p>Municipio</text:p>
          </table:table-cell>
          <table:table-cell office:value-type="float" office:value="83660">
            <text:p>83660</text:p>
          </table:table-cell>
          <table:table-cell office:value-type="float" office:value="98166">
            <text:p>98166</text:p>
          </table:table-cell>
          <table:table-cell office:value-type="float" office:value="88814">
            <text:p>88814</text:p>
          </table:table-cell>
          <table:table-cell office:value-type="float" office:value="93731">
            <text:p>93731</text:p>
          </table:table-cell>
          <table:table-cell office:value-type="float" office:value="100937">
            <text:p>100937</text:p>
          </table:table-cell>
          <table:table-cell office:value-type="float" office:value="107089">
            <text:p>107089</text:p>
          </table:table-cell>
          <table:table-cell office:value-type="float" office:value="103256">
            <text:p>103256</text:p>
          </table:table-cell>
          <table:table-cell office:value-type="float" office:value="100012">
            <text:p>100012</text:p>
          </table:table-cell>
          <table:table-cell office:value-type="float" office:value="100648">
            <text:p>100648</text:p>
          </table:table-cell>
          <table:table-cell office:value-type="float" office:value="107014">
            <text:p>107014</text:p>
          </table:table-cell>
          <table:table-cell office:value-type="float" office:value="102952">
            <text:p>102952</text:p>
          </table:table-cell>
          <table:table-cell office:value-type="float" office:value="110928">
            <text:p>110928</text:p>
          </table:table-cell>
          <table:table-cell office:value-type="float" office:value="109601">
            <text:p>109601</text:p>
          </table:table-cell>
          <table:table-cell office:value-type="float" office:value="121649">
            <text:p>121649</text:p>
          </table:table-cell>
          <table:table-cell office:value-type="float" office:value="115692">
            <text:p>115692</text:p>
          </table:table-cell>
          <table:table-cell office:value-type="float" office:value="117327">
            <text:p>117327</text:p>
          </table:table-cell>
          <table:table-cell office:value-type="float" office:value="140675">
            <text:p>140675</text:p>
          </table:table-cell>
          <table:table-cell office:value-type="float" office:value="147250">
            <text:p>147250</text:p>
          </table:table-cell>
          <table:table-cell office:value-type="float" office:value="138527">
            <text:p>138527</text:p>
          </table:table-cell>
          <table:table-cell office:value-type="float" office:value="134035">
            <text:p>134035</text:p>
          </table:table-cell>
          <table:table-cell office:value-type="float" office:value="141135">
            <text:p>141135</text:p>
          </table:table-cell>
          <table:table-cell office:value-type="float" office:value="134785">
            <text:p>134785</text:p>
          </table:table-cell>
          <table:table-cell office:value-type="float" office:value="143318">
            <text:p>143318</text:p>
          </table:table-cell>
          <table:table-cell office:value-type="float" office:value="124758">
            <text:p>124758</text:p>
          </table:table-cell>
          <table:table-cell office:value-type="float" office:value="161386">
            <text:p>161386</text:p>
          </table:table-cell>
          <table:table-cell office:value-type="float" office:value="159937">
            <text:p>159937</text:p>
          </table:table-cell>
          <table:table-cell office:value-type="float" office:value="154644">
            <text:p>154644</text:p>
          </table:table-cell>
          <table:table-cell office:value-type="float" office:value="154235">
            <text:p>154235</text:p>
          </table:table-cell>
          <table:table-cell office:value-type="float" office:value="190210">
            <text:p>190210</text:p>
          </table:table-cell>
          <table:table-cell office:value-type="float" office:value="190883">
            <text:p>190883</text:p>
          </table:table-cell>
          <table:table-cell office:value-type="float" office:value="182367">
            <text:p>182367</text:p>
          </table:table-cell>
          <table:table-cell office:value-type="float" office:value="186065">
            <text:p>186065</text:p>
          </table:table-cell>
          <table:table-cell office:value-type="float" office:value="189599">
            <text:p>189599</text:p>
          </table:table-cell>
          <table:table-cell office:value-type="float" office:value="182700">
            <text:p>182700</text:p>
          </table:table-cell>
          <table:table-cell office:value-type="float" office:value="203667">
            <text:p>203667</text:p>
          </table:table-cell>
          <table:table-cell office:value-type="float" office:value="197145">
            <text:p>197145</text:p>
          </table:table-cell>
          <table:table-cell office:value-type="float" office:value="221034">
            <text:p>221034</text:p>
          </table:table-cell>
          <table:table-cell office:value-type="float" office:value="191080">
            <text:p>191080</text:p>
          </table:table-cell>
          <table:table-cell office:value-type="float" office:value="188009">
            <text:p>188009</text:p>
          </table:table-cell>
          <table:table-cell office:value-type="float" office:value="179645">
            <text:p>179645</text:p>
          </table:table-cell>
          <table:table-cell office:value-type="float" office:value="234935">
            <text:p>234935</text:p>
          </table:table-cell>
          <table:table-cell office:value-type="float" office:value="232983">
            <text:p>232983</text:p>
          </table:table-cell>
          <table:table-cell office:value-type="float" office:value="217233">
            <text:p>217233</text:p>
          </table:table-cell>
          <table:table-cell office:value-type="float" office:value="232317">
            <text:p>232317</text:p>
          </table:table-cell>
          <table:table-cell office:value-type="float" office:value="225743">
            <text:p>225743</text:p>
          </table:table-cell>
          <table:table-cell office:value-type="float" office:value="243983.9">
            <text:p>243983,9</text:p>
          </table:table-cell>
          <table:table-cell office:value-type="float" office:value="249616">
            <text:p>249616</text:p>
          </table:table-cell>
          <table:table-cell office:value-type="float" office:value="243298.2">
            <text:p>243298,2</text:p>
          </table:table-cell>
          <table:table-cell office:value-type="float" office:value="269095">
            <text:p>269095</text:p>
          </table:table-cell>
          <table:table-cell office:value-type="float" office:value="290053">
            <text:p>290053</text:p>
          </table:table-cell>
          <table:table-cell office:value-type="float" office:value="255724">
            <text:p>255724</text:p>
          </table:table-cell>
          <table:table-cell office:value-type="float" office:value="267526">
            <text:p>267526</text:p>
          </table:table-cell>
          <table:table-cell office:value-type="float" office:value="317187">
            <text:p>317187</text:p>
          </table:table-cell>
          <table:table-cell office:value-type="float" office:value="322591">
            <text:p>322591</text:p>
          </table:table-cell>
          <table:table-cell office:value-type="float" office:value="314051.3">
            <text:p>314051,3</text:p>
          </table:table-cell>
          <table:table-cell office:value-type="float" office:value="319608">
            <text:p>319608</text:p>
          </table:table-cell>
          <table:table-cell office:value-type="float" office:value="309725">
            <text:p>309725</text:p>
          </table:table-cell>
          <table:table-cell office:value-type="float" office:value="321227.75">
            <text:p>321227,75</text:p>
          </table:table-cell>
          <table:table-cell office:value-type="float" office:value="333955.18">
            <text:p>333955,18</text:p>
          </table:table-cell>
          <table:table-cell office:value-type="float" office:value="325501.08">
            <text:p>325501,08</text:p>
          </table:table-cell>
          <table:table-cell office:value-type="float" office:value="383575.17">
            <text:p>383575,17</text:p>
          </table:table-cell>
          <table:table-cell office:value-type="float" office:value="408229.01">
            <text:p>408229,01</text:p>
          </table:table-cell>
          <table:table-cell office:value-type="float" office:value="343412.24">
            <text:p>343412,24</text:p>
          </table:table-cell>
          <table:table-cell office:value-type="float" office:value="368843">
            <text:p>368843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TRANSITO </text:p>
          </table:table-cell>
          <table:table-cell office:value-type="string">
            <text:p>Municipio</text:p>
          </table:table-cell>
          <table:table-cell office:value-type="float" office:value="146011">
            <text:p>146011</text:p>
          </table:table-cell>
          <table:table-cell office:value-type="float" office:value="171329">
            <text:p>171329</text:p>
          </table:table-cell>
          <table:table-cell office:value-type="float" office:value="155006">
            <text:p>155006</text:p>
          </table:table-cell>
          <table:table-cell office:value-type="float" office:value="163589">
            <text:p>163589</text:p>
          </table:table-cell>
          <table:table-cell office:value-type="float" office:value="176165">
            <text:p>176165</text:p>
          </table:table-cell>
          <table:table-cell office:value-type="float" office:value="186901">
            <text:p>186901</text:p>
          </table:table-cell>
          <table:table-cell office:value-type="float" office:value="180212">
            <text:p>180212</text:p>
          </table:table-cell>
          <table:table-cell office:value-type="float" office:value="174550">
            <text:p>174550</text:p>
          </table:table-cell>
          <table:table-cell office:value-type="float" office:value="175661">
            <text:p>175661</text:p>
          </table:table-cell>
          <table:table-cell office:value-type="float" office:value="186770">
            <text:p>186770</text:p>
          </table:table-cell>
          <table:table-cell office:value-type="float" office:value="179681">
            <text:p>179681</text:p>
          </table:table-cell>
          <table:table-cell office:value-type="float" office:value="193602">
            <text:p>193602</text:p>
          </table:table-cell>
          <table:table-cell office:value-type="float" office:value="191286">
            <text:p>191286</text:p>
          </table:table-cell>
          <table:table-cell office:value-type="float" office:value="212313">
            <text:p>212313</text:p>
          </table:table-cell>
          <table:table-cell office:value-type="float" office:value="201916">
            <text:p>201916</text:p>
          </table:table-cell>
          <table:table-cell office:value-type="float" office:value="204770">
            <text:p>204770</text:p>
          </table:table-cell>
          <table:table-cell office:value-type="float" office:value="245518">
            <text:p>245518</text:p>
          </table:table-cell>
          <table:table-cell office:value-type="float" office:value="256995">
            <text:p>256995</text:p>
          </table:table-cell>
          <table:table-cell office:value-type="float" office:value="241769">
            <text:p>241769</text:p>
          </table:table-cell>
          <table:table-cell office:value-type="float" office:value="233929">
            <text:p>233929</text:p>
          </table:table-cell>
          <table:table-cell office:value-type="float" office:value="246322">
            <text:p>246322</text:p>
          </table:table-cell>
          <table:table-cell office:value-type="float" office:value="235239">
            <text:p>235239</text:p>
          </table:table-cell>
          <table:table-cell office:value-type="float" office:value="250132">
            <text:p>250132</text:p>
          </table:table-cell>
          <table:table-cell office:value-type="float" office:value="217739">
            <text:p>217739</text:p>
          </table:table-cell>
          <table:table-cell office:value-type="float" office:value="281665">
            <text:p>281665</text:p>
          </table:table-cell>
          <table:table-cell office:value-type="float" office:value="279136">
            <text:p>279136</text:p>
          </table:table-cell>
          <table:table-cell office:value-type="float" office:value="271225">
            <text:p>271225</text:p>
          </table:table-cell>
          <table:table-cell office:value-type="float" office:value="269614">
            <text:p>269614</text:p>
          </table:table-cell>
          <table:table-cell office:value-type="float" office:value="332502">
            <text:p>332502</text:p>
          </table:table-cell>
          <table:table-cell office:value-type="float" office:value="333678">
            <text:p>333678</text:p>
          </table:table-cell>
          <table:table-cell office:value-type="float" office:value="318791">
            <text:p>318791</text:p>
          </table:table-cell>
          <table:table-cell office:value-type="float" office:value="325257">
            <text:p>325257</text:p>
          </table:table-cell>
          <table:table-cell office:value-type="float" office:value="331435">
            <text:p>331435</text:p>
          </table:table-cell>
          <table:table-cell office:value-type="float" office:value="319374">
            <text:p>319374</text:p>
          </table:table-cell>
          <table:table-cell office:value-type="float" office:value="356026">
            <text:p>356026</text:p>
          </table:table-cell>
          <table:table-cell office:value-type="float" office:value="344625">
            <text:p>344625</text:p>
          </table:table-cell>
          <table:table-cell office:value-type="float" office:value="386384">
            <text:p>386384</text:p>
          </table:table-cell>
          <table:table-cell office:value-type="float" office:value="334023">
            <text:p>334023</text:p>
          </table:table-cell>
          <table:table-cell office:value-type="float" office:value="328655">
            <text:p>328655</text:p>
          </table:table-cell>
          <table:table-cell office:value-type="float" office:value="314033">
            <text:p>314033</text:p>
          </table:table-cell>
          <table:table-cell office:value-type="float" office:value="410685">
            <text:p>410685</text:p>
          </table:table-cell>
          <table:table-cell office:value-type="float" office:value="407272">
            <text:p>407272</text:p>
          </table:table-cell>
          <table:table-cell office:value-type="float" office:value="379740">
            <text:p>379740</text:p>
          </table:table-cell>
          <table:table-cell office:value-type="float" office:value="406109">
            <text:p>406109</text:p>
          </table:table-cell>
          <table:table-cell office:value-type="float" office:value="394616">
            <text:p>394616</text:p>
          </table:table-cell>
          <table:table-cell office:value-type="float" office:value="426502.8">
            <text:p>426502,8</text:p>
          </table:table-cell>
          <table:table-cell office:value-type="float" office:value="436348.2">
            <text:p>436348,2</text:p>
          </table:table-cell>
          <table:table-cell office:value-type="float" office:value="425304.3">
            <text:p>425304,3</text:p>
          </table:table-cell>
          <table:table-cell office:value-type="float" office:value="470399">
            <text:p>470399</text:p>
          </table:table-cell>
          <table:table-cell office:value-type="float" office:value="507036">
            <text:p>507036</text:p>
          </table:table-cell>
          <table:table-cell office:value-type="float" office:value="447025">
            <text:p>447025</text:p>
          </table:table-cell>
          <table:table-cell office:value-type="float" office:value="467656">
            <text:p>467656</text:p>
          </table:table-cell>
          <table:table-cell office:value-type="float" office:value="554467">
            <text:p>554467</text:p>
          </table:table-cell>
          <table:table-cell office:value-type="float" office:value="563914">
            <text:p>563914</text:p>
          </table:table-cell>
          <table:table-cell office:value-type="float" office:value="548986.1">
            <text:p>548986,1</text:p>
          </table:table-cell>
          <table:table-cell office:value-type="float" office:value="558699.7">
            <text:p>558699,7</text:p>
          </table:table-cell>
          <table:table-cell office:value-type="float" office:value="541423.5">
            <text:p>541423,5</text:p>
          </table:table-cell>
          <table:table-cell office:value-type="float" office:value="561531.19">
            <text:p>561531,19</text:p>
          </table:table-cell>
          <table:table-cell office:value-type="float" office:value="583779.73">
            <text:p>583779,73</text:p>
          </table:table-cell>
          <table:table-cell office:value-type="float" office:value="569001.3">
            <text:p>569001,3</text:p>
          </table:table-cell>
          <table:table-cell office:value-type="float" office:value="670519.34">
            <text:p>670519,34</text:p>
          </table:table-cell>
          <table:table-cell office:value-type="float" office:value="713616.19">
            <text:p>713616,19</text:p>
          </table:table-cell>
          <table:table-cell office:value-type="float" office:value="600311.4">
            <text:p>600311,4</text:p>
          </table:table-cell>
          <table:table-cell office:value-type="float" office:value="644766">
            <text:p>644766</text:p>
          </table:table-cell>
          <table:table-cell table:number-columns-repeated="919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UCACHA </text:p>
          </table:table-cell>
          <table:table-cell office:value-type="string">
            <text:p>Municipio</text:p>
          </table:table-cell>
          <table:table-cell office:value-type="float" office:value="197446">
            <text:p>197446</text:p>
          </table:table-cell>
          <table:table-cell office:value-type="float" office:value="231681">
            <text:p>231681</text:p>
          </table:table-cell>
          <table:table-cell office:value-type="float" office:value="209608">
            <text:p>209608</text:p>
          </table:table-cell>
          <table:table-cell office:value-type="float" office:value="221215">
            <text:p>221215</text:p>
          </table:table-cell>
          <table:table-cell office:value-type="float" office:value="238221">
            <text:p>238221</text:p>
          </table:table-cell>
          <table:table-cell office:value-type="float" office:value="252740">
            <text:p>252740</text:p>
          </table:table-cell>
          <table:table-cell office:value-type="float" office:value="243694">
            <text:p>243694</text:p>
          </table:table-cell>
          <table:table-cell office:value-type="float" office:value="236037">
            <text:p>236037</text:p>
          </table:table-cell>
          <table:table-cell office:value-type="float" office:value="237540">
            <text:p>237540</text:p>
          </table:table-cell>
          <table:table-cell office:value-type="float" office:value="252563">
            <text:p>252563</text:p>
          </table:table-cell>
          <table:table-cell office:value-type="float" office:value="242976">
            <text:p>242976</text:p>
          </table:table-cell>
          <table:table-cell office:value-type="float" office:value="261801">
            <text:p>261801</text:p>
          </table:table-cell>
          <table:table-cell office:value-type="float" office:value="258669">
            <text:p>258669</text:p>
          </table:table-cell>
          <table:table-cell office:value-type="float" office:value="287103">
            <text:p>287103</text:p>
          </table:table-cell>
          <table:table-cell office:value-type="float" office:value="273044">
            <text:p>273044</text:p>
          </table:table-cell>
          <table:table-cell office:value-type="float" office:value="276903">
            <text:p>276903</text:p>
          </table:table-cell>
          <table:table-cell office:value-type="float" office:value="332006">
            <text:p>332006</text:p>
          </table:table-cell>
          <table:table-cell office:value-type="float" office:value="347525">
            <text:p>347525</text:p>
          </table:table-cell>
          <table:table-cell office:value-type="float" office:value="326936">
            <text:p>326936</text:p>
          </table:table-cell>
          <table:table-cell office:value-type="float" office:value="316334">
            <text:p>316334</text:p>
          </table:table-cell>
          <table:table-cell office:value-type="float" office:value="333093">
            <text:p>333093</text:p>
          </table:table-cell>
          <table:table-cell office:value-type="float" office:value="318106">
            <text:p>318106</text:p>
          </table:table-cell>
          <table:table-cell office:value-type="float" office:value="338244">
            <text:p>338244</text:p>
          </table:table-cell>
          <table:table-cell office:value-type="float" office:value="294441">
            <text:p>294441</text:p>
          </table:table-cell>
          <table:table-cell office:value-type="float" office:value="380886">
            <text:p>380886</text:p>
          </table:table-cell>
          <table:table-cell office:value-type="float" office:value="377466">
            <text:p>377466</text:p>
          </table:table-cell>
          <table:table-cell office:value-type="float" office:value="367465">
            <text:p>367465</text:p>
          </table:table-cell>
          <table:table-cell office:value-type="float" office:value="364815">
            <text:p>364815</text:p>
          </table:table-cell>
          <table:table-cell office:value-type="float" office:value="449908">
            <text:p>449908</text:p>
          </table:table-cell>
          <table:table-cell office:value-type="float" office:value="451500">
            <text:p>451500</text:p>
          </table:table-cell>
          <table:table-cell office:value-type="float" office:value="431357">
            <text:p>431357</text:p>
          </table:table-cell>
          <table:table-cell office:value-type="float" office:value="440105">
            <text:p>440105</text:p>
          </table:table-cell>
          <table:table-cell office:value-type="float" office:value="448464">
            <text:p>448464</text:p>
          </table:table-cell>
          <table:table-cell office:value-type="float" office:value="432145">
            <text:p>432145</text:p>
          </table:table-cell>
          <table:table-cell office:value-type="float" office:value="481739">
            <text:p>481739</text:p>
          </table:table-cell>
          <table:table-cell office:value-type="float" office:value="466313">
            <text:p>466313</text:p>
          </table:table-cell>
          <table:table-cell office:value-type="float" office:value="522817">
            <text:p>522817</text:p>
          </table:table-cell>
          <table:table-cell office:value-type="float" office:value="451967">
            <text:p>451967</text:p>
          </table:table-cell>
          <table:table-cell office:value-type="float" office:value="444705">
            <text:p>444705</text:p>
          </table:table-cell>
          <table:table-cell office:value-type="float" office:value="424919">
            <text:p>424919</text:p>
          </table:table-cell>
          <table:table-cell office:value-type="float" office:value="555699">
            <text:p>555699</text:p>
          </table:table-cell>
          <table:table-cell office:value-type="float" office:value="551082">
            <text:p>551082</text:p>
          </table:table-cell>
          <table:table-cell office:value-type="float" office:value="513826">
            <text:p>513826</text:p>
          </table:table-cell>
          <table:table-cell office:value-type="float" office:value="549506">
            <text:p>549506</text:p>
          </table:table-cell>
          <table:table-cell office:value-type="float" office:value="533956">
            <text:p>533956</text:p>
          </table:table-cell>
          <table:table-cell office:value-type="float" office:value="577101.4">
            <text:p>577101,4</text:p>
          </table:table-cell>
          <table:table-cell office:value-type="float" office:value="590423.2">
            <text:p>590423,2</text:p>
          </table:table-cell>
          <table:table-cell office:value-type="float" office:value="575481.6">
            <text:p>575481,6</text:p>
          </table:table-cell>
          <table:table-cell office:value-type="float" office:value="636498">
            <text:p>636498</text:p>
          </table:table-cell>
          <table:table-cell office:value-type="float" office:value="686071">
            <text:p>686071</text:p>
          </table:table-cell>
          <table:table-cell office:value-type="float" office:value="604871">
            <text:p>604871</text:p>
          </table:table-cell>
          <table:table-cell office:value-type="float" office:value="632785">
            <text:p>632785</text:p>
          </table:table-cell>
          <table:table-cell office:value-type="float" office:value="750250">
            <text:p>750250</text:p>
          </table:table-cell>
          <table:table-cell office:value-type="float" office:value="763033">
            <text:p>763033</text:p>
          </table:table-cell>
          <table:table-cell office:value-type="float" office:value="742833.6">
            <text:p>742833,6</text:p>
          </table:table-cell>
          <table:table-cell office:value-type="float" office:value="755977">
            <text:p>755977</text:p>
          </table:table-cell>
          <table:table-cell office:value-type="float" office:value="732600.6">
            <text:p>732600,6</text:p>
          </table:table-cell>
          <table:table-cell office:value-type="float" office:value="759808.34">
            <text:p>759808,34</text:p>
          </table:table-cell>
          <table:table-cell office:value-type="float" office:value="789912.86">
            <text:p>789912,86</text:p>
          </table:table-cell>
          <table:table-cell office:value-type="float" office:value="769916.16">
            <text:p>769916,16</text:p>
          </table:table-cell>
          <table:table-cell office:value-type="float" office:value="907280.3">
            <text:p>907280,3</text:p>
          </table:table-cell>
          <table:table-cell office:value-type="float" office:value="965594.69">
            <text:p>965594,69</text:p>
          </table:table-cell>
          <table:table-cell office:value-type="float" office:value="812281.88">
            <text:p>812281,88</text:p>
          </table:table-cell>
          <table:table-cell office:value-type="float" office:value="872434">
            <text:p>872434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UNQUILLO </text:p>
          </table:table-cell>
          <table:table-cell office:value-type="string">
            <text:p>Municipio</text:p>
          </table:table-cell>
          <table:table-cell office:value-type="float" office:value="466465">
            <text:p>466465</text:p>
          </table:table-cell>
          <table:table-cell office:value-type="float" office:value="547346">
            <text:p>547346</text:p>
          </table:table-cell>
          <table:table-cell office:value-type="float" office:value="495198">
            <text:p>495198</text:p>
          </table:table-cell>
          <table:table-cell office:value-type="float" office:value="522619">
            <text:p>522619</text:p>
          </table:table-cell>
          <table:table-cell office:value-type="float" office:value="562795">
            <text:p>562795</text:p>
          </table:table-cell>
          <table:table-cell office:value-type="float" office:value="597095">
            <text:p>597095</text:p>
          </table:table-cell>
          <table:table-cell office:value-type="float" office:value="575726">
            <text:p>575726</text:p>
          </table:table-cell>
          <table:table-cell office:value-type="float" office:value="557636">
            <text:p>557636</text:p>
          </table:table-cell>
          <table:table-cell office:value-type="float" office:value="561186">
            <text:p>561186</text:p>
          </table:table-cell>
          <table:table-cell office:value-type="float" office:value="596678">
            <text:p>596678</text:p>
          </table:table-cell>
          <table:table-cell office:value-type="float" office:value="574030">
            <text:p>574030</text:p>
          </table:table-cell>
          <table:table-cell office:value-type="float" office:value="618502">
            <text:p>618502</text:p>
          </table:table-cell>
          <table:table-cell office:value-type="float" office:value="611104">
            <text:p>611104</text:p>
          </table:table-cell>
          <table:table-cell office:value-type="float" office:value="678279">
            <text:p>678279</text:p>
          </table:table-cell>
          <table:table-cell office:value-type="float" office:value="645063">
            <text:p>645063</text:p>
          </table:table-cell>
          <table:table-cell office:value-type="float" office:value="654181">
            <text:p>654181</text:p>
          </table:table-cell>
          <table:table-cell office:value-type="float" office:value="784361">
            <text:p>784361</text:p>
          </table:table-cell>
          <table:table-cell office:value-type="float" office:value="821024">
            <text:p>821024</text:p>
          </table:table-cell>
          <table:table-cell office:value-type="float" office:value="772384">
            <text:p>772384</text:p>
          </table:table-cell>
          <table:table-cell office:value-type="float" office:value="747337">
            <text:p>747337</text:p>
          </table:table-cell>
          <table:table-cell office:value-type="float" office:value="786929">
            <text:p>786929</text:p>
          </table:table-cell>
          <table:table-cell office:value-type="float" office:value="751522">
            <text:p>751522</text:p>
          </table:table-cell>
          <table:table-cell office:value-type="float" office:value="799099">
            <text:p>799099</text:p>
          </table:table-cell>
          <table:table-cell office:value-type="float" office:value="695612">
            <text:p>695612</text:p>
          </table:table-cell>
          <table:table-cell office:value-type="float" office:value="899840">
            <text:p>899840</text:p>
          </table:table-cell>
          <table:table-cell office:value-type="float" office:value="891760">
            <text:p>891760</text:p>
          </table:table-cell>
          <table:table-cell office:value-type="float" office:value="849326">
            <text:p>849326</text:p>
          </table:table-cell>
          <table:table-cell office:value-type="float" office:value="855778">
            <text:p>855778</text:p>
          </table:table-cell>
          <table:table-cell office:value-type="float" office:value="1055390">
            <text:p>1055390</text:p>
          </table:table-cell>
          <table:table-cell office:value-type="float" office:value="1059124">
            <text:p>1059124</text:p>
          </table:table-cell>
          <table:table-cell office:value-type="float" office:value="1011872">
            <text:p>1011872</text:p>
          </table:table-cell>
          <table:table-cell office:value-type="float" office:value="1032393">
            <text:p>1032393</text:p>
          </table:table-cell>
          <table:table-cell office:value-type="float" office:value="1052002">
            <text:p>1052002</text:p>
          </table:table-cell>
          <table:table-cell office:value-type="float" office:value="1013719">
            <text:p>1013719</text:p>
          </table:table-cell>
          <table:table-cell office:value-type="float" office:value="1130056">
            <text:p>1130056</text:p>
          </table:table-cell>
          <table:table-cell office:value-type="float" office:value="1093869">
            <text:p>1093869</text:p>
          </table:table-cell>
          <table:table-cell office:value-type="float" office:value="1226417">
            <text:p>1226417</text:p>
          </table:table-cell>
          <table:table-cell office:value-type="float" office:value="1060217">
            <text:p>1060217</text:p>
          </table:table-cell>
          <table:table-cell office:value-type="float" office:value="1043180">
            <text:p>1043180</text:p>
          </table:table-cell>
          <table:table-cell office:value-type="float" office:value="996768">
            <text:p>996768</text:p>
          </table:table-cell>
          <table:table-cell office:value-type="float" office:value="1303552">
            <text:p>1303552</text:p>
          </table:table-cell>
          <table:table-cell office:value-type="float" office:value="1292718">
            <text:p>1292718</text:p>
          </table:table-cell>
          <table:table-cell office:value-type="float" office:value="1205327">
            <text:p>1205327</text:p>
          </table:table-cell>
          <table:table-cell office:value-type="float" office:value="1289026">
            <text:p>1289026</text:p>
          </table:table-cell>
          <table:table-cell office:value-type="float" office:value="1252547">
            <text:p>1252547</text:p>
          </table:table-cell>
          <table:table-cell office:value-type="float" office:value="1353757.3">
            <text:p>1353757,3</text:p>
          </table:table-cell>
          <table:table-cell office:value-type="float" office:value="1385007.5">
            <text:p>1385007,5</text:p>
          </table:table-cell>
          <table:table-cell office:value-type="float" office:value="1349953.1">
            <text:p>1349953,1</text:p>
          </table:table-cell>
          <table:table-cell office:value-type="float" office:value="1493088">
            <text:p>1493088</text:p>
          </table:table-cell>
          <table:table-cell office:value-type="float" office:value="1609377">
            <text:p>1609377</text:p>
          </table:table-cell>
          <table:table-cell office:value-type="float" office:value="1418896">
            <text:p>1418896</text:p>
          </table:table-cell>
          <table:table-cell office:value-type="float" office:value="1484380">
            <text:p>1484380</text:p>
          </table:table-cell>
          <table:table-cell office:value-type="float" office:value="1759927">
            <text:p>1759927</text:p>
          </table:table-cell>
          <table:table-cell office:value-type="float" office:value="1789912">
            <text:p>1789912</text:p>
          </table:table-cell>
          <table:table-cell office:value-type="float" office:value="1742530">
            <text:p>1742530</text:p>
          </table:table-cell>
          <table:table-cell office:value-type="float" office:value="1773361.6">
            <text:p>1773361,6</text:p>
          </table:table-cell>
          <table:table-cell office:value-type="float" office:value="1718525.4">
            <text:p>1718525,4</text:p>
          </table:table-cell>
          <table:table-cell office:value-type="float" office:value="1782349.07">
            <text:p>1782349,07</text:p>
          </table:table-cell>
          <table:table-cell office:value-type="float" office:value="1852967.89">
            <text:p>1852967,89</text:p>
          </table:table-cell>
          <table:table-cell office:value-type="float" office:value="1806059.88">
            <text:p>1806059,88</text:p>
          </table:table-cell>
          <table:table-cell office:value-type="float" office:value="2128287">
            <text:p>2128287</text:p>
          </table:table-cell>
          <table:table-cell office:value-type="float" office:value="2265080.18">
            <text:p>2265080,18</text:p>
          </table:table-cell>
          <table:table-cell office:value-type="float" office:value="1905440.88">
            <text:p>1905440,88</text:p>
          </table:table-cell>
          <table:table-cell office:value-type="float" office:value="2046545">
            <text:p>2046545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VALLE HERMOSO </text:p>
          </table:table-cell>
          <table:table-cell office:value-type="string">
            <text:p>Municipio</text:p>
          </table:table-cell>
          <table:table-cell office:value-type="float" office:value="207455">
            <text:p>207455</text:p>
          </table:table-cell>
          <table:table-cell office:value-type="float" office:value="243426">
            <text:p>243426</text:p>
          </table:table-cell>
          <table:table-cell office:value-type="float" office:value="220234">
            <text:p>220234</text:p>
          </table:table-cell>
          <table:table-cell office:value-type="float" office:value="232429">
            <text:p>232429</text:p>
          </table:table-cell>
          <table:table-cell office:value-type="float" office:value="250297">
            <text:p>250297</text:p>
          </table:table-cell>
          <table:table-cell office:value-type="float" office:value="265552">
            <text:p>265552</text:p>
          </table:table-cell>
          <table:table-cell office:value-type="float" office:value="256048">
            <text:p>256048</text:p>
          </table:table-cell>
          <table:table-cell office:value-type="float" office:value="248003">
            <text:p>248003</text:p>
          </table:table-cell>
          <table:table-cell office:value-type="float" office:value="249582">
            <text:p>249582</text:p>
          </table:table-cell>
          <table:table-cell office:value-type="float" office:value="265366">
            <text:p>265366</text:p>
          </table:table-cell>
          <table:table-cell office:value-type="float" office:value="255294">
            <text:p>255294</text:p>
          </table:table-cell>
          <table:table-cell office:value-type="float" office:value="275072">
            <text:p>275072</text:p>
          </table:table-cell>
          <table:table-cell office:value-type="float" office:value="271783">
            <text:p>271783</text:p>
          </table:table-cell>
          <table:table-cell office:value-type="float" office:value="301658">
            <text:p>301658</text:p>
          </table:table-cell>
          <table:table-cell office:value-type="float" office:value="286885">
            <text:p>286885</text:p>
          </table:table-cell>
          <table:table-cell office:value-type="float" office:value="290940">
            <text:p>290940</text:p>
          </table:table-cell>
          <table:table-cell office:value-type="float" office:value="348836">
            <text:p>348836</text:p>
          </table:table-cell>
          <table:table-cell office:value-type="float" office:value="365142">
            <text:p>365142</text:p>
          </table:table-cell>
          <table:table-cell office:value-type="float" office:value="343510">
            <text:p>343510</text:p>
          </table:table-cell>
          <table:table-cell office:value-type="float" office:value="332370">
            <text:p>332370</text:p>
          </table:table-cell>
          <table:table-cell office:value-type="float" office:value="349979">
            <text:p>349979</text:p>
          </table:table-cell>
          <table:table-cell office:value-type="float" office:value="334232">
            <text:p>334232</text:p>
          </table:table-cell>
          <table:table-cell office:value-type="float" office:value="355391">
            <text:p>355391</text:p>
          </table:table-cell>
          <table:table-cell office:value-type="float" office:value="309366">
            <text:p>309366</text:p>
          </table:table-cell>
          <table:table-cell office:value-type="float" office:value="400195">
            <text:p>400195</text:p>
          </table:table-cell>
          <table:table-cell office:value-type="float" office:value="396601">
            <text:p>396601</text:p>
          </table:table-cell>
          <table:table-cell office:value-type="float" office:value="400505">
            <text:p>400505</text:p>
          </table:table-cell>
          <table:table-cell office:value-type="float" office:value="387979">
            <text:p>387979</text:p>
          </table:table-cell>
          <table:table-cell office:value-type="float" office:value="478476">
            <text:p>478476</text:p>
          </table:table-cell>
          <table:table-cell office:value-type="float" office:value="480169">
            <text:p>480169</text:p>
          </table:table-cell>
          <table:table-cell office:value-type="float" office:value="458746">
            <text:p>458746</text:p>
          </table:table-cell>
          <table:table-cell office:value-type="float" office:value="468050">
            <text:p>468050</text:p>
          </table:table-cell>
          <table:table-cell office:value-type="float" office:value="476940">
            <text:p>476940</text:p>
          </table:table-cell>
          <table:table-cell office:value-type="float" office:value="459584">
            <text:p>459584</text:p>
          </table:table-cell>
          <table:table-cell office:value-type="float" office:value="512327">
            <text:p>512327</text:p>
          </table:table-cell>
          <table:table-cell office:value-type="float" office:value="495921">
            <text:p>495921</text:p>
          </table:table-cell>
          <table:table-cell office:value-type="float" office:value="556013">
            <text:p>556013</text:p>
          </table:table-cell>
          <table:table-cell office:value-type="float" office:value="480665">
            <text:p>480665</text:p>
          </table:table-cell>
          <table:table-cell office:value-type="float" office:value="472941">
            <text:p>472941</text:p>
          </table:table-cell>
          <table:table-cell office:value-type="float" office:value="451899">
            <text:p>451899</text:p>
          </table:table-cell>
          <table:table-cell office:value-type="float" office:value="590984">
            <text:p>590984</text:p>
          </table:table-cell>
          <table:table-cell office:value-type="float" office:value="586072">
            <text:p>586072</text:p>
          </table:table-cell>
          <table:table-cell office:value-type="float" office:value="546452">
            <text:p>546452</text:p>
          </table:table-cell>
          <table:table-cell office:value-type="float" office:value="584398">
            <text:p>584398</text:p>
          </table:table-cell>
          <table:table-cell office:value-type="float" office:value="567860">
            <text:p>567860</text:p>
          </table:table-cell>
          <table:table-cell office:value-type="float" office:value="613745.1">
            <text:p>613745,1</text:p>
          </table:table-cell>
          <table:table-cell office:value-type="float" office:value="627912.8">
            <text:p>627912,8</text:p>
          </table:table-cell>
          <table:table-cell office:value-type="float" office:value="612021.3">
            <text:p>612021,3</text:p>
          </table:table-cell>
          <table:table-cell office:value-type="float" office:value="676913">
            <text:p>676913</text:p>
          </table:table-cell>
          <table:table-cell office:value-type="float" office:value="729634">
            <text:p>729634</text:p>
          </table:table-cell>
          <table:table-cell office:value-type="float" office:value="643277">
            <text:p>643277</text:p>
          </table:table-cell>
          <table:table-cell office:value-type="float" office:value="672965">
            <text:p>672965</text:p>
          </table:table-cell>
          <table:table-cell office:value-type="float" office:value="797888">
            <text:p>797888</text:p>
          </table:table-cell>
          <table:table-cell office:value-type="float" office:value="811482">
            <text:p>811482</text:p>
          </table:table-cell>
          <table:table-cell office:value-type="float" office:value="790000.7">
            <text:p>790000,7</text:p>
          </table:table-cell>
          <table:table-cell office:value-type="float" office:value="803978.6">
            <text:p>803978,6</text:p>
          </table:table-cell>
          <table:table-cell office:value-type="float" office:value="779117.8">
            <text:p>779117,8</text:p>
          </table:table-cell>
          <table:table-cell office:value-type="float" office:value="808053.2">
            <text:p>808053,2</text:p>
          </table:table-cell>
          <table:table-cell office:value-type="float" office:value="840069.24">
            <text:p>840069,24</text:p>
          </table:table-cell>
          <table:table-cell office:value-type="float" office:value="818802.83">
            <text:p>818802,83</text:p>
          </table:table-cell>
          <table:table-cell office:value-type="float" office:value="964889.06">
            <text:p>964889,06</text:p>
          </table:table-cell>
          <table:table-cell office:value-type="float" office:value="1026906.19">
            <text:p>1026906,19</text:p>
          </table:table-cell>
          <table:table-cell office:value-type="float" office:value="863858.61">
            <text:p>863858,61</text:p>
          </table:table-cell>
          <table:table-cell office:value-type="float" office:value="927830">
            <text:p>927830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VIAMONTE </text:p>
          </table:table-cell>
          <table:table-cell office:value-type="string">
            <text:p>Municipio</text:p>
          </table:table-cell>
          <table:table-cell office:value-type="float" office:value="114128">
            <text:p>114128</text:p>
          </table:table-cell>
          <table:table-cell office:value-type="float" office:value="133917">
            <text:p>133917</text:p>
          </table:table-cell>
          <table:table-cell office:value-type="float" office:value="121159">
            <text:p>121159</text:p>
          </table:table-cell>
          <table:table-cell office:value-type="float" office:value="127868">
            <text:p>127868</text:p>
          </table:table-cell>
          <table:table-cell office:value-type="float" office:value="137697">
            <text:p>137697</text:p>
          </table:table-cell>
          <table:table-cell office:value-type="float" office:value="146089">
            <text:p>146089</text:p>
          </table:table-cell>
          <table:table-cell office:value-type="float" office:value="140861">
            <text:p>140861</text:p>
          </table:table-cell>
          <table:table-cell office:value-type="float" office:value="136435">
            <text:p>136435</text:p>
          </table:table-cell>
          <table:table-cell office:value-type="float" office:value="137304">
            <text:p>137304</text:p>
          </table:table-cell>
          <table:table-cell office:value-type="float" office:value="145987">
            <text:p>145987</text:p>
          </table:table-cell>
          <table:table-cell office:value-type="float" office:value="140446">
            <text:p>140446</text:p>
          </table:table-cell>
          <table:table-cell office:value-type="float" office:value="151327">
            <text:p>151327</text:p>
          </table:table-cell>
          <table:table-cell office:value-type="float" office:value="149517">
            <text:p>149517</text:p>
          </table:table-cell>
          <table:table-cell office:value-type="float" office:value="165953">
            <text:p>165953</text:p>
          </table:table-cell>
          <table:table-cell office:value-type="float" office:value="157826">
            <text:p>157826</text:p>
          </table:table-cell>
          <table:table-cell office:value-type="float" office:value="160056">
            <text:p>160056</text:p>
          </table:table-cell>
          <table:table-cell office:value-type="float" office:value="191907">
            <text:p>191907</text:p>
          </table:table-cell>
          <table:table-cell office:value-type="float" office:value="200878">
            <text:p>200878</text:p>
          </table:table-cell>
          <table:table-cell office:value-type="float" office:value="188977">
            <text:p>188977</text:p>
          </table:table-cell>
          <table:table-cell office:value-type="float" office:value="182849">
            <text:p>182849</text:p>
          </table:table-cell>
          <table:table-cell office:value-type="float" office:value="192536">
            <text:p>192536</text:p>
          </table:table-cell>
          <table:table-cell office:value-type="float" office:value="183873">
            <text:p>183873</text:p>
          </table:table-cell>
          <table:table-cell office:value-type="float" office:value="195513">
            <text:p>195513</text:p>
          </table:table-cell>
          <table:table-cell office:value-type="float" office:value="170193">
            <text:p>170193</text:p>
          </table:table-cell>
          <table:table-cell office:value-type="float" office:value="220161">
            <text:p>220161</text:p>
          </table:table-cell>
          <table:table-cell office:value-type="float" office:value="218184">
            <text:p>218184</text:p>
          </table:table-cell>
          <table:table-cell office:value-type="float" office:value="218536">
            <text:p>218536</text:p>
          </table:table-cell>
          <table:table-cell office:value-type="float" office:value="212859">
            <text:p>212859</text:p>
          </table:table-cell>
          <table:table-cell office:value-type="float" office:value="262509">
            <text:p>262509</text:p>
          </table:table-cell>
          <table:table-cell office:value-type="float" office:value="263438">
            <text:p>263438</text:p>
          </table:table-cell>
          <table:table-cell office:value-type="float" office:value="251684">
            <text:p>251684</text:p>
          </table:table-cell>
          <table:table-cell office:value-type="float" office:value="256789">
            <text:p>256789</text:p>
          </table:table-cell>
          <table:table-cell office:value-type="float" office:value="261666">
            <text:p>261666</text:p>
          </table:table-cell>
          <table:table-cell office:value-type="float" office:value="252144">
            <text:p>252144</text:p>
          </table:table-cell>
          <table:table-cell office:value-type="float" office:value="281081">
            <text:p>281081</text:p>
          </table:table-cell>
          <table:table-cell office:value-type="float" office:value="272080">
            <text:p>272080</text:p>
          </table:table-cell>
          <table:table-cell office:value-type="float" office:value="305049">
            <text:p>305049</text:p>
          </table:table-cell>
          <table:table-cell office:value-type="float" office:value="263710">
            <text:p>263710</text:p>
          </table:table-cell>
          <table:table-cell office:value-type="float" office:value="259472">
            <text:p>259472</text:p>
          </table:table-cell>
          <table:table-cell office:value-type="float" office:value="247928">
            <text:p>247928</text:p>
          </table:table-cell>
          <table:table-cell office:value-type="float" office:value="324234">
            <text:p>324234</text:p>
          </table:table-cell>
          <table:table-cell office:value-type="float" office:value="321540">
            <text:p>321540</text:p>
          </table:table-cell>
          <table:table-cell office:value-type="float" office:value="299803">
            <text:p>299803</text:p>
          </table:table-cell>
          <table:table-cell office:value-type="float" office:value="320621">
            <text:p>320621</text:p>
          </table:table-cell>
          <table:table-cell office:value-type="float" office:value="311548">
            <text:p>311548</text:p>
          </table:table-cell>
          <table:table-cell office:value-type="float" office:value="336722.2">
            <text:p>336722,2</text:p>
          </table:table-cell>
          <table:table-cell office:value-type="float" office:value="344495">
            <text:p>344495</text:p>
          </table:table-cell>
          <table:table-cell office:value-type="float" office:value="335775.9">
            <text:p>335775,9</text:p>
          </table:table-cell>
          <table:table-cell office:value-type="float" office:value="371378">
            <text:p>371378</text:p>
          </table:table-cell>
          <table:table-cell office:value-type="float" office:value="400303">
            <text:p>400303</text:p>
          </table:table-cell>
          <table:table-cell office:value-type="float" office:value="352924">
            <text:p>352924</text:p>
          </table:table-cell>
          <table:table-cell office:value-type="float" office:value="369212">
            <text:p>369212</text:p>
          </table:table-cell>
          <table:table-cell office:value-type="float" office:value="437749">
            <text:p>437749</text:p>
          </table:table-cell>
          <table:table-cell office:value-type="float" office:value="445207">
            <text:p>445207</text:p>
          </table:table-cell>
          <table:table-cell office:value-type="float" office:value="433422.2">
            <text:p>433422,2</text:p>
          </table:table-cell>
          <table:table-cell office:value-type="float" office:value="441091">
            <text:p>441091</text:p>
          </table:table-cell>
          <table:table-cell office:value-type="float" office:value="427451.5">
            <text:p>427451,5</text:p>
          </table:table-cell>
          <table:table-cell office:value-type="float" office:value="443326.44">
            <text:p>443326,44</text:p>
          </table:table-cell>
          <table:table-cell office:value-type="float" office:value="460891.57">
            <text:p>460891,57</text:p>
          </table:table-cell>
          <table:table-cell office:value-type="float" office:value="449224.06">
            <text:p>449224,06</text:p>
          </table:table-cell>
          <table:table-cell office:value-type="float" office:value="529372.11">
            <text:p>529372,11</text:p>
          </table:table-cell>
          <table:table-cell office:value-type="float" office:value="563396.89">
            <text:p>563396,89</text:p>
          </table:table-cell>
          <table:table-cell office:value-type="float" office:value="473943.25">
            <text:p>473943,25</text:p>
          </table:table-cell>
          <table:table-cell office:value-type="float" office:value="509040">
            <text:p>509040</text:p>
          </table:table-cell>
          <table:table-cell table:number-columns-repeated="919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VICUÑA MACKENNA </text:p>
          </table:table-cell>
          <table:table-cell office:value-type="string">
            <text:p>Municipio</text:p>
          </table:table-cell>
          <table:table-cell office:value-type="float" office:value="318551">
            <text:p>318551</text:p>
          </table:table-cell>
          <table:table-cell office:value-type="float" office:value="373785">
            <text:p>373785</text:p>
          </table:table-cell>
          <table:table-cell office:value-type="float" office:value="338174">
            <text:p>338174</text:p>
          </table:table-cell>
          <table:table-cell office:value-type="float" office:value="356899">
            <text:p>356899</text:p>
          </table:table-cell>
          <table:table-cell office:value-type="float" office:value="384336">
            <text:p>384336</text:p>
          </table:table-cell>
          <table:table-cell office:value-type="float" office:value="407759">
            <text:p>407759</text:p>
          </table:table-cell>
          <table:table-cell office:value-type="float" office:value="393166">
            <text:p>393166</text:p>
          </table:table-cell>
          <table:table-cell office:value-type="float" office:value="380813">
            <text:p>380813</text:p>
          </table:table-cell>
          <table:table-cell office:value-type="float" office:value="383237">
            <text:p>383237</text:p>
          </table:table-cell>
          <table:table-cell office:value-type="float" office:value="407475">
            <text:p>407475</text:p>
          </table:table-cell>
          <table:table-cell office:value-type="float" office:value="392008">
            <text:p>392008</text:p>
          </table:table-cell>
          <table:table-cell office:value-type="float" office:value="422379">
            <text:p>422379</text:p>
          </table:table-cell>
          <table:table-cell office:value-type="float" office:value="417327">
            <text:p>417327</text:p>
          </table:table-cell>
          <table:table-cell office:value-type="float" office:value="463201">
            <text:p>463201</text:p>
          </table:table-cell>
          <table:table-cell office:value-type="float" office:value="440517">
            <text:p>440517</text:p>
          </table:table-cell>
          <table:table-cell office:value-type="float" office:value="446744">
            <text:p>446744</text:p>
          </table:table-cell>
          <table:table-cell office:value-type="float" office:value="535644">
            <text:p>535644</text:p>
          </table:table-cell>
          <table:table-cell office:value-type="float" office:value="560682">
            <text:p>560682</text:p>
          </table:table-cell>
          <table:table-cell office:value-type="float" office:value="527465">
            <text:p>527465</text:p>
          </table:table-cell>
          <table:table-cell office:value-type="float" office:value="510360">
            <text:p>510360</text:p>
          </table:table-cell>
          <table:table-cell office:value-type="float" office:value="537398">
            <text:p>537398</text:p>
          </table:table-cell>
          <table:table-cell office:value-type="float" office:value="513219">
            <text:p>513219</text:p>
          </table:table-cell>
          <table:table-cell office:value-type="float" office:value="545709">
            <text:p>545709</text:p>
          </table:table-cell>
          <table:table-cell office:value-type="float" office:value="475038">
            <text:p>475038</text:p>
          </table:table-cell>
          <table:table-cell office:value-type="float" office:value="614506">
            <text:p>614506</text:p>
          </table:table-cell>
          <table:table-cell office:value-type="float" office:value="608988">
            <text:p>608988</text:p>
          </table:table-cell>
          <table:table-cell office:value-type="float" office:value="566957">
            <text:p>566957</text:p>
          </table:table-cell>
          <table:table-cell office:value-type="float" office:value="580186">
            <text:p>580186</text:p>
          </table:table-cell>
          <table:table-cell office:value-type="float" office:value="715515">
            <text:p>715515</text:p>
          </table:table-cell>
          <table:table-cell office:value-type="float" office:value="718048">
            <text:p>718048</text:p>
          </table:table-cell>
          <table:table-cell office:value-type="float" office:value="686012">
            <text:p>686012</text:p>
          </table:table-cell>
          <table:table-cell office:value-type="float" office:value="699924">
            <text:p>699924</text:p>
          </table:table-cell>
          <table:table-cell office:value-type="float" office:value="713219">
            <text:p>713219</text:p>
          </table:table-cell>
          <table:table-cell office:value-type="float" office:value="687264">
            <text:p>687264</text:p>
          </table:table-cell>
          <table:table-cell office:value-type="float" office:value="766136">
            <text:p>766136</text:p>
          </table:table-cell>
          <table:table-cell office:value-type="float" office:value="741604">
            <text:p>741604</text:p>
          </table:table-cell>
          <table:table-cell office:value-type="float" office:value="831465">
            <text:p>831465</text:p>
          </table:table-cell>
          <table:table-cell office:value-type="float" office:value="718789">
            <text:p>718789</text:p>
          </table:table-cell>
          <table:table-cell office:value-type="float" office:value="707239">
            <text:p>707239</text:p>
          </table:table-cell>
          <table:table-cell office:value-type="float" office:value="675773">
            <text:p>675773</text:p>
          </table:table-cell>
          <table:table-cell office:value-type="float" office:value="883760">
            <text:p>883760</text:p>
          </table:table-cell>
          <table:table-cell office:value-type="float" office:value="876416">
            <text:p>876416</text:p>
          </table:table-cell>
          <table:table-cell office:value-type="float" office:value="817167">
            <text:p>817167</text:p>
          </table:table-cell>
          <table:table-cell office:value-type="float" office:value="873912">
            <text:p>873912</text:p>
          </table:table-cell>
          <table:table-cell office:value-type="float" office:value="849181">
            <text:p>849181</text:p>
          </table:table-cell>
          <table:table-cell office:value-type="float" office:value="917797.5">
            <text:p>917797,5</text:p>
          </table:table-cell>
          <table:table-cell office:value-type="float" office:value="938984">
            <text:p>938984</text:p>
          </table:table-cell>
          <table:table-cell office:value-type="float" office:value="915220.4">
            <text:p>915220,4</text:p>
          </table:table-cell>
          <table:table-cell office:value-type="float" office:value="1012259">
            <text:p>1012259</text:p>
          </table:table-cell>
          <table:table-cell office:value-type="float" office:value="1091098">
            <text:p>1091098</text:p>
          </table:table-cell>
          <table:table-cell office:value-type="float" office:value="961960">
            <text:p>961960</text:p>
          </table:table-cell>
          <table:table-cell office:value-type="float" office:value="1006355">
            <text:p>1006355</text:p>
          </table:table-cell>
          <table:table-cell office:value-type="float" office:value="1193165">
            <text:p>1193165</text:p>
          </table:table-cell>
          <table:table-cell office:value-type="float" office:value="1213495">
            <text:p>1213495</text:p>
          </table:table-cell>
          <table:table-cell office:value-type="float" office:value="1181371.1">
            <text:p>1181371,1</text:p>
          </table:table-cell>
          <table:table-cell office:value-type="float" office:value="1202274.8">
            <text:p>1202274,8</text:p>
          </table:table-cell>
          <table:table-cell office:value-type="float" office:value="1165097.8">
            <text:p>1165097,8</text:p>
          </table:table-cell>
          <table:table-cell office:value-type="float" office:value="1208366.93">
            <text:p>1208366,93</text:p>
          </table:table-cell>
          <table:table-cell office:value-type="float" office:value="1256243.89">
            <text:p>1256243,89</text:p>
          </table:table-cell>
          <table:table-cell office:value-type="float" office:value="1224442.99">
            <text:p>1224442,99</text:p>
          </table:table-cell>
          <table:table-cell office:value-type="float" office:value="1442900.09">
            <text:p>1442900,09</text:p>
          </table:table-cell>
          <table:table-cell office:value-type="float" office:value="1535640.82">
            <text:p>1535640,82</text:p>
          </table:table-cell>
          <table:table-cell office:value-type="float" office:value="1291818.64">
            <text:p>1291818,64</text:p>
          </table:table-cell>
          <table:table-cell office:value-type="float" office:value="1387482">
            <text:p>1387482</text:p>
          </table:table-cell>
          <table:table-cell table:number-columns-repeated="919"/>
        </table:table-row>
        <table:table-row table:style-name="ro2">
          <table:table-cell office:value-type="string">
            <text:p>COLON</text:p>
          </table:table-cell>
          <table:table-cell office:value-type="string">
            <text:p>VILLA ALLENDE </text:p>
          </table:table-cell>
          <table:table-cell office:value-type="string">
            <text:p>Municipio</text:p>
          </table:table-cell>
          <table:table-cell office:value-type="float" office:value="685178">
            <text:p>685178</text:p>
          </table:table-cell>
          <table:table-cell office:value-type="float" office:value="803982">
            <text:p>803982</text:p>
          </table:table-cell>
          <table:table-cell office:value-type="float" office:value="727384">
            <text:p>727384</text:p>
          </table:table-cell>
          <table:table-cell office:value-type="float" office:value="767661">
            <text:p>767661</text:p>
          </table:table-cell>
          <table:table-cell office:value-type="float" office:value="826675">
            <text:p>826675</text:p>
          </table:table-cell>
          <table:table-cell office:value-type="float" office:value="877058">
            <text:p>877058</text:p>
          </table:table-cell>
          <table:table-cell office:value-type="float" office:value="845669">
            <text:p>845669</text:p>
          </table:table-cell>
          <table:table-cell office:value-type="float" office:value="819097">
            <text:p>819097</text:p>
          </table:table-cell>
          <table:table-cell office:value-type="float" office:value="824311">
            <text:p>824311</text:p>
          </table:table-cell>
          <table:table-cell office:value-type="float" office:value="876444">
            <text:p>876444</text:p>
          </table:table-cell>
          <table:table-cell office:value-type="float" office:value="843178">
            <text:p>843178</text:p>
          </table:table-cell>
          <table:table-cell office:value-type="float" office:value="908502">
            <text:p>908502</text:p>
          </table:table-cell>
          <table:table-cell office:value-type="float" office:value="897636">
            <text:p>897636</text:p>
          </table:table-cell>
          <table:table-cell office:value-type="float" office:value="996307">
            <text:p>996307</text:p>
          </table:table-cell>
          <table:table-cell office:value-type="float" office:value="947517">
            <text:p>947517</text:p>
          </table:table-cell>
          <table:table-cell office:value-type="float" office:value="960910">
            <text:p>960910</text:p>
          </table:table-cell>
          <table:table-cell office:value-type="float" office:value="1152127">
            <text:p>1152127</text:p>
          </table:table-cell>
          <table:table-cell office:value-type="float" office:value="1205981">
            <text:p>1205981</text:p>
          </table:table-cell>
          <table:table-cell office:value-type="float" office:value="1134535">
            <text:p>1134535</text:p>
          </table:table-cell>
          <table:table-cell office:value-type="float" office:value="1097744">
            <text:p>1097744</text:p>
          </table:table-cell>
          <table:table-cell office:value-type="float" office:value="1155900">
            <text:p>1155900</text:p>
          </table:table-cell>
          <table:table-cell office:value-type="float" office:value="1103891">
            <text:p>1103891</text:p>
          </table:table-cell>
          <table:table-cell office:value-type="float" office:value="1173776">
            <text:p>1173776</text:p>
          </table:table-cell>
          <table:table-cell office:value-type="float" office:value="1021767">
            <text:p>1021767</text:p>
          </table:table-cell>
          <table:table-cell office:value-type="float" office:value="1321752">
            <text:p>1321752</text:p>
          </table:table-cell>
          <table:table-cell office:value-type="float" office:value="1309883">
            <text:p>1309883</text:p>
          </table:table-cell>
          <table:table-cell office:value-type="float" office:value="1347979">
            <text:p>1347979</text:p>
          </table:table-cell>
          <table:table-cell office:value-type="float" office:value="1289574">
            <text:p>1289574</text:p>
          </table:table-cell>
          <table:table-cell office:value-type="float" office:value="1590367">
            <text:p>1590367</text:p>
          </table:table-cell>
          <table:table-cell office:value-type="float" office:value="1595996">
            <text:p>1595996</text:p>
          </table:table-cell>
          <table:table-cell office:value-type="float" office:value="1524790">
            <text:p>1524790</text:p>
          </table:table-cell>
          <table:table-cell office:value-type="float" office:value="1555713">
            <text:p>1555713</text:p>
          </table:table-cell>
          <table:table-cell office:value-type="float" office:value="1585263">
            <text:p>1585263</text:p>
          </table:table-cell>
          <table:table-cell office:value-type="float" office:value="1527574">
            <text:p>1527574</text:p>
          </table:table-cell>
          <table:table-cell office:value-type="float" office:value="1702882">
            <text:p>1702882</text:p>
          </table:table-cell>
          <table:table-cell office:value-type="float" office:value="1648353">
            <text:p>1648353</text:p>
          </table:table-cell>
          <table:table-cell office:value-type="float" office:value="1848088">
            <text:p>1848088</text:p>
          </table:table-cell>
          <table:table-cell office:value-type="float" office:value="1597643">
            <text:p>1597643</text:p>
          </table:table-cell>
          <table:table-cell office:value-type="float" office:value="1571970">
            <text:p>1571970</text:p>
          </table:table-cell>
          <table:table-cell office:value-type="float" office:value="1502032">
            <text:p>1502032</text:p>
          </table:table-cell>
          <table:table-cell office:value-type="float" office:value="1964323">
            <text:p>1964323</text:p>
          </table:table-cell>
          <table:table-cell office:value-type="float" office:value="1947999">
            <text:p>1947999</text:p>
          </table:table-cell>
          <table:table-cell office:value-type="float" office:value="1816308">
            <text:p>1816308</text:p>
          </table:table-cell>
          <table:table-cell office:value-type="float" office:value="1942433">
            <text:p>1942433</text:p>
          </table:table-cell>
          <table:table-cell office:value-type="float" office:value="1887464">
            <text:p>1887464</text:p>
          </table:table-cell>
          <table:table-cell office:value-type="float" office:value="2039977.7">
            <text:p>2039977,7</text:p>
          </table:table-cell>
          <table:table-cell office:value-type="float" office:value="2087068.5">
            <text:p>2087068,5</text:p>
          </table:table-cell>
          <table:table-cell office:value-type="float" office:value="2034247">
            <text:p>2034247</text:p>
          </table:table-cell>
          <table:table-cell office:value-type="float" office:value="2249936">
            <text:p>2249936</text:p>
          </table:table-cell>
          <table:table-cell office:value-type="float" office:value="2425171">
            <text:p>2425171</text:p>
          </table:table-cell>
          <table:table-cell office:value-type="float" office:value="2138137">
            <text:p>2138137</text:p>
          </table:table-cell>
          <table:table-cell office:value-type="float" office:value="2236813">
            <text:p>2236813</text:p>
          </table:table-cell>
          <table:table-cell office:value-type="float" office:value="2652034">
            <text:p>2652034</text:p>
          </table:table-cell>
          <table:table-cell office:value-type="float" office:value="2697220">
            <text:p>2697220</text:p>
          </table:table-cell>
          <table:table-cell office:value-type="float" office:value="2625819.5">
            <text:p>2625819,5</text:p>
          </table:table-cell>
          <table:table-cell office:value-type="float" office:value="2672279.6">
            <text:p>2672279,6</text:p>
          </table:table-cell>
          <table:table-cell office:value-type="float" office:value="2589646.9">
            <text:p>2589646,9</text:p>
          </table:table-cell>
          <table:table-cell office:value-type="float" office:value="2685822.81">
            <text:p>2685822,81</text:p>
          </table:table-cell>
          <table:table-cell office:value-type="float" office:value="2792239.35">
            <text:p>2792239,35</text:p>
          </table:table-cell>
          <table:table-cell office:value-type="float" office:value="2721553.63">
            <text:p>2721553,63</text:p>
          </table:table-cell>
          <table:table-cell office:value-type="float" office:value="3207117.87">
            <text:p>3207117,87</text:p>
          </table:table-cell>
          <table:table-cell office:value-type="float" office:value="3413251.59">
            <text:p>3413251,59</text:p>
          </table:table-cell>
          <table:table-cell office:value-type="float" office:value="2871310.92">
            <text:p>2871310,92</text:p>
          </table:table-cell>
          <table:table-cell office:value-type="float" office:value="3083940">
            <text:p>3083940</text:p>
          </table:table-cell>
          <table:table-cell table:number-columns-repeated="919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VILLA ASCASUBI </text:p>
          </table:table-cell>
          <table:table-cell office:value-type="string">
            <text:p>Municipio</text:p>
          </table:table-cell>
          <table:table-cell office:value-type="float" office:value="128344">
            <text:p>128344</text:p>
          </table:table-cell>
          <table:table-cell office:value-type="float" office:value="150598">
            <text:p>150598</text:p>
          </table:table-cell>
          <table:table-cell office:value-type="float" office:value="136250">
            <text:p>136250</text:p>
          </table:table-cell>
          <table:table-cell office:value-type="float" office:value="143794">
            <text:p>143794</text:p>
          </table:table-cell>
          <table:table-cell office:value-type="float" office:value="154849">
            <text:p>154849</text:p>
          </table:table-cell>
          <table:table-cell office:value-type="float" office:value="164286">
            <text:p>164286</text:p>
          </table:table-cell>
          <table:table-cell office:value-type="float" office:value="158406">
            <text:p>158406</text:p>
          </table:table-cell>
          <table:table-cell office:value-type="float" office:value="153429">
            <text:p>153429</text:p>
          </table:table-cell>
          <table:table-cell office:value-type="float" office:value="154406">
            <text:p>154406</text:p>
          </table:table-cell>
          <table:table-cell office:value-type="float" office:value="164171">
            <text:p>164171</text:p>
          </table:table-cell>
          <table:table-cell office:value-type="float" office:value="157940">
            <text:p>157940</text:p>
          </table:table-cell>
          <table:table-cell office:value-type="float" office:value="170176">
            <text:p>170176</text:p>
          </table:table-cell>
          <table:table-cell office:value-type="float" office:value="168141">
            <text:p>168141</text:p>
          </table:table-cell>
          <table:table-cell office:value-type="float" office:value="186623">
            <text:p>186623</text:p>
          </table:table-cell>
          <table:table-cell office:value-type="float" office:value="177484">
            <text:p>177484</text:p>
          </table:table-cell>
          <table:table-cell office:value-type="float" office:value="179993">
            <text:p>179993</text:p>
          </table:table-cell>
          <table:table-cell office:value-type="float" office:value="215811">
            <text:p>215811</text:p>
          </table:table-cell>
          <table:table-cell office:value-type="float" office:value="225898">
            <text:p>225898</text:p>
          </table:table-cell>
          <table:table-cell office:value-type="float" office:value="212515">
            <text:p>212515</text:p>
          </table:table-cell>
          <table:table-cell office:value-type="float" office:value="205624">
            <text:p>205624</text:p>
          </table:table-cell>
          <table:table-cell office:value-type="float" office:value="216517">
            <text:p>216517</text:p>
          </table:table-cell>
          <table:table-cell office:value-type="float" office:value="206775">
            <text:p>206775</text:p>
          </table:table-cell>
          <table:table-cell office:value-type="float" office:value="219866">
            <text:p>219866</text:p>
          </table:table-cell>
          <table:table-cell office:value-type="float" office:value="191392">
            <text:p>191392</text:p>
          </table:table-cell>
          <table:table-cell office:value-type="float" office:value="247584">
            <text:p>247584</text:p>
          </table:table-cell>
          <table:table-cell office:value-type="float" office:value="245361">
            <text:p>245361</text:p>
          </table:table-cell>
          <table:table-cell office:value-type="float" office:value="238141">
            <text:p>238141</text:p>
          </table:table-cell>
          <table:table-cell office:value-type="float" office:value="236904">
            <text:p>236904</text:p>
          </table:table-cell>
          <table:table-cell office:value-type="float" office:value="292163">
            <text:p>292163</text:p>
          </table:table-cell>
          <table:table-cell office:value-type="float" office:value="293196">
            <text:p>293196</text:p>
          </table:table-cell>
          <table:table-cell office:value-type="float" office:value="280116">
            <text:p>280116</text:p>
          </table:table-cell>
          <table:table-cell office:value-type="float" office:value="285796">
            <text:p>285796</text:p>
          </table:table-cell>
          <table:table-cell office:value-type="float" office:value="291225">
            <text:p>291225</text:p>
          </table:table-cell>
          <table:table-cell office:value-type="float" office:value="280627">
            <text:p>280627</text:p>
          </table:table-cell>
          <table:table-cell office:value-type="float" office:value="312833">
            <text:p>312833</text:p>
          </table:table-cell>
          <table:table-cell office:value-type="float" office:value="302815">
            <text:p>302815</text:p>
          </table:table-cell>
          <table:table-cell office:value-type="float" office:value="339508">
            <text:p>339508</text:p>
          </table:table-cell>
          <table:table-cell office:value-type="float" office:value="293499">
            <text:p>293499</text:p>
          </table:table-cell>
          <table:table-cell office:value-type="float" office:value="288783">
            <text:p>288783</text:p>
          </table:table-cell>
          <table:table-cell office:value-type="float" office:value="275935">
            <text:p>275935</text:p>
          </table:table-cell>
          <table:table-cell office:value-type="float" office:value="360861">
            <text:p>360861</text:p>
          </table:table-cell>
          <table:table-cell office:value-type="float" office:value="357862">
            <text:p>357862</text:p>
          </table:table-cell>
          <table:table-cell office:value-type="float" office:value="333670">
            <text:p>333670</text:p>
          </table:table-cell>
          <table:table-cell office:value-type="float" office:value="356840">
            <text:p>356840</text:p>
          </table:table-cell>
          <table:table-cell office:value-type="float" office:value="346742">
            <text:p>346742</text:p>
          </table:table-cell>
          <table:table-cell office:value-type="float" office:value="374759.5">
            <text:p>374759,5</text:p>
          </table:table-cell>
          <table:table-cell office:value-type="float" office:value="383410.4">
            <text:p>383410,4</text:p>
          </table:table-cell>
          <table:table-cell office:value-type="float" office:value="373706.4">
            <text:p>373706,4</text:p>
          </table:table-cell>
          <table:table-cell office:value-type="float" office:value="413330">
            <text:p>413330</text:p>
          </table:table-cell>
          <table:table-cell office:value-type="float" office:value="445522">
            <text:p>445522</text:p>
          </table:table-cell>
          <table:table-cell office:value-type="float" office:value="392792">
            <text:p>392792</text:p>
          </table:table-cell>
          <table:table-cell office:value-type="float" office:value="410920">
            <text:p>410920</text:p>
          </table:table-cell>
          <table:table-cell office:value-type="float" office:value="487199">
            <text:p>487199</text:p>
          </table:table-cell>
          <table:table-cell office:value-type="float" office:value="495500">
            <text:p>495500</text:p>
          </table:table-cell>
          <table:table-cell office:value-type="float" office:value="482383.1">
            <text:p>482383,1</text:p>
          </table:table-cell>
          <table:table-cell office:value-type="float" office:value="490918.2">
            <text:p>490918,2</text:p>
          </table:table-cell>
          <table:table-cell office:value-type="float" office:value="475737.9">
            <text:p>475737,9</text:p>
          </table:table-cell>
          <table:table-cell office:value-type="float" office:value="493406.18">
            <text:p>493406,18</text:p>
          </table:table-cell>
          <table:table-cell office:value-type="float" office:value="512955.53">
            <text:p>512955,53</text:p>
          </table:table-cell>
          <table:table-cell office:value-type="float" office:value="499970.02">
            <text:p>499970,02</text:p>
          </table:table-cell>
          <table:table-cell office:value-type="float" office:value="589171.88">
            <text:p>589171,88</text:p>
          </table:table-cell>
          <table:table-cell office:value-type="float" office:value="627040.22">
            <text:p>627040,22</text:p>
          </table:table-cell>
          <table:table-cell office:value-type="float" office:value="527481.58">
            <text:p>527481,58</text:p>
          </table:table-cell>
          <table:table-cell office:value-type="float" office:value="566543">
            <text:p>566543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VILLA CARLOS PAZ </text:p>
          </table:table-cell>
          <table:table-cell office:value-type="string">
            <text:p>Municipio</text:p>
          </table:table-cell>
          <table:table-cell office:value-type="float" office:value="1364236">
            <text:p>1364236</text:p>
          </table:table-cell>
          <table:table-cell office:value-type="float" office:value="1600783">
            <text:p>1600783</text:p>
          </table:table-cell>
          <table:table-cell office:value-type="float" office:value="1448271">
            <text:p>1448271</text:p>
          </table:table-cell>
          <table:table-cell office:value-type="float" office:value="1528466">
            <text:p>1528466</text:p>
          </table:table-cell>
          <table:table-cell office:value-type="float" office:value="1645967">
            <text:p>1645967</text:p>
          </table:table-cell>
          <table:table-cell office:value-type="float" office:value="1746282">
            <text:p>1746282</text:p>
          </table:table-cell>
          <table:table-cell office:value-type="float" office:value="1683785">
            <text:p>1683785</text:p>
          </table:table-cell>
          <table:table-cell office:value-type="float" office:value="1630880">
            <text:p>1630880</text:p>
          </table:table-cell>
          <table:table-cell office:value-type="float" office:value="1641262">
            <text:p>1641262</text:p>
          </table:table-cell>
          <table:table-cell office:value-type="float" office:value="1745061">
            <text:p>1745061</text:p>
          </table:table-cell>
          <table:table-cell office:value-type="float" office:value="1678825">
            <text:p>1678825</text:p>
          </table:table-cell>
          <table:table-cell office:value-type="float" office:value="1808889">
            <text:p>1808889</text:p>
          </table:table-cell>
          <table:table-cell office:value-type="float" office:value="1787255">
            <text:p>1787255</text:p>
          </table:table-cell>
          <table:table-cell office:value-type="float" office:value="1983716">
            <text:p>1983716</text:p>
          </table:table-cell>
          <table:table-cell office:value-type="float" office:value="1886573">
            <text:p>1886573</text:p>
          </table:table-cell>
          <table:table-cell office:value-type="float" office:value="1913238">
            <text:p>1913238</text:p>
          </table:table-cell>
          <table:table-cell office:value-type="float" office:value="2293965">
            <text:p>2293965</text:p>
          </table:table-cell>
          <table:table-cell office:value-type="float" office:value="2401193">
            <text:p>2401193</text:p>
          </table:table-cell>
          <table:table-cell office:value-type="float" office:value="2258937">
            <text:p>2258937</text:p>
          </table:table-cell>
          <table:table-cell office:value-type="float" office:value="2185683">
            <text:p>2185683</text:p>
          </table:table-cell>
          <table:table-cell office:value-type="float" office:value="2301477">
            <text:p>2301477</text:p>
          </table:table-cell>
          <table:table-cell office:value-type="float" office:value="2197925">
            <text:p>2197925</text:p>
          </table:table-cell>
          <table:table-cell office:value-type="float" office:value="2337069">
            <text:p>2337069</text:p>
          </table:table-cell>
          <table:table-cell office:value-type="float" office:value="2034408">
            <text:p>2034408</text:p>
          </table:table-cell>
          <table:table-cell office:value-type="float" office:value="2631701">
            <text:p>2631701</text:p>
          </table:table-cell>
          <table:table-cell office:value-type="float" office:value="2608067">
            <text:p>2608067</text:p>
          </table:table-cell>
          <table:table-cell office:value-type="float" office:value="2447938">
            <text:p>2447938</text:p>
          </table:table-cell>
          <table:table-cell office:value-type="float" office:value="2491161">
            <text:p>2491161</text:p>
          </table:table-cell>
          <table:table-cell office:value-type="float" office:value="3072226">
            <text:p>3072226</text:p>
          </table:table-cell>
          <table:table-cell office:value-type="float" office:value="3083098">
            <text:p>3083098</text:p>
          </table:table-cell>
          <table:table-cell office:value-type="float" office:value="2945547">
            <text:p>2945547</text:p>
          </table:table-cell>
          <table:table-cell office:value-type="float" office:value="3005283">
            <text:p>3005283</text:p>
          </table:table-cell>
          <table:table-cell office:value-type="float" office:value="3062367">
            <text:p>3062367</text:p>
          </table:table-cell>
          <table:table-cell office:value-type="float" office:value="2950926">
            <text:p>2950926</text:p>
          </table:table-cell>
          <table:table-cell office:value-type="float" office:value="3289580">
            <text:p>3289580</text:p>
          </table:table-cell>
          <table:table-cell office:value-type="float" office:value="3184240">
            <text:p>3184240</text:p>
          </table:table-cell>
          <table:table-cell office:value-type="float" office:value="3570085">
            <text:p>3570085</text:p>
          </table:table-cell>
          <table:table-cell office:value-type="float" office:value="3086281">
            <text:p>3086281</text:p>
          </table:table-cell>
          <table:table-cell office:value-type="float" office:value="3036686">
            <text:p>3036686</text:p>
          </table:table-cell>
          <table:table-cell office:value-type="float" office:value="2901581">
            <text:p>2901581</text:p>
          </table:table-cell>
          <table:table-cell office:value-type="float" office:value="3794623">
            <text:p>3794623</text:p>
          </table:table-cell>
          <table:table-cell office:value-type="float" office:value="3763087">
            <text:p>3763087</text:p>
          </table:table-cell>
          <table:table-cell office:value-type="float" office:value="3508695">
            <text:p>3508695</text:p>
          </table:table-cell>
          <table:table-cell office:value-type="float" office:value="3752338">
            <text:p>3752338</text:p>
          </table:table-cell>
          <table:table-cell office:value-type="float" office:value="3646150">
            <text:p>3646150</text:p>
          </table:table-cell>
          <table:table-cell office:value-type="float" office:value="3940771.6">
            <text:p>3940771,6</text:p>
          </table:table-cell>
          <table:table-cell office:value-type="float" office:value="4031740.4">
            <text:p>4031740,4</text:p>
          </table:table-cell>
          <table:table-cell office:value-type="float" office:value="3929698.5">
            <text:p>3929698,5</text:p>
          </table:table-cell>
          <table:table-cell office:value-type="float" office:value="4346362">
            <text:p>4346362</text:p>
          </table:table-cell>
          <table:table-cell office:value-type="float" office:value="4684877">
            <text:p>4684877</text:p>
          </table:table-cell>
          <table:table-cell office:value-type="float" office:value="4130391">
            <text:p>4130391</text:p>
          </table:table-cell>
          <table:table-cell office:value-type="float" office:value="4321013">
            <text:p>4321013</text:p>
          </table:table-cell>
          <table:table-cell office:value-type="float" office:value="5123124">
            <text:p>5123124</text:p>
          </table:table-cell>
          <table:table-cell office:value-type="float" office:value="5210411">
            <text:p>5210411</text:p>
          </table:table-cell>
          <table:table-cell office:value-type="float" office:value="5072483.1">
            <text:p>5072483,1</text:p>
          </table:table-cell>
          <table:table-cell office:value-type="float" office:value="5162233.5">
            <text:p>5162233,5</text:p>
          </table:table-cell>
          <table:table-cell office:value-type="float" office:value="5002605.9">
            <text:p>5002605,9</text:p>
          </table:table-cell>
          <table:table-cell office:value-type="float" office:value="5188395.84">
            <text:p>5188395,84</text:p>
          </table:table-cell>
          <table:table-cell office:value-type="float" office:value="5393966.34">
            <text:p>5393966,34</text:p>
          </table:table-cell>
          <table:table-cell office:value-type="float" office:value="5257418.7">
            <text:p>5257418,7</text:p>
          </table:table-cell>
          <table:table-cell office:value-type="float" office:value="6195416.82">
            <text:p>6195416,82</text:p>
          </table:table-cell>
          <table:table-cell office:value-type="float" office:value="6593620.05">
            <text:p>6593620,05</text:p>
          </table:table-cell>
          <table:table-cell office:value-type="float" office:value="5546715.53">
            <text:p>5546715,53</text:p>
          </table:table-cell>
          <table:table-cell office:value-type="float" office:value="5957468">
            <text:p>5957468</text:p>
          </table:table-cell>
          <table:table-cell table:number-columns-repeated="919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VILLA CONCEPCION DEL TIO </text:p>
          </table:table-cell>
          <table:table-cell office:value-type="string">
            <text:p>Municipio</text:p>
          </table:table-cell>
          <table:table-cell office:value-type="float" office:value="114827">
            <text:p>114827</text:p>
          </table:table-cell>
          <table:table-cell office:value-type="float" office:value="134736">
            <text:p>134736</text:p>
          </table:table-cell>
          <table:table-cell office:value-type="float" office:value="121900">
            <text:p>121900</text:p>
          </table:table-cell>
          <table:table-cell office:value-type="float" office:value="128650">
            <text:p>128650</text:p>
          </table:table-cell>
          <table:table-cell office:value-type="float" office:value="138540">
            <text:p>138540</text:p>
          </table:table-cell>
          <table:table-cell office:value-type="float" office:value="146983">
            <text:p>146983</text:p>
          </table:table-cell>
          <table:table-cell office:value-type="float" office:value="141723">
            <text:p>141723</text:p>
          </table:table-cell>
          <table:table-cell office:value-type="float" office:value="137270">
            <text:p>137270</text:p>
          </table:table-cell>
          <table:table-cell office:value-type="float" office:value="138143">
            <text:p>138143</text:p>
          </table:table-cell>
          <table:table-cell office:value-type="float" office:value="146880">
            <text:p>146880</text:p>
          </table:table-cell>
          <table:table-cell office:value-type="float" office:value="141305">
            <text:p>141305</text:p>
          </table:table-cell>
          <table:table-cell office:value-type="float" office:value="152252">
            <text:p>152252</text:p>
          </table:table-cell>
          <table:table-cell office:value-type="float" office:value="150432">
            <text:p>150432</text:p>
          </table:table-cell>
          <table:table-cell office:value-type="float" office:value="166968">
            <text:p>166968</text:p>
          </table:table-cell>
          <table:table-cell office:value-type="float" office:value="158791">
            <text:p>158791</text:p>
          </table:table-cell>
          <table:table-cell office:value-type="float" office:value="161035">
            <text:p>161035</text:p>
          </table:table-cell>
          <table:table-cell office:value-type="float" office:value="193081">
            <text:p>193081</text:p>
          </table:table-cell>
          <table:table-cell office:value-type="float" office:value="202106">
            <text:p>202106</text:p>
          </table:table-cell>
          <table:table-cell office:value-type="float" office:value="190133">
            <text:p>190133</text:p>
          </table:table-cell>
          <table:table-cell office:value-type="float" office:value="183967">
            <text:p>183967</text:p>
          </table:table-cell>
          <table:table-cell office:value-type="float" office:value="193713">
            <text:p>193713</text:p>
          </table:table-cell>
          <table:table-cell office:value-type="float" office:value="184997">
            <text:p>184997</text:p>
          </table:table-cell>
          <table:table-cell office:value-type="float" office:value="196709">
            <text:p>196709</text:p>
          </table:table-cell>
          <table:table-cell office:value-type="float" office:value="171234">
            <text:p>171234</text:p>
          </table:table-cell>
          <table:table-cell office:value-type="float" office:value="221508">
            <text:p>221508</text:p>
          </table:table-cell>
          <table:table-cell office:value-type="float" office:value="219519">
            <text:p>219519</text:p>
          </table:table-cell>
          <table:table-cell office:value-type="float" office:value="212278">
            <text:p>212278</text:p>
          </table:table-cell>
          <table:table-cell office:value-type="float" office:value="211700">
            <text:p>211700</text:p>
          </table:table-cell>
          <table:table-cell office:value-type="float" office:value="261079">
            <text:p>261079</text:p>
          </table:table-cell>
          <table:table-cell office:value-type="float" office:value="262003">
            <text:p>262003</text:p>
          </table:table-cell>
          <table:table-cell office:value-type="float" office:value="250314">
            <text:p>250314</text:p>
          </table:table-cell>
          <table:table-cell office:value-type="float" office:value="255390">
            <text:p>255390</text:p>
          </table:table-cell>
          <table:table-cell office:value-type="float" office:value="260241">
            <text:p>260241</text:p>
          </table:table-cell>
          <table:table-cell office:value-type="float" office:value="250771">
            <text:p>250771</text:p>
          </table:table-cell>
          <table:table-cell office:value-type="float" office:value="279550">
            <text:p>279550</text:p>
          </table:table-cell>
          <table:table-cell office:value-type="float" office:value="270598">
            <text:p>270598</text:p>
          </table:table-cell>
          <table:table-cell office:value-type="float" office:value="303387">
            <text:p>303387</text:p>
          </table:table-cell>
          <table:table-cell office:value-type="float" office:value="262273">
            <text:p>262273</text:p>
          </table:table-cell>
          <table:table-cell office:value-type="float" office:value="258059">
            <text:p>258059</text:p>
          </table:table-cell>
          <table:table-cell office:value-type="float" office:value="246578">
            <text:p>246578</text:p>
          </table:table-cell>
          <table:table-cell office:value-type="float" office:value="322469">
            <text:p>322469</text:p>
          </table:table-cell>
          <table:table-cell office:value-type="float" office:value="319789">
            <text:p>319789</text:p>
          </table:table-cell>
          <table:table-cell office:value-type="float" office:value="298171">
            <text:p>298171</text:p>
          </table:table-cell>
          <table:table-cell office:value-type="float" office:value="318875">
            <text:p>318875</text:p>
          </table:table-cell>
          <table:table-cell office:value-type="float" office:value="309851">
            <text:p>309851</text:p>
          </table:table-cell>
          <table:table-cell office:value-type="float" office:value="334888.4">
            <text:p>334888,4</text:p>
          </table:table-cell>
          <table:table-cell office:value-type="float" office:value="342619">
            <text:p>342619</text:p>
          </table:table-cell>
          <table:table-cell office:value-type="float" office:value="333947.3">
            <text:p>333947,3</text:p>
          </table:table-cell>
          <table:table-cell office:value-type="float" office:value="369356">
            <text:p>369356</text:p>
          </table:table-cell>
          <table:table-cell office:value-type="float" office:value="398123">
            <text:p>398123</text:p>
          </table:table-cell>
          <table:table-cell office:value-type="float" office:value="351002">
            <text:p>351002</text:p>
          </table:table-cell>
          <table:table-cell office:value-type="float" office:value="367201">
            <text:p>367201</text:p>
          </table:table-cell>
          <table:table-cell office:value-type="float" office:value="435365">
            <text:p>435365</text:p>
          </table:table-cell>
          <table:table-cell office:value-type="float" office:value="442783">
            <text:p>442783</text:p>
          </table:table-cell>
          <table:table-cell office:value-type="float" office:value="431061.8">
            <text:p>431061,8</text:p>
          </table:table-cell>
          <table:table-cell office:value-type="float" office:value="438688.8">
            <text:p>438688,8</text:p>
          </table:table-cell>
          <table:table-cell office:value-type="float" office:value="425123.6">
            <text:p>425123,6</text:p>
          </table:table-cell>
          <table:table-cell office:value-type="float" office:value="440912.12">
            <text:p>440912,12</text:p>
          </table:table-cell>
          <table:table-cell office:value-type="float" office:value="458381.59">
            <text:p>458381,59</text:p>
          </table:table-cell>
          <table:table-cell office:value-type="float" office:value="446777.63">
            <text:p>446777,63</text:p>
          </table:table-cell>
          <table:table-cell office:value-type="float" office:value="526489.2">
            <text:p>526489,2</text:p>
          </table:table-cell>
          <table:table-cell office:value-type="float" office:value="560328.69">
            <text:p>560328,69</text:p>
          </table:table-cell>
          <table:table-cell office:value-type="float" office:value="471362.2">
            <text:p>471362,2</text:p>
          </table:table-cell>
          <table:table-cell office:value-type="float" office:value="506268">
            <text:p>506268</text:p>
          </table:table-cell>
          <table:table-cell table:number-columns-repeated="919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VILLA CURA BROCHERO </text:p>
          </table:table-cell>
          <table:table-cell office:value-type="string">
            <text:p>Municipio</text:p>
          </table:table-cell>
          <table:table-cell office:value-type="float" office:value="206165">
            <text:p>206165</text:p>
          </table:table-cell>
          <table:table-cell office:value-type="float" office:value="241913">
            <text:p>241913</text:p>
          </table:table-cell>
          <table:table-cell office:value-type="float" office:value="218865">
            <text:p>218865</text:p>
          </table:table-cell>
          <table:table-cell office:value-type="float" office:value="230984">
            <text:p>230984</text:p>
          </table:table-cell>
          <table:table-cell office:value-type="float" office:value="248741">
            <text:p>248741</text:p>
          </table:table-cell>
          <table:table-cell office:value-type="float" office:value="263900">
            <text:p>263900</text:p>
          </table:table-cell>
          <table:table-cell office:value-type="float" office:value="254456">
            <text:p>254456</text:p>
          </table:table-cell>
          <table:table-cell office:value-type="float" office:value="246461">
            <text:p>246461</text:p>
          </table:table-cell>
          <table:table-cell office:value-type="float" office:value="248030">
            <text:p>248030</text:p>
          </table:table-cell>
          <table:table-cell office:value-type="float" office:value="263716">
            <text:p>263716</text:p>
          </table:table-cell>
          <table:table-cell office:value-type="float" office:value="253706">
            <text:p>253706</text:p>
          </table:table-cell>
          <table:table-cell office:value-type="float" office:value="273362">
            <text:p>273362</text:p>
          </table:table-cell>
          <table:table-cell office:value-type="float" office:value="270092">
            <text:p>270092</text:p>
          </table:table-cell>
          <table:table-cell office:value-type="float" office:value="299782">
            <text:p>299782</text:p>
          </table:table-cell>
          <table:table-cell office:value-type="float" office:value="285101">
            <text:p>285101</text:p>
          </table:table-cell>
          <table:table-cell office:value-type="float" office:value="289131">
            <text:p>289131</text:p>
          </table:table-cell>
          <table:table-cell office:value-type="float" office:value="346667">
            <text:p>346667</text:p>
          </table:table-cell>
          <table:table-cell office:value-type="float" office:value="362871">
            <text:p>362871</text:p>
          </table:table-cell>
          <table:table-cell office:value-type="float" office:value="341374">
            <text:p>341374</text:p>
          </table:table-cell>
          <table:table-cell office:value-type="float" office:value="330303">
            <text:p>330303</text:p>
          </table:table-cell>
          <table:table-cell office:value-type="float" office:value="347802">
            <text:p>347802</text:p>
          </table:table-cell>
          <table:table-cell office:value-type="float" office:value="332153">
            <text:p>332153</text:p>
          </table:table-cell>
          <table:table-cell office:value-type="float" office:value="353181">
            <text:p>353181</text:p>
          </table:table-cell>
          <table:table-cell office:value-type="float" office:value="307443">
            <text:p>307443</text:p>
          </table:table-cell>
          <table:table-cell office:value-type="float" office:value="397706">
            <text:p>397706</text:p>
          </table:table-cell>
          <table:table-cell office:value-type="float" office:value="394135">
            <text:p>394135</text:p>
          </table:table-cell>
          <table:table-cell office:value-type="float" office:value="417445">
            <text:p>417445</text:p>
          </table:table-cell>
          <table:table-cell office:value-type="float" office:value="391863">
            <text:p>391863</text:p>
          </table:table-cell>
          <table:table-cell office:value-type="float" office:value="483265">
            <text:p>483265</text:p>
          </table:table-cell>
          <table:table-cell office:value-type="float" office:value="484975">
            <text:p>484975</text:p>
          </table:table-cell>
          <table:table-cell office:value-type="float" office:value="463338">
            <text:p>463338</text:p>
          </table:table-cell>
          <table:table-cell office:value-type="float" office:value="472735">
            <text:p>472735</text:p>
          </table:table-cell>
          <table:table-cell office:value-type="float" office:value="481714">
            <text:p>481714</text:p>
          </table:table-cell>
          <table:table-cell office:value-type="float" office:value="464184">
            <text:p>464184</text:p>
          </table:table-cell>
          <table:table-cell office:value-type="float" office:value="517455">
            <text:p>517455</text:p>
          </table:table-cell>
          <table:table-cell office:value-type="float" office:value="500885">
            <text:p>500885</text:p>
          </table:table-cell>
          <table:table-cell office:value-type="float" office:value="561579">
            <text:p>561579</text:p>
          </table:table-cell>
          <table:table-cell office:value-type="float" office:value="485476">
            <text:p>485476</text:p>
          </table:table-cell>
          <table:table-cell office:value-type="float" office:value="477674">
            <text:p>477674</text:p>
          </table:table-cell>
          <table:table-cell office:value-type="float" office:value="456422">
            <text:p>456422</text:p>
          </table:table-cell>
          <table:table-cell office:value-type="float" office:value="596899">
            <text:p>596899</text:p>
          </table:table-cell>
          <table:table-cell office:value-type="float" office:value="591938">
            <text:p>591938</text:p>
          </table:table-cell>
          <table:table-cell office:value-type="float" office:value="551922">
            <text:p>551922</text:p>
          </table:table-cell>
          <table:table-cell office:value-type="float" office:value="590247">
            <text:p>590247</text:p>
          </table:table-cell>
          <table:table-cell office:value-type="float" office:value="573544">
            <text:p>573544</text:p>
          </table:table-cell>
          <table:table-cell office:value-type="float" office:value="619888.1">
            <text:p>619888,1</text:p>
          </table:table-cell>
          <table:table-cell office:value-type="float" office:value="634197.6">
            <text:p>634197,6</text:p>
          </table:table-cell>
          <table:table-cell office:value-type="float" office:value="618146.2">
            <text:p>618146,2</text:p>
          </table:table-cell>
          <table:table-cell office:value-type="float" office:value="683688">
            <text:p>683688</text:p>
          </table:table-cell>
          <table:table-cell office:value-type="float" office:value="736937">
            <text:p>736937</text:p>
          </table:table-cell>
          <table:table-cell office:value-type="float" office:value="649715">
            <text:p>649715</text:p>
          </table:table-cell>
          <table:table-cell office:value-type="float" office:value="679701">
            <text:p>679701</text:p>
          </table:table-cell>
          <table:table-cell office:value-type="float" office:value="805874">
            <text:p>805874</text:p>
          </table:table-cell>
          <table:table-cell office:value-type="float" office:value="819604">
            <text:p>819604</text:p>
          </table:table-cell>
          <table:table-cell office:value-type="float" office:value="797907.9">
            <text:p>797907,9</text:p>
          </table:table-cell>
          <table:table-cell office:value-type="float" office:value="812025.8">
            <text:p>812025,8</text:p>
          </table:table-cell>
          <table:table-cell office:value-type="float" office:value="786916.2">
            <text:p>786916,2</text:p>
          </table:table-cell>
          <table:table-cell office:value-type="float" office:value="816141.15">
            <text:p>816141,15</text:p>
          </table:table-cell>
          <table:table-cell office:value-type="float" office:value="848477.64">
            <text:p>848477,64</text:p>
          </table:table-cell>
          <table:table-cell office:value-type="float" office:value="826998.37">
            <text:p>826998,37</text:p>
          </table:table-cell>
          <table:table-cell office:value-type="float" office:value="974546.81">
            <text:p>974546,81</text:p>
          </table:table-cell>
          <table:table-cell office:value-type="float" office:value="1037184.67">
            <text:p>1037184,67</text:p>
          </table:table-cell>
          <table:table-cell office:value-type="float" office:value="872505.13">
            <text:p>872505,13</text:p>
          </table:table-cell>
          <table:table-cell office:value-type="float" office:value="937117">
            <text:p>937117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VILLA DE LAS ROSAS </text:p>
          </table:table-cell>
          <table:table-cell office:value-type="string">
            <text:p>Municipio</text:p>
          </table:table-cell>
          <table:table-cell office:value-type="float" office:value="163184">
            <text:p>163184</text:p>
          </table:table-cell>
          <table:table-cell office:value-type="float" office:value="191479">
            <text:p>191479</text:p>
          </table:table-cell>
          <table:table-cell office:value-type="float" office:value="173236">
            <text:p>173236</text:p>
          </table:table-cell>
          <table:table-cell office:value-type="float" office:value="182828">
            <text:p>182828</text:p>
          </table:table-cell>
          <table:table-cell office:value-type="float" office:value="196883">
            <text:p>196883</text:p>
          </table:table-cell>
          <table:table-cell office:value-type="float" office:value="208882">
            <text:p>208882</text:p>
          </table:table-cell>
          <table:table-cell office:value-type="float" office:value="201407">
            <text:p>201407</text:p>
          </table:table-cell>
          <table:table-cell office:value-type="float" office:value="195079">
            <text:p>195079</text:p>
          </table:table-cell>
          <table:table-cell office:value-type="float" office:value="196320">
            <text:p>196320</text:p>
          </table:table-cell>
          <table:table-cell office:value-type="float" office:value="208737">
            <text:p>208737</text:p>
          </table:table-cell>
          <table:table-cell office:value-type="float" office:value="200814">
            <text:p>200814</text:p>
          </table:table-cell>
          <table:table-cell office:value-type="float" office:value="216371">
            <text:p>216371</text:p>
          </table:table-cell>
          <table:table-cell office:value-type="float" office:value="213783">
            <text:p>213783</text:p>
          </table:table-cell>
          <table:table-cell office:value-type="float" office:value="237283">
            <text:p>237283</text:p>
          </table:table-cell>
          <table:table-cell office:value-type="float" office:value="225663">
            <text:p>225663</text:p>
          </table:table-cell>
          <table:table-cell office:value-type="float" office:value="228853">
            <text:p>228853</text:p>
          </table:table-cell>
          <table:table-cell office:value-type="float" office:value="274394">
            <text:p>274394</text:p>
          </table:table-cell>
          <table:table-cell office:value-type="float" office:value="287220">
            <text:p>287220</text:p>
          </table:table-cell>
          <table:table-cell office:value-type="float" office:value="270204">
            <text:p>270204</text:p>
          </table:table-cell>
          <table:table-cell office:value-type="float" office:value="261442">
            <text:p>261442</text:p>
          </table:table-cell>
          <table:table-cell office:value-type="float" office:value="275292">
            <text:p>275292</text:p>
          </table:table-cell>
          <table:table-cell office:value-type="float" office:value="262906">
            <text:p>262906</text:p>
          </table:table-cell>
          <table:table-cell office:value-type="float" office:value="279550">
            <text:p>279550</text:p>
          </table:table-cell>
          <table:table-cell office:value-type="float" office:value="243347">
            <text:p>243347</text:p>
          </table:table-cell>
          <table:table-cell office:value-type="float" office:value="314792">
            <text:p>314792</text:p>
          </table:table-cell>
          <table:table-cell office:value-type="float" office:value="311965">
            <text:p>311965</text:p>
          </table:table-cell>
          <table:table-cell office:value-type="float" office:value="311592">
            <text:p>311592</text:p>
          </table:table-cell>
          <table:table-cell office:value-type="float" office:value="304067">
            <text:p>304067</text:p>
          </table:table-cell>
          <table:table-cell office:value-type="float" office:value="374991">
            <text:p>374991</text:p>
          </table:table-cell>
          <table:table-cell office:value-type="float" office:value="376318">
            <text:p>376318</text:p>
          </table:table-cell>
          <table:table-cell office:value-type="float" office:value="359529">
            <text:p>359529</text:p>
          </table:table-cell>
          <table:table-cell office:value-type="float" office:value="366820">
            <text:p>366820</text:p>
          </table:table-cell>
          <table:table-cell office:value-type="float" office:value="373788">
            <text:p>373788</text:p>
          </table:table-cell>
          <table:table-cell office:value-type="float" office:value="360186">
            <text:p>360186</text:p>
          </table:table-cell>
          <table:table-cell office:value-type="float" office:value="401521">
            <text:p>401521</text:p>
          </table:table-cell>
          <table:table-cell office:value-type="float" office:value="388664">
            <text:p>388664</text:p>
          </table:table-cell>
          <table:table-cell office:value-type="float" office:value="435759">
            <text:p>435759</text:p>
          </table:table-cell>
          <table:table-cell office:value-type="float" office:value="376707">
            <text:p>376707</text:p>
          </table:table-cell>
          <table:table-cell office:value-type="float" office:value="370653">
            <text:p>370653</text:p>
          </table:table-cell>
          <table:table-cell office:value-type="float" office:value="354163">
            <text:p>354163</text:p>
          </table:table-cell>
          <table:table-cell office:value-type="float" office:value="463166">
            <text:p>463166</text:p>
          </table:table-cell>
          <table:table-cell office:value-type="float" office:value="459317">
            <text:p>459317</text:p>
          </table:table-cell>
          <table:table-cell office:value-type="float" office:value="428266">
            <text:p>428266</text:p>
          </table:table-cell>
          <table:table-cell office:value-type="float" office:value="458005">
            <text:p>458005</text:p>
          </table:table-cell>
          <table:table-cell office:value-type="float" office:value="445044">
            <text:p>445044</text:p>
          </table:table-cell>
          <table:table-cell office:value-type="float" office:value="481004.7">
            <text:p>481004,7</text:p>
          </table:table-cell>
          <table:table-cell office:value-type="float" office:value="492108.2">
            <text:p>492108,2</text:p>
          </table:table-cell>
          <table:table-cell office:value-type="float" office:value="479653">
            <text:p>479653</text:p>
          </table:table-cell>
          <table:table-cell office:value-type="float" office:value="530510">
            <text:p>530510</text:p>
          </table:table-cell>
          <table:table-cell office:value-type="float" office:value="571829">
            <text:p>571829</text:p>
          </table:table-cell>
          <table:table-cell office:value-type="float" office:value="504149">
            <text:p>504149</text:p>
          </table:table-cell>
          <table:table-cell office:value-type="float" office:value="527416">
            <text:p>527416</text:p>
          </table:table-cell>
          <table:table-cell office:value-type="float" office:value="625321">
            <text:p>625321</text:p>
          </table:table-cell>
          <table:table-cell office:value-type="float" office:value="635975">
            <text:p>635975</text:p>
          </table:table-cell>
          <table:table-cell office:value-type="float" office:value="619139.9">
            <text:p>619139,9</text:p>
          </table:table-cell>
          <table:table-cell office:value-type="float" office:value="630094.7">
            <text:p>630094,7</text:p>
          </table:table-cell>
          <table:table-cell office:value-type="float" office:value="610610.8">
            <text:p>610610,8</text:p>
          </table:table-cell>
          <table:table-cell office:value-type="float" office:value="633288.01">
            <text:p>633288,01</text:p>
          </table:table-cell>
          <table:table-cell office:value-type="float" office:value="658379.64">
            <text:p>658379,64</text:p>
          </table:table-cell>
          <table:table-cell office:value-type="float" office:value="641712.71">
            <text:p>641712,71</text:p>
          </table:table-cell>
          <table:table-cell office:value-type="float" office:value="756203.51">
            <text:p>756203,51</text:p>
          </table:table-cell>
          <table:table-cell office:value-type="float" office:value="804807.62">
            <text:p>804807,62</text:p>
          </table:table-cell>
          <table:table-cell office:value-type="float" office:value="677023.86">
            <text:p>677023,86</text:p>
          </table:table-cell>
          <table:table-cell office:value-type="float" office:value="727159">
            <text:p>727159</text:p>
          </table:table-cell>
          <table:table-cell table:number-columns-repeated="919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VILLA DE MARIA </text:p>
          </table:table-cell>
          <table:table-cell office:value-type="string">
            <text:p>Municipio</text:p>
          </table:table-cell>
          <table:table-cell office:value-type="float" office:value="199243">
            <text:p>199243</text:p>
          </table:table-cell>
          <table:table-cell office:value-type="float" office:value="233790">
            <text:p>233790</text:p>
          </table:table-cell>
          <table:table-cell office:value-type="float" office:value="211516">
            <text:p>211516</text:p>
          </table:table-cell>
          <table:table-cell office:value-type="float" office:value="223228">
            <text:p>223228</text:p>
          </table:table-cell>
          <table:table-cell office:value-type="float" office:value="240389">
            <text:p>240389</text:p>
          </table:table-cell>
          <table:table-cell office:value-type="float" office:value="255039">
            <text:p>255039</text:p>
          </table:table-cell>
          <table:table-cell office:value-type="float" office:value="245912">
            <text:p>245912</text:p>
          </table:table-cell>
          <table:table-cell office:value-type="float" office:value="238185">
            <text:p>238185</text:p>
          </table:table-cell>
          <table:table-cell office:value-type="float" office:value="239701">
            <text:p>239701</text:p>
          </table:table-cell>
          <table:table-cell office:value-type="float" office:value="254861">
            <text:p>254861</text:p>
          </table:table-cell>
          <table:table-cell office:value-type="float" office:value="245188">
            <text:p>245188</text:p>
          </table:table-cell>
          <table:table-cell office:value-type="float" office:value="264183">
            <text:p>264183</text:p>
          </table:table-cell>
          <table:table-cell office:value-type="float" office:value="261023">
            <text:p>261023</text:p>
          </table:table-cell>
          <table:table-cell office:value-type="float" office:value="289716">
            <text:p>289716</text:p>
          </table:table-cell>
          <table:table-cell office:value-type="float" office:value="275528">
            <text:p>275528</text:p>
          </table:table-cell>
          <table:table-cell office:value-type="float" office:value="279423">
            <text:p>279423</text:p>
          </table:table-cell>
          <table:table-cell office:value-type="float" office:value="335027">
            <text:p>335027</text:p>
          </table:table-cell>
          <table:table-cell office:value-type="float" office:value="350687">
            <text:p>350687</text:p>
          </table:table-cell>
          <table:table-cell office:value-type="float" office:value="329911">
            <text:p>329911</text:p>
          </table:table-cell>
          <table:table-cell office:value-type="float" office:value="319213">
            <text:p>319213</text:p>
          </table:table-cell>
          <table:table-cell office:value-type="float" office:value="336124">
            <text:p>336124</text:p>
          </table:table-cell>
          <table:table-cell office:value-type="float" office:value="321000">
            <text:p>321000</text:p>
          </table:table-cell>
          <table:table-cell office:value-type="float" office:value="341322">
            <text:p>341322</text:p>
          </table:table-cell>
          <table:table-cell office:value-type="float" office:value="297119">
            <text:p>297119</text:p>
          </table:table-cell>
          <table:table-cell office:value-type="float" office:value="384352">
            <text:p>384352</text:p>
          </table:table-cell>
          <table:table-cell office:value-type="float" office:value="380901">
            <text:p>380901</text:p>
          </table:table-cell>
          <table:table-cell office:value-type="float" office:value="384491">
            <text:p>384491</text:p>
          </table:table-cell>
          <table:table-cell office:value-type="float" office:value="372568">
            <text:p>372568</text:p>
          </table:table-cell>
          <table:table-cell office:value-type="float" office:value="459470">
            <text:p>459470</text:p>
          </table:table-cell>
          <table:table-cell office:value-type="float" office:value="461096">
            <text:p>461096</text:p>
          </table:table-cell>
          <table:table-cell office:value-type="float" office:value="440525">
            <text:p>440525</text:p>
          </table:table-cell>
          <table:table-cell office:value-type="float" office:value="449459">
            <text:p>449459</text:p>
          </table:table-cell>
          <table:table-cell office:value-type="float" office:value="457996">
            <text:p>457996</text:p>
          </table:table-cell>
          <table:table-cell office:value-type="float" office:value="441329">
            <text:p>441329</text:p>
          </table:table-cell>
          <table:table-cell office:value-type="float" office:value="491977">
            <text:p>491977</text:p>
          </table:table-cell>
          <table:table-cell office:value-type="float" office:value="476223">
            <text:p>476223</text:p>
          </table:table-cell>
          <table:table-cell office:value-type="float" office:value="533928">
            <text:p>533928</text:p>
          </table:table-cell>
          <table:table-cell office:value-type="float" office:value="461572">
            <text:p>461572</text:p>
          </table:table-cell>
          <table:table-cell office:value-type="float" office:value="454155">
            <text:p>454155</text:p>
          </table:table-cell>
          <table:table-cell office:value-type="float" office:value="433949">
            <text:p>433949</text:p>
          </table:table-cell>
          <table:table-cell office:value-type="float" office:value="567509">
            <text:p>567509</text:p>
          </table:table-cell>
          <table:table-cell office:value-type="float" office:value="562793">
            <text:p>562793</text:p>
          </table:table-cell>
          <table:table-cell office:value-type="float" office:value="524747">
            <text:p>524747</text:p>
          </table:table-cell>
          <table:table-cell office:value-type="float" office:value="561185">
            <text:p>561185</text:p>
          </table:table-cell>
          <table:table-cell office:value-type="float" office:value="545304">
            <text:p>545304</text:p>
          </table:table-cell>
          <table:table-cell office:value-type="float" office:value="589366.6">
            <text:p>589366,6</text:p>
          </table:table-cell>
          <table:table-cell office:value-type="float" office:value="602971.5">
            <text:p>602971,5</text:p>
          </table:table-cell>
          <table:table-cell office:value-type="float" office:value="587710.4">
            <text:p>587710,4</text:p>
          </table:table-cell>
          <table:table-cell office:value-type="float" office:value="650025">
            <text:p>650025</text:p>
          </table:table-cell>
          <table:table-cell office:value-type="float" office:value="700652">
            <text:p>700652</text:p>
          </table:table-cell>
          <table:table-cell office:value-type="float" office:value="617725">
            <text:p>617725</text:p>
          </table:table-cell>
          <table:table-cell office:value-type="float" office:value="646234">
            <text:p>646234</text:p>
          </table:table-cell>
          <table:table-cell office:value-type="float" office:value="766195">
            <text:p>766195</text:p>
          </table:table-cell>
          <table:table-cell office:value-type="float" office:value="779249">
            <text:p>779249</text:p>
          </table:table-cell>
          <table:table-cell office:value-type="float" office:value="758621.2">
            <text:p>758621,2</text:p>
          </table:table-cell>
          <table:table-cell office:value-type="float" office:value="772044.9">
            <text:p>772044,9</text:p>
          </table:table-cell>
          <table:table-cell office:value-type="float" office:value="748170.6">
            <text:p>748170,6</text:p>
          </table:table-cell>
          <table:table-cell office:value-type="float" office:value="775956.64">
            <text:p>775956,64</text:p>
          </table:table-cell>
          <table:table-cell office:value-type="float" office:value="806700.98">
            <text:p>806700,98</text:p>
          </table:table-cell>
          <table:table-cell office:value-type="float" office:value="786279.28">
            <text:p>786279,28</text:p>
          </table:table-cell>
          <table:table-cell office:value-type="float" office:value="926562.85">
            <text:p>926562,85</text:p>
          </table:table-cell>
          <table:table-cell office:value-type="float" office:value="986116.6">
            <text:p>986116,6</text:p>
          </table:table-cell>
          <table:table-cell office:value-type="float" office:value="829545.41">
            <text:p>829545,41</text:p>
          </table:table-cell>
          <table:table-cell office:value-type="float" office:value="890975">
            <text:p>890975</text:p>
          </table:table-cell>
          <table:table-cell table:number-columns-repeated="919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VILLA DE SOTO </text:p>
          </table:table-cell>
          <table:table-cell office:value-type="string">
            <text:p>Municipio</text:p>
          </table:table-cell>
          <table:table-cell office:value-type="float" office:value="282117">
            <text:p>282117</text:p>
          </table:table-cell>
          <table:table-cell office:value-type="float" office:value="331033">
            <text:p>331033</text:p>
          </table:table-cell>
          <table:table-cell office:value-type="float" office:value="299495">
            <text:p>299495</text:p>
          </table:table-cell>
          <table:table-cell office:value-type="float" office:value="316079">
            <text:p>316079</text:p>
          </table:table-cell>
          <table:table-cell office:value-type="float" office:value="340377">
            <text:p>340377</text:p>
          </table:table-cell>
          <table:table-cell office:value-type="float" office:value="361122">
            <text:p>361122</text:p>
          </table:table-cell>
          <table:table-cell office:value-type="float" office:value="348198">
            <text:p>348198</text:p>
          </table:table-cell>
          <table:table-cell office:value-type="float" office:value="337257">
            <text:p>337257</text:p>
          </table:table-cell>
          <table:table-cell office:value-type="float" office:value="339404">
            <text:p>339404</text:p>
          </table:table-cell>
          <table:table-cell office:value-type="float" office:value="360869">
            <text:p>360869</text:p>
          </table:table-cell>
          <table:table-cell office:value-type="float" office:value="347172">
            <text:p>347172</text:p>
          </table:table-cell>
          <table:table-cell office:value-type="float" office:value="374068">
            <text:p>374068</text:p>
          </table:table-cell>
          <table:table-cell office:value-type="float" office:value="369595">
            <text:p>369595</text:p>
          </table:table-cell>
          <table:table-cell office:value-type="float" office:value="410222">
            <text:p>410222</text:p>
          </table:table-cell>
          <table:table-cell office:value-type="float" office:value="390133">
            <text:p>390133</text:p>
          </table:table-cell>
          <table:table-cell office:value-type="float" office:value="395647">
            <text:p>395647</text:p>
          </table:table-cell>
          <table:table-cell office:value-type="float" office:value="474380">
            <text:p>474380</text:p>
          </table:table-cell>
          <table:table-cell office:value-type="float" office:value="496554">
            <text:p>496554</text:p>
          </table:table-cell>
          <table:table-cell office:value-type="float" office:value="467136">
            <text:p>467136</text:p>
          </table:table-cell>
          <table:table-cell office:value-type="float" office:value="451988">
            <text:p>451988</text:p>
          </table:table-cell>
          <table:table-cell office:value-type="float" office:value="475933">
            <text:p>475933</text:p>
          </table:table-cell>
          <table:table-cell office:value-type="float" office:value="454519">
            <text:p>454519</text:p>
          </table:table-cell>
          <table:table-cell office:value-type="float" office:value="483294">
            <text:p>483294</text:p>
          </table:table-cell>
          <table:table-cell office:value-type="float" office:value="420705">
            <text:p>420705</text:p>
          </table:table-cell>
          <table:table-cell office:value-type="float" office:value="544221">
            <text:p>544221</text:p>
          </table:table-cell>
          <table:table-cell office:value-type="float" office:value="539334">
            <text:p>539334</text:p>
          </table:table-cell>
          <table:table-cell office:value-type="float" office:value="534233">
            <text:p>534233</text:p>
          </table:table-cell>
          <table:table-cell office:value-type="float" office:value="524236">
            <text:p>524236</text:p>
          </table:table-cell>
          <table:table-cell office:value-type="float" office:value="646515">
            <text:p>646515</text:p>
          </table:table-cell>
          <table:table-cell office:value-type="float" office:value="648802">
            <text:p>648802</text:p>
          </table:table-cell>
          <table:table-cell office:value-type="float" office:value="619857">
            <text:p>619857</text:p>
          </table:table-cell>
          <table:table-cell office:value-type="float" office:value="632427">
            <text:p>632427</text:p>
          </table:table-cell>
          <table:table-cell office:value-type="float" office:value="644440">
            <text:p>644440</text:p>
          </table:table-cell>
          <table:table-cell office:value-type="float" office:value="620988">
            <text:p>620988</text:p>
          </table:table-cell>
          <table:table-cell office:value-type="float" office:value="692254">
            <text:p>692254</text:p>
          </table:table-cell>
          <table:table-cell office:value-type="float" office:value="670087">
            <text:p>670087</text:p>
          </table:table-cell>
          <table:table-cell office:value-type="float" office:value="751283">
            <text:p>751283</text:p>
          </table:table-cell>
          <table:table-cell office:value-type="float" office:value="649472">
            <text:p>649472</text:p>
          </table:table-cell>
          <table:table-cell office:value-type="float" office:value="639036">
            <text:p>639036</text:p>
          </table:table-cell>
          <table:table-cell office:value-type="float" office:value="610604">
            <text:p>610604</text:p>
          </table:table-cell>
          <table:table-cell office:value-type="float" office:value="798535">
            <text:p>798535</text:p>
          </table:table-cell>
          <table:table-cell office:value-type="float" office:value="791898">
            <text:p>791898</text:p>
          </table:table-cell>
          <table:table-cell office:value-type="float" office:value="738364">
            <text:p>738364</text:p>
          </table:table-cell>
          <table:table-cell office:value-type="float" office:value="789636">
            <text:p>789636</text:p>
          </table:table-cell>
          <table:table-cell office:value-type="float" office:value="767290">
            <text:p>767290</text:p>
          </table:table-cell>
          <table:table-cell office:value-type="float" office:value="829290">
            <text:p>829290</text:p>
          </table:table-cell>
          <table:table-cell office:value-type="float" office:value="848433.3">
            <text:p>848433,3</text:p>
          </table:table-cell>
          <table:table-cell office:value-type="float" office:value="826959.6">
            <text:p>826959,6</text:p>
          </table:table-cell>
          <table:table-cell office:value-type="float" office:value="914642">
            <text:p>914642</text:p>
          </table:table-cell>
          <table:table-cell office:value-type="float" office:value="985878">
            <text:p>985878</text:p>
          </table:table-cell>
          <table:table-cell office:value-type="float" office:value="869193">
            <text:p>869193</text:p>
          </table:table-cell>
          <table:table-cell office:value-type="float" office:value="909307">
            <text:p>909307</text:p>
          </table:table-cell>
          <table:table-cell office:value-type="float" office:value="1078103">
            <text:p>1078103</text:p>
          </table:table-cell>
          <table:table-cell office:value-type="float" office:value="1096471">
            <text:p>1096471</text:p>
          </table:table-cell>
          <table:table-cell office:value-type="float" office:value="1067445.9">
            <text:p>1067445,9</text:p>
          </table:table-cell>
          <table:table-cell office:value-type="float" office:value="1086332.8">
            <text:p>1086332,8</text:p>
          </table:table-cell>
          <table:table-cell office:value-type="float" office:value="1052741.1">
            <text:p>1052741,1</text:p>
          </table:table-cell>
          <table:table-cell office:value-type="float" office:value="1091838.41">
            <text:p>1091838,41</text:p>
          </table:table-cell>
          <table:table-cell office:value-type="float" office:value="1135098.36">
            <text:p>1135098,36</text:p>
          </table:table-cell>
          <table:table-cell office:value-type="float" office:value="1106363.27">
            <text:p>1106363,27</text:p>
          </table:table-cell>
          <table:table-cell office:value-type="float" office:value="1303754.43">
            <text:p>1303754,43</text:p>
          </table:table-cell>
          <table:table-cell office:value-type="float" office:value="1387551.73">
            <text:p>1387551,73</text:p>
          </table:table-cell>
          <table:table-cell office:value-type="float" office:value="1167242.47">
            <text:p>1167242,47</text:p>
          </table:table-cell>
          <table:table-cell office:value-type="float" office:value="1253680">
            <text:p>1253680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DEL DIQUE </text:p>
          </table:table-cell>
          <table:table-cell office:value-type="string">
            <text:p>Municipio</text:p>
          </table:table-cell>
          <table:table-cell office:value-type="float" office:value="144688">
            <text:p>144688</text:p>
          </table:table-cell>
          <table:table-cell office:value-type="float" office:value="169776">
            <text:p>169776</text:p>
          </table:table-cell>
          <table:table-cell office:value-type="float" office:value="153601">
            <text:p>153601</text:p>
          </table:table-cell>
          <table:table-cell office:value-type="float" office:value="162106">
            <text:p>162106</text:p>
          </table:table-cell>
          <table:table-cell office:value-type="float" office:value="174568">
            <text:p>174568</text:p>
          </table:table-cell>
          <table:table-cell office:value-type="float" office:value="185207">
            <text:p>185207</text:p>
          </table:table-cell>
          <table:table-cell office:value-type="float" office:value="178579">
            <text:p>178579</text:p>
          </table:table-cell>
          <table:table-cell office:value-type="float" office:value="172968">
            <text:p>172968</text:p>
          </table:table-cell>
          <table:table-cell office:value-type="float" office:value="174069">
            <text:p>174069</text:p>
          </table:table-cell>
          <table:table-cell office:value-type="float" office:value="185078">
            <text:p>185078</text:p>
          </table:table-cell>
          <table:table-cell office:value-type="float" office:value="178053">
            <text:p>178053</text:p>
          </table:table-cell>
          <table:table-cell office:value-type="float" office:value="191847">
            <text:p>191847</text:p>
          </table:table-cell>
          <table:table-cell office:value-type="float" office:value="189553">
            <text:p>189553</text:p>
          </table:table-cell>
          <table:table-cell office:value-type="float" office:value="210389">
            <text:p>210389</text:p>
          </table:table-cell>
          <table:table-cell office:value-type="float" office:value="200086">
            <text:p>200086</text:p>
          </table:table-cell>
          <table:table-cell office:value-type="float" office:value="202914">
            <text:p>202914</text:p>
          </table:table-cell>
          <table:table-cell office:value-type="float" office:value="243294">
            <text:p>243294</text:p>
          </table:table-cell>
          <table:table-cell office:value-type="float" office:value="254666">
            <text:p>254666</text:p>
          </table:table-cell>
          <table:table-cell office:value-type="float" office:value="239579">
            <text:p>239579</text:p>
          </table:table-cell>
          <table:table-cell office:value-type="float" office:value="231810">
            <text:p>231810</text:p>
          </table:table-cell>
          <table:table-cell office:value-type="float" office:value="244090">
            <text:p>244090</text:p>
          </table:table-cell>
          <table:table-cell office:value-type="float" office:value="233108">
            <text:p>233108</text:p>
          </table:table-cell>
          <table:table-cell office:value-type="float" office:value="247865">
            <text:p>247865</text:p>
          </table:table-cell>
          <table:table-cell office:value-type="float" office:value="215767">
            <text:p>215767</text:p>
          </table:table-cell>
          <table:table-cell office:value-type="float" office:value="279113">
            <text:p>279113</text:p>
          </table:table-cell>
          <table:table-cell office:value-type="float" office:value="276607">
            <text:p>276607</text:p>
          </table:table-cell>
          <table:table-cell office:value-type="float" office:value="282542">
            <text:p>282542</text:p>
          </table:table-cell>
          <table:table-cell office:value-type="float" office:value="271634">
            <text:p>271634</text:p>
          </table:table-cell>
          <table:table-cell office:value-type="float" office:value="334993">
            <text:p>334993</text:p>
          </table:table-cell>
          <table:table-cell office:value-type="float" office:value="336179">
            <text:p>336179</text:p>
          </table:table-cell>
          <table:table-cell office:value-type="float" office:value="321180">
            <text:p>321180</text:p>
          </table:table-cell>
          <table:table-cell office:value-type="float" office:value="327694">
            <text:p>327694</text:p>
          </table:table-cell>
          <table:table-cell office:value-type="float" office:value="333918">
            <text:p>333918</text:p>
          </table:table-cell>
          <table:table-cell office:value-type="float" office:value="321767">
            <text:p>321767</text:p>
          </table:table-cell>
          <table:table-cell office:value-type="float" office:value="358693">
            <text:p>358693</text:p>
          </table:table-cell>
          <table:table-cell office:value-type="float" office:value="347207">
            <text:p>347207</text:p>
          </table:table-cell>
          <table:table-cell office:value-type="float" office:value="389279">
            <text:p>389279</text:p>
          </table:table-cell>
          <table:table-cell office:value-type="float" office:value="336526">
            <text:p>336526</text:p>
          </table:table-cell>
          <table:table-cell office:value-type="float" office:value="331118">
            <text:p>331118</text:p>
          </table:table-cell>
          <table:table-cell office:value-type="float" office:value="316386">
            <text:p>316386</text:p>
          </table:table-cell>
          <table:table-cell office:value-type="float" office:value="413763">
            <text:p>413763</text:p>
          </table:table-cell>
          <table:table-cell office:value-type="float" office:value="410324">
            <text:p>410324</text:p>
          </table:table-cell>
          <table:table-cell office:value-type="float" office:value="382585">
            <text:p>382585</text:p>
          </table:table-cell>
          <table:table-cell office:value-type="float" office:value="409152">
            <text:p>409152</text:p>
          </table:table-cell>
          <table:table-cell office:value-type="float" office:value="397573">
            <text:p>397573</text:p>
          </table:table-cell>
          <table:table-cell office:value-type="float" office:value="429698.8">
            <text:p>429698,8</text:p>
          </table:table-cell>
          <table:table-cell office:value-type="float" office:value="439618">
            <text:p>439618</text:p>
          </table:table-cell>
          <table:table-cell office:value-type="float" office:value="428492.3">
            <text:p>428492,3</text:p>
          </table:table-cell>
          <table:table-cell office:value-type="float" office:value="473924">
            <text:p>473924</text:p>
          </table:table-cell>
          <table:table-cell office:value-type="float" office:value="510836">
            <text:p>510836</text:p>
          </table:table-cell>
          <table:table-cell office:value-type="float" office:value="450375">
            <text:p>450375</text:p>
          </table:table-cell>
          <table:table-cell office:value-type="float" office:value="471160">
            <text:p>471160</text:p>
          </table:table-cell>
          <table:table-cell office:value-type="float" office:value="558622">
            <text:p>558622</text:p>
          </table:table-cell>
          <table:table-cell office:value-type="float" office:value="568139">
            <text:p>568139</text:p>
          </table:table-cell>
          <table:table-cell office:value-type="float" office:value="553099.9">
            <text:p>553099,9</text:p>
          </table:table-cell>
          <table:table-cell office:value-type="float" office:value="562886.3">
            <text:p>562886,3</text:p>
          </table:table-cell>
          <table:table-cell office:value-type="float" office:value="545480.6">
            <text:p>545480,6</text:p>
          </table:table-cell>
          <table:table-cell office:value-type="float" office:value="565738.99">
            <text:p>565738,99</text:p>
          </table:table-cell>
          <table:table-cell office:value-type="float" office:value="588154.25">
            <text:p>588154,25</text:p>
          </table:table-cell>
          <table:table-cell office:value-type="float" office:value="573265.08">
            <text:p>573265,08</text:p>
          </table:table-cell>
          <table:table-cell office:value-type="float" office:value="675543.84">
            <text:p>675543,84</text:p>
          </table:table-cell>
          <table:table-cell office:value-type="float" office:value="718963.63">
            <text:p>718963,63</text:p>
          </table:table-cell>
          <table:table-cell office:value-type="float" office:value="604809.8">
            <text:p>604809,8</text:p>
          </table:table-cell>
          <table:table-cell office:value-type="float" office:value="649597">
            <text:p>649597</text:p>
          </table:table-cell>
          <table:table-cell table:number-columns-repeated="919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VILLA DEL ROSARIO </text:p>
          </table:table-cell>
          <table:table-cell office:value-type="string">
            <text:p>Municipio</text:p>
          </table:table-cell>
          <table:table-cell office:value-type="float" office:value="423150">
            <text:p>423150</text:p>
          </table:table-cell>
          <table:table-cell office:value-type="float" office:value="496521">
            <text:p>496521</text:p>
          </table:table-cell>
          <table:table-cell office:value-type="float" office:value="449216">
            <text:p>449216</text:p>
          </table:table-cell>
          <table:table-cell office:value-type="float" office:value="474090">
            <text:p>474090</text:p>
          </table:table-cell>
          <table:table-cell office:value-type="float" office:value="510536">
            <text:p>510536</text:p>
          </table:table-cell>
          <table:table-cell office:value-type="float" office:value="541651">
            <text:p>541651</text:p>
          </table:table-cell>
          <table:table-cell office:value-type="float" office:value="522266">
            <text:p>522266</text:p>
          </table:table-cell>
          <table:table-cell office:value-type="float" office:value="505856">
            <text:p>505856</text:p>
          </table:table-cell>
          <table:table-cell office:value-type="float" office:value="509076">
            <text:p>509076</text:p>
          </table:table-cell>
          <table:table-cell office:value-type="float" office:value="541272">
            <text:p>541272</text:p>
          </table:table-cell>
          <table:table-cell office:value-type="float" office:value="520728">
            <text:p>520728</text:p>
          </table:table-cell>
          <table:table-cell office:value-type="float" office:value="561069">
            <text:p>561069</text:p>
          </table:table-cell>
          <table:table-cell office:value-type="float" office:value="554359">
            <text:p>554359</text:p>
          </table:table-cell>
          <table:table-cell office:value-type="float" office:value="615296">
            <text:p>615296</text:p>
          </table:table-cell>
          <table:table-cell office:value-type="float" office:value="585165">
            <text:p>585165</text:p>
          </table:table-cell>
          <table:table-cell office:value-type="float" office:value="593436">
            <text:p>593436</text:p>
          </table:table-cell>
          <table:table-cell office:value-type="float" office:value="711527">
            <text:p>711527</text:p>
          </table:table-cell>
          <table:table-cell office:value-type="float" office:value="744787">
            <text:p>744787</text:p>
          </table:table-cell>
          <table:table-cell office:value-type="float" office:value="700663">
            <text:p>700663</text:p>
          </table:table-cell>
          <table:table-cell office:value-type="float" office:value="677941">
            <text:p>677941</text:p>
          </table:table-cell>
          <table:table-cell office:value-type="float" office:value="713857">
            <text:p>713857</text:p>
          </table:table-cell>
          <table:table-cell office:value-type="float" office:value="681738">
            <text:p>681738</text:p>
          </table:table-cell>
          <table:table-cell office:value-type="float" office:value="724898">
            <text:p>724898</text:p>
          </table:table-cell>
          <table:table-cell office:value-type="float" office:value="631021">
            <text:p>631021</text:p>
          </table:table-cell>
          <table:table-cell office:value-type="float" office:value="816284">
            <text:p>816284</text:p>
          </table:table-cell>
          <table:table-cell office:value-type="float" office:value="808954">
            <text:p>808954</text:p>
          </table:table-cell>
          <table:table-cell office:value-type="float" office:value="799108">
            <text:p>799108</text:p>
          </table:table-cell>
          <table:table-cell office:value-type="float" office:value="785597">
            <text:p>785597</text:p>
          </table:table-cell>
          <table:table-cell office:value-type="float" office:value="968838">
            <text:p>968838</text:p>
          </table:table-cell>
          <table:table-cell office:value-type="float" office:value="972266">
            <text:p>972266</text:p>
          </table:table-cell>
          <table:table-cell office:value-type="float" office:value="928889">
            <text:p>928889</text:p>
          </table:table-cell>
          <table:table-cell office:value-type="float" office:value="947727">
            <text:p>947727</text:p>
          </table:table-cell>
          <table:table-cell office:value-type="float" office:value="965728">
            <text:p>965728</text:p>
          </table:table-cell>
          <table:table-cell office:value-type="float" office:value="930585">
            <text:p>930585</text:p>
          </table:table-cell>
          <table:table-cell office:value-type="float" office:value="1037381">
            <text:p>1037381</text:p>
          </table:table-cell>
          <table:table-cell office:value-type="float" office:value="1004162">
            <text:p>1004162</text:p>
          </table:table-cell>
          <table:table-cell office:value-type="float" office:value="1125839">
            <text:p>1125839</text:p>
          </table:table-cell>
          <table:table-cell office:value-type="float" office:value="973270">
            <text:p>973270</text:p>
          </table:table-cell>
          <table:table-cell office:value-type="float" office:value="957630">
            <text:p>957630</text:p>
          </table:table-cell>
          <table:table-cell office:value-type="float" office:value="915024">
            <text:p>915024</text:p>
          </table:table-cell>
          <table:table-cell office:value-type="float" office:value="1196648">
            <text:p>1196648</text:p>
          </table:table-cell>
          <table:table-cell office:value-type="float" office:value="1186703">
            <text:p>1186703</text:p>
          </table:table-cell>
          <table:table-cell office:value-type="float" office:value="1106479">
            <text:p>1106479</text:p>
          </table:table-cell>
          <table:table-cell office:value-type="float" office:value="1183313">
            <text:p>1183313</text:p>
          </table:table-cell>
          <table:table-cell office:value-type="float" office:value="1149826">
            <text:p>1149826</text:p>
          </table:table-cell>
          <table:table-cell office:value-type="float" office:value="1242736.5">
            <text:p>1242736,5</text:p>
          </table:table-cell>
          <table:table-cell office:value-type="float" office:value="1271423.8">
            <text:p>1271423,8</text:p>
          </table:table-cell>
          <table:table-cell office:value-type="float" office:value="1239245.2">
            <text:p>1239245,2</text:p>
          </table:table-cell>
          <table:table-cell office:value-type="float" office:value="1370641">
            <text:p>1370641</text:p>
          </table:table-cell>
          <table:table-cell office:value-type="float" office:value="1477393">
            <text:p>1477393</text:p>
          </table:table-cell>
          <table:table-cell office:value-type="float" office:value="1302534">
            <text:p>1302534</text:p>
          </table:table-cell>
          <table:table-cell office:value-type="float" office:value="1362647">
            <text:p>1362647</text:p>
          </table:table-cell>
          <table:table-cell office:value-type="float" office:value="1615596">
            <text:p>1615596</text:p>
          </table:table-cell>
          <table:table-cell office:value-type="float" office:value="1643122">
            <text:p>1643122</text:p>
          </table:table-cell>
          <table:table-cell office:value-type="float" office:value="1599626.2">
            <text:p>1599626,2</text:p>
          </table:table-cell>
          <table:table-cell office:value-type="float" office:value="1627929.3">
            <text:p>1627929,3</text:p>
          </table:table-cell>
          <table:table-cell office:value-type="float" office:value="1577590.2">
            <text:p>1577590,2</text:p>
          </table:table-cell>
          <table:table-cell office:value-type="float" office:value="1636179.69">
            <text:p>1636179,69</text:p>
          </table:table-cell>
          <table:table-cell office:value-type="float" office:value="1701007.1">
            <text:p>1701007,1</text:p>
          </table:table-cell>
          <table:table-cell office:value-type="float" office:value="1657945.98">
            <text:p>1657945,98</text:p>
          </table:table-cell>
          <table:table-cell office:value-type="float" office:value="1953747.45">
            <text:p>1953747,45</text:p>
          </table:table-cell>
          <table:table-cell office:value-type="float" office:value="2079322.31">
            <text:p>2079322,31</text:p>
          </table:table-cell>
          <table:table-cell office:value-type="float" office:value="1749176.81">
            <text:p>1749176,81</text:p>
          </table:table-cell>
          <table:table-cell office:value-type="float" office:value="1878709">
            <text:p>1878709</text:p>
          </table:table-cell>
          <table:table-cell table:number-columns-repeated="919"/>
        </table:table-row>
        <table:table-row table:style-name="ro2">
          <table:table-cell office:value-type="string">
            <text:p>TOTORAL</text:p>
          </table:table-cell>
          <table:table-cell office:value-type="string">
            <text:p>VILLA DEL TOTORAL </text:p>
          </table:table-cell>
          <table:table-cell office:value-type="string">
            <text:p>Municipio</text:p>
          </table:table-cell>
          <table:table-cell office:value-type="float" office:value="289128">
            <text:p>289128</text:p>
          </table:table-cell>
          <table:table-cell office:value-type="float" office:value="339261">
            <text:p>339261</text:p>
          </table:table-cell>
          <table:table-cell office:value-type="float" office:value="306938">
            <text:p>306938</text:p>
          </table:table-cell>
          <table:table-cell office:value-type="float" office:value="323934">
            <text:p>323934</text:p>
          </table:table-cell>
          <table:table-cell office:value-type="float" office:value="348837">
            <text:p>348837</text:p>
          </table:table-cell>
          <table:table-cell office:value-type="float" office:value="370097">
            <text:p>370097</text:p>
          </table:table-cell>
          <table:table-cell office:value-type="float" office:value="356852">
            <text:p>356852</text:p>
          </table:table-cell>
          <table:table-cell office:value-type="float" office:value="345639">
            <text:p>345639</text:p>
          </table:table-cell>
          <table:table-cell office:value-type="float" office:value="347839">
            <text:p>347839</text:p>
          </table:table-cell>
          <table:table-cell office:value-type="float" office:value="369838">
            <text:p>369838</text:p>
          </table:table-cell>
          <table:table-cell office:value-type="float" office:value="355801">
            <text:p>355801</text:p>
          </table:table-cell>
          <table:table-cell office:value-type="float" office:value="383365">
            <text:p>383365</text:p>
          </table:table-cell>
          <table:table-cell office:value-type="float" office:value="378780">
            <text:p>378780</text:p>
          </table:table-cell>
          <table:table-cell office:value-type="float" office:value="420417">
            <text:p>420417</text:p>
          </table:table-cell>
          <table:table-cell office:value-type="float" office:value="399829">
            <text:p>399829</text:p>
          </table:table-cell>
          <table:table-cell office:value-type="float" office:value="405480">
            <text:p>405480</text:p>
          </table:table-cell>
          <table:table-cell office:value-type="float" office:value="486170">
            <text:p>486170</text:p>
          </table:table-cell>
          <table:table-cell office:value-type="float" office:value="508895">
            <text:p>508895</text:p>
          </table:table-cell>
          <table:table-cell office:value-type="float" office:value="478746">
            <text:p>478746</text:p>
          </table:table-cell>
          <table:table-cell office:value-type="float" office:value="463221">
            <text:p>463221</text:p>
          </table:table-cell>
          <table:table-cell office:value-type="float" office:value="487762">
            <text:p>487762</text:p>
          </table:table-cell>
          <table:table-cell office:value-type="float" office:value="465815">
            <text:p>465815</text:p>
          </table:table-cell>
          <table:table-cell office:value-type="float" office:value="495305">
            <text:p>495305</text:p>
          </table:table-cell>
          <table:table-cell office:value-type="float" office:value="431161">
            <text:p>431161</text:p>
          </table:table-cell>
          <table:table-cell office:value-type="float" office:value="557747">
            <text:p>557747</text:p>
          </table:table-cell>
          <table:table-cell office:value-type="float" office:value="552739">
            <text:p>552739</text:p>
          </table:table-cell>
          <table:table-cell office:value-type="float" office:value="522036">
            <text:p>522036</text:p>
          </table:table-cell>
          <table:table-cell office:value-type="float" office:value="529010">
            <text:p>529010</text:p>
          </table:table-cell>
          <table:table-cell office:value-type="float" office:value="652403">
            <text:p>652403</text:p>
          </table:table-cell>
          <table:table-cell office:value-type="float" office:value="654711">
            <text:p>654711</text:p>
          </table:table-cell>
          <table:table-cell office:value-type="float" office:value="625502">
            <text:p>625502</text:p>
          </table:table-cell>
          <table:table-cell office:value-type="float" office:value="638187">
            <text:p>638187</text:p>
          </table:table-cell>
          <table:table-cell office:value-type="float" office:value="650309">
            <text:p>650309</text:p>
          </table:table-cell>
          <table:table-cell office:value-type="float" office:value="626644">
            <text:p>626644</text:p>
          </table:table-cell>
          <table:table-cell office:value-type="float" office:value="698559">
            <text:p>698559</text:p>
          </table:table-cell>
          <table:table-cell office:value-type="float" office:value="676189">
            <text:p>676189</text:p>
          </table:table-cell>
          <table:table-cell office:value-type="float" office:value="758125">
            <text:p>758125</text:p>
          </table:table-cell>
          <table:table-cell office:value-type="float" office:value="655387">
            <text:p>655387</text:p>
          </table:table-cell>
          <table:table-cell office:value-type="float" office:value="644855">
            <text:p>644855</text:p>
          </table:table-cell>
          <table:table-cell office:value-type="float" office:value="616165">
            <text:p>616165</text:p>
          </table:table-cell>
          <table:table-cell office:value-type="float" office:value="805807">
            <text:p>805807</text:p>
          </table:table-cell>
          <table:table-cell office:value-type="float" office:value="799110">
            <text:p>799110</text:p>
          </table:table-cell>
          <table:table-cell office:value-type="float" office:value="745089">
            <text:p>745089</text:p>
          </table:table-cell>
          <table:table-cell office:value-type="float" office:value="796828">
            <text:p>796828</text:p>
          </table:table-cell>
          <table:table-cell office:value-type="float" office:value="774278">
            <text:p>774278</text:p>
          </table:table-cell>
          <table:table-cell office:value-type="float" office:value="836842.4">
            <text:p>836842,4</text:p>
          </table:table-cell>
          <table:table-cell office:value-type="float" office:value="856160.1">
            <text:p>856160,1</text:p>
          </table:table-cell>
          <table:table-cell office:value-type="float" office:value="834490.8">
            <text:p>834490,8</text:p>
          </table:table-cell>
          <table:table-cell office:value-type="float" office:value="922972">
            <text:p>922972</text:p>
          </table:table-cell>
          <table:table-cell office:value-type="float" office:value="994857">
            <text:p>994857</text:p>
          </table:table-cell>
          <table:table-cell office:value-type="float" office:value="877109">
            <text:p>877109</text:p>
          </table:table-cell>
          <table:table-cell office:value-type="float" office:value="917589">
            <text:p>917589</text:p>
          </table:table-cell>
          <table:table-cell office:value-type="float" office:value="1087921">
            <text:p>1087921</text:p>
          </table:table-cell>
          <table:table-cell office:value-type="float" office:value="1106457">
            <text:p>1106457</text:p>
          </table:table-cell>
          <table:table-cell office:value-type="float" office:value="1077167.3">
            <text:p>1077167,3</text:p>
          </table:table-cell>
          <table:table-cell office:value-type="float" office:value="1096226.2">
            <text:p>1096226,2</text:p>
          </table:table-cell>
          <table:table-cell office:value-type="float" office:value="1062328.5">
            <text:p>1062328,5</text:p>
          </table:table-cell>
          <table:table-cell office:value-type="float" office:value="1101781.93">
            <text:p>1101781,93</text:p>
          </table:table-cell>
          <table:table-cell office:value-type="float" office:value="1145435.86">
            <text:p>1145435,86</text:p>
          </table:table-cell>
          <table:table-cell office:value-type="float" office:value="1116439.07">
            <text:p>1116439,07</text:p>
          </table:table-cell>
          <table:table-cell office:value-type="float" office:value="1315627.89">
            <text:p>1315627,89</text:p>
          </table:table-cell>
          <table:table-cell office:value-type="float" office:value="1400188.35">
            <text:p>1400188,35</text:p>
          </table:table-cell>
          <table:table-cell office:value-type="float" office:value="1177872.7">
            <text:p>1177872,7</text:p>
          </table:table-cell>
          <table:table-cell office:value-type="float" office:value="1265098">
            <text:p>1265098</text:p>
          </table:table-cell>
          <table:table-cell table:number-columns-repeated="919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VILLA DOLORES </text:p>
          </table:table-cell>
          <table:table-cell office:value-type="string">
            <text:p>Municipio</text:p>
          </table:table-cell>
          <table:table-cell office:value-type="float" office:value="780074">
            <text:p>780074</text:p>
          </table:table-cell>
          <table:table-cell office:value-type="float" office:value="915333">
            <text:p>915333</text:p>
          </table:table-cell>
          <table:table-cell office:value-type="float" office:value="828126">
            <text:p>828126</text:p>
          </table:table-cell>
          <table:table-cell office:value-type="float" office:value="873982">
            <text:p>873982</text:p>
          </table:table-cell>
          <table:table-cell office:value-type="float" office:value="941169">
            <text:p>941169</text:p>
          </table:table-cell>
          <table:table-cell office:value-type="float" office:value="998529">
            <text:p>998529</text:p>
          </table:table-cell>
          <table:table-cell office:value-type="float" office:value="962793">
            <text:p>962793</text:p>
          </table:table-cell>
          <table:table-cell office:value-type="float" office:value="932541">
            <text:p>932541</text:p>
          </table:table-cell>
          <table:table-cell office:value-type="float" office:value="938478">
            <text:p>938478</text:p>
          </table:table-cell>
          <table:table-cell office:value-type="float" office:value="997831">
            <text:p>997831</text:p>
          </table:table-cell>
          <table:table-cell office:value-type="float" office:value="959958">
            <text:p>959958</text:p>
          </table:table-cell>
          <table:table-cell office:value-type="float" office:value="1034328">
            <text:p>1034328</text:p>
          </table:table-cell>
          <table:table-cell office:value-type="float" office:value="1021957">
            <text:p>1021957</text:p>
          </table:table-cell>
          <table:table-cell office:value-type="float" office:value="1134295">
            <text:p>1134295</text:p>
          </table:table-cell>
          <table:table-cell office:value-type="float" office:value="1078747">
            <text:p>1078747</text:p>
          </table:table-cell>
          <table:table-cell office:value-type="float" office:value="1093995">
            <text:p>1093995</text:p>
          </table:table-cell>
          <table:table-cell office:value-type="float" office:value="1311696">
            <text:p>1311696</text:p>
          </table:table-cell>
          <table:table-cell office:value-type="float" office:value="1373009">
            <text:p>1373009</text:p>
          </table:table-cell>
          <table:table-cell office:value-type="float" office:value="1291667">
            <text:p>1291667</text:p>
          </table:table-cell>
          <table:table-cell office:value-type="float" office:value="1249780">
            <text:p>1249780</text:p>
          </table:table-cell>
          <table:table-cell office:value-type="float" office:value="1315991">
            <text:p>1315991</text:p>
          </table:table-cell>
          <table:table-cell office:value-type="float" office:value="1256780">
            <text:p>1256780</text:p>
          </table:table-cell>
          <table:table-cell office:value-type="float" office:value="1336343">
            <text:p>1336343</text:p>
          </table:table-cell>
          <table:table-cell office:value-type="float" office:value="1163281">
            <text:p>1163281</text:p>
          </table:table-cell>
          <table:table-cell office:value-type="float" office:value="1504813">
            <text:p>1504813</text:p>
          </table:table-cell>
          <table:table-cell office:value-type="float" office:value="1491301">
            <text:p>1491301</text:p>
          </table:table-cell>
          <table:table-cell office:value-type="float" office:value="1482233">
            <text:p>1482233</text:p>
          </table:table-cell>
          <table:table-cell office:value-type="float" office:value="1451185">
            <text:p>1451185</text:p>
          </table:table-cell>
          <table:table-cell office:value-type="float" office:value="1789676">
            <text:p>1789676</text:p>
          </table:table-cell>
          <table:table-cell office:value-type="float" office:value="1796008">
            <text:p>1796008</text:p>
          </table:table-cell>
          <table:table-cell office:value-type="float" office:value="1715880">
            <text:p>1715880</text:p>
          </table:table-cell>
          <table:table-cell office:value-type="float" office:value="1750678">
            <text:p>1750678</text:p>
          </table:table-cell>
          <table:table-cell office:value-type="float" office:value="1783932">
            <text:p>1783932</text:p>
          </table:table-cell>
          <table:table-cell office:value-type="float" office:value="1719013">
            <text:p>1719013</text:p>
          </table:table-cell>
          <table:table-cell office:value-type="float" office:value="1916291">
            <text:p>1916291</text:p>
          </table:table-cell>
          <table:table-cell office:value-type="float" office:value="1854927">
            <text:p>1854927</text:p>
          </table:table-cell>
          <table:table-cell office:value-type="float" office:value="2079695">
            <text:p>2079695</text:p>
          </table:table-cell>
          <table:table-cell office:value-type="float" office:value="1797862">
            <text:p>1797862</text:p>
          </table:table-cell>
          <table:table-cell office:value-type="float" office:value="1768972">
            <text:p>1768972</text:p>
          </table:table-cell>
          <table:table-cell office:value-type="float" office:value="1690268">
            <text:p>1690268</text:p>
          </table:table-cell>
          <table:table-cell office:value-type="float" office:value="2210496">
            <text:p>2210496</text:p>
          </table:table-cell>
          <table:table-cell office:value-type="float" office:value="2192125">
            <text:p>2192125</text:p>
          </table:table-cell>
          <table:table-cell office:value-type="float" office:value="2043932">
            <text:p>2043932</text:p>
          </table:table-cell>
          <table:table-cell office:value-type="float" office:value="2185863">
            <text:p>2185863</text:p>
          </table:table-cell>
          <table:table-cell office:value-type="float" office:value="2124005">
            <text:p>2124005</text:p>
          </table:table-cell>
          <table:table-cell office:value-type="float" office:value="2295632.1">
            <text:p>2295632,1</text:p>
          </table:table-cell>
          <table:table-cell office:value-type="float" office:value="2348624.5">
            <text:p>2348624,5</text:p>
          </table:table-cell>
          <table:table-cell office:value-type="float" office:value="2289181">
            <text:p>2289181</text:p>
          </table:table-cell>
          <table:table-cell office:value-type="float" office:value="2531902">
            <text:p>2531902</text:p>
          </table:table-cell>
          <table:table-cell office:value-type="float" office:value="2729099">
            <text:p>2729099</text:p>
          </table:table-cell>
          <table:table-cell office:value-type="float" office:value="2406092">
            <text:p>2406092</text:p>
          </table:table-cell>
          <table:table-cell office:value-type="float" office:value="2517135">
            <text:p>2517135</text:p>
          </table:table-cell>
          <table:table-cell office:value-type="float" office:value="2984393">
            <text:p>2984393</text:p>
          </table:table-cell>
          <table:table-cell office:value-type="float" office:value="3035240">
            <text:p>3035240</text:p>
          </table:table-cell>
          <table:table-cell office:value-type="float" office:value="2954892.8">
            <text:p>2954892,8</text:p>
          </table:table-cell>
          <table:table-cell office:value-type="float" office:value="3007175.5">
            <text:p>3007175,5</text:p>
          </table:table-cell>
          <table:table-cell office:value-type="float" office:value="2914187">
            <text:p>2914187</text:p>
          </table:table-cell>
          <table:table-cell office:value-type="float" office:value="3022415.93">
            <text:p>3022415,93</text:p>
          </table:table-cell>
          <table:table-cell office:value-type="float" office:value="3142167.7">
            <text:p>3142167,7</text:p>
          </table:table-cell>
          <table:table-cell office:value-type="float" office:value="3062623.5">
            <text:p>3062623,5</text:p>
          </table:table-cell>
          <table:table-cell office:value-type="float" office:value="3609039.69">
            <text:p>3609039,69</text:p>
          </table:table-cell>
          <table:table-cell office:value-type="float" office:value="3841006.53">
            <text:p>3841006,53</text:p>
          </table:table-cell>
          <table:table-cell office:value-type="float" office:value="3231148.68">
            <text:p>3231148,68</text:p>
          </table:table-cell>
          <table:table-cell office:value-type="float" office:value="3470425">
            <text:p>3470425</text:p>
          </table:table-cell>
          <table:table-cell table:number-columns-repeated="919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VILLA FONTANA </text:p>
          </table:table-cell>
          <table:table-cell office:value-type="string">
            <text:p>Municipio</text:p>
          </table:table-cell>
          <table:table-cell office:value-type="float" office:value="95685">
            <text:p>95685</text:p>
          </table:table-cell>
          <table:table-cell office:value-type="float" office:value="112276">
            <text:p>112276</text:p>
          </table:table-cell>
          <table:table-cell office:value-type="float" office:value="101579">
            <text:p>101579</text:p>
          </table:table-cell>
          <table:table-cell office:value-type="float" office:value="107203">
            <text:p>107203</text:p>
          </table:table-cell>
          <table:table-cell office:value-type="float" office:value="115446">
            <text:p>115446</text:p>
          </table:table-cell>
          <table:table-cell office:value-type="float" office:value="122480">
            <text:p>122480</text:p>
          </table:table-cell>
          <table:table-cell office:value-type="float" office:value="118097">
            <text:p>118097</text:p>
          </table:table-cell>
          <table:table-cell office:value-type="float" office:value="114386">
            <text:p>114386</text:p>
          </table:table-cell>
          <table:table-cell office:value-type="float" office:value="115115">
            <text:p>115115</text:p>
          </table:table-cell>
          <table:table-cell office:value-type="float" office:value="122395">
            <text:p>122395</text:p>
          </table:table-cell>
          <table:table-cell office:value-type="float" office:value="117749">
            <text:p>117749</text:p>
          </table:table-cell>
          <table:table-cell office:value-type="float" office:value="126872">
            <text:p>126872</text:p>
          </table:table-cell>
          <table:table-cell office:value-type="float" office:value="125354">
            <text:p>125354</text:p>
          </table:table-cell>
          <table:table-cell office:value-type="float" office:value="139134">
            <text:p>139134</text:p>
          </table:table-cell>
          <table:table-cell office:value-type="float" office:value="132320">
            <text:p>132320</text:p>
          </table:table-cell>
          <table:table-cell office:value-type="float" office:value="134190">
            <text:p>134190</text:p>
          </table:table-cell>
          <table:table-cell office:value-type="float" office:value="160894">
            <text:p>160894</text:p>
          </table:table-cell>
          <table:table-cell office:value-type="float" office:value="168414">
            <text:p>168414</text:p>
          </table:table-cell>
          <table:table-cell office:value-type="float" office:value="158437">
            <text:p>158437</text:p>
          </table:table-cell>
          <table:table-cell office:value-type="float" office:value="153299">
            <text:p>153299</text:p>
          </table:table-cell>
          <table:table-cell office:value-type="float" office:value="161421">
            <text:p>161421</text:p>
          </table:table-cell>
          <table:table-cell office:value-type="float" office:value="154158">
            <text:p>154158</text:p>
          </table:table-cell>
          <table:table-cell office:value-type="float" office:value="163917">
            <text:p>163917</text:p>
          </table:table-cell>
          <table:table-cell office:value-type="float" office:value="142689">
            <text:p>142689</text:p>
          </table:table-cell>
          <table:table-cell office:value-type="float" office:value="184582">
            <text:p>184582</text:p>
          </table:table-cell>
          <table:table-cell office:value-type="float" office:value="182924">
            <text:p>182924</text:p>
          </table:table-cell>
          <table:table-cell office:value-type="float" office:value="178964">
            <text:p>178964</text:p>
          </table:table-cell>
          <table:table-cell office:value-type="float" office:value="177081">
            <text:p>177081</text:p>
          </table:table-cell>
          <table:table-cell office:value-type="float" office:value="218385">
            <text:p>218385</text:p>
          </table:table-cell>
          <table:table-cell office:value-type="float" office:value="219158">
            <text:p>219158</text:p>
          </table:table-cell>
          <table:table-cell office:value-type="float" office:value="209380">
            <text:p>209380</text:p>
          </table:table-cell>
          <table:table-cell office:value-type="float" office:value="213627">
            <text:p>213627</text:p>
          </table:table-cell>
          <table:table-cell office:value-type="float" office:value="217684">
            <text:p>217684</text:p>
          </table:table-cell>
          <table:table-cell office:value-type="float" office:value="209763">
            <text:p>209763</text:p>
          </table:table-cell>
          <table:table-cell office:value-type="float" office:value="233836">
            <text:p>233836</text:p>
          </table:table-cell>
          <table:table-cell office:value-type="float" office:value="226348">
            <text:p>226348</text:p>
          </table:table-cell>
          <table:table-cell office:value-type="float" office:value="253775">
            <text:p>253775</text:p>
          </table:table-cell>
          <table:table-cell office:value-type="float" office:value="219384">
            <text:p>219384</text:p>
          </table:table-cell>
          <table:table-cell office:value-type="float" office:value="215859">
            <text:p>215859</text:p>
          </table:table-cell>
          <table:table-cell office:value-type="float" office:value="206255">
            <text:p>206255</text:p>
          </table:table-cell>
          <table:table-cell office:value-type="float" office:value="269736">
            <text:p>269736</text:p>
          </table:table-cell>
          <table:table-cell office:value-type="float" office:value="267494">
            <text:p>267494</text:p>
          </table:table-cell>
          <table:table-cell office:value-type="float" office:value="249411">
            <text:p>249411</text:p>
          </table:table-cell>
          <table:table-cell office:value-type="float" office:value="266730">
            <text:p>266730</text:p>
          </table:table-cell>
          <table:table-cell office:value-type="float" office:value="259182">
            <text:p>259182</text:p>
          </table:table-cell>
          <table:table-cell office:value-type="float" office:value="280124.6">
            <text:p>280124,6</text:p>
          </table:table-cell>
          <table:table-cell office:value-type="float" office:value="286591">
            <text:p>286591</text:p>
          </table:table-cell>
          <table:table-cell office:value-type="float" office:value="279337.4">
            <text:p>279337,4</text:p>
          </table:table-cell>
          <table:table-cell office:value-type="float" office:value="308955">
            <text:p>308955</text:p>
          </table:table-cell>
          <table:table-cell office:value-type="float" office:value="333018">
            <text:p>333018</text:p>
          </table:table-cell>
          <table:table-cell office:value-type="float" office:value="293603">
            <text:p>293603</text:p>
          </table:table-cell>
          <table:table-cell office:value-type="float" office:value="307154">
            <text:p>307154</text:p>
          </table:table-cell>
          <table:table-cell office:value-type="float" office:value="364171">
            <text:p>364171</text:p>
          </table:table-cell>
          <table:table-cell office:value-type="float" office:value="370375">
            <text:p>370375</text:p>
          </table:table-cell>
          <table:table-cell office:value-type="float" office:value="360570.9">
            <text:p>360570,9</text:p>
          </table:table-cell>
          <table:table-cell office:value-type="float" office:value="366950.7">
            <text:p>366950,7</text:p>
          </table:table-cell>
          <table:table-cell office:value-type="float" office:value="355603.8">
            <text:p>355603,8</text:p>
          </table:table-cell>
          <table:table-cell office:value-type="float" office:value="368810.4">
            <text:p>368810,4</text:p>
          </table:table-cell>
          <table:table-cell office:value-type="float" office:value="383423.11">
            <text:p>383423,11</text:p>
          </table:table-cell>
          <table:table-cell office:value-type="float" office:value="373716.73">
            <text:p>373716,73</text:p>
          </table:table-cell>
          <table:table-cell office:value-type="float" office:value="440393.18">
            <text:p>440393,18</text:p>
          </table:table-cell>
          <table:table-cell office:value-type="float" office:value="468698.95">
            <text:p>468698,95</text:p>
          </table:table-cell>
          <table:table-cell office:value-type="float" office:value="394281.02">
            <text:p>394281,02</text:p>
          </table:table-cell>
          <table:table-cell office:value-type="float" office:value="423478">
            <text:p>423478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VILLA GIARDINO </text:p>
          </table:table-cell>
          <table:table-cell office:value-type="string">
            <text:p>Municipio</text:p>
          </table:table-cell>
          <table:table-cell office:value-type="float" office:value="185784">
            <text:p>185784</text:p>
          </table:table-cell>
          <table:table-cell office:value-type="float" office:value="217997">
            <text:p>217997</text:p>
          </table:table-cell>
          <table:table-cell office:value-type="float" office:value="197228">
            <text:p>197228</text:p>
          </table:table-cell>
          <table:table-cell office:value-type="float" office:value="208149">
            <text:p>208149</text:p>
          </table:table-cell>
          <table:table-cell office:value-type="float" office:value="224151">
            <text:p>224151</text:p>
          </table:table-cell>
          <table:table-cell office:value-type="float" office:value="237812">
            <text:p>237812</text:p>
          </table:table-cell>
          <table:table-cell office:value-type="float" office:value="229301">
            <text:p>229301</text:p>
          </table:table-cell>
          <table:table-cell office:value-type="float" office:value="222096">
            <text:p>222096</text:p>
          </table:table-cell>
          <table:table-cell office:value-type="float" office:value="223510">
            <text:p>223510</text:p>
          </table:table-cell>
          <table:table-cell office:value-type="float" office:value="237645">
            <text:p>237645</text:p>
          </table:table-cell>
          <table:table-cell office:value-type="float" office:value="228625">
            <text:p>228625</text:p>
          </table:table-cell>
          <table:table-cell office:value-type="float" office:value="246337">
            <text:p>246337</text:p>
          </table:table-cell>
          <table:table-cell office:value-type="float" office:value="243391">
            <text:p>243391</text:p>
          </table:table-cell>
          <table:table-cell office:value-type="float" office:value="270146">
            <text:p>270146</text:p>
          </table:table-cell>
          <table:table-cell office:value-type="float" office:value="256917">
            <text:p>256917</text:p>
          </table:table-cell>
          <table:table-cell office:value-type="float" office:value="260548">
            <text:p>260548</text:p>
          </table:table-cell>
          <table:table-cell office:value-type="float" office:value="312396">
            <text:p>312396</text:p>
          </table:table-cell>
          <table:table-cell office:value-type="float" office:value="326998">
            <text:p>326998</text:p>
          </table:table-cell>
          <table:table-cell office:value-type="float" office:value="307626">
            <text:p>307626</text:p>
          </table:table-cell>
          <table:table-cell office:value-type="float" office:value="297650">
            <text:p>297650</text:p>
          </table:table-cell>
          <table:table-cell office:value-type="float" office:value="313419">
            <text:p>313419</text:p>
          </table:table-cell>
          <table:table-cell office:value-type="float" office:value="299317">
            <text:p>299317</text:p>
          </table:table-cell>
          <table:table-cell office:value-type="float" office:value="318266">
            <text:p>318266</text:p>
          </table:table-cell>
          <table:table-cell office:value-type="float" office:value="277050">
            <text:p>277050</text:p>
          </table:table-cell>
          <table:table-cell office:value-type="float" office:value="358389">
            <text:p>358389</text:p>
          </table:table-cell>
          <table:table-cell office:value-type="float" office:value="355171">
            <text:p>355171</text:p>
          </table:table-cell>
          <table:table-cell office:value-type="float" office:value="331455">
            <text:p>331455</text:p>
          </table:table-cell>
          <table:table-cell office:value-type="float" office:value="338632">
            <text:p>338632</text:p>
          </table:table-cell>
          <table:table-cell office:value-type="float" office:value="417618">
            <text:p>417618</text:p>
          </table:table-cell>
          <table:table-cell office:value-type="float" office:value="419096">
            <text:p>419096</text:p>
          </table:table-cell>
          <table:table-cell office:value-type="float" office:value="400398">
            <text:p>400398</text:p>
          </table:table-cell>
          <table:table-cell office:value-type="float" office:value="408518">
            <text:p>408518</text:p>
          </table:table-cell>
          <table:table-cell office:value-type="float" office:value="416278">
            <text:p>416278</text:p>
          </table:table-cell>
          <table:table-cell office:value-type="float" office:value="401129">
            <text:p>401129</text:p>
          </table:table-cell>
          <table:table-cell office:value-type="float" office:value="447164">
            <text:p>447164</text:p>
          </table:table-cell>
          <table:table-cell office:value-type="float" office:value="432844">
            <text:p>432844</text:p>
          </table:table-cell>
          <table:table-cell office:value-type="float" office:value="485293">
            <text:p>485293</text:p>
          </table:table-cell>
          <table:table-cell office:value-type="float" office:value="419529">
            <text:p>419529</text:p>
          </table:table-cell>
          <table:table-cell office:value-type="float" office:value="412787">
            <text:p>412787</text:p>
          </table:table-cell>
          <table:table-cell office:value-type="float" office:value="394421">
            <text:p>394421</text:p>
          </table:table-cell>
          <table:table-cell office:value-type="float" office:value="515816">
            <text:p>515816</text:p>
          </table:table-cell>
          <table:table-cell office:value-type="float" office:value="511530">
            <text:p>511530</text:p>
          </table:table-cell>
          <table:table-cell office:value-type="float" office:value="476948">
            <text:p>476948</text:p>
          </table:table-cell>
          <table:table-cell office:value-type="float" office:value="510068">
            <text:p>510068</text:p>
          </table:table-cell>
          <table:table-cell office:value-type="float" office:value="495633">
            <text:p>495633</text:p>
          </table:table-cell>
          <table:table-cell office:value-type="float" office:value="535682.1">
            <text:p>535682,1</text:p>
          </table:table-cell>
          <table:table-cell office:value-type="float" office:value="548047.8">
            <text:p>548047,8</text:p>
          </table:table-cell>
          <table:table-cell office:value-type="float" office:value="534178.7">
            <text:p>534178,7</text:p>
          </table:table-cell>
          <table:table-cell office:value-type="float" office:value="590815">
            <text:p>590815</text:p>
          </table:table-cell>
          <table:table-cell office:value-type="float" office:value="636831">
            <text:p>636831</text:p>
          </table:table-cell>
          <table:table-cell office:value-type="float" office:value="561458">
            <text:p>561458</text:p>
          </table:table-cell>
          <table:table-cell office:value-type="float" office:value="587370">
            <text:p>587370</text:p>
          </table:table-cell>
          <table:table-cell office:value-type="float" office:value="696403">
            <text:p>696403</text:p>
          </table:table-cell>
          <table:table-cell office:value-type="float" office:value="708268">
            <text:p>708268</text:p>
          </table:table-cell>
          <table:table-cell office:value-type="float" office:value="689519.5">
            <text:p>689519,5</text:p>
          </table:table-cell>
          <table:table-cell office:value-type="float" office:value="701719.6">
            <text:p>701719,6</text:p>
          </table:table-cell>
          <table:table-cell office:value-type="float" office:value="680020.9">
            <text:p>680020,9</text:p>
          </table:table-cell>
          <table:table-cell office:value-type="float" office:value="705275.91">
            <text:p>705275,91</text:p>
          </table:table-cell>
          <table:table-cell office:value-type="float" office:value="733219.79">
            <text:p>733219,79</text:p>
          </table:table-cell>
          <table:table-cell office:value-type="float" office:value="714659.28">
            <text:p>714659,28</text:p>
          </table:table-cell>
          <table:table-cell office:value-type="float" office:value="842163.62">
            <text:p>842163,62</text:p>
          </table:table-cell>
          <table:table-cell office:value-type="float" office:value="896292.71">
            <text:p>896292,71</text:p>
          </table:table-cell>
          <table:table-cell office:value-type="float" office:value="753983.36">
            <text:p>753983,36</text:p>
          </table:table-cell>
          <table:table-cell office:value-type="float" office:value="809818">
            <text:p>809818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GRAL. BELGRANO </text:p>
          </table:table-cell>
          <table:table-cell office:value-type="string">
            <text:p>Municipio</text:p>
          </table:table-cell>
          <table:table-cell office:value-type="float" office:value="250213">
            <text:p>250213</text:p>
          </table:table-cell>
          <table:table-cell office:value-type="float" office:value="293598">
            <text:p>293598</text:p>
          </table:table-cell>
          <table:table-cell office:value-type="float" office:value="265626">
            <text:p>265626</text:p>
          </table:table-cell>
          <table:table-cell office:value-type="float" office:value="280335">
            <text:p>280335</text:p>
          </table:table-cell>
          <table:table-cell office:value-type="float" office:value="301885">
            <text:p>301885</text:p>
          </table:table-cell>
          <table:table-cell office:value-type="float" office:value="320285">
            <text:p>320285</text:p>
          </table:table-cell>
          <table:table-cell office:value-type="float" office:value="308821">
            <text:p>308821</text:p>
          </table:table-cell>
          <table:table-cell office:value-type="float" office:value="299118">
            <text:p>299118</text:p>
          </table:table-cell>
          <table:table-cell office:value-type="float" office:value="301022">
            <text:p>301022</text:p>
          </table:table-cell>
          <table:table-cell office:value-type="float" office:value="320060">
            <text:p>320060</text:p>
          </table:table-cell>
          <table:table-cell office:value-type="float" office:value="307912">
            <text:p>307912</text:p>
          </table:table-cell>
          <table:table-cell office:value-type="float" office:value="331767">
            <text:p>331767</text:p>
          </table:table-cell>
          <table:table-cell office:value-type="float" office:value="327799">
            <text:p>327799</text:p>
          </table:table-cell>
          <table:table-cell office:value-type="float" office:value="363831">
            <text:p>363831</text:p>
          </table:table-cell>
          <table:table-cell office:value-type="float" office:value="346014">
            <text:p>346014</text:p>
          </table:table-cell>
          <table:table-cell office:value-type="float" office:value="350905">
            <text:p>350905</text:p>
          </table:table-cell>
          <table:table-cell office:value-type="float" office:value="420734">
            <text:p>420734</text:p>
          </table:table-cell>
          <table:table-cell office:value-type="float" office:value="440400">
            <text:p>440400</text:p>
          </table:table-cell>
          <table:table-cell office:value-type="float" office:value="414310">
            <text:p>414310</text:p>
          </table:table-cell>
          <table:table-cell office:value-type="float" office:value="400874">
            <text:p>400874</text:p>
          </table:table-cell>
          <table:table-cell office:value-type="float" office:value="422112">
            <text:p>422112</text:p>
          </table:table-cell>
          <table:table-cell office:value-type="float" office:value="403119">
            <text:p>403119</text:p>
          </table:table-cell>
          <table:table-cell office:value-type="float" office:value="428640">
            <text:p>428640</text:p>
          </table:table-cell>
          <table:table-cell office:value-type="float" office:value="373130">
            <text:p>373130</text:p>
          </table:table-cell>
          <table:table-cell office:value-type="float" office:value="482677">
            <text:p>482677</text:p>
          </table:table-cell>
          <table:table-cell office:value-type="float" office:value="478344">
            <text:p>478344</text:p>
          </table:table-cell>
          <table:table-cell office:value-type="float" office:value="472971">
            <text:p>472971</text:p>
          </table:table-cell>
          <table:table-cell office:value-type="float" office:value="464678">
            <text:p>464678</text:p>
          </table:table-cell>
          <table:table-cell office:value-type="float" office:value="573064">
            <text:p>573064</text:p>
          </table:table-cell>
          <table:table-cell office:value-type="float" office:value="575092">
            <text:p>575092</text:p>
          </table:table-cell>
          <table:table-cell office:value-type="float" office:value="549435">
            <text:p>549435</text:p>
          </table:table-cell>
          <table:table-cell office:value-type="float" office:value="560577">
            <text:p>560577</text:p>
          </table:table-cell>
          <table:table-cell office:value-type="float" office:value="571225">
            <text:p>571225</text:p>
          </table:table-cell>
          <table:table-cell office:value-type="float" office:value="550438">
            <text:p>550438</text:p>
          </table:table-cell>
          <table:table-cell office:value-type="float" office:value="613607">
            <text:p>613607</text:p>
          </table:table-cell>
          <table:table-cell office:value-type="float" office:value="593959">
            <text:p>593959</text:p>
          </table:table-cell>
          <table:table-cell office:value-type="float" office:value="665930">
            <text:p>665930</text:p>
          </table:table-cell>
          <table:table-cell office:value-type="float" office:value="575687">
            <text:p>575687</text:p>
          </table:table-cell>
          <table:table-cell office:value-type="float" office:value="566436">
            <text:p>566436</text:p>
          </table:table-cell>
          <table:table-cell office:value-type="float" office:value="541234">
            <text:p>541234</text:p>
          </table:table-cell>
          <table:table-cell office:value-type="float" office:value="707814">
            <text:p>707814</text:p>
          </table:table-cell>
          <table:table-cell office:value-type="float" office:value="701932">
            <text:p>701932</text:p>
          </table:table-cell>
          <table:table-cell office:value-type="float" office:value="654479">
            <text:p>654479</text:p>
          </table:table-cell>
          <table:table-cell office:value-type="float" office:value="699927">
            <text:p>699927</text:p>
          </table:table-cell>
          <table:table-cell office:value-type="float" office:value="680119">
            <text:p>680119</text:p>
          </table:table-cell>
          <table:table-cell office:value-type="float" office:value="735074.2">
            <text:p>735074,2</text:p>
          </table:table-cell>
          <table:table-cell office:value-type="float" office:value="752042.7">
            <text:p>752042,7</text:p>
          </table:table-cell>
          <table:table-cell office:value-type="float" office:value="733010.6">
            <text:p>733010,6</text:p>
          </table:table-cell>
          <table:table-cell office:value-type="float" office:value="810729">
            <text:p>810729</text:p>
          </table:table-cell>
          <table:table-cell office:value-type="float" office:value="873873">
            <text:p>873873</text:p>
          </table:table-cell>
          <table:table-cell office:value-type="float" office:value="770445">
            <text:p>770445</text:p>
          </table:table-cell>
          <table:table-cell office:value-type="float" office:value="806001">
            <text:p>806001</text:p>
          </table:table-cell>
          <table:table-cell office:value-type="float" office:value="955619">
            <text:p>955619</text:p>
          </table:table-cell>
          <table:table-cell office:value-type="float" office:value="971902">
            <text:p>971902</text:p>
          </table:table-cell>
          <table:table-cell office:value-type="float" office:value="946173.2">
            <text:p>946173,2</text:p>
          </table:table-cell>
          <table:table-cell office:value-type="float" office:value="962915.4">
            <text:p>962915,4</text:p>
          </table:table-cell>
          <table:table-cell office:value-type="float" office:value="933139">
            <text:p>933139</text:p>
          </table:table-cell>
          <table:table-cell office:value-type="float" office:value="967794.47">
            <text:p>967794,47</text:p>
          </table:table-cell>
          <table:table-cell office:value-type="float" office:value="1006139.66">
            <text:p>1006139,66</text:p>
          </table:table-cell>
          <table:table-cell office:value-type="float" office:value="980670.16">
            <text:p>980670,16</text:p>
          </table:table-cell>
          <table:table-cell office:value-type="float" office:value="1155634.68">
            <text:p>1155634,68</text:p>
          </table:table-cell>
          <table:table-cell office:value-type="float" office:value="1229911.76">
            <text:p>1229911,76</text:p>
          </table:table-cell>
          <table:table-cell office:value-type="float" office:value="1034631.87">
            <text:p>1034631,87</text:p>
          </table:table-cell>
          <table:table-cell office:value-type="float" office:value="1111250">
            <text:p>1111250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VILLA HUIDOBRO </text:p>
          </table:table-cell>
          <table:table-cell office:value-type="string">
            <text:p>Municipio</text:p>
          </table:table-cell>
          <table:table-cell office:value-type="float" office:value="217761">
            <text:p>217761</text:p>
          </table:table-cell>
          <table:table-cell office:value-type="float" office:value="255519">
            <text:p>255519</text:p>
          </table:table-cell>
          <table:table-cell office:value-type="float" office:value="231175">
            <text:p>231175</text:p>
          </table:table-cell>
          <table:table-cell office:value-type="float" office:value="243976">
            <text:p>243976</text:p>
          </table:table-cell>
          <table:table-cell office:value-type="float" office:value="262732">
            <text:p>262732</text:p>
          </table:table-cell>
          <table:table-cell office:value-type="float" office:value="278744">
            <text:p>278744</text:p>
          </table:table-cell>
          <table:table-cell office:value-type="float" office:value="268768">
            <text:p>268768</text:p>
          </table:table-cell>
          <table:table-cell office:value-type="float" office:value="260323">
            <text:p>260323</text:p>
          </table:table-cell>
          <table:table-cell office:value-type="float" office:value="261980">
            <text:p>261980</text:p>
          </table:table-cell>
          <table:table-cell office:value-type="float" office:value="278549">
            <text:p>278549</text:p>
          </table:table-cell>
          <table:table-cell office:value-type="float" office:value="267977">
            <text:p>267977</text:p>
          </table:table-cell>
          <table:table-cell office:value-type="float" office:value="288737">
            <text:p>288737</text:p>
          </table:table-cell>
          <table:table-cell office:value-type="float" office:value="285284">
            <text:p>285284</text:p>
          </table:table-cell>
          <table:table-cell office:value-type="float" office:value="316644">
            <text:p>316644</text:p>
          </table:table-cell>
          <table:table-cell office:value-type="float" office:value="301137">
            <text:p>301137</text:p>
          </table:table-cell>
          <table:table-cell office:value-type="float" office:value="305394">
            <text:p>305394</text:p>
          </table:table-cell>
          <table:table-cell office:value-type="float" office:value="366166">
            <text:p>366166</text:p>
          </table:table-cell>
          <table:table-cell office:value-type="float" office:value="383282">
            <text:p>383282</text:p>
          </table:table-cell>
          <table:table-cell office:value-type="float" office:value="360575">
            <text:p>360575</text:p>
          </table:table-cell>
          <table:table-cell office:value-type="float" office:value="348882">
            <text:p>348882</text:p>
          </table:table-cell>
          <table:table-cell office:value-type="float" office:value="367365">
            <text:p>367365</text:p>
          </table:table-cell>
          <table:table-cell office:value-type="float" office:value="350836">
            <text:p>350836</text:p>
          </table:table-cell>
          <table:table-cell office:value-type="float" office:value="373046">
            <text:p>373046</text:p>
          </table:table-cell>
          <table:table-cell office:value-type="float" office:value="324736">
            <text:p>324736</text:p>
          </table:table-cell>
          <table:table-cell office:value-type="float" office:value="420076">
            <text:p>420076</text:p>
          </table:table-cell>
          <table:table-cell office:value-type="float" office:value="416303">
            <text:p>416303</text:p>
          </table:table-cell>
          <table:table-cell office:value-type="float" office:value="398780">
            <text:p>398780</text:p>
          </table:table-cell>
          <table:table-cell office:value-type="float" office:value="400247">
            <text:p>400247</text:p>
          </table:table-cell>
          <table:table-cell office:value-type="float" office:value="493605">
            <text:p>493605</text:p>
          </table:table-cell>
          <table:table-cell office:value-type="float" office:value="495352">
            <text:p>495352</text:p>
          </table:table-cell>
          <table:table-cell office:value-type="float" office:value="473252">
            <text:p>473252</text:p>
          </table:table-cell>
          <table:table-cell office:value-type="float" office:value="482849">
            <text:p>482849</text:p>
          </table:table-cell>
          <table:table-cell office:value-type="float" office:value="492021">
            <text:p>492021</text:p>
          </table:table-cell>
          <table:table-cell office:value-type="float" office:value="474116">
            <text:p>474116</text:p>
          </table:table-cell>
          <table:table-cell office:value-type="float" office:value="528527">
            <text:p>528527</text:p>
          </table:table-cell>
          <table:table-cell office:value-type="float" office:value="511602">
            <text:p>511602</text:p>
          </table:table-cell>
          <table:table-cell office:value-type="float" office:value="573594">
            <text:p>573594</text:p>
          </table:table-cell>
          <table:table-cell office:value-type="float" office:value="495863">
            <text:p>495863</text:p>
          </table:table-cell>
          <table:table-cell office:value-type="float" office:value="487895">
            <text:p>487895</text:p>
          </table:table-cell>
          <table:table-cell office:value-type="float" office:value="466188">
            <text:p>466188</text:p>
          </table:table-cell>
          <table:table-cell office:value-type="float" office:value="609670">
            <text:p>609670</text:p>
          </table:table-cell>
          <table:table-cell office:value-type="float" office:value="604603">
            <text:p>604603</text:p>
          </table:table-cell>
          <table:table-cell office:value-type="float" office:value="563731">
            <text:p>563731</text:p>
          </table:table-cell>
          <table:table-cell office:value-type="float" office:value="602876">
            <text:p>602876</text:p>
          </table:table-cell>
          <table:table-cell office:value-type="float" office:value="585815">
            <text:p>585815</text:p>
          </table:table-cell>
          <table:table-cell office:value-type="float" office:value="633151.4">
            <text:p>633151,4</text:p>
          </table:table-cell>
          <table:table-cell office:value-type="float" office:value="647767.1">
            <text:p>647767,1</text:p>
          </table:table-cell>
          <table:table-cell office:value-type="float" office:value="631373.2">
            <text:p>631373,2</text:p>
          </table:table-cell>
          <table:table-cell office:value-type="float" office:value="698316">
            <text:p>698316</text:p>
          </table:table-cell>
          <table:table-cell office:value-type="float" office:value="752705">
            <text:p>752705</text:p>
          </table:table-cell>
          <table:table-cell office:value-type="float" office:value="663617">
            <text:p>663617</text:p>
          </table:table-cell>
          <table:table-cell office:value-type="float" office:value="694244">
            <text:p>694244</text:p>
          </table:table-cell>
          <table:table-cell office:value-type="float" office:value="823117">
            <text:p>823117</text:p>
          </table:table-cell>
          <table:table-cell office:value-type="float" office:value="837141">
            <text:p>837141</text:p>
          </table:table-cell>
          <table:table-cell office:value-type="float" office:value="814980.2">
            <text:p>814980,2</text:p>
          </table:table-cell>
          <table:table-cell office:value-type="float" office:value="829400.1">
            <text:p>829400,1</text:p>
          </table:table-cell>
          <table:table-cell office:value-type="float" office:value="803753.2">
            <text:p>803753,2</text:p>
          </table:table-cell>
          <table:table-cell office:value-type="float" office:value="833603.53">
            <text:p>833603,53</text:p>
          </table:table-cell>
          <table:table-cell office:value-type="float" office:value="866631.9">
            <text:p>866631,9</text:p>
          </table:table-cell>
          <table:table-cell office:value-type="float" office:value="844693.06">
            <text:p>844693,06</text:p>
          </table:table-cell>
          <table:table-cell office:value-type="float" office:value="995398.48">
            <text:p>995398,48</text:p>
          </table:table-cell>
          <table:table-cell office:value-type="float" office:value="1059376.56">
            <text:p>1059376,56</text:p>
          </table:table-cell>
          <table:table-cell office:value-type="float" office:value="891173.48">
            <text:p>891173,48</text:p>
          </table:table-cell>
          <table:table-cell office:value-type="float" office:value="957167">
            <text:p>957167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VILLA MARIA </text:p>
          </table:table-cell>
          <table:table-cell office:value-type="string">
            <text:p>Municipio</text:p>
          </table:table-cell>
          <table:table-cell office:value-type="float" office:value="1877885">
            <text:p>1877885</text:p>
          </table:table-cell>
          <table:table-cell office:value-type="float" office:value="2203494">
            <text:p>2203494</text:p>
          </table:table-cell>
          <table:table-cell office:value-type="float" office:value="1993560">
            <text:p>1993560</text:p>
          </table:table-cell>
          <table:table-cell office:value-type="float" office:value="2103949">
            <text:p>2103949</text:p>
          </table:table-cell>
          <table:table-cell office:value-type="float" office:value="2265690">
            <text:p>2265690</text:p>
          </table:table-cell>
          <table:table-cell office:value-type="float" office:value="2403774">
            <text:p>2403774</text:p>
          </table:table-cell>
          <table:table-cell office:value-type="float" office:value="2317747">
            <text:p>2317747</text:p>
          </table:table-cell>
          <table:table-cell office:value-type="float" office:value="2244921">
            <text:p>2244921</text:p>
          </table:table-cell>
          <table:table-cell office:value-type="float" office:value="2259212">
            <text:p>2259212</text:p>
          </table:table-cell>
          <table:table-cell office:value-type="float" office:value="2402094">
            <text:p>2402094</text:p>
          </table:table-cell>
          <table:table-cell office:value-type="float" office:value="2310920">
            <text:p>2310920</text:p>
          </table:table-cell>
          <table:table-cell office:value-type="float" office:value="2489953">
            <text:p>2489953</text:p>
          </table:table-cell>
          <table:table-cell office:value-type="float" office:value="2460173">
            <text:p>2460173</text:p>
          </table:table-cell>
          <table:table-cell office:value-type="float" office:value="2730604">
            <text:p>2730604</text:p>
          </table:table-cell>
          <table:table-cell office:value-type="float" office:value="2596885">
            <text:p>2596885</text:p>
          </table:table-cell>
          <table:table-cell office:value-type="float" office:value="2633590">
            <text:p>2633590</text:p>
          </table:table-cell>
          <table:table-cell office:value-type="float" office:value="3157664">
            <text:p>3157664</text:p>
          </table:table-cell>
          <table:table-cell office:value-type="float" office:value="3305264">
            <text:p>3305264</text:p>
          </table:table-cell>
          <table:table-cell office:value-type="float" office:value="3109449">
            <text:p>3109449</text:p>
          </table:table-cell>
          <table:table-cell office:value-type="float" office:value="3008614">
            <text:p>3008614</text:p>
          </table:table-cell>
          <table:table-cell office:value-type="float" office:value="3168004">
            <text:p>3168004</text:p>
          </table:table-cell>
          <table:table-cell office:value-type="float" office:value="3025464">
            <text:p>3025464</text:p>
          </table:table-cell>
          <table:table-cell office:value-type="float" office:value="3216999">
            <text:p>3216999</text:p>
          </table:table-cell>
          <table:table-cell office:value-type="float" office:value="2800383">
            <text:p>2800383</text:p>
          </table:table-cell>
          <table:table-cell office:value-type="float" office:value="3622560">
            <text:p>3622560</text:p>
          </table:table-cell>
          <table:table-cell office:value-type="float" office:value="3590030">
            <text:p>3590030</text:p>
          </table:table-cell>
          <table:table-cell office:value-type="float" office:value="3641808">
            <text:p>3641808</text:p>
          </table:table-cell>
          <table:table-cell office:value-type="float" office:value="3517311">
            <text:p>3517311</text:p>
          </table:table-cell>
          <table:table-cell office:value-type="float" office:value="4337728">
            <text:p>4337728</text:p>
          </table:table-cell>
          <table:table-cell office:value-type="float" office:value="4353076">
            <text:p>4353076</text:p>
          </table:table-cell>
          <table:table-cell office:value-type="float" office:value="4158867">
            <text:p>4158867</text:p>
          </table:table-cell>
          <table:table-cell office:value-type="float" office:value="4243209">
            <text:p>4243209</text:p>
          </table:table-cell>
          <table:table-cell office:value-type="float" office:value="4323806">
            <text:p>4323806</text:p>
          </table:table-cell>
          <table:table-cell office:value-type="float" office:value="4166460">
            <text:p>4166460</text:p>
          </table:table-cell>
          <table:table-cell office:value-type="float" office:value="4644613">
            <text:p>4644613</text:p>
          </table:table-cell>
          <table:table-cell office:value-type="float" office:value="4495882">
            <text:p>4495882</text:p>
          </table:table-cell>
          <table:table-cell office:value-type="float" office:value="5040662">
            <text:p>5040662</text:p>
          </table:table-cell>
          <table:table-cell office:value-type="float" office:value="4357570">
            <text:p>4357570</text:p>
          </table:table-cell>
          <table:table-cell office:value-type="float" office:value="4287547">
            <text:p>4287547</text:p>
          </table:table-cell>
          <table:table-cell office:value-type="float" office:value="4096790">
            <text:p>4096790</text:p>
          </table:table-cell>
          <table:table-cell office:value-type="float" office:value="5357691">
            <text:p>5357691</text:p>
          </table:table-cell>
          <table:table-cell office:value-type="float" office:value="5313166">
            <text:p>5313166</text:p>
          </table:table-cell>
          <table:table-cell office:value-type="float" office:value="4953982">
            <text:p>4953982</text:p>
          </table:table-cell>
          <table:table-cell office:value-type="float" office:value="5297988">
            <text:p>5297988</text:p>
          </table:table-cell>
          <table:table-cell office:value-type="float" office:value="5148059">
            <text:p>5148059</text:p>
          </table:table-cell>
          <table:table-cell office:value-type="float" office:value="5564040.3">
            <text:p>5564040,3</text:p>
          </table:table-cell>
          <table:table-cell office:value-type="float" office:value="5692480.6">
            <text:p>5692480,6</text:p>
          </table:table-cell>
          <table:table-cell office:value-type="float" office:value="5548405.6">
            <text:p>5548405,6</text:p>
          </table:table-cell>
          <table:table-cell office:value-type="float" office:value="6136701">
            <text:p>6136701</text:p>
          </table:table-cell>
          <table:table-cell office:value-type="float" office:value="6614655">
            <text:p>6614655</text:p>
          </table:table-cell>
          <table:table-cell office:value-type="float" office:value="5831767">
            <text:p>5831767</text:p>
          </table:table-cell>
          <table:table-cell office:value-type="float" office:value="6100909">
            <text:p>6100909</text:p>
          </table:table-cell>
          <table:table-cell office:value-type="float" office:value="7233426">
            <text:p>7233426</text:p>
          </table:table-cell>
          <table:table-cell office:value-type="float" office:value="7356666">
            <text:p>7356666</text:p>
          </table:table-cell>
          <table:table-cell office:value-type="float" office:value="7161924.2">
            <text:p>7161924,2</text:p>
          </table:table-cell>
          <table:table-cell office:value-type="float" office:value="7288644.2">
            <text:p>7288644,2</text:p>
          </table:table-cell>
          <table:table-cell office:value-type="float" office:value="7063263.5">
            <text:p>7063263,5</text:p>
          </table:table-cell>
          <table:table-cell office:value-type="float" office:value="7325583.35">
            <text:p>7325583,35</text:p>
          </table:table-cell>
          <table:table-cell office:value-type="float" office:value="7615831.79">
            <text:p>7615831,79</text:p>
          </table:table-cell>
          <table:table-cell office:value-type="float" office:value="7423036.47">
            <text:p>7423036,47</text:p>
          </table:table-cell>
          <table:table-cell office:value-type="float" office:value="8747413.21">
            <text:p>8747413,21</text:p>
          </table:table-cell>
          <table:table-cell office:value-type="float" office:value="9309643.04">
            <text:p>9309643,04</text:p>
          </table:table-cell>
          <table:table-cell office:value-type="float" office:value="7831499.54">
            <text:p>7831499,54</text:p>
          </table:table-cell>
          <table:table-cell office:value-type="float" office:value="8411447">
            <text:p>8411447</text:p>
          </table:table-cell>
          <table:table-cell table:number-columns-repeated="919"/>
        </table:table-row>
        <table:table-row table:style-name="ro2">
          <table:table-cell office:value-type="string">
            <text:p>GENERAL SAN MARTIN</text:p>
          </table:table-cell>
          <table:table-cell office:value-type="string">
            <text:p>VILLA NUEVA </text:p>
          </table:table-cell>
          <table:table-cell office:value-type="string">
            <text:p>Municipio</text:p>
          </table:table-cell>
          <table:table-cell office:value-type="float" office:value="509230">
            <text:p>509230</text:p>
          </table:table-cell>
          <table:table-cell office:value-type="float" office:value="597527">
            <text:p>597527</text:p>
          </table:table-cell>
          <table:table-cell office:value-type="float" office:value="540598">
            <text:p>540598</text:p>
          </table:table-cell>
          <table:table-cell office:value-type="float" office:value="570532">
            <text:p>570532</text:p>
          </table:table-cell>
          <table:table-cell office:value-type="float" office:value="614392">
            <text:p>614392</text:p>
          </table:table-cell>
          <table:table-cell office:value-type="float" office:value="651836">
            <text:p>651836</text:p>
          </table:table-cell>
          <table:table-cell office:value-type="float" office:value="628508">
            <text:p>628508</text:p>
          </table:table-cell>
          <table:table-cell office:value-type="float" office:value="608759">
            <text:p>608759</text:p>
          </table:table-cell>
          <table:table-cell office:value-type="float" office:value="612635">
            <text:p>612635</text:p>
          </table:table-cell>
          <table:table-cell office:value-type="float" office:value="651380">
            <text:p>651380</text:p>
          </table:table-cell>
          <table:table-cell office:value-type="float" office:value="626657">
            <text:p>626657</text:p>
          </table:table-cell>
          <table:table-cell office:value-type="float" office:value="675205">
            <text:p>675205</text:p>
          </table:table-cell>
          <table:table-cell office:value-type="float" office:value="667130">
            <text:p>667130</text:p>
          </table:table-cell>
          <table:table-cell office:value-type="float" office:value="740463">
            <text:p>740463</text:p>
          </table:table-cell>
          <table:table-cell office:value-type="float" office:value="704202">
            <text:p>704202</text:p>
          </table:table-cell>
          <table:table-cell office:value-type="float" office:value="714155">
            <text:p>714155</text:p>
          </table:table-cell>
          <table:table-cell office:value-type="float" office:value="856269">
            <text:p>856269</text:p>
          </table:table-cell>
          <table:table-cell office:value-type="float" office:value="896294">
            <text:p>896294</text:p>
          </table:table-cell>
          <table:table-cell office:value-type="float" office:value="843195">
            <text:p>843195</text:p>
          </table:table-cell>
          <table:table-cell office:value-type="float" office:value="815850">
            <text:p>815850</text:p>
          </table:table-cell>
          <table:table-cell office:value-type="float" office:value="859072">
            <text:p>859072</text:p>
          </table:table-cell>
          <table:table-cell office:value-type="float" office:value="820421">
            <text:p>820421</text:p>
          </table:table-cell>
          <table:table-cell office:value-type="float" office:value="872358">
            <text:p>872358</text:p>
          </table:table-cell>
          <table:table-cell office:value-type="float" office:value="759385">
            <text:p>759385</text:p>
          </table:table-cell>
          <table:table-cell office:value-type="float" office:value="982337">
            <text:p>982337</text:p>
          </table:table-cell>
          <table:table-cell office:value-type="float" office:value="973515">
            <text:p>973515</text:p>
          </table:table-cell>
          <table:table-cell office:value-type="float" office:value="960398">
            <text:p>960398</text:p>
          </table:table-cell>
          <table:table-cell office:value-type="float" office:value="944996">
            <text:p>944996</text:p>
          </table:table-cell>
          <table:table-cell office:value-type="float" office:value="1165416">
            <text:p>1165416</text:p>
          </table:table-cell>
          <table:table-cell office:value-type="float" office:value="1169540">
            <text:p>1169540</text:p>
          </table:table-cell>
          <table:table-cell office:value-type="float" office:value="1117362">
            <text:p>1117362</text:p>
          </table:table-cell>
          <table:table-cell office:value-type="float" office:value="1140021">
            <text:p>1140021</text:p>
          </table:table-cell>
          <table:table-cell office:value-type="float" office:value="1161675">
            <text:p>1161675</text:p>
          </table:table-cell>
          <table:table-cell office:value-type="float" office:value="1119401">
            <text:p>1119401</text:p>
          </table:table-cell>
          <table:table-cell office:value-type="float" office:value="1247866">
            <text:p>1247866</text:p>
          </table:table-cell>
          <table:table-cell office:value-type="float" office:value="1207907">
            <text:p>1207907</text:p>
          </table:table-cell>
          <table:table-cell office:value-type="float" office:value="1354273">
            <text:p>1354273</text:p>
          </table:table-cell>
          <table:table-cell office:value-type="float" office:value="1170748">
            <text:p>1170748</text:p>
          </table:table-cell>
          <table:table-cell office:value-type="float" office:value="1151934">
            <text:p>1151934</text:p>
          </table:table-cell>
          <table:table-cell office:value-type="float" office:value="1100684">
            <text:p>1100684</text:p>
          </table:table-cell>
          <table:table-cell office:value-type="float" office:value="1439449">
            <text:p>1439449</text:p>
          </table:table-cell>
          <table:table-cell office:value-type="float" office:value="1427487">
            <text:p>1427487</text:p>
          </table:table-cell>
          <table:table-cell office:value-type="float" office:value="1330984">
            <text:p>1330984</text:p>
          </table:table-cell>
          <table:table-cell office:value-type="float" office:value="1423408">
            <text:p>1423408</text:p>
          </table:table-cell>
          <table:table-cell office:value-type="float" office:value="1383127">
            <text:p>1383127</text:p>
          </table:table-cell>
          <table:table-cell office:value-type="float" office:value="1494888.4">
            <text:p>1494888,4</text:p>
          </table:table-cell>
          <table:table-cell office:value-type="float" office:value="1529396.4">
            <text:p>1529396,4</text:p>
          </table:table-cell>
          <table:table-cell office:value-type="float" office:value="1490689.6">
            <text:p>1490689,6</text:p>
          </table:table-cell>
          <table:table-cell office:value-type="float" office:value="1648745">
            <text:p>1648745</text:p>
          </table:table-cell>
          <table:table-cell office:value-type="float" office:value="1777157">
            <text:p>1777157</text:p>
          </table:table-cell>
          <table:table-cell office:value-type="float" office:value="1566818">
            <text:p>1566818</text:p>
          </table:table-cell>
          <table:table-cell office:value-type="float" office:value="1639129">
            <text:p>1639129</text:p>
          </table:table-cell>
          <table:table-cell office:value-type="float" office:value="1943401">
            <text:p>1943401</text:p>
          </table:table-cell>
          <table:table-cell office:value-type="float" office:value="1976513">
            <text:p>1976513</text:p>
          </table:table-cell>
          <table:table-cell office:value-type="float" office:value="1924191.2">
            <text:p>1924191,2</text:p>
          </table:table-cell>
          <table:table-cell office:value-type="float" office:value="1958238.1">
            <text:p>1958238,1</text:p>
          </table:table-cell>
          <table:table-cell office:value-type="float" office:value="1897684.1">
            <text:p>1897684,1</text:p>
          </table:table-cell>
          <table:table-cell office:value-type="float" office:value="1968161.48">
            <text:p>1968161,48</text:p>
          </table:table-cell>
          <table:table-cell office:value-type="float" office:value="2046143.4">
            <text:p>2046143,4</text:p>
          </table:table-cell>
          <table:table-cell office:value-type="float" office:value="1994345.17">
            <text:p>1994345,17</text:p>
          </table:table-cell>
          <table:table-cell office:value-type="float" office:value="2350163.92">
            <text:p>2350163,92</text:p>
          </table:table-cell>
          <table:table-cell office:value-type="float" office:value="2501217.98">
            <text:p>2501217,98</text:p>
          </table:table-cell>
          <table:table-cell office:value-type="float" office:value="2104086.77">
            <text:p>2104086,77</text:p>
          </table:table-cell>
          <table:table-cell office:value-type="float" office:value="2259900">
            <text:p>2259900</text:p>
          </table:table-cell>
          <table:table-cell table:number-columns-repeated="919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PQUE.SANTA ANA </text:p>
          </table:table-cell>
          <table:table-cell office:value-type="string">
            <text:p>Municipio</text:p>
          </table:table-cell>
          <table:table-cell office:value-type="float" office:value="131981">
            <text:p>131981</text:p>
          </table:table-cell>
          <table:table-cell office:value-type="float" office:value="154866">
            <text:p>154866</text:p>
          </table:table-cell>
          <table:table-cell office:value-type="float" office:value="140111">
            <text:p>140111</text:p>
          </table:table-cell>
          <table:table-cell office:value-type="float" office:value="147869">
            <text:p>147869</text:p>
          </table:table-cell>
          <table:table-cell office:value-type="float" office:value="159237">
            <text:p>159237</text:p>
          </table:table-cell>
          <table:table-cell office:value-type="float" office:value="168942">
            <text:p>168942</text:p>
          </table:table-cell>
          <table:table-cell office:value-type="float" office:value="162895">
            <text:p>162895</text:p>
          </table:table-cell>
          <table:table-cell office:value-type="float" office:value="157777">
            <text:p>157777</text:p>
          </table:table-cell>
          <table:table-cell office:value-type="float" office:value="158782">
            <text:p>158782</text:p>
          </table:table-cell>
          <table:table-cell office:value-type="float" office:value="168824">
            <text:p>168824</text:p>
          </table:table-cell>
          <table:table-cell office:value-type="float" office:value="162416">
            <text:p>162416</text:p>
          </table:table-cell>
          <table:table-cell office:value-type="float" office:value="174998">
            <text:p>174998</text:p>
          </table:table-cell>
          <table:table-cell office:value-type="float" office:value="172905">
            <text:p>172905</text:p>
          </table:table-cell>
          <table:table-cell office:value-type="float" office:value="191912">
            <text:p>191912</text:p>
          </table:table-cell>
          <table:table-cell office:value-type="float" office:value="182514">
            <text:p>182514</text:p>
          </table:table-cell>
          <table:table-cell office:value-type="float" office:value="185093">
            <text:p>185093</text:p>
          </table:table-cell>
          <table:table-cell office:value-type="float" office:value="221926">
            <text:p>221926</text:p>
          </table:table-cell>
          <table:table-cell office:value-type="float" office:value="232300">
            <text:p>232300</text:p>
          </table:table-cell>
          <table:table-cell office:value-type="float" office:value="218538">
            <text:p>218538</text:p>
          </table:table-cell>
          <table:table-cell office:value-type="float" office:value="211451">
            <text:p>211451</text:p>
          </table:table-cell>
          <table:table-cell office:value-type="float" office:value="222653">
            <text:p>222653</text:p>
          </table:table-cell>
          <table:table-cell office:value-type="float" office:value="212635">
            <text:p>212635</text:p>
          </table:table-cell>
          <table:table-cell office:value-type="float" office:value="226097">
            <text:p>226097</text:p>
          </table:table-cell>
          <table:table-cell office:value-type="float" office:value="196816">
            <text:p>196816</text:p>
          </table:table-cell>
          <table:table-cell office:value-type="float" office:value="254600">
            <text:p>254600</text:p>
          </table:table-cell>
          <table:table-cell office:value-type="float" office:value="252314">
            <text:p>252314</text:p>
          </table:table-cell>
          <table:table-cell office:value-type="float" office:value="247204">
            <text:p>247204</text:p>
          </table:table-cell>
          <table:table-cell office:value-type="float" office:value="244368">
            <text:p>244368</text:p>
          </table:table-cell>
          <table:table-cell office:value-type="float" office:value="301367">
            <text:p>301367</text:p>
          </table:table-cell>
          <table:table-cell office:value-type="float" office:value="302434">
            <text:p>302434</text:p>
          </table:table-cell>
          <table:table-cell office:value-type="float" office:value="288941">
            <text:p>288941</text:p>
          </table:table-cell>
          <table:table-cell office:value-type="float" office:value="294800">
            <text:p>294800</text:p>
          </table:table-cell>
          <table:table-cell office:value-type="float" office:value="300400">
            <text:p>300400</text:p>
          </table:table-cell>
          <table:table-cell office:value-type="float" office:value="289468">
            <text:p>289468</text:p>
          </table:table-cell>
          <table:table-cell office:value-type="float" office:value="322688">
            <text:p>322688</text:p>
          </table:table-cell>
          <table:table-cell office:value-type="float" office:value="312355">
            <text:p>312355</text:p>
          </table:table-cell>
          <table:table-cell office:value-type="float" office:value="350204">
            <text:p>350204</text:p>
          </table:table-cell>
          <table:table-cell office:value-type="float" office:value="302746">
            <text:p>302746</text:p>
          </table:table-cell>
          <table:table-cell office:value-type="float" office:value="297881">
            <text:p>297881</text:p>
          </table:table-cell>
          <table:table-cell office:value-type="float" office:value="284628">
            <text:p>284628</text:p>
          </table:table-cell>
          <table:table-cell office:value-type="float" office:value="372230">
            <text:p>372230</text:p>
          </table:table-cell>
          <table:table-cell office:value-type="float" office:value="369136">
            <text:p>369136</text:p>
          </table:table-cell>
          <table:table-cell office:value-type="float" office:value="344182">
            <text:p>344182</text:p>
          </table:table-cell>
          <table:table-cell office:value-type="float" office:value="368082">
            <text:p>368082</text:p>
          </table:table-cell>
          <table:table-cell office:value-type="float" office:value="357666">
            <text:p>357666</text:p>
          </table:table-cell>
          <table:table-cell office:value-type="float" office:value="386566.3">
            <text:p>386566,3</text:p>
          </table:table-cell>
          <table:table-cell office:value-type="float" office:value="395489.8">
            <text:p>395489,8</text:p>
          </table:table-cell>
          <table:table-cell office:value-type="float" office:value="385480">
            <text:p>385480</text:p>
          </table:table-cell>
          <table:table-cell office:value-type="float" office:value="426352">
            <text:p>426352</text:p>
          </table:table-cell>
          <table:table-cell office:value-type="float" office:value="459559">
            <text:p>459559</text:p>
          </table:table-cell>
          <table:table-cell office:value-type="float" office:value="405167">
            <text:p>405167</text:p>
          </table:table-cell>
          <table:table-cell office:value-type="float" office:value="423866">
            <text:p>423866</text:p>
          </table:table-cell>
          <table:table-cell office:value-type="float" office:value="502548">
            <text:p>502548</text:p>
          </table:table-cell>
          <table:table-cell office:value-type="float" office:value="511110">
            <text:p>511110</text:p>
          </table:table-cell>
          <table:table-cell office:value-type="float" office:value="497580.5">
            <text:p>497580,5</text:p>
          </table:table-cell>
          <table:table-cell office:value-type="float" office:value="506384.5">
            <text:p>506384,5</text:p>
          </table:table-cell>
          <table:table-cell office:value-type="float" office:value="490726">
            <text:p>490726</text:p>
          </table:table-cell>
          <table:table-cell office:value-type="float" office:value="508950.9">
            <text:p>508950,9</text:p>
          </table:table-cell>
          <table:table-cell office:value-type="float" office:value="529116.15">
            <text:p>529116,15</text:p>
          </table:table-cell>
          <table:table-cell office:value-type="float" office:value="515721.54">
            <text:p>515721,54</text:p>
          </table:table-cell>
          <table:table-cell office:value-type="float" office:value="607733.7">
            <text:p>607733,7</text:p>
          </table:table-cell>
          <table:table-cell office:value-type="float" office:value="646795.08">
            <text:p>646795,08</text:p>
          </table:table-cell>
          <table:table-cell office:value-type="float" office:value="544099.85">
            <text:p>544099,85</text:p>
          </table:table-cell>
          <table:table-cell office:value-type="float" office:value="584392">
            <text:p>584392</text:p>
          </table:table-cell>
          <table:table-cell table:number-columns-repeated="919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VILLA ROSSI </text:p>
          </table:table-cell>
          <table:table-cell office:value-type="string">
            <text:p>Municipio</text:p>
          </table:table-cell>
          <table:table-cell office:value-type="float" office:value="84517">
            <text:p>84517</text:p>
          </table:table-cell>
          <table:table-cell office:value-type="float" office:value="99171">
            <text:p>99171</text:p>
          </table:table-cell>
          <table:table-cell office:value-type="float" office:value="89723">
            <text:p>89723</text:p>
          </table:table-cell>
          <table:table-cell office:value-type="float" office:value="94691">
            <text:p>94691</text:p>
          </table:table-cell>
          <table:table-cell office:value-type="float" office:value="101971">
            <text:p>101971</text:p>
          </table:table-cell>
          <table:table-cell office:value-type="float" office:value="108185">
            <text:p>108185</text:p>
          </table:table-cell>
          <table:table-cell office:value-type="float" office:value="104313">
            <text:p>104313</text:p>
          </table:table-cell>
          <table:table-cell office:value-type="float" office:value="101036">
            <text:p>101036</text:p>
          </table:table-cell>
          <table:table-cell office:value-type="float" office:value="101679">
            <text:p>101679</text:p>
          </table:table-cell>
          <table:table-cell office:value-type="float" office:value="108110">
            <text:p>108110</text:p>
          </table:table-cell>
          <table:table-cell office:value-type="float" office:value="104006">
            <text:p>104006</text:p>
          </table:table-cell>
          <table:table-cell office:value-type="float" office:value="112064">
            <text:p>112064</text:p>
          </table:table-cell>
          <table:table-cell office:value-type="float" office:value="110723">
            <text:p>110723</text:p>
          </table:table-cell>
          <table:table-cell office:value-type="float" office:value="122895">
            <text:p>122895</text:p>
          </table:table-cell>
          <table:table-cell office:value-type="float" office:value="116876">
            <text:p>116876</text:p>
          </table:table-cell>
          <table:table-cell office:value-type="float" office:value="118528">
            <text:p>118528</text:p>
          </table:table-cell>
          <table:table-cell office:value-type="float" office:value="142115">
            <text:p>142115</text:p>
          </table:table-cell>
          <table:table-cell office:value-type="float" office:value="148758">
            <text:p>148758</text:p>
          </table:table-cell>
          <table:table-cell office:value-type="float" office:value="139945">
            <text:p>139945</text:p>
          </table:table-cell>
          <table:table-cell office:value-type="float" office:value="135407">
            <text:p>135407</text:p>
          </table:table-cell>
          <table:table-cell office:value-type="float" office:value="142580">
            <text:p>142580</text:p>
          </table:table-cell>
          <table:table-cell office:value-type="float" office:value="136165">
            <text:p>136165</text:p>
          </table:table-cell>
          <table:table-cell office:value-type="float" office:value="144785">
            <text:p>144785</text:p>
          </table:table-cell>
          <table:table-cell office:value-type="float" office:value="126035">
            <text:p>126035</text:p>
          </table:table-cell>
          <table:table-cell office:value-type="float" office:value="163038">
            <text:p>163038</text:p>
          </table:table-cell>
          <table:table-cell office:value-type="float" office:value="161574">
            <text:p>161574</text:p>
          </table:table-cell>
          <table:table-cell office:value-type="float" office:value="161120">
            <text:p>161120</text:p>
          </table:table-cell>
          <table:table-cell office:value-type="float" office:value="157399">
            <text:p>157399</text:p>
          </table:table-cell>
          <table:table-cell office:value-type="float" office:value="194113">
            <text:p>194113</text:p>
          </table:table-cell>
          <table:table-cell office:value-type="float" office:value="194800">
            <text:p>194800</text:p>
          </table:table-cell>
          <table:table-cell office:value-type="float" office:value="186109">
            <text:p>186109</text:p>
          </table:table-cell>
          <table:table-cell office:value-type="float" office:value="189883">
            <text:p>189883</text:p>
          </table:table-cell>
          <table:table-cell office:value-type="float" office:value="193490">
            <text:p>193490</text:p>
          </table:table-cell>
          <table:table-cell office:value-type="float" office:value="186449">
            <text:p>186449</text:p>
          </table:table-cell>
          <table:table-cell office:value-type="float" office:value="207846">
            <text:p>207846</text:p>
          </table:table-cell>
          <table:table-cell office:value-type="float" office:value="201190">
            <text:p>201190</text:p>
          </table:table-cell>
          <table:table-cell office:value-type="float" office:value="225569">
            <text:p>225569</text:p>
          </table:table-cell>
          <table:table-cell office:value-type="float" office:value="195001">
            <text:p>195001</text:p>
          </table:table-cell>
          <table:table-cell office:value-type="float" office:value="191867">
            <text:p>191867</text:p>
          </table:table-cell>
          <table:table-cell office:value-type="float" office:value="183331">
            <text:p>183331</text:p>
          </table:table-cell>
          <table:table-cell office:value-type="float" office:value="239756">
            <text:p>239756</text:p>
          </table:table-cell>
          <table:table-cell office:value-type="float" office:value="237763">
            <text:p>237763</text:p>
          </table:table-cell>
          <table:table-cell office:value-type="float" office:value="221690">
            <text:p>221690</text:p>
          </table:table-cell>
          <table:table-cell office:value-type="float" office:value="237084">
            <text:p>237084</text:p>
          </table:table-cell>
          <table:table-cell office:value-type="float" office:value="230375">
            <text:p>230375</text:p>
          </table:table-cell>
          <table:table-cell office:value-type="float" office:value="248990">
            <text:p>248990</text:p>
          </table:table-cell>
          <table:table-cell office:value-type="float" office:value="254737.7">
            <text:p>254737,7</text:p>
          </table:table-cell>
          <table:table-cell office:value-type="float" office:value="248290.3">
            <text:p>248290,3</text:p>
          </table:table-cell>
          <table:table-cell office:value-type="float" office:value="274616">
            <text:p>274616</text:p>
          </table:table-cell>
          <table:table-cell office:value-type="float" office:value="296005">
            <text:p>296005</text:p>
          </table:table-cell>
          <table:table-cell office:value-type="float" office:value="260971">
            <text:p>260971</text:p>
          </table:table-cell>
          <table:table-cell office:value-type="float" office:value="273015">
            <text:p>273015</text:p>
          </table:table-cell>
          <table:table-cell office:value-type="float" office:value="323695">
            <text:p>323695</text:p>
          </table:table-cell>
          <table:table-cell office:value-type="float" office:value="329210">
            <text:p>329210</text:p>
          </table:table-cell>
          <table:table-cell office:value-type="float" office:value="320495.1">
            <text:p>320495,1</text:p>
          </table:table-cell>
          <table:table-cell office:value-type="float" office:value="326165.8">
            <text:p>326165,8</text:p>
          </table:table-cell>
          <table:table-cell office:value-type="float" office:value="316080">
            <text:p>316080</text:p>
          </table:table-cell>
          <table:table-cell office:value-type="float" office:value="327818.82">
            <text:p>327818,82</text:p>
          </table:table-cell>
          <table:table-cell office:value-type="float" office:value="340807.4">
            <text:p>340807,4</text:p>
          </table:table-cell>
          <table:table-cell office:value-type="float" office:value="332179.84">
            <text:p>332179,84</text:p>
          </table:table-cell>
          <table:table-cell office:value-type="float" office:value="391445.51">
            <text:p>391445,51</text:p>
          </table:table-cell>
          <table:table-cell office:value-type="float" office:value="416605.21">
            <text:p>416605,21</text:p>
          </table:table-cell>
          <table:table-cell office:value-type="float" office:value="350458.5">
            <text:p>350458,5</text:p>
          </table:table-cell>
          <table:table-cell office:value-type="float" office:value="376411">
            <text:p>376411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RUMIPAL </text:p>
          </table:table-cell>
          <table:table-cell office:value-type="string">
            <text:p>Municipio</text:p>
          </table:table-cell>
          <table:table-cell office:value-type="float" office:value="133118">
            <text:p>133118</text:p>
          </table:table-cell>
          <table:table-cell office:value-type="float" office:value="156200">
            <text:p>156200</text:p>
          </table:table-cell>
          <table:table-cell office:value-type="float" office:value="141318">
            <text:p>141318</text:p>
          </table:table-cell>
          <table:table-cell office:value-type="float" office:value="149143">
            <text:p>149143</text:p>
          </table:table-cell>
          <table:table-cell office:value-type="float" office:value="160609">
            <text:p>160609</text:p>
          </table:table-cell>
          <table:table-cell office:value-type="float" office:value="170397">
            <text:p>170397</text:p>
          </table:table-cell>
          <table:table-cell office:value-type="float" office:value="164299">
            <text:p>164299</text:p>
          </table:table-cell>
          <table:table-cell office:value-type="float" office:value="159136">
            <text:p>159136</text:p>
          </table:table-cell>
          <table:table-cell office:value-type="float" office:value="160149">
            <text:p>160149</text:p>
          </table:table-cell>
          <table:table-cell office:value-type="float" office:value="170278">
            <text:p>170278</text:p>
          </table:table-cell>
          <table:table-cell office:value-type="float" office:value="163815">
            <text:p>163815</text:p>
          </table:table-cell>
          <table:table-cell office:value-type="float" office:value="176506">
            <text:p>176506</text:p>
          </table:table-cell>
          <table:table-cell office:value-type="float" office:value="174395">
            <text:p>174395</text:p>
          </table:table-cell>
          <table:table-cell office:value-type="float" office:value="193565">
            <text:p>193565</text:p>
          </table:table-cell>
          <table:table-cell office:value-type="float" office:value="184086">
            <text:p>184086</text:p>
          </table:table-cell>
          <table:table-cell office:value-type="float" office:value="186688">
            <text:p>186688</text:p>
          </table:table-cell>
          <table:table-cell office:value-type="float" office:value="223838">
            <text:p>223838</text:p>
          </table:table-cell>
          <table:table-cell office:value-type="float" office:value="234301">
            <text:p>234301</text:p>
          </table:table-cell>
          <table:table-cell office:value-type="float" office:value="220420">
            <text:p>220420</text:p>
          </table:table-cell>
          <table:table-cell office:value-type="float" office:value="213272">
            <text:p>213272</text:p>
          </table:table-cell>
          <table:table-cell office:value-type="float" office:value="224571">
            <text:p>224571</text:p>
          </table:table-cell>
          <table:table-cell office:value-type="float" office:value="214467">
            <text:p>214467</text:p>
          </table:table-cell>
          <table:table-cell office:value-type="float" office:value="228044">
            <text:p>228044</text:p>
          </table:table-cell>
          <table:table-cell office:value-type="float" office:value="198511">
            <text:p>198511</text:p>
          </table:table-cell>
          <table:table-cell office:value-type="float" office:value="256793">
            <text:p>256793</text:p>
          </table:table-cell>
          <table:table-cell office:value-type="float" office:value="254487">
            <text:p>254487</text:p>
          </table:table-cell>
          <table:table-cell office:value-type="float" office:value="254065">
            <text:p>254065</text:p>
          </table:table-cell>
          <table:table-cell office:value-type="float" office:value="248006">
            <text:p>248006</text:p>
          </table:table-cell>
          <table:table-cell office:value-type="float" office:value="305854">
            <text:p>305854</text:p>
          </table:table-cell>
          <table:table-cell office:value-type="float" office:value="306936">
            <text:p>306936</text:p>
          </table:table-cell>
          <table:table-cell office:value-type="float" office:value="293243">
            <text:p>293243</text:p>
          </table:table-cell>
          <table:table-cell office:value-type="float" office:value="299190">
            <text:p>299190</text:p>
          </table:table-cell>
          <table:table-cell office:value-type="float" office:value="304872">
            <text:p>304872</text:p>
          </table:table-cell>
          <table:table-cell office:value-type="float" office:value="293778">
            <text:p>293778</text:p>
          </table:table-cell>
          <table:table-cell office:value-type="float" office:value="327493">
            <text:p>327493</text:p>
          </table:table-cell>
          <table:table-cell office:value-type="float" office:value="317005">
            <text:p>317005</text:p>
          </table:table-cell>
          <table:table-cell office:value-type="float" office:value="355418">
            <text:p>355418</text:p>
          </table:table-cell>
          <table:table-cell office:value-type="float" office:value="307253">
            <text:p>307253</text:p>
          </table:table-cell>
          <table:table-cell office:value-type="float" office:value="302316">
            <text:p>302316</text:p>
          </table:table-cell>
          <table:table-cell office:value-type="float" office:value="288865">
            <text:p>288865</text:p>
          </table:table-cell>
          <table:table-cell office:value-type="float" office:value="377772">
            <text:p>377772</text:p>
          </table:table-cell>
          <table:table-cell office:value-type="float" office:value="374632">
            <text:p>374632</text:p>
          </table:table-cell>
          <table:table-cell office:value-type="float" office:value="349306">
            <text:p>349306</text:p>
          </table:table-cell>
          <table:table-cell office:value-type="float" office:value="373562">
            <text:p>373562</text:p>
          </table:table-cell>
          <table:table-cell office:value-type="float" office:value="362991">
            <text:p>362991</text:p>
          </table:table-cell>
          <table:table-cell office:value-type="float" office:value="392321.6">
            <text:p>392321,6</text:p>
          </table:table-cell>
          <table:table-cell office:value-type="float" office:value="401378">
            <text:p>401378</text:p>
          </table:table-cell>
          <table:table-cell office:value-type="float" office:value="391219.2">
            <text:p>391219,2</text:p>
          </table:table-cell>
          <table:table-cell office:value-type="float" office:value="432700">
            <text:p>432700</text:p>
          </table:table-cell>
          <table:table-cell office:value-type="float" office:value="466401">
            <text:p>466401</text:p>
          </table:table-cell>
          <table:table-cell office:value-type="float" office:value="411199">
            <text:p>411199</text:p>
          </table:table-cell>
          <table:table-cell office:value-type="float" office:value="430176">
            <text:p>430176</text:p>
          </table:table-cell>
          <table:table-cell office:value-type="float" office:value="510030">
            <text:p>510030</text:p>
          </table:table-cell>
          <table:table-cell office:value-type="float" office:value="518720">
            <text:p>518720</text:p>
          </table:table-cell>
          <table:table-cell office:value-type="float" office:value="504988.8">
            <text:p>504988,8</text:p>
          </table:table-cell>
          <table:table-cell office:value-type="float" office:value="513923.8">
            <text:p>513923,8</text:p>
          </table:table-cell>
          <table:table-cell office:value-type="float" office:value="498032.2">
            <text:p>498032,2</text:p>
          </table:table-cell>
          <table:table-cell office:value-type="float" office:value="516528.4">
            <text:p>516528,4</text:p>
          </table:table-cell>
          <table:table-cell office:value-type="float" office:value="536993.87">
            <text:p>536993,87</text:p>
          </table:table-cell>
          <table:table-cell office:value-type="float" office:value="523399.84">
            <text:p>523399,84</text:p>
          </table:table-cell>
          <table:table-cell office:value-type="float" office:value="616781.91">
            <text:p>616781,91</text:p>
          </table:table-cell>
          <table:table-cell office:value-type="float" office:value="656424.86">
            <text:p>656424,86</text:p>
          </table:table-cell>
          <table:table-cell office:value-type="float" office:value="552200.65">
            <text:p>552200,65</text:p>
          </table:table-cell>
          <table:table-cell office:value-type="float" office:value="593092">
            <text:p>593092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VILLA SANTA CRUZ DEL LAGO </text:p>
          </table:table-cell>
          <table:table-cell office:value-type="string">
            <text:p>Municipio</text:p>
          </table:table-cell>
          <table:table-cell office:value-type="float" office:value="123646">
            <text:p>123646</text:p>
          </table:table-cell>
          <table:table-cell office:value-type="float" office:value="145086">
            <text:p>145086</text:p>
          </table:table-cell>
          <table:table-cell office:value-type="float" office:value="131263">
            <text:p>131263</text:p>
          </table:table-cell>
          <table:table-cell office:value-type="float" office:value="138531">
            <text:p>138531</text:p>
          </table:table-cell>
          <table:table-cell office:value-type="float" office:value="149181">
            <text:p>149181</text:p>
          </table:table-cell>
          <table:table-cell office:value-type="float" office:value="158273">
            <text:p>158273</text:p>
          </table:table-cell>
          <table:table-cell office:value-type="float" office:value="152609">
            <text:p>152609</text:p>
          </table:table-cell>
          <table:table-cell office:value-type="float" office:value="147813">
            <text:p>147813</text:p>
          </table:table-cell>
          <table:table-cell office:value-type="float" office:value="148754">
            <text:p>148754</text:p>
          </table:table-cell>
          <table:table-cell office:value-type="float" office:value="158162">
            <text:p>158162</text:p>
          </table:table-cell>
          <table:table-cell office:value-type="float" office:value="152159">
            <text:p>152159</text:p>
          </table:table-cell>
          <table:table-cell office:value-type="float" office:value="163947">
            <text:p>163947</text:p>
          </table:table-cell>
          <table:table-cell office:value-type="float" office:value="161986">
            <text:p>161986</text:p>
          </table:table-cell>
          <table:table-cell office:value-type="float" office:value="179792">
            <text:p>179792</text:p>
          </table:table-cell>
          <table:table-cell office:value-type="float" office:value="170988">
            <text:p>170988</text:p>
          </table:table-cell>
          <table:table-cell office:value-type="float" office:value="173405">
            <text:p>173405</text:p>
          </table:table-cell>
          <table:table-cell office:value-type="float" office:value="207912">
            <text:p>207912</text:p>
          </table:table-cell>
          <table:table-cell office:value-type="float" office:value="217630">
            <text:p>217630</text:p>
          </table:table-cell>
          <table:table-cell office:value-type="float" office:value="204737">
            <text:p>204737</text:p>
          </table:table-cell>
          <table:table-cell office:value-type="float" office:value="198098">
            <text:p>198098</text:p>
          </table:table-cell>
          <table:table-cell office:value-type="float" office:value="208592">
            <text:p>208592</text:p>
          </table:table-cell>
          <table:table-cell office:value-type="float" office:value="199207">
            <text:p>199207</text:p>
          </table:table-cell>
          <table:table-cell office:value-type="float" office:value="211818">
            <text:p>211818</text:p>
          </table:table-cell>
          <table:table-cell office:value-type="float" office:value="184387">
            <text:p>184387</text:p>
          </table:table-cell>
          <table:table-cell office:value-type="float" office:value="238522">
            <text:p>238522</text:p>
          </table:table-cell>
          <table:table-cell office:value-type="float" office:value="236380">
            <text:p>236380</text:p>
          </table:table-cell>
          <table:table-cell office:value-type="float" office:value="217615">
            <text:p>217615</text:p>
          </table:table-cell>
          <table:table-cell office:value-type="float" office:value="224406">
            <text:p>224406</text:p>
          </table:table-cell>
          <table:table-cell office:value-type="float" office:value="276750">
            <text:p>276750</text:p>
          </table:table-cell>
          <table:table-cell office:value-type="float" office:value="277729">
            <text:p>277729</text:p>
          </table:table-cell>
          <table:table-cell office:value-type="float" office:value="265338">
            <text:p>265338</text:p>
          </table:table-cell>
          <table:table-cell office:value-type="float" office:value="270719">
            <text:p>270719</text:p>
          </table:table-cell>
          <table:table-cell office:value-type="float" office:value="275861">
            <text:p>275861</text:p>
          </table:table-cell>
          <table:table-cell office:value-type="float" office:value="265823">
            <text:p>265823</text:p>
          </table:table-cell>
          <table:table-cell office:value-type="float" office:value="296329">
            <text:p>296329</text:p>
          </table:table-cell>
          <table:table-cell office:value-type="float" office:value="286840">
            <text:p>286840</text:p>
          </table:table-cell>
          <table:table-cell office:value-type="float" office:value="321597">
            <text:p>321597</text:p>
          </table:table-cell>
          <table:table-cell office:value-type="float" office:value="278015">
            <text:p>278015</text:p>
          </table:table-cell>
          <table:table-cell office:value-type="float" office:value="273548">
            <text:p>273548</text:p>
          </table:table-cell>
          <table:table-cell office:value-type="float" office:value="261378">
            <text:p>261378</text:p>
          </table:table-cell>
          <table:table-cell office:value-type="float" office:value="341824">
            <text:p>341824</text:p>
          </table:table-cell>
          <table:table-cell office:value-type="float" office:value="338983">
            <text:p>338983</text:p>
          </table:table-cell>
          <table:table-cell office:value-type="float" office:value="316067">
            <text:p>316067</text:p>
          </table:table-cell>
          <table:table-cell office:value-type="float" office:value="338015">
            <text:p>338015</text:p>
          </table:table-cell>
          <table:table-cell office:value-type="float" office:value="328449">
            <text:p>328449</text:p>
          </table:table-cell>
          <table:table-cell office:value-type="float" office:value="354989">
            <text:p>354989</text:p>
          </table:table-cell>
          <table:table-cell office:value-type="float" office:value="363183.5">
            <text:p>363183,5</text:p>
          </table:table-cell>
          <table:table-cell office:value-type="float" office:value="353991.4">
            <text:p>353991,4</text:p>
          </table:table-cell>
          <table:table-cell office:value-type="float" office:value="391525">
            <text:p>391525</text:p>
          </table:table-cell>
          <table:table-cell office:value-type="float" office:value="422019">
            <text:p>422019</text:p>
          </table:table-cell>
          <table:table-cell office:value-type="float" office:value="372070">
            <text:p>372070</text:p>
          </table:table-cell>
          <table:table-cell office:value-type="float" office:value="389242">
            <text:p>389242</text:p>
          </table:table-cell>
          <table:table-cell office:value-type="float" office:value="461497">
            <text:p>461497</text:p>
          </table:table-cell>
          <table:table-cell office:value-type="float" office:value="469360">
            <text:p>469360</text:p>
          </table:table-cell>
          <table:table-cell office:value-type="float" office:value="456934.9">
            <text:p>456934,9</text:p>
          </table:table-cell>
          <table:table-cell office:value-type="float" office:value="465019.7">
            <text:p>465019,7</text:p>
          </table:table-cell>
          <table:table-cell office:value-type="float" office:value="450640.3">
            <text:p>450640,3</text:p>
          </table:table-cell>
          <table:table-cell office:value-type="float" office:value="467376.44">
            <text:p>467376,44</text:p>
          </table:table-cell>
          <table:table-cell office:value-type="float" office:value="485894.46">
            <text:p>485894,46</text:p>
          </table:table-cell>
          <table:table-cell office:value-type="float" office:value="473594.01">
            <text:p>473594,01</text:p>
          </table:table-cell>
          <table:table-cell office:value-type="float" office:value="558090.01">
            <text:p>558090,01</text:p>
          </table:table-cell>
          <table:table-cell office:value-type="float" office:value="593960.59">
            <text:p>593960,59</text:p>
          </table:table-cell>
          <table:table-cell office:value-type="float" office:value="499654.19">
            <text:p>499654,19</text:p>
          </table:table-cell>
          <table:table-cell office:value-type="float" office:value="536655">
            <text:p>536655</text:p>
          </table:table-cell>
          <table:table-cell table:number-columns-repeated="919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VILLA SARMIENTO </text:p>
          </table:table-cell>
          <table:table-cell office:value-type="string">
            <text:p>Municipio</text:p>
          </table:table-cell>
          <table:table-cell office:value-type="float" office:value="190781">
            <text:p>190781</text:p>
          </table:table-cell>
          <table:table-cell office:value-type="float" office:value="223860">
            <text:p>223860</text:p>
          </table:table-cell>
          <table:table-cell office:value-type="float" office:value="202533">
            <text:p>202533</text:p>
          </table:table-cell>
          <table:table-cell office:value-type="float" office:value="213747">
            <text:p>213747</text:p>
          </table:table-cell>
          <table:table-cell office:value-type="float" office:value="230179">
            <text:p>230179</text:p>
          </table:table-cell>
          <table:table-cell office:value-type="float" office:value="244208">
            <text:p>244208</text:p>
          </table:table-cell>
          <table:table-cell office:value-type="float" office:value="235468">
            <text:p>235468</text:p>
          </table:table-cell>
          <table:table-cell office:value-type="float" office:value="228069">
            <text:p>228069</text:p>
          </table:table-cell>
          <table:table-cell office:value-type="float" office:value="229521">
            <text:p>229521</text:p>
          </table:table-cell>
          <table:table-cell office:value-type="float" office:value="244037">
            <text:p>244037</text:p>
          </table:table-cell>
          <table:table-cell office:value-type="float" office:value="234774">
            <text:p>234774</text:p>
          </table:table-cell>
          <table:table-cell office:value-type="float" office:value="252963">
            <text:p>252963</text:p>
          </table:table-cell>
          <table:table-cell office:value-type="float" office:value="249937">
            <text:p>249937</text:p>
          </table:table-cell>
          <table:table-cell office:value-type="float" office:value="277411">
            <text:p>277411</text:p>
          </table:table-cell>
          <table:table-cell office:value-type="float" office:value="263826">
            <text:p>263826</text:p>
          </table:table-cell>
          <table:table-cell office:value-type="float" office:value="267555">
            <text:p>267555</text:p>
          </table:table-cell>
          <table:table-cell office:value-type="float" office:value="320798">
            <text:p>320798</text:p>
          </table:table-cell>
          <table:table-cell office:value-type="float" office:value="335793">
            <text:p>335793</text:p>
          </table:table-cell>
          <table:table-cell office:value-type="float" office:value="315899">
            <text:p>315899</text:p>
          </table:table-cell>
          <table:table-cell office:value-type="float" office:value="305655">
            <text:p>305655</text:p>
          </table:table-cell>
          <table:table-cell office:value-type="float" office:value="321848">
            <text:p>321848</text:p>
          </table:table-cell>
          <table:table-cell office:value-type="float" office:value="307367">
            <text:p>307367</text:p>
          </table:table-cell>
          <table:table-cell office:value-type="float" office:value="326826">
            <text:p>326826</text:p>
          </table:table-cell>
          <table:table-cell office:value-type="float" office:value="284501">
            <text:p>284501</text:p>
          </table:table-cell>
          <table:table-cell office:value-type="float" office:value="368028">
            <text:p>368028</text:p>
          </table:table-cell>
          <table:table-cell office:value-type="float" office:value="364723">
            <text:p>364723</text:p>
          </table:table-cell>
          <table:table-cell office:value-type="float" office:value="373563">
            <text:p>373563</text:p>
          </table:table-cell>
          <table:table-cell office:value-type="float" office:value="358496">
            <text:p>358496</text:p>
          </table:table-cell>
          <table:table-cell office:value-type="float" office:value="442115">
            <text:p>442115</text:p>
          </table:table-cell>
          <table:table-cell office:value-type="float" office:value="443679">
            <text:p>443679</text:p>
          </table:table-cell>
          <table:table-cell office:value-type="float" office:value="423885">
            <text:p>423885</text:p>
          </table:table-cell>
          <table:table-cell office:value-type="float" office:value="432481">
            <text:p>432481</text:p>
          </table:table-cell>
          <table:table-cell office:value-type="float" office:value="440696">
            <text:p>440696</text:p>
          </table:table-cell>
          <table:table-cell office:value-type="float" office:value="424659">
            <text:p>424659</text:p>
          </table:table-cell>
          <table:table-cell office:value-type="float" office:value="473394">
            <text:p>473394</text:p>
          </table:table-cell>
          <table:table-cell office:value-type="float" office:value="458235">
            <text:p>458235</text:p>
          </table:table-cell>
          <table:table-cell office:value-type="float" office:value="513760">
            <text:p>513760</text:p>
          </table:table-cell>
          <table:table-cell office:value-type="float" office:value="444137">
            <text:p>444137</text:p>
          </table:table-cell>
          <table:table-cell office:value-type="float" office:value="437000">
            <text:p>437000</text:p>
          </table:table-cell>
          <table:table-cell office:value-type="float" office:value="417558">
            <text:p>417558</text:p>
          </table:table-cell>
          <table:table-cell office:value-type="float" office:value="546073">
            <text:p>546073</text:p>
          </table:table-cell>
          <table:table-cell office:value-type="float" office:value="541535">
            <text:p>541535</text:p>
          </table:table-cell>
          <table:table-cell office:value-type="float" office:value="504926">
            <text:p>504926</text:p>
          </table:table-cell>
          <table:table-cell office:value-type="float" office:value="539988">
            <text:p>539988</text:p>
          </table:table-cell>
          <table:table-cell office:value-type="float" office:value="524707">
            <text:p>524707</text:p>
          </table:table-cell>
          <table:table-cell office:value-type="float" office:value="567104.8">
            <text:p>567104,8</text:p>
          </table:table-cell>
          <table:table-cell office:value-type="float" office:value="580195.8">
            <text:p>580195,8</text:p>
          </table:table-cell>
          <table:table-cell office:value-type="float" office:value="565511.1">
            <text:p>565511,1</text:p>
          </table:table-cell>
          <table:table-cell office:value-type="float" office:value="625472">
            <text:p>625472</text:p>
          </table:table-cell>
          <table:table-cell office:value-type="float" office:value="674187">
            <text:p>674187</text:p>
          </table:table-cell>
          <table:table-cell office:value-type="float" office:value="594392">
            <text:p>594392</text:p>
          </table:table-cell>
          <table:table-cell office:value-type="float" office:value="621824">
            <text:p>621824</text:p>
          </table:table-cell>
          <table:table-cell office:value-type="float" office:value="737254">
            <text:p>737254</text:p>
          </table:table-cell>
          <table:table-cell office:value-type="float" office:value="749815">
            <text:p>749815</text:p>
          </table:table-cell>
          <table:table-cell office:value-type="float" office:value="729966.2">
            <text:p>729966,2</text:p>
          </table:table-cell>
          <table:table-cell office:value-type="float" office:value="742881.9">
            <text:p>742881,9</text:p>
          </table:table-cell>
          <table:table-cell office:value-type="float" office:value="719910.4">
            <text:p>719910,4</text:p>
          </table:table-cell>
          <table:table-cell office:value-type="float" office:value="746646.88">
            <text:p>746646,88</text:p>
          </table:table-cell>
          <table:table-cell office:value-type="float" office:value="776229.93">
            <text:p>776229,93</text:p>
          </table:table-cell>
          <table:table-cell office:value-type="float" office:value="756579.62">
            <text:p>756579,62</text:p>
          </table:table-cell>
          <table:table-cell office:value-type="float" office:value="891564.33">
            <text:p>891564,33</text:p>
          </table:table-cell>
          <table:table-cell office:value-type="float" office:value="948868.59">
            <text:p>948868,59</text:p>
          </table:table-cell>
          <table:table-cell office:value-type="float" office:value="798212.48">
            <text:p>798212,48</text:p>
          </table:table-cell>
          <table:table-cell office:value-type="float" office:value="857321">
            <text:p>857321</text:p>
          </table:table-cell>
          <table:table-cell table:number-columns-repeated="919"/>
        </table:table-row>
        <table:table-row table:style-name="ro2">
          <table:table-cell office:value-type="string">
            <text:p>TULUMBA</text:p>
          </table:table-cell>
          <table:table-cell office:value-type="string">
            <text:p>VILLA TULUMBA </text:p>
          </table:table-cell>
          <table:table-cell office:value-type="string">
            <text:p>Municipio</text:p>
          </table:table-cell>
          <table:table-cell office:value-type="float" office:value="112940">
            <text:p>112940</text:p>
          </table:table-cell>
          <table:table-cell office:value-type="float" office:value="132523">
            <text:p>132523</text:p>
          </table:table-cell>
          <table:table-cell office:value-type="float" office:value="119897">
            <text:p>119897</text:p>
          </table:table-cell>
          <table:table-cell office:value-type="float" office:value="126536">
            <text:p>126536</text:p>
          </table:table-cell>
          <table:table-cell office:value-type="float" office:value="136263">
            <text:p>136263</text:p>
          </table:table-cell>
          <table:table-cell office:value-type="float" office:value="144568">
            <text:p>144568</text:p>
          </table:table-cell>
          <table:table-cell office:value-type="float" office:value="139394">
            <text:p>139394</text:p>
          </table:table-cell>
          <table:table-cell office:value-type="float" office:value="135014">
            <text:p>135014</text:p>
          </table:table-cell>
          <table:table-cell office:value-type="float" office:value="135874">
            <text:p>135874</text:p>
          </table:table-cell>
          <table:table-cell office:value-type="float" office:value="144467">
            <text:p>144467</text:p>
          </table:table-cell>
          <table:table-cell office:value-type="float" office:value="138983">
            <text:p>138983</text:p>
          </table:table-cell>
          <table:table-cell office:value-type="float" office:value="149751">
            <text:p>149751</text:p>
          </table:table-cell>
          <table:table-cell office:value-type="float" office:value="147960">
            <text:p>147960</text:p>
          </table:table-cell>
          <table:table-cell office:value-type="float" office:value="164224">
            <text:p>164224</text:p>
          </table:table-cell>
          <table:table-cell office:value-type="float" office:value="156182">
            <text:p>156182</text:p>
          </table:table-cell>
          <table:table-cell office:value-type="float" office:value="158390">
            <text:p>158390</text:p>
          </table:table-cell>
          <table:table-cell office:value-type="float" office:value="189908">
            <text:p>189908</text:p>
          </table:table-cell>
          <table:table-cell office:value-type="float" office:value="198785">
            <text:p>198785</text:p>
          </table:table-cell>
          <table:table-cell office:value-type="float" office:value="187009">
            <text:p>187009</text:p>
          </table:table-cell>
          <table:table-cell office:value-type="float" office:value="180944">
            <text:p>180944</text:p>
          </table:table-cell>
          <table:table-cell office:value-type="float" office:value="190530">
            <text:p>190530</text:p>
          </table:table-cell>
          <table:table-cell office:value-type="float" office:value="181958">
            <text:p>181958</text:p>
          </table:table-cell>
          <table:table-cell office:value-type="float" office:value="193477">
            <text:p>193477</text:p>
          </table:table-cell>
          <table:table-cell office:value-type="float" office:value="168421">
            <text:p>168421</text:p>
          </table:table-cell>
          <table:table-cell office:value-type="float" office:value="217868">
            <text:p>217868</text:p>
          </table:table-cell>
          <table:table-cell office:value-type="float" office:value="215912">
            <text:p>215912</text:p>
          </table:table-cell>
          <table:table-cell office:value-type="float" office:value="238448">
            <text:p>238448</text:p>
          </table:table-cell>
          <table:table-cell office:value-type="float" office:value="217832">
            <text:p>217832</text:p>
          </table:table-cell>
          <table:table-cell office:value-type="float" office:value="268642">
            <text:p>268642</text:p>
          </table:table-cell>
          <table:table-cell office:value-type="float" office:value="269592">
            <text:p>269592</text:p>
          </table:table-cell>
          <table:table-cell office:value-type="float" office:value="257565">
            <text:p>257565</text:p>
          </table:table-cell>
          <table:table-cell office:value-type="float" office:value="262788">
            <text:p>262788</text:p>
          </table:table-cell>
          <table:table-cell office:value-type="float" office:value="267779">
            <text:p>267779</text:p>
          </table:table-cell>
          <table:table-cell office:value-type="float" office:value="258035">
            <text:p>258035</text:p>
          </table:table-cell>
          <table:table-cell office:value-type="float" office:value="287648">
            <text:p>287648</text:p>
          </table:table-cell>
          <table:table-cell office:value-type="float" office:value="278436">
            <text:p>278436</text:p>
          </table:table-cell>
          <table:table-cell office:value-type="float" office:value="312175">
            <text:p>312175</text:p>
          </table:table-cell>
          <table:table-cell office:value-type="float" office:value="269871">
            <text:p>269871</text:p>
          </table:table-cell>
          <table:table-cell office:value-type="float" office:value="265534">
            <text:p>265534</text:p>
          </table:table-cell>
          <table:table-cell office:value-type="float" office:value="253720">
            <text:p>253720</text:p>
          </table:table-cell>
          <table:table-cell office:value-type="float" office:value="331809">
            <text:p>331809</text:p>
          </table:table-cell>
          <table:table-cell office:value-type="float" office:value="329052">
            <text:p>329052</text:p>
          </table:table-cell>
          <table:table-cell office:value-type="float" office:value="306807">
            <text:p>306807</text:p>
          </table:table-cell>
          <table:table-cell office:value-type="float" office:value="328112">
            <text:p>328112</text:p>
          </table:table-cell>
          <table:table-cell office:value-type="float" office:value="318827">
            <text:p>318827</text:p>
          </table:table-cell>
          <table:table-cell office:value-type="float" office:value="344589">
            <text:p>344589</text:p>
          </table:table-cell>
          <table:table-cell office:value-type="float" office:value="352543.5">
            <text:p>352543,5</text:p>
          </table:table-cell>
          <table:table-cell office:value-type="float" office:value="343620.6">
            <text:p>343620,6</text:p>
          </table:table-cell>
          <table:table-cell office:value-type="float" office:value="380055">
            <text:p>380055</text:p>
          </table:table-cell>
          <table:table-cell office:value-type="float" office:value="409655">
            <text:p>409655</text:p>
          </table:table-cell>
          <table:table-cell office:value-type="float" office:value="361170">
            <text:p>361170</text:p>
          </table:table-cell>
          <table:table-cell office:value-type="float" office:value="377838">
            <text:p>377838</text:p>
          </table:table-cell>
          <table:table-cell office:value-type="float" office:value="447976">
            <text:p>447976</text:p>
          </table:table-cell>
          <table:table-cell office:value-type="float" office:value="455609">
            <text:p>455609</text:p>
          </table:table-cell>
          <table:table-cell office:value-type="float" office:value="443548.2">
            <text:p>443548,2</text:p>
          </table:table-cell>
          <table:table-cell office:value-type="float" office:value="451396.1">
            <text:p>451396,1</text:p>
          </table:table-cell>
          <table:table-cell office:value-type="float" office:value="437438">
            <text:p>437438</text:p>
          </table:table-cell>
          <table:table-cell office:value-type="float" office:value="453683.84">
            <text:p>453683,84</text:p>
          </table:table-cell>
          <table:table-cell office:value-type="float" office:value="471659.34">
            <text:p>471659,34</text:p>
          </table:table-cell>
          <table:table-cell office:value-type="float" office:value="459719.25">
            <text:p>459719,25</text:p>
          </table:table-cell>
          <table:table-cell office:value-type="float" office:value="541739.79">
            <text:p>541739,79</text:p>
          </table:table-cell>
          <table:table-cell office:value-type="float" office:value="576559.49">
            <text:p>576559,49</text:p>
          </table:table-cell>
          <table:table-cell office:value-type="float" office:value="485015.95">
            <text:p>485015,95</text:p>
          </table:table-cell>
          <table:table-cell office:value-type="float" office:value="520932">
            <text:p>520932</text:p>
          </table:table-cell>
          <table:table-cell table:number-columns-repeated="919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VILLA VALERIA </text:p>
          </table:table-cell>
          <table:table-cell office:value-type="string">
            <text:p>Municipio</text:p>
          </table:table-cell>
          <table:table-cell office:value-type="float" office:value="147443">
            <text:p>147443</text:p>
          </table:table-cell>
          <table:table-cell office:value-type="float" office:value="173009">
            <text:p>173009</text:p>
          </table:table-cell>
          <table:table-cell office:value-type="float" office:value="156525">
            <text:p>156525</text:p>
          </table:table-cell>
          <table:table-cell office:value-type="float" office:value="165193">
            <text:p>165193</text:p>
          </table:table-cell>
          <table:table-cell office:value-type="float" office:value="177892">
            <text:p>177892</text:p>
          </table:table-cell>
          <table:table-cell office:value-type="float" office:value="188734">
            <text:p>188734</text:p>
          </table:table-cell>
          <table:table-cell office:value-type="float" office:value="181979">
            <text:p>181979</text:p>
          </table:table-cell>
          <table:table-cell office:value-type="float" office:value="176261">
            <text:p>176261</text:p>
          </table:table-cell>
          <table:table-cell office:value-type="float" office:value="177383">
            <text:p>177383</text:p>
          </table:table-cell>
          <table:table-cell office:value-type="float" office:value="188602">
            <text:p>188602</text:p>
          </table:table-cell>
          <table:table-cell office:value-type="float" office:value="181443">
            <text:p>181443</text:p>
          </table:table-cell>
          <table:table-cell office:value-type="float" office:value="195500">
            <text:p>195500</text:p>
          </table:table-cell>
          <table:table-cell office:value-type="float" office:value="193162">
            <text:p>193162</text:p>
          </table:table-cell>
          <table:table-cell office:value-type="float" office:value="214395">
            <text:p>214395</text:p>
          </table:table-cell>
          <table:table-cell office:value-type="float" office:value="203896">
            <text:p>203896</text:p>
          </table:table-cell>
          <table:table-cell office:value-type="float" office:value="206778">
            <text:p>206778</text:p>
          </table:table-cell>
          <table:table-cell office:value-type="float" office:value="247926">
            <text:p>247926</text:p>
          </table:table-cell>
          <table:table-cell office:value-type="float" office:value="259515">
            <text:p>259515</text:p>
          </table:table-cell>
          <table:table-cell office:value-type="float" office:value="244140">
            <text:p>244140</text:p>
          </table:table-cell>
          <table:table-cell office:value-type="float" office:value="236223">
            <text:p>236223</text:p>
          </table:table-cell>
          <table:table-cell office:value-type="float" office:value="248738">
            <text:p>248738</text:p>
          </table:table-cell>
          <table:table-cell office:value-type="float" office:value="237546">
            <text:p>237546</text:p>
          </table:table-cell>
          <table:table-cell office:value-type="float" office:value="252585">
            <text:p>252585</text:p>
          </table:table-cell>
          <table:table-cell office:value-type="float" office:value="219874">
            <text:p>219874</text:p>
          </table:table-cell>
          <table:table-cell office:value-type="float" office:value="284427">
            <text:p>284427</text:p>
          </table:table-cell>
          <table:table-cell office:value-type="float" office:value="281873">
            <text:p>281873</text:p>
          </table:table-cell>
          <table:table-cell office:value-type="float" office:value="265977">
            <text:p>265977</text:p>
          </table:table-cell>
          <table:table-cell office:value-type="float" office:value="269695">
            <text:p>269695</text:p>
          </table:table-cell>
          <table:table-cell office:value-type="float" office:value="332602">
            <text:p>332602</text:p>
          </table:table-cell>
          <table:table-cell office:value-type="float" office:value="333779">
            <text:p>333779</text:p>
          </table:table-cell>
          <table:table-cell office:value-type="float" office:value="318887">
            <text:p>318887</text:p>
          </table:table-cell>
          <table:table-cell office:value-type="float" office:value="325354">
            <text:p>325354</text:p>
          </table:table-cell>
          <table:table-cell office:value-type="float" office:value="331534">
            <text:p>331534</text:p>
          </table:table-cell>
          <table:table-cell office:value-type="float" office:value="319470">
            <text:p>319470</text:p>
          </table:table-cell>
          <table:table-cell office:value-type="float" office:value="356133">
            <text:p>356133</text:p>
          </table:table-cell>
          <table:table-cell office:value-type="float" office:value="344728">
            <text:p>344728</text:p>
          </table:table-cell>
          <table:table-cell office:value-type="float" office:value="386500">
            <text:p>386500</text:p>
          </table:table-cell>
          <table:table-cell office:value-type="float" office:value="334123">
            <text:p>334123</text:p>
          </table:table-cell>
          <table:table-cell office:value-type="float" office:value="328754">
            <text:p>328754</text:p>
          </table:table-cell>
          <table:table-cell office:value-type="float" office:value="314128">
            <text:p>314128</text:p>
          </table:table-cell>
          <table:table-cell office:value-type="float" office:value="410809">
            <text:p>410809</text:p>
          </table:table-cell>
          <table:table-cell office:value-type="float" office:value="407395">
            <text:p>407395</text:p>
          </table:table-cell>
          <table:table-cell office:value-type="float" office:value="379854">
            <text:p>379854</text:p>
          </table:table-cell>
          <table:table-cell office:value-type="float" office:value="406231">
            <text:p>406231</text:p>
          </table:table-cell>
          <table:table-cell office:value-type="float" office:value="394735">
            <text:p>394735</text:p>
          </table:table-cell>
          <table:table-cell office:value-type="float" office:value="426631.2">
            <text:p>426631,2</text:p>
          </table:table-cell>
          <table:table-cell office:value-type="float" office:value="436479.6">
            <text:p>436479,6</text:p>
          </table:table-cell>
          <table:table-cell office:value-type="float" office:value="425432.3">
            <text:p>425432,3</text:p>
          </table:table-cell>
          <table:table-cell office:value-type="float" office:value="470541">
            <text:p>470541</text:p>
          </table:table-cell>
          <table:table-cell office:value-type="float" office:value="507189">
            <text:p>507189</text:p>
          </table:table-cell>
          <table:table-cell office:value-type="float" office:value="447160">
            <text:p>447160</text:p>
          </table:table-cell>
          <table:table-cell office:value-type="float" office:value="467796">
            <text:p>467796</text:p>
          </table:table-cell>
          <table:table-cell office:value-type="float" office:value="554634">
            <text:p>554634</text:p>
          </table:table-cell>
          <table:table-cell office:value-type="float" office:value="564083">
            <text:p>564083</text:p>
          </table:table-cell>
          <table:table-cell office:value-type="float" office:value="549151.4">
            <text:p>549151,4</text:p>
          </table:table-cell>
          <table:table-cell office:value-type="float" office:value="558867.8">
            <text:p>558867,8</text:p>
          </table:table-cell>
          <table:table-cell office:value-type="float" office:value="541586.4">
            <text:p>541586,4</text:p>
          </table:table-cell>
          <table:table-cell office:value-type="float" office:value="561700.19">
            <text:p>561700,19</text:p>
          </table:table-cell>
          <table:table-cell office:value-type="float" office:value="583955.43">
            <text:p>583955,43</text:p>
          </table:table-cell>
          <table:table-cell office:value-type="float" office:value="569172.55">
            <text:p>569172,55</text:p>
          </table:table-cell>
          <table:table-cell office:value-type="float" office:value="670721.14">
            <text:p>670721,14</text:p>
          </table:table-cell>
          <table:table-cell office:value-type="float" office:value="713830.97">
            <text:p>713830,97</text:p>
          </table:table-cell>
          <table:table-cell office:value-type="float" office:value="600492.08">
            <text:p>600492,08</text:p>
          </table:table-cell>
          <table:table-cell office:value-type="float" office:value="644960">
            <text:p>644960</text:p>
          </table:table-cell>
          <table:table-cell table:number-columns-repeated="919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YACANTO </text:p>
          </table:table-cell>
          <table:table-cell office:value-type="string">
            <text:p>Municipio</text:p>
          </table:table-cell>
          <table:table-cell office:value-type="float" office:value="109613">
            <text:p>109613</text:p>
          </table:table-cell>
          <table:table-cell office:value-type="float" office:value="128618">
            <text:p>128618</text:p>
          </table:table-cell>
          <table:table-cell office:value-type="float" office:value="116365">
            <text:p>116365</text:p>
          </table:table-cell>
          <table:table-cell office:value-type="float" office:value="122808">
            <text:p>122808</text:p>
          </table:table-cell>
          <table:table-cell office:value-type="float" office:value="132249">
            <text:p>132249</text:p>
          </table:table-cell>
          <table:table-cell office:value-type="float" office:value="140309">
            <text:p>140309</text:p>
          </table:table-cell>
          <table:table-cell office:value-type="float" office:value="135287">
            <text:p>135287</text:p>
          </table:table-cell>
          <table:table-cell office:value-type="float" office:value="131037">
            <text:p>131037</text:p>
          </table:table-cell>
          <table:table-cell office:value-type="float" office:value="131871">
            <text:p>131871</text:p>
          </table:table-cell>
          <table:table-cell office:value-type="float" office:value="140211">
            <text:p>140211</text:p>
          </table:table-cell>
          <table:table-cell office:value-type="float" office:value="134889">
            <text:p>134889</text:p>
          </table:table-cell>
          <table:table-cell office:value-type="float" office:value="145339">
            <text:p>145339</text:p>
          </table:table-cell>
          <table:table-cell office:value-type="float" office:value="143601">
            <text:p>143601</text:p>
          </table:table-cell>
          <table:table-cell office:value-type="float" office:value="159386">
            <text:p>159386</text:p>
          </table:table-cell>
          <table:table-cell office:value-type="float" office:value="151581">
            <text:p>151581</text:p>
          </table:table-cell>
          <table:table-cell office:value-type="float" office:value="153723">
            <text:p>153723</text:p>
          </table:table-cell>
          <table:table-cell office:value-type="float" office:value="184314">
            <text:p>184314</text:p>
          </table:table-cell>
          <table:table-cell office:value-type="float" office:value="192929">
            <text:p>192929</text:p>
          </table:table-cell>
          <table:table-cell office:value-type="float" office:value="181499">
            <text:p>181499</text:p>
          </table:table-cell>
          <table:table-cell office:value-type="float" office:value="175614">
            <text:p>175614</text:p>
          </table:table-cell>
          <table:table-cell office:value-type="float" office:value="184917">
            <text:p>184917</text:p>
          </table:table-cell>
          <table:table-cell office:value-type="float" office:value="176597">
            <text:p>176597</text:p>
          </table:table-cell>
          <table:table-cell office:value-type="float" office:value="187777">
            <text:p>187777</text:p>
          </table:table-cell>
          <table:table-cell office:value-type="float" office:value="163459">
            <text:p>163459</text:p>
          </table:table-cell>
          <table:table-cell office:value-type="float" office:value="211450">
            <text:p>211450</text:p>
          </table:table-cell>
          <table:table-cell office:value-type="float" office:value="209551">
            <text:p>209551</text:p>
          </table:table-cell>
          <table:table-cell office:value-type="float" office:value="207978">
            <text:p>207978</text:p>
          </table:table-cell>
          <table:table-cell office:value-type="float" office:value="203817">
            <text:p>203817</text:p>
          </table:table-cell>
          <table:table-cell office:value-type="float" office:value="251358">
            <text:p>251358</text:p>
          </table:table-cell>
          <table:table-cell office:value-type="float" office:value="252247">
            <text:p>252247</text:p>
          </table:table-cell>
          <table:table-cell office:value-type="float" office:value="240993">
            <text:p>240993</text:p>
          </table:table-cell>
          <table:table-cell office:value-type="float" office:value="245881">
            <text:p>245881</text:p>
          </table:table-cell>
          <table:table-cell office:value-type="float" office:value="250551">
            <text:p>250551</text:p>
          </table:table-cell>
          <table:table-cell office:value-type="float" office:value="241433">
            <text:p>241433</text:p>
          </table:table-cell>
          <table:table-cell office:value-type="float" office:value="269141">
            <text:p>269141</text:p>
          </table:table-cell>
          <table:table-cell office:value-type="float" office:value="260522">
            <text:p>260522</text:p>
          </table:table-cell>
          <table:table-cell office:value-type="float" office:value="292091">
            <text:p>292091</text:p>
          </table:table-cell>
          <table:table-cell office:value-type="float" office:value="252508">
            <text:p>252508</text:p>
          </table:table-cell>
          <table:table-cell office:value-type="float" office:value="248450">
            <text:p>248450</text:p>
          </table:table-cell>
          <table:table-cell office:value-type="float" office:value="237396">
            <text:p>237396</text:p>
          </table:table-cell>
          <table:table-cell office:value-type="float" office:value="310462">
            <text:p>310462</text:p>
          </table:table-cell>
          <table:table-cell office:value-type="float" office:value="307881">
            <text:p>307881</text:p>
          </table:table-cell>
          <table:table-cell office:value-type="float" office:value="287068">
            <text:p>287068</text:p>
          </table:table-cell>
          <table:table-cell office:value-type="float" office:value="307002">
            <text:p>307002</text:p>
          </table:table-cell>
          <table:table-cell office:value-type="float" office:value="298314">
            <text:p>298314</text:p>
          </table:table-cell>
          <table:table-cell office:value-type="float" office:value="322418.9">
            <text:p>322418,9</text:p>
          </table:table-cell>
          <table:table-cell office:value-type="float" office:value="329861.6">
            <text:p>329861,6</text:p>
          </table:table-cell>
          <table:table-cell office:value-type="float" office:value="321512.8">
            <text:p>321512,8</text:p>
          </table:table-cell>
          <table:table-cell office:value-type="float" office:value="355603">
            <text:p>355603</text:p>
          </table:table-cell>
          <table:table-cell office:value-type="float" office:value="383299">
            <text:p>383299</text:p>
          </table:table-cell>
          <table:table-cell office:value-type="float" office:value="337933">
            <text:p>337933</text:p>
          </table:table-cell>
          <table:table-cell office:value-type="float" office:value="353529">
            <text:p>353529</text:p>
          </table:table-cell>
          <table:table-cell office:value-type="float" office:value="419155">
            <text:p>419155</text:p>
          </table:table-cell>
          <table:table-cell office:value-type="float" office:value="426296">
            <text:p>426296</text:p>
          </table:table-cell>
          <table:table-cell office:value-type="float" office:value="415011.3">
            <text:p>415011,3</text:p>
          </table:table-cell>
          <table:table-cell office:value-type="float" office:value="422354.3">
            <text:p>422354,3</text:p>
          </table:table-cell>
          <table:table-cell office:value-type="float" office:value="409294.2">
            <text:p>409294,2</text:p>
          </table:table-cell>
          <table:table-cell office:value-type="float" office:value="424494.8">
            <text:p>424494,8</text:p>
          </table:table-cell>
          <table:table-cell office:value-type="float" office:value="441313.79">
            <text:p>441313,79</text:p>
          </table:table-cell>
          <table:table-cell office:value-type="float" office:value="430141.9">
            <text:p>430141,9</text:p>
          </table:table-cell>
          <table:table-cell office:value-type="float" office:value="506885.42">
            <text:p>506885,42</text:p>
          </table:table-cell>
          <table:table-cell office:value-type="float" office:value="539464.89">
            <text:p>539464,89</text:p>
          </table:table-cell>
          <table:table-cell office:value-type="float" office:value="453811.07">
            <text:p>453811,07</text:p>
          </table:table-cell>
          <table:table-cell office:value-type="float" office:value="487417">
            <text:p>487417</text:p>
          </table:table-cell>
          <table:table-cell table:number-columns-repeated="919"/>
        </table:table-row>
        <table:table-row table:style-name="ro2">
          <table:table-cell office:value-type="string">
            <text:p>UNION</text:p>
          </table:table-cell>
          <table:table-cell office:value-type="string">
            <text:p>WENCESLAO ESCALANTE </text:p>
          </table:table-cell>
          <table:table-cell office:value-type="string">
            <text:p>Municipio</text:p>
          </table:table-cell>
          <table:table-cell office:value-type="float" office:value="108636">
            <text:p>108636</text:p>
          </table:table-cell>
          <table:table-cell office:value-type="float" office:value="127472">
            <text:p>127472</text:p>
          </table:table-cell>
          <table:table-cell office:value-type="float" office:value="115328">
            <text:p>115328</text:p>
          </table:table-cell>
          <table:table-cell office:value-type="float" office:value="121714">
            <text:p>121714</text:p>
          </table:table-cell>
          <table:table-cell office:value-type="float" office:value="131070">
            <text:p>131070</text:p>
          </table:table-cell>
          <table:table-cell office:value-type="float" office:value="139059">
            <text:p>139059</text:p>
          </table:table-cell>
          <table:table-cell office:value-type="float" office:value="134082">
            <text:p>134082</text:p>
          </table:table-cell>
          <table:table-cell office:value-type="float" office:value="129869">
            <text:p>129869</text:p>
          </table:table-cell>
          <table:table-cell office:value-type="float" office:value="130696">
            <text:p>130696</text:p>
          </table:table-cell>
          <table:table-cell office:value-type="float" office:value="138961">
            <text:p>138961</text:p>
          </table:table-cell>
          <table:table-cell office:value-type="float" office:value="133687">
            <text:p>133687</text:p>
          </table:table-cell>
          <table:table-cell office:value-type="float" office:value="144044">
            <text:p>144044</text:p>
          </table:table-cell>
          <table:table-cell office:value-type="float" office:value="142321">
            <text:p>142321</text:p>
          </table:table-cell>
          <table:table-cell office:value-type="float" office:value="157966">
            <text:p>157966</text:p>
          </table:table-cell>
          <table:table-cell office:value-type="float" office:value="150230">
            <text:p>150230</text:p>
          </table:table-cell>
          <table:table-cell office:value-type="float" office:value="152353">
            <text:p>152353</text:p>
          </table:table-cell>
          <table:table-cell office:value-type="float" office:value="182671">
            <text:p>182671</text:p>
          </table:table-cell>
          <table:table-cell office:value-type="float" office:value="191210">
            <text:p>191210</text:p>
          </table:table-cell>
          <table:table-cell office:value-type="float" office:value="179882">
            <text:p>179882</text:p>
          </table:table-cell>
          <table:table-cell office:value-type="float" office:value="174049">
            <text:p>174049</text:p>
          </table:table-cell>
          <table:table-cell office:value-type="float" office:value="183269">
            <text:p>183269</text:p>
          </table:table-cell>
          <table:table-cell office:value-type="float" office:value="175023">
            <text:p>175023</text:p>
          </table:table-cell>
          <table:table-cell office:value-type="float" office:value="186104">
            <text:p>186104</text:p>
          </table:table-cell>
          <table:table-cell office:value-type="float" office:value="162003">
            <text:p>162003</text:p>
          </table:table-cell>
          <table:table-cell office:value-type="float" office:value="209565">
            <text:p>209565</text:p>
          </table:table-cell>
          <table:table-cell office:value-type="float" office:value="207684">
            <text:p>207684</text:p>
          </table:table-cell>
          <table:table-cell office:value-type="float" office:value="200936">
            <text:p>200936</text:p>
          </table:table-cell>
          <table:table-cell office:value-type="float" office:value="200320">
            <text:p>200320</text:p>
          </table:table-cell>
          <table:table-cell office:value-type="float" office:value="247045">
            <text:p>247045</text:p>
          </table:table-cell>
          <table:table-cell office:value-type="float" office:value="247919">
            <text:p>247919</text:p>
          </table:table-cell>
          <table:table-cell office:value-type="float" office:value="236858">
            <text:p>236858</text:p>
          </table:table-cell>
          <table:table-cell office:value-type="float" office:value="241661">
            <text:p>241661</text:p>
          </table:table-cell>
          <table:table-cell office:value-type="float" office:value="246252">
            <text:p>246252</text:p>
          </table:table-cell>
          <table:table-cell office:value-type="float" office:value="237290">
            <text:p>237290</text:p>
          </table:table-cell>
          <table:table-cell office:value-type="float" office:value="264522">
            <text:p>264522</text:p>
          </table:table-cell>
          <table:table-cell office:value-type="float" office:value="256052">
            <text:p>256052</text:p>
          </table:table-cell>
          <table:table-cell office:value-type="float" office:value="287078">
            <text:p>287078</text:p>
          </table:table-cell>
          <table:table-cell office:value-type="float" office:value="248175">
            <text:p>248175</text:p>
          </table:table-cell>
          <table:table-cell office:value-type="float" office:value="244187">
            <text:p>244187</text:p>
          </table:table-cell>
          <table:table-cell office:value-type="float" office:value="233323">
            <text:p>233323</text:p>
          </table:table-cell>
          <table:table-cell office:value-type="float" office:value="305134">
            <text:p>305134</text:p>
          </table:table-cell>
          <table:table-cell office:value-type="float" office:value="302599">
            <text:p>302599</text:p>
          </table:table-cell>
          <table:table-cell office:value-type="float" office:value="282142">
            <text:p>282142</text:p>
          </table:table-cell>
          <table:table-cell office:value-type="float" office:value="301734">
            <text:p>301734</text:p>
          </table:table-cell>
          <table:table-cell office:value-type="float" office:value="293195">
            <text:p>293195</text:p>
          </table:table-cell>
          <table:table-cell office:value-type="float" office:value="316886.1">
            <text:p>316886,1</text:p>
          </table:table-cell>
          <table:table-cell office:value-type="float" office:value="324201.1">
            <text:p>324201,1</text:p>
          </table:table-cell>
          <table:table-cell office:value-type="float" office:value="315997.6">
            <text:p>315997,6</text:p>
          </table:table-cell>
          <table:table-cell office:value-type="float" office:value="349501">
            <text:p>349501</text:p>
          </table:table-cell>
          <table:table-cell office:value-type="float" office:value="376721">
            <text:p>376721</text:p>
          </table:table-cell>
          <table:table-cell office:value-type="float" office:value="332134">
            <text:p>332134</text:p>
          </table:table-cell>
          <table:table-cell office:value-type="float" office:value="347462">
            <text:p>347462</text:p>
          </table:table-cell>
          <table:table-cell office:value-type="float" office:value="411962">
            <text:p>411962</text:p>
          </table:table-cell>
          <table:table-cell office:value-type="float" office:value="418981">
            <text:p>418981</text:p>
          </table:table-cell>
          <table:table-cell office:value-type="float" office:value="407889.7">
            <text:p>407889,7</text:p>
          </table:table-cell>
          <table:table-cell office:value-type="float" office:value="415106.7">
            <text:p>415106,7</text:p>
          </table:table-cell>
          <table:table-cell office:value-type="float" office:value="402270.7">
            <text:p>402270,7</text:p>
          </table:table-cell>
          <table:table-cell office:value-type="float" office:value="417210.47">
            <text:p>417210,47</text:p>
          </table:table-cell>
          <table:table-cell office:value-type="float" office:value="433740.85">
            <text:p>433740,85</text:p>
          </table:table-cell>
          <table:table-cell office:value-type="float" office:value="422760.67">
            <text:p>422760,67</text:p>
          </table:table-cell>
          <table:table-cell office:value-type="float" office:value="498187.27">
            <text:p>498187,27</text:p>
          </table:table-cell>
          <table:table-cell office:value-type="float" office:value="530207.68">
            <text:p>530207,68</text:p>
          </table:table-cell>
          <table:table-cell office:value-type="float" office:value="446023.68">
            <text:p>446023,68</text:p>
          </table:table-cell>
          <table:table-cell office:value-type="float" office:value="479053">
            <text:p>479053</text:p>
          </table:table-cell>
          <table:table-cell table:number-columns-repeated="919"/>
        </table:table-row>
        <table:table-row table:style-name="ro2">
          <table:table-cell office:value-type="string">
            <text:p>PUNILLA</text:p>
          </table:table-cell>
          <table:table-cell office:value-type="string">
            <text:p>YCHO CRUZ</text:p>
          </table:table-cell>
          <table:table-cell office:value-type="string">
            <text:p>Municipio</text:p>
          </table:table-cell>
          <table:table-cell table:number-columns-repeated="24" office:value-type="float" office:value="0">
            <text:p>0</text:p>
          </table:table-cell>
          <table:table-cell office:value-type="float" office:value="94585">
            <text:p>94585</text:p>
          </table:table-cell>
          <table:table-cell office:value-type="float" office:value="93735">
            <text:p>93735</text:p>
          </table:table-cell>
          <table:table-cell office:value-type="float" office:value="490670">
            <text:p>490670</text:p>
          </table:table-cell>
          <table:table-cell office:value-type="float" office:value="220023">
            <text:p>220023</text:p>
          </table:table-cell>
          <table:table-cell office:value-type="float" office:value="271344">
            <text:p>271344</text:p>
          </table:table-cell>
          <table:table-cell office:value-type="float" office:value="272304">
            <text:p>272304</text:p>
          </table:table-cell>
          <table:table-cell office:value-type="float" office:value="260155">
            <text:p>260155</text:p>
          </table:table-cell>
          <table:table-cell office:value-type="float" office:value="265431">
            <text:p>265431</text:p>
          </table:table-cell>
          <table:table-cell office:value-type="float" office:value="270473">
            <text:p>270473</text:p>
          </table:table-cell>
          <table:table-cell office:value-type="float" office:value="260630">
            <text:p>260630</text:p>
          </table:table-cell>
          <table:table-cell office:value-type="float" office:value="290541">
            <text:p>290541</text:p>
          </table:table-cell>
          <table:table-cell office:value-type="float" office:value="281237">
            <text:p>281237</text:p>
          </table:table-cell>
          <table:table-cell office:value-type="float" office:value="315315">
            <text:p>315315</text:p>
          </table:table-cell>
          <table:table-cell office:value-type="float" office:value="272585">
            <text:p>272585</text:p>
          </table:table-cell>
          <table:table-cell office:value-type="float" office:value="268205">
            <text:p>268205</text:p>
          </table:table-cell>
          <table:table-cell office:value-type="float" office:value="256272">
            <text:p>256272</text:p>
          </table:table-cell>
          <table:table-cell office:value-type="float" office:value="335147">
            <text:p>335147</text:p>
          </table:table-cell>
          <table:table-cell office:value-type="float" office:value="332361">
            <text:p>332361</text:p>
          </table:table-cell>
          <table:table-cell office:value-type="float" office:value="309893">
            <text:p>309893</text:p>
          </table:table-cell>
          <table:table-cell office:value-type="float" office:value="331412">
            <text:p>331412</text:p>
          </table:table-cell>
          <table:table-cell office:value-type="float" office:value="322033">
            <text:p>322033</text:p>
          </table:table-cell>
          <table:table-cell office:value-type="float" office:value="348054.8">
            <text:p>348054,8</text:p>
          </table:table-cell>
          <table:table-cell office:value-type="float" office:value="356089.3">
            <text:p>356089,3</text:p>
          </table:table-cell>
          <table:table-cell office:value-type="float" office:value="347076.7">
            <text:p>347076,7</text:p>
          </table:table-cell>
          <table:table-cell office:value-type="float" office:value="383877">
            <text:p>383877</text:p>
          </table:table-cell>
          <table:table-cell office:value-type="float" office:value="413775">
            <text:p>413775</text:p>
          </table:table-cell>
          <table:table-cell office:value-type="float" office:value="364802">
            <text:p>364802</text:p>
          </table:table-cell>
          <table:table-cell office:value-type="float" office:value="381638">
            <text:p>381638</text:p>
          </table:table-cell>
          <table:table-cell office:value-type="float" office:value="452482">
            <text:p>452482</text:p>
          </table:table-cell>
          <table:table-cell office:value-type="float" office:value="460191">
            <text:p>460191</text:p>
          </table:table-cell>
          <table:table-cell office:value-type="float" office:value="448009.3">
            <text:p>448009,3</text:p>
          </table:table-cell>
          <table:table-cell office:value-type="float" office:value="455936.2">
            <text:p>455936,2</text:p>
          </table:table-cell>
          <table:table-cell office:value-type="float" office:value="441837.6">
            <text:p>441837,6</text:p>
          </table:table-cell>
          <table:table-cell office:value-type="float" office:value="458246.89">
            <text:p>458246,89</text:p>
          </table:table-cell>
          <table:table-cell office:value-type="float" office:value="476403.18">
            <text:p>476403,18</text:p>
          </table:table-cell>
          <table:table-cell office:value-type="float" office:value="464343">
            <text:p>464343</text:p>
          </table:table-cell>
          <table:table-cell office:value-type="float" office:value="547188.49">
            <text:p>547188,49</text:p>
          </table:table-cell>
          <table:table-cell office:value-type="float" office:value="582358.4">
            <text:p>582358,4</text:p>
          </table:table-cell>
          <table:table-cell office:value-type="float" office:value="489894.13">
            <text:p>489894,13</text:p>
          </table:table-cell>
          <table:table-cell office:value-type="float" office:value="526172">
            <text:p>526172</text:p>
          </table:table-cell>
          <table:table-cell table:number-columns-repeated="919"/>
        </table:table-row>
        <table:table-row table:style-name="ro2" table:number-rows-repeated="1048315">
          <table:table-cell table:number-columns-repeated="986"/>
        </table:table-row>
        <table:table-row table:style-name="ro2">
          <table:table-cell table:number-columns-repeated="986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4T07:29:29</dc:date>
    <dc:creator>junar </dc:creator>
    <meta:generator>LibreOffice/3.5$Linux_X86_64 LibreOffice_project/350m1$Build-2</meta:generator>
    <meta:editing-duration>PT5H31M19S</meta:editing-duration>
    <meta:editing-cycles>31</meta:editing-cycles>
    <meta:document-statistic meta:table-count="1" meta:cell-count="17420" meta:object-count="0"/>
  </office:meta>
</office:document-meta>
</file>